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automatic-styles>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T4" style:parent-style-name="Policepardéfaut" style:family="text">
      <style:text-properties fo:language="en" fo:country="US"/>
    </style:style>
    <style:style style:name="P5" style:parent-style-name="term" style:family="paragraph">
      <style:paragraph-properties fo:background-color="#E6E6FF"/>
      <style:text-properties fo:language="en" fo:country="US"/>
    </style:style>
    <style:style style:name="P6" style:parent-style-name="term" style:family="paragraph">
      <style:paragraph-properties fo:background-color="#E6E6FF"/>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T14" style:parent-style-name="Policepardéfaut" style:family="text">
      <style:text-properties style:text-position="super 66.6%"/>
    </style:style>
    <style:style style:name="T15" style:parent-style-name="Policepardéfaut" style:family="text">
      <style:text-properties style:text-position="super 66.6%"/>
    </style:style>
    <style:style style:name="T16" style:parent-style-name="Policepardéfaut" style:family="text">
      <style:text-properties style:text-position="super 66.6%"/>
    </style:style>
    <style:style style:name="T17" style:parent-style-name="Lienhypertexte" style:family="text">
      <style:text-properties style:font-name-asian="HG Mincho Light J"/>
    </style:style>
    <style:style style:name="T18" style:parent-style-name="Policepardéfaut" style:family="text">
      <style:text-properties style:text-position="super 66.6%"/>
    </style:style>
    <style:style style:name="T19" style:parent-style-name="Lienhypertexte" style:family="text">
      <style:text-properties style:font-name-asian="HG Mincho Light J"/>
    </style:style>
    <style:style style:name="T20" style:parent-style-name="Policepardéfaut" style:family="text">
      <style:text-properties style:text-position="super 66.6%"/>
    </style:style>
    <style:style style:name="T21" style:parent-style-name="Policepardéfaut" style:family="text">
      <style:text-properties style:text-position="super 66.6%"/>
    </style:style>
    <style:style style:name="T22" style:parent-style-name="Lienhypertexte" style:family="text">
      <style:text-properties style:font-name-asian="HG Mincho Light J"/>
    </style:style>
    <style:style style:name="T23" style:parent-style-name="Policepardéfaut" style:family="text">
      <style:text-properties style:text-position="super 66.6%"/>
    </style:style>
    <style:style style:name="T24" style:parent-style-name="Lienhypertexte" style:family="text">
      <style:text-properties style:font-name-asian="HG Mincho Light J"/>
    </style:style>
    <style:style style:name="T25" style:parent-style-name="Policepardéfaut" style:family="text">
      <style:text-properties style:text-position="super 66.6%"/>
    </style:style>
    <style:style style:name="T26" style:parent-style-name="Policepardéfaut" style:family="text">
      <style:text-properties style:text-position="super 66.6%"/>
    </style:style>
    <style:style style:name="T27" style:parent-style-name="Lienhypertexte" style:family="text">
      <style:text-properties style:font-name-asian="HG Mincho Light J"/>
    </style:style>
    <style:style style:name="T28" style:parent-style-name="Policepardéfaut" style:family="text">
      <style:text-properties style:text-position="super 66.6%"/>
    </style:style>
    <style:style style:name="T29" style:parent-style-name="Lienhypertexte" style:family="text">
      <style:text-properties style:font-name-asian="HG Mincho Light J"/>
    </style:style>
    <style:style style:name="T30" style:parent-style-name="Policepardéfaut" style:family="text">
      <style:text-properties style:text-position="super 66.6%"/>
    </style:style>
    <style:style style:name="T31" style:parent-style-name="Policepardéfaut" style:family="text">
      <style:text-properties style:text-position="super 66.6%"/>
    </style:style>
    <style:style style:name="T32" style:parent-style-name="Lienhypertexte" style:family="text">
      <style:text-properties style:font-name-asian="HG Mincho Light J"/>
    </style:style>
    <style:style style:name="T33" style:parent-style-name="Policepardéfaut" style:family="text">
      <style:text-properties style:text-position="super 66.6%"/>
    </style:style>
    <style:style style:name="T34" style:parent-style-name="Lienhypertexte" style:family="text">
      <style:text-properties style:font-name-asian="HG Mincho Light J"/>
    </style:style>
    <style:style style:name="T35" style:parent-style-name="Policepardéfaut" style:family="text">
      <style:text-properties style:text-position="super 66.6%"/>
    </style:style>
    <style:style style:name="T36" style:parent-style-name="Policepardéfaut" style:family="text">
      <style:text-properties style:text-position="super 66.6%"/>
    </style:style>
    <style:style style:name="T37" style:parent-style-name="Lienhypertexte" style:family="text">
      <style:text-properties style:font-name-asian="HG Mincho Light J"/>
    </style:style>
    <style:style style:name="T38" style:parent-style-name="Policepardéfaut" style:family="text">
      <style:text-properties style:text-position="super 66.6%"/>
    </style:style>
    <style:style style:name="T39" style:parent-style-name="Lienhypertexte" style:family="text">
      <style:text-properties style:font-name-asian="HG Mincho Light J"/>
    </style:style>
    <style:style style:name="T40" style:parent-style-name="Policepardéfaut" style:family="text">
      <style:text-properties style:text-position="super 66.6%"/>
    </style:style>
    <style:style style:name="T41" style:parent-style-name="Policepardéfaut" style:family="text">
      <style:text-properties style:text-position="super 66.6%"/>
    </style:style>
    <style:style style:name="T42" style:parent-style-name="Lienhypertexte" style:family="text">
      <style:text-properties style:font-name-asian="HG Mincho Light J"/>
    </style:style>
    <style:style style:name="T43" style:parent-style-name="Policepardéfaut" style:family="text">
      <style:text-properties style:text-position="super 66.6%"/>
    </style:style>
    <style:style style:name="T44" style:parent-style-name="Lienhypertexte" style:family="text">
      <style:text-properties style:font-name-asian="HG Mincho Light J"/>
    </style:style>
    <style:style style:name="T45" style:parent-style-name="Policepardéfaut" style:family="text">
      <style:text-properties style:text-position="super 66.6%"/>
    </style:style>
    <style:style style:name="T46" style:parent-style-name="Lienhypertexte" style:family="text">
      <style:text-properties style:font-name-asian="HG Mincho Light J"/>
    </style:style>
    <style:style style:name="T47" style:parent-style-name="Policepardéfaut" style:family="text">
      <style:text-properties style:text-position="super 66.6%"/>
    </style:style>
    <style:style style:name="T48" style:parent-style-name="Policepardéfaut" style:family="text">
      <style:text-properties style:text-position="super 66.6%"/>
    </style:style>
    <style:style style:name="T49" style:parent-style-name="Lienhypertexte" style:family="text">
      <style:text-properties style:font-name-asian="HG Mincho Light J"/>
    </style:style>
    <style:style style:name="T50" style:parent-style-name="Policepardéfaut" style:family="text">
      <style:text-properties style:text-position="super 66.6%"/>
    </style:style>
    <style:style style:name="T51" style:parent-style-name="Policepardéfaut" style:family="text">
      <style:text-properties style:text-position="super 66.6%"/>
    </style:style>
    <style:style style:name="T52" style:parent-style-name="Lienhypertexte" style:family="text">
      <style:text-properties style:font-name-asian="HG Mincho Light J"/>
    </style:style>
    <style:style style:name="T53" style:parent-style-name="Policepardéfaut" style:family="text">
      <style:text-properties style:text-position="super 66.6%"/>
    </style:style>
    <style:style style:name="T54" style:parent-style-name="Lienhypertexte" style:family="text">
      <style:text-properties style:font-name-asian="HG Mincho Light J"/>
    </style:style>
    <style:style style:name="T55" style:parent-style-name="Policepardéfaut" style:family="text">
      <style:text-properties style:text-position="super 66.6%"/>
    </style:style>
    <style:style style:name="T56" style:parent-style-name="Policepardéfaut" style:family="text">
      <style:text-properties style:text-position="super 66.6%"/>
    </style:style>
    <style:style style:name="T57" style:parent-style-name="Lienhypertexte" style:family="text">
      <style:text-properties style:font-name-asian="HG Mincho Light J"/>
    </style:style>
    <style:style style:name="P58" style:parent-style-name="term" style:family="paragraph">
      <style:paragraph-properties fo:background-color="#E6E6FF"/>
    </style:style>
    <style:style style:name="P59" style:parent-style-name="term" style:family="paragraph">
      <style:paragraph-properties fo:background-color="#E6E6FF"/>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T63" style:parent-style-name="Policepardéfaut" style:family="text">
      <style:text-properties fo:font-style="italic" style:font-style-asian="italic"/>
    </style:style>
    <style:style style:name="T64" style:parent-style-name="Policepardéfaut" style:family="text">
      <style:text-properties style:language-asian="fr" style:country-asian="FR"/>
    </style:style>
    <style:style style:name="T65" style:parent-style-name="Policepardéfaut" style:family="text">
      <style:text-properties fo:font-style="italic" style:font-style-asian="italic" style:language-asian="fr" style:country-asian="FR"/>
    </style:style>
    <style:style style:name="T66" style:parent-style-name="Policepardéfaut" style:family="text">
      <style:text-properties style:language-asian="fr" style:country-asian="FR"/>
    </style:style>
    <style:style style:name="T67" style:parent-style-name="Policepardéfaut" style:family="text">
      <style:text-properties style:language-asian="fr" style:country-asian="FR"/>
    </style:style>
    <style:style style:name="T68" style:parent-style-name="Policepardéfaut" style:family="text">
      <style:text-properties style:text-position="super 63.6%"/>
    </style:style>
    <style:style style:name="T69" style:parent-style-name="Policepardéfaut" style:family="text">
      <style:text-properties style:language-asian="fr" style:country-asian="FR"/>
    </style:style>
    <style:style style:name="T70" style:parent-style-name="Policepardéfaut" style:family="text">
      <style:text-properties style:language-asian="fr" style:country-asian="FR"/>
    </style:style>
    <style:style style:name="T71" style:parent-style-name="Policepardéfaut" style:family="text">
      <style:text-properties style:language-asian="fr" style:country-asian="FR"/>
    </style:style>
    <style:style style:name="T72" style:parent-style-name="Policepardéfaut" style:family="text">
      <style:text-properties style:language-asian="fr" style:country-asian="FR"/>
    </style:style>
    <style:style style:name="T73" style:parent-style-name="Policepardéfaut" style:family="text">
      <style:text-properties style:language-asian="fr" style:country-asian="FR"/>
    </style:style>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name="T77" style:parent-style-name="Policepardéfaut" style:family="text">
      <style:text-properties style:language-asian="fr" style:country-asian="FR"/>
    </style:style>
    <style:style style:name="T78" style:parent-style-name="Policepardéfaut" style:family="text">
      <style:text-properties style:language-asian="fr" style:country-asian="FR"/>
    </style:style>
    <style:style style:name="T79" style:parent-style-name="Policepardéfaut" style:family="text">
      <style:text-properties style:language-asian="fr" style:country-asian="FR"/>
    </style:style>
    <style:style style:name="T80" style:parent-style-name="Policepardéfaut" style:family="text">
      <style:text-properties style:language-asian="fr" style:country-asian="FR"/>
    </style:style>
    <style:style style:name="T81" style:parent-style-name="Policepardéfaut" style:family="text">
      <style:text-properties style:language-asian="fr" style:country-asian="FR"/>
    </style:style>
    <style:style style:name="T82" style:parent-style-name="Policepardéfaut" style:family="text">
      <style:text-properties style:language-asian="fr" style:country-asian="FR"/>
    </style:style>
    <style:style style:name="T83" style:parent-style-name="Policepardéfaut" style:family="text">
      <style:text-properties style:language-asian="fr" style:country-asian="FR"/>
    </style:style>
    <style:style style:name="T84" style:parent-style-name="Policepardéfaut" style:family="text">
      <style:text-properties style:language-asian="fr" style:country-asian="FR"/>
    </style:style>
    <style:style style:name="T85" style:parent-style-name="Policepardéfaut" style:family="text">
      <style:text-properties style:font-style-complex="italic" style:language-asian="fr" style:country-asian="FR"/>
    </style:style>
    <style:style style:name="T86" style:parent-style-name="Policepardéfaut" style:family="text">
      <style:text-properties style:font-size-complex="12pt" style:language-asian="fr" style:country-asian="FR"/>
    </style:style>
    <style:style style:name="T87" style:parent-style-name="Policepardéfaut" style:family="text">
      <style:text-properties style:language-asian="fr" style:country-asian="FR"/>
    </style:style>
    <style:style style:name="T88" style:parent-style-name="Policepardéfaut" style:family="text">
      <style:text-properties style:font-style-complex="italic" style:language-asian="fr" style:country-asian="FR"/>
    </style:style>
    <style:style style:name="T89" style:parent-style-name="Policepardéfaut" style:family="text">
      <style:text-properties style:font-style-complex="italic" style:language-asian="fr" style:country-asian="FR"/>
    </style:style>
    <style:style style:name="T90" style:parent-style-name="Policepardéfaut" style:family="text">
      <style:text-properties style:font-style-complex="italic" style:language-asian="fr" style:country-asian="FR"/>
    </style:style>
    <style:style style:name="T91" style:parent-style-name="Policepardéfaut" style:family="text">
      <style:text-properties style:font-size-complex="12pt" style:language-asian="fr" style:country-asian="FR"/>
    </style:style>
    <style:style style:name="T92" style:parent-style-name="Policepardéfaut" style:family="text">
      <style:text-properties style:language-asian="fr" style:country-asian="FR"/>
    </style:style>
    <style:style style:name="T93" style:parent-style-name="Policepardéfaut" style:family="text">
      <style:text-properties style:language-asian="fr" style:country-asian="FR"/>
    </style:style>
    <style:style style:name="T94" style:parent-style-name="Policepardéfaut" style:family="text">
      <style:text-properties style:language-asian="fr" style:country-asian="FR"/>
    </style:style>
    <style:style style:name="T95" style:parent-style-name="Policepardéfaut" style:family="text">
      <style:text-properties style:language-asian="fr" style:country-asian="FR"/>
    </style:style>
    <style:style style:name="T96" style:parent-style-name="Policepardéfaut" style:family="text">
      <style:text-properties style:language-asian="fr" style:country-asian="FR"/>
    </style:style>
    <style:style style:name="T97" style:parent-style-name="Policepardéfaut" style:family="text">
      <style:text-properties style:font-style-complex="italic" style:language-asian="fr" style:country-asian="FR"/>
    </style:style>
    <style:style style:name="T98" style:parent-style-name="Policepardéfaut" style:family="text">
      <style:text-properties style:language-asian="fr" style:country-asian="FR"/>
    </style:style>
    <style:style style:name="T99" style:parent-style-name="Policepardéfaut" style:family="text">
      <style:text-properties style:language-asian="fr" style:country-asian="FR"/>
    </style:style>
    <style:style style:name="T100" style:parent-style-name="Policepardéfaut" style:family="text">
      <style:text-properties style:language-asian="fr" style:country-asian="FR"/>
    </style:style>
    <style:style style:name="T101" style:parent-style-name="Policepardéfaut" style:family="text">
      <style:text-properties style:font-size-complex="12pt" style:language-asian="fr" style:country-asian="FR"/>
    </style:style>
    <style:style style:name="T102" style:parent-style-name="Policepardéfaut" style:family="text">
      <style:text-properties style:language-asian="fr" style:country-asian="FR"/>
    </style:style>
    <style:style style:name="T103" style:parent-style-name="Policepardéfaut" style:family="text">
      <style:text-properties style:language-asian="fr" style:country-asian="FR"/>
    </style:style>
    <style:style style:name="T104" style:parent-style-name="Policepardéfaut" style:family="text">
      <style:text-properties style:language-asian="fr" style:country-asian="FR"/>
    </style:style>
    <style:style style:name="T105" style:parent-style-name="Policepardéfaut" style:family="text">
      <style:text-properties style:language-asian="fr" style:country-asian="FR"/>
    </style:style>
    <style:style style:name="T106" style:parent-style-name="Policepardéfaut" style:family="text">
      <style:text-properties style:language-asian="fr" style:country-asian="FR"/>
    </style:style>
    <style:style style:name="T107" style:parent-style-name="Policepardéfaut" style:family="text">
      <style:text-properties style:language-asian="fr" style:country-asian="FR"/>
    </style:style>
    <style:style style:name="T108" style:parent-style-name="Policepardéfaut" style:family="text">
      <style:text-properties style:language-asian="fr" style:country-asian="FR"/>
    </style:style>
    <style:style style:name="T109" style:parent-style-name="Policepardéfaut" style:family="text">
      <style:text-properties style:language-asian="fr" style:country-asian="FR"/>
    </style:style>
    <style:style style:name="T110" style:parent-style-name="Policepardéfaut" style:family="text">
      <style:text-properties style:language-asian="fr" style:country-asian="FR"/>
    </style:style>
    <style:style style:name="T111" style:parent-style-name="Policepardéfaut" style:family="text">
      <style:text-properties style:language-asian="fr" style:country-asian="FR"/>
    </style:style>
    <style:style style:name="T112" style:parent-style-name="Policepardéfaut" style:family="text">
      <style:text-properties style:font-size-complex="12pt" style:language-asian="fr" style:country-asian="FR"/>
    </style:style>
    <style:style style:name="T113" style:parent-style-name="Policepardéfaut" style:family="text">
      <style:text-properties style:language-asian="fr" style:country-asian="FR"/>
    </style:style>
    <style:style style:name="T114" style:parent-style-name="Policepardéfaut" style:family="text">
      <style:text-properties style:language-asian="fr" style:country-asian="FR"/>
    </style:style>
    <style:style style:name="T115" style:parent-style-name="Policepardéfaut" style:family="text">
      <style:text-properties style:language-asian="fr" style:country-asian="FR"/>
    </style:style>
    <style:style style:name="T116" style:parent-style-name="Policepardéfaut" style:family="text">
      <style:text-properties style:language-asian="fr" style:country-asian="FR"/>
    </style:style>
    <style:style style:name="T117" style:parent-style-name="Policepardéfaut" style:family="text">
      <style:text-properties style:language-asian="fr" style:country-asian="FR"/>
    </style:style>
    <style:style style:name="T118" style:parent-style-name="Policepardéfaut" style:family="text">
      <style:text-properties style:language-asian="fr" style:country-asian="FR"/>
    </style:style>
    <style:style style:name="T119" style:parent-style-name="Policepardéfaut" style:family="text">
      <style:text-properties style:language-asian="fr" style:country-asian="FR"/>
    </style:style>
    <style:style style:name="T120" style:parent-style-name="Policepardéfaut" style:family="text">
      <style:text-properties style:language-asian="fr" style:country-asian="FR"/>
    </style:style>
    <style:style style:name="T121" style:parent-style-name="Policepardéfaut" style:family="text">
      <style:text-properties style:language-asian="fr" style:country-asian="FR"/>
    </style:style>
    <style:style style:name="T122" style:parent-style-name="Policepardéfaut" style:family="text">
      <style:text-properties style:language-asian="fr" style:country-asian="FR"/>
    </style:style>
    <style:style style:name="T123" style:parent-style-name="Policepardéfaut" style:family="text">
      <style:text-properties style:language-asian="fr" style:country-asian="FR"/>
    </style:style>
    <style:style style:name="T124" style:parent-style-name="Policepardéfaut" style:family="text">
      <style:text-properties style:language-asian="fr" style:country-asian="FR"/>
    </style:style>
    <style:style style:name="T125" style:parent-style-name="Policepardéfaut" style:family="text">
      <style:text-properties style:language-asian="fr" style:country-asian="FR"/>
    </style:style>
    <style:style style:name="T126" style:parent-style-name="Policepardéfaut" style:family="text">
      <style:text-properties style:language-asian="fr" style:country-asian="FR"/>
    </style:style>
    <style:style style:name="T127" style:parent-style-name="Policepardéfaut" style:family="text">
      <style:text-properties style:language-asian="fr" style:country-asian="FR"/>
    </style:style>
    <style:style style:name="T128" style:parent-style-name="Policepardéfaut" style:family="text">
      <style:text-properties style:language-asian="fr" style:country-asian="FR"/>
    </style:style>
    <style:style style:name="T129" style:parent-style-name="Policepardéfaut" style:family="text">
      <style:text-properties style:language-asian="fr" style:country-asian="FR"/>
    </style:style>
    <style:style style:name="T130" style:parent-style-name="Policepardéfaut" style:family="text">
      <style:text-properties style:language-asian="fr" style:country-asian="FR"/>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T135" style:parent-style-name="Policepardéfaut" style:family="text">
      <style:text-properties style:language-asian="fr" style:country-asian="FR"/>
    </style:style>
    <style:style style:name="T136" style:parent-style-name="Policepardéfaut" style:family="text">
      <style:text-properties style:language-asian="fr" style:country-asian="FR"/>
    </style:style>
    <style:style style:name="T137" style:parent-style-name="Policepardéfaut" style:family="text">
      <style:text-properties style:language-asian="fr" style:country-asian="FR"/>
    </style:style>
    <style:style style:name="T138" style:parent-style-name="Policepardéfaut" style:family="text">
      <style:text-properties style:language-asian="fr" style:country-asian="FR"/>
    </style:style>
    <style:style style:name="T139" style:parent-style-name="Policepardéfaut" style:family="text">
      <style:text-properties style:language-asian="fr" style:country-asian="FR"/>
    </style:style>
    <style:style style:name="T140" style:parent-style-name="Policepardéfaut" style:family="text">
      <style:text-properties style:language-asian="fr" style:country-asian="FR"/>
    </style:style>
    <style:style style:name="T141" style:parent-style-name="Policepardéfaut" style:family="text">
      <style:text-properties style:language-asian="fr" style:country-asian="FR"/>
    </style:style>
    <style:style style:name="T142" style:parent-style-name="Policepardéfaut" style:family="text">
      <style:text-properties style:language-asian="fr" style:country-asian="FR"/>
    </style:style>
    <style:style style:name="T143" style:parent-style-name="Policepardéfaut" style:family="text">
      <style:text-properties style:language-asian="fr" style:country-asian="FR"/>
    </style:style>
    <style:style style:name="T144" style:parent-style-name="Policepardéfaut" style:family="text">
      <style:text-properties style:language-asian="fr" style:country-asian="FR"/>
    </style:style>
    <style:style style:name="T145" style:parent-style-name="Policepardéfaut" style:family="text">
      <style:text-properties style:language-asian="fr" style:country-asian="FR"/>
    </style:style>
    <style:style style:name="T146" style:parent-style-name="Policepardéfaut" style:family="text">
      <style:text-properties style:language-asian="fr" style:country-asian="FR"/>
    </style:style>
    <style:style style:name="T147" style:parent-style-name="Policepardéfaut" style:family="text">
      <style:text-properties style:language-asian="fr" style:country-asian="FR"/>
    </style:style>
    <style:style style:name="T148" style:parent-style-name="Policepardéfaut" style:family="text">
      <style:text-properties style:language-asian="fr" style:country-asian="FR"/>
    </style:style>
    <style:style style:name="T149" style:parent-style-name="Policepardéfaut" style:family="text">
      <style:text-properties style:language-asian="fr" style:country-asian="FR"/>
    </style:style>
    <style:style style:name="T150" style:parent-style-name="Policepardéfaut" style:family="text">
      <style:text-properties style:language-asian="fr" style:country-asian="FR"/>
    </style:style>
    <style:style style:name="T151" style:parent-style-name="Policepardéfaut" style:family="text">
      <style:text-properties style:font-size-complex="12pt" style:language-asian="fr" style:country-asian="FR"/>
    </style:style>
    <style:style style:name="T152" style:parent-style-name="Policepardéfaut" style:family="text">
      <style:text-properties style:language-asian="fr" style:country-asian="FR"/>
    </style:style>
    <style:style style:name="T153" style:parent-style-name="Policepardéfaut" style:family="text">
      <style:text-properties style:language-asian="fr" style:country-asian="FR"/>
    </style:style>
    <style:style style:name="T154" style:parent-style-name="Policepardéfaut" style:family="text">
      <style:text-properties style:language-asian="fr" style:country-asian="FR"/>
    </style:style>
    <style:style style:name="T155" style:parent-style-name="Policepardéfaut" style:family="text">
      <style:text-properties style:language-asian="fr" style:country-asian="FR"/>
    </style:style>
    <style:style style:name="T156" style:parent-style-name="Policepardéfaut" style:family="text">
      <style:text-properties style:language-asian="fr" style:country-asian="FR"/>
    </style:style>
    <style:style style:name="T157" style:parent-style-name="Policepardéfaut" style:family="text">
      <style:text-properties style:language-asian="fr" style:country-asian="FR"/>
    </style:style>
    <style:style style:name="T158" style:parent-style-name="Policepardéfaut" style:family="text">
      <style:text-properties style:language-asian="fr" style:country-asian="FR"/>
    </style:style>
    <style:style style:name="T159" style:parent-style-name="Policepardéfaut" style:family="text">
      <style:text-properties style:language-asian="fr" style:country-asian="FR"/>
    </style:style>
    <style:style style:name="T160" style:parent-style-name="Policepardéfaut" style:family="text">
      <style:text-properties style:language-asian="fr" style:country-asian="FR"/>
    </style:style>
    <style:style style:name="T161" style:parent-style-name="Policepardéfaut" style:family="text">
      <style:text-properties style:language-asian="fr" style:country-asian="FR"/>
    </style:style>
    <style:style style:name="T162" style:parent-style-name="Policepardéfaut" style:family="text">
      <style:text-properties style:font-style-complex="italic" style:language-asian="fr" style:country-asian="FR"/>
    </style:style>
    <style:style style:name="T163" style:parent-style-name="Policepardéfaut" style:family="text">
      <style:text-properties style:font-size-complex="12pt" style:language-asian="fr" style:country-asian="FR"/>
    </style:style>
    <style:style style:name="T164" style:parent-style-name="Policepardéfaut" style:family="text">
      <style:text-properties style:language-asian="fr" style:country-asian="FR"/>
    </style:style>
    <style:style style:name="T165" style:parent-style-name="Policepardéfaut" style:family="text">
      <style:text-properties style:font-size-complex="12pt" style:language-asian="fr" style:country-asian="FR"/>
    </style:style>
    <style:style style:name="T166" style:parent-style-name="Policepardéfaut" style:family="text">
      <style:text-properties style:language-asian="fr" style:country-asian="FR"/>
    </style:style>
    <style:style style:name="T167" style:parent-style-name="Policepardéfaut" style:family="text">
      <style:text-properties style:font-size-complex="12pt" style:language-asian="fr" style:country-asian="FR"/>
    </style:style>
    <style:style style:name="T168" style:parent-style-name="Policepardéfaut" style:family="text">
      <style:text-properties style:language-asian="fr" style:country-asian="FR"/>
    </style:style>
    <style:style style:name="T169" style:parent-style-name="Policepardéfaut" style:family="text">
      <style:text-properties style:language-asian="fr" style:country-asian="FR"/>
    </style:style>
    <style:style style:name="T170" style:parent-style-name="Policepardéfaut" style:family="text">
      <style:text-properties style:language-asian="fr" style:country-asian="FR"/>
    </style:style>
    <style:style style:name="T171" style:parent-style-name="Policepardéfaut" style:family="text">
      <style:text-properties style:font-size-complex="12pt" style:language-asian="fr" style:country-asian="FR"/>
    </style:style>
    <style:style style:name="T172" style:parent-style-name="Policepardéfaut" style:family="text">
      <style:text-properties style:language-asian="fr" style:country-asian="FR"/>
    </style:style>
    <style:style style:name="T173" style:parent-style-name="Policepardéfaut" style:family="text">
      <style:text-properties style:language-asian="fr" style:country-asian="FR"/>
    </style:style>
    <style:style style:name="T174" style:parent-style-name="Policepardéfaut" style:family="text">
      <style:text-properties style:language-asian="fr" style:country-asian="FR"/>
    </style:style>
    <style:style style:name="T175" style:parent-style-name="Policepardéfaut" style:family="text">
      <style:text-properties style:language-asian="fr" style:country-asian="FR"/>
    </style:style>
    <style:style style:name="T176" style:parent-style-name="Policepardéfaut" style:family="text">
      <style:text-properties style:language-asian="fr" style:country-asian="FR"/>
    </style:style>
    <style:style style:name="T177" style:parent-style-name="Policepardéfaut" style:family="text">
      <style:text-properties style:language-asian="fr" style:country-asian="FR"/>
    </style:style>
    <style:style style:name="T178" style:parent-style-name="Policepardéfaut" style:family="text">
      <style:text-properties style:language-asian="fr" style:country-asian="FR"/>
    </style:style>
    <style:style style:name="T179" style:parent-style-name="Policepardéfaut" style:family="text">
      <style:text-properties style:language-asian="fr" style:country-asian="FR"/>
    </style:style>
    <style:style style:name="T180" style:parent-style-name="Policepardéfaut" style:family="text">
      <style:text-properties style:language-asian="fr" style:country-asian="FR"/>
    </style:style>
    <style:style style:name="T181" style:parent-style-name="Policepardéfaut" style:family="text">
      <style:text-properties style:language-asian="fr" style:country-asian="FR"/>
    </style:style>
    <style:style style:name="T182" style:parent-style-name="Policepardéfaut" style:family="text">
      <style:text-properties style:language-asian="fr" style:country-asian="FR"/>
    </style:style>
    <style:style style:name="T183" style:parent-style-name="Policepardéfaut" style:family="text">
      <style:text-properties style:language-asian="fr" style:country-asian="FR"/>
    </style:style>
    <style:style style:name="T184" style:parent-style-name="Policepardéfaut" style:family="text">
      <style:text-properties style:language-asian="fr" style:country-asian="FR"/>
    </style:style>
    <style:style style:name="T185" style:parent-style-name="Policepardéfaut" style:family="text">
      <style:text-properties style:language-asian="fr" style:country-asian="FR"/>
    </style:style>
    <style:style style:name="T186" style:parent-style-name="Policepardéfaut" style:family="text">
      <style:text-properties style:language-asian="fr" style:country-asian="FR"/>
    </style:style>
    <style:style style:name="T187" style:parent-style-name="Policepardéfaut" style:family="text">
      <style:text-properties style:language-asian="fr" style:country-asian="FR"/>
    </style:style>
    <style:style style:name="T188" style:parent-style-name="Policepardéfaut" style:family="text">
      <style:text-properties style:language-asian="fr" style:country-asian="FR"/>
    </style:style>
    <style:style style:name="T189" style:parent-style-name="Policepardéfaut" style:family="text">
      <style:text-properties style:language-asian="fr" style:country-asian="FR"/>
    </style:style>
    <style:style style:name="T190" style:parent-style-name="Policepardéfaut" style:family="text">
      <style:text-properties style:language-asian="fr" style:country-asian="FR"/>
    </style:style>
    <style:style style:name="T191" style:parent-style-name="Policepardéfaut" style:family="text">
      <style:text-properties style:language-asian="fr" style:country-asian="FR"/>
    </style:style>
    <style:style style:name="T192" style:parent-style-name="Policepardéfaut" style:family="text">
      <style:text-properties style:language-asian="fr" style:country-asian="FR"/>
    </style:style>
    <style:style style:name="T193" style:parent-style-name="Policepardéfaut" style:family="text">
      <style:text-properties style:language-asian="fr" style:country-asian="FR"/>
    </style:style>
    <style:style style:name="T194" style:parent-style-name="Policepardéfaut" style:family="text">
      <style:text-properties style:language-asian="fr" style:country-asian="FR"/>
    </style:style>
    <style:style style:name="T195" style:parent-style-name="Policepardéfaut" style:family="text">
      <style:text-properties style:language-asian="fr" style:country-asian="FR"/>
    </style:style>
    <style:style style:name="T196" style:parent-style-name="Policepardéfaut" style:family="text">
      <style:text-properties style:language-asian="fr" style:country-asian="FR"/>
    </style:style>
    <style:style style:name="T197" style:parent-style-name="Policepardéfaut" style:family="text">
      <style:text-properties style:language-asian="fr" style:country-asian="FR"/>
    </style:style>
    <style:style style:name="T198" style:parent-style-name="Policepardéfaut" style:family="text">
      <style:text-properties style:language-asian="fr" style:country-asian="FR"/>
    </style:style>
    <style:style style:name="T199" style:parent-style-name="Policepardéfaut" style:family="text">
      <style:text-properties style:language-asian="fr" style:country-asian="FR"/>
    </style:style>
    <style:style style:name="T200" style:parent-style-name="Policepardéfaut" style:family="text">
      <style:text-properties style:language-asian="fr" style:country-asian="FR"/>
    </style:style>
    <style:style style:name="T201" style:parent-style-name="Policepardéfaut" style:family="text">
      <style:text-properties style:language-asian="fr" style:country-asian="FR"/>
    </style:style>
    <style:style style:name="T202" style:parent-style-name="Policepardéfaut" style:family="text">
      <style:text-properties style:language-asian="fr" style:country-asian="FR"/>
    </style:style>
    <style:style style:name="T203" style:parent-style-name="Policepardéfaut" style:family="text">
      <style:text-properties style:language-asian="fr" style:country-asian="FR"/>
    </style:style>
    <style:style style:name="T204" style:parent-style-name="Policepardéfaut" style:family="text">
      <style:text-properties style:language-asian="fr" style:country-asian="FR"/>
    </style:style>
    <style:style style:name="T205" style:parent-style-name="Policepardéfaut" style:family="text">
      <style:text-properties style:language-asian="fr" style:country-asian="FR"/>
    </style:style>
    <style:style style:name="T206" style:parent-style-name="Policepardéfaut" style:family="text">
      <style:text-properties style:language-asian="fr" style:country-asian="FR"/>
    </style:style>
    <style:style style:name="T207" style:parent-style-name="Policepardéfaut" style:family="text">
      <style:text-properties style:language-asian="fr" style:country-asian="FR"/>
    </style:style>
    <style:style style:name="T208" style:parent-style-name="Policepardéfaut" style:family="text">
      <style:text-properties style:language-asian="fr" style:country-asian="FR"/>
    </style:style>
    <style:style style:name="T209" style:parent-style-name="Policepardéfaut" style:family="text">
      <style:text-properties style:language-asian="fr" style:country-asian="FR"/>
    </style:style>
    <style:style style:name="T210" style:parent-style-name="Policepardéfaut" style:family="text">
      <style:text-properties style:language-asian="fr" style:country-asian="FR"/>
    </style:style>
    <style:style style:name="T211" style:parent-style-name="Policepardéfaut" style:family="text">
      <style:text-properties style:language-asian="fr" style:country-asian="FR"/>
    </style:style>
    <style:style style:name="T212" style:parent-style-name="Policepardéfaut" style:family="text">
      <style:text-properties style:language-asian="fr" style:country-asian="FR"/>
    </style:style>
    <style:style style:name="T213" style:parent-style-name="Policepardéfaut" style:family="text">
      <style:text-properties style:language-asian="fr" style:country-asian="FR"/>
    </style:style>
    <style:style style:name="T214" style:parent-style-name="Policepardéfaut" style:family="text">
      <style:text-properties style:language-asian="fr" style:country-asian="FR"/>
    </style:style>
    <style:style style:name="T215" style:parent-style-name="Policepardéfaut" style:family="text">
      <style:text-properties style:language-asian="fr" style:country-asian="FR"/>
    </style:style>
    <style:style style:name="T216" style:parent-style-name="Policepardéfaut" style:family="text">
      <style:text-properties style:language-asian="fr" style:country-asian="FR"/>
    </style:style>
    <style:style style:name="T217" style:parent-style-name="Policepardéfaut" style:family="text">
      <style:text-properties style:language-asian="fr" style:country-asian="FR"/>
    </style:style>
    <style:style style:name="T218" style:parent-style-name="Policepardéfaut" style:family="text">
      <style:text-properties style:language-asian="fr" style:country-asian="FR"/>
    </style:style>
    <style:style style:name="T219" style:parent-style-name="Policepardéfaut" style:family="text">
      <style:text-properties style:language-asian="fr" style:country-asian="FR"/>
    </style:style>
    <style:style style:name="T220" style:parent-style-name="Policepardéfaut" style:family="text">
      <style:text-properties style:language-asian="fr" style:country-asian="FR"/>
    </style:style>
    <style:style style:name="T221" style:parent-style-name="Policepardéfaut" style:family="text">
      <style:text-properties style:language-asian="fr" style:country-asian="FR"/>
    </style:style>
    <style:style style:name="T222" style:parent-style-name="Policepardéfaut" style:family="text">
      <style:text-properties style:language-asian="fr" style:country-asian="FR"/>
    </style:style>
    <style:style style:name="T223" style:parent-style-name="Policepardéfaut" style:family="text">
      <style:text-properties style:language-asian="fr" style:country-asian="FR"/>
    </style:style>
    <style:style style:name="T224" style:parent-style-name="Policepardéfaut" style:family="text">
      <style:text-properties style:language-asian="fr" style:country-asian="FR"/>
    </style:style>
    <style:style style:name="T225" style:parent-style-name="Policepardéfaut" style:family="text">
      <style:text-properties style:font-size-complex="12pt" style:language-asian="fr" style:country-asian="FR"/>
    </style:style>
    <style:style style:name="T226" style:parent-style-name="Policepardéfaut" style:family="text">
      <style:text-properties style:language-asian="fr" style:country-asian="FR"/>
    </style:style>
    <style:style style:name="T227" style:parent-style-name="Policepardéfaut" style:family="text">
      <style:text-properties style:language-asian="fr" style:country-asian="FR"/>
    </style:style>
    <style:style style:name="T228" style:parent-style-name="Policepardéfaut" style:family="text">
      <style:text-properties style:language-asian="fr" style:country-asian="FR"/>
    </style:style>
    <style:style style:name="T229" style:parent-style-name="Policepardéfaut" style:family="text">
      <style:text-properties style:language-asian="fr" style:country-asian="FR"/>
    </style:style>
    <style:style style:name="T230" style:parent-style-name="Policepardéfaut" style:family="text">
      <style:text-properties style:language-asian="fr" style:country-asian="FR"/>
    </style:style>
    <style:style style:name="T231" style:parent-style-name="Policepardéfaut" style:family="text">
      <style:text-properties style:language-asian="fr" style:country-asian="FR"/>
    </style:style>
    <style:style style:name="T232" style:parent-style-name="Policepardéfaut" style:family="text">
      <style:text-properties style:language-asian="fr" style:country-asian="FR"/>
    </style:style>
    <style:style style:name="T233" style:parent-style-name="Policepardéfaut" style:family="text">
      <style:text-properties style:language-asian="fr" style:country-asian="FR"/>
    </style:style>
    <style:style style:name="T234" style:parent-style-name="Policepardéfaut" style:family="text">
      <style:text-properties style:language-asian="fr" style:country-asian="FR"/>
    </style:style>
    <style:style style:name="T235" style:parent-style-name="Policepardéfaut" style:family="text">
      <style:text-properties style:language-asian="fr" style:country-asian="FR"/>
    </style:style>
    <style:style style:name="T236" style:parent-style-name="Policepardéfaut" style:family="text">
      <style:text-properties style:language-asian="fr" style:country-asian="FR"/>
    </style:style>
    <style:style style:name="T237" style:parent-style-name="Policepardéfaut" style:family="text">
      <style:text-properties style:language-asian="fr" style:country-asian="FR"/>
    </style:style>
    <style:style style:name="T238" style:parent-style-name="Policepardéfaut" style:family="text">
      <style:text-properties style:language-asian="fr" style:country-asian="FR"/>
    </style:style>
    <style:style style:name="T239" style:parent-style-name="Policepardéfaut" style:family="text">
      <style:text-properties style:language-asian="fr" style:country-asian="FR"/>
    </style:style>
    <style:style style:name="T240" style:parent-style-name="Policepardéfaut" style:family="text">
      <style:text-properties style:language-asian="fr" style:country-asian="FR"/>
    </style:style>
    <style:style style:name="T241" style:parent-style-name="Policepardéfaut" style:family="text">
      <style:text-properties style:language-asian="fr" style:country-asian="FR"/>
    </style:style>
    <style:style style:name="T242" style:parent-style-name="Policepardéfaut" style:family="text">
      <style:text-properties style:language-asian="fr" style:country-asian="FR"/>
    </style:style>
    <style:style style:name="T243" style:parent-style-name="Policepardéfaut" style:family="text">
      <style:text-properties style:language-asian="fr" style:country-asian="FR"/>
    </style:style>
    <style:style style:name="T244" style:parent-style-name="Policepardéfaut" style:family="text">
      <style:text-properties style:language-asian="fr" style:country-asian="FR"/>
    </style:style>
    <style:style style:name="T245" style:parent-style-name="Policepardéfaut" style:family="text">
      <style:text-properties style:language-asian="fr" style:country-asian="FR"/>
    </style:style>
    <style:style style:name="T246" style:parent-style-name="Policepardéfaut" style:family="text">
      <style:text-properties style:language-asian="fr" style:country-asian="FR"/>
    </style:style>
    <style:style style:name="T247" style:parent-style-name="Policepardéfaut" style:family="text">
      <style:text-properties style:language-asian="fr" style:country-asian="FR"/>
    </style:style>
    <style:style style:name="T248" style:parent-style-name="Policepardéfaut" style:family="text">
      <style:text-properties style:language-asian="fr" style:country-asian="FR"/>
    </style:style>
    <style:style style:name="T249" style:parent-style-name="Policepardéfaut" style:family="text">
      <style:text-properties style:language-asian="fr" style:country-asian="FR"/>
    </style:style>
    <style:style style:name="T250" style:parent-style-name="Policepardéfaut" style:family="text">
      <style:text-properties style:language-asian="fr" style:country-asian="FR"/>
    </style:style>
    <style:style style:name="T251" style:parent-style-name="Policepardéfaut" style:family="text">
      <style:text-properties style:language-asian="fr" style:country-asian="FR"/>
    </style:style>
    <style:style style:name="T252" style:parent-style-name="Policepardéfaut" style:family="text">
      <style:text-properties style:language-asian="fr" style:country-asian="FR"/>
    </style:style>
    <style:style style:name="T253" style:parent-style-name="Policepardéfaut" style:family="text">
      <style:text-properties style:language-asian="fr" style:country-asian="FR"/>
    </style:style>
    <style:style style:name="T254" style:parent-style-name="Policepardéfaut" style:family="text">
      <style:text-properties style:language-asian="fr" style:country-asian="FR"/>
    </style:style>
    <style:style style:name="T255" style:parent-style-name="Policepardéfaut" style:family="text">
      <style:text-properties style:language-asian="fr" style:country-asian="FR"/>
    </style:style>
    <style:style style:name="T256" style:parent-style-name="Policepardéfaut" style:family="text">
      <style:text-properties style:language-asian="fr" style:country-asian="FR"/>
    </style:style>
    <style:style style:name="T257" style:parent-style-name="Policepardéfaut" style:family="text">
      <style:text-properties style:language-asian="fr" style:country-asian="FR"/>
    </style:style>
    <style:style style:name="T258" style:parent-style-name="Policepardéfaut" style:family="text">
      <style:text-properties style:language-asian="fr" style:country-asian="FR"/>
    </style:style>
    <style:style style:name="T259" style:parent-style-name="Policepardéfaut" style:family="text">
      <style:text-properties style:language-asian="fr" style:country-asian="FR"/>
    </style:style>
    <style:style style:name="T260" style:parent-style-name="Policepardéfaut" style:family="text">
      <style:text-properties style:language-asian="fr" style:country-asian="FR"/>
    </style:style>
    <style:style style:name="T261" style:parent-style-name="Policepardéfaut" style:family="text">
      <style:text-properties style:font-style-complex="italic" style:language-asian="fr" style:country-asian="FR"/>
    </style:style>
    <style:style style:name="T262" style:parent-style-name="Policepardéfaut" style:family="text">
      <style:text-properties style:language-asian="fr" style:country-asian="FR"/>
    </style:style>
    <style:style style:name="T263" style:parent-style-name="Policepardéfaut" style:family="text">
      <style:text-properties style:font-style-complex="italic" style:language-asian="fr" style:country-asian="FR"/>
    </style:style>
    <style:style style:name="T264" style:parent-style-name="Policepardéfaut" style:family="text">
      <style:text-properties style:font-size-complex="12pt" style:language-asian="fr" style:country-asian="FR"/>
    </style:style>
    <style:style style:name="T265" style:parent-style-name="Policepardéfaut" style:family="text">
      <style:text-properties style:language-asian="fr" style:country-asian="FR"/>
    </style:style>
    <style:style style:name="T266" style:parent-style-name="Policepardéfaut" style:family="text">
      <style:text-properties style:font-size-complex="12pt" style:language-asian="fr" style:country-asian="FR"/>
    </style:style>
    <style:style style:name="T267" style:parent-style-name="Policepardéfaut" style:family="text">
      <style:text-properties style:language-asian="fr" style:country-asian="FR"/>
    </style:style>
    <style:style style:name="T268" style:parent-style-name="Policepardéfaut" style:family="text">
      <style:text-properties style:font-style-complex="italic" style:language-asian="fr" style:country-asian="FR"/>
    </style:style>
    <style:style style:name="T269" style:parent-style-name="Policepardéfaut" style:family="text">
      <style:text-properties style:font-size-complex="12pt" style:language-asian="fr" style:country-asian="FR"/>
    </style:style>
    <style:style style:name="T270" style:parent-style-name="Policepardéfaut" style:family="text">
      <style:text-properties style:language-asian="fr" style:country-asian="FR"/>
    </style:style>
    <style:style style:name="T271" style:parent-style-name="Policepardéfaut" style:family="text">
      <style:text-properties style:language-asian="fr" style:country-asian="FR"/>
    </style:style>
    <style:style style:name="T272" style:parent-style-name="Policepardéfaut" style:family="text">
      <style:text-properties style:language-asian="fr" style:country-asian="FR"/>
    </style:style>
    <style:style style:name="T273" style:parent-style-name="Policepardéfaut" style:family="text">
      <style:text-properties style:language-asian="fr" style:country-asian="FR"/>
    </style:style>
    <style:style style:name="T274" style:parent-style-name="Policepardéfaut" style:family="text">
      <style:text-properties style:language-asian="fr" style:country-asian="FR"/>
    </style:style>
    <style:style style:name="T275" style:parent-style-name="Policepardéfaut" style:family="text">
      <style:text-properties style:language-asian="fr" style:country-asian="FR"/>
    </style:style>
    <style:style style:name="T276" style:parent-style-name="Policepardéfaut" style:family="text">
      <style:text-properties style:language-asian="fr" style:country-asian="FR"/>
    </style:style>
    <style:style style:name="T277" style:parent-style-name="Policepardéfaut" style:family="text">
      <style:text-properties style:language-asian="fr" style:country-asian="FR"/>
    </style:style>
    <style:style style:name="T278" style:parent-style-name="Policepardéfaut" style:family="text">
      <style:text-properties style:language-asian="fr" style:country-asian="FR"/>
    </style:style>
    <style:style style:name="T279" style:parent-style-name="Policepardéfaut" style:family="text">
      <style:text-properties style:language-asian="fr" style:country-asian="FR"/>
    </style:style>
    <style:style style:name="T280" style:parent-style-name="Policepardéfaut" style:family="text">
      <style:text-properties style:language-asian="fr" style:country-asian="FR"/>
    </style:style>
    <style:style style:name="T281" style:parent-style-name="Policepardéfaut" style:family="text">
      <style:text-properties style:language-asian="fr" style:country-asian="FR"/>
    </style:style>
    <style:style style:name="T282" style:parent-style-name="Policepardéfaut" style:family="text">
      <style:text-properties style:language-asian="fr" style:country-asian="FR"/>
    </style:style>
    <style:style style:name="T283" style:parent-style-name="Policepardéfaut" style:family="text">
      <style:text-properties style:language-asian="fr" style:country-asian="FR"/>
    </style:style>
    <style:style style:name="T284" style:parent-style-name="Policepardéfaut" style:family="text">
      <style:text-properties style:language-asian="fr" style:country-asian="FR"/>
    </style:style>
    <style:style style:name="T285" style:parent-style-name="Policepardéfaut" style:family="text">
      <style:text-properties style:language-asian="fr" style:country-asian="FR"/>
    </style:style>
    <style:style style:name="T286" style:parent-style-name="Policepardéfaut" style:family="text">
      <style:text-properties style:language-asian="fr" style:country-asian="FR"/>
    </style:style>
    <style:style style:name="T287" style:parent-style-name="Policepardéfaut" style:family="text">
      <style:text-properties style:language-asian="fr" style:country-asian="FR"/>
    </style:style>
    <style:style style:name="T288" style:parent-style-name="Policepardéfaut" style:family="text">
      <style:text-properties style:language-asian="fr" style:country-asian="FR"/>
    </style:style>
    <style:style style:name="T289" style:parent-style-name="Policepardéfaut" style:family="text">
      <style:text-properties style:language-asian="fr" style:country-asian="FR"/>
    </style:style>
    <style:style style:name="T290" style:parent-style-name="Policepardéfaut" style:family="text">
      <style:text-properties style:language-asian="fr" style:country-asian="FR"/>
    </style:style>
    <style:style style:name="T291" style:parent-style-name="Policepardéfaut" style:family="text">
      <style:text-properties style:language-asian="fr" style:country-asian="FR"/>
    </style:style>
    <style:style style:name="T292" style:parent-style-name="Policepardéfaut" style:family="text">
      <style:text-properties style:language-asian="fr" style:country-asian="FR"/>
    </style:style>
    <style:style style:name="T293" style:parent-style-name="Policepardéfaut" style:family="text">
      <style:text-properties style:language-asian="fr" style:country-asian="FR"/>
    </style:style>
    <style:style style:name="T294" style:parent-style-name="Policepardéfaut" style:family="text">
      <style:text-properties style:language-asian="fr" style:country-asian="FR"/>
    </style:style>
    <style:style style:name="T295" style:parent-style-name="Policepardéfaut" style:family="text">
      <style:text-properties style:language-asian="fr" style:country-asian="FR"/>
    </style:style>
    <style:style style:name="T296" style:parent-style-name="Policepardéfaut" style:family="text">
      <style:text-properties style:language-asian="fr" style:country-asian="FR"/>
    </style:style>
    <style:style style:name="T297" style:parent-style-name="Policepardéfaut" style:family="text">
      <style:text-properties style:language-asian="fr" style:country-asian="FR"/>
    </style:style>
    <style:style style:name="T298" style:parent-style-name="Policepardéfaut" style:family="text">
      <style:text-properties style:language-asian="fr" style:country-asian="FR"/>
    </style:style>
    <style:style style:name="T299" style:parent-style-name="Policepardéfaut" style:family="text">
      <style:text-properties style:language-asian="fr" style:country-asian="FR"/>
    </style:style>
    <style:style style:name="T300" style:parent-style-name="Policepardéfaut" style:family="text">
      <style:text-properties style:language-asian="fr" style:country-asian="FR"/>
    </style:style>
    <style:style style:name="T301" style:parent-style-name="Policepardéfaut" style:family="text">
      <style:text-properties style:language-asian="fr" style:country-asian="FR"/>
    </style:style>
    <style:style style:name="T302" style:parent-style-name="Policepardéfaut" style:family="text">
      <style:text-properties style:language-asian="fr" style:country-asian="FR"/>
    </style:style>
    <style:style style:name="T303" style:parent-style-name="Policepardéfaut" style:family="text">
      <style:text-properties style:language-asian="fr" style:country-asian="FR"/>
    </style:style>
    <style:style style:name="T304" style:parent-style-name="Policepardéfaut" style:family="text">
      <style:text-properties style:language-asian="fr" style:country-asian="FR"/>
    </style:style>
    <style:style style:name="T305" style:parent-style-name="Policepardéfaut" style:family="text">
      <style:text-properties style:language-asian="fr" style:country-asian="FR"/>
    </style:style>
    <style:style style:name="T306" style:parent-style-name="Policepardéfaut" style:family="text">
      <style:text-properties fo:font-style="italic" style:font-style-asian="italic" style:font-style-complex="italic" style:language-asian="fr" style:country-asian="FR"/>
    </style:style>
    <style:style style:name="T307" style:parent-style-name="Policepardéfaut" style:family="text">
      <style:text-properties style:font-size-complex="12pt" style:language-asian="fr" style:country-asian="FR"/>
    </style:style>
    <style:style style:name="T308" style:parent-style-name="Policepardéfaut" style:family="text">
      <style:text-properties style:language-asian="fr" style:country-asian="FR"/>
    </style:style>
    <style:style style:name="T309" style:parent-style-name="Policepardéfaut" style:family="text">
      <style:text-properties style:language-asian="fr" style:country-asian="FR"/>
    </style:style>
    <style:style style:name="T310" style:parent-style-name="Policepardéfaut" style:family="text">
      <style:text-properties style:language-asian="fr" style:country-asian="FR"/>
    </style:style>
    <style:style style:name="T311" style:parent-style-name="Policepardéfaut" style:family="text">
      <style:text-properties style:language-asian="fr" style:country-asian="FR"/>
    </style:style>
    <style:style style:name="T312" style:parent-style-name="Policepardéfaut" style:family="text">
      <style:text-properties style:language-asian="fr" style:country-asian="FR"/>
    </style:style>
    <style:style style:name="T313" style:parent-style-name="Policepardéfaut" style:family="text">
      <style:text-properties fo:font-style="italic" style:font-style-asian="italic" style:font-style-complex="italic" style:language-asian="fr" style:country-asian="FR"/>
    </style:style>
    <style:style style:name="T314" style:parent-style-name="Policepardéfaut" style:family="text">
      <style:text-properties style:font-size-complex="12pt" style:language-asian="fr" style:country-asian="FR"/>
    </style:style>
    <style:style style:name="T315" style:parent-style-name="Policepardéfaut" style:family="text">
      <style:text-properties style:language-asian="fr" style:country-asian="FR"/>
    </style:style>
    <style:style style:name="T316" style:parent-style-name="Policepardéfaut" style:family="text">
      <style:text-properties style:language-asian="fr" style:country-asian="FR"/>
    </style:style>
    <style:style style:name="T317" style:parent-style-name="Policepardéfaut" style:family="text">
      <style:text-properties style:language-asian="fr" style:country-asian="FR"/>
    </style:style>
    <style:style style:name="T318" style:parent-style-name="Policepardéfaut" style:family="text">
      <style:text-properties style:language-asian="fr" style:country-asian="FR"/>
    </style:style>
    <style:style style:name="T319" style:parent-style-name="Policepardéfaut" style:family="text">
      <style:text-properties style:language-asian="fr" style:country-asian="FR"/>
    </style:style>
    <style:style style:name="T320" style:parent-style-name="Policepardéfaut" style:family="text">
      <style:text-properties style:language-asian="fr" style:country-asian="FR"/>
    </style:style>
    <style:style style:name="T321" style:parent-style-name="Policepardéfaut" style:family="text">
      <style:text-properties style:language-asian="fr" style:country-asian="FR"/>
    </style:style>
    <style:style style:name="T322" style:parent-style-name="Policepardéfaut" style:family="text">
      <style:text-properties style:language-asian="fr" style:country-asian="FR"/>
    </style:style>
    <style:style style:name="T323" style:parent-style-name="Policepardéfaut" style:family="text">
      <style:text-properties style:language-asian="fr" style:country-asian="FR"/>
    </style:style>
    <style:style style:name="T324" style:parent-style-name="Policepardéfaut" style:family="text">
      <style:text-properties style:language-asian="fr" style:country-asian="FR"/>
    </style:style>
    <style:style style:name="T325" style:parent-style-name="Policepardéfaut" style:family="text">
      <style:text-properties style:language-asian="fr" style:country-asian="FR"/>
    </style:style>
    <style:style style:name="T326" style:parent-style-name="Policepardéfaut" style:family="text">
      <style:text-properties style:language-asian="fr" style:country-asian="FR"/>
    </style:style>
    <style:style style:name="T327" style:parent-style-name="Policepardéfaut" style:family="text">
      <style:text-properties style:language-asian="fr" style:country-asian="FR"/>
    </style:style>
    <style:style style:name="T328" style:parent-style-name="Policepardéfaut" style:family="text">
      <style:text-properties style:language-asian="fr" style:country-asian="FR"/>
    </style:style>
    <style:style style:name="T329" style:parent-style-name="Policepardéfaut" style:family="text">
      <style:text-properties style:language-asian="fr" style:country-asian="FR"/>
    </style:style>
    <style:style style:name="T330" style:parent-style-name="Policepardéfaut" style:family="text">
      <style:text-properties style:language-asian="fr" style:country-asian="FR"/>
    </style:style>
    <style:style style:name="T331" style:parent-style-name="Policepardéfaut" style:family="text">
      <style:text-properties style:language-asian="fr" style:country-asian="FR"/>
    </style:style>
    <style:style style:name="T332" style:parent-style-name="Policepardéfaut" style:family="text">
      <style:text-properties style:language-asian="fr" style:country-asian="FR"/>
    </style:style>
    <style:style style:name="T333" style:parent-style-name="Policepardéfaut" style:family="text">
      <style:text-properties style:language-asian="fr" style:country-asian="FR"/>
    </style:style>
    <style:style style:name="T334" style:parent-style-name="Policepardéfaut" style:family="text">
      <style:text-properties style:language-asian="fr" style:country-asian="FR"/>
    </style:style>
    <style:style style:name="T335" style:parent-style-name="Policepardéfaut" style:family="text">
      <style:text-properties style:language-asian="fr" style:country-asian="FR"/>
    </style:style>
    <style:style style:name="T336" style:parent-style-name="Policepardéfaut" style:family="text">
      <style:text-properties style:language-asian="fr" style:country-asian="FR"/>
    </style:style>
    <style:style style:name="T337" style:parent-style-name="Policepardéfaut" style:family="text">
      <style:text-properties style:language-asian="fr" style:country-asian="FR"/>
    </style:style>
    <style:style style:name="T338" style:parent-style-name="Policepardéfaut" style:family="text">
      <style:text-properties style:language-asian="fr" style:country-asian="FR"/>
    </style:style>
    <style:style style:name="T339" style:parent-style-name="Policepardéfaut" style:family="text">
      <style:text-properties style:language-asian="fr" style:country-asian="FR"/>
    </style:style>
    <style:style style:name="T340" style:parent-style-name="Policepardéfaut" style:family="text">
      <style:text-properties style:language-asian="fr" style:country-asian="FR"/>
    </style:style>
    <style:style style:name="T341" style:parent-style-name="Policepardéfaut" style:family="text">
      <style:text-properties style:language-asian="fr" style:country-asian="FR"/>
    </style:style>
    <style:style style:name="T342" style:parent-style-name="Policepardéfaut" style:family="text">
      <style:text-properties style:language-asian="fr" style:country-asian="FR"/>
    </style:style>
    <style:style style:name="T343" style:parent-style-name="Policepardéfaut" style:family="text">
      <style:text-properties style:language-asian="fr" style:country-asian="FR"/>
    </style:style>
    <style:style style:name="T344" style:parent-style-name="Policepardéfaut" style:family="text">
      <style:text-properties style:language-asian="fr" style:country-asian="FR"/>
    </style:style>
    <style:style style:name="T345" style:parent-style-name="Policepardéfaut" style:family="text">
      <style:text-properties style:language-asian="fr" style:country-asian="FR"/>
    </style:style>
    <style:style style:name="T346" style:parent-style-name="Policepardéfaut" style:family="text">
      <style:text-properties style:language-asian="fr" style:country-asian="FR"/>
    </style:style>
    <style:style style:name="T347" style:parent-style-name="Policepardéfaut" style:family="text">
      <style:text-properties style:language-asian="fr" style:country-asian="FR"/>
    </style:style>
    <style:style style:name="T348" style:parent-style-name="Policepardéfaut" style:family="text">
      <style:text-properties style:language-asian="fr" style:country-asian="FR"/>
    </style:style>
    <style:style style:name="T349" style:parent-style-name="Policepardéfaut" style:family="text">
      <style:text-properties style:language-asian="fr" style:country-asian="FR"/>
    </style:style>
    <style:style style:name="T350" style:parent-style-name="Policepardéfaut" style:family="text">
      <style:text-properties style:language-asian="fr" style:country-asian="FR"/>
    </style:style>
    <style:style style:name="T351" style:parent-style-name="Policepardéfaut" style:family="text">
      <style:text-properties style:language-asian="fr" style:country-asian="FR"/>
    </style:style>
    <style:style style:name="T352" style:parent-style-name="Policepardéfaut" style:family="text">
      <style:text-properties style:language-asian="fr" style:country-asian="FR"/>
    </style:style>
    <style:style style:name="T353" style:parent-style-name="Policepardéfaut" style:family="text">
      <style:text-properties style:language-asian="fr" style:country-asian="FR"/>
    </style:style>
    <style:style style:name="T354" style:parent-style-name="Policepardéfaut" style:family="text">
      <style:text-properties style:language-asian="fr" style:country-asian="FR"/>
    </style:style>
    <style:style style:name="T355" style:parent-style-name="Policepardéfaut" style:family="text">
      <style:text-properties style:language-asian="fr" style:country-asian="FR"/>
    </style:style>
    <style:style style:name="T356" style:parent-style-name="Policepardéfaut" style:family="text">
      <style:text-properties style:language-asian="fr" style:country-asian="FR"/>
    </style:style>
    <style:style style:name="T357" style:parent-style-name="Policepardéfaut" style:family="text">
      <style:text-properties style:language-asian="fr" style:country-asian="FR"/>
    </style:style>
    <style:style style:name="T358" style:parent-style-name="Policepardéfaut" style:family="text">
      <style:text-properties style:language-asian="fr" style:country-asian="FR"/>
    </style:style>
    <style:style style:name="T359" style:parent-style-name="Policepardéfaut" style:family="text">
      <style:text-properties style:language-asian="fr" style:country-asian="FR"/>
    </style:style>
    <style:style style:name="T360" style:parent-style-name="Policepardéfaut" style:family="text">
      <style:text-properties style:language-asian="fr" style:country-asian="FR"/>
    </style:style>
    <style:style style:name="T361" style:parent-style-name="Policepardéfaut" style:family="text">
      <style:text-properties style:language-asian="fr" style:country-asian="FR"/>
    </style:style>
    <style:style style:name="T362" style:parent-style-name="Policepardéfaut" style:family="text">
      <style:text-properties style:language-asian="fr" style:country-asian="FR"/>
    </style:style>
    <style:style style:name="T363" style:parent-style-name="Policepardéfaut" style:family="text">
      <style:text-properties style:language-asian="fr" style:country-asian="FR"/>
    </style:style>
    <style:style style:name="T364" style:parent-style-name="Policepardéfaut" style:family="text">
      <style:text-properties style:language-asian="fr" style:country-asian="FR"/>
    </style:style>
    <style:style style:name="T365" style:parent-style-name="Policepardéfaut" style:family="text">
      <style:text-properties style:language-asian="fr" style:country-asian="FR"/>
    </style:style>
    <style:style style:name="T366" style:parent-style-name="Policepardéfaut" style:family="text">
      <style:text-properties style:language-asian="fr" style:country-asian="FR"/>
    </style:style>
    <style:style style:name="T367" style:parent-style-name="Policepardéfaut" style:family="text">
      <style:text-properties style:language-asian="fr" style:country-asian="FR"/>
    </style:style>
    <style:style style:name="T368" style:parent-style-name="Policepardéfaut" style:family="text">
      <style:text-properties style:language-asian="fr" style:country-asian="FR"/>
    </style:style>
    <style:style style:name="T369" style:parent-style-name="Policepardéfaut" style:family="text">
      <style:text-properties style:language-asian="fr" style:country-asian="FR"/>
    </style:style>
    <style:style style:name="T370" style:parent-style-name="Policepardéfaut" style:family="text">
      <style:text-properties style:text-position="super 66.6%" style:language-asian="fr" style:country-asian="FR"/>
    </style:style>
    <style:style style:name="T371" style:parent-style-name="Policepardéfaut" style:family="text">
      <style:text-properties style:text-position="super 66.6%" style:language-asian="fr" style:country-asian="FR"/>
    </style:style>
    <style:style style:name="T372" style:parent-style-name="Policepardéfaut" style:family="text">
      <style:text-properties style:language-asian="fr" style:country-asian="FR"/>
    </style:style>
    <style:style style:name="T373" style:parent-style-name="Policepardéfaut" style:family="text">
      <style:text-properties style:language-asian="fr" style:country-asian="FR"/>
    </style:style>
    <style:style style:name="T374" style:parent-style-name="Policepardéfaut" style:family="text">
      <style:text-properties style:font-size-complex="12pt" style:language-asian="fr" style:country-asian="FR"/>
    </style:style>
    <style:style style:name="T375" style:parent-style-name="Policepardéfaut" style:family="text">
      <style:text-properties style:language-asian="fr" style:country-asian="FR"/>
    </style:style>
    <style:style style:name="T376" style:parent-style-name="Policepardéfaut" style:family="text">
      <style:text-properties style:language-asian="fr" style:country-asian="FR"/>
    </style:style>
    <style:style style:name="T377" style:parent-style-name="Policepardéfaut" style:family="text">
      <style:text-properties style:language-asian="fr" style:country-asian="FR"/>
    </style:style>
    <style:style style:name="T378" style:parent-style-name="Policepardéfaut" style:family="text">
      <style:text-properties style:language-asian="fr" style:country-asian="FR"/>
    </style:style>
    <style:style style:name="T379" style:parent-style-name="Policepardéfaut" style:family="text">
      <style:text-properties style:language-asian="fr" style:country-asian="FR"/>
    </style:style>
    <style:style style:name="T380" style:parent-style-name="Policepardéfaut" style:family="text">
      <style:text-properties style:language-asian="fr" style:country-asian="FR"/>
    </style:style>
    <style:style style:name="T381" style:parent-style-name="Policepardéfaut" style:family="text">
      <style:text-properties style:language-asian="fr" style:country-asian="FR"/>
    </style:style>
    <style:style style:name="T382" style:parent-style-name="Policepardéfaut" style:family="text">
      <style:text-properties style:language-asian="fr" style:country-asian="FR"/>
    </style:style>
    <style:style style:name="T383" style:parent-style-name="Policepardéfaut" style:family="text">
      <style:text-properties style:language-asian="fr" style:country-asian="FR"/>
    </style:style>
    <style:style style:name="T384" style:parent-style-name="Policepardéfaut" style:family="text">
      <style:text-properties style:language-asian="fr" style:country-asian="FR"/>
    </style:style>
    <style:style style:name="T385" style:parent-style-name="Policepardéfaut" style:family="text">
      <style:text-properties style:language-asian="fr" style:country-asian="FR"/>
    </style:style>
    <style:style style:name="T386" style:parent-style-name="Policepardéfaut" style:family="text">
      <style:text-properties style:language-asian="fr" style:country-asian="FR"/>
    </style:style>
    <style:style style:name="T387" style:parent-style-name="Policepardéfaut" style:family="text">
      <style:text-properties style:language-asian="fr" style:country-asian="FR"/>
    </style:style>
    <style:style style:name="T388" style:parent-style-name="Policepardéfaut" style:family="text">
      <style:text-properties style:language-asian="fr" style:country-asian="FR"/>
    </style:style>
    <style:style style:name="T389" style:parent-style-name="Policepardéfaut" style:family="text">
      <style:text-properties style:language-asian="fr" style:country-asian="FR"/>
    </style:style>
    <style:style style:name="T390" style:parent-style-name="Policepardéfaut" style:family="text">
      <style:text-properties style:language-asian="fr" style:country-asian="FR"/>
    </style:style>
    <style:style style:name="T391" style:parent-style-name="Policepardéfaut" style:family="text">
      <style:text-properties style:language-asian="fr" style:country-asian="FR"/>
    </style:style>
    <style:style style:name="T392" style:parent-style-name="Policepardéfaut" style:family="text">
      <style:text-properties style:language-asian="fr" style:country-asian="FR"/>
    </style:style>
    <style:style style:name="T393" style:parent-style-name="Policepardéfaut" style:family="text">
      <style:text-properties style:language-asian="fr" style:country-asian="FR"/>
    </style:style>
    <style:style style:name="T394" style:parent-style-name="Policepardéfaut" style:family="text">
      <style:text-properties style:language-asian="fr" style:country-asian="FR"/>
    </style:style>
    <style:style style:name="T395" style:parent-style-name="Policepardéfaut" style:family="text">
      <style:text-properties style:language-asian="fr" style:country-asian="FR"/>
    </style:style>
    <style:style style:name="T396" style:parent-style-name="Policepardéfaut" style:family="text">
      <style:text-properties style:language-asian="fr" style:country-asian="FR"/>
    </style:style>
    <style:style style:name="T397" style:parent-style-name="Policepardéfaut" style:family="text">
      <style:text-properties style:language-asian="fr" style:country-asian="FR"/>
    </style:style>
    <style:style style:name="T398" style:parent-style-name="Policepardéfaut" style:family="text">
      <style:text-properties style:language-asian="fr" style:country-asian="FR"/>
    </style:style>
    <style:style style:name="T399" style:parent-style-name="Policepardéfaut" style:family="text">
      <style:text-properties style:language-asian="fr" style:country-asian="FR"/>
    </style:style>
    <style:style style:name="T400" style:parent-style-name="Policepardéfaut" style:family="text">
      <style:text-properties style:language-asian="fr" style:country-asian="FR"/>
    </style:style>
    <style:style style:name="T401" style:parent-style-name="Policepardéfaut" style:family="text">
      <style:text-properties style:language-asian="fr" style:country-asian="FR"/>
    </style:style>
    <style:style style:name="T402" style:parent-style-name="Policepardéfaut" style:family="text">
      <style:text-properties style:language-asian="fr" style:country-asian="FR"/>
    </style:style>
    <style:style style:name="T403" style:parent-style-name="Policepardéfaut" style:family="text">
      <style:text-properties style:language-asian="fr" style:country-asian="FR"/>
    </style:style>
    <style:style style:name="T404" style:parent-style-name="Policepardéfaut" style:family="text">
      <style:text-properties style:language-asian="fr" style:country-asian="FR"/>
    </style:style>
    <style:style style:name="T405" style:parent-style-name="Policepardéfaut" style:family="text">
      <style:text-properties style:language-asian="fr" style:country-asian="FR"/>
    </style:style>
    <style:style style:name="T406" style:parent-style-name="Policepardéfaut" style:family="text">
      <style:text-properties style:language-asian="fr" style:country-asian="FR"/>
    </style:style>
    <style:style style:name="T407" style:parent-style-name="Policepardéfaut" style:family="text">
      <style:text-properties style:language-asian="fr" style:country-asian="FR"/>
    </style:style>
    <style:style style:name="T408" style:parent-style-name="Policepardéfaut" style:family="text">
      <style:text-properties style:language-asian="fr" style:country-asian="FR"/>
    </style:style>
    <style:style style:name="T409" style:parent-style-name="Policepardéfaut" style:family="text">
      <style:text-properties style:language-asian="fr" style:country-asian="FR"/>
    </style:style>
    <style:style style:name="T410" style:parent-style-name="Policepardéfaut" style:family="text">
      <style:text-properties style:language-asian="fr" style:country-asian="FR"/>
    </style:style>
    <style:style style:name="T411" style:parent-style-name="Policepardéfaut" style:family="text">
      <style:text-properties style:language-asian="fr" style:country-asian="FR"/>
    </style:style>
    <style:style style:name="T412" style:parent-style-name="Policepardéfaut" style:family="text">
      <style:text-properties style:language-asian="fr" style:country-asian="FR"/>
    </style:style>
    <style:style style:name="T413" style:parent-style-name="Policepardéfaut" style:family="text">
      <style:text-properties style:language-asian="fr" style:country-asian="FR"/>
    </style:style>
    <style:style style:name="T414" style:parent-style-name="Policepardéfaut" style:family="text">
      <style:text-properties style:language-asian="fr" style:country-asian="FR"/>
    </style:style>
    <style:style style:name="T415" style:parent-style-name="Policepardéfaut" style:family="text">
      <style:text-properties style:language-asian="fr" style:country-asian="FR"/>
    </style:style>
    <style:style style:name="T416" style:parent-style-name="Policepardéfaut" style:family="text">
      <style:text-properties style:language-asian="fr" style:country-asian="FR"/>
    </style:style>
    <style:style style:name="T417" style:parent-style-name="Policepardéfaut" style:family="text">
      <style:text-properties style:language-asian="fr" style:country-asian="FR"/>
    </style:style>
    <style:style style:name="T418" style:parent-style-name="Policepardéfaut" style:family="text">
      <style:text-properties style:language-asian="fr" style:country-asian="FR"/>
    </style:style>
    <style:style style:name="T419" style:parent-style-name="Policepardéfaut" style:family="text">
      <style:text-properties style:language-asian="fr" style:country-asian="FR"/>
    </style:style>
    <style:style style:name="T420" style:parent-style-name="Policepardéfaut" style:family="text">
      <style:text-properties style:language-asian="fr" style:country-asian="FR"/>
    </style:style>
    <style:style style:name="T421" style:parent-style-name="Policepardéfaut" style:family="text">
      <style:text-properties style:language-asian="fr" style:country-asian="FR"/>
    </style:style>
    <style:style style:name="T422" style:parent-style-name="Policepardéfaut" style:family="text">
      <style:text-properties style:language-asian="fr" style:country-asian="FR"/>
    </style:style>
    <style:style style:name="T423" style:parent-style-name="Policepardéfaut" style:family="text">
      <style:text-properties style:language-asian="fr" style:country-asian="FR"/>
    </style:style>
    <style:style style:name="T424" style:parent-style-name="Policepardéfaut" style:family="text">
      <style:text-properties style:language-asian="fr" style:country-asian="FR"/>
    </style:style>
    <style:style style:name="T425" style:parent-style-name="Policepardéfaut" style:family="text">
      <style:text-properties style:language-asian="fr" style:country-asian="FR"/>
    </style:style>
    <style:style style:name="T426" style:parent-style-name="Policepardéfaut" style:family="text">
      <style:text-properties style:language-asian="fr" style:country-asian="FR"/>
    </style:style>
    <style:style style:name="T427" style:parent-style-name="Policepardéfaut" style:family="text">
      <style:text-properties style:language-asian="fr" style:country-asian="FR"/>
    </style:style>
    <style:style style:name="T428" style:parent-style-name="Policepardéfaut" style:family="text">
      <style:text-properties style:language-asian="fr" style:country-asian="FR"/>
    </style:style>
    <style:style style:name="T429" style:parent-style-name="Policepardéfaut" style:family="text">
      <style:text-properties style:language-asian="fr" style:country-asian="FR"/>
    </style:style>
    <style:style style:name="T430" style:parent-style-name="Policepardéfaut" style:family="text">
      <style:text-properties style:language-asian="fr" style:country-asian="FR"/>
    </style:style>
    <style:style style:name="T431" style:parent-style-name="Policepardéfaut" style:family="text">
      <style:text-properties style:language-asian="fr" style:country-asian="FR"/>
    </style:style>
    <style:style style:name="T432" style:parent-style-name="Policepardéfaut" style:family="text">
      <style:text-properties style:language-asian="fr" style:country-asian="FR"/>
    </style:style>
    <style:style style:name="T433" style:parent-style-name="Policepardéfaut" style:family="text">
      <style:text-properties style:language-asian="fr" style:country-asian="FR"/>
    </style:style>
    <style:style style:name="T434" style:parent-style-name="Policepardéfaut" style:family="text">
      <style:text-properties style:language-asian="fr" style:country-asian="FR"/>
    </style:style>
    <style:style style:name="T435" style:parent-style-name="Policepardéfaut" style:family="text">
      <style:text-properties style:language-asian="fr" style:country-asian="FR"/>
    </style:style>
    <style:style style:name="T436" style:parent-style-name="Policepardéfaut" style:family="text">
      <style:text-properties style:language-asian="fr" style:country-asian="FR"/>
    </style:style>
    <style:style style:name="T437" style:parent-style-name="Policepardéfaut" style:family="text">
      <style:text-properties style:language-asian="fr" style:country-asian="FR"/>
    </style:style>
    <style:style style:name="T438" style:parent-style-name="Policepardéfaut" style:family="text">
      <style:text-properties style:language-asian="fr" style:country-asian="FR"/>
    </style:style>
    <style:style style:name="T439" style:parent-style-name="Policepardéfaut" style:family="text">
      <style:text-properties style:language-asian="fr" style:country-asian="FR"/>
    </style:style>
    <style:style style:name="T440" style:parent-style-name="Policepardéfaut" style:family="text">
      <style:text-properties style:language-asian="fr" style:country-asian="FR"/>
    </style:style>
    <style:style style:name="T441" style:parent-style-name="Policepardéfaut" style:family="text">
      <style:text-properties style:language-asian="fr" style:country-asian="FR"/>
    </style:style>
    <style:style style:name="T442" style:parent-style-name="Policepardéfaut" style:family="text">
      <style:text-properties style:language-asian="fr" style:country-asian="FR"/>
    </style:style>
    <style:style style:name="T443" style:parent-style-name="Policepardéfaut" style:family="text">
      <style:text-properties style:language-asian="fr" style:country-asian="FR"/>
    </style:style>
    <style:style style:name="T444" style:parent-style-name="Policepardéfaut" style:family="text">
      <style:text-properties style:language-asian="fr" style:country-asian="FR"/>
    </style:style>
    <style:style style:name="T445" style:parent-style-name="Policepardéfaut" style:family="text">
      <style:text-properties style:language-asian="fr" style:country-asian="FR"/>
    </style:style>
    <style:style style:name="T446" style:parent-style-name="Policepardéfaut" style:family="text">
      <style:text-properties style:language-asian="fr" style:country-asian="FR"/>
    </style:style>
    <style:style style:name="T447" style:parent-style-name="Policepardéfaut" style:family="text">
      <style:text-properties style:language-asian="fr" style:country-asian="FR"/>
    </style:style>
    <style:style style:name="T448" style:parent-style-name="Policepardéfaut" style:family="text">
      <style:text-properties style:language-asian="fr" style:country-asian="FR"/>
    </style:style>
    <style:style style:name="T449" style:parent-style-name="Policepardéfaut" style:family="text">
      <style:text-properties style:language-asian="fr" style:country-asian="FR"/>
    </style:style>
    <style:style style:name="T450" style:parent-style-name="Policepardéfaut" style:family="text">
      <style:text-properties style:language-asian="fr" style:country-asian="FR"/>
    </style:style>
    <style:style style:name="T451" style:parent-style-name="Policepardéfaut" style:family="text">
      <style:text-properties style:language-asian="fr" style:country-asian="FR"/>
    </style:style>
    <style:style style:name="T452" style:parent-style-name="Policepardéfaut" style:family="text">
      <style:text-properties style:language-asian="fr" style:country-asian="FR"/>
    </style:style>
    <style:style style:name="T453" style:parent-style-name="Policepardéfaut" style:family="text">
      <style:text-properties style:language-asian="fr" style:country-asian="FR"/>
    </style:style>
    <style:style style:name="T454" style:parent-style-name="Policepardéfaut" style:family="text">
      <style:text-properties style:language-asian="fr" style:country-asian="FR"/>
    </style:style>
    <style:style style:name="T455" style:parent-style-name="Policepardéfaut" style:family="text">
      <style:text-properties style:language-asian="fr" style:country-asian="FR"/>
    </style:style>
    <style:style style:name="T456" style:parent-style-name="Policepardéfaut" style:family="text">
      <style:text-properties style:language-asian="fr" style:country-asian="FR"/>
    </style:style>
    <style:style style:name="T457" style:parent-style-name="Policepardéfaut" style:family="text">
      <style:text-properties style:language-asian="fr" style:country-asian="FR"/>
    </style:style>
    <style:style style:name="T458" style:parent-style-name="Policepardéfaut" style:family="text">
      <style:text-properties style:language-asian="fr" style:country-asian="FR"/>
    </style:style>
    <style:style style:name="T459" style:parent-style-name="Policepardéfaut" style:family="text">
      <style:text-properties style:language-asian="fr" style:country-asian="FR"/>
    </style:style>
    <style:style style:name="T460" style:parent-style-name="Policepardéfaut" style:family="text">
      <style:text-properties style:language-asian="fr" style:country-asian="FR"/>
    </style:style>
    <style:style style:name="T461" style:parent-style-name="Policepardéfaut" style:family="text">
      <style:text-properties style:language-asian="fr" style:country-asian="FR"/>
    </style:style>
    <style:style style:name="T462" style:parent-style-name="Policepardéfaut" style:family="text">
      <style:text-properties style:language-asian="fr" style:country-asian="FR"/>
    </style:style>
    <style:style style:name="T463" style:parent-style-name="Policepardéfaut" style:family="text">
      <style:text-properties style:language-asian="fr" style:country-asian="FR"/>
    </style:style>
    <style:style style:name="T464" style:parent-style-name="Policepardéfaut" style:family="text">
      <style:text-properties style:language-asian="fr" style:country-asian="FR"/>
    </style:style>
    <style:style style:name="T465" style:parent-style-name="Policepardéfaut" style:family="text">
      <style:text-properties style:language-asian="fr" style:country-asian="FR"/>
    </style:style>
    <style:style style:name="T466" style:parent-style-name="Policepardéfaut" style:family="text">
      <style:text-properties style:language-asian="fr" style:country-asian="FR"/>
    </style:style>
    <style:style style:name="T467" style:parent-style-name="Policepardéfaut" style:family="text">
      <style:text-properties style:language-asian="fr" style:country-asian="FR"/>
    </style:style>
    <style:style style:name="T468" style:parent-style-name="Policepardéfaut" style:family="text">
      <style:text-properties style:language-asian="fr" style:country-asian="FR"/>
    </style:style>
    <style:style style:name="T469" style:parent-style-name="Policepardéfaut" style:family="text">
      <style:text-properties style:language-asian="fr" style:country-asian="FR"/>
    </style:style>
    <style:style style:name="T470" style:parent-style-name="Policepardéfaut" style:family="text">
      <style:text-properties style:language-asian="fr" style:country-asian="FR"/>
    </style:style>
    <style:style style:name="T471" style:parent-style-name="Policepardéfaut" style:family="text">
      <style:text-properties style:language-asian="fr" style:country-asian="FR"/>
    </style:style>
    <style:style style:name="T472" style:parent-style-name="Policepardéfaut" style:family="text">
      <style:text-properties style:language-asian="fr" style:country-asian="FR"/>
    </style:style>
    <style:style style:name="T473" style:parent-style-name="Policepardéfaut" style:family="text">
      <style:text-properties style:language-asian="fr" style:country-asian="FR"/>
    </style:style>
    <style:style style:name="T474" style:parent-style-name="Policepardéfaut" style:family="text">
      <style:text-properties style:font-style-complex="italic" style:language-asian="fr" style:country-asian="FR"/>
    </style:style>
    <style:style style:name="T475" style:parent-style-name="Policepardéfaut" style:family="text">
      <style:text-properties style:font-size-complex="12pt" style:language-asian="fr" style:country-asian="FR"/>
    </style:style>
    <style:style style:name="T476" style:parent-style-name="Policepardéfaut" style:family="text">
      <style:text-properties style:language-asian="fr" style:country-asian="FR"/>
    </style:style>
    <style:style style:name="T477" style:parent-style-name="Policepardéfaut" style:family="text">
      <style:text-properties style:language-asian="fr" style:country-asian="FR"/>
    </style:style>
    <style:style style:name="T478" style:parent-style-name="Policepardéfaut" style:family="text">
      <style:text-properties style:language-asian="fr" style:country-asian="FR"/>
    </style:style>
    <style:style style:name="T479" style:parent-style-name="Policepardéfaut" style:family="text">
      <style:text-properties style:language-asian="fr" style:country-asian="FR"/>
    </style:style>
    <style:style style:name="T480" style:parent-style-name="Policepardéfaut" style:family="text">
      <style:text-properties style:language-asian="fr" style:country-asian="FR"/>
    </style:style>
    <style:style style:name="T481" style:parent-style-name="Policepardéfaut" style:family="text">
      <style:text-properties style:language-asian="fr" style:country-asian="FR"/>
    </style:style>
    <style:style style:name="T482" style:parent-style-name="Policepardéfaut" style:family="text">
      <style:text-properties style:language-asian="fr" style:country-asian="FR"/>
    </style:style>
    <style:style style:name="T483" style:parent-style-name="Policepardéfaut" style:family="text">
      <style:text-properties style:language-asian="fr" style:country-asian="FR"/>
    </style:style>
    <style:style style:name="T484" style:parent-style-name="Policepardéfaut" style:family="text">
      <style:text-properties style:language-asian="fr" style:country-asian="FR"/>
    </style:style>
    <style:style style:name="T485" style:parent-style-name="Policepardéfaut" style:family="text">
      <style:text-properties style:language-asian="fr" style:country-asian="FR"/>
    </style:style>
    <style:style style:name="T486" style:parent-style-name="Policepardéfaut" style:family="text">
      <style:text-properties style:language-asian="fr" style:country-asian="FR"/>
    </style:style>
    <style:style style:name="T487" style:parent-style-name="Policepardéfaut" style:family="text">
      <style:text-properties style:language-asian="fr" style:country-asian="FR"/>
    </style:style>
    <style:style style:name="T488" style:parent-style-name="Policepardéfaut" style:family="text">
      <style:text-properties style:language-asian="fr" style:country-asian="FR"/>
    </style:style>
    <style:style style:name="T489" style:parent-style-name="Policepardéfaut" style:family="text">
      <style:text-properties style:font-size-complex="12pt" style:language-asian="fr" style:country-asian="FR"/>
    </style:style>
    <style:style style:name="T490" style:parent-style-name="Policepardéfaut" style:family="text">
      <style:text-properties style:language-asian="fr" style:country-asian="FR"/>
    </style:style>
    <style:style style:name="T491" style:parent-style-name="Policepardéfaut" style:family="text">
      <style:text-properties style:language-asian="fr" style:country-asian="FR"/>
    </style:style>
    <style:style style:name="T492" style:parent-style-name="Policepardéfaut" style:family="text">
      <style:text-properties style:language-asian="fr" style:country-asian="FR"/>
    </style:style>
    <style:style style:name="T493" style:parent-style-name="Policepardéfaut" style:family="text">
      <style:text-properties style:language-asian="fr" style:country-asian="FR"/>
    </style:style>
    <style:style style:name="T494" style:parent-style-name="Policepardéfaut" style:family="text">
      <style:text-properties style:language-asian="fr" style:country-asian="FR"/>
    </style:style>
    <style:style style:name="T495" style:parent-style-name="Policepardéfaut" style:family="text">
      <style:text-properties style:language-asian="fr" style:country-asian="FR"/>
    </style:style>
    <style:style style:name="T496" style:parent-style-name="Policepardéfaut" style:family="text">
      <style:text-properties style:language-asian="fr" style:country-asian="FR"/>
    </style:style>
    <style:style style:name="T497" style:parent-style-name="Policepardéfaut" style:family="text">
      <style:text-properties style:language-asian="fr" style:country-asian="FR"/>
    </style:style>
    <style:style style:name="T498" style:parent-style-name="Policepardéfaut" style:family="text">
      <style:text-properties style:language-asian="fr" style:country-asian="FR"/>
    </style:style>
    <style:style style:name="T499" style:parent-style-name="Policepardéfaut" style:family="text">
      <style:text-properties style:language-asian="fr" style:country-asian="FR"/>
    </style:style>
    <style:style style:name="T500" style:parent-style-name="Policepardéfaut" style:family="text">
      <style:text-properties style:language-asian="fr" style:country-asian="FR"/>
    </style:style>
    <style:style style:name="T501" style:parent-style-name="Policepardéfaut" style:family="text">
      <style:text-properties style:language-asian="fr" style:country-asian="FR"/>
    </style:style>
    <style:style style:name="T502" style:parent-style-name="Policepardéfaut" style:family="text">
      <style:text-properties style:language-asian="fr" style:country-asian="FR"/>
    </style:style>
    <style:style style:name="T503" style:parent-style-name="Policepardéfaut" style:family="text">
      <style:text-properties style:language-asian="fr" style:country-asian="FR"/>
    </style:style>
    <style:style style:name="T504" style:parent-style-name="Policepardéfaut" style:family="text">
      <style:text-properties style:language-asian="fr" style:country-asian="FR"/>
    </style:style>
    <style:style style:name="T505" style:parent-style-name="Policepardéfaut" style:family="text">
      <style:text-properties style:language-asian="fr" style:country-asian="FR"/>
    </style:style>
    <style:style style:name="T506" style:parent-style-name="Policepardéfaut" style:family="text">
      <style:text-properties style:language-asian="fr" style:country-asian="FR"/>
    </style:style>
    <style:style style:name="T507" style:parent-style-name="Policepardéfaut" style:family="text">
      <style:text-properties style:language-asian="fr" style:country-asian="FR"/>
    </style:style>
    <style:style style:name="T508" style:parent-style-name="Policepardéfaut" style:family="text">
      <style:text-properties style:language-asian="fr" style:country-asian="FR"/>
    </style:style>
    <style:style style:name="T509" style:parent-style-name="Policepardéfaut" style:family="text">
      <style:text-properties style:language-asian="fr" style:country-asian="FR"/>
    </style:style>
    <style:style style:name="T510" style:parent-style-name="Policepardéfaut" style:family="text">
      <style:text-properties style:language-asian="fr" style:country-asian="FR"/>
    </style:style>
    <style:style style:name="T511" style:parent-style-name="Policepardéfaut" style:family="text">
      <style:text-properties style:language-asian="fr" style:country-asian="FR"/>
    </style:style>
    <style:style style:name="T512" style:parent-style-name="Policepardéfaut" style:family="text">
      <style:text-properties style:language-asian="fr" style:country-asian="FR"/>
    </style:style>
    <style:style style:name="T513" style:parent-style-name="Policepardéfaut" style:family="text">
      <style:text-properties style:language-asian="fr" style:country-asian="FR"/>
    </style:style>
    <style:style style:name="T514" style:parent-style-name="Policepardéfaut" style:family="text">
      <style:text-properties style:language-asian="fr" style:country-asian="FR"/>
    </style:style>
    <style:style style:name="T515" style:parent-style-name="Policepardéfaut" style:family="text">
      <style:text-properties style:language-asian="fr" style:country-asian="FR"/>
    </style:style>
    <style:style style:name="T516" style:parent-style-name="Policepardéfaut" style:family="text">
      <style:text-properties style:language-asian="fr" style:country-asian="FR"/>
    </style:style>
    <style:style style:name="T517" style:parent-style-name="Policepardéfaut" style:family="text">
      <style:text-properties style:language-asian="fr" style:country-asian="FR"/>
    </style:style>
    <style:style style:name="T518" style:parent-style-name="Policepardéfaut" style:family="text">
      <style:text-properties style:language-asian="fr" style:country-asian="FR"/>
    </style:style>
    <style:style style:name="T519" style:parent-style-name="Policepardéfaut" style:family="text">
      <style:text-properties style:language-asian="fr" style:country-asian="FR"/>
    </style:style>
    <style:style style:name="T520" style:parent-style-name="Policepardéfaut" style:family="text">
      <style:text-properties style:language-asian="fr" style:country-asian="FR"/>
    </style:style>
    <style:style style:name="T521" style:parent-style-name="Policepardéfaut" style:family="text">
      <style:text-properties style:font-size-complex="12pt" style:language-asian="fr" style:country-asian="FR"/>
    </style:style>
    <style:style style:name="T522" style:parent-style-name="Policepardéfaut" style:family="text">
      <style:text-properties style:language-asian="fr" style:country-asian="FR"/>
    </style:style>
    <style:style style:name="T523" style:parent-style-name="Policepardéfaut" style:family="text">
      <style:text-properties style:language-asian="fr" style:country-asian="FR"/>
    </style:style>
    <style:style style:name="T524" style:parent-style-name="Policepardéfaut" style:family="text">
      <style:text-properties style:language-asian="fr" style:country-asian="FR"/>
    </style:style>
    <style:style style:name="T525" style:parent-style-name="Policepardéfaut" style:family="text">
      <style:text-properties style:language-asian="fr" style:country-asian="FR"/>
    </style:style>
    <style:style style:name="T526" style:parent-style-name="Policepardéfaut" style:family="text">
      <style:text-properties style:language-asian="fr" style:country-asian="FR"/>
    </style:style>
    <style:style style:name="T527" style:parent-style-name="Policepardéfaut" style:family="text">
      <style:text-properties style:language-asian="fr" style:country-asian="FR"/>
    </style:style>
    <style:style style:name="T528" style:parent-style-name="Policepardéfaut" style:family="text">
      <style:text-properties style:language-asian="fr" style:country-asian="FR"/>
    </style:style>
    <style:style style:name="T529" style:parent-style-name="Policepardéfaut" style:family="text">
      <style:text-properties style:language-asian="fr" style:country-asian="FR"/>
    </style:style>
    <style:style style:name="T530" style:parent-style-name="Policepardéfaut" style:family="text">
      <style:text-properties style:language-asian="fr" style:country-asian="FR"/>
    </style:style>
    <style:style style:name="T531" style:parent-style-name="Policepardéfaut" style:family="text">
      <style:text-properties style:language-asian="fr" style:country-asian="FR"/>
    </style:style>
    <style:style style:name="T532" style:parent-style-name="Policepardéfaut" style:family="text">
      <style:text-properties style:language-asian="fr" style:country-asian="FR"/>
    </style:style>
    <style:style style:name="T533" style:parent-style-name="Policepardéfaut" style:family="text">
      <style:text-properties fo:font-style="italic" style:font-style-asian="italic" style:font-style-complex="italic" style:language-asian="fr" style:country-asian="FR"/>
    </style:style>
    <style:style style:name="T534" style:parent-style-name="Policepardéfaut" style:family="text">
      <style:text-properties fo:font-style="italic" style:font-style-asian="italic" style:font-style-complex="italic" style:language-asian="fr" style:country-asian="FR"/>
    </style:style>
    <style:style style:name="T535" style:parent-style-name="Policepardéfaut" style:family="text">
      <style:text-properties fo:font-style="italic" style:font-style-asian="italic" style:font-style-complex="italic" style:language-asian="fr" style:country-asian="FR"/>
    </style:style>
    <style:style style:name="T536" style:parent-style-name="Policepardéfaut" style:family="text">
      <style:text-properties fo:font-style="italic" style:font-style-asian="italic" style:font-style-complex="italic" style:language-asian="fr" style:country-asian="FR"/>
    </style:style>
    <style:style style:name="T537" style:parent-style-name="Policepardéfaut" style:family="text">
      <style:text-properties fo:font-style="italic" style:font-style-asian="italic" style:font-style-complex="italic" style:language-asian="fr" style:country-asian="FR"/>
    </style:style>
    <style:style style:name="T538" style:parent-style-name="Policepardéfaut" style:family="text">
      <style:text-properties fo:font-style="italic" style:font-style-asian="italic" style:font-style-complex="italic" style:language-asian="fr" style:country-asian="FR"/>
    </style:style>
    <style:style style:name="T539" style:parent-style-name="Policepardéfaut" style:family="text">
      <style:text-properties style:language-asian="fr" style:country-asian="FR"/>
    </style:style>
    <style:style style:name="T540" style:parent-style-name="Policepardéfaut" style:family="text">
      <style:text-properties style:language-asian="fr" style:country-asian="FR"/>
    </style:style>
    <style:style style:name="T541" style:parent-style-name="Policepardéfaut" style:family="text">
      <style:text-properties style:language-asian="fr" style:country-asian="FR"/>
    </style:style>
    <style:style style:name="T542" style:parent-style-name="Policepardéfaut" style:family="text">
      <style:text-properties style:language-asian="fr" style:country-asian="FR"/>
    </style:style>
    <style:style style:name="T543" style:parent-style-name="Policepardéfaut" style:family="text">
      <style:text-properties style:language-asian="fr" style:country-asian="FR"/>
    </style:style>
    <style:style style:name="T544" style:parent-style-name="Policepardéfaut" style:family="text">
      <style:text-properties style:language-asian="fr" style:country-asian="FR"/>
    </style:style>
    <style:style style:name="T545" style:parent-style-name="Policepardéfaut" style:family="text">
      <style:text-properties style:language-asian="fr" style:country-asian="FR"/>
    </style:style>
    <style:style style:name="T546" style:parent-style-name="Policepardéfaut" style:family="text">
      <style:text-properties style:language-asian="fr" style:country-asian="FR"/>
    </style:style>
    <style:style style:name="T547" style:parent-style-name="Policepardéfaut" style:family="text">
      <style:text-properties style:language-asian="fr" style:country-asian="FR"/>
    </style:style>
    <style:style style:name="T548" style:parent-style-name="Policepardéfaut" style:family="text">
      <style:text-properties style:language-asian="fr" style:country-asian="FR"/>
    </style:style>
    <style:style style:name="T549" style:parent-style-name="Policepardéfaut" style:family="text">
      <style:text-properties style:language-asian="fr" style:country-asian="FR"/>
    </style:style>
    <style:style style:name="T550" style:parent-style-name="Policepardéfaut" style:family="text">
      <style:text-properties style:language-asian="fr" style:country-asian="FR"/>
    </style:style>
    <style:style style:name="T551" style:parent-style-name="Policepardéfaut" style:family="text">
      <style:text-properties style:language-asian="fr" style:country-asian="FR"/>
    </style:style>
    <style:style style:name="T552" style:parent-style-name="Policepardéfaut" style:family="text">
      <style:text-properties style:language-asian="fr" style:country-asian="FR"/>
    </style:style>
    <style:style style:name="T553" style:parent-style-name="Policepardéfaut" style:family="text">
      <style:text-properties style:language-asian="fr" style:country-asian="FR"/>
    </style:style>
    <style:style style:name="T554" style:parent-style-name="Policepardéfaut" style:family="text">
      <style:text-properties style:language-asian="fr" style:country-asian="FR"/>
    </style:style>
    <style:style style:name="T555" style:parent-style-name="Policepardéfaut" style:family="text">
      <style:text-properties style:language-asian="fr" style:country-asian="FR"/>
    </style:style>
    <style:style style:name="T556" style:parent-style-name="Policepardéfaut" style:family="text">
      <style:text-properties style:language-asian="fr" style:country-asian="FR"/>
    </style:style>
    <style:style style:name="T557" style:parent-style-name="Policepardéfaut" style:family="text">
      <style:text-properties style:language-asian="fr" style:country-asian="FR"/>
    </style:style>
    <style:style style:name="T558" style:parent-style-name="Policepardéfaut" style:family="text">
      <style:text-properties style:language-asian="fr" style:country-asian="FR"/>
    </style:style>
    <style:style style:name="T559" style:parent-style-name="Policepardéfaut" style:family="text">
      <style:text-properties style:language-asian="fr" style:country-asian="FR"/>
    </style:style>
    <style:style style:name="T560" style:parent-style-name="Policepardéfaut" style:family="text">
      <style:text-properties style:language-asian="fr" style:country-asian="FR"/>
    </style:style>
    <style:style style:name="T561" style:parent-style-name="Policepardéfaut" style:family="text">
      <style:text-properties style:language-asian="fr" style:country-asian="FR"/>
    </style:style>
    <style:style style:name="T562" style:parent-style-name="Policepardéfaut" style:family="text">
      <style:text-properties style:language-asian="fr" style:country-asian="FR"/>
    </style:style>
    <style:style style:name="T563" style:parent-style-name="Policepardéfaut" style:family="text">
      <style:text-properties style:language-asian="fr" style:country-asian="FR"/>
    </style:style>
    <style:style style:name="T564" style:parent-style-name="Policepardéfaut" style:family="text">
      <style:text-properties style:language-asian="fr" style:country-asian="FR"/>
    </style:style>
    <style:style style:name="T565" style:parent-style-name="Policepardéfaut" style:family="text">
      <style:text-properties style:language-asian="fr" style:country-asian="FR"/>
    </style:style>
    <style:style style:name="T566" style:parent-style-name="Policepardéfaut" style:family="text">
      <style:text-properties style:font-style-complex="italic" style:language-asian="fr" style:country-asian="FR"/>
    </style:style>
    <style:style style:name="T567" style:parent-style-name="Policepardéfaut" style:family="text">
      <style:text-properties style:font-size-complex="12pt" style:language-asian="fr" style:country-asian="FR"/>
    </style:style>
    <style:style style:name="T568" style:parent-style-name="Policepardéfaut" style:family="text">
      <style:text-properties style:language-asian="fr" style:country-asian="FR"/>
    </style:style>
    <style:style style:name="T569" style:parent-style-name="Policepardéfaut" style:family="text">
      <style:text-properties style:language-asian="fr" style:country-asian="FR"/>
    </style:style>
    <style:style style:name="T570" style:parent-style-name="Policepardéfaut" style:family="text">
      <style:text-properties style:language-asian="fr" style:country-asian="FR"/>
    </style:style>
    <style:style style:name="T571" style:parent-style-name="Policepardéfaut" style:family="text">
      <style:text-properties style:language-asian="fr" style:country-asian="FR"/>
    </style:style>
    <style:style style:name="T572" style:parent-style-name="Policepardéfaut" style:family="text">
      <style:text-properties style:language-asian="fr" style:country-asian="FR"/>
    </style:style>
    <style:style style:name="T573" style:parent-style-name="Policepardéfaut" style:family="text">
      <style:text-properties style:language-asian="fr" style:country-asian="FR"/>
    </style:style>
    <style:style style:name="T574" style:parent-style-name="Policepardéfaut" style:family="text">
      <style:text-properties style:language-asian="fr" style:country-asian="FR"/>
    </style:style>
    <style:style style:name="T575" style:parent-style-name="Policepardéfaut" style:family="text">
      <style:text-properties style:language-asian="fr" style:country-asian="FR"/>
    </style:style>
    <style:style style:name="T576" style:parent-style-name="Policepardéfaut" style:family="text">
      <style:text-properties style:language-asian="fr" style:country-asian="FR"/>
    </style:style>
    <style:style style:name="T577" style:parent-style-name="Policepardéfaut" style:family="text">
      <style:text-properties style:language-asian="fr" style:country-asian="FR"/>
    </style:style>
    <style:style style:name="T578" style:parent-style-name="Policepardéfaut" style:family="text">
      <style:text-properties style:language-asian="fr" style:country-asian="FR"/>
    </style:style>
    <style:style style:name="T579" style:parent-style-name="Policepardéfaut" style:family="text">
      <style:text-properties style:language-asian="fr" style:country-asian="FR"/>
    </style:style>
    <style:style style:name="T580" style:parent-style-name="Policepardéfaut" style:family="text">
      <style:text-properties style:language-asian="fr" style:country-asian="FR"/>
    </style:style>
    <style:style style:name="T581" style:parent-style-name="Policepardéfaut" style:family="text">
      <style:text-properties style:language-asian="fr" style:country-asian="FR"/>
    </style:style>
    <style:style style:name="T582" style:parent-style-name="Policepardéfaut" style:family="text">
      <style:text-properties style:language-asian="fr" style:country-asian="FR"/>
    </style:style>
    <style:style style:name="T583" style:parent-style-name="Policepardéfaut" style:family="text">
      <style:text-properties style:language-asian="fr" style:country-asian="FR"/>
    </style:style>
    <style:style style:name="T584" style:parent-style-name="Policepardéfaut" style:family="text">
      <style:text-properties style:language-asian="fr" style:country-asian="FR"/>
    </style:style>
    <style:style style:name="T585" style:parent-style-name="Policepardéfaut" style:family="text">
      <style:text-properties style:language-asian="fr" style:country-asian="FR"/>
    </style:style>
    <style:style style:name="T586" style:parent-style-name="Policepardéfaut" style:family="text">
      <style:text-properties style:language-asian="fr" style:country-asian="FR"/>
    </style:style>
    <style:style style:name="T587" style:parent-style-name="Appelnotedebasdep." style:family="text">
      <style:text-properties style:language-asian="fr" style:country-asian="FR"/>
    </style:style>
    <style:style style:name="T588" style:parent-style-name="Policepardéfaut" style:family="text">
      <style:text-properties style:language-asian="fr" style:country-asian="FR"/>
    </style:style>
    <style:style style:name="T589" style:parent-style-name="Policepardéfaut" style:family="text">
      <style:text-properties style:language-asian="fr" style:country-asian="FR"/>
    </style:style>
    <style:style style:name="T590" style:parent-style-name="Policepardéfaut" style:family="text">
      <style:text-properties style:language-asian="fr" style:country-asian="FR"/>
    </style:style>
    <style:style style:name="T591" style:parent-style-name="Policepardéfaut" style:family="text">
      <style:text-properties style:language-asian="fr" style:country-asian="FR"/>
    </style:style>
    <style:style style:name="T592" style:parent-style-name="Policepardéfaut" style:family="text">
      <style:text-properties style:language-asian="fr" style:country-asian="FR"/>
    </style:style>
    <style:style style:name="T593" style:parent-style-name="Policepardéfaut" style:family="text">
      <style:text-properties style:language-asian="fr" style:country-asian="FR"/>
    </style:style>
    <style:style style:name="T594" style:parent-style-name="Policepardéfaut" style:family="text">
      <style:text-properties style:language-asian="fr" style:country-asian="FR"/>
    </style:style>
    <style:style style:name="T595" style:parent-style-name="Policepardéfaut" style:family="text">
      <style:text-properties style:language-asian="fr" style:country-asian="FR"/>
    </style:style>
    <style:style style:name="T596" style:parent-style-name="Policepardéfaut" style:family="text">
      <style:text-properties style:language-asian="fr" style:country-asian="FR"/>
    </style:style>
    <style:style style:name="T597" style:parent-style-name="Policepardéfaut" style:family="text">
      <style:text-properties style:language-asian="fr" style:country-asian="FR"/>
    </style:style>
    <style:style style:name="T598" style:parent-style-name="Policepardéfaut" style:family="text">
      <style:text-properties style:language-asian="fr" style:country-asian="FR"/>
    </style:style>
    <style:style style:name="T599" style:parent-style-name="Policepardéfaut" style:family="text">
      <style:text-properties style:language-asian="fr" style:country-asian="FR"/>
    </style:style>
    <style:style style:name="T600" style:parent-style-name="Policepardéfaut" style:family="text">
      <style:text-properties style:language-asian="fr" style:country-asian="FR"/>
    </style:style>
    <style:style style:name="T601" style:parent-style-name="Policepardéfaut" style:family="text">
      <style:text-properties style:language-asian="fr" style:country-asian="FR"/>
    </style:style>
    <style:style style:name="T602" style:parent-style-name="Policepardéfaut" style:family="text">
      <style:text-properties style:language-asian="fr" style:country-asian="FR"/>
    </style:style>
    <style:style style:name="T603" style:parent-style-name="Policepardéfaut" style:family="text">
      <style:text-properties style:language-asian="fr" style:country-asian="FR"/>
    </style:style>
    <style:style style:name="T604" style:parent-style-name="Policepardéfaut" style:family="text">
      <style:text-properties style:language-asian="fr" style:country-asian="FR"/>
    </style:style>
    <style:style style:name="T605" style:parent-style-name="Policepardéfaut" style:family="text">
      <style:text-properties style:language-asian="fr" style:country-asian="FR"/>
    </style:style>
    <style:style style:name="T606" style:parent-style-name="Policepardéfaut" style:family="text">
      <style:text-properties style:language-asian="fr" style:country-asian="FR"/>
    </style:style>
    <style:style style:name="T607" style:parent-style-name="Policepardéfaut" style:family="text">
      <style:text-properties style:language-asian="fr" style:country-asian="FR"/>
    </style:style>
    <style:style style:name="T608" style:parent-style-name="Policepardéfaut" style:family="text">
      <style:text-properties style:language-asian="fr" style:country-asian="FR"/>
    </style:style>
    <style:style style:name="T609" style:parent-style-name="Policepardéfaut" style:family="text">
      <style:text-properties style:language-asian="fr" style:country-asian="FR"/>
    </style:style>
    <style:style style:name="T610" style:parent-style-name="Policepardéfaut" style:family="text">
      <style:text-properties style:language-asian="fr" style:country-asian="FR"/>
    </style:style>
    <style:style style:name="T611" style:parent-style-name="Policepardéfaut" style:family="text">
      <style:text-properties style:language-asian="fr" style:country-asian="FR"/>
    </style:style>
    <style:style style:name="T612" style:parent-style-name="Policepardéfaut" style:family="text">
      <style:text-properties style:language-asian="fr" style:country-asian="FR"/>
    </style:style>
    <style:style style:name="T613" style:parent-style-name="Policepardéfaut" style:family="text">
      <style:text-properties style:language-asian="fr" style:country-asian="FR"/>
    </style:style>
    <style:style style:name="T614" style:parent-style-name="Policepardéfaut" style:family="text">
      <style:text-properties style:language-asian="fr" style:country-asian="FR"/>
    </style:style>
    <style:style style:name="T615" style:parent-style-name="Policepardéfaut" style:family="text">
      <style:text-properties style:language-asian="fr" style:country-asian="FR"/>
    </style:style>
    <style:style style:name="T616" style:parent-style-name="Policepardéfaut" style:family="text">
      <style:text-properties style:language-asian="fr" style:country-asian="FR"/>
    </style:style>
    <style:style style:name="T617" style:parent-style-name="Policepardéfaut" style:family="text">
      <style:text-properties style:language-asian="fr" style:country-asian="FR"/>
    </style:style>
    <style:style style:name="T618" style:parent-style-name="Policepardéfaut" style:family="text">
      <style:text-properties style:language-asian="fr" style:country-asian="FR"/>
    </style:style>
    <style:style style:name="T619" style:parent-style-name="Policepardéfaut" style:family="text">
      <style:text-properties style:language-asian="fr" style:country-asian="FR"/>
    </style:style>
    <style:style style:name="T620" style:parent-style-name="Policepardéfaut" style:family="text">
      <style:text-properties style:language-asian="fr" style:country-asian="FR"/>
    </style:style>
    <style:style style:name="T621" style:parent-style-name="Policepardéfaut" style:family="text">
      <style:text-properties style:language-asian="fr" style:country-asian="FR"/>
    </style:style>
    <style:style style:name="T622" style:parent-style-name="Policepardéfaut" style:family="text">
      <style:text-properties style:language-asian="fr" style:country-asian="FR"/>
    </style:style>
    <style:style style:name="T623" style:parent-style-name="Policepardéfaut" style:family="text">
      <style:text-properties style:language-asian="fr" style:country-asian="FR"/>
    </style:style>
    <style:style style:name="T624" style:parent-style-name="Policepardéfaut" style:family="text">
      <style:text-properties style:language-asian="fr" style:country-asian="FR"/>
    </style:style>
    <style:style style:name="T625" style:parent-style-name="Policepardéfaut" style:family="text">
      <style:text-properties style:language-asian="fr" style:country-asian="FR"/>
    </style:style>
    <style:style style:name="T626" style:parent-style-name="Policepardéfaut" style:family="text">
      <style:text-properties style:language-asian="fr" style:country-asian="FR"/>
    </style:style>
    <style:style style:name="T627" style:parent-style-name="Policepardéfaut" style:family="text">
      <style:text-properties style:language-asian="fr" style:country-asian="FR"/>
    </style:style>
    <style:style style:name="T628" style:parent-style-name="Policepardéfaut" style:family="text">
      <style:text-properties style:language-asian="fr" style:country-asian="FR"/>
    </style:style>
    <style:style style:name="T629" style:parent-style-name="Policepardéfaut" style:family="text">
      <style:text-properties style:language-asian="fr" style:country-asian="FR"/>
    </style:style>
    <style:style style:name="T630" style:parent-style-name="Policepardéfaut" style:family="text">
      <style:text-properties style:language-asian="fr" style:country-asian="FR"/>
    </style:style>
    <style:style style:name="T631" style:parent-style-name="Policepardéfaut" style:family="text">
      <style:text-properties style:language-asian="fr" style:country-asian="FR"/>
    </style:style>
    <style:style style:name="T632" style:parent-style-name="Policepardéfaut" style:family="text">
      <style:text-properties style:language-asian="fr" style:country-asian="FR"/>
    </style:style>
    <style:style style:name="T633" style:parent-style-name="Policepardéfaut" style:family="text">
      <style:text-properties style:language-asian="fr" style:country-asian="FR"/>
    </style:style>
    <style:style style:name="T634" style:parent-style-name="Policepardéfaut" style:family="text">
      <style:text-properties style:language-asian="fr" style:country-asian="FR"/>
    </style:style>
    <style:style style:name="T635" style:parent-style-name="Policepardéfaut" style:family="text">
      <style:text-properties style:language-asian="fr" style:country-asian="FR"/>
    </style:style>
    <style:style style:name="T636" style:parent-style-name="Policepardéfaut" style:family="text">
      <style:text-properties style:language-asian="fr" style:country-asian="FR"/>
    </style:style>
    <style:style style:name="T637" style:parent-style-name="Policepardéfaut" style:family="text">
      <style:text-properties style:language-asian="fr" style:country-asian="FR"/>
    </style:style>
    <style:style style:name="T638" style:parent-style-name="Policepardéfaut" style:family="text">
      <style:text-properties style:language-asian="fr" style:country-asian="FR"/>
    </style:style>
    <style:style style:name="T639" style:parent-style-name="Policepardéfaut" style:family="text">
      <style:text-properties style:language-asian="fr" style:country-asian="FR"/>
    </style:style>
    <style:style style:name="T640" style:parent-style-name="Policepardéfaut" style:family="text">
      <style:text-properties style:language-asian="fr" style:country-asian="FR"/>
    </style:style>
    <style:style style:name="T641" style:parent-style-name="Policepardéfaut" style:family="text">
      <style:text-properties style:language-asian="fr" style:country-asian="FR"/>
    </style:style>
    <style:style style:name="T642" style:parent-style-name="Policepardéfaut" style:family="text">
      <style:text-properties style:language-asian="fr" style:country-asian="FR"/>
    </style:style>
    <style:style style:name="T643" style:parent-style-name="Policepardéfaut" style:family="text">
      <style:text-properties style:language-asian="fr" style:country-asian="FR"/>
    </style:style>
    <style:style style:name="T644" style:parent-style-name="Policepardéfaut" style:family="text">
      <style:text-properties style:language-asian="fr" style:country-asian="FR"/>
    </style:style>
    <style:style style:name="T645" style:parent-style-name="Policepardéfaut" style:family="text">
      <style:text-properties style:language-asian="fr" style:country-asian="FR"/>
    </style:style>
    <style:style style:name="T646" style:parent-style-name="Policepardéfaut" style:family="text">
      <style:text-properties style:language-asian="fr" style:country-asian="FR"/>
    </style:style>
    <style:style style:name="T647" style:parent-style-name="Policepardéfaut" style:family="text">
      <style:text-properties style:language-asian="fr" style:country-asian="FR"/>
    </style:style>
    <style:style style:name="T648" style:parent-style-name="Policepardéfaut" style:family="text">
      <style:text-properties style:language-asian="fr" style:country-asian="FR"/>
    </style:style>
    <style:style style:name="T649" style:parent-style-name="Policepardéfaut" style:family="text">
      <style:text-properties style:language-asian="fr" style:country-asian="FR"/>
    </style:style>
    <style:style style:name="T650" style:parent-style-name="Policepardéfaut" style:family="text">
      <style:text-properties style:language-asian="fr" style:country-asian="FR"/>
    </style:style>
    <style:style style:name="T651" style:parent-style-name="Policepardéfaut" style:family="text">
      <style:text-properties style:language-asian="fr" style:country-asian="FR"/>
    </style:style>
    <style:style style:name="T652" style:parent-style-name="Policepardéfaut" style:family="text">
      <style:text-properties style:language-asian="fr" style:country-asian="FR"/>
    </style:style>
    <style:style style:name="T653" style:parent-style-name="Policepardéfaut" style:family="text">
      <style:text-properties style:language-asian="fr" style:country-asian="FR"/>
    </style:style>
    <style:style style:name="T654" style:parent-style-name="Policepardéfaut" style:family="text">
      <style:text-properties style:language-asian="fr" style:country-asian="FR"/>
    </style:style>
    <style:style style:name="T655" style:parent-style-name="Policepardéfaut" style:family="text">
      <style:text-properties style:language-asian="fr" style:country-asian="FR"/>
    </style:style>
    <style:style style:name="T656" style:parent-style-name="Policepardéfaut" style:family="text">
      <style:text-properties style:language-asian="fr" style:country-asian="FR"/>
    </style:style>
    <style:style style:name="T657" style:parent-style-name="Policepardéfaut" style:family="text">
      <style:text-properties style:language-asian="fr" style:country-asian="FR"/>
    </style:style>
    <style:style style:name="T658" style:parent-style-name="Policepardéfaut" style:family="text">
      <style:text-properties style:language-asian="fr" style:country-asian="FR"/>
    </style:style>
    <style:style style:name="T659" style:parent-style-name="Policepardéfaut" style:family="text">
      <style:text-properties style:language-asian="fr" style:country-asian="FR"/>
    </style:style>
    <style:style style:name="T660" style:parent-style-name="Policepardéfaut" style:family="text">
      <style:text-properties style:language-asian="fr" style:country-asian="FR"/>
    </style:style>
    <style:style style:name="T661" style:parent-style-name="Policepardéfaut" style:family="text">
      <style:text-properties style:language-asian="fr" style:country-asian="FR"/>
    </style:style>
    <style:style style:name="T662" style:parent-style-name="Policepardéfaut" style:family="text">
      <style:text-properties style:language-asian="fr" style:country-asian="FR"/>
    </style:style>
    <style:style style:name="T663" style:parent-style-name="Policepardéfaut" style:family="text">
      <style:text-properties style:language-asian="fr" style:country-asian="FR"/>
    </style:style>
    <style:style style:name="T664" style:parent-style-name="Policepardéfaut" style:family="text">
      <style:text-properties style:language-asian="fr" style:country-asian="FR"/>
    </style:style>
    <style:style style:name="T665" style:parent-style-name="Policepardéfaut" style:family="text">
      <style:text-properties style:language-asian="fr" style:country-asian="FR"/>
    </style:style>
    <style:style style:name="T666" style:parent-style-name="Policepardéfaut" style:family="text">
      <style:text-properties style:language-asian="fr" style:country-asian="FR"/>
    </style:style>
    <style:style style:name="T667" style:parent-style-name="Policepardéfaut" style:family="text">
      <style:text-properties style:language-asian="fr" style:country-asian="FR"/>
    </style:style>
    <style:style style:name="T668" style:parent-style-name="Policepardéfaut" style:family="text">
      <style:text-properties style:language-asian="fr" style:country-asian="FR"/>
    </style:style>
    <style:style style:name="T669" style:parent-style-name="Policepardéfaut" style:family="text">
      <style:text-properties style:language-asian="fr" style:country-asian="FR"/>
    </style:style>
    <style:style style:name="T670" style:parent-style-name="Policepardéfaut" style:family="text">
      <style:text-properties style:language-asian="fr" style:country-asian="FR"/>
    </style:style>
    <style:style style:name="T671" style:parent-style-name="Policepardéfaut" style:family="text">
      <style:text-properties style:language-asian="fr" style:country-asian="FR"/>
    </style:style>
    <style:style style:name="T672" style:parent-style-name="Policepardéfaut" style:family="text">
      <style:text-properties style:language-asian="fr" style:country-asian="FR"/>
    </style:style>
    <style:style style:name="T673" style:parent-style-name="Policepardéfaut" style:family="text">
      <style:text-properties style:language-asian="fr" style:country-asian="FR"/>
    </style:style>
    <style:style style:name="T674" style:parent-style-name="Policepardéfaut" style:family="text">
      <style:text-properties style:language-asian="fr" style:country-asian="FR"/>
    </style:style>
    <style:style style:name="T675" style:parent-style-name="Policepardéfaut" style:family="text">
      <style:text-properties style:language-asian="fr" style:country-asian="FR"/>
    </style:style>
    <style:style style:name="T676" style:parent-style-name="Policepardéfaut" style:family="text">
      <style:text-properties style:text-position="super 66.6%" style:language-asian="fr" style:country-asian="FR"/>
    </style:style>
    <style:style style:name="T677" style:parent-style-name="Policepardéfaut" style:family="text">
      <style:text-properties style:language-asian="fr" style:country-asian="FR"/>
    </style:style>
    <style:style style:name="T678" style:parent-style-name="Policepardéfaut" style:family="text">
      <style:text-properties style:language-asian="fr" style:country-asian="FR"/>
    </style:style>
    <style:style style:name="T679" style:parent-style-name="Policepardéfaut" style:family="text">
      <style:text-properties style:language-asian="fr" style:country-asian="FR"/>
    </style:style>
    <style:style style:name="T680" style:parent-style-name="Policepardéfaut" style:family="text">
      <style:text-properties style:language-asian="fr" style:country-asian="FR"/>
    </style:style>
    <style:style style:name="T681" style:parent-style-name="Policepardéfaut" style:family="text">
      <style:text-properties style:language-asian="fr" style:country-asian="FR"/>
    </style:style>
    <style:style style:name="T682" style:parent-style-name="Policepardéfaut" style:family="text">
      <style:text-properties style:language-asian="fr" style:country-asian="FR"/>
    </style:style>
    <style:style style:name="T683" style:parent-style-name="Policepardéfaut" style:family="text">
      <style:text-properties style:language-asian="fr" style:country-asian="FR"/>
    </style:style>
    <style:style style:name="T684" style:parent-style-name="Policepardéfaut" style:family="text">
      <style:text-properties style:language-asian="fr" style:country-asian="FR"/>
    </style:style>
    <style:style style:name="T685" style:parent-style-name="Policepardéfaut" style:family="text">
      <style:text-properties style:language-asian="fr" style:country-asian="FR"/>
    </style:style>
    <style:style style:name="T686" style:parent-style-name="Policepardéfaut" style:family="text">
      <style:text-properties style:language-asian="fr" style:country-asian="FR"/>
    </style:style>
    <style:style style:name="T687" style:parent-style-name="Policepardéfaut" style:family="text">
      <style:text-properties style:language-asian="fr" style:country-asian="FR"/>
    </style:style>
    <style:style style:name="T688" style:parent-style-name="Policepardéfaut" style:family="text">
      <style:text-properties style:language-asian="fr" style:country-asian="FR"/>
    </style:style>
    <style:style style:name="T689" style:parent-style-name="Policepardéfaut" style:family="text">
      <style:text-properties style:font-style-complex="italic" style:language-asian="fr" style:country-asian="FR"/>
    </style:style>
    <style:style style:name="T690" style:parent-style-name="Policepardéfaut" style:family="text">
      <style:text-properties style:font-size-complex="12pt" style:language-asian="fr" style:country-asian="FR"/>
    </style:style>
    <style:style style:name="T691" style:parent-style-name="Policepardéfaut" style:family="text">
      <style:text-properties style:language-asian="fr" style:country-asian="FR"/>
    </style:style>
    <style:style style:name="T692" style:parent-style-name="Policepardéfaut" style:family="text">
      <style:text-properties style:language-asian="fr" style:country-asian="FR"/>
    </style:style>
    <style:style style:name="T693" style:parent-style-name="Policepardéfaut" style:family="text">
      <style:text-properties style:language-asian="fr" style:country-asian="FR"/>
    </style:style>
    <style:style style:name="T694" style:parent-style-name="Policepardéfaut" style:family="text">
      <style:text-properties style:language-asian="fr" style:country-asian="FR"/>
    </style:style>
    <style:style style:name="T695" style:parent-style-name="Policepardéfaut" style:family="text">
      <style:text-properties style:language-asian="fr" style:country-asian="FR"/>
    </style:style>
    <style:style style:name="T696" style:parent-style-name="Policepardéfaut" style:family="text">
      <style:text-properties style:language-asian="fr" style:country-asian="FR"/>
    </style:style>
    <style:style style:name="T697" style:parent-style-name="Policepardéfaut" style:family="text">
      <style:text-properties style:language-asian="fr" style:country-asian="FR"/>
    </style:style>
    <style:style style:name="T698" style:parent-style-name="Policepardéfaut" style:family="text">
      <style:text-properties style:language-asian="fr" style:country-asian="FR"/>
    </style:style>
    <style:style style:name="T699" style:parent-style-name="Policepardéfaut" style:family="text">
      <style:text-properties style:language-asian="fr" style:country-asian="FR"/>
    </style:style>
    <style:style style:name="T700" style:parent-style-name="Policepardéfaut" style:family="text">
      <style:text-properties style:language-asian="fr" style:country-asian="FR"/>
    </style:style>
    <style:style style:name="T701" style:parent-style-name="Policepardéfaut" style:family="text">
      <style:text-properties style:language-asian="fr" style:country-asian="FR"/>
    </style:style>
    <style:style style:name="T702" style:parent-style-name="Policepardéfaut" style:family="text">
      <style:text-properties style:language-asian="fr" style:country-asian="FR"/>
    </style:style>
    <style:style style:name="T703" style:parent-style-name="Policepardéfaut" style:family="text">
      <style:text-properties style:language-asian="fr" style:country-asian="FR"/>
    </style:style>
    <style:style style:name="T704" style:parent-style-name="Policepardéfaut" style:family="text">
      <style:text-properties style:language-asian="fr" style:country-asian="FR"/>
    </style:style>
    <style:style style:name="T705" style:parent-style-name="Policepardéfaut" style:family="text">
      <style:text-properties style:language-asian="fr" style:country-asian="FR"/>
    </style:style>
    <style:style style:name="T706" style:parent-style-name="Policepardéfaut" style:family="text">
      <style:text-properties style:language-asian="fr" style:country-asian="FR"/>
    </style:style>
    <style:style style:name="T707" style:parent-style-name="Policepardéfaut" style:family="text">
      <style:text-properties style:language-asian="fr" style:country-asian="FR"/>
    </style:style>
    <style:style style:name="T708" style:parent-style-name="Appelnotedebasdep." style:family="text">
      <style:text-properties style:language-asian="fr" style:country-asian="FR"/>
    </style:style>
    <style:style style:name="T709" style:parent-style-name="Policepardéfaut" style:family="text">
      <style:text-properties style:text-position="super 65%"/>
    </style:style>
    <style:style style:name="T710" style:parent-style-name="Policepardéfaut" style:family="text">
      <style:text-properties style:language-asian="fr" style:country-asian="FR"/>
    </style:style>
    <style:style style:name="T711" style:parent-style-name="Policepardéfaut" style:family="text">
      <style:text-properties style:language-asian="fr" style:country-asian="FR"/>
    </style:style>
    <style:style style:name="T712" style:parent-style-name="Policepardéfaut" style:family="text">
      <style:text-properties style:language-asian="fr" style:country-asian="FR"/>
    </style:style>
    <style:style style:name="T713" style:parent-style-name="Policepardéfaut" style:family="text">
      <style:text-properties style:language-asian="fr" style:country-asian="FR"/>
    </style:style>
    <style:style style:name="T714" style:parent-style-name="Policepardéfaut" style:family="text">
      <style:text-properties style:language-asian="fr" style:country-asian="FR"/>
    </style:style>
    <style:style style:name="T715" style:parent-style-name="Policepardéfaut" style:family="text">
      <style:text-properties style:language-asian="fr" style:country-asian="FR"/>
    </style:style>
    <style:style style:name="T716" style:parent-style-name="Policepardéfaut" style:family="text">
      <style:text-properties style:language-asian="fr" style:country-asian="FR"/>
    </style:style>
    <style:style style:name="T717" style:parent-style-name="Policepardéfaut" style:family="text">
      <style:text-properties style:language-asian="fr" style:country-asian="FR"/>
    </style:style>
    <style:style style:name="T718" style:parent-style-name="Policepardéfaut" style:family="text">
      <style:text-properties style:language-asian="fr" style:country-asian="FR"/>
    </style:style>
    <style:style style:name="T719" style:parent-style-name="Policepardéfaut" style:family="text">
      <style:text-properties style:language-asian="fr" style:country-asian="FR"/>
    </style:style>
    <style:style style:name="T720" style:parent-style-name="Policepardéfaut" style:family="text">
      <style:text-properties style:language-asian="fr" style:country-asian="FR"/>
    </style:style>
    <style:style style:name="T721" style:parent-style-name="Policepardéfaut" style:family="text">
      <style:text-properties style:language-asian="fr" style:country-asian="FR"/>
    </style:style>
    <style:style style:name="T722" style:parent-style-name="Policepardéfaut" style:family="text">
      <style:text-properties style:language-asian="fr" style:country-asian="FR"/>
    </style:style>
    <style:style style:name="T723" style:parent-style-name="Policepardéfaut" style:family="text">
      <style:text-properties style:language-asian="fr" style:country-asian="FR"/>
    </style:style>
    <style:style style:name="T724" style:parent-style-name="Policepardéfaut" style:family="text">
      <style:text-properties style:language-asian="fr" style:country-asian="FR"/>
    </style:style>
    <style:style style:name="T725" style:parent-style-name="Policepardéfaut" style:family="text">
      <style:text-properties fo:font-style="italic" style:font-style-asian="italic" style:font-style-complex="italic" style:language-asian="fr" style:country-asian="FR"/>
    </style:style>
    <style:style style:name="T726" style:parent-style-name="Policepardéfaut" style:family="text">
      <style:text-properties style:language-asian="fr" style:country-asian="FR"/>
    </style:style>
    <style:style style:name="T727" style:parent-style-name="Policepardéfaut" style:family="text">
      <style:text-properties style:language-asian="fr" style:country-asian="FR"/>
    </style:style>
    <style:style style:name="T728" style:parent-style-name="Policepardéfaut" style:family="text">
      <style:text-properties style:language-asian="fr" style:country-asian="FR"/>
    </style:style>
    <style:style style:name="T729" style:parent-style-name="Policepardéfaut" style:family="text">
      <style:text-properties style:language-asian="fr" style:country-asian="FR"/>
    </style:style>
    <style:style style:name="T730" style:parent-style-name="Policepardéfaut" style:family="text">
      <style:text-properties style:language-asian="fr" style:country-asian="FR"/>
    </style:style>
    <style:style style:name="T731" style:parent-style-name="Policepardéfaut" style:family="text">
      <style:text-properties style:font-size-complex="12pt" style:language-asian="fr" style:country-asian="FR"/>
    </style:style>
    <style:style style:name="T732" style:parent-style-name="Policepardéfaut" style:family="text">
      <style:text-properties style:language-asian="fr" style:country-asian="FR"/>
    </style:style>
    <style:style style:name="T733" style:parent-style-name="Policepardéfaut" style:family="text">
      <style:text-properties style:font-style-complex="italic" style:language-asian="fr" style:country-asian="FR"/>
    </style:style>
    <style:style style:name="T734" style:parent-style-name="Policepardéfaut" style:family="text">
      <style:text-properties style:font-size-complex="12pt" style:language-asian="fr" style:country-asian="FR"/>
    </style:style>
    <style:style style:name="T735" style:parent-style-name="Policepardéfaut" style:family="text">
      <style:text-properties style:language-asian="fr" style:country-asian="FR"/>
    </style:style>
    <style:style style:name="T736" style:parent-style-name="Policepardéfaut" style:family="text">
      <style:text-properties style:language-asian="fr" style:country-asian="FR"/>
    </style:style>
    <style:style style:name="T737" style:parent-style-name="Policepardéfaut" style:family="text">
      <style:text-properties style:language-asian="fr" style:country-asian="FR"/>
    </style:style>
    <style:style style:name="T738" style:parent-style-name="Policepardéfaut" style:family="text">
      <style:text-properties style:language-asian="fr" style:country-asian="FR"/>
    </style:style>
    <style:style style:name="T739" style:parent-style-name="Policepardéfaut" style:family="text">
      <style:text-properties style:language-asian="fr" style:country-asian="FR"/>
    </style:style>
    <style:style style:name="T740" style:parent-style-name="Policepardéfaut" style:family="text">
      <style:text-properties style:language-asian="fr" style:country-asian="FR"/>
    </style:style>
    <style:style style:name="T741" style:parent-style-name="Policepardéfaut" style:family="text">
      <style:text-properties style:language-asian="fr" style:country-asian="FR"/>
    </style:style>
    <style:style style:name="T742" style:parent-style-name="Policepardéfaut" style:family="text">
      <style:text-properties style:language-asian="fr" style:country-asian="FR"/>
    </style:style>
    <style:style style:name="T743" style:parent-style-name="Policepardéfaut" style:family="text">
      <style:text-properties style:language-asian="fr" style:country-asian="FR"/>
    </style:style>
    <style:style style:name="T744" style:parent-style-name="Policepardéfaut" style:family="text">
      <style:text-properties style:language-asian="fr" style:country-asian="FR"/>
    </style:style>
    <style:style style:name="T745" style:parent-style-name="Policepardéfaut" style:family="text">
      <style:text-properties style:language-asian="fr" style:country-asian="FR"/>
    </style:style>
    <style:style style:name="T746" style:parent-style-name="Policepardéfaut" style:family="text">
      <style:text-properties style:font-size-complex="12pt" style:language-asian="fr" style:country-asian="FR"/>
    </style:style>
    <style:style style:name="T747" style:parent-style-name="Policepardéfaut" style:family="text">
      <style:text-properties style:language-asian="fr" style:country-asian="FR"/>
    </style:style>
    <style:style style:name="T748" style:parent-style-name="Policepardéfaut" style:family="text">
      <style:text-properties style:language-asian="fr" style:country-asian="FR"/>
    </style:style>
    <style:style style:name="T749" style:parent-style-name="Policepardéfaut" style:family="text">
      <style:text-properties style:language-asian="fr" style:country-asian="FR"/>
    </style:style>
    <style:style style:name="T750" style:parent-style-name="Policepardéfaut" style:family="text">
      <style:text-properties style:language-asian="fr" style:country-asian="FR"/>
    </style:style>
    <style:style style:name="T751" style:parent-style-name="Policepardéfaut" style:family="text">
      <style:text-properties style:language-asian="fr" style:country-asian="FR"/>
    </style:style>
    <style:style style:name="T752" style:parent-style-name="Policepardéfaut" style:family="text">
      <style:text-properties style:language-asian="fr" style:country-asian="FR"/>
    </style:style>
    <style:style style:name="T753" style:parent-style-name="Policepardéfaut" style:family="text">
      <style:text-properties style:language-asian="fr" style:country-asian="FR"/>
    </style:style>
    <style:style style:name="T754" style:parent-style-name="Appelnotedebasdep." style:family="text">
      <style:text-properties style:language-asian="fr" style:country-asian="FR"/>
    </style:style>
    <style:style style:name="T755" style:parent-style-name="Policepardéfaut" style:family="text">
      <style:text-properties style:language-asian="fr" style:country-asian="FR"/>
    </style:style>
    <style:style style:name="T756" style:parent-style-name="Policepardéfaut" style:family="text">
      <style:text-properties style:language-asian="fr" style:country-asian="FR"/>
    </style:style>
    <style:style style:name="T757" style:parent-style-name="Policepardéfaut" style:family="text">
      <style:text-properties fo:font-size="12pt" style:font-size-asian="12pt" style:font-size-complex="12pt" style:language-asian="fr" style:country-asian="FR"/>
    </style:style>
    <style:style style:name="T758" style:parent-style-name="Policepardéfaut" style:family="text">
      <style:text-properties style:language-asian="fr" style:country-asian="FR"/>
    </style:style>
    <style:style style:name="T759" style:parent-style-name="Policepardéfaut" style:family="text">
      <style:text-properties style:language-asian="fr" style:country-asian="FR"/>
    </style:style>
    <style:style style:name="T760" style:parent-style-name="Policepardéfaut" style:family="text">
      <style:text-properties fo:font-style="italic" style:font-style-asian="italic" style:font-style-complex="italic" style:language-asian="fr" style:country-asian="FR"/>
    </style:style>
    <style:style style:name="T761" style:parent-style-name="Policepardéfaut" style:family="text">
      <style:text-properties fo:font-size="12pt" style:font-size-asian="12pt" style:font-size-complex="12pt" style:language-asian="fr" style:country-asian="FR"/>
    </style:style>
    <style:style style:name="T762" style:parent-style-name="Policepardéfaut" style:family="text">
      <style:text-properties style:language-asian="fr" style:country-asian="FR"/>
    </style:style>
    <style:style style:name="T763" style:parent-style-name="Policepardéfaut" style:family="text">
      <style:text-properties style:language-asian="fr" style:country-asian="FR"/>
    </style:style>
    <style:style style:name="T764" style:parent-style-name="Policepardéfaut" style:family="text">
      <style:text-properties style:language-asian="fr" style:country-asian="FR"/>
    </style:style>
    <style:style style:name="T765" style:parent-style-name="Policepardéfaut" style:family="text">
      <style:text-properties style:language-asian="fr" style:country-asian="FR"/>
    </style:style>
    <style:style style:name="T766" style:parent-style-name="Policepardéfaut" style:family="text">
      <style:text-properties style:language-asian="fr" style:country-asian="FR"/>
    </style:style>
    <style:style style:name="T767" style:parent-style-name="Policepardéfaut" style:family="text">
      <style:text-properties style:language-asian="fr" style:country-asian="FR"/>
    </style:style>
    <style:style style:name="T768" style:parent-style-name="Policepardéfaut" style:family="text">
      <style:text-properties style:language-asian="fr" style:country-asian="FR"/>
    </style:style>
    <style:style style:name="T769" style:parent-style-name="Policepardéfaut" style:family="text">
      <style:text-properties style:language-asian="fr" style:country-asian="FR"/>
    </style:style>
    <style:style style:name="T770" style:parent-style-name="Policepardéfaut" style:family="text">
      <style:text-properties style:language-asian="fr" style:country-asian="FR"/>
    </style:style>
    <style:style style:name="T771" style:parent-style-name="Policepardéfaut" style:family="text">
      <style:text-properties style:language-asian="fr" style:country-asian="FR"/>
    </style:style>
    <style:style style:name="T772" style:parent-style-name="Policepardéfaut" style:family="text">
      <style:text-properties style:language-asian="fr" style:country-asian="FR"/>
    </style:style>
    <style:style style:name="T773" style:parent-style-name="Policepardéfaut" style:family="text">
      <style:text-properties style:language-asian="fr" style:country-asian="FR"/>
    </style:style>
    <style:style style:name="T774" style:parent-style-name="Policepardéfaut" style:family="text">
      <style:text-properties style:language-asian="fr" style:country-asian="FR"/>
    </style:style>
    <style:style style:name="T775" style:parent-style-name="Policepardéfaut" style:family="text">
      <style:text-properties style:language-asian="fr" style:country-asian="FR"/>
    </style:style>
    <style:style style:name="T776" style:parent-style-name="Policepardéfaut" style:family="text">
      <style:text-properties style:language-asian="fr" style:country-asian="FR"/>
    </style:style>
    <style:style style:name="T777" style:parent-style-name="Policepardéfaut" style:family="text">
      <style:text-properties style:language-asian="fr" style:country-asian="FR"/>
    </style:style>
    <style:style style:name="T778" style:parent-style-name="Policepardéfaut" style:family="text">
      <style:text-properties style:language-asian="fr" style:country-asian="FR"/>
    </style:style>
    <style:style style:name="T779" style:parent-style-name="Policepardéfaut" style:family="text">
      <style:text-properties style:language-asian="fr" style:country-asian="FR"/>
    </style:style>
    <style:style style:name="T780" style:parent-style-name="Policepardéfaut" style:family="text">
      <style:text-properties style:language-asian="fr" style:country-asian="FR"/>
    </style:style>
    <style:style style:name="T781" style:parent-style-name="Policepardéfaut" style:family="text">
      <style:text-properties fo:font-style="italic" style:font-style-asian="italic" style:font-style-complex="italic" style:language-asian="fr" style:country-asian="FR"/>
    </style:style>
    <style:style style:name="T782" style:parent-style-name="Policepardéfaut" style:family="text">
      <style:text-properties style:language-asian="fr" style:country-asian="FR"/>
    </style:style>
    <style:style style:name="T783" style:parent-style-name="Policepardéfaut" style:family="text">
      <style:text-properties style:language-asian="fr" style:country-asian="FR"/>
    </style:style>
    <style:style style:name="T784" style:parent-style-name="Policepardéfaut" style:family="text">
      <style:text-properties style:language-asian="fr" style:country-asian="FR"/>
    </style:style>
    <style:style style:name="T785" style:parent-style-name="Policepardéfaut" style:family="text">
      <style:text-properties style:language-asian="fr" style:country-asian="FR"/>
    </style:style>
    <style:style style:name="T786" style:parent-style-name="Policepardéfaut" style:family="text">
      <style:text-properties style:language-asian="fr" style:country-asian="FR"/>
    </style:style>
    <style:style style:name="T787" style:parent-style-name="Policepardéfaut" style:family="text">
      <style:text-properties style:language-asian="fr" style:country-asian="FR"/>
    </style:style>
    <style:style style:name="T788" style:parent-style-name="Policepardéfaut" style:family="text">
      <style:text-properties style:language-asian="fr" style:country-asian="FR"/>
    </style:style>
    <style:style style:name="T789" style:parent-style-name="Policepardéfaut" style:family="text">
      <style:text-properties style:language-asian="fr" style:country-asian="FR"/>
    </style:style>
    <style:style style:name="T790" style:parent-style-name="Policepardéfaut" style:family="text">
      <style:text-properties style:language-asian="fr" style:country-asian="FR"/>
    </style:style>
    <style:style style:name="T791" style:parent-style-name="Policepardéfaut" style:family="text">
      <style:text-properties style:language-asian="fr" style:country-asian="FR"/>
    </style:style>
    <style:style style:name="T792" style:parent-style-name="Policepardéfaut" style:family="text">
      <style:text-properties style:language-asian="fr" style:country-asian="FR"/>
    </style:style>
    <style:style style:name="T793" style:parent-style-name="Policepardéfaut" style:family="text">
      <style:text-properties style:language-asian="fr" style:country-asian="FR"/>
    </style:style>
    <style:style style:name="T794" style:parent-style-name="Policepardéfaut" style:family="text">
      <style:text-properties style:language-asian="fr" style:country-asian="FR"/>
    </style:style>
    <style:style style:name="T795" style:parent-style-name="Policepardéfaut" style:family="text">
      <style:text-properties fo:font-style="italic" style:font-style-asian="italic" style:font-style-complex="italic" style:language-asian="fr" style:country-asian="FR"/>
    </style:style>
    <style:style style:name="T796" style:parent-style-name="Policepardéfaut" style:family="text">
      <style:text-properties fo:font-style="italic" style:font-style-asian="italic" style:font-style-complex="italic" style:language-asian="fr" style:country-asian="FR"/>
    </style:style>
    <style:style style:name="T797" style:parent-style-name="Policepardéfaut" style:family="text">
      <style:text-properties fo:font-style="italic" style:font-style-asian="italic" style:font-style-complex="italic" style:language-asian="fr" style:country-asian="FR"/>
    </style:style>
    <style:style style:name="T798" style:parent-style-name="Policepardéfaut" style:family="text">
      <style:text-properties fo:font-style="italic" style:font-style-asian="italic" style:font-style-complex="italic" style:language-asian="fr" style:country-asian="FR"/>
    </style:style>
    <style:style style:name="T799" style:parent-style-name="Policepardéfaut" style:family="text">
      <style:text-properties fo:font-style="italic" style:font-style-asian="italic" style:font-style-complex="italic" style:language-asian="fr" style:country-asian="FR"/>
    </style:style>
    <style:style style:name="T800" style:parent-style-name="Policepardéfaut" style:family="text">
      <style:text-properties fo:font-style="italic" style:font-style-asian="italic" style:font-style-complex="italic" style:language-asian="fr" style:country-asian="FR"/>
    </style:style>
    <style:style style:name="T801" style:parent-style-name="Policepardéfaut" style:family="text">
      <style:text-properties fo:font-style="italic" style:font-style-asian="italic" style:font-style-complex="italic" style:language-asian="fr" style:country-asian="FR"/>
    </style:style>
    <style:style style:name="T802" style:parent-style-name="Policepardéfaut" style:family="text">
      <style:text-properties fo:font-style="italic" style:font-style-asian="italic" style:font-style-complex="italic" style:language-asian="fr" style:country-asian="FR"/>
    </style:style>
    <style:style style:name="T803" style:parent-style-name="Policepardéfaut" style:family="text">
      <style:text-properties fo:font-style="italic" style:font-style-asian="italic" style:font-style-complex="italic" style:language-asian="fr" style:country-asian="FR"/>
    </style:style>
    <style:style style:name="T804" style:parent-style-name="Policepardéfaut" style:family="text">
      <style:text-properties fo:font-style="italic" style:font-style-asian="italic" style:font-style-complex="italic" style:language-asian="fr" style:country-asian="FR"/>
    </style:style>
    <style:style style:name="T805" style:parent-style-name="Policepardéfaut" style:family="text">
      <style:text-properties fo:font-style="italic" style:font-style-asian="italic" style:font-style-complex="italic" style:language-asian="fr" style:country-asian="FR"/>
    </style:style>
    <style:style style:name="T806" style:parent-style-name="Policepardéfaut" style:family="text">
      <style:text-properties fo:font-style="italic" style:font-style-asian="italic" style:font-style-complex="italic" style:language-asian="fr" style:country-asian="FR"/>
    </style:style>
    <style:style style:name="T807" style:parent-style-name="Policepardéfaut" style:family="text">
      <style:text-properties fo:font-style="italic" style:font-style-asian="italic" style:font-style-complex="italic" style:language-asian="fr" style:country-asian="FR"/>
    </style:style>
    <style:style style:name="T808" style:parent-style-name="Policepardéfaut" style:family="text">
      <style:text-properties style:font-style-complex="italic" style:language-asian="fr" style:country-asian="FR"/>
    </style:style>
    <style:style style:name="T809" style:parent-style-name="Policepardéfaut" style:family="text">
      <style:text-properties style:language-asian="fr" style:country-asian="FR"/>
    </style:style>
    <style:style style:name="T810" style:parent-style-name="Policepardéfaut" style:family="text">
      <style:text-properties style:language-asian="fr" style:country-asian="FR"/>
    </style:style>
    <style:style style:name="T811" style:parent-style-name="Policepardéfaut" style:family="text">
      <style:text-properties style:language-asian="fr" style:country-asian="FR"/>
    </style:style>
    <style:style style:name="T812" style:parent-style-name="Policepardéfaut" style:family="text">
      <style:text-properties style:language-asian="fr" style:country-asian="FR"/>
    </style:style>
    <style:style style:name="T813" style:parent-style-name="Policepardéfaut" style:family="text">
      <style:text-properties style:language-asian="fr" style:country-asian="FR"/>
    </style:style>
    <style:style style:name="T814" style:parent-style-name="Policepardéfaut" style:family="text">
      <style:text-properties style:language-asian="fr" style:country-asian="FR"/>
    </style:style>
    <style:style style:name="T815" style:parent-style-name="Policepardéfaut" style:family="text">
      <style:text-properties style:language-asian="fr" style:country-asian="FR"/>
    </style:style>
    <style:style style:name="T816" style:parent-style-name="Policepardéfaut" style:family="text">
      <style:text-properties style:language-asian="fr" style:country-asian="FR"/>
    </style:style>
    <style:style style:name="T817" style:parent-style-name="Policepardéfaut" style:family="text">
      <style:text-properties style:language-asian="fr" style:country-asian="FR"/>
    </style:style>
    <style:style style:name="T818" style:parent-style-name="Policepardéfaut" style:family="text">
      <style:text-properties style:language-asian="fr" style:country-asian="FR"/>
    </style:style>
    <style:style style:name="T819" style:parent-style-name="Policepardéfaut" style:family="text">
      <style:text-properties style:language-asian="fr" style:country-asian="FR"/>
    </style:style>
    <style:style style:name="T820" style:parent-style-name="Policepardéfaut" style:family="text">
      <style:text-properties style:language-asian="fr" style:country-asian="FR"/>
    </style:style>
    <style:style style:name="T821" style:parent-style-name="Policepardéfaut" style:family="text">
      <style:text-properties style:language-asian="fr" style:country-asian="FR"/>
    </style:style>
    <style:style style:name="T822" style:parent-style-name="Policepardéfaut" style:family="text">
      <style:text-properties style:language-asian="fr" style:country-asian="FR"/>
    </style:style>
    <style:style style:name="T823" style:parent-style-name="Policepardéfaut" style:family="text">
      <style:text-properties style:language-asian="fr" style:country-asian="FR"/>
    </style:style>
    <style:style style:name="T824" style:parent-style-name="Policepardéfaut" style:family="text">
      <style:text-properties style:language-asian="fr" style:country-asian="FR"/>
    </style:style>
    <style:style style:name="T825" style:parent-style-name="Policepardéfaut" style:family="text">
      <style:text-properties style:language-asian="fr" style:country-asian="FR"/>
    </style:style>
    <style:style style:name="T826" style:parent-style-name="Policepardéfaut" style:family="text">
      <style:text-properties style:language-asian="fr" style:country-asian="FR"/>
    </style:style>
    <style:style style:name="T827" style:parent-style-name="Policepardéfaut" style:family="text">
      <style:text-properties style:language-asian="fr" style:country-asian="FR"/>
    </style:style>
    <style:style style:name="T828" style:parent-style-name="Policepardéfaut" style:family="text">
      <style:text-properties style:language-asian="fr" style:country-asian="FR"/>
    </style:style>
    <style:style style:name="T829" style:parent-style-name="Policepardéfaut" style:family="text">
      <style:text-properties style:language-asian="fr" style:country-asian="FR"/>
    </style:style>
    <style:style style:name="T830" style:parent-style-name="Policepardéfaut" style:family="text">
      <style:text-properties style:language-asian="fr" style:country-asian="FR"/>
    </style:style>
    <style:style style:name="T831" style:parent-style-name="Policepardéfaut" style:family="text">
      <style:text-properties style:language-asian="fr" style:country-asian="FR"/>
    </style:style>
    <style:style style:name="T832" style:parent-style-name="Policepardéfaut" style:family="text">
      <style:text-properties style:language-asian="fr" style:country-asian="FR"/>
    </style:style>
    <style:style style:name="T833" style:parent-style-name="Policepardéfaut" style:family="text">
      <style:text-properties style:language-asian="fr" style:country-asian="FR"/>
    </style:style>
    <style:style style:name="T834" style:parent-style-name="Policepardéfaut" style:family="text">
      <style:text-properties style:language-asian="fr" style:country-asian="FR"/>
    </style:style>
    <style:style style:name="T835" style:parent-style-name="Policepardéfaut" style:family="text">
      <style:text-properties style:language-asian="fr" style:country-asian="FR"/>
    </style:style>
    <style:style style:name="T836" style:parent-style-name="Policepardéfaut" style:family="text">
      <style:text-properties style:font-size-complex="12pt" style:language-asian="fr" style:country-asian="FR"/>
    </style:style>
    <style:style style:name="T837" style:parent-style-name="Policepardéfaut" style:family="text">
      <style:text-properties style:language-asian="fr" style:country-asian="FR"/>
    </style:style>
    <style:style style:name="T838" style:parent-style-name="Policepardéfaut" style:family="text">
      <style:text-properties style:language-asian="fr" style:country-asian="FR"/>
    </style:style>
    <style:style style:name="T839" style:parent-style-name="Policepardéfaut" style:family="text">
      <style:text-properties style:language-asian="fr" style:country-asian="FR"/>
    </style:style>
    <style:style style:name="T840" style:parent-style-name="Policepardéfaut" style:family="text">
      <style:text-properties style:font-style-complex="italic" style:language-asian="fr" style:country-asian="FR"/>
    </style:style>
    <style:style style:name="T841" style:parent-style-name="Policepardéfaut" style:family="text">
      <style:text-properties style:font-style-complex="italic" style:language-asian="fr" style:country-asian="FR"/>
    </style:style>
    <style:style style:name="T842" style:parent-style-name="Policepardéfaut" style:family="text">
      <style:text-properties style:font-size-complex="12pt" style:language-asian="fr" style:country-asian="FR"/>
    </style:style>
    <style:style style:name="T843" style:parent-style-name="Policepardéfaut" style:family="text">
      <style:text-properties style:language-asian="fr" style:country-asian="FR"/>
    </style:style>
    <style:style style:name="T844" style:parent-style-name="Policepardéfaut" style:family="text">
      <style:text-properties style:language-asian="fr" style:country-asian="FR"/>
    </style:style>
    <style:style style:name="T845" style:parent-style-name="Policepardéfaut" style:family="text">
      <style:text-properties style:language-asian="fr" style:country-asian="FR"/>
    </style:style>
    <style:style style:name="T846" style:parent-style-name="Policepardéfaut" style:family="text">
      <style:text-properties style:language-asian="fr" style:country-asian="FR"/>
    </style:style>
    <style:style style:name="T847" style:parent-style-name="Policepardéfaut" style:family="text">
      <style:text-properties style:language-asian="fr" style:country-asian="FR"/>
    </style:style>
    <style:style style:name="T848" style:parent-style-name="Policepardéfaut" style:family="text">
      <style:text-properties style:language-asian="fr" style:country-asian="FR"/>
    </style:style>
    <style:style style:name="T849" style:parent-style-name="Policepardéfaut" style:family="text">
      <style:text-properties style:language-asian="fr" style:country-asian="FR"/>
    </style:style>
    <style:style style:name="T850" style:parent-style-name="Policepardéfaut" style:family="text">
      <style:text-properties style:language-asian="fr" style:country-asian="FR"/>
    </style:style>
    <style:style style:name="T851" style:parent-style-name="Policepardéfaut" style:family="text">
      <style:text-properties style:language-asian="fr" style:country-asian="FR"/>
    </style:style>
    <style:style style:name="T852" style:parent-style-name="Policepardéfaut" style:family="text">
      <style:text-properties style:language-asian="fr" style:country-asian="FR"/>
    </style:style>
    <style:style style:name="T853" style:parent-style-name="Policepardéfaut" style:family="text">
      <style:text-properties style:language-asian="fr" style:country-asian="FR"/>
    </style:style>
    <style:style style:name="T854" style:parent-style-name="Policepardéfaut" style:family="text">
      <style:text-properties style:language-asian="fr" style:country-asian="FR"/>
    </style:style>
    <style:style style:name="T855" style:parent-style-name="Policepardéfaut" style:family="text">
      <style:text-properties style:language-asian="fr" style:country-asian="FR"/>
    </style:style>
    <style:style style:name="T856" style:parent-style-name="Policepardéfaut" style:family="text">
      <style:text-properties style:language-asian="fr" style:country-asian="FR"/>
    </style:style>
    <style:style style:name="T857" style:parent-style-name="Policepardéfaut" style:family="text">
      <style:text-properties style:language-asian="fr" style:country-asian="FR"/>
    </style:style>
    <style:style style:name="T858" style:parent-style-name="Policepardéfaut" style:family="text">
      <style:text-properties style:language-asian="fr" style:country-asian="FR"/>
    </style:style>
    <style:style style:name="T859" style:parent-style-name="Policepardéfaut" style:family="text">
      <style:text-properties style:language-asian="fr" style:country-asian="FR"/>
    </style:style>
    <style:style style:name="T860" style:parent-style-name="Policepardéfaut" style:family="text">
      <style:text-properties style:language-asian="fr" style:country-asian="FR"/>
    </style:style>
    <style:style style:name="T861" style:parent-style-name="Policepardéfaut" style:family="text">
      <style:text-properties style:language-asian="fr" style:country-asian="FR"/>
    </style:style>
    <style:style style:name="T862" style:parent-style-name="Policepardéfaut" style:family="text">
      <style:text-properties style:language-asian="fr" style:country-asian="FR"/>
    </style:style>
    <style:style style:name="T863" style:parent-style-name="Policepardéfaut" style:family="text">
      <style:text-properties style:language-asian="fr" style:country-asian="FR"/>
    </style:style>
    <style:style style:name="T864" style:parent-style-name="Policepardéfaut" style:family="text">
      <style:text-properties style:language-asian="fr" style:country-asian="FR"/>
    </style:style>
    <style:style style:name="T865" style:parent-style-name="Policepardéfaut" style:family="text">
      <style:text-properties style:language-asian="fr" style:country-asian="FR"/>
    </style:style>
    <style:style style:name="T866" style:parent-style-name="Policepardéfaut" style:family="text">
      <style:text-properties style:language-asian="fr" style:country-asian="FR"/>
    </style:style>
    <style:style style:name="T867" style:parent-style-name="Policepardéfaut" style:family="text">
      <style:text-properties style:language-asian="fr" style:country-asian="FR"/>
    </style:style>
    <style:style style:name="T868" style:parent-style-name="Policepardéfaut" style:family="text">
      <style:text-properties style:language-asian="fr" style:country-asian="FR"/>
    </style:style>
    <style:style style:name="T869" style:parent-style-name="Policepardéfaut" style:family="text">
      <style:text-properties style:language-asian="fr" style:country-asian="FR"/>
    </style:style>
    <style:style style:name="T870" style:parent-style-name="Policepardéfaut" style:family="text">
      <style:text-properties style:language-asian="fr" style:country-asian="FR"/>
    </style:style>
    <style:style style:name="T871" style:parent-style-name="Policepardéfaut" style:family="text">
      <style:text-properties style:language-asian="fr" style:country-asian="FR"/>
    </style:style>
    <style:style style:name="T872" style:parent-style-name="Policepardéfaut" style:family="text">
      <style:text-properties style:language-asian="fr" style:country-asian="FR"/>
    </style:style>
    <style:style style:name="T873" style:parent-style-name="Policepardéfaut" style:family="text">
      <style:text-properties style:language-asian="fr" style:country-asian="FR"/>
    </style:style>
    <style:style style:name="T874" style:parent-style-name="Policepardéfaut" style:family="text">
      <style:text-properties style:language-asian="fr" style:country-asian="FR"/>
    </style:style>
    <style:style style:name="T875" style:parent-style-name="Policepardéfaut" style:family="text">
      <style:text-properties style:language-asian="fr" style:country-asian="FR"/>
    </style:style>
    <style:style style:name="T876" style:parent-style-name="Policepardéfaut" style:family="text">
      <style:text-properties style:language-asian="fr" style:country-asian="FR"/>
    </style:style>
    <style:style style:name="T877" style:parent-style-name="Policepardéfaut" style:family="text">
      <style:text-properties style:language-asian="fr" style:country-asian="FR"/>
    </style:style>
    <style:style style:name="T878" style:parent-style-name="Policepardéfaut" style:family="text">
      <style:text-properties style:language-asian="fr" style:country-asian="FR"/>
    </style:style>
    <style:style style:name="T879" style:parent-style-name="Policepardéfaut" style:family="text">
      <style:text-properties style:language-asian="fr" style:country-asian="FR"/>
    </style:style>
    <style:style style:name="T880" style:parent-style-name="Policepardéfaut" style:family="text">
      <style:text-properties style:language-asian="fr" style:country-asian="FR"/>
    </style:style>
    <style:style style:name="T881" style:parent-style-name="Policepardéfaut" style:family="text">
      <style:text-properties style:language-asian="fr" style:country-asian="FR"/>
    </style:style>
    <style:style style:name="T882" style:parent-style-name="Policepardéfaut" style:family="text">
      <style:text-properties style:language-asian="fr" style:country-asian="FR"/>
    </style:style>
    <style:style style:name="T883" style:parent-style-name="Policepardéfaut" style:family="text">
      <style:text-properties style:language-asian="fr" style:country-asian="FR"/>
    </style:style>
    <style:style style:name="T884" style:parent-style-name="Policepardéfaut" style:family="text">
      <style:text-properties style:language-asian="fr" style:country-asian="FR"/>
    </style:style>
    <style:style style:name="T885" style:parent-style-name="Policepardéfaut" style:family="text">
      <style:text-properties style:language-asian="fr" style:country-asian="FR"/>
    </style:style>
    <style:style style:name="T886" style:parent-style-name="Policepardéfaut" style:family="text">
      <style:text-properties style:language-asian="fr" style:country-asian="FR"/>
    </style:style>
    <style:style style:name="T887" style:parent-style-name="Policepardéfaut" style:family="text">
      <style:text-properties style:language-asian="fr" style:country-asian="FR"/>
    </style:style>
    <style:style style:name="T888" style:parent-style-name="Policepardéfaut" style:family="text">
      <style:text-properties style:language-asian="fr" style:country-asian="FR"/>
    </style:style>
    <style:style style:name="T889" style:parent-style-name="Policepardéfaut" style:family="text">
      <style:text-properties style:language-asian="fr" style:country-asian="FR"/>
    </style:style>
    <style:style style:name="T890" style:parent-style-name="Policepardéfaut" style:family="text">
      <style:text-properties style:language-asian="fr" style:country-asian="FR"/>
    </style:style>
    <style:style style:name="T891" style:parent-style-name="Policepardéfaut" style:family="text">
      <style:text-properties style:language-asian="fr" style:country-asian="FR"/>
    </style:style>
    <style:style style:name="T892" style:parent-style-name="Policepardéfaut" style:family="text">
      <style:text-properties style:language-asian="fr" style:country-asian="FR"/>
    </style:style>
    <style:style style:name="T893" style:parent-style-name="Policepardéfaut" style:family="text">
      <style:text-properties style:language-asian="fr" style:country-asian="FR"/>
    </style:style>
    <style:style style:name="T894" style:parent-style-name="Policepardéfaut" style:family="text">
      <style:text-properties style:language-asian="fr" style:country-asian="FR"/>
    </style:style>
    <style:style style:name="T895" style:parent-style-name="Policepardéfaut" style:family="text">
      <style:text-properties style:language-asian="fr" style:country-asian="FR"/>
    </style:style>
    <style:style style:name="T896" style:parent-style-name="Policepardéfaut" style:family="text">
      <style:text-properties style:language-asian="fr" style:country-asian="FR"/>
    </style:style>
    <style:style style:name="T897" style:parent-style-name="Policepardéfaut" style:family="text">
      <style:text-properties style:language-asian="fr" style:country-asian="FR"/>
    </style:style>
    <style:style style:name="T898" style:parent-style-name="Policepardéfaut" style:family="text">
      <style:text-properties style:language-asian="fr" style:country-asian="FR"/>
    </style:style>
    <style:style style:name="T899" style:parent-style-name="Policepardéfaut" style:family="text">
      <style:text-properties style:language-asian="fr" style:country-asian="FR"/>
    </style:style>
    <style:style style:name="T900" style:parent-style-name="Policepardéfaut" style:family="text">
      <style:text-properties style:language-asian="fr" style:country-asian="FR"/>
    </style:style>
    <style:style style:name="T901" style:parent-style-name="Policepardéfaut" style:family="text">
      <style:text-properties style:language-asian="fr" style:country-asian="FR"/>
    </style:style>
    <style:style style:name="T902" style:parent-style-name="Policepardéfaut" style:family="text">
      <style:text-properties style:language-asian="fr" style:country-asian="FR"/>
    </style:style>
    <style:style style:name="T903" style:parent-style-name="Policepardéfaut" style:family="text">
      <style:text-properties style:language-asian="fr" style:country-asian="FR"/>
    </style:style>
    <style:style style:name="T904" style:parent-style-name="Policepardéfaut" style:family="text">
      <style:text-properties style:language-asian="fr" style:country-asian="FR"/>
    </style:style>
    <style:style style:name="T905" style:parent-style-name="Policepardéfaut" style:family="text">
      <style:text-properties style:language-asian="fr" style:country-asian="FR"/>
    </style:style>
    <style:style style:name="T906" style:parent-style-name="Policepardéfaut" style:family="text">
      <style:text-properties style:language-asian="fr" style:country-asian="FR"/>
    </style:style>
    <style:style style:name="T907" style:parent-style-name="Policepardéfaut" style:family="text">
      <style:text-properties style:language-asian="fr" style:country-asian="FR"/>
    </style:style>
    <style:style style:name="T908" style:parent-style-name="Policepardéfaut" style:family="text">
      <style:text-properties style:language-asian="fr" style:country-asian="FR"/>
    </style:style>
    <style:style style:name="T909" style:parent-style-name="Policepardéfaut" style:family="text">
      <style:text-properties style:language-asian="fr" style:country-asian="FR"/>
    </style:style>
    <style:style style:name="T910" style:parent-style-name="Policepardéfaut" style:family="text">
      <style:text-properties style:language-asian="fr" style:country-asian="FR"/>
    </style:style>
    <style:style style:name="T911" style:parent-style-name="Policepardéfaut" style:family="text">
      <style:text-properties style:language-asian="fr" style:country-asian="FR"/>
    </style:style>
    <style:style style:name="T912" style:parent-style-name="Policepardéfaut" style:family="text">
      <style:text-properties style:language-asian="fr" style:country-asian="FR"/>
    </style:style>
    <style:style style:name="T913" style:parent-style-name="Policepardéfaut" style:family="text">
      <style:text-properties style:language-asian="fr" style:country-asian="FR"/>
    </style:style>
    <style:style style:name="T914" style:parent-style-name="Policepardéfaut" style:family="text">
      <style:text-properties style:language-asian="fr" style:country-asian="FR"/>
    </style:style>
    <style:style style:name="T915" style:parent-style-name="Policepardéfaut" style:family="text">
      <style:text-properties style:language-asian="fr" style:country-asian="FR"/>
    </style:style>
    <style:style style:name="T916" style:parent-style-name="Policepardéfaut" style:family="text">
      <style:text-properties style:language-asian="fr" style:country-asian="FR"/>
    </style:style>
    <style:style style:name="T917" style:parent-style-name="Policepardéfaut" style:family="text">
      <style:text-properties style:language-asian="fr" style:country-asian="FR"/>
    </style:style>
    <style:style style:name="T918" style:parent-style-name="Policepardéfaut" style:family="text">
      <style:text-properties style:language-asian="fr" style:country-asian="FR"/>
    </style:style>
    <style:style style:name="T919" style:parent-style-name="Policepardéfaut" style:family="text">
      <style:text-properties style:language-asian="fr" style:country-asian="FR"/>
    </style:style>
    <style:style style:name="T920" style:parent-style-name="Policepardéfaut" style:family="text">
      <style:text-properties style:language-asian="fr" style:country-asian="FR"/>
    </style:style>
    <style:style style:name="T921" style:parent-style-name="Policepardéfaut" style:family="text">
      <style:text-properties style:language-asian="fr" style:country-asian="FR"/>
    </style:style>
    <style:style style:name="T922" style:parent-style-name="Policepardéfaut" style:family="text">
      <style:text-properties style:language-asian="fr" style:country-asian="FR"/>
    </style:style>
    <style:style style:name="T923" style:parent-style-name="Policepardéfaut" style:family="text">
      <style:text-properties style:language-asian="fr" style:country-asian="FR"/>
    </style:style>
    <style:style style:name="T924" style:parent-style-name="Policepardéfaut" style:family="text">
      <style:text-properties style:language-asian="fr" style:country-asian="FR"/>
    </style:style>
    <style:style style:name="T925" style:parent-style-name="Policepardéfaut" style:family="text">
      <style:text-properties style:language-asian="fr" style:country-asian="FR"/>
    </style:style>
    <style:style style:name="T926" style:parent-style-name="Policepardéfaut" style:family="text">
      <style:text-properties style:language-asian="fr" style:country-asian="FR"/>
    </style:style>
    <style:style style:name="T927" style:parent-style-name="Policepardéfaut" style:family="text">
      <style:text-properties style:language-asian="fr" style:country-asian="FR"/>
    </style:style>
    <style:style style:name="T928" style:parent-style-name="Policepardéfaut" style:family="text">
      <style:text-properties style:language-asian="fr" style:country-asian="FR"/>
    </style:style>
    <style:style style:name="T929" style:parent-style-name="Policepardéfaut" style:family="text">
      <style:text-properties style:language-asian="fr" style:country-asian="FR"/>
    </style:style>
    <style:style style:name="T930" style:parent-style-name="Policepardéfaut" style:family="text">
      <style:text-properties style:language-asian="fr" style:country-asian="FR"/>
    </style:style>
    <style:style style:name="T931" style:parent-style-name="Policepardéfaut" style:family="text">
      <style:text-properties style:language-asian="fr" style:country-asian="FR"/>
    </style:style>
    <style:style style:name="T932" style:parent-style-name="Policepardéfaut" style:family="text">
      <style:text-properties style:language-asian="fr" style:country-asian="FR"/>
    </style:style>
    <style:style style:name="T933" style:parent-style-name="Policepardéfaut" style:family="text">
      <style:text-properties style:language-asian="fr" style:country-asian="FR"/>
    </style:style>
    <style:style style:name="T934" style:parent-style-name="Policepardéfaut" style:family="text">
      <style:text-properties style:language-asian="fr" style:country-asian="FR"/>
    </style:style>
    <style:style style:name="T935" style:parent-style-name="Policepardéfaut" style:family="text">
      <style:text-properties style:language-asian="fr" style:country-asian="FR"/>
    </style:style>
    <style:style style:name="T936" style:parent-style-name="Policepardéfaut" style:family="text">
      <style:text-properties style:language-asian="fr" style:country-asian="FR"/>
    </style:style>
    <style:style style:name="T937" style:parent-style-name="Policepardéfaut" style:family="text">
      <style:text-properties style:language-asian="fr" style:country-asian="FR"/>
    </style:style>
    <style:style style:name="T938" style:parent-style-name="Policepardéfaut" style:family="text">
      <style:text-properties style:language-asian="fr" style:country-asian="FR"/>
    </style:style>
    <style:style style:name="T939" style:parent-style-name="Policepardéfaut" style:family="text">
      <style:text-properties style:language-asian="fr" style:country-asian="FR"/>
    </style:style>
    <style:style style:name="T940" style:parent-style-name="Policepardéfaut" style:family="text">
      <style:text-properties style:language-asian="fr" style:country-asian="FR"/>
    </style:style>
    <style:style style:name="T941" style:parent-style-name="Policepardéfaut" style:family="text">
      <style:text-properties style:language-asian="fr" style:country-asian="FR"/>
    </style:style>
    <style:style style:name="T942" style:parent-style-name="Policepardéfaut" style:family="text">
      <style:text-properties style:language-asian="fr" style:country-asian="FR"/>
    </style:style>
    <style:style style:name="T943" style:parent-style-name="Policepardéfaut" style:family="text">
      <style:text-properties style:language-asian="fr" style:country-asian="FR"/>
    </style:style>
    <style:style style:name="T944" style:parent-style-name="Policepardéfaut" style:family="text">
      <style:text-properties style:language-asian="fr" style:country-asian="FR"/>
    </style:style>
    <style:style style:name="T945" style:parent-style-name="Policepardéfaut" style:family="text">
      <style:text-properties style:font-size-complex="12pt" style:language-asian="fr" style:country-asian="FR"/>
    </style:style>
    <style:style style:name="T946" style:parent-style-name="Policepardéfaut" style:family="text">
      <style:text-properties style:language-asian="fr" style:country-asian="FR"/>
    </style:style>
    <style:style style:name="T947" style:parent-style-name="Policepardéfaut" style:family="text">
      <style:text-properties style:font-size-complex="12pt" style:language-asian="fr" style:country-asian="FR"/>
    </style:style>
    <style:style style:name="T948" style:parent-style-name="Policepardéfaut" style:family="text">
      <style:text-properties style:language-asian="fr" style:country-asian="FR"/>
    </style:style>
    <style:style style:name="T949" style:parent-style-name="Policepardéfaut" style:family="text">
      <style:text-properties style:language-asian="fr" style:country-asian="FR"/>
    </style:style>
    <style:style style:name="T950" style:parent-style-name="Policepardéfaut" style:family="text">
      <style:text-properties style:language-asian="fr" style:country-asian="FR"/>
    </style:style>
    <style:style style:name="T951" style:parent-style-name="Policepardéfaut" style:family="text">
      <style:text-properties style:language-asian="fr" style:country-asian="FR"/>
    </style:style>
    <style:style style:name="T952" style:parent-style-name="Policepardéfaut" style:family="text">
      <style:text-properties style:language-asian="fr" style:country-asian="FR"/>
    </style:style>
    <style:style style:name="T953" style:parent-style-name="Policepardéfaut" style:family="text">
      <style:text-properties style:language-asian="fr" style:country-asian="FR"/>
    </style:style>
    <style:style style:name="T954" style:parent-style-name="Policepardéfaut" style:family="text">
      <style:text-properties style:language-asian="fr" style:country-asian="FR"/>
    </style:style>
    <style:style style:name="T955" style:parent-style-name="Policepardéfaut" style:family="text">
      <style:text-properties style:language-asian="fr" style:country-asian="FR"/>
    </style:style>
    <style:style style:name="T956" style:parent-style-name="Policepardéfaut" style:family="text">
      <style:text-properties style:language-asian="fr" style:country-asian="FR"/>
    </style:style>
    <style:style style:name="T957" style:parent-style-name="Policepardéfaut" style:family="text">
      <style:text-properties style:language-asian="fr" style:country-asian="FR"/>
    </style:style>
    <style:style style:name="T958" style:parent-style-name="Policepardéfaut" style:family="text">
      <style:text-properties style:language-asian="fr" style:country-asian="FR"/>
    </style:style>
    <style:style style:name="T959" style:parent-style-name="Policepardéfaut" style:family="text">
      <style:text-properties style:language-asian="fr" style:country-asian="FR"/>
    </style:style>
    <style:style style:name="T960" style:parent-style-name="Policepardéfaut" style:family="text">
      <style:text-properties style:language-asian="fr" style:country-asian="FR"/>
    </style:style>
    <style:style style:name="T961" style:parent-style-name="Policepardéfaut" style:family="text">
      <style:text-properties style:language-asian="fr" style:country-asian="FR"/>
    </style:style>
    <style:style style:name="T962" style:parent-style-name="Policepardéfaut" style:family="text">
      <style:text-properties style:language-asian="fr" style:country-asian="FR"/>
    </style:style>
    <style:style style:name="T963" style:parent-style-name="Policepardéfaut" style:family="text">
      <style:text-properties style:language-asian="fr" style:country-asian="FR"/>
    </style:style>
    <style:style style:name="T964" style:parent-style-name="Policepardéfaut" style:family="text">
      <style:text-properties style:language-asian="fr" style:country-asian="FR"/>
    </style:style>
    <style:style style:name="T965" style:parent-style-name="Policepardéfaut" style:family="text">
      <style:text-properties style:language-asian="fr" style:country-asian="FR"/>
    </style:style>
    <style:style style:name="T966" style:parent-style-name="Policepardéfaut" style:family="text">
      <style:text-properties style:language-asian="fr" style:country-asian="FR"/>
    </style:style>
    <style:style style:name="T967" style:parent-style-name="Policepardéfaut" style:family="text">
      <style:text-properties style:language-asian="fr" style:country-asian="FR"/>
    </style:style>
    <style:style style:name="T968" style:parent-style-name="Policepardéfaut" style:family="text">
      <style:text-properties style:language-asian="fr" style:country-asian="FR"/>
    </style:style>
    <style:style style:name="T969" style:parent-style-name="Policepardéfaut" style:family="text">
      <style:text-properties style:language-asian="fr" style:country-asian="FR"/>
    </style:style>
    <style:style style:name="T970" style:parent-style-name="Policepardéfaut" style:family="text">
      <style:text-properties style:language-asian="fr" style:country-asian="FR"/>
    </style:style>
    <style:style style:name="T971" style:parent-style-name="Policepardéfaut" style:family="text">
      <style:text-properties style:font-style-complex="italic" style:language-asian="fr" style:country-asian="FR"/>
    </style:style>
    <style:style style:name="T972" style:parent-style-name="Policepardéfaut" style:family="text">
      <style:text-properties style:font-size-complex="12pt" style:language-asian="fr" style:country-asian="FR"/>
    </style:style>
    <style:style style:name="T973" style:parent-style-name="Policepardéfaut" style:family="text">
      <style:text-properties style:language-asian="fr" style:country-asian="FR"/>
    </style:style>
    <style:style style:name="T974" style:parent-style-name="Policepardéfaut" style:family="text">
      <style:text-properties style:language-asian="fr" style:country-asian="FR"/>
    </style:style>
    <style:style style:name="T975" style:parent-style-name="Policepardéfaut" style:family="text">
      <style:text-properties style:language-asian="fr" style:country-asian="FR"/>
    </style:style>
    <style:style style:name="T976" style:parent-style-name="Policepardéfaut" style:family="text">
      <style:text-properties style:language-asian="fr" style:country-asian="FR"/>
    </style:style>
    <style:style style:name="T977" style:parent-style-name="Policepardéfaut" style:family="text">
      <style:text-properties style:language-asian="fr" style:country-asian="FR"/>
    </style:style>
    <style:style style:name="T978" style:parent-style-name="Policepardéfaut" style:family="text">
      <style:text-properties style:language-asian="fr" style:country-asian="FR"/>
    </style:style>
    <style:style style:name="T979" style:parent-style-name="Policepardéfaut" style:family="text">
      <style:text-properties style:language-asian="fr" style:country-asian="FR"/>
    </style:style>
    <style:style style:name="T980" style:parent-style-name="Policepardéfaut" style:family="text">
      <style:text-properties style:language-asian="fr" style:country-asian="FR"/>
    </style:style>
    <style:style style:name="T981" style:parent-style-name="Policepardéfaut" style:family="text">
      <style:text-properties style:language-asian="fr" style:country-asian="FR"/>
    </style:style>
    <style:style style:name="T982" style:parent-style-name="Policepardéfaut" style:family="text">
      <style:text-properties style:language-asian="fr" style:country-asian="FR"/>
    </style:style>
    <style:style style:name="T983" style:parent-style-name="Policepardéfaut" style:family="text">
      <style:text-properties style:language-asian="fr" style:country-asian="FR"/>
    </style:style>
    <style:style style:name="T984" style:parent-style-name="Policepardéfaut" style:family="text">
      <style:text-properties style:language-asian="fr" style:country-asian="FR"/>
    </style:style>
    <style:style style:name="T985" style:parent-style-name="Policepardéfaut" style:family="text">
      <style:text-properties style:language-asian="fr" style:country-asian="FR"/>
    </style:style>
    <style:style style:name="T986" style:parent-style-name="Policepardéfaut" style:family="text">
      <style:text-properties style:language-asian="fr" style:country-asian="FR"/>
    </style:style>
    <style:style style:name="T987" style:parent-style-name="Policepardéfaut" style:family="text">
      <style:text-properties style:language-asian="fr" style:country-asian="FR"/>
    </style:style>
    <style:style style:name="T988" style:parent-style-name="Policepardéfaut" style:family="text">
      <style:text-properties style:language-asian="fr" style:country-asian="FR"/>
    </style:style>
    <style:style style:name="T989" style:parent-style-name="Policepardéfaut" style:family="text">
      <style:text-properties style:language-asian="fr" style:country-asian="FR"/>
    </style:style>
    <style:style style:name="T990" style:parent-style-name="Policepardéfaut" style:family="text">
      <style:text-properties style:language-asian="fr" style:country-asian="FR"/>
    </style:style>
    <style:style style:name="T991" style:parent-style-name="Policepardéfaut" style:family="text">
      <style:text-properties style:language-asian="fr" style:country-asian="FR"/>
    </style:style>
    <style:style style:name="T992" style:parent-style-name="Policepardéfaut" style:family="text">
      <style:text-properties style:language-asian="fr" style:country-asian="FR"/>
    </style:style>
    <style:style style:name="T993" style:parent-style-name="Policepardéfaut" style:family="text">
      <style:text-properties style:language-asian="fr" style:country-asian="FR"/>
    </style:style>
    <style:style style:name="T994" style:parent-style-name="Policepardéfaut" style:family="text">
      <style:text-properties style:language-asian="fr" style:country-asian="FR"/>
    </style:style>
    <style:style style:name="T995" style:parent-style-name="Policepardéfaut" style:family="text">
      <style:text-properties style:language-asian="fr" style:country-asian="FR"/>
    </style:style>
    <style:style style:name="T996" style:parent-style-name="Policepardéfaut" style:family="text">
      <style:text-properties style:language-asian="fr" style:country-asian="FR"/>
    </style:style>
    <style:style style:name="T997" style:parent-style-name="Policepardéfaut" style:family="text">
      <style:text-properties style:language-asian="fr" style:country-asian="FR"/>
    </style:style>
    <style:style style:name="T998" style:parent-style-name="Policepardéfaut" style:family="text">
      <style:text-properties style:language-asian="fr" style:country-asian="FR"/>
    </style:style>
    <style:style style:name="T999" style:parent-style-name="Policepardéfaut" style:family="text">
      <style:text-properties style:language-asian="fr" style:country-asian="FR"/>
    </style:style>
    <style:style style:name="T1000" style:parent-style-name="Policepardéfaut" style:family="text">
      <style:text-properties style:language-asian="fr" style:country-asian="FR"/>
    </style:style>
    <style:style style:name="T1001" style:parent-style-name="Policepardéfaut" style:family="text">
      <style:text-properties style:language-asian="fr" style:country-asian="FR"/>
    </style:style>
    <style:style style:name="T1002" style:parent-style-name="Policepardéfaut" style:family="text">
      <style:text-properties style:language-asian="fr" style:country-asian="FR"/>
    </style:style>
    <style:style style:name="T1003" style:parent-style-name="Policepardéfaut" style:family="text">
      <style:text-properties style:language-asian="fr" style:country-asian="FR"/>
    </style:style>
    <style:style style:name="T1004" style:parent-style-name="Policepardéfaut" style:family="text">
      <style:text-properties style:language-asian="fr" style:country-asian="FR"/>
    </style:style>
    <style:style style:name="T1005" style:parent-style-name="Policepardéfaut" style:family="text">
      <style:text-properties style:language-asian="fr" style:country-asian="FR"/>
    </style:style>
    <style:style style:name="T1006" style:parent-style-name="Policepardéfaut" style:family="text">
      <style:text-properties style:language-asian="fr" style:country-asian="FR"/>
    </style:style>
    <style:style style:name="T1007" style:parent-style-name="Policepardéfaut" style:family="text">
      <style:text-properties style:language-asian="fr" style:country-asian="FR"/>
    </style:style>
    <style:style style:name="T1008" style:parent-style-name="Policepardéfaut" style:family="text">
      <style:text-properties style:language-asian="fr" style:country-asian="FR"/>
    </style:style>
    <style:style style:name="T1009" style:parent-style-name="Policepardéfaut" style:family="text">
      <style:text-properties style:language-asian="fr" style:country-asian="FR"/>
    </style:style>
    <style:style style:name="T1010" style:parent-style-name="Policepardéfaut" style:family="text">
      <style:text-properties style:language-asian="fr" style:country-asian="FR"/>
    </style:style>
    <style:style style:name="T1011" style:parent-style-name="Policepardéfaut" style:family="text">
      <style:text-properties style:language-asian="fr" style:country-asian="FR"/>
    </style:style>
    <style:style style:name="T1012" style:parent-style-name="Policepardéfaut" style:family="text">
      <style:text-properties style:language-asian="fr" style:country-asian="FR"/>
    </style:style>
    <style:style style:name="T1013" style:parent-style-name="Policepardéfaut" style:family="text">
      <style:text-properties style:language-asian="fr" style:country-asian="FR"/>
    </style:style>
    <style:style style:name="T1014" style:parent-style-name="Policepardéfaut" style:family="text">
      <style:text-properties style:language-asian="fr" style:country-asian="FR"/>
    </style:style>
    <style:style style:name="T1015" style:parent-style-name="Policepardéfaut" style:family="text">
      <style:text-properties style:language-asian="fr" style:country-asian="FR"/>
    </style:style>
    <style:style style:name="T1016" style:parent-style-name="Policepardéfaut" style:family="text">
      <style:text-properties style:language-asian="fr" style:country-asian="FR"/>
    </style:style>
    <style:style style:name="T1017" style:parent-style-name="Policepardéfaut" style:family="text">
      <style:text-properties style:language-asian="fr" style:country-asian="FR"/>
    </style:style>
    <style:style style:name="T1018" style:parent-style-name="Policepardéfaut" style:family="text">
      <style:text-properties style:language-asian="fr" style:country-asian="FR"/>
    </style:style>
    <style:style style:name="T1019" style:parent-style-name="Policepardéfaut" style:family="text">
      <style:text-properties style:language-asian="fr" style:country-asian="FR"/>
    </style:style>
    <style:style style:name="T1020" style:parent-style-name="Policepardéfaut" style:family="text">
      <style:text-properties style:language-asian="fr" style:country-asian="FR"/>
    </style:style>
    <style:style style:name="T1021" style:parent-style-name="Policepardéfaut" style:family="text">
      <style:text-properties style:language-asian="fr" style:country-asian="FR"/>
    </style:style>
    <style:style style:name="T1022" style:parent-style-name="Policepardéfaut" style:family="text">
      <style:text-properties style:language-asian="fr" style:country-asian="FR"/>
    </style:style>
    <style:style style:name="T1023" style:parent-style-name="Policepardéfaut" style:family="text">
      <style:text-properties style:language-asian="fr" style:country-asian="FR"/>
    </style:style>
    <style:style style:name="T1024" style:parent-style-name="Policepardéfaut" style:family="text">
      <style:text-properties style:language-asian="fr" style:country-asian="FR"/>
    </style:style>
    <style:style style:name="T1025" style:parent-style-name="Policepardéfaut" style:family="text">
      <style:text-properties style:language-asian="fr" style:country-asian="FR"/>
    </style:style>
    <style:style style:name="T1026" style:parent-style-name="Policepardéfaut" style:family="text">
      <style:text-properties style:language-asian="fr" style:country-asian="FR"/>
    </style:style>
    <style:style style:name="T1027" style:parent-style-name="Policepardéfaut" style:family="text">
      <style:text-properties style:language-asian="fr" style:country-asian="FR"/>
    </style:style>
    <style:style style:name="T1028" style:parent-style-name="Policepardéfaut" style:family="text">
      <style:text-properties style:language-asian="fr" style:country-asian="FR"/>
    </style:style>
    <style:style style:name="T1029" style:parent-style-name="Policepardéfaut" style:family="text">
      <style:text-properties style:language-asian="fr" style:country-asian="FR"/>
    </style:style>
    <style:style style:name="T1030" style:parent-style-name="Policepardéfaut" style:family="text">
      <style:text-properties style:language-asian="fr" style:country-asian="FR"/>
    </style:style>
    <style:style style:name="T1031" style:parent-style-name="Policepardéfaut" style:family="text">
      <style:text-properties style:language-asian="fr" style:country-asian="FR"/>
    </style:style>
    <style:style style:name="T1032" style:parent-style-name="Policepardéfaut" style:family="text">
      <style:text-properties style:language-asian="fr" style:country-asian="FR"/>
    </style:style>
    <style:style style:name="T1033" style:parent-style-name="Policepardéfaut" style:family="text">
      <style:text-properties style:language-asian="fr" style:country-asian="FR"/>
    </style:style>
    <style:style style:name="T1034" style:parent-style-name="Policepardéfaut" style:family="text">
      <style:text-properties style:language-asian="fr" style:country-asian="FR"/>
    </style:style>
    <style:style style:name="T1035" style:parent-style-name="Policepardéfaut" style:family="text">
      <style:text-properties style:language-asian="fr" style:country-asian="FR"/>
    </style:style>
    <style:style style:name="T1036" style:parent-style-name="Policepardéfaut" style:family="text">
      <style:text-properties style:language-asian="fr" style:country-asian="FR"/>
    </style:style>
    <style:style style:name="T1037" style:parent-style-name="Policepardéfaut" style:family="text">
      <style:text-properties style:language-asian="fr" style:country-asian="FR"/>
    </style:style>
    <style:style style:name="T1038" style:parent-style-name="Policepardéfaut" style:family="text">
      <style:text-properties style:language-asian="fr" style:country-asian="FR"/>
    </style:style>
    <style:style style:name="T1039" style:parent-style-name="Policepardéfaut" style:family="text">
      <style:text-properties style:language-asian="fr" style:country-asian="FR"/>
    </style:style>
    <style:style style:name="T1040" style:parent-style-name="Policepardéfaut" style:family="text">
      <style:text-properties style:language-asian="fr" style:country-asian="FR"/>
    </style:style>
    <style:style style:name="T1041" style:parent-style-name="Policepardéfaut" style:family="text">
      <style:text-properties style:language-asian="fr" style:country-asian="FR"/>
    </style:style>
    <style:style style:name="T1042" style:parent-style-name="Policepardéfaut" style:family="text">
      <style:text-properties style:language-asian="fr" style:country-asian="FR"/>
    </style:style>
    <style:style style:name="T1043" style:parent-style-name="Policepardéfaut" style:family="text">
      <style:text-properties style:language-asian="fr" style:country-asian="FR"/>
    </style:style>
    <style:style style:name="T1044" style:parent-style-name="Policepardéfaut" style:family="text">
      <style:text-properties style:language-asian="fr" style:country-asian="FR"/>
    </style:style>
    <style:style style:name="T1045" style:parent-style-name="Policepardéfaut" style:family="text">
      <style:text-properties style:language-asian="fr" style:country-asian="FR"/>
    </style:style>
    <style:style style:name="T1046" style:parent-style-name="Policepardéfaut" style:family="text">
      <style:text-properties style:font-style-complex="italic" style:language-asian="fr" style:country-asian="FR"/>
    </style:style>
    <style:style style:name="T1047" style:parent-style-name="Policepardéfaut" style:family="text">
      <style:text-properties style:font-size-complex="12pt" style:language-asian="fr" style:country-asian="FR"/>
    </style:style>
    <style:style style:name="T1048" style:parent-style-name="Policepardéfaut" style:family="text">
      <style:text-properties style:language-asian="fr" style:country-asian="FR"/>
    </style:style>
    <style:style style:name="T1049" style:parent-style-name="Policepardéfaut" style:family="text">
      <style:text-properties style:language-asian="fr" style:country-asian="FR"/>
    </style:style>
    <style:style style:name="T1050" style:parent-style-name="Policepardéfaut" style:family="text">
      <style:text-properties style:language-asian="fr" style:country-asian="FR"/>
    </style:style>
    <style:style style:name="T1051" style:parent-style-name="Policepardéfaut" style:family="text">
      <style:text-properties style:language-asian="fr" style:country-asian="FR"/>
    </style:style>
    <style:style style:name="T1052" style:parent-style-name="Policepardéfaut" style:family="text">
      <style:text-properties style:language-asian="fr" style:country-asian="FR"/>
    </style:style>
    <style:style style:name="T1053" style:parent-style-name="Policepardéfaut" style:family="text">
      <style:text-properties style:language-asian="fr" style:country-asian="FR"/>
    </style:style>
    <style:style style:name="T1054" style:parent-style-name="Policepardéfaut" style:family="text">
      <style:text-properties style:language-asian="fr" style:country-asian="FR"/>
    </style:style>
    <style:style style:name="T1055" style:parent-style-name="Policepardéfaut" style:family="text">
      <style:text-properties style:language-asian="fr" style:country-asian="FR"/>
    </style:style>
    <style:style style:name="T1056" style:parent-style-name="Policepardéfaut" style:family="text">
      <style:text-properties style:language-asian="fr" style:country-asian="FR"/>
    </style:style>
    <style:style style:name="T1057" style:parent-style-name="Policepardéfaut" style:family="text">
      <style:text-properties style:language-asian="fr" style:country-asian="FR"/>
    </style:style>
    <style:style style:name="T1058" style:parent-style-name="Policepardéfaut" style:family="text">
      <style:text-properties style:language-asian="fr" style:country-asian="FR"/>
    </style:style>
    <style:style style:name="T1059" style:parent-style-name="Policepardéfaut" style:family="text">
      <style:text-properties style:language-asian="fr" style:country-asian="FR"/>
    </style:style>
    <style:style style:name="T1060" style:parent-style-name="Policepardéfaut" style:family="text">
      <style:text-properties style:language-asian="fr" style:country-asian="FR"/>
    </style:style>
    <style:style style:name="T1061" style:parent-style-name="Policepardéfaut" style:family="text">
      <style:text-properties style:language-asian="fr" style:country-asian="FR"/>
    </style:style>
    <style:style style:name="T1062" style:parent-style-name="Policepardéfaut" style:family="text">
      <style:text-properties style:language-asian="fr" style:country-asian="FR"/>
    </style:style>
    <style:style style:name="T1063" style:parent-style-name="Policepardéfaut" style:family="text">
      <style:text-properties style:language-asian="fr" style:country-asian="FR"/>
    </style:style>
    <style:style style:name="T1064" style:parent-style-name="Policepardéfaut" style:family="text">
      <style:text-properties style:language-asian="fr" style:country-asian="FR"/>
    </style:style>
    <style:style style:name="T1065" style:parent-style-name="Policepardéfaut" style:family="text">
      <style:text-properties style:language-asian="fr" style:country-asian="FR"/>
    </style:style>
    <style:style style:name="T1066" style:parent-style-name="Policepardéfaut" style:family="text">
      <style:text-properties style:language-asian="fr" style:country-asian="FR"/>
    </style:style>
    <style:style style:name="T1067" style:parent-style-name="Policepardéfaut" style:family="text">
      <style:text-properties style:language-asian="fr" style:country-asian="FR"/>
    </style:style>
    <style:style style:name="T1068" style:parent-style-name="Policepardéfaut" style:family="text">
      <style:text-properties style:language-asian="fr" style:country-asian="FR"/>
    </style:style>
    <style:style style:name="T1069" style:parent-style-name="Policepardéfaut" style:family="text">
      <style:text-properties style:language-asian="fr" style:country-asian="FR"/>
    </style:style>
    <style:style style:name="T1070" style:parent-style-name="Policepardéfaut" style:family="text">
      <style:text-properties style:language-asian="fr" style:country-asian="FR"/>
    </style:style>
    <style:style style:name="T1071" style:parent-style-name="Policepardéfaut" style:family="text">
      <style:text-properties style:language-asian="fr" style:country-asian="FR"/>
    </style:style>
    <style:style style:name="T1072" style:parent-style-name="Policepardéfaut" style:family="text">
      <style:text-properties style:language-asian="fr" style:country-asian="FR"/>
    </style:style>
    <style:style style:name="T1073" style:parent-style-name="Policepardéfaut" style:family="text">
      <style:text-properties style:language-asian="fr" style:country-asian="FR"/>
    </style:style>
    <style:style style:name="T1074" style:parent-style-name="Policepardéfaut" style:family="text">
      <style:text-properties style:language-asian="fr" style:country-asian="FR"/>
    </style:style>
    <style:style style:name="T1075" style:parent-style-name="Policepardéfaut" style:family="text">
      <style:text-properties style:language-asian="fr" style:country-asian="FR"/>
    </style:style>
    <style:style style:name="T1076" style:parent-style-name="Policepardéfaut" style:family="text">
      <style:text-properties style:language-asian="fr" style:country-asian="FR"/>
    </style:style>
    <style:style style:name="T1077" style:parent-style-name="Policepardéfaut" style:family="text">
      <style:text-properties style:language-asian="fr" style:country-asian="FR"/>
    </style:style>
    <style:style style:name="T1078" style:parent-style-name="Policepardéfaut" style:family="text">
      <style:text-properties style:language-asian="fr" style:country-asian="FR"/>
    </style:style>
    <style:style style:name="T1079" style:parent-style-name="Policepardéfaut" style:family="text">
      <style:text-properties style:language-asian="fr" style:country-asian="FR"/>
    </style:style>
    <style:style style:name="T1080" style:parent-style-name="Policepardéfaut" style:family="text">
      <style:text-properties style:language-asian="fr" style:country-asian="FR"/>
    </style:style>
    <style:style style:name="T1081" style:parent-style-name="Policepardéfaut" style:family="text">
      <style:text-properties style:language-asian="fr" style:country-asian="FR"/>
    </style:style>
    <style:style style:name="T1082" style:parent-style-name="Policepardéfaut" style:family="text">
      <style:text-properties style:language-asian="fr" style:country-asian="FR"/>
    </style:style>
    <style:style style:name="T1083" style:parent-style-name="Policepardéfaut" style:family="text">
      <style:text-properties style:language-asian="fr" style:country-asian="FR"/>
    </style:style>
    <style:style style:name="T1084" style:parent-style-name="Policepardéfaut" style:family="text">
      <style:text-properties style:language-asian="fr" style:country-asian="FR"/>
    </style:style>
    <style:style style:name="T1085" style:parent-style-name="Policepardéfaut" style:family="text">
      <style:text-properties style:language-asian="fr" style:country-asian="FR"/>
    </style:style>
    <style:style style:name="T1086" style:parent-style-name="Policepardéfaut" style:family="text">
      <style:text-properties style:language-asian="fr" style:country-asian="FR"/>
    </style:style>
    <style:style style:name="T1087" style:parent-style-name="Policepardéfaut" style:family="text">
      <style:text-properties style:language-asian="fr" style:country-asian="FR"/>
    </style:style>
    <style:style style:name="T1088" style:parent-style-name="Policepardéfaut" style:family="text">
      <style:text-properties style:language-asian="fr" style:country-asian="FR"/>
    </style:style>
    <style:style style:name="T1089" style:parent-style-name="Policepardéfaut" style:family="text">
      <style:text-properties style:language-asian="fr" style:country-asian="FR"/>
    </style:style>
    <style:style style:name="T1090" style:parent-style-name="Policepardéfaut" style:family="text">
      <style:text-properties style:language-asian="fr" style:country-asian="FR"/>
    </style:style>
    <style:style style:name="T1091" style:parent-style-name="Policepardéfaut" style:family="text">
      <style:text-properties style:language-asian="fr" style:country-asian="FR"/>
    </style:style>
    <style:style style:name="T1092" style:parent-style-name="Policepardéfaut" style:family="text">
      <style:text-properties style:language-asian="fr" style:country-asian="FR"/>
    </style:style>
    <style:style style:name="T1093" style:parent-style-name="Policepardéfaut" style:family="text">
      <style:text-properties style:language-asian="fr" style:country-asian="FR"/>
    </style:style>
    <style:style style:name="T1094" style:parent-style-name="Policepardéfaut" style:family="text">
      <style:text-properties style:language-asian="fr" style:country-asian="FR"/>
    </style:style>
    <style:style style:name="T1095" style:parent-style-name="Policepardéfaut" style:family="text">
      <style:text-properties style:language-asian="fr" style:country-asian="FR"/>
    </style:style>
    <style:style style:name="T1096" style:parent-style-name="Policepardéfaut" style:family="text">
      <style:text-properties style:language-asian="fr" style:country-asian="FR"/>
    </style:style>
    <style:style style:name="T1097" style:parent-style-name="Policepardéfaut" style:family="text">
      <style:text-properties style:language-asian="fr" style:country-asian="FR"/>
    </style:style>
    <style:style style:name="T1098" style:parent-style-name="Policepardéfaut" style:family="text">
      <style:text-properties style:language-asian="fr" style:country-asian="FR"/>
    </style:style>
    <style:style style:name="T1099" style:parent-style-name="Policepardéfaut" style:family="text">
      <style:text-properties style:language-asian="fr" style:country-asian="FR"/>
    </style:style>
    <style:style style:name="T1100" style:parent-style-name="Policepardéfaut" style:family="text">
      <style:text-properties style:language-asian="fr" style:country-asian="FR"/>
    </style:style>
    <style:style style:name="T1101" style:parent-style-name="Policepardéfaut" style:family="text">
      <style:text-properties style:language-asian="fr" style:country-asian="FR"/>
    </style:style>
    <style:style style:name="T1102" style:parent-style-name="Policepardéfaut" style:family="text">
      <style:text-properties style:language-asian="fr" style:country-asian="FR"/>
    </style:style>
    <style:style style:name="T1103" style:parent-style-name="Policepardéfaut" style:family="text">
      <style:text-properties style:language-asian="fr" style:country-asian="FR"/>
    </style:style>
    <style:style style:name="T1104" style:parent-style-name="Policepardéfaut" style:family="text">
      <style:text-properties style:language-asian="fr" style:country-asian="FR"/>
    </style:style>
    <style:style style:name="P1105" style:parent-style-name="quote.l" style:family="paragraph">
      <style:text-properties style:language-asian="fr" style:country-asian="FR"/>
    </style:style>
    <style:style style:name="T1106" style:parent-style-name="Policepardéfaut" style:family="text">
      <style:text-properties style:language-asian="fr" style:country-asian="FR"/>
    </style:style>
    <style:style style:name="T1107" style:parent-style-name="Policepardéfaut" style:family="text">
      <style:text-properties style:language-asian="fr" style:country-asian="FR"/>
    </style:style>
    <style:style style:name="T1108" style:parent-style-name="Policepardéfaut" style:family="text">
      <style:text-properties style:language-asian="fr" style:country-asian="FR"/>
    </style:style>
    <style:style style:name="T1109" style:parent-style-name="Policepardéfaut" style:family="text">
      <style:text-properties style:language-asian="fr" style:country-asian="FR"/>
    </style:style>
    <style:style style:name="T1110" style:parent-style-name="Policepardéfaut" style:family="text">
      <style:text-properties style:language-asian="fr" style:country-asian="FR"/>
    </style:style>
    <style:style style:name="T1111" style:parent-style-name="Policepardéfaut" style:family="text">
      <style:text-properties style:language-asian="fr" style:country-asian="FR"/>
    </style:style>
    <style:style style:name="T1112" style:parent-style-name="Policepardéfaut" style:family="text">
      <style:text-properties style:language-asian="fr" style:country-asian="FR"/>
    </style:style>
    <style:style style:name="T1113" style:parent-style-name="Policepardéfaut" style:family="text">
      <style:text-properties style:language-asian="fr" style:country-asian="FR"/>
    </style:style>
    <style:style style:name="T1114" style:parent-style-name="Policepardéfaut" style:family="text">
      <style:text-properties style:language-asian="fr" style:country-asian="FR"/>
    </style:style>
    <style:style style:name="T1115" style:parent-style-name="Policepardéfaut" style:family="text">
      <style:text-properties style:language-asian="fr" style:country-asian="FR"/>
    </style:style>
    <style:style style:name="T1116" style:parent-style-name="Policepardéfaut" style:family="text">
      <style:text-properties style:language-asian="fr" style:country-asian="FR"/>
    </style:style>
    <style:style style:name="T1117" style:parent-style-name="Policepardéfaut" style:family="text">
      <style:text-properties style:language-asian="fr" style:country-asian="FR"/>
    </style:style>
    <style:style style:name="T1118" style:parent-style-name="Policepardéfaut" style:family="text">
      <style:text-properties style:language-asian="fr" style:country-asian="FR"/>
    </style:style>
    <style:style style:name="T1119" style:parent-style-name="Policepardéfaut" style:family="text">
      <style:text-properties fo:font-style="italic" style:font-style-asian="italic" style:language-asian="fr" style:country-asian="FR"/>
    </style:style>
    <style:style style:name="T1120" style:parent-style-name="Policepardéfaut" style:family="text">
      <style:text-properties fo:font-style="italic" style:font-style-asian="italic" style:language-asian="fr" style:country-asian="FR"/>
    </style:style>
    <style:style style:name="T1121" style:parent-style-name="Policepardéfaut" style:family="text">
      <style:text-properties fo:font-style="italic" style:font-style-asian="italic" style:language-asian="fr" style:country-asian="FR"/>
    </style:style>
    <style:style style:name="T1122" style:parent-style-name="Policepardéfaut" style:family="text">
      <style:text-properties style:language-asian="fr" style:country-asian="FR"/>
    </style:style>
    <style:style style:name="T1123" style:parent-style-name="Policepardéfaut" style:family="text">
      <style:text-properties style:language-asian="fr" style:country-asian="FR"/>
    </style:style>
    <style:style style:name="T1124" style:parent-style-name="Policepardéfaut" style:family="text">
      <style:text-properties style:language-asian="fr" style:country-asian="FR"/>
    </style:style>
    <style:style style:name="T1125" style:parent-style-name="Policepardéfaut" style:family="text">
      <style:text-properties style:language-asian="fr" style:country-asian="FR"/>
    </style:style>
    <style:style style:name="T1126" style:parent-style-name="Policepardéfaut" style:family="text">
      <style:text-properties style:language-asian="fr" style:country-asian="FR"/>
    </style:style>
    <style:style style:name="T1127" style:parent-style-name="Policepardéfaut" style:family="text">
      <style:text-properties style:language-asian="fr" style:country-asian="FR"/>
    </style:style>
    <style:style style:name="T1128" style:parent-style-name="Policepardéfaut" style:family="text">
      <style:text-properties style:language-asian="fr" style:country-asian="FR"/>
    </style:style>
    <style:style style:name="T1129" style:parent-style-name="Policepardéfaut" style:family="text">
      <style:text-properties style:language-asian="fr" style:country-asian="FR"/>
    </style:style>
    <style:style style:name="T1130" style:parent-style-name="Policepardéfaut" style:family="text">
      <style:text-properties style:language-asian="fr" style:country-asian="FR"/>
    </style:style>
    <style:style style:name="T1131" style:parent-style-name="Policepardéfaut" style:family="text">
      <style:text-properties style:language-asian="fr" style:country-asian="FR"/>
    </style:style>
    <style:style style:name="T1132" style:parent-style-name="Policepardéfaut" style:family="text">
      <style:text-properties style:language-asian="fr" style:country-asian="FR"/>
    </style:style>
    <style:style style:name="T1133" style:parent-style-name="Policepardéfaut" style:family="text">
      <style:text-properties style:language-asian="fr" style:country-asian="FR"/>
    </style:style>
    <style:style style:name="T1134" style:parent-style-name="Policepardéfaut" style:family="text">
      <style:text-properties style:language-asian="fr" style:country-asian="FR"/>
    </style:style>
    <style:style style:name="T1135" style:parent-style-name="Policepardéfaut" style:family="text">
      <style:text-properties style:language-asian="fr" style:country-asian="FR"/>
    </style:style>
    <style:style style:name="T1136" style:parent-style-name="Policepardéfaut" style:family="text">
      <style:text-properties style:language-asian="fr" style:country-asian="FR"/>
    </style:style>
    <style:style style:name="T1137" style:parent-style-name="Policepardéfaut" style:family="text">
      <style:text-properties style:language-asian="fr" style:country-asian="FR"/>
    </style:style>
    <style:style style:name="T1138" style:parent-style-name="Policepardéfaut" style:family="text">
      <style:text-properties style:language-asian="fr" style:country-asian="FR"/>
    </style:style>
    <style:style style:name="T1139" style:parent-style-name="Policepardéfaut" style:family="text">
      <style:text-properties style:language-asian="fr" style:country-asian="FR"/>
    </style:style>
    <style:style style:name="T1140" style:parent-style-name="Policepardéfaut" style:family="text">
      <style:text-properties style:language-asian="fr" style:country-asian="FR"/>
    </style:style>
    <style:style style:name="T1141" style:parent-style-name="Policepardéfaut" style:family="text">
      <style:text-properties style:language-asian="fr" style:country-asian="FR"/>
    </style:style>
    <style:style style:name="T1142" style:parent-style-name="Policepardéfaut" style:family="text">
      <style:text-properties style:language-asian="fr" style:country-asian="FR"/>
    </style:style>
    <style:style style:name="T1143" style:parent-style-name="Policepardéfaut" style:family="text">
      <style:text-properties style:language-asian="fr" style:country-asian="FR"/>
    </style:style>
    <style:style style:name="T1144" style:parent-style-name="Policepardéfaut" style:family="text">
      <style:text-properties style:language-asian="fr" style:country-asian="FR"/>
    </style:style>
    <style:style style:name="T1145" style:parent-style-name="Policepardéfaut" style:family="text">
      <style:text-properties style:language-asian="fr" style:country-asian="FR"/>
    </style:style>
    <style:style style:name="T1146" style:parent-style-name="Policepardéfaut" style:family="text">
      <style:text-properties style:language-asian="fr" style:country-asian="FR"/>
    </style:style>
    <style:style style:name="T1147" style:parent-style-name="Policepardéfaut" style:family="text">
      <style:text-properties style:font-size-complex="12pt" style:language-asian="fr" style:country-asian="FR"/>
    </style:style>
    <style:style style:name="T1148" style:parent-style-name="Policepardéfaut" style:family="text">
      <style:text-properties style:font-style-complex="italic" style:language-asian="fr" style:country-asian="FR"/>
    </style:style>
    <style:style style:name="T1149" style:parent-style-name="Policepardéfaut" style:family="text">
      <style:text-properties style:font-size-complex="12pt" style:language-asian="fr" style:country-asian="FR"/>
    </style:style>
    <style:style style:name="T1150" style:parent-style-name="Policepardéfaut" style:family="text">
      <style:text-properties style:language-asian="fr" style:country-asian="FR"/>
    </style:style>
    <style:style style:name="T1151" style:parent-style-name="Policepardéfaut" style:family="text">
      <style:text-properties style:language-asian="fr" style:country-asian="FR"/>
    </style:style>
    <style:style style:name="T1152" style:parent-style-name="Policepardéfaut" style:family="text">
      <style:text-properties style:language-asian="fr" style:country-asian="FR"/>
    </style:style>
    <style:style style:name="T1153" style:parent-style-name="Policepardéfaut" style:family="text">
      <style:text-properties style:language-asian="fr" style:country-asian="FR"/>
    </style:style>
    <style:style style:name="T1154" style:parent-style-name="Policepardéfaut" style:family="text">
      <style:text-properties style:language-asian="fr" style:country-asian="FR"/>
    </style:style>
    <style:style style:name="T1155" style:parent-style-name="Policepardéfaut" style:family="text">
      <style:text-properties style:language-asian="fr" style:country-asian="FR"/>
    </style:style>
    <style:style style:name="T1156" style:parent-style-name="Policepardéfaut" style:family="text">
      <style:text-properties style:language-asian="fr" style:country-asian="FR"/>
    </style:style>
    <style:style style:name="T1157" style:parent-style-name="Policepardéfaut" style:family="text">
      <style:text-properties style:language-asian="fr" style:country-asian="FR"/>
    </style:style>
    <style:style style:name="T1158" style:parent-style-name="Policepardéfaut" style:family="text">
      <style:text-properties style:language-asian="fr" style:country-asian="FR"/>
    </style:style>
    <style:style style:name="T1159" style:parent-style-name="Policepardéfaut" style:family="text">
      <style:text-properties style:language-asian="fr" style:country-asian="FR"/>
    </style:style>
    <style:style style:name="T1160" style:parent-style-name="Policepardéfaut" style:family="text">
      <style:text-properties style:language-asian="fr" style:country-asian="FR"/>
    </style:style>
    <style:style style:name="T1161" style:parent-style-name="Policepardéfaut" style:family="text">
      <style:text-properties style:language-asian="fr" style:country-asian="FR"/>
    </style:style>
    <style:style style:name="T1162" style:parent-style-name="Policepardéfaut" style:family="text">
      <style:text-properties style:language-asian="fr" style:country-asian="FR"/>
    </style:style>
    <style:style style:name="T1163" style:parent-style-name="Policepardéfaut" style:family="text">
      <style:text-properties style:language-asian="fr" style:country-asian="FR"/>
    </style:style>
    <style:style style:name="T1164" style:parent-style-name="Policepardéfaut" style:family="text">
      <style:text-properties style:font-style-complex="italic" style:language-asian="fr" style:country-asian="FR"/>
    </style:style>
    <style:style style:name="T1165" style:parent-style-name="Policepardéfaut" style:family="text">
      <style:text-properties style:font-size-complex="12pt" style:language-asian="fr" style:country-asian="FR"/>
    </style:style>
    <style:style style:name="T1166" style:parent-style-name="Policepardéfaut" style:family="text">
      <style:text-properties style:language-asian="fr" style:country-asian="FR"/>
    </style:style>
    <style:style style:name="T1167" style:parent-style-name="Policepardéfaut" style:family="text">
      <style:text-properties style:language-asian="fr" style:country-asian="FR"/>
    </style:style>
    <style:style style:name="T1168" style:parent-style-name="Policepardéfaut" style:family="text">
      <style:text-properties style:language-asian="fr" style:country-asian="FR"/>
    </style:style>
    <style:style style:name="T1169" style:parent-style-name="Policepardéfaut" style:family="text">
      <style:text-properties style:language-asian="fr" style:country-asian="FR"/>
    </style:style>
    <style:style style:name="T1170" style:parent-style-name="Policepardéfaut" style:family="text">
      <style:text-properties style:language-asian="fr" style:country-asian="FR"/>
    </style:style>
    <style:style style:name="T1171" style:parent-style-name="Policepardéfaut" style:family="text">
      <style:text-properties style:language-asian="fr" style:country-asian="FR"/>
    </style:style>
    <style:style style:name="T1172" style:parent-style-name="Policepardéfaut" style:family="text">
      <style:text-properties style:language-asian="fr" style:country-asian="FR"/>
    </style:style>
    <style:style style:name="T1173" style:parent-style-name="Policepardéfaut" style:family="text">
      <style:text-properties style:language-asian="fr" style:country-asian="FR"/>
    </style:style>
    <style:style style:name="T1174" style:parent-style-name="Policepardéfaut" style:family="text">
      <style:text-properties style:language-asian="fr" style:country-asian="FR"/>
    </style:style>
    <style:style style:name="T1175" style:parent-style-name="Policepardéfaut" style:family="text">
      <style:text-properties style:language-asian="fr" style:country-asian="FR"/>
    </style:style>
    <style:style style:name="T1176" style:parent-style-name="Policepardéfaut" style:family="text">
      <style:text-properties style:language-asian="fr" style:country-asian="FR"/>
    </style:style>
    <style:style style:name="T1177" style:parent-style-name="Policepardéfaut" style:family="text">
      <style:text-properties style:language-asian="fr" style:country-asian="FR"/>
    </style:style>
    <style:style style:name="T1178" style:parent-style-name="Policepardéfaut" style:family="text">
      <style:text-properties style:language-asian="fr" style:country-asian="FR"/>
    </style:style>
    <style:style style:name="T1179" style:parent-style-name="Policepardéfaut" style:family="text">
      <style:text-properties style:language-asian="fr" style:country-asian="FR"/>
    </style:style>
    <style:style style:name="T1180" style:parent-style-name="Policepardéfaut" style:family="text">
      <style:text-properties style:language-asian="fr" style:country-asian="FR"/>
    </style:style>
    <style:style style:name="T1181" style:parent-style-name="Policepardéfaut" style:family="text">
      <style:text-properties style:language-asian="fr" style:country-asian="FR"/>
    </style:style>
    <style:style style:name="T1182" style:parent-style-name="Policepardéfaut" style:family="text">
      <style:text-properties style:language-asian="fr" style:country-asian="FR"/>
    </style:style>
    <style:style style:name="T1183" style:parent-style-name="Policepardéfaut" style:family="text">
      <style:text-properties style:language-asian="fr" style:country-asian="FR"/>
    </style:style>
    <style:style style:name="T1184" style:parent-style-name="Policepardéfaut" style:family="text">
      <style:text-properties style:language-asian="fr" style:country-asian="FR"/>
    </style:style>
    <style:style style:name="T1185" style:parent-style-name="Policepardéfaut" style:family="text">
      <style:text-properties style:language-asian="fr" style:country-asian="FR"/>
    </style:style>
    <style:style style:name="T1186" style:parent-style-name="Policepardéfaut" style:family="text">
      <style:text-properties style:language-asian="fr" style:country-asian="FR"/>
    </style:style>
    <style:style style:name="T1187" style:parent-style-name="Policepardéfaut" style:family="text">
      <style:text-properties style:font-size-complex="12pt" style:language-asian="fr" style:country-asian="FR"/>
    </style:style>
    <style:style style:name="T1188" style:parent-style-name="Policepardéfaut" style:family="text">
      <style:text-properties style:language-asian="fr" style:country-asian="FR"/>
    </style:style>
    <style:style style:name="T1189" style:parent-style-name="Policepardéfaut" style:family="text">
      <style:text-properties style:language-asian="fr" style:country-asian="FR"/>
    </style:style>
    <style:style style:name="T1190" style:parent-style-name="Policepardéfaut" style:family="text">
      <style:text-properties style:language-asian="fr" style:country-asian="FR"/>
    </style:style>
    <style:style style:name="P1191" style:parent-style-name="quote.l" style:family="paragraph">
      <style:text-properties style:language-asian="fr" style:country-asian="FR"/>
    </style:style>
    <style:style style:name="T1192" style:parent-style-name="Policepardéfaut" style:family="text">
      <style:text-properties style:language-asian="fr" style:country-asian="FR"/>
    </style:style>
    <style:style style:name="T1193" style:parent-style-name="Policepardéfaut" style:family="text">
      <style:text-properties style:language-asian="fr" style:country-asian="FR"/>
    </style:style>
    <style:style style:name="T1194" style:parent-style-name="Policepardéfaut" style:family="text">
      <style:text-properties fo:font-style="italic" style:font-style-asian="italic" style:font-style-complex="italic" style:language-asian="fr" style:country-asian="FR"/>
    </style:style>
    <style:style style:name="T1195" style:parent-style-name="Policepardéfaut" style:family="text">
      <style:text-properties fo:font-style="italic" style:font-style-asian="italic" style:font-style-complex="italic" style:language-asian="fr" style:country-asian="FR"/>
    </style:style>
    <style:style style:name="T1196" style:parent-style-name="Policepardéfaut" style:family="text">
      <style:text-properties style:language-asian="fr" style:country-asian="FR"/>
    </style:style>
    <style:style style:name="T1197" style:parent-style-name="Policepardéfaut" style:family="text">
      <style:text-properties style:language-asian="fr" style:country-asian="FR"/>
    </style:style>
    <style:style style:name="T1198" style:parent-style-name="Policepardéfaut" style:family="text">
      <style:text-properties style:language-asian="fr" style:country-asian="FR"/>
    </style:style>
    <style:style style:name="T1199" style:parent-style-name="Policepardéfaut" style:family="text">
      <style:text-properties style:language-asian="fr" style:country-asian="FR"/>
    </style:style>
    <style:style style:name="T1200" style:parent-style-name="Policepardéfaut" style:family="text">
      <style:text-properties style:language-asian="fr" style:country-asian="FR"/>
    </style:style>
    <style:style style:name="T1201" style:parent-style-name="Policepardéfaut" style:family="text">
      <style:text-properties style:language-asian="fr" style:country-asian="FR"/>
    </style:style>
    <style:style style:name="T1202" style:parent-style-name="Policepardéfaut" style:family="text">
      <style:text-properties style:language-asian="fr" style:country-asian="FR"/>
    </style:style>
    <style:style style:name="T1203" style:parent-style-name="Policepardéfaut" style:family="text">
      <style:text-properties style:language-asian="fr" style:country-asian="FR"/>
    </style:style>
    <style:style style:name="T1204" style:parent-style-name="Policepardéfaut" style:family="text">
      <style:text-properties fo:font-style="italic" style:font-style-asian="italic" style:font-style-complex="italic" style:language-asian="fr" style:country-asian="FR"/>
    </style:style>
    <style:style style:name="T1205" style:parent-style-name="Policepardéfaut" style:family="text">
      <style:text-properties fo:font-style="italic" style:font-style-asian="italic" style:font-style-complex="italic" style:language-asian="fr" style:country-asian="FR"/>
    </style:style>
    <style:style style:name="T1206" style:parent-style-name="Policepardéfaut" style:family="text">
      <style:text-properties fo:font-style="italic" style:font-style-asian="italic" style:font-style-complex="italic" style:language-asian="fr" style:country-asian="FR"/>
    </style:style>
    <style:style style:name="T1207" style:parent-style-name="Policepardéfaut" style:family="text">
      <style:text-properties style:language-asian="fr" style:country-asian="FR"/>
    </style:style>
    <style:style style:name="T1208" style:parent-style-name="Policepardéfaut" style:family="text">
      <style:text-properties style:language-asian="fr" style:country-asian="FR"/>
    </style:style>
    <style:style style:name="T1209" style:parent-style-name="Policepardéfaut" style:family="text">
      <style:text-properties style:language-asian="fr" style:country-asian="FR"/>
    </style:style>
    <style:style style:name="T1210" style:parent-style-name="Policepardéfaut" style:family="text">
      <style:text-properties fo:font-style="italic" style:font-style-asian="italic" style:font-style-complex="italic" style:language-asian="fr" style:country-asian="FR"/>
    </style:style>
    <style:style style:name="T1211" style:parent-style-name="Policepardéfaut" style:family="text">
      <style:text-properties style:font-size-complex="12pt" style:language-asian="fr" style:country-asian="FR"/>
    </style:style>
    <style:style style:name="T1212" style:parent-style-name="Policepardéfaut" style:family="text">
      <style:text-properties style:language-asian="fr" style:country-asian="FR"/>
    </style:style>
    <style:style style:name="T1213" style:parent-style-name="Policepardéfaut" style:family="text">
      <style:text-properties fo:font-style="italic" style:font-style-asian="italic" style:font-style-complex="italic" style:language-asian="fr" style:country-asian="FR"/>
    </style:style>
    <style:style style:name="T1214" style:parent-style-name="Policepardéfaut" style:family="text">
      <style:text-properties style:font-style-complex="italic" style:language-asian="fr" style:country-asian="FR"/>
    </style:style>
    <style:style style:name="T1215" style:parent-style-name="Policepardéfaut" style:family="text">
      <style:text-properties style:font-size-complex="12pt" style:language-asian="fr" style:country-asian="FR"/>
    </style:style>
    <style:style style:name="T1216" style:parent-style-name="Policepardéfaut" style:family="text">
      <style:text-properties style:language-asian="fr" style:country-asian="FR"/>
    </style:style>
    <style:style style:name="T1217" style:parent-style-name="Policepardéfaut" style:family="text">
      <style:text-properties style:language-asian="fr" style:country-asian="FR"/>
    </style:style>
    <style:style style:name="T1218" style:parent-style-name="Policepardéfaut" style:family="text">
      <style:text-properties style:language-asian="fr" style:country-asian="FR"/>
    </style:style>
    <style:style style:name="T1219" style:parent-style-name="Policepardéfaut" style:family="text">
      <style:text-properties style:language-asian="fr" style:country-asian="FR"/>
    </style:style>
    <style:style style:name="T1220" style:parent-style-name="Policepardéfaut" style:family="text">
      <style:text-properties style:language-asian="fr" style:country-asian="FR"/>
    </style:style>
    <style:style style:name="T1221" style:parent-style-name="Policepardéfaut" style:family="text">
      <style:text-properties style:language-asian="fr" style:country-asian="FR"/>
    </style:style>
    <style:style style:name="T1222" style:parent-style-name="Policepardéfaut" style:family="text">
      <style:text-properties style:language-asian="fr" style:country-asian="FR"/>
    </style:style>
    <style:style style:name="T1223" style:parent-style-name="Policepardéfaut" style:family="text">
      <style:text-properties style:language-asian="fr" style:country-asian="FR"/>
    </style:style>
    <style:style style:name="T1224" style:parent-style-name="Policepardéfaut" style:family="text">
      <style:text-properties style:language-asian="fr" style:country-asian="FR"/>
    </style:style>
    <style:style style:name="T1225" style:parent-style-name="Policepardéfaut" style:family="text">
      <style:text-properties style:language-asian="fr" style:country-asian="FR"/>
    </style:style>
    <style:style style:name="T1226" style:parent-style-name="Policepardéfaut" style:family="text">
      <style:text-properties style:language-asian="fr" style:country-asian="FR"/>
    </style:style>
    <style:style style:name="T1227" style:parent-style-name="Policepardéfaut" style:family="text">
      <style:text-properties style:language-asian="fr" style:country-asian="FR"/>
    </style:style>
    <style:style style:name="T1228" style:parent-style-name="Policepardéfaut" style:family="text">
      <style:text-properties style:language-asian="fr" style:country-asian="FR"/>
    </style:style>
    <style:style style:name="T1229" style:parent-style-name="Policepardéfaut" style:family="text">
      <style:text-properties style:language-asian="fr" style:country-asian="FR"/>
    </style:style>
    <style:style style:name="T1230" style:parent-style-name="Policepardéfaut" style:family="text">
      <style:text-properties style:language-asian="fr" style:country-asian="FR"/>
    </style:style>
    <style:style style:name="T1231" style:parent-style-name="Policepardéfaut" style:family="text">
      <style:text-properties style:language-asian="fr" style:country-asian="FR"/>
    </style:style>
    <style:style style:name="T1232" style:parent-style-name="Policepardéfaut" style:family="text">
      <style:text-properties style:language-asian="fr" style:country-asian="FR"/>
    </style:style>
    <style:style style:name="T1233" style:parent-style-name="Policepardéfaut" style:family="text">
      <style:text-properties style:language-asian="fr" style:country-asian="FR"/>
    </style:style>
    <style:style style:name="T1234" style:parent-style-name="Policepardéfaut" style:family="text">
      <style:text-properties style:language-asian="fr" style:country-asian="FR"/>
    </style:style>
    <style:style style:name="T1235" style:parent-style-name="Policepardéfaut" style:family="text">
      <style:text-properties style:language-asian="fr" style:country-asian="FR"/>
    </style:style>
    <style:style style:name="T1236" style:parent-style-name="Policepardéfaut" style:family="text">
      <style:text-properties style:language-asian="fr" style:country-asian="FR"/>
    </style:style>
    <style:style style:name="T1237" style:parent-style-name="Policepardéfaut" style:family="text">
      <style:text-properties style:language-asian="fr" style:country-asian="FR"/>
    </style:style>
    <style:style style:name="T1238" style:parent-style-name="Policepardéfaut" style:family="text">
      <style:text-properties style:language-asian="fr" style:country-asian="FR"/>
    </style:style>
    <style:style style:name="T1239" style:parent-style-name="Policepardéfaut" style:family="text">
      <style:text-properties style:font-style-complex="italic" style:language-asian="fr" style:country-asian="FR"/>
    </style:style>
    <style:style style:name="T1240" style:parent-style-name="Policepardéfaut" style:family="text">
      <style:text-properties style:font-style-complex="italic" style:language-asian="fr" style:country-asian="FR"/>
    </style:style>
    <style:style style:name="T1241" style:parent-style-name="Policepardéfaut" style:family="text">
      <style:text-properties fo:font-style="italic" style:font-style-asian="italic" style:font-style-complex="italic" style:language-asian="fr" style:country-asian="FR"/>
    </style:style>
    <style:style style:name="T1242" style:parent-style-name="Policepardéfaut" style:family="text">
      <style:text-properties style:font-size-complex="12pt" style:language-asian="fr" style:country-asian="FR"/>
    </style:style>
    <style:style style:name="T1243" style:parent-style-name="Policepardéfaut" style:family="text">
      <style:text-properties style:language-asian="fr" style:country-asian="FR"/>
    </style:style>
    <style:style style:name="T1244" style:parent-style-name="Policepardéfaut" style:family="text">
      <style:text-properties fo:font-style="italic" style:font-style-asian="italic" style:font-style-complex="italic" style:language-asian="fr" style:country-asian="FR"/>
    </style:style>
    <style:style style:name="T1245" style:parent-style-name="Policepardéfaut" style:family="text">
      <style:text-properties style:font-size-complex="12pt" style:language-asian="fr" style:country-asian="FR"/>
    </style:style>
    <style:style style:name="T1246" style:parent-style-name="Policepardéfaut" style:family="text">
      <style:text-properties style:language-asian="fr" style:country-asian="FR"/>
    </style:style>
    <style:style style:name="T1247" style:parent-style-name="Policepardéfaut" style:family="text">
      <style:text-properties fo:font-style="italic" style:font-style-asian="italic" style:font-style-complex="italic" style:language-asian="fr" style:country-asian="FR"/>
    </style:style>
    <style:style style:name="T1248" style:parent-style-name="Policepardéfaut" style:family="text">
      <style:text-properties style:font-size-complex="12pt" style:language-asian="fr" style:country-asian="FR"/>
    </style:style>
    <style:style style:name="T1249" style:parent-style-name="Policepardéfaut" style:family="text">
      <style:text-properties style:language-asian="fr" style:country-asian="FR"/>
    </style:style>
    <style:style style:name="T1250" style:parent-style-name="Policepardéfaut" style:family="text">
      <style:text-properties style:language-asian="fr" style:country-asian="FR"/>
    </style:style>
    <style:style style:name="T1251" style:parent-style-name="Policepardéfaut" style:family="text">
      <style:text-properties style:font-style-complex="italic" style:language-asian="fr" style:country-asian="FR"/>
    </style:style>
    <style:style style:name="T1252" style:parent-style-name="Policepardéfaut" style:family="text">
      <style:text-properties style:font-style-complex="italic" style:language-asian="fr" style:country-asian="FR"/>
    </style:style>
    <style:style style:name="T1253" style:parent-style-name="Policepardéfaut" style:family="text">
      <style:text-properties style:font-size-complex="12pt" style:language-asian="fr" style:country-asian="FR"/>
    </style:style>
    <style:style style:name="T1254" style:parent-style-name="Policepardéfaut" style:family="text">
      <style:text-properties style:language-asian="fr" style:country-asian="FR"/>
    </style:style>
    <style:style style:name="T1255" style:parent-style-name="Policepardéfaut" style:family="text">
      <style:text-properties style:language-asian="fr" style:country-asian="FR"/>
    </style:style>
    <style:style style:name="T1256" style:parent-style-name="Policepardéfaut" style:family="text">
      <style:text-properties style:language-asian="fr" style:country-asian="FR"/>
    </style:style>
    <style:style style:name="T1257" style:parent-style-name="Policepardéfaut" style:family="text">
      <style:text-properties fo:font-style="italic" style:font-style-asian="italic" style:font-style-complex="italic" style:language-asian="fr" style:country-asian="FR"/>
    </style:style>
    <style:style style:name="T1258" style:parent-style-name="Policepardéfaut" style:family="text">
      <style:text-properties style:font-size-complex="12pt" style:language-asian="fr" style:country-asian="FR"/>
    </style:style>
    <style:style style:name="T1259" style:parent-style-name="Policepardéfaut" style:family="text">
      <style:text-properties style:language-asian="fr" style:country-asian="FR"/>
    </style:style>
    <style:style style:name="T1260" style:parent-style-name="Policepardéfaut" style:family="text">
      <style:text-properties fo:font-style="italic" style:font-style-asian="italic" style:font-style-complex="italic" style:language-asian="fr" style:country-asian="FR"/>
    </style:style>
    <style:style style:name="T1261" style:parent-style-name="Policepardéfaut" style:family="text">
      <style:text-properties style:font-size-complex="12pt" style:language-asian="fr" style:country-asian="FR"/>
    </style:style>
    <style:style style:name="T1262" style:parent-style-name="Policepardéfaut" style:family="text">
      <style:text-properties style:language-asian="fr" style:country-asian="FR"/>
    </style:style>
    <style:style style:name="T1263" style:parent-style-name="Policepardéfaut" style:family="text">
      <style:text-properties style:language-asian="fr" style:country-asian="FR"/>
    </style:style>
    <style:style style:name="T1264" style:parent-style-name="Policepardéfaut" style:family="text">
      <style:text-properties fo:font-style="italic" style:font-style-asian="italic" style:font-style-complex="italic" style:language-asian="fr" style:country-asian="FR"/>
    </style:style>
    <style:style style:name="T1265" style:parent-style-name="Policepardéfaut" style:family="text">
      <style:text-properties fo:font-style="italic" style:font-style-asian="italic" style:font-style-complex="italic" style:language-asian="fr" style:country-asian="FR"/>
    </style:style>
    <style:style style:name="T1266" style:parent-style-name="Policepardéfaut" style:family="text">
      <style:text-properties fo:font-style="italic" style:font-style-asian="italic" style:font-style-complex="italic" style:language-asian="fr" style:country-asian="FR"/>
    </style:style>
    <style:style style:name="T1267" style:parent-style-name="Policepardéfaut" style:family="text">
      <style:text-properties style:font-size-complex="12pt" style:language-asian="fr" style:country-asian="FR"/>
    </style:style>
    <style:style style:name="T1268" style:parent-style-name="Policepardéfaut" style:family="text">
      <style:text-properties style:language-asian="fr" style:country-asian="FR"/>
    </style:style>
    <style:style style:name="T1269" style:parent-style-name="Policepardéfaut" style:family="text">
      <style:text-properties fo:font-style="italic" style:font-style-asian="italic" style:font-style-complex="italic" style:language-asian="fr" style:country-asian="FR"/>
    </style:style>
    <style:style style:name="T1270" style:parent-style-name="Policepardéfaut" style:family="text">
      <style:text-properties style:font-style-complex="italic" style:language-asian="fr" style:country-asian="FR"/>
    </style:style>
    <style:style style:name="T1271" style:parent-style-name="Policepardéfaut" style:family="text">
      <style:text-properties style:font-size-complex="12pt" style:language-asian="fr" style:country-asian="FR"/>
    </style:style>
    <style:style style:name="T1272" style:parent-style-name="Policepardéfaut" style:family="text">
      <style:text-properties style:language-asian="fr" style:country-asian="FR"/>
    </style:style>
    <style:style style:name="T1273" style:parent-style-name="Policepardéfaut" style:family="text">
      <style:text-properties style:language-asian="fr" style:country-asian="FR"/>
    </style:style>
    <style:style style:name="T1274" style:parent-style-name="Policepardéfaut" style:family="text">
      <style:text-properties style:language-asian="fr" style:country-asian="FR"/>
    </style:style>
    <style:style style:name="T1275" style:parent-style-name="Policepardéfaut" style:family="text">
      <style:text-properties style:language-asian="fr" style:country-asian="FR"/>
    </style:style>
    <style:style style:name="T1276" style:parent-style-name="Policepardéfaut" style:family="text">
      <style:text-properties style:language-asian="fr" style:country-asian="FR"/>
    </style:style>
    <style:style style:name="T1277" style:parent-style-name="Policepardéfaut" style:family="text">
      <style:text-properties style:language-asian="fr" style:country-asian="FR"/>
    </style:style>
    <style:style style:name="T1278" style:parent-style-name="Policepardéfaut" style:family="text">
      <style:text-properties fo:font-style="italic" style:font-style-asian="italic" style:font-style-complex="italic" style:language-asian="fr" style:country-asian="FR"/>
    </style:style>
    <style:style style:name="T1279" style:parent-style-name="Policepardéfaut" style:family="text">
      <style:text-properties fo:font-style="italic" style:font-style-asian="italic" style:font-style-complex="italic" style:language-asian="fr" style:country-asian="FR"/>
    </style:style>
    <style:style style:name="T1280" style:parent-style-name="Policepardéfaut" style:family="text">
      <style:text-properties style:font-style-complex="italic" style:language-asian="fr" style:country-asian="FR"/>
    </style:style>
    <style:style style:name="T1281" style:parent-style-name="Policepardéfaut" style:family="text">
      <style:text-properties style:language-asian="fr" style:country-asian="FR"/>
    </style:style>
    <style:style style:name="T1282" style:parent-style-name="Policepardéfaut" style:family="text">
      <style:text-properties style:language-asian="fr" style:country-asian="FR"/>
    </style:style>
    <style:style style:name="T1283" style:parent-style-name="Policepardéfaut" style:family="text">
      <style:text-properties fo:font-style="italic" style:font-style-asian="italic" style:font-style-complex="italic" style:language-asian="fr" style:country-asian="FR"/>
    </style:style>
    <style:style style:name="T1284" style:parent-style-name="Policepardéfaut" style:family="text">
      <style:text-properties style:font-size-complex="12pt" style:language-asian="fr" style:country-asian="FR"/>
    </style:style>
    <style:style style:name="T1285" style:parent-style-name="Policepardéfaut" style:family="text">
      <style:text-properties style:language-asian="fr" style:country-asian="FR"/>
    </style:style>
    <style:style style:name="T1286" style:parent-style-name="Policepardéfaut" style:family="text">
      <style:text-properties fo:font-style="italic" style:font-style-asian="italic" style:font-style-complex="italic" style:language-asian="fr" style:country-asian="FR"/>
    </style:style>
    <style:style style:name="T1287" style:parent-style-name="Policepardéfaut" style:family="text">
      <style:text-properties fo:font-style="italic" style:font-style-asian="italic" style:font-style-complex="italic" style:language-asian="fr" style:country-asian="FR"/>
    </style:style>
    <style:style style:name="T1288" style:parent-style-name="Policepardéfaut" style:family="text">
      <style:text-properties fo:font-style="italic" style:font-style-asian="italic" style:font-style-complex="italic" style:language-asian="fr" style:country-asian="FR"/>
    </style:style>
    <style:style style:name="T1289" style:parent-style-name="Policepardéfaut" style:family="text">
      <style:text-properties style:font-style-complex="italic" style:language-asian="fr" style:country-asian="FR"/>
    </style:style>
    <style:style style:name="T1290" style:parent-style-name="Policepardéfaut" style:family="text">
      <style:text-properties style:font-size-complex="12pt" style:language-asian="fr" style:country-asian="FR"/>
    </style:style>
    <style:style style:name="T1291" style:parent-style-name="Policepardéfaut" style:family="text">
      <style:text-properties style:language-asian="fr" style:country-asian="FR"/>
    </style:style>
    <style:style style:name="T1292" style:parent-style-name="Policepardéfaut" style:family="text">
      <style:text-properties style:language-asian="fr" style:country-asian="FR"/>
    </style:style>
    <style:style style:name="T1293" style:parent-style-name="Policepardéfaut" style:family="text">
      <style:text-properties style:language-asian="fr" style:country-asian="FR"/>
    </style:style>
    <style:style style:name="T1294" style:parent-style-name="Policepardéfaut" style:family="text">
      <style:text-properties style:language-asian="fr" style:country-asian="FR"/>
    </style:style>
    <style:style style:name="T1295" style:parent-style-name="Policepardéfaut" style:family="text">
      <style:text-properties style:language-asian="fr" style:country-asian="FR"/>
    </style:style>
    <style:style style:name="T1296" style:parent-style-name="Policepardéfaut" style:family="text">
      <style:text-properties style:language-asian="fr" style:country-asian="FR"/>
    </style:style>
    <style:style style:name="T1297" style:parent-style-name="Policepardéfaut" style:family="text">
      <style:text-properties fo:font-style="italic" style:font-style-asian="italic" style:font-style-complex="italic" style:language-asian="fr" style:country-asian="FR"/>
    </style:style>
    <style:style style:name="T1298" style:parent-style-name="Policepardéfaut" style:family="text">
      <style:text-properties style:language-asian="fr" style:country-asian="FR"/>
    </style:style>
    <style:style style:name="T1299" style:parent-style-name="Policepardéfaut" style:family="text">
      <style:text-properties fo:font-style="italic" style:font-style-asian="italic" style:font-style-complex="italic" style:language-asian="fr" style:country-asian="FR"/>
    </style:style>
    <style:style style:name="T1300" style:parent-style-name="Policepardéfaut" style:family="text">
      <style:text-properties style:language-asian="fr" style:country-asian="FR"/>
    </style:style>
    <style:style style:name="T1301" style:parent-style-name="Policepardéfaut" style:family="text">
      <style:text-properties fo:font-style="italic" style:font-style-asian="italic" style:font-style-complex="italic" style:language-asian="fr" style:country-asian="FR"/>
    </style:style>
    <style:style style:name="T1302" style:parent-style-name="Policepardéfaut" style:family="text">
      <style:text-properties style:language-asian="fr" style:country-asian="FR"/>
    </style:style>
    <style:style style:name="T1303" style:parent-style-name="Policepardéfaut" style:family="text">
      <style:text-properties fo:font-style="italic" style:font-style-asian="italic" style:font-style-complex="italic" style:language-asian="fr" style:country-asian="FR"/>
    </style:style>
    <style:style style:name="T1304" style:parent-style-name="Policepardéfaut" style:family="text">
      <style:text-properties style:language-asian="fr" style:country-asian="FR"/>
    </style:style>
    <style:style style:name="T1305" style:parent-style-name="Policepardéfaut" style:family="text">
      <style:text-properties fo:font-style="italic" style:font-style-asian="italic" style:font-style-complex="italic" style:language-asian="fr" style:country-asian="FR"/>
    </style:style>
    <style:style style:name="T1306" style:parent-style-name="Policepardéfaut" style:family="text">
      <style:text-properties style:language-asian="fr" style:country-asian="FR"/>
    </style:style>
    <style:style style:name="T1307" style:parent-style-name="Policepardéfaut" style:family="text">
      <style:text-properties style:language-asian="fr" style:country-asian="FR"/>
    </style:style>
    <style:style style:name="T1308" style:parent-style-name="Policepardéfaut" style:family="text">
      <style:text-properties style:language-asian="fr" style:country-asian="FR"/>
    </style:style>
    <style:style style:name="T1309" style:parent-style-name="Policepardéfaut" style:family="text">
      <style:text-properties style:language-asian="fr" style:country-asian="FR"/>
    </style:style>
    <style:style style:name="T1310" style:parent-style-name="Policepardéfaut" style:family="text">
      <style:text-properties style:language-asian="fr" style:country-asian="FR"/>
    </style:style>
    <style:style style:name="T1311" style:parent-style-name="Policepardéfaut" style:family="text">
      <style:text-properties style:language-asian="fr" style:country-asian="FR"/>
    </style:style>
    <style:style style:name="T1312" style:parent-style-name="Policepardéfaut" style:family="text">
      <style:text-properties style:language-asian="fr" style:country-asian="FR"/>
    </style:style>
    <style:style style:name="T1313" style:parent-style-name="Policepardéfaut" style:family="text">
      <style:text-properties style:language-asian="fr" style:country-asian="FR"/>
    </style:style>
    <style:style style:name="T1314" style:parent-style-name="Policepardéfaut" style:family="text">
      <style:text-properties style:language-asian="fr" style:country-asian="FR"/>
    </style:style>
    <style:style style:name="T1315" style:parent-style-name="Policepardéfaut" style:family="text">
      <style:text-properties style:language-asian="fr" style:country-asian="FR"/>
    </style:style>
    <style:style style:name="T1316" style:parent-style-name="Policepardéfaut" style:family="text">
      <style:text-properties style:language-asian="fr" style:country-asian="FR"/>
    </style:style>
    <style:style style:name="T1317" style:parent-style-name="Policepardéfaut" style:family="text">
      <style:text-properties style:language-asian="fr" style:country-asian="FR"/>
    </style:style>
    <style:style style:name="T1318" style:parent-style-name="Policepardéfaut" style:family="text">
      <style:text-properties style:language-asian="fr" style:country-asian="FR"/>
    </style:style>
    <style:style style:name="T1319" style:parent-style-name="Policepardéfaut" style:family="text">
      <style:text-properties style:language-asian="fr" style:country-asian="FR"/>
    </style:style>
    <style:style style:name="T1320" style:parent-style-name="Policepardéfaut" style:family="text">
      <style:text-properties style:language-asian="fr" style:country-asian="FR"/>
    </style:style>
    <style:style style:name="T1321" style:parent-style-name="Policepardéfaut" style:family="text">
      <style:text-properties style:language-asian="fr" style:country-asian="FR"/>
    </style:style>
    <style:style style:name="T1322" style:parent-style-name="Policepardéfaut" style:family="text">
      <style:text-properties style:language-asian="fr" style:country-asian="FR"/>
    </style:style>
    <style:style style:name="T1323" style:parent-style-name="Policepardéfaut" style:family="text">
      <style:text-properties fo:font-style="italic" style:font-style-asian="italic" style:font-style-complex="italic" style:language-asian="fr" style:country-asian="FR"/>
    </style:style>
    <style:style style:name="T1324" style:parent-style-name="Policepardéfaut" style:family="text">
      <style:text-properties style:font-size-complex="12pt" style:language-asian="fr" style:country-asian="FR"/>
    </style:style>
    <style:style style:name="T1325" style:parent-style-name="Policepardéfaut" style:family="text">
      <style:text-properties style:language-asian="fr" style:country-asian="FR"/>
    </style:style>
    <style:style style:name="T1326" style:parent-style-name="Policepardéfaut" style:family="text">
      <style:text-properties style:language-asian="fr" style:country-asian="FR"/>
    </style:style>
    <style:style style:name="T1327" style:parent-style-name="Policepardéfaut" style:family="text">
      <style:text-properties style:language-asian="fr" style:country-asian="FR"/>
    </style:style>
    <style:style style:name="T1328" style:parent-style-name="Policepardéfaut" style:family="text">
      <style:text-properties style:language-asian="fr" style:country-asian="FR"/>
    </style:style>
    <style:style style:name="T1329" style:parent-style-name="Policepardéfaut" style:family="text">
      <style:text-properties style:language-asian="fr" style:country-asian="FR"/>
    </style:style>
    <style:style style:name="T1330" style:parent-style-name="Policepardéfaut" style:family="text">
      <style:text-properties fo:font-style="italic" style:font-style-asian="italic" style:font-style-complex="italic" style:language-asian="fr" style:country-asian="FR"/>
    </style:style>
    <style:style style:name="T1331" style:parent-style-name="Policepardéfaut" style:family="text">
      <style:text-properties style:font-size-complex="12pt" style:language-asian="fr" style:country-asian="FR"/>
    </style:style>
    <style:style style:name="T1332" style:parent-style-name="Policepardéfaut" style:family="text">
      <style:text-properties style:language-asian="fr" style:country-asian="FR"/>
    </style:style>
    <style:style style:name="T1333" style:parent-style-name="Policepardéfaut" style:family="text">
      <style:text-properties style:language-asian="fr" style:country-asian="FR"/>
    </style:style>
    <style:style style:name="T1334" style:parent-style-name="Policepardéfaut" style:family="text">
      <style:text-properties style:language-asian="fr" style:country-asian="FR"/>
    </style:style>
    <style:style style:name="T1335" style:parent-style-name="Policepardéfaut" style:family="text">
      <style:text-properties fo:font-style="italic" style:font-style-asian="italic" style:font-style-complex="italic" style:language-asian="fr" style:country-asian="FR"/>
    </style:style>
    <style:style style:name="T1336" style:parent-style-name="Policepardéfaut" style:family="text">
      <style:text-properties style:font-size-complex="12pt" style:language-asian="fr" style:country-asian="FR"/>
    </style:style>
    <style:style style:name="T1337" style:parent-style-name="Policepardéfaut" style:family="text">
      <style:text-properties style:language-asian="fr" style:country-asian="FR"/>
    </style:style>
    <style:style style:name="T1338" style:parent-style-name="Appelnotedebasdep." style:family="text">
      <style:text-properties style:language-asian="fr" style:country-asian="FR"/>
    </style:style>
    <style:style style:name="T1339" style:parent-style-name="Policepardéfaut" style:family="text">
      <style:text-properties style:language-asian="fr" style:country-asian="FR"/>
    </style:style>
    <style:style style:name="T1340" style:parent-style-name="Policepardéfaut" style:family="text">
      <style:text-properties style:language-asian="fr" style:country-asian="FR"/>
    </style:style>
    <style:style style:name="T1341" style:parent-style-name="Policepardéfaut" style:family="text">
      <style:text-properties style:language-asian="fr" style:country-asian="FR"/>
    </style:style>
    <style:style style:name="T1342" style:parent-style-name="Policepardéfaut" style:family="text">
      <style:text-properties fo:font-style="italic" style:font-style-asian="italic" style:font-style-complex="italic" style:language-asian="fr" style:country-asian="FR"/>
    </style:style>
    <style:style style:name="T1343" style:parent-style-name="Policepardéfaut" style:family="text">
      <style:text-properties style:font-style-complex="italic" style:language-asian="fr" style:country-asian="FR"/>
    </style:style>
    <style:style style:name="T1344" style:parent-style-name="Policepardéfaut" style:family="text">
      <style:text-properties fo:font-size="12pt" style:font-size-asian="12pt" style:font-size-complex="12pt" style:language-asian="fr" style:country-asian="FR"/>
    </style:style>
    <style:style style:name="T1345" style:parent-style-name="Policepardéfaut" style:family="text">
      <style:text-properties style:language-asian="fr" style:country-asian="FR"/>
    </style:style>
    <style:style style:name="T1346" style:parent-style-name="Policepardéfaut" style:family="text">
      <style:text-properties style:language-asian="fr" style:country-asian="FR"/>
    </style:style>
    <style:style style:name="T1347" style:parent-style-name="Policepardéfaut" style:family="text">
      <style:text-properties style:language-asian="fr" style:country-asian="FR"/>
    </style:style>
    <style:style style:name="T1348" style:parent-style-name="Policepardéfaut" style:family="text">
      <style:text-properties fo:font-style="italic" style:font-style-asian="italic" style:font-style-complex="italic" style:language-asian="fr" style:country-asian="FR"/>
    </style:style>
    <style:style style:name="T1349" style:parent-style-name="Policepardéfaut" style:family="text">
      <style:text-properties style:font-style-complex="italic" style:language-asian="fr" style:country-asian="FR"/>
    </style:style>
    <style:style style:name="T1350" style:parent-style-name="Policepardéfaut" style:family="text">
      <style:text-properties style:font-size-complex="12pt" style:language-asian="fr" style:country-asian="FR"/>
    </style:style>
    <style:style style:name="T1351" style:parent-style-name="Policepardéfaut" style:family="text">
      <style:text-properties style:language-asian="fr" style:country-asian="FR"/>
    </style:style>
    <style:style style:name="T1352" style:parent-style-name="Policepardéfaut" style:family="text">
      <style:text-properties fo:font-style="italic" style:font-style-asian="italic" style:font-style-complex="italic" style:language-asian="fr" style:country-asian="FR"/>
    </style:style>
    <style:style style:name="T1353" style:parent-style-name="Policepardéfaut" style:family="text">
      <style:text-properties style:font-size-complex="12pt" style:language-asian="fr" style:country-asian="FR"/>
    </style:style>
    <style:style style:name="T1354" style:parent-style-name="Policepardéfaut" style:family="text">
      <style:text-properties style:language-asian="fr" style:country-asian="FR"/>
    </style:style>
    <style:style style:name="T1355" style:parent-style-name="Policepardéfaut" style:family="text">
      <style:text-properties style:language-asian="fr" style:country-asian="FR"/>
    </style:style>
    <style:style style:name="T1356" style:parent-style-name="Policepardéfaut" style:family="text">
      <style:text-properties style:language-asian="fr" style:country-asian="FR"/>
    </style:style>
    <style:style style:name="T1357" style:parent-style-name="Policepardéfaut" style:family="text">
      <style:text-properties style:language-asian="fr" style:country-asian="FR"/>
    </style:style>
    <style:style style:name="T1358" style:parent-style-name="Policepardéfaut" style:family="text">
      <style:text-properties style:language-asian="fr" style:country-asian="FR"/>
    </style:style>
    <style:style style:name="T1359" style:parent-style-name="Policepardéfaut" style:family="text">
      <style:text-properties style:language-asian="fr" style:country-asian="FR"/>
    </style:style>
    <style:style style:name="T1360" style:parent-style-name="Policepardéfaut" style:family="text">
      <style:text-properties style:language-asian="fr" style:country-asian="FR"/>
    </style:style>
    <style:style style:name="T1361" style:parent-style-name="Policepardéfaut" style:family="text">
      <style:text-properties style:language-asian="fr" style:country-asian="FR"/>
    </style:style>
    <style:style style:name="T1362" style:parent-style-name="Policepardéfaut" style:family="text">
      <style:text-properties style:language-asian="fr" style:country-asian="FR"/>
    </style:style>
    <style:style style:name="T1363" style:parent-style-name="Policepardéfaut" style:family="text">
      <style:text-properties style:language-asian="fr" style:country-asian="FR"/>
    </style:style>
    <style:style style:name="T1364" style:parent-style-name="Policepardéfaut" style:family="text">
      <style:text-properties style:language-asian="fr" style:country-asian="FR"/>
    </style:style>
    <style:style style:name="T1365" style:parent-style-name="Policepardéfaut" style:family="text">
      <style:text-properties style:language-asian="fr" style:country-asian="FR"/>
    </style:style>
    <style:style style:name="T1366" style:parent-style-name="Policepardéfaut" style:family="text">
      <style:text-properties style:language-asian="fr" style:country-asian="FR"/>
    </style:style>
    <style:style style:name="T1367" style:parent-style-name="Policepardéfaut" style:family="text">
      <style:text-properties style:language-asian="fr" style:country-asian="FR"/>
    </style:style>
    <style:style style:name="T1368" style:parent-style-name="Policepardéfaut" style:family="text">
      <style:text-properties style:language-asian="fr" style:country-asian="FR"/>
    </style:style>
    <style:style style:name="T1369" style:parent-style-name="Policepardéfaut" style:family="text">
      <style:text-properties fo:font-style="italic" style:font-style-asian="italic" style:font-style-complex="italic" style:language-asian="fr" style:country-asian="FR"/>
    </style:style>
    <style:style style:name="T1370" style:parent-style-name="Policepardéfaut" style:family="text">
      <style:text-properties style:font-style-complex="italic" style:language-asian="fr" style:country-asian="FR"/>
    </style:style>
    <style:style style:name="T1371" style:parent-style-name="Policepardéfaut" style:family="text">
      <style:text-properties fo:font-style="italic" style:font-style-asian="italic" style:font-style-complex="italic" style:language-asian="fr" style:country-asian="FR"/>
    </style:style>
    <style:style style:name="T1372" style:parent-style-name="Policepardéfaut" style:family="text">
      <style:text-properties style:font-style-complex="italic" style:language-asian="fr" style:country-asian="FR"/>
    </style:style>
    <style:style style:name="T1373" style:parent-style-name="Policepardéfaut" style:family="text">
      <style:text-properties fo:font-style="italic" style:font-style-asian="italic" style:font-style-complex="italic" style:language-asian="fr" style:country-asian="FR"/>
    </style:style>
    <style:style style:name="T1374" style:parent-style-name="Policepardéfaut" style:family="text">
      <style:text-properties style:language-asian="fr" style:country-asian="FR"/>
    </style:style>
    <style:style style:name="T1375" style:parent-style-name="Policepardéfaut" style:family="text">
      <style:text-properties fo:font-style="italic" style:font-style-asian="italic" style:font-style-complex="italic" style:language-asian="fr" style:country-asian="FR"/>
    </style:style>
    <style:style style:name="T1376" style:parent-style-name="Policepardéfaut" style:family="text">
      <style:text-properties style:font-style-complex="italic" style:language-asian="fr" style:country-asian="FR"/>
    </style:style>
    <style:style style:name="T1377" style:parent-style-name="Policepardéfaut" style:family="text">
      <style:text-properties fo:font-style="italic" style:font-style-asian="italic" style:font-style-complex="italic" style:language-asian="fr" style:country-asian="FR"/>
    </style:style>
    <style:style style:name="T1378" style:parent-style-name="Policepardéfaut" style:family="text">
      <style:text-properties fo:font-style="italic" style:font-style-asian="italic" style:font-style-complex="italic" style:language-asian="fr" style:country-asian="FR"/>
    </style:style>
    <style:style style:name="T1379" style:parent-style-name="Policepardéfaut" style:family="text">
      <style:text-properties fo:font-style="italic" style:font-style-asian="italic" style:font-style-complex="italic" style:language-asian="fr" style:country-asian="FR"/>
    </style:style>
    <style:style style:name="T1380" style:parent-style-name="Policepardéfaut" style:family="text">
      <style:text-properties style:font-size-complex="12pt" style:language-asian="fr" style:country-asian="FR"/>
    </style:style>
    <style:style style:name="T1381" style:parent-style-name="Policepardéfaut" style:family="text">
      <style:text-properties style:language-asian="fr" style:country-asian="FR"/>
    </style:style>
    <style:style style:name="T1382" style:parent-style-name="Policepardéfaut" style:family="text">
      <style:text-properties fo:font-style="italic" style:font-style-asian="italic" style:font-style-complex="italic" style:language-asian="fr" style:country-asian="FR"/>
    </style:style>
    <style:style style:name="T1383" style:parent-style-name="Policepardéfaut" style:family="text">
      <style:text-properties fo:font-style="italic" style:font-style-asian="italic" style:font-style-complex="italic" style:language-asian="fr" style:country-asian="FR"/>
    </style:style>
    <style:style style:name="T1384" style:parent-style-name="Policepardéfaut" style:family="text">
      <style:text-properties fo:font-style="italic" style:font-style-asian="italic" style:font-style-complex="italic" style:language-asian="fr" style:country-asian="FR"/>
    </style:style>
    <style:style style:name="T1385" style:parent-style-name="Policepardéfaut" style:family="text">
      <style:text-properties style:font-style-complex="italic" style:language-asian="fr" style:country-asian="FR"/>
    </style:style>
    <style:style style:name="T1386" style:parent-style-name="Policepardéfaut" style:family="text">
      <style:text-properties fo:font-style="italic" style:font-style-asian="italic" style:font-style-complex="italic" style:language-asian="fr" style:country-asian="FR"/>
    </style:style>
    <style:style style:name="T1387" style:parent-style-name="Policepardéfaut" style:family="text">
      <style:text-properties style:font-style-complex="italic" style:language-asian="fr" style:country-asian="FR"/>
    </style:style>
    <style:style style:name="T1388" style:parent-style-name="Policepardéfaut" style:family="text">
      <style:text-properties fo:font-style="italic" style:font-style-asian="italic" style:font-style-complex="italic" style:language-asian="fr" style:country-asian="FR"/>
    </style:style>
    <style:style style:name="T1389" style:parent-style-name="Policepardéfaut" style:family="text">
      <style:text-properties style:font-size-complex="12pt" style:language-asian="fr" style:country-asian="FR"/>
    </style:style>
    <style:style style:name="T1390" style:parent-style-name="Policepardéfaut" style:family="text">
      <style:text-properties style:language-asian="fr" style:country-asian="FR"/>
    </style:style>
    <style:style style:name="T1391" style:parent-style-name="Policepardéfaut" style:family="text">
      <style:text-properties style:language-asian="fr" style:country-asian="FR"/>
    </style:style>
    <style:style style:name="T1392" style:parent-style-name="Policepardéfaut" style:family="text">
      <style:text-properties fo:font-style="italic" style:font-style-asian="italic" style:font-style-complex="italic" style:language-asian="fr" style:country-asian="FR"/>
    </style:style>
    <style:style style:name="T1393" style:parent-style-name="Policepardéfaut" style:family="text">
      <style:text-properties style:language-asian="fr" style:country-asian="FR"/>
    </style:style>
    <style:style style:name="T1394" style:parent-style-name="Policepardéfaut" style:family="text">
      <style:text-properties style:language-asian="fr" style:country-asian="FR"/>
    </style:style>
    <style:style style:name="T1395" style:parent-style-name="Policepardéfaut" style:family="text">
      <style:text-properties style:language-asian="fr" style:country-asian="FR"/>
    </style:style>
    <style:style style:name="T1396" style:parent-style-name="Policepardéfaut" style:family="text">
      <style:text-properties style:language-asian="fr" style:country-asian="FR"/>
    </style:style>
    <style:style style:name="T1397" style:parent-style-name="Policepardéfaut" style:family="text">
      <style:text-properties style:language-asian="fr" style:country-asian="FR"/>
    </style:style>
    <style:style style:name="T1398" style:parent-style-name="Policepardéfaut" style:family="text">
      <style:text-properties style:language-asian="fr" style:country-asian="FR"/>
    </style:style>
    <style:style style:name="T1399" style:parent-style-name="Policepardéfaut" style:family="text">
      <style:text-properties style:language-asian="fr" style:country-asian="FR"/>
    </style:style>
    <style:style style:name="T1400" style:parent-style-name="Policepardéfaut" style:family="text">
      <style:text-properties style:language-asian="fr" style:country-asian="FR"/>
    </style:style>
    <style:style style:name="T1401" style:parent-style-name="Policepardéfaut" style:family="text">
      <style:text-properties style:language-asian="fr" style:country-asian="FR"/>
    </style:style>
    <style:style style:name="T1402" style:parent-style-name="Policepardéfaut" style:family="text">
      <style:text-properties style:language-asian="fr" style:country-asian="FR"/>
    </style:style>
    <style:style style:name="T1403" style:parent-style-name="quote.c" style:family="text">
      <style:text-properties fo:font-style="italic" style:font-style-asian="italic"/>
    </style:style>
    <style:style style:name="T1404" style:parent-style-name="quote.c" style:family="text">
      <style:text-properties fo:font-style="italic" style:font-style-asian="italic"/>
    </style:style>
    <style:style style:name="T1405" style:parent-style-name="quote.c" style:family="text">
      <style:text-properties fo:font-style="italic" style:font-style-asian="italic"/>
    </style:style>
    <style:style style:name="T1406" style:parent-style-name="quote.c" style:family="text">
      <style:text-properties fo:font-style="italic" style:font-style-asian="italic"/>
    </style:style>
    <style:style style:name="T1407" style:parent-style-name="quote.c" style:family="text">
      <style:text-properties fo:font-style="italic" style:font-style-asian="italic"/>
    </style:style>
    <style:style style:name="T1408" style:parent-style-name="quote.c" style:family="text">
      <style:text-properties fo:font-style="italic" style:font-style-asian="italic"/>
    </style:style>
    <style:style style:name="T1409" style:parent-style-name="quote.c" style:family="text">
      <style:text-properties fo:font-style="italic" style:font-style-asian="italic"/>
    </style:style>
    <style:style style:name="T1410" style:parent-style-name="quote.c" style:family="text">
      <style:text-properties fo:font-style="italic" style:font-style-asian="italic"/>
    </style:style>
    <style:style style:name="T1411" style:parent-style-name="quote.c" style:family="text">
      <style:text-properties fo:font-style="italic" style:font-style-asian="italic"/>
    </style:style>
    <style:style style:name="T1412" style:parent-style-name="quote.c" style:family="text">
      <style:text-properties fo:font-style="italic" style:font-style-asian="italic"/>
    </style:style>
    <style:style style:name="T1413" style:parent-style-name="quote.c" style:family="text">
      <style:text-properties fo:font-style="italic" style:font-style-asian="italic"/>
    </style:style>
    <style:style style:name="T1414" style:parent-style-name="quote.c" style:family="text">
      <style:text-properties fo:font-style="italic" style:font-style-asian="italic"/>
    </style:style>
    <style:style style:name="T1415" style:parent-style-name="quote.c" style:family="text">
      <style:text-properties fo:font-style="italic" style:font-style-asian="italic"/>
    </style:style>
    <style:style style:name="T1416" style:parent-style-name="Policepardéfaut" style:family="text">
      <style:text-properties style:language-asian="fr" style:country-asian="FR"/>
    </style:style>
    <style:style style:name="T1417" style:parent-style-name="Policepardéfaut" style:family="text">
      <style:text-properties style:language-asian="fr" style:country-asian="FR"/>
    </style:style>
    <style:style style:name="T1418" style:parent-style-name="Policepardéfaut" style:family="text">
      <style:text-properties style:language-asian="fr" style:country-asian="FR"/>
    </style:style>
    <style:style style:name="T1419" style:parent-style-name="Policepardéfaut" style:family="text">
      <style:text-properties style:language-asian="fr" style:country-asian="FR"/>
    </style:style>
    <style:style style:name="T1420" style:parent-style-name="Policepardéfaut" style:family="text">
      <style:text-properties style:language-asian="fr" style:country-asian="FR"/>
    </style:style>
    <style:style style:name="T1421" style:parent-style-name="Policepardéfaut" style:family="text">
      <style:text-properties style:language-asian="fr" style:country-asian="FR"/>
    </style:style>
    <style:style style:name="T1422" style:parent-style-name="Policepardéfaut" style:family="text">
      <style:text-properties style:language-asian="fr" style:country-asian="FR"/>
    </style:style>
    <style:style style:name="T1423" style:parent-style-name="Policepardéfaut" style:family="text">
      <style:text-properties style:language-asian="fr" style:country-asian="FR"/>
    </style:style>
    <style:style style:name="T1424" style:parent-style-name="Policepardéfaut" style:family="text">
      <style:text-properties style:language-asian="fr" style:country-asian="FR"/>
    </style:style>
    <style:style style:name="T1425" style:parent-style-name="Policepardéfaut" style:family="text">
      <style:text-properties style:language-asian="fr" style:country-asian="FR"/>
    </style:style>
    <style:style style:name="T1426" style:parent-style-name="Policepardéfaut" style:family="text">
      <style:text-properties style:language-asian="fr" style:country-asian="FR"/>
    </style:style>
    <style:style style:name="T1427" style:parent-style-name="Policepardéfaut" style:family="text">
      <style:text-properties style:language-asian="fr" style:country-asian="FR"/>
    </style:style>
    <style:style style:name="T1428" style:parent-style-name="Policepardéfaut" style:family="text">
      <style:text-properties style:language-asian="fr" style:country-asian="FR"/>
    </style:style>
    <style:style style:name="T1429" style:parent-style-name="Policepardéfaut" style:family="text">
      <style:text-properties style:language-asian="fr" style:country-asian="FR"/>
    </style:style>
    <style:style style:name="T1430" style:parent-style-name="Policepardéfaut" style:family="text">
      <style:text-properties style:language-asian="fr" style:country-asian="FR"/>
    </style:style>
    <style:style style:name="T1431" style:parent-style-name="Policepardéfaut" style:family="text">
      <style:text-properties style:language-asian="fr" style:country-asian="FR"/>
    </style:style>
    <style:style style:name="T1432" style:parent-style-name="Policepardéfaut" style:family="text">
      <style:text-properties style:language-asian="fr" style:country-asian="FR"/>
    </style:style>
    <style:style style:name="T1433" style:parent-style-name="Policepardéfaut" style:family="text">
      <style:text-properties style:language-asian="fr" style:country-asian="FR"/>
    </style:style>
    <style:style style:name="T1434" style:parent-style-name="Policepardéfaut" style:family="text">
      <style:text-properties style:language-asian="fr" style:country-asian="FR"/>
    </style:style>
    <style:style style:name="T1435" style:parent-style-name="Policepardéfaut" style:family="text">
      <style:text-properties style:language-asian="fr" style:country-asian="FR"/>
    </style:style>
    <style:style style:name="T1436" style:parent-style-name="Policepardéfaut" style:family="text">
      <style:text-properties style:language-asian="fr" style:country-asian="FR"/>
    </style:style>
    <style:style style:name="T1437" style:parent-style-name="Policepardéfaut" style:family="text">
      <style:text-properties style:language-asian="fr" style:country-asian="FR"/>
    </style:style>
    <style:style style:name="T1438" style:parent-style-name="Policepardéfaut" style:family="text">
      <style:text-properties style:language-asian="fr" style:country-asian="FR"/>
    </style:style>
    <style:style style:name="T1439" style:parent-style-name="Policepardéfaut" style:family="text">
      <style:text-properties style:language-asian="fr" style:country-asian="FR"/>
    </style:style>
    <style:style style:name="T1440" style:parent-style-name="Policepardéfaut" style:family="text">
      <style:text-properties style:language-asian="fr" style:country-asian="FR"/>
    </style:style>
    <style:style style:name="T1441" style:parent-style-name="Policepardéfaut" style:family="text">
      <style:text-properties style:language-asian="fr" style:country-asian="FR"/>
    </style:style>
    <style:style style:name="T1442" style:parent-style-name="Policepardéfaut" style:family="text">
      <style:text-properties style:language-asian="fr" style:country-asian="FR"/>
    </style:style>
    <style:style style:name="T1443" style:parent-style-name="Policepardéfaut" style:family="text">
      <style:text-properties style:language-asian="fr" style:country-asian="FR"/>
    </style:style>
    <style:style style:name="T1444" style:parent-style-name="Policepardéfaut" style:family="text">
      <style:text-properties style:language-asian="fr" style:country-asian="FR"/>
    </style:style>
    <style:style style:name="T1445" style:parent-style-name="Policepardéfaut" style:family="text">
      <style:text-properties style:language-asian="fr" style:country-asian="FR"/>
    </style:style>
    <style:style style:name="T1446" style:parent-style-name="Policepardéfaut" style:family="text">
      <style:text-properties style:language-asian="fr" style:country-asian="FR"/>
    </style:style>
    <style:style style:name="T1447" style:parent-style-name="Policepardéfaut" style:family="text">
      <style:text-properties style:language-asian="fr" style:country-asian="FR"/>
    </style:style>
    <style:style style:name="T1448" style:parent-style-name="Policepardéfaut" style:family="text">
      <style:text-properties style:language-asian="fr" style:country-asian="FR"/>
    </style:style>
    <style:style style:name="T1449" style:parent-style-name="Policepardéfaut" style:family="text">
      <style:text-properties style:language-asian="fr" style:country-asian="FR"/>
    </style:style>
    <style:style style:name="T1450" style:parent-style-name="Policepardéfaut" style:family="text">
      <style:text-properties style:language-asian="fr" style:country-asian="FR"/>
    </style:style>
    <style:style style:name="T1451" style:parent-style-name="Policepardéfaut" style:family="text">
      <style:text-properties style:language-asian="fr" style:country-asian="FR"/>
    </style:style>
    <style:style style:name="T1452" style:parent-style-name="Policepardéfaut" style:family="text">
      <style:text-properties style:language-asian="fr" style:country-asian="FR"/>
    </style:style>
    <style:style style:name="T1453" style:parent-style-name="Policepardéfaut" style:family="text">
      <style:text-properties style:language-asian="fr" style:country-asian="FR"/>
    </style:style>
    <style:style style:name="T1454" style:parent-style-name="Policepardéfaut" style:family="text">
      <style:text-properties style:language-asian="fr" style:country-asian="FR"/>
    </style:style>
    <style:style style:name="T1455" style:parent-style-name="Policepardéfaut" style:family="text">
      <style:text-properties style:language-asian="fr" style:country-asian="FR"/>
    </style:style>
    <style:style style:name="T1456" style:parent-style-name="Policepardéfaut" style:family="text">
      <style:text-properties style:language-asian="fr" style:country-asian="FR"/>
    </style:style>
    <style:style style:name="T1457" style:parent-style-name="Policepardéfaut" style:family="text">
      <style:text-properties style:language-asian="fr" style:country-asian="FR"/>
    </style:style>
    <style:style style:name="T1458" style:parent-style-name="Policepardéfaut" style:family="text">
      <style:text-properties style:language-asian="fr" style:country-asian="FR"/>
    </style:style>
    <style:style style:name="T1459" style:parent-style-name="Policepardéfaut" style:family="text">
      <style:text-properties style:language-asian="fr" style:country-asian="FR"/>
    </style:style>
    <style:style style:name="T1460" style:parent-style-name="Policepardéfaut" style:family="text">
      <style:text-properties style:language-asian="fr" style:country-asian="FR"/>
    </style:style>
    <style:style style:name="T1461" style:parent-style-name="Policepardéfaut" style:family="text">
      <style:text-properties style:language-asian="fr" style:country-asian="FR"/>
    </style:style>
    <style:style style:name="T1462" style:parent-style-name="Policepardéfaut" style:family="text">
      <style:text-properties style:language-asian="fr" style:country-asian="FR"/>
    </style:style>
    <style:style style:name="T1463" style:parent-style-name="Policepardéfaut" style:family="text">
      <style:text-properties style:language-asian="fr" style:country-asian="FR"/>
    </style:style>
    <style:style style:name="T1464" style:parent-style-name="Policepardéfaut" style:family="text">
      <style:text-properties style:language-asian="fr" style:country-asian="FR"/>
    </style:style>
    <style:style style:name="T1465" style:parent-style-name="Policepardéfaut" style:family="text">
      <style:text-properties style:language-asian="fr" style:country-asian="FR"/>
    </style:style>
    <style:style style:name="T1466" style:parent-style-name="Policepardéfaut" style:family="text">
      <style:text-properties style:language-asian="fr" style:country-asian="FR"/>
    </style:style>
    <style:style style:name="T1467" style:parent-style-name="Policepardéfaut" style:family="text">
      <style:text-properties style:language-asian="fr" style:country-asian="FR"/>
    </style:style>
    <style:style style:name="T1468" style:parent-style-name="Policepardéfaut" style:family="text">
      <style:text-properties style:language-asian="fr" style:country-asian="FR"/>
    </style:style>
    <style:style style:name="T1469" style:parent-style-name="Policepardéfaut" style:family="text">
      <style:text-properties style:language-asian="fr" style:country-asian="FR"/>
    </style:style>
    <style:style style:name="T1470" style:parent-style-name="Policepardéfaut" style:family="text">
      <style:text-properties style:language-asian="fr" style:country-asian="FR"/>
    </style:style>
    <style:style style:name="T1471" style:parent-style-name="Policepardéfaut" style:family="text">
      <style:text-properties style:language-asian="fr" style:country-asian="FR"/>
    </style:style>
    <style:style style:name="T1472" style:parent-style-name="Policepardéfaut" style:family="text">
      <style:text-properties style:language-asian="fr" style:country-asian="FR"/>
    </style:style>
    <style:style style:name="T1473" style:parent-style-name="Policepardéfaut" style:family="text">
      <style:text-properties style:language-asian="fr" style:country-asian="FR"/>
    </style:style>
    <style:style style:name="T1474" style:parent-style-name="Policepardéfaut" style:family="text">
      <style:text-properties style:language-asian="fr" style:country-asian="FR"/>
    </style:style>
    <style:style style:name="T1475" style:parent-style-name="Policepardéfaut" style:family="text">
      <style:text-properties style:language-asian="fr" style:country-asian="FR"/>
    </style:style>
    <style:style style:name="T1476" style:parent-style-name="Policepardéfaut" style:family="text">
      <style:text-properties style:language-asian="fr" style:country-asian="FR"/>
    </style:style>
    <style:style style:name="T1477" style:parent-style-name="Policepardéfaut" style:family="text">
      <style:text-properties style:language-asian="fr" style:country-asian="FR"/>
    </style:style>
    <style:style style:name="T1478" style:parent-style-name="Policepardéfaut" style:family="text">
      <style:text-properties style:language-asian="fr" style:country-asian="FR"/>
    </style:style>
    <style:style style:name="T1479" style:parent-style-name="Policepardéfaut" style:family="text">
      <style:text-properties style:language-asian="fr" style:country-asian="FR"/>
    </style:style>
    <style:style style:name="T1480" style:parent-style-name="Policepardéfaut" style:family="text">
      <style:text-properties style:language-asian="fr" style:country-asian="FR"/>
    </style:style>
    <style:style style:name="T1481" style:parent-style-name="Policepardéfaut" style:family="text">
      <style:text-properties style:language-asian="fr" style:country-asian="FR"/>
    </style:style>
    <style:style style:name="T1482" style:parent-style-name="Policepardéfaut" style:family="text">
      <style:text-properties style:language-asian="fr" style:country-asian="FR"/>
    </style:style>
    <style:style style:name="T1483" style:parent-style-name="Policepardéfaut" style:family="text">
      <style:text-properties style:language-asian="fr" style:country-asian="FR"/>
    </style:style>
    <style:style style:name="T1484" style:parent-style-name="Policepardéfaut" style:family="text">
      <style:text-properties style:font-size-complex="12pt" style:language-asian="fr" style:country-asian="FR"/>
    </style:style>
    <style:style style:name="T1485" style:parent-style-name="Policepardéfaut" style:family="text">
      <style:text-properties style:language-asian="fr" style:country-asian="FR"/>
    </style:style>
    <style:style style:name="T1486" style:parent-style-name="Policepardéfaut" style:family="text">
      <style:text-properties style:language-asian="fr" style:country-asian="FR"/>
    </style:style>
    <style:style style:name="T1487" style:parent-style-name="Policepardéfaut" style:family="text">
      <style:text-properties style:language-asian="fr" style:country-asian="FR"/>
    </style:style>
    <style:style style:name="T1488" style:parent-style-name="Policepardéfaut" style:family="text">
      <style:text-properties style:language-asian="fr" style:country-asian="FR"/>
    </style:style>
    <style:style style:name="T1489" style:parent-style-name="Policepardéfaut" style:family="text">
      <style:text-properties style:language-asian="fr" style:country-asian="FR"/>
    </style:style>
    <style:style style:name="T1490" style:parent-style-name="Policepardéfaut" style:family="text">
      <style:text-properties style:language-asian="fr" style:country-asian="FR"/>
    </style:style>
    <style:style style:name="T1491" style:parent-style-name="Policepardéfaut" style:family="text">
      <style:text-properties style:language-asian="fr" style:country-asian="FR"/>
    </style:style>
    <style:style style:name="T1492" style:parent-style-name="Policepardéfaut" style:family="text">
      <style:text-properties style:language-asian="fr" style:country-asian="FR"/>
    </style:style>
    <style:style style:name="T1493" style:parent-style-name="Policepardéfaut" style:family="text">
      <style:text-properties style:language-asian="fr" style:country-asian="FR"/>
    </style:style>
    <style:style style:name="T1494" style:parent-style-name="Policepardéfaut" style:family="text">
      <style:text-properties style:language-asian="fr" style:country-asian="FR"/>
    </style:style>
    <style:style style:name="T1495" style:parent-style-name="Policepardéfaut" style:family="text">
      <style:text-properties style:language-asian="fr" style:country-asian="FR"/>
    </style:style>
    <style:style style:name="T1496" style:parent-style-name="Policepardéfaut" style:family="text">
      <style:text-properties style:language-asian="fr" style:country-asian="FR"/>
    </style:style>
    <style:style style:name="T1497" style:parent-style-name="Policepardéfaut" style:family="text">
      <style:text-properties style:language-asian="fr" style:country-asian="FR"/>
    </style:style>
    <style:style style:name="T1498" style:parent-style-name="Policepardéfaut" style:family="text">
      <style:text-properties style:language-asian="fr" style:country-asian="FR"/>
    </style:style>
    <style:style style:name="T1499" style:parent-style-name="Policepardéfaut" style:family="text">
      <style:text-properties style:language-asian="fr" style:country-asian="FR"/>
    </style:style>
    <style:style style:name="T1500" style:parent-style-name="Policepardéfaut" style:family="text">
      <style:text-properties style:language-asian="fr" style:country-asian="FR"/>
    </style:style>
    <style:style style:name="T1501" style:parent-style-name="Policepardéfaut" style:family="text">
      <style:text-properties style:language-asian="fr" style:country-asian="FR"/>
    </style:style>
    <style:style style:name="T1502" style:parent-style-name="Policepardéfaut" style:family="text">
      <style:text-properties style:language-asian="fr" style:country-asian="FR"/>
    </style:style>
    <style:style style:name="T1503" style:parent-style-name="Policepardéfaut" style:family="text">
      <style:text-properties style:language-asian="fr" style:country-asian="FR"/>
    </style:style>
    <style:style style:name="T1504" style:parent-style-name="Policepardéfaut" style:family="text">
      <style:text-properties style:language-asian="fr" style:country-asian="FR"/>
    </style:style>
    <style:style style:name="T1505" style:parent-style-name="Policepardéfaut" style:family="text">
      <style:text-properties style:language-asian="fr" style:country-asian="FR"/>
    </style:style>
    <style:style style:name="T1506" style:parent-style-name="Policepardéfaut" style:family="text">
      <style:text-properties style:language-asian="fr" style:country-asian="FR"/>
    </style:style>
    <style:style style:name="T1507" style:parent-style-name="Policepardéfaut" style:family="text">
      <style:text-properties style:language-asian="fr" style:country-asian="FR"/>
    </style:style>
    <style:style style:name="T1508" style:parent-style-name="Policepardéfaut" style:family="text">
      <style:text-properties style:language-asian="fr" style:country-asian="FR"/>
    </style:style>
    <style:style style:name="T1509" style:parent-style-name="Policepardéfaut" style:family="text">
      <style:text-properties style:language-asian="fr" style:country-asian="FR"/>
    </style:style>
    <style:style style:name="T1510" style:parent-style-name="Policepardéfaut" style:family="text">
      <style:text-properties style:language-asian="fr" style:country-asian="FR"/>
    </style:style>
    <style:style style:name="T1511" style:parent-style-name="Policepardéfaut" style:family="text">
      <style:text-properties style:language-asian="fr" style:country-asian="FR"/>
    </style:style>
    <style:style style:name="T1512" style:parent-style-name="Policepardéfaut" style:family="text">
      <style:text-properties style:language-asian="fr" style:country-asian="FR"/>
    </style:style>
    <style:style style:name="T1513" style:parent-style-name="Policepardéfaut" style:family="text">
      <style:text-properties style:language-asian="fr" style:country-asian="FR"/>
    </style:style>
    <style:style style:name="T1514" style:parent-style-name="Policepardéfaut" style:family="text">
      <style:text-properties style:language-asian="fr" style:country-asian="FR"/>
    </style:style>
    <style:style style:name="T1515" style:parent-style-name="Policepardéfaut" style:family="text">
      <style:text-properties style:language-asian="fr" style:country-asian="FR"/>
    </style:style>
    <style:style style:name="T1516" style:parent-style-name="Policepardéfaut" style:family="text">
      <style:text-properties style:language-asian="fr" style:country-asian="FR"/>
    </style:style>
    <style:style style:name="T1517" style:parent-style-name="Policepardéfaut" style:family="text">
      <style:text-properties style:language-asian="fr" style:country-asian="FR"/>
    </style:style>
    <style:style style:name="T1518" style:parent-style-name="Policepardéfaut" style:family="text">
      <style:text-properties style:language-asian="fr" style:country-asian="FR"/>
    </style:style>
    <style:style style:name="T1519" style:parent-style-name="Policepardéfaut" style:family="text">
      <style:text-properties style:language-asian="fr" style:country-asian="FR"/>
    </style:style>
    <style:style style:name="T1520" style:parent-style-name="Policepardéfaut" style:family="text">
      <style:text-properties style:language-asian="fr" style:country-asian="FR"/>
    </style:style>
    <style:style style:name="T1521" style:parent-style-name="Policepardéfaut" style:family="text">
      <style:text-properties style:language-asian="fr" style:country-asian="FR"/>
    </style:style>
    <style:style style:name="T1522" style:parent-style-name="Policepardéfaut" style:family="text">
      <style:text-properties style:language-asian="fr" style:country-asian="FR"/>
    </style:style>
    <style:style style:name="T1523" style:parent-style-name="Policepardéfaut" style:family="text">
      <style:text-properties style:font-style-complex="italic" style:language-asian="fr" style:country-asian="FR"/>
    </style:style>
    <style:style style:name="T1524" style:parent-style-name="Policepardéfaut" style:family="text">
      <style:text-properties style:language-asian="fr" style:country-asian="FR"/>
    </style:style>
    <style:style style:name="T1525" style:parent-style-name="Policepardéfaut" style:family="text">
      <style:text-properties style:language-asian="fr" style:country-asian="FR"/>
    </style:style>
    <style:style style:name="T1526" style:parent-style-name="Policepardéfaut" style:family="text">
      <style:text-properties style:language-asian="fr" style:country-asian="FR"/>
    </style:style>
    <style:style style:name="T1527" style:parent-style-name="Policepardéfaut" style:family="text">
      <style:text-properties style:language-asian="fr" style:country-asian="FR"/>
    </style:style>
    <style:style style:name="T1528" style:parent-style-name="Policepardéfaut" style:family="text">
      <style:text-properties style:language-asian="fr" style:country-asian="FR"/>
    </style:style>
    <style:style style:name="T1529" style:parent-style-name="Policepardéfaut" style:family="text">
      <style:text-properties style:language-asian="fr" style:country-asian="FR"/>
    </style:style>
    <style:style style:name="T1530" style:parent-style-name="Policepardéfaut" style:family="text">
      <style:text-properties style:language-asian="fr" style:country-asian="FR"/>
    </style:style>
    <style:style style:name="T1531" style:parent-style-name="Policepardéfaut" style:family="text">
      <style:text-properties style:language-asian="fr" style:country-asian="FR"/>
    </style:style>
    <style:style style:name="T1532" style:parent-style-name="Policepardéfaut" style:family="text">
      <style:text-properties style:language-asian="fr" style:country-asian="FR"/>
    </style:style>
    <style:style style:name="T1533" style:parent-style-name="Policepardéfaut" style:family="text">
      <style:text-properties style:language-asian="fr" style:country-asian="FR"/>
    </style:style>
    <style:style style:name="T1534" style:parent-style-name="Policepardéfaut" style:family="text">
      <style:text-properties style:language-asian="fr" style:country-asian="FR"/>
    </style:style>
    <style:style style:name="T1535" style:parent-style-name="Policepardéfaut" style:family="text">
      <style:text-properties style:language-asian="fr" style:country-asian="FR"/>
    </style:style>
    <style:style style:name="T1536" style:parent-style-name="Policepardéfaut" style:family="text">
      <style:text-properties style:language-asian="fr" style:country-asian="FR"/>
    </style:style>
    <style:style style:name="T1537" style:parent-style-name="Policepardéfaut" style:family="text">
      <style:text-properties style:language-asian="fr" style:country-asian="FR"/>
    </style:style>
    <style:style style:name="T1538" style:parent-style-name="Policepardéfaut" style:family="text">
      <style:text-properties style:language-asian="fr" style:country-asian="FR"/>
    </style:style>
    <style:style style:name="T1539" style:parent-style-name="Policepardéfaut" style:family="text">
      <style:text-properties style:language-asian="fr" style:country-asian="FR"/>
    </style:style>
    <style:style style:name="T1540" style:parent-style-name="Policepardéfaut" style:family="text">
      <style:text-properties style:language-asian="fr" style:country-asian="FR"/>
    </style:style>
    <style:style style:name="T1541" style:parent-style-name="Policepardéfaut" style:family="text">
      <style:text-properties style:language-asian="fr" style:country-asian="FR"/>
    </style:style>
    <style:style style:name="T1542" style:parent-style-name="Policepardéfaut" style:family="text">
      <style:text-properties style:language-asian="fr" style:country-asian="FR"/>
    </style:style>
    <style:style style:name="T1543" style:parent-style-name="Policepardéfaut" style:family="text">
      <style:text-properties style:language-asian="fr" style:country-asian="FR"/>
    </style:style>
    <style:style style:name="T1544" style:parent-style-name="Policepardéfaut" style:family="text">
      <style:text-properties style:language-asian="fr" style:country-asian="FR"/>
    </style:style>
    <style:style style:name="T1545" style:parent-style-name="Policepardéfaut" style:family="text">
      <style:text-properties style:language-asian="fr" style:country-asian="FR"/>
    </style:style>
    <style:style style:name="T1546" style:parent-style-name="Policepardéfaut" style:family="text">
      <style:text-properties style:language-asian="fr" style:country-asian="FR"/>
    </style:style>
    <style:style style:name="T1547" style:parent-style-name="Policepardéfaut" style:family="text">
      <style:text-properties style:language-asian="fr" style:country-asian="FR"/>
    </style:style>
    <style:style style:name="T1548" style:parent-style-name="Policepardéfaut" style:family="text">
      <style:text-properties style:language-asian="fr" style:country-asian="FR"/>
    </style:style>
    <style:style style:name="T1549" style:parent-style-name="Policepardéfaut" style:family="text">
      <style:text-properties style:language-asian="fr" style:country-asian="FR"/>
    </style:style>
    <style:style style:name="T1550" style:parent-style-name="Policepardéfaut" style:family="text">
      <style:text-properties style:language-asian="fr" style:country-asian="FR"/>
    </style:style>
    <style:style style:name="T1551" style:parent-style-name="Policepardéfaut" style:family="text">
      <style:text-properties style:language-asian="fr" style:country-asian="FR"/>
    </style:style>
    <style:style style:name="T1552" style:parent-style-name="Policepardéfaut" style:family="text">
      <style:text-properties style:language-asian="fr" style:country-asian="FR"/>
    </style:style>
    <style:style style:name="T1553" style:parent-style-name="Policepardéfaut" style:family="text">
      <style:text-properties style:language-asian="fr" style:country-asian="FR"/>
    </style:style>
    <style:style style:name="T1554" style:parent-style-name="Policepardéfaut" style:family="text">
      <style:text-properties style:language-asian="fr" style:country-asian="FR"/>
    </style:style>
    <style:style style:name="T1555" style:parent-style-name="Policepardéfaut" style:family="text">
      <style:text-properties style:language-asian="fr" style:country-asian="FR"/>
    </style:style>
    <style:style style:name="T1556" style:parent-style-name="Policepardéfaut" style:family="text">
      <style:text-properties style:language-asian="fr" style:country-asian="FR"/>
    </style:style>
    <style:style style:name="T1557" style:parent-style-name="Policepardéfaut" style:family="text">
      <style:text-properties style:language-asian="fr" style:country-asian="FR"/>
    </style:style>
    <style:style style:name="T1558" style:parent-style-name="Policepardéfaut" style:family="text">
      <style:text-properties style:language-asian="fr" style:country-asian="FR"/>
    </style:style>
    <style:style style:name="T1559" style:parent-style-name="Policepardéfaut" style:family="text">
      <style:text-properties style:language-asian="fr" style:country-asian="FR"/>
    </style:style>
    <style:style style:name="T1560" style:parent-style-name="Policepardéfaut" style:family="text">
      <style:text-properties style:language-asian="fr" style:country-asian="FR"/>
    </style:style>
    <style:style style:name="T1561" style:parent-style-name="Policepardéfaut" style:family="text">
      <style:text-properties style:language-asian="fr" style:country-asian="FR"/>
    </style:style>
    <style:style style:name="T1562" style:parent-style-name="Policepardéfaut" style:family="text">
      <style:text-properties style:language-asian="fr" style:country-asian="FR"/>
    </style:style>
    <style:style style:name="T1563" style:parent-style-name="Policepardéfaut" style:family="text">
      <style:text-properties style:language-asian="fr" style:country-asian="FR"/>
    </style:style>
    <style:style style:name="T1564" style:parent-style-name="Policepardéfaut" style:family="text">
      <style:text-properties style:language-asian="fr" style:country-asian="FR"/>
    </style:style>
    <style:style style:name="T1565" style:parent-style-name="Policepardéfaut" style:family="text">
      <style:text-properties style:language-asian="fr" style:country-asian="FR"/>
    </style:style>
    <style:style style:name="T1566" style:parent-style-name="Policepardéfaut" style:family="text">
      <style:text-properties style:language-asian="fr" style:country-asian="FR"/>
    </style:style>
    <style:style style:name="T1567" style:parent-style-name="Policepardéfaut" style:family="text">
      <style:text-properties style:language-asian="fr" style:country-asian="FR"/>
    </style:style>
    <style:style style:name="T1568" style:parent-style-name="Policepardéfaut" style:family="text">
      <style:text-properties style:language-asian="fr" style:country-asian="FR"/>
    </style:style>
    <style:style style:name="T1569" style:parent-style-name="Policepardéfaut" style:family="text">
      <style:text-properties style:language-asian="fr" style:country-asian="FR"/>
    </style:style>
    <style:style style:name="T1570" style:parent-style-name="Policepardéfaut" style:family="text">
      <style:text-properties style:language-asian="fr" style:country-asian="FR"/>
    </style:style>
    <style:style style:name="T1571" style:parent-style-name="Policepardéfaut" style:family="text">
      <style:text-properties style:language-asian="fr" style:country-asian="FR"/>
    </style:style>
    <style:style style:name="T1572" style:parent-style-name="Policepardéfaut" style:family="text">
      <style:text-properties style:language-asian="fr" style:country-asian="FR"/>
    </style:style>
    <style:style style:name="T1573" style:parent-style-name="Policepardéfaut" style:family="text">
      <style:text-properties style:language-asian="fr" style:country-asian="FR"/>
    </style:style>
    <style:style style:name="T1574" style:parent-style-name="Policepardéfaut" style:family="text">
      <style:text-properties style:language-asian="fr" style:country-asian="FR"/>
    </style:style>
    <style:style style:name="T1575" style:parent-style-name="Policepardéfaut" style:family="text">
      <style:text-properties style:language-asian="fr" style:country-asian="FR"/>
    </style:style>
    <style:style style:name="T1576" style:parent-style-name="Policepardéfaut" style:family="text">
      <style:text-properties style:language-asian="fr" style:country-asian="FR"/>
    </style:style>
    <style:style style:name="T1577" style:parent-style-name="Policepardéfaut" style:family="text">
      <style:text-properties style:language-asian="fr" style:country-asian="FR"/>
    </style:style>
    <style:style style:name="T1578" style:parent-style-name="Policepardéfaut" style:family="text">
      <style:text-properties style:language-asian="fr" style:country-asian="FR"/>
    </style:style>
    <style:style style:name="T1579" style:parent-style-name="Policepardéfaut" style:family="text">
      <style:text-properties style:language-asian="fr" style:country-asian="FR"/>
    </style:style>
    <style:style style:name="T1580" style:parent-style-name="Policepardéfaut" style:family="text">
      <style:text-properties style:language-asian="fr" style:country-asian="FR"/>
    </style:style>
    <style:style style:name="T1581" style:parent-style-name="Policepardéfaut" style:family="text">
      <style:text-properties style:language-asian="fr" style:country-asian="FR"/>
    </style:style>
    <style:style style:name="T1582" style:parent-style-name="Policepardéfaut" style:family="text">
      <style:text-properties style:language-asian="fr" style:country-asian="FR"/>
    </style:style>
    <style:style style:name="T1583" style:parent-style-name="Policepardéfaut" style:family="text">
      <style:text-properties style:language-asian="fr" style:country-asian="FR"/>
    </style:style>
    <style:style style:name="T1584" style:parent-style-name="Policepardéfaut" style:family="text">
      <style:text-properties style:language-asian="fr" style:country-asian="FR"/>
    </style:style>
    <style:style style:name="T1585" style:parent-style-name="Policepardéfaut" style:family="text">
      <style:text-properties style:language-asian="fr" style:country-asian="FR"/>
    </style:style>
    <style:style style:name="T1586" style:parent-style-name="Policepardéfaut" style:family="text">
      <style:text-properties style:language-asian="fr" style:country-asian="FR"/>
    </style:style>
    <style:style style:name="T1587" style:parent-style-name="Policepardéfaut" style:family="text">
      <style:text-properties fo:font-style="italic" style:font-style-asian="italic" style:font-style-complex="italic" style:language-asian="fr" style:country-asian="FR"/>
    </style:style>
    <style:style style:name="T1588" style:parent-style-name="Policepardéfaut" style:family="text">
      <style:text-properties fo:font-style="italic" style:font-style-asian="italic" style:font-style-complex="italic" style:language-asian="fr" style:country-asian="FR"/>
    </style:style>
    <style:style style:name="T1589" style:parent-style-name="Policepardéfaut" style:family="text">
      <style:text-properties fo:font-style="italic" style:font-style-asian="italic" style:font-style-complex="italic" style:language-asian="fr" style:country-asian="FR"/>
    </style:style>
    <style:style style:name="T1590" style:parent-style-name="Policepardéfaut" style:family="text">
      <style:text-properties fo:font-style="italic" style:font-style-asian="italic" style:font-style-complex="italic" style:language-asian="fr" style:country-asian="FR"/>
    </style:style>
    <style:style style:name="T1591" style:parent-style-name="Policepardéfaut" style:family="text">
      <style:text-properties fo:font-style="italic" style:font-style-asian="italic" style:font-style-complex="italic" style:language-asian="fr" style:country-asian="FR"/>
    </style:style>
    <style:style style:name="T1592" style:parent-style-name="Policepardéfaut" style:family="text">
      <style:text-properties fo:font-style="italic" style:font-style-asian="italic" style:font-style-complex="italic" style:language-asian="fr" style:country-asian="FR"/>
    </style:style>
    <style:style style:name="T1593" style:parent-style-name="Policepardéfaut" style:family="text">
      <style:text-properties style:font-style-complex="italic" style:language-asian="fr" style:country-asian="FR"/>
    </style:style>
    <style:style style:name="T1594" style:parent-style-name="Policepardéfaut" style:family="text">
      <style:text-properties fo:font-style="italic" style:font-style-asian="italic" style:font-style-complex="italic" style:language-asian="fr" style:country-asian="FR"/>
    </style:style>
    <style:style style:name="T1595" style:parent-style-name="Policepardéfaut" style:family="text">
      <style:text-properties fo:font-style="italic" style:font-style-asian="italic" style:font-style-complex="italic" style:language-asian="fr" style:country-asian="FR"/>
    </style:style>
    <style:style style:name="T1596" style:parent-style-name="Policepardéfaut" style:family="text">
      <style:text-properties fo:font-style="italic" style:font-style-asian="italic" style:font-style-complex="italic" style:language-asian="fr" style:country-asian="FR"/>
    </style:style>
    <style:style style:name="T1597" style:parent-style-name="Policepardéfaut" style:family="text">
      <style:text-properties fo:font-style="italic" style:font-style-asian="italic" style:font-size-complex="12pt" style:language-asian="fr" style:country-asian="FR"/>
    </style:style>
    <style:style style:name="T1598" style:parent-style-name="Policepardéfaut" style:family="text">
      <style:text-properties fo:font-style="italic" style:font-style-asian="italic" style:font-style-complex="italic" style:language-asian="fr" style:country-asian="FR"/>
    </style:style>
    <style:style style:name="T1599" style:parent-style-name="Policepardéfaut" style:family="text">
      <style:text-properties style:font-style-complex="italic" style:language-asian="fr" style:country-asian="FR"/>
    </style:style>
    <style:style style:name="T1600" style:parent-style-name="Policepardéfaut" style:family="text">
      <style:text-properties style:font-size-complex="12pt" style:language-asian="fr" style:country-asian="FR"/>
    </style:style>
    <style:style style:name="T1601" style:parent-style-name="Policepardéfaut" style:family="text">
      <style:text-properties style:language-asian="fr" style:country-asian="FR"/>
    </style:style>
    <style:style style:name="T1602" style:parent-style-name="Policepardéfaut" style:family="text">
      <style:text-properties style:language-asian="fr" style:country-asian="FR"/>
    </style:style>
    <style:style style:name="T1603" style:parent-style-name="Policepardéfaut" style:family="text">
      <style:text-properties style:language-asian="fr" style:country-asian="FR"/>
    </style:style>
    <style:style style:name="T1604" style:parent-style-name="Policepardéfaut" style:family="text">
      <style:text-properties style:language-asian="fr" style:country-asian="FR"/>
    </style:style>
    <style:style style:name="T1605" style:parent-style-name="Policepardéfaut" style:family="text">
      <style:text-properties style:language-asian="fr" style:country-asian="FR"/>
    </style:style>
    <style:style style:name="T1606" style:parent-style-name="Policepardéfaut" style:family="text">
      <style:text-properties style:language-asian="fr" style:country-asian="FR"/>
    </style:style>
    <style:style style:name="T1607" style:parent-style-name="Policepardéfaut" style:family="text">
      <style:text-properties style:language-asian="fr" style:country-asian="FR"/>
    </style:style>
    <style:style style:name="T1608" style:parent-style-name="Policepardéfaut" style:family="text">
      <style:text-properties style:language-asian="fr" style:country-asian="FR"/>
    </style:style>
    <style:style style:name="T1609" style:parent-style-name="Policepardéfaut" style:family="text">
      <style:text-properties style:language-asian="fr" style:country-asian="FR"/>
    </style:style>
    <style:style style:name="T1610" style:parent-style-name="Policepardéfaut" style:family="text">
      <style:text-properties style:language-asian="fr" style:country-asian="FR"/>
    </style:style>
    <style:style style:name="T1611" style:parent-style-name="Policepardéfaut" style:family="text">
      <style:text-properties style:language-asian="fr" style:country-asian="FR"/>
    </style:style>
    <style:style style:name="T1612" style:parent-style-name="Policepardéfaut" style:family="text">
      <style:text-properties style:language-asian="fr" style:country-asian="FR"/>
    </style:style>
    <style:style style:name="T1613" style:parent-style-name="Policepardéfaut" style:family="text">
      <style:text-properties style:language-asian="fr" style:country-asian="FR"/>
    </style:style>
    <style:style style:name="T1614" style:parent-style-name="Policepardéfaut" style:family="text">
      <style:text-properties style:language-asian="fr" style:country-asian="FR"/>
    </style:style>
    <style:style style:name="T1615" style:parent-style-name="Policepardéfaut" style:family="text">
      <style:text-properties style:language-asian="fr" style:country-asian="FR"/>
    </style:style>
    <style:style style:name="T1616" style:parent-style-name="Policepardéfaut" style:family="text">
      <style:text-properties style:language-asian="fr" style:country-asian="FR"/>
    </style:style>
    <style:style style:name="T1617" style:parent-style-name="Policepardéfaut" style:family="text">
      <style:text-properties style:language-asian="fr" style:country-asian="FR"/>
    </style:style>
    <style:style style:name="T1618" style:parent-style-name="Policepardéfaut" style:family="text">
      <style:text-properties style:language-asian="fr" style:country-asian="FR"/>
    </style:style>
    <style:style style:name="T1619" style:parent-style-name="Policepardéfaut" style:family="text">
      <style:text-properties style:language-asian="fr" style:country-asian="FR"/>
    </style:style>
    <style:style style:name="T1620" style:parent-style-name="Policepardéfaut" style:family="text">
      <style:text-properties style:language-asian="fr" style:country-asian="FR"/>
    </style:style>
    <style:style style:name="T1621" style:parent-style-name="Policepardéfaut" style:family="text">
      <style:text-properties style:language-asian="fr" style:country-asian="FR"/>
    </style:style>
    <style:style style:name="T1622" style:parent-style-name="Policepardéfaut" style:family="text">
      <style:text-properties style:language-asian="fr" style:country-asian="FR"/>
    </style:style>
    <style:style style:name="T1623" style:parent-style-name="Policepardéfaut" style:family="text">
      <style:text-properties style:language-asian="fr" style:country-asian="FR"/>
    </style:style>
    <style:style style:name="T1624" style:parent-style-name="Policepardéfaut" style:family="text">
      <style:text-properties style:font-size-complex="12pt" style:language-asian="fr" style:country-asian="FR"/>
    </style:style>
    <style:style style:name="T1625" style:parent-style-name="Policepardéfaut" style:family="text">
      <style:text-properties style:language-asian="fr" style:country-asian="FR"/>
    </style:style>
    <style:style style:name="T1626" style:parent-style-name="Policepardéfaut" style:family="text">
      <style:text-properties style:language-asian="fr" style:country-asian="FR"/>
    </style:style>
    <style:style style:name="T1627" style:parent-style-name="Policepardéfaut" style:family="text">
      <style:text-properties style:language-asian="fr" style:country-asian="FR"/>
    </style:style>
    <style:style style:name="T1628" style:parent-style-name="Policepardéfaut" style:family="text">
      <style:text-properties style:language-asian="fr" style:country-asian="FR"/>
    </style:style>
    <style:style style:name="T1629" style:parent-style-name="Policepardéfaut" style:family="text">
      <style:text-properties style:language-asian="fr" style:country-asian="FR"/>
    </style:style>
    <style:style style:name="T1630" style:parent-style-name="Policepardéfaut" style:family="text">
      <style:text-properties style:language-asian="fr" style:country-asian="FR"/>
    </style:style>
    <style:style style:name="T1631" style:parent-style-name="Policepardéfaut" style:family="text">
      <style:text-properties style:language-asian="fr" style:country-asian="FR"/>
    </style:style>
    <style:style style:name="T1632" style:parent-style-name="Policepardéfaut" style:family="text">
      <style:text-properties style:language-asian="fr" style:country-asian="FR"/>
    </style:style>
    <style:style style:name="T1633" style:parent-style-name="Policepardéfaut" style:family="text">
      <style:text-properties style:language-asian="fr" style:country-asian="FR"/>
    </style:style>
    <style:style style:name="T1634" style:parent-style-name="Policepardéfaut" style:family="text">
      <style:text-properties style:language-asian="fr" style:country-asian="FR"/>
    </style:style>
    <style:style style:name="T1635" style:parent-style-name="Policepardéfaut" style:family="text">
      <style:text-properties style:language-asian="fr" style:country-asian="FR"/>
    </style:style>
    <style:style style:name="T1636" style:parent-style-name="Policepardéfaut" style:family="text">
      <style:text-properties style:language-asian="fr" style:country-asian="FR"/>
    </style:style>
    <style:style style:name="T1637" style:parent-style-name="Policepardéfaut" style:family="text">
      <style:text-properties style:language-asian="fr" style:country-asian="FR"/>
    </style:style>
    <style:style style:name="T1638" style:parent-style-name="Policepardéfaut" style:family="text">
      <style:text-properties style:language-asian="fr" style:country-asian="FR"/>
    </style:style>
    <style:style style:name="T1639" style:parent-style-name="Policepardéfaut" style:family="text">
      <style:text-properties style:language-asian="fr" style:country-asian="FR"/>
    </style:style>
    <style:style style:name="T1640" style:parent-style-name="Policepardéfaut" style:family="text">
      <style:text-properties style:language-asian="fr" style:country-asian="FR"/>
    </style:style>
    <style:style style:name="P1641" style:parent-style-name="byline" style:family="paragraph">
      <style:text-properties fo:font-style="italic" style:font-style-asian="italic"/>
    </style:style>
    <style:style style:name="T1642" style:parent-style-name="Policepardéfaut" style:family="text">
      <style:text-properties fo:font-style="italic" style:font-style-asian="italic" style:font-style-complex="italic" style:language-asian="fr" style:country-asian="FR"/>
    </style:style>
    <style:style style:name="T1643" style:parent-style-name="Policepardéfaut" style:family="text">
      <style:text-properties style:font-size-complex="12pt" style:language-asian="fr" style:country-asian="FR"/>
    </style:style>
    <style:style style:name="T1644" style:parent-style-name="Policepardéfaut" style:family="text">
      <style:text-properties style:language-asian="fr" style:country-asian="FR"/>
    </style:style>
    <style:style style:name="T1645" style:parent-style-name="Policepardéfaut" style:family="text">
      <style:text-properties style:font-style-complex="italic" style:language-asian="fr" style:country-asian="FR"/>
    </style:style>
    <style:style style:name="T1646" style:parent-style-name="Policepardéfaut" style:family="text">
      <style:text-properties style:font-size-complex="12pt" style:language-asian="fr" style:country-asian="FR"/>
    </style:style>
    <style:style style:name="T1647" style:parent-style-name="Policepardéfaut" style:family="text">
      <style:text-properties style:language-asian="fr" style:country-asian="FR"/>
    </style:style>
    <style:style style:name="T1648" style:parent-style-name="Policepardéfaut" style:family="text">
      <style:text-properties style:language-asian="fr" style:country-asian="FR"/>
    </style:style>
    <style:style style:name="T1649" style:parent-style-name="Policepardéfaut" style:family="text">
      <style:text-properties style:language-asian="fr" style:country-asian="FR"/>
    </style:style>
    <style:style style:name="T1650" style:parent-style-name="Policepardéfaut" style:family="text">
      <style:text-properties style:language-asian="fr" style:country-asian="FR"/>
    </style:style>
    <style:style style:name="T1651" style:parent-style-name="Policepardéfaut" style:family="text">
      <style:text-properties style:language-asian="fr" style:country-asian="FR"/>
    </style:style>
    <style:style style:name="T1652" style:parent-style-name="Policepardéfaut" style:family="text">
      <style:text-properties style:language-asian="fr" style:country-asian="FR"/>
    </style:style>
    <style:style style:name="T1653" style:parent-style-name="Policepardéfaut" style:family="text">
      <style:text-properties style:language-asian="fr" style:country-asian="FR"/>
    </style:style>
    <style:style style:name="T1654" style:parent-style-name="Policepardéfaut" style:family="text">
      <style:text-properties style:language-asian="fr" style:country-asian="FR"/>
    </style:style>
    <style:style style:name="T1655" style:parent-style-name="Policepardéfaut" style:family="text">
      <style:text-properties style:language-asian="fr" style:country-asian="FR"/>
    </style:style>
    <style:style style:name="T1656" style:parent-style-name="Policepardéfaut" style:family="text">
      <style:text-properties style:language-asian="fr" style:country-asian="FR"/>
    </style:style>
    <style:style style:name="T1657" style:parent-style-name="Policepardéfaut" style:family="text">
      <style:text-properties style:language-asian="fr" style:country-asian="FR"/>
    </style:style>
    <style:style style:name="T1658" style:parent-style-name="Policepardéfaut" style:family="text">
      <style:text-properties style:language-asian="fr" style:country-asian="FR"/>
    </style:style>
    <style:style style:name="T1659" style:parent-style-name="Policepardéfaut" style:family="text">
      <style:text-properties style:language-asian="fr" style:country-asian="FR"/>
    </style:style>
    <style:style style:name="T1660" style:parent-style-name="Policepardéfaut" style:family="text">
      <style:text-properties style:language-asian="fr" style:country-asian="FR"/>
    </style:style>
    <style:style style:name="T1661" style:parent-style-name="Policepardéfaut" style:family="text">
      <style:text-properties style:language-asian="fr" style:country-asian="FR"/>
    </style:style>
    <style:style style:name="T1662" style:parent-style-name="Policepardéfaut" style:family="text">
      <style:text-properties style:language-asian="fr" style:country-asian="FR"/>
    </style:style>
    <style:style style:name="T1663" style:parent-style-name="Policepardéfaut" style:family="text">
      <style:text-properties style:language-asian="fr" style:country-asian="FR"/>
    </style:style>
    <style:style style:name="T1664" style:parent-style-name="Policepardéfaut" style:family="text">
      <style:text-properties style:language-asian="fr" style:country-asian="FR"/>
    </style:style>
    <style:style style:name="T1665" style:parent-style-name="Policepardéfaut" style:family="text">
      <style:text-properties style:language-asian="fr" style:country-asian="FR"/>
    </style:style>
    <style:style style:name="T1666" style:parent-style-name="Policepardéfaut" style:family="text">
      <style:text-properties style:language-asian="fr" style:country-asian="FR"/>
    </style:style>
    <style:style style:name="T1667" style:parent-style-name="Policepardéfaut" style:family="text">
      <style:text-properties style:language-asian="fr" style:country-asian="FR"/>
    </style:style>
    <style:style style:name="T1668" style:parent-style-name="Policepardéfaut" style:family="text">
      <style:text-properties style:language-asian="fr" style:country-asian="FR"/>
    </style:style>
    <style:style style:name="T1669" style:parent-style-name="Policepardéfaut" style:family="text">
      <style:text-properties style:language-asian="fr" style:country-asian="FR"/>
    </style:style>
    <style:style style:name="T1670" style:parent-style-name="Policepardéfaut" style:family="text">
      <style:text-properties style:language-asian="fr" style:country-asian="FR"/>
    </style:style>
    <style:style style:name="T1671" style:parent-style-name="Policepardéfaut" style:family="text">
      <style:text-properties style:language-asian="fr" style:country-asian="FR"/>
    </style:style>
    <style:style style:name="T1672" style:parent-style-name="Policepardéfaut" style:family="text">
      <style:text-properties style:language-asian="fr" style:country-asian="FR"/>
    </style:style>
    <style:style style:name="T1673" style:parent-style-name="Policepardéfaut" style:family="text">
      <style:text-properties style:language-asian="fr" style:country-asian="FR"/>
    </style:style>
    <style:style style:name="T1674" style:parent-style-name="Policepardéfaut" style:family="text">
      <style:text-properties style:language-asian="fr" style:country-asian="FR"/>
    </style:style>
    <style:style style:name="T1675" style:parent-style-name="Policepardéfaut" style:family="text">
      <style:text-properties style:language-asian="fr" style:country-asian="FR"/>
    </style:style>
    <style:style style:name="T1676" style:parent-style-name="Policepardéfaut" style:family="text">
      <style:text-properties style:language-asian="fr" style:country-asian="FR"/>
    </style:style>
    <style:style style:name="T1677" style:parent-style-name="Policepardéfaut" style:family="text">
      <style:text-properties style:language-asian="fr" style:country-asian="FR"/>
    </style:style>
    <style:style style:name="T1678" style:parent-style-name="Policepardéfaut" style:family="text">
      <style:text-properties style:language-asian="fr" style:country-asian="FR"/>
    </style:style>
    <style:style style:name="T1679" style:parent-style-name="Policepardéfaut" style:family="text">
      <style:text-properties style:language-asian="fr" style:country-asian="FR"/>
    </style:style>
    <style:style style:name="T1680" style:parent-style-name="Policepardéfaut" style:family="text">
      <style:text-properties style:language-asian="fr" style:country-asian="FR"/>
    </style:style>
    <style:style style:name="T1681" style:parent-style-name="Policepardéfaut" style:family="text">
      <style:text-properties style:language-asian="fr" style:country-asian="FR"/>
    </style:style>
    <style:style style:name="T1682" style:parent-style-name="Policepardéfaut" style:family="text">
      <style:text-properties style:language-asian="fr" style:country-asian="FR"/>
    </style:style>
    <style:style style:name="T1683" style:parent-style-name="Policepardéfaut" style:family="text">
      <style:text-properties style:language-asian="fr" style:country-asian="FR"/>
    </style:style>
    <style:style style:name="T1684" style:parent-style-name="Policepardéfaut" style:family="text">
      <style:text-properties style:language-asian="fr" style:country-asian="FR"/>
    </style:style>
    <style:style style:name="T1685" style:parent-style-name="Policepardéfaut" style:family="text">
      <style:text-properties style:language-asian="fr" style:country-asian="FR"/>
    </style:style>
    <style:style style:name="T1686" style:parent-style-name="Policepardéfaut" style:family="text">
      <style:text-properties style:language-asian="fr" style:country-asian="FR"/>
    </style:style>
    <style:style style:name="T1687" style:parent-style-name="Policepardéfaut" style:family="text">
      <style:text-properties style:language-asian="fr" style:country-asian="FR"/>
    </style:style>
    <style:style style:name="T1688" style:parent-style-name="Policepardéfaut" style:family="text">
      <style:text-properties style:language-asian="fr" style:country-asian="FR"/>
    </style:style>
    <style:style style:name="T1689" style:parent-style-name="Policepardéfaut" style:family="text">
      <style:text-properties style:language-asian="fr" style:country-asian="FR"/>
    </style:style>
    <style:style style:name="T1690" style:parent-style-name="Policepardéfaut" style:family="text">
      <style:text-properties style:language-asian="fr" style:country-asian="FR"/>
    </style:style>
    <style:style style:name="T1691" style:parent-style-name="Policepardéfaut" style:family="text">
      <style:text-properties style:language-asian="fr" style:country-asian="FR"/>
    </style:style>
    <style:style style:name="T1692" style:parent-style-name="Policepardéfaut" style:family="text">
      <style:text-properties style:font-size-complex="12pt" style:language-asian="fr" style:country-asian="FR"/>
    </style:style>
    <style:style style:name="T1693" style:parent-style-name="Policepardéfaut" style:family="text">
      <style:text-properties style:language-asian="fr" style:country-asian="FR"/>
    </style:style>
    <style:style style:name="T1694" style:parent-style-name="Policepardéfaut" style:family="text">
      <style:text-properties style:language-asian="fr" style:country-asian="FR"/>
    </style:style>
    <style:style style:name="T1695" style:parent-style-name="Policepardéfaut" style:family="text">
      <style:text-properties style:language-asian="fr" style:country-asian="FR"/>
    </style:style>
    <style:style style:name="T1696" style:parent-style-name="Policepardéfaut" style:family="text">
      <style:text-properties style:language-asian="fr" style:country-asian="FR"/>
    </style:style>
    <style:style style:name="T1697" style:parent-style-name="Policepardéfaut" style:family="text">
      <style:text-properties style:language-asian="fr" style:country-asian="FR"/>
    </style:style>
    <style:style style:name="T1698" style:parent-style-name="Policepardéfaut" style:family="text">
      <style:text-properties style:language-asian="fr" style:country-asian="FR"/>
    </style:style>
    <style:style style:name="T1699" style:parent-style-name="Policepardéfaut" style:family="text">
      <style:text-properties style:language-asian="fr" style:country-asian="FR"/>
    </style:style>
    <style:style style:name="T1700" style:parent-style-name="Policepardéfaut" style:family="text">
      <style:text-properties style:language-asian="fr" style:country-asian="FR"/>
    </style:style>
    <style:style style:name="T1701" style:parent-style-name="Policepardéfaut" style:family="text">
      <style:text-properties style:language-asian="fr" style:country-asian="FR"/>
    </style:style>
    <style:style style:name="T1702" style:parent-style-name="Policepardéfaut" style:family="text">
      <style:text-properties style:language-asian="fr" style:country-asian="FR"/>
    </style:style>
    <style:style style:name="T1703" style:parent-style-name="Policepardéfaut" style:family="text">
      <style:text-properties style:language-asian="fr" style:country-asian="FR"/>
    </style:style>
    <style:style style:name="T1704" style:parent-style-name="Policepardéfaut" style:family="text">
      <style:text-properties style:language-asian="fr" style:country-asian="FR"/>
    </style:style>
    <style:style style:name="T1705" style:parent-style-name="Policepardéfaut" style:family="text">
      <style:text-properties style:language-asian="fr" style:country-asian="FR"/>
    </style:style>
    <style:style style:name="T1706" style:parent-style-name="Policepardéfaut" style:family="text">
      <style:text-properties style:language-asian="fr" style:country-asian="FR"/>
    </style:style>
    <style:style style:name="T1707" style:parent-style-name="Policepardéfaut" style:family="text">
      <style:text-properties style:language-asian="fr" style:country-asian="FR"/>
    </style:style>
    <style:style style:name="T1708" style:parent-style-name="Policepardéfaut" style:family="text">
      <style:text-properties style:language-asian="fr" style:country-asian="FR"/>
    </style:style>
    <style:style style:name="T1709" style:parent-style-name="Policepardéfaut" style:family="text">
      <style:text-properties style:language-asian="fr" style:country-asian="FR"/>
    </style:style>
    <style:style style:name="T1710" style:parent-style-name="Policepardéfaut" style:family="text">
      <style:text-properties style:language-asian="fr" style:country-asian="FR"/>
    </style:style>
    <style:style style:name="T1711" style:parent-style-name="Policepardéfaut" style:family="text">
      <style:text-properties style:language-asian="fr" style:country-asian="FR"/>
    </style:style>
    <style:style style:name="T1712" style:parent-style-name="Policepardéfaut" style:family="text">
      <style:text-properties style:language-asian="fr" style:country-asian="FR"/>
    </style:style>
    <style:style style:name="T1713" style:parent-style-name="Policepardéfaut" style:family="text">
      <style:text-properties style:language-asian="fr" style:country-asian="FR"/>
    </style:style>
    <style:style style:name="T1714" style:parent-style-name="Policepardéfaut" style:family="text">
      <style:text-properties style:language-asian="fr" style:country-asian="FR"/>
    </style:style>
    <style:style style:name="T1715" style:parent-style-name="Policepardéfaut" style:family="text">
      <style:text-properties style:language-asian="fr" style:country-asian="FR"/>
    </style:style>
    <style:style style:name="T1716" style:parent-style-name="Policepardéfaut" style:family="text">
      <style:text-properties style:language-asian="fr" style:country-asian="FR"/>
    </style:style>
    <style:style style:name="T1717" style:parent-style-name="Policepardéfaut" style:family="text">
      <style:text-properties style:language-asian="fr" style:country-asian="FR"/>
    </style:style>
    <style:style style:name="T1718" style:parent-style-name="Policepardéfaut" style:family="text">
      <style:text-properties style:language-asian="fr" style:country-asian="FR"/>
    </style:style>
    <style:style style:name="T1719" style:parent-style-name="Policepardéfaut" style:family="text">
      <style:text-properties style:language-asian="fr" style:country-asian="FR"/>
    </style:style>
    <style:style style:name="T1720" style:parent-style-name="Policepardéfaut" style:family="text">
      <style:text-properties style:language-asian="fr" style:country-asian="FR"/>
    </style:style>
    <style:style style:name="T1721" style:parent-style-name="Policepardéfaut" style:family="text">
      <style:text-properties style:language-asian="fr" style:country-asian="FR"/>
    </style:style>
    <style:style style:name="T1722" style:parent-style-name="Policepardéfaut" style:family="text">
      <style:text-properties style:language-asian="fr" style:country-asian="FR"/>
    </style:style>
    <style:style style:name="T1723" style:parent-style-name="Policepardéfaut" style:family="text">
      <style:text-properties style:language-asian="fr" style:country-asian="FR"/>
    </style:style>
    <style:style style:name="T1724" style:parent-style-name="Policepardéfaut" style:family="text">
      <style:text-properties style:language-asian="fr" style:country-asian="FR"/>
    </style:style>
    <style:style style:name="T1725" style:parent-style-name="Policepardéfaut" style:family="text">
      <style:text-properties style:language-asian="fr" style:country-asian="FR"/>
    </style:style>
    <style:style style:name="T1726" style:parent-style-name="Policepardéfaut" style:family="text">
      <style:text-properties style:language-asian="fr" style:country-asian="FR"/>
    </style:style>
    <style:style style:name="T1727" style:parent-style-name="Policepardéfaut" style:family="text">
      <style:text-properties style:language-asian="fr" style:country-asian="FR"/>
    </style:style>
    <style:style style:name="T1728" style:parent-style-name="Policepardéfaut" style:family="text">
      <style:text-properties style:language-asian="fr" style:country-asian="FR"/>
    </style:style>
    <style:style style:name="T1729" style:parent-style-name="Policepardéfaut" style:family="text">
      <style:text-properties style:language-asian="fr" style:country-asian="FR"/>
    </style:style>
    <style:style style:name="T1730" style:parent-style-name="Policepardéfaut" style:family="text">
      <style:text-properties style:language-asian="fr" style:country-asian="FR"/>
    </style:style>
    <style:style style:name="T1731" style:parent-style-name="Policepardéfaut" style:family="text">
      <style:text-properties style:language-asian="fr" style:country-asian="FR"/>
    </style:style>
    <style:style style:name="T1732" style:parent-style-name="Policepardéfaut" style:family="text">
      <style:text-properties style:language-asian="fr" style:country-asian="FR"/>
    </style:style>
    <style:style style:name="T1733" style:parent-style-name="Policepardéfaut" style:family="text">
      <style:text-properties style:language-asian="fr" style:country-asian="FR"/>
    </style:style>
    <style:style style:name="T1734" style:parent-style-name="Appelnotedebasdep." style:family="text">
      <style:text-properties style:language-asian="fr" style:country-asian="FR"/>
    </style:style>
    <style:style style:name="T1735" style:parent-style-name="Policepardéfaut" style:family="text">
      <style:text-properties style:language-asian="fr" style:country-asian="FR"/>
    </style:style>
    <style:style style:name="T1736" style:parent-style-name="Policepardéfaut" style:family="text">
      <style:text-properties fo:font-size="12pt" style:font-size-asian="12pt" style:font-size-complex="12pt" style:language-asian="fr" style:country-asian="FR"/>
    </style:style>
    <style:style style:name="T1737" style:parent-style-name="Policepardéfaut" style:family="text">
      <style:text-properties style:language-asian="fr" style:country-asian="FR"/>
    </style:style>
    <style:style style:name="T1738" style:parent-style-name="Policepardéfaut" style:family="text">
      <style:text-properties style:language-asian="fr" style:country-asian="FR"/>
    </style:style>
    <style:style style:name="T1739" style:parent-style-name="Policepardéfaut" style:family="text">
      <style:text-properties style:language-asian="fr" style:country-asian="FR"/>
    </style:style>
    <style:style style:name="T1740" style:parent-style-name="Policepardéfaut" style:family="text">
      <style:text-properties style:language-asian="fr" style:country-asian="FR"/>
    </style:style>
    <style:style style:name="T1741" style:parent-style-name="Policepardéfaut" style:family="text">
      <style:text-properties style:language-asian="fr" style:country-asian="FR"/>
    </style:style>
    <style:style style:name="T1742" style:parent-style-name="Policepardéfaut" style:family="text">
      <style:text-properties style:language-asian="fr" style:country-asian="FR"/>
    </style:style>
    <style:style style:name="T1743" style:parent-style-name="Policepardéfaut" style:family="text">
      <style:text-properties style:language-asian="fr" style:country-asian="FR"/>
    </style:style>
    <style:style style:name="T1744" style:parent-style-name="Policepardéfaut" style:family="text">
      <style:text-properties style:language-asian="fr" style:country-asian="FR"/>
    </style:style>
    <style:style style:name="T1745" style:parent-style-name="Policepardéfaut" style:family="text">
      <style:text-properties style:language-asian="fr" style:country-asian="FR"/>
    </style:style>
    <style:style style:name="T1746" style:parent-style-name="Policepardéfaut" style:family="text">
      <style:text-properties style:language-asian="fr" style:country-asian="FR"/>
    </style:style>
    <style:style style:name="T1747" style:parent-style-name="Policepardéfaut" style:family="text">
      <style:text-properties style:language-asian="fr" style:country-asian="FR"/>
    </style:style>
    <style:style style:name="T1748" style:parent-style-name="Policepardéfaut" style:family="text">
      <style:text-properties style:language-asian="fr" style:country-asian="FR"/>
    </style:style>
    <style:style style:name="T1749" style:parent-style-name="Policepardéfaut" style:family="text">
      <style:text-properties style:language-asian="fr" style:country-asian="FR"/>
    </style:style>
    <style:style style:name="T1750" style:parent-style-name="Policepardéfaut" style:family="text">
      <style:text-properties style:language-asian="fr" style:country-asian="FR"/>
    </style:style>
    <style:style style:name="T1751" style:parent-style-name="Policepardéfaut" style:family="text">
      <style:text-properties style:language-asian="fr" style:country-asian="FR"/>
    </style:style>
    <style:style style:name="T1752" style:parent-style-name="Policepardéfaut" style:family="text">
      <style:text-properties style:language-asian="fr" style:country-asian="FR"/>
    </style:style>
    <style:style style:name="T1753" style:parent-style-name="Policepardéfaut" style:family="text">
      <style:text-properties style:language-asian="fr" style:country-asian="FR"/>
    </style:style>
    <style:style style:name="T1754" style:parent-style-name="Policepardéfaut" style:family="text">
      <style:text-properties style:language-asian="fr" style:country-asian="FR"/>
    </style:style>
    <style:style style:name="T1755" style:parent-style-name="Policepardéfaut" style:family="text">
      <style:text-properties style:language-asian="fr" style:country-asian="FR"/>
    </style:style>
    <style:style style:name="T1756" style:parent-style-name="Policepardéfaut" style:family="text">
      <style:text-properties style:language-asian="fr" style:country-asian="FR"/>
    </style:style>
    <style:style style:name="T1757" style:parent-style-name="Policepardéfaut" style:family="text">
      <style:text-properties style:language-asian="fr" style:country-asian="FR"/>
    </style:style>
    <style:style style:name="T1758" style:parent-style-name="Policepardéfaut" style:family="text">
      <style:text-properties style:language-asian="fr" style:country-asian="FR"/>
    </style:style>
    <style:style style:name="T1759" style:parent-style-name="Policepardéfaut" style:family="text">
      <style:text-properties style:language-asian="fr" style:country-asian="FR"/>
    </style:style>
    <style:style style:name="T1760" style:parent-style-name="Policepardéfaut" style:family="text">
      <style:text-properties style:language-asian="fr" style:country-asian="FR"/>
    </style:style>
    <style:style style:name="T1761" style:parent-style-name="Policepardéfaut" style:family="text">
      <style:text-properties fo:font-style="italic" style:font-style-asian="italic" style:font-style-complex="italic" style:language-asian="fr" style:country-asian="FR"/>
    </style:style>
    <style:style style:name="T1762" style:parent-style-name="Policepardéfaut" style:family="text">
      <style:text-properties style:font-style-complex="italic" style:language-asian="fr" style:country-asian="FR"/>
    </style:style>
    <style:style style:name="T1763" style:parent-style-name="Policepardéfaut" style:family="text">
      <style:text-properties style:language-asian="fr" style:country-asian="FR"/>
    </style:style>
    <style:style style:name="T1764" style:parent-style-name="Policepardéfaut" style:family="text">
      <style:text-properties style:language-asian="fr" style:country-asian="FR"/>
    </style:style>
    <style:style style:name="T1765" style:parent-style-name="Policepardéfaut" style:family="text">
      <style:text-properties style:language-asian="fr" style:country-asian="FR"/>
    </style:style>
    <style:style style:name="T1766" style:parent-style-name="Policepardéfaut" style:family="text">
      <style:text-properties fo:font-style="italic" style:font-style-asian="italic" style:font-style-complex="italic" style:language-asian="fr" style:country-asian="FR"/>
    </style:style>
    <style:style style:name="T1767" style:parent-style-name="Policepardéfaut" style:family="text">
      <style:text-properties style:font-size-complex="12pt" style:language-asian="fr" style:country-asian="FR"/>
    </style:style>
    <style:style style:name="T1768" style:parent-style-name="Policepardéfaut" style:family="text">
      <style:text-properties style:language-asian="fr" style:country-asian="FR"/>
    </style:style>
    <style:style style:name="T1769" style:parent-style-name="Policepardéfaut" style:family="text">
      <style:text-properties fo:font-style="italic" style:font-style-asian="italic" style:font-style-complex="italic" style:language-asian="fr" style:country-asian="FR"/>
    </style:style>
    <style:style style:name="T1770" style:parent-style-name="Policepardéfaut" style:family="text">
      <style:text-properties style:language-asian="fr" style:country-asian="FR"/>
    </style:style>
    <style:style style:name="T1771" style:parent-style-name="Policepardéfaut" style:family="text">
      <style:text-properties style:language-asian="fr" style:country-asian="FR"/>
    </style:style>
    <style:style style:name="T1772" style:parent-style-name="Policepardéfaut" style:family="text">
      <style:text-properties style:language-asian="fr" style:country-asian="FR"/>
    </style:style>
    <style:style style:name="T1773" style:parent-style-name="Policepardéfaut" style:family="text">
      <style:text-properties style:language-asian="fr" style:country-asian="FR"/>
    </style:style>
    <style:style style:name="T1774" style:parent-style-name="Policepardéfaut" style:family="text">
      <style:text-properties style:language-asian="fr" style:country-asian="FR"/>
    </style:style>
    <style:style style:name="T1775" style:parent-style-name="Policepardéfaut" style:family="text">
      <style:text-properties style:language-asian="fr" style:country-asian="FR"/>
    </style:style>
    <style:style style:name="T1776" style:parent-style-name="Policepardéfaut" style:family="text">
      <style:text-properties style:language-asian="fr" style:country-asian="FR"/>
    </style:style>
    <style:style style:name="T1777" style:parent-style-name="Policepardéfaut" style:family="text">
      <style:text-properties style:language-asian="fr" style:country-asian="FR"/>
    </style:style>
    <style:style style:name="T1778" style:parent-style-name="Policepardéfaut" style:family="text">
      <style:text-properties style:language-asian="fr" style:country-asian="FR"/>
    </style:style>
    <style:style style:name="T1779" style:parent-style-name="Policepardéfaut" style:family="text">
      <style:text-properties style:language-asian="fr" style:country-asian="FR"/>
    </style:style>
    <style:style style:name="T1780" style:parent-style-name="Policepardéfaut" style:family="text">
      <style:text-properties style:language-asian="fr" style:country-asian="FR"/>
    </style:style>
    <style:style style:name="T1781" style:parent-style-name="Policepardéfaut" style:family="text">
      <style:text-properties style:language-asian="fr" style:country-asian="FR"/>
    </style:style>
    <style:style style:name="T1782" style:parent-style-name="Policepardéfaut" style:family="text">
      <style:text-properties style:language-asian="fr" style:country-asian="FR"/>
    </style:style>
    <style:style style:name="T1783" style:parent-style-name="Policepardéfaut" style:family="text">
      <style:text-properties style:language-asian="fr" style:country-asian="FR"/>
    </style:style>
    <style:style style:name="T1784" style:parent-style-name="Policepardéfaut" style:family="text">
      <style:text-properties style:language-asian="fr" style:country-asian="FR"/>
    </style:style>
    <style:style style:name="T1785" style:parent-style-name="Policepardéfaut" style:family="text">
      <style:text-properties style:language-asian="fr" style:country-asian="FR"/>
    </style:style>
    <style:style style:name="T1786" style:parent-style-name="Policepardéfaut" style:family="text">
      <style:text-properties style:language-asian="fr" style:country-asian="FR"/>
    </style:style>
    <style:style style:name="T1787" style:parent-style-name="Policepardéfaut" style:family="text">
      <style:text-properties style:language-asian="fr" style:country-asian="FR"/>
    </style:style>
    <style:style style:name="T1788" style:parent-style-name="Policepardéfaut" style:family="text">
      <style:text-properties style:language-asian="fr" style:country-asian="FR"/>
    </style:style>
    <style:style style:name="T1789" style:parent-style-name="Policepardéfaut" style:family="text">
      <style:text-properties style:language-asian="fr" style:country-asian="FR"/>
    </style:style>
    <style:style style:name="T1790" style:parent-style-name="Policepardéfaut" style:family="text">
      <style:text-properties style:language-asian="fr" style:country-asian="FR"/>
    </style:style>
    <style:style style:name="T1791" style:parent-style-name="Policepardéfaut" style:family="text">
      <style:text-properties style:language-asian="fr" style:country-asian="FR"/>
    </style:style>
    <style:style style:name="T1792" style:parent-style-name="Policepardéfaut" style:family="text">
      <style:text-properties style:language-asian="fr" style:country-asian="FR"/>
    </style:style>
    <style:style style:name="T1793" style:parent-style-name="Policepardéfaut" style:family="text">
      <style:text-properties style:language-asian="fr" style:country-asian="FR"/>
    </style:style>
    <style:style style:name="T1794" style:parent-style-name="Policepardéfaut" style:family="text">
      <style:text-properties style:language-asian="fr" style:country-asian="FR"/>
    </style:style>
    <style:style style:name="T1795" style:parent-style-name="Policepardéfaut" style:family="text">
      <style:text-properties style:language-asian="fr" style:country-asian="FR"/>
    </style:style>
    <style:style style:name="T1796" style:parent-style-name="Policepardéfaut" style:family="text">
      <style:text-properties style:language-asian="fr" style:country-asian="FR"/>
    </style:style>
    <style:style style:name="T1797" style:parent-style-name="Policepardéfaut" style:family="text">
      <style:text-properties style:font-style-complex="italic" style:language-asian="fr" style:country-asian="FR"/>
    </style:style>
    <style:style style:name="T1798" style:parent-style-name="Policepardéfaut" style:family="text">
      <style:text-properties style:font-size-complex="12pt" style:language-asian="fr" style:country-asian="FR"/>
    </style:style>
    <style:style style:name="T1799" style:parent-style-name="Policepardéfaut" style:family="text">
      <style:text-properties style:language-asian="fr" style:country-asian="FR"/>
    </style:style>
    <style:style style:name="T1800" style:parent-style-name="Policepardéfaut" style:family="text">
      <style:text-properties style:language-asian="fr" style:country-asian="FR"/>
    </style:style>
    <style:style style:name="T1801" style:parent-style-name="Policepardéfaut" style:family="text">
      <style:text-properties style:language-asian="fr" style:country-asian="FR"/>
    </style:style>
    <style:style style:name="T1802" style:parent-style-name="Policepardéfaut" style:family="text">
      <style:text-properties style:language-asian="fr" style:country-asian="FR"/>
    </style:style>
    <style:style style:name="T1803" style:parent-style-name="Policepardéfaut" style:family="text">
      <style:text-properties style:language-asian="fr" style:country-asian="FR"/>
    </style:style>
    <style:style style:name="T1804" style:parent-style-name="Policepardéfaut" style:family="text">
      <style:text-properties style:language-asian="fr" style:country-asian="FR"/>
    </style:style>
    <style:style style:name="T1805" style:parent-style-name="Policepardéfaut" style:family="text">
      <style:text-properties style:font-size-complex="12pt" style:language-asian="fr" style:country-asian="FR"/>
    </style:style>
    <style:style style:name="T1806" style:parent-style-name="Policepardéfaut" style:family="text">
      <style:text-properties style:language-asian="fr" style:country-asian="FR"/>
    </style:style>
    <style:style style:name="T1807" style:parent-style-name="Policepardéfaut" style:family="text">
      <style:text-properties style:language-asian="fr" style:country-asian="FR"/>
    </style:style>
    <style:style style:name="T1808" style:parent-style-name="Policepardéfaut" style:family="text">
      <style:text-properties style:language-asian="fr" style:country-asian="FR"/>
    </style:style>
    <style:style style:name="T1809" style:parent-style-name="Policepardéfaut" style:family="text">
      <style:text-properties style:language-asian="fr" style:country-asian="FR"/>
    </style:style>
    <style:style style:name="T1810" style:parent-style-name="Policepardéfaut" style:family="text">
      <style:text-properties style:language-asian="fr" style:country-asian="FR"/>
    </style:style>
    <style:style style:name="T1811" style:parent-style-name="Policepardéfaut" style:family="text">
      <style:text-properties style:language-asian="fr" style:country-asian="FR"/>
    </style:style>
    <style:style style:name="T1812" style:parent-style-name="Policepardéfaut" style:family="text">
      <style:text-properties style:language-asian="fr" style:country-asian="FR"/>
    </style:style>
    <style:style style:name="T1813" style:parent-style-name="Policepardéfaut" style:family="text">
      <style:text-properties style:language-asian="fr" style:country-asian="FR"/>
    </style:style>
    <style:style style:name="T1814" style:parent-style-name="Policepardéfaut" style:family="text">
      <style:text-properties style:language-asian="fr" style:country-asian="FR"/>
    </style:style>
    <style:style style:name="T1815" style:parent-style-name="Policepardéfaut" style:family="text">
      <style:text-properties style:language-asian="fr" style:country-asian="FR"/>
    </style:style>
    <style:style style:name="T1816" style:parent-style-name="Policepardéfaut" style:family="text">
      <style:text-properties style:language-asian="fr" style:country-asian="FR"/>
    </style:style>
    <style:style style:name="T1817" style:parent-style-name="Policepardéfaut" style:family="text">
      <style:text-properties style:language-asian="fr" style:country-asian="FR"/>
    </style:style>
    <style:style style:name="T1818" style:parent-style-name="Policepardéfaut" style:family="text">
      <style:text-properties style:language-asian="fr" style:country-asian="FR"/>
    </style:style>
    <style:style style:name="T1819" style:parent-style-name="Policepardéfaut" style:family="text">
      <style:text-properties style:language-asian="fr" style:country-asian="FR"/>
    </style:style>
    <style:style style:name="T1820" style:parent-style-name="Policepardéfaut" style:family="text">
      <style:text-properties style:language-asian="fr" style:country-asian="FR"/>
    </style:style>
    <style:style style:name="T1821" style:parent-style-name="Policepardéfaut" style:family="text">
      <style:text-properties style:language-asian="fr" style:country-asian="FR"/>
    </style:style>
    <style:style style:name="T1822" style:parent-style-name="Policepardéfaut" style:family="text">
      <style:text-properties style:language-asian="fr" style:country-asian="FR"/>
    </style:style>
    <style:style style:name="T1823" style:parent-style-name="Policepardéfaut" style:family="text">
      <style:text-properties style:language-asian="fr" style:country-asian="FR"/>
    </style:style>
    <style:style style:name="T1824" style:parent-style-name="Policepardéfaut" style:family="text">
      <style:text-properties style:language-asian="fr" style:country-asian="FR"/>
    </style:style>
    <style:style style:name="T1825" style:parent-style-name="Policepardéfaut" style:family="text">
      <style:text-properties fo:font-style="italic" style:font-style-asian="italic" style:font-style-complex="italic" style:language-asian="fr" style:country-asian="FR"/>
    </style:style>
    <style:style style:name="T1826" style:parent-style-name="Policepardéfaut" style:family="text">
      <style:text-properties style:language-asian="fr" style:country-asian="FR"/>
    </style:style>
    <style:style style:name="T1827" style:parent-style-name="Policepardéfaut" style:family="text">
      <style:text-properties style:font-style-complex="italic" style:language-asian="fr" style:country-asian="FR"/>
    </style:style>
    <style:style style:name="T1828" style:parent-style-name="Policepardéfaut" style:family="text">
      <style:text-properties style:font-size-complex="12pt" style:language-asian="fr" style:country-asian="FR"/>
    </style:style>
    <style:style style:name="T1829" style:parent-style-name="Policepardéfaut" style:family="text">
      <style:text-properties style:language-asian="fr" style:country-asian="FR"/>
    </style:style>
    <style:style style:name="T1830" style:parent-style-name="Policepardéfaut" style:family="text">
      <style:text-properties style:language-asian="fr" style:country-asian="FR"/>
    </style:style>
    <style:style style:name="T1831" style:parent-style-name="Policepardéfaut" style:family="text">
      <style:text-properties style:language-asian="fr" style:country-asian="FR"/>
    </style:style>
    <style:style style:name="T1832" style:parent-style-name="Policepardéfaut" style:family="text">
      <style:text-properties style:language-asian="fr" style:country-asian="FR"/>
    </style:style>
    <style:style style:name="T1833" style:parent-style-name="Policepardéfaut" style:family="text">
      <style:text-properties style:language-asian="fr" style:country-asian="FR"/>
    </style:style>
    <style:style style:name="T1834" style:parent-style-name="Policepardéfaut" style:family="text">
      <style:text-properties style:language-asian="fr" style:country-asian="FR"/>
    </style:style>
    <style:style style:name="T1835" style:parent-style-name="Policepardéfaut" style:family="text">
      <style:text-properties style:language-asian="fr" style:country-asian="FR"/>
    </style:style>
    <style:style style:name="T1836" style:parent-style-name="Policepardéfaut" style:family="text">
      <style:text-properties style:language-asian="fr" style:country-asian="FR"/>
    </style:style>
    <style:style style:name="T1837" style:parent-style-name="Policepardéfaut" style:family="text">
      <style:text-properties style:language-asian="fr" style:country-asian="FR"/>
    </style:style>
    <style:style style:name="T1838" style:parent-style-name="Policepardéfaut" style:family="text">
      <style:text-properties style:language-asian="fr" style:country-asian="FR"/>
    </style:style>
    <style:style style:name="T1839" style:parent-style-name="Policepardéfaut" style:family="text">
      <style:text-properties style:language-asian="fr" style:country-asian="FR"/>
    </style:style>
    <style:style style:name="T1840" style:parent-style-name="Policepardéfaut" style:family="text">
      <style:text-properties style:language-asian="fr" style:country-asian="FR"/>
    </style:style>
    <style:style style:name="T1841" style:parent-style-name="Policepardéfaut" style:family="text">
      <style:text-properties style:language-asian="fr" style:country-asian="FR"/>
    </style:style>
    <style:style style:name="T1842" style:parent-style-name="Policepardéfaut" style:family="text">
      <style:text-properties style:language-asian="fr" style:country-asian="FR"/>
    </style:style>
    <style:style style:name="T1843" style:parent-style-name="Policepardéfaut" style:family="text">
      <style:text-properties style:language-asian="fr" style:country-asian="FR"/>
    </style:style>
    <style:style style:name="T1844" style:parent-style-name="Policepardéfaut" style:family="text">
      <style:text-properties style:language-asian="fr" style:country-asian="FR"/>
    </style:style>
    <style:style style:name="T1845" style:parent-style-name="Policepardéfaut" style:family="text">
      <style:text-properties style:language-asian="fr" style:country-asian="FR"/>
    </style:style>
    <style:style style:name="T1846" style:parent-style-name="Policepardéfaut" style:family="text">
      <style:text-properties style:language-asian="fr" style:country-asian="FR"/>
    </style:style>
    <style:style style:name="T1847" style:parent-style-name="Policepardéfaut" style:family="text">
      <style:text-properties style:language-asian="fr" style:country-asian="FR"/>
    </style:style>
    <style:style style:name="T1848" style:parent-style-name="Policepardéfaut" style:family="text">
      <style:text-properties style:language-asian="fr" style:country-asian="FR"/>
    </style:style>
    <style:style style:name="T1849" style:parent-style-name="Policepardéfaut" style:family="text">
      <style:text-properties style:language-asian="fr" style:country-asian="FR"/>
    </style:style>
    <style:style style:name="T1850" style:parent-style-name="Policepardéfaut" style:family="text">
      <style:text-properties style:font-style-complex="italic" style:language-asian="fr" style:country-asian="FR"/>
    </style:style>
    <style:style style:name="T1851" style:parent-style-name="Policepardéfaut" style:family="text">
      <style:text-properties style:font-style-complex="italic" style:language-asian="fr" style:country-asian="FR"/>
    </style:style>
    <style:style style:name="T1852" style:parent-style-name="Policepardéfaut" style:family="text">
      <style:text-properties style:language-asian="fr" style:country-asian="FR"/>
    </style:style>
    <style:style style:name="T1853" style:parent-style-name="Policepardéfaut" style:family="text">
      <style:text-properties style:language-asian="fr" style:country-asian="FR"/>
    </style:style>
    <style:style style:name="T1854" style:parent-style-name="Policepardéfaut" style:family="text">
      <style:text-properties style:language-asian="fr" style:country-asian="FR"/>
    </style:style>
    <style:style style:name="T1855" style:parent-style-name="Policepardéfaut" style:family="text">
      <style:text-properties style:language-asian="fr" style:country-asian="FR"/>
    </style:style>
    <style:style style:name="T1856" style:parent-style-name="Appelnotedebasdep." style:family="text">
      <style:text-properties style:language-asian="fr" style:country-asian="FR"/>
    </style:style>
    <style:style style:name="T1857" style:parent-style-name="Policepardéfaut" style:family="text">
      <style:text-properties style:language-asian="fr" style:country-asian="FR"/>
    </style:style>
    <style:style style:name="T1858" style:parent-style-name="Policepardéfaut" style:family="text">
      <style:text-properties style:language-asian="fr" style:country-asian="FR"/>
    </style:style>
    <style:style style:name="T1859" style:parent-style-name="Policepardéfaut" style:family="text">
      <style:text-properties style:language-asian="fr" style:country-asian="FR"/>
    </style:style>
    <style:style style:name="T1860" style:parent-style-name="Policepardéfaut" style:family="text">
      <style:text-properties style:language-asian="fr" style:country-asian="FR"/>
    </style:style>
    <style:style style:name="T1861" style:parent-style-name="Policepardéfaut" style:family="text">
      <style:text-properties style:font-style-complex="italic" style:language-asian="fr" style:country-asian="FR"/>
    </style:style>
    <style:style style:name="T1862" style:parent-style-name="Policepardéfaut" style:family="text">
      <style:text-properties fo:font-size="12pt" style:font-size-asian="12pt" style:font-size-complex="12pt" style:language-asian="fr" style:country-asian="FR"/>
    </style:style>
    <style:style style:name="T1863" style:parent-style-name="Policepardéfaut" style:family="text">
      <style:text-properties style:language-asian="fr" style:country-asian="FR"/>
    </style:style>
    <style:style style:name="T1864" style:parent-style-name="Policepardéfaut" style:family="text">
      <style:text-properties style:language-asian="fr" style:country-asian="FR"/>
    </style:style>
    <style:style style:name="T1865" style:parent-style-name="Policepardéfaut" style:family="text">
      <style:text-properties style:language-asian="fr" style:country-asian="FR"/>
    </style:style>
    <style:style style:name="T1866" style:parent-style-name="Policepardéfaut" style:family="text">
      <style:text-properties style:language-asian="fr" style:country-asian="FR"/>
    </style:style>
    <style:style style:name="T1867" style:parent-style-name="Policepardéfaut" style:family="text">
      <style:text-properties style:language-asian="fr" style:country-asian="FR"/>
    </style:style>
    <style:style style:name="T1868" style:parent-style-name="Policepardéfaut" style:family="text">
      <style:text-properties style:font-size-complex="12pt" style:language-asian="fr" style:country-asian="FR"/>
    </style:style>
    <style:style style:name="T1869" style:parent-style-name="Policepardéfaut" style:family="text">
      <style:text-properties style:language-asian="fr" style:country-asian="FR"/>
    </style:style>
    <style:style style:name="T1870" style:parent-style-name="Policepardéfaut" style:family="text">
      <style:text-properties style:language-asian="fr" style:country-asian="FR"/>
    </style:style>
    <style:style style:name="T1871" style:parent-style-name="Policepardéfaut" style:family="text">
      <style:text-properties style:language-asian="fr" style:country-asian="FR"/>
    </style:style>
    <style:style style:name="T1872" style:parent-style-name="Policepardéfaut" style:family="text">
      <style:text-properties style:language-asian="fr" style:country-asian="FR"/>
    </style:style>
    <style:style style:name="T1873" style:parent-style-name="Policepardéfaut" style:family="text">
      <style:text-properties style:language-asian="fr" style:country-asian="FR"/>
    </style:style>
    <style:style style:name="T1874" style:parent-style-name="Policepardéfaut" style:family="text">
      <style:text-properties style:language-asian="fr" style:country-asian="FR"/>
    </style:style>
    <style:style style:name="T1875" style:parent-style-name="Policepardéfaut" style:family="text">
      <style:text-properties style:language-asian="fr" style:country-asian="FR"/>
    </style:style>
    <style:style style:name="T1876" style:parent-style-name="Policepardéfaut" style:family="text">
      <style:text-properties style:language-asian="fr" style:country-asian="FR"/>
    </style:style>
    <style:style style:name="T1877" style:parent-style-name="Policepardéfaut" style:family="text">
      <style:text-properties style:language-asian="fr" style:country-asian="FR"/>
    </style:style>
    <style:style style:name="T1878" style:parent-style-name="Policepardéfaut" style:family="text">
      <style:text-properties style:language-asian="fr" style:country-asian="FR"/>
    </style:style>
    <style:style style:name="T1879" style:parent-style-name="Policepardéfaut" style:family="text">
      <style:text-properties style:language-asian="fr" style:country-asian="FR"/>
    </style:style>
    <style:style style:name="T1880" style:parent-style-name="Policepardéfaut" style:family="text">
      <style:text-properties style:language-asian="fr" style:country-asian="FR"/>
    </style:style>
    <style:style style:name="T1881" style:parent-style-name="Policepardéfaut" style:family="text">
      <style:text-properties style:language-asian="fr" style:country-asian="FR"/>
    </style:style>
    <style:style style:name="T1882" style:parent-style-name="Policepardéfaut" style:family="text">
      <style:text-properties style:language-asian="fr" style:country-asian="FR"/>
    </style:style>
    <style:style style:name="T1883" style:parent-style-name="Policepardéfaut" style:family="text">
      <style:text-properties style:language-asian="fr" style:country-asian="FR"/>
    </style:style>
    <style:style style:name="T1884" style:parent-style-name="Policepardéfaut" style:family="text">
      <style:text-properties style:language-asian="fr" style:country-asian="FR"/>
    </style:style>
    <style:style style:name="T1885" style:parent-style-name="Policepardéfaut" style:family="text">
      <style:text-properties style:language-asian="fr" style:country-asian="FR"/>
    </style:style>
    <style:style style:name="T1886" style:parent-style-name="Policepardéfaut" style:family="text">
      <style:text-properties style:language-asian="fr" style:country-asian="FR"/>
    </style:style>
    <style:style style:name="T1887" style:parent-style-name="Policepardéfaut" style:family="text">
      <style:text-properties style:language-asian="fr" style:country-asian="FR"/>
    </style:style>
    <style:style style:name="T1888" style:parent-style-name="Policepardéfaut" style:family="text">
      <style:text-properties style:language-asian="fr" style:country-asian="FR"/>
    </style:style>
    <style:style style:name="T1889" style:parent-style-name="Policepardéfaut" style:family="text">
      <style:text-properties style:language-asian="fr" style:country-asian="FR"/>
    </style:style>
    <style:style style:name="T1890" style:parent-style-name="Policepardéfaut" style:family="text">
      <style:text-properties style:language-asian="fr" style:country-asian="FR"/>
    </style:style>
    <style:style style:name="T1891" style:parent-style-name="Policepardéfaut" style:family="text">
      <style:text-properties style:language-asian="fr" style:country-asian="FR"/>
    </style:style>
    <style:style style:name="T1892" style:parent-style-name="Policepardéfaut" style:family="text">
      <style:text-properties style:language-asian="fr" style:country-asian="FR"/>
    </style:style>
    <style:style style:name="T1893" style:parent-style-name="Policepardéfaut" style:family="text">
      <style:text-properties style:language-asian="fr" style:country-asian="FR"/>
    </style:style>
    <style:style style:name="T1894" style:parent-style-name="Policepardéfaut" style:family="text">
      <style:text-properties style:language-asian="fr" style:country-asian="FR"/>
    </style:style>
    <style:style style:name="T1895" style:parent-style-name="Policepardéfaut" style:family="text">
      <style:text-properties style:language-asian="fr" style:country-asian="FR"/>
    </style:style>
    <style:style style:name="T1896" style:parent-style-name="Policepardéfaut" style:family="text">
      <style:text-properties style:language-asian="fr" style:country-asian="FR"/>
    </style:style>
    <style:style style:name="T1897" style:parent-style-name="Policepardéfaut" style:family="text">
      <style:text-properties style:language-asian="fr" style:country-asian="FR"/>
    </style:style>
    <style:style style:name="T1898" style:parent-style-name="Policepardéfaut" style:family="text">
      <style:text-properties style:language-asian="fr" style:country-asian="FR"/>
    </style:style>
    <style:style style:name="T1899" style:parent-style-name="Policepardéfaut" style:family="text">
      <style:text-properties style:language-asian="fr" style:country-asian="FR"/>
    </style:style>
    <style:style style:name="T1900" style:parent-style-name="Policepardéfaut" style:family="text">
      <style:text-properties fo:font-variant="small-caps" style:language-asian="fr" style:country-asian="FR"/>
    </style:style>
    <style:style style:name="T1901" style:parent-style-name="Policepardéfaut" style:family="text">
      <style:text-properties style:text-position="super 66.6%" style:language-asian="fr" style:country-asian="FR"/>
    </style:style>
    <style:style style:name="T1902" style:parent-style-name="Policepardéfaut" style:family="text">
      <style:text-properties style:language-asian="fr" style:country-asian="FR"/>
    </style:style>
    <style:style style:name="T1903" style:parent-style-name="Policepardéfaut" style:family="text">
      <style:text-properties style:language-asian="fr" style:country-asian="FR"/>
    </style:style>
    <style:style style:name="T1904" style:parent-style-name="Policepardéfaut" style:family="text">
      <style:text-properties style:language-asian="fr" style:country-asian="FR"/>
    </style:style>
    <style:style style:name="T1905" style:parent-style-name="Policepardéfaut" style:family="text">
      <style:text-properties style:language-asian="fr" style:country-asian="FR"/>
    </style:style>
    <style:style style:name="T1906" style:parent-style-name="Policepardéfaut" style:family="text">
      <style:text-properties style:text-position="super 66.6%" style:language-asian="fr" style:country-asian="FR"/>
    </style:style>
    <style:style style:name="T1907" style:parent-style-name="Policepardéfaut" style:family="text">
      <style:text-properties style:language-asian="fr" style:country-asian="FR"/>
    </style:style>
    <style:style style:name="T1908" style:parent-style-name="Policepardéfaut" style:family="text">
      <style:text-properties style:language-asian="fr" style:country-asian="FR"/>
    </style:style>
    <style:style style:name="T1909" style:parent-style-name="Policepardéfaut" style:family="text">
      <style:text-properties style:language-asian="fr" style:country-asian="FR"/>
    </style:style>
    <style:style style:name="T1910" style:parent-style-name="Policepardéfaut" style:family="text">
      <style:text-properties style:language-asian="fr" style:country-asian="FR"/>
    </style:style>
    <style:style style:name="T1911" style:parent-style-name="Policepardéfaut" style:family="text">
      <style:text-properties style:language-asian="fr" style:country-asian="FR"/>
    </style:style>
    <style:style style:name="T1912" style:parent-style-name="Policepardéfaut" style:family="text">
      <style:text-properties style:language-asian="fr" style:country-asian="FR"/>
    </style:style>
    <style:style style:name="T1913" style:parent-style-name="Policepardéfaut" style:family="text">
      <style:text-properties style:language-asian="fr" style:country-asian="FR"/>
    </style:style>
    <style:style style:name="T1914" style:parent-style-name="Policepardéfaut" style:family="text">
      <style:text-properties style:language-asian="fr" style:country-asian="FR"/>
    </style:style>
    <style:style style:name="T1915" style:parent-style-name="Policepardéfaut" style:family="text">
      <style:text-properties fo:font-style="italic" style:font-style-asian="italic" style:font-style-complex="italic" style:language-asian="fr" style:country-asian="FR"/>
    </style:style>
    <style:style style:name="T1916" style:parent-style-name="Policepardéfaut" style:family="text">
      <style:text-properties style:font-style-complex="italic" style:language-asian="fr" style:country-asian="FR"/>
    </style:style>
    <style:style style:name="T1917" style:parent-style-name="Policepardéfaut" style:family="text">
      <style:text-properties style:font-size-complex="12pt" style:language-asian="fr" style:country-asian="FR"/>
    </style:style>
    <style:style style:name="T1918" style:parent-style-name="Policepardéfaut" style:family="text">
      <style:text-properties style:language-asian="fr" style:country-asian="FR"/>
    </style:style>
    <style:style style:name="T1919" style:parent-style-name="Policepardéfaut" style:family="text">
      <style:text-properties style:language-asian="fr" style:country-asian="FR"/>
    </style:style>
    <style:style style:name="T1920" style:parent-style-name="Policepardéfaut" style:family="text">
      <style:text-properties style:language-asian="fr" style:country-asian="FR"/>
    </style:style>
    <style:style style:name="T1921" style:parent-style-name="Policepardéfaut" style:family="text">
      <style:text-properties style:language-asian="fr" style:country-asian="FR"/>
    </style:style>
    <style:style style:name="T1922" style:parent-style-name="Policepardéfaut" style:family="text">
      <style:text-properties style:language-asian="fr" style:country-asian="FR"/>
    </style:style>
    <style:style style:name="T1923" style:parent-style-name="Policepardéfaut" style:family="text">
      <style:text-properties style:language-asian="fr" style:country-asian="FR"/>
    </style:style>
    <style:style style:name="T1924" style:parent-style-name="Policepardéfaut" style:family="text">
      <style:text-properties fo:font-style="italic" style:font-style-asian="italic" style:font-style-complex="italic" style:language-asian="fr" style:country-asian="FR"/>
    </style:style>
    <style:style style:name="T1925" style:parent-style-name="Policepardéfaut" style:family="text">
      <style:text-properties style:language-asian="fr" style:country-asian="FR"/>
    </style:style>
    <style:style style:name="T1926" style:parent-style-name="Policepardéfaut" style:family="text">
      <style:text-properties style:language-asian="fr" style:country-asian="FR"/>
    </style:style>
    <style:style style:name="T1927" style:parent-style-name="Policepardéfaut" style:family="text">
      <style:text-properties style:language-asian="fr" style:country-asian="FR"/>
    </style:style>
    <style:style style:name="T1928" style:parent-style-name="Policepardéfaut" style:family="text">
      <style:text-properties style:language-asian="fr" style:country-asian="FR"/>
    </style:style>
    <style:style style:name="T1929" style:parent-style-name="Policepardéfaut" style:family="text">
      <style:text-properties style:language-asian="fr" style:country-asian="FR"/>
    </style:style>
    <style:style style:name="T1930" style:parent-style-name="Policepardéfaut" style:family="text">
      <style:text-properties style:language-asian="fr" style:country-asian="FR"/>
    </style:style>
    <style:style style:name="T1931" style:parent-style-name="Policepardéfaut" style:family="text">
      <style:text-properties style:language-asian="fr" style:country-asian="FR"/>
    </style:style>
    <style:style style:name="T1932" style:parent-style-name="Policepardéfaut" style:family="text">
      <style:text-properties style:language-asian="fr" style:country-asian="FR"/>
    </style:style>
    <style:style style:name="T1933" style:parent-style-name="Policepardéfaut" style:family="text">
      <style:text-properties style:language-asian="fr" style:country-asian="FR"/>
    </style:style>
    <style:style style:name="T1934" style:parent-style-name="Policepardéfaut" style:family="text">
      <style:text-properties style:language-asian="fr" style:country-asian="FR"/>
    </style:style>
    <style:style style:name="T1935" style:parent-style-name="Policepardéfaut" style:family="text">
      <style:text-properties style:language-asian="fr" style:country-asian="FR"/>
    </style:style>
    <style:style style:name="T1936" style:parent-style-name="Policepardéfaut" style:family="text">
      <style:text-properties style:language-asian="fr" style:country-asian="FR"/>
    </style:style>
    <style:style style:name="T1937" style:parent-style-name="Policepardéfaut" style:family="text">
      <style:text-properties style:language-asian="fr" style:country-asian="FR"/>
    </style:style>
    <style:style style:name="T1938" style:parent-style-name="Policepardéfaut" style:family="text">
      <style:text-properties style:language-asian="fr" style:country-asian="FR"/>
    </style:style>
    <style:style style:name="T1939" style:parent-style-name="Policepardéfaut" style:family="text">
      <style:text-properties style:language-asian="fr" style:country-asian="FR"/>
    </style:style>
    <style:style style:name="T1940" style:parent-style-name="Policepardéfaut" style:family="text">
      <style:text-properties style:language-asian="fr" style:country-asian="FR"/>
    </style:style>
    <style:style style:name="T1941" style:parent-style-name="Policepardéfaut" style:family="text">
      <style:text-properties style:language-asian="fr" style:country-asian="FR"/>
    </style:style>
    <style:style style:name="T1942" style:parent-style-name="Policepardéfaut" style:family="text">
      <style:text-properties style:font-style-complex="italic" style:language-asian="fr" style:country-asian="FR"/>
    </style:style>
    <style:style style:name="T1943" style:parent-style-name="Policepardéfaut" style:family="text">
      <style:text-properties style:language-asian="fr" style:country-asian="FR"/>
    </style:style>
    <style:style style:name="T1944" style:parent-style-name="Policepardéfaut" style:family="text">
      <style:text-properties style:language-asian="fr" style:country-asian="FR"/>
    </style:style>
    <style:style style:name="T1945" style:parent-style-name="Policepardéfaut" style:family="text">
      <style:text-properties style:language-asian="fr" style:country-asian="FR"/>
    </style:style>
    <style:style style:name="T1946" style:parent-style-name="Policepardéfaut" style:family="text">
      <style:text-properties style:language-asian="fr" style:country-asian="FR"/>
    </style:style>
    <style:style style:name="T1947" style:parent-style-name="Policepardéfaut" style:family="text">
      <style:text-properties style:language-asian="fr" style:country-asian="FR"/>
    </style:style>
    <style:style style:name="T1948" style:parent-style-name="Policepardéfaut" style:family="text">
      <style:text-properties style:language-asian="fr" style:country-asian="FR"/>
    </style:style>
    <style:style style:name="T1949" style:parent-style-name="Policepardéfaut" style:family="text">
      <style:text-properties style:language-asian="fr" style:country-asian="FR"/>
    </style:style>
    <style:style style:name="T1950" style:parent-style-name="Policepardéfaut" style:family="text">
      <style:text-properties style:language-asian="fr" style:country-asian="FR"/>
    </style:style>
    <style:style style:name="T1951" style:parent-style-name="Policepardéfaut" style:family="text">
      <style:text-properties style:language-asian="fr" style:country-asian="FR"/>
    </style:style>
    <style:style style:name="T1952" style:parent-style-name="Policepardéfaut" style:family="text">
      <style:text-properties style:language-asian="fr" style:country-asian="FR"/>
    </style:style>
    <style:style style:name="T1953" style:parent-style-name="Policepardéfaut" style:family="text">
      <style:text-properties style:language-asian="fr" style:country-asian="FR"/>
    </style:style>
    <style:style style:name="T1954" style:parent-style-name="Policepardéfaut" style:family="text">
      <style:text-properties style:language-asian="fr" style:country-asian="FR"/>
    </style:style>
    <style:style style:name="T1955" style:parent-style-name="Policepardéfaut" style:family="text">
      <style:text-properties style:language-asian="fr" style:country-asian="FR"/>
    </style:style>
    <style:style style:name="T1956" style:parent-style-name="Policepardéfaut" style:family="text">
      <style:text-properties style:language-asian="fr" style:country-asian="FR"/>
    </style:style>
    <style:style style:name="T1957" style:parent-style-name="Policepardéfaut" style:family="text">
      <style:text-properties style:language-asian="fr" style:country-asian="FR"/>
    </style:style>
    <style:style style:name="T1958" style:parent-style-name="Policepardéfaut" style:family="text">
      <style:text-properties style:language-asian="fr" style:country-asian="FR"/>
    </style:style>
    <style:style style:name="T1959" style:parent-style-name="Policepardéfaut" style:family="text">
      <style:text-properties style:language-asian="fr" style:country-asian="FR"/>
    </style:style>
    <style:style style:name="T1960" style:parent-style-name="Policepardéfaut" style:family="text">
      <style:text-properties style:language-asian="fr" style:country-asian="FR"/>
    </style:style>
    <style:style style:name="T1961" style:parent-style-name="Policepardéfaut" style:family="text">
      <style:text-properties style:language-asian="fr" style:country-asian="FR"/>
    </style:style>
    <style:style style:name="T1962" style:parent-style-name="Policepardéfaut" style:family="text">
      <style:text-properties style:font-size-complex="12pt" style:language-asian="fr" style:country-asian="FR"/>
    </style:style>
    <style:style style:name="T1963" style:parent-style-name="Policepardéfaut" style:family="text">
      <style:text-properties style:language-asian="fr" style:country-asian="FR"/>
    </style:style>
    <style:style style:name="T1964" style:parent-style-name="Policepardéfaut" style:family="text">
      <style:text-properties style:language-asian="fr" style:country-asian="FR"/>
    </style:style>
    <style:style style:name="T1965" style:parent-style-name="Policepardéfaut" style:family="text">
      <style:text-properties style:language-asian="fr" style:country-asian="FR"/>
    </style:style>
    <style:style style:name="T1966" style:parent-style-name="Policepardéfaut" style:family="text">
      <style:text-properties style:language-asian="fr" style:country-asian="FR"/>
    </style:style>
    <style:style style:name="T1967" style:parent-style-name="Policepardéfaut" style:family="text">
      <style:text-properties style:language-asian="fr" style:country-asian="FR"/>
    </style:style>
    <style:style style:name="T1968" style:parent-style-name="Policepardéfaut" style:family="text">
      <style:text-properties style:language-asian="fr" style:country-asian="FR"/>
    </style:style>
    <style:style style:name="T1969" style:parent-style-name="Policepardéfaut" style:family="text">
      <style:text-properties style:language-asian="fr" style:country-asian="FR"/>
    </style:style>
    <style:style style:name="T1970" style:parent-style-name="Policepardéfaut" style:family="text">
      <style:text-properties style:language-asian="fr" style:country-asian="FR"/>
    </style:style>
    <style:style style:name="T1971" style:parent-style-name="Policepardéfaut" style:family="text">
      <style:text-properties style:language-asian="fr" style:country-asian="FR"/>
    </style:style>
    <style:style style:name="T1972" style:parent-style-name="Policepardéfaut" style:family="text">
      <style:text-properties style:language-asian="fr" style:country-asian="FR"/>
    </style:style>
    <style:style style:name="T1973" style:parent-style-name="Policepardéfaut" style:family="text">
      <style:text-properties style:language-asian="fr" style:country-asian="FR"/>
    </style:style>
    <style:style style:name="T1974" style:parent-style-name="Policepardéfaut" style:family="text">
      <style:text-properties style:language-asian="fr" style:country-asian="FR"/>
    </style:style>
    <style:style style:name="T1975" style:parent-style-name="Policepardéfaut" style:family="text">
      <style:text-properties style:language-asian="fr" style:country-asian="FR"/>
    </style:style>
    <style:style style:name="T1976" style:parent-style-name="Policepardéfaut" style:family="text">
      <style:text-properties style:language-asian="fr" style:country-asian="FR"/>
    </style:style>
    <style:style style:name="T1977" style:parent-style-name="Policepardéfaut" style:family="text">
      <style:text-properties style:language-asian="fr" style:country-asian="FR"/>
    </style:style>
    <style:style style:name="T1978" style:parent-style-name="Policepardéfaut" style:family="text">
      <style:text-properties style:language-asian="fr" style:country-asian="FR"/>
    </style:style>
    <style:style style:name="T1979" style:parent-style-name="Policepardéfaut" style:family="text">
      <style:text-properties style:language-asian="fr" style:country-asian="FR"/>
    </style:style>
    <style:style style:name="T1980" style:parent-style-name="Policepardéfaut" style:family="text">
      <style:text-properties style:language-asian="fr" style:country-asian="FR"/>
    </style:style>
    <style:style style:name="T1981" style:parent-style-name="Policepardéfaut" style:family="text">
      <style:text-properties style:language-asian="fr" style:country-asian="FR"/>
    </style:style>
    <style:style style:name="T1982" style:parent-style-name="Policepardéfaut" style:family="text">
      <style:text-properties style:language-asian="fr" style:country-asian="FR"/>
    </style:style>
    <style:style style:name="T1983" style:parent-style-name="Policepardéfaut" style:family="text">
      <style:text-properties style:language-asian="fr" style:country-asian="FR"/>
    </style:style>
    <style:style style:name="T1984" style:parent-style-name="Policepardéfaut" style:family="text">
      <style:text-properties style:font-style-complex="italic" style:language-asian="fr" style:country-asian="FR"/>
    </style:style>
    <style:style style:name="T1985" style:parent-style-name="Policepardéfaut" style:family="text">
      <style:text-properties style:font-size-complex="12pt" style:language-asian="fr" style:country-asian="FR"/>
    </style:style>
    <style:style style:name="T1986" style:parent-style-name="Policepardéfaut" style:family="text">
      <style:text-properties style:language-asian="fr" style:country-asian="FR"/>
    </style:style>
    <style:style style:name="T1987" style:parent-style-name="Policepardéfaut" style:family="text">
      <style:text-properties style:language-asian="fr" style:country-asian="FR"/>
    </style:style>
    <style:style style:name="T1988" style:parent-style-name="Policepardéfaut" style:family="text">
      <style:text-properties style:language-asian="fr" style:country-asian="FR"/>
    </style:style>
    <style:style style:name="T1989" style:parent-style-name="Policepardéfaut" style:family="text">
      <style:text-properties style:language-asian="fr" style:country-asian="FR"/>
    </style:style>
    <style:style style:name="T1990" style:parent-style-name="Policepardéfaut" style:family="text">
      <style:text-properties style:language-asian="fr" style:country-asian="FR"/>
    </style:style>
    <style:style style:name="T1991" style:parent-style-name="Policepardéfaut" style:family="text">
      <style:text-properties style:language-asian="fr" style:country-asian="FR"/>
    </style:style>
    <style:style style:name="T1992" style:parent-style-name="Policepardéfaut" style:family="text">
      <style:text-properties style:language-asian="fr" style:country-asian="FR"/>
    </style:style>
    <style:style style:name="T1993" style:parent-style-name="Policepardéfaut" style:family="text">
      <style:text-properties style:language-asian="fr" style:country-asian="FR"/>
    </style:style>
    <style:style style:name="T1994" style:parent-style-name="Policepardéfaut" style:family="text">
      <style:text-properties style:language-asian="fr" style:country-asian="FR"/>
    </style:style>
    <style:style style:name="T1995" style:parent-style-name="Policepardéfaut" style:family="text">
      <style:text-properties style:language-asian="fr" style:country-asian="FR"/>
    </style:style>
    <style:style style:name="T1996" style:parent-style-name="Policepardéfaut" style:family="text">
      <style:text-properties style:language-asian="fr" style:country-asian="FR"/>
    </style:style>
    <style:style style:name="T1997" style:parent-style-name="Policepardéfaut" style:family="text">
      <style:text-properties style:font-size-complex="12pt" style:language-asian="fr" style:country-asian="FR"/>
    </style:style>
    <style:style style:name="T1998" style:parent-style-name="Policepardéfaut" style:family="text">
      <style:text-properties style:language-asian="fr" style:country-asian="FR"/>
    </style:style>
    <style:style style:name="T1999" style:parent-style-name="Policepardéfaut" style:family="text">
      <style:text-properties style:language-asian="fr" style:country-asian="FR"/>
    </style:style>
    <style:style style:name="T2000" style:parent-style-name="Policepardéfaut" style:family="text">
      <style:text-properties style:language-asian="fr" style:country-asian="FR"/>
    </style:style>
    <style:style style:name="T2001" style:parent-style-name="Policepardéfaut" style:family="text">
      <style:text-properties style:language-asian="fr" style:country-asian="FR"/>
    </style:style>
    <style:style style:name="T2002" style:parent-style-name="Policepardéfaut" style:family="text">
      <style:text-properties style:language-asian="fr" style:country-asian="FR"/>
    </style:style>
    <style:style style:name="T2003" style:parent-style-name="Policepardéfaut" style:family="text">
      <style:text-properties style:font-size-complex="12pt" style:language-asian="fr" style:country-asian="FR"/>
    </style:style>
    <style:style style:name="T2004" style:parent-style-name="Policepardéfaut" style:family="text">
      <style:text-properties style:language-asian="fr" style:country-asian="FR"/>
    </style:style>
    <style:style style:name="T2005" style:parent-style-name="Policepardéfaut" style:family="text">
      <style:text-properties style:language-asian="fr" style:country-asian="FR"/>
    </style:style>
    <style:style style:name="T2006" style:parent-style-name="Policepardéfaut" style:family="text">
      <style:text-properties style:language-asian="fr" style:country-asian="FR"/>
    </style:style>
    <style:style style:name="T2007" style:parent-style-name="Policepardéfaut" style:family="text">
      <style:text-properties style:language-asian="fr" style:country-asian="FR"/>
    </style:style>
    <style:style style:name="T2008" style:parent-style-name="Policepardéfaut" style:family="text">
      <style:text-properties style:language-asian="fr" style:country-asian="FR"/>
    </style:style>
    <style:style style:name="T2009" style:parent-style-name="Policepardéfaut" style:family="text">
      <style:text-properties style:language-asian="fr" style:country-asian="FR"/>
    </style:style>
    <style:style style:name="T2010" style:parent-style-name="Policepardéfaut" style:family="text">
      <style:text-properties style:language-asian="fr" style:country-asian="FR"/>
    </style:style>
    <style:style style:name="T2011" style:parent-style-name="Policepardéfaut" style:family="text">
      <style:text-properties style:language-asian="fr" style:country-asian="FR"/>
    </style:style>
    <style:style style:name="T2012" style:parent-style-name="Policepardéfaut" style:family="text">
      <style:text-properties style:language-asian="fr" style:country-asian="FR"/>
    </style:style>
    <style:style style:name="T2013" style:parent-style-name="Policepardéfaut" style:family="text">
      <style:text-properties style:language-asian="fr" style:country-asian="FR"/>
    </style:style>
    <style:style style:name="T2014" style:parent-style-name="Policepardéfaut" style:family="text">
      <style:text-properties style:language-asian="fr" style:country-asian="FR"/>
    </style:style>
    <style:style style:name="T2015" style:parent-style-name="Policepardéfaut" style:family="text">
      <style:text-properties style:language-asian="fr" style:country-asian="FR"/>
    </style:style>
    <style:style style:name="T2016" style:parent-style-name="Policepardéfaut" style:family="text">
      <style:text-properties style:language-asian="fr" style:country-asian="FR"/>
    </style:style>
    <style:style style:name="T2017" style:parent-style-name="Policepardéfaut" style:family="text">
      <style:text-properties style:language-asian="fr" style:country-asian="FR"/>
    </style:style>
    <style:style style:name="T2018" style:parent-style-name="Policepardéfaut" style:family="text">
      <style:text-properties style:language-asian="fr" style:country-asian="FR"/>
    </style:style>
    <style:style style:name="T2019" style:parent-style-name="Policepardéfaut" style:family="text">
      <style:text-properties style:language-asian="fr" style:country-asian="FR"/>
    </style:style>
    <style:style style:name="T2020" style:parent-style-name="Policepardéfaut" style:family="text">
      <style:text-properties style:language-asian="fr" style:country-asian="FR"/>
    </style:style>
    <style:style style:name="T2021" style:parent-style-name="Policepardéfaut" style:family="text">
      <style:text-properties style:language-asian="fr" style:country-asian="FR"/>
    </style:style>
    <style:style style:name="T2022" style:parent-style-name="Policepardéfaut" style:family="text">
      <style:text-properties style:language-asian="fr" style:country-asian="FR"/>
    </style:style>
    <style:style style:name="T2023" style:parent-style-name="Policepardéfaut" style:family="text">
      <style:text-properties style:language-asian="fr" style:country-asian="FR"/>
    </style:style>
    <style:style style:name="T2024" style:parent-style-name="Policepardéfaut" style:family="text">
      <style:text-properties style:language-asian="fr" style:country-asian="FR"/>
    </style:style>
    <style:style style:name="T2025" style:parent-style-name="Policepardéfaut" style:family="text">
      <style:text-properties style:language-asian="fr" style:country-asian="FR"/>
    </style:style>
    <style:style style:name="T2026" style:parent-style-name="Policepardéfaut" style:family="text">
      <style:text-properties style:language-asian="fr" style:country-asian="FR"/>
    </style:style>
    <style:style style:name="T2027" style:parent-style-name="Policepardéfaut" style:family="text">
      <style:text-properties style:language-asian="fr" style:country-asian="FR"/>
    </style:style>
    <style:style style:name="T2028" style:parent-style-name="Policepardéfaut" style:family="text">
      <style:text-properties style:language-asian="fr" style:country-asian="FR"/>
    </style:style>
    <style:style style:name="T2029" style:parent-style-name="Policepardéfaut" style:family="text">
      <style:text-properties style:language-asian="fr" style:country-asian="FR"/>
    </style:style>
    <style:style style:name="T2030" style:parent-style-name="Policepardéfaut" style:family="text">
      <style:text-properties style:language-asian="fr" style:country-asian="FR"/>
    </style:style>
    <style:style style:name="T2031" style:parent-style-name="Policepardéfaut" style:family="text">
      <style:text-properties style:language-asian="fr" style:country-asian="FR"/>
    </style:style>
    <style:style style:name="T2032" style:parent-style-name="Policepardéfaut" style:family="text">
      <style:text-properties style:language-asian="fr" style:country-asian="FR"/>
    </style:style>
    <style:style style:name="T2033" style:parent-style-name="Policepardéfaut" style:family="text">
      <style:text-properties style:language-asian="fr" style:country-asian="FR"/>
    </style:style>
    <style:style style:name="T2034" style:parent-style-name="Policepardéfaut" style:family="text">
      <style:text-properties style:language-asian="fr" style:country-asian="FR"/>
    </style:style>
    <style:style style:name="T2035" style:parent-style-name="Policepardéfaut" style:family="text">
      <style:text-properties style:language-asian="fr" style:country-asian="FR"/>
    </style:style>
    <style:style style:name="T2036" style:parent-style-name="Policepardéfaut" style:family="text">
      <style:text-properties style:language-asian="fr" style:country-asian="FR"/>
    </style:style>
    <style:style style:name="T2037" style:parent-style-name="Policepardéfaut" style:family="text">
      <style:text-properties style:language-asian="fr" style:country-asian="FR"/>
    </style:style>
    <style:style style:name="T2038" style:parent-style-name="Policepardéfaut" style:family="text">
      <style:text-properties style:language-asian="fr" style:country-asian="FR"/>
    </style:style>
    <style:style style:name="T2039" style:parent-style-name="Policepardéfaut" style:family="text">
      <style:text-properties style:language-asian="fr" style:country-asian="FR"/>
    </style:style>
    <style:style style:name="T2040" style:parent-style-name="Policepardéfaut" style:family="text">
      <style:text-properties style:language-asian="fr" style:country-asian="FR"/>
    </style:style>
    <style:style style:name="T2041" style:parent-style-name="Policepardéfaut" style:family="text">
      <style:text-properties style:language-asian="fr" style:country-asian="FR"/>
    </style:style>
    <style:style style:name="T2042" style:parent-style-name="Policepardéfaut" style:family="text">
      <style:text-properties style:language-asian="fr" style:country-asian="FR"/>
    </style:style>
    <style:style style:name="T2043" style:parent-style-name="Policepardéfaut" style:family="text">
      <style:text-properties style:language-asian="fr" style:country-asian="FR"/>
    </style:style>
    <style:style style:name="T2044" style:parent-style-name="Policepardéfaut" style:family="text">
      <style:text-properties style:language-asian="fr" style:country-asian="FR"/>
    </style:style>
    <style:style style:name="T2045" style:parent-style-name="Policepardéfaut" style:family="text">
      <style:text-properties style:language-asian="fr" style:country-asian="FR"/>
    </style:style>
    <style:style style:name="T2046" style:parent-style-name="Policepardéfaut" style:family="text">
      <style:text-properties style:language-asian="fr" style:country-asian="FR"/>
    </style:style>
    <style:style style:name="T2047" style:parent-style-name="Policepardéfaut" style:family="text">
      <style:text-properties style:language-asian="fr" style:country-asian="FR"/>
    </style:style>
    <style:style style:name="T2048" style:parent-style-name="Policepardéfaut" style:family="text">
      <style:text-properties style:language-asian="fr" style:country-asian="FR"/>
    </style:style>
    <style:style style:name="T2049" style:parent-style-name="Policepardéfaut" style:family="text">
      <style:text-properties style:language-asian="fr" style:country-asian="FR"/>
    </style:style>
    <style:style style:name="T2050" style:parent-style-name="Policepardéfaut" style:family="text">
      <style:text-properties style:language-asian="fr" style:country-asian="FR"/>
    </style:style>
    <style:style style:name="T2051" style:parent-style-name="Policepardéfaut" style:family="text">
      <style:text-properties style:language-asian="fr" style:country-asian="FR"/>
    </style:style>
    <style:style style:name="T2052" style:parent-style-name="Policepardéfaut" style:family="text">
      <style:text-properties style:language-asian="fr" style:country-asian="FR"/>
    </style:style>
    <style:style style:name="T2053" style:parent-style-name="Policepardéfaut" style:family="text">
      <style:text-properties style:language-asian="fr" style:country-asian="FR"/>
    </style:style>
    <style:style style:name="T2054" style:parent-style-name="Policepardéfaut" style:family="text">
      <style:text-properties style:language-asian="fr" style:country-asian="FR"/>
    </style:style>
    <style:style style:name="T2055" style:parent-style-name="Policepardéfaut" style:family="text">
      <style:text-properties style:language-asian="fr" style:country-asian="FR"/>
    </style:style>
    <style:style style:name="T2056" style:parent-style-name="Policepardéfaut" style:family="text">
      <style:text-properties style:language-asian="fr" style:country-asian="FR"/>
    </style:style>
    <style:style style:name="T2057" style:parent-style-name="Policepardéfaut" style:family="text">
      <style:text-properties style:language-asian="fr" style:country-asian="FR"/>
    </style:style>
    <style:style style:name="T2058" style:parent-style-name="Policepardéfaut" style:family="text">
      <style:text-properties style:language-asian="fr" style:country-asian="FR"/>
    </style:style>
    <style:style style:name="T2059" style:parent-style-name="Policepardéfaut" style:family="text">
      <style:text-properties style:language-asian="fr" style:country-asian="FR"/>
    </style:style>
    <style:style style:name="T2060" style:parent-style-name="Policepardéfaut" style:family="text">
      <style:text-properties style:language-asian="fr" style:country-asian="FR"/>
    </style:style>
    <style:style style:name="T2061" style:parent-style-name="Policepardéfaut" style:family="text">
      <style:text-properties style:language-asian="fr" style:country-asian="FR"/>
    </style:style>
    <style:style style:name="T2062" style:parent-style-name="Policepardéfaut" style:family="text">
      <style:text-properties style:language-asian="fr" style:country-asian="FR"/>
    </style:style>
    <style:style style:name="T2063" style:parent-style-name="Policepardéfaut" style:family="text">
      <style:text-properties style:language-asian="fr" style:country-asian="FR"/>
    </style:style>
    <style:style style:name="T2064" style:parent-style-name="Policepardéfaut" style:family="text">
      <style:text-properties style:language-asian="fr" style:country-asian="FR"/>
    </style:style>
    <style:style style:name="T2065" style:parent-style-name="Policepardéfaut" style:family="text">
      <style:text-properties style:language-asian="fr" style:country-asian="FR"/>
    </style:style>
    <style:style style:name="T2066" style:parent-style-name="Policepardéfaut" style:family="text">
      <style:text-properties style:language-asian="fr" style:country-asian="FR"/>
    </style:style>
    <style:style style:name="T2067" style:parent-style-name="Policepardéfaut" style:family="text">
      <style:text-properties style:language-asian="fr" style:country-asian="FR"/>
    </style:style>
    <style:style style:name="T2068" style:parent-style-name="Policepardéfaut" style:family="text">
      <style:text-properties style:language-asian="fr" style:country-asian="FR"/>
    </style:style>
    <style:style style:name="T2069" style:parent-style-name="Policepardéfaut" style:family="text">
      <style:text-properties style:language-asian="fr" style:country-asian="FR"/>
    </style:style>
    <style:style style:name="T2070" style:parent-style-name="Policepardéfaut" style:family="text">
      <style:text-properties style:language-asian="fr" style:country-asian="FR"/>
    </style:style>
    <style:style style:name="T2071" style:parent-style-name="Policepardéfaut" style:family="text">
      <style:text-properties style:language-asian="fr" style:country-asian="FR"/>
    </style:style>
    <style:style style:name="T2072" style:parent-style-name="Policepardéfaut" style:family="text">
      <style:text-properties style:language-asian="fr" style:country-asian="FR"/>
    </style:style>
    <style:style style:name="T2073" style:parent-style-name="Policepardéfaut" style:family="text">
      <style:text-properties style:language-asian="fr" style:country-asian="FR"/>
    </style:style>
    <style:style style:name="T2074" style:parent-style-name="Policepardéfaut" style:family="text">
      <style:text-properties style:language-asian="fr" style:country-asian="FR"/>
    </style:style>
    <style:style style:name="T2075" style:parent-style-name="Policepardéfaut" style:family="text">
      <style:text-properties style:language-asian="fr" style:country-asian="FR"/>
    </style:style>
    <style:style style:name="T2076" style:parent-style-name="Policepardéfaut" style:family="text">
      <style:text-properties style:language-asian="fr" style:country-asian="FR"/>
    </style:style>
    <style:style style:name="T2077" style:parent-style-name="Policepardéfaut" style:family="text">
      <style:text-properties style:language-asian="fr" style:country-asian="FR"/>
    </style:style>
    <style:style style:name="T2078" style:parent-style-name="Policepardéfaut" style:family="text">
      <style:text-properties style:language-asian="fr" style:country-asian="FR"/>
    </style:style>
    <style:style style:name="T2079" style:parent-style-name="Policepardéfaut" style:family="text">
      <style:text-properties style:language-asian="fr" style:country-asian="FR"/>
    </style:style>
    <style:style style:name="T2080" style:parent-style-name="Policepardéfaut" style:family="text">
      <style:text-properties style:language-asian="fr" style:country-asian="FR"/>
    </style:style>
    <style:style style:name="T2081" style:parent-style-name="Policepardéfaut" style:family="text">
      <style:text-properties style:language-asian="fr" style:country-asian="FR"/>
    </style:style>
    <style:style style:name="T2082" style:parent-style-name="Policepardéfaut" style:family="text">
      <style:text-properties style:language-asian="fr" style:country-asian="FR"/>
    </style:style>
    <style:style style:name="T2083" style:parent-style-name="Policepardéfaut" style:family="text">
      <style:text-properties style:language-asian="fr" style:country-asian="FR"/>
    </style:style>
    <style:style style:name="T2084" style:parent-style-name="Policepardéfaut" style:family="text">
      <style:text-properties style:language-asian="fr" style:country-asian="FR"/>
    </style:style>
    <style:style style:name="T2085" style:parent-style-name="Policepardéfaut" style:family="text">
      <style:text-properties style:language-asian="fr" style:country-asian="FR"/>
    </style:style>
    <style:style style:name="T2086" style:parent-style-name="Policepardéfaut" style:family="text">
      <style:text-properties style:language-asian="fr" style:country-asian="FR"/>
    </style:style>
    <style:style style:name="T2087" style:parent-style-name="Policepardéfaut" style:family="text">
      <style:text-properties style:language-asian="fr" style:country-asian="FR"/>
    </style:style>
    <style:style style:name="T2088" style:parent-style-name="Policepardéfaut" style:family="text">
      <style:text-properties style:language-asian="fr" style:country-asian="FR"/>
    </style:style>
    <style:style style:name="T2089" style:parent-style-name="Policepardéfaut" style:family="text">
      <style:text-properties style:language-asian="fr" style:country-asian="FR"/>
    </style:style>
    <style:style style:name="T2090" style:parent-style-name="Policepardéfaut" style:family="text">
      <style:text-properties style:language-asian="fr" style:country-asian="FR"/>
    </style:style>
    <style:style style:name="T2091" style:parent-style-name="Policepardéfaut" style:family="text">
      <style:text-properties style:language-asian="fr" style:country-asian="FR"/>
    </style:style>
    <style:style style:name="T2092" style:parent-style-name="Policepardéfaut" style:family="text">
      <style:text-properties style:language-asian="fr" style:country-asian="FR"/>
    </style:style>
    <style:style style:name="T2093" style:parent-style-name="Policepardéfaut" style:family="text">
      <style:text-properties style:font-style-complex="italic" style:language-asian="fr" style:country-asian="FR"/>
    </style:style>
    <style:style style:name="T2094" style:parent-style-name="Policepardéfaut" style:family="text">
      <style:text-properties style:font-size-complex="12pt" style:language-asian="fr" style:country-asian="FR"/>
    </style:style>
    <style:style style:name="T2095" style:parent-style-name="Policepardéfaut" style:family="text">
      <style:text-properties style:language-asian="fr" style:country-asian="FR"/>
    </style:style>
    <style:style style:name="T2096" style:parent-style-name="Policepardéfaut" style:family="text">
      <style:text-properties style:language-asian="fr" style:country-asian="FR"/>
    </style:style>
    <style:style style:name="T2097" style:parent-style-name="Policepardéfaut" style:family="text">
      <style:text-properties style:language-asian="fr" style:country-asian="FR"/>
    </style:style>
    <style:style style:name="T2098" style:parent-style-name="Policepardéfaut" style:family="text">
      <style:text-properties style:language-asian="fr" style:country-asian="FR"/>
    </style:style>
    <style:style style:name="T2099" style:parent-style-name="Policepardéfaut" style:family="text">
      <style:text-properties style:language-asian="fr" style:country-asian="FR"/>
    </style:style>
    <style:style style:name="T2100" style:parent-style-name="Policepardéfaut" style:family="text">
      <style:text-properties style:language-asian="fr" style:country-asian="FR"/>
    </style:style>
    <style:style style:name="T2101" style:parent-style-name="Policepardéfaut" style:family="text">
      <style:text-properties style:language-asian="fr" style:country-asian="FR"/>
    </style:style>
    <style:style style:name="T2102" style:parent-style-name="Policepardéfaut" style:family="text">
      <style:text-properties style:language-asian="fr" style:country-asian="FR"/>
    </style:style>
    <style:style style:name="T2103" style:parent-style-name="Policepardéfaut" style:family="text">
      <style:text-properties style:language-asian="fr" style:country-asian="FR"/>
    </style:style>
    <style:style style:name="T2104" style:parent-style-name="Policepardéfaut" style:family="text">
      <style:text-properties style:language-asian="fr" style:country-asian="FR"/>
    </style:style>
    <style:style style:name="T2105" style:parent-style-name="Policepardéfaut" style:family="text">
      <style:text-properties style:language-asian="fr" style:country-asian="FR"/>
    </style:style>
    <style:style style:name="T2106" style:parent-style-name="Policepardéfaut" style:family="text">
      <style:text-properties style:language-asian="fr" style:country-asian="FR"/>
    </style:style>
    <style:style style:name="T2107" style:parent-style-name="Policepardéfaut" style:family="text">
      <style:text-properties style:language-asian="fr" style:country-asian="FR"/>
    </style:style>
    <style:style style:name="T2108" style:parent-style-name="Policepardéfaut" style:family="text">
      <style:text-properties style:language-asian="fr" style:country-asian="FR"/>
    </style:style>
    <style:style style:name="T2109" style:parent-style-name="Policepardéfaut" style:family="text">
      <style:text-properties style:language-asian="fr" style:country-asian="FR"/>
    </style:style>
    <style:style style:name="T2110" style:parent-style-name="Policepardéfaut" style:family="text">
      <style:text-properties style:language-asian="fr" style:country-asian="FR"/>
    </style:style>
    <style:style style:name="T2111" style:parent-style-name="Policepardéfaut" style:family="text">
      <style:text-properties style:language-asian="fr" style:country-asian="FR"/>
    </style:style>
    <style:style style:name="T2112" style:parent-style-name="Policepardéfaut" style:family="text">
      <style:text-properties style:language-asian="fr" style:country-asian="FR"/>
    </style:style>
    <style:style style:name="T2113" style:parent-style-name="Policepardéfaut" style:family="text">
      <style:text-properties style:language-asian="fr" style:country-asian="FR"/>
    </style:style>
    <style:style style:name="T2114" style:parent-style-name="Policepardéfaut" style:family="text">
      <style:text-properties style:language-asian="fr" style:country-asian="FR"/>
    </style:style>
    <style:style style:name="T2115" style:parent-style-name="Policepardéfaut" style:family="text">
      <style:text-properties style:language-asian="fr" style:country-asian="FR"/>
    </style:style>
    <style:style style:name="T2116" style:parent-style-name="Policepardéfaut" style:family="text">
      <style:text-properties style:language-asian="fr" style:country-asian="FR"/>
    </style:style>
    <style:style style:name="T2117" style:parent-style-name="Policepardéfaut" style:family="text">
      <style:text-properties style:language-asian="fr" style:country-asian="FR"/>
    </style:style>
    <style:style style:name="T2118" style:parent-style-name="Policepardéfaut" style:family="text">
      <style:text-properties style:language-asian="fr" style:country-asian="FR"/>
    </style:style>
    <style:style style:name="T2119" style:parent-style-name="Policepardéfaut" style:family="text">
      <style:text-properties style:language-asian="fr" style:country-asian="FR"/>
    </style:style>
    <style:style style:name="T2120" style:parent-style-name="Policepardéfaut" style:family="text">
      <style:text-properties style:language-asian="fr" style:country-asian="FR"/>
    </style:style>
    <style:style style:name="T2121" style:parent-style-name="Policepardéfaut" style:family="text">
      <style:text-properties style:language-asian="fr" style:country-asian="FR"/>
    </style:style>
    <style:style style:name="T2122" style:parent-style-name="Policepardéfaut" style:family="text">
      <style:text-properties style:language-asian="fr" style:country-asian="FR"/>
    </style:style>
    <style:style style:name="T2123" style:parent-style-name="Policepardéfaut" style:family="text">
      <style:text-properties style:language-asian="fr" style:country-asian="FR"/>
    </style:style>
    <style:style style:name="T2124" style:parent-style-name="Policepardéfaut" style:family="text">
      <style:text-properties style:language-asian="fr" style:country-asian="FR"/>
    </style:style>
    <style:style style:name="T2125" style:parent-style-name="Policepardéfaut" style:family="text">
      <style:text-properties style:language-asian="fr" style:country-asian="FR"/>
    </style:style>
    <style:style style:name="T2126" style:parent-style-name="Policepardéfaut" style:family="text">
      <style:text-properties style:language-asian="fr" style:country-asian="FR"/>
    </style:style>
    <style:style style:name="T2127" style:parent-style-name="Policepardéfaut" style:family="text">
      <style:text-properties style:language-asian="fr" style:country-asian="FR"/>
    </style:style>
    <style:style style:name="T2128" style:parent-style-name="Policepardéfaut" style:family="text">
      <style:text-properties style:language-asian="fr" style:country-asian="FR"/>
    </style:style>
    <style:style style:name="T2129" style:parent-style-name="Policepardéfaut" style:family="text">
      <style:text-properties style:language-asian="fr" style:country-asian="FR"/>
    </style:style>
    <style:style style:name="T2130" style:parent-style-name="Policepardéfaut" style:family="text">
      <style:text-properties style:language-asian="fr" style:country-asian="FR"/>
    </style:style>
    <style:style style:name="T2131" style:parent-style-name="Policepardéfaut" style:family="text">
      <style:text-properties style:language-asian="fr" style:country-asian="FR"/>
    </style:style>
    <style:style style:name="T2132" style:parent-style-name="Policepardéfaut" style:family="text">
      <style:text-properties style:language-asian="fr" style:country-asian="FR"/>
    </style:style>
    <style:style style:name="T2133" style:parent-style-name="Policepardéfaut" style:family="text">
      <style:text-properties style:font-size-complex="12pt" style:language-asian="fr" style:country-asian="FR"/>
    </style:style>
    <style:style style:name="T2134" style:parent-style-name="Policepardéfaut" style:family="text">
      <style:text-properties style:font-size-complex="12pt" style:language-asian="fr" style:country-asian="FR"/>
    </style:style>
    <style:style style:name="T2135" style:parent-style-name="Policepardéfaut" style:family="text">
      <style:text-properties style:font-size-complex="12pt" style:language-asian="fr" style:country-asian="FR"/>
    </style:style>
    <style:style style:name="T2136" style:parent-style-name="Policepardéfaut" style:family="text">
      <style:text-properties style:font-size-complex="12pt" style:language-asian="fr" style:country-asian="FR"/>
    </style:style>
    <style:style style:name="T2137" style:parent-style-name="Policepardéfaut" style:family="text">
      <style:text-properties style:font-size-complex="12pt" style:language-asian="fr" style:country-asian="FR"/>
    </style:style>
    <style:style style:name="T2138" style:parent-style-name="Policepardéfaut" style:family="text">
      <style:text-properties style:font-size-complex="12pt" style:language-asian="fr" style:country-asian="FR"/>
    </style:style>
    <style:style style:name="T2139" style:parent-style-name="Policepardéfaut" style:family="text">
      <style:text-properties style:font-size-complex="12pt" style:language-asian="fr" style:country-asian="FR"/>
    </style:style>
    <style:style style:name="T2140" style:parent-style-name="Policepardéfaut" style:family="text">
      <style:text-properties style:font-size-complex="12pt" style:language-asian="fr" style:country-asian="FR"/>
    </style:style>
    <style:style style:name="T2141" style:parent-style-name="Policepardéfaut" style:family="text">
      <style:text-properties fo:font-style="italic" style:font-style-asian="italic" style:font-style-complex="italic" style:font-size-complex="12pt" style:language-asian="fr" style:country-asian="FR"/>
    </style:style>
    <style:style style:name="T2142" style:parent-style-name="Policepardéfaut" style:family="text">
      <style:text-properties fo:font-style="italic" style:font-style-asian="italic" style:font-style-complex="italic" style:font-size-complex="12pt" style:language-asian="fr" style:country-asian="FR"/>
    </style:style>
    <style:style style:name="T2143" style:parent-style-name="Policepardéfaut" style:family="text">
      <style:text-properties fo:font-style="italic" style:font-style-asian="italic" style:font-style-complex="italic" style:font-size-complex="12pt" style:language-asian="fr" style:country-asian="FR"/>
    </style:style>
    <style:style style:name="T2144" style:parent-style-name="Policepardéfaut" style:family="text">
      <style:text-properties style:font-size-complex="12pt" style:language-asian="fr" style:country-asian="FR"/>
    </style:style>
    <style:style style:name="T2145" style:parent-style-name="Policepardéfaut" style:family="text">
      <style:text-properties style:font-size-complex="12pt" style:language-asian="fr" style:country-asian="FR"/>
    </style:style>
    <style:style style:name="T2146" style:parent-style-name="Policepardéfaut" style:family="text">
      <style:text-properties style:font-size-complex="12pt" style:language-asian="fr" style:country-asian="FR"/>
    </style:style>
    <style:style style:name="T2147" style:parent-style-name="Policepardéfaut" style:family="text">
      <style:text-properties style:font-size-complex="12pt" style:language-asian="fr" style:country-asian="FR"/>
    </style:style>
    <style:style style:name="T2148" style:parent-style-name="Policepardéfaut" style:family="text">
      <style:text-properties style:font-size-complex="12pt" style:language-asian="fr" style:country-asian="FR"/>
    </style:style>
    <style:style style:name="T2149" style:parent-style-name="Policepardéfaut" style:family="text">
      <style:text-properties style:font-size-complex="12pt" style:language-asian="fr" style:country-asian="FR"/>
    </style:style>
    <style:style style:name="T2150" style:parent-style-name="Policepardéfaut" style:family="text">
      <style:text-properties style:font-size-complex="12pt" style:language-asian="fr" style:country-asian="FR"/>
    </style:style>
    <style:style style:name="T2151" style:parent-style-name="Policepardéfaut" style:family="text">
      <style:text-properties style:font-size-complex="12pt" style:language-asian="fr" style:country-asian="FR"/>
    </style:style>
    <style:style style:name="T2152" style:parent-style-name="Policepardéfaut" style:family="text">
      <style:text-properties style:font-size-complex="12pt" style:language-asian="fr" style:country-asian="FR"/>
    </style:style>
    <style:style style:name="T2153" style:parent-style-name="Policepardéfaut" style:family="text">
      <style:text-properties style:font-size-complex="12pt" style:language-asian="fr" style:country-asian="FR"/>
    </style:style>
    <style:style style:name="T2154" style:parent-style-name="Policepardéfaut" style:family="text">
      <style:text-properties style:font-size-complex="12pt" style:language-asian="fr" style:country-asian="FR"/>
    </style:style>
    <style:style style:name="T2155" style:parent-style-name="Policepardéfaut" style:family="text">
      <style:text-properties style:font-size-complex="12pt" style:language-asian="fr" style:country-asian="FR"/>
    </style:style>
    <style:style style:name="T2156" style:parent-style-name="Policepardéfaut" style:family="text">
      <style:text-properties style:font-size-complex="12pt" style:language-asian="fr" style:country-asian="FR"/>
    </style:style>
    <style:style style:name="T2157" style:parent-style-name="Policepardéfaut" style:family="text">
      <style:text-properties style:font-size-complex="12pt" style:language-asian="fr" style:country-asian="FR"/>
    </style:style>
    <style:style style:name="T2158" style:parent-style-name="Policepardéfaut" style:family="text">
      <style:text-properties style:font-size-complex="12pt" style:language-asian="fr" style:country-asian="FR"/>
    </style:style>
    <style:style style:name="T2159" style:parent-style-name="Policepardéfaut" style:family="text">
      <style:text-properties style:font-size-complex="12pt" style:language-asian="fr" style:country-asian="FR"/>
    </style:style>
    <style:style style:name="T2160" style:parent-style-name="Policepardéfaut" style:family="text">
      <style:text-properties style:font-size-complex="12pt" style:language-asian="fr" style:country-asian="FR"/>
    </style:style>
    <style:style style:name="T2161" style:parent-style-name="Policepardéfaut" style:family="text">
      <style:text-properties style:font-size-complex="12pt" style:language-asian="fr" style:country-asian="FR"/>
    </style:style>
    <style:style style:name="T2162" style:parent-style-name="Policepardéfaut" style:family="text">
      <style:text-properties style:font-size-complex="12pt" style:language-asian="fr" style:country-asian="FR"/>
    </style:style>
    <style:style style:name="T2163" style:parent-style-name="Policepardéfaut" style:family="text">
      <style:text-properties style:font-size-complex="12pt" style:language-asian="fr" style:country-asian="FR"/>
    </style:style>
    <style:style style:name="T2164" style:parent-style-name="Policepardéfaut" style:family="text">
      <style:text-properties style:font-size-complex="12pt" style:language-asian="fr" style:country-asian="FR"/>
    </style:style>
    <style:style style:name="T2165" style:parent-style-name="Policepardéfaut" style:family="text">
      <style:text-properties style:font-size-complex="12pt" style:language-asian="fr" style:country-asian="FR"/>
    </style:style>
    <style:style style:name="T2166" style:parent-style-name="Policepardéfaut" style:family="text">
      <style:text-properties style:font-size-complex="12pt" style:language-asian="fr" style:country-asian="FR"/>
    </style:style>
    <style:style style:name="T2167" style:parent-style-name="Policepardéfaut" style:family="text">
      <style:text-properties style:font-size-complex="12pt" style:language-asian="fr" style:country-asian="FR"/>
    </style:style>
    <style:style style:name="T2168" style:parent-style-name="Policepardéfaut" style:family="text">
      <style:text-properties style:font-size-complex="12pt" style:language-asian="fr" style:country-asian="FR"/>
    </style:style>
    <style:style style:name="T2169" style:parent-style-name="Policepardéfaut" style:family="text">
      <style:text-properties style:font-size-complex="12pt" style:language-asian="fr" style:country-asian="FR"/>
    </style:style>
    <style:style style:name="T2170" style:parent-style-name="Policepardéfaut" style:family="text">
      <style:text-properties style:font-size-complex="12pt" style:language-asian="fr" style:country-asian="FR"/>
    </style:style>
    <style:style style:name="T2171" style:parent-style-name="Policepardéfaut" style:family="text">
      <style:text-properties style:font-size-complex="12pt" style:language-asian="fr" style:country-asian="FR"/>
    </style:style>
    <style:style style:name="T2172" style:parent-style-name="Policepardéfaut" style:family="text">
      <style:text-properties style:font-size-complex="12pt" style:language-asian="fr" style:country-asian="FR"/>
    </style:style>
    <style:style style:name="T2173" style:parent-style-name="Policepardéfaut" style:family="text">
      <style:text-properties style:font-size-complex="12pt" style:language-asian="fr" style:country-asian="FR"/>
    </style:style>
    <style:style style:name="T2174" style:parent-style-name="Policepardéfaut" style:family="text">
      <style:text-properties style:font-size-complex="12pt" style:language-asian="fr" style:country-asian="FR"/>
    </style:style>
    <style:style style:name="T2175" style:parent-style-name="Policepardéfaut" style:family="text">
      <style:text-properties style:font-size-complex="12pt" style:language-asian="fr" style:country-asian="FR"/>
    </style:style>
    <style:style style:name="T2176" style:parent-style-name="Policepardéfaut" style:family="text">
      <style:text-properties style:font-size-complex="12pt" style:language-asian="fr" style:country-asian="FR"/>
    </style:style>
    <style:style style:name="T2177" style:parent-style-name="Policepardéfaut" style:family="text">
      <style:text-properties style:font-size-complex="12pt" style:language-asian="fr" style:country-asian="FR"/>
    </style:style>
    <style:style style:name="T2178" style:parent-style-name="Policepardéfaut" style:family="text">
      <style:text-properties style:font-size-complex="12pt" style:language-asian="fr" style:country-asian="FR"/>
    </style:style>
    <style:style style:name="T2179" style:parent-style-name="Policepardéfaut" style:family="text">
      <style:text-properties style:font-size-complex="12pt" style:language-asian="fr" style:country-asian="FR"/>
    </style:style>
    <style:style style:name="T2180" style:parent-style-name="Policepardéfaut" style:family="text">
      <style:text-properties style:font-size-complex="12pt" style:language-asian="fr" style:country-asian="FR"/>
    </style:style>
    <style:style style:name="T2181" style:parent-style-name="Policepardéfaut" style:family="text">
      <style:text-properties style:font-size-complex="12pt" style:language-asian="fr" style:country-asian="FR"/>
    </style:style>
    <style:style style:name="T2182" style:parent-style-name="Policepardéfaut" style:family="text">
      <style:text-properties style:language-asian="fr" style:country-asian="FR"/>
    </style:style>
    <style:style style:name="T2183" style:parent-style-name="Policepardéfaut" style:family="text">
      <style:text-properties style:language-asian="fr" style:country-asian="FR"/>
    </style:style>
    <style:style style:name="T2184" style:parent-style-name="Policepardéfaut" style:family="text">
      <style:text-properties style:language-asian="fr" style:country-asian="FR"/>
    </style:style>
    <style:style style:name="T2185" style:parent-style-name="Policepardéfaut" style:family="text">
      <style:text-properties style:language-asian="fr" style:country-asian="FR"/>
    </style:style>
    <style:style style:name="T2186" style:parent-style-name="Policepardéfaut" style:family="text">
      <style:text-properties style:language-asian="fr" style:country-asian="FR"/>
    </style:style>
    <style:style style:name="T2187" style:parent-style-name="Policepardéfaut" style:family="text">
      <style:text-properties style:language-asian="fr" style:country-asian="FR"/>
    </style:style>
    <style:style style:name="T2188" style:parent-style-name="Policepardéfaut" style:family="text">
      <style:text-properties style:language-asian="fr" style:country-asian="FR"/>
    </style:style>
    <style:style style:name="T2189" style:parent-style-name="Policepardéfaut" style:family="text">
      <style:text-properties style:language-asian="fr" style:country-asian="FR"/>
    </style:style>
    <style:style style:name="T2190" style:parent-style-name="Policepardéfaut" style:family="text">
      <style:text-properties style:language-asian="fr" style:country-asian="FR"/>
    </style:style>
    <style:style style:name="T2191" style:parent-style-name="Policepardéfaut" style:family="text">
      <style:text-properties style:language-asian="fr" style:country-asian="FR"/>
    </style:style>
    <style:style style:name="T2192" style:parent-style-name="Policepardéfaut" style:family="text">
      <style:text-properties style:language-asian="fr" style:country-asian="FR"/>
    </style:style>
    <style:style style:name="T2193" style:parent-style-name="Policepardéfaut" style:family="text">
      <style:text-properties style:language-asian="fr" style:country-asian="FR"/>
    </style:style>
    <style:style style:name="T2194" style:parent-style-name="Policepardéfaut" style:family="text">
      <style:text-properties style:language-asian="fr" style:country-asian="FR"/>
    </style:style>
    <style:style style:name="T2195" style:parent-style-name="Policepardéfaut" style:family="text">
      <style:text-properties style:language-asian="fr" style:country-asian="FR"/>
    </style:style>
    <style:style style:name="T2196" style:parent-style-name="Policepardéfaut" style:family="text">
      <style:text-properties style:language-asian="fr" style:country-asian="FR"/>
    </style:style>
    <style:style style:name="T2197" style:parent-style-name="Policepardéfaut" style:family="text">
      <style:text-properties style:language-asian="fr" style:country-asian="FR"/>
    </style:style>
    <style:style style:name="T2198" style:parent-style-name="Policepardéfaut" style:family="text">
      <style:text-properties style:language-asian="fr" style:country-asian="FR"/>
    </style:style>
    <style:style style:name="T2199" style:parent-style-name="Policepardéfaut" style:family="text">
      <style:text-properties style:language-asian="fr" style:country-asian="FR"/>
    </style:style>
    <style:style style:name="T2200" style:parent-style-name="Policepardéfaut" style:family="text">
      <style:text-properties style:language-asian="fr" style:country-asian="FR"/>
    </style:style>
    <style:style style:name="T2201" style:parent-style-name="Policepardéfaut" style:family="text">
      <style:text-properties fo:font-style="italic" style:font-style-asian="italic" style:font-style-complex="italic" style:language-asian="fr" style:country-asian="FR"/>
    </style:style>
    <style:style style:name="T2202" style:parent-style-name="Policepardéfaut" style:family="text">
      <style:text-properties style:language-asian="fr" style:country-asian="FR"/>
    </style:style>
    <style:style style:name="T2203" style:parent-style-name="Policepardéfaut" style:family="text">
      <style:text-properties style:language-asian="fr" style:country-asian="FR"/>
    </style:style>
    <style:style style:name="T2204" style:parent-style-name="Policepardéfaut" style:family="text">
      <style:text-properties style:language-asian="fr" style:country-asian="FR"/>
    </style:style>
    <style:style style:name="T2205" style:parent-style-name="Policepardéfaut" style:family="text">
      <style:text-properties style:language-asian="fr" style:country-asian="FR"/>
    </style:style>
    <style:style style:name="T2206" style:parent-style-name="Policepardéfaut" style:family="text">
      <style:text-properties style:language-asian="fr" style:country-asian="FR"/>
    </style:style>
    <style:style style:name="T2207" style:parent-style-name="Policepardéfaut" style:family="text">
      <style:text-properties style:language-asian="fr" style:country-asian="FR"/>
    </style:style>
    <style:style style:name="T2208" style:parent-style-name="Policepardéfaut" style:family="text">
      <style:text-properties style:language-asian="fr" style:country-asian="FR"/>
    </style:style>
    <style:style style:name="T2209" style:parent-style-name="Policepardéfaut" style:family="text">
      <style:text-properties style:language-asian="fr" style:country-asian="FR"/>
    </style:style>
    <style:style style:name="T2210" style:parent-style-name="Policepardéfaut" style:family="text">
      <style:text-properties style:language-asian="fr" style:country-asian="FR"/>
    </style:style>
    <style:style style:name="T2211" style:parent-style-name="Policepardéfaut" style:family="text">
      <style:text-properties style:language-asian="fr" style:country-asian="FR"/>
    </style:style>
    <style:style style:name="T2212" style:parent-style-name="Policepardéfaut" style:family="text">
      <style:text-properties style:language-asian="fr" style:country-asian="FR"/>
    </style:style>
    <style:style style:name="T2213" style:parent-style-name="Policepardéfaut" style:family="text">
      <style:text-properties style:language-asian="fr" style:country-asian="FR"/>
    </style:style>
    <style:style style:name="T2214" style:parent-style-name="Policepardéfaut" style:family="text">
      <style:text-properties style:language-asian="fr" style:country-asian="FR"/>
    </style:style>
    <style:style style:name="T2215" style:parent-style-name="Policepardéfaut" style:family="text">
      <style:text-properties style:language-asian="fr" style:country-asian="FR"/>
    </style:style>
    <style:style style:name="T2216" style:parent-style-name="Policepardéfaut" style:family="text">
      <style:text-properties style:language-asian="fr" style:country-asian="FR"/>
    </style:style>
    <style:style style:name="T2217" style:parent-style-name="Policepardéfaut" style:family="text">
      <style:text-properties style:language-asian="fr" style:country-asian="FR"/>
    </style:style>
    <style:style style:name="T2218" style:parent-style-name="Appelnotedebasdep." style:family="text">
      <style:text-properties style:language-asian="fr" style:country-asian="FR"/>
    </style:style>
    <style:style style:name="T2219" style:parent-style-name="Policepardéfaut" style:family="text">
      <style:text-properties style:language-asian="fr" style:country-asian="FR"/>
    </style:style>
    <style:style style:name="T2220" style:parent-style-name="Policepardéfaut" style:family="text">
      <style:text-properties style:language-asian="fr" style:country-asian="FR"/>
    </style:style>
    <style:style style:name="T2221" style:parent-style-name="Policepardéfaut" style:family="text">
      <style:text-properties style:language-asian="fr" style:country-asian="FR"/>
    </style:style>
    <style:style style:name="T2222" style:parent-style-name="Policepardéfaut" style:family="text">
      <style:text-properties style:language-asian="fr" style:country-asian="FR"/>
    </style:style>
    <style:style style:name="T2223" style:parent-style-name="Policepardéfaut" style:family="text">
      <style:text-properties style:language-asian="fr" style:country-asian="FR"/>
    </style:style>
    <style:style style:name="T2224" style:parent-style-name="Policepardéfaut" style:family="text">
      <style:text-properties style:language-asian="fr" style:country-asian="FR"/>
    </style:style>
    <style:style style:name="T2225" style:parent-style-name="Policepardéfaut" style:family="text">
      <style:text-properties style:language-asian="fr" style:country-asian="FR"/>
    </style:style>
    <style:style style:name="T2226" style:parent-style-name="Policepardéfaut" style:family="text">
      <style:text-properties style:language-asian="fr" style:country-asian="FR"/>
    </style:style>
    <style:style style:name="T2227" style:parent-style-name="Policepardéfaut" style:family="text">
      <style:text-properties style:language-asian="fr" style:country-asian="FR"/>
    </style:style>
    <style:style style:name="T2228" style:parent-style-name="Policepardéfaut" style:family="text">
      <style:text-properties style:language-asian="fr" style:country-asian="FR"/>
    </style:style>
    <style:style style:name="T2229" style:parent-style-name="Policepardéfaut" style:family="text">
      <style:text-properties style:language-asian="fr" style:country-asian="FR"/>
    </style:style>
    <style:style style:name="T2230" style:parent-style-name="Policepardéfaut" style:family="text">
      <style:text-properties style:language-asian="fr" style:country-asian="FR"/>
    </style:style>
    <style:style style:name="T2231" style:parent-style-name="Policepardéfaut" style:family="text">
      <style:text-properties style:language-asian="fr" style:country-asian="FR"/>
    </style:style>
    <style:style style:name="T2232" style:parent-style-name="Policepardéfaut" style:family="text">
      <style:text-properties style:language-asian="fr" style:country-asian="FR"/>
    </style:style>
    <style:style style:name="T2233" style:parent-style-name="Policepardéfaut" style:family="text">
      <style:text-properties style:language-asian="fr" style:country-asian="FR"/>
    </style:style>
    <style:style style:name="T2234" style:parent-style-name="Policepardéfaut" style:family="text">
      <style:text-properties style:language-asian="fr" style:country-asian="FR"/>
    </style:style>
    <style:style style:name="T2235" style:parent-style-name="Policepardéfaut" style:family="text">
      <style:text-properties style:language-asian="fr" style:country-asian="FR"/>
    </style:style>
    <style:style style:name="T2236" style:parent-style-name="Policepardéfaut" style:family="text">
      <style:text-properties style:language-asian="fr" style:country-asian="FR"/>
    </style:style>
    <style:style style:name="T2237" style:parent-style-name="Policepardéfaut" style:family="text">
      <style:text-properties style:language-asian="fr" style:country-asian="FR"/>
    </style:style>
    <style:style style:name="T2238" style:parent-style-name="Policepardéfaut" style:family="text">
      <style:text-properties style:language-asian="fr" style:country-asian="FR"/>
    </style:style>
    <style:style style:name="T2239" style:parent-style-name="Policepardéfaut" style:family="text">
      <style:text-properties style:language-asian="fr" style:country-asian="FR"/>
    </style:style>
    <style:style style:name="T2240" style:parent-style-name="Policepardéfaut" style:family="text">
      <style:text-properties style:language-asian="fr" style:country-asian="FR"/>
    </style:style>
    <style:style style:name="T2241" style:parent-style-name="Policepardéfaut" style:family="text">
      <style:text-properties style:language-asian="fr" style:country-asian="FR"/>
    </style:style>
    <style:style style:name="T2242" style:parent-style-name="Policepardéfaut" style:family="text">
      <style:text-properties style:language-asian="fr" style:country-asian="FR"/>
    </style:style>
    <style:style style:name="T2243" style:parent-style-name="Policepardéfaut" style:family="text">
      <style:text-properties style:language-asian="fr" style:country-asian="FR"/>
    </style:style>
    <style:style style:name="T2244" style:parent-style-name="Policepardéfaut" style:family="text">
      <style:text-properties style:language-asian="fr" style:country-asian="FR"/>
    </style:style>
    <style:style style:name="T2245" style:parent-style-name="Policepardéfaut" style:family="text">
      <style:text-properties style:language-asian="fr" style:country-asian="FR"/>
    </style:style>
    <style:style style:name="T2246" style:parent-style-name="Policepardéfaut" style:family="text">
      <style:text-properties style:language-asian="fr" style:country-asian="FR"/>
    </style:style>
    <style:style style:name="T2247" style:parent-style-name="Policepardéfaut" style:family="text">
      <style:text-properties style:language-asian="fr" style:country-asian="FR"/>
    </style:style>
    <style:style style:name="T2248" style:parent-style-name="Policepardéfaut" style:family="text">
      <style:text-properties style:language-asian="fr" style:country-asian="FR"/>
    </style:style>
    <style:style style:name="T2249" style:parent-style-name="Policepardéfaut" style:family="text">
      <style:text-properties style:language-asian="fr" style:country-asian="FR"/>
    </style:style>
    <style:style style:name="T2250" style:parent-style-name="Policepardéfaut" style:family="text">
      <style:text-properties style:language-asian="fr" style:country-asian="FR"/>
    </style:style>
    <style:style style:name="T2251" style:parent-style-name="Policepardéfaut" style:family="text">
      <style:text-properties style:language-asian="fr" style:country-asian="FR"/>
    </style:style>
    <style:style style:name="T2252" style:parent-style-name="Policepardéfaut" style:family="text">
      <style:text-properties style:language-asian="fr" style:country-asian="FR"/>
    </style:style>
    <style:style style:name="T2253" style:parent-style-name="Policepardéfaut" style:family="text">
      <style:text-properties style:language-asian="fr" style:country-asian="FR"/>
    </style:style>
    <style:style style:name="T2254" style:parent-style-name="Policepardéfaut" style:family="text">
      <style:text-properties style:language-asian="fr" style:country-asian="FR"/>
    </style:style>
    <style:style style:name="T2255" style:parent-style-name="Policepardéfaut" style:family="text">
      <style:text-properties style:language-asian="fr" style:country-asian="FR"/>
    </style:style>
    <style:style style:name="T2256" style:parent-style-name="Policepardéfaut" style:family="text">
      <style:text-properties style:language-asian="fr" style:country-asian="FR"/>
    </style:style>
    <style:style style:name="T2257" style:parent-style-name="Policepardéfaut" style:family="text">
      <style:text-properties style:language-asian="fr" style:country-asian="FR"/>
    </style:style>
    <style:style style:name="T2258" style:parent-style-name="Policepardéfaut" style:family="text">
      <style:text-properties style:language-asian="fr" style:country-asian="FR"/>
    </style:style>
    <style:style style:name="T2259" style:parent-style-name="Policepardéfaut" style:family="text">
      <style:text-properties style:language-asian="fr" style:country-asian="FR"/>
    </style:style>
    <style:style style:name="T2260" style:parent-style-name="Policepardéfaut" style:family="text">
      <style:text-properties style:language-asian="fr" style:country-asian="FR"/>
    </style:style>
    <style:style style:name="T2261" style:parent-style-name="Policepardéfaut" style:family="text">
      <style:text-properties style:language-asian="fr" style:country-asian="FR"/>
    </style:style>
    <style:style style:name="T2262" style:parent-style-name="Policepardéfaut" style:family="text">
      <style:text-properties style:language-asian="fr" style:country-asian="FR"/>
    </style:style>
    <style:style style:name="T2263" style:parent-style-name="Policepardéfaut" style:family="text">
      <style:text-properties style:language-asian="fr" style:country-asian="FR"/>
    </style:style>
    <style:style style:name="T2264" style:parent-style-name="Policepardéfaut" style:family="text">
      <style:text-properties style:language-asian="fr" style:country-asian="FR"/>
    </style:style>
    <style:style style:name="T2265" style:parent-style-name="Policepardéfaut" style:family="text">
      <style:text-properties style:language-asian="fr" style:country-asian="FR"/>
    </style:style>
    <style:style style:name="T2266" style:parent-style-name="Policepardéfaut" style:family="text">
      <style:text-properties style:language-asian="fr" style:country-asian="FR"/>
    </style:style>
    <style:style style:name="T2267" style:parent-style-name="Policepardéfaut" style:family="text">
      <style:text-properties style:language-asian="fr" style:country-asian="FR"/>
    </style:style>
    <style:style style:name="T2268" style:parent-style-name="Policepardéfaut" style:family="text">
      <style:text-properties style:language-asian="fr" style:country-asian="FR"/>
    </style:style>
    <style:style style:name="T2269" style:parent-style-name="Policepardéfaut" style:family="text">
      <style:text-properties style:language-asian="fr" style:country-asian="FR"/>
    </style:style>
    <style:style style:name="T2270" style:parent-style-name="Policepardéfaut" style:family="text">
      <style:text-properties style:language-asian="fr" style:country-asian="FR"/>
    </style:style>
    <style:style style:name="T2271" style:parent-style-name="Policepardéfaut" style:family="text">
      <style:text-properties style:language-asian="fr" style:country-asian="FR"/>
    </style:style>
    <style:style style:name="T2272" style:parent-style-name="Policepardéfaut" style:family="text">
      <style:text-properties style:language-asian="fr" style:country-asian="FR"/>
    </style:style>
    <style:style style:name="T2273" style:parent-style-name="Policepardéfaut" style:family="text">
      <style:text-properties style:language-asian="fr" style:country-asian="FR"/>
    </style:style>
    <style:style style:name="T2274" style:parent-style-name="Policepardéfaut" style:family="text">
      <style:text-properties style:language-asian="fr" style:country-asian="FR"/>
    </style:style>
    <style:style style:name="T2275" style:parent-style-name="Policepardéfaut" style:family="text">
      <style:text-properties style:language-asian="fr" style:country-asian="FR"/>
    </style:style>
    <style:style style:name="T2276" style:parent-style-name="Policepardéfaut" style:family="text">
      <style:text-properties style:language-asian="fr" style:country-asian="FR"/>
    </style:style>
    <style:style style:name="T2277" style:parent-style-name="Policepardéfaut" style:family="text">
      <style:text-properties style:language-asian="fr" style:country-asian="FR"/>
    </style:style>
    <style:style style:name="T2278" style:parent-style-name="Policepardéfaut" style:family="text">
      <style:text-properties style:language-asian="fr" style:country-asian="FR"/>
    </style:style>
    <style:style style:name="T2279" style:parent-style-name="Policepardéfaut" style:family="text">
      <style:text-properties style:language-asian="fr" style:country-asian="FR"/>
    </style:style>
    <style:style style:name="T2280" style:parent-style-name="Policepardéfaut" style:family="text">
      <style:text-properties style:font-weight-complex="bold" style:language-asian="fr" style:country-asian="FR"/>
    </style:style>
    <style:style style:name="T2281" style:parent-style-name="Policepardéfaut" style:family="text">
      <style:text-properties style:language-asian="fr" style:country-asian="FR"/>
    </style:style>
    <style:style style:name="T2282" style:parent-style-name="Policepardéfaut" style:family="text">
      <style:text-properties style:language-asian="fr" style:country-asian="FR"/>
    </style:style>
    <style:style style:name="T2283" style:parent-style-name="Policepardéfaut" style:family="text">
      <style:text-properties style:font-weight-complex="bold" style:language-asian="fr" style:country-asian="FR"/>
    </style:style>
    <style:style style:name="T2284" style:parent-style-name="Policepardéfaut" style:family="text">
      <style:text-properties style:language-asian="fr" style:country-asian="FR"/>
    </style:style>
    <style:style style:name="T2285" style:parent-style-name="Policepardéfaut" style:family="text">
      <style:text-properties style:language-asian="fr" style:country-asian="FR"/>
    </style:style>
    <style:style style:name="T2286" style:parent-style-name="Policepardéfaut" style:family="text">
      <style:text-properties style:language-asian="fr" style:country-asian="FR"/>
    </style:style>
    <style:style style:name="T2287" style:parent-style-name="Policepardéfaut" style:family="text">
      <style:text-properties style:language-asian="fr" style:country-asian="FR"/>
    </style:style>
    <style:style style:name="T2288" style:parent-style-name="Policepardéfaut" style:family="text">
      <style:text-properties style:language-asian="fr" style:country-asian="FR"/>
    </style:style>
    <style:style style:name="T2289" style:parent-style-name="Policepardéfaut" style:family="text">
      <style:text-properties style:language-asian="fr" style:country-asian="FR"/>
    </style:style>
    <style:style style:name="T2290" style:parent-style-name="Policepardéfaut" style:family="text">
      <style:text-properties style:language-asian="fr" style:country-asian="FR"/>
    </style:style>
    <style:style style:name="T2291" style:parent-style-name="Policepardéfaut" style:family="text">
      <style:text-properties style:language-asian="fr" style:country-asian="FR"/>
    </style:style>
    <style:style style:name="T2292" style:parent-style-name="Policepardéfaut" style:family="text">
      <style:text-properties style:language-asian="fr" style:country-asian="FR"/>
    </style:style>
    <style:style style:name="T2293" style:parent-style-name="Policepardéfaut" style:family="text">
      <style:text-properties style:language-asian="fr" style:country-asian="FR"/>
    </style:style>
    <style:style style:name="T2294" style:parent-style-name="Policepardéfaut" style:family="text">
      <style:text-properties style:language-asian="fr" style:country-asian="FR"/>
    </style:style>
    <style:style style:name="T2295" style:parent-style-name="Policepardéfaut" style:family="text">
      <style:text-properties style:language-asian="fr" style:country-asian="FR"/>
    </style:style>
    <style:style style:name="T2296" style:parent-style-name="Policepardéfaut" style:family="text">
      <style:text-properties style:language-asian="fr" style:country-asian="FR"/>
    </style:style>
    <style:style style:name="T2297" style:parent-style-name="Policepardéfaut" style:family="text">
      <style:text-properties style:font-weight-complex="bold" style:language-asian="fr" style:country-asian="FR"/>
    </style:style>
    <style:style style:name="T2298" style:parent-style-name="Policepardéfaut" style:family="text">
      <style:text-properties style:language-asian="fr" style:country-asian="FR"/>
    </style:style>
    <style:style style:name="T2299" style:parent-style-name="Policepardéfaut" style:family="text">
      <style:text-properties style:language-asian="fr" style:country-asian="FR"/>
    </style:style>
    <style:style style:name="T2300" style:parent-style-name="Policepardéfaut" style:family="text">
      <style:text-properties style:language-asian="fr" style:country-asian="FR"/>
    </style:style>
    <style:style style:name="T2301" style:parent-style-name="Policepardéfaut" style:family="text">
      <style:text-properties style:language-asian="fr" style:country-asian="FR"/>
    </style:style>
    <style:style style:name="T2302" style:parent-style-name="Policepardéfaut" style:family="text">
      <style:text-properties style:language-asian="fr" style:country-asian="FR"/>
    </style:style>
    <style:style style:name="T2303" style:parent-style-name="Policepardéfaut" style:family="text">
      <style:text-properties style:language-asian="fr" style:country-asian="FR"/>
    </style:style>
    <style:style style:name="T2304" style:parent-style-name="Policepardéfaut" style:family="text">
      <style:text-properties style:language-asian="fr" style:country-asian="FR"/>
    </style:style>
    <style:style style:name="T2305" style:parent-style-name="Policepardéfaut" style:family="text">
      <style:text-properties style:language-asian="fr" style:country-asian="FR"/>
    </style:style>
    <style:style style:name="T2306" style:parent-style-name="Policepardéfaut" style:family="text">
      <style:text-properties style:language-asian="fr" style:country-asian="FR"/>
    </style:style>
    <style:style style:name="T2307" style:parent-style-name="Policepardéfaut" style:family="text">
      <style:text-properties style:language-asian="fr" style:country-asian="FR"/>
    </style:style>
    <style:style style:name="T2308" style:parent-style-name="Policepardéfaut" style:family="text">
      <style:text-properties style:language-asian="fr" style:country-asian="FR"/>
    </style:style>
    <style:style style:name="T2309" style:parent-style-name="Policepardéfaut" style:family="text">
      <style:text-properties style:language-asian="fr" style:country-asian="FR"/>
    </style:style>
    <style:style style:name="T2310" style:parent-style-name="Policepardéfaut" style:family="text">
      <style:text-properties style:language-asian="fr" style:country-asian="FR"/>
    </style:style>
    <style:style style:name="T2311" style:parent-style-name="Policepardéfaut" style:family="text">
      <style:text-properties style:language-asian="fr" style:country-asian="FR"/>
    </style:style>
    <style:style style:name="T2312" style:parent-style-name="Policepardéfaut" style:family="text">
      <style:text-properties style:language-asian="fr" style:country-asian="FR"/>
    </style:style>
    <style:style style:name="T2313" style:parent-style-name="Policepardéfaut" style:family="text">
      <style:text-properties style:language-asian="fr" style:country-asian="FR"/>
    </style:style>
    <style:style style:name="T2314" style:parent-style-name="Policepardéfaut" style:family="text">
      <style:text-properties style:language-asian="fr" style:country-asian="FR"/>
    </style:style>
    <style:style style:name="T2315" style:parent-style-name="Policepardéfaut" style:family="text">
      <style:text-properties style:language-asian="fr" style:country-asian="FR"/>
    </style:style>
    <style:style style:name="T2316" style:parent-style-name="Policepardéfaut" style:family="text">
      <style:text-properties style:language-asian="fr" style:country-asian="FR"/>
    </style:style>
    <style:style style:name="T2317" style:parent-style-name="Policepardéfaut" style:family="text">
      <style:text-properties style:language-asian="fr" style:country-asian="FR"/>
    </style:style>
    <style:style style:name="T2318" style:parent-style-name="Policepardéfaut" style:family="text">
      <style:text-properties style:language-asian="fr" style:country-asian="FR"/>
    </style:style>
    <style:style style:name="T2319" style:parent-style-name="Policepardéfaut" style:family="text">
      <style:text-properties style:language-asian="fr" style:country-asian="FR"/>
    </style:style>
    <style:style style:name="T2320" style:parent-style-name="Policepardéfaut" style:family="text">
      <style:text-properties style:language-asian="fr" style:country-asian="FR"/>
    </style:style>
    <style:style style:name="T2321" style:parent-style-name="Policepardéfaut" style:family="text">
      <style:text-properties style:language-asian="fr" style:country-asian="FR"/>
    </style:style>
    <style:style style:name="T2322" style:parent-style-name="Policepardéfaut" style:family="text">
      <style:text-properties style:language-asian="fr" style:country-asian="FR"/>
    </style:style>
    <style:style style:name="T2323" style:parent-style-name="Policepardéfaut" style:family="text">
      <style:text-properties style:language-asian="fr" style:country-asian="FR"/>
    </style:style>
    <style:style style:name="T2324" style:parent-style-name="Policepardéfaut" style:family="text">
      <style:text-properties style:language-asian="fr" style:country-asian="FR"/>
    </style:style>
    <style:style style:name="T2325" style:parent-style-name="Policepardéfaut" style:family="text">
      <style:text-properties style:language-asian="fr" style:country-asian="FR"/>
    </style:style>
    <style:style style:name="T2326" style:parent-style-name="Policepardéfaut" style:family="text">
      <style:text-properties style:language-asian="fr" style:country-asian="FR"/>
    </style:style>
    <style:style style:name="T2327" style:parent-style-name="Policepardéfaut" style:family="text">
      <style:text-properties style:language-asian="fr" style:country-asian="FR"/>
    </style:style>
    <style:style style:name="T2328" style:parent-style-name="Policepardéfaut" style:family="text">
      <style:text-properties style:language-asian="fr" style:country-asian="FR"/>
    </style:style>
    <style:style style:name="T2329" style:parent-style-name="Policepardéfaut" style:family="text">
      <style:text-properties style:language-asian="fr" style:country-asian="FR"/>
    </style:style>
    <style:style style:name="T2330" style:parent-style-name="Policepardéfaut" style:family="text">
      <style:text-properties style:language-asian="fr" style:country-asian="FR"/>
    </style:style>
    <style:style style:name="T2331" style:parent-style-name="Policepardéfaut" style:family="text">
      <style:text-properties style:language-asian="fr" style:country-asian="FR"/>
    </style:style>
    <style:style style:name="T2332" style:parent-style-name="Policepardéfaut" style:family="text">
      <style:text-properties style:language-asian="fr" style:country-asian="FR"/>
    </style:style>
    <style:style style:name="T2333" style:parent-style-name="Policepardéfaut" style:family="text">
      <style:text-properties style:language-asian="fr" style:country-asian="FR"/>
    </style:style>
    <style:style style:name="T2334" style:parent-style-name="Policepardéfaut" style:family="text">
      <style:text-properties style:language-asian="fr" style:country-asian="FR"/>
    </style:style>
    <style:style style:name="T2335" style:parent-style-name="Policepardéfaut" style:family="text">
      <style:text-properties style:language-asian="fr" style:country-asian="FR"/>
    </style:style>
    <style:style style:name="T2336" style:parent-style-name="Policepardéfaut" style:family="text">
      <style:text-properties style:language-asian="fr" style:country-asian="FR"/>
    </style:style>
    <style:style style:name="T2337" style:parent-style-name="Policepardéfaut" style:family="text">
      <style:text-properties style:language-asian="fr" style:country-asian="FR"/>
    </style:style>
    <style:style style:name="T2338" style:parent-style-name="Policepardéfaut" style:family="text">
      <style:text-properties style:language-asian="fr" style:country-asian="FR"/>
    </style:style>
    <style:style style:name="T2339" style:parent-style-name="Policepardéfaut" style:family="text">
      <style:text-properties style:language-asian="fr" style:country-asian="FR"/>
    </style:style>
    <style:style style:name="T2340" style:parent-style-name="Policepardéfaut" style:family="text">
      <style:text-properties style:language-asian="fr" style:country-asian="FR"/>
    </style:style>
    <style:style style:name="T2341" style:parent-style-name="Policepardéfaut" style:family="text">
      <style:text-properties style:language-asian="fr" style:country-asian="FR"/>
    </style:style>
    <style:style style:name="T2342" style:parent-style-name="Policepardéfaut" style:family="text">
      <style:text-properties style:language-asian="fr" style:country-asian="FR"/>
    </style:style>
    <style:style style:name="T2343" style:parent-style-name="Policepardéfaut" style:family="text">
      <style:text-properties style:language-asian="fr" style:country-asian="FR"/>
    </style:style>
    <style:style style:name="T2344" style:parent-style-name="Policepardéfaut" style:family="text">
      <style:text-properties style:language-asian="fr" style:country-asian="FR"/>
    </style:style>
    <style:style style:name="T2345" style:parent-style-name="Policepardéfaut" style:family="text">
      <style:text-properties style:language-asian="fr" style:country-asian="FR"/>
    </style:style>
    <style:style style:name="T2346" style:parent-style-name="Policepardéfaut" style:family="text">
      <style:text-properties style:language-asian="fr" style:country-asian="FR"/>
    </style:style>
    <style:style style:name="T2347" style:parent-style-name="Policepardéfaut" style:family="text">
      <style:text-properties style:language-asian="fr" style:country-asian="FR"/>
    </style:style>
    <style:style style:name="T2348" style:parent-style-name="Policepardéfaut" style:family="text">
      <style:text-properties style:language-asian="fr" style:country-asian="FR"/>
    </style:style>
    <style:style style:name="T2349" style:parent-style-name="Policepardéfaut" style:family="text">
      <style:text-properties style:language-asian="fr" style:country-asian="FR"/>
    </style:style>
    <style:style style:name="T2350" style:parent-style-name="Policepardéfaut" style:family="text">
      <style:text-properties style:language-asian="fr" style:country-asian="FR"/>
    </style:style>
    <style:style style:name="T2351" style:parent-style-name="Policepardéfaut" style:family="text">
      <style:text-properties style:language-asian="fr" style:country-asian="FR"/>
    </style:style>
    <style:style style:name="T2352" style:parent-style-name="Policepardéfaut" style:family="text">
      <style:text-properties style:language-asian="fr" style:country-asian="FR"/>
    </style:style>
    <style:style style:name="T2353" style:parent-style-name="Policepardéfaut" style:family="text">
      <style:text-properties style:language-asian="fr" style:country-asian="FR"/>
    </style:style>
    <style:style style:name="T2354" style:parent-style-name="Policepardéfaut" style:family="text">
      <style:text-properties style:language-asian="fr" style:country-asian="FR"/>
    </style:style>
    <style:style style:name="T2355" style:parent-style-name="Policepardéfaut" style:family="text">
      <style:text-properties style:language-asian="fr" style:country-asian="FR"/>
    </style:style>
    <style:style style:name="T2356" style:parent-style-name="Policepardéfaut" style:family="text">
      <style:text-properties style:language-asian="fr" style:country-asian="FR"/>
    </style:style>
    <style:style style:name="T2357" style:parent-style-name="Policepardéfaut" style:family="text">
      <style:text-properties style:language-asian="fr" style:country-asian="FR"/>
    </style:style>
    <style:style style:name="T2358" style:parent-style-name="Policepardéfaut" style:family="text">
      <style:text-properties style:language-asian="fr" style:country-asian="FR"/>
    </style:style>
    <style:style style:name="T2359" style:parent-style-name="Policepardéfaut" style:family="text">
      <style:text-properties style:language-asian="fr" style:country-asian="FR"/>
    </style:style>
    <style:style style:name="T2360" style:parent-style-name="Policepardéfaut" style:family="text">
      <style:text-properties style:language-asian="fr" style:country-asian="FR"/>
    </style:style>
    <style:style style:name="T2361" style:parent-style-name="Policepardéfaut" style:family="text">
      <style:text-properties style:language-asian="fr" style:country-asian="FR"/>
    </style:style>
    <style:style style:name="T2362" style:parent-style-name="Policepardéfaut" style:family="text">
      <style:text-properties style:language-asian="fr" style:country-asian="FR"/>
    </style:style>
    <style:style style:name="T2363" style:parent-style-name="Policepardéfaut" style:family="text">
      <style:text-properties style:language-asian="fr" style:country-asian="FR"/>
    </style:style>
    <style:style style:name="T2364" style:parent-style-name="Policepardéfaut" style:family="text">
      <style:text-properties style:language-asian="fr" style:country-asian="FR"/>
    </style:style>
    <style:style style:name="T2365" style:parent-style-name="Policepardéfaut" style:family="text">
      <style:text-properties style:language-asian="fr" style:country-asian="FR"/>
    </style:style>
    <style:style style:name="T2366" style:parent-style-name="Policepardéfaut" style:family="text">
      <style:text-properties style:language-asian="fr" style:country-asian="FR"/>
    </style:style>
    <style:style style:name="T2367" style:parent-style-name="Policepardéfaut" style:family="text">
      <style:text-properties style:language-asian="fr" style:country-asian="FR"/>
    </style:style>
    <style:style style:name="T2368" style:parent-style-name="Policepardéfaut" style:family="text">
      <style:text-properties style:language-asian="fr" style:country-asian="FR"/>
    </style:style>
    <style:style style:name="T2369" style:parent-style-name="Policepardéfaut" style:family="text">
      <style:text-properties style:language-asian="fr" style:country-asian="FR"/>
    </style:style>
    <style:style style:name="T2370" style:parent-style-name="Policepardéfaut" style:family="text">
      <style:text-properties style:language-asian="fr" style:country-asian="FR"/>
    </style:style>
    <style:style style:name="T2371" style:parent-style-name="Policepardéfaut" style:family="text">
      <style:text-properties style:language-asian="fr" style:country-asian="FR"/>
    </style:style>
    <style:style style:name="T2372" style:parent-style-name="Policepardéfaut" style:family="text">
      <style:text-properties style:language-asian="fr" style:country-asian="FR"/>
    </style:style>
    <style:style style:name="T2373" style:parent-style-name="Policepardéfaut" style:family="text">
      <style:text-properties style:language-asian="fr" style:country-asian="FR"/>
    </style:style>
    <style:style style:name="T2374" style:parent-style-name="Policepardéfaut" style:family="text">
      <style:text-properties style:language-asian="fr" style:country-asian="FR"/>
    </style:style>
    <style:style style:name="T2375" style:parent-style-name="Policepardéfaut" style:family="text">
      <style:text-properties style:language-asian="fr" style:country-asian="FR"/>
    </style:style>
    <style:style style:name="T2376" style:parent-style-name="Policepardéfaut" style:family="text">
      <style:text-properties style:language-asian="fr" style:country-asian="FR"/>
    </style:style>
    <style:style style:name="T2377" style:parent-style-name="Policepardéfaut" style:family="text">
      <style:text-properties style:language-asian="fr" style:country-asian="FR"/>
    </style:style>
    <style:style style:name="T2378" style:parent-style-name="Policepardéfaut" style:family="text">
      <style:text-properties style:language-asian="fr" style:country-asian="FR"/>
    </style:style>
    <style:style style:name="T2379" style:parent-style-name="Policepardéfaut" style:family="text">
      <style:text-properties style:language-asian="fr" style:country-asian="FR"/>
    </style:style>
    <style:style style:name="T2380" style:parent-style-name="Policepardéfaut" style:family="text">
      <style:text-properties style:language-asian="fr" style:country-asian="FR"/>
    </style:style>
    <style:style style:name="T2381" style:parent-style-name="Policepardéfaut" style:family="text">
      <style:text-properties style:language-asian="fr" style:country-asian="FR"/>
    </style:style>
    <style:style style:name="T2382" style:parent-style-name="Policepardéfaut" style:family="text">
      <style:text-properties style:language-asian="fr" style:country-asian="FR"/>
    </style:style>
    <style:style style:name="T2383" style:parent-style-name="Policepardéfaut" style:family="text">
      <style:text-properties style:language-asian="fr" style:country-asian="FR"/>
    </style:style>
    <style:style style:name="T2384" style:parent-style-name="Policepardéfaut" style:family="text">
      <style:text-properties style:language-asian="fr" style:country-asian="FR"/>
    </style:style>
    <style:style style:name="T2385" style:parent-style-name="Policepardéfaut" style:family="text">
      <style:text-properties style:language-asian="fr" style:country-asian="FR"/>
    </style:style>
    <style:style style:name="T2386" style:parent-style-name="Policepardéfaut" style:family="text">
      <style:text-properties style:language-asian="fr" style:country-asian="FR"/>
    </style:style>
    <style:style style:name="T2387" style:parent-style-name="Policepardéfaut" style:family="text">
      <style:text-properties style:language-asian="fr" style:country-asian="FR"/>
    </style:style>
    <style:style style:name="T2388" style:parent-style-name="Policepardéfaut" style:family="text">
      <style:text-properties style:language-asian="fr" style:country-asian="FR"/>
    </style:style>
    <style:style style:name="T2389" style:parent-style-name="Policepardéfaut" style:family="text">
      <style:text-properties style:language-asian="fr" style:country-asian="FR"/>
    </style:style>
    <style:style style:name="T2390" style:parent-style-name="Policepardéfaut" style:family="text">
      <style:text-properties style:language-asian="fr" style:country-asian="FR"/>
    </style:style>
    <style:style style:name="T2391" style:parent-style-name="Policepardéfaut" style:family="text">
      <style:text-properties style:language-asian="fr" style:country-asian="FR"/>
    </style:style>
    <style:style style:name="T2392" style:parent-style-name="Policepardéfaut" style:family="text">
      <style:text-properties style:language-asian="fr" style:country-asian="FR"/>
    </style:style>
    <style:style style:name="T2393" style:parent-style-name="Policepardéfaut" style:family="text">
      <style:text-properties style:language-asian="fr" style:country-asian="FR"/>
    </style:style>
    <style:style style:name="T2394" style:parent-style-name="Policepardéfaut" style:family="text">
      <style:text-properties style:language-asian="fr" style:country-asian="FR"/>
    </style:style>
    <style:style style:name="T2395" style:parent-style-name="Policepardéfaut" style:family="text">
      <style:text-properties style:language-asian="fr" style:country-asian="FR"/>
    </style:style>
    <style:style style:name="T2396" style:parent-style-name="Policepardéfaut" style:family="text">
      <style:text-properties style:language-asian="fr" style:country-asian="FR"/>
    </style:style>
    <style:style style:name="T2397" style:parent-style-name="Policepardéfaut" style:family="text">
      <style:text-properties style:language-asian="fr" style:country-asian="FR"/>
    </style:style>
    <style:style style:name="T2398" style:parent-style-name="Policepardéfaut" style:family="text">
      <style:text-properties style:language-asian="fr" style:country-asian="FR"/>
    </style:style>
    <style:style style:name="T2399" style:parent-style-name="Policepardéfaut" style:family="text">
      <style:text-properties style:language-asian="fr" style:country-asian="FR"/>
    </style:style>
    <style:style style:name="T2400" style:parent-style-name="Policepardéfaut" style:family="text">
      <style:text-properties style:language-asian="fr" style:country-asian="FR"/>
    </style:style>
    <style:style style:name="T2401" style:parent-style-name="Policepardéfaut" style:family="text">
      <style:text-properties style:language-asian="fr" style:country-asian="FR"/>
    </style:style>
    <style:style style:name="T2402" style:parent-style-name="Policepardéfaut" style:family="text">
      <style:text-properties style:language-asian="fr" style:country-asian="FR"/>
    </style:style>
    <style:style style:name="T2403" style:parent-style-name="Policepardéfaut" style:family="text">
      <style:text-properties style:language-asian="fr" style:country-asian="FR"/>
    </style:style>
    <style:style style:name="T2404" style:parent-style-name="Policepardéfaut" style:family="text">
      <style:text-properties style:language-asian="fr" style:country-asian="FR"/>
    </style:style>
    <style:style style:name="T2405" style:parent-style-name="Policepardéfaut" style:family="text">
      <style:text-properties style:language-asian="fr" style:country-asian="FR"/>
    </style:style>
    <style:style style:name="T2406" style:parent-style-name="Policepardéfaut" style:family="text">
      <style:text-properties style:language-asian="fr" style:country-asian="FR"/>
    </style:style>
    <style:style style:name="T2407" style:parent-style-name="Policepardéfaut" style:family="text">
      <style:text-properties style:language-asian="fr" style:country-asian="FR"/>
    </style:style>
    <style:style style:name="T2408" style:parent-style-name="Policepardéfaut" style:family="text">
      <style:text-properties style:language-asian="fr" style:country-asian="FR"/>
    </style:style>
    <style:style style:name="T2409" style:parent-style-name="Policepardéfaut" style:family="text">
      <style:text-properties style:language-asian="fr" style:country-asian="FR"/>
    </style:style>
    <style:style style:name="T2410" style:parent-style-name="Policepardéfaut" style:family="text">
      <style:text-properties style:language-asian="fr" style:country-asian="FR"/>
    </style:style>
    <style:style style:name="T2411" style:parent-style-name="Policepardéfaut" style:family="text">
      <style:text-properties style:language-asian="fr" style:country-asian="FR"/>
    </style:style>
    <style:style style:name="T2412" style:parent-style-name="Policepardéfaut" style:family="text">
      <style:text-properties style:language-asian="fr" style:country-asian="FR"/>
    </style:style>
    <style:style style:name="T2413" style:parent-style-name="Policepardéfaut" style:family="text">
      <style:text-properties style:language-asian="fr" style:country-asian="FR"/>
    </style:style>
    <style:style style:name="T2414" style:parent-style-name="Policepardéfaut" style:family="text">
      <style:text-properties style:language-asian="fr" style:country-asian="FR"/>
    </style:style>
    <style:style style:name="T2415" style:parent-style-name="Policepardéfaut" style:family="text">
      <style:text-properties style:language-asian="fr" style:country-asian="FR"/>
    </style:style>
    <style:style style:name="T2416" style:parent-style-name="Policepardéfaut" style:family="text">
      <style:text-properties style:language-asian="fr" style:country-asian="FR"/>
    </style:style>
    <style:style style:name="T2417" style:parent-style-name="Policepardéfaut" style:family="text">
      <style:text-properties style:language-asian="fr" style:country-asian="FR"/>
    </style:style>
    <style:style style:name="T2418" style:parent-style-name="Policepardéfaut" style:family="text">
      <style:text-properties style:language-asian="fr" style:country-asian="FR"/>
    </style:style>
    <style:style style:name="T2419" style:parent-style-name="Policepardéfaut" style:family="text">
      <style:text-properties style:language-asian="fr" style:country-asian="FR"/>
    </style:style>
    <style:style style:name="T2420" style:parent-style-name="Policepardéfaut" style:family="text">
      <style:text-properties style:language-asian="fr" style:country-asian="FR"/>
    </style:style>
    <style:style style:name="T2421" style:parent-style-name="Policepardéfaut" style:family="text">
      <style:text-properties style:language-asian="fr" style:country-asian="FR"/>
    </style:style>
    <style:style style:name="T2422" style:parent-style-name="Policepardéfaut" style:family="text">
      <style:text-properties style:language-asian="fr" style:country-asian="FR"/>
    </style:style>
    <style:style style:name="T2423" style:parent-style-name="Policepardéfaut" style:family="text">
      <style:text-properties style:language-asian="fr" style:country-asian="FR"/>
    </style:style>
    <style:style style:name="T2424" style:parent-style-name="Policepardéfaut" style:family="text">
      <style:text-properties style:language-asian="fr" style:country-asian="FR"/>
    </style:style>
    <style:style style:name="T2425" style:parent-style-name="Policepardéfaut" style:family="text">
      <style:text-properties style:language-asian="fr" style:country-asian="FR"/>
    </style:style>
    <style:style style:name="T2426" style:parent-style-name="Policepardéfaut" style:family="text">
      <style:text-properties style:language-asian="fr" style:country-asian="FR"/>
    </style:style>
    <style:style style:name="T2427" style:parent-style-name="Policepardéfaut" style:family="text">
      <style:text-properties fo:font-style="italic" style:font-style-asian="italic" style:font-style-complex="italic" style:language-asian="fr" style:country-asian="FR"/>
    </style:style>
    <style:style style:name="T2428" style:parent-style-name="Policepardéfaut" style:family="text">
      <style:text-properties style:font-size-complex="12pt" style:language-asian="fr" style:country-asian="FR"/>
    </style:style>
    <style:style style:name="T2429" style:parent-style-name="Policepardéfaut" style:family="text">
      <style:text-properties style:language-asian="fr" style:country-asian="FR"/>
    </style:style>
    <style:style style:name="T2430" style:parent-style-name="Policepardéfaut" style:family="text">
      <style:text-properties style:language-asian="fr" style:country-asian="FR"/>
    </style:style>
    <style:style style:name="T2431" style:parent-style-name="Policepardéfaut" style:family="text">
      <style:text-properties style:language-asian="fr" style:country-asian="FR"/>
    </style:style>
    <style:style style:name="T2432" style:parent-style-name="Policepardéfaut" style:family="text">
      <style:text-properties style:language-asian="fr" style:country-asian="FR"/>
    </style:style>
    <style:style style:name="T2433" style:parent-style-name="Policepardéfaut" style:family="text">
      <style:text-properties style:language-asian="fr" style:country-asian="FR"/>
    </style:style>
    <style:style style:name="T2434" style:parent-style-name="Policepardéfaut" style:family="text">
      <style:text-properties style:language-asian="fr" style:country-asian="FR"/>
    </style:style>
    <style:style style:name="T2435" style:parent-style-name="Policepardéfaut" style:family="text">
      <style:text-properties style:language-asian="fr" style:country-asian="FR"/>
    </style:style>
    <style:style style:name="T2436" style:parent-style-name="Policepardéfaut" style:family="text">
      <style:text-properties style:language-asian="fr" style:country-asian="FR"/>
    </style:style>
    <style:style style:name="T2437" style:parent-style-name="Policepardéfaut" style:family="text">
      <style:text-properties style:language-asian="fr" style:country-asian="FR"/>
    </style:style>
    <style:style style:name="T2438" style:parent-style-name="Policepardéfaut" style:family="text">
      <style:text-properties style:language-asian="fr" style:country-asian="FR"/>
    </style:style>
    <style:style style:name="T2439" style:parent-style-name="Policepardéfaut" style:family="text">
      <style:text-properties style:language-asian="fr" style:country-asian="FR"/>
    </style:style>
    <style:style style:name="T2440" style:parent-style-name="Policepardéfaut" style:family="text">
      <style:text-properties style:language-asian="fr" style:country-asian="FR"/>
    </style:style>
    <style:style style:name="T2441" style:parent-style-name="Policepardéfaut" style:family="text">
      <style:text-properties style:language-asian="fr" style:country-asian="FR"/>
    </style:style>
    <style:style style:name="T2442" style:parent-style-name="Policepardéfaut" style:family="text">
      <style:text-properties style:language-asian="fr" style:country-asian="FR"/>
    </style:style>
    <style:style style:name="T2443" style:parent-style-name="Policepardéfaut" style:family="text">
      <style:text-properties style:language-asian="fr" style:country-asian="FR"/>
    </style:style>
    <style:style style:name="T2444" style:parent-style-name="Policepardéfaut" style:family="text">
      <style:text-properties style:language-asian="fr" style:country-asian="FR"/>
    </style:style>
    <style:style style:name="T2445" style:parent-style-name="Policepardéfaut" style:family="text">
      <style:text-properties style:language-asian="fr" style:country-asian="FR"/>
    </style:style>
    <style:style style:name="T2446" style:parent-style-name="Policepardéfaut" style:family="text">
      <style:text-properties style:language-asian="fr" style:country-asian="FR"/>
    </style:style>
    <style:style style:name="T2447" style:parent-style-name="Policepardéfaut" style:family="text">
      <style:text-properties style:language-asian="fr" style:country-asian="FR"/>
    </style:style>
    <style:style style:name="T2448" style:parent-style-name="Policepardéfaut" style:family="text">
      <style:text-properties style:language-asian="fr" style:country-asian="FR"/>
    </style:style>
    <style:style style:name="T2449" style:parent-style-name="Policepardéfaut" style:family="text">
      <style:text-properties style:language-asian="fr" style:country-asian="FR"/>
    </style:style>
    <style:style style:name="T2450" style:parent-style-name="Policepardéfaut" style:family="text">
      <style:text-properties style:language-asian="fr" style:country-asian="FR"/>
    </style:style>
    <style:style style:name="T2451" style:parent-style-name="Policepardéfaut" style:family="text">
      <style:text-properties style:language-asian="fr" style:country-asian="FR"/>
    </style:style>
    <style:style style:name="T2452" style:parent-style-name="Policepardéfaut" style:family="text">
      <style:text-properties style:language-asian="fr" style:country-asian="FR"/>
    </style:style>
    <style:style style:name="T2453" style:parent-style-name="Policepardéfaut" style:family="text">
      <style:text-properties style:language-asian="fr" style:country-asian="FR"/>
    </style:style>
    <style:style style:name="T2454" style:parent-style-name="Policepardéfaut" style:family="text">
      <style:text-properties style:language-asian="fr" style:country-asian="FR"/>
    </style:style>
    <style:style style:name="T2455" style:parent-style-name="Policepardéfaut" style:family="text">
      <style:text-properties style:language-asian="fr" style:country-asian="FR"/>
    </style:style>
    <style:style style:name="T2456" style:parent-style-name="Policepardéfaut" style:family="text">
      <style:text-properties style:language-asian="fr" style:country-asian="FR"/>
    </style:style>
    <style:style style:name="T2457" style:parent-style-name="Policepardéfaut" style:family="text">
      <style:text-properties style:language-asian="fr" style:country-asian="FR"/>
    </style:style>
    <style:style style:name="T2458" style:parent-style-name="Policepardéfaut" style:family="text">
      <style:text-properties style:language-asian="fr" style:country-asian="FR"/>
    </style:style>
    <style:style style:name="T2459" style:parent-style-name="Policepardéfaut" style:family="text">
      <style:text-properties style:language-asian="fr" style:country-asian="FR"/>
    </style:style>
    <style:style style:name="T2460" style:parent-style-name="Policepardéfaut" style:family="text">
      <style:text-properties style:language-asian="fr" style:country-asian="FR"/>
    </style:style>
    <style:style style:name="T2461" style:parent-style-name="Policepardéfaut" style:family="text">
      <style:text-properties style:language-asian="fr" style:country-asian="FR"/>
    </style:style>
    <style:style style:name="T2462" style:parent-style-name="Policepardéfaut" style:family="text">
      <style:text-properties style:language-asian="fr" style:country-asian="FR"/>
    </style:style>
    <style:style style:name="T2463" style:parent-style-name="Policepardéfaut" style:family="text">
      <style:text-properties style:language-asian="fr" style:country-asian="FR"/>
    </style:style>
    <style:style style:name="T2464" style:parent-style-name="Policepardéfaut" style:family="text">
      <style:text-properties style:language-asian="fr" style:country-asian="FR"/>
    </style:style>
    <style:style style:name="T2465" style:parent-style-name="Policepardéfaut" style:family="text">
      <style:text-properties style:language-asian="fr" style:country-asian="FR"/>
    </style:style>
    <style:style style:name="T2466" style:parent-style-name="Policepardéfaut" style:family="text">
      <style:text-properties style:language-asian="fr" style:country-asian="FR"/>
    </style:style>
    <style:style style:name="T2467" style:parent-style-name="Policepardéfaut" style:family="text">
      <style:text-properties style:language-asian="fr" style:country-asian="FR"/>
    </style:style>
    <style:style style:name="T2468" style:parent-style-name="Policepardéfaut" style:family="text">
      <style:text-properties style:language-asian="fr" style:country-asian="FR"/>
    </style:style>
    <style:style style:name="T2469" style:parent-style-name="Policepardéfaut" style:family="text">
      <style:text-properties style:language-asian="fr" style:country-asian="FR"/>
    </style:style>
    <style:style style:name="T2470" style:parent-style-name="Policepardéfaut" style:family="text">
      <style:text-properties style:language-asian="fr" style:country-asian="FR"/>
    </style:style>
    <style:style style:name="T2471" style:parent-style-name="Policepardéfaut" style:family="text">
      <style:text-properties style:language-asian="fr" style:country-asian="FR"/>
    </style:style>
    <style:style style:name="T2472" style:parent-style-name="Policepardéfaut" style:family="text">
      <style:text-properties style:language-asian="fr" style:country-asian="FR"/>
    </style:style>
    <style:style style:name="T2473" style:parent-style-name="Policepardéfaut" style:family="text">
      <style:text-properties style:language-asian="fr" style:country-asian="FR"/>
    </style:style>
    <style:style style:name="T2474" style:parent-style-name="Policepardéfaut" style:family="text">
      <style:text-properties style:language-asian="fr" style:country-asian="FR"/>
    </style:style>
    <style:style style:name="T2475" style:parent-style-name="Policepardéfaut" style:family="text">
      <style:text-properties style:language-asian="fr" style:country-asian="FR"/>
    </style:style>
    <style:style style:name="T2476" style:parent-style-name="Policepardéfaut" style:family="text">
      <style:text-properties style:language-asian="fr" style:country-asian="FR"/>
    </style:style>
    <style:style style:name="T2477" style:parent-style-name="Policepardéfaut" style:family="text">
      <style:text-properties style:language-asian="fr" style:country-asian="FR"/>
    </style:style>
    <style:style style:name="T2478" style:parent-style-name="Policepardéfaut" style:family="text">
      <style:text-properties style:language-asian="fr" style:country-asian="FR"/>
    </style:style>
    <style:style style:name="T2479" style:parent-style-name="Policepardéfaut" style:family="text">
      <style:text-properties style:language-asian="fr" style:country-asian="FR"/>
    </style:style>
    <style:style style:name="T2480" style:parent-style-name="Policepardéfaut" style:family="text">
      <style:text-properties style:language-asian="fr" style:country-asian="FR"/>
    </style:style>
    <style:style style:name="T2481" style:parent-style-name="Policepardéfaut" style:family="text">
      <style:text-properties style:language-asian="fr" style:country-asian="FR"/>
    </style:style>
    <style:style style:name="T2482" style:parent-style-name="Policepardéfaut" style:family="text">
      <style:text-properties style:language-asian="fr" style:country-asian="FR"/>
    </style:style>
    <style:style style:name="T2483" style:parent-style-name="Policepardéfaut" style:family="text">
      <style:text-properties style:language-asian="fr" style:country-asian="FR"/>
    </style:style>
    <style:style style:name="T2484" style:parent-style-name="Policepardéfaut" style:family="text">
      <style:text-properties style:language-asian="fr" style:country-asian="FR"/>
    </style:style>
    <style:style style:name="T2485" style:parent-style-name="Policepardéfaut" style:family="text">
      <style:text-properties style:language-asian="fr" style:country-asian="FR"/>
    </style:style>
    <style:style style:name="T2486" style:parent-style-name="Policepardéfaut" style:family="text">
      <style:text-properties style:language-asian="fr" style:country-asian="FR"/>
    </style:style>
    <style:style style:name="T2487" style:parent-style-name="Policepardéfaut" style:family="text">
      <style:text-properties style:language-asian="fr" style:country-asian="FR"/>
    </style:style>
    <style:style style:name="T2488" style:parent-style-name="Policepardéfaut" style:family="text">
      <style:text-properties style:language-asian="fr" style:country-asian="FR"/>
    </style:style>
    <style:style style:name="T2489" style:parent-style-name="Policepardéfaut" style:family="text">
      <style:text-properties style:language-asian="fr" style:country-asian="FR"/>
    </style:style>
    <style:style style:name="T2490" style:parent-style-name="Policepardéfaut" style:family="text">
      <style:text-properties style:language-asian="fr" style:country-asian="FR"/>
    </style:style>
    <style:style style:name="T2491" style:parent-style-name="Policepardéfaut" style:family="text">
      <style:text-properties style:language-asian="fr" style:country-asian="FR"/>
    </style:style>
    <style:style style:name="T2492" style:parent-style-name="Policepardéfaut" style:family="text">
      <style:text-properties style:language-asian="fr" style:country-asian="FR"/>
    </style:style>
    <style:style style:name="T2493" style:parent-style-name="Policepardéfaut" style:family="text">
      <style:text-properties style:language-asian="fr" style:country-asian="FR"/>
    </style:style>
    <style:style style:name="T2494" style:parent-style-name="Policepardéfaut" style:family="text">
      <style:text-properties style:language-asian="fr" style:country-asian="FR"/>
    </style:style>
    <style:style style:name="T2495" style:parent-style-name="Policepardéfaut" style:family="text">
      <style:text-properties style:language-asian="fr" style:country-asian="FR"/>
    </style:style>
    <style:style style:name="T2496" style:parent-style-name="Policepardéfaut" style:family="text">
      <style:text-properties style:language-asian="fr" style:country-asian="FR"/>
    </style:style>
    <style:style style:name="T2497" style:parent-style-name="Policepardéfaut" style:family="text">
      <style:text-properties style:language-asian="fr" style:country-asian="FR"/>
    </style:style>
    <style:style style:name="T2498" style:parent-style-name="Policepardéfaut" style:family="text">
      <style:text-properties style:language-asian="fr" style:country-asian="FR"/>
    </style:style>
    <style:style style:name="T2499" style:parent-style-name="Policepardéfaut" style:family="text">
      <style:text-properties style:language-asian="fr" style:country-asian="FR"/>
    </style:style>
    <style:style style:name="T2500" style:parent-style-name="Policepardéfaut" style:family="text">
      <style:text-properties style:language-asian="fr" style:country-asian="FR"/>
    </style:style>
    <style:style style:name="T2501" style:parent-style-name="Policepardéfaut" style:family="text">
      <style:text-properties style:language-asian="fr" style:country-asian="FR"/>
    </style:style>
    <style:style style:name="T2502" style:parent-style-name="Policepardéfaut" style:family="text">
      <style:text-properties style:language-asian="fr" style:country-asian="FR"/>
    </style:style>
    <style:style style:name="T2503" style:parent-style-name="Policepardéfaut" style:family="text">
      <style:text-properties style:language-asian="fr" style:country-asian="FR"/>
    </style:style>
    <style:style style:name="T2504" style:parent-style-name="Policepardéfaut" style:family="text">
      <style:text-properties style:language-asian="fr" style:country-asian="FR"/>
    </style:style>
    <style:style style:name="T2505" style:parent-style-name="Policepardéfaut" style:family="text">
      <style:text-properties style:language-asian="fr" style:country-asian="FR"/>
    </style:style>
    <style:style style:name="T2506" style:parent-style-name="Policepardéfaut" style:family="text">
      <style:text-properties style:language-asian="fr" style:country-asian="FR"/>
    </style:style>
    <style:style style:name="T2507" style:parent-style-name="Policepardéfaut" style:family="text">
      <style:text-properties style:language-asian="fr" style:country-asian="FR"/>
    </style:style>
    <style:style style:name="T2508" style:parent-style-name="Policepardéfaut" style:family="text">
      <style:text-properties style:language-asian="fr" style:country-asian="FR"/>
    </style:style>
    <style:style style:name="T2509" style:parent-style-name="Policepardéfaut" style:family="text">
      <style:text-properties style:language-asian="fr" style:country-asian="FR"/>
    </style:style>
    <style:style style:name="T2510" style:parent-style-name="Policepardéfaut" style:family="text">
      <style:text-properties style:language-asian="fr" style:country-asian="FR"/>
    </style:style>
    <style:style style:name="T2511" style:parent-style-name="Policepardéfaut" style:family="text">
      <style:text-properties style:language-asian="fr" style:country-asian="FR"/>
    </style:style>
    <style:style style:name="T2512" style:parent-style-name="Policepardéfaut" style:family="text">
      <style:text-properties style:language-asian="fr" style:country-asian="FR"/>
    </style:style>
    <style:style style:name="T2513" style:parent-style-name="Policepardéfaut" style:family="text">
      <style:text-properties style:language-asian="fr" style:country-asian="FR"/>
    </style:style>
    <style:style style:name="T2514" style:parent-style-name="Policepardéfaut" style:family="text">
      <style:text-properties style:language-asian="fr" style:country-asian="FR"/>
    </style:style>
    <style:style style:name="T2515" style:parent-style-name="Policepardéfaut" style:family="text">
      <style:text-properties style:language-asian="fr" style:country-asian="FR"/>
    </style:style>
    <style:style style:name="T2516" style:parent-style-name="Policepardéfaut" style:family="text">
      <style:text-properties style:language-asian="fr" style:country-asian="FR"/>
    </style:style>
    <style:style style:name="T2517" style:parent-style-name="Policepardéfaut" style:family="text">
      <style:text-properties style:language-asian="fr" style:country-asian="FR"/>
    </style:style>
    <style:style style:name="T2518" style:parent-style-name="Policepardéfaut" style:family="text">
      <style:text-properties style:language-asian="fr" style:country-asian="FR"/>
    </style:style>
    <style:style style:name="T2519" style:parent-style-name="Policepardéfaut" style:family="text">
      <style:text-properties style:language-asian="fr" style:country-asian="FR"/>
    </style:style>
    <style:style style:name="T2520" style:parent-style-name="Policepardéfaut" style:family="text">
      <style:text-properties style:language-asian="fr" style:country-asian="FR"/>
    </style:style>
    <style:style style:name="T2521" style:parent-style-name="Policepardéfaut" style:family="text">
      <style:text-properties style:font-size-complex="12pt" style:language-asian="fr" style:country-asian="FR"/>
    </style:style>
    <style:style style:name="T2522" style:parent-style-name="Policepardéfaut" style:family="text">
      <style:text-properties style:language-asian="fr" style:country-asian="FR"/>
    </style:style>
    <style:style style:name="T2523" style:parent-style-name="Policepardéfaut" style:family="text">
      <style:text-properties style:language-asian="fr" style:country-asian="FR"/>
    </style:style>
    <style:style style:name="T2524" style:parent-style-name="Policepardéfaut" style:family="text">
      <style:text-properties style:language-asian="fr" style:country-asian="FR"/>
    </style:style>
    <style:style style:name="T2525" style:parent-style-name="Policepardéfaut" style:family="text">
      <style:text-properties style:language-asian="fr" style:country-asian="FR"/>
    </style:style>
    <style:style style:name="T2526" style:parent-style-name="Policepardéfaut" style:family="text">
      <style:text-properties style:language-asian="fr" style:country-asian="FR"/>
    </style:style>
    <style:style style:name="T2527" style:parent-style-name="Policepardéfaut" style:family="text">
      <style:text-properties style:language-asian="fr" style:country-asian="FR"/>
    </style:style>
    <style:style style:name="T2528" style:parent-style-name="Policepardéfaut" style:family="text">
      <style:text-properties style:language-asian="fr" style:country-asian="FR"/>
    </style:style>
    <style:style style:name="T2529" style:parent-style-name="Policepardéfaut" style:family="text">
      <style:text-properties style:language-asian="fr" style:country-asian="FR"/>
    </style:style>
    <style:style style:name="T2530" style:parent-style-name="Policepardéfaut" style:family="text">
      <style:text-properties style:language-asian="fr" style:country-asian="FR"/>
    </style:style>
    <style:style style:name="T2531" style:parent-style-name="Policepardéfaut" style:family="text">
      <style:text-properties style:language-asian="fr" style:country-asian="FR"/>
    </style:style>
    <style:style style:name="T2532" style:parent-style-name="Policepardéfaut" style:family="text">
      <style:text-properties style:language-asian="fr" style:country-asian="FR"/>
    </style:style>
    <style:style style:name="T2533" style:parent-style-name="Policepardéfaut" style:family="text">
      <style:text-properties style:language-asian="fr" style:country-asian="FR"/>
    </style:style>
    <style:style style:name="T2534" style:parent-style-name="Policepardéfaut" style:family="text">
      <style:text-properties style:language-asian="fr" style:country-asian="FR"/>
    </style:style>
    <style:style style:name="T2535" style:parent-style-name="Policepardéfaut" style:family="text">
      <style:text-properties style:language-asian="fr" style:country-asian="FR"/>
    </style:style>
    <style:style style:name="T2536" style:parent-style-name="Policepardéfaut" style:family="text">
      <style:text-properties style:language-asian="fr" style:country-asian="FR"/>
    </style:style>
    <style:style style:name="T2537" style:parent-style-name="Policepardéfaut" style:family="text">
      <style:text-properties style:language-asian="fr" style:country-asian="FR"/>
    </style:style>
    <style:style style:name="T2538" style:parent-style-name="Policepardéfaut" style:family="text">
      <style:text-properties style:language-asian="fr" style:country-asian="FR"/>
    </style:style>
    <style:style style:name="T2539" style:parent-style-name="Policepardéfaut" style:family="text">
      <style:text-properties style:language-asian="fr" style:country-asian="FR"/>
    </style:style>
    <style:style style:name="T2540" style:parent-style-name="Policepardéfaut" style:family="text">
      <style:text-properties style:language-asian="fr" style:country-asian="FR"/>
    </style:style>
    <style:style style:name="T2541" style:parent-style-name="Policepardéfaut" style:family="text">
      <style:text-properties style:language-asian="fr" style:country-asian="FR"/>
    </style:style>
    <style:style style:name="T2542" style:parent-style-name="Policepardéfaut" style:family="text">
      <style:text-properties style:language-asian="fr" style:country-asian="FR"/>
    </style:style>
    <style:style style:name="T2543" style:parent-style-name="Policepardéfaut" style:family="text">
      <style:text-properties style:language-asian="fr" style:country-asian="FR"/>
    </style:style>
    <style:style style:name="T2544" style:parent-style-name="Policepardéfaut" style:family="text">
      <style:text-properties style:language-asian="fr" style:country-asian="FR"/>
    </style:style>
    <style:style style:name="T2545" style:parent-style-name="Policepardéfaut" style:family="text">
      <style:text-properties style:language-asian="fr" style:country-asian="FR"/>
    </style:style>
    <style:style style:name="T2546" style:parent-style-name="Policepardéfaut" style:family="text">
      <style:text-properties style:language-asian="fr" style:country-asian="FR"/>
    </style:style>
    <style:style style:name="T2547" style:parent-style-name="Policepardéfaut" style:family="text">
      <style:text-properties style:language-asian="fr" style:country-asian="FR"/>
    </style:style>
    <style:style style:name="T2548" style:parent-style-name="Policepardéfaut" style:family="text">
      <style:text-properties style:language-asian="fr" style:country-asian="FR"/>
    </style:style>
    <style:style style:name="T2549" style:parent-style-name="Policepardéfaut" style:family="text">
      <style:text-properties style:language-asian="fr" style:country-asian="FR"/>
    </style:style>
    <style:style style:name="T2550" style:parent-style-name="Policepardéfaut" style:family="text">
      <style:text-properties style:language-asian="fr" style:country-asian="FR"/>
    </style:style>
    <style:style style:name="T2551" style:parent-style-name="Policepardéfaut" style:family="text">
      <style:text-properties style:language-asian="fr" style:country-asian="FR"/>
    </style:style>
    <style:style style:name="T2552" style:parent-style-name="Policepardéfaut" style:family="text">
      <style:text-properties style:language-asian="fr" style:country-asian="FR"/>
    </style:style>
    <style:style style:name="T2553" style:parent-style-name="Policepardéfaut" style:family="text">
      <style:text-properties style:language-asian="fr" style:country-asian="FR"/>
    </style:style>
    <style:style style:name="T2554" style:parent-style-name="Policepardéfaut" style:family="text">
      <style:text-properties style:language-asian="fr" style:country-asian="FR"/>
    </style:style>
    <style:style style:name="T2555" style:parent-style-name="Policepardéfaut" style:family="text">
      <style:text-properties style:language-asian="fr" style:country-asian="FR"/>
    </style:style>
    <style:style style:name="T2556" style:parent-style-name="Policepardéfaut" style:family="text">
      <style:text-properties style:language-asian="fr" style:country-asian="FR"/>
    </style:style>
    <style:style style:name="T2557" style:parent-style-name="Policepardéfaut" style:family="text">
      <style:text-properties style:language-asian="fr" style:country-asian="FR"/>
    </style:style>
    <style:style style:name="T2558" style:parent-style-name="Policepardéfaut" style:family="text">
      <style:text-properties style:language-asian="fr" style:country-asian="FR"/>
    </style:style>
    <style:style style:name="T2559" style:parent-style-name="Policepardéfaut" style:family="text">
      <style:text-properties style:language-asian="fr" style:country-asian="FR"/>
    </style:style>
    <style:style style:name="T2560" style:parent-style-name="Policepardéfaut" style:family="text">
      <style:text-properties style:language-asian="fr" style:country-asian="FR"/>
    </style:style>
    <style:style style:name="T2561" style:parent-style-name="Policepardéfaut" style:family="text">
      <style:text-properties style:font-style-complex="italic" style:language-asian="fr" style:country-asian="FR"/>
    </style:style>
    <style:style style:name="T2562" style:parent-style-name="Policepardéfaut" style:family="text">
      <style:text-properties style:language-asian="fr" style:country-asian="FR"/>
    </style:style>
    <style:style style:name="T2563" style:parent-style-name="Policepardéfaut" style:family="text">
      <style:text-properties style:language-asian="fr" style:country-asian="FR"/>
    </style:style>
    <style:style style:name="T2564" style:parent-style-name="Policepardéfaut" style:family="text">
      <style:text-properties style:language-asian="fr" style:country-asian="FR"/>
    </style:style>
    <style:style style:name="T2565" style:parent-style-name="Policepardéfaut" style:family="text">
      <style:text-properties style:language-asian="fr" style:country-asian="FR"/>
    </style:style>
    <style:style style:name="T2566" style:parent-style-name="Policepardéfaut" style:family="text">
      <style:text-properties style:language-asian="fr" style:country-asian="FR"/>
    </style:style>
    <style:style style:name="T2567" style:parent-style-name="Policepardéfaut" style:family="text">
      <style:text-properties style:language-asian="fr" style:country-asian="FR"/>
    </style:style>
    <style:style style:name="T2568" style:parent-style-name="Policepardéfaut" style:family="text">
      <style:text-properties style:language-asian="fr" style:country-asian="FR"/>
    </style:style>
    <style:style style:name="T2569" style:parent-style-name="Policepardéfaut" style:family="text">
      <style:text-properties style:language-asian="fr" style:country-asian="FR"/>
    </style:style>
    <style:style style:name="T2570" style:parent-style-name="Policepardéfaut" style:family="text">
      <style:text-properties style:language-asian="fr" style:country-asian="FR"/>
    </style:style>
    <style:style style:name="T2571" style:parent-style-name="Policepardéfaut" style:family="text">
      <style:text-properties style:language-asian="fr" style:country-asian="FR"/>
    </style:style>
    <style:style style:name="T2572" style:parent-style-name="Policepardéfaut" style:family="text">
      <style:text-properties style:language-asian="fr" style:country-asian="FR"/>
    </style:style>
    <style:style style:name="T2573" style:parent-style-name="Policepardéfaut" style:family="text">
      <style:text-properties style:language-asian="fr" style:country-asian="FR"/>
    </style:style>
    <style:style style:name="T2574" style:parent-style-name="Policepardéfaut" style:family="text">
      <style:text-properties style:language-asian="fr" style:country-asian="FR"/>
    </style:style>
    <style:style style:name="T2575" style:parent-style-name="Policepardéfaut" style:family="text">
      <style:text-properties style:language-asian="fr" style:country-asian="FR"/>
    </style:style>
    <style:style style:name="T2576" style:parent-style-name="Policepardéfaut" style:family="text">
      <style:text-properties style:language-asian="fr" style:country-asian="FR"/>
    </style:style>
    <style:style style:name="T2577" style:parent-style-name="Policepardéfaut" style:family="text">
      <style:text-properties style:language-asian="fr" style:country-asian="FR"/>
    </style:style>
    <style:style style:name="T2578" style:parent-style-name="Policepardéfaut" style:family="text">
      <style:text-properties style:language-asian="fr" style:country-asian="FR"/>
    </style:style>
    <style:style style:name="T2579" style:parent-style-name="Policepardéfaut" style:family="text">
      <style:text-properties style:language-asian="fr" style:country-asian="FR"/>
    </style:style>
    <style:style style:name="T2580" style:parent-style-name="Policepardéfaut" style:family="text">
      <style:text-properties style:language-asian="fr" style:country-asian="FR"/>
    </style:style>
    <style:style style:name="T2581" style:parent-style-name="Policepardéfaut" style:family="text">
      <style:text-properties style:language-asian="fr" style:country-asian="FR"/>
    </style:style>
    <style:style style:name="T2582" style:parent-style-name="Policepardéfaut" style:family="text">
      <style:text-properties style:language-asian="fr" style:country-asian="FR"/>
    </style:style>
    <style:style style:name="T2583" style:parent-style-name="Policepardéfaut" style:family="text">
      <style:text-properties style:language-asian="fr" style:country-asian="FR"/>
    </style:style>
    <style:style style:name="T2584" style:parent-style-name="Policepardéfaut" style:family="text">
      <style:text-properties style:language-asian="fr" style:country-asian="FR"/>
    </style:style>
    <style:style style:name="T2585" style:parent-style-name="Policepardéfaut" style:family="text">
      <style:text-properties style:font-size-complex="12pt" style:language-asian="fr" style:country-asian="FR"/>
    </style:style>
    <style:style style:name="T2586" style:parent-style-name="Policepardéfaut" style:family="text">
      <style:text-properties style:language-asian="fr" style:country-asian="FR"/>
    </style:style>
    <style:style style:name="T2587" style:parent-style-name="Policepardéfaut" style:family="text">
      <style:text-properties style:language-asian="fr" style:country-asian="FR"/>
    </style:style>
    <style:style style:name="T2588" style:parent-style-name="Policepardéfaut" style:family="text">
      <style:text-properties style:language-asian="fr" style:country-asian="FR"/>
    </style:style>
    <style:style style:name="T2589" style:parent-style-name="Policepardéfaut" style:family="text">
      <style:text-properties style:language-asian="fr" style:country-asian="FR"/>
    </style:style>
    <style:style style:name="T2590" style:parent-style-name="Policepardéfaut" style:family="text">
      <style:text-properties style:language-asian="fr" style:country-asian="FR"/>
    </style:style>
    <style:style style:name="T2591" style:parent-style-name="Policepardéfaut" style:family="text">
      <style:text-properties style:language-asian="fr" style:country-asian="FR"/>
    </style:style>
    <style:style style:name="T2592" style:parent-style-name="Policepardéfaut" style:family="text">
      <style:text-properties style:language-asian="fr" style:country-asian="FR"/>
    </style:style>
    <style:style style:name="T2593" style:parent-style-name="Policepardéfaut" style:family="text">
      <style:text-properties fo:font-variant="small-caps" style:language-asian="fr" style:country-asian="FR"/>
    </style:style>
    <style:style style:name="T2594" style:parent-style-name="Policepardéfaut" style:family="text">
      <style:text-properties style:text-position="super 66.6%"/>
    </style:style>
    <style:style style:name="T2595" style:parent-style-name="Policepardéfaut" style:family="text">
      <style:text-properties style:language-asian="fr" style:country-asian="FR"/>
    </style:style>
    <style:style style:name="T2596" style:parent-style-name="Policepardéfaut" style:family="text">
      <style:text-properties style:language-asian="fr" style:country-asian="FR"/>
    </style:style>
    <style:style style:name="T2597" style:parent-style-name="Policepardéfaut" style:family="text">
      <style:text-properties style:language-asian="fr" style:country-asian="FR"/>
    </style:style>
    <style:style style:name="T2598" style:parent-style-name="Policepardéfaut" style:family="text">
      <style:text-properties style:language-asian="fr" style:country-asian="FR"/>
    </style:style>
    <style:style style:name="T2599" style:parent-style-name="Policepardéfaut" style:family="text">
      <style:text-properties style:language-asian="fr" style:country-asian="FR"/>
    </style:style>
    <style:style style:name="T2600" style:parent-style-name="Policepardéfaut" style:family="text">
      <style:text-properties style:language-asian="fr" style:country-asian="FR"/>
    </style:style>
    <style:style style:name="T2601" style:parent-style-name="Policepardéfaut" style:family="text">
      <style:text-properties style:language-asian="fr" style:country-asian="FR"/>
    </style:style>
    <style:style style:name="T2602" style:parent-style-name="Policepardéfaut" style:family="text">
      <style:text-properties style:language-asian="fr" style:country-asian="FR"/>
    </style:style>
    <style:style style:name="T2603" style:parent-style-name="Policepardéfaut" style:family="text">
      <style:text-properties style:language-asian="fr" style:country-asian="FR"/>
    </style:style>
    <style:style style:name="P2604" style:parent-style-name="byline" style:family="paragraph">
      <style:text-properties fo:font-style="italic" style:font-style-asian="italic"/>
    </style:style>
    <style:style style:name="T2605" style:parent-style-name="Policepardéfaut" style:family="text">
      <style:text-properties fo:font-style="italic" style:font-style-asian="italic" style:font-style-complex="italic" style:language-asian="fr" style:country-asian="FR"/>
    </style:style>
    <style:style style:name="T2606" style:parent-style-name="Policepardéfaut" style:family="text">
      <style:text-properties style:font-size-complex="12pt" style:language-asian="fr" style:country-asian="FR"/>
    </style:style>
    <style:style style:name="T2607" style:parent-style-name="Policepardéfaut" style:family="text">
      <style:text-properties style:language-asian="fr" style:country-asian="FR"/>
    </style:style>
    <style:style style:name="T2608" style:parent-style-name="Policepardéfaut" style:family="text">
      <style:text-properties style:language-asian="fr" style:country-asian="FR"/>
    </style:style>
    <style:style style:name="T2609" style:parent-style-name="Policepardéfaut" style:family="text">
      <style:text-properties fo:font-style="italic" style:font-style-asian="italic" style:font-style-complex="italic" style:language-asian="fr" style:country-asian="FR"/>
    </style:style>
    <style:style style:name="T2610" style:parent-style-name="Policepardéfaut" style:family="text">
      <style:text-properties fo:font-style="italic" style:font-style-asian="italic" style:font-style-complex="italic" style:language-asian="fr" style:country-asian="FR"/>
    </style:style>
    <style:style style:name="T2611" style:parent-style-name="Policepardéfaut" style:family="text">
      <style:text-properties style:font-style-complex="italic" style:language-asian="fr" style:country-asian="FR"/>
    </style:style>
    <style:style style:name="T2612" style:parent-style-name="Policepardéfaut" style:family="text">
      <style:text-properties style:language-asian="fr" style:country-asian="FR"/>
    </style:style>
    <style:style style:name="T2613" style:parent-style-name="Policepardéfaut" style:family="text">
      <style:text-properties style:text-position="super 63.6%"/>
    </style:style>
    <style:style style:name="T2614" style:parent-style-name="Policepardéfaut" style:family="text">
      <style:text-properties fo:font-variant="small-caps" style:language-asian="fr" style:country-asian="FR"/>
    </style:style>
    <style:style style:name="T2615" style:parent-style-name="Policepardéfaut" style:family="text">
      <style:text-properties fo:font-variant="small-caps" style:language-asian="fr" style:country-asian="FR"/>
    </style:style>
    <style:style style:name="T2616" style:parent-style-name="Policepardéfaut" style:family="text">
      <style:text-properties style:language-asian="fr" style:country-asian="FR"/>
    </style:style>
    <style:style style:name="T2617" style:parent-style-name="Policepardéfaut" style:family="text">
      <style:text-properties style:language-asian="fr" style:country-asian="FR"/>
    </style:style>
    <style:style style:name="T2618" style:parent-style-name="Policepardéfaut" style:family="text">
      <style:text-properties style:language-asian="fr" style:country-asian="FR"/>
    </style:style>
    <style:style style:name="T2619" style:parent-style-name="Policepardéfaut" style:family="text">
      <style:text-properties fo:font-variant="small-caps" style:language-asian="fr" style:country-asian="FR"/>
    </style:style>
    <style:style style:name="T2620" style:parent-style-name="Policepardéfaut" style:family="text">
      <style:text-properties fo:font-variant="small-caps" style:language-asian="fr" style:country-asian="FR"/>
    </style:style>
    <style:style style:name="T2621" style:parent-style-name="Policepardéfaut" style:family="text">
      <style:text-properties style:language-asian="fr" style:country-asian="FR"/>
    </style:style>
    <style:style style:name="T2622" style:parent-style-name="Policepardéfaut" style:family="text">
      <style:text-properties style:language-asian="fr" style:country-asian="FR"/>
    </style:style>
    <style:style style:name="T2623" style:parent-style-name="Policepardéfaut" style:family="text">
      <style:text-properties style:font-style-complex="italic" style:language-asian="fr" style:country-asian="FR"/>
    </style:style>
    <style:style style:name="T2624" style:parent-style-name="Policepardéfaut" style:family="text">
      <style:text-properties style:font-style-complex="italic" style:language-asian="fr" style:country-asian="FR"/>
    </style:style>
    <style:style style:name="T2625" style:parent-style-name="Policepardéfaut" style:family="text">
      <style:text-properties style:language-asian="fr" style:country-asian="FR"/>
    </style:style>
    <style:style style:name="T2626" style:parent-style-name="Policepardéfaut" style:family="text">
      <style:text-properties style:language-asian="fr" style:country-asian="FR"/>
    </style:style>
    <style:style style:name="T2627" style:parent-style-name="Policepardéfaut" style:family="text">
      <style:text-properties style:language-asian="fr" style:country-asian="FR"/>
    </style:style>
    <style:style style:name="T2628" style:parent-style-name="Policepardéfaut" style:family="text">
      <style:text-properties style:language-asian="fr" style:country-asian="FR"/>
    </style:style>
    <style:style style:name="T2629" style:parent-style-name="Policepardéfaut" style:family="text">
      <style:text-properties fo:font-variant="small-caps" style:language-asian="fr" style:country-asian="FR"/>
    </style:style>
    <style:style style:name="T2630" style:parent-style-name="Policepardéfaut" style:family="text">
      <style:text-properties style:language-asian="fr" style:country-asian="FR"/>
    </style:style>
    <style:style style:name="T2631" style:parent-style-name="Policepardéfaut" style:family="text">
      <style:text-properties style:language-asian="fr" style:country-asian="FR"/>
    </style:style>
    <style:style style:name="T2632" style:parent-style-name="Policepardéfaut" style:family="text">
      <style:text-properties fo:font-variant="small-caps" style:language-asian="fr" style:country-asian="FR"/>
    </style:style>
    <style:style style:name="T2633" style:parent-style-name="Policepardéfaut" style:family="text">
      <style:text-properties style:language-asian="fr" style:country-asian="FR"/>
    </style:style>
    <style:style style:name="T2634" style:parent-style-name="Policepardéfaut" style:family="text">
      <style:text-properties style:language-asian="fr" style:country-asian="FR"/>
    </style:style>
    <style:style style:name="T2635" style:parent-style-name="Policepardéfaut" style:family="text">
      <style:text-properties style:language-asian="fr" style:country-asian="FR"/>
    </style:style>
    <style:style style:name="T2636" style:parent-style-name="Policepardéfaut" style:family="text">
      <style:text-properties style:font-style-complex="italic" style:language-asian="fr" style:country-asian="FR"/>
    </style:style>
    <style:style style:name="T2637" style:parent-style-name="Policepardéfaut" style:family="text">
      <style:text-properties style:language-asian="fr" style:country-asian="FR"/>
    </style:style>
    <style:style style:name="T2638" style:parent-style-name="Policepardéfaut" style:family="text">
      <style:text-properties fo:font-variant="small-caps" style:language-asian="fr" style:country-asian="FR"/>
    </style:style>
    <style:style style:name="T2639" style:parent-style-name="Policepardéfaut" style:family="text">
      <style:text-properties fo:font-variant="small-caps" style:language-asian="fr" style:country-asian="FR"/>
    </style:style>
    <style:style style:name="T2640" style:parent-style-name="Policepardéfaut" style:family="text">
      <style:text-properties style:language-asian="fr" style:country-asian="FR"/>
    </style:style>
    <style:style style:name="T2641" style:parent-style-name="Policepardéfaut" style:family="text">
      <style:text-properties style:language-asian="fr" style:country-asian="FR"/>
    </style:style>
    <style:style style:name="T2642" style:parent-style-name="Policepardéfaut" style:family="text">
      <style:text-properties fo:font-variant="small-caps" style:language-asian="fr" style:country-asian="FR"/>
    </style:style>
    <style:style style:name="T2643" style:parent-style-name="Policepardéfaut" style:family="text">
      <style:text-properties style:language-asian="fr" style:country-asian="FR"/>
    </style:style>
    <style:style style:name="T2644" style:parent-style-name="Policepardéfaut" style:family="text">
      <style:text-properties style:language-asian="fr" style:country-asian="FR"/>
    </style:style>
    <style:style style:name="T2645" style:parent-style-name="Policepardéfaut" style:family="text">
      <style:text-properties style:font-weight-complex="bold" fo:font-variant="small-caps" style:language-asian="fr" style:country-asian="FR"/>
    </style:style>
    <style:style style:name="T2646" style:parent-style-name="Policepardéfaut" style:family="text">
      <style:text-properties fo:font-variant="small-caps" style:language-asian="fr" style:country-asian="FR"/>
    </style:style>
    <style:style style:name="T2647" style:parent-style-name="Policepardéfaut" style:family="text">
      <style:text-properties style:language-asian="fr" style:country-asian="FR"/>
    </style:style>
    <style:style style:name="T2648" style:parent-style-name="Policepardéfaut" style:family="text">
      <style:text-properties style:font-weight-complex="bold" style:language-asian="fr" style:country-asian="FR"/>
    </style:style>
    <style:style style:name="T2649" style:parent-style-name="Policepardéfaut" style:family="text">
      <style:text-properties style:language-asian="fr" style:country-asian="FR"/>
    </style:style>
    <style:style style:name="T2650" style:parent-style-name="Policepardéfaut" style:family="text">
      <style:text-properties fo:font-variant="small-caps" style:language-asian="fr" style:country-asian="FR"/>
    </style:style>
    <style:style style:name="T2651" style:parent-style-name="Policepardéfaut" style:family="text">
      <style:text-properties style:language-asian="fr" style:country-asian="FR"/>
    </style:style>
    <style:style style:name="T2652" style:parent-style-name="Policepardéfaut" style:family="text">
      <style:text-properties style:language-asian="fr" style:country-asian="FR"/>
    </style:style>
    <style:style style:name="T2653" style:parent-style-name="Policepardéfaut" style:family="text">
      <style:text-properties fo:font-variant="small-caps" style:language-asian="fr" style:country-asian="FR"/>
    </style:style>
    <style:style style:name="T2654" style:parent-style-name="Policepardéfaut" style:family="text">
      <style:text-properties style:language-asian="fr" style:country-asian="FR"/>
    </style:style>
    <style:style style:name="T2655" style:parent-style-name="Policepardéfaut" style:family="text">
      <style:text-properties style:font-style-complex="italic" style:language-asian="fr" style:country-asian="FR"/>
    </style:style>
    <style:style style:name="T2656" style:parent-style-name="Policepardéfaut" style:family="text">
      <style:text-properties style:language-asian="fr" style:country-asian="FR"/>
    </style:style>
    <style:style style:name="T2657" style:parent-style-name="Policepardéfaut" style:family="text">
      <style:text-properties style:language-asian="fr" style:country-asian="FR"/>
    </style:style>
    <style:style style:name="T2658" style:parent-style-name="Policepardéfaut" style:family="text">
      <style:text-properties style:language-asian="fr" style:country-asian="FR"/>
    </style:style>
    <style:style style:name="T2659" style:parent-style-name="Policepardéfaut" style:family="text">
      <style:text-properties style:language-asian="fr" style:country-asian="FR"/>
    </style:style>
    <style:style style:name="T2660" style:parent-style-name="Policepardéfaut" style:family="text">
      <style:text-properties style:language-asian="fr" style:country-asian="FR"/>
    </style:style>
    <style:style style:name="T2661" style:parent-style-name="Policepardéfaut" style:family="text">
      <style:text-properties style:language-asian="fr" style:country-asian="FR"/>
    </style:style>
    <style:style style:name="T2662" style:parent-style-name="Policepardéfaut" style:family="text">
      <style:text-properties style:language-asian="fr" style:country-asian="FR"/>
    </style:style>
    <style:style style:name="T2663" style:parent-style-name="Policepardéfaut" style:family="text">
      <style:text-properties style:language-asian="fr" style:country-asian="FR"/>
    </style:style>
    <style:style style:name="T2664" style:parent-style-name="Policepardéfaut" style:family="text">
      <style:text-properties style:language-asian="fr" style:country-asian="FR"/>
    </style:style>
    <style:style style:name="T2665" style:parent-style-name="Policepardéfaut" style:family="text">
      <style:text-properties style:language-asian="fr" style:country-asian="FR"/>
    </style:style>
    <style:style style:name="T2666" style:parent-style-name="Policepardéfaut" style:family="text">
      <style:text-properties style:language-asian="fr" style:country-asian="FR"/>
    </style:style>
    <style:style style:name="T2667" style:parent-style-name="Policepardéfaut" style:family="text">
      <style:text-properties style:language-asian="fr" style:country-asian="FR"/>
    </style:style>
    <style:style style:name="T2668" style:parent-style-name="Policepardéfaut" style:family="text">
      <style:text-properties style:language-asian="fr" style:country-asian="FR"/>
    </style:style>
    <style:style style:name="T2669" style:parent-style-name="Policepardéfaut" style:family="text">
      <style:text-properties style:language-asian="fr" style:country-asian="FR"/>
    </style:style>
    <style:style style:name="T2670" style:parent-style-name="Policepardéfaut" style:family="text">
      <style:text-properties style:language-asian="fr" style:country-asian="FR"/>
    </style:style>
    <style:style style:name="T2671" style:parent-style-name="Policepardéfaut" style:family="text">
      <style:text-properties style:language-asian="fr" style:country-asian="FR"/>
    </style:style>
    <style:style style:name="T2672" style:parent-style-name="Policepardéfaut" style:family="text">
      <style:text-properties style:language-asian="fr" style:country-asian="FR"/>
    </style:style>
    <style:style style:name="T2673" style:parent-style-name="Policepardéfaut" style:family="text">
      <style:text-properties style:language-asian="fr" style:country-asian="FR"/>
    </style:style>
    <style:style style:name="T2674" style:parent-style-name="Policepardéfaut" style:family="text">
      <style:text-properties style:language-asian="fr" style:country-asian="FR"/>
    </style:style>
    <style:style style:name="T2675" style:parent-style-name="Policepardéfaut" style:family="text">
      <style:text-properties style:language-asian="fr" style:country-asian="FR"/>
    </style:style>
    <style:style style:name="T2676" style:parent-style-name="Policepardéfaut" style:family="text">
      <style:text-properties style:language-asian="fr" style:country-asian="FR"/>
    </style:style>
    <style:style style:name="T2677" style:parent-style-name="Policepardéfaut" style:family="text">
      <style:text-properties style:language-asian="fr" style:country-asian="FR"/>
    </style:style>
    <style:style style:name="T2678" style:parent-style-name="Policepardéfaut" style:family="text">
      <style:text-properties style:language-asian="fr" style:country-asian="FR"/>
    </style:style>
    <style:style style:name="T2679" style:parent-style-name="Policepardéfaut" style:family="text">
      <style:text-properties style:language-asian="fr" style:country-asian="FR"/>
    </style:style>
    <style:style style:name="T2680" style:parent-style-name="Policepardéfaut" style:family="text">
      <style:text-properties style:language-asian="fr" style:country-asian="FR"/>
    </style:style>
    <style:style style:name="T2681" style:parent-style-name="Policepardéfaut" style:family="text">
      <style:text-properties style:language-asian="fr" style:country-asian="FR"/>
    </style:style>
    <style:style style:name="T2682" style:parent-style-name="Policepardéfaut" style:family="text">
      <style:text-properties style:language-asian="fr" style:country-asian="FR"/>
    </style:style>
    <style:style style:name="T2683" style:parent-style-name="Policepardéfaut" style:family="text">
      <style:text-properties style:font-size-complex="12pt" style:language-asian="fr" style:country-asian="FR"/>
    </style:style>
    <style:style style:name="T2684" style:parent-style-name="Policepardéfaut" style:family="text">
      <style:text-properties style:language-asian="fr" style:country-asian="FR"/>
    </style:style>
    <style:style style:name="T2685" style:parent-style-name="Policepardéfaut" style:family="text">
      <style:text-properties style:language-asian="fr" style:country-asian="FR"/>
    </style:style>
    <style:style style:name="T2686" style:parent-style-name="Policepardéfaut" style:family="text">
      <style:text-properties style:language-asian="fr" style:country-asian="FR"/>
    </style:style>
    <style:style style:name="T2687" style:parent-style-name="Policepardéfaut" style:family="text">
      <style:text-properties style:font-style-complex="italic" style:font-size-complex="12pt" style:language-asian="fr" style:country-asian="FR"/>
    </style:style>
    <style:style style:name="T2688" style:parent-style-name="Policepardéfaut" style:family="text">
      <style:text-properties style:font-style-complex="italic" style:font-size-complex="12pt" style:language-asian="fr" style:country-asian="FR"/>
    </style:style>
    <style:style style:name="T2689" style:parent-style-name="Policepardéfaut" style:family="text">
      <style:text-properties style:font-style-complex="italic" style:font-size-complex="12pt" style:language-asian="fr" style:country-asian="FR"/>
    </style:style>
    <style:style style:name="T2690" style:parent-style-name="Policepardéfaut" style:family="text">
      <style:text-properties style:font-size-complex="12pt" style:language-asian="fr" style:country-asian="FR"/>
    </style:style>
    <style:style style:name="T2691" style:parent-style-name="Policepardéfaut" style:family="text">
      <style:text-properties style:language-asian="fr" style:country-asian="FR"/>
    </style:style>
    <style:style style:name="T2692" style:parent-style-name="Policepardéfaut" style:family="text">
      <style:text-properties style:language-asian="fr" style:country-asian="FR"/>
    </style:style>
    <style:style style:name="T2693" style:parent-style-name="Policepardéfaut" style:family="text">
      <style:text-properties style:language-asian="fr" style:country-asian="FR"/>
    </style:style>
    <style:style style:name="T2694" style:parent-style-name="Policepardéfaut" style:family="text">
      <style:text-properties style:language-asian="fr" style:country-asian="FR"/>
    </style:style>
    <style:style style:name="T2695" style:parent-style-name="Policepardéfaut" style:family="text">
      <style:text-properties style:language-asian="fr" style:country-asian="FR"/>
    </style:style>
    <style:style style:name="T2696" style:parent-style-name="Policepardéfaut" style:family="text">
      <style:text-properties style:language-asian="fr" style:country-asian="FR"/>
    </style:style>
    <style:style style:name="T2697" style:parent-style-name="Policepardéfaut" style:family="text">
      <style:text-properties style:language-asian="fr" style:country-asian="FR"/>
    </style:style>
    <style:style style:name="T2698" style:parent-style-name="Policepardéfaut" style:family="text">
      <style:text-properties style:language-asian="fr" style:country-asian="FR"/>
    </style:style>
    <style:style style:name="T2699" style:parent-style-name="Policepardéfaut" style:family="text">
      <style:text-properties style:language-asian="fr" style:country-asian="FR"/>
    </style:style>
    <style:style style:name="T2700" style:parent-style-name="Policepardéfaut" style:family="text">
      <style:text-properties style:language-asian="fr" style:country-asian="FR"/>
    </style:style>
    <style:style style:name="T2701" style:parent-style-name="Policepardéfaut" style:family="text">
      <style:text-properties style:language-asian="fr" style:country-asian="FR"/>
    </style:style>
    <style:style style:name="T2702" style:parent-style-name="Policepardéfaut" style:family="text">
      <style:text-properties style:language-asian="fr" style:country-asian="FR"/>
    </style:style>
    <style:style style:name="T2703" style:parent-style-name="Policepardéfaut" style:family="text">
      <style:text-properties style:language-asian="fr" style:country-asian="FR"/>
    </style:style>
    <style:style style:name="T2704" style:parent-style-name="Policepardéfaut" style:family="text">
      <style:text-properties style:language-asian="fr" style:country-asian="FR"/>
    </style:style>
    <style:style style:name="T2705" style:parent-style-name="Policepardéfaut" style:family="text">
      <style:text-properties style:language-asian="fr" style:country-asian="FR"/>
    </style:style>
    <style:style style:name="T2706" style:parent-style-name="Policepardéfaut" style:family="text">
      <style:text-properties style:language-asian="fr" style:country-asian="FR"/>
    </style:style>
    <style:style style:name="T2707" style:parent-style-name="Policepardéfaut" style:family="text">
      <style:text-properties style:language-asian="fr" style:country-asian="FR"/>
    </style:style>
    <style:style style:name="T2708" style:parent-style-name="Policepardéfaut" style:family="text">
      <style:text-properties style:language-asian="fr" style:country-asian="FR"/>
    </style:style>
    <style:style style:name="T2709" style:parent-style-name="Policepardéfaut" style:family="text">
      <style:text-properties style:language-asian="fr" style:country-asian="FR"/>
    </style:style>
    <style:style style:name="T2710" style:parent-style-name="Policepardéfaut" style:family="text">
      <style:text-properties style:language-asian="fr" style:country-asian="FR"/>
    </style:style>
    <style:style style:name="T2711" style:parent-style-name="Policepardéfaut" style:family="text">
      <style:text-properties style:language-asian="fr" style:country-asian="FR"/>
    </style:style>
    <style:style style:name="T2712" style:parent-style-name="Policepardéfaut" style:family="text">
      <style:text-properties style:language-asian="fr" style:country-asian="FR"/>
    </style:style>
    <style:style style:name="T2713" style:parent-style-name="Policepardéfaut" style:family="text">
      <style:text-properties style:language-asian="fr" style:country-asian="FR"/>
    </style:style>
    <style:style style:name="T2714" style:parent-style-name="Policepardéfaut" style:family="text">
      <style:text-properties style:language-asian="fr" style:country-asian="FR"/>
    </style:style>
    <style:style style:name="T2715" style:parent-style-name="Policepardéfaut" style:family="text">
      <style:text-properties style:language-asian="fr" style:country-asian="FR"/>
    </style:style>
    <style:style style:name="T2716" style:parent-style-name="Policepardéfaut" style:family="text">
      <style:text-properties style:language-asian="fr" style:country-asian="FR"/>
    </style:style>
    <style:style style:name="T2717" style:parent-style-name="Policepardéfaut" style:family="text">
      <style:text-properties style:language-asian="fr" style:country-asian="FR"/>
    </style:style>
    <style:style style:name="T2718" style:parent-style-name="Policepardéfaut" style:family="text">
      <style:text-properties style:language-asian="fr" style:country-asian="FR"/>
    </style:style>
    <style:style style:name="T2719" style:parent-style-name="Policepardéfaut" style:family="text">
      <style:text-properties style:language-asian="fr" style:country-asian="FR"/>
    </style:style>
    <style:style style:name="T2720" style:parent-style-name="Policepardéfaut" style:family="text">
      <style:text-properties style:language-asian="fr" style:country-asian="FR"/>
    </style:style>
    <style:style style:name="T2721" style:parent-style-name="Policepardéfaut" style:family="text">
      <style:text-properties style:language-asian="fr" style:country-asian="FR"/>
    </style:style>
    <style:style style:name="T2722" style:parent-style-name="Policepardéfaut" style:family="text">
      <style:text-properties style:language-asian="fr" style:country-asian="FR"/>
    </style:style>
    <style:style style:name="T2723" style:parent-style-name="Policepardéfaut" style:family="text">
      <style:text-properties style:language-asian="fr" style:country-asian="FR"/>
    </style:style>
    <style:style style:name="T2724" style:parent-style-name="Policepardéfaut" style:family="text">
      <style:text-properties style:language-asian="fr" style:country-asian="FR"/>
    </style:style>
    <style:style style:name="T2725" style:parent-style-name="Policepardéfaut" style:family="text">
      <style:text-properties style:language-asian="fr" style:country-asian="FR"/>
    </style:style>
    <style:style style:name="T2726" style:parent-style-name="Policepardéfaut" style:family="text">
      <style:text-properties style:language-asian="fr" style:country-asian="FR"/>
    </style:style>
    <style:style style:name="T2727" style:parent-style-name="Policepardéfaut" style:family="text">
      <style:text-properties style:language-asian="fr" style:country-asian="FR"/>
    </style:style>
    <style:style style:name="T2728" style:parent-style-name="Policepardéfaut" style:family="text">
      <style:text-properties style:language-asian="fr" style:country-asian="FR"/>
    </style:style>
    <style:style style:name="T2729" style:parent-style-name="Policepardéfaut" style:family="text">
      <style:text-properties style:language-asian="fr" style:country-asian="FR"/>
    </style:style>
    <style:style style:name="T2730" style:parent-style-name="Policepardéfaut" style:family="text">
      <style:text-properties style:language-asian="fr" style:country-asian="FR"/>
    </style:style>
    <style:style style:name="T2731" style:parent-style-name="Policepardéfaut" style:family="text">
      <style:text-properties style:language-asian="fr" style:country-asian="FR"/>
    </style:style>
    <style:style style:name="T2732" style:parent-style-name="Policepardéfaut" style:family="text">
      <style:text-properties style:language-asian="fr" style:country-asian="FR"/>
    </style:style>
    <style:style style:name="T2733" style:parent-style-name="Policepardéfaut" style:family="text">
      <style:text-properties style:language-asian="fr" style:country-asian="FR"/>
    </style:style>
    <style:style style:name="T2734" style:parent-style-name="Policepardéfaut" style:family="text">
      <style:text-properties style:language-asian="fr" style:country-asian="FR"/>
    </style:style>
    <style:style style:name="T2735" style:parent-style-name="Policepardéfaut" style:family="text">
      <style:text-properties style:language-asian="fr" style:country-asian="FR"/>
    </style:style>
    <style:style style:name="T2736" style:parent-style-name="Policepardéfaut" style:family="text">
      <style:text-properties style:language-asian="fr" style:country-asian="FR"/>
    </style:style>
    <style:style style:name="T2737" style:parent-style-name="Policepardéfaut" style:family="text">
      <style:text-properties style:language-asian="fr" style:country-asian="FR"/>
    </style:style>
    <style:style style:name="T2738" style:parent-style-name="Policepardéfaut" style:family="text">
      <style:text-properties style:language-asian="fr" style:country-asian="FR"/>
    </style:style>
    <style:style style:name="T2739" style:parent-style-name="Policepardéfaut" style:family="text">
      <style:text-properties style:language-asian="fr" style:country-asian="FR"/>
    </style:style>
    <style:style style:name="T2740" style:parent-style-name="Policepardéfaut" style:family="text">
      <style:text-properties style:language-asian="fr" style:country-asian="FR"/>
    </style:style>
    <style:style style:name="T2741" style:parent-style-name="Policepardéfaut" style:family="text">
      <style:text-properties style:language-asian="fr" style:country-asian="FR"/>
    </style:style>
    <style:style style:name="T2742" style:parent-style-name="Policepardéfaut" style:family="text">
      <style:text-properties style:language-asian="fr" style:country-asian="FR"/>
    </style:style>
    <style:style style:name="T2743" style:parent-style-name="Policepardéfaut" style:family="text">
      <style:text-properties style:font-weight-complex="bold" style:font-style-complex="italic" style:language-asian="fr" style:country-asian="FR"/>
    </style:style>
    <style:style style:name="T2744" style:parent-style-name="Policepardéfaut" style:family="text">
      <style:text-properties style:language-asian="fr" style:country-asian="FR"/>
    </style:style>
    <style:style style:name="T2745" style:parent-style-name="Policepardéfaut" style:family="text">
      <style:text-properties style:language-asian="fr" style:country-asian="FR"/>
    </style:style>
    <style:style style:name="T2746" style:parent-style-name="Policepardéfaut" style:family="text">
      <style:text-properties style:language-asian="fr" style:country-asian="FR"/>
    </style:style>
    <style:style style:name="T2747" style:parent-style-name="Policepardéfaut" style:family="text">
      <style:text-properties style:language-asian="fr" style:country-asian="FR"/>
    </style:style>
    <style:style style:name="T2748" style:parent-style-name="Policepardéfaut" style:family="text">
      <style:text-properties style:language-asian="fr" style:country-asian="FR"/>
    </style:style>
    <style:style style:name="T2749" style:parent-style-name="Policepardéfaut" style:family="text">
      <style:text-properties style:language-asian="fr" style:country-asian="FR"/>
    </style:style>
    <style:style style:name="T2750" style:parent-style-name="Policepardéfaut" style:family="text">
      <style:text-properties style:language-asian="fr" style:country-asian="FR"/>
    </style:style>
    <style:style style:name="T2751" style:parent-style-name="Policepardéfaut" style:family="text">
      <style:text-properties style:language-asian="fr" style:country-asian="FR"/>
    </style:style>
    <style:style style:name="T2752" style:parent-style-name="Policepardéfaut" style:family="text">
      <style:text-properties style:language-asian="fr" style:country-asian="FR"/>
    </style:style>
    <style:style style:name="T2753" style:parent-style-name="Policepardéfaut" style:family="text">
      <style:text-properties style:language-asian="fr" style:country-asian="FR"/>
    </style:style>
    <style:style style:name="T2754" style:parent-style-name="Policepardéfaut" style:family="text">
      <style:text-properties style:language-asian="fr" style:country-asian="FR"/>
    </style:style>
    <style:style style:name="T2755" style:parent-style-name="Policepardéfaut" style:family="text">
      <style:text-properties style:language-asian="fr" style:country-asian="FR"/>
    </style:style>
    <style:style style:name="T2756" style:parent-style-name="Policepardéfaut" style:family="text">
      <style:text-properties style:language-asian="fr" style:country-asian="FR"/>
    </style:style>
    <style:style style:name="T2757" style:parent-style-name="Policepardéfaut" style:family="text">
      <style:text-properties style:language-asian="fr" style:country-asian="FR"/>
    </style:style>
    <style:style style:name="T2758" style:parent-style-name="Policepardéfaut" style:family="text">
      <style:text-properties style:language-asian="fr" style:country-asian="FR"/>
    </style:style>
    <style:style style:name="T2759" style:parent-style-name="Policepardéfaut" style:family="text">
      <style:text-properties style:language-asian="fr" style:country-asian="FR"/>
    </style:style>
    <style:style style:name="T2760" style:parent-style-name="Policepardéfaut" style:family="text">
      <style:text-properties style:language-asian="fr" style:country-asian="FR"/>
    </style:style>
    <style:style style:name="T2761" style:parent-style-name="Policepardéfaut" style:family="text">
      <style:text-properties style:language-asian="fr" style:country-asian="FR"/>
    </style:style>
    <style:style style:name="T2762" style:parent-style-name="Policepardéfaut" style:family="text">
      <style:text-properties style:language-asian="fr" style:country-asian="FR"/>
    </style:style>
    <style:style style:name="T2763" style:parent-style-name="Policepardéfaut" style:family="text">
      <style:text-properties style:language-asian="fr" style:country-asian="FR"/>
    </style:style>
    <style:style style:name="T2764" style:parent-style-name="Policepardéfaut" style:family="text">
      <style:text-properties style:font-weight-complex="bold" style:font-style-complex="italic" style:language-asian="fr" style:country-asian="FR"/>
    </style:style>
    <style:style style:name="T2765" style:parent-style-name="Policepardéfaut" style:family="text">
      <style:text-properties style:language-asian="fr" style:country-asian="FR"/>
    </style:style>
    <style:style style:name="T2766" style:parent-style-name="Policepardéfaut" style:family="text">
      <style:text-properties style:language-asian="fr" style:country-asian="FR"/>
    </style:style>
    <style:style style:name="T2767" style:parent-style-name="Policepardéfaut" style:family="text">
      <style:text-properties style:language-asian="fr" style:country-asian="FR"/>
    </style:style>
    <style:style style:name="T2768" style:parent-style-name="Policepardéfaut" style:family="text">
      <style:text-properties style:language-asian="fr" style:country-asian="FR"/>
    </style:style>
    <style:style style:name="T2769" style:parent-style-name="Policepardéfaut" style:family="text">
      <style:text-properties style:language-asian="fr" style:country-asian="FR"/>
    </style:style>
    <style:style style:name="T2770" style:parent-style-name="Policepardéfaut" style:family="text">
      <style:text-properties style:language-asian="fr" style:country-asian="FR"/>
    </style:style>
    <style:style style:name="T2771" style:parent-style-name="Policepardéfaut" style:family="text">
      <style:text-properties style:language-asian="fr" style:country-asian="FR"/>
    </style:style>
    <style:style style:name="T2772" style:parent-style-name="Policepardéfaut" style:family="text">
      <style:text-properties style:language-asian="fr" style:country-asian="FR"/>
    </style:style>
    <style:style style:name="T2773" style:parent-style-name="Policepardéfaut" style:family="text">
      <style:text-properties style:language-asian="fr" style:country-asian="FR"/>
    </style:style>
    <style:style style:name="T2774" style:parent-style-name="Policepardéfaut" style:family="text">
      <style:text-properties style:language-asian="fr" style:country-asian="FR"/>
    </style:style>
    <style:style style:name="T2775" style:parent-style-name="Policepardéfaut" style:family="text">
      <style:text-properties style:language-asian="fr" style:country-asian="FR"/>
    </style:style>
    <style:style style:name="T2776" style:parent-style-name="Policepardéfaut" style:family="text">
      <style:text-properties style:language-asian="fr" style:country-asian="FR"/>
    </style:style>
    <style:style style:name="T2777" style:parent-style-name="Policepardéfaut" style:family="text">
      <style:text-properties style:language-asian="fr" style:country-asian="FR"/>
    </style:style>
    <style:style style:name="T2778" style:parent-style-name="Policepardéfaut" style:family="text">
      <style:text-properties style:language-asian="fr" style:country-asian="FR"/>
    </style:style>
    <style:style style:name="T2779" style:parent-style-name="Policepardéfaut" style:family="text">
      <style:text-properties style:language-asian="fr" style:country-asian="FR"/>
    </style:style>
    <style:style style:name="T2780" style:parent-style-name="Policepardéfaut" style:family="text">
      <style:text-properties style:language-asian="fr" style:country-asian="FR"/>
    </style:style>
    <style:style style:name="T2781" style:parent-style-name="Policepardéfaut" style:family="text">
      <style:text-properties style:language-asian="fr" style:country-asian="FR"/>
    </style:style>
    <style:style style:name="T2782" style:parent-style-name="Policepardéfaut" style:family="text">
      <style:text-properties style:language-asian="fr" style:country-asian="FR"/>
    </style:style>
    <style:style style:name="T2783" style:parent-style-name="Policepardéfaut" style:family="text">
      <style:text-properties style:font-weight-complex="bold" style:font-style-complex="italic" style:language-asian="fr" style:country-asian="FR"/>
    </style:style>
    <style:style style:name="T2784" style:parent-style-name="Policepardéfaut" style:family="text">
      <style:text-properties style:font-weight-complex="bold" style:font-style-complex="italic" style:language-asian="fr" style:country-asian="FR"/>
    </style:style>
    <style:style style:name="T2785" style:parent-style-name="Policepardéfaut" style:family="text">
      <style:text-properties style:font-weight-complex="bold" style:font-style-complex="italic" style:language-asian="fr" style:country-asian="FR"/>
    </style:style>
    <style:style style:name="T2786" style:parent-style-name="Policepardéfaut" style:family="text">
      <style:text-properties style:language-asian="fr" style:country-asian="FR"/>
    </style:style>
    <style:style style:name="T2787" style:parent-style-name="Policepardéfaut" style:family="text">
      <style:text-properties style:font-weight-complex="bold" style:font-style-complex="italic" style:language-asian="fr" style:country-asian="FR"/>
    </style:style>
    <style:style style:name="T2788" style:parent-style-name="Policepardéfaut" style:family="text">
      <style:text-properties style:font-style-complex="italic" style:language-asian="fr" style:country-asian="FR"/>
    </style:style>
    <style:style style:name="T2789" style:parent-style-name="Policepardéfaut" style:family="text">
      <style:text-properties style:language-asian="fr" style:country-asian="FR"/>
    </style:style>
    <style:style style:name="T2790" style:parent-style-name="Policepardéfaut" style:family="text">
      <style:text-properties style:language-asian="fr" style:country-asian="FR"/>
    </style:style>
    <style:style style:name="T2791" style:parent-style-name="Policepardéfaut" style:family="text">
      <style:text-properties style:language-asian="fr" style:country-asian="FR"/>
    </style:style>
    <style:style style:name="T2792" style:parent-style-name="Policepardéfaut" style:family="text">
      <style:text-properties style:language-asian="fr" style:country-asian="FR"/>
    </style:style>
    <style:style style:name="T2793" style:parent-style-name="Policepardéfaut" style:family="text">
      <style:text-properties style:language-asian="fr" style:country-asian="FR"/>
    </style:style>
    <style:style style:name="T2794" style:parent-style-name="Policepardéfaut" style:family="text">
      <style:text-properties style:language-asian="fr" style:country-asian="FR"/>
    </style:style>
    <style:style style:name="T2795" style:parent-style-name="Policepardéfaut" style:family="text">
      <style:text-properties style:font-weight-complex="bold" style:font-style-complex="italic" style:language-asian="fr" style:country-asian="FR"/>
    </style:style>
    <style:style style:name="T2796" style:parent-style-name="Policepardéfaut" style:family="text">
      <style:text-properties style:language-asian="fr" style:country-asian="FR"/>
    </style:style>
    <style:style style:name="T2797" style:parent-style-name="Policepardéfaut" style:family="text">
      <style:text-properties style:language-asian="fr" style:country-asian="FR"/>
    </style:style>
    <style:style style:name="T2798" style:parent-style-name="Policepardéfaut" style:family="text">
      <style:text-properties style:language-asian="fr" style:country-asian="FR"/>
    </style:style>
    <style:style style:name="T2799" style:parent-style-name="Policepardéfaut" style:family="text">
      <style:text-properties style:language-asian="fr" style:country-asian="FR"/>
    </style:style>
    <style:style style:name="T2800" style:parent-style-name="Policepardéfaut" style:family="text">
      <style:text-properties style:language-asian="fr" style:country-asian="FR"/>
    </style:style>
    <style:style style:name="T2801" style:parent-style-name="Policepardéfaut" style:family="text">
      <style:text-properties style:language-asian="fr" style:country-asian="FR"/>
    </style:style>
    <style:style style:name="T2802" style:parent-style-name="Policepardéfaut" style:family="text">
      <style:text-properties style:language-asian="fr" style:country-asian="FR"/>
    </style:style>
    <style:style style:name="T2803" style:parent-style-name="Policepardéfaut" style:family="text">
      <style:text-properties style:language-asian="fr" style:country-asian="FR"/>
    </style:style>
    <style:style style:name="T2804" style:parent-style-name="Policepardéfaut" style:family="text">
      <style:text-properties style:language-asian="fr" style:country-asian="FR"/>
    </style:style>
    <style:style style:name="T2805" style:parent-style-name="Policepardéfaut" style:family="text">
      <style:text-properties style:language-asian="fr" style:country-asian="FR"/>
    </style:style>
    <style:style style:name="T2806" style:parent-style-name="Policepardéfaut" style:family="text">
      <style:text-properties style:language-asian="fr" style:country-asian="FR"/>
    </style:style>
    <style:style style:name="T2807" style:parent-style-name="Policepardéfaut" style:family="text">
      <style:text-properties style:language-asian="fr" style:country-asian="FR"/>
    </style:style>
    <style:style style:name="T2808" style:parent-style-name="Policepardéfaut" style:family="text">
      <style:text-properties style:language-asian="fr" style:country-asian="FR"/>
    </style:style>
    <style:style style:name="T2809" style:parent-style-name="Policepardéfaut" style:family="text">
      <style:text-properties style:language-asian="fr" style:country-asian="FR"/>
    </style:style>
    <style:style style:name="T2810" style:parent-style-name="Policepardéfaut" style:family="text">
      <style:text-properties style:language-asian="fr" style:country-asian="FR"/>
    </style:style>
    <style:style style:name="T2811" style:parent-style-name="Policepardéfaut" style:family="text">
      <style:text-properties style:language-asian="fr" style:country-asian="FR"/>
    </style:style>
    <style:style style:name="T2812" style:parent-style-name="Policepardéfaut" style:family="text">
      <style:text-properties style:language-asian="fr" style:country-asian="FR"/>
    </style:style>
    <style:style style:name="T2813" style:parent-style-name="Policepardéfaut" style:family="text">
      <style:text-properties style:language-asian="fr" style:country-asian="FR"/>
    </style:style>
    <style:style style:name="T2814" style:parent-style-name="Policepardéfaut" style:family="text">
      <style:text-properties style:language-asian="fr" style:country-asian="FR"/>
    </style:style>
    <style:style style:name="P2815" style:parent-style-name="quote.l" style:family="paragraph">
      <style:text-properties style:language-asian="fr" style:country-asian="FR"/>
    </style:style>
    <style:style style:name="T2816" style:parent-style-name="Policepardéfaut" style:family="text">
      <style:text-properties style:language-asian="fr" style:country-asian="FR"/>
    </style:style>
    <style:style style:name="T2817" style:parent-style-name="Policepardéfaut" style:family="text">
      <style:text-properties style:language-asian="fr" style:country-asian="FR"/>
    </style:style>
    <style:style style:name="T2818" style:parent-style-name="Policepardéfaut" style:family="text">
      <style:text-properties style:language-asian="fr" style:country-asian="FR"/>
    </style:style>
    <style:style style:name="T2819" style:parent-style-name="Policepardéfaut" style:family="text">
      <style:text-properties style:language-asian="fr" style:country-asian="FR"/>
    </style:style>
    <style:style style:name="T2820" style:parent-style-name="Policepardéfaut" style:family="text">
      <style:text-properties style:language-asian="fr" style:country-asian="FR"/>
    </style:style>
    <style:style style:name="T2821" style:parent-style-name="Policepardéfaut" style:family="text">
      <style:text-properties style:language-asian="fr" style:country-asian="FR"/>
    </style:style>
    <style:style style:name="T2822" style:parent-style-name="Policepardéfaut" style:family="text">
      <style:text-properties style:language-asian="fr" style:country-asian="FR"/>
    </style:style>
    <style:style style:name="T2823" style:parent-style-name="Policepardéfaut" style:family="text">
      <style:text-properties style:language-asian="fr" style:country-asian="FR"/>
    </style:style>
    <style:style style:name="P2824" style:parent-style-name="quote.l" style:family="paragraph">
      <style:text-properties style:language-asian="fr" style:country-asian="FR"/>
    </style:style>
    <style:style style:name="P2825" style:parent-style-name="quote.l" style:family="paragraph">
      <style:text-properties style:language-asian="fr" style:country-asian="FR"/>
    </style:style>
    <style:style style:name="P2826" style:parent-style-name="quote.l" style:family="paragraph">
      <style:text-properties style:language-asian="fr" style:country-asian="FR"/>
    </style:style>
    <style:style style:name="T2827" style:parent-style-name="Policepardéfaut" style:family="text">
      <style:text-properties style:language-asian="fr" style:country-asian="FR"/>
    </style:style>
    <style:style style:name="T2828" style:parent-style-name="Policepardéfaut" style:family="text">
      <style:text-properties style:language-asian="fr" style:country-asian="FR"/>
    </style:style>
    <style:style style:name="P2829" style:parent-style-name="quote.l" style:family="paragraph">
      <style:text-properties style:language-asian="fr" style:country-asian="FR"/>
    </style:style>
    <style:style style:name="T2830" style:parent-style-name="Policepardéfaut" style:family="text">
      <style:text-properties style:language-asian="fr" style:country-asian="FR"/>
    </style:style>
    <style:style style:name="T2831" style:parent-style-name="Policepardéfaut" style:family="text">
      <style:text-properties style:language-asian="fr" style:country-asian="FR"/>
    </style:style>
    <style:style style:name="T2832" style:parent-style-name="Policepardéfaut" style:family="text">
      <style:text-properties style:language-asian="fr" style:country-asian="FR"/>
    </style:style>
    <style:style style:name="T2833" style:parent-style-name="Policepardéfaut" style:family="text">
      <style:text-properties style:language-asian="fr" style:country-asian="FR"/>
    </style:style>
    <style:style style:name="T2834" style:parent-style-name="Policepardéfaut" style:family="text">
      <style:text-properties style:language-asian="fr" style:country-asian="FR"/>
    </style:style>
    <style:style style:name="T2835" style:parent-style-name="Policepardéfaut" style:family="text">
      <style:text-properties style:language-asian="fr" style:country-asian="FR"/>
    </style:style>
    <style:style style:name="T2836" style:parent-style-name="Policepardéfaut" style:family="text">
      <style:text-properties style:language-asian="fr" style:country-asian="FR"/>
    </style:style>
    <style:style style:name="T2837" style:parent-style-name="Policepardéfaut" style:family="text">
      <style:text-properties style:language-asian="fr" style:country-asian="FR"/>
    </style:style>
    <style:style style:name="T2838" style:parent-style-name="Policepardéfaut" style:family="text">
      <style:text-properties style:language-asian="fr" style:country-asian="FR"/>
    </style:style>
    <style:style style:name="P2839" style:parent-style-name="quote.l" style:family="paragraph">
      <style:text-properties style:language-asian="fr" style:country-asian="FR"/>
    </style:style>
    <style:style style:name="T2840" style:parent-style-name="Policepardéfaut" style:family="text">
      <style:text-properties style:language-asian="fr" style:country-asian="FR"/>
    </style:style>
    <style:style style:name="T2841" style:parent-style-name="Policepardéfaut" style:family="text">
      <style:text-properties style:language-asian="fr" style:country-asian="FR"/>
    </style:style>
    <style:style style:name="T2842" style:parent-style-name="Policepardéfaut" style:family="text">
      <style:text-properties style:language-asian="fr" style:country-asian="FR"/>
    </style:style>
    <style:style style:name="T2843" style:parent-style-name="Policepardéfaut" style:family="text">
      <style:text-properties style:language-asian="fr" style:country-asian="FR"/>
    </style:style>
    <style:style style:name="T2844" style:parent-style-name="Policepardéfaut" style:family="text">
      <style:text-properties style:language-asian="fr" style:country-asian="FR"/>
    </style:style>
    <style:style style:name="T2845" style:parent-style-name="Policepardéfaut" style:family="text">
      <style:text-properties style:language-asian="fr" style:country-asian="FR"/>
    </style:style>
    <style:style style:name="T2846" style:parent-style-name="Policepardéfaut" style:family="text">
      <style:text-properties style:language-asian="fr" style:country-asian="FR"/>
    </style:style>
    <style:style style:name="T2847" style:parent-style-name="Policepardéfaut" style:family="text">
      <style:text-properties style:language-asian="fr" style:country-asian="FR"/>
    </style:style>
    <style:style style:name="T2848" style:parent-style-name="Policepardéfaut" style:family="text">
      <style:text-properties style:language-asian="fr" style:country-asian="FR"/>
    </style:style>
    <style:style style:name="T2849" style:parent-style-name="Policepardéfaut" style:family="text">
      <style:text-properties style:language-asian="fr" style:country-asian="FR"/>
    </style:style>
    <style:style style:name="T2850" style:parent-style-name="Policepardéfaut" style:family="text">
      <style:text-properties style:language-asian="fr" style:country-asian="FR"/>
    </style:style>
    <style:style style:name="T2851" style:parent-style-name="Policepardéfaut" style:family="text">
      <style:text-properties style:language-asian="fr" style:country-asian="FR"/>
    </style:style>
    <style:style style:name="T2852" style:parent-style-name="Policepardéfaut" style:family="text">
      <style:text-properties style:language-asian="fr" style:country-asian="FR"/>
    </style:style>
    <style:style style:name="T2853" style:parent-style-name="Policepardéfaut" style:family="text">
      <style:text-properties style:language-asian="fr" style:country-asian="FR"/>
    </style:style>
    <style:style style:name="T2854" style:parent-style-name="Policepardéfaut" style:family="text">
      <style:text-properties style:language-asian="fr" style:country-asian="FR"/>
    </style:style>
    <style:style style:name="T2855" style:parent-style-name="Policepardéfaut" style:family="text">
      <style:text-properties style:language-asian="fr" style:country-asian="FR"/>
    </style:style>
    <style:style style:name="T2856" style:parent-style-name="Policepardéfaut" style:family="text">
      <style:text-properties style:language-asian="fr" style:country-asian="FR"/>
    </style:style>
    <style:style style:name="T2857" style:parent-style-name="Policepardéfaut" style:family="text">
      <style:text-properties style:language-asian="fr" style:country-asian="FR"/>
    </style:style>
    <style:style style:name="T2858" style:parent-style-name="Policepardéfaut" style:family="text">
      <style:text-properties style:language-asian="fr" style:country-asian="FR"/>
    </style:style>
    <style:style style:name="T2859" style:parent-style-name="Policepardéfaut" style:family="text">
      <style:text-properties style:language-asian="fr" style:country-asian="FR"/>
    </style:style>
    <style:style style:name="T2860" style:parent-style-name="Policepardéfaut" style:family="text">
      <style:text-properties style:font-style-complex="italic" style:language-asian="fr" style:country-asian="FR"/>
    </style:style>
    <style:style style:name="T2861" style:parent-style-name="Policepardéfaut" style:family="text">
      <style:text-properties style:font-style-complex="italic" style:language-asian="fr" style:country-asian="FR"/>
    </style:style>
    <style:style style:name="T2862" style:parent-style-name="Policepardéfaut" style:family="text">
      <style:text-properties style:font-size-complex="12pt" style:language-asian="fr" style:country-asian="FR"/>
    </style:style>
    <style:style style:name="T2863" style:parent-style-name="Policepardéfaut" style:family="text">
      <style:text-properties style:language-asian="fr" style:country-asian="FR"/>
    </style:style>
    <style:style style:name="T2864" style:parent-style-name="Policepardéfaut" style:family="text">
      <style:text-properties style:language-asian="fr" style:country-asian="FR"/>
    </style:style>
    <style:style style:name="T2865" style:parent-style-name="Policepardéfaut" style:family="text">
      <style:text-properties style:language-asian="fr" style:country-asian="FR"/>
    </style:style>
    <style:style style:name="T2866" style:parent-style-name="Policepardéfaut" style:family="text">
      <style:text-properties style:language-asian="fr" style:country-asian="FR"/>
    </style:style>
    <style:style style:name="T2867" style:parent-style-name="Policepardéfaut" style:family="text">
      <style:text-properties style:language-asian="fr" style:country-asian="FR"/>
    </style:style>
    <style:style style:name="T2868" style:parent-style-name="Policepardéfaut" style:family="text">
      <style:text-properties style:language-asian="fr" style:country-asian="FR"/>
    </style:style>
    <style:style style:name="T2869" style:parent-style-name="Policepardéfaut" style:family="text">
      <style:text-properties style:language-asian="fr" style:country-asian="FR"/>
    </style:style>
    <style:style style:name="T2870" style:parent-style-name="Policepardéfaut" style:family="text">
      <style:text-properties style:font-size-complex="12pt" style:language-asian="fr" style:country-asian="FR"/>
    </style:style>
    <style:style style:name="T2871" style:parent-style-name="Policepardéfaut" style:family="text">
      <style:text-properties style:language-asian="fr" style:country-asian="FR"/>
    </style:style>
    <style:style style:name="T2872" style:parent-style-name="Policepardéfaut" style:family="text">
      <style:text-properties style:language-asian="fr" style:country-asian="FR"/>
    </style:style>
    <style:style style:name="T2873" style:parent-style-name="Policepardéfaut" style:family="text">
      <style:text-properties style:language-asian="fr" style:country-asian="FR"/>
    </style:style>
    <style:style style:name="T2874" style:parent-style-name="Policepardéfaut" style:family="text">
      <style:text-properties style:language-asian="fr" style:country-asian="FR"/>
    </style:style>
    <style:style style:name="T2875" style:parent-style-name="Policepardéfaut" style:family="text">
      <style:text-properties style:language-asian="fr" style:country-asian="FR"/>
    </style:style>
    <style:style style:name="T2876" style:parent-style-name="Policepardéfaut" style:family="text">
      <style:text-properties style:language-asian="fr" style:country-asian="FR"/>
    </style:style>
    <style:style style:name="T2877" style:parent-style-name="Policepardéfaut" style:family="text">
      <style:text-properties style:language-asian="fr" style:country-asian="FR"/>
    </style:style>
    <style:style style:name="T2878" style:parent-style-name="Policepardéfaut" style:family="text">
      <style:text-properties style:language-asian="fr" style:country-asian="FR"/>
    </style:style>
    <style:style style:name="T2879" style:parent-style-name="Policepardéfaut" style:family="text">
      <style:text-properties style:language-asian="fr" style:country-asian="FR"/>
    </style:style>
    <style:style style:name="T2880" style:parent-style-name="Policepardéfaut" style:family="text">
      <style:text-properties style:language-asian="fr" style:country-asian="FR"/>
    </style:style>
    <style:style style:name="T2881" style:parent-style-name="Policepardéfaut" style:family="text">
      <style:text-properties style:language-asian="fr" style:country-asian="FR"/>
    </style:style>
    <style:style style:name="T2882" style:parent-style-name="Policepardéfaut" style:family="text">
      <style:text-properties style:language-asian="fr" style:country-asian="FR"/>
    </style:style>
    <style:style style:name="T2883" style:parent-style-name="Policepardéfaut" style:family="text">
      <style:text-properties style:language-asian="fr" style:country-asian="FR"/>
    </style:style>
    <style:style style:name="T2884" style:parent-style-name="Policepardéfaut" style:family="text">
      <style:text-properties style:language-asian="fr" style:country-asian="FR"/>
    </style:style>
    <style:style style:name="T2885" style:parent-style-name="Policepardéfaut" style:family="text">
      <style:text-properties style:language-asian="fr" style:country-asian="FR"/>
    </style:style>
    <style:style style:name="T2886" style:parent-style-name="Policepardéfaut" style:family="text">
      <style:text-properties style:language-asian="fr" style:country-asian="FR"/>
    </style:style>
    <style:style style:name="T2887" style:parent-style-name="Policepardéfaut" style:family="text">
      <style:text-properties style:language-asian="fr" style:country-asian="FR"/>
    </style:style>
    <style:style style:name="T2888" style:parent-style-name="Policepardéfaut" style:family="text">
      <style:text-properties style:language-asian="fr" style:country-asian="FR"/>
    </style:style>
    <style:style style:name="T2889" style:parent-style-name="Policepardéfaut" style:family="text">
      <style:text-properties style:language-asian="fr" style:country-asian="FR"/>
    </style:style>
    <style:style style:name="T2890" style:parent-style-name="Policepardéfaut" style:family="text">
      <style:text-properties style:language-asian="fr" style:country-asian="FR"/>
    </style:style>
    <style:style style:name="T2891" style:parent-style-name="Policepardéfaut" style:family="text">
      <style:text-properties style:language-asian="fr" style:country-asian="FR"/>
    </style:style>
    <style:style style:name="T2892" style:parent-style-name="Policepardéfaut" style:family="text">
      <style:text-properties style:language-asian="fr" style:country-asian="FR"/>
    </style:style>
    <style:style style:name="T2893" style:parent-style-name="Policepardéfaut" style:family="text">
      <style:text-properties style:language-asian="fr" style:country-asian="FR"/>
    </style:style>
    <style:style style:name="T2894" style:parent-style-name="Policepardéfaut" style:family="text">
      <style:text-properties style:language-asian="fr" style:country-asian="FR"/>
    </style:style>
    <style:style style:name="T2895" style:parent-style-name="Policepardéfaut" style:family="text">
      <style:text-properties style:language-asian="fr" style:country-asian="FR"/>
    </style:style>
    <style:style style:name="T2896" style:parent-style-name="Policepardéfaut" style:family="text">
      <style:text-properties style:language-asian="fr" style:country-asian="FR"/>
    </style:style>
    <style:style style:name="T2897" style:parent-style-name="Policepardéfaut" style:family="text">
      <style:text-properties style:language-asian="fr" style:country-asian="FR"/>
    </style:style>
    <style:style style:name="T2898" style:parent-style-name="Policepardéfaut" style:family="text">
      <style:text-properties style:language-asian="fr" style:country-asian="FR"/>
    </style:style>
    <style:style style:name="T2899" style:parent-style-name="Policepardéfaut" style:family="text">
      <style:text-properties style:language-asian="fr" style:country-asian="FR"/>
    </style:style>
    <style:style style:name="T2900" style:parent-style-name="Policepardéfaut" style:family="text">
      <style:text-properties style:language-asian="fr" style:country-asian="FR"/>
    </style:style>
    <style:style style:name="T2901" style:parent-style-name="Policepardéfaut" style:family="text">
      <style:text-properties style:language-asian="fr" style:country-asian="FR"/>
    </style:style>
    <style:style style:name="T2902" style:parent-style-name="Policepardéfaut" style:family="text">
      <style:text-properties style:language-asian="fr" style:country-asian="FR"/>
    </style:style>
    <style:style style:name="T2903" style:parent-style-name="Policepardéfaut" style:family="text">
      <style:text-properties style:language-asian="fr" style:country-asian="FR"/>
    </style:style>
    <style:style style:name="T2904" style:parent-style-name="Policepardéfaut" style:family="text">
      <style:text-properties style:language-asian="fr" style:country-asian="FR"/>
    </style:style>
    <style:style style:name="T2905" style:parent-style-name="Policepardéfaut" style:family="text">
      <style:text-properties style:language-asian="fr" style:country-asian="FR"/>
    </style:style>
    <style:style style:name="T2906" style:parent-style-name="Policepardéfaut" style:family="text">
      <style:text-properties style:language-asian="fr" style:country-asian="FR"/>
    </style:style>
    <style:style style:name="T2907" style:parent-style-name="Policepardéfaut" style:family="text">
      <style:text-properties style:language-asian="fr" style:country-asian="FR"/>
    </style:style>
    <style:style style:name="T2908" style:parent-style-name="Policepardéfaut" style:family="text">
      <style:text-properties style:language-asian="fr" style:country-asian="FR"/>
    </style:style>
    <style:style style:name="T2909" style:parent-style-name="Policepardéfaut" style:family="text">
      <style:text-properties style:language-asian="fr" style:country-asian="FR"/>
    </style:style>
    <style:style style:name="T2910" style:parent-style-name="Policepardéfaut" style:family="text">
      <style:text-properties style:language-asian="fr" style:country-asian="FR"/>
    </style:style>
    <style:style style:name="T2911" style:parent-style-name="Policepardéfaut" style:family="text">
      <style:text-properties style:language-asian="fr" style:country-asian="FR"/>
    </style:style>
    <style:style style:name="T2912" style:parent-style-name="Policepardéfaut" style:family="text">
      <style:text-properties style:language-asian="fr" style:country-asian="FR"/>
    </style:style>
    <style:style style:name="T2913" style:parent-style-name="Policepardéfaut" style:family="text">
      <style:text-properties style:language-asian="fr" style:country-asian="FR"/>
    </style:style>
    <style:style style:name="T2914" style:parent-style-name="Policepardéfaut" style:family="text">
      <style:text-properties style:language-asian="fr" style:country-asian="FR"/>
    </style:style>
    <style:style style:name="T2915" style:parent-style-name="Policepardéfaut" style:family="text">
      <style:text-properties style:language-asian="fr" style:country-asian="FR"/>
    </style:style>
    <style:style style:name="T2916" style:parent-style-name="Policepardéfaut" style:family="text">
      <style:text-properties style:language-asian="fr" style:country-asian="FR"/>
    </style:style>
    <style:style style:name="T2917" style:parent-style-name="Policepardéfaut" style:family="text">
      <style:text-properties style:language-asian="fr" style:country-asian="FR"/>
    </style:style>
    <style:style style:name="T2918" style:parent-style-name="Policepardéfaut" style:family="text">
      <style:text-properties style:language-asian="fr" style:country-asian="FR"/>
    </style:style>
    <style:style style:name="T2919" style:parent-style-name="Policepardéfaut" style:family="text">
      <style:text-properties style:language-asian="fr" style:country-asian="FR"/>
    </style:style>
    <style:style style:name="T2920" style:parent-style-name="Policepardéfaut" style:family="text">
      <style:text-properties style:language-asian="fr" style:country-asian="FR"/>
    </style:style>
    <style:style style:name="T2921" style:parent-style-name="Policepardéfaut" style:family="text">
      <style:text-properties style:language-asian="fr" style:country-asian="FR"/>
    </style:style>
    <style:style style:name="T2922" style:parent-style-name="Policepardéfaut" style:family="text">
      <style:text-properties style:language-asian="fr" style:country-asian="FR"/>
    </style:style>
    <style:style style:name="T2923" style:parent-style-name="Policepardéfaut" style:family="text">
      <style:text-properties style:language-asian="fr" style:country-asian="FR"/>
    </style:style>
    <style:style style:name="T2924" style:parent-style-name="Policepardéfaut" style:family="text">
      <style:text-properties style:language-asian="fr" style:country-asian="FR"/>
    </style:style>
    <style:style style:name="T2925" style:parent-style-name="Policepardéfaut" style:family="text">
      <style:text-properties style:language-asian="fr" style:country-asian="FR"/>
    </style:style>
    <style:style style:name="T2926" style:parent-style-name="Policepardéfaut" style:family="text">
      <style:text-properties style:language-asian="fr" style:country-asian="FR"/>
    </style:style>
    <style:style style:name="T2927" style:parent-style-name="Policepardéfaut" style:family="text">
      <style:text-properties style:language-asian="fr" style:country-asian="FR"/>
    </style:style>
    <style:style style:name="T2928" style:parent-style-name="Policepardéfaut" style:family="text">
      <style:text-properties style:language-asian="fr" style:country-asian="FR"/>
    </style:style>
    <style:style style:name="T2929" style:parent-style-name="Policepardéfaut" style:family="text">
      <style:text-properties style:language-asian="fr" style:country-asian="FR"/>
    </style:style>
    <style:style style:name="T2930" style:parent-style-name="Policepardéfaut" style:family="text">
      <style:text-properties style:language-asian="fr" style:country-asian="FR"/>
    </style:style>
    <style:style style:name="T2931" style:parent-style-name="Policepardéfaut" style:family="text">
      <style:text-properties style:language-asian="fr" style:country-asian="FR"/>
    </style:style>
    <style:style style:name="T2932" style:parent-style-name="Policepardéfaut" style:family="text">
      <style:text-properties style:language-asian="fr" style:country-asian="FR"/>
    </style:style>
    <style:style style:name="T2933" style:parent-style-name="Policepardéfaut" style:family="text">
      <style:text-properties style:language-asian="fr" style:country-asian="FR"/>
    </style:style>
    <style:style style:name="T2934" style:parent-style-name="Policepardéfaut" style:family="text">
      <style:text-properties style:language-asian="fr" style:country-asian="FR"/>
    </style:style>
    <style:style style:name="T2935" style:parent-style-name="Policepardéfaut" style:family="text">
      <style:text-properties style:font-size-complex="12pt" style:language-asian="fr" style:country-asian="FR"/>
    </style:style>
    <style:style style:name="T2936" style:parent-style-name="Policepardéfaut" style:family="text">
      <style:text-properties style:language-asian="fr" style:country-asian="FR"/>
    </style:style>
    <style:style style:name="T2937" style:parent-style-name="Policepardéfaut" style:family="text">
      <style:text-properties style:language-asian="fr" style:country-asian="FR"/>
    </style:style>
    <style:style style:name="T2938" style:parent-style-name="Policepardéfaut" style:family="text">
      <style:text-properties style:language-asian="fr" style:country-asian="FR"/>
    </style:style>
    <style:style style:name="T2939" style:parent-style-name="Policepardéfaut" style:family="text">
      <style:text-properties style:language-asian="fr" style:country-asian="FR"/>
    </style:style>
    <style:style style:name="T2940" style:parent-style-name="Policepardéfaut" style:family="text">
      <style:text-properties style:language-asian="fr" style:country-asian="FR"/>
    </style:style>
    <style:style style:name="T2941" style:parent-style-name="Policepardéfaut" style:family="text">
      <style:text-properties style:language-asian="fr" style:country-asian="FR"/>
    </style:style>
    <style:style style:name="T2942" style:parent-style-name="Policepardéfaut" style:family="text">
      <style:text-properties style:font-style-complex="italic" style:language-asian="fr" style:country-asian="FR"/>
    </style:style>
    <style:style style:name="T2943" style:parent-style-name="Policepardéfaut" style:family="text">
      <style:text-properties style:font-size-complex="12pt" style:language-asian="fr" style:country-asian="FR"/>
    </style:style>
    <style:style style:name="T2944" style:parent-style-name="Policepardéfaut" style:family="text">
      <style:text-properties style:language-asian="fr" style:country-asian="FR"/>
    </style:style>
    <style:style style:name="T2945" style:parent-style-name="Policepardéfaut" style:family="text">
      <style:text-properties style:language-asian="fr" style:country-asian="FR"/>
    </style:style>
    <style:style style:name="T2946" style:parent-style-name="Policepardéfaut" style:family="text">
      <style:text-properties style:language-asian="fr" style:country-asian="FR"/>
    </style:style>
    <style:style style:name="T2947" style:parent-style-name="Policepardéfaut" style:family="text">
      <style:text-properties style:language-asian="fr" style:country-asian="FR"/>
    </style:style>
    <style:style style:name="T2948" style:parent-style-name="Policepardéfaut" style:family="text">
      <style:text-properties style:font-size-complex="12pt" style:language-asian="fr" style:country-asian="FR"/>
    </style:style>
    <style:style style:name="T2949" style:parent-style-name="Policepardéfaut" style:family="text">
      <style:text-properties style:language-asian="fr" style:country-asian="FR"/>
    </style:style>
    <style:style style:name="T2950" style:parent-style-name="Policepardéfaut" style:family="text">
      <style:text-properties style:language-asian="fr" style:country-asian="FR"/>
    </style:style>
    <style:style style:name="T2951" style:parent-style-name="Policepardéfaut" style:family="text">
      <style:text-properties style:language-asian="fr" style:country-asian="FR"/>
    </style:style>
    <style:style style:name="T2952" style:parent-style-name="Policepardéfaut" style:family="text">
      <style:text-properties style:language-asian="fr" style:country-asian="FR"/>
    </style:style>
    <style:style style:name="T2953" style:parent-style-name="Policepardéfaut" style:family="text">
      <style:text-properties style:language-asian="fr" style:country-asian="FR"/>
    </style:style>
    <style:style style:name="T2954" style:parent-style-name="Policepardéfaut" style:family="text">
      <style:text-properties style:language-asian="fr" style:country-asian="FR"/>
    </style:style>
    <style:style style:name="T2955" style:parent-style-name="Policepardéfaut" style:family="text">
      <style:text-properties style:language-asian="fr" style:country-asian="FR"/>
    </style:style>
    <style:style style:name="T2956" style:parent-style-name="Policepardéfaut" style:family="text">
      <style:text-properties style:language-asian="fr" style:country-asian="FR"/>
    </style:style>
    <style:style style:name="T2957" style:parent-style-name="Policepardéfaut" style:family="text">
      <style:text-properties style:language-asian="fr" style:country-asian="FR"/>
    </style:style>
    <style:style style:name="T2958" style:parent-style-name="Policepardéfaut" style:family="text">
      <style:text-properties style:language-asian="fr" style:country-asian="FR"/>
    </style:style>
    <style:style style:name="T2959" style:parent-style-name="Policepardéfaut" style:family="text">
      <style:text-properties style:language-asian="fr" style:country-asian="FR"/>
    </style:style>
    <style:style style:name="T2960" style:parent-style-name="Policepardéfaut" style:family="text">
      <style:text-properties style:language-asian="fr" style:country-asian="FR"/>
    </style:style>
    <style:style style:name="T2961" style:parent-style-name="Policepardéfaut" style:family="text">
      <style:text-properties style:language-asian="fr" style:country-asian="FR"/>
    </style:style>
    <style:style style:name="T2962" style:parent-style-name="Policepardéfaut" style:family="text">
      <style:text-properties style:language-asian="fr" style:country-asian="FR"/>
    </style:style>
    <style:style style:name="T2963" style:parent-style-name="Policepardéfaut" style:family="text">
      <style:text-properties style:language-asian="fr" style:country-asian="FR"/>
    </style:style>
    <style:style style:name="T2964" style:parent-style-name="Policepardéfaut" style:family="text">
      <style:text-properties style:language-asian="fr" style:country-asian="FR"/>
    </style:style>
    <style:style style:name="T2965" style:parent-style-name="Policepardéfaut" style:family="text">
      <style:text-properties style:language-asian="fr" style:country-asian="FR"/>
    </style:style>
    <style:style style:name="T2966" style:parent-style-name="Policepardéfaut" style:family="text">
      <style:text-properties style:language-asian="fr" style:country-asian="FR"/>
    </style:style>
    <style:style style:name="T2967" style:parent-style-name="Policepardéfaut" style:family="text">
      <style:text-properties style:language-asian="fr" style:country-asian="FR"/>
    </style:style>
    <style:style style:name="T2968" style:parent-style-name="Policepardéfaut" style:family="text">
      <style:text-properties style:language-asian="fr" style:country-asian="FR"/>
    </style:style>
    <style:style style:name="T2969" style:parent-style-name="Policepardéfaut" style:family="text">
      <style:text-properties style:language-asian="fr" style:country-asian="FR"/>
    </style:style>
    <style:style style:name="T2970" style:parent-style-name="Policepardéfaut" style:family="text">
      <style:text-properties style:language-asian="fr" style:country-asian="FR"/>
    </style:style>
    <style:style style:name="T2971" style:parent-style-name="Policepardéfaut" style:family="text">
      <style:text-properties style:language-asian="fr" style:country-asian="FR"/>
    </style:style>
    <style:style style:name="T2972" style:parent-style-name="Policepardéfaut" style:family="text">
      <style:text-properties style:language-asian="fr" style:country-asian="FR"/>
    </style:style>
    <style:style style:name="T2973" style:parent-style-name="Policepardéfaut" style:family="text">
      <style:text-properties style:language-asian="fr" style:country-asian="FR"/>
    </style:style>
    <style:style style:name="T2974" style:parent-style-name="Policepardéfaut" style:family="text">
      <style:text-properties style:language-asian="fr" style:country-asian="FR"/>
    </style:style>
    <style:style style:name="T2975" style:parent-style-name="Policepardéfaut" style:family="text">
      <style:text-properties style:language-asian="fr" style:country-asian="FR"/>
    </style:style>
    <style:style style:name="T2976" style:parent-style-name="Policepardéfaut" style:family="text">
      <style:text-properties style:language-asian="fr" style:country-asian="FR"/>
    </style:style>
    <style:style style:name="T2977" style:parent-style-name="Policepardéfaut" style:family="text">
      <style:text-properties style:language-asian="fr" style:country-asian="FR"/>
    </style:style>
    <style:style style:name="T2978" style:parent-style-name="Policepardéfaut" style:family="text">
      <style:text-properties style:language-asian="fr" style:country-asian="FR"/>
    </style:style>
    <style:style style:name="T2979" style:parent-style-name="Policepardéfaut" style:family="text">
      <style:text-properties style:language-asian="fr" style:country-asian="FR"/>
    </style:style>
    <style:style style:name="T2980" style:parent-style-name="Policepardéfaut" style:family="text">
      <style:text-properties style:language-asian="fr" style:country-asian="FR"/>
    </style:style>
    <style:style style:name="T2981" style:parent-style-name="Policepardéfaut" style:family="text">
      <style:text-properties style:language-asian="fr" style:country-asian="FR"/>
    </style:style>
    <style:style style:name="T2982" style:parent-style-name="Policepardéfaut" style:family="text">
      <style:text-properties style:font-style-complex="italic" style:language-asian="fr" style:country-asian="FR"/>
    </style:style>
    <style:style style:name="T2983" style:parent-style-name="Policepardéfaut" style:family="text">
      <style:text-properties style:font-size-complex="12pt" style:language-asian="fr" style:country-asian="FR"/>
    </style:style>
    <style:style style:name="T2984" style:parent-style-name="Policepardéfaut" style:family="text">
      <style:text-properties style:language-asian="fr" style:country-asian="FR"/>
    </style:style>
    <style:style style:name="T2985" style:parent-style-name="Policepardéfaut" style:family="text">
      <style:text-properties style:language-asian="fr" style:country-asian="FR"/>
    </style:style>
    <style:style style:name="T2986" style:parent-style-name="Policepardéfaut" style:family="text">
      <style:text-properties style:language-asian="fr" style:country-asian="FR"/>
    </style:style>
    <style:style style:name="T2987" style:parent-style-name="Policepardéfaut" style:family="text">
      <style:text-properties style:font-size-complex="12pt" style:language-asian="fr" style:country-asian="FR"/>
    </style:style>
    <style:style style:name="T2988" style:parent-style-name="Policepardéfaut" style:family="text">
      <style:text-properties style:language-asian="fr" style:country-asian="FR"/>
    </style:style>
    <style:style style:name="T2989" style:parent-style-name="Policepardéfaut" style:family="text">
      <style:text-properties style:language-asian="fr" style:country-asian="FR"/>
    </style:style>
    <style:style style:name="T2990" style:parent-style-name="Policepardéfaut" style:family="text">
      <style:text-properties style:language-asian="fr" style:country-asian="FR"/>
    </style:style>
    <style:style style:name="T2991" style:parent-style-name="Policepardéfaut" style:family="text">
      <style:text-properties style:language-asian="fr" style:country-asian="FR"/>
    </style:style>
    <style:style style:name="T2992" style:parent-style-name="Policepardéfaut" style:family="text">
      <style:text-properties style:language-asian="fr" style:country-asian="FR"/>
    </style:style>
    <style:style style:name="T2993" style:parent-style-name="Policepardéfaut" style:family="text">
      <style:text-properties style:language-asian="fr" style:country-asian="FR"/>
    </style:style>
    <style:style style:name="T2994" style:parent-style-name="Policepardéfaut" style:family="text">
      <style:text-properties style:language-asian="fr" style:country-asian="FR"/>
    </style:style>
    <style:style style:name="T2995" style:parent-style-name="Policepardéfaut" style:family="text">
      <style:text-properties style:language-asian="fr" style:country-asian="FR"/>
    </style:style>
    <style:style style:name="T2996" style:parent-style-name="Policepardéfaut" style:family="text">
      <style:text-properties style:language-asian="fr" style:country-asian="FR"/>
    </style:style>
    <style:style style:name="T2997" style:parent-style-name="Policepardéfaut" style:family="text">
      <style:text-properties style:language-asian="fr" style:country-asian="FR"/>
    </style:style>
    <style:style style:name="T2998" style:parent-style-name="Policepardéfaut" style:family="text">
      <style:text-properties style:language-asian="fr" style:country-asian="FR"/>
    </style:style>
    <style:style style:name="T2999" style:parent-style-name="Policepardéfaut" style:family="text">
      <style:text-properties style:language-asian="fr" style:country-asian="FR"/>
    </style:style>
    <style:style style:name="T3000" style:parent-style-name="Policepardéfaut" style:family="text">
      <style:text-properties style:language-asian="fr" style:country-asian="FR"/>
    </style:style>
    <style:style style:name="T3001" style:parent-style-name="Policepardéfaut" style:family="text">
      <style:text-properties style:language-asian="fr" style:country-asian="FR"/>
    </style:style>
    <style:style style:name="T3002" style:parent-style-name="Policepardéfaut" style:family="text">
      <style:text-properties style:language-asian="fr" style:country-asian="FR"/>
    </style:style>
    <style:style style:name="T3003" style:parent-style-name="Policepardéfaut" style:family="text">
      <style:text-properties style:language-asian="fr" style:country-asian="FR"/>
    </style:style>
    <style:style style:name="T3004" style:parent-style-name="Policepardéfaut" style:family="text">
      <style:text-properties style:language-asian="fr" style:country-asian="FR"/>
    </style:style>
    <style:style style:name="T3005" style:parent-style-name="Policepardéfaut" style:family="text">
      <style:text-properties style:language-asian="fr" style:country-asian="FR"/>
    </style:style>
    <style:style style:name="T3006" style:parent-style-name="Policepardéfaut" style:family="text">
      <style:text-properties style:language-asian="fr" style:country-asian="FR"/>
    </style:style>
    <style:style style:name="T3007" style:parent-style-name="Policepardéfaut" style:family="text">
      <style:text-properties style:language-asian="fr" style:country-asian="FR"/>
    </style:style>
    <style:style style:name="T3008" style:parent-style-name="Policepardéfaut" style:family="text">
      <style:text-properties style:language-asian="fr" style:country-asian="FR"/>
    </style:style>
    <style:style style:name="T3009" style:parent-style-name="Policepardéfaut" style:family="text">
      <style:text-properties style:font-style-complex="italic" style:language-asian="fr" style:country-asian="FR"/>
    </style:style>
    <style:style style:name="T3010" style:parent-style-name="Policepardéfaut" style:family="text">
      <style:text-properties style:font-size-complex="12pt" style:language-asian="fr" style:country-asian="FR"/>
    </style:style>
    <style:style style:name="T3011" style:parent-style-name="Policepardéfaut" style:family="text">
      <style:text-properties style:language-asian="fr" style:country-asian="FR"/>
    </style:style>
    <style:style style:name="T3012" style:parent-style-name="Policepardéfaut" style:family="text">
      <style:text-properties style:language-asian="fr" style:country-asian="FR"/>
    </style:style>
    <style:style style:name="T3013" style:parent-style-name="Policepardéfaut" style:family="text">
      <style:text-properties style:language-asian="fr" style:country-asian="FR"/>
    </style:style>
    <style:style style:name="T3014" style:parent-style-name="Policepardéfaut" style:family="text">
      <style:text-properties style:language-asian="fr" style:country-asian="FR"/>
    </style:style>
    <style:style style:name="T3015" style:parent-style-name="Policepardéfaut" style:family="text">
      <style:text-properties style:language-asian="fr" style:country-asian="FR"/>
    </style:style>
    <style:style style:name="T3016" style:parent-style-name="Policepardéfaut" style:family="text">
      <style:text-properties style:language-asian="fr" style:country-asian="FR"/>
    </style:style>
    <style:style style:name="T3017" style:parent-style-name="Policepardéfaut" style:family="text">
      <style:text-properties style:language-asian="fr" style:country-asian="FR"/>
    </style:style>
    <style:style style:name="T3018" style:parent-style-name="Policepardéfaut" style:family="text">
      <style:text-properties style:language-asian="fr" style:country-asian="FR"/>
    </style:style>
    <style:style style:name="T3019" style:parent-style-name="Policepardéfaut" style:family="text">
      <style:text-properties style:language-asian="fr" style:country-asian="FR"/>
    </style:style>
    <style:style style:name="T3020" style:parent-style-name="Policepardéfaut" style:family="text">
      <style:text-properties style:language-asian="fr" style:country-asian="FR"/>
    </style:style>
    <style:style style:name="T3021" style:parent-style-name="Policepardéfaut" style:family="text">
      <style:text-properties style:language-asian="fr" style:country-asian="FR"/>
    </style:style>
    <style:style style:name="T3022" style:parent-style-name="Policepardéfaut" style:family="text">
      <style:text-properties style:language-asian="fr" style:country-asian="FR"/>
    </style:style>
    <style:style style:name="T3023" style:parent-style-name="Policepardéfaut" style:family="text">
      <style:text-properties style:language-asian="fr" style:country-asian="FR"/>
    </style:style>
    <style:style style:name="T3024" style:parent-style-name="Policepardéfaut" style:family="text">
      <style:text-properties style:language-asian="fr" style:country-asian="FR"/>
    </style:style>
    <style:style style:name="T3025" style:parent-style-name="Policepardéfaut" style:family="text">
      <style:text-properties style:language-asian="fr" style:country-asian="FR"/>
    </style:style>
    <style:style style:name="T3026" style:parent-style-name="Policepardéfaut" style:family="text">
      <style:text-properties style:language-asian="fr" style:country-asian="FR"/>
    </style:style>
    <style:style style:name="T3027" style:parent-style-name="Policepardéfaut" style:family="text">
      <style:text-properties style:language-asian="fr" style:country-asian="FR"/>
    </style:style>
    <style:style style:name="T3028" style:parent-style-name="Policepardéfaut" style:family="text">
      <style:text-properties style:language-asian="fr" style:country-asian="FR"/>
    </style:style>
    <style:style style:name="T3029" style:parent-style-name="Policepardéfaut" style:family="text">
      <style:text-properties style:language-asian="fr" style:country-asian="FR"/>
    </style:style>
    <style:style style:name="T3030" style:parent-style-name="Policepardéfaut" style:family="text">
      <style:text-properties style:language-asian="fr" style:country-asian="FR"/>
    </style:style>
    <style:style style:name="T3031" style:parent-style-name="Policepardéfaut" style:family="text">
      <style:text-properties style:language-asian="fr" style:country-asian="FR"/>
    </style:style>
    <style:style style:name="T3032" style:parent-style-name="Policepardéfaut" style:family="text">
      <style:text-properties style:language-asian="fr" style:country-asian="FR"/>
    </style:style>
    <style:style style:name="T3033" style:parent-style-name="Policepardéfaut" style:family="text">
      <style:text-properties style:language-asian="fr" style:country-asian="FR"/>
    </style:style>
    <style:style style:name="T3034" style:parent-style-name="Policepardéfaut" style:family="text">
      <style:text-properties style:language-asian="fr" style:country-asian="FR"/>
    </style:style>
    <style:style style:name="T3035" style:parent-style-name="Policepardéfaut" style:family="text">
      <style:text-properties style:language-asian="fr" style:country-asian="FR"/>
    </style:style>
    <style:style style:name="T3036" style:parent-style-name="Policepardéfaut" style:family="text">
      <style:text-properties style:language-asian="fr" style:country-asian="FR"/>
    </style:style>
    <style:style style:name="T3037" style:parent-style-name="Policepardéfaut" style:family="text">
      <style:text-properties style:language-asian="fr" style:country-asian="FR"/>
    </style:style>
    <style:style style:name="T3038" style:parent-style-name="Policepardéfaut" style:family="text">
      <style:text-properties style:language-asian="fr" style:country-asian="FR"/>
    </style:style>
    <style:style style:name="P3039" style:parent-style-name="quote.l" style:family="paragraph">
      <style:text-properties style:language-asian="fr" style:country-asian="FR"/>
    </style:style>
    <style:style style:name="T3040" style:parent-style-name="Policepardéfaut" style:family="text">
      <style:text-properties style:language-asian="fr" style:country-asian="FR"/>
    </style:style>
    <style:style style:name="T3041" style:parent-style-name="Policepardéfaut" style:family="text">
      <style:text-properties style:language-asian="fr" style:country-asian="FR"/>
    </style:style>
    <style:style style:name="T3042" style:parent-style-name="Policepardéfaut" style:family="text">
      <style:text-properties style:language-asian="fr" style:country-asian="FR"/>
    </style:style>
    <style:style style:name="T3043" style:parent-style-name="Policepardéfaut" style:family="text">
      <style:text-properties style:language-asian="fr" style:country-asian="FR"/>
    </style:style>
    <style:style style:name="T3044" style:parent-style-name="Policepardéfaut" style:family="text">
      <style:text-properties style:language-asian="fr" style:country-asian="FR"/>
    </style:style>
    <style:style style:name="T3045" style:parent-style-name="Policepardéfaut" style:family="text">
      <style:text-properties style:language-asian="fr" style:country-asian="FR"/>
    </style:style>
    <style:style style:name="T3046" style:parent-style-name="Policepardéfaut" style:family="text">
      <style:text-properties style:language-asian="fr" style:country-asian="FR"/>
    </style:style>
    <style:style style:name="T3047" style:parent-style-name="Policepardéfaut" style:family="text">
      <style:text-properties style:language-asian="fr" style:country-asian="FR"/>
    </style:style>
    <style:style style:name="T3048" style:parent-style-name="Policepardéfaut" style:family="text">
      <style:text-properties style:language-asian="fr" style:country-asian="FR"/>
    </style:style>
    <style:style style:name="T3049" style:parent-style-name="Policepardéfaut" style:family="text">
      <style:text-properties style:language-asian="fr" style:country-asian="FR"/>
    </style:style>
    <style:style style:name="T3050" style:parent-style-name="Policepardéfaut" style:family="text">
      <style:text-properties style:language-asian="fr" style:country-asian="FR"/>
    </style:style>
    <style:style style:name="T3051" style:parent-style-name="Policepardéfaut" style:family="text">
      <style:text-properties style:language-asian="fr" style:country-asian="FR"/>
    </style:style>
    <style:style style:name="T3052" style:parent-style-name="Policepardéfaut" style:family="text">
      <style:text-properties style:language-asian="fr" style:country-asian="FR"/>
    </style:style>
    <style:style style:name="T3053" style:parent-style-name="Policepardéfaut" style:family="text">
      <style:text-properties style:language-asian="fr" style:country-asian="FR"/>
    </style:style>
    <style:style style:name="T3054" style:parent-style-name="Policepardéfaut" style:family="text">
      <style:text-properties style:language-asian="fr" style:country-asian="FR"/>
    </style:style>
    <style:style style:name="T3055" style:parent-style-name="Policepardéfaut" style:family="text">
      <style:text-properties style:language-asian="fr" style:country-asian="FR"/>
    </style:style>
    <style:style style:name="T3056" style:parent-style-name="Policepardéfaut" style:family="text">
      <style:text-properties style:language-asian="fr" style:country-asian="FR"/>
    </style:style>
    <style:style style:name="T3057" style:parent-style-name="Policepardéfaut" style:family="text">
      <style:text-properties style:language-asian="fr" style:country-asian="FR"/>
    </style:style>
    <style:style style:name="T3058" style:parent-style-name="Policepardéfaut" style:family="text">
      <style:text-properties style:language-asian="fr" style:country-asian="FR"/>
    </style:style>
    <style:style style:name="T3059" style:parent-style-name="Policepardéfaut" style:family="text">
      <style:text-properties style:language-asian="fr" style:country-asian="FR"/>
    </style:style>
    <style:style style:name="T3060" style:parent-style-name="Policepardéfaut" style:family="text">
      <style:text-properties style:language-asian="fr" style:country-asian="FR"/>
    </style:style>
    <style:style style:name="T3061" style:parent-style-name="Policepardéfaut" style:family="text">
      <style:text-properties style:language-asian="fr" style:country-asian="FR"/>
    </style:style>
    <style:style style:name="T3062" style:parent-style-name="Policepardéfaut" style:family="text">
      <style:text-properties style:language-asian="fr" style:country-asian="FR"/>
    </style:style>
    <style:style style:name="T3063" style:parent-style-name="Policepardéfaut" style:family="text">
      <style:text-properties style:language-asian="fr" style:country-asian="FR"/>
    </style:style>
    <style:style style:name="T3064" style:parent-style-name="Policepardéfaut" style:family="text">
      <style:text-properties style:language-asian="fr" style:country-asian="FR"/>
    </style:style>
    <style:style style:name="T3065" style:parent-style-name="Policepardéfaut" style:family="text">
      <style:text-properties style:language-asian="fr" style:country-asian="FR"/>
    </style:style>
    <style:style style:name="T3066" style:parent-style-name="Policepardéfaut" style:family="text">
      <style:text-properties style:language-asian="fr" style:country-asian="FR"/>
    </style:style>
    <style:style style:name="T3067" style:parent-style-name="Policepardéfaut" style:family="text">
      <style:text-properties style:language-asian="fr" style:country-asian="FR"/>
    </style:style>
    <style:style style:name="T3068" style:parent-style-name="Policepardéfaut" style:family="text">
      <style:text-properties style:language-asian="fr" style:country-asian="FR"/>
    </style:style>
    <style:style style:name="T3069" style:parent-style-name="Policepardéfaut" style:family="text">
      <style:text-properties style:language-asian="fr" style:country-asian="FR"/>
    </style:style>
    <style:style style:name="T3070" style:parent-style-name="Policepardéfaut" style:family="text">
      <style:text-properties style:language-asian="fr" style:country-asian="FR"/>
    </style:style>
    <style:style style:name="T3071" style:parent-style-name="Policepardéfaut" style:family="text">
      <style:text-properties style:language-asian="fr" style:country-asian="FR"/>
    </style:style>
    <style:style style:name="T3072" style:parent-style-name="Policepardéfaut" style:family="text">
      <style:text-properties style:language-asian="fr" style:country-asian="FR"/>
    </style:style>
    <style:style style:name="T3073" style:parent-style-name="Policepardéfaut" style:family="text">
      <style:text-properties style:language-asian="fr" style:country-asian="FR"/>
    </style:style>
    <style:style style:name="T3074" style:parent-style-name="Policepardéfaut" style:family="text">
      <style:text-properties style:language-asian="fr" style:country-asian="FR"/>
    </style:style>
    <style:style style:name="T3075" style:parent-style-name="Policepardéfaut" style:family="text">
      <style:text-properties style:language-asian="fr" style:country-asian="FR"/>
    </style:style>
    <style:style style:name="T3076" style:parent-style-name="Policepardéfaut" style:family="text">
      <style:text-properties style:language-asian="fr" style:country-asian="FR"/>
    </style:style>
    <style:style style:name="T3077" style:parent-style-name="Policepardéfaut" style:family="text">
      <style:text-properties style:language-asian="fr" style:country-asian="FR"/>
    </style:style>
    <style:style style:name="T3078" style:parent-style-name="Policepardéfaut" style:family="text">
      <style:text-properties style:language-asian="fr" style:country-asian="FR"/>
    </style:style>
    <style:style style:name="T3079" style:parent-style-name="Policepardéfaut" style:family="text">
      <style:text-properties style:language-asian="fr" style:country-asian="FR"/>
    </style:style>
    <style:style style:name="T3080" style:parent-style-name="Policepardéfaut" style:family="text">
      <style:text-properties style:language-asian="fr" style:country-asian="FR"/>
    </style:style>
    <style:style style:name="T3081" style:parent-style-name="Policepardéfaut" style:family="text">
      <style:text-properties style:language-asian="fr" style:country-asian="FR"/>
    </style:style>
    <style:style style:name="T3082" style:parent-style-name="Policepardéfaut" style:family="text">
      <style:text-properties style:language-asian="fr" style:country-asian="FR"/>
    </style:style>
    <style:style style:name="T3083" style:parent-style-name="Policepardéfaut" style:family="text">
      <style:text-properties style:language-asian="fr" style:country-asian="FR"/>
    </style:style>
    <style:style style:name="T3084" style:parent-style-name="Policepardéfaut" style:family="text">
      <style:text-properties style:language-asian="fr" style:country-asian="FR"/>
    </style:style>
    <style:style style:name="T3085" style:parent-style-name="Policepardéfaut" style:family="text">
      <style:text-properties style:language-asian="fr" style:country-asian="FR"/>
    </style:style>
    <style:style style:name="T3086" style:parent-style-name="Policepardéfaut" style:family="text">
      <style:text-properties style:language-asian="fr" style:country-asian="FR"/>
    </style:style>
    <style:style style:name="T3087" style:parent-style-name="Policepardéfaut" style:family="text">
      <style:text-properties style:language-asian="fr" style:country-asian="FR"/>
    </style:style>
    <style:style style:name="T3088" style:parent-style-name="Policepardéfaut" style:family="text">
      <style:text-properties style:font-style-complex="italic" style:language-asian="fr" style:country-asian="FR"/>
    </style:style>
    <style:style style:name="T3089" style:parent-style-name="Policepardéfaut" style:family="text">
      <style:text-properties style:font-size-complex="12pt" style:language-asian="fr" style:country-asian="FR"/>
    </style:style>
    <style:style style:name="T3090" style:parent-style-name="Policepardéfaut" style:family="text">
      <style:text-properties style:language-asian="fr" style:country-asian="FR"/>
    </style:style>
    <style:style style:name="T3091" style:parent-style-name="Policepardéfaut" style:family="text">
      <style:text-properties style:language-asian="fr" style:country-asian="FR"/>
    </style:style>
    <style:style style:name="T3092" style:parent-style-name="Policepardéfaut" style:family="text">
      <style:text-properties style:language-asian="fr" style:country-asian="FR"/>
    </style:style>
    <style:style style:name="P3093" style:parent-style-name="quote.l" style:family="paragraph">
      <style:text-properties style:language-asian="fr" style:country-asian="FR"/>
    </style:style>
    <style:style style:name="T3094" style:parent-style-name="Policepardéfaut" style:family="text">
      <style:text-properties style:language-asian="fr" style:country-asian="FR"/>
    </style:style>
    <style:style style:name="T3095" style:parent-style-name="Policepardéfaut" style:family="text">
      <style:text-properties style:language-asian="fr" style:country-asian="FR"/>
    </style:style>
    <style:style style:name="T3096" style:parent-style-name="Policepardéfaut" style:family="text">
      <style:text-properties style:language-asian="fr" style:country-asian="FR"/>
    </style:style>
    <style:style style:name="T3097" style:parent-style-name="Policepardéfaut" style:family="text">
      <style:text-properties style:language-asian="fr" style:country-asian="FR"/>
    </style:style>
    <style:style style:name="T3098" style:parent-style-name="Policepardéfaut" style:family="text">
      <style:text-properties style:language-asian="fr" style:country-asian="FR"/>
    </style:style>
    <style:style style:name="T3099" style:parent-style-name="Policepardéfaut" style:family="text">
      <style:text-properties style:language-asian="fr" style:country-asian="FR"/>
    </style:style>
    <style:style style:name="T3100" style:parent-style-name="Policepardéfaut" style:family="text">
      <style:text-properties style:language-asian="fr" style:country-asian="FR"/>
    </style:style>
    <style:style style:name="T3101" style:parent-style-name="Policepardéfaut" style:family="text">
      <style:text-properties style:language-asian="fr" style:country-asian="FR"/>
    </style:style>
    <style:style style:name="T3102" style:parent-style-name="Policepardéfaut" style:family="text">
      <style:text-properties style:language-asian="fr" style:country-asian="FR"/>
    </style:style>
    <style:style style:name="T3103" style:parent-style-name="Policepardéfaut" style:family="text">
      <style:text-properties style:language-asian="fr" style:country-asian="FR"/>
    </style:style>
    <style:style style:name="T3104" style:parent-style-name="Policepardéfaut" style:family="text">
      <style:text-properties style:language-asian="fr" style:country-asian="FR"/>
    </style:style>
    <style:style style:name="T3105" style:parent-style-name="Policepardéfaut" style:family="text">
      <style:text-properties style:language-asian="fr" style:country-asian="FR"/>
    </style:style>
    <style:style style:name="T3106" style:parent-style-name="Policepardéfaut" style:family="text">
      <style:text-properties style:language-asian="fr" style:country-asian="FR"/>
    </style:style>
    <style:style style:name="T3107" style:parent-style-name="Policepardéfaut" style:family="text">
      <style:text-properties style:language-asian="fr" style:country-asian="FR"/>
    </style:style>
    <style:style style:name="T3108" style:parent-style-name="Policepardéfaut" style:family="text">
      <style:text-properties style:language-asian="fr" style:country-asian="FR"/>
    </style:style>
    <style:style style:name="T3109" style:parent-style-name="Policepardéfaut" style:family="text">
      <style:text-properties style:language-asian="fr" style:country-asian="FR"/>
    </style:style>
    <style:style style:name="T3110" style:parent-style-name="Policepardéfaut" style:family="text">
      <style:text-properties style:language-asian="fr" style:country-asian="FR"/>
    </style:style>
    <style:style style:name="T3111" style:parent-style-name="Policepardéfaut" style:family="text">
      <style:text-properties fo:font-style="italic" style:font-style-asian="italic" style:font-style-complex="italic" style:language-asian="fr" style:country-asian="FR"/>
    </style:style>
    <style:style style:name="T3112" style:parent-style-name="Policepardéfaut" style:family="text">
      <style:text-properties style:font-size-complex="12pt" style:language-asian="fr" style:country-asian="FR"/>
    </style:style>
    <style:style style:name="T3113" style:parent-style-name="Policepardéfaut" style:family="text">
      <style:text-properties style:language-asian="fr" style:country-asian="FR"/>
    </style:style>
    <style:style style:name="T3114" style:parent-style-name="Policepardéfaut" style:family="text">
      <style:text-properties style:language-asian="fr" style:country-asian="FR"/>
    </style:style>
    <style:style style:name="T3115" style:parent-style-name="Policepardéfaut" style:family="text">
      <style:text-properties style:language-asian="fr" style:country-asian="FR"/>
    </style:style>
    <style:style style:name="T3116" style:parent-style-name="Policepardéfaut" style:family="text">
      <style:text-properties fo:font-style="italic" style:font-style-asian="italic" style:font-style-complex="italic" style:language-asian="fr" style:country-asian="FR"/>
    </style:style>
    <style:style style:name="T3117" style:parent-style-name="Policepardéfaut" style:family="text">
      <style:text-properties style:font-style-complex="italic" style:language-asian="fr" style:country-asian="FR"/>
    </style:style>
    <style:style style:name="T3118" style:parent-style-name="Policepardéfaut" style:family="text">
      <style:text-properties style:font-size-complex="12pt" style:language-asian="fr" style:country-asian="FR"/>
    </style:style>
    <style:style style:name="T3119" style:parent-style-name="Policepardéfaut" style:family="text">
      <style:text-properties style:language-asian="fr" style:country-asian="FR"/>
    </style:style>
    <style:style style:name="T3120" style:parent-style-name="Policepardéfaut" style:family="text">
      <style:text-properties style:language-asian="fr" style:country-asian="FR"/>
    </style:style>
    <style:style style:name="T3121" style:parent-style-name="Policepardéfaut" style:family="text">
      <style:text-properties style:language-asian="fr" style:country-asian="FR"/>
    </style:style>
    <style:style style:name="T3122" style:parent-style-name="Policepardéfaut" style:family="text">
      <style:text-properties style:language-asian="fr" style:country-asian="FR"/>
    </style:style>
    <style:style style:name="T3123" style:parent-style-name="Policepardéfaut" style:family="text">
      <style:text-properties style:language-asian="fr" style:country-asian="FR"/>
    </style:style>
    <style:style style:name="T3124" style:parent-style-name="Policepardéfaut" style:family="text">
      <style:text-properties style:language-asian="fr" style:country-asian="FR"/>
    </style:style>
    <style:style style:name="T3125" style:parent-style-name="Policepardéfaut" style:family="text">
      <style:text-properties style:language-asian="fr" style:country-asian="FR"/>
    </style:style>
    <style:style style:name="T3126" style:parent-style-name="Policepardéfaut" style:family="text">
      <style:text-properties style:language-asian="fr" style:country-asian="FR"/>
    </style:style>
    <style:style style:name="T3127" style:parent-style-name="Policepardéfaut" style:family="text">
      <style:text-properties style:language-asian="fr" style:country-asian="FR"/>
    </style:style>
    <style:style style:name="T3128" style:parent-style-name="Policepardéfaut" style:family="text">
      <style:text-properties style:language-asian="fr" style:country-asian="FR"/>
    </style:style>
    <style:style style:name="T3129" style:parent-style-name="Policepardéfaut" style:family="text">
      <style:text-properties style:language-asian="fr" style:country-asian="FR"/>
    </style:style>
    <style:style style:name="T3130" style:parent-style-name="Policepardéfaut" style:family="text">
      <style:text-properties style:language-asian="fr" style:country-asian="FR"/>
    </style:style>
    <style:style style:name="T3131" style:parent-style-name="Policepardéfaut" style:family="text">
      <style:text-properties style:language-asian="fr" style:country-asian="FR"/>
    </style:style>
    <style:style style:name="T3132" style:parent-style-name="Policepardéfaut" style:family="text">
      <style:text-properties style:language-asian="fr" style:country-asian="FR"/>
    </style:style>
    <style:style style:name="T3133" style:parent-style-name="Policepardéfaut" style:family="text">
      <style:text-properties style:language-asian="fr" style:country-asian="FR"/>
    </style:style>
    <style:style style:name="T3134" style:parent-style-name="Policepardéfaut" style:family="text">
      <style:text-properties style:language-asian="fr" style:country-asian="FR"/>
    </style:style>
    <style:style style:name="T3135" style:parent-style-name="Policepardéfaut" style:family="text">
      <style:text-properties style:language-asian="fr" style:country-asian="FR"/>
    </style:style>
    <style:style style:name="T3136" style:parent-style-name="Policepardéfaut" style:family="text">
      <style:text-properties style:language-asian="fr" style:country-asian="FR"/>
    </style:style>
    <style:style style:name="T3137" style:parent-style-name="Policepardéfaut" style:family="text">
      <style:text-properties style:language-asian="fr" style:country-asian="FR"/>
    </style:style>
    <style:style style:name="T3138" style:parent-style-name="Policepardéfaut" style:family="text">
      <style:text-properties style:language-asian="fr" style:country-asian="FR"/>
    </style:style>
    <style:style style:name="T3139" style:parent-style-name="Policepardéfaut" style:family="text">
      <style:text-properties style:language-asian="fr" style:country-asian="FR"/>
    </style:style>
    <style:style style:name="T3140" style:parent-style-name="Policepardéfaut" style:family="text">
      <style:text-properties style:font-size-complex="12pt" style:language-asian="fr" style:country-asian="FR"/>
    </style:style>
    <style:style style:name="T3141" style:parent-style-name="Policepardéfaut" style:family="text">
      <style:text-properties style:language-asian="fr" style:country-asian="FR"/>
    </style:style>
    <style:style style:name="T3142" style:parent-style-name="Policepardéfaut" style:family="text">
      <style:text-properties style:language-asian="fr" style:country-asian="FR"/>
    </style:style>
    <style:style style:name="T3143" style:parent-style-name="Policepardéfaut" style:family="text">
      <style:text-properties style:language-asian="fr" style:country-asian="FR"/>
    </style:style>
    <style:style style:name="T3144" style:parent-style-name="Policepardéfaut" style:family="text">
      <style:text-properties style:language-asian="fr" style:country-asian="FR"/>
    </style:style>
    <style:style style:name="T3145" style:parent-style-name="Policepardéfaut" style:family="text">
      <style:text-properties style:language-asian="fr" style:country-asian="FR"/>
    </style:style>
    <style:style style:name="T3146" style:parent-style-name="Policepardéfaut" style:family="text">
      <style:text-properties style:language-asian="fr" style:country-asian="FR"/>
    </style:style>
    <style:style style:name="T3147" style:parent-style-name="Policepardéfaut" style:family="text">
      <style:text-properties style:language-asian="fr" style:country-asian="FR"/>
    </style:style>
    <style:style style:name="T3148" style:parent-style-name="Policepardéfaut" style:family="text">
      <style:text-properties style:language-asian="fr" style:country-asian="FR"/>
    </style:style>
    <style:style style:name="T3149" style:parent-style-name="Policepardéfaut" style:family="text">
      <style:text-properties style:language-asian="fr" style:country-asian="FR"/>
    </style:style>
    <style:style style:name="T3150" style:parent-style-name="Policepardéfaut" style:family="text">
      <style:text-properties style:language-asian="fr" style:country-asian="FR"/>
    </style:style>
    <style:style style:name="P3151" style:parent-style-name="quote.l" style:family="paragraph">
      <style:text-properties style:language-asian="fr" style:country-asian="FR"/>
    </style:style>
    <style:style style:name="P3152" style:parent-style-name="quote.l" style:family="paragraph">
      <style:text-properties style:language-asian="fr" style:country-asian="FR"/>
    </style:style>
    <style:style style:name="T3153" style:parent-style-name="Policepardéfaut" style:family="text">
      <style:text-properties style:language-asian="fr" style:country-asian="FR"/>
    </style:style>
    <style:style style:name="T3154" style:parent-style-name="Policepardéfaut" style:family="text">
      <style:text-properties style:language-asian="fr" style:country-asian="FR"/>
    </style:style>
    <style:style style:name="T3155" style:parent-style-name="Policepardéfaut" style:family="text">
      <style:text-properties style:language-asian="fr" style:country-asian="FR"/>
    </style:style>
    <style:style style:name="T3156" style:parent-style-name="Policepardéfaut" style:family="text">
      <style:text-properties fo:font-style="italic" style:font-style-asian="italic" style:font-style-complex="italic" style:language-asian="fr" style:country-asian="FR"/>
    </style:style>
    <style:style style:name="T3157" style:parent-style-name="Policepardéfaut" style:family="text">
      <style:text-properties style:language-asian="fr" style:country-asian="FR"/>
    </style:style>
    <style:style style:name="T3158" style:parent-style-name="Policepardéfaut" style:family="text">
      <style:text-properties style:language-asian="fr" style:country-asian="FR"/>
    </style:style>
    <style:style style:name="T3159" style:parent-style-name="Policepardéfaut" style:family="text">
      <style:text-properties style:language-asian="fr" style:country-asian="FR"/>
    </style:style>
    <style:style style:name="T3160" style:parent-style-name="Policepardéfaut" style:family="text">
      <style:text-properties style:language-asian="fr" style:country-asian="FR"/>
    </style:style>
    <style:style style:name="T3161" style:parent-style-name="Policepardéfaut" style:family="text">
      <style:text-properties style:language-asian="fr" style:country-asian="FR"/>
    </style:style>
    <style:style style:name="T3162" style:parent-style-name="Policepardéfaut" style:family="text">
      <style:text-properties style:language-asian="fr" style:country-asian="FR"/>
    </style:style>
    <style:style style:name="T3163" style:parent-style-name="Policepardéfaut" style:family="text">
      <style:text-properties style:language-asian="fr" style:country-asian="FR"/>
    </style:style>
    <style:style style:name="P3164" style:parent-style-name="quote.l" style:family="paragraph">
      <style:text-properties style:language-asian="fr" style:country-asian="FR"/>
    </style:style>
    <style:style style:name="P3165" style:parent-style-name="quote.l" style:family="paragraph">
      <style:text-properties style:language-asian="fr" style:country-asian="FR"/>
    </style:style>
    <style:style style:name="P3166" style:parent-style-name="quote.l" style:family="paragraph">
      <style:text-properties style:language-asian="fr" style:country-asian="FR"/>
    </style:style>
    <style:style style:name="P3167" style:parent-style-name="quote.l" style:family="paragraph">
      <style:text-properties style:language-asian="fr" style:country-asian="FR"/>
    </style:style>
    <style:style style:name="P3168" style:parent-style-name="quote.l" style:family="paragraph">
      <style:text-properties style:language-asian="fr" style:country-asian="FR"/>
    </style:style>
    <style:style style:name="T3169" style:parent-style-name="Policepardéfaut" style:family="text">
      <style:text-properties style:language-asian="fr" style:country-asian="FR"/>
    </style:style>
    <style:style style:name="T3170" style:parent-style-name="Policepardéfaut" style:family="text">
      <style:text-properties style:language-asian="fr" style:country-asian="FR"/>
    </style:style>
    <style:style style:name="T3171" style:parent-style-name="Policepardéfaut" style:family="text">
      <style:text-properties style:language-asian="fr" style:country-asian="FR"/>
    </style:style>
    <style:style style:name="T3172" style:parent-style-name="Policepardéfaut" style:family="text">
      <style:text-properties style:language-asian="fr" style:country-asian="FR"/>
    </style:style>
    <style:style style:name="T3173" style:parent-style-name="Policepardéfaut" style:family="text">
      <style:text-properties style:language-asian="fr" style:country-asian="FR"/>
    </style:style>
    <style:style style:name="T3174" style:parent-style-name="Policepardéfaut" style:family="text">
      <style:text-properties style:language-asian="fr" style:country-asian="FR"/>
    </style:style>
    <style:style style:name="P3175" style:parent-style-name="quote.l" style:family="paragraph">
      <style:text-properties style:language-asian="fr" style:country-asian="FR"/>
    </style:style>
    <style:style style:name="T3176" style:parent-style-name="Policepardéfaut" style:family="text">
      <style:text-properties style:language-asian="fr" style:country-asian="FR"/>
    </style:style>
    <style:style style:name="T3177" style:parent-style-name="Policepardéfaut" style:family="text">
      <style:text-properties style:language-asian="fr" style:country-asian="FR"/>
    </style:style>
    <style:style style:name="T3178" style:parent-style-name="Policepardéfaut" style:family="text">
      <style:text-properties style:language-asian="fr" style:country-asian="FR"/>
    </style:style>
    <style:style style:name="T3179" style:parent-style-name="Policepardéfaut" style:family="text">
      <style:text-properties style:language-asian="fr" style:country-asian="FR"/>
    </style:style>
    <style:style style:name="P3180" style:parent-style-name="quote.l" style:family="paragraph">
      <style:text-properties style:language-asian="fr" style:country-asian="FR"/>
    </style:style>
    <style:style style:name="P3181" style:parent-style-name="quote.l" style:family="paragraph">
      <style:text-properties style:language-asian="fr" style:country-asian="FR"/>
    </style:style>
    <style:style style:name="T3182" style:parent-style-name="Policepardéfaut" style:family="text">
      <style:text-properties style:language-asian="fr" style:country-asian="FR"/>
    </style:style>
    <style:style style:name="P3183" style:parent-style-name="quote.l" style:family="paragraph">
      <style:text-properties style:language-asian="fr" style:country-asian="FR"/>
    </style:style>
    <style:style style:name="P3184" style:parent-style-name="quote.l" style:family="paragraph">
      <style:text-properties style:language-asian="fr" style:country-asian="FR"/>
    </style:style>
    <style:style style:name="P3185" style:parent-style-name="quote.l" style:family="paragraph">
      <style:text-properties style:language-asian="fr" style:country-asian="FR"/>
    </style:style>
    <style:style style:name="T3186" style:parent-style-name="Policepardéfaut" style:family="text">
      <style:text-properties style:language-asian="fr" style:country-asian="FR"/>
    </style:style>
    <style:style style:name="T3187" style:parent-style-name="Policepardéfaut" style:family="text">
      <style:text-properties style:language-asian="fr" style:country-asian="FR"/>
    </style:style>
    <style:style style:name="T3188" style:parent-style-name="Policepardéfaut" style:family="text">
      <style:text-properties style:language-asian="fr" style:country-asian="FR"/>
    </style:style>
    <style:style style:name="T3189" style:parent-style-name="Policepardéfaut" style:family="text">
      <style:text-properties style:language-asian="fr" style:country-asian="FR"/>
    </style:style>
    <style:style style:name="T3190" style:parent-style-name="Policepardéfaut" style:family="text">
      <style:text-properties style:language-asian="fr" style:country-asian="FR"/>
    </style:style>
    <style:style style:name="T3191" style:parent-style-name="Policepardéfaut" style:family="text">
      <style:text-properties style:language-asian="fr" style:country-asian="FR"/>
    </style:style>
    <style:style style:name="T3192" style:parent-style-name="Policepardéfaut" style:family="text">
      <style:text-properties style:language-asian="fr" style:country-asian="FR"/>
    </style:style>
    <style:style style:name="T3193" style:parent-style-name="Policepardéfaut" style:family="text">
      <style:text-properties style:language-asian="fr" style:country-asian="FR"/>
    </style:style>
    <style:style style:name="T3194" style:parent-style-name="Policepardéfaut" style:family="text">
      <style:text-properties style:language-asian="fr" style:country-asian="FR"/>
    </style:style>
    <style:style style:name="T3195" style:parent-style-name="Policepardéfaut" style:family="text">
      <style:text-properties style:language-asian="fr" style:country-asian="FR"/>
    </style:style>
    <style:style style:name="T3196" style:parent-style-name="Policepardéfaut" style:family="text">
      <style:text-properties style:language-asian="fr" style:country-asian="FR"/>
    </style:style>
    <style:style style:name="T3197" style:parent-style-name="Policepardéfaut" style:family="text">
      <style:text-properties style:language-asian="fr" style:country-asian="FR"/>
    </style:style>
    <style:style style:name="T3198" style:parent-style-name="Policepardéfaut" style:family="text">
      <style:text-properties style:language-asian="fr" style:country-asian="FR"/>
    </style:style>
    <style:style style:name="T3199" style:parent-style-name="Policepardéfaut" style:family="text">
      <style:text-properties style:language-asian="fr" style:country-asian="FR"/>
    </style:style>
    <style:style style:name="T3200" style:parent-style-name="Policepardéfaut" style:family="text">
      <style:text-properties style:language-asian="fr" style:country-asian="FR"/>
    </style:style>
    <style:style style:name="T3201" style:parent-style-name="Policepardéfaut" style:family="text">
      <style:text-properties style:language-asian="fr" style:country-asian="FR"/>
    </style:style>
    <style:style style:name="T3202" style:parent-style-name="Policepardéfaut" style:family="text">
      <style:text-properties style:language-asian="fr" style:country-asian="FR"/>
    </style:style>
    <style:style style:name="T3203" style:parent-style-name="Policepardéfaut" style:family="text">
      <style:text-properties style:language-asian="fr" style:country-asian="FR"/>
    </style:style>
    <style:style style:name="T3204" style:parent-style-name="Policepardéfaut" style:family="text">
      <style:text-properties style:font-size-complex="12pt" style:language-asian="fr" style:country-asian="FR"/>
    </style:style>
    <style:style style:name="T3205" style:parent-style-name="Policepardéfaut" style:family="text">
      <style:text-properties style:language-asian="fr" style:country-asian="FR"/>
    </style:style>
    <style:style style:name="T3206" style:parent-style-name="Policepardéfaut" style:family="text">
      <style:text-properties style:language-asian="fr" style:country-asian="FR"/>
    </style:style>
    <style:style style:name="T3207" style:parent-style-name="Policepardéfaut" style:family="text">
      <style:text-properties style:language-asian="fr" style:country-asian="FR"/>
    </style:style>
    <style:style style:name="T3208" style:parent-style-name="Policepardéfaut" style:family="text">
      <style:text-properties style:language-asian="fr" style:country-asian="FR"/>
    </style:style>
    <style:style style:name="T3209" style:parent-style-name="Policepardéfaut" style:family="text">
      <style:text-properties style:language-asian="fr" style:country-asian="FR"/>
    </style:style>
    <style:style style:name="T3210" style:parent-style-name="Policepardéfaut" style:family="text">
      <style:text-properties style:language-asian="fr" style:country-asian="FR"/>
    </style:style>
    <style:style style:name="T3211" style:parent-style-name="Policepardéfaut" style:family="text">
      <style:text-properties style:language-asian="fr" style:country-asian="FR"/>
    </style:style>
    <style:style style:name="T3212" style:parent-style-name="Policepardéfaut" style:family="text">
      <style:text-properties style:language-asian="fr" style:country-asian="FR"/>
    </style:style>
    <style:style style:name="T3213" style:parent-style-name="Policepardéfaut" style:family="text">
      <style:text-properties style:language-asian="fr" style:country-asian="FR"/>
    </style:style>
    <style:style style:name="T3214" style:parent-style-name="Policepardéfaut" style:family="text">
      <style:text-properties style:font-size-complex="12pt" style:language-asian="fr" style:country-asian="FR"/>
    </style:style>
    <style:style style:name="T3215" style:parent-style-name="Policepardéfaut" style:family="text">
      <style:text-properties style:language-asian="fr" style:country-asian="FR"/>
    </style:style>
    <style:style style:name="T3216" style:parent-style-name="Policepardéfaut" style:family="text">
      <style:text-properties fo:font-style="italic" style:font-style-asian="italic" style:font-style-complex="italic" style:language-asian="fr" style:country-asian="FR"/>
    </style:style>
    <style:style style:name="T3217" style:parent-style-name="Policepardéfaut" style:family="text">
      <style:text-properties style:font-size-complex="12pt" style:language-asian="fr" style:country-asian="FR"/>
    </style:style>
    <style:style style:name="T3218" style:parent-style-name="Policepardéfaut" style:family="text">
      <style:text-properties style:language-asian="fr" style:country-asian="FR"/>
    </style:style>
    <style:style style:name="T3219" style:parent-style-name="Policepardéfaut" style:family="text">
      <style:text-properties style:language-asian="fr" style:country-asian="FR"/>
    </style:style>
    <style:style style:name="T3220" style:parent-style-name="Policepardéfaut" style:family="text">
      <style:text-properties style:language-asian="fr" style:country-asian="FR"/>
    </style:style>
    <style:style style:name="T3221" style:parent-style-name="Policepardéfaut" style:family="text">
      <style:text-properties style:language-asian="fr" style:country-asian="FR"/>
    </style:style>
    <style:style style:name="T3222" style:parent-style-name="Policepardéfaut" style:family="text">
      <style:text-properties style:language-asian="fr" style:country-asian="FR"/>
    </style:style>
    <style:style style:name="T3223" style:parent-style-name="Policepardéfaut" style:family="text">
      <style:text-properties style:language-asian="fr" style:country-asian="FR"/>
    </style:style>
    <style:style style:name="T3224" style:parent-style-name="Policepardéfaut" style:family="text">
      <style:text-properties style:language-asian="fr" style:country-asian="FR"/>
    </style:style>
    <style:style style:name="T3225" style:parent-style-name="Policepardéfaut" style:family="text">
      <style:text-properties style:language-asian="fr" style:country-asian="FR"/>
    </style:style>
    <style:style style:name="T3226" style:parent-style-name="Policepardéfaut" style:family="text">
      <style:text-properties style:language-asian="fr" style:country-asian="FR"/>
    </style:style>
    <style:style style:name="T3227" style:parent-style-name="Policepardéfaut" style:family="text">
      <style:text-properties style:language-asian="fr" style:country-asian="FR"/>
    </style:style>
    <style:style style:name="T3228" style:parent-style-name="Policepardéfaut" style:family="text">
      <style:text-properties style:language-asian="fr" style:country-asian="FR"/>
    </style:style>
    <style:style style:name="T3229" style:parent-style-name="Policepardéfaut" style:family="text">
      <style:text-properties style:language-asian="fr" style:country-asian="FR"/>
    </style:style>
    <style:style style:name="T3230" style:parent-style-name="Policepardéfaut" style:family="text">
      <style:text-properties style:language-asian="fr" style:country-asian="FR"/>
    </style:style>
    <style:style style:name="T3231" style:parent-style-name="Policepardéfaut" style:family="text">
      <style:text-properties style:language-asian="fr" style:country-asian="FR"/>
    </style:style>
    <style:style style:name="T3232" style:parent-style-name="Policepardéfaut" style:family="text">
      <style:text-properties style:language-asian="fr" style:country-asian="FR"/>
    </style:style>
    <style:style style:name="T3233" style:parent-style-name="Policepardéfaut" style:family="text">
      <style:text-properties style:language-asian="fr" style:country-asian="FR"/>
    </style:style>
    <style:style style:name="T3234" style:parent-style-name="Policepardéfaut" style:family="text">
      <style:text-properties style:language-asian="fr" style:country-asian="FR"/>
    </style:style>
    <style:style style:name="T3235" style:parent-style-name="Policepardéfaut" style:family="text">
      <style:text-properties style:language-asian="fr" style:country-asian="FR"/>
    </style:style>
    <style:style style:name="T3236" style:parent-style-name="Policepardéfaut" style:family="text">
      <style:text-properties style:language-asian="fr" style:country-asian="FR"/>
    </style:style>
    <style:style style:name="T3237" style:parent-style-name="Policepardéfaut" style:family="text">
      <style:text-properties style:language-asian="fr" style:country-asian="FR"/>
    </style:style>
    <style:style style:name="T3238" style:parent-style-name="Policepardéfaut" style:family="text">
      <style:text-properties style:language-asian="fr" style:country-asian="FR"/>
    </style:style>
    <style:style style:name="T3239" style:parent-style-name="Policepardéfaut" style:family="text">
      <style:text-properties style:language-asian="fr" style:country-asian="FR"/>
    </style:style>
    <style:style style:name="T3240" style:parent-style-name="Policepardéfaut" style:family="text">
      <style:text-properties style:language-asian="fr" style:country-asian="FR"/>
    </style:style>
    <style:style style:name="T3241" style:parent-style-name="Policepardéfaut" style:family="text">
      <style:text-properties style:language-asian="fr" style:country-asian="FR"/>
    </style:style>
    <style:style style:name="T3242" style:parent-style-name="Policepardéfaut" style:family="text">
      <style:text-properties style:language-asian="fr" style:country-asian="FR"/>
    </style:style>
    <style:style style:name="T3243" style:parent-style-name="Policepardéfaut" style:family="text">
      <style:text-properties style:language-asian="fr" style:country-asian="FR"/>
    </style:style>
    <style:style style:name="T3244" style:parent-style-name="Policepardéfaut" style:family="text">
      <style:text-properties style:language-asian="fr" style:country-asian="FR"/>
    </style:style>
    <style:style style:name="T3245" style:parent-style-name="Policepardéfaut" style:family="text">
      <style:text-properties style:language-asian="fr" style:country-asian="FR"/>
    </style:style>
    <style:style style:name="T3246" style:parent-style-name="Policepardéfaut" style:family="text">
      <style:text-properties style:language-asian="fr" style:country-asian="FR"/>
    </style:style>
    <style:style style:name="T3247" style:parent-style-name="Policepardéfaut" style:family="text">
      <style:text-properties style:language-asian="fr" style:country-asian="FR"/>
    </style:style>
    <style:style style:name="T3248" style:parent-style-name="Policepardéfaut" style:family="text">
      <style:text-properties style:language-asian="fr" style:country-asian="FR"/>
    </style:style>
    <style:style style:name="T3249" style:parent-style-name="Policepardéfaut" style:family="text">
      <style:text-properties style:font-name-complex="Georgia" style:language-asian="fr" style:country-asian="FR"/>
    </style:style>
    <style:style style:name="T3250" style:parent-style-name="Policepardéfaut" style:family="text">
      <style:text-properties style:language-asian="fr" style:country-asian="FR"/>
    </style:style>
    <style:style style:name="P3251" style:parent-style-name="quote.l" style:family="paragraph">
      <style:text-properties style:language-asian="fr" style:country-asian="FR"/>
    </style:style>
    <style:style style:name="P3252" style:parent-style-name="quote.l" style:family="paragraph">
      <style:text-properties style:language-asian="fr" style:country-asian="FR"/>
    </style:style>
    <style:style style:name="P3253" style:parent-style-name="quote.l" style:family="paragraph">
      <style:text-properties style:language-asian="fr" style:country-asian="FR"/>
    </style:style>
    <style:style style:name="P3254" style:parent-style-name="quote.l" style:family="paragraph">
      <style:text-properties style:language-asian="fr" style:country-asian="FR"/>
    </style:style>
    <style:style style:name="P3255" style:parent-style-name="quote.l" style:family="paragraph">
      <style:text-properties style:language-asian="fr" style:country-asian="FR"/>
    </style:style>
    <style:style style:name="P3256" style:parent-style-name="quote.l" style:family="paragraph">
      <style:text-properties style:language-asian="fr" style:country-asian="FR"/>
    </style:style>
    <style:style style:name="P3257" style:parent-style-name="quote.l" style:family="paragraph">
      <style:text-properties style:language-asian="fr" style:country-asian="FR"/>
    </style:style>
    <style:style style:name="P3258" style:parent-style-name="quote.l" style:family="paragraph">
      <style:text-properties style:language-asian="fr" style:country-asian="FR"/>
    </style:style>
    <style:style style:name="T3259" style:parent-style-name="Policepardéfaut" style:family="text">
      <style:text-properties style:language-asian="fr" style:country-asian="FR"/>
    </style:style>
    <style:style style:name="T3260" style:parent-style-name="Policepardéfaut" style:family="text">
      <style:text-properties style:language-asian="fr" style:country-asian="FR"/>
    </style:style>
    <style:style style:name="T3261" style:parent-style-name="Policepardéfaut" style:family="text">
      <style:text-properties style:language-asian="fr" style:country-asian="FR"/>
    </style:style>
    <style:style style:name="T3262" style:parent-style-name="Policepardéfaut" style:family="text">
      <style:text-properties style:language-asian="fr" style:country-asian="FR"/>
    </style:style>
    <style:style style:name="T3263" style:parent-style-name="Policepardéfaut" style:family="text">
      <style:text-properties style:language-asian="fr" style:country-asian="FR"/>
    </style:style>
    <style:style style:name="T3264" style:parent-style-name="Policepardéfaut" style:family="text">
      <style:text-properties style:language-asian="fr" style:country-asian="FR"/>
    </style:style>
    <style:style style:name="T3265" style:parent-style-name="Policepardéfaut" style:family="text">
      <style:text-properties style:language-asian="fr" style:country-asian="FR"/>
    </style:style>
    <style:style style:name="T3266" style:parent-style-name="Policepardéfaut" style:family="text">
      <style:text-properties style:font-style-complex="italic" style:language-asian="fr" style:country-asian="FR"/>
    </style:style>
    <style:style style:name="T3267" style:parent-style-name="Policepardéfaut" style:family="text">
      <style:text-properties style:language-asian="fr" style:country-asian="FR"/>
    </style:style>
    <style:style style:name="T3268" style:parent-style-name="Policepardéfaut" style:family="text">
      <style:text-properties style:language-asian="fr" style:country-asian="FR"/>
    </style:style>
    <style:style style:name="T3269" style:parent-style-name="Policepardéfaut" style:family="text">
      <style:text-properties style:language-asian="fr" style:country-asian="FR"/>
    </style:style>
    <style:style style:name="T3270" style:parent-style-name="Policepardéfaut" style:family="text">
      <style:text-properties style:language-asian="fr" style:country-asian="FR"/>
    </style:style>
    <style:style style:name="T3271" style:parent-style-name="Policepardéfaut" style:family="text">
      <style:text-properties fo:font-style="italic" style:font-style-asian="italic" style:font-style-complex="italic" style:language-asian="fr" style:country-asian="FR"/>
    </style:style>
    <style:style style:name="T3272" style:parent-style-name="Policepardéfaut" style:family="text">
      <style:text-properties fo:font-style="italic" style:font-style-asian="italic" style:font-style-complex="italic" style:language-asian="fr" style:country-asian="FR"/>
    </style:style>
    <style:style style:name="T3273" style:parent-style-name="Policepardéfaut" style:family="text">
      <style:text-properties fo:font-style="italic" style:font-style-asian="italic" style:font-style-complex="italic" style:language-asian="fr" style:country-asian="FR"/>
    </style:style>
    <style:style style:name="T3274" style:parent-style-name="Policepardéfaut" style:family="text">
      <style:text-properties fo:font-style="italic" style:font-style-asian="italic" style:font-style-complex="italic" style:language-asian="fr" style:country-asian="FR"/>
    </style:style>
    <style:style style:name="T3275" style:parent-style-name="Policepardéfaut" style:family="text">
      <style:text-properties style:language-asian="fr" style:country-asian="FR"/>
    </style:style>
    <style:style style:name="T3276" style:parent-style-name="Policepardéfaut" style:family="text">
      <style:text-properties style:language-asian="fr" style:country-asian="FR"/>
    </style:style>
    <style:style style:name="T3277" style:parent-style-name="Policepardéfaut" style:family="text">
      <style:text-properties style:language-asian="fr" style:country-asian="FR"/>
    </style:style>
    <style:style style:name="T3278" style:parent-style-name="Policepardéfaut" style:family="text">
      <style:text-properties style:language-asian="fr" style:country-asian="FR"/>
    </style:style>
    <style:style style:name="T3279" style:parent-style-name="Policepardéfaut" style:family="text">
      <style:text-properties fo:font-style="italic" style:font-style-asian="italic" style:font-style-complex="italic" style:language-asian="fr" style:country-asian="FR"/>
    </style:style>
    <style:style style:name="T3280" style:parent-style-name="Policepardéfaut" style:family="text">
      <style:text-properties fo:font-style="italic" style:font-style-asian="italic" style:font-style-complex="italic" style:language-asian="fr" style:country-asian="FR"/>
    </style:style>
    <style:style style:name="T3281" style:parent-style-name="Policepardéfaut" style:family="text">
      <style:text-properties style:language-asian="fr" style:country-asian="FR"/>
    </style:style>
    <style:style style:name="T3282" style:parent-style-name="Policepardéfaut" style:family="text">
      <style:text-properties style:language-asian="fr" style:country-asian="FR"/>
    </style:style>
    <style:style style:name="T3283" style:parent-style-name="Policepardéfaut" style:family="text">
      <style:text-properties style:language-asian="fr" style:country-asian="FR"/>
    </style:style>
    <style:style style:name="T3284" style:parent-style-name="Policepardéfaut" style:family="text">
      <style:text-properties fo:font-style="italic" style:font-style-asian="italic" style:font-style-complex="italic" style:language-asian="fr" style:country-asian="FR"/>
    </style:style>
    <style:style style:name="T3285" style:parent-style-name="Policepardéfaut" style:family="text">
      <style:text-properties fo:font-style="italic" style:font-style-asian="italic" style:font-style-complex="italic" style:language-asian="fr" style:country-asian="FR"/>
    </style:style>
    <style:style style:name="T3286" style:parent-style-name="Policepardéfaut" style:family="text">
      <style:text-properties style:language-asian="fr" style:country-asian="FR"/>
    </style:style>
    <style:style style:name="P3287" style:parent-style-name="quote.l" style:family="paragraph">
      <style:text-properties style:language-asian="fr" style:country-asian="FR"/>
    </style:style>
    <style:style style:name="T3288" style:parent-style-name="Policepardéfaut" style:family="text">
      <style:text-properties style:language-asian="fr" style:country-asian="FR"/>
    </style:style>
    <style:style style:name="T3289" style:parent-style-name="Policepardéfaut" style:family="text">
      <style:text-properties style:language-asian="fr" style:country-asian="FR"/>
    </style:style>
    <style:style style:name="T3290" style:parent-style-name="Policepardéfaut" style:family="text">
      <style:text-properties style:language-asian="fr" style:country-asian="FR"/>
    </style:style>
    <style:style style:name="T3291" style:parent-style-name="Policepardéfaut" style:family="text">
      <style:text-properties style:language-asian="fr" style:country-asian="FR"/>
    </style:style>
    <style:style style:name="T3292" style:parent-style-name="Policepardéfaut" style:family="text">
      <style:text-properties style:language-asian="fr" style:country-asian="FR"/>
    </style:style>
    <style:style style:name="T3293" style:parent-style-name="Policepardéfaut" style:family="text">
      <style:text-properties style:language-asian="fr" style:country-asian="FR"/>
    </style:style>
    <style:style style:name="T3294" style:parent-style-name="Policepardéfaut" style:family="text">
      <style:text-properties style:language-asian="fr" style:country-asian="FR"/>
    </style:style>
    <style:style style:name="T3295" style:parent-style-name="Policepardéfaut" style:family="text">
      <style:text-properties style:language-asian="fr" style:country-asian="FR"/>
    </style:style>
    <style:style style:name="T3296" style:parent-style-name="Policepardéfaut" style:family="text">
      <style:text-properties style:language-asian="fr" style:country-asian="FR"/>
    </style:style>
    <style:style style:name="T3297" style:parent-style-name="Policepardéfaut" style:family="text">
      <style:text-properties style:language-asian="fr" style:country-asian="FR"/>
    </style:style>
    <style:style style:name="T3298" style:parent-style-name="Policepardéfaut" style:family="text">
      <style:text-properties style:language-asian="fr" style:country-asian="FR"/>
    </style:style>
    <style:style style:name="T3299" style:parent-style-name="Policepardéfaut" style:family="text">
      <style:text-properties style:language-asian="fr" style:country-asian="FR"/>
    </style:style>
    <style:style style:name="T3300" style:parent-style-name="Policepardéfaut" style:family="text">
      <style:text-properties style:language-asian="fr" style:country-asian="FR"/>
    </style:style>
    <style:style style:name="T3301" style:parent-style-name="Policepardéfaut" style:family="text">
      <style:text-properties style:language-asian="fr" style:country-asian="FR"/>
    </style:style>
    <style:style style:name="T3302" style:parent-style-name="Policepardéfaut" style:family="text">
      <style:text-properties style:language-asian="fr" style:country-asian="FR"/>
    </style:style>
    <style:style style:name="T3303" style:parent-style-name="Policepardéfaut" style:family="text">
      <style:text-properties style:language-asian="fr" style:country-asian="FR"/>
    </style:style>
    <style:style style:name="T3304" style:parent-style-name="Policepardéfaut" style:family="text">
      <style:text-properties style:font-style-complex="italic" style:language-asian="fr" style:country-asian="FR"/>
    </style:style>
    <style:style style:name="T3305" style:parent-style-name="Policepardéfaut" style:family="text">
      <style:text-properties style:font-size-complex="12pt" style:language-asian="fr" style:country-asian="FR"/>
    </style:style>
    <style:style style:name="T3306" style:parent-style-name="Policepardéfaut" style:family="text">
      <style:text-properties style:language-asian="fr" style:country-asian="FR"/>
    </style:style>
    <style:style style:name="T3307" style:parent-style-name="Policepardéfaut" style:family="text">
      <style:text-properties style:language-asian="fr" style:country-asian="FR"/>
    </style:style>
    <style:style style:name="T3308" style:parent-style-name="Policepardéfaut" style:family="text">
      <style:text-properties style:language-asian="fr" style:country-asian="FR"/>
    </style:style>
    <style:style style:name="T3309" style:parent-style-name="Policepardéfaut" style:family="text">
      <style:text-properties style:language-asian="fr" style:country-asian="FR"/>
    </style:style>
    <style:style style:name="T3310" style:parent-style-name="Policepardéfaut" style:family="text">
      <style:text-properties style:language-asian="fr" style:country-asian="FR"/>
    </style:style>
    <style:style style:name="T3311" style:parent-style-name="Policepardéfaut" style:family="text">
      <style:text-properties style:language-asian="fr" style:country-asian="FR"/>
    </style:style>
    <style:style style:name="T3312" style:parent-style-name="Policepardéfaut" style:family="text">
      <style:text-properties style:language-asian="fr" style:country-asian="FR"/>
    </style:style>
    <style:style style:name="T3313" style:parent-style-name="Policepardéfaut" style:family="text">
      <style:text-properties style:font-style-complex="italic" style:language-asian="fr" style:country-asian="FR"/>
    </style:style>
    <style:style style:name="T3314" style:parent-style-name="Policepardéfaut" style:family="text">
      <style:text-properties style:font-size-complex="12pt" style:language-asian="fr" style:country-asian="FR"/>
    </style:style>
    <style:style style:name="T3315" style:parent-style-name="Policepardéfaut" style:family="text">
      <style:text-properties style:language-asian="fr" style:country-asian="FR"/>
    </style:style>
    <style:style style:name="T3316" style:parent-style-name="Policepardéfaut" style:family="text">
      <style:text-properties style:language-asian="fr" style:country-asian="FR"/>
    </style:style>
    <style:style style:name="T3317" style:parent-style-name="Policepardéfaut" style:family="text">
      <style:text-properties style:language-asian="fr" style:country-asian="FR"/>
    </style:style>
    <style:style style:name="T3318" style:parent-style-name="Policepardéfaut" style:family="text">
      <style:text-properties style:language-asian="fr" style:country-asian="FR"/>
    </style:style>
    <style:style style:name="T3319" style:parent-style-name="Policepardéfaut" style:family="text">
      <style:text-properties style:language-asian="fr" style:country-asian="FR"/>
    </style:style>
    <style:style style:name="T3320" style:parent-style-name="Policepardéfaut" style:family="text">
      <style:text-properties style:language-asian="fr" style:country-asian="FR"/>
    </style:style>
    <style:style style:name="T3321" style:parent-style-name="Policepardéfaut" style:family="text">
      <style:text-properties style:language-asian="fr" style:country-asian="FR"/>
    </style:style>
    <style:style style:name="T3322" style:parent-style-name="Policepardéfaut" style:family="text">
      <style:text-properties style:language-asian="fr" style:country-asian="FR"/>
    </style:style>
    <style:style style:name="T3323" style:parent-style-name="Policepardéfaut" style:family="text">
      <style:text-properties style:language-asian="fr" style:country-asian="FR"/>
    </style:style>
    <style:style style:name="T3324" style:parent-style-name="Policepardéfaut" style:family="text">
      <style:text-properties style:language-asian="fr" style:country-asian="FR"/>
    </style:style>
    <style:style style:name="T3325" style:parent-style-name="Policepardéfaut" style:family="text">
      <style:text-properties style:language-asian="fr" style:country-asian="FR"/>
    </style:style>
    <style:style style:name="T3326" style:parent-style-name="Policepardéfaut" style:family="text">
      <style:text-properties style:language-asian="fr" style:country-asian="FR"/>
    </style:style>
    <style:style style:name="T3327" style:parent-style-name="Policepardéfaut" style:family="text">
      <style:text-properties style:language-asian="fr" style:country-asian="FR"/>
    </style:style>
    <style:style style:name="T3328" style:parent-style-name="Policepardéfaut" style:family="text">
      <style:text-properties style:language-asian="fr" style:country-asian="FR"/>
    </style:style>
    <style:style style:name="T3329" style:parent-style-name="Policepardéfaut" style:family="text">
      <style:text-properties style:font-style-complex="italic" style:language-asian="fr" style:country-asian="FR"/>
    </style:style>
    <style:style style:name="P3330" style:parent-style-name="quote.l" style:family="paragraph">
      <style:text-properties style:language-asian="fr" style:country-asian="FR"/>
    </style:style>
    <style:style style:name="T3331" style:parent-style-name="Policepardéfaut" style:family="text">
      <style:text-properties style:language-asian="fr" style:country-asian="FR"/>
    </style:style>
    <style:style style:name="T3332" style:parent-style-name="Policepardéfaut" style:family="text">
      <style:text-properties style:language-asian="fr" style:country-asian="FR"/>
    </style:style>
    <style:style style:name="T3333" style:parent-style-name="Policepardéfaut" style:family="text">
      <style:text-properties style:language-asian="fr" style:country-asian="FR"/>
    </style:style>
    <style:style style:name="P3334" style:parent-style-name="quote.l" style:family="paragraph">
      <style:text-properties style:language-asian="fr" style:country-asian="FR"/>
    </style:style>
    <style:style style:name="T3335" style:parent-style-name="Policepardéfaut" style:family="text">
      <style:text-properties style:language-asian="fr" style:country-asian="FR"/>
    </style:style>
    <style:style style:name="T3336" style:parent-style-name="Policepardéfaut" style:family="text">
      <style:text-properties style:language-asian="fr" style:country-asian="FR"/>
    </style:style>
    <style:style style:name="T3337" style:parent-style-name="Policepardéfaut" style:family="text">
      <style:text-properties style:language-asian="fr" style:country-asian="FR"/>
    </style:style>
    <style:style style:name="T3338" style:parent-style-name="Policepardéfaut" style:family="text">
      <style:text-properties style:language-asian="fr" style:country-asian="FR"/>
    </style:style>
    <style:style style:name="T3339" style:parent-style-name="Policepardéfaut" style:family="text">
      <style:text-properties style:language-asian="fr" style:country-asian="FR"/>
    </style:style>
    <style:style style:name="P3340" style:parent-style-name="quote.l" style:family="paragraph">
      <style:text-properties style:language-asian="fr" style:country-asian="FR"/>
    </style:style>
    <style:style style:name="T3341" style:parent-style-name="Policepardéfaut" style:family="text">
      <style:text-properties style:language-asian="fr" style:country-asian="FR"/>
    </style:style>
    <style:style style:name="P3342" style:parent-style-name="quote.l" style:family="paragraph">
      <style:text-properties style:language-asian="fr" style:country-asian="FR"/>
    </style:style>
    <style:style style:name="T3343" style:parent-style-name="Policepardéfaut" style:family="text">
      <style:text-properties style:language-asian="fr" style:country-asian="FR"/>
    </style:style>
    <style:style style:name="T3344" style:parent-style-name="Policepardéfaut" style:family="text">
      <style:text-properties style:language-asian="fr" style:country-asian="FR"/>
    </style:style>
    <style:style style:name="T3345" style:parent-style-name="Policepardéfaut" style:family="text">
      <style:text-properties style:language-asian="fr" style:country-asian="FR"/>
    </style:style>
    <style:style style:name="T3346" style:parent-style-name="Policepardéfaut" style:family="text">
      <style:text-properties style:language-asian="fr" style:country-asian="FR"/>
    </style:style>
    <style:style style:name="T3347" style:parent-style-name="Policepardéfaut" style:family="text">
      <style:text-properties style:language-asian="fr" style:country-asian="FR"/>
    </style:style>
    <style:style style:name="T3348" style:parent-style-name="Policepardéfaut" style:family="text">
      <style:text-properties style:language-asian="fr" style:country-asian="FR"/>
    </style:style>
    <style:style style:name="T3349" style:parent-style-name="Policepardéfaut" style:family="text">
      <style:text-properties style:language-asian="fr" style:country-asian="FR"/>
    </style:style>
    <style:style style:name="P3350" style:parent-style-name="quote.l" style:family="paragraph">
      <style:text-properties style:language-asian="fr" style:country-asian="FR"/>
    </style:style>
    <style:style style:name="T3351" style:parent-style-name="Policepardéfaut" style:family="text">
      <style:text-properties style:language-asian="fr" style:country-asian="FR"/>
    </style:style>
    <style:style style:name="T3352" style:parent-style-name="Policepardéfaut" style:family="text">
      <style:text-properties style:language-asian="fr" style:country-asian="FR"/>
    </style:style>
    <style:style style:name="T3353" style:parent-style-name="Policepardéfaut" style:family="text">
      <style:text-properties style:language-asian="fr" style:country-asian="FR"/>
    </style:style>
    <style:style style:name="T3354" style:parent-style-name="Policepardéfaut" style:family="text">
      <style:text-properties style:language-asian="fr" style:country-asian="FR"/>
    </style:style>
    <style:style style:name="P3355" style:parent-style-name="quote.l" style:family="paragraph">
      <style:text-properties style:language-asian="fr" style:country-asian="FR"/>
    </style:style>
    <style:style style:name="P3356" style:parent-style-name="quote.l" style:family="paragraph">
      <style:text-properties style:language-asian="fr" style:country-asian="FR"/>
    </style:style>
    <style:style style:name="T3357" style:parent-style-name="Policepardéfaut" style:family="text">
      <style:text-properties style:language-asian="fr" style:country-asian="FR"/>
    </style:style>
    <style:style style:name="T3358" style:parent-style-name="Policepardéfaut" style:family="text">
      <style:text-properties style:language-asian="fr" style:country-asian="FR"/>
    </style:style>
    <style:style style:name="T3359" style:parent-style-name="Policepardéfaut" style:family="text">
      <style:text-properties style:language-asian="fr" style:country-asian="FR"/>
    </style:style>
    <style:style style:name="T3360" style:parent-style-name="Policepardéfaut" style:family="text">
      <style:text-properties style:language-asian="fr" style:country-asian="FR"/>
    </style:style>
    <style:style style:name="T3361" style:parent-style-name="Policepardéfaut" style:family="text">
      <style:text-properties style:language-asian="fr" style:country-asian="FR"/>
    </style:style>
    <style:style style:name="T3362" style:parent-style-name="Policepardéfaut" style:family="text">
      <style:text-properties style:language-asian="fr" style:country-asian="FR"/>
    </style:style>
    <style:style style:name="T3363" style:parent-style-name="Policepardéfaut" style:family="text">
      <style:text-properties style:language-asian="fr" style:country-asian="FR"/>
    </style:style>
    <style:style style:name="T3364" style:parent-style-name="Policepardéfaut" style:family="text">
      <style:text-properties style:language-asian="fr" style:country-asian="FR"/>
    </style:style>
    <style:style style:name="T3365" style:parent-style-name="Policepardéfaut" style:family="text">
      <style:text-properties style:language-asian="fr" style:country-asian="FR"/>
    </style:style>
    <style:style style:name="T3366" style:parent-style-name="Policepardéfaut" style:family="text">
      <style:text-properties style:font-style-complex="italic" style:language-asian="fr" style:country-asian="FR"/>
    </style:style>
    <style:style style:name="T3367" style:parent-style-name="Policepardéfaut" style:family="text">
      <style:text-properties style:language-asian="fr" style:country-asian="FR"/>
    </style:style>
    <style:style style:name="T3368" style:parent-style-name="Policepardéfaut" style:family="text">
      <style:text-properties style:font-size-complex="12pt" style:language-asian="fr" style:country-asian="FR"/>
    </style:style>
    <style:style style:name="T3369" style:parent-style-name="Policepardéfaut" style:family="text">
      <style:text-properties style:language-asian="fr" style:country-asian="FR"/>
    </style:style>
    <style:style style:name="T3370" style:parent-style-name="Policepardéfaut" style:family="text">
      <style:text-properties style:font-style-complex="italic" style:language-asian="fr" style:country-asian="FR"/>
    </style:style>
    <style:style style:name="P3371" style:parent-style-name="quote.l" style:family="paragraph">
      <style:text-properties style:language-asian="fr" style:country-asian="FR"/>
    </style:style>
    <style:style style:name="T3372" style:parent-style-name="Policepardéfaut" style:family="text">
      <style:text-properties style:language-asian="fr" style:country-asian="FR"/>
    </style:style>
    <style:style style:name="T3373" style:parent-style-name="Policepardéfaut" style:family="text">
      <style:text-properties style:language-asian="fr" style:country-asian="FR"/>
    </style:style>
    <style:style style:name="T3374" style:parent-style-name="Policepardéfaut" style:family="text">
      <style:text-properties style:language-asian="fr" style:country-asian="FR"/>
    </style:style>
    <style:style style:name="T3375" style:parent-style-name="Policepardéfaut" style:family="text">
      <style:text-properties style:language-asian="fr" style:country-asian="FR"/>
    </style:style>
    <style:style style:name="T3376" style:parent-style-name="Policepardéfaut" style:family="text">
      <style:text-properties style:language-asian="fr" style:country-asian="FR"/>
    </style:style>
    <style:style style:name="T3377" style:parent-style-name="Policepardéfaut" style:family="text">
      <style:text-properties style:language-asian="fr" style:country-asian="FR"/>
    </style:style>
    <style:style style:name="T3378" style:parent-style-name="Policepardéfaut" style:family="text">
      <style:text-properties style:language-asian="fr" style:country-asian="FR"/>
    </style:style>
    <style:style style:name="T3379" style:parent-style-name="Policepardéfaut" style:family="text">
      <style:text-properties style:language-asian="fr" style:country-asian="FR"/>
    </style:style>
    <style:style style:name="T3380" style:parent-style-name="Policepardéfaut" style:family="text">
      <style:text-properties style:language-asian="fr" style:country-asian="FR"/>
    </style:style>
    <style:style style:name="T3381" style:parent-style-name="Policepardéfaut" style:family="text">
      <style:text-properties style:language-asian="fr" style:country-asian="FR"/>
    </style:style>
    <style:style style:name="P3382" style:parent-style-name="quote.l" style:family="paragraph">
      <style:text-properties style:language-asian="fr" style:country-asian="FR"/>
    </style:style>
    <style:style style:name="T3383" style:parent-style-name="Policepardéfaut" style:family="text">
      <style:text-properties style:language-asian="fr" style:country-asian="FR"/>
    </style:style>
    <style:style style:name="P3384" style:parent-style-name="quote.l" style:family="paragraph">
      <style:text-properties style:language-asian="fr" style:country-asian="FR"/>
    </style:style>
    <style:style style:name="T3385" style:parent-style-name="Policepardéfaut" style:family="text">
      <style:text-properties style:language-asian="fr" style:country-asian="FR"/>
    </style:style>
    <style:style style:name="T3386" style:parent-style-name="Policepardéfaut" style:family="text">
      <style:text-properties style:language-asian="fr" style:country-asian="FR"/>
    </style:style>
    <style:style style:name="T3387" style:parent-style-name="Policepardéfaut" style:family="text">
      <style:text-properties style:language-asian="fr" style:country-asian="FR"/>
    </style:style>
    <style:style style:name="T3388" style:parent-style-name="Policepardéfaut" style:family="text">
      <style:text-properties style:language-asian="fr" style:country-asian="FR"/>
    </style:style>
    <style:style style:name="P3389" style:parent-style-name="quote.l" style:family="paragraph">
      <style:text-properties style:language-asian="fr" style:country-asian="FR"/>
    </style:style>
    <style:style style:name="T3390" style:parent-style-name="Policepardéfaut" style:family="text">
      <style:text-properties style:language-asian="fr" style:country-asian="FR"/>
    </style:style>
    <style:style style:name="T3391" style:parent-style-name="Policepardéfaut" style:family="text">
      <style:text-properties style:language-asian="fr" style:country-asian="FR"/>
    </style:style>
    <style:style style:name="T3392" style:parent-style-name="Policepardéfaut" style:family="text">
      <style:text-properties style:language-asian="fr" style:country-asian="FR"/>
    </style:style>
    <style:style style:name="T3393" style:parent-style-name="Policepardéfaut" style:family="text">
      <style:text-properties style:language-asian="fr" style:country-asian="FR"/>
    </style:style>
    <style:style style:name="T3394" style:parent-style-name="Policepardéfaut" style:family="text">
      <style:text-properties style:language-asian="fr" style:country-asian="FR"/>
    </style:style>
    <style:style style:name="T3395" style:parent-style-name="Policepardéfaut" style:family="text">
      <style:text-properties style:language-asian="fr" style:country-asian="FR"/>
    </style:style>
    <style:style style:name="T3396" style:parent-style-name="Policepardéfaut" style:family="text">
      <style:text-properties style:language-asian="fr" style:country-asian="FR"/>
    </style:style>
    <style:style style:name="T3397" style:parent-style-name="Policepardéfaut" style:family="text">
      <style:text-properties style:language-asian="fr" style:country-asian="FR"/>
    </style:style>
    <style:style style:name="T3398" style:parent-style-name="Policepardéfaut" style:family="text">
      <style:text-properties style:language-asian="fr" style:country-asian="FR"/>
    </style:style>
    <style:style style:name="T3399" style:parent-style-name="Policepardéfaut" style:family="text">
      <style:text-properties style:font-style-complex="italic" style:language-asian="fr" style:country-asian="FR"/>
    </style:style>
    <style:style style:name="T3400" style:parent-style-name="Policepardéfaut" style:family="text">
      <style:text-properties style:font-style-complex="italic" style:language-asian="fr" style:country-asian="FR"/>
    </style:style>
    <style:style style:name="P3401" style:parent-style-name="quote.l" style:family="paragraph">
      <style:text-properties style:language-asian="fr" style:country-asian="FR"/>
    </style:style>
    <style:style style:name="T3402" style:parent-style-name="Policepardéfaut" style:family="text">
      <style:text-properties style:language-asian="fr" style:country-asian="FR"/>
    </style:style>
    <style:style style:name="P3403" style:parent-style-name="quote.l" style:family="paragraph">
      <style:text-properties style:language-asian="fr" style:country-asian="FR"/>
    </style:style>
    <style:style style:name="T3404" style:parent-style-name="Policepardéfaut" style:family="text">
      <style:text-properties style:language-asian="fr" style:country-asian="FR"/>
    </style:style>
    <style:style style:name="T3405" style:parent-style-name="Policepardéfaut" style:family="text">
      <style:text-properties style:language-asian="fr" style:country-asian="FR"/>
    </style:style>
    <style:style style:name="T3406" style:parent-style-name="Policepardéfaut" style:family="text">
      <style:text-properties style:language-asian="fr" style:country-asian="FR"/>
    </style:style>
    <style:style style:name="P3407" style:parent-style-name="quote.l" style:family="paragraph">
      <style:text-properties style:language-asian="fr" style:country-asian="FR"/>
    </style:style>
    <style:style style:name="T3408" style:parent-style-name="Policepardéfaut" style:family="text">
      <style:text-properties style:language-asian="fr" style:country-asian="FR"/>
    </style:style>
    <style:style style:name="T3409" style:parent-style-name="Policepardéfaut" style:family="text">
      <style:text-properties style:language-asian="fr" style:country-asian="FR"/>
    </style:style>
    <style:style style:name="T3410" style:parent-style-name="Policepardéfaut" style:family="text">
      <style:text-properties style:language-asian="fr" style:country-asian="FR"/>
    </style:style>
    <style:style style:name="T3411" style:parent-style-name="Policepardéfaut" style:family="text">
      <style:text-properties style:language-asian="fr" style:country-asian="FR"/>
    </style:style>
    <style:style style:name="T3412" style:parent-style-name="Policepardéfaut" style:family="text">
      <style:text-properties style:language-asian="fr" style:country-asian="FR"/>
    </style:style>
    <style:style style:name="T3413" style:parent-style-name="Policepardéfaut" style:family="text">
      <style:text-properties style:language-asian="fr" style:country-asian="FR"/>
    </style:style>
    <style:style style:name="T3414" style:parent-style-name="Policepardéfaut" style:family="text">
      <style:text-properties style:language-asian="fr" style:country-asian="FR"/>
    </style:style>
    <style:style style:name="T3415" style:parent-style-name="Policepardéfaut" style:family="text">
      <style:text-properties style:language-asian="fr" style:country-asian="FR"/>
    </style:style>
    <style:style style:name="T3416" style:parent-style-name="Policepardéfaut" style:family="text">
      <style:text-properties style:language-asian="fr" style:country-asian="FR"/>
    </style:style>
    <style:style style:name="T3417" style:parent-style-name="Policepardéfaut" style:family="text">
      <style:text-properties style:language-asian="fr" style:country-asian="FR"/>
    </style:style>
    <style:style style:name="T3418" style:parent-style-name="Policepardéfaut" style:family="text">
      <style:text-properties style:language-asian="fr" style:country-asian="FR"/>
    </style:style>
    <style:style style:name="T3419" style:parent-style-name="Policepardéfaut" style:family="text">
      <style:text-properties style:language-asian="fr" style:country-asian="FR"/>
    </style:style>
    <style:style style:name="T3420" style:parent-style-name="Policepardéfaut" style:family="text">
      <style:text-properties style:language-asian="fr" style:country-asian="FR"/>
    </style:style>
    <style:style style:name="P3421" style:parent-style-name="quote.l" style:family="paragraph">
      <style:text-properties style:language-asian="fr" style:country-asian="FR"/>
    </style:style>
    <style:style style:name="T3422" style:parent-style-name="Policepardéfaut" style:family="text">
      <style:text-properties style:language-asian="fr" style:country-asian="FR"/>
    </style:style>
    <style:style style:name="T3423" style:parent-style-name="Policepardéfaut" style:family="text">
      <style:text-properties style:language-asian="fr" style:country-asian="FR"/>
    </style:style>
    <style:style style:name="T3424" style:parent-style-name="Policepardéfaut" style:family="text">
      <style:text-properties style:language-asian="fr" style:country-asian="FR"/>
    </style:style>
    <style:style style:name="T3425" style:parent-style-name="Policepardéfaut" style:family="text">
      <style:text-properties style:language-asian="fr" style:country-asian="FR"/>
    </style:style>
    <style:style style:name="T3426" style:parent-style-name="Policepardéfaut" style:family="text">
      <style:text-properties style:language-asian="fr" style:country-asian="FR"/>
    </style:style>
    <style:style style:name="T3427" style:parent-style-name="Policepardéfaut" style:family="text">
      <style:text-properties style:language-asian="fr" style:country-asian="FR"/>
    </style:style>
    <style:style style:name="T3428" style:parent-style-name="Policepardéfaut" style:family="text">
      <style:text-properties style:language-asian="fr" style:country-asian="FR"/>
    </style:style>
    <style:style style:name="T3429" style:parent-style-name="Policepardéfaut" style:family="text">
      <style:text-properties style:language-asian="fr" style:country-asian="FR"/>
    </style:style>
    <style:style style:name="T3430" style:parent-style-name="Policepardéfaut" style:family="text">
      <style:text-properties style:language-asian="fr" style:country-asian="FR"/>
    </style:style>
    <style:style style:name="T3431" style:parent-style-name="Policepardéfaut" style:family="text">
      <style:text-properties style:language-asian="fr" style:country-asian="FR"/>
    </style:style>
    <style:style style:name="T3432" style:parent-style-name="Policepardéfaut" style:family="text">
      <style:text-properties style:font-size-complex="12pt" style:language-asian="fr" style:country-asian="FR"/>
    </style:style>
    <style:style style:name="T3433" style:parent-style-name="Policepardéfaut" style:family="text">
      <style:text-properties style:language-asian="fr" style:country-asian="FR"/>
    </style:style>
    <style:style style:name="T3434" style:parent-style-name="Policepardéfaut" style:family="text">
      <style:text-properties style:language-asian="fr" style:country-asian="FR"/>
    </style:style>
    <style:style style:name="T3435" style:parent-style-name="Policepardéfaut" style:family="text">
      <style:text-properties style:language-asian="fr" style:country-asian="FR"/>
    </style:style>
    <style:style style:name="T3436" style:parent-style-name="Policepardéfaut" style:family="text">
      <style:text-properties style:language-asian="fr" style:country-asian="FR"/>
    </style:style>
    <style:style style:name="T3437" style:parent-style-name="Policepardéfaut" style:family="text">
      <style:text-properties style:language-asian="fr" style:country-asian="FR"/>
    </style:style>
    <style:style style:name="T3438" style:parent-style-name="Policepardéfaut" style:family="text">
      <style:text-properties style:font-size-complex="12pt" style:language-asian="fr" style:country-asian="FR"/>
    </style:style>
    <style:style style:name="T3439" style:parent-style-name="Policepardéfaut" style:family="text">
      <style:text-properties style:language-asian="fr" style:country-asian="FR"/>
    </style:style>
    <style:style style:name="T3440" style:parent-style-name="Policepardéfaut" style:family="text">
      <style:text-properties style:language-asian="fr" style:country-asian="FR"/>
    </style:style>
    <style:style style:name="T3441" style:parent-style-name="Policepardéfaut" style:family="text">
      <style:text-properties style:language-asian="fr" style:country-asian="FR"/>
    </style:style>
    <style:style style:name="T3442" style:parent-style-name="Policepardéfaut" style:family="text">
      <style:text-properties style:language-asian="fr" style:country-asian="FR"/>
    </style:style>
    <style:style style:name="T3443" style:parent-style-name="Policepardéfaut" style:family="text">
      <style:text-properties style:language-asian="fr" style:country-asian="FR"/>
    </style:style>
    <style:style style:name="P3444" style:parent-style-name="byline" style:family="paragraph">
      <style:text-properties fo:font-style="italic" style:font-style-asian="italic"/>
    </style:style>
    <style:style style:name="T3445" style:parent-style-name="Policepardéfaut" style:family="text">
      <style:text-properties fo:font-style="italic" style:font-style-asian="italic" style:font-style-complex="italic" style:language-asian="fr" style:country-asian="FR"/>
    </style:style>
    <style:style style:name="T3446" style:parent-style-name="Policepardéfaut" style:family="text">
      <style:text-properties style:font-size-complex="12pt" style:language-asian="fr" style:country-asian="FR"/>
    </style:style>
    <style:style style:name="T3447" style:parent-style-name="Policepardéfaut" style:family="text">
      <style:text-properties style:language-asian="fr" style:country-asian="FR"/>
    </style:style>
    <style:style style:name="T3448" style:parent-style-name="Policepardéfaut" style:family="text">
      <style:text-properties style:language-asian="fr" style:country-asian="FR"/>
    </style:style>
    <style:style style:name="T3449" style:parent-style-name="Policepardéfaut" style:family="text">
      <style:text-properties style:language-asian="fr" style:country-asian="FR"/>
    </style:style>
    <style:style style:name="T3450" style:parent-style-name="Policepardéfaut" style:family="text">
      <style:text-properties style:language-asian="fr" style:country-asian="FR"/>
    </style:style>
    <style:style style:name="T3451" style:parent-style-name="Policepardéfaut" style:family="text">
      <style:text-properties style:language-asian="fr" style:country-asian="FR"/>
    </style:style>
    <style:style style:name="T3452" style:parent-style-name="Policepardéfaut" style:family="text">
      <style:text-properties style:language-asian="fr" style:country-asian="FR"/>
    </style:style>
    <style:style style:name="T3453" style:parent-style-name="Policepardéfaut" style:family="text">
      <style:text-properties style:language-asian="fr" style:country-asian="FR"/>
    </style:style>
    <style:style style:name="T3454" style:parent-style-name="Policepardéfaut" style:family="text">
      <style:text-properties style:language-asian="fr" style:country-asian="FR"/>
    </style:style>
    <style:style style:name="T3455" style:parent-style-name="Policepardéfaut" style:family="text">
      <style:text-properties style:language-asian="fr" style:country-asian="FR"/>
    </style:style>
    <style:style style:name="T3456" style:parent-style-name="Policepardéfaut" style:family="text">
      <style:text-properties fo:font-variant="small-caps" style:language-asian="fr" style:country-asian="FR"/>
    </style:style>
    <style:style style:name="T3457" style:parent-style-name="Policepardéfaut" style:family="text">
      <style:text-properties style:language-asian="fr" style:country-asian="FR"/>
    </style:style>
    <style:style style:name="T3458" style:parent-style-name="Policepardéfaut" style:family="text">
      <style:text-properties style:font-style-complex="italic" style:language-asian="fr" style:country-asian="FR"/>
    </style:style>
    <style:style style:name="T3459" style:parent-style-name="Policepardéfaut" style:family="text">
      <style:text-properties fo:font-variant="small-caps" style:language-asian="fr" style:country-asian="FR"/>
    </style:style>
    <style:style style:name="T3460" style:parent-style-name="Policepardéfaut" style:family="text">
      <style:text-properties style:language-asian="fr" style:country-asian="FR"/>
    </style:style>
    <style:style style:name="T3461" style:parent-style-name="Policepardéfaut" style:family="text">
      <style:text-properties style:language-asian="fr" style:country-asian="FR"/>
    </style:style>
    <style:style style:name="T3462" style:parent-style-name="Policepardéfaut" style:family="text">
      <style:text-properties fo:font-variant="small-caps" style:language-asian="fr" style:country-asian="FR"/>
    </style:style>
    <style:style style:name="T3463" style:parent-style-name="Policepardéfaut" style:family="text">
      <style:text-properties style:language-asian="fr" style:country-asian="FR"/>
    </style:style>
    <style:style style:name="T3464" style:parent-style-name="Policepardéfaut" style:family="text">
      <style:text-properties style:language-asian="fr" style:country-asian="FR"/>
    </style:style>
    <style:style style:name="T3465" style:parent-style-name="Policepardéfaut" style:family="text">
      <style:text-properties style:language-asian="fr" style:country-asian="FR"/>
    </style:style>
    <style:style style:name="T3466" style:parent-style-name="Policepardéfaut" style:family="text">
      <style:text-properties fo:font-variant="small-caps" style:language-asian="fr" style:country-asian="FR"/>
    </style:style>
    <style:style style:name="T3467" style:parent-style-name="Policepardéfaut" style:family="text">
      <style:text-properties style:language-asian="fr" style:country-asian="FR"/>
    </style:style>
    <style:style style:name="T3468" style:parent-style-name="Policepardéfaut" style:family="text">
      <style:text-properties style:font-style-complex="italic" style:language-asian="fr" style:country-asian="FR"/>
    </style:style>
    <style:style style:name="T3469" style:parent-style-name="Policepardéfaut" style:family="text">
      <style:text-properties fo:font-variant="small-caps" style:language-asian="fr" style:country-asian="FR"/>
    </style:style>
    <style:style style:name="T3470" style:parent-style-name="Policepardéfaut" style:family="text">
      <style:text-properties style:language-asian="fr" style:country-asian="FR"/>
    </style:style>
    <style:style style:name="T3471" style:parent-style-name="Policepardéfaut" style:family="text">
      <style:text-properties style:font-style-complex="italic" style:language-asian="fr" style:country-asian="FR"/>
    </style:style>
    <style:style style:name="T3472" style:parent-style-name="Policepardéfaut" style:family="text">
      <style:text-properties fo:font-variant="small-caps" style:language-asian="fr" style:country-asian="FR"/>
    </style:style>
    <style:style style:name="T3473" style:parent-style-name="Policepardéfaut" style:family="text">
      <style:text-properties fo:font-variant="small-caps" style:language-asian="fr" style:country-asian="FR"/>
    </style:style>
    <style:style style:name="T3474" style:parent-style-name="Policepardéfaut" style:family="text">
      <style:text-properties fo:font-variant="small-caps" style:language-asian="fr" style:country-asian="FR"/>
    </style:style>
    <style:style style:name="T3475" style:parent-style-name="Policepardéfaut" style:family="text">
      <style:text-properties fo:font-variant="small-caps" style:language-asian="fr" style:country-asian="FR"/>
    </style:style>
    <style:style style:name="T3476" style:parent-style-name="Policepardéfaut" style:family="text">
      <style:text-properties style:language-asian="fr" style:country-asian="FR"/>
    </style:style>
    <style:style style:name="T3477" style:parent-style-name="Policepardéfaut" style:family="text">
      <style:text-properties style:font-style-complex="italic" style:language-asian="fr" style:country-asian="FR"/>
    </style:style>
    <style:style style:name="T3478" style:parent-style-name="Policepardéfaut" style:family="text">
      <style:text-properties fo:font-variant="small-caps" style:language-asian="fr" style:country-asian="FR"/>
    </style:style>
    <style:style style:name="T3479" style:parent-style-name="Policepardéfaut" style:family="text">
      <style:text-properties style:language-asian="fr" style:country-asian="FR"/>
    </style:style>
    <style:style style:name="T3480" style:parent-style-name="Policepardéfaut" style:family="text">
      <style:text-properties style:language-asian="fr" style:country-asian="FR"/>
    </style:style>
    <style:style style:name="T3481" style:parent-style-name="Policepardéfaut" style:family="text">
      <style:text-properties fo:font-style="italic" style:font-style-asian="italic" style:font-style-complex="italic" style:language-asian="fr" style:country-asian="FR"/>
    </style:style>
    <style:style style:name="T3482" style:parent-style-name="Policepardéfaut" style:family="text">
      <style:text-properties style:font-style-complex="italic" style:language-asian="fr" style:country-asian="FR"/>
    </style:style>
    <style:style style:name="T3483" style:parent-style-name="Policepardéfaut" style:family="text">
      <style:text-properties style:language-asian="fr" style:country-asian="FR"/>
    </style:style>
    <style:style style:name="T3484" style:parent-style-name="Policepardéfaut" style:family="text">
      <style:text-properties style:language-asian="fr" style:country-asian="FR"/>
    </style:style>
    <style:style style:name="T3485" style:parent-style-name="Policepardéfaut" style:family="text">
      <style:text-properties style:language-asian="fr" style:country-asian="FR"/>
    </style:style>
    <style:style style:name="T3486" style:parent-style-name="Policepardéfaut" style:family="text">
      <style:text-properties style:language-asian="fr" style:country-asian="FR"/>
    </style:style>
    <style:style style:name="T3487" style:parent-style-name="Policepardéfaut" style:family="text">
      <style:text-properties style:language-asian="fr" style:country-asian="FR"/>
    </style:style>
    <style:style style:name="T3488" style:parent-style-name="Policepardéfaut" style:family="text">
      <style:text-properties style:language-asian="fr" style:country-asian="FR"/>
    </style:style>
    <style:style style:name="T3489" style:parent-style-name="Policepardéfaut" style:family="text">
      <style:text-properties style:language-asian="fr" style:country-asian="FR"/>
    </style:style>
    <style:style style:name="T3490" style:parent-style-name="Policepardéfaut" style:family="text">
      <style:text-properties style:language-asian="fr" style:country-asian="FR"/>
    </style:style>
    <style:style style:name="T3491" style:parent-style-name="Policepardéfaut" style:family="text">
      <style:text-properties style:language-asian="fr" style:country-asian="FR"/>
    </style:style>
    <style:style style:name="T3492" style:parent-style-name="Policepardéfaut" style:family="text">
      <style:text-properties style:language-asian="fr" style:country-asian="FR"/>
    </style:style>
    <style:style style:name="T3493" style:parent-style-name="Policepardéfaut" style:family="text">
      <style:text-properties style:language-asian="fr" style:country-asian="FR"/>
    </style:style>
    <style:style style:name="T3494" style:parent-style-name="Policepardéfaut" style:family="text">
      <style:text-properties style:language-asian="fr" style:country-asian="FR"/>
    </style:style>
    <style:style style:name="T3495" style:parent-style-name="Policepardéfaut" style:family="text">
      <style:text-properties style:language-asian="fr" style:country-asian="FR"/>
    </style:style>
    <style:style style:name="T3496" style:parent-style-name="Policepardéfaut" style:family="text">
      <style:text-properties style:language-asian="fr" style:country-asian="FR"/>
    </style:style>
    <style:style style:name="T3497" style:parent-style-name="Policepardéfaut" style:family="text">
      <style:text-properties style:language-asian="fr" style:country-asian="FR"/>
    </style:style>
    <style:style style:name="T3498" style:parent-style-name="Policepardéfaut" style:family="text">
      <style:text-properties style:language-asian="fr" style:country-asian="FR"/>
    </style:style>
    <style:style style:name="T3499" style:parent-style-name="Policepardéfaut" style:family="text">
      <style:text-properties style:language-asian="fr" style:country-asian="FR"/>
    </style:style>
    <style:style style:name="T3500" style:parent-style-name="Policepardéfaut" style:family="text">
      <style:text-properties style:language-asian="fr" style:country-asian="FR"/>
    </style:style>
    <style:style style:name="T3501" style:parent-style-name="Policepardéfaut" style:family="text">
      <style:text-properties style:language-asian="fr" style:country-asian="FR"/>
    </style:style>
    <style:style style:name="T3502" style:parent-style-name="Policepardéfaut" style:family="text">
      <style:text-properties style:language-asian="fr" style:country-asian="FR"/>
    </style:style>
    <style:style style:name="T3503" style:parent-style-name="Policepardéfaut" style:family="text">
      <style:text-properties style:language-asian="fr" style:country-asian="FR"/>
    </style:style>
    <style:style style:name="T3504" style:parent-style-name="Policepardéfaut" style:family="text">
      <style:text-properties style:language-asian="fr" style:country-asian="FR"/>
    </style:style>
    <style:style style:name="T3505" style:parent-style-name="Policepardéfaut" style:family="text">
      <style:text-properties style:language-asian="fr" style:country-asian="FR"/>
    </style:style>
    <style:style style:name="T3506" style:parent-style-name="Policepardéfaut" style:family="text">
      <style:text-properties style:language-asian="fr" style:country-asian="FR"/>
    </style:style>
    <style:style style:name="T3507" style:parent-style-name="Policepardéfaut" style:family="text">
      <style:text-properties style:language-asian="fr" style:country-asian="FR"/>
    </style:style>
    <style:style style:name="T3508" style:parent-style-name="Policepardéfaut" style:family="text">
      <style:text-properties style:language-asian="fr" style:country-asian="FR"/>
    </style:style>
    <style:style style:name="T3509" style:parent-style-name="Policepardéfaut" style:family="text">
      <style:text-properties style:language-asian="fr" style:country-asian="FR"/>
    </style:style>
    <style:style style:name="T3510" style:parent-style-name="Policepardéfaut" style:family="text">
      <style:text-properties style:language-asian="fr" style:country-asian="FR"/>
    </style:style>
    <style:style style:name="T3511" style:parent-style-name="Policepardéfaut" style:family="text">
      <style:text-properties style:language-asian="fr" style:country-asian="FR"/>
    </style:style>
    <style:style style:name="T3512" style:parent-style-name="Policepardéfaut" style:family="text">
      <style:text-properties style:language-asian="fr" style:country-asian="FR"/>
    </style:style>
    <style:style style:name="T3513" style:parent-style-name="Policepardéfaut" style:family="text">
      <style:text-properties style:language-asian="fr" style:country-asian="FR"/>
    </style:style>
    <style:style style:name="T3514" style:parent-style-name="Policepardéfaut" style:family="text">
      <style:text-properties style:language-asian="fr" style:country-asian="FR"/>
    </style:style>
    <style:style style:name="T3515" style:parent-style-name="Policepardéfaut" style:family="text">
      <style:text-properties style:language-asian="fr" style:country-asian="FR"/>
    </style:style>
    <style:style style:name="T3516" style:parent-style-name="Policepardéfaut" style:family="text">
      <style:text-properties style:language-asian="fr" style:country-asian="FR"/>
    </style:style>
    <style:style style:name="T3517" style:parent-style-name="Policepardéfaut" style:family="text">
      <style:text-properties style:language-asian="fr" style:country-asian="FR"/>
    </style:style>
    <style:style style:name="T3518" style:parent-style-name="Policepardéfaut" style:family="text">
      <style:text-properties style:language-asian="fr" style:country-asian="FR"/>
    </style:style>
    <style:style style:name="T3519" style:parent-style-name="Policepardéfaut" style:family="text">
      <style:text-properties style:language-asian="fr" style:country-asian="FR"/>
    </style:style>
    <style:style style:name="T3520" style:parent-style-name="Policepardéfaut" style:family="text">
      <style:text-properties style:language-asian="fr" style:country-asian="FR"/>
    </style:style>
    <style:style style:name="T3521" style:parent-style-name="Policepardéfaut" style:family="text">
      <style:text-properties style:language-asian="fr" style:country-asian="FR"/>
    </style:style>
    <style:style style:name="T3522" style:parent-style-name="Policepardéfaut" style:family="text">
      <style:text-properties style:language-asian="fr" style:country-asian="FR"/>
    </style:style>
    <style:style style:name="T3523" style:parent-style-name="Policepardéfaut" style:family="text">
      <style:text-properties style:language-asian="fr" style:country-asian="FR"/>
    </style:style>
    <style:style style:name="T3524" style:parent-style-name="Policepardéfaut" style:family="text">
      <style:text-properties style:language-asian="fr" style:country-asian="FR"/>
    </style:style>
    <style:style style:name="T3525" style:parent-style-name="Policepardéfaut" style:family="text">
      <style:text-properties style:language-asian="fr" style:country-asian="FR"/>
    </style:style>
    <style:style style:name="T3526" style:parent-style-name="Policepardéfaut" style:family="text">
      <style:text-properties style:language-asian="fr" style:country-asian="FR"/>
    </style:style>
    <style:style style:name="T3527" style:parent-style-name="Policepardéfaut" style:family="text">
      <style:text-properties style:language-asian="fr" style:country-asian="FR"/>
    </style:style>
    <style:style style:name="T3528" style:parent-style-name="Policepardéfaut" style:family="text">
      <style:text-properties style:language-asian="fr" style:country-asian="FR"/>
    </style:style>
    <style:style style:name="T3529" style:parent-style-name="Policepardéfaut" style:family="text">
      <style:text-properties style:language-asian="fr" style:country-asian="FR"/>
    </style:style>
    <style:style style:name="T3530" style:parent-style-name="Policepardéfaut" style:family="text">
      <style:text-properties style:language-asian="fr" style:country-asian="FR"/>
    </style:style>
    <style:style style:name="T3531" style:parent-style-name="Policepardéfaut" style:family="text">
      <style:text-properties style:language-asian="fr" style:country-asian="FR"/>
    </style:style>
    <style:style style:name="T3532" style:parent-style-name="Policepardéfaut" style:family="text">
      <style:text-properties style:language-asian="fr" style:country-asian="FR"/>
    </style:style>
    <style:style style:name="T3533" style:parent-style-name="Policepardéfaut" style:family="text">
      <style:text-properties style:language-asian="fr" style:country-asian="FR"/>
    </style:style>
    <style:style style:name="T3534" style:parent-style-name="Policepardéfaut" style:family="text">
      <style:text-properties style:language-asian="fr" style:country-asian="FR"/>
    </style:style>
    <style:style style:name="T3535" style:parent-style-name="Policepardéfaut" style:family="text">
      <style:text-properties style:language-asian="fr" style:country-asian="FR"/>
    </style:style>
    <style:style style:name="T3536" style:parent-style-name="Policepardéfaut" style:family="text">
      <style:text-properties style:language-asian="fr" style:country-asian="FR"/>
    </style:style>
    <style:style style:name="T3537" style:parent-style-name="Policepardéfaut" style:family="text">
      <style:text-properties style:language-asian="fr" style:country-asian="FR"/>
    </style:style>
    <style:style style:name="T3538" style:parent-style-name="Policepardéfaut" style:family="text">
      <style:text-properties style:language-asian="fr" style:country-asian="FR"/>
    </style:style>
    <style:style style:name="T3539" style:parent-style-name="Policepardéfaut" style:family="text">
      <style:text-properties style:language-asian="fr" style:country-asian="FR"/>
    </style:style>
    <style:style style:name="T3540" style:parent-style-name="Policepardéfaut" style:family="text">
      <style:text-properties style:language-asian="fr" style:country-asian="FR"/>
    </style:style>
    <style:style style:name="T3541" style:parent-style-name="Policepardéfaut" style:family="text">
      <style:text-properties fo:font-variant="small-caps" style:language-asian="fr" style:country-asian="FR"/>
    </style:style>
    <style:style style:name="T3542" style:parent-style-name="Policepardéfaut" style:family="text">
      <style:text-properties style:text-position="super 66.6%" style:language-asian="fr" style:country-asian="FR"/>
    </style:style>
    <style:style style:name="T3543" style:parent-style-name="Policepardéfaut" style:family="text">
      <style:text-properties style:language-asian="fr" style:country-asian="FR"/>
    </style:style>
    <style:style style:name="T3544" style:parent-style-name="Policepardéfaut" style:family="text">
      <style:text-properties style:language-asian="fr" style:country-asian="FR"/>
    </style:style>
    <style:style style:name="T3545" style:parent-style-name="Policepardéfaut" style:family="text">
      <style:text-properties style:language-asian="fr" style:country-asian="FR"/>
    </style:style>
    <style:style style:name="T3546" style:parent-style-name="Policepardéfaut" style:family="text">
      <style:text-properties style:font-style-complex="italic" style:language-asian="fr" style:country-asian="FR"/>
    </style:style>
    <style:style style:name="T3547" style:parent-style-name="Policepardéfaut" style:family="text">
      <style:text-properties style:font-style-complex="italic" style:text-position="super 66.6%" style:language-asian="fr" style:country-asian="FR"/>
    </style:style>
    <style:style style:name="T3548" style:parent-style-name="Policepardéfaut" style:family="text">
      <style:text-properties style:font-size-complex="12pt" style:language-asian="fr" style:country-asian="FR"/>
    </style:style>
    <style:style style:name="T3549" style:parent-style-name="Policepardéfaut" style:family="text">
      <style:text-properties style:language-asian="fr" style:country-asian="FR"/>
    </style:style>
    <style:style style:name="T3550" style:parent-style-name="Policepardéfaut" style:family="text">
      <style:text-properties style:language-asian="fr" style:country-asian="FR"/>
    </style:style>
    <style:style style:name="T3551" style:parent-style-name="Policepardéfaut" style:family="text">
      <style:text-properties style:language-asian="fr" style:country-asian="FR"/>
    </style:style>
    <style:style style:name="T3552" style:parent-style-name="Policepardéfaut" style:family="text">
      <style:text-properties style:text-position="super 66.6%" style:language-asian="fr" style:country-asian="FR"/>
    </style:style>
    <style:style style:name="T3553" style:parent-style-name="Policepardéfaut" style:family="text">
      <style:text-properties style:language-asian="fr" style:country-asian="FR"/>
    </style:style>
    <style:style style:name="T3554" style:parent-style-name="Policepardéfaut" style:family="text">
      <style:text-properties style:language-asian="fr" style:country-asian="FR"/>
    </style:style>
    <style:style style:name="T3555" style:parent-style-name="Policepardéfaut" style:family="text">
      <style:text-properties style:language-asian="fr" style:country-asian="FR"/>
    </style:style>
    <style:style style:name="T3556" style:parent-style-name="Policepardéfaut" style:family="text">
      <style:text-properties style:language-asian="fr" style:country-asian="FR"/>
    </style:style>
    <style:style style:name="T3557" style:parent-style-name="Policepardéfaut" style:family="text">
      <style:text-properties style:language-asian="fr" style:country-asian="FR"/>
    </style:style>
    <style:style style:name="T3558" style:parent-style-name="Policepardéfaut" style:family="text">
      <style:text-properties style:language-asian="fr" style:country-asian="FR"/>
    </style:style>
    <style:style style:name="T3559" style:parent-style-name="Policepardéfaut" style:family="text">
      <style:text-properties style:language-asian="fr" style:country-asian="FR"/>
    </style:style>
    <style:style style:name="T3560" style:parent-style-name="Policepardéfaut" style:family="text">
      <style:text-properties style:language-asian="fr" style:country-asian="FR"/>
    </style:style>
    <style:style style:name="T3561" style:parent-style-name="Policepardéfaut" style:family="text">
      <style:text-properties style:language-asian="fr" style:country-asian="FR"/>
    </style:style>
    <style:style style:name="T3562" style:parent-style-name="Policepardéfaut" style:family="text">
      <style:text-properties style:language-asian="fr" style:country-asian="FR"/>
    </style:style>
    <style:style style:name="T3563" style:parent-style-name="Policepardéfaut" style:family="text">
      <style:text-properties style:language-asian="fr" style:country-asian="FR"/>
    </style:style>
    <style:style style:name="T3564" style:parent-style-name="Policepardéfaut" style:family="text">
      <style:text-properties style:language-asian="fr" style:country-asian="FR"/>
    </style:style>
    <style:style style:name="T3565" style:parent-style-name="Policepardéfaut" style:family="text">
      <style:text-properties style:language-asian="fr" style:country-asian="FR"/>
    </style:style>
    <style:style style:name="T3566" style:parent-style-name="Policepardéfaut" style:family="text">
      <style:text-properties fo:font-variant="small-caps" style:language-asian="fr" style:country-asian="FR"/>
    </style:style>
    <style:style style:name="T3567" style:parent-style-name="Policepardéfaut" style:family="text">
      <style:text-properties style:text-position="super 66.6%" style:language-asian="fr" style:country-asian="FR"/>
    </style:style>
    <style:style style:name="T3568" style:parent-style-name="Policepardéfaut" style:family="text">
      <style:text-properties style:language-asian="fr" style:country-asian="FR"/>
    </style:style>
    <style:style style:name="T3569" style:parent-style-name="Policepardéfaut" style:family="text">
      <style:text-properties style:language-asian="fr" style:country-asian="FR"/>
    </style:style>
    <style:style style:name="T3570" style:parent-style-name="Policepardéfaut" style:family="text">
      <style:text-properties style:font-style-complex="italic" style:language-asian="fr" style:country-asian="FR"/>
    </style:style>
    <style:style style:name="T3571" style:parent-style-name="Policepardéfaut" style:family="text">
      <style:text-properties style:font-style-complex="italic" style:text-position="super 66.6%" style:language-asian="fr" style:country-asian="FR"/>
    </style:style>
    <style:style style:name="T3572" style:parent-style-name="Policepardéfaut" style:family="text">
      <style:text-properties style:font-size-complex="12pt" style:language-asian="fr" style:country-asian="FR"/>
    </style:style>
    <style:style style:name="T3573" style:parent-style-name="Policepardéfaut" style:family="text">
      <style:text-properties style:language-asian="fr" style:country-asian="FR"/>
    </style:style>
    <style:style style:name="T3574" style:parent-style-name="Policepardéfaut" style:family="text">
      <style:text-properties style:language-asian="fr" style:country-asian="FR"/>
    </style:style>
    <style:style style:name="T3575" style:parent-style-name="Policepardéfaut" style:family="text">
      <style:text-properties style:text-position="super 66.6%" style:language-asian="fr" style:country-asian="FR"/>
    </style:style>
    <style:style style:name="T3576" style:parent-style-name="Policepardéfaut" style:family="text">
      <style:text-properties style:language-asian="fr" style:country-asian="FR"/>
    </style:style>
    <style:style style:name="T3577" style:parent-style-name="Policepardéfaut" style:family="text">
      <style:text-properties style:language-asian="fr" style:country-asian="FR"/>
    </style:style>
    <style:style style:name="T3578" style:parent-style-name="Policepardéfaut" style:family="text">
      <style:text-properties style:language-asian="fr" style:country-asian="FR"/>
    </style:style>
    <style:style style:name="T3579" style:parent-style-name="Policepardéfaut" style:family="text">
      <style:text-properties style:text-position="super 66.6%" style:language-asian="fr" style:country-asian="FR"/>
    </style:style>
    <style:style style:name="T3580" style:parent-style-name="Policepardéfaut" style:family="text">
      <style:text-properties style:language-asian="fr" style:country-asian="FR"/>
    </style:style>
    <style:style style:name="T3581" style:parent-style-name="Policepardéfaut" style:family="text">
      <style:text-properties style:text-position="super 66.6%" style:language-asian="fr" style:country-asian="FR"/>
    </style:style>
    <style:style style:name="T3582" style:parent-style-name="Policepardéfaut" style:family="text">
      <style:text-properties style:language-asian="fr" style:country-asian="FR"/>
    </style:style>
    <style:style style:name="T3583" style:parent-style-name="Policepardéfaut" style:family="text">
      <style:text-properties style:language-asian="fr" style:country-asian="FR"/>
    </style:style>
    <style:style style:name="T3584" style:parent-style-name="Policepardéfaut" style:family="text">
      <style:text-properties style:text-position="super 66.6%" style:language-asian="fr" style:country-asian="FR"/>
    </style:style>
    <style:style style:name="T3585" style:parent-style-name="Policepardéfaut" style:family="text">
      <style:text-properties style:language-asian="fr" style:country-asian="FR"/>
    </style:style>
    <style:style style:name="T3586" style:parent-style-name="Policepardéfaut" style:family="text">
      <style:text-properties style:language-asian="fr" style:country-asian="FR"/>
    </style:style>
    <style:style style:name="T3587" style:parent-style-name="Policepardéfaut" style:family="text">
      <style:text-properties style:language-asian="fr" style:country-asian="FR"/>
    </style:style>
    <style:style style:name="T3588" style:parent-style-name="Policepardéfaut" style:family="text">
      <style:text-properties style:language-asian="fr" style:country-asian="FR"/>
    </style:style>
    <style:style style:name="T3589" style:parent-style-name="Policepardéfaut" style:family="text">
      <style:text-properties style:language-asian="fr" style:country-asian="FR"/>
    </style:style>
    <style:style style:name="T3590" style:parent-style-name="Policepardéfaut" style:family="text">
      <style:text-properties style:language-asian="fr" style:country-asian="FR"/>
    </style:style>
    <style:style style:name="T3591" style:parent-style-name="Policepardéfaut" style:family="text">
      <style:text-properties style:language-asian="fr" style:country-asian="FR"/>
    </style:style>
    <style:style style:name="T3592" style:parent-style-name="Policepardéfaut" style:family="text">
      <style:text-properties style:language-asian="fr" style:country-asian="FR"/>
    </style:style>
    <style:style style:name="T3593" style:parent-style-name="Policepardéfaut" style:family="text">
      <style:text-properties style:language-asian="fr" style:country-asian="FR"/>
    </style:style>
    <style:style style:name="T3594" style:parent-style-name="Policepardéfaut" style:family="text">
      <style:text-properties style:language-asian="fr" style:country-asian="FR"/>
    </style:style>
    <style:style style:name="T3595" style:parent-style-name="Policepardéfaut" style:family="text">
      <style:text-properties style:language-asian="fr" style:country-asian="FR"/>
    </style:style>
    <style:style style:name="T3596" style:parent-style-name="Policepardéfaut" style:family="text">
      <style:text-properties style:language-asian="fr" style:country-asian="FR"/>
    </style:style>
    <style:style style:name="T3597" style:parent-style-name="Policepardéfaut" style:family="text">
      <style:text-properties style:language-asian="fr" style:country-asian="FR"/>
    </style:style>
    <style:style style:name="T3598" style:parent-style-name="Policepardéfaut" style:family="text">
      <style:text-properties style:language-asian="fr" style:country-asian="FR"/>
    </style:style>
    <style:style style:name="T3599" style:parent-style-name="Policepardéfaut" style:family="text">
      <style:text-properties style:language-asian="fr" style:country-asian="FR"/>
    </style:style>
    <style:style style:name="T3600" style:parent-style-name="Policepardéfaut" style:family="text">
      <style:text-properties style:language-asian="fr" style:country-asian="FR"/>
    </style:style>
    <style:style style:name="T3601" style:parent-style-name="Policepardéfaut" style:family="text">
      <style:text-properties style:language-asian="fr" style:country-asian="FR"/>
    </style:style>
    <style:style style:name="T3602" style:parent-style-name="Policepardéfaut" style:family="text">
      <style:text-properties style:language-asian="fr" style:country-asian="FR"/>
    </style:style>
    <style:style style:name="T3603" style:parent-style-name="Policepardéfaut" style:family="text">
      <style:text-properties style:language-asian="fr" style:country-asian="FR"/>
    </style:style>
    <style:style style:name="T3604" style:parent-style-name="Policepardéfaut" style:family="text">
      <style:text-properties style:font-size-complex="12pt" style:language-asian="fr" style:country-asian="FR"/>
    </style:style>
    <style:style style:name="T3605" style:parent-style-name="Policepardéfaut" style:family="text">
      <style:text-properties style:language-asian="fr" style:country-asian="FR"/>
    </style:style>
    <style:style style:name="T3606" style:parent-style-name="Policepardéfaut" style:family="text">
      <style:text-properties style:font-size-complex="12pt" style:language-asian="fr" style:country-asian="FR"/>
    </style:style>
    <style:style style:name="T3607" style:parent-style-name="Policepardéfaut" style:family="text">
      <style:text-properties style:language-asian="fr" style:country-asian="FR"/>
    </style:style>
    <style:style style:name="T3608" style:parent-style-name="Policepardéfaut" style:family="text">
      <style:text-properties style:language-asian="fr" style:country-asian="FR"/>
    </style:style>
    <style:style style:name="T3609" style:parent-style-name="Policepardéfaut" style:family="text">
      <style:text-properties style:language-asian="fr" style:country-asian="FR"/>
    </style:style>
    <style:style style:name="T3610" style:parent-style-name="Policepardéfaut" style:family="text">
      <style:text-properties style:language-asian="fr" style:country-asian="FR"/>
    </style:style>
    <style:style style:name="T3611" style:parent-style-name="Policepardéfaut" style:family="text">
      <style:text-properties style:language-asian="fr" style:country-asian="FR"/>
    </style:style>
    <style:style style:name="T3612" style:parent-style-name="Policepardéfaut" style:family="text">
      <style:text-properties style:language-asian="fr" style:country-asian="FR"/>
    </style:style>
    <style:style style:name="T3613" style:parent-style-name="Policepardéfaut" style:family="text">
      <style:text-properties style:language-asian="fr" style:country-asian="FR"/>
    </style:style>
    <style:style style:name="T3614" style:parent-style-name="Policepardéfaut" style:family="text">
      <style:text-properties style:language-asian="fr" style:country-asian="FR"/>
    </style:style>
    <style:style style:name="T3615" style:parent-style-name="Policepardéfaut" style:family="text">
      <style:text-properties style:language-asian="fr" style:country-asian="FR"/>
    </style:style>
    <style:style style:name="T3616" style:parent-style-name="Policepardéfaut" style:family="text">
      <style:text-properties style:language-asian="fr" style:country-asian="FR"/>
    </style:style>
    <style:style style:name="T3617" style:parent-style-name="Policepardéfaut" style:family="text">
      <style:text-properties style:language-asian="fr" style:country-asian="FR"/>
    </style:style>
    <style:style style:name="T3618" style:parent-style-name="Policepardéfaut" style:family="text">
      <style:text-properties style:language-asian="fr" style:country-asian="FR"/>
    </style:style>
    <style:style style:name="T3619" style:parent-style-name="Policepardéfaut" style:family="text">
      <style:text-properties style:language-asian="fr" style:country-asian="FR"/>
    </style:style>
    <style:style style:name="T3620" style:parent-style-name="Policepardéfaut" style:family="text">
      <style:text-properties style:language-asian="fr" style:country-asian="FR"/>
    </style:style>
    <style:style style:name="T3621" style:parent-style-name="Policepardéfaut" style:family="text">
      <style:text-properties fo:font-style="italic" style:font-style-asian="italic" style:font-style-complex="italic" style:font-size-complex="12pt" style:language-asian="fr" style:country-asian="FR"/>
    </style:style>
    <style:style style:name="T3622" style:parent-style-name="Policepardéfaut" style:family="text">
      <style:text-properties style:font-size-complex="12pt" style:language-asian="fr" style:country-asian="FR"/>
    </style:style>
    <style:style style:name="T3623" style:parent-style-name="Policepardéfaut" style:family="text">
      <style:text-properties style:language-asian="fr" style:country-asian="FR"/>
    </style:style>
    <style:style style:name="T3624" style:parent-style-name="Policepardéfaut" style:family="text">
      <style:text-properties style:language-asian="fr" style:country-asian="FR"/>
    </style:style>
    <style:style style:name="T3625" style:parent-style-name="Policepardéfaut" style:family="text">
      <style:text-properties style:language-asian="fr" style:country-asian="FR"/>
    </style:style>
    <style:style style:name="T3626" style:parent-style-name="Policepardéfaut" style:family="text">
      <style:text-properties style:language-asian="fr" style:country-asian="FR"/>
    </style:style>
    <style:style style:name="T3627" style:parent-style-name="Policepardéfaut" style:family="text">
      <style:text-properties style:language-asian="fr" style:country-asian="FR"/>
    </style:style>
    <style:style style:name="T3628" style:parent-style-name="Policepardéfaut" style:family="text">
      <style:text-properties style:language-asian="fr" style:country-asian="FR"/>
    </style:style>
    <style:style style:name="T3629" style:parent-style-name="Policepardéfaut" style:family="text">
      <style:text-properties style:language-asian="fr" style:country-asian="FR"/>
    </style:style>
    <style:style style:name="T3630" style:parent-style-name="Policepardéfaut" style:family="text">
      <style:text-properties style:language-asian="fr" style:country-asian="FR"/>
    </style:style>
    <style:style style:name="T3631" style:parent-style-name="Policepardéfaut" style:family="text">
      <style:text-properties style:language-asian="fr" style:country-asian="FR"/>
    </style:style>
    <style:style style:name="T3632" style:parent-style-name="Policepardéfaut" style:family="text">
      <style:text-properties style:language-asian="fr" style:country-asian="FR"/>
    </style:style>
    <style:style style:name="T3633" style:parent-style-name="Policepardéfaut" style:family="text">
      <style:text-properties style:language-asian="fr" style:country-asian="FR"/>
    </style:style>
    <style:style style:name="T3634" style:parent-style-name="Policepardéfaut" style:family="text">
      <style:text-properties style:language-asian="fr" style:country-asian="FR"/>
    </style:style>
    <style:style style:name="T3635" style:parent-style-name="Policepardéfaut" style:family="text">
      <style:text-properties style:font-size-complex="12pt" style:language-asian="fr" style:country-asian="FR"/>
    </style:style>
    <style:style style:name="T3636" style:parent-style-name="Policepardéfaut" style:family="text">
      <style:text-properties style:language-asian="fr" style:country-asian="FR"/>
    </style:style>
    <style:style style:name="T3637" style:parent-style-name="Policepardéfaut" style:family="text">
      <style:text-properties style:language-asian="fr" style:country-asian="FR"/>
    </style:style>
    <style:style style:name="T3638" style:parent-style-name="Policepardéfaut" style:family="text">
      <style:text-properties style:language-asian="fr" style:country-asian="FR"/>
    </style:style>
    <style:style style:name="T3639" style:parent-style-name="Policepardéfaut" style:family="text">
      <style:text-properties style:language-asian="fr" style:country-asian="FR"/>
    </style:style>
    <style:style style:name="T3640" style:parent-style-name="Policepardéfaut" style:family="text">
      <style:text-properties style:language-asian="fr" style:country-asian="FR"/>
    </style:style>
    <style:style style:name="T3641" style:parent-style-name="Policepardéfaut" style:family="text">
      <style:text-properties style:language-asian="fr" style:country-asian="FR"/>
    </style:style>
    <style:style style:name="T3642" style:parent-style-name="Policepardéfaut" style:family="text">
      <style:text-properties style:language-asian="fr" style:country-asian="FR"/>
    </style:style>
    <style:style style:name="T3643" style:parent-style-name="Policepardéfaut" style:family="text">
      <style:text-properties style:language-asian="fr" style:country-asian="FR"/>
    </style:style>
    <style:style style:name="T3644" style:parent-style-name="Policepardéfaut" style:family="text">
      <style:text-properties style:language-asian="fr" style:country-asian="FR"/>
    </style:style>
    <style:style style:name="T3645" style:parent-style-name="Policepardéfaut" style:family="text">
      <style:text-properties style:language-asian="fr" style:country-asian="FR"/>
    </style:style>
    <style:style style:name="T3646" style:parent-style-name="Policepardéfaut" style:family="text">
      <style:text-properties style:language-asian="fr" style:country-asian="FR"/>
    </style:style>
    <style:style style:name="T3647" style:parent-style-name="Policepardéfaut" style:family="text">
      <style:text-properties style:language-asian="fr" style:country-asian="FR"/>
    </style:style>
    <style:style style:name="T3648" style:parent-style-name="Policepardéfaut" style:family="text">
      <style:text-properties style:font-size-complex="12pt" style:language-asian="fr" style:country-asian="FR"/>
    </style:style>
    <style:style style:name="T3649" style:parent-style-name="Policepardéfaut" style:family="text">
      <style:text-properties style:language-asian="fr" style:country-asian="FR"/>
    </style:style>
    <style:style style:name="T3650" style:parent-style-name="Policepardéfaut" style:family="text">
      <style:text-properties style:language-asian="fr" style:country-asian="FR"/>
    </style:style>
    <style:style style:name="T3651" style:parent-style-name="Policepardéfaut" style:family="text">
      <style:text-properties style:language-asian="fr" style:country-asian="FR"/>
    </style:style>
    <style:style style:name="T3652" style:parent-style-name="Policepardéfaut" style:family="text">
      <style:text-properties style:language-asian="fr" style:country-asian="FR"/>
    </style:style>
    <style:style style:name="T3653" style:parent-style-name="Policepardéfaut" style:family="text">
      <style:text-properties style:language-asian="fr" style:country-asian="FR"/>
    </style:style>
    <style:style style:name="T3654" style:parent-style-name="Policepardéfaut" style:family="text">
      <style:text-properties style:language-asian="fr" style:country-asian="FR"/>
    </style:style>
    <style:style style:name="T3655" style:parent-style-name="Policepardéfaut" style:family="text">
      <style:text-properties style:language-asian="fr" style:country-asian="FR"/>
    </style:style>
    <style:style style:name="T3656" style:parent-style-name="Policepardéfaut" style:family="text">
      <style:text-properties style:language-asian="fr" style:country-asian="FR"/>
    </style:style>
    <style:style style:name="T3657" style:parent-style-name="Policepardéfaut" style:family="text">
      <style:text-properties style:language-asian="fr" style:country-asian="FR"/>
    </style:style>
    <style:style style:name="T3658" style:parent-style-name="Policepardéfaut" style:family="text">
      <style:text-properties style:language-asian="fr" style:country-asian="FR"/>
    </style:style>
    <style:style style:name="T3659" style:parent-style-name="Policepardéfaut" style:family="text">
      <style:text-properties style:language-asian="fr" style:country-asian="FR"/>
    </style:style>
    <style:style style:name="T3660" style:parent-style-name="Policepardéfaut" style:family="text">
      <style:text-properties style:language-asian="fr" style:country-asian="FR"/>
    </style:style>
    <style:style style:name="T3661" style:parent-style-name="Policepardéfaut" style:family="text">
      <style:text-properties style:language-asian="fr" style:country-asian="FR"/>
    </style:style>
    <style:style style:name="T3662" style:parent-style-name="Policepardéfaut" style:family="text">
      <style:text-properties style:language-asian="fr" style:country-asian="FR"/>
    </style:style>
    <style:style style:name="T3663" style:parent-style-name="Policepardéfaut" style:family="text">
      <style:text-properties style:language-asian="fr" style:country-asian="FR"/>
    </style:style>
    <style:style style:name="T3664" style:parent-style-name="Policepardéfaut" style:family="text">
      <style:text-properties style:language-asian="fr" style:country-asian="FR"/>
    </style:style>
    <style:style style:name="T3665" style:parent-style-name="Policepardéfaut" style:family="text">
      <style:text-properties style:language-asian="fr" style:country-asian="FR"/>
    </style:style>
    <style:style style:name="T3666" style:parent-style-name="Policepardéfaut" style:family="text">
      <style:text-properties style:language-asian="fr" style:country-asian="FR"/>
    </style:style>
    <style:style style:name="T3667" style:parent-style-name="Policepardéfaut" style:family="text">
      <style:text-properties style:language-asian="fr" style:country-asian="FR"/>
    </style:style>
    <style:style style:name="T3668" style:parent-style-name="Policepardéfaut" style:family="text">
      <style:text-properties style:language-asian="fr" style:country-asian="FR"/>
    </style:style>
    <style:style style:name="T3669" style:parent-style-name="Policepardéfaut" style:family="text">
      <style:text-properties style:language-asian="fr" style:country-asian="FR"/>
    </style:style>
    <style:style style:name="T3670" style:parent-style-name="Policepardéfaut" style:family="text">
      <style:text-properties style:language-asian="fr" style:country-asian="FR"/>
    </style:style>
    <style:style style:name="T3671" style:parent-style-name="Policepardéfaut" style:family="text">
      <style:text-properties style:language-asian="fr" style:country-asian="FR"/>
    </style:style>
    <style:style style:name="T3672" style:parent-style-name="Policepardéfaut" style:family="text">
      <style:text-properties style:language-asian="fr" style:country-asian="FR"/>
    </style:style>
    <style:style style:name="T3673" style:parent-style-name="Policepardéfaut" style:family="text">
      <style:text-properties style:language-asian="fr" style:country-asian="FR"/>
    </style:style>
    <style:style style:name="T3674" style:parent-style-name="Policepardéfaut" style:family="text">
      <style:text-properties style:language-asian="fr" style:country-asian="FR"/>
    </style:style>
    <style:style style:name="T3675" style:parent-style-name="Policepardéfaut" style:family="text">
      <style:text-properties style:language-asian="fr" style:country-asian="FR"/>
    </style:style>
    <style:style style:name="T3676" style:parent-style-name="Policepardéfaut" style:family="text">
      <style:text-properties style:language-asian="fr" style:country-asian="FR"/>
    </style:style>
    <style:style style:name="T3677" style:parent-style-name="Policepardéfaut" style:family="text">
      <style:text-properties style:language-asian="fr" style:country-asian="FR"/>
    </style:style>
    <style:style style:name="T3678" style:parent-style-name="Policepardéfaut" style:family="text">
      <style:text-properties style:language-asian="fr" style:country-asian="FR"/>
    </style:style>
    <style:style style:name="T3679" style:parent-style-name="Policepardéfaut" style:family="text">
      <style:text-properties style:language-asian="fr" style:country-asian="FR"/>
    </style:style>
    <style:style style:name="T3680" style:parent-style-name="Policepardéfaut" style:family="text">
      <style:text-properties style:language-asian="fr" style:country-asian="FR"/>
    </style:style>
    <style:style style:name="T3681" style:parent-style-name="Policepardéfaut" style:family="text">
      <style:text-properties style:language-asian="fr" style:country-asian="FR"/>
    </style:style>
    <style:style style:name="T3682" style:parent-style-name="Policepardéfaut" style:family="text">
      <style:text-properties style:language-asian="fr" style:country-asian="FR"/>
    </style:style>
    <style:style style:name="T3683" style:parent-style-name="Policepardéfaut" style:family="text">
      <style:text-properties style:language-asian="fr" style:country-asian="FR"/>
    </style:style>
    <style:style style:name="T3684" style:parent-style-name="Policepardéfaut" style:family="text">
      <style:text-properties style:language-asian="fr" style:country-asian="FR"/>
    </style:style>
    <style:style style:name="T3685" style:parent-style-name="Policepardéfaut" style:family="text">
      <style:text-properties style:language-asian="fr" style:country-asian="FR"/>
    </style:style>
    <style:style style:name="T3686" style:parent-style-name="Policepardéfaut" style:family="text">
      <style:text-properties style:language-asian="fr" style:country-asian="FR"/>
    </style:style>
    <style:style style:name="T3687" style:parent-style-name="Policepardéfaut" style:family="text">
      <style:text-properties style:language-asian="fr" style:country-asian="FR"/>
    </style:style>
    <style:style style:name="T3688" style:parent-style-name="Policepardéfaut" style:family="text">
      <style:text-properties style:language-asian="fr" style:country-asian="FR"/>
    </style:style>
    <style:style style:name="T3689" style:parent-style-name="Policepardéfaut" style:family="text">
      <style:text-properties style:language-asian="fr" style:country-asian="FR"/>
    </style:style>
    <style:style style:name="T3690" style:parent-style-name="Policepardéfaut" style:family="text">
      <style:text-properties style:font-style-complex="italic" style:font-size-complex="12pt" style:language-asian="fr" style:country-asian="FR"/>
    </style:style>
    <style:style style:name="T3691" style:parent-style-name="Policepardéfaut" style:family="text">
      <style:text-properties style:font-size-complex="12pt" style:language-asian="fr" style:country-asian="FR"/>
    </style:style>
    <style:style style:name="T3692" style:parent-style-name="Policepardéfaut" style:family="text">
      <style:text-properties style:language-asian="fr" style:country-asian="FR"/>
    </style:style>
    <style:style style:name="T3693" style:parent-style-name="Policepardéfaut" style:family="text">
      <style:text-properties style:language-asian="fr" style:country-asian="FR"/>
    </style:style>
    <style:style style:name="T3694" style:parent-style-name="Policepardéfaut" style:family="text">
      <style:text-properties style:language-asian="fr" style:country-asian="FR"/>
    </style:style>
    <style:style style:name="T3695" style:parent-style-name="Policepardéfaut" style:family="text">
      <style:text-properties style:language-asian="fr" style:country-asian="FR"/>
    </style:style>
    <style:style style:name="T3696" style:parent-style-name="Policepardéfaut" style:family="text">
      <style:text-properties style:language-asian="fr" style:country-asian="FR"/>
    </style:style>
    <style:style style:name="T3697" style:parent-style-name="Policepardéfaut" style:family="text">
      <style:text-properties style:language-asian="fr" style:country-asian="FR"/>
    </style:style>
    <style:style style:name="T3698" style:parent-style-name="Policepardéfaut" style:family="text">
      <style:text-properties style:language-asian="fr" style:country-asian="FR"/>
    </style:style>
    <style:style style:name="T3699" style:parent-style-name="Policepardéfaut" style:family="text">
      <style:text-properties style:language-asian="fr" style:country-asian="FR"/>
    </style:style>
    <style:style style:name="T3700" style:parent-style-name="Policepardéfaut" style:family="text">
      <style:text-properties style:language-asian="fr" style:country-asian="FR"/>
    </style:style>
    <style:style style:name="T3701" style:parent-style-name="Policepardéfaut" style:family="text">
      <style:text-properties style:language-asian="fr" style:country-asian="FR"/>
    </style:style>
    <style:style style:name="T3702" style:parent-style-name="Policepardéfaut" style:family="text">
      <style:text-properties style:language-asian="fr" style:country-asian="FR"/>
    </style:style>
    <style:style style:name="T3703" style:parent-style-name="Policepardéfaut" style:family="text">
      <style:text-properties style:language-asian="fr" style:country-asian="FR"/>
    </style:style>
    <style:style style:name="T3704" style:parent-style-name="Policepardéfaut" style:family="text">
      <style:text-properties style:language-asian="fr" style:country-asian="FR"/>
    </style:style>
    <style:style style:name="T3705" style:parent-style-name="Policepardéfaut" style:family="text">
      <style:text-properties style:language-asian="fr" style:country-asian="FR"/>
    </style:style>
    <style:style style:name="T3706" style:parent-style-name="Policepardéfaut" style:family="text">
      <style:text-properties style:language-asian="fr" style:country-asian="FR"/>
    </style:style>
    <style:style style:name="T3707" style:parent-style-name="Policepardéfaut" style:family="text">
      <style:text-properties style:language-asian="fr" style:country-asian="FR"/>
    </style:style>
    <style:style style:name="T3708" style:parent-style-name="Policepardéfaut" style:family="text">
      <style:text-properties style:font-size-complex="12pt" style:language-asian="fr" style:country-asian="FR"/>
    </style:style>
    <style:style style:name="T3709" style:parent-style-name="Policepardéfaut" style:family="text">
      <style:text-properties style:language-asian="fr" style:country-asian="FR"/>
    </style:style>
    <style:style style:name="T3710" style:parent-style-name="Policepardéfaut" style:family="text">
      <style:text-properties style:language-asian="fr" style:country-asian="FR"/>
    </style:style>
    <style:style style:name="T3711" style:parent-style-name="Policepardéfaut" style:family="text">
      <style:text-properties style:language-asian="fr" style:country-asian="FR"/>
    </style:style>
    <style:style style:name="T3712" style:parent-style-name="Policepardéfaut" style:family="text">
      <style:text-properties style:language-asian="fr" style:country-asian="FR"/>
    </style:style>
    <style:style style:name="T3713" style:parent-style-name="Policepardéfaut" style:family="text">
      <style:text-properties style:language-asian="fr" style:country-asian="FR"/>
    </style:style>
    <style:style style:name="T3714" style:parent-style-name="Policepardéfaut" style:family="text">
      <style:text-properties style:language-asian="fr" style:country-asian="FR"/>
    </style:style>
    <style:style style:name="T3715" style:parent-style-name="Policepardéfaut" style:family="text">
      <style:text-properties style:language-asian="fr" style:country-asian="FR"/>
    </style:style>
    <style:style style:name="T3716" style:parent-style-name="Policepardéfaut" style:family="text">
      <style:text-properties style:language-asian="fr" style:country-asian="FR"/>
    </style:style>
    <style:style style:name="T3717" style:parent-style-name="Policepardéfaut" style:family="text">
      <style:text-properties style:language-asian="fr" style:country-asian="FR"/>
    </style:style>
    <style:style style:name="T3718" style:parent-style-name="Policepardéfaut" style:family="text">
      <style:text-properties style:language-asian="fr" style:country-asian="FR"/>
    </style:style>
    <style:style style:name="T3719" style:parent-style-name="Policepardéfaut" style:family="text">
      <style:text-properties style:language-asian="fr" style:country-asian="FR"/>
    </style:style>
    <style:style style:name="T3720" style:parent-style-name="Policepardéfaut" style:family="text">
      <style:text-properties style:language-asian="fr" style:country-asian="FR"/>
    </style:style>
    <style:style style:name="T3721" style:parent-style-name="Policepardéfaut" style:family="text">
      <style:text-properties style:language-asian="fr" style:country-asian="FR"/>
    </style:style>
    <style:style style:name="T3722" style:parent-style-name="Policepardéfaut" style:family="text">
      <style:text-properties style:language-asian="fr" style:country-asian="FR"/>
    </style:style>
    <style:style style:name="T3723" style:parent-style-name="Policepardéfaut" style:family="text">
      <style:text-properties style:language-asian="fr" style:country-asian="FR"/>
    </style:style>
    <style:style style:name="T3724" style:parent-style-name="Policepardéfaut" style:family="text">
      <style:text-properties style:language-asian="fr" style:country-asian="FR"/>
    </style:style>
    <style:style style:name="T3725" style:parent-style-name="Policepardéfaut" style:family="text">
      <style:text-properties style:language-asian="fr" style:country-asian="FR"/>
    </style:style>
    <style:style style:name="T3726" style:parent-style-name="Policepardéfaut" style:family="text">
      <style:text-properties style:language-asian="fr" style:country-asian="FR"/>
    </style:style>
    <style:style style:name="T3727" style:parent-style-name="Policepardéfaut" style:family="text">
      <style:text-properties style:language-asian="fr" style:country-asian="FR"/>
    </style:style>
    <style:style style:name="T3728" style:parent-style-name="Policepardéfaut" style:family="text">
      <style:text-properties style:language-asian="fr" style:country-asian="FR"/>
    </style:style>
    <style:style style:name="T3729" style:parent-style-name="Policepardéfaut" style:family="text">
      <style:text-properties style:language-asian="fr" style:country-asian="FR"/>
    </style:style>
    <style:style style:name="T3730" style:parent-style-name="Policepardéfaut" style:family="text">
      <style:text-properties style:language-asian="fr" style:country-asian="FR"/>
    </style:style>
    <style:style style:name="T3731" style:parent-style-name="Policepardéfaut" style:family="text">
      <style:text-properties style:language-asian="fr" style:country-asian="FR"/>
    </style:style>
    <style:style style:name="T3732" style:parent-style-name="Policepardéfaut" style:family="text">
      <style:text-properties style:language-asian="fr" style:country-asian="FR"/>
    </style:style>
    <style:style style:name="T3733" style:parent-style-name="Policepardéfaut" style:family="text">
      <style:text-properties style:language-asian="fr" style:country-asian="FR"/>
    </style:style>
    <style:style style:name="T3734" style:parent-style-name="Policepardéfaut" style:family="text">
      <style:text-properties style:language-asian="fr" style:country-asian="FR"/>
    </style:style>
    <style:style style:name="T3735" style:parent-style-name="Policepardéfaut" style:family="text">
      <style:text-properties style:language-asian="fr" style:country-asian="FR"/>
    </style:style>
    <style:style style:name="T3736" style:parent-style-name="Policepardéfaut" style:family="text">
      <style:text-properties style:language-asian="fr" style:country-asian="FR"/>
    </style:style>
    <style:style style:name="T3737" style:parent-style-name="Policepardéfaut" style:family="text">
      <style:text-properties style:language-asian="fr" style:country-asian="FR"/>
    </style:style>
    <style:style style:name="T3738" style:parent-style-name="Policepardéfaut" style:family="text">
      <style:text-properties style:language-asian="fr" style:country-asian="FR"/>
    </style:style>
    <style:style style:name="T3739" style:parent-style-name="Policepardéfaut" style:family="text">
      <style:text-properties style:language-asian="fr" style:country-asian="FR"/>
    </style:style>
    <style:style style:name="T3740" style:parent-style-name="Policepardéfaut" style:family="text">
      <style:text-properties style:language-asian="fr" style:country-asian="FR"/>
    </style:style>
    <style:style style:name="T3741" style:parent-style-name="Policepardéfaut" style:family="text">
      <style:text-properties style:language-asian="fr" style:country-asian="FR"/>
    </style:style>
    <style:style style:name="T3742" style:parent-style-name="Policepardéfaut" style:family="text">
      <style:text-properties style:language-asian="fr" style:country-asian="FR"/>
    </style:style>
    <style:style style:name="T3743" style:parent-style-name="Policepardéfaut" style:family="text">
      <style:text-properties style:language-asian="fr" style:country-asian="FR"/>
    </style:style>
    <style:style style:name="T3744" style:parent-style-name="Policepardéfaut" style:family="text">
      <style:text-properties style:language-asian="fr" style:country-asian="FR"/>
    </style:style>
    <style:style style:name="T3745" style:parent-style-name="Policepardéfaut" style:family="text">
      <style:text-properties style:language-asian="fr" style:country-asian="FR"/>
    </style:style>
    <style:style style:name="T3746" style:parent-style-name="Policepardéfaut" style:family="text">
      <style:text-properties style:language-asian="fr" style:country-asian="FR"/>
    </style:style>
    <style:style style:name="T3747" style:parent-style-name="Policepardéfaut" style:family="text">
      <style:text-properties style:language-asian="fr" style:country-asian="FR"/>
    </style:style>
    <style:style style:name="T3748" style:parent-style-name="Policepardéfaut" style:family="text">
      <style:text-properties style:language-asian="fr" style:country-asian="FR"/>
    </style:style>
    <style:style style:name="T3749" style:parent-style-name="Policepardéfaut" style:family="text">
      <style:text-properties style:language-asian="fr" style:country-asian="FR"/>
    </style:style>
    <style:style style:name="T3750" style:parent-style-name="Policepardéfaut" style:family="text">
      <style:text-properties style:language-asian="fr" style:country-asian="FR"/>
    </style:style>
    <style:style style:name="T3751" style:parent-style-name="Policepardéfaut" style:family="text">
      <style:text-properties style:language-asian="fr" style:country-asian="FR"/>
    </style:style>
    <style:style style:name="T3752" style:parent-style-name="Policepardéfaut" style:family="text">
      <style:text-properties style:language-asian="fr" style:country-asian="FR"/>
    </style:style>
    <style:style style:name="T3753" style:parent-style-name="Policepardéfaut" style:family="text">
      <style:text-properties style:language-asian="fr" style:country-asian="FR"/>
    </style:style>
    <style:style style:name="T3754" style:parent-style-name="Policepardéfaut" style:family="text">
      <style:text-properties style:language-asian="fr" style:country-asian="FR"/>
    </style:style>
    <style:style style:name="T3755" style:parent-style-name="Policepardéfaut" style:family="text">
      <style:text-properties style:language-asian="fr" style:country-asian="FR"/>
    </style:style>
    <style:style style:name="T3756" style:parent-style-name="Policepardéfaut" style:family="text">
      <style:text-properties style:language-asian="fr" style:country-asian="FR"/>
    </style:style>
    <style:style style:name="T3757" style:parent-style-name="Policepardéfaut" style:family="text">
      <style:text-properties style:language-asian="fr" style:country-asian="FR"/>
    </style:style>
    <style:style style:name="T3758" style:parent-style-name="Policepardéfaut" style:family="text">
      <style:text-properties style:language-asian="fr" style:country-asian="FR"/>
    </style:style>
    <style:style style:name="T3759" style:parent-style-name="Policepardéfaut" style:family="text">
      <style:text-properties style:language-asian="fr" style:country-asian="FR"/>
    </style:style>
    <style:style style:name="T3760" style:parent-style-name="Policepardéfaut" style:family="text">
      <style:text-properties style:language-asian="fr" style:country-asian="FR"/>
    </style:style>
    <style:style style:name="T3761" style:parent-style-name="Policepardéfaut" style:family="text">
      <style:text-properties style:language-asian="fr" style:country-asian="FR"/>
    </style:style>
    <style:style style:name="T3762" style:parent-style-name="Policepardéfaut" style:family="text">
      <style:text-properties style:language-asian="fr" style:country-asian="FR"/>
    </style:style>
    <style:style style:name="T3763" style:parent-style-name="Policepardéfaut" style:family="text">
      <style:text-properties style:language-asian="fr" style:country-asian="FR"/>
    </style:style>
    <style:style style:name="T3764" style:parent-style-name="Policepardéfaut" style:family="text">
      <style:text-properties style:language-asian="fr" style:country-asian="FR"/>
    </style:style>
    <style:style style:name="T3765" style:parent-style-name="Policepardéfaut" style:family="text">
      <style:text-properties style:language-asian="fr" style:country-asian="FR"/>
    </style:style>
    <style:style style:name="T3766" style:parent-style-name="Policepardéfaut" style:family="text">
      <style:text-properties style:language-asian="fr" style:country-asian="FR"/>
    </style:style>
    <style:style style:name="T3767" style:parent-style-name="Policepardéfaut" style:family="text">
      <style:text-properties style:language-asian="fr" style:country-asian="FR"/>
    </style:style>
    <style:style style:name="T3768" style:parent-style-name="Policepardéfaut" style:family="text">
      <style:text-properties style:language-asian="fr" style:country-asian="FR"/>
    </style:style>
    <style:style style:name="T3769" style:parent-style-name="Policepardéfaut" style:family="text">
      <style:text-properties style:language-asian="fr" style:country-asian="FR"/>
    </style:style>
    <style:style style:name="T3770" style:parent-style-name="Policepardéfaut" style:family="text">
      <style:text-properties style:language-asian="fr" style:country-asian="FR"/>
    </style:style>
    <style:style style:name="T3771" style:parent-style-name="Policepardéfaut" style:family="text">
      <style:text-properties style:language-asian="fr" style:country-asian="FR"/>
    </style:style>
    <style:style style:name="T3772" style:parent-style-name="Policepardéfaut" style:family="text">
      <style:text-properties style:language-asian="fr" style:country-asian="FR"/>
    </style:style>
    <style:style style:name="T3773" style:parent-style-name="Policepardéfaut" style:family="text">
      <style:text-properties style:language-asian="fr" style:country-asian="FR"/>
    </style:style>
    <style:style style:name="T3774" style:parent-style-name="Policepardéfaut" style:family="text">
      <style:text-properties style:language-asian="fr" style:country-asian="FR"/>
    </style:style>
    <style:style style:name="T3775" style:parent-style-name="Policepardéfaut" style:family="text">
      <style:text-properties style:language-asian="fr" style:country-asian="FR"/>
    </style:style>
    <style:style style:name="T3776" style:parent-style-name="Policepardéfaut" style:family="text">
      <style:text-properties style:language-asian="fr" style:country-asian="FR"/>
    </style:style>
    <style:style style:name="T3777" style:parent-style-name="Policepardéfaut" style:family="text">
      <style:text-properties style:language-asian="fr" style:country-asian="FR"/>
    </style:style>
    <style:style style:name="T3778" style:parent-style-name="Policepardéfaut" style:family="text">
      <style:text-properties style:language-asian="fr" style:country-asian="FR"/>
    </style:style>
    <style:style style:name="T3779" style:parent-style-name="Policepardéfaut" style:family="text">
      <style:text-properties style:language-asian="fr" style:country-asian="FR"/>
    </style:style>
    <style:style style:name="T3780" style:parent-style-name="Policepardéfaut" style:family="text">
      <style:text-properties style:language-asian="fr" style:country-asian="FR"/>
    </style:style>
    <style:style style:name="T3781" style:parent-style-name="Policepardéfaut" style:family="text">
      <style:text-properties style:language-asian="fr" style:country-asian="FR"/>
    </style:style>
    <style:style style:name="T3782" style:parent-style-name="Policepardéfaut" style:family="text">
      <style:text-properties style:language-asian="fr" style:country-asian="FR"/>
    </style:style>
    <style:style style:name="T3783" style:parent-style-name="Policepardéfaut" style:family="text">
      <style:text-properties style:language-asian="fr" style:country-asian="FR"/>
    </style:style>
    <style:style style:name="T3784" style:parent-style-name="Policepardéfaut" style:family="text">
      <style:text-properties style:language-asian="fr" style:country-asian="FR"/>
    </style:style>
    <style:style style:name="T3785" style:parent-style-name="Policepardéfaut" style:family="text">
      <style:text-properties style:language-asian="fr" style:country-asian="FR"/>
    </style:style>
    <style:style style:name="T3786" style:parent-style-name="Policepardéfaut" style:family="text">
      <style:text-properties style:language-asian="fr" style:country-asian="FR"/>
    </style:style>
    <style:style style:name="T3787" style:parent-style-name="Policepardéfaut" style:family="text">
      <style:text-properties style:language-asian="fr" style:country-asian="FR"/>
    </style:style>
    <style:style style:name="T3788" style:parent-style-name="Policepardéfaut" style:family="text">
      <style:text-properties style:language-asian="fr" style:country-asian="FR"/>
    </style:style>
    <style:style style:name="T3789" style:parent-style-name="Policepardéfaut" style:family="text">
      <style:text-properties style:language-asian="fr" style:country-asian="FR"/>
    </style:style>
    <style:style style:name="T3790" style:parent-style-name="Policepardéfaut" style:family="text">
      <style:text-properties style:language-asian="fr" style:country-asian="FR"/>
    </style:style>
    <style:style style:name="T3791" style:parent-style-name="Policepardéfaut" style:family="text">
      <style:text-properties style:language-asian="fr" style:country-asian="FR"/>
    </style:style>
    <style:style style:name="T3792" style:parent-style-name="Policepardéfaut" style:family="text">
      <style:text-properties style:language-asian="fr" style:country-asian="FR"/>
    </style:style>
    <style:style style:name="T3793" style:parent-style-name="Policepardéfaut" style:family="text">
      <style:text-properties style:language-asian="fr" style:country-asian="FR"/>
    </style:style>
    <style:style style:name="T3794" style:parent-style-name="Policepardéfaut" style:family="text">
      <style:text-properties style:language-asian="fr" style:country-asian="FR"/>
    </style:style>
    <style:style style:name="T3795" style:parent-style-name="Policepardéfaut" style:family="text">
      <style:text-properties style:language-asian="fr" style:country-asian="FR"/>
    </style:style>
    <style:style style:name="T3796" style:parent-style-name="Policepardéfaut" style:family="text">
      <style:text-properties style:language-asian="fr" style:country-asian="FR"/>
    </style:style>
    <style:style style:name="T3797" style:parent-style-name="Policepardéfaut" style:family="text">
      <style:text-properties style:language-asian="fr" style:country-asian="FR"/>
    </style:style>
    <style:style style:name="T3798" style:parent-style-name="Policepardéfaut" style:family="text">
      <style:text-properties style:language-asian="fr" style:country-asian="FR"/>
    </style:style>
    <style:style style:name="T3799" style:parent-style-name="Policepardéfaut" style:family="text">
      <style:text-properties style:language-asian="fr" style:country-asian="FR"/>
    </style:style>
    <style:style style:name="T3800" style:parent-style-name="Policepardéfaut" style:family="text">
      <style:text-properties style:language-asian="fr" style:country-asian="FR"/>
    </style:style>
    <style:style style:name="T3801" style:parent-style-name="Policepardéfaut" style:family="text">
      <style:text-properties style:language-asian="fr" style:country-asian="FR"/>
    </style:style>
    <style:style style:name="T3802" style:parent-style-name="Policepardéfaut" style:family="text">
      <style:text-properties style:language-asian="fr" style:country-asian="FR"/>
    </style:style>
    <style:style style:name="T3803" style:parent-style-name="Policepardéfaut" style:family="text">
      <style:text-properties style:language-asian="fr" style:country-asian="FR"/>
    </style:style>
    <style:style style:name="T3804" style:parent-style-name="Policepardéfaut" style:family="text">
      <style:text-properties style:language-asian="fr" style:country-asian="FR"/>
    </style:style>
    <style:style style:name="T3805" style:parent-style-name="Policepardéfaut" style:family="text">
      <style:text-properties style:language-asian="fr" style:country-asian="FR"/>
    </style:style>
    <style:style style:name="T3806" style:parent-style-name="Policepardéfaut" style:family="text">
      <style:text-properties style:language-asian="fr" style:country-asian="FR"/>
    </style:style>
    <style:style style:name="T3807" style:parent-style-name="Policepardéfaut" style:family="text">
      <style:text-properties style:language-asian="fr" style:country-asian="FR"/>
    </style:style>
    <style:style style:name="T3808" style:parent-style-name="Policepardéfaut" style:family="text">
      <style:text-properties style:language-asian="fr" style:country-asian="FR"/>
    </style:style>
    <style:style style:name="T3809" style:parent-style-name="Policepardéfaut" style:family="text">
      <style:text-properties style:language-asian="fr" style:country-asian="FR"/>
    </style:style>
    <style:style style:name="T3810" style:parent-style-name="Policepardéfaut" style:family="text">
      <style:text-properties style:language-asian="fr" style:country-asian="FR"/>
    </style:style>
    <style:style style:name="T3811" style:parent-style-name="Policepardéfaut" style:family="text">
      <style:text-properties style:language-asian="fr" style:country-asian="FR"/>
    </style:style>
    <style:style style:name="T3812" style:parent-style-name="Policepardéfaut" style:family="text">
      <style:text-properties style:language-asian="fr" style:country-asian="FR"/>
    </style:style>
    <style:style style:name="T3813" style:parent-style-name="Policepardéfaut" style:family="text">
      <style:text-properties style:language-asian="fr" style:country-asian="FR"/>
    </style:style>
    <style:style style:name="T3814" style:parent-style-name="Policepardéfaut" style:family="text">
      <style:text-properties style:language-asian="fr" style:country-asian="FR"/>
    </style:style>
    <style:style style:name="T3815" style:parent-style-name="Policepardéfaut" style:family="text">
      <style:text-properties style:language-asian="fr" style:country-asian="FR"/>
    </style:style>
    <style:style style:name="T3816" style:parent-style-name="Policepardéfaut" style:family="text">
      <style:text-properties style:language-asian="fr" style:country-asian="FR"/>
    </style:style>
    <style:style style:name="T3817" style:parent-style-name="Policepardéfaut" style:family="text">
      <style:text-properties style:font-size-complex="12pt" style:language-asian="fr" style:country-asian="FR"/>
    </style:style>
    <style:style style:name="T3818" style:parent-style-name="Policepardéfaut" style:family="text">
      <style:text-properties style:language-asian="fr" style:country-asian="FR"/>
    </style:style>
    <style:style style:name="T3819" style:parent-style-name="Policepardéfaut" style:family="text">
      <style:text-properties style:font-size-complex="12pt" style:language-asian="fr" style:country-asian="FR"/>
    </style:style>
    <style:style style:name="T3820" style:parent-style-name="Policepardéfaut" style:family="text">
      <style:text-properties style:language-asian="fr" style:country-asian="FR"/>
    </style:style>
    <style:style style:name="T3821" style:parent-style-name="Policepardéfaut" style:family="text">
      <style:text-properties style:language-asian="fr" style:country-asian="FR"/>
    </style:style>
    <style:style style:name="T3822" style:parent-style-name="Policepardéfaut" style:family="text">
      <style:text-properties style:language-asian="fr" style:country-asian="FR"/>
    </style:style>
    <style:style style:name="T3823" style:parent-style-name="Policepardéfaut" style:family="text">
      <style:text-properties style:language-asian="fr" style:country-asian="FR"/>
    </style:style>
    <style:style style:name="T3824" style:parent-style-name="Policepardéfaut" style:family="text">
      <style:text-properties style:language-asian="fr" style:country-asian="FR"/>
    </style:style>
    <style:style style:name="T3825" style:parent-style-name="Policepardéfaut" style:family="text">
      <style:text-properties style:language-asian="fr" style:country-asian="FR"/>
    </style:style>
    <style:style style:name="T3826" style:parent-style-name="Policepardéfaut" style:family="text">
      <style:text-properties style:language-asian="fr" style:country-asian="FR"/>
    </style:style>
    <style:style style:name="T3827" style:parent-style-name="Policepardéfaut" style:family="text">
      <style:text-properties style:language-asian="fr" style:country-asian="FR"/>
    </style:style>
    <style:style style:name="T3828" style:parent-style-name="Policepardéfaut" style:family="text">
      <style:text-properties style:language-asian="fr" style:country-asian="FR"/>
    </style:style>
    <style:style style:name="T3829" style:parent-style-name="Policepardéfaut" style:family="text">
      <style:text-properties style:language-asian="fr" style:country-asian="FR"/>
    </style:style>
    <style:style style:name="T3830" style:parent-style-name="Policepardéfaut" style:family="text">
      <style:text-properties style:language-asian="fr" style:country-asian="FR"/>
    </style:style>
    <style:style style:name="T3831" style:parent-style-name="Policepardéfaut" style:family="text">
      <style:text-properties style:language-asian="fr" style:country-asian="FR"/>
    </style:style>
    <style:style style:name="T3832" style:parent-style-name="Policepardéfaut" style:family="text">
      <style:text-properties style:language-asian="fr" style:country-asian="FR"/>
    </style:style>
    <style:style style:name="T3833" style:parent-style-name="Policepardéfaut" style:family="text">
      <style:text-properties style:language-asian="fr" style:country-asian="FR"/>
    </style:style>
    <style:style style:name="T3834" style:parent-style-name="Policepardéfaut" style:family="text">
      <style:text-properties style:language-asian="fr" style:country-asian="FR"/>
    </style:style>
    <style:style style:name="T3835" style:parent-style-name="Policepardéfaut" style:family="text">
      <style:text-properties style:language-asian="fr" style:country-asian="FR"/>
    </style:style>
    <style:style style:name="T3836" style:parent-style-name="Policepardéfaut" style:family="text">
      <style:text-properties style:language-asian="fr" style:country-asian="FR"/>
    </style:style>
    <style:style style:name="T3837" style:parent-style-name="Policepardéfaut" style:family="text">
      <style:text-properties style:language-asian="fr" style:country-asian="FR"/>
    </style:style>
    <style:style style:name="T3838" style:parent-style-name="Policepardéfaut" style:family="text">
      <style:text-properties style:language-asian="fr" style:country-asian="FR"/>
    </style:style>
    <style:style style:name="T3839" style:parent-style-name="Policepardéfaut" style:family="text">
      <style:text-properties style:language-asian="fr" style:country-asian="FR"/>
    </style:style>
    <style:style style:name="T3840" style:parent-style-name="Policepardéfaut" style:family="text">
      <style:text-properties style:language-asian="fr" style:country-asian="FR"/>
    </style:style>
    <style:style style:name="T3841" style:parent-style-name="Policepardéfaut" style:family="text">
      <style:text-properties style:language-asian="fr" style:country-asian="FR"/>
    </style:style>
    <style:style style:name="T3842" style:parent-style-name="Policepardéfaut" style:family="text">
      <style:text-properties style:language-asian="fr" style:country-asian="FR"/>
    </style:style>
    <style:style style:name="T3843" style:parent-style-name="Policepardéfaut" style:family="text">
      <style:text-properties style:language-asian="fr" style:country-asian="FR"/>
    </style:style>
    <style:style style:name="T3844" style:parent-style-name="Policepardéfaut" style:family="text">
      <style:text-properties style:language-asian="fr" style:country-asian="FR"/>
    </style:style>
    <style:style style:name="T3845" style:parent-style-name="Policepardéfaut" style:family="text">
      <style:text-properties style:language-asian="fr" style:country-asian="FR"/>
    </style:style>
    <style:style style:name="T3846" style:parent-style-name="Policepardéfaut" style:family="text">
      <style:text-properties style:language-asian="fr" style:country-asian="FR"/>
    </style:style>
    <style:style style:name="T3847" style:parent-style-name="Policepardéfaut" style:family="text">
      <style:text-properties style:language-asian="fr" style:country-asian="FR"/>
    </style:style>
    <style:style style:name="T3848" style:parent-style-name="Policepardéfaut" style:family="text">
      <style:text-properties style:language-asian="fr" style:country-asian="FR"/>
    </style:style>
    <style:style style:name="T3849" style:parent-style-name="Policepardéfaut" style:family="text">
      <style:text-properties style:font-size-complex="12pt" style:language-asian="fr" style:country-asian="FR"/>
    </style:style>
    <style:style style:name="T3850" style:parent-style-name="Policepardéfaut" style:family="text">
      <style:text-properties style:language-asian="fr" style:country-asian="FR"/>
    </style:style>
    <style:style style:name="T3851" style:parent-style-name="Policepardéfaut" style:family="text">
      <style:text-properties style:language-asian="fr" style:country-asian="FR"/>
    </style:style>
    <style:style style:name="T3852" style:parent-style-name="Policepardéfaut" style:family="text">
      <style:text-properties style:language-asian="fr" style:country-asian="FR"/>
    </style:style>
    <style:style style:name="T3853" style:parent-style-name="Policepardéfaut" style:family="text">
      <style:text-properties style:language-asian="fr" style:country-asian="FR"/>
    </style:style>
    <style:style style:name="T3854" style:parent-style-name="Policepardéfaut" style:family="text">
      <style:text-properties style:language-asian="fr" style:country-asian="FR"/>
    </style:style>
    <style:style style:name="T3855" style:parent-style-name="Policepardéfaut" style:family="text">
      <style:text-properties style:language-asian="fr" style:country-asian="FR"/>
    </style:style>
    <style:style style:name="T3856" style:parent-style-name="Policepardéfaut" style:family="text">
      <style:text-properties style:language-asian="fr" style:country-asian="FR"/>
    </style:style>
    <style:style style:name="T3857" style:parent-style-name="Policepardéfaut" style:family="text">
      <style:text-properties style:language-asian="fr" style:country-asian="FR"/>
    </style:style>
    <style:style style:name="T3858" style:parent-style-name="Policepardéfaut" style:family="text">
      <style:text-properties style:language-asian="fr" style:country-asian="FR"/>
    </style:style>
    <style:style style:name="T3859" style:parent-style-name="Policepardéfaut" style:family="text">
      <style:text-properties style:language-asian="fr" style:country-asian="FR"/>
    </style:style>
    <style:style style:name="T3860" style:parent-style-name="Policepardéfaut" style:family="text">
      <style:text-properties style:language-asian="fr" style:country-asian="FR"/>
    </style:style>
    <style:style style:name="T3861" style:parent-style-name="Policepardéfaut" style:family="text">
      <style:text-properties style:language-asian="fr" style:country-asian="FR"/>
    </style:style>
    <style:style style:name="T3862" style:parent-style-name="Policepardéfaut" style:family="text">
      <style:text-properties style:language-asian="fr" style:country-asian="FR"/>
    </style:style>
    <style:style style:name="T3863" style:parent-style-name="Policepardéfaut" style:family="text">
      <style:text-properties style:language-asian="fr" style:country-asian="FR"/>
    </style:style>
    <style:style style:name="T3864" style:parent-style-name="Policepardéfaut" style:family="text">
      <style:text-properties style:language-asian="fr" style:country-asian="FR"/>
    </style:style>
    <style:style style:name="T3865" style:parent-style-name="Policepardéfaut" style:family="text">
      <style:text-properties style:language-asian="fr" style:country-asian="FR"/>
    </style:style>
    <style:style style:name="T3866" style:parent-style-name="Policepardéfaut" style:family="text">
      <style:text-properties style:language-asian="fr" style:country-asian="FR"/>
    </style:style>
    <style:style style:name="T3867" style:parent-style-name="Policepardéfaut" style:family="text">
      <style:text-properties style:language-asian="fr" style:country-asian="FR"/>
    </style:style>
    <style:style style:name="T3868" style:parent-style-name="Policepardéfaut" style:family="text">
      <style:text-properties style:language-asian="fr" style:country-asian="FR"/>
    </style:style>
    <style:style style:name="T3869" style:parent-style-name="Policepardéfaut" style:family="text">
      <style:text-properties style:language-asian="fr" style:country-asian="FR"/>
    </style:style>
    <style:style style:name="T3870" style:parent-style-name="Policepardéfaut" style:family="text">
      <style:text-properties style:language-asian="fr" style:country-asian="FR"/>
    </style:style>
    <style:style style:name="T3871" style:parent-style-name="Policepardéfaut" style:family="text">
      <style:text-properties style:language-asian="fr" style:country-asian="FR"/>
    </style:style>
    <style:style style:name="T3872" style:parent-style-name="Policepardéfaut" style:family="text">
      <style:text-properties style:language-asian="fr" style:country-asian="FR"/>
    </style:style>
    <style:style style:name="T3873" style:parent-style-name="Policepardéfaut" style:family="text">
      <style:text-properties style:language-asian="fr" style:country-asian="FR"/>
    </style:style>
    <style:style style:name="T3874" style:parent-style-name="Policepardéfaut" style:family="text">
      <style:text-properties style:language-asian="fr" style:country-asian="FR"/>
    </style:style>
    <style:style style:name="T3875" style:parent-style-name="Policepardéfaut" style:family="text">
      <style:text-properties style:language-asian="fr" style:country-asian="FR"/>
    </style:style>
    <style:style style:name="T3876" style:parent-style-name="Policepardéfaut" style:family="text">
      <style:text-properties style:language-asian="fr" style:country-asian="FR"/>
    </style:style>
    <style:style style:name="T3877" style:parent-style-name="Policepardéfaut" style:family="text">
      <style:text-properties style:language-asian="fr" style:country-asian="FR"/>
    </style:style>
    <style:style style:name="T3878" style:parent-style-name="Policepardéfaut" style:family="text">
      <style:text-properties style:language-asian="fr" style:country-asian="FR"/>
    </style:style>
    <style:style style:name="T3879" style:parent-style-name="Policepardéfaut" style:family="text">
      <style:text-properties style:language-asian="fr" style:country-asian="FR"/>
    </style:style>
    <style:style style:name="T3880" style:parent-style-name="Policepardéfaut" style:family="text">
      <style:text-properties style:language-asian="fr" style:country-asian="FR"/>
    </style:style>
    <style:style style:name="T3881" style:parent-style-name="Policepardéfaut" style:family="text">
      <style:text-properties style:language-asian="fr" style:country-asian="FR"/>
    </style:style>
    <style:style style:name="T3882" style:parent-style-name="Policepardéfaut" style:family="text">
      <style:text-properties style:language-asian="fr" style:country-asian="FR"/>
    </style:style>
    <style:style style:name="T3883" style:parent-style-name="Policepardéfaut" style:family="text">
      <style:text-properties style:language-asian="fr" style:country-asian="FR"/>
    </style:style>
    <style:style style:name="T3884" style:parent-style-name="Policepardéfaut" style:family="text">
      <style:text-properties style:font-style-complex="italic" style:language-asian="fr" style:country-asian="FR"/>
    </style:style>
    <style:style style:name="T3885" style:parent-style-name="Policepardéfaut" style:family="text">
      <style:text-properties style:language-asian="fr" style:country-asian="FR"/>
    </style:style>
    <style:style style:name="T3886" style:parent-style-name="Policepardéfaut" style:family="text">
      <style:text-properties style:font-style-complex="italic" style:language-asian="fr" style:country-asian="FR"/>
    </style:style>
    <style:style style:name="T3887" style:parent-style-name="Policepardéfaut" style:family="text">
      <style:text-properties style:font-style-complex="italic" style:text-position="super 66.6%" style:language-asian="fr" style:country-asian="FR"/>
    </style:style>
    <style:style style:name="T3888" style:parent-style-name="Policepardéfaut" style:family="text">
      <style:text-properties style:font-style-complex="italic" style:text-position="super 66.6%" style:language-asian="fr" style:country-asian="FR"/>
    </style:style>
    <style:style style:name="T3889" style:parent-style-name="Policepardéfaut" style:family="text">
      <style:text-properties style:font-style-complex="italic" style:language-asian="fr" style:country-asian="FR"/>
    </style:style>
    <style:style style:name="T3890" style:parent-style-name="Policepardéfaut" style:family="text">
      <style:text-properties fo:font-style="italic" style:font-style-asian="italic" style:font-style-complex="italic" style:language-asian="fr" style:country-asian="FR"/>
    </style:style>
    <style:style style:name="T3891" style:parent-style-name="Policepardéfaut" style:family="text">
      <style:text-properties style:language-asian="fr" style:country-asian="FR"/>
    </style:style>
    <style:style style:name="T3892" style:parent-style-name="Policepardéfaut" style:family="text">
      <style:text-properties style:language-asian="fr" style:country-asian="FR"/>
    </style:style>
    <style:style style:name="T3893" style:parent-style-name="Policepardéfaut" style:family="text">
      <style:text-properties style:language-asian="fr" style:country-asian="FR"/>
    </style:style>
    <style:style style:name="T3894" style:parent-style-name="Policepardéfaut" style:family="text">
      <style:text-properties style:language-asian="fr" style:country-asian="FR"/>
    </style:style>
    <style:style style:name="T3895" style:parent-style-name="Policepardéfaut" style:family="text">
      <style:text-properties style:language-asian="fr" style:country-asian="FR"/>
    </style:style>
    <style:style style:name="T3896" style:parent-style-name="Policepardéfaut" style:family="text">
      <style:text-properties style:language-asian="fr" style:country-asian="FR"/>
    </style:style>
    <style:style style:name="T3897" style:parent-style-name="Policepardéfaut" style:family="text">
      <style:text-properties style:language-asian="fr" style:country-asian="FR"/>
    </style:style>
    <style:style style:name="T3898" style:parent-style-name="Policepardéfaut" style:family="text">
      <style:text-properties style:language-asian="fr" style:country-asian="FR"/>
    </style:style>
    <style:style style:name="T3899" style:parent-style-name="Policepardéfaut" style:family="text">
      <style:text-properties style:language-asian="fr" style:country-asian="FR"/>
    </style:style>
    <style:style style:name="T3900" style:parent-style-name="Policepardéfaut" style:family="text">
      <style:text-properties style:language-asian="fr" style:country-asian="FR"/>
    </style:style>
    <style:style style:name="T3901" style:parent-style-name="Policepardéfaut" style:family="text">
      <style:text-properties style:language-asian="fr" style:country-asian="FR"/>
    </style:style>
    <style:style style:name="T3902" style:parent-style-name="Policepardéfaut" style:family="text">
      <style:text-properties style:language-asian="fr" style:country-asian="FR"/>
    </style:style>
    <style:style style:name="T3903" style:parent-style-name="Policepardéfaut" style:family="text">
      <style:text-properties style:language-asian="fr" style:country-asian="FR"/>
    </style:style>
    <style:style style:name="T3904" style:parent-style-name="Policepardéfaut" style:family="text">
      <style:text-properties style:language-asian="fr" style:country-asian="FR"/>
    </style:style>
    <style:style style:name="T3905" style:parent-style-name="Policepardéfaut" style:family="text">
      <style:text-properties style:language-asian="fr" style:country-asian="FR"/>
    </style:style>
    <style:style style:name="T3906" style:parent-style-name="Policepardéfaut" style:family="text">
      <style:text-properties style:language-asian="fr" style:country-asian="FR"/>
    </style:style>
    <style:style style:name="T3907" style:parent-style-name="Policepardéfaut" style:family="text">
      <style:text-properties style:language-asian="fr" style:country-asian="FR"/>
    </style:style>
    <style:style style:name="T3908" style:parent-style-name="Policepardéfaut" style:family="text">
      <style:text-properties style:language-asian="fr" style:country-asian="FR"/>
    </style:style>
    <style:style style:name="T3909" style:parent-style-name="Policepardéfaut" style:family="text">
      <style:text-properties style:language-asian="fr" style:country-asian="FR"/>
    </style:style>
    <style:style style:name="T3910" style:parent-style-name="Policepardéfaut" style:family="text">
      <style:text-properties style:language-asian="fr" style:country-asian="FR"/>
    </style:style>
    <style:style style:name="T3911" style:parent-style-name="Policepardéfaut" style:family="text">
      <style:text-properties style:language-asian="fr" style:country-asian="FR"/>
    </style:style>
    <style:style style:name="T3912" style:parent-style-name="Policepardéfaut" style:family="text">
      <style:text-properties style:language-asian="fr" style:country-asian="FR"/>
    </style:style>
    <style:style style:name="T3913" style:parent-style-name="Policepardéfaut" style:family="text">
      <style:text-properties style:language-asian="fr" style:country-asian="FR"/>
    </style:style>
    <style:style style:name="T3914" style:parent-style-name="Policepardéfaut" style:family="text">
      <style:text-properties style:language-asian="fr" style:country-asian="FR"/>
    </style:style>
    <style:style style:name="T3915" style:parent-style-name="Policepardéfaut" style:family="text">
      <style:text-properties style:language-asian="fr" style:country-asian="FR"/>
    </style:style>
    <style:style style:name="T3916" style:parent-style-name="Policepardéfaut" style:family="text">
      <style:text-properties style:language-asian="fr" style:country-asian="FR"/>
    </style:style>
    <style:style style:name="T3917" style:parent-style-name="Policepardéfaut" style:family="text">
      <style:text-properties style:language-asian="fr" style:country-asian="FR"/>
    </style:style>
    <style:style style:name="T3918" style:parent-style-name="Policepardéfaut" style:family="text">
      <style:text-properties style:language-asian="fr" style:country-asian="FR"/>
    </style:style>
    <style:style style:name="T3919" style:parent-style-name="Policepardéfaut" style:family="text">
      <style:text-properties style:language-asian="fr" style:country-asian="FR"/>
    </style:style>
    <style:style style:name="T3920" style:parent-style-name="Policepardéfaut" style:family="text">
      <style:text-properties style:language-asian="fr" style:country-asian="FR"/>
    </style:style>
    <style:style style:name="T3921" style:parent-style-name="Policepardéfaut" style:family="text">
      <style:text-properties style:language-asian="fr" style:country-asian="FR"/>
    </style:style>
    <style:style style:name="T3922" style:parent-style-name="Policepardéfaut" style:family="text">
      <style:text-properties style:language-asian="fr" style:country-asian="FR"/>
    </style:style>
    <style:style style:name="T3923" style:parent-style-name="Policepardéfaut" style:family="text">
      <style:text-properties style:language-asian="fr" style:country-asian="FR"/>
    </style:style>
    <style:style style:name="T3924" style:parent-style-name="Policepardéfaut" style:family="text">
      <style:text-properties style:language-asian="fr" style:country-asian="FR"/>
    </style:style>
    <style:style style:name="T3925" style:parent-style-name="Policepardéfaut" style:family="text">
      <style:text-properties style:language-asian="fr" style:country-asian="FR"/>
    </style:style>
    <style:style style:name="T3926" style:parent-style-name="Policepardéfaut" style:family="text">
      <style:text-properties style:language-asian="fr" style:country-asian="FR"/>
    </style:style>
    <style:style style:name="T3927" style:parent-style-name="Policepardéfaut" style:family="text">
      <style:text-properties style:language-asian="fr" style:country-asian="FR"/>
    </style:style>
    <style:style style:name="T3928" style:parent-style-name="Policepardéfaut" style:family="text">
      <style:text-properties style:language-asian="fr" style:country-asian="FR"/>
    </style:style>
    <style:style style:name="T3929" style:parent-style-name="Policepardéfaut" style:family="text">
      <style:text-properties style:text-position="super 66.6%" style:language-asian="fr" style:country-asian="FR"/>
    </style:style>
    <style:style style:name="T3930" style:parent-style-name="Policepardéfaut" style:family="text">
      <style:text-properties style:text-position="super 66.6%" style:language-asian="fr" style:country-asian="FR"/>
    </style:style>
    <style:style style:name="T3931" style:parent-style-name="Policepardéfaut" style:family="text">
      <style:text-properties style:language-asian="fr" style:country-asian="FR"/>
    </style:style>
    <style:style style:name="T3932" style:parent-style-name="Policepardéfaut" style:family="text">
      <style:text-properties style:language-asian="fr" style:country-asian="FR"/>
    </style:style>
    <style:style style:name="T3933" style:parent-style-name="Policepardéfaut" style:family="text">
      <style:text-properties style:language-asian="fr" style:country-asian="FR"/>
    </style:style>
    <style:style style:name="T3934" style:parent-style-name="Policepardéfaut" style:family="text">
      <style:text-properties style:language-asian="fr" style:country-asian="FR"/>
    </style:style>
    <style:style style:name="T3935" style:parent-style-name="Policepardéfaut" style:family="text">
      <style:text-properties style:language-asian="fr" style:country-asian="FR"/>
    </style:style>
    <style:style style:name="T3936" style:parent-style-name="Policepardéfaut" style:family="text">
      <style:text-properties style:language-asian="fr" style:country-asian="FR"/>
    </style:style>
    <style:style style:name="T3937" style:parent-style-name="Policepardéfaut" style:family="text">
      <style:text-properties style:language-asian="fr" style:country-asian="FR"/>
    </style:style>
    <style:style style:name="T3938" style:parent-style-name="Policepardéfaut" style:family="text">
      <style:text-properties style:language-asian="fr" style:country-asian="FR"/>
    </style:style>
    <style:style style:name="T3939" style:parent-style-name="Policepardéfaut" style:family="text">
      <style:text-properties style:language-asian="fr" style:country-asian="FR"/>
    </style:style>
    <style:style style:name="T3940" style:parent-style-name="Policepardéfaut" style:family="text">
      <style:text-properties style:language-asian="fr" style:country-asian="FR"/>
    </style:style>
    <style:style style:name="T3941" style:parent-style-name="Policepardéfaut" style:family="text">
      <style:text-properties style:language-asian="fr" style:country-asian="FR"/>
    </style:style>
    <style:style style:name="T3942" style:parent-style-name="Policepardéfaut" style:family="text">
      <style:text-properties style:language-asian="fr" style:country-asian="FR"/>
    </style:style>
    <style:style style:name="T3943" style:parent-style-name="Policepardéfaut" style:family="text">
      <style:text-properties style:language-asian="fr" style:country-asian="FR"/>
    </style:style>
    <style:style style:name="T3944" style:parent-style-name="Policepardéfaut" style:family="text">
      <style:text-properties style:language-asian="fr" style:country-asian="FR"/>
    </style:style>
    <style:style style:name="T3945" style:parent-style-name="Policepardéfaut" style:family="text">
      <style:text-properties style:language-asian="fr" style:country-asian="FR"/>
    </style:style>
    <style:style style:name="T3946" style:parent-style-name="Policepardéfaut" style:family="text">
      <style:text-properties style:language-asian="fr" style:country-asian="FR"/>
    </style:style>
    <style:style style:name="T3947" style:parent-style-name="Policepardéfaut" style:family="text">
      <style:text-properties style:language-asian="fr" style:country-asian="FR"/>
    </style:style>
    <style:style style:name="T3948" style:parent-style-name="Policepardéfaut" style:family="text">
      <style:text-properties style:language-asian="fr" style:country-asian="FR"/>
    </style:style>
    <style:style style:name="T3949" style:parent-style-name="Policepardéfaut" style:family="text">
      <style:text-properties style:language-asian="fr" style:country-asian="FR"/>
    </style:style>
    <style:style style:name="T3950" style:parent-style-name="Policepardéfaut" style:family="text">
      <style:text-properties style:language-asian="fr" style:country-asian="FR"/>
    </style:style>
    <style:style style:name="T3951" style:parent-style-name="Policepardéfaut" style:family="text">
      <style:text-properties style:language-asian="fr" style:country-asian="FR"/>
    </style:style>
    <style:style style:name="T3952" style:parent-style-name="Policepardéfaut" style:family="text">
      <style:text-properties style:language-asian="fr" style:country-asian="FR"/>
    </style:style>
    <style:style style:name="T3953" style:parent-style-name="Policepardéfaut" style:family="text">
      <style:text-properties style:language-asian="fr" style:country-asian="FR"/>
    </style:style>
    <style:style style:name="T3954" style:parent-style-name="Policepardéfaut" style:family="text">
      <style:text-properties style:language-asian="fr" style:country-asian="FR"/>
    </style:style>
    <style:style style:name="T3955" style:parent-style-name="Policepardéfaut" style:family="text">
      <style:text-properties style:language-asian="fr" style:country-asian="FR"/>
    </style:style>
    <style:style style:name="T3956" style:parent-style-name="Policepardéfaut" style:family="text">
      <style:text-properties style:language-asian="fr" style:country-asian="FR"/>
    </style:style>
    <style:style style:name="T3957" style:parent-style-name="Policepardéfaut" style:family="text">
      <style:text-properties style:language-asian="fr" style:country-asian="FR"/>
    </style:style>
    <style:style style:name="T3958" style:parent-style-name="Policepardéfaut" style:family="text">
      <style:text-properties style:font-size-complex="12pt" style:language-asian="fr" style:country-asian="FR"/>
    </style:style>
    <style:style style:name="T3959" style:parent-style-name="Policepardéfaut" style:family="text">
      <style:text-properties style:language-asian="fr" style:country-asian="FR"/>
    </style:style>
    <style:style style:name="T3960" style:parent-style-name="Policepardéfaut" style:family="text">
      <style:text-properties style:language-asian="fr" style:country-asian="FR"/>
    </style:style>
    <style:style style:name="T3961" style:parent-style-name="Policepardéfaut" style:family="text">
      <style:text-properties style:language-asian="fr" style:country-asian="FR"/>
    </style:style>
    <style:style style:name="T3962" style:parent-style-name="Policepardéfaut" style:family="text">
      <style:text-properties style:language-asian="fr" style:country-asian="FR"/>
    </style:style>
    <style:style style:name="T3963" style:parent-style-name="Policepardéfaut" style:family="text">
      <style:text-properties style:language-asian="fr" style:country-asian="FR"/>
    </style:style>
    <style:style style:name="T3964" style:parent-style-name="Policepardéfaut" style:family="text">
      <style:text-properties style:language-asian="fr" style:country-asian="FR"/>
    </style:style>
    <style:style style:name="T3965" style:parent-style-name="Policepardéfaut" style:family="text">
      <style:text-properties style:language-asian="fr" style:country-asian="FR"/>
    </style:style>
    <style:style style:name="T3966" style:parent-style-name="Policepardéfaut" style:family="text">
      <style:text-properties style:language-asian="fr" style:country-asian="FR"/>
    </style:style>
    <style:style style:name="T3967" style:parent-style-name="Policepardéfaut" style:family="text">
      <style:text-properties style:language-asian="fr" style:country-asian="FR"/>
    </style:style>
    <style:style style:name="T3968" style:parent-style-name="Policepardéfaut" style:family="text">
      <style:text-properties style:language-asian="fr" style:country-asian="FR"/>
    </style:style>
    <style:style style:name="T3969" style:parent-style-name="Policepardéfaut" style:family="text">
      <style:text-properties style:language-asian="fr" style:country-asian="FR"/>
    </style:style>
    <style:style style:name="T3970" style:parent-style-name="Policepardéfaut" style:family="text">
      <style:text-properties style:language-asian="fr" style:country-asian="FR"/>
    </style:style>
    <style:style style:name="T3971" style:parent-style-name="Policepardéfaut" style:family="text">
      <style:text-properties style:language-asian="fr" style:country-asian="FR"/>
    </style:style>
    <style:style style:name="T3972" style:parent-style-name="Policepardéfaut" style:family="text">
      <style:text-properties style:language-asian="fr" style:country-asian="FR"/>
    </style:style>
    <style:style style:name="T3973" style:parent-style-name="Policepardéfaut" style:family="text">
      <style:text-properties style:language-asian="fr" style:country-asian="FR"/>
    </style:style>
    <style:style style:name="T3974" style:parent-style-name="Policepardéfaut" style:family="text">
      <style:text-properties style:language-asian="fr" style:country-asian="FR"/>
    </style:style>
    <style:style style:name="T3975" style:parent-style-name="Policepardéfaut" style:family="text">
      <style:text-properties style:language-asian="fr" style:country-asian="FR"/>
    </style:style>
    <style:style style:name="T3976" style:parent-style-name="Policepardéfaut" style:family="text">
      <style:text-properties style:language-asian="fr" style:country-asian="FR"/>
    </style:style>
    <style:style style:name="T3977" style:parent-style-name="Policepardéfaut" style:family="text">
      <style:text-properties style:language-asian="fr" style:country-asian="FR"/>
    </style:style>
    <style:style style:name="T3978" style:parent-style-name="Policepardéfaut" style:family="text">
      <style:text-properties style:language-asian="fr" style:country-asian="FR"/>
    </style:style>
    <style:style style:name="T3979" style:parent-style-name="Policepardéfaut" style:family="text">
      <style:text-properties style:language-asian="fr" style:country-asian="FR"/>
    </style:style>
    <style:style style:name="T3980" style:parent-style-name="Policepardéfaut" style:family="text">
      <style:text-properties style:language-asian="fr" style:country-asian="FR"/>
    </style:style>
    <style:style style:name="T3981" style:parent-style-name="Policepardéfaut" style:family="text">
      <style:text-properties style:language-asian="fr" style:country-asian="FR"/>
    </style:style>
    <style:style style:name="T3982" style:parent-style-name="Policepardéfaut" style:family="text">
      <style:text-properties style:language-asian="fr" style:country-asian="FR"/>
    </style:style>
    <style:style style:name="T3983" style:parent-style-name="Policepardéfaut" style:family="text">
      <style:text-properties style:language-asian="fr" style:country-asian="FR"/>
    </style:style>
    <style:style style:name="T3984" style:parent-style-name="Policepardéfaut" style:family="text">
      <style:text-properties style:language-asian="fr" style:country-asian="FR"/>
    </style:style>
    <style:style style:name="T3985" style:parent-style-name="Policepardéfaut" style:family="text">
      <style:text-properties style:language-asian="fr" style:country-asian="FR"/>
    </style:style>
    <style:style style:name="T3986" style:parent-style-name="Policepardéfaut" style:family="text">
      <style:text-properties style:language-asian="fr" style:country-asian="FR"/>
    </style:style>
    <style:style style:name="T3987" style:parent-style-name="Policepardéfaut" style:family="text">
      <style:text-properties style:language-asian="fr" style:country-asian="FR"/>
    </style:style>
    <style:style style:name="T3988" style:parent-style-name="Policepardéfaut" style:family="text">
      <style:text-properties style:language-asian="fr" style:country-asian="FR"/>
    </style:style>
    <style:style style:name="T3989" style:parent-style-name="Policepardéfaut" style:family="text">
      <style:text-properties style:language-asian="fr" style:country-asian="FR"/>
    </style:style>
    <style:style style:name="T3990" style:parent-style-name="Policepardéfaut" style:family="text">
      <style:text-properties style:language-asian="fr" style:country-asian="FR"/>
    </style:style>
    <style:style style:name="T3991" style:parent-style-name="Policepardéfaut" style:family="text">
      <style:text-properties style:language-asian="fr" style:country-asian="FR"/>
    </style:style>
    <style:style style:name="T3992" style:parent-style-name="Policepardéfaut" style:family="text">
      <style:text-properties style:language-asian="fr" style:country-asian="FR"/>
    </style:style>
    <style:style style:name="T3993" style:parent-style-name="Policepardéfaut" style:family="text">
      <style:text-properties style:language-asian="fr" style:country-asian="FR"/>
    </style:style>
    <style:style style:name="T3994" style:parent-style-name="Policepardéfaut" style:family="text">
      <style:text-properties style:language-asian="fr" style:country-asian="FR"/>
    </style:style>
    <style:style style:name="T3995" style:parent-style-name="Policepardéfaut" style:family="text">
      <style:text-properties style:language-asian="fr" style:country-asian="FR"/>
    </style:style>
    <style:style style:name="T3996" style:parent-style-name="Policepardéfaut" style:family="text">
      <style:text-properties style:language-asian="fr" style:country-asian="FR"/>
    </style:style>
    <style:style style:name="T3997" style:parent-style-name="Policepardéfaut" style:family="text">
      <style:text-properties style:language-asian="fr" style:country-asian="FR"/>
    </style:style>
    <style:style style:name="T3998" style:parent-style-name="Policepardéfaut" style:family="text">
      <style:text-properties style:language-asian="fr" style:country-asian="FR"/>
    </style:style>
    <style:style style:name="T3999" style:parent-style-name="Policepardéfaut" style:family="text">
      <style:text-properties style:language-asian="fr" style:country-asian="FR"/>
    </style:style>
    <style:style style:name="T4000" style:parent-style-name="Policepardéfaut" style:family="text">
      <style:text-properties style:language-asian="fr" style:country-asian="FR"/>
    </style:style>
    <style:style style:name="T4001" style:parent-style-name="Policepardéfaut" style:family="text">
      <style:text-properties style:font-style-complex="italic" style:language-asian="fr" style:country-asian="FR"/>
    </style:style>
    <style:style style:name="T4002" style:parent-style-name="Policepardéfaut" style:family="text">
      <style:text-properties style:language-asian="fr" style:country-asian="FR"/>
    </style:style>
    <style:style style:name="T4003" style:parent-style-name="Policepardéfaut" style:family="text">
      <style:text-properties style:language-asian="fr" style:country-asian="FR"/>
    </style:style>
    <style:style style:name="T4004" style:parent-style-name="Policepardéfaut" style:family="text">
      <style:text-properties style:language-asian="fr" style:country-asian="FR"/>
    </style:style>
    <style:style style:name="T4005" style:parent-style-name="Policepardéfaut" style:family="text">
      <style:text-properties style:language-asian="fr" style:country-asian="FR"/>
    </style:style>
    <style:style style:name="T4006" style:parent-style-name="Policepardéfaut" style:family="text">
      <style:text-properties style:language-asian="fr" style:country-asian="FR"/>
    </style:style>
    <style:style style:name="T4007" style:parent-style-name="Policepardéfaut" style:family="text">
      <style:text-properties style:language-asian="fr" style:country-asian="FR"/>
    </style:style>
    <style:style style:name="T4008" style:parent-style-name="Policepardéfaut" style:family="text">
      <style:text-properties style:language-asian="fr" style:country-asian="FR"/>
    </style:style>
    <style:style style:name="T4009" style:parent-style-name="Policepardéfaut" style:family="text">
      <style:text-properties style:language-asian="fr" style:country-asian="FR"/>
    </style:style>
    <style:style style:name="T4010" style:parent-style-name="Policepardéfaut" style:family="text">
      <style:text-properties style:language-asian="fr" style:country-asian="FR"/>
    </style:style>
    <style:style style:name="T4011" style:parent-style-name="Policepardéfaut" style:family="text">
      <style:text-properties style:language-asian="fr" style:country-asian="FR"/>
    </style:style>
    <style:style style:name="T4012" style:parent-style-name="Policepardéfaut" style:family="text">
      <style:text-properties style:language-asian="fr" style:country-asian="FR"/>
    </style:style>
    <style:style style:name="T4013" style:parent-style-name="Policepardéfaut" style:family="text">
      <style:text-properties style:language-asian="fr" style:country-asian="FR"/>
    </style:style>
    <style:style style:name="T4014" style:parent-style-name="Policepardéfaut" style:family="text">
      <style:text-properties style:language-asian="fr" style:country-asian="FR"/>
    </style:style>
    <style:style style:name="T4015" style:parent-style-name="Policepardéfaut" style:family="text">
      <style:text-properties style:language-asian="fr" style:country-asian="FR"/>
    </style:style>
    <style:style style:name="T4016" style:parent-style-name="Policepardéfaut" style:family="text">
      <style:text-properties style:language-asian="fr" style:country-asian="FR"/>
    </style:style>
    <style:style style:name="T4017" style:parent-style-name="Policepardéfaut" style:family="text">
      <style:text-properties style:language-asian="fr" style:country-asian="FR"/>
    </style:style>
    <style:style style:name="T4018" style:parent-style-name="Policepardéfaut" style:family="text">
      <style:text-properties style:language-asian="fr" style:country-asian="FR"/>
    </style:style>
    <style:style style:name="T4019" style:parent-style-name="Policepardéfaut" style:family="text">
      <style:text-properties style:language-asian="fr" style:country-asian="FR"/>
    </style:style>
    <style:style style:name="T4020" style:parent-style-name="Policepardéfaut" style:family="text">
      <style:text-properties style:language-asian="fr" style:country-asian="FR"/>
    </style:style>
    <style:style style:name="T4021" style:parent-style-name="Policepardéfaut" style:family="text">
      <style:text-properties style:language-asian="fr" style:country-asian="FR"/>
    </style:style>
    <style:style style:name="T4022" style:parent-style-name="Policepardéfaut" style:family="text">
      <style:text-properties style:language-asian="fr" style:country-asian="FR"/>
    </style:style>
    <style:style style:name="T4023" style:parent-style-name="Policepardéfaut" style:family="text">
      <style:text-properties style:language-asian="fr" style:country-asian="FR"/>
    </style:style>
    <style:style style:name="T4024" style:parent-style-name="Policepardéfaut" style:family="text">
      <style:text-properties style:language-asian="fr" style:country-asian="FR"/>
    </style:style>
    <style:style style:name="T4025" style:parent-style-name="Policepardéfaut" style:family="text">
      <style:text-properties style:language-asian="fr" style:country-asian="FR"/>
    </style:style>
    <style:style style:name="T4026" style:parent-style-name="Policepardéfaut" style:family="text">
      <style:text-properties style:language-asian="fr" style:country-asian="FR"/>
    </style:style>
    <style:style style:name="T4027" style:parent-style-name="Policepardéfaut" style:family="text">
      <style:text-properties style:language-asian="fr" style:country-asian="FR"/>
    </style:style>
    <style:style style:name="T4028" style:parent-style-name="Policepardéfaut" style:family="text">
      <style:text-properties style:language-asian="fr" style:country-asian="FR"/>
    </style:style>
    <style:style style:name="T4029" style:parent-style-name="Policepardéfaut" style:family="text">
      <style:text-properties style:language-asian="fr" style:country-asian="FR"/>
    </style:style>
    <style:style style:name="T4030" style:parent-style-name="Policepardéfaut" style:family="text">
      <style:text-properties style:language-asian="fr" style:country-asian="FR"/>
    </style:style>
    <style:style style:name="T4031" style:parent-style-name="Policepardéfaut" style:family="text">
      <style:text-properties style:language-asian="fr" style:country-asian="FR"/>
    </style:style>
    <style:style style:name="T4032" style:parent-style-name="Policepardéfaut" style:family="text">
      <style:text-properties style:language-asian="fr" style:country-asian="FR"/>
    </style:style>
    <style:style style:name="T4033" style:parent-style-name="Policepardéfaut" style:family="text">
      <style:text-properties style:language-asian="fr" style:country-asian="FR"/>
    </style:style>
    <style:style style:name="T4034" style:parent-style-name="Policepardéfaut" style:family="text">
      <style:text-properties style:language-asian="fr" style:country-asian="FR"/>
    </style:style>
    <style:style style:name="T4035" style:parent-style-name="Policepardéfaut" style:family="text">
      <style:text-properties style:language-asian="fr" style:country-asian="FR"/>
    </style:style>
    <style:style style:name="T4036" style:parent-style-name="Policepardéfaut" style:family="text">
      <style:text-properties style:language-asian="fr" style:country-asian="FR"/>
    </style:style>
    <style:style style:name="T4037" style:parent-style-name="Policepardéfaut" style:family="text">
      <style:text-properties style:language-asian="fr" style:country-asian="FR"/>
    </style:style>
    <style:style style:name="T4038" style:parent-style-name="Policepardéfaut" style:family="text">
      <style:text-properties style:language-asian="fr" style:country-asian="FR"/>
    </style:style>
    <style:style style:name="T4039" style:parent-style-name="Policepardéfaut" style:family="text">
      <style:text-properties style:language-asian="fr" style:country-asian="FR"/>
    </style:style>
    <style:style style:name="T4040" style:parent-style-name="Policepardéfaut" style:family="text">
      <style:text-properties style:language-asian="fr" style:country-asian="FR"/>
    </style:style>
    <style:style style:name="T4041" style:parent-style-name="Policepardéfaut" style:family="text">
      <style:text-properties style:language-asian="fr" style:country-asian="FR"/>
    </style:style>
    <style:style style:name="T4042" style:parent-style-name="Policepardéfaut" style:family="text">
      <style:text-properties style:language-asian="fr" style:country-asian="FR"/>
    </style:style>
    <style:style style:name="T4043" style:parent-style-name="Policepardéfaut" style:family="text">
      <style:text-properties style:language-asian="fr" style:country-asian="FR"/>
    </style:style>
    <style:style style:name="T4044" style:parent-style-name="Policepardéfaut" style:family="text">
      <style:text-properties style:language-asian="fr" style:country-asian="FR"/>
    </style:style>
    <style:style style:name="T4045" style:parent-style-name="Policepardéfaut" style:family="text">
      <style:text-properties style:language-asian="fr" style:country-asian="FR"/>
    </style:style>
    <style:style style:name="T4046" style:parent-style-name="Policepardéfaut" style:family="text">
      <style:text-properties style:language-asian="fr" style:country-asian="FR"/>
    </style:style>
    <style:style style:name="T4047" style:parent-style-name="Policepardéfaut" style:family="text">
      <style:text-properties style:language-asian="fr" style:country-asian="FR"/>
    </style:style>
    <style:style style:name="T4048" style:parent-style-name="Policepardéfaut" style:family="text">
      <style:text-properties style:language-asian="fr" style:country-asian="FR"/>
    </style:style>
    <style:style style:name="T4049" style:parent-style-name="Policepardéfaut" style:family="text">
      <style:text-properties style:language-asian="fr" style:country-asian="FR"/>
    </style:style>
    <style:style style:name="T4050" style:parent-style-name="Policepardéfaut" style:family="text">
      <style:text-properties style:language-asian="fr" style:country-asian="FR"/>
    </style:style>
    <style:style style:name="T4051" style:parent-style-name="Policepardéfaut" style:family="text">
      <style:text-properties style:language-asian="fr" style:country-asian="FR"/>
    </style:style>
    <style:style style:name="T4052" style:parent-style-name="Policepardéfaut" style:family="text">
      <style:text-properties style:language-asian="fr" style:country-asian="FR"/>
    </style:style>
    <style:style style:name="T4053" style:parent-style-name="Policepardéfaut" style:family="text">
      <style:text-properties style:language-asian="fr" style:country-asian="FR"/>
    </style:style>
    <style:style style:name="T4054" style:parent-style-name="Policepardéfaut" style:family="text">
      <style:text-properties style:language-asian="fr" style:country-asian="FR"/>
    </style:style>
    <style:style style:name="T4055" style:parent-style-name="Policepardéfaut" style:family="text">
      <style:text-properties style:language-asian="fr" style:country-asian="FR"/>
    </style:style>
    <style:style style:name="T4056" style:parent-style-name="Policepardéfaut" style:family="text">
      <style:text-properties style:language-asian="fr" style:country-asian="FR"/>
    </style:style>
    <style:style style:name="T4057" style:parent-style-name="Policepardéfaut" style:family="text">
      <style:text-properties style:language-asian="fr" style:country-asian="FR"/>
    </style:style>
    <style:style style:name="T4058" style:parent-style-name="Policepardéfaut" style:family="text">
      <style:text-properties style:font-style-complex="italic" style:language-asian="fr" style:country-asian="FR"/>
    </style:style>
    <style:style style:name="T4059" style:parent-style-name="Policepardéfaut" style:family="text">
      <style:text-properties style:font-style-complex="italic" style:language-asian="fr" style:country-asian="FR"/>
    </style:style>
    <style:style style:name="T4060" style:parent-style-name="Policepardéfaut" style:family="text">
      <style:text-properties style:language-asian="fr" style:country-asian="FR"/>
    </style:style>
    <style:style style:name="T4061" style:parent-style-name="Policepardéfaut" style:family="text">
      <style:text-properties style:font-size-complex="12pt" style:language-asian="fr" style:country-asian="FR"/>
    </style:style>
    <style:style style:name="T4062" style:parent-style-name="Policepardéfaut" style:family="text">
      <style:text-properties style:language-asian="fr" style:country-asian="FR"/>
    </style:style>
    <style:style style:name="T4063" style:parent-style-name="Policepardéfaut" style:family="text">
      <style:text-properties style:font-style-complex="italic" style:language-asian="fr" style:country-asian="FR"/>
    </style:style>
    <style:style style:name="T4064" style:parent-style-name="Policepardéfaut" style:family="text">
      <style:text-properties style:font-size-complex="12pt" style:language-asian="fr" style:country-asian="FR"/>
    </style:style>
    <style:style style:name="T4065" style:parent-style-name="Policepardéfaut" style:family="text">
      <style:text-properties style:language-asian="fr" style:country-asian="FR"/>
    </style:style>
    <style:style style:name="T4066" style:parent-style-name="Policepardéfaut" style:family="text">
      <style:text-properties style:language-asian="fr" style:country-asian="FR"/>
    </style:style>
    <style:style style:name="T4067" style:parent-style-name="Policepardéfaut" style:family="text">
      <style:text-properties style:language-asian="fr" style:country-asian="FR"/>
    </style:style>
    <style:style style:name="T4068" style:parent-style-name="Policepardéfaut" style:family="text">
      <style:text-properties style:language-asian="fr" style:country-asian="FR"/>
    </style:style>
    <style:style style:name="T4069" style:parent-style-name="quote.c" style:family="text">
      <style:text-properties fo:font-style="italic" style:font-style-asian="italic"/>
    </style:style>
    <style:style style:name="T4070" style:parent-style-name="quote.c" style:family="text">
      <style:text-properties fo:font-variant="small-caps"/>
    </style:style>
    <style:style style:name="T4071" style:parent-style-name="quote.c" style:family="text">
      <style:text-properties style:text-position="super 66.6%"/>
    </style:style>
    <style:style style:name="T4072" style:parent-style-name="Policepardéfaut" style:family="text">
      <style:text-properties style:language-asian="fr" style:country-asian="FR"/>
    </style:style>
    <style:style style:name="T4073" style:parent-style-name="Policepardéfaut" style:family="text">
      <style:text-properties style:language-asian="fr" style:country-asian="FR"/>
    </style:style>
    <style:style style:name="T4074" style:parent-style-name="Policepardéfaut" style:family="text">
      <style:text-properties style:language-asian="fr" style:country-asian="FR"/>
    </style:style>
    <style:style style:name="T4075" style:parent-style-name="Policepardéfaut" style:family="text">
      <style:text-properties style:language-asian="fr" style:country-asian="FR"/>
    </style:style>
    <style:style style:name="T4076" style:parent-style-name="Policepardéfaut" style:family="text">
      <style:text-properties style:language-asian="fr" style:country-asian="FR"/>
    </style:style>
    <style:style style:name="T4077" style:parent-style-name="Policepardéfaut" style:family="text">
      <style:text-properties style:language-asian="fr" style:country-asian="FR"/>
    </style:style>
    <style:style style:name="T4078" style:parent-style-name="Policepardéfaut" style:family="text">
      <style:text-properties style:language-asian="fr" style:country-asian="FR"/>
    </style:style>
    <style:style style:name="T4079" style:parent-style-name="Policepardéfaut" style:family="text">
      <style:text-properties style:language-asian="fr" style:country-asian="FR"/>
    </style:style>
    <style:style style:name="T4080" style:parent-style-name="Policepardéfaut" style:family="text">
      <style:text-properties style:language-asian="fr" style:country-asian="FR"/>
    </style:style>
    <style:style style:name="T4081" style:parent-style-name="Policepardéfaut" style:family="text">
      <style:text-properties style:text-position="super 66.6%" style:language-asian="fr" style:country-asian="FR"/>
    </style:style>
    <style:style style:name="T4082" style:parent-style-name="Policepardéfaut" style:family="text">
      <style:text-properties style:language-asian="fr" style:country-asian="FR"/>
    </style:style>
    <style:style style:name="T4083" style:parent-style-name="Policepardéfaut" style:family="text">
      <style:text-properties style:language-asian="fr" style:country-asian="FR"/>
    </style:style>
    <style:style style:name="T4084" style:parent-style-name="Policepardéfaut" style:family="text">
      <style:text-properties style:language-asian="fr" style:country-asian="FR"/>
    </style:style>
    <style:style style:name="T4085" style:parent-style-name="Policepardéfaut" style:family="text">
      <style:text-properties style:language-asian="fr" style:country-asian="FR"/>
    </style:style>
    <style:style style:name="T4086" style:parent-style-name="Policepardéfaut" style:family="text">
      <style:text-properties style:language-asian="fr" style:country-asian="FR"/>
    </style:style>
    <style:style style:name="T4087" style:parent-style-name="Policepardéfaut" style:family="text">
      <style:text-properties style:language-asian="fr" style:country-asian="FR"/>
    </style:style>
    <style:style style:name="T4088" style:parent-style-name="Policepardéfaut" style:family="text">
      <style:text-properties style:language-asian="fr" style:country-asian="FR"/>
    </style:style>
    <style:style style:name="T4089" style:parent-style-name="Policepardéfaut" style:family="text">
      <style:text-properties style:language-asian="fr" style:country-asian="FR"/>
    </style:style>
    <style:style style:name="T4090" style:parent-style-name="Policepardéfaut" style:family="text">
      <style:text-properties style:language-asian="fr" style:country-asian="FR"/>
    </style:style>
    <style:style style:name="T4091" style:parent-style-name="Policepardéfaut" style:family="text">
      <style:text-properties style:language-asian="fr" style:country-asian="FR"/>
    </style:style>
    <style:style style:name="T4092" style:parent-style-name="Policepardéfaut" style:family="text">
      <style:text-properties style:language-asian="fr" style:country-asian="FR"/>
    </style:style>
    <style:style style:name="T4093" style:parent-style-name="Policepardéfaut" style:family="text">
      <style:text-properties style:language-asian="fr" style:country-asian="FR"/>
    </style:style>
    <style:style style:name="T4094" style:parent-style-name="Policepardéfaut" style:family="text">
      <style:text-properties style:language-asian="fr" style:country-asian="FR"/>
    </style:style>
    <style:style style:name="T4095" style:parent-style-name="Policepardéfaut" style:family="text">
      <style:text-properties style:language-asian="fr" style:country-asian="FR"/>
    </style:style>
    <style:style style:name="T4096" style:parent-style-name="Policepardéfaut" style:family="text">
      <style:text-properties style:language-asian="fr" style:country-asian="FR"/>
    </style:style>
    <style:style style:name="T4097" style:parent-style-name="Policepardéfaut" style:family="text">
      <style:text-properties style:language-asian="fr" style:country-asian="FR"/>
    </style:style>
    <style:style style:name="T4098" style:parent-style-name="Policepardéfaut" style:family="text">
      <style:text-properties style:language-asian="fr" style:country-asian="FR"/>
    </style:style>
    <style:style style:name="T4099" style:parent-style-name="Policepardéfaut" style:family="text">
      <style:text-properties style:language-asian="fr" style:country-asian="FR"/>
    </style:style>
    <style:style style:name="T4100" style:parent-style-name="Policepardéfaut" style:family="text">
      <style:text-properties style:language-asian="fr" style:country-asian="FR"/>
    </style:style>
    <style:style style:name="T4101" style:parent-style-name="Policepardéfaut" style:family="text">
      <style:text-properties style:language-asian="fr" style:country-asian="FR"/>
    </style:style>
    <style:style style:name="T4102" style:parent-style-name="Policepardéfaut" style:family="text">
      <style:text-properties style:language-asian="fr" style:country-asian="FR"/>
    </style:style>
    <style:style style:name="T4103" style:parent-style-name="Policepardéfaut" style:family="text">
      <style:text-properties style:language-asian="fr" style:country-asian="FR"/>
    </style:style>
    <style:style style:name="T4104" style:parent-style-name="Policepardéfaut" style:family="text">
      <style:text-properties style:language-asian="fr" style:country-asian="FR"/>
    </style:style>
    <style:style style:name="T4105" style:parent-style-name="Policepardéfaut" style:family="text">
      <style:text-properties style:language-asian="fr" style:country-asian="FR"/>
    </style:style>
    <style:style style:name="T4106" style:parent-style-name="Policepardéfaut" style:family="text">
      <style:text-properties fo:font-style="italic" style:font-style-asian="italic" style:font-style-complex="italic" style:language-asian="fr" style:country-asian="FR"/>
    </style:style>
    <style:style style:name="T4107" style:parent-style-name="Policepardéfaut" style:family="text">
      <style:text-properties style:font-style-complex="italic" style:language-asian="fr" style:country-asian="FR"/>
    </style:style>
    <style:style style:name="T4108" style:parent-style-name="Policepardéfaut" style:family="text">
      <style:text-properties style:language-asian="fr" style:country-asian="FR"/>
    </style:style>
    <style:style style:name="T4109" style:parent-style-name="Policepardéfaut" style:family="text">
      <style:text-properties style:language-asian="fr" style:country-asian="FR"/>
    </style:style>
    <style:style style:name="T4110" style:parent-style-name="Policepardéfaut" style:family="text">
      <style:text-properties style:language-asian="fr" style:country-asian="FR"/>
    </style:style>
    <style:style style:name="T4111" style:parent-style-name="Policepardéfaut" style:family="text">
      <style:text-properties style:language-asian="fr" style:country-asian="FR"/>
    </style:style>
    <style:style style:name="T4112" style:parent-style-name="Policepardéfaut" style:family="text">
      <style:text-properties style:language-asian="fr" style:country-asian="FR"/>
    </style:style>
    <style:style style:name="T4113" style:parent-style-name="Policepardéfaut" style:family="text">
      <style:text-properties style:language-asian="fr" style:country-asian="FR"/>
    </style:style>
    <style:style style:name="T4114" style:parent-style-name="Policepardéfaut" style:family="text">
      <style:text-properties style:language-asian="fr" style:country-asian="FR"/>
    </style:style>
    <style:style style:name="T4115" style:parent-style-name="Policepardéfaut" style:family="text">
      <style:text-properties style:language-asian="fr" style:country-asian="FR"/>
    </style:style>
    <style:style style:name="T4116" style:parent-style-name="Policepardéfaut" style:family="text">
      <style:text-properties style:language-asian="fr" style:country-asian="FR"/>
    </style:style>
    <style:style style:name="T4117" style:parent-style-name="Policepardéfaut" style:family="text">
      <style:text-properties style:language-asian="fr" style:country-asian="FR"/>
    </style:style>
    <style:style style:name="T4118" style:parent-style-name="Policepardéfaut" style:family="text">
      <style:text-properties style:language-asian="fr" style:country-asian="FR"/>
    </style:style>
    <style:style style:name="T4119" style:parent-style-name="Policepardéfaut" style:family="text">
      <style:text-properties style:language-asian="fr" style:country-asian="FR"/>
    </style:style>
    <style:style style:name="T4120" style:parent-style-name="Policepardéfaut" style:family="text">
      <style:text-properties style:language-asian="fr" style:country-asian="FR"/>
    </style:style>
    <style:style style:name="T4121" style:parent-style-name="Policepardéfaut" style:family="text">
      <style:text-properties style:language-asian="fr" style:country-asian="FR"/>
    </style:style>
    <style:style style:name="T4122" style:parent-style-name="Policepardéfaut" style:family="text">
      <style:text-properties style:language-asian="fr" style:country-asian="FR"/>
    </style:style>
    <style:style style:name="T4123" style:parent-style-name="Policepardéfaut" style:family="text">
      <style:text-properties style:language-asian="fr" style:country-asian="FR"/>
    </style:style>
    <style:style style:name="T4124" style:parent-style-name="Policepardéfaut" style:family="text">
      <style:text-properties style:language-asian="fr" style:country-asian="FR"/>
    </style:style>
    <style:style style:name="T4125" style:parent-style-name="Policepardéfaut" style:family="text">
      <style:text-properties style:language-asian="fr" style:country-asian="FR"/>
    </style:style>
    <style:style style:name="T4126" style:parent-style-name="Policepardéfaut" style:family="text">
      <style:text-properties style:language-asian="fr" style:country-asian="FR"/>
    </style:style>
    <style:style style:name="T4127" style:parent-style-name="Policepardéfaut" style:family="text">
      <style:text-properties style:language-asian="fr" style:country-asian="FR"/>
    </style:style>
    <style:style style:name="T4128" style:parent-style-name="Policepardéfaut" style:family="text">
      <style:text-properties style:language-asian="fr" style:country-asian="FR"/>
    </style:style>
    <style:style style:name="T4129" style:parent-style-name="Policepardéfaut" style:family="text">
      <style:text-properties style:language-asian="fr" style:country-asian="FR"/>
    </style:style>
    <style:style style:name="T4130" style:parent-style-name="Policepardéfaut" style:family="text">
      <style:text-properties style:language-asian="fr" style:country-asian="FR"/>
    </style:style>
    <style:style style:name="T4131" style:parent-style-name="Policepardéfaut" style:family="text">
      <style:text-properties style:language-asian="fr" style:country-asian="FR"/>
    </style:style>
    <style:style style:name="T4132" style:parent-style-name="Policepardéfaut" style:family="text">
      <style:text-properties style:language-asian="fr" style:country-asian="FR"/>
    </style:style>
    <style:style style:name="T4133" style:parent-style-name="Policepardéfaut" style:family="text">
      <style:text-properties style:language-asian="fr" style:country-asian="FR"/>
    </style:style>
    <style:style style:name="T4134" style:parent-style-name="Policepardéfaut" style:family="text">
      <style:text-properties style:language-asian="fr" style:country-asian="FR"/>
    </style:style>
    <style:style style:name="T4135" style:parent-style-name="Policepardéfaut" style:family="text">
      <style:text-properties style:language-asian="fr" style:country-asian="FR"/>
    </style:style>
    <style:style style:name="T4136" style:parent-style-name="Policepardéfaut" style:family="text">
      <style:text-properties style:language-asian="fr" style:country-asian="FR"/>
    </style:style>
    <style:style style:name="T4137" style:parent-style-name="Policepardéfaut" style:family="text">
      <style:text-properties style:language-asian="fr" style:country-asian="FR"/>
    </style:style>
    <style:style style:name="T4138" style:parent-style-name="Policepardéfaut" style:family="text">
      <style:text-properties style:language-asian="fr" style:country-asian="FR"/>
    </style:style>
    <style:style style:name="T4139" style:parent-style-name="Policepardéfaut" style:family="text">
      <style:text-properties style:language-asian="fr" style:country-asian="FR"/>
    </style:style>
    <style:style style:name="T4140" style:parent-style-name="Policepardéfaut" style:family="text">
      <style:text-properties style:language-asian="fr" style:country-asian="FR"/>
    </style:style>
    <style:style style:name="T4141" style:parent-style-name="Policepardéfaut" style:family="text">
      <style:text-properties style:language-asian="fr" style:country-asian="FR"/>
    </style:style>
    <style:style style:name="T4142" style:parent-style-name="Policepardéfaut" style:family="text">
      <style:text-properties style:language-asian="fr" style:country-asian="FR"/>
    </style:style>
    <style:style style:name="T4143" style:parent-style-name="Policepardéfaut" style:family="text">
      <style:text-properties style:language-asian="fr" style:country-asian="FR"/>
    </style:style>
    <style:style style:name="T4144" style:parent-style-name="Policepardéfaut" style:family="text">
      <style:text-properties style:language-asian="fr" style:country-asian="FR"/>
    </style:style>
    <style:style style:name="T4145" style:parent-style-name="Policepardéfaut" style:family="text">
      <style:text-properties style:language-asian="fr" style:country-asian="FR"/>
    </style:style>
    <style:style style:name="T4146" style:parent-style-name="Policepardéfaut" style:family="text">
      <style:text-properties style:language-asian="fr" style:country-asian="FR"/>
    </style:style>
    <style:style style:name="T4147" style:parent-style-name="Policepardéfaut" style:family="text">
      <style:text-properties style:language-asian="fr" style:country-asian="FR"/>
    </style:style>
    <style:style style:name="T4148" style:parent-style-name="Policepardéfaut" style:family="text">
      <style:text-properties style:language-asian="fr" style:country-asian="FR"/>
    </style:style>
    <style:style style:name="T4149" style:parent-style-name="Policepardéfaut" style:family="text">
      <style:text-properties style:language-asian="fr" style:country-asian="FR"/>
    </style:style>
    <style:style style:name="T4150" style:parent-style-name="Policepardéfaut" style:family="text">
      <style:text-properties style:language-asian="fr" style:country-asian="FR"/>
    </style:style>
    <style:style style:name="T4151" style:parent-style-name="Policepardéfaut" style:family="text">
      <style:text-properties style:language-asian="fr" style:country-asian="FR"/>
    </style:style>
    <style:style style:name="T4152" style:parent-style-name="Policepardéfaut" style:family="text">
      <style:text-properties style:language-asian="fr" style:country-asian="FR"/>
    </style:style>
    <style:style style:name="T4153" style:parent-style-name="Policepardéfaut" style:family="text">
      <style:text-properties style:font-name-complex="Georgia" style:language-asian="fr" style:country-asian="FR"/>
    </style:style>
    <style:style style:name="T4154" style:parent-style-name="Policepardéfaut" style:family="text">
      <style:text-properties style:language-asian="fr" style:country-asian="FR"/>
    </style:style>
    <style:style style:name="T4155" style:parent-style-name="Policepardéfaut" style:family="text">
      <style:text-properties style:font-name-complex="Georgia" style:language-asian="fr" style:country-asian="FR"/>
    </style:style>
    <style:style style:name="T4156" style:parent-style-name="Policepardéfaut" style:family="text">
      <style:text-properties style:font-name-complex="Georgia" style:language-asian="fr" style:country-asian="FR"/>
    </style:style>
    <style:style style:name="T4157" style:parent-style-name="Policepardéfaut" style:family="text">
      <style:text-properties style:language-asian="fr" style:country-asian="FR"/>
    </style:style>
    <style:style style:name="T4158" style:parent-style-name="Policepardéfaut" style:family="text">
      <style:text-properties style:language-asian="fr" style:country-asian="FR"/>
    </style:style>
    <style:style style:name="T4159" style:parent-style-name="Policepardéfaut" style:family="text">
      <style:text-properties style:language-asian="fr" style:country-asian="FR"/>
    </style:style>
    <style:style style:name="T4160" style:parent-style-name="Policepardéfaut" style:family="text">
      <style:text-properties style:language-asian="fr" style:country-asian="FR"/>
    </style:style>
    <style:style style:name="T4161" style:parent-style-name="Policepardéfaut" style:family="text">
      <style:text-properties style:language-asian="fr" style:country-asian="FR"/>
    </style:style>
    <style:style style:name="T4162" style:parent-style-name="Policepardéfaut" style:family="text">
      <style:text-properties style:language-asian="fr" style:country-asian="FR"/>
    </style:style>
    <style:style style:name="T4163" style:parent-style-name="Policepardéfaut" style:family="text">
      <style:text-properties style:language-asian="fr" style:country-asian="FR"/>
    </style:style>
    <style:style style:name="T4164" style:parent-style-name="Policepardéfaut" style:family="text">
      <style:text-properties style:language-asian="fr" style:country-asian="FR"/>
    </style:style>
    <style:style style:name="T4165" style:parent-style-name="Policepardéfaut" style:family="text">
      <style:text-properties style:language-asian="fr" style:country-asian="FR"/>
    </style:style>
    <style:style style:name="T4166" style:parent-style-name="Policepardéfaut" style:family="text">
      <style:text-properties style:language-asian="fr" style:country-asian="FR"/>
    </style:style>
    <style:style style:name="T4167" style:parent-style-name="Policepardéfaut" style:family="text">
      <style:text-properties style:language-asian="fr" style:country-asian="FR"/>
    </style:style>
    <style:style style:name="T4168" style:parent-style-name="Policepardéfaut" style:family="text">
      <style:text-properties style:font-size-complex="12pt" style:language-asian="fr" style:country-asian="FR"/>
    </style:style>
    <style:style style:name="T4169" style:parent-style-name="Policepardéfaut" style:family="text">
      <style:text-properties style:font-size-complex="12pt" style:language-asian="fr" style:country-asian="FR"/>
    </style:style>
    <style:style style:name="T4170" style:parent-style-name="Policepardéfaut" style:family="text">
      <style:text-properties style:font-size-complex="12pt" style:language-asian="fr" style:country-asian="FR"/>
    </style:style>
    <style:style style:name="T4171" style:parent-style-name="Policepardéfaut" style:family="text">
      <style:text-properties style:font-size-complex="12pt" style:language-asian="fr" style:country-asian="FR"/>
    </style:style>
    <style:style style:name="T4172" style:parent-style-name="Policepardéfaut" style:family="text">
      <style:text-properties style:font-size-complex="12pt" style:language-asian="fr" style:country-asian="FR"/>
    </style:style>
    <style:style style:name="T4173" style:parent-style-name="Policepardéfaut" style:family="text">
      <style:text-properties style:font-size-complex="12pt" style:language-asian="fr" style:country-asian="FR"/>
    </style:style>
    <style:style style:name="T4174" style:parent-style-name="Policepardéfaut" style:family="text">
      <style:text-properties style:font-size-complex="12pt" style:language-asian="fr" style:country-asian="FR"/>
    </style:style>
    <style:style style:name="T4175" style:parent-style-name="Policepardéfaut" style:family="text">
      <style:text-properties style:text-position="super 66.6%" style:font-size-complex="12pt" style:language-asian="fr" style:country-asian="FR"/>
    </style:style>
    <style:style style:name="T4176" style:parent-style-name="Policepardéfaut" style:family="text">
      <style:text-properties style:font-size-complex="12pt" style:language-asian="fr" style:country-asian="FR"/>
    </style:style>
    <style:style style:name="T4177" style:parent-style-name="Policepardéfaut" style:family="text">
      <style:text-properties style:font-size-complex="12pt" style:language-asian="fr" style:country-asian="FR"/>
    </style:style>
    <style:style style:name="T4178" style:parent-style-name="Policepardéfaut" style:family="text">
      <style:text-properties style:font-size-complex="12pt" style:language-asian="fr" style:country-asian="FR"/>
    </style:style>
    <style:style style:name="T4179" style:parent-style-name="Policepardéfaut" style:family="text">
      <style:text-properties style:font-size-complex="12pt" style:language-asian="fr" style:country-asian="FR"/>
    </style:style>
    <style:style style:name="T4180" style:parent-style-name="Policepardéfaut" style:family="text">
      <style:text-properties style:font-size-complex="12pt" style:language-asian="fr" style:country-asian="FR"/>
    </style:style>
    <style:style style:name="T4181" style:parent-style-name="Policepardéfaut" style:family="text">
      <style:text-properties style:font-size-complex="12pt" style:language-asian="fr" style:country-asian="FR"/>
    </style:style>
    <style:style style:name="T4182" style:parent-style-name="Policepardéfaut" style:family="text">
      <style:text-properties style:font-size-complex="12pt" style:language-asian="fr" style:country-asian="FR"/>
    </style:style>
    <style:style style:name="T4183" style:parent-style-name="Policepardéfaut" style:family="text">
      <style:text-properties style:font-size-complex="12pt" style:language-asian="fr" style:country-asian="FR"/>
    </style:style>
    <style:style style:name="T4184" style:parent-style-name="Policepardéfaut" style:family="text">
      <style:text-properties style:font-size-complex="12pt" style:language-asian="fr" style:country-asian="FR"/>
    </style:style>
    <style:style style:name="T4185" style:parent-style-name="Policepardéfaut" style:family="text">
      <style:text-properties style:font-size-complex="12pt" style:language-asian="fr" style:country-asian="FR"/>
    </style:style>
    <style:style style:name="T4186" style:parent-style-name="Policepardéfaut" style:family="text">
      <style:text-properties style:font-size-complex="12pt" style:language-asian="fr" style:country-asian="FR"/>
    </style:style>
    <style:style style:name="T4187" style:parent-style-name="Policepardéfaut" style:family="text">
      <style:text-properties style:font-size-complex="12pt" style:language-asian="fr" style:country-asian="FR"/>
    </style:style>
    <style:style style:name="T4188" style:parent-style-name="Policepardéfaut" style:family="text">
      <style:text-properties style:font-size-complex="12pt" style:language-asian="fr" style:country-asian="FR"/>
    </style:style>
    <style:style style:name="T4189" style:parent-style-name="Policepardéfaut" style:family="text">
      <style:text-properties style:font-size-complex="12pt" style:language-asian="fr" style:country-asian="FR"/>
    </style:style>
    <style:style style:name="T4190" style:parent-style-name="Policepardéfaut" style:family="text">
      <style:text-properties style:font-size-complex="12pt" style:language-asian="fr" style:country-asian="FR"/>
    </style:style>
    <style:style style:name="T4191" style:parent-style-name="Policepardéfaut" style:family="text">
      <style:text-properties style:font-style-complex="italic" style:font-size-complex="12pt" style:language-asian="fr" style:country-asian="FR"/>
    </style:style>
    <style:style style:name="T4192" style:parent-style-name="Policepardéfaut" style:family="text">
      <style:text-properties style:font-size-complex="12pt" style:language-asian="fr" style:country-asian="FR"/>
    </style:style>
    <style:style style:name="T4193" style:parent-style-name="Policepardéfaut" style:family="text">
      <style:text-properties style:font-size-complex="12pt" style:language-asian="fr" style:country-asian="FR"/>
    </style:style>
    <style:style style:name="T4194" style:parent-style-name="Policepardéfaut" style:family="text">
      <style:text-properties style:font-size-complex="12pt" style:language-asian="fr" style:country-asian="FR"/>
    </style:style>
    <style:style style:name="T4195" style:parent-style-name="Policepardéfaut" style:family="text">
      <style:text-properties style:font-size-complex="12pt" style:language-asian="fr" style:country-asian="FR"/>
    </style:style>
    <style:style style:name="T4196" style:parent-style-name="Policepardéfaut" style:family="text">
      <style:text-properties style:font-size-complex="12pt" style:language-asian="fr" style:country-asian="FR"/>
    </style:style>
    <style:style style:name="T4197" style:parent-style-name="Policepardéfaut" style:family="text">
      <style:text-properties style:font-size-complex="12pt" style:language-asian="fr" style:country-asian="FR"/>
    </style:style>
    <style:style style:name="T4198" style:parent-style-name="Policepardéfaut" style:family="text">
      <style:text-properties style:font-size-complex="12pt" style:language-asian="fr" style:country-asian="FR"/>
    </style:style>
    <style:style style:name="T4199" style:parent-style-name="Policepardéfaut" style:family="text">
      <style:text-properties style:font-size-complex="12pt" style:language-asian="fr" style:country-asian="FR"/>
    </style:style>
    <style:style style:name="T4200" style:parent-style-name="Policepardéfaut" style:family="text">
      <style:text-properties style:font-size-complex="12pt" style:language-asian="fr" style:country-asian="FR"/>
    </style:style>
    <style:style style:name="T4201" style:parent-style-name="Policepardéfaut" style:family="text">
      <style:text-properties style:font-size-complex="12pt" style:language-asian="fr" style:country-asian="FR"/>
    </style:style>
    <style:style style:name="T4202" style:parent-style-name="Policepardéfaut" style:family="text">
      <style:text-properties style:font-size-complex="12pt" style:language-asian="fr" style:country-asian="FR"/>
    </style:style>
    <style:style style:name="T4203" style:parent-style-name="Policepardéfaut" style:family="text">
      <style:text-properties style:font-size-complex="12pt" style:language-asian="fr" style:country-asian="FR"/>
    </style:style>
    <style:style style:name="T4204" style:parent-style-name="Policepardéfaut" style:family="text">
      <style:text-properties style:font-size-complex="12pt" style:language-asian="fr" style:country-asian="FR"/>
    </style:style>
    <style:style style:name="T4205" style:parent-style-name="Policepardéfaut" style:family="text">
      <style:text-properties style:font-size-complex="12pt" style:language-asian="fr" style:country-asian="FR"/>
    </style:style>
    <style:style style:name="T4206" style:parent-style-name="Policepardéfaut" style:family="text">
      <style:text-properties style:font-size-complex="12pt" style:language-asian="fr" style:country-asian="FR"/>
    </style:style>
    <style:style style:name="T4207" style:parent-style-name="Policepardéfaut" style:family="text">
      <style:text-properties style:font-size-complex="12pt" style:language-asian="fr" style:country-asian="FR"/>
    </style:style>
    <style:style style:name="T4208" style:parent-style-name="Policepardéfaut" style:family="text">
      <style:text-properties style:font-size-complex="12pt" style:language-asian="fr" style:country-asian="FR"/>
    </style:style>
    <style:style style:name="T4209" style:parent-style-name="Policepardéfaut" style:family="text">
      <style:text-properties style:font-size-complex="12pt" style:language-asian="fr" style:country-asian="FR"/>
    </style:style>
    <style:style style:name="T4210" style:parent-style-name="Policepardéfaut" style:family="text">
      <style:text-properties style:font-size-complex="12pt" style:language-asian="fr" style:country-asian="FR"/>
    </style:style>
    <style:style style:name="T4211" style:parent-style-name="Policepardéfaut" style:family="text">
      <style:text-properties style:font-size-complex="12pt" style:language-asian="fr" style:country-asian="FR"/>
    </style:style>
    <style:style style:name="T4212" style:parent-style-name="Policepardéfaut" style:family="text">
      <style:text-properties style:font-size-complex="12pt" style:language-asian="fr" style:country-asian="FR"/>
    </style:style>
    <style:style style:name="T4213" style:parent-style-name="Policepardéfaut" style:family="text">
      <style:text-properties style:font-size-complex="12pt" style:language-asian="fr" style:country-asian="FR"/>
    </style:style>
    <style:style style:name="T4214" style:parent-style-name="Policepardéfaut" style:family="text">
      <style:text-properties style:font-size-complex="12pt" style:language-asian="fr" style:country-asian="FR"/>
    </style:style>
    <style:style style:name="T4215" style:parent-style-name="Policepardéfaut" style:family="text">
      <style:text-properties style:font-size-complex="12pt" style:language-asian="fr" style:country-asian="FR"/>
    </style:style>
    <style:style style:name="T4216" style:parent-style-name="Policepardéfaut" style:family="text">
      <style:text-properties style:font-size-complex="12pt" style:language-asian="fr" style:country-asian="FR"/>
    </style:style>
    <style:style style:name="T4217" style:parent-style-name="Policepardéfaut" style:family="text">
      <style:text-properties style:font-size-complex="12pt" style:language-asian="fr" style:country-asian="FR"/>
    </style:style>
    <style:style style:name="T4218" style:parent-style-name="Policepardéfaut" style:family="text">
      <style:text-properties style:font-size-complex="12pt" style:language-asian="fr" style:country-asian="FR"/>
    </style:style>
    <style:style style:name="T4219" style:parent-style-name="Policepardéfaut" style:family="text">
      <style:text-properties style:font-size-complex="12pt" style:language-asian="fr" style:country-asian="FR"/>
    </style:style>
    <style:style style:name="T4220" style:parent-style-name="Policepardéfaut" style:family="text">
      <style:text-properties style:font-size-complex="12pt" style:language-asian="fr" style:country-asian="FR"/>
    </style:style>
    <style:style style:name="T4221" style:parent-style-name="Policepardéfaut" style:family="text">
      <style:text-properties style:font-size-complex="12pt" style:language-asian="fr" style:country-asian="FR"/>
    </style:style>
    <style:style style:name="T4222" style:parent-style-name="Policepardéfaut" style:family="text">
      <style:text-properties style:font-size-complex="12pt" style:language-asian="fr" style:country-asian="FR"/>
    </style:style>
    <style:style style:name="T4223" style:parent-style-name="Policepardéfaut" style:family="text">
      <style:text-properties style:font-size-complex="12pt" style:language-asian="fr" style:country-asian="FR"/>
    </style:style>
    <style:style style:name="T4224" style:parent-style-name="Policepardéfaut" style:family="text">
      <style:text-properties style:font-size-complex="12pt" style:language-asian="fr" style:country-asian="FR"/>
    </style:style>
    <style:style style:name="T4225" style:parent-style-name="Policepardéfaut" style:family="text">
      <style:text-properties style:font-size-complex="12pt" style:language-asian="fr" style:country-asian="FR"/>
    </style:style>
    <style:style style:name="T4226" style:parent-style-name="Policepardéfaut" style:family="text">
      <style:text-properties style:font-size-complex="12pt" style:language-asian="fr" style:country-asian="FR"/>
    </style:style>
    <style:style style:name="T4227" style:parent-style-name="Policepardéfaut" style:family="text">
      <style:text-properties style:font-size-complex="12pt" style:language-asian="fr" style:country-asian="FR"/>
    </style:style>
    <style:style style:name="T4228" style:parent-style-name="Policepardéfaut" style:family="text">
      <style:text-properties style:font-size-complex="12pt" style:language-asian="fr" style:country-asian="FR"/>
    </style:style>
    <style:style style:name="P4229" style:parent-style-name="byline" style:family="paragraph">
      <style:text-properties fo:font-style="italic" style:font-style-asian="italic"/>
    </style:style>
    <style:style style:name="T4230" style:parent-style-name="Policepardéfaut" style:family="text">
      <style:text-properties fo:font-style="italic" style:font-style-asian="italic" style:font-style-complex="italic" style:language-asian="fr" style:country-asian="FR"/>
    </style:style>
    <style:style style:name="T4231" style:parent-style-name="Policepardéfaut" style:family="text">
      <style:text-properties style:font-style-complex="italic" style:language-asian="fr" style:country-asian="FR"/>
    </style:style>
    <style:style style:name="T4232" style:parent-style-name="Policepardéfaut" style:family="text">
      <style:text-properties fo:font-style="italic" style:font-style-asian="italic" style:font-style-complex="italic" style:language-asian="fr" style:country-asian="FR"/>
    </style:style>
    <style:style style:name="T4233" style:parent-style-name="Policepardéfaut" style:family="text">
      <style:text-properties style:font-style-complex="italic" style:language-asian="fr" style:country-asian="FR"/>
    </style:style>
    <style:style style:name="T4234" style:parent-style-name="Policepardéfaut" style:family="text">
      <style:text-properties style:language-asian="fr" style:country-asian="FR"/>
    </style:style>
    <style:style style:name="T4235" style:parent-style-name="Policepardéfaut" style:family="text">
      <style:text-properties style:language-asian="fr" style:country-asian="FR"/>
    </style:style>
    <style:style style:name="T4236" style:parent-style-name="Policepardéfaut" style:family="text">
      <style:text-properties fo:font-style="italic" style:font-style-asian="italic" style:font-style-complex="italic" style:language-asian="fr" style:country-asian="FR"/>
    </style:style>
    <style:style style:name="T4237" style:parent-style-name="Policepardéfaut" style:family="text">
      <style:text-properties style:font-style-complex="italic" style:language-asian="fr" style:country-asian="FR"/>
    </style:style>
    <style:style style:name="T4238" style:parent-style-name="Policepardéfaut" style:family="text">
      <style:text-properties style:language-asian="fr" style:country-asian="FR"/>
    </style:style>
    <style:style style:name="T4239" style:parent-style-name="Policepardéfaut" style:family="text">
      <style:text-properties style:language-asian="fr" style:country-asian="FR"/>
    </style:style>
    <style:style style:name="T4240" style:parent-style-name="Policepardéfaut" style:family="text">
      <style:text-properties style:language-asian="fr" style:country-asian="FR"/>
    </style:style>
    <style:style style:name="T4241" style:parent-style-name="Policepardéfaut" style:family="text">
      <style:text-properties style:language-asian="fr" style:country-asian="FR"/>
    </style:style>
    <style:style style:name="T4242" style:parent-style-name="Policepardéfaut" style:family="text">
      <style:text-properties style:language-asian="fr" style:country-asian="FR"/>
    </style:style>
    <style:style style:name="T4243" style:parent-style-name="Policepardéfaut" style:family="text">
      <style:text-properties style:language-asian="fr" style:country-asian="FR"/>
    </style:style>
    <style:style style:name="T4244" style:parent-style-name="Policepardéfaut" style:family="text">
      <style:text-properties style:language-asian="fr" style:country-asian="FR"/>
    </style:style>
    <style:style style:name="T4245" style:parent-style-name="Policepardéfaut" style:family="text">
      <style:text-properties style:language-asian="fr" style:country-asian="FR"/>
    </style:style>
    <style:style style:name="T4246" style:parent-style-name="Policepardéfaut" style:family="text">
      <style:text-properties style:language-asian="fr" style:country-asian="FR"/>
    </style:style>
    <style:style style:name="T4247" style:parent-style-name="Policepardéfaut" style:family="text">
      <style:text-properties style:language-asian="fr" style:country-asian="FR"/>
    </style:style>
    <style:style style:name="T4248" style:parent-style-name="Policepardéfaut" style:family="text">
      <style:text-properties style:language-asian="fr" style:country-asian="FR"/>
    </style:style>
    <style:style style:name="T4249" style:parent-style-name="Policepardéfaut" style:family="text">
      <style:text-properties style:language-asian="fr" style:country-asian="FR"/>
    </style:style>
    <style:style style:name="T4250" style:parent-style-name="Policepardéfaut" style:family="text">
      <style:text-properties style:language-asian="fr" style:country-asian="FR"/>
    </style:style>
    <style:style style:name="T4251" style:parent-style-name="Policepardéfaut" style:family="text">
      <style:text-properties style:language-asian="fr" style:country-asian="FR"/>
    </style:style>
    <style:style style:name="T4252" style:parent-style-name="Policepardéfaut" style:family="text">
      <style:text-properties style:language-asian="fr" style:country-asian="FR"/>
    </style:style>
    <style:style style:name="T4253" style:parent-style-name="Policepardéfaut" style:family="text">
      <style:text-properties style:language-asian="fr" style:country-asian="FR"/>
    </style:style>
    <style:style style:name="T4254" style:parent-style-name="Policepardéfaut" style:family="text">
      <style:text-properties style:language-asian="fr" style:country-asian="FR"/>
    </style:style>
    <style:style style:name="T4255" style:parent-style-name="Policepardéfaut" style:family="text">
      <style:text-properties style:language-asian="fr" style:country-asian="FR"/>
    </style:style>
    <style:style style:name="T4256" style:parent-style-name="Policepardéfaut" style:family="text">
      <style:text-properties style:language-asian="fr" style:country-asian="FR"/>
    </style:style>
    <style:style style:name="T4257" style:parent-style-name="Policepardéfaut" style:family="text">
      <style:text-properties style:language-asian="fr" style:country-asian="FR"/>
    </style:style>
    <style:style style:name="T4258" style:parent-style-name="Policepardéfaut" style:family="text">
      <style:text-properties style:text-position="super 63.6%"/>
    </style:style>
    <style:style style:name="T4259" style:parent-style-name="Policepardéfaut" style:family="text">
      <style:text-properties fo:font-variant="small-caps" style:language-asian="fr" style:country-asian="FR"/>
    </style:style>
    <style:style style:name="T4260" style:parent-style-name="Policepardéfaut" style:family="text">
      <style:text-properties fo:font-variant="small-caps" style:language-asian="fr" style:country-asian="FR"/>
    </style:style>
    <style:style style:name="T4261" style:parent-style-name="Policepardéfaut" style:family="text">
      <style:text-properties style:language-asian="fr" style:country-asian="FR"/>
    </style:style>
    <style:style style:name="T4262" style:parent-style-name="Policepardéfaut" style:family="text">
      <style:text-properties style:font-style-complex="italic" style:language-asian="fr" style:country-asian="FR"/>
    </style:style>
    <style:style style:name="T4263" style:parent-style-name="Policepardéfaut" style:family="text">
      <style:text-properties style:language-asian="fr" style:country-asian="FR"/>
    </style:style>
    <style:style style:name="T4264" style:parent-style-name="Policepardéfaut" style:family="text">
      <style:text-properties style:language-asian="fr" style:country-asian="FR"/>
    </style:style>
    <style:style style:name="T4265" style:parent-style-name="Policepardéfaut" style:family="text">
      <style:text-properties fo:font-variant="small-caps" style:language-asian="fr" style:country-asian="FR"/>
    </style:style>
    <style:style style:name="T4266" style:parent-style-name="Policepardéfaut" style:family="text">
      <style:text-properties fo:font-variant="small-caps" style:language-asian="fr" style:country-asian="FR"/>
    </style:style>
    <style:style style:name="T4267" style:parent-style-name="Policepardéfaut" style:family="text">
      <style:text-properties style:language-asian="fr" style:country-asian="FR"/>
    </style:style>
    <style:style style:name="T4268" style:parent-style-name="Policepardéfaut" style:family="text">
      <style:text-properties style:language-asian="fr" style:country-asian="FR"/>
    </style:style>
    <style:style style:name="T4269" style:parent-style-name="Policepardéfaut" style:family="text">
      <style:text-properties style:font-style-complex="italic" style:language-asian="fr" style:country-asian="FR"/>
    </style:style>
    <style:style style:name="T4270" style:parent-style-name="Policepardéfaut" style:family="text">
      <style:text-properties style:language-asian="fr" style:country-asian="FR"/>
    </style:style>
    <style:style style:name="T4271" style:parent-style-name="Policepardéfaut" style:family="text">
      <style:text-properties style:language-asian="fr" style:country-asian="FR"/>
    </style:style>
    <style:style style:name="T4272" style:parent-style-name="Policepardéfaut" style:family="text">
      <style:text-properties fo:font-variant="small-caps" style:language-asian="fr" style:country-asian="FR"/>
    </style:style>
    <style:style style:name="T4273" style:parent-style-name="Policepardéfaut" style:family="text">
      <style:text-properties style:language-asian="fr" style:country-asian="FR"/>
    </style:style>
    <style:style style:name="T4274" style:parent-style-name="Policepardéfaut" style:family="text">
      <style:text-properties style:language-asian="fr" style:country-asian="FR"/>
    </style:style>
    <style:style style:name="T4275" style:parent-style-name="Policepardéfaut" style:family="text">
      <style:text-properties style:language-asian="fr" style:country-asian="FR"/>
    </style:style>
    <style:style style:name="T4276" style:parent-style-name="Policepardéfaut" style:family="text">
      <style:text-properties fo:font-variant="small-caps" style:language-asian="fr" style:country-asian="FR"/>
    </style:style>
    <style:style style:name="T4277" style:parent-style-name="Policepardéfaut" style:family="text">
      <style:text-properties fo:font-variant="small-caps" style:language-asian="fr" style:country-asian="FR"/>
    </style:style>
    <style:style style:name="T4278" style:parent-style-name="Policepardéfaut" style:family="text">
      <style:text-properties style:language-asian="fr" style:country-asian="FR"/>
    </style:style>
    <style:style style:name="T4279" style:parent-style-name="Policepardéfaut" style:family="text">
      <style:text-properties style:font-style-complex="italic" style:language-asian="fr" style:country-asian="FR"/>
    </style:style>
    <style:style style:name="T4280" style:parent-style-name="Policepardéfaut" style:family="text">
      <style:text-properties style:language-asian="fr" style:country-asian="FR"/>
    </style:style>
    <style:style style:name="T4281" style:parent-style-name="Policepardéfaut" style:family="text">
      <style:text-properties style:language-asian="fr" style:country-asian="FR"/>
    </style:style>
    <style:style style:name="T4282" style:parent-style-name="Policepardéfaut" style:family="text">
      <style:text-properties style:language-asian="fr" style:country-asian="FR"/>
    </style:style>
    <style:style style:name="T4283" style:parent-style-name="Policepardéfaut" style:family="text">
      <style:text-properties style:font-style-complex="italic" style:font-size-complex="12pt" style:language-asian="fr" style:country-asian="FR"/>
    </style:style>
    <style:style style:name="T4284" style:parent-style-name="Policepardéfaut" style:family="text">
      <style:text-properties style:font-size-complex="12pt" style:language-asian="fr" style:country-asian="FR"/>
    </style:style>
    <style:style style:name="T4285" style:parent-style-name="Policepardéfaut" style:family="text">
      <style:text-properties style:language-asian="fr" style:country-asian="FR"/>
    </style:style>
    <style:style style:name="T4286" style:parent-style-name="Policepardéfaut" style:family="text">
      <style:text-properties style:language-asian="fr" style:country-asian="FR"/>
    </style:style>
    <style:style style:name="T4287" style:parent-style-name="Policepardéfaut" style:family="text">
      <style:text-properties style:language-asian="fr" style:country-asian="FR"/>
    </style:style>
    <style:style style:name="T4288" style:parent-style-name="Policepardéfaut" style:family="text">
      <style:text-properties style:language-asian="fr" style:country-asian="FR"/>
    </style:style>
    <style:style style:name="T4289" style:parent-style-name="Policepardéfaut" style:family="text">
      <style:text-properties style:language-asian="fr" style:country-asian="FR"/>
    </style:style>
    <style:style style:name="T4290" style:parent-style-name="Policepardéfaut" style:family="text">
      <style:text-properties style:language-asian="fr" style:country-asian="FR"/>
    </style:style>
    <style:style style:name="T4291" style:parent-style-name="Policepardéfaut" style:family="text">
      <style:text-properties style:language-asian="fr" style:country-asian="FR"/>
    </style:style>
    <style:style style:name="T4292" style:parent-style-name="Policepardéfaut" style:family="text">
      <style:text-properties style:language-asian="fr" style:country-asian="FR"/>
    </style:style>
    <style:style style:name="T4293" style:parent-style-name="Policepardéfaut" style:family="text">
      <style:text-properties style:language-asian="fr" style:country-asian="FR"/>
    </style:style>
    <style:style style:name="T4294" style:parent-style-name="Policepardéfaut" style:family="text">
      <style:text-properties style:language-asian="fr" style:country-asian="FR"/>
    </style:style>
    <style:style style:name="T4295" style:parent-style-name="Policepardéfaut" style:family="text">
      <style:text-properties style:language-asian="fr" style:country-asian="FR"/>
    </style:style>
    <style:style style:name="T4296" style:parent-style-name="Policepardéfaut" style:family="text">
      <style:text-properties style:font-size-complex="12pt" style:language-asian="fr" style:country-asian="FR"/>
    </style:style>
    <style:style style:name="T4297" style:parent-style-name="Policepardéfaut" style:family="text">
      <style:text-properties style:language-asian="fr" style:country-asian="FR"/>
    </style:style>
    <style:style style:name="T4298" style:parent-style-name="Policepardéfaut" style:family="text">
      <style:text-properties style:language-asian="fr" style:country-asian="FR"/>
    </style:style>
    <style:style style:name="T4299" style:parent-style-name="Policepardéfaut" style:family="text">
      <style:text-properties style:language-asian="fr" style:country-asian="FR"/>
    </style:style>
    <style:style style:name="T4300" style:parent-style-name="Policepardéfaut" style:family="text">
      <style:text-properties style:language-asian="fr" style:country-asian="FR"/>
    </style:style>
    <style:style style:name="T4301" style:parent-style-name="Policepardéfaut" style:family="text">
      <style:text-properties style:language-asian="fr" style:country-asian="FR"/>
    </style:style>
    <style:style style:name="T4302" style:parent-style-name="Policepardéfaut" style:family="text">
      <style:text-properties style:language-asian="fr" style:country-asian="FR"/>
    </style:style>
    <style:style style:name="T4303" style:parent-style-name="Policepardéfaut" style:family="text">
      <style:text-properties style:language-asian="fr" style:country-asian="FR"/>
    </style:style>
    <style:style style:name="T4304" style:parent-style-name="Policepardéfaut" style:family="text">
      <style:text-properties style:language-asian="fr" style:country-asian="FR"/>
    </style:style>
    <style:style style:name="T4305" style:parent-style-name="Policepardéfaut" style:family="text">
      <style:text-properties style:language-asian="fr" style:country-asian="FR"/>
    </style:style>
    <style:style style:name="T4306" style:parent-style-name="Policepardéfaut" style:family="text">
      <style:text-properties style:language-asian="fr" style:country-asian="FR"/>
    </style:style>
    <style:style style:name="T4307" style:parent-style-name="Policepardéfaut" style:family="text">
      <style:text-properties style:language-asian="fr" style:country-asian="FR"/>
    </style:style>
    <style:style style:name="T4308" style:parent-style-name="Policepardéfaut" style:family="text">
      <style:text-properties style:language-asian="fr" style:country-asian="FR"/>
    </style:style>
    <style:style style:name="T4309" style:parent-style-name="Policepardéfaut" style:family="text">
      <style:text-properties style:language-asian="fr" style:country-asian="FR"/>
    </style:style>
    <style:style style:name="T4310" style:parent-style-name="Policepardéfaut" style:family="text">
      <style:text-properties style:language-asian="fr" style:country-asian="FR"/>
    </style:style>
    <style:style style:name="T4311" style:parent-style-name="Policepardéfaut" style:family="text">
      <style:text-properties style:language-asian="fr" style:country-asian="FR"/>
    </style:style>
    <style:style style:name="T4312" style:parent-style-name="Policepardéfaut" style:family="text">
      <style:text-properties style:language-asian="fr" style:country-asian="FR"/>
    </style:style>
    <style:style style:name="T4313" style:parent-style-name="Policepardéfaut" style:family="text">
      <style:text-properties style:language-asian="fr" style:country-asian="FR"/>
    </style:style>
    <style:style style:name="T4314" style:parent-style-name="Policepardéfaut" style:family="text">
      <style:text-properties style:language-asian="fr" style:country-asian="FR"/>
    </style:style>
    <style:style style:name="T4315" style:parent-style-name="Policepardéfaut" style:family="text">
      <style:text-properties style:language-asian="fr" style:country-asian="FR"/>
    </style:style>
    <style:style style:name="T4316" style:parent-style-name="Policepardéfaut" style:family="text">
      <style:text-properties style:language-asian="fr" style:country-asian="FR"/>
    </style:style>
    <style:style style:name="T4317" style:parent-style-name="Policepardéfaut" style:family="text">
      <style:text-properties style:language-asian="fr" style:country-asian="FR"/>
    </style:style>
    <style:style style:name="T4318" style:parent-style-name="Policepardéfaut" style:family="text">
      <style:text-properties style:language-asian="fr" style:country-asian="FR"/>
    </style:style>
    <style:style style:name="T4319" style:parent-style-name="Policepardéfaut" style:family="text">
      <style:text-properties style:language-asian="fr" style:country-asian="FR"/>
    </style:style>
    <style:style style:name="T4320" style:parent-style-name="Policepardéfaut" style:family="text">
      <style:text-properties style:language-asian="fr" style:country-asian="FR"/>
    </style:style>
    <style:style style:name="T4321" style:parent-style-name="Policepardéfaut" style:family="text">
      <style:text-properties style:language-asian="fr" style:country-asian="FR"/>
    </style:style>
    <style:style style:name="T4322" style:parent-style-name="Policepardéfaut" style:family="text">
      <style:text-properties style:language-asian="fr" style:country-asian="FR"/>
    </style:style>
    <style:style style:name="T4323" style:parent-style-name="Policepardéfaut" style:family="text">
      <style:text-properties style:language-asian="fr" style:country-asian="FR"/>
    </style:style>
    <style:style style:name="T4324" style:parent-style-name="Policepardéfaut" style:family="text">
      <style:text-properties style:language-asian="fr" style:country-asian="FR"/>
    </style:style>
    <style:style style:name="T4325" style:parent-style-name="Policepardéfaut" style:family="text">
      <style:text-properties style:language-asian="fr" style:country-asian="FR"/>
    </style:style>
    <style:style style:name="T4326" style:parent-style-name="Policepardéfaut" style:family="text">
      <style:text-properties style:language-asian="fr" style:country-asian="FR"/>
    </style:style>
    <style:style style:name="T4327" style:parent-style-name="Policepardéfaut" style:family="text">
      <style:text-properties style:language-asian="fr" style:country-asian="FR"/>
    </style:style>
    <style:style style:name="T4328" style:parent-style-name="Policepardéfaut" style:family="text">
      <style:text-properties style:language-asian="fr" style:country-asian="FR"/>
    </style:style>
    <style:style style:name="T4329" style:parent-style-name="Policepardéfaut" style:family="text">
      <style:text-properties style:language-asian="fr" style:country-asian="FR"/>
    </style:style>
    <style:style style:name="T4330" style:parent-style-name="Policepardéfaut" style:family="text">
      <style:text-properties style:language-asian="fr" style:country-asian="FR"/>
    </style:style>
    <style:style style:name="T4331" style:parent-style-name="Policepardéfaut" style:family="text">
      <style:text-properties style:language-asian="fr" style:country-asian="FR"/>
    </style:style>
    <style:style style:name="T4332" style:parent-style-name="Policepardéfaut" style:family="text">
      <style:text-properties style:language-asian="fr" style:country-asian="FR"/>
    </style:style>
    <style:style style:name="T4333" style:parent-style-name="Policepardéfaut" style:family="text">
      <style:text-properties style:language-asian="fr" style:country-asian="FR"/>
    </style:style>
    <style:style style:name="T4334" style:parent-style-name="Policepardéfaut" style:family="text">
      <style:text-properties style:language-asian="fr" style:country-asian="FR"/>
    </style:style>
    <style:style style:name="T4335" style:parent-style-name="Policepardéfaut" style:family="text">
      <style:text-properties style:language-asian="fr" style:country-asian="FR"/>
    </style:style>
    <style:style style:name="T4336" style:parent-style-name="Policepardéfaut" style:family="text">
      <style:text-properties style:language-asian="fr" style:country-asian="FR"/>
    </style:style>
    <style:style style:name="T4337" style:parent-style-name="Policepardéfaut" style:family="text">
      <style:text-properties style:language-asian="fr" style:country-asian="FR"/>
    </style:style>
    <style:style style:name="T4338" style:parent-style-name="Policepardéfaut" style:family="text">
      <style:text-properties style:language-asian="fr" style:country-asian="FR"/>
    </style:style>
    <style:style style:name="T4339" style:parent-style-name="Policepardéfaut" style:family="text">
      <style:text-properties style:language-asian="fr" style:country-asian="FR"/>
    </style:style>
    <style:style style:name="T4340" style:parent-style-name="Policepardéfaut" style:family="text">
      <style:text-properties style:language-asian="fr" style:country-asian="FR"/>
    </style:style>
    <style:style style:name="T4341" style:parent-style-name="Policepardéfaut" style:family="text">
      <style:text-properties style:language-asian="fr" style:country-asian="FR"/>
    </style:style>
    <style:style style:name="T4342" style:parent-style-name="Policepardéfaut" style:family="text">
      <style:text-properties style:language-asian="fr" style:country-asian="FR"/>
    </style:style>
    <style:style style:name="T4343" style:parent-style-name="Policepardéfaut" style:family="text">
      <style:text-properties style:font-size-complex="12pt" style:language-asian="fr" style:country-asian="FR"/>
    </style:style>
    <style:style style:name="T4344" style:parent-style-name="Policepardéfaut" style:family="text">
      <style:text-properties style:language-asian="fr" style:country-asian="FR"/>
    </style:style>
    <style:style style:name="T4345" style:parent-style-name="Policepardéfaut" style:family="text">
      <style:text-properties style:language-asian="fr" style:country-asian="FR"/>
    </style:style>
    <style:style style:name="T4346" style:parent-style-name="Policepardéfaut" style:family="text">
      <style:text-properties style:language-asian="fr" style:country-asian="FR"/>
    </style:style>
    <style:style style:name="T4347" style:parent-style-name="Policepardéfaut" style:family="text">
      <style:text-properties style:language-asian="fr" style:country-asian="FR"/>
    </style:style>
    <style:style style:name="T4348" style:parent-style-name="Policepardéfaut" style:family="text">
      <style:text-properties style:language-asian="fr" style:country-asian="FR"/>
    </style:style>
    <style:style style:name="T4349" style:parent-style-name="Policepardéfaut" style:family="text">
      <style:text-properties style:language-asian="fr" style:country-asian="FR"/>
    </style:style>
    <style:style style:name="T4350" style:parent-style-name="Policepardéfaut" style:family="text">
      <style:text-properties style:language-asian="fr" style:country-asian="FR"/>
    </style:style>
    <style:style style:name="T4351" style:parent-style-name="Policepardéfaut" style:family="text">
      <style:text-properties style:language-asian="fr" style:country-asian="FR"/>
    </style:style>
    <style:style style:name="T4352" style:parent-style-name="Policepardéfaut" style:family="text">
      <style:text-properties style:language-asian="fr" style:country-asian="FR"/>
    </style:style>
    <style:style style:name="T4353" style:parent-style-name="Policepardéfaut" style:family="text">
      <style:text-properties style:language-asian="fr" style:country-asian="FR"/>
    </style:style>
    <style:style style:name="T4354" style:parent-style-name="Policepardéfaut" style:family="text">
      <style:text-properties style:language-asian="fr" style:country-asian="FR"/>
    </style:style>
    <style:style style:name="T4355" style:parent-style-name="Policepardéfaut" style:family="text">
      <style:text-properties style:font-size-complex="12pt" style:language-asian="fr" style:country-asian="FR"/>
    </style:style>
    <style:style style:name="T4356" style:parent-style-name="Policepardéfaut" style:family="text">
      <style:text-properties style:language-asian="fr" style:country-asian="FR"/>
    </style:style>
    <style:style style:name="T4357" style:parent-style-name="Policepardéfaut" style:family="text">
      <style:text-properties style:language-asian="fr" style:country-asian="FR"/>
    </style:style>
    <style:style style:name="T4358" style:parent-style-name="Policepardéfaut" style:family="text">
      <style:text-properties style:language-asian="fr" style:country-asian="FR"/>
    </style:style>
    <style:style style:name="T4359" style:parent-style-name="Policepardéfaut" style:family="text">
      <style:text-properties style:language-asian="fr" style:country-asian="FR"/>
    </style:style>
    <style:style style:name="T4360" style:parent-style-name="Policepardéfaut" style:family="text">
      <style:text-properties style:language-asian="fr" style:country-asian="FR"/>
    </style:style>
    <style:style style:name="T4361" style:parent-style-name="Policepardéfaut" style:family="text">
      <style:text-properties style:language-asian="fr" style:country-asian="FR"/>
    </style:style>
    <style:style style:name="T4362" style:parent-style-name="Policepardéfaut" style:family="text">
      <style:text-properties style:language-asian="fr" style:country-asian="FR"/>
    </style:style>
    <style:style style:name="T4363" style:parent-style-name="Policepardéfaut" style:family="text">
      <style:text-properties style:font-size-complex="12pt" style:language-asian="fr" style:country-asian="FR"/>
    </style:style>
    <style:style style:name="T4364" style:parent-style-name="Policepardéfaut" style:family="text">
      <style:text-properties style:language-asian="fr" style:country-asian="FR"/>
    </style:style>
    <style:style style:name="T4365" style:parent-style-name="Policepardéfaut" style:family="text">
      <style:text-properties style:language-asian="fr" style:country-asian="FR"/>
    </style:style>
    <style:style style:name="T4366" style:parent-style-name="Policepardéfaut" style:family="text">
      <style:text-properties style:language-asian="fr" style:country-asian="FR"/>
    </style:style>
    <style:style style:name="T4367" style:parent-style-name="Policepardéfaut" style:family="text">
      <style:text-properties style:language-asian="fr" style:country-asian="FR"/>
    </style:style>
    <style:style style:name="T4368" style:parent-style-name="Policepardéfaut" style:family="text">
      <style:text-properties style:language-asian="fr" style:country-asian="FR"/>
    </style:style>
    <style:style style:name="T4369" style:parent-style-name="Policepardéfaut" style:family="text">
      <style:text-properties style:language-asian="fr" style:country-asian="FR"/>
    </style:style>
    <style:style style:name="T4370" style:parent-style-name="Policepardéfaut" style:family="text">
      <style:text-properties style:language-asian="fr" style:country-asian="FR"/>
    </style:style>
    <style:style style:name="T4371" style:parent-style-name="Policepardéfaut" style:family="text">
      <style:text-properties style:language-asian="fr" style:country-asian="FR"/>
    </style:style>
    <style:style style:name="T4372" style:parent-style-name="Policepardéfaut" style:family="text">
      <style:text-properties style:language-asian="fr" style:country-asian="FR"/>
    </style:style>
    <style:style style:name="T4373" style:parent-style-name="Policepardéfaut" style:family="text">
      <style:text-properties style:language-asian="fr" style:country-asian="FR"/>
    </style:style>
    <style:style style:name="T4374" style:parent-style-name="Policepardéfaut" style:family="text">
      <style:text-properties style:language-asian="fr" style:country-asian="FR"/>
    </style:style>
    <style:style style:name="T4375" style:parent-style-name="Policepardéfaut" style:family="text">
      <style:text-properties style:language-asian="fr" style:country-asian="FR"/>
    </style:style>
    <style:style style:name="T4376" style:parent-style-name="Policepardéfaut" style:family="text">
      <style:text-properties style:language-asian="fr" style:country-asian="FR"/>
    </style:style>
    <style:style style:name="T4377" style:parent-style-name="Policepardéfaut" style:family="text">
      <style:text-properties style:language-asian="fr" style:country-asian="FR"/>
    </style:style>
    <style:style style:name="T4378" style:parent-style-name="Policepardéfaut" style:family="text">
      <style:text-properties style:language-asian="fr" style:country-asian="FR"/>
    </style:style>
    <style:style style:name="T4379" style:parent-style-name="Policepardéfaut" style:family="text">
      <style:text-properties style:language-asian="fr" style:country-asian="FR"/>
    </style:style>
    <style:style style:name="T4380" style:parent-style-name="Policepardéfaut" style:family="text">
      <style:text-properties style:language-asian="fr" style:country-asian="FR"/>
    </style:style>
    <style:style style:name="T4381" style:parent-style-name="Policepardéfaut" style:family="text">
      <style:text-properties style:language-asian="fr" style:country-asian="FR"/>
    </style:style>
    <style:style style:name="T4382" style:parent-style-name="Policepardéfaut" style:family="text">
      <style:text-properties style:language-asian="fr" style:country-asian="FR"/>
    </style:style>
    <style:style style:name="T4383" style:parent-style-name="Policepardéfaut" style:family="text">
      <style:text-properties style:language-asian="fr" style:country-asian="FR"/>
    </style:style>
    <style:style style:name="T4384" style:parent-style-name="Policepardéfaut" style:family="text">
      <style:text-properties style:language-asian="fr" style:country-asian="FR"/>
    </style:style>
    <style:style style:name="T4385" style:parent-style-name="Policepardéfaut" style:family="text">
      <style:text-properties style:language-asian="fr" style:country-asian="FR"/>
    </style:style>
    <style:style style:name="T4386" style:parent-style-name="Policepardéfaut" style:family="text">
      <style:text-properties style:language-asian="fr" style:country-asian="FR"/>
    </style:style>
    <style:style style:name="T4387" style:parent-style-name="Policepardéfaut" style:family="text">
      <style:text-properties style:language-asian="fr" style:country-asian="FR"/>
    </style:style>
    <style:style style:name="T4388" style:parent-style-name="Policepardéfaut" style:family="text">
      <style:text-properties style:language-asian="fr" style:country-asian="FR"/>
    </style:style>
    <style:style style:name="T4389" style:parent-style-name="Policepardéfaut" style:family="text">
      <style:text-properties style:language-asian="fr" style:country-asian="FR"/>
    </style:style>
    <style:style style:name="T4390" style:parent-style-name="Policepardéfaut" style:family="text">
      <style:text-properties style:language-asian="fr" style:country-asian="FR"/>
    </style:style>
    <style:style style:name="T4391" style:parent-style-name="Policepardéfaut" style:family="text">
      <style:text-properties style:language-asian="fr" style:country-asian="FR"/>
    </style:style>
    <style:style style:name="T4392" style:parent-style-name="Policepardéfaut" style:family="text">
      <style:text-properties style:language-asian="fr" style:country-asian="FR"/>
    </style:style>
    <style:style style:name="T4393" style:parent-style-name="Policepardéfaut" style:family="text">
      <style:text-properties style:language-asian="fr" style:country-asian="FR"/>
    </style:style>
    <style:style style:name="T4394" style:parent-style-name="Policepardéfaut" style:family="text">
      <style:text-properties style:language-asian="fr" style:country-asian="FR"/>
    </style:style>
    <style:style style:name="T4395" style:parent-style-name="Policepardéfaut" style:family="text">
      <style:text-properties style:language-asian="fr" style:country-asian="FR"/>
    </style:style>
    <style:style style:name="T4396" style:parent-style-name="Policepardéfaut" style:family="text">
      <style:text-properties style:language-asian="fr" style:country-asian="FR"/>
    </style:style>
    <style:style style:name="T4397" style:parent-style-name="Policepardéfaut" style:family="text">
      <style:text-properties style:language-asian="fr" style:country-asian="FR"/>
    </style:style>
    <style:style style:name="T4398" style:parent-style-name="Policepardéfaut" style:family="text">
      <style:text-properties style:language-asian="fr" style:country-asian="FR"/>
    </style:style>
    <style:style style:name="T4399" style:parent-style-name="Policepardéfaut" style:family="text">
      <style:text-properties style:language-asian="fr" style:country-asian="FR"/>
    </style:style>
    <style:style style:name="T4400" style:parent-style-name="Policepardéfaut" style:family="text">
      <style:text-properties style:language-asian="fr" style:country-asian="FR"/>
    </style:style>
    <style:style style:name="T4401" style:parent-style-name="Policepardéfaut" style:family="text">
      <style:text-properties style:language-asian="fr" style:country-asian="FR"/>
    </style:style>
    <style:style style:name="T4402" style:parent-style-name="Policepardéfaut" style:family="text">
      <style:text-properties style:language-asian="fr" style:country-asian="FR"/>
    </style:style>
    <style:style style:name="T4403" style:parent-style-name="Policepardéfaut" style:family="text">
      <style:text-properties style:language-asian="fr" style:country-asian="FR"/>
    </style:style>
    <style:style style:name="T4404" style:parent-style-name="Policepardéfaut" style:family="text">
      <style:text-properties style:language-asian="fr" style:country-asian="FR"/>
    </style:style>
    <style:style style:name="T4405" style:parent-style-name="Policepardéfaut" style:family="text">
      <style:text-properties style:language-asian="fr" style:country-asian="FR"/>
    </style:style>
    <style:style style:name="T4406" style:parent-style-name="Policepardéfaut" style:family="text">
      <style:text-properties style:language-asian="fr" style:country-asian="FR"/>
    </style:style>
    <style:style style:name="T4407" style:parent-style-name="Policepardéfaut" style:family="text">
      <style:text-properties style:language-asian="fr" style:country-asian="FR"/>
    </style:style>
    <style:style style:name="T4408" style:parent-style-name="Policepardéfaut" style:family="text">
      <style:text-properties style:language-asian="fr" style:country-asian="FR"/>
    </style:style>
    <style:style style:name="T4409" style:parent-style-name="Policepardéfaut" style:family="text">
      <style:text-properties style:language-asian="fr" style:country-asian="FR"/>
    </style:style>
    <style:style style:name="T4410" style:parent-style-name="Policepardéfaut" style:family="text">
      <style:text-properties fo:font-variant="small-caps"/>
    </style:style>
    <style:style style:name="T4411" style:parent-style-name="Policepardéfaut" style:family="text">
      <style:text-properties fo:font-variant="small-caps"/>
    </style:style>
    <style:style style:name="T4412" style:parent-style-name="Policepardéfaut" style:family="text">
      <style:text-properties fo:font-variant="small-caps"/>
    </style:style>
    <style:style style:name="P4413" style:parent-style-name="Corpsdetexte" style:family="paragraph">
      <style:text-properties style:language-asian="fr" style:country-asian="FR"/>
    </style:style>
    <style:style style:name="P4414" style:parent-style-name="quote.l" style:family="paragraph">
      <style:text-properties style:language-asian="fr" style:country-asian="FR"/>
    </style:style>
    <style:style style:name="P4415" style:parent-style-name="quote.l" style:family="paragraph">
      <style:text-properties style:language-asian="fr" style:country-asian="FR"/>
    </style:style>
    <style:style style:name="T4416" style:parent-style-name="Policepardéfaut" style:family="text">
      <style:text-properties style:language-asian="fr" style:country-asian="FR"/>
    </style:style>
    <style:style style:name="T4417" style:parent-style-name="Policepardéfaut" style:family="text">
      <style:text-properties style:language-asian="fr" style:country-asian="FR"/>
    </style:style>
    <style:style style:name="T4418" style:parent-style-name="Policepardéfaut" style:family="text">
      <style:text-properties style:language-asian="fr" style:country-asian="FR"/>
    </style:style>
    <style:style style:name="T4419" style:parent-style-name="Policepardéfaut" style:family="text">
      <style:text-properties style:language-asian="fr" style:country-asian="FR"/>
    </style:style>
    <style:style style:name="T4420" style:parent-style-name="Policepardéfaut" style:family="text">
      <style:text-properties style:language-asian="fr" style:country-asian="FR"/>
    </style:style>
    <style:style style:name="T4421" style:parent-style-name="Policepardéfaut" style:family="text">
      <style:text-properties style:language-asian="fr" style:country-asian="FR"/>
    </style:style>
    <style:style style:name="P4422" style:parent-style-name="quote.l" style:family="paragraph">
      <style:text-properties style:language-asian="fr" style:country-asian="FR"/>
    </style:style>
    <style:style style:name="T4423" style:parent-style-name="Policepardéfaut" style:family="text">
      <style:text-properties style:language-asian="fr" style:country-asian="FR"/>
    </style:style>
    <style:style style:name="T4424" style:parent-style-name="Policepardéfaut" style:family="text">
      <style:text-properties style:language-asian="fr" style:country-asian="FR"/>
    </style:style>
    <style:style style:name="T4425" style:parent-style-name="Policepardéfaut" style:family="text">
      <style:text-properties style:language-asian="fr" style:country-asian="FR"/>
    </style:style>
    <style:style style:name="T4426" style:parent-style-name="Policepardéfaut" style:family="text">
      <style:text-properties style:language-asian="fr" style:country-asian="FR"/>
    </style:style>
    <style:style style:name="T4427" style:parent-style-name="Policepardéfaut" style:family="text">
      <style:text-properties style:language-asian="fr" style:country-asian="FR"/>
    </style:style>
    <style:style style:name="T4428" style:parent-style-name="Policepardéfaut" style:family="text">
      <style:text-properties style:language-asian="fr" style:country-asian="FR"/>
    </style:style>
    <style:style style:name="T4429" style:parent-style-name="Policepardéfaut" style:family="text">
      <style:text-properties style:language-asian="fr" style:country-asian="FR"/>
    </style:style>
    <style:style style:name="T4430" style:parent-style-name="Policepardéfaut" style:family="text">
      <style:text-properties style:language-asian="fr" style:country-asian="FR"/>
    </style:style>
    <style:style style:name="T4431" style:parent-style-name="Policepardéfaut" style:family="text">
      <style:text-properties style:language-asian="fr" style:country-asian="FR"/>
    </style:style>
    <style:style style:name="T4432" style:parent-style-name="Policepardéfaut" style:family="text">
      <style:text-properties style:language-asian="fr" style:country-asian="FR"/>
    </style:style>
    <style:style style:name="T4433" style:parent-style-name="Policepardéfaut" style:family="text">
      <style:text-properties style:language-asian="fr" style:country-asian="FR"/>
    </style:style>
    <style:style style:name="T4434" style:parent-style-name="Policepardéfaut" style:family="text">
      <style:text-properties style:language-asian="fr" style:country-asian="FR"/>
    </style:style>
    <style:style style:name="T4435" style:parent-style-name="Policepardéfaut" style:family="text">
      <style:text-properties style:language-asian="fr" style:country-asian="FR"/>
    </style:style>
    <style:style style:name="T4436" style:parent-style-name="Policepardéfaut" style:family="text">
      <style:text-properties style:language-asian="fr" style:country-asian="FR"/>
    </style:style>
    <style:style style:name="T4437" style:parent-style-name="Policepardéfaut" style:family="text">
      <style:text-properties style:language-asian="fr" style:country-asian="FR"/>
    </style:style>
    <style:style style:name="T4438" style:parent-style-name="Policepardéfaut" style:family="text">
      <style:text-properties style:language-asian="fr" style:country-asian="FR"/>
    </style:style>
    <style:style style:name="T4439" style:parent-style-name="Policepardéfaut" style:family="text">
      <style:text-properties style:language-asian="fr" style:country-asian="FR"/>
    </style:style>
    <style:style style:name="P4440" style:parent-style-name="Corpsdetexte" style:family="paragraph">
      <style:text-properties style:language-asian="fr" style:country-asian="FR"/>
    </style:style>
    <style:style style:name="T4441" style:parent-style-name="Policepardéfaut" style:family="text">
      <style:text-properties style:language-asian="fr" style:country-asian="FR"/>
    </style:style>
    <style:style style:name="T4442" style:parent-style-name="Policepardéfaut" style:family="text">
      <style:text-properties style:language-asian="fr" style:country-asian="FR"/>
    </style:style>
    <style:style style:name="T4443" style:parent-style-name="Policepardéfaut" style:family="text">
      <style:text-properties style:language-asian="fr" style:country-asian="FR"/>
    </style:style>
    <style:style style:name="T4444" style:parent-style-name="Policepardéfaut" style:family="text">
      <style:text-properties style:language-asian="fr" style:country-asian="FR"/>
    </style:style>
    <style:style style:name="T4445" style:parent-style-name="Policepardéfaut" style:family="text">
      <style:text-properties style:language-asian="fr" style:country-asian="FR"/>
    </style:style>
    <style:style style:name="P4446" style:parent-style-name="quote.l" style:family="paragraph">
      <style:text-properties style:language-asian="fr" style:country-asian="FR"/>
    </style:style>
    <style:style style:name="T4447" style:parent-style-name="Policepardéfaut" style:family="text">
      <style:text-properties style:language-asian="fr" style:country-asian="FR"/>
    </style:style>
    <style:style style:name="T4448" style:parent-style-name="Policepardéfaut" style:family="text">
      <style:text-properties style:language-asian="fr" style:country-asian="FR"/>
    </style:style>
    <style:style style:name="T4449" style:parent-style-name="Policepardéfaut" style:family="text">
      <style:text-properties style:language-asian="fr" style:country-asian="FR"/>
    </style:style>
    <style:style style:name="T4450" style:parent-style-name="Policepardéfaut" style:family="text">
      <style:text-properties style:language-asian="fr" style:country-asian="FR"/>
    </style:style>
    <style:style style:name="T4451" style:parent-style-name="Policepardéfaut" style:family="text">
      <style:text-properties style:language-asian="fr" style:country-asian="FR"/>
    </style:style>
    <style:style style:name="T4452" style:parent-style-name="Policepardéfaut" style:family="text">
      <style:text-properties style:language-asian="fr" style:country-asian="FR"/>
    </style:style>
    <style:style style:name="T4453" style:parent-style-name="Policepardéfaut" style:family="text">
      <style:text-properties style:language-asian="fr" style:country-asian="FR"/>
    </style:style>
    <style:style style:name="P4454" style:parent-style-name="quote.l" style:family="paragraph">
      <style:text-properties style:language-asian="fr" style:country-asian="FR"/>
    </style:style>
    <style:style style:name="T4455" style:parent-style-name="Policepardéfaut" style:family="text">
      <style:text-properties style:language-asian="fr" style:country-asian="FR"/>
    </style:style>
    <style:style style:name="P4456" style:parent-style-name="quote.l" style:family="paragraph">
      <style:text-properties style:language-asian="fr" style:country-asian="FR"/>
    </style:style>
    <style:style style:name="T4457" style:parent-style-name="Policepardéfaut" style:family="text">
      <style:text-properties style:language-asian="fr" style:country-asian="FR"/>
    </style:style>
    <style:style style:name="T4458" style:parent-style-name="Policepardéfaut" style:family="text">
      <style:text-properties style:language-asian="fr" style:country-asian="FR"/>
    </style:style>
    <style:style style:name="T4459" style:parent-style-name="Policepardéfaut" style:family="text">
      <style:text-properties style:language-asian="fr" style:country-asian="FR"/>
    </style:style>
    <style:style style:name="T4460" style:parent-style-name="Policepardéfaut" style:family="text">
      <style:text-properties style:language-asian="fr" style:country-asian="FR"/>
    </style:style>
    <style:style style:name="T4461" style:parent-style-name="Policepardéfaut" style:family="text">
      <style:text-properties style:language-asian="fr" style:country-asian="FR"/>
    </style:style>
    <style:style style:name="T4462" style:parent-style-name="Policepardéfaut" style:family="text">
      <style:text-properties style:language-asian="fr" style:country-asian="FR"/>
    </style:style>
    <style:style style:name="T4463" style:parent-style-name="Policepardéfaut" style:family="text">
      <style:text-properties style:language-asian="fr" style:country-asian="FR"/>
    </style:style>
    <style:style style:name="T4464" style:parent-style-name="Policepardéfaut" style:family="text">
      <style:text-properties style:language-asian="fr" style:country-asian="FR"/>
    </style:style>
    <style:style style:name="T4465" style:parent-style-name="Policepardéfaut" style:family="text">
      <style:text-properties style:language-asian="fr" style:country-asian="FR"/>
    </style:style>
    <style:style style:name="T4466" style:parent-style-name="Policepardéfaut" style:family="text">
      <style:text-properties style:language-asian="fr" style:country-asian="FR"/>
    </style:style>
    <style:style style:name="T4467" style:parent-style-name="Policepardéfaut" style:family="text">
      <style:text-properties style:language-asian="fr" style:country-asian="FR"/>
    </style:style>
    <style:style style:name="T4468" style:parent-style-name="Policepardéfaut" style:family="text">
      <style:text-properties style:language-asian="fr" style:country-asian="FR"/>
    </style:style>
    <style:style style:name="T4469" style:parent-style-name="Policepardéfaut" style:family="text">
      <style:text-properties style:language-asian="fr" style:country-asian="FR"/>
    </style:style>
    <style:style style:name="T4470" style:parent-style-name="Policepardéfaut" style:family="text">
      <style:text-properties style:language-asian="fr" style:country-asian="FR"/>
    </style:style>
    <style:style style:name="T4471" style:parent-style-name="Policepardéfaut" style:family="text">
      <style:text-properties style:language-asian="fr" style:country-asian="FR"/>
    </style:style>
    <style:style style:name="T4472" style:parent-style-name="Policepardéfaut" style:family="text">
      <style:text-properties style:language-asian="fr" style:country-asian="FR"/>
    </style:style>
    <style:style style:name="T4473" style:parent-style-name="Policepardéfaut" style:family="text">
      <style:text-properties style:language-asian="fr" style:country-asian="FR"/>
    </style:style>
    <style:style style:name="T4474" style:parent-style-name="Policepardéfaut" style:family="text">
      <style:text-properties style:language-asian="fr" style:country-asian="FR"/>
    </style:style>
    <style:style style:name="T4475" style:parent-style-name="Policepardéfaut" style:family="text">
      <style:text-properties style:language-asian="fr" style:country-asian="FR"/>
    </style:style>
    <style:style style:name="T4476" style:parent-style-name="Policepardéfaut" style:family="text">
      <style:text-properties style:language-asian="fr" style:country-asian="FR"/>
    </style:style>
    <style:style style:name="T4477" style:parent-style-name="Policepardéfaut" style:family="text">
      <style:text-properties style:language-asian="fr" style:country-asian="FR"/>
    </style:style>
    <style:style style:name="T4478" style:parent-style-name="Policepardéfaut" style:family="text">
      <style:text-properties style:language-asian="fr" style:country-asian="FR"/>
    </style:style>
    <style:style style:name="T4479" style:parent-style-name="Policepardéfaut" style:family="text">
      <style:text-properties style:language-asian="fr" style:country-asian="FR"/>
    </style:style>
    <style:style style:name="T4480" style:parent-style-name="Policepardéfaut" style:family="text">
      <style:text-properties style:language-asian="fr" style:country-asian="FR"/>
    </style:style>
    <style:style style:name="T4481" style:parent-style-name="Policepardéfaut" style:family="text">
      <style:text-properties style:language-asian="fr" style:country-asian="FR"/>
    </style:style>
    <style:style style:name="T4482" style:parent-style-name="Policepardéfaut" style:family="text">
      <style:text-properties style:language-asian="fr" style:country-asian="FR"/>
    </style:style>
    <style:style style:name="T4483" style:parent-style-name="Policepardéfaut" style:family="text">
      <style:text-properties style:language-asian="fr" style:country-asian="FR"/>
    </style:style>
    <style:style style:name="T4484" style:parent-style-name="Policepardéfaut" style:family="text">
      <style:text-properties style:language-asian="fr" style:country-asian="FR"/>
    </style:style>
    <style:style style:name="T4485" style:parent-style-name="Policepardéfaut" style:family="text">
      <style:text-properties style:language-asian="fr" style:country-asian="FR"/>
    </style:style>
    <style:style style:name="T4486" style:parent-style-name="Policepardéfaut" style:family="text">
      <style:text-properties style:language-asian="fr" style:country-asian="FR"/>
    </style:style>
    <style:style style:name="T4487" style:parent-style-name="Policepardéfaut" style:family="text">
      <style:text-properties style:language-asian="fr" style:country-asian="FR"/>
    </style:style>
    <style:style style:name="T4488" style:parent-style-name="Policepardéfaut" style:family="text">
      <style:text-properties style:language-asian="fr" style:country-asian="FR"/>
    </style:style>
    <style:style style:name="T4489" style:parent-style-name="Policepardéfaut" style:family="text">
      <style:text-properties style:language-asian="fr" style:country-asian="FR"/>
    </style:style>
    <style:style style:name="T4490" style:parent-style-name="Policepardéfaut" style:family="text">
      <style:text-properties style:language-asian="fr" style:country-asian="FR"/>
    </style:style>
    <style:style style:name="T4491" style:parent-style-name="Policepardéfaut" style:family="text">
      <style:text-properties style:language-asian="fr" style:country-asian="FR"/>
    </style:style>
    <style:style style:name="T4492" style:parent-style-name="Policepardéfaut" style:family="text">
      <style:text-properties style:language-asian="fr" style:country-asian="FR"/>
    </style:style>
    <style:style style:name="T4493" style:parent-style-name="Policepardéfaut" style:family="text">
      <style:text-properties style:language-asian="fr" style:country-asian="FR"/>
    </style:style>
    <style:style style:name="T4494" style:parent-style-name="Policepardéfaut" style:family="text">
      <style:text-properties style:language-asian="fr" style:country-asian="FR"/>
    </style:style>
    <style:style style:name="T4495" style:parent-style-name="Policepardéfaut" style:family="text">
      <style:text-properties style:language-asian="fr" style:country-asian="FR"/>
    </style:style>
    <style:style style:name="T4496" style:parent-style-name="Policepardéfaut" style:family="text">
      <style:text-properties style:language-asian="fr" style:country-asian="FR"/>
    </style:style>
    <style:style style:name="T4497" style:parent-style-name="Policepardéfaut" style:family="text">
      <style:text-properties style:language-asian="fr" style:country-asian="FR"/>
    </style:style>
    <style:style style:name="T4498" style:parent-style-name="Policepardéfaut" style:family="text">
      <style:text-properties style:language-asian="fr" style:country-asian="FR"/>
    </style:style>
    <style:style style:name="T4499" style:parent-style-name="Policepardéfaut" style:family="text">
      <style:text-properties style:language-asian="fr" style:country-asian="FR"/>
    </style:style>
    <style:style style:name="T4500" style:parent-style-name="Policepardéfaut" style:family="text">
      <style:text-properties style:language-asian="fr" style:country-asian="FR"/>
    </style:style>
    <style:style style:name="T4501" style:parent-style-name="Policepardéfaut" style:family="text">
      <style:text-properties style:language-asian="fr" style:country-asian="FR"/>
    </style:style>
    <style:style style:name="T4502" style:parent-style-name="Policepardéfaut" style:family="text">
      <style:text-properties style:language-asian="fr" style:country-asian="FR"/>
    </style:style>
    <style:style style:name="T4503" style:parent-style-name="Policepardéfaut" style:family="text">
      <style:text-properties style:language-asian="fr" style:country-asian="FR"/>
    </style:style>
    <style:style style:name="T4504" style:parent-style-name="Policepardéfaut" style:family="text">
      <style:text-properties style:language-asian="fr" style:country-asian="FR"/>
    </style:style>
    <style:style style:name="T4505" style:parent-style-name="Policepardéfaut" style:family="text">
      <style:text-properties style:language-asian="fr" style:country-asian="FR"/>
    </style:style>
    <style:style style:name="T4506" style:parent-style-name="Policepardéfaut" style:family="text">
      <style:text-properties style:language-asian="fr" style:country-asian="FR"/>
    </style:style>
    <style:style style:name="T4507" style:parent-style-name="Policepardéfaut" style:family="text">
      <style:text-properties style:language-asian="fr" style:country-asian="FR"/>
    </style:style>
    <style:style style:name="T4508" style:parent-style-name="Policepardéfaut" style:family="text">
      <style:text-properties style:language-asian="fr" style:country-asian="FR"/>
    </style:style>
    <style:style style:name="T4509" style:parent-style-name="Policepardéfaut" style:family="text">
      <style:text-properties style:language-asian="fr" style:country-asian="FR"/>
    </style:style>
    <style:style style:name="T4510" style:parent-style-name="Policepardéfaut" style:family="text">
      <style:text-properties style:language-asian="fr" style:country-asian="FR"/>
    </style:style>
    <style:style style:name="T4511" style:parent-style-name="Policepardéfaut" style:family="text">
      <style:text-properties style:language-asian="fr" style:country-asian="FR"/>
    </style:style>
    <style:style style:name="T4512" style:parent-style-name="Policepardéfaut" style:family="text">
      <style:text-properties style:language-asian="fr" style:country-asian="FR"/>
    </style:style>
    <style:style style:name="T4513" style:parent-style-name="Policepardéfaut" style:family="text">
      <style:text-properties style:language-asian="fr" style:country-asian="FR"/>
    </style:style>
    <style:style style:name="T4514" style:parent-style-name="Policepardéfaut" style:family="text">
      <style:text-properties style:language-asian="fr" style:country-asian="FR"/>
    </style:style>
    <style:style style:name="T4515" style:parent-style-name="Policepardéfaut" style:family="text">
      <style:text-properties style:language-asian="fr" style:country-asian="FR"/>
    </style:style>
    <style:style style:name="T4516" style:parent-style-name="Policepardéfaut" style:family="text">
      <style:text-properties style:language-asian="fr" style:country-asian="FR"/>
    </style:style>
    <style:style style:name="T4517" style:parent-style-name="Policepardéfaut" style:family="text">
      <style:text-properties style:language-asian="fr" style:country-asian="FR"/>
    </style:style>
    <style:style style:name="P4518" style:parent-style-name="quote.l" style:family="paragraph">
      <style:text-properties style:language-asian="fr" style:country-asian="FR"/>
    </style:style>
    <style:style style:name="T4519" style:parent-style-name="Policepardéfaut" style:family="text">
      <style:text-properties style:language-asian="fr" style:country-asian="FR"/>
    </style:style>
    <style:style style:name="T4520" style:parent-style-name="Policepardéfaut" style:family="text">
      <style:text-properties style:language-asian="fr" style:country-asian="FR"/>
    </style:style>
    <style:style style:name="T4521" style:parent-style-name="Policepardéfaut" style:family="text">
      <style:text-properties style:language-asian="fr" style:country-asian="FR"/>
    </style:style>
    <style:style style:name="T4522" style:parent-style-name="Policepardéfaut" style:family="text">
      <style:text-properties style:language-asian="fr" style:country-asian="FR"/>
    </style:style>
    <style:style style:name="T4523" style:parent-style-name="Policepardéfaut" style:family="text">
      <style:text-properties style:language-asian="fr" style:country-asian="FR"/>
    </style:style>
    <style:style style:name="T4524" style:parent-style-name="Policepardéfaut" style:family="text">
      <style:text-properties style:language-asian="fr" style:country-asian="FR"/>
    </style:style>
    <style:style style:name="T4525" style:parent-style-name="Policepardéfaut" style:family="text">
      <style:text-properties style:language-asian="fr" style:country-asian="FR"/>
    </style:style>
    <style:style style:name="T4526" style:parent-style-name="Policepardéfaut" style:family="text">
      <style:text-properties style:language-asian="fr" style:country-asian="FR"/>
    </style:style>
    <style:style style:name="T4527" style:parent-style-name="Policepardéfaut" style:family="text">
      <style:text-properties style:language-asian="fr" style:country-asian="FR"/>
    </style:style>
    <style:style style:name="T4528" style:parent-style-name="Policepardéfaut" style:family="text">
      <style:text-properties style:language-asian="fr" style:country-asian="FR"/>
    </style:style>
    <style:style style:name="T4529" style:parent-style-name="Policepardéfaut" style:family="text">
      <style:text-properties style:language-asian="fr" style:country-asian="FR"/>
    </style:style>
    <style:style style:name="T4530" style:parent-style-name="Policepardéfaut" style:family="text">
      <style:text-properties style:language-asian="fr" style:country-asian="FR"/>
    </style:style>
    <style:style style:name="T4531" style:parent-style-name="Policepardéfaut" style:family="text">
      <style:text-properties style:language-asian="fr" style:country-asian="FR"/>
    </style:style>
    <style:style style:name="T4532" style:parent-style-name="Policepardéfaut" style:family="text">
      <style:text-properties style:language-asian="fr" style:country-asian="FR"/>
    </style:style>
    <style:style style:name="T4533" style:parent-style-name="Policepardéfaut" style:family="text">
      <style:text-properties style:language-asian="fr" style:country-asian="FR"/>
    </style:style>
    <style:style style:name="T4534" style:parent-style-name="Policepardéfaut" style:family="text">
      <style:text-properties style:language-asian="fr" style:country-asian="FR"/>
    </style:style>
    <style:style style:name="T4535" style:parent-style-name="Policepardéfaut" style:family="text">
      <style:text-properties style:language-asian="fr" style:country-asian="FR"/>
    </style:style>
    <style:style style:name="P4536" style:parent-style-name="quote.l" style:family="paragraph">
      <style:text-properties style:language-asian="fr" style:country-asian="FR"/>
    </style:style>
    <style:style style:name="T4537" style:parent-style-name="Policepardéfaut" style:family="text">
      <style:text-properties style:language-asian="fr" style:country-asian="FR"/>
    </style:style>
    <style:style style:name="T4538" style:parent-style-name="Policepardéfaut" style:family="text">
      <style:text-properties style:language-asian="fr" style:country-asian="FR"/>
    </style:style>
    <style:style style:name="T4539" style:parent-style-name="Policepardéfaut" style:family="text">
      <style:text-properties style:language-asian="fr" style:country-asian="FR"/>
    </style:style>
    <style:style style:name="P4540" style:parent-style-name="quote.l" style:family="paragraph">
      <style:text-properties style:language-asian="fr" style:country-asian="FR"/>
    </style:style>
    <style:style style:name="T4541" style:parent-style-name="Policepardéfaut" style:family="text">
      <style:text-properties style:language-asian="fr" style:country-asian="FR"/>
    </style:style>
    <style:style style:name="T4542" style:parent-style-name="Policepardéfaut" style:family="text">
      <style:text-properties style:language-asian="fr" style:country-asian="FR"/>
    </style:style>
    <style:style style:name="T4543" style:parent-style-name="Policepardéfaut" style:family="text">
      <style:text-properties style:language-asian="fr" style:country-asian="FR"/>
    </style:style>
    <style:style style:name="T4544" style:parent-style-name="Policepardéfaut" style:family="text">
      <style:text-properties style:language-asian="fr" style:country-asian="FR"/>
    </style:style>
    <style:style style:name="T4545" style:parent-style-name="Policepardéfaut" style:family="text">
      <style:text-properties style:language-asian="fr" style:country-asian="FR"/>
    </style:style>
    <style:style style:name="T4546" style:parent-style-name="Policepardéfaut" style:family="text">
      <style:text-properties style:language-asian="fr" style:country-asian="FR"/>
    </style:style>
    <style:style style:name="T4547" style:parent-style-name="Policepardéfaut" style:family="text">
      <style:text-properties style:language-asian="fr" style:country-asian="FR"/>
    </style:style>
    <style:style style:name="T4548" style:parent-style-name="Policepardéfaut" style:family="text">
      <style:text-properties style:language-asian="fr" style:country-asian="FR"/>
    </style:style>
    <style:style style:name="T4549" style:parent-style-name="Policepardéfaut" style:family="text">
      <style:text-properties style:language-asian="fr" style:country-asian="FR"/>
    </style:style>
    <style:style style:name="T4550" style:parent-style-name="Policepardéfaut" style:family="text">
      <style:text-properties style:language-asian="fr" style:country-asian="FR"/>
    </style:style>
    <style:style style:name="T4551" style:parent-style-name="Policepardéfaut" style:family="text">
      <style:text-properties style:font-style-complex="italic" style:language-asian="fr" style:country-asian="FR"/>
    </style:style>
    <style:style style:name="T4552" style:parent-style-name="Policepardéfaut" style:family="text">
      <style:text-properties style:language-asian="fr" style:country-asian="FR"/>
    </style:style>
    <style:style style:name="T4553" style:parent-style-name="Policepardéfaut" style:family="text">
      <style:text-properties style:language-asian="fr" style:country-asian="FR"/>
    </style:style>
    <style:style style:name="T4554" style:parent-style-name="Policepardéfaut" style:family="text">
      <style:text-properties style:language-asian="fr" style:country-asian="FR"/>
    </style:style>
    <style:style style:name="T4555" style:parent-style-name="Policepardéfaut" style:family="text">
      <style:text-properties style:language-asian="fr" style:country-asian="FR"/>
    </style:style>
    <style:style style:name="T4556" style:parent-style-name="Policepardéfaut" style:family="text">
      <style:text-properties style:language-asian="fr" style:country-asian="FR"/>
    </style:style>
    <style:style style:name="T4557" style:parent-style-name="Policepardéfaut" style:family="text">
      <style:text-properties style:language-asian="fr" style:country-asian="FR"/>
    </style:style>
    <style:style style:name="T4558" style:parent-style-name="Policepardéfaut" style:family="text">
      <style:text-properties style:language-asian="fr" style:country-asian="FR"/>
    </style:style>
    <style:style style:name="T4559" style:parent-style-name="Policepardéfaut" style:family="text">
      <style:text-properties style:language-asian="fr" style:country-asian="FR"/>
    </style:style>
    <style:style style:name="T4560" style:parent-style-name="Policepardéfaut" style:family="text">
      <style:text-properties style:language-asian="fr" style:country-asian="FR"/>
    </style:style>
    <style:style style:name="T4561" style:parent-style-name="Policepardéfaut" style:family="text">
      <style:text-properties style:language-asian="fr" style:country-asian="FR"/>
    </style:style>
    <style:style style:name="T4562" style:parent-style-name="Policepardéfaut" style:family="text">
      <style:text-properties style:language-asian="fr" style:country-asian="FR"/>
    </style:style>
    <style:style style:name="T4563" style:parent-style-name="Policepardéfaut" style:family="text">
      <style:text-properties style:language-asian="fr" style:country-asian="FR"/>
    </style:style>
    <style:style style:name="T4564" style:parent-style-name="Policepardéfaut" style:family="text">
      <style:text-properties style:language-asian="fr" style:country-asian="FR"/>
    </style:style>
    <style:style style:name="T4565" style:parent-style-name="Policepardéfaut" style:family="text">
      <style:text-properties style:language-asian="fr" style:country-asian="FR"/>
    </style:style>
    <style:style style:name="T4566" style:parent-style-name="Policepardéfaut" style:family="text">
      <style:text-properties style:language-asian="fr" style:country-asian="FR"/>
    </style:style>
    <style:style style:name="T4567" style:parent-style-name="Policepardéfaut" style:family="text">
      <style:text-properties style:language-asian="fr" style:country-asian="FR"/>
    </style:style>
    <style:style style:name="T4568" style:parent-style-name="Policepardéfaut" style:family="text">
      <style:text-properties style:language-asian="fr" style:country-asian="FR"/>
    </style:style>
    <style:style style:name="T4569" style:parent-style-name="Policepardéfaut" style:family="text">
      <style:text-properties style:language-asian="fr" style:country-asian="FR"/>
    </style:style>
    <style:style style:name="T4570" style:parent-style-name="Policepardéfaut" style:family="text">
      <style:text-properties style:language-asian="fr" style:country-asian="FR"/>
    </style:style>
    <style:style style:name="T4571" style:parent-style-name="Policepardéfaut" style:family="text">
      <style:text-properties style:language-asian="fr" style:country-asian="FR"/>
    </style:style>
    <style:style style:name="T4572" style:parent-style-name="Policepardéfaut" style:family="text">
      <style:text-properties style:language-asian="fr" style:country-asian="FR"/>
    </style:style>
    <style:style style:name="T4573" style:parent-style-name="Policepardéfaut" style:family="text">
      <style:text-properties style:language-asian="fr" style:country-asian="FR"/>
    </style:style>
    <style:style style:name="T4574" style:parent-style-name="Policepardéfaut" style:family="text">
      <style:text-properties style:language-asian="fr" style:country-asian="FR"/>
    </style:style>
    <style:style style:name="T4575" style:parent-style-name="Policepardéfaut" style:family="text">
      <style:text-properties style:language-asian="fr" style:country-asian="FR"/>
    </style:style>
    <style:style style:name="T4576" style:parent-style-name="Policepardéfaut" style:family="text">
      <style:text-properties style:language-asian="fr" style:country-asian="FR"/>
    </style:style>
    <style:style style:name="T4577" style:parent-style-name="Policepardéfaut" style:family="text">
      <style:text-properties style:language-asian="fr" style:country-asian="FR"/>
    </style:style>
    <style:style style:name="T4578" style:parent-style-name="Policepardéfaut" style:family="text">
      <style:text-properties style:language-asian="fr" style:country-asian="FR"/>
    </style:style>
    <style:style style:name="T4579" style:parent-style-name="Policepardéfaut" style:family="text">
      <style:text-properties style:language-asian="fr" style:country-asian="FR"/>
    </style:style>
    <style:style style:name="T4580" style:parent-style-name="Policepardéfaut" style:family="text">
      <style:text-properties style:language-asian="fr" style:country-asian="FR"/>
    </style:style>
    <style:style style:name="T4581" style:parent-style-name="Policepardéfaut" style:family="text">
      <style:text-properties style:language-asian="fr" style:country-asian="FR"/>
    </style:style>
    <style:style style:name="T4582" style:parent-style-name="Policepardéfaut" style:family="text">
      <style:text-properties style:language-asian="fr" style:country-asian="FR"/>
    </style:style>
    <style:style style:name="T4583" style:parent-style-name="Policepardéfaut" style:family="text">
      <style:text-properties style:language-asian="fr" style:country-asian="FR"/>
    </style:style>
    <style:style style:name="T4584" style:parent-style-name="Policepardéfaut" style:family="text">
      <style:text-properties style:language-asian="fr" style:country-asian="FR"/>
    </style:style>
    <style:style style:name="T4585" style:parent-style-name="Policepardéfaut" style:family="text">
      <style:text-properties style:font-size-complex="12pt" style:language-asian="fr" style:country-asian="FR"/>
    </style:style>
    <style:style style:name="T4586" style:parent-style-name="Policepardéfaut" style:family="text">
      <style:text-properties style:language-asian="fr" style:country-asian="FR"/>
    </style:style>
    <style:style style:name="T4587" style:parent-style-name="Policepardéfaut" style:family="text">
      <style:text-properties style:language-asian="fr" style:country-asian="FR"/>
    </style:style>
    <style:style style:name="T4588" style:parent-style-name="Policepardéfaut" style:family="text">
      <style:text-properties style:language-asian="fr" style:country-asian="FR"/>
    </style:style>
    <style:style style:name="T4589" style:parent-style-name="Policepardéfaut" style:family="text">
      <style:text-properties style:language-asian="fr" style:country-asian="FR"/>
    </style:style>
    <style:style style:name="T4590" style:parent-style-name="Policepardéfaut" style:family="text">
      <style:text-properties style:language-asian="fr" style:country-asian="FR"/>
    </style:style>
    <style:style style:name="T4591" style:parent-style-name="Policepardéfaut" style:family="text">
      <style:text-properties style:language-asian="fr" style:country-asian="FR"/>
    </style:style>
    <style:style style:name="P4592" style:parent-style-name="quote.l" style:family="paragraph">
      <style:text-properties style:language-asian="fr" style:country-asian="FR"/>
    </style:style>
    <style:style style:name="P4593" style:parent-style-name="quote.l" style:family="paragraph">
      <style:text-properties style:language-asian="fr" style:country-asian="FR"/>
    </style:style>
    <style:style style:name="T4594" style:parent-style-name="Policepardéfaut" style:family="text">
      <style:text-properties style:language-asian="fr" style:country-asian="FR"/>
    </style:style>
    <style:style style:name="T4595" style:parent-style-name="Policepardéfaut" style:family="text">
      <style:text-properties style:language-asian="fr" style:country-asian="FR"/>
    </style:style>
    <style:style style:name="T4596" style:parent-style-name="Policepardéfaut" style:family="text">
      <style:text-properties style:language-asian="fr" style:country-asian="FR"/>
    </style:style>
    <style:style style:name="T4597" style:parent-style-name="Policepardéfaut" style:family="text">
      <style:text-properties style:language-asian="fr" style:country-asian="FR"/>
    </style:style>
    <style:style style:name="T4598" style:parent-style-name="Policepardéfaut" style:family="text">
      <style:text-properties style:language-asian="fr" style:country-asian="FR"/>
    </style:style>
    <style:style style:name="T4599" style:parent-style-name="Policepardéfaut" style:family="text">
      <style:text-properties style:language-asian="fr" style:country-asian="FR"/>
    </style:style>
    <style:style style:name="P4600" style:parent-style-name="Corpsdetexte" style:family="paragraph">
      <style:text-properties style:language-asian="fr" style:country-asian="FR"/>
    </style:style>
    <style:style style:name="T4601" style:parent-style-name="Policepardéfaut" style:family="text">
      <style:text-properties style:language-asian="fr" style:country-asian="FR"/>
    </style:style>
    <style:style style:name="T4602" style:parent-style-name="Policepardéfaut" style:family="text">
      <style:text-properties style:language-asian="fr" style:country-asian="FR"/>
    </style:style>
    <style:style style:name="T4603" style:parent-style-name="Policepardéfaut" style:family="text">
      <style:text-properties style:language-asian="fr" style:country-asian="FR"/>
    </style:style>
    <style:style style:name="T4604" style:parent-style-name="Policepardéfaut" style:family="text">
      <style:text-properties style:language-asian="fr" style:country-asian="FR"/>
    </style:style>
    <style:style style:name="T4605" style:parent-style-name="Policepardéfaut" style:family="text">
      <style:text-properties style:language-asian="fr" style:country-asian="FR"/>
    </style:style>
    <style:style style:name="T4606" style:parent-style-name="Policepardéfaut" style:family="text">
      <style:text-properties style:language-asian="fr" style:country-asian="FR"/>
    </style:style>
    <style:style style:name="T4607" style:parent-style-name="Policepardéfaut" style:family="text">
      <style:text-properties style:language-asian="fr" style:country-asian="FR"/>
    </style:style>
    <style:style style:name="T4608" style:parent-style-name="Policepardéfaut" style:family="text">
      <style:text-properties style:language-asian="fr" style:country-asian="FR"/>
    </style:style>
    <style:style style:name="T4609" style:parent-style-name="Policepardéfaut" style:family="text">
      <style:text-properties style:font-style-complex="italic" style:language-asian="fr" style:country-asian="FR"/>
    </style:style>
    <style:style style:name="T4610" style:parent-style-name="Policepardéfaut" style:family="text">
      <style:text-properties style:language-asian="fr" style:country-asian="FR"/>
    </style:style>
    <style:style style:name="T4611" style:parent-style-name="Policepardéfaut" style:family="text">
      <style:text-properties style:language-asian="fr" style:country-asian="FR"/>
    </style:style>
    <style:style style:name="T4612" style:parent-style-name="Policepardéfaut" style:family="text">
      <style:text-properties style:language-asian="fr" style:country-asian="FR"/>
    </style:style>
    <style:style style:name="T4613" style:parent-style-name="Policepardéfaut" style:family="text">
      <style:text-properties style:language-asian="fr" style:country-asian="FR"/>
    </style:style>
    <style:style style:name="T4614" style:parent-style-name="Policepardéfaut" style:family="text">
      <style:text-properties style:language-asian="fr" style:country-asian="FR"/>
    </style:style>
    <style:style style:name="T4615" style:parent-style-name="Policepardéfaut" style:family="text">
      <style:text-properties style:language-asian="fr" style:country-asian="FR"/>
    </style:style>
    <style:style style:name="T4616" style:parent-style-name="Policepardéfaut" style:family="text">
      <style:text-properties style:language-asian="fr" style:country-asian="FR"/>
    </style:style>
    <style:style style:name="T4617" style:parent-style-name="Policepardéfaut" style:family="text">
      <style:text-properties style:language-asian="fr" style:country-asian="FR"/>
    </style:style>
    <style:style style:name="T4618" style:parent-style-name="Appelnotedebasdep." style:family="text">
      <style:text-properties style:language-asian="fr" style:country-asian="FR"/>
    </style:style>
    <style:style style:name="T4619" style:parent-style-name="Policepardéfaut" style:family="text">
      <style:text-properties style:language-asian="fr" style:country-asian="FR"/>
    </style:style>
    <style:style style:name="T4620" style:parent-style-name="Policepardéfaut" style:family="text">
      <style:text-properties style:language-asian="fr" style:country-asian="FR"/>
    </style:style>
    <style:style style:name="T4621" style:parent-style-name="Policepardéfaut" style:family="text">
      <style:text-properties style:language-asian="fr" style:country-asian="FR"/>
    </style:style>
    <style:style style:name="P4622" style:parent-style-name="quote.l" style:family="paragraph">
      <style:text-properties style:language-asian="fr" style:country-asian="FR"/>
    </style:style>
    <style:style style:name="P4623" style:parent-style-name="quote.l" style:family="paragraph">
      <style:text-properties style:language-asian="fr" style:country-asian="FR"/>
    </style:style>
    <style:style style:name="T4624" style:parent-style-name="Policepardéfaut" style:family="text">
      <style:text-properties style:language-asian="fr" style:country-asian="FR"/>
    </style:style>
    <style:style style:name="P4625" style:parent-style-name="quote.l" style:family="paragraph">
      <style:text-properties style:language-asian="fr" style:country-asian="FR"/>
    </style:style>
    <style:style style:name="T4626" style:parent-style-name="Policepardéfaut" style:family="text">
      <style:text-properties style:language-asian="fr" style:country-asian="FR"/>
    </style:style>
    <style:style style:name="P4627" style:parent-style-name="quote.l" style:family="paragraph">
      <style:text-properties style:language-asian="fr" style:country-asian="FR"/>
    </style:style>
    <style:style style:name="T4628" style:parent-style-name="Policepardéfaut" style:family="text">
      <style:text-properties style:language-asian="fr" style:country-asian="FR"/>
    </style:style>
    <style:style style:name="T4629" style:parent-style-name="Policepardéfaut" style:family="text">
      <style:text-properties style:language-asian="fr" style:country-asian="FR"/>
    </style:style>
    <style:style style:name="T4630" style:parent-style-name="Policepardéfaut" style:family="text">
      <style:text-properties style:language-asian="fr" style:country-asian="FR"/>
    </style:style>
    <style:style style:name="P4631" style:parent-style-name="quote.l" style:family="paragraph">
      <style:text-properties style:language-asian="fr" style:country-asian="FR"/>
    </style:style>
    <style:style style:name="T4632" style:parent-style-name="Policepardéfaut" style:family="text">
      <style:text-properties style:language-asian="fr" style:country-asian="FR"/>
    </style:style>
    <style:style style:name="T4633" style:parent-style-name="Policepardéfaut" style:family="text">
      <style:text-properties style:language-asian="fr" style:country-asian="FR"/>
    </style:style>
    <style:style style:name="T4634" style:parent-style-name="Policepardéfaut" style:family="text">
      <style:text-properties style:language-asian="fr" style:country-asian="FR"/>
    </style:style>
    <style:style style:name="P4635" style:parent-style-name="quote.l" style:family="paragraph">
      <style:text-properties style:language-asian="fr" style:country-asian="FR"/>
    </style:style>
    <style:style style:name="T4636" style:parent-style-name="Policepardéfaut" style:family="text">
      <style:text-properties style:language-asian="fr" style:country-asian="FR"/>
    </style:style>
    <style:style style:name="T4637" style:parent-style-name="Policepardéfaut" style:family="text">
      <style:text-properties style:language-asian="fr" style:country-asian="FR"/>
    </style:style>
    <style:style style:name="T4638" style:parent-style-name="Policepardéfaut" style:family="text">
      <style:text-properties style:language-asian="fr" style:country-asian="FR"/>
    </style:style>
    <style:style style:name="T4639" style:parent-style-name="Policepardéfaut" style:family="text">
      <style:text-properties style:language-asian="fr" style:country-asian="FR"/>
    </style:style>
    <style:style style:name="T4640" style:parent-style-name="Policepardéfaut" style:family="text">
      <style:text-properties style:language-asian="fr" style:country-asian="FR"/>
    </style:style>
    <style:style style:name="T4641" style:parent-style-name="Policepardéfaut" style:family="text">
      <style:text-properties style:language-asian="fr" style:country-asian="FR"/>
    </style:style>
    <style:style style:name="T4642" style:parent-style-name="Policepardéfaut" style:family="text">
      <style:text-properties style:language-asian="fr" style:country-asian="FR"/>
    </style:style>
    <style:style style:name="T4643" style:parent-style-name="Policepardéfaut" style:family="text">
      <style:text-properties style:language-asian="fr" style:country-asian="FR"/>
    </style:style>
    <style:style style:name="T4644" style:parent-style-name="Policepardéfaut" style:family="text">
      <style:text-properties style:language-asian="fr" style:country-asian="FR"/>
    </style:style>
    <style:style style:name="P4645" style:parent-style-name="Corpsdetexte" style:family="paragraph">
      <style:text-properties style:language-asian="fr" style:country-asian="FR"/>
    </style:style>
    <style:style style:name="P4646" style:parent-style-name="quote.l" style:family="paragraph">
      <style:text-properties style:language-asian="fr" style:country-asian="FR"/>
    </style:style>
    <style:style style:name="T4647" style:parent-style-name="Policepardéfaut" style:family="text">
      <style:text-properties style:language-asian="fr" style:country-asian="FR"/>
    </style:style>
    <style:style style:name="T4648" style:parent-style-name="Policepardéfaut" style:family="text">
      <style:text-properties style:language-asian="fr" style:country-asian="FR"/>
    </style:style>
    <style:style style:name="T4649" style:parent-style-name="Policepardéfaut" style:family="text">
      <style:text-properties style:language-asian="fr" style:country-asian="FR"/>
    </style:style>
    <style:style style:name="T4650" style:parent-style-name="Policepardéfaut" style:family="text">
      <style:text-properties style:language-asian="fr" style:country-asian="FR"/>
    </style:style>
    <style:style style:name="T4651" style:parent-style-name="Policepardéfaut" style:family="text">
      <style:text-properties style:language-asian="fr" style:country-asian="FR"/>
    </style:style>
    <style:style style:name="T4652" style:parent-style-name="Policepardéfaut" style:family="text">
      <style:text-properties style:language-asian="fr" style:country-asian="FR"/>
    </style:style>
    <style:style style:name="T4653" style:parent-style-name="Policepardéfaut" style:family="text">
      <style:text-properties style:language-asian="fr" style:country-asian="FR"/>
    </style:style>
    <style:style style:name="T4654" style:parent-style-name="Policepardéfaut" style:family="text">
      <style:text-properties style:language-asian="fr" style:country-asian="FR"/>
    </style:style>
    <style:style style:name="T4655" style:parent-style-name="Policepardéfaut" style:family="text">
      <style:text-properties style:language-asian="fr" style:country-asian="FR"/>
    </style:style>
    <style:style style:name="T4656" style:parent-style-name="Policepardéfaut" style:family="text">
      <style:text-properties style:language-asian="fr" style:country-asian="FR"/>
    </style:style>
    <style:style style:name="T4657" style:parent-style-name="Policepardéfaut" style:family="text">
      <style:text-properties style:language-asian="fr" style:country-asian="FR"/>
    </style:style>
    <style:style style:name="T4658" style:parent-style-name="Policepardéfaut" style:family="text">
      <style:text-properties style:language-asian="fr" style:country-asian="FR"/>
    </style:style>
    <style:style style:name="T4659" style:parent-style-name="Policepardéfaut" style:family="text">
      <style:text-properties style:language-asian="fr" style:country-asian="FR"/>
    </style:style>
    <style:style style:name="T4660" style:parent-style-name="Policepardéfaut" style:family="text">
      <style:text-properties style:language-asian="fr" style:country-asian="FR"/>
    </style:style>
    <style:style style:name="T4661" style:parent-style-name="Policepardéfaut" style:family="text">
      <style:text-properties style:language-asian="fr" style:country-asian="FR"/>
    </style:style>
    <style:style style:name="T4662" style:parent-style-name="Policepardéfaut" style:family="text">
      <style:text-properties style:language-asian="fr" style:country-asian="FR"/>
    </style:style>
    <style:style style:name="T4663" style:parent-style-name="Policepardéfaut" style:family="text">
      <style:text-properties style:language-asian="fr" style:country-asian="FR"/>
    </style:style>
    <style:style style:name="T4664" style:parent-style-name="Policepardéfaut" style:family="text">
      <style:text-properties style:language-asian="fr" style:country-asian="FR"/>
    </style:style>
    <style:style style:name="T4665" style:parent-style-name="Policepardéfaut" style:family="text">
      <style:text-properties style:language-asian="fr" style:country-asian="FR"/>
    </style:style>
    <style:style style:name="T4666" style:parent-style-name="Policepardéfaut" style:family="text">
      <style:text-properties style:language-asian="fr" style:country-asian="FR"/>
    </style:style>
    <style:style style:name="T4667" style:parent-style-name="Policepardéfaut" style:family="text">
      <style:text-properties style:language-asian="fr" style:country-asian="FR"/>
    </style:style>
    <style:style style:name="T4668" style:parent-style-name="Policepardéfaut" style:family="text">
      <style:text-properties style:language-asian="fr" style:country-asian="FR"/>
    </style:style>
    <style:style style:name="T4669" style:parent-style-name="Policepardéfaut" style:family="text">
      <style:text-properties style:language-asian="fr" style:country-asian="FR"/>
    </style:style>
    <style:style style:name="T4670" style:parent-style-name="Policepardéfaut" style:family="text">
      <style:text-properties style:language-asian="fr" style:country-asian="FR"/>
    </style:style>
    <style:style style:name="T4671" style:parent-style-name="Policepardéfaut" style:family="text">
      <style:text-properties style:language-asian="fr" style:country-asian="FR"/>
    </style:style>
    <style:style style:name="P4672" style:parent-style-name="quote.l" style:family="paragraph">
      <style:text-properties style:language-asian="fr" style:country-asian="FR"/>
    </style:style>
    <style:style style:name="T4673" style:parent-style-name="Policepardéfaut" style:family="text">
      <style:text-properties style:language-asian="fr" style:country-asian="FR"/>
    </style:style>
    <style:style style:name="T4674" style:parent-style-name="Policepardéfaut" style:family="text">
      <style:text-properties style:language-asian="fr" style:country-asian="FR"/>
    </style:style>
    <style:style style:name="T4675" style:parent-style-name="Policepardéfaut" style:family="text">
      <style:text-properties style:language-asian="fr" style:country-asian="FR"/>
    </style:style>
    <style:style style:name="T4676" style:parent-style-name="Policepardéfaut" style:family="text">
      <style:text-properties style:language-asian="fr" style:country-asian="FR"/>
    </style:style>
    <style:style style:name="T4677" style:parent-style-name="Policepardéfaut" style:family="text">
      <style:text-properties style:language-asian="fr" style:country-asian="FR"/>
    </style:style>
    <style:style style:name="T4678" style:parent-style-name="Policepardéfaut" style:family="text">
      <style:text-properties style:language-asian="fr" style:country-asian="FR"/>
    </style:style>
    <style:style style:name="T4679" style:parent-style-name="Policepardéfaut" style:family="text">
      <style:text-properties style:language-asian="fr" style:country-asian="FR"/>
    </style:style>
    <style:style style:name="T4680" style:parent-style-name="Policepardéfaut" style:family="text">
      <style:text-properties style:font-style-complex="italic" style:language-asian="fr" style:country-asian="FR"/>
    </style:style>
    <style:style style:name="T4681" style:parent-style-name="Policepardéfaut" style:family="text">
      <style:text-properties style:font-size-complex="12pt" style:language-asian="fr" style:country-asian="FR"/>
    </style:style>
    <style:style style:name="T4682" style:parent-style-name="Policepardéfaut" style:family="text">
      <style:text-properties style:language-asian="fr" style:country-asian="FR"/>
    </style:style>
    <style:style style:name="T4683" style:parent-style-name="Policepardéfaut" style:family="text">
      <style:text-properties style:language-asian="fr" style:country-asian="FR"/>
    </style:style>
    <style:style style:name="T4684" style:parent-style-name="Policepardéfaut" style:family="text">
      <style:text-properties style:language-asian="fr" style:country-asian="FR"/>
    </style:style>
    <style:style style:name="T4685" style:parent-style-name="Policepardéfaut" style:family="text">
      <style:text-properties style:language-asian="fr" style:country-asian="FR"/>
    </style:style>
    <style:style style:name="T4686" style:parent-style-name="Policepardéfaut" style:family="text">
      <style:text-properties style:language-asian="fr" style:country-asian="FR"/>
    </style:style>
    <style:style style:name="T4687" style:parent-style-name="Policepardéfaut" style:family="text">
      <style:text-properties style:language-asian="fr" style:country-asian="FR"/>
    </style:style>
    <style:style style:name="T4688" style:parent-style-name="Policepardéfaut" style:family="text">
      <style:text-properties style:language-asian="fr" style:country-asian="FR"/>
    </style:style>
    <style:style style:name="T4689" style:parent-style-name="Policepardéfaut" style:family="text">
      <style:text-properties style:language-asian="fr" style:country-asian="FR"/>
    </style:style>
    <style:style style:name="T4690" style:parent-style-name="Policepardéfaut" style:family="text">
      <style:text-properties style:language-asian="fr" style:country-asian="FR"/>
    </style:style>
    <style:style style:name="T4691" style:parent-style-name="Policepardéfaut" style:family="text">
      <style:text-properties style:language-asian="fr" style:country-asian="FR"/>
    </style:style>
    <style:style style:name="T4692" style:parent-style-name="Policepardéfaut" style:family="text">
      <style:text-properties style:language-asian="fr" style:country-asian="FR"/>
    </style:style>
    <style:style style:name="T4693" style:parent-style-name="Policepardéfaut" style:family="text">
      <style:text-properties style:language-asian="fr" style:country-asian="FR"/>
    </style:style>
    <style:style style:name="T4694" style:parent-style-name="Policepardéfaut" style:family="text">
      <style:text-properties style:language-asian="fr" style:country-asian="FR"/>
    </style:style>
    <style:style style:name="T4695" style:parent-style-name="Policepardéfaut" style:family="text">
      <style:text-properties style:language-asian="fr" style:country-asian="FR"/>
    </style:style>
    <style:style style:name="T4696" style:parent-style-name="Policepardéfaut" style:family="text">
      <style:text-properties style:language-asian="fr" style:country-asian="FR"/>
    </style:style>
    <style:style style:name="P4697" style:parent-style-name="quote.l" style:family="paragraph">
      <style:text-properties style:language-asian="fr" style:country-asian="FR"/>
    </style:style>
    <style:style style:name="T4698" style:parent-style-name="Policepardéfaut" style:family="text">
      <style:text-properties style:language-asian="fr" style:country-asian="FR"/>
    </style:style>
    <style:style style:name="P4699" style:parent-style-name="quote.l" style:family="paragraph">
      <style:text-properties style:language-asian="fr" style:country-asian="FR"/>
    </style:style>
    <style:style style:name="T4700" style:parent-style-name="Policepardéfaut" style:family="text">
      <style:text-properties style:language-asian="fr" style:country-asian="FR"/>
    </style:style>
    <style:style style:name="T4701" style:parent-style-name="Policepardéfaut" style:family="text">
      <style:text-properties style:language-asian="fr" style:country-asian="FR"/>
    </style:style>
    <style:style style:name="T4702" style:parent-style-name="Policepardéfaut" style:family="text">
      <style:text-properties style:language-asian="fr" style:country-asian="FR"/>
    </style:style>
    <style:style style:name="P4703" style:parent-style-name="quote.l" style:family="paragraph">
      <style:text-properties style:language-asian="fr" style:country-asian="FR"/>
    </style:style>
    <style:style style:name="T4704" style:parent-style-name="Policepardéfaut" style:family="text">
      <style:text-properties style:language-asian="fr" style:country-asian="FR"/>
    </style:style>
    <style:style style:name="T4705" style:parent-style-name="Policepardéfaut" style:family="text">
      <style:text-properties style:language-asian="fr" style:country-asian="FR"/>
    </style:style>
    <style:style style:name="T4706" style:parent-style-name="Policepardéfaut" style:family="text">
      <style:text-properties style:language-asian="fr" style:country-asian="FR"/>
    </style:style>
    <style:style style:name="T4707" style:parent-style-name="Policepardéfaut" style:family="text">
      <style:text-properties style:language-asian="fr" style:country-asian="FR"/>
    </style:style>
    <style:style style:name="T4708" style:parent-style-name="Policepardéfaut" style:family="text">
      <style:text-properties style:language-asian="fr" style:country-asian="FR"/>
    </style:style>
    <style:style style:name="P4709" style:parent-style-name="quote.l" style:family="paragraph">
      <style:text-properties style:language-asian="fr" style:country-asian="FR"/>
    </style:style>
    <style:style style:name="T4710" style:parent-style-name="Policepardéfaut" style:family="text">
      <style:text-properties style:language-asian="fr" style:country-asian="FR"/>
    </style:style>
    <style:style style:name="T4711" style:parent-style-name="Policepardéfaut" style:family="text">
      <style:text-properties style:language-asian="fr" style:country-asian="FR"/>
    </style:style>
    <style:style style:name="P4712" style:parent-style-name="quote.l" style:family="paragraph">
      <style:text-properties style:language-asian="fr" style:country-asian="FR"/>
    </style:style>
    <style:style style:name="T4713" style:parent-style-name="Policepardéfaut" style:family="text">
      <style:text-properties style:language-asian="fr" style:country-asian="FR"/>
    </style:style>
    <style:style style:name="T4714" style:parent-style-name="Policepardéfaut" style:family="text">
      <style:text-properties style:language-asian="fr" style:country-asian="FR"/>
    </style:style>
    <style:style style:name="T4715" style:parent-style-name="Policepardéfaut" style:family="text">
      <style:text-properties style:language-asian="fr" style:country-asian="FR"/>
    </style:style>
    <style:style style:name="T4716" style:parent-style-name="Policepardéfaut" style:family="text">
      <style:text-properties style:language-asian="fr" style:country-asian="FR"/>
    </style:style>
    <style:style style:name="T4717" style:parent-style-name="Policepardéfaut" style:family="text">
      <style:text-properties style:language-asian="fr" style:country-asian="FR"/>
    </style:style>
    <style:style style:name="P4718" style:parent-style-name="quote.l" style:family="paragraph">
      <style:text-properties style:language-asian="fr" style:country-asian="FR"/>
    </style:style>
    <style:style style:name="T4719" style:parent-style-name="Policepardéfaut" style:family="text">
      <style:text-properties style:language-asian="fr" style:country-asian="FR"/>
    </style:style>
    <style:style style:name="T4720" style:parent-style-name="Policepardéfaut" style:family="text">
      <style:text-properties style:language-asian="fr" style:country-asian="FR"/>
    </style:style>
    <style:style style:name="T4721" style:parent-style-name="Policepardéfaut" style:family="text">
      <style:text-properties style:language-asian="fr" style:country-asian="FR"/>
    </style:style>
    <style:style style:name="T4722" style:parent-style-name="Policepardéfaut" style:family="text">
      <style:text-properties style:language-asian="fr" style:country-asian="FR"/>
    </style:style>
    <style:style style:name="T4723" style:parent-style-name="Policepardéfaut" style:family="text">
      <style:text-properties style:language-asian="fr" style:country-asian="FR"/>
    </style:style>
    <style:style style:name="T4724" style:parent-style-name="Policepardéfaut" style:family="text">
      <style:text-properties style:language-asian="fr" style:country-asian="FR"/>
    </style:style>
    <style:style style:name="T4725" style:parent-style-name="Policepardéfaut" style:family="text">
      <style:text-properties style:language-asian="fr" style:country-asian="FR"/>
    </style:style>
    <style:style style:name="T4726" style:parent-style-name="Policepardéfaut" style:family="text">
      <style:text-properties style:language-asian="fr" style:country-asian="FR"/>
    </style:style>
    <style:style style:name="T4727" style:parent-style-name="Policepardéfaut" style:family="text">
      <style:text-properties style:language-asian="fr" style:country-asian="FR"/>
    </style:style>
    <style:style style:name="T4728" style:parent-style-name="Policepardéfaut" style:family="text">
      <style:text-properties style:language-asian="fr" style:country-asian="FR"/>
    </style:style>
    <style:style style:name="T4729" style:parent-style-name="Policepardéfaut" style:family="text">
      <style:text-properties style:language-asian="fr" style:country-asian="FR"/>
    </style:style>
    <style:style style:name="T4730" style:parent-style-name="Policepardéfaut" style:family="text">
      <style:text-properties style:language-asian="fr" style:country-asian="FR"/>
    </style:style>
    <style:style style:name="T4731" style:parent-style-name="Policepardéfaut" style:family="text">
      <style:text-properties style:language-asian="fr" style:country-asian="FR"/>
    </style:style>
    <style:style style:name="T4732" style:parent-style-name="Policepardéfaut" style:family="text">
      <style:text-properties style:language-asian="fr" style:country-asian="FR"/>
    </style:style>
    <style:style style:name="T4733" style:parent-style-name="Policepardéfaut" style:family="text">
      <style:text-properties style:language-asian="fr" style:country-asian="FR"/>
    </style:style>
    <style:style style:name="T4734" style:parent-style-name="Policepardéfaut" style:family="text">
      <style:text-properties style:language-asian="fr" style:country-asian="FR"/>
    </style:style>
    <style:style style:name="T4735" style:parent-style-name="Policepardéfaut" style:family="text">
      <style:text-properties style:language-asian="fr" style:country-asian="FR"/>
    </style:style>
    <style:style style:name="T4736" style:parent-style-name="Policepardéfaut" style:family="text">
      <style:text-properties style:language-asian="fr" style:country-asian="FR"/>
    </style:style>
    <style:style style:name="T4737" style:parent-style-name="Policepardéfaut" style:family="text">
      <style:text-properties style:language-asian="fr" style:country-asian="FR"/>
    </style:style>
    <style:style style:name="T4738" style:parent-style-name="Policepardéfaut" style:family="text">
      <style:text-properties style:language-asian="fr" style:country-asian="FR"/>
    </style:style>
    <style:style style:name="T4739" style:parent-style-name="Policepardéfaut" style:family="text">
      <style:text-properties style:language-asian="fr" style:country-asian="FR"/>
    </style:style>
    <style:style style:name="T4740" style:parent-style-name="Policepardéfaut" style:family="text">
      <style:text-properties style:language-asian="fr" style:country-asian="FR"/>
    </style:style>
    <style:style style:name="T4741" style:parent-style-name="Policepardéfaut" style:family="text">
      <style:text-properties style:language-asian="fr" style:country-asian="FR"/>
    </style:style>
    <style:style style:name="T4742" style:parent-style-name="Policepardéfaut" style:family="text">
      <style:text-properties style:language-asian="fr" style:country-asian="FR"/>
    </style:style>
    <style:style style:name="T4743" style:parent-style-name="Policepardéfaut" style:family="text">
      <style:text-properties style:language-asian="fr" style:country-asian="FR"/>
    </style:style>
    <style:style style:name="T4744" style:parent-style-name="Policepardéfaut" style:family="text">
      <style:text-properties style:language-asian="fr" style:country-asian="FR"/>
    </style:style>
    <style:style style:name="T4745" style:parent-style-name="Policepardéfaut" style:family="text">
      <style:text-properties style:language-asian="fr" style:country-asian="FR"/>
    </style:style>
    <style:style style:name="T4746" style:parent-style-name="Policepardéfaut" style:family="text">
      <style:text-properties style:language-asian="fr" style:country-asian="FR"/>
    </style:style>
    <style:style style:name="T4747" style:parent-style-name="Policepardéfaut" style:family="text">
      <style:text-properties style:language-asian="fr" style:country-asian="FR"/>
    </style:style>
    <style:style style:name="T4748" style:parent-style-name="Policepardéfaut" style:family="text">
      <style:text-properties style:language-asian="fr" style:country-asian="FR"/>
    </style:style>
    <style:style style:name="T4749" style:parent-style-name="Policepardéfaut" style:family="text">
      <style:text-properties style:language-asian="fr" style:country-asian="FR"/>
    </style:style>
    <style:style style:name="T4750" style:parent-style-name="Policepardéfaut" style:family="text">
      <style:text-properties style:font-style-complex="italic" style:language-asian="fr" style:country-asian="FR"/>
    </style:style>
    <style:style style:name="T4751" style:parent-style-name="Policepardéfaut" style:family="text">
      <style:text-properties style:font-size-complex="12pt" style:language-asian="fr" style:country-asian="FR"/>
    </style:style>
    <style:style style:name="T4752" style:parent-style-name="Policepardéfaut" style:family="text">
      <style:text-properties style:language-asian="fr" style:country-asian="FR"/>
    </style:style>
    <style:style style:name="T4753" style:parent-style-name="Policepardéfaut" style:family="text">
      <style:text-properties style:language-asian="fr" style:country-asian="FR"/>
    </style:style>
    <style:style style:name="T4754" style:parent-style-name="Policepardéfaut" style:family="text">
      <style:text-properties style:language-asian="fr" style:country-asian="FR"/>
    </style:style>
    <style:style style:name="T4755" style:parent-style-name="Policepardéfaut" style:family="text">
      <style:text-properties style:language-asian="fr" style:country-asian="FR"/>
    </style:style>
    <style:style style:name="T4756" style:parent-style-name="Policepardéfaut" style:family="text">
      <style:text-properties style:language-asian="fr" style:country-asian="FR"/>
    </style:style>
    <style:style style:name="T4757" style:parent-style-name="Policepardéfaut" style:family="text">
      <style:text-properties style:language-asian="fr" style:country-asian="FR"/>
    </style:style>
    <style:style style:name="T4758" style:parent-style-name="Policepardéfaut" style:family="text">
      <style:text-properties style:language-asian="fr" style:country-asian="FR"/>
    </style:style>
    <style:style style:name="T4759" style:parent-style-name="Policepardéfaut" style:family="text">
      <style:text-properties style:language-asian="fr" style:country-asian="FR"/>
    </style:style>
    <style:style style:name="T4760" style:parent-style-name="Policepardéfaut" style:family="text">
      <style:text-properties style:language-asian="fr" style:country-asian="FR"/>
    </style:style>
    <style:style style:name="T4761" style:parent-style-name="Policepardéfaut" style:family="text">
      <style:text-properties style:language-asian="fr" style:country-asian="FR"/>
    </style:style>
    <style:style style:name="T4762" style:parent-style-name="Policepardéfaut" style:family="text">
      <style:text-properties style:language-asian="fr" style:country-asian="FR"/>
    </style:style>
    <style:style style:name="T4763" style:parent-style-name="Policepardéfaut" style:family="text">
      <style:text-properties style:language-asian="fr" style:country-asian="FR"/>
    </style:style>
    <style:style style:name="T4764" style:parent-style-name="Policepardéfaut" style:family="text">
      <style:text-properties style:font-size-complex="12pt" style:language-asian="fr" style:country-asian="FR"/>
    </style:style>
    <style:style style:name="T4765" style:parent-style-name="Policepardéfaut" style:family="text">
      <style:text-properties style:font-size-complex="12pt" style:language-asian="fr" style:country-asian="FR"/>
    </style:style>
    <style:style style:name="T4766" style:parent-style-name="Policepardéfaut" style:family="text">
      <style:text-properties style:font-size-complex="12pt" style:language-asian="fr" style:country-asian="FR"/>
    </style:style>
    <style:style style:name="T4767" style:parent-style-name="Policepardéfaut" style:family="text">
      <style:text-properties style:font-size-complex="12pt" style:language-asian="fr" style:country-asian="FR"/>
    </style:style>
    <style:style style:name="T4768" style:parent-style-name="Policepardéfaut" style:family="text">
      <style:text-properties style:font-size-complex="12pt" style:language-asian="fr" style:country-asian="FR"/>
    </style:style>
    <style:style style:name="T4769" style:parent-style-name="Policepardéfaut" style:family="text">
      <style:text-properties style:font-size-complex="12pt" style:language-asian="fr" style:country-asian="FR"/>
    </style:style>
    <style:style style:name="T4770" style:parent-style-name="Policepardéfaut" style:family="text">
      <style:text-properties style:font-size-complex="12pt" style:language-asian="fr" style:country-asian="FR"/>
    </style:style>
    <style:style style:name="T4771" style:parent-style-name="Policepardéfaut" style:family="text">
      <style:text-properties style:font-size-complex="12pt" style:language-asian="fr" style:country-asian="FR"/>
    </style:style>
    <style:style style:name="T4772" style:parent-style-name="Policepardéfaut" style:family="text">
      <style:text-properties style:font-size-complex="12pt" style:language-asian="fr" style:country-asian="FR"/>
    </style:style>
    <style:style style:name="T4773" style:parent-style-name="Policepardéfaut" style:family="text">
      <style:text-properties style:font-size-complex="12pt" style:language-asian="fr" style:country-asian="FR"/>
    </style:style>
    <style:style style:name="T4774" style:parent-style-name="Policepardéfaut" style:family="text">
      <style:text-properties style:font-size-complex="12pt" style:language-asian="fr" style:country-asian="FR"/>
    </style:style>
    <style:style style:name="T4775" style:parent-style-name="Policepardéfaut" style:family="text">
      <style:text-properties style:font-size-complex="12pt" style:language-asian="fr" style:country-asian="FR"/>
    </style:style>
    <style:style style:name="T4776" style:parent-style-name="Policepardéfaut" style:family="text">
      <style:text-properties style:font-size-complex="12pt" style:language-asian="fr" style:country-asian="FR"/>
    </style:style>
    <style:style style:name="T4777" style:parent-style-name="Policepardéfaut" style:family="text">
      <style:text-properties style:font-size-complex="12pt" style:language-asian="fr" style:country-asian="FR"/>
    </style:style>
    <style:style style:name="T4778" style:parent-style-name="Policepardéfaut" style:family="text">
      <style:text-properties style:font-size-complex="12pt" style:language-asian="fr" style:country-asian="FR"/>
    </style:style>
    <style:style style:name="T4779" style:parent-style-name="Policepardéfaut" style:family="text">
      <style:text-properties style:font-size-complex="12pt" style:language-asian="fr" style:country-asian="FR"/>
    </style:style>
    <style:style style:name="T4780" style:parent-style-name="Policepardéfaut" style:family="text">
      <style:text-properties style:font-size-complex="12pt" style:language-asian="fr" style:country-asian="FR"/>
    </style:style>
    <style:style style:name="T4781" style:parent-style-name="Policepardéfaut" style:family="text">
      <style:text-properties style:font-size-complex="12pt" style:language-asian="fr" style:country-asian="FR"/>
    </style:style>
    <style:style style:name="T4782" style:parent-style-name="Policepardéfaut" style:family="text">
      <style:text-properties style:font-size-complex="12pt" style:language-asian="fr" style:country-asian="FR"/>
    </style:style>
    <style:style style:name="T4783" style:parent-style-name="Policepardéfaut" style:family="text">
      <style:text-properties style:font-size-complex="12pt" style:language-asian="fr" style:country-asian="FR"/>
    </style:style>
    <style:style style:name="T4784" style:parent-style-name="Policepardéfaut" style:family="text">
      <style:text-properties style:font-size-complex="12pt" style:language-asian="fr" style:country-asian="FR"/>
    </style:style>
    <style:style style:name="T4785" style:parent-style-name="Policepardéfaut" style:family="text">
      <style:text-properties style:font-size-complex="12pt" style:language-asian="fr" style:country-asian="FR"/>
    </style:style>
    <style:style style:name="T4786" style:parent-style-name="Policepardéfaut" style:family="text">
      <style:text-properties style:font-size-complex="12pt" style:language-asian="fr" style:country-asian="FR"/>
    </style:style>
    <style:style style:name="T4787" style:parent-style-name="Policepardéfaut" style:family="text">
      <style:text-properties style:font-size-complex="12pt" style:language-asian="fr" style:country-asian="FR"/>
    </style:style>
    <style:style style:name="T4788" style:parent-style-name="Policepardéfaut" style:family="text">
      <style:text-properties style:font-size-complex="12pt" style:language-asian="fr" style:country-asian="FR"/>
    </style:style>
    <style:style style:name="T4789" style:parent-style-name="Policepardéfaut" style:family="text">
      <style:text-properties style:font-size-complex="12pt" style:language-asian="fr" style:country-asian="FR"/>
    </style:style>
    <style:style style:name="T4790" style:parent-style-name="Policepardéfaut" style:family="text">
      <style:text-properties style:font-size-complex="12pt" style:language-asian="fr" style:country-asian="FR"/>
    </style:style>
    <style:style style:name="T4791" style:parent-style-name="Policepardéfaut" style:family="text">
      <style:text-properties style:font-size-complex="12pt" style:language-asian="fr" style:country-asian="FR"/>
    </style:style>
    <style:style style:name="T4792" style:parent-style-name="Policepardéfaut" style:family="text">
      <style:text-properties style:font-size-complex="12pt" style:language-asian="fr" style:country-asian="FR"/>
    </style:style>
    <style:style style:name="T4793" style:parent-style-name="Policepardéfaut" style:family="text">
      <style:text-properties style:font-size-complex="12pt" style:language-asian="fr" style:country-asian="FR"/>
    </style:style>
    <style:style style:name="T4794" style:parent-style-name="Policepardéfaut" style:family="text">
      <style:text-properties style:font-size-complex="12pt" style:language-asian="fr" style:country-asian="FR"/>
    </style:style>
    <style:style style:name="T4795" style:parent-style-name="Policepardéfaut" style:family="text">
      <style:text-properties style:font-size-complex="12pt" style:language-asian="fr" style:country-asian="FR"/>
    </style:style>
    <style:style style:name="T4796" style:parent-style-name="Policepardéfaut" style:family="text">
      <style:text-properties style:font-size-complex="12pt" style:language-asian="fr" style:country-asian="FR"/>
    </style:style>
    <style:style style:name="T4797" style:parent-style-name="Policepardéfaut" style:family="text">
      <style:text-properties style:font-size-complex="12pt" style:language-asian="fr" style:country-asian="FR"/>
    </style:style>
    <style:style style:name="T4798" style:parent-style-name="Policepardéfaut" style:family="text">
      <style:text-properties style:font-size-complex="12pt" style:language-asian="fr" style:country-asian="FR"/>
    </style:style>
    <style:style style:name="T4799" style:parent-style-name="Policepardéfaut" style:family="text">
      <style:text-properties style:font-size-complex="12pt" style:language-asian="fr" style:country-asian="FR"/>
    </style:style>
    <style:style style:name="T4800" style:parent-style-name="Policepardéfaut" style:family="text">
      <style:text-properties style:font-size-complex="12pt" style:language-asian="fr" style:country-asian="FR"/>
    </style:style>
    <style:style style:name="T4801" style:parent-style-name="Policepardéfaut" style:family="text">
      <style:text-properties style:font-size-complex="12pt" style:language-asian="fr" style:country-asian="FR"/>
    </style:style>
    <style:style style:name="T4802" style:parent-style-name="Policepardéfaut" style:family="text">
      <style:text-properties style:font-size-complex="12pt" style:language-asian="fr" style:country-asian="FR"/>
    </style:style>
    <style:style style:name="T4803" style:parent-style-name="Policepardéfaut" style:family="text">
      <style:text-properties style:font-size-complex="12pt" style:language-asian="fr" style:country-asian="FR"/>
    </style:style>
    <style:style style:name="T4804" style:parent-style-name="Policepardéfaut" style:family="text">
      <style:text-properties style:font-size-complex="12pt" style:language-asian="fr" style:country-asian="FR"/>
    </style:style>
    <style:style style:name="T4805" style:parent-style-name="Policepardéfaut" style:family="text">
      <style:text-properties style:font-size-complex="12pt" style:language-asian="fr" style:country-asian="FR"/>
    </style:style>
    <style:style style:name="T4806" style:parent-style-name="Policepardéfaut" style:family="text">
      <style:text-properties style:font-size-complex="12pt" style:language-asian="fr" style:country-asian="FR"/>
    </style:style>
    <style:style style:name="T4807" style:parent-style-name="Policepardéfaut" style:family="text">
      <style:text-properties style:font-size-complex="12pt" style:language-asian="fr" style:country-asian="FR"/>
    </style:style>
    <style:style style:name="T4808" style:parent-style-name="Policepardéfaut" style:family="text">
      <style:text-properties style:font-size-complex="12pt" style:language-asian="fr" style:country-asian="FR"/>
    </style:style>
    <style:style style:name="T4809" style:parent-style-name="Policepardéfaut" style:family="text">
      <style:text-properties style:font-size-complex="12pt" style:language-asian="fr" style:country-asian="FR"/>
    </style:style>
    <style:style style:name="T4810" style:parent-style-name="Policepardéfaut" style:family="text">
      <style:text-properties style:font-size-complex="12pt" style:language-asian="fr" style:country-asian="FR"/>
    </style:style>
    <style:style style:name="T4811" style:parent-style-name="Policepardéfaut" style:family="text">
      <style:text-properties style:font-size-complex="12pt" style:language-asian="fr" style:country-asian="FR"/>
    </style:style>
    <style:style style:name="T4812" style:parent-style-name="Policepardéfaut" style:family="text">
      <style:text-properties style:font-size-complex="12pt" style:language-asian="fr" style:country-asian="FR"/>
    </style:style>
    <style:style style:name="T4813" style:parent-style-name="Policepardéfaut" style:family="text">
      <style:text-properties style:language-asian="fr" style:country-asian="FR"/>
    </style:style>
    <style:style style:name="T4814" style:parent-style-name="Policepardéfaut" style:family="text">
      <style:text-properties style:language-asian="fr" style:country-asian="FR"/>
    </style:style>
    <style:style style:name="T4815" style:parent-style-name="Policepardéfaut" style:family="text">
      <style:text-properties style:font-size-complex="12pt" style:language-asian="fr" style:country-asian="FR"/>
    </style:style>
    <style:style style:name="T4816" style:parent-style-name="Policepardéfaut" style:family="text">
      <style:text-properties style:font-size-complex="12pt" style:language-asian="fr" style:country-asian="FR"/>
    </style:style>
    <style:style style:name="T4817" style:parent-style-name="Policepardéfaut" style:family="text">
      <style:text-properties style:font-size-complex="12pt" style:language-asian="fr" style:country-asian="FR"/>
    </style:style>
    <style:style style:name="T4818" style:parent-style-name="Policepardéfaut" style:family="text">
      <style:text-properties style:text-position="super 66.6%" style:font-size-complex="12pt" style:language-asian="fr" style:country-asian="FR"/>
    </style:style>
    <style:style style:name="T4819" style:parent-style-name="Policepardéfaut" style:family="text">
      <style:text-properties style:font-size-complex="12pt" style:language-asian="fr" style:country-asian="FR"/>
    </style:style>
    <style:style style:name="T4820" style:parent-style-name="Policepardéfaut" style:family="text">
      <style:text-properties style:font-size-complex="12pt" style:language-asian="fr" style:country-asian="FR"/>
    </style:style>
    <style:style style:name="T4821" style:parent-style-name="Policepardéfaut" style:family="text">
      <style:text-properties style:font-size-complex="12pt" style:language-asian="fr" style:country-asian="FR"/>
    </style:style>
    <style:style style:name="T4822" style:parent-style-name="Policepardéfaut" style:family="text">
      <style:text-properties style:font-size-complex="12pt" style:language-asian="fr" style:country-asian="FR"/>
    </style:style>
    <style:style style:name="T4823" style:parent-style-name="Policepardéfaut" style:family="text">
      <style:text-properties style:font-size-complex="12pt" style:language-asian="fr" style:country-asian="FR"/>
    </style:style>
    <style:style style:name="T4824" style:parent-style-name="Policepardéfaut" style:family="text">
      <style:text-properties style:font-size-complex="12pt" style:language-asian="fr" style:country-asian="FR"/>
    </style:style>
    <style:style style:name="T4825" style:parent-style-name="Policepardéfaut" style:family="text">
      <style:text-properties style:text-position="super 66.6%" style:font-size-complex="12pt" style:language-asian="fr" style:country-asian="FR"/>
    </style:style>
    <style:style style:name="T4826" style:parent-style-name="Policepardéfaut" style:family="text">
      <style:text-properties style:font-size-complex="12pt" style:language-asian="fr" style:country-asian="FR"/>
    </style:style>
    <style:style style:name="T4827" style:parent-style-name="Policepardéfaut" style:family="text">
      <style:text-properties style:font-size-complex="12pt" style:language-asian="fr" style:country-asian="FR"/>
    </style:style>
    <style:style style:name="T4828" style:parent-style-name="Policepardéfaut" style:family="text">
      <style:text-properties style:font-size-complex="12pt" style:language-asian="fr" style:country-asian="FR"/>
    </style:style>
    <style:style style:name="T4829" style:parent-style-name="Policepardéfaut" style:family="text">
      <style:text-properties style:font-size-complex="12pt" style:language-asian="fr" style:country-asian="FR"/>
    </style:style>
    <style:style style:name="T4830" style:parent-style-name="Policepardéfaut" style:family="text">
      <style:text-properties style:font-size-complex="12pt" style:language-asian="fr" style:country-asian="FR"/>
    </style:style>
    <style:style style:name="T4831" style:parent-style-name="Policepardéfaut" style:family="text">
      <style:text-properties style:font-size-complex="12pt" style:language-asian="fr" style:country-asian="FR"/>
    </style:style>
    <style:style style:name="T4832" style:parent-style-name="Policepardéfaut" style:family="text">
      <style:text-properties style:font-size-complex="12pt" style:language-asian="fr" style:country-asian="FR"/>
    </style:style>
    <style:style style:name="T4833" style:parent-style-name="Policepardéfaut" style:family="text">
      <style:text-properties style:font-size-complex="12pt" style:language-asian="fr" style:country-asian="FR"/>
    </style:style>
    <style:style style:name="T4834" style:parent-style-name="Policepardéfaut" style:family="text">
      <style:text-properties style:font-size-complex="12pt" style:language-asian="fr" style:country-asian="FR"/>
    </style:style>
    <style:style style:name="T4835" style:parent-style-name="Policepardéfaut" style:family="text">
      <style:text-properties style:font-size-complex="12pt" style:language-asian="fr" style:country-asian="FR"/>
    </style:style>
    <style:style style:name="T4836" style:parent-style-name="Policepardéfaut" style:family="text">
      <style:text-properties style:font-size-complex="12pt" style:language-asian="fr" style:country-asian="FR"/>
    </style:style>
    <style:style style:name="T4837" style:parent-style-name="Policepardéfaut" style:family="text">
      <style:text-properties style:font-size-complex="12pt" style:language-asian="fr" style:country-asian="FR"/>
    </style:style>
    <style:style style:name="T4838" style:parent-style-name="Policepardéfaut" style:family="text">
      <style:text-properties style:font-size-complex="12pt" style:language-asian="fr" style:country-asian="FR"/>
    </style:style>
    <style:style style:name="T4839" style:parent-style-name="Policepardéfaut" style:family="text">
      <style:text-properties style:font-size-complex="12pt" style:language-asian="fr" style:country-asian="FR"/>
    </style:style>
    <style:style style:name="T4840" style:parent-style-name="Policepardéfaut" style:family="text">
      <style:text-properties style:font-size-complex="12pt" style:language-asian="fr" style:country-asian="FR"/>
    </style:style>
    <style:style style:name="T4841" style:parent-style-name="Policepardéfaut" style:family="text">
      <style:text-properties style:font-size-complex="12pt" style:language-asian="fr" style:country-asian="FR"/>
    </style:style>
    <style:style style:name="T4842" style:parent-style-name="Policepardéfaut" style:family="text">
      <style:text-properties style:font-size-complex="12pt" style:language-asian="fr" style:country-asian="FR"/>
    </style:style>
    <style:style style:name="T4843" style:parent-style-name="Policepardéfaut" style:family="text">
      <style:text-properties style:font-size-complex="12pt" style:language-asian="fr" style:country-asian="FR"/>
    </style:style>
    <style:style style:name="T4844" style:parent-style-name="Policepardéfaut" style:family="text">
      <style:text-properties style:font-size-complex="12pt" style:language-asian="fr" style:country-asian="FR"/>
    </style:style>
    <style:style style:name="T4845" style:parent-style-name="Policepardéfaut" style:family="text">
      <style:text-properties style:font-size-complex="12pt" style:language-asian="fr" style:country-asian="FR"/>
    </style:style>
    <style:style style:name="T4846" style:parent-style-name="Policepardéfaut" style:family="text">
      <style:text-properties style:font-size-complex="12pt" style:language-asian="fr" style:country-asian="FR"/>
    </style:style>
    <style:style style:name="T4847" style:parent-style-name="Policepardéfaut" style:family="text">
      <style:text-properties style:font-size-complex="12pt" style:language-asian="fr" style:country-asian="FR"/>
    </style:style>
    <style:style style:name="T4848" style:parent-style-name="Policepardéfaut" style:family="text">
      <style:text-properties style:font-size-complex="12pt" style:language-asian="fr" style:country-asian="FR"/>
    </style:style>
    <style:style style:name="T4849" style:parent-style-name="Policepardéfaut" style:family="text">
      <style:text-properties style:font-style-complex="italic" style:font-size-complex="12pt" style:language-asian="fr" style:country-asian="FR"/>
    </style:style>
    <style:style style:name="T4850" style:parent-style-name="Policepardéfaut" style:family="text">
      <style:text-properties style:font-style-complex="italic" style:font-size-complex="12pt" style:language-asian="fr" style:country-asian="FR"/>
    </style:style>
    <style:style style:name="T4851" style:parent-style-name="Policepardéfaut" style:family="text">
      <style:text-properties style:font-size-complex="12pt" style:language-asian="fr" style:country-asian="FR"/>
    </style:style>
    <style:style style:name="T4852" style:parent-style-name="Policepardéfaut" style:family="text">
      <style:text-properties style:font-size-complex="12pt" style:language-asian="fr" style:country-asian="FR"/>
    </style:style>
    <style:style style:name="T4853" style:parent-style-name="Policepardéfaut" style:family="text">
      <style:text-properties style:font-size-complex="12pt" style:language-asian="fr" style:country-asian="FR"/>
    </style:style>
    <style:style style:name="T4854" style:parent-style-name="Policepardéfaut" style:family="text">
      <style:text-properties style:font-size-complex="12pt" style:language-asian="fr" style:country-asian="FR"/>
    </style:style>
    <style:style style:name="T4855" style:parent-style-name="Policepardéfaut" style:family="text">
      <style:text-properties style:font-size-complex="12pt" style:language-asian="fr" style:country-asian="FR"/>
    </style:style>
    <style:style style:name="T4856" style:parent-style-name="Policepardéfaut" style:family="text">
      <style:text-properties style:font-size-complex="12pt" style:language-asian="fr" style:country-asian="FR"/>
    </style:style>
    <style:style style:name="T4857" style:parent-style-name="Policepardéfaut" style:family="text">
      <style:text-properties style:font-size-complex="12pt" style:language-asian="fr" style:country-asian="FR"/>
    </style:style>
    <style:style style:name="P4858" style:parent-style-name="quote.l" style:family="paragraph">
      <style:text-properties style:language-asian="fr" style:country-asian="FR"/>
    </style:style>
    <style:style style:name="P4859" style:parent-style-name="noindent" style:family="paragraph">
      <style:text-properties style:language-asian="fr" style:country-asian="FR"/>
    </style:style>
    <style:style style:name="P4860" style:parent-style-name="quote.l" style:family="paragraph">
      <style:text-properties style:language-asian="fr" style:country-asian="FR"/>
    </style:style>
    <style:style style:name="P4861" style:parent-style-name="noindent" style:family="paragraph">
      <style:text-properties style:language-asian="fr" style:country-asian="FR"/>
    </style:style>
    <style:style style:name="T4862" style:parent-style-name="Policepardéfaut" style:family="text">
      <style:text-properties style:language-asian="fr" style:country-asian="FR"/>
    </style:style>
    <style:style style:name="T4863" style:parent-style-name="Policepardéfaut" style:family="text">
      <style:text-properties style:language-asian="fr" style:country-asian="FR"/>
    </style:style>
    <style:style style:name="T4864" style:parent-style-name="Policepardéfaut" style:family="text">
      <style:text-properties fo:font-style="italic" style:font-style-asian="italic" style:font-style-complex="italic" style:language-asian="fr" style:country-asian="FR"/>
    </style:style>
    <style:style style:name="T4865" style:parent-style-name="Policepardéfaut" style:family="text">
      <style:text-properties style:language-asian="fr" style:country-asian="FR"/>
    </style:style>
    <style:style style:name="T4866" style:parent-style-name="Policepardéfaut" style:family="text">
      <style:text-properties style:language-asian="fr" style:country-asian="FR"/>
    </style:style>
    <style:style style:name="T4867" style:parent-style-name="Policepardéfaut" style:family="text">
      <style:text-properties style:language-asian="fr" style:country-asian="FR"/>
    </style:style>
    <style:style style:name="T4868" style:parent-style-name="Policepardéfaut" style:family="text">
      <style:text-properties fo:font-style="italic" style:font-style-asian="italic" style:font-style-complex="italic" style:language-asian="fr" style:country-asian="FR"/>
    </style:style>
    <style:style style:name="T4869" style:parent-style-name="Policepardéfaut" style:family="text">
      <style:text-properties style:language-asian="fr" style:country-asian="FR"/>
    </style:style>
    <style:style style:name="T4870" style:parent-style-name="Policepardéfaut" style:family="text">
      <style:text-properties style:language-asian="fr" style:country-asian="FR"/>
    </style:style>
    <style:style style:name="T4871" style:parent-style-name="Policepardéfaut" style:family="text">
      <style:text-properties style:language-asian="fr" style:country-asian="FR"/>
    </style:style>
    <style:style style:name="T4872" style:parent-style-name="Policepardéfaut" style:family="text">
      <style:text-properties style:language-asian="fr" style:country-asian="FR"/>
    </style:style>
    <style:style style:name="T4873" style:parent-style-name="Policepardéfaut" style:family="text">
      <style:text-properties style:language-asian="fr" style:country-asian="FR"/>
    </style:style>
    <style:style style:name="T4874" style:parent-style-name="Policepardéfaut" style:family="text">
      <style:text-properties fo:font-style="italic" style:font-style-asian="italic" style:font-style-complex="italic" style:font-size-complex="12pt" style:language-asian="fr" style:country-asian="FR"/>
    </style:style>
    <style:style style:name="T4875" style:parent-style-name="Policepardéfaut" style:family="text">
      <style:text-properties style:font-size-complex="12pt" style:language-asian="fr" style:country-asian="FR"/>
    </style:style>
    <style:style style:name="T4876" style:parent-style-name="Policepardéfaut" style:family="text">
      <style:text-properties style:language-asian="fr" style:country-asian="FR"/>
    </style:style>
    <style:style style:name="T4877" style:parent-style-name="Policepardéfaut" style:family="text">
      <style:text-properties fo:font-style="italic" style:font-style-asian="italic" style:font-style-complex="italic" style:font-size-complex="12pt" style:language-asian="fr" style:country-asian="FR"/>
    </style:style>
    <style:style style:name="T4878" style:parent-style-name="Policepardéfaut" style:family="text">
      <style:text-properties style:language-asian="fr" style:country-asian="FR"/>
    </style:style>
    <style:style style:name="T4879" style:parent-style-name="Policepardéfaut" style:family="text">
      <style:text-properties style:language-asian="fr" style:country-asian="FR"/>
    </style:style>
    <style:style style:name="T4880" style:parent-style-name="Policepardéfaut" style:family="text">
      <style:text-properties fo:font-style="italic" style:font-style-asian="italic" style:font-style-complex="italic" style:font-size-complex="12pt" style:language-asian="fr" style:country-asian="FR"/>
    </style:style>
    <style:style style:name="T4881" style:parent-style-name="Policepardéfaut" style:family="text">
      <style:text-properties style:font-size-complex="12pt" style:language-asian="fr" style:country-asian="FR"/>
    </style:style>
    <style:style style:name="T4882" style:parent-style-name="Policepardéfaut" style:family="text">
      <style:text-properties style:language-asian="fr" style:country-asian="FR"/>
    </style:style>
    <style:style style:name="T4883" style:parent-style-name="Policepardéfaut" style:family="text">
      <style:text-properties fo:font-style="italic" style:font-style-asian="italic" style:font-style-complex="italic" style:font-size-complex="12pt" style:language-asian="fr" style:country-asian="FR"/>
    </style:style>
    <style:style style:name="T4884" style:parent-style-name="Policepardéfaut" style:family="text">
      <style:text-properties fo:font-style="italic" style:font-style-asian="italic" style:font-style-complex="italic" style:font-size-complex="12pt" style:language-asian="fr" style:country-asian="FR"/>
    </style:style>
    <style:style style:name="T4885" style:parent-style-name="Policepardéfaut" style:family="text">
      <style:text-properties style:font-size-complex="12pt" style:language-asian="fr" style:country-asian="FR"/>
    </style:style>
    <style:style style:name="T4886" style:parent-style-name="Policepardéfaut" style:family="text">
      <style:text-properties style:language-asian="fr" style:country-asian="FR"/>
    </style:style>
    <style:style style:name="T4887" style:parent-style-name="Policepardéfaut" style:family="text">
      <style:text-properties style:language-asian="fr" style:country-asian="FR"/>
    </style:style>
    <style:style style:name="T4888" style:parent-style-name="Policepardéfaut" style:family="text">
      <style:text-properties style:language-asian="fr" style:country-asian="FR"/>
    </style:style>
    <style:style style:name="T4889" style:parent-style-name="Policepardéfaut" style:family="text">
      <style:text-properties style:language-asian="fr" style:country-asian="FR"/>
    </style:style>
    <style:style style:name="T4890" style:parent-style-name="Policepardéfaut" style:family="text">
      <style:text-properties style:language-asian="fr" style:country-asian="FR"/>
    </style:style>
    <style:style style:name="T4891" style:parent-style-name="Policepardéfaut" style:family="text">
      <style:text-properties style:language-asian="fr" style:country-asian="FR"/>
    </style:style>
    <style:style style:name="T4892" style:parent-style-name="Policepardéfaut" style:family="text">
      <style:text-properties fo:font-style="italic" style:font-style-asian="italic" style:font-style-complex="italic" style:language-asian="fr" style:country-asian="FR"/>
    </style:style>
    <style:style style:name="T4893" style:parent-style-name="Policepardéfaut" style:family="text">
      <style:text-properties style:language-asian="fr" style:country-asian="FR"/>
    </style:style>
    <style:style style:name="T4894" style:parent-style-name="Policepardéfaut" style:family="text">
      <style:text-properties style:language-asian="fr" style:country-asian="FR"/>
    </style:style>
    <style:style style:name="T4895" style:parent-style-name="Policepardéfaut" style:family="text">
      <style:text-properties style:language-asian="fr" style:country-asian="FR"/>
    </style:style>
    <style:style style:name="T4896" style:parent-style-name="Policepardéfaut" style:family="text">
      <style:text-properties style:language-asian="fr" style:country-asian="FR"/>
    </style:style>
    <style:style style:name="T4897" style:parent-style-name="Policepardéfaut" style:family="text">
      <style:text-properties style:font-size-complex="12pt" style:language-asian="fr" style:country-asian="FR"/>
    </style:style>
    <style:style style:name="T4898" style:parent-style-name="Policepardéfaut" style:family="text">
      <style:text-properties style:language-asian="fr" style:country-asian="FR"/>
    </style:style>
    <style:style style:name="T4899" style:parent-style-name="Policepardéfaut" style:family="text">
      <style:text-properties style:language-asian="fr" style:country-asian="FR"/>
    </style:style>
    <style:style style:name="T4900" style:parent-style-name="Policepardéfaut" style:family="text">
      <style:text-properties style:language-asian="fr" style:country-asian="FR"/>
    </style:style>
    <style:style style:name="T4901" style:parent-style-name="Policepardéfaut" style:family="text">
      <style:text-properties style:language-asian="fr" style:country-asian="FR"/>
    </style:style>
    <style:style style:name="T4902" style:parent-style-name="Policepardéfaut" style:family="text">
      <style:text-properties style:language-asian="fr" style:country-asian="FR"/>
    </style:style>
    <style:style style:name="T4903" style:parent-style-name="Policepardéfaut" style:family="text">
      <style:text-properties style:language-asian="fr" style:country-asian="FR"/>
    </style:style>
    <style:style style:name="T4904" style:parent-style-name="Policepardéfaut" style:family="text">
      <style:text-properties style:language-asian="fr" style:country-asian="FR"/>
    </style:style>
    <style:style style:name="T4905" style:parent-style-name="Policepardéfaut" style:family="text">
      <style:text-properties style:language-asian="fr" style:country-asian="FR"/>
    </style:style>
    <style:style style:name="T4906" style:parent-style-name="Policepardéfaut" style:family="text">
      <style:text-properties style:language-asian="fr" style:country-asian="FR"/>
    </style:style>
    <style:style style:name="T4907" style:parent-style-name="Policepardéfaut" style:family="text">
      <style:text-properties style:language-asian="fr" style:country-asian="FR"/>
    </style:style>
    <style:style style:name="T4908" style:parent-style-name="Policepardéfaut" style:family="text">
      <style:text-properties style:language-asian="fr" style:country-asian="FR"/>
    </style:style>
    <style:style style:name="T4909" style:parent-style-name="Policepardéfaut" style:family="text">
      <style:text-properties fo:font-style="italic" style:font-style-asian="italic" style:font-style-complex="italic" style:font-size-complex="12pt" style:language-asian="fr" style:country-asian="FR"/>
    </style:style>
    <style:style style:name="T4910" style:parent-style-name="Policepardéfaut" style:family="text">
      <style:text-properties fo:font-style="italic" style:font-style-asian="italic" style:font-style-complex="italic" style:font-size-complex="12pt" style:language-asian="fr" style:country-asian="FR"/>
    </style:style>
    <style:style style:name="T4911" style:parent-style-name="Policepardéfaut" style:family="text">
      <style:text-properties style:font-size-complex="12pt" style:language-asian="fr" style:country-asian="FR"/>
    </style:style>
    <style:style style:name="T4912" style:parent-style-name="Policepardéfaut" style:family="text">
      <style:text-properties fo:font-style="italic" style:font-style-asian="italic" style:font-style-complex="italic" style:font-size-complex="12pt" style:language-asian="fr" style:country-asian="FR"/>
    </style:style>
    <style:style style:name="T4913" style:parent-style-name="Policepardéfaut" style:family="text">
      <style:text-properties fo:font-style="italic" style:font-style-asian="italic" style:font-style-complex="italic" style:font-size-complex="12pt" style:language-asian="fr" style:country-asian="FR"/>
    </style:style>
    <style:style style:name="T4914" style:parent-style-name="Policepardéfaut" style:family="text">
      <style:text-properties style:font-style-complex="italic" style:font-size-complex="12pt" style:language-asian="fr" style:country-asian="FR"/>
    </style:style>
    <style:style style:name="T4915" style:parent-style-name="Policepardéfaut" style:family="text">
      <style:text-properties style:font-size-complex="12pt" style:language-asian="fr" style:country-asian="FR"/>
    </style:style>
    <style:style style:name="T4916" style:parent-style-name="Policepardéfaut" style:family="text">
      <style:text-properties style:language-asian="fr" style:country-asian="FR"/>
    </style:style>
    <style:style style:name="T4917" style:parent-style-name="Policepardéfaut" style:family="text">
      <style:text-properties style:language-asian="fr" style:country-asian="FR"/>
    </style:style>
    <style:style style:name="T4918" style:parent-style-name="Policepardéfaut" style:family="text">
      <style:text-properties style:language-asian="fr" style:country-asian="FR"/>
    </style:style>
    <style:style style:name="T4919" style:parent-style-name="Policepardéfaut" style:family="text">
      <style:text-properties style:language-asian="fr" style:country-asian="FR"/>
    </style:style>
    <style:style style:name="T4920" style:parent-style-name="Policepardéfaut" style:family="text">
      <style:text-properties style:language-asian="fr" style:country-asian="FR"/>
    </style:style>
    <style:style style:name="T4921" style:parent-style-name="Policepardéfaut" style:family="text">
      <style:text-properties style:language-asian="fr" style:country-asian="FR"/>
    </style:style>
    <style:style style:name="T4922" style:parent-style-name="Policepardéfaut" style:family="text">
      <style:text-properties style:language-asian="fr" style:country-asian="FR"/>
    </style:style>
    <style:style style:name="T4923" style:parent-style-name="Policepardéfaut" style:family="text">
      <style:text-properties fo:font-style="italic" style:font-style-asian="italic" style:font-style-complex="italic" style:font-size-complex="12pt" style:language-asian="fr" style:country-asian="FR"/>
    </style:style>
    <style:style style:name="T4924" style:parent-style-name="Policepardéfaut" style:family="text">
      <style:text-properties style:font-style-complex="italic" style:font-size-complex="12pt" style:language-asian="fr" style:country-asian="FR"/>
    </style:style>
    <style:style style:name="T4925" style:parent-style-name="Policepardéfaut" style:family="text">
      <style:text-properties style:font-size-complex="12pt" style:language-asian="fr" style:country-asian="FR"/>
    </style:style>
    <style:style style:name="T4926" style:parent-style-name="Policepardéfaut" style:family="text">
      <style:text-properties style:language-asian="fr" style:country-asian="FR"/>
    </style:style>
    <style:style style:name="T4927" style:parent-style-name="Policepardéfaut" style:family="text">
      <style:text-properties style:language-asian="fr" style:country-asian="FR"/>
    </style:style>
    <style:style style:name="T4928" style:parent-style-name="Policepardéfaut" style:family="text">
      <style:text-properties style:language-asian="fr" style:country-asian="FR"/>
    </style:style>
    <style:style style:name="T4929" style:parent-style-name="Policepardéfaut" style:family="text">
      <style:text-properties style:language-asian="fr" style:country-asian="FR"/>
    </style:style>
    <style:style style:name="T4930" style:parent-style-name="Policepardéfaut" style:family="text">
      <style:text-properties style:language-asian="fr" style:country-asian="FR"/>
    </style:style>
    <style:style style:name="T4931" style:parent-style-name="Policepardéfaut" style:family="text">
      <style:text-properties style:language-asian="fr" style:country-asian="FR"/>
    </style:style>
    <style:style style:name="T4932" style:parent-style-name="Policepardéfaut" style:family="text">
      <style:text-properties style:language-asian="fr" style:country-asian="FR"/>
    </style:style>
    <style:style style:name="T4933" style:parent-style-name="Policepardéfaut" style:family="text">
      <style:text-properties style:language-asian="fr" style:country-asian="FR"/>
    </style:style>
    <style:style style:name="T4934" style:parent-style-name="Policepardéfaut" style:family="text">
      <style:text-properties style:font-size-complex="12pt" style:language-asian="fr" style:country-asian="FR"/>
    </style:style>
    <style:style style:name="T4935" style:parent-style-name="Policepardéfaut" style:family="text">
      <style:text-properties style:font-size-complex="12pt" style:language-asian="fr" style:country-asian="FR"/>
    </style:style>
    <style:style style:name="T4936" style:parent-style-name="Policepardéfaut" style:family="text">
      <style:text-properties style:font-size-complex="12pt" style:language-asian="fr" style:country-asian="FR"/>
    </style:style>
    <style:style style:name="T4937" style:parent-style-name="Policepardéfaut" style:family="text">
      <style:text-properties style:font-size-complex="12pt" style:language-asian="fr" style:country-asian="FR"/>
    </style:style>
    <style:style style:name="T4938" style:parent-style-name="Policepardéfaut" style:family="text">
      <style:text-properties style:font-size-complex="12pt" style:language-asian="fr" style:country-asian="FR"/>
    </style:style>
    <style:style style:name="T4939" style:parent-style-name="Policepardéfaut" style:family="text">
      <style:text-properties style:font-size-complex="12pt" style:language-asian="fr" style:country-asian="FR"/>
    </style:style>
    <style:style style:name="T4940" style:parent-style-name="Policepardéfaut" style:family="text">
      <style:text-properties style:font-size-complex="12pt" style:language-asian="fr" style:country-asian="FR"/>
    </style:style>
    <style:style style:name="T4941" style:parent-style-name="Policepardéfaut" style:family="text">
      <style:text-properties style:font-size-complex="12pt" style:language-asian="fr" style:country-asian="FR"/>
    </style:style>
    <style:style style:name="T4942" style:parent-style-name="Policepardéfaut" style:family="text">
      <style:text-properties style:font-size-complex="12pt" style:language-asian="fr" style:country-asian="FR"/>
    </style:style>
    <style:style style:name="T4943" style:parent-style-name="Policepardéfaut" style:family="text">
      <style:text-properties style:font-size-complex="12pt" style:language-asian="fr" style:country-asian="FR"/>
    </style:style>
    <style:style style:name="T4944" style:parent-style-name="Policepardéfaut" style:family="text">
      <style:text-properties style:font-size-complex="12pt" style:language-asian="fr" style:country-asian="FR"/>
    </style:style>
    <style:style style:name="T4945" style:parent-style-name="Policepardéfaut" style:family="text">
      <style:text-properties style:font-size-complex="12pt" style:language-asian="fr" style:country-asian="FR"/>
    </style:style>
    <style:style style:name="T4946" style:parent-style-name="Policepardéfaut" style:family="text">
      <style:text-properties style:font-size-complex="12pt" style:language-asian="fr" style:country-asian="FR"/>
    </style:style>
    <style:style style:name="T4947" style:parent-style-name="Policepardéfaut" style:family="text">
      <style:text-properties style:font-size-complex="12pt" style:language-asian="fr" style:country-asian="FR"/>
    </style:style>
    <style:style style:name="T4948" style:parent-style-name="Policepardéfaut" style:family="text">
      <style:text-properties style:font-size-complex="12pt" style:language-asian="fr" style:country-asian="FR"/>
    </style:style>
    <style:style style:name="T4949" style:parent-style-name="Policepardéfaut" style:family="text">
      <style:text-properties style:font-size-complex="12pt" style:language-asian="fr" style:country-asian="FR"/>
    </style:style>
    <style:style style:name="T4950" style:parent-style-name="Policepardéfaut" style:family="text">
      <style:text-properties style:font-size-complex="12pt" style:language-asian="fr" style:country-asian="FR"/>
    </style:style>
    <style:style style:name="T4951" style:parent-style-name="Policepardéfaut" style:family="text">
      <style:text-properties style:font-size-complex="12pt" style:language-asian="fr" style:country-asian="FR"/>
    </style:style>
    <style:style style:name="T4952" style:parent-style-name="Policepardéfaut" style:family="text">
      <style:text-properties style:font-size-complex="12pt" style:language-asian="fr" style:country-asian="FR"/>
    </style:style>
    <style:style style:name="T4953" style:parent-style-name="Policepardéfaut" style:family="text">
      <style:text-properties style:font-size-complex="12pt" style:language-asian="fr" style:country-asian="FR"/>
    </style:style>
    <style:style style:name="T4954" style:parent-style-name="Policepardéfaut" style:family="text">
      <style:text-properties style:font-size-complex="12pt" style:language-asian="fr" style:country-asian="FR"/>
    </style:style>
    <style:style style:name="T4955" style:parent-style-name="Policepardéfaut" style:family="text">
      <style:text-properties style:font-size-complex="12pt" style:language-asian="fr" style:country-asian="FR"/>
    </style:style>
    <style:style style:name="T4956" style:parent-style-name="Policepardéfaut" style:family="text">
      <style:text-properties style:font-size-complex="12pt" style:language-asian="fr" style:country-asian="FR"/>
    </style:style>
    <style:style style:name="T4957" style:parent-style-name="Policepardéfaut" style:family="text">
      <style:text-properties style:font-size-complex="12pt" style:language-asian="fr" style:country-asian="FR"/>
    </style:style>
    <style:style style:name="T4958" style:parent-style-name="Policepardéfaut" style:family="text">
      <style:text-properties style:font-size-complex="12pt" style:language-asian="fr" style:country-asian="FR"/>
    </style:style>
    <style:style style:name="T4959" style:parent-style-name="Policepardéfaut" style:family="text">
      <style:text-properties style:font-style-complex="italic" style:font-size-complex="12pt" style:language-asian="fr" style:country-asian="FR"/>
    </style:style>
    <style:style style:name="T4960" style:parent-style-name="Policepardéfaut" style:family="text">
      <style:text-properties style:font-size-complex="12pt" style:language-asian="fr" style:country-asian="FR"/>
    </style:style>
    <style:style style:name="T4961" style:parent-style-name="Policepardéfaut" style:family="text">
      <style:text-properties style:font-size-complex="12pt" style:language-asian="fr" style:country-asian="FR"/>
    </style:style>
    <style:style style:name="T4962" style:parent-style-name="Policepardéfaut" style:family="text">
      <style:text-properties style:font-size-complex="12pt" style:language-asian="fr" style:country-asian="FR"/>
    </style:style>
    <style:style style:name="T4963" style:parent-style-name="Policepardéfaut" style:family="text">
      <style:text-properties style:font-size-complex="12pt" style:language-asian="fr" style:country-asian="FR"/>
    </style:style>
    <style:style style:name="T4964" style:parent-style-name="Policepardéfaut" style:family="text">
      <style:text-properties style:language-asian="fr" style:country-asian="FR"/>
    </style:style>
    <style:style style:name="T4965" style:parent-style-name="Policepardéfaut" style:family="text">
      <style:text-properties style:language-asian="fr" style:country-asian="FR"/>
    </style:style>
    <style:style style:name="T4966" style:parent-style-name="Policepardéfaut" style:family="text">
      <style:text-properties style:language-asian="fr" style:country-asian="FR"/>
    </style:style>
    <style:style style:name="T4967" style:parent-style-name="Policepardéfaut" style:family="text">
      <style:text-properties style:language-asian="fr" style:country-asian="FR"/>
    </style:style>
    <style:style style:name="T4968" style:parent-style-name="Policepardéfaut" style:family="text">
      <style:text-properties style:language-asian="fr" style:country-asian="FR"/>
    </style:style>
    <style:style style:name="T4969" style:parent-style-name="Policepardéfaut" style:family="text">
      <style:text-properties style:language-asian="fr" style:country-asian="FR"/>
    </style:style>
    <style:style style:name="T4970" style:parent-style-name="Policepardéfaut" style:family="text">
      <style:text-properties style:language-asian="fr" style:country-asian="FR"/>
    </style:style>
    <style:style style:name="T4971" style:parent-style-name="Policepardéfaut" style:family="text">
      <style:text-properties style:language-asian="fr" style:country-asian="FR"/>
    </style:style>
    <style:style style:name="T4972" style:parent-style-name="Policepardéfaut" style:family="text">
      <style:text-properties style:language-asian="fr" style:country-asian="FR"/>
    </style:style>
    <style:style style:name="T4973" style:parent-style-name="Policepardéfaut" style:family="text">
      <style:text-properties style:language-asian="fr" style:country-asian="FR"/>
    </style:style>
    <style:style style:name="T4974" style:parent-style-name="Policepardéfaut" style:family="text">
      <style:text-properties style:language-asian="fr" style:country-asian="FR"/>
    </style:style>
    <style:style style:name="T4975" style:parent-style-name="Policepardéfaut" style:family="text">
      <style:text-properties style:language-asian="fr" style:country-asian="FR"/>
    </style:style>
    <style:style style:name="T4976" style:parent-style-name="Policepardéfaut" style:family="text">
      <style:text-properties style:language-asian="fr" style:country-asian="FR"/>
    </style:style>
    <style:style style:name="T4977" style:parent-style-name="Policepardéfaut" style:family="text">
      <style:text-properties style:language-asian="fr" style:country-asian="FR"/>
    </style:style>
    <style:style style:name="T4978" style:parent-style-name="Policepardéfaut" style:family="text">
      <style:text-properties style:language-asian="fr" style:country-asian="FR"/>
    </style:style>
    <style:style style:name="T4979" style:parent-style-name="Policepardéfaut" style:family="text">
      <style:text-properties style:font-style-complex="italic" style:language-asian="fr" style:country-asian="FR"/>
    </style:style>
    <style:style style:name="T4980" style:parent-style-name="Policepardéfaut" style:family="text">
      <style:text-properties style:language-asian="fr" style:country-asian="FR"/>
    </style:style>
    <style:style style:name="T4981" style:parent-style-name="Policepardéfaut" style:family="text">
      <style:text-properties style:language-asian="fr" style:country-asian="FR"/>
    </style:style>
    <style:style style:name="T4982" style:parent-style-name="Policepardéfaut" style:family="text">
      <style:text-properties style:language-asian="fr" style:country-asian="FR"/>
    </style:style>
    <style:style style:name="T4983" style:parent-style-name="Policepardéfaut" style:family="text">
      <style:text-properties style:language-asian="fr" style:country-asian="FR"/>
    </style:style>
    <style:style style:name="T4984" style:parent-style-name="Policepardéfaut" style:family="text">
      <style:text-properties style:language-asian="fr" style:country-asian="FR"/>
    </style:style>
    <style:style style:name="T4985" style:parent-style-name="Policepardéfaut" style:family="text">
      <style:text-properties style:language-asian="fr" style:country-asian="FR"/>
    </style:style>
    <style:style style:name="T4986" style:parent-style-name="Policepardéfaut" style:family="text">
      <style:text-properties style:language-asian="fr" style:country-asian="FR"/>
    </style:style>
    <style:style style:name="T4987" style:parent-style-name="Policepardéfaut" style:family="text">
      <style:text-properties style:language-asian="fr" style:country-asian="FR"/>
    </style:style>
    <style:style style:name="T4988" style:parent-style-name="Policepardéfaut" style:family="text">
      <style:text-properties style:language-asian="fr" style:country-asian="FR"/>
    </style:style>
    <style:style style:name="T4989" style:parent-style-name="Policepardéfaut" style:family="text">
      <style:text-properties style:language-asian="fr" style:country-asian="FR"/>
    </style:style>
    <style:style style:name="T4990" style:parent-style-name="Policepardéfaut" style:family="text">
      <style:text-properties style:language-asian="fr" style:country-asian="FR"/>
    </style:style>
    <style:style style:name="T4991" style:parent-style-name="Policepardéfaut" style:family="text">
      <style:text-properties style:language-asian="fr" style:country-asian="FR"/>
    </style:style>
    <style:style style:name="T4992" style:parent-style-name="Policepardéfaut" style:family="text">
      <style:text-properties style:language-asian="fr" style:country-asian="FR"/>
    </style:style>
    <style:style style:name="T4993" style:parent-style-name="Policepardéfaut" style:family="text">
      <style:text-properties style:font-style-complex="italic" style:language-asian="fr" style:country-asian="FR"/>
    </style:style>
    <style:style style:name="T4994" style:parent-style-name="Policepardéfaut" style:family="text">
      <style:text-properties style:language-asian="fr" style:country-asian="FR"/>
    </style:style>
    <style:style style:name="T4995" style:parent-style-name="Policepardéfaut" style:family="text">
      <style:text-properties style:language-asian="fr" style:country-asian="FR"/>
    </style:style>
    <style:style style:name="T4996" style:parent-style-name="Policepardéfaut" style:family="text">
      <style:text-properties style:language-asian="fr" style:country-asian="FR"/>
    </style:style>
    <style:style style:name="T4997" style:parent-style-name="Policepardéfaut" style:family="text">
      <style:text-properties style:language-asian="fr" style:country-asian="FR"/>
    </style:style>
    <style:style style:name="T4998" style:parent-style-name="Policepardéfaut" style:family="text">
      <style:text-properties style:language-asian="fr" style:country-asian="FR"/>
    </style:style>
    <style:style style:name="T4999" style:parent-style-name="Policepardéfaut" style:family="text">
      <style:text-properties style:language-asian="fr" style:country-asian="FR"/>
    </style:style>
    <style:style style:name="T5000" style:parent-style-name="Policepardéfaut" style:family="text">
      <style:text-properties style:language-asian="fr" style:country-asian="FR"/>
    </style:style>
    <style:style style:name="T5001" style:parent-style-name="Policepardéfaut" style:family="text">
      <style:text-properties style:language-asian="fr" style:country-asian="FR"/>
    </style:style>
    <style:style style:name="T5002" style:parent-style-name="Policepardéfaut" style:family="text">
      <style:text-properties style:language-asian="fr" style:country-asian="FR"/>
    </style:style>
    <style:style style:name="T5003" style:parent-style-name="Policepardéfaut" style:family="text">
      <style:text-properties style:language-asian="fr" style:country-asian="FR"/>
    </style:style>
    <style:style style:name="T5004" style:parent-style-name="Policepardéfaut" style:family="text">
      <style:text-properties fo:font-style="italic" style:font-style-asian="italic" style:font-style-complex="italic" style:language-asian="fr" style:country-asian="FR"/>
    </style:style>
    <style:style style:name="T5005" style:parent-style-name="Policepardéfaut" style:family="text">
      <style:text-properties style:language-asian="fr" style:country-asian="FR"/>
    </style:style>
    <style:style style:name="T5006" style:parent-style-name="Policepardéfaut" style:family="text">
      <style:text-properties style:language-asian="fr" style:country-asian="FR"/>
    </style:style>
    <style:style style:name="T5007" style:parent-style-name="Policepardéfaut" style:family="text">
      <style:text-properties fo:font-style="italic" style:font-style-asian="italic" style:font-style-complex="italic" style:language-asian="fr" style:country-asian="FR"/>
    </style:style>
    <style:style style:name="T5008" style:parent-style-name="Policepardéfaut" style:family="text">
      <style:text-properties style:language-asian="fr" style:country-asian="FR"/>
    </style:style>
    <style:style style:name="T5009" style:parent-style-name="Policepardéfaut" style:family="text">
      <style:text-properties style:language-asian="fr" style:country-asian="FR"/>
    </style:style>
    <style:style style:name="T5010" style:parent-style-name="Policepardéfaut" style:family="text">
      <style:text-properties style:language-asian="fr" style:country-asian="FR"/>
    </style:style>
    <style:style style:name="T5011" style:parent-style-name="Policepardéfaut" style:family="text">
      <style:text-properties style:language-asian="fr" style:country-asian="FR"/>
    </style:style>
    <style:style style:name="T5012" style:parent-style-name="Policepardéfaut" style:family="text">
      <style:text-properties style:language-asian="fr" style:country-asian="FR"/>
    </style:style>
    <style:style style:name="T5013" style:parent-style-name="Policepardéfaut" style:family="text">
      <style:text-properties style:language-asian="fr" style:country-asian="FR"/>
    </style:style>
    <style:style style:name="T5014" style:parent-style-name="Policepardéfaut" style:family="text">
      <style:text-properties style:language-asian="fr" style:country-asian="FR"/>
    </style:style>
    <style:style style:name="P5015" style:parent-style-name="quote.l" style:family="paragraph">
      <style:text-properties style:language-asian="fr" style:country-asian="FR"/>
    </style:style>
    <style:style style:name="T5016" style:parent-style-name="Policepardéfaut" style:family="text">
      <style:text-properties style:language-asian="fr" style:country-asian="FR"/>
    </style:style>
    <style:style style:name="T5017" style:parent-style-name="Policepardéfaut" style:family="text">
      <style:text-properties style:language-asian="fr" style:country-asian="FR"/>
    </style:style>
    <style:style style:name="P5018" style:parent-style-name="quote.l" style:family="paragraph">
      <style:text-properties style:language-asian="fr" style:country-asian="FR"/>
    </style:style>
    <style:style style:name="T5019" style:parent-style-name="Policepardéfaut" style:family="text">
      <style:text-properties style:language-asian="fr" style:country-asian="FR"/>
    </style:style>
    <style:style style:name="T5020" style:parent-style-name="Policepardéfaut" style:family="text">
      <style:text-properties style:language-asian="fr" style:country-asian="FR"/>
    </style:style>
    <style:style style:name="T5021" style:parent-style-name="Policepardéfaut" style:family="text">
      <style:text-properties style:language-asian="fr" style:country-asian="FR"/>
    </style:style>
    <style:style style:name="T5022" style:parent-style-name="Policepardéfaut" style:family="text">
      <style:text-properties style:language-asian="fr" style:country-asian="FR"/>
    </style:style>
    <style:style style:name="P5023" style:parent-style-name="quote.l" style:family="paragraph">
      <style:text-properties style:language-asian="fr" style:country-asian="FR"/>
    </style:style>
    <style:style style:name="T5024" style:parent-style-name="Policepardéfaut" style:family="text">
      <style:text-properties style:language-asian="fr" style:country-asian="FR"/>
    </style:style>
    <style:style style:name="T5025" style:parent-style-name="Policepardéfaut" style:family="text">
      <style:text-properties style:language-asian="fr" style:country-asian="FR"/>
    </style:style>
    <style:style style:name="P5026" style:parent-style-name="quote.l" style:family="paragraph">
      <style:text-properties style:language-asian="fr" style:country-asian="FR"/>
    </style:style>
    <style:style style:name="T5027" style:parent-style-name="Policepardéfaut" style:family="text">
      <style:text-properties style:language-asian="fr" style:country-asian="FR"/>
    </style:style>
    <style:style style:name="T5028" style:parent-style-name="Policepardéfaut" style:family="text">
      <style:text-properties style:language-asian="fr" style:country-asian="FR"/>
    </style:style>
    <style:style style:name="T5029" style:parent-style-name="Policepardéfaut" style:family="text">
      <style:text-properties style:language-asian="fr" style:country-asian="FR"/>
    </style:style>
    <style:style style:name="P5030" style:parent-style-name="quote.l" style:family="paragraph">
      <style:text-properties style:language-asian="fr" style:country-asian="FR"/>
    </style:style>
    <style:style style:name="P5031" style:parent-style-name="quote.l" style:family="paragraph">
      <style:text-properties style:language-asian="fr" style:country-asian="FR"/>
    </style:style>
    <style:style style:name="P5032" style:parent-style-name="quote.l" style:family="paragraph">
      <style:text-properties style:language-asian="fr" style:country-asian="FR"/>
    </style:style>
    <style:style style:name="T5033" style:parent-style-name="Policepardéfaut" style:family="text">
      <style:text-properties style:language-asian="fr" style:country-asian="FR"/>
    </style:style>
    <style:style style:name="T5034" style:parent-style-name="Policepardéfaut" style:family="text">
      <style:text-properties style:language-asian="fr" style:country-asian="FR"/>
    </style:style>
    <style:style style:name="T5035" style:parent-style-name="Policepardéfaut" style:family="text">
      <style:text-properties style:language-asian="fr" style:country-asian="FR"/>
    </style:style>
    <style:style style:name="T5036" style:parent-style-name="Policepardéfaut" style:family="text">
      <style:text-properties style:language-asian="fr" style:country-asian="FR"/>
    </style:style>
    <style:style style:name="T5037" style:parent-style-name="Policepardéfaut" style:family="text">
      <style:text-properties style:language-asian="fr" style:country-asian="FR"/>
    </style:style>
    <style:style style:name="T5038" style:parent-style-name="Policepardéfaut" style:family="text">
      <style:text-properties style:language-asian="fr" style:country-asian="FR"/>
    </style:style>
    <style:style style:name="T5039" style:parent-style-name="Policepardéfaut" style:family="text">
      <style:text-properties style:language-asian="fr" style:country-asian="FR"/>
    </style:style>
    <style:style style:name="T5040" style:parent-style-name="Policepardéfaut" style:family="text">
      <style:text-properties style:language-asian="fr" style:country-asian="FR"/>
    </style:style>
    <style:style style:name="T5041" style:parent-style-name="Policepardéfaut" style:family="text">
      <style:text-properties style:language-asian="fr" style:country-asian="FR"/>
    </style:style>
    <style:style style:name="T5042" style:parent-style-name="Policepardéfaut" style:family="text">
      <style:text-properties style:language-asian="fr" style:country-asian="FR"/>
    </style:style>
    <style:style style:name="T5043" style:parent-style-name="Policepardéfaut" style:family="text">
      <style:text-properties style:language-asian="fr" style:country-asian="FR"/>
    </style:style>
    <style:style style:name="T5044" style:parent-style-name="Policepardéfaut" style:family="text">
      <style:text-properties style:language-asian="fr" style:country-asian="FR"/>
    </style:style>
    <style:style style:name="P5045" style:parent-style-name="quote.l" style:family="paragraph">
      <style:text-properties style:language-asian="fr" style:country-asian="FR"/>
    </style:style>
    <style:style style:name="T5046" style:parent-style-name="Policepardéfaut" style:family="text">
      <style:text-properties style:language-asian="fr" style:country-asian="FR"/>
    </style:style>
    <style:style style:name="T5047" style:parent-style-name="Policepardéfaut" style:family="text">
      <style:text-properties style:language-asian="fr" style:country-asian="FR"/>
    </style:style>
    <style:style style:name="T5048" style:parent-style-name="Policepardéfaut" style:family="text">
      <style:text-properties style:language-asian="fr" style:country-asian="FR"/>
    </style:style>
    <style:style style:name="T5049" style:parent-style-name="Policepardéfaut" style:family="text">
      <style:text-properties style:language-asian="fr" style:country-asian="FR"/>
    </style:style>
    <style:style style:name="T5050" style:parent-style-name="Policepardéfaut" style:family="text">
      <style:text-properties style:language-asian="fr" style:country-asian="FR"/>
    </style:style>
    <style:style style:name="T5051" style:parent-style-name="Policepardéfaut" style:family="text">
      <style:text-properties style:language-asian="fr" style:country-asian="FR"/>
    </style:style>
    <style:style style:name="T5052" style:parent-style-name="Policepardéfaut" style:family="text">
      <style:text-properties style:language-asian="fr" style:country-asian="FR"/>
    </style:style>
    <style:style style:name="T5053" style:parent-style-name="Policepardéfaut" style:family="text">
      <style:text-properties style:language-asian="fr" style:country-asian="FR"/>
    </style:style>
    <style:style style:name="T5054" style:parent-style-name="Policepardéfaut" style:family="text">
      <style:text-properties style:language-asian="fr" style:country-asian="FR"/>
    </style:style>
    <style:style style:name="T5055" style:parent-style-name="Policepardéfaut" style:family="text">
      <style:text-properties style:language-asian="fr" style:country-asian="FR"/>
    </style:style>
    <style:style style:name="T5056" style:parent-style-name="Policepardéfaut" style:family="text">
      <style:text-properties style:language-asian="fr" style:country-asian="FR"/>
    </style:style>
    <style:style style:name="T5057" style:parent-style-name="Policepardéfaut" style:family="text">
      <style:text-properties style:language-asian="fr" style:country-asian="FR"/>
    </style:style>
    <style:style style:name="T5058" style:parent-style-name="Policepardéfaut" style:family="text">
      <style:text-properties style:language-asian="fr" style:country-asian="FR"/>
    </style:style>
    <style:style style:name="T5059" style:parent-style-name="Policepardéfaut" style:family="text">
      <style:text-properties style:language-asian="fr" style:country-asian="FR"/>
    </style:style>
    <style:style style:name="T5060" style:parent-style-name="Policepardéfaut" style:family="text">
      <style:text-properties style:language-asian="fr" style:country-asian="FR"/>
    </style:style>
    <style:style style:name="T5061" style:parent-style-name="Policepardéfaut" style:family="text">
      <style:text-properties style:language-asian="fr" style:country-asian="FR"/>
    </style:style>
    <style:style style:name="T5062" style:parent-style-name="Policepardéfaut" style:family="text">
      <style:text-properties style:language-asian="fr" style:country-asian="FR"/>
    </style:style>
    <style:style style:name="T5063" style:parent-style-name="Policepardéfaut" style:family="text">
      <style:text-properties style:language-asian="fr" style:country-asian="FR"/>
    </style:style>
    <style:style style:name="T5064" style:parent-style-name="Policepardéfaut" style:family="text">
      <style:text-properties style:language-asian="fr" style:country-asian="FR"/>
    </style:style>
    <style:style style:name="T5065" style:parent-style-name="Policepardéfaut" style:family="text">
      <style:text-properties style:language-asian="fr" style:country-asian="FR"/>
    </style:style>
    <style:style style:name="T5066" style:parent-style-name="Policepardéfaut" style:family="text">
      <style:text-properties style:language-asian="fr" style:country-asian="FR"/>
    </style:style>
    <style:style style:name="T5067" style:parent-style-name="quote.c" style:family="text">
      <style:text-properties fo:font-variant="small-caps"/>
    </style:style>
    <style:style style:name="T5068" style:parent-style-name="Policepardéfaut" style:family="text">
      <style:text-properties style:language-asian="fr" style:country-asian="FR"/>
    </style:style>
    <style:style style:name="T5069" style:parent-style-name="Policepardéfaut" style:family="text">
      <style:text-properties style:language-asian="fr" style:country-asian="FR"/>
    </style:style>
    <style:style style:name="T5070" style:parent-style-name="Policepardéfaut" style:family="text">
      <style:text-properties style:language-asian="fr" style:country-asian="FR"/>
    </style:style>
    <style:style style:name="T5071" style:parent-style-name="Policepardéfaut" style:family="text">
      <style:text-properties style:language-asian="fr" style:country-asian="FR"/>
    </style:style>
    <style:style style:name="T5072" style:parent-style-name="Policepardéfaut" style:family="text">
      <style:text-properties style:language-asian="fr" style:country-asian="FR"/>
    </style:style>
    <style:style style:name="T5073" style:parent-style-name="Policepardéfaut" style:family="text">
      <style:text-properties style:language-asian="fr" style:country-asian="FR"/>
    </style:style>
    <style:style style:name="T5074" style:parent-style-name="Policepardéfaut" style:family="text">
      <style:text-properties style:language-asian="fr" style:country-asian="FR"/>
    </style:style>
    <style:style style:name="T5075" style:parent-style-name="Policepardéfaut" style:family="text">
      <style:text-properties style:language-asian="fr" style:country-asian="FR"/>
    </style:style>
    <style:style style:name="T5076" style:parent-style-name="Policepardéfaut" style:family="text">
      <style:text-properties style:language-asian="fr" style:country-asian="FR"/>
    </style:style>
    <style:style style:name="T5077" style:parent-style-name="Policepardéfaut" style:family="text">
      <style:text-properties style:language-asian="fr" style:country-asian="FR"/>
    </style:style>
    <style:style style:name="T5078" style:parent-style-name="Policepardéfaut" style:family="text">
      <style:text-properties style:language-asian="fr" style:country-asian="FR"/>
    </style:style>
    <style:style style:name="T5079" style:parent-style-name="Policepardéfaut" style:family="text">
      <style:text-properties style:language-asian="fr" style:country-asian="FR"/>
    </style:style>
    <style:style style:name="T5080" style:parent-style-name="Policepardéfaut" style:family="text">
      <style:text-properties style:language-asian="fr" style:country-asian="FR"/>
    </style:style>
    <style:style style:name="T5081" style:parent-style-name="Policepardéfaut" style:family="text">
      <style:text-properties style:language-asian="fr" style:country-asian="FR"/>
    </style:style>
    <style:style style:name="T5082" style:parent-style-name="Policepardéfaut" style:family="text">
      <style:text-properties style:language-asian="fr" style:country-asian="FR"/>
    </style:style>
    <style:style style:name="T5083" style:parent-style-name="Policepardéfaut" style:family="text">
      <style:text-properties style:language-asian="fr" style:country-asian="FR"/>
    </style:style>
    <style:style style:name="T5084" style:parent-style-name="Policepardéfaut" style:family="text">
      <style:text-properties style:language-asian="fr" style:country-asian="FR"/>
    </style:style>
    <style:style style:name="T5085" style:parent-style-name="Policepardéfaut" style:family="text">
      <style:text-properties style:language-asian="fr" style:country-asian="FR"/>
    </style:style>
    <style:style style:name="T5086" style:parent-style-name="Policepardéfaut" style:family="text">
      <style:text-properties style:language-asian="fr" style:country-asian="FR"/>
    </style:style>
    <style:style style:name="T5087" style:parent-style-name="Policepardéfaut" style:family="text">
      <style:text-properties style:language-asian="fr" style:country-asian="FR"/>
    </style:style>
    <style:style style:name="T5088" style:parent-style-name="Policepardéfaut" style:family="text">
      <style:text-properties style:language-asian="fr" style:country-asian="FR"/>
    </style:style>
    <style:style style:name="T5089" style:parent-style-name="Policepardéfaut" style:family="text">
      <style:text-properties style:language-asian="fr" style:country-asian="FR"/>
    </style:style>
    <style:style style:name="T5090" style:parent-style-name="Policepardéfaut" style:family="text">
      <style:text-properties style:language-asian="fr" style:country-asian="FR"/>
    </style:style>
    <style:style style:name="T5091" style:parent-style-name="Policepardéfaut" style:family="text">
      <style:text-properties style:language-asian="fr" style:country-asian="FR"/>
    </style:style>
    <style:style style:name="T5092" style:parent-style-name="Policepardéfaut" style:family="text">
      <style:text-properties style:language-asian="fr" style:country-asian="FR"/>
    </style:style>
    <style:style style:name="T5093" style:parent-style-name="Policepardéfaut" style:family="text">
      <style:text-properties style:language-asian="fr" style:country-asian="FR"/>
    </style:style>
    <style:style style:name="T5094" style:parent-style-name="Policepardéfaut" style:family="text">
      <style:text-properties style:language-asian="fr" style:country-asian="FR"/>
    </style:style>
    <style:style style:name="T5095" style:parent-style-name="Policepardéfaut" style:family="text">
      <style:text-properties style:language-asian="fr" style:country-asian="FR"/>
    </style:style>
    <style:style style:name="T5096" style:parent-style-name="Policepardéfaut" style:family="text">
      <style:text-properties style:language-asian="fr" style:country-asian="FR"/>
    </style:style>
    <style:style style:name="T5097" style:parent-style-name="Policepardéfaut" style:family="text">
      <style:text-properties style:language-asian="fr" style:country-asian="FR"/>
    </style:style>
    <style:style style:name="T5098" style:parent-style-name="Policepardéfaut" style:family="text">
      <style:text-properties style:language-asian="fr" style:country-asian="FR"/>
    </style:style>
    <style:style style:name="T5099" style:parent-style-name="Policepardéfaut" style:family="text">
      <style:text-properties style:language-asian="fr" style:country-asian="FR"/>
    </style:style>
    <style:style style:name="T5100" style:parent-style-name="Policepardéfaut" style:family="text">
      <style:text-properties style:language-asian="fr" style:country-asian="FR"/>
    </style:style>
    <style:style style:name="T5101" style:parent-style-name="Policepardéfaut" style:family="text">
      <style:text-properties style:language-asian="fr" style:country-asian="FR"/>
    </style:style>
    <style:style style:name="T5102" style:parent-style-name="Policepardéfaut" style:family="text">
      <style:text-properties style:language-asian="fr" style:country-asian="FR"/>
    </style:style>
    <style:style style:name="T5103" style:parent-style-name="Policepardéfaut" style:family="text">
      <style:text-properties style:language-asian="fr" style:country-asian="FR"/>
    </style:style>
    <style:style style:name="T5104" style:parent-style-name="Policepardéfaut" style:family="text">
      <style:text-properties style:language-asian="fr" style:country-asian="FR"/>
    </style:style>
    <style:style style:name="P5105" style:parent-style-name="byline" style:family="paragraph">
      <style:text-properties fo:font-style="italic" style:font-style-asian="italic"/>
    </style:style>
    <style:style style:name="T5106" style:parent-style-name="Policepardéfaut" style:family="text">
      <style:text-properties fo:font-style="italic" style:font-style-asian="italic" style:font-style-complex="italic"/>
    </style:style>
    <style:style style:name="T5107" style:parent-style-name="Policepardéfaut" style:family="text">
      <style:text-properties fo:font-style="italic" style:font-style-asian="italic" style:font-style-complex="italic"/>
    </style:style>
    <style:style style:name="T5108" style:parent-style-name="Policepardéfaut" style:family="text">
      <style:text-properties fo:font-style="italic" style:font-style-asian="italic" style:font-style-complex="italic"/>
    </style:style>
    <style:style style:name="T5109" style:parent-style-name="Policepardéfaut" style:family="text">
      <style:text-properties style:font-style-complex="italic"/>
    </style:style>
    <style:style style:name="T5110" style:parent-style-name="Policepardéfaut" style:family="text">
      <style:text-properties style:language-asian="fr" style:country-asian="FR"/>
    </style:style>
    <style:style style:name="T5111" style:parent-style-name="Policepardéfaut" style:family="text">
      <style:text-properties style:language-asian="fr" style:country-asian="FR"/>
    </style:style>
    <style:style style:name="T5112" style:parent-style-name="Policepardéfaut" style:family="text">
      <style:text-properties style:language-asian="fr" style:country-asian="FR"/>
    </style:style>
    <style:style style:name="T5113" style:parent-style-name="Policepardéfaut" style:family="text">
      <style:text-properties style:language-asian="fr" style:country-asian="FR"/>
    </style:style>
    <style:style style:name="T5114" style:parent-style-name="Policepardéfaut" style:family="text">
      <style:text-properties style:font-weight-complex="normal" style:language-asian="fr" style:country-asian="FR"/>
    </style:style>
    <style:style style:name="T5115" style:parent-style-name="Policepardéfaut" style:family="text">
      <style:text-properties style:language-asian="fr" style:country-asian="FR"/>
    </style:style>
    <style:style style:name="T5116" style:parent-style-name="Policepardéfaut" style:family="text">
      <style:text-properties style:language-asian="fr" style:country-asian="FR"/>
    </style:style>
    <style:style style:name="T5117" style:parent-style-name="Policepardéfaut" style:family="text">
      <style:text-properties style:language-asian="fr" style:country-asian="FR"/>
    </style:style>
    <style:style style:name="T5118" style:parent-style-name="Policepardéfaut" style:family="text">
      <style:text-properties style:language-asian="fr" style:country-asian="FR"/>
    </style:style>
    <style:style style:name="T5119" style:parent-style-name="Policepardéfaut" style:family="text">
      <style:text-properties style:language-asian="fr" style:country-asian="FR"/>
    </style:style>
    <style:style style:name="T5120" style:parent-style-name="Policepardéfaut" style:family="text">
      <style:text-properties style:language-asian="fr" style:country-asian="FR"/>
    </style:style>
    <style:style style:name="T5121" style:parent-style-name="Policepardéfaut" style:family="text">
      <style:text-properties style:language-asian="fr" style:country-asian="FR"/>
    </style:style>
    <style:style style:name="T5122" style:parent-style-name="Policepardéfaut" style:family="text">
      <style:text-properties style:language-asian="fr" style:country-asian="FR"/>
    </style:style>
    <style:style style:name="T5123" style:parent-style-name="Policepardéfaut" style:family="text">
      <style:text-properties style:language-asian="fr" style:country-asian="FR"/>
    </style:style>
    <style:style style:name="T5124" style:parent-style-name="Policepardéfaut" style:family="text">
      <style:text-properties style:language-asian="fr" style:country-asian="FR"/>
    </style:style>
    <style:style style:name="T5125" style:parent-style-name="Policepardéfaut" style:family="text">
      <style:text-properties style:language-asian="fr" style:country-asian="FR"/>
    </style:style>
    <style:style style:name="T5126" style:parent-style-name="Policepardéfaut" style:family="text">
      <style:text-properties style:language-asian="fr" style:country-asian="FR"/>
    </style:style>
    <style:style style:name="T5127" style:parent-style-name="Policepardéfaut" style:family="text">
      <style:text-properties style:language-asian="fr" style:country-asian="FR"/>
    </style:style>
    <style:style style:name="T5128" style:parent-style-name="Policepardéfaut" style:family="text">
      <style:text-properties style:language-asian="fr" style:country-asian="FR"/>
    </style:style>
    <style:style style:name="T5129" style:parent-style-name="Policepardéfaut" style:family="text">
      <style:text-properties style:language-asian="fr" style:country-asian="FR"/>
    </style:style>
    <style:style style:name="T5130" style:parent-style-name="Policepardéfaut" style:family="text">
      <style:text-properties style:language-asian="fr" style:country-asian="FR"/>
    </style:style>
    <style:style style:name="T5131" style:parent-style-name="Policepardéfaut" style:family="text">
      <style:text-properties style:language-asian="fr" style:country-asian="FR"/>
    </style:style>
    <style:style style:name="T5132" style:parent-style-name="Policepardéfaut" style:family="text">
      <style:text-properties style:language-asian="fr" style:country-asian="FR"/>
    </style:style>
    <style:style style:name="T5133" style:parent-style-name="Policepardéfaut" style:family="text">
      <style:text-properties style:language-asian="fr" style:country-asian="FR"/>
    </style:style>
    <style:style style:name="T5134" style:parent-style-name="Policepardéfaut" style:family="text">
      <style:text-properties style:language-asian="fr" style:country-asian="FR"/>
    </style:style>
    <style:style style:name="T5135" style:parent-style-name="Policepardéfaut" style:family="text">
      <style:text-properties style:language-asian="fr" style:country-asian="FR"/>
    </style:style>
    <style:style style:name="T5136" style:parent-style-name="Policepardéfaut" style:family="text">
      <style:text-properties style:language-asian="fr" style:country-asian="FR"/>
    </style:style>
    <style:style style:name="T5137" style:parent-style-name="Policepardéfaut" style:family="text">
      <style:text-properties style:language-asian="fr" style:country-asian="FR"/>
    </style:style>
    <style:style style:name="T5138" style:parent-style-name="Policepardéfaut" style:family="text">
      <style:text-properties style:language-asian="fr" style:country-asian="FR"/>
    </style:style>
    <style:style style:name="T5139" style:parent-style-name="Policepardéfaut" style:family="text">
      <style:text-properties style:language-asian="fr" style:country-asian="FR"/>
    </style:style>
    <style:style style:name="T5140" style:parent-style-name="Policepardéfaut" style:family="text">
      <style:text-properties style:language-asian="fr" style:country-asian="FR"/>
    </style:style>
    <style:style style:name="T5141" style:parent-style-name="Policepardéfaut" style:family="text">
      <style:text-properties style:language-asian="fr" style:country-asian="FR"/>
    </style:style>
    <style:style style:name="T5142" style:parent-style-name="Policepardéfaut" style:family="text">
      <style:text-properties style:font-size-complex="12pt" style:language-asian="fr" style:country-asian="FR"/>
    </style:style>
    <style:style style:name="T5143" style:parent-style-name="Policepardéfaut" style:family="text">
      <style:text-properties style:font-size-complex="12pt" style:language-asian="fr" style:country-asian="FR"/>
    </style:style>
    <style:style style:name="T5144" style:parent-style-name="Policepardéfaut" style:family="text">
      <style:text-properties style:font-size-complex="12pt" style:language-asian="fr" style:country-asian="FR"/>
    </style:style>
    <style:style style:name="T5145" style:parent-style-name="Policepardéfaut" style:family="text">
      <style:text-properties style:font-size-complex="12pt" style:language-asian="fr" style:country-asian="FR"/>
    </style:style>
    <style:style style:name="T5146" style:parent-style-name="Policepardéfaut" style:family="text">
      <style:text-properties style:font-size-complex="12pt" style:language-asian="fr" style:country-asian="FR"/>
    </style:style>
    <style:style style:name="T5147" style:parent-style-name="Policepardéfaut" style:family="text">
      <style:text-properties style:font-size-complex="12pt" style:language-asian="fr" style:country-asian="FR"/>
    </style:style>
    <style:style style:name="T5148" style:parent-style-name="Policepardéfaut" style:family="text">
      <style:text-properties style:font-size-complex="12pt" style:language-asian="fr" style:country-asian="FR"/>
    </style:style>
    <style:style style:name="T5149" style:parent-style-name="Policepardéfaut" style:family="text">
      <style:text-properties style:font-size-complex="12pt" style:language-asian="fr" style:country-asian="FR"/>
    </style:style>
    <style:style style:name="T5150" style:parent-style-name="Policepardéfaut" style:family="text">
      <style:text-properties style:font-size-complex="12pt" style:language-asian="fr" style:country-asian="FR"/>
    </style:style>
    <style:style style:name="T5151" style:parent-style-name="Policepardéfaut" style:family="text">
      <style:text-properties style:font-size-complex="12pt" style:language-asian="fr" style:country-asian="FR"/>
    </style:style>
    <style:style style:name="T5152" style:parent-style-name="Policepardéfaut" style:family="text">
      <style:text-properties style:font-size-complex="12pt" style:language-asian="fr" style:country-asian="FR"/>
    </style:style>
    <style:style style:name="T5153" style:parent-style-name="Policepardéfaut" style:family="text">
      <style:text-properties style:font-size-complex="12pt" style:language-asian="fr" style:country-asian="FR"/>
    </style:style>
    <style:style style:name="T5154" style:parent-style-name="Policepardéfaut" style:family="text">
      <style:text-properties style:language-asian="fr" style:country-asian="FR"/>
    </style:style>
    <style:style style:name="T5155" style:parent-style-name="Policepardéfaut" style:family="text">
      <style:text-properties style:language-asian="fr" style:country-asian="FR"/>
    </style:style>
    <style:style style:name="T5156" style:parent-style-name="Policepardéfaut" style:family="text">
      <style:text-properties style:language-asian="fr" style:country-asian="FR"/>
    </style:style>
    <style:style style:name="T5157" style:parent-style-name="Policepardéfaut" style:family="text">
      <style:text-properties style:language-asian="fr" style:country-asian="FR"/>
    </style:style>
    <style:style style:name="T5158" style:parent-style-name="Policepardéfaut" style:family="text">
      <style:text-properties style:language-asian="fr" style:country-asian="FR"/>
    </style:style>
    <style:style style:name="T5159" style:parent-style-name="Policepardéfaut" style:family="text">
      <style:text-properties style:language-asian="fr" style:country-asian="FR"/>
    </style:style>
    <style:style style:name="T5160" style:parent-style-name="Policepardéfaut" style:family="text">
      <style:text-properties style:language-asian="fr" style:country-asian="FR"/>
    </style:style>
    <style:style style:name="T5161" style:parent-style-name="Policepardéfaut" style:family="text">
      <style:text-properties style:language-asian="fr" style:country-asian="FR"/>
    </style:style>
    <style:style style:name="T5162" style:parent-style-name="Policepardéfaut" style:family="text">
      <style:text-properties style:language-asian="fr" style:country-asian="FR"/>
    </style:style>
    <style:style style:name="T5163" style:parent-style-name="Policepardéfaut" style:family="text">
      <style:text-properties style:language-asian="fr" style:country-asian="FR"/>
    </style:style>
    <style:style style:name="T5164" style:parent-style-name="Policepardéfaut" style:family="text">
      <style:text-properties style:language-asian="fr" style:country-asian="FR"/>
    </style:style>
    <style:style style:name="T5165" style:parent-style-name="Policepardéfaut" style:family="text">
      <style:text-properties style:language-asian="fr" style:country-asian="FR"/>
    </style:style>
    <style:style style:name="T5166" style:parent-style-name="Policepardéfaut" style:family="text">
      <style:text-properties style:language-asian="fr" style:country-asian="FR"/>
    </style:style>
    <style:style style:name="T5167" style:parent-style-name="Policepardéfaut" style:family="text">
      <style:text-properties style:language-asian="fr" style:country-asian="FR"/>
    </style:style>
    <style:style style:name="T5168" style:parent-style-name="Policepardéfaut" style:family="text">
      <style:text-properties style:language-asian="fr" style:country-asian="FR"/>
    </style:style>
    <style:style style:name="T5169" style:parent-style-name="Policepardéfaut" style:family="text">
      <style:text-properties style:language-asian="fr" style:country-asian="FR"/>
    </style:style>
    <style:style style:name="T5170" style:parent-style-name="Policepardéfaut" style:family="text">
      <style:text-properties style:language-asian="fr" style:country-asian="FR"/>
    </style:style>
    <style:style style:name="T5171" style:parent-style-name="Policepardéfaut" style:family="text">
      <style:text-properties style:language-asian="fr" style:country-asian="FR"/>
    </style:style>
    <style:style style:name="T5172" style:parent-style-name="Policepardéfaut" style:family="text">
      <style:text-properties style:language-asian="fr" style:country-asian="FR"/>
    </style:style>
    <style:style style:name="T5173" style:parent-style-name="Policepardéfaut" style:family="text">
      <style:text-properties style:language-asian="fr" style:country-asian="FR"/>
    </style:style>
    <style:style style:name="T5174" style:parent-style-name="Policepardéfaut" style:family="text">
      <style:text-properties style:language-asian="fr" style:country-asian="FR"/>
    </style:style>
    <style:style style:name="T5175" style:parent-style-name="Policepardéfaut" style:family="text">
      <style:text-properties style:language-asian="fr" style:country-asian="FR"/>
    </style:style>
    <style:style style:name="T5176" style:parent-style-name="Policepardéfaut" style:family="text">
      <style:text-properties style:language-asian="fr" style:country-asian="FR"/>
    </style:style>
    <style:style style:name="T5177" style:parent-style-name="Policepardéfaut" style:family="text">
      <style:text-properties style:language-asian="fr" style:country-asian="FR"/>
    </style:style>
    <style:style style:name="T5178" style:parent-style-name="Policepardéfaut" style:family="text">
      <style:text-properties style:language-asian="fr" style:country-asian="FR"/>
    </style:style>
    <style:style style:name="T5179" style:parent-style-name="Policepardéfaut" style:family="text">
      <style:text-properties style:language-asian="fr" style:country-asian="FR"/>
    </style:style>
    <style:style style:name="T5180" style:parent-style-name="Policepardéfaut" style:family="text">
      <style:text-properties style:language-asian="fr" style:country-asian="FR"/>
    </style:style>
    <style:style style:name="T5181" style:parent-style-name="Policepardéfaut" style:family="text">
      <style:text-properties style:language-asian="fr" style:country-asian="FR"/>
    </style:style>
    <style:style style:name="T5182" style:parent-style-name="Policepardéfaut" style:family="text">
      <style:text-properties style:language-asian="fr" style:country-asian="FR"/>
    </style:style>
    <style:style style:name="T5183" style:parent-style-name="Policepardéfaut" style:family="text">
      <style:text-properties style:language-asian="fr" style:country-asian="FR"/>
    </style:style>
    <style:style style:name="T5184" style:parent-style-name="Policepardéfaut" style:family="text">
      <style:text-properties style:language-asian="fr" style:country-asian="FR"/>
    </style:style>
    <style:style style:name="T5185" style:parent-style-name="Policepardéfaut" style:family="text">
      <style:text-properties style:language-asian="fr" style:country-asian="FR"/>
    </style:style>
    <style:style style:name="T5186" style:parent-style-name="Policepardéfaut" style:family="text">
      <style:text-properties style:language-asian="fr" style:country-asian="FR"/>
    </style:style>
    <style:style style:name="T5187" style:parent-style-name="Policepardéfaut" style:family="text">
      <style:text-properties style:language-asian="fr" style:country-asian="FR"/>
    </style:style>
    <style:style style:name="T5188" style:parent-style-name="Policepardéfaut" style:family="text">
      <style:text-properties style:language-asian="fr" style:country-asian="FR"/>
    </style:style>
    <style:style style:name="T5189" style:parent-style-name="Policepardéfaut" style:family="text">
      <style:text-properties style:language-asian="fr" style:country-asian="FR"/>
    </style:style>
    <style:style style:name="T5190" style:parent-style-name="Policepardéfaut" style:family="text">
      <style:text-properties style:language-asian="fr" style:country-asian="FR"/>
    </style:style>
    <style:style style:name="T5191" style:parent-style-name="Policepardéfaut" style:family="text">
      <style:text-properties style:language-asian="fr" style:country-asian="FR"/>
    </style:style>
    <style:style style:name="T5192" style:parent-style-name="Policepardéfaut" style:family="text">
      <style:text-properties style:language-asian="fr" style:country-asian="FR"/>
    </style:style>
    <style:style style:name="T5193" style:parent-style-name="Policepardéfaut" style:family="text">
      <style:text-properties style:language-asian="fr" style:country-asian="FR"/>
    </style:style>
    <style:style style:name="T5194" style:parent-style-name="Policepardéfaut" style:family="text">
      <style:text-properties style:language-asian="fr" style:country-asian="FR"/>
    </style:style>
    <style:style style:name="T5195" style:parent-style-name="Policepardéfaut" style:family="text">
      <style:text-properties fo:font-style="italic" style:font-style-asian="italic" style:font-style-complex="italic" style:font-size-complex="12pt" style:language-asian="fr" style:country-asian="FR"/>
    </style:style>
    <style:style style:name="T5196" style:parent-style-name="Policepardéfaut" style:family="text">
      <style:text-properties style:font-size-complex="12pt" style:language-asian="fr" style:country-asian="FR"/>
    </style:style>
    <style:style style:name="T5197" style:parent-style-name="Policepardéfaut" style:family="text">
      <style:text-properties style:language-asian="fr" style:country-asian="FR"/>
    </style:style>
    <style:style style:name="T5198" style:parent-style-name="Policepardéfaut" style:family="text">
      <style:text-properties style:language-asian="fr" style:country-asian="FR"/>
    </style:style>
    <style:style style:name="T5199" style:parent-style-name="Policepardéfaut" style:family="text">
      <style:text-properties style:language-asian="fr" style:country-asian="FR"/>
    </style:style>
    <style:style style:name="T5200" style:parent-style-name="Policepardéfaut" style:family="text">
      <style:text-properties style:language-asian="fr" style:country-asian="FR"/>
    </style:style>
    <style:style style:name="T5201" style:parent-style-name="Policepardéfaut" style:family="text">
      <style:text-properties style:language-asian="fr" style:country-asian="FR"/>
    </style:style>
    <style:style style:name="T5202" style:parent-style-name="Policepardéfaut" style:family="text">
      <style:text-properties style:language-asian="fr" style:country-asian="FR"/>
    </style:style>
    <style:style style:name="T5203" style:parent-style-name="Policepardéfaut" style:family="text">
      <style:text-properties style:language-asian="fr" style:country-asian="FR"/>
    </style:style>
    <style:style style:name="T5204" style:parent-style-name="Policepardéfaut" style:family="text">
      <style:text-properties style:language-asian="fr" style:country-asian="FR"/>
    </style:style>
    <style:style style:name="T5205" style:parent-style-name="Policepardéfaut" style:family="text">
      <style:text-properties style:language-asian="fr" style:country-asian="FR"/>
    </style:style>
    <style:style style:name="T5206" style:parent-style-name="Policepardéfaut" style:family="text">
      <style:text-properties style:language-asian="fr" style:country-asian="FR"/>
    </style:style>
    <style:style style:name="T5207" style:parent-style-name="Policepardéfaut" style:family="text">
      <style:text-properties style:language-asian="fr" style:country-asian="FR"/>
    </style:style>
    <style:style style:name="T5208" style:parent-style-name="Policepardéfaut" style:family="text">
      <style:text-properties style:language-asian="fr" style:country-asian="FR"/>
    </style:style>
    <style:style style:name="T5209" style:parent-style-name="Policepardéfaut" style:family="text">
      <style:text-properties style:language-asian="fr" style:country-asian="FR"/>
    </style:style>
    <style:style style:name="T5210" style:parent-style-name="Policepardéfaut" style:family="text">
      <style:text-properties style:language-asian="fr" style:country-asian="FR"/>
    </style:style>
    <style:style style:name="T5211" style:parent-style-name="Policepardéfaut" style:family="text">
      <style:text-properties style:language-asian="fr" style:country-asian="FR"/>
    </style:style>
    <style:style style:name="T5212" style:parent-style-name="Policepardéfaut" style:family="text">
      <style:text-properties style:language-asian="fr" style:country-asian="FR"/>
    </style:style>
    <style:style style:name="T5213" style:parent-style-name="Policepardéfaut" style:family="text">
      <style:text-properties style:language-asian="fr" style:country-asian="FR"/>
    </style:style>
    <style:style style:name="T5214" style:parent-style-name="Policepardéfaut" style:family="text">
      <style:text-properties style:language-asian="fr" style:country-asian="FR"/>
    </style:style>
    <style:style style:name="T5215" style:parent-style-name="Policepardéfaut" style:family="text">
      <style:text-properties style:language-asian="fr" style:country-asian="FR"/>
    </style:style>
    <style:style style:name="T5216" style:parent-style-name="Policepardéfaut" style:family="text">
      <style:text-properties style:language-asian="fr" style:country-asian="FR"/>
    </style:style>
    <style:style style:name="T5217" style:parent-style-name="Policepardéfaut" style:family="text">
      <style:text-properties style:language-asian="fr" style:country-asian="FR"/>
    </style:style>
    <style:style style:name="T5218" style:parent-style-name="Policepardéfaut" style:family="text">
      <style:text-properties style:language-asian="fr" style:country-asian="FR"/>
    </style:style>
    <style:style style:name="T5219" style:parent-style-name="Policepardéfaut" style:family="text">
      <style:text-properties style:language-asian="fr" style:country-asian="FR"/>
    </style:style>
    <style:style style:name="T5220" style:parent-style-name="Policepardéfaut" style:family="text">
      <style:text-properties style:language-asian="fr" style:country-asian="FR"/>
    </style:style>
    <style:style style:name="T5221" style:parent-style-name="Policepardéfaut" style:family="text">
      <style:text-properties style:language-asian="fr" style:country-asian="FR"/>
    </style:style>
    <style:style style:name="T5222" style:parent-style-name="Policepardéfaut" style:family="text">
      <style:text-properties style:language-asian="fr" style:country-asian="FR"/>
    </style:style>
    <style:style style:name="T5223" style:parent-style-name="Policepardéfaut" style:family="text">
      <style:text-properties style:language-asian="fr" style:country-asian="FR"/>
    </style:style>
    <style:style style:name="T5224" style:parent-style-name="Policepardéfaut" style:family="text">
      <style:text-properties style:language-asian="fr" style:country-asian="FR"/>
    </style:style>
    <style:style style:name="T5225" style:parent-style-name="Policepardéfaut" style:family="text">
      <style:text-properties style:language-asian="fr" style:country-asian="FR"/>
    </style:style>
    <style:style style:name="T5226" style:parent-style-name="Policepardéfaut" style:family="text">
      <style:text-properties style:language-asian="fr" style:country-asian="FR"/>
    </style:style>
    <style:style style:name="T5227" style:parent-style-name="Policepardéfaut" style:family="text">
      <style:text-properties style:language-asian="fr" style:country-asian="FR"/>
    </style:style>
    <style:style style:name="T5228" style:parent-style-name="Policepardéfaut" style:family="text">
      <style:text-properties style:language-asian="fr" style:country-asian="FR"/>
    </style:style>
    <style:style style:name="T5229" style:parent-style-name="Policepardéfaut" style:family="text">
      <style:text-properties style:language-asian="fr" style:country-asian="FR"/>
    </style:style>
    <style:style style:name="T5230" style:parent-style-name="Policepardéfaut" style:family="text">
      <style:text-properties style:language-asian="fr" style:country-asian="FR"/>
    </style:style>
    <style:style style:name="T5231" style:parent-style-name="Policepardéfaut" style:family="text">
      <style:text-properties style:language-asian="fr" style:country-asian="FR"/>
    </style:style>
    <style:style style:name="T5232" style:parent-style-name="Policepardéfaut" style:family="text">
      <style:text-properties style:language-asian="fr" style:country-asian="FR"/>
    </style:style>
    <style:style style:name="T5233" style:parent-style-name="Policepardéfaut" style:family="text">
      <style:text-properties style:language-asian="fr" style:country-asian="FR"/>
    </style:style>
    <style:style style:name="T5234" style:parent-style-name="Policepardéfaut" style:family="text">
      <style:text-properties style:language-asian="fr" style:country-asian="FR"/>
    </style:style>
    <style:style style:name="T5235" style:parent-style-name="Policepardéfaut" style:family="text">
      <style:text-properties style:language-asian="fr" style:country-asian="FR"/>
    </style:style>
    <style:style style:name="T5236" style:parent-style-name="Policepardéfaut" style:family="text">
      <style:text-properties style:language-asian="fr" style:country-asian="FR"/>
    </style:style>
    <style:style style:name="T5237" style:parent-style-name="Policepardéfaut" style:family="text">
      <style:text-properties style:language-asian="fr" style:country-asian="FR"/>
    </style:style>
    <style:style style:name="T5238" style:parent-style-name="Policepardéfaut" style:family="text">
      <style:text-properties style:language-asian="fr" style:country-asian="FR"/>
    </style:style>
    <style:style style:name="T5239" style:parent-style-name="Policepardéfaut" style:family="text">
      <style:text-properties style:language-asian="fr" style:country-asian="FR"/>
    </style:style>
    <style:style style:name="T5240" style:parent-style-name="Policepardéfaut" style:family="text">
      <style:text-properties style:language-asian="fr" style:country-asian="FR"/>
    </style:style>
    <style:style style:name="T5241" style:parent-style-name="Policepardéfaut" style:family="text">
      <style:text-properties style:language-asian="fr" style:country-asian="FR"/>
    </style:style>
    <style:style style:name="T5242" style:parent-style-name="Policepardéfaut" style:family="text">
      <style:text-properties style:language-asian="fr" style:country-asian="FR"/>
    </style:style>
    <style:style style:name="T5243" style:parent-style-name="Policepardéfaut" style:family="text">
      <style:text-properties style:language-asian="fr" style:country-asian="FR"/>
    </style:style>
    <style:style style:name="T5244" style:parent-style-name="Policepardéfaut" style:family="text">
      <style:text-properties style:language-asian="fr" style:country-asian="FR"/>
    </style:style>
    <style:style style:name="T5245" style:parent-style-name="Policepardéfaut" style:family="text">
      <style:text-properties style:language-asian="fr" style:country-asian="FR"/>
    </style:style>
    <style:style style:name="T5246" style:parent-style-name="Policepardéfaut" style:family="text">
      <style:text-properties style:language-asian="fr" style:country-asian="FR"/>
    </style:style>
    <style:style style:name="T5247" style:parent-style-name="Policepardéfaut" style:family="text">
      <style:text-properties style:language-asian="fr" style:country-asian="FR"/>
    </style:style>
    <style:style style:name="T5248" style:parent-style-name="Policepardéfaut" style:family="text">
      <style:text-properties style:language-asian="fr" style:country-asian="FR"/>
    </style:style>
    <style:style style:name="T5249" style:parent-style-name="Policepardéfaut" style:family="text">
      <style:text-properties style:language-asian="fr" style:country-asian="FR"/>
    </style:style>
    <style:style style:name="T5250" style:parent-style-name="Policepardéfaut" style:family="text">
      <style:text-properties style:language-asian="fr" style:country-asian="FR"/>
    </style:style>
    <style:style style:name="T5251" style:parent-style-name="Policepardéfaut" style:family="text">
      <style:text-properties style:language-asian="fr" style:country-asian="FR"/>
    </style:style>
    <style:style style:name="T5252" style:parent-style-name="Policepardéfaut" style:family="text">
      <style:text-properties style:language-asian="fr" style:country-asian="FR"/>
    </style:style>
    <style:style style:name="T5253" style:parent-style-name="Policepardéfaut" style:family="text">
      <style:text-properties style:language-asian="fr" style:country-asian="FR"/>
    </style:style>
    <style:style style:name="T5254" style:parent-style-name="Policepardéfaut" style:family="text">
      <style:text-properties style:language-asian="fr" style:country-asian="FR"/>
    </style:style>
    <style:style style:name="T5255" style:parent-style-name="Policepardéfaut" style:family="text">
      <style:text-properties style:language-asian="fr" style:country-asian="FR"/>
    </style:style>
    <style:style style:name="T5256" style:parent-style-name="Policepardéfaut" style:family="text">
      <style:text-properties style:language-asian="fr" style:country-asian="FR"/>
    </style:style>
    <style:style style:name="T5257" style:parent-style-name="Policepardéfaut" style:family="text">
      <style:text-properties style:language-asian="fr" style:country-asian="FR"/>
    </style:style>
    <style:style style:name="T5258" style:parent-style-name="Policepardéfaut" style:family="text">
      <style:text-properties style:language-asian="fr" style:country-asian="FR"/>
    </style:style>
    <style:style style:name="T5259" style:parent-style-name="Policepardéfaut" style:family="text">
      <style:text-properties style:language-asian="fr" style:country-asian="FR"/>
    </style:style>
    <style:style style:name="T5260" style:parent-style-name="Policepardéfaut" style:family="text">
      <style:text-properties style:language-asian="fr" style:country-asian="FR"/>
    </style:style>
    <style:style style:name="T5261" style:parent-style-name="Policepardéfaut" style:family="text">
      <style:text-properties style:language-asian="fr" style:country-asian="FR"/>
    </style:style>
    <style:style style:name="T5262" style:parent-style-name="Policepardéfaut" style:family="text">
      <style:text-properties style:language-asian="fr" style:country-asian="FR"/>
    </style:style>
    <style:style style:name="T5263" style:parent-style-name="Policepardéfaut" style:family="text">
      <style:text-properties style:font-size-complex="12pt" style:language-asian="fr" style:country-asian="FR"/>
    </style:style>
    <style:style style:name="T5264" style:parent-style-name="Policepardéfaut" style:family="text">
      <style:text-properties style:language-asian="fr" style:country-asian="FR"/>
    </style:style>
    <style:style style:name="T5265" style:parent-style-name="Policepardéfaut" style:family="text">
      <style:text-properties style:language-asian="fr" style:country-asian="FR"/>
    </style:style>
    <style:style style:name="T5266" style:parent-style-name="Policepardéfaut" style:family="text">
      <style:text-properties style:language-asian="fr" style:country-asian="FR"/>
    </style:style>
    <style:style style:name="T5267" style:parent-style-name="Policepardéfaut" style:family="text">
      <style:text-properties style:language-asian="fr" style:country-asian="FR"/>
    </style:style>
    <style:style style:name="T5268" style:parent-style-name="Policepardéfaut" style:family="text">
      <style:text-properties style:language-asian="fr" style:country-asian="FR"/>
    </style:style>
    <style:style style:name="T5269" style:parent-style-name="Policepardéfaut" style:family="text">
      <style:text-properties style:language-asian="fr" style:country-asian="FR"/>
    </style:style>
    <style:style style:name="T5270" style:parent-style-name="Policepardéfaut" style:family="text">
      <style:text-properties style:language-asian="fr" style:country-asian="FR"/>
    </style:style>
    <style:style style:name="T5271" style:parent-style-name="Policepardéfaut" style:family="text">
      <style:text-properties style:language-asian="fr" style:country-asian="FR"/>
    </style:style>
    <style:style style:name="T5272" style:parent-style-name="Policepardéfaut" style:family="text">
      <style:text-properties style:language-asian="fr" style:country-asian="FR"/>
    </style:style>
    <style:style style:name="T5273" style:parent-style-name="Policepardéfaut" style:family="text">
      <style:text-properties style:language-asian="fr" style:country-asian="FR"/>
    </style:style>
    <style:style style:name="T5274" style:parent-style-name="Policepardéfaut" style:family="text">
      <style:text-properties style:language-asian="fr" style:country-asian="FR"/>
    </style:style>
    <style:style style:name="T5275" style:parent-style-name="Policepardéfaut" style:family="text">
      <style:text-properties style:language-asian="fr" style:country-asian="FR"/>
    </style:style>
    <style:style style:name="T5276" style:parent-style-name="Policepardéfaut" style:family="text">
      <style:text-properties style:language-asian="fr" style:country-asian="FR"/>
    </style:style>
    <style:style style:name="T5277" style:parent-style-name="Policepardéfaut" style:family="text">
      <style:text-properties style:language-asian="fr" style:country-asian="FR"/>
    </style:style>
    <style:style style:name="T5278" style:parent-style-name="Policepardéfaut" style:family="text">
      <style:text-properties style:language-asian="fr" style:country-asian="FR"/>
    </style:style>
    <style:style style:name="T5279" style:parent-style-name="Policepardéfaut" style:family="text">
      <style:text-properties style:language-asian="fr" style:country-asian="FR"/>
    </style:style>
    <style:style style:name="T5280" style:parent-style-name="Policepardéfaut" style:family="text">
      <style:text-properties style:language-asian="fr" style:country-asian="FR"/>
    </style:style>
    <style:style style:name="T5281" style:parent-style-name="Policepardéfaut" style:family="text">
      <style:text-properties style:language-asian="fr" style:country-asian="FR"/>
    </style:style>
    <style:style style:name="T5282" style:parent-style-name="Policepardéfaut" style:family="text">
      <style:text-properties style:language-asian="fr" style:country-asian="FR"/>
    </style:style>
    <style:style style:name="T5283" style:parent-style-name="Policepardéfaut" style:family="text">
      <style:text-properties style:language-asian="fr" style:country-asian="FR"/>
    </style:style>
    <style:style style:name="T5284" style:parent-style-name="Policepardéfaut" style:family="text">
      <style:text-properties style:language-asian="fr" style:country-asian="FR"/>
    </style:style>
    <style:style style:name="T5285" style:parent-style-name="Policepardéfaut" style:family="text">
      <style:text-properties style:language-asian="fr" style:country-asian="FR"/>
    </style:style>
    <style:style style:name="T5286" style:parent-style-name="Policepardéfaut" style:family="text">
      <style:text-properties style:language-asian="fr" style:country-asian="FR"/>
    </style:style>
    <style:style style:name="T5287" style:parent-style-name="Policepardéfaut" style:family="text">
      <style:text-properties style:language-asian="fr" style:country-asian="FR"/>
    </style:style>
    <style:style style:name="T5288" style:parent-style-name="Policepardéfaut" style:family="text">
      <style:text-properties style:language-asian="fr" style:country-asian="FR"/>
    </style:style>
    <style:style style:name="T5289" style:parent-style-name="Policepardéfaut" style:family="text">
      <style:text-properties style:language-asian="fr" style:country-asian="FR"/>
    </style:style>
    <style:style style:name="T5290" style:parent-style-name="Policepardéfaut" style:family="text">
      <style:text-properties style:language-asian="fr" style:country-asian="FR"/>
    </style:style>
    <style:style style:name="T5291" style:parent-style-name="Policepardéfaut" style:family="text">
      <style:text-properties style:font-size-complex="12pt" style:language-asian="fr" style:country-asian="FR"/>
    </style:style>
    <style:style style:name="T5292" style:parent-style-name="Policepardéfaut" style:family="text">
      <style:text-properties style:language-asian="fr" style:country-asian="FR"/>
    </style:style>
    <style:style style:name="T5293" style:parent-style-name="Policepardéfaut" style:family="text">
      <style:text-properties style:language-asian="fr" style:country-asian="FR"/>
    </style:style>
    <style:style style:name="T5294" style:parent-style-name="Policepardéfaut" style:family="text">
      <style:text-properties style:language-asian="fr" style:country-asian="FR"/>
    </style:style>
    <style:style style:name="T5295" style:parent-style-name="Policepardéfaut" style:family="text">
      <style:text-properties style:language-asian="fr" style:country-asian="FR"/>
    </style:style>
    <style:style style:name="T5296" style:parent-style-name="Policepardéfaut" style:family="text">
      <style:text-properties style:language-asian="fr" style:country-asian="FR"/>
    </style:style>
    <style:style style:name="T5297" style:parent-style-name="Policepardéfaut" style:family="text">
      <style:text-properties style:language-asian="fr" style:country-asian="FR"/>
    </style:style>
    <style:style style:name="T5298" style:parent-style-name="Policepardéfaut" style:family="text">
      <style:text-properties style:language-asian="fr" style:country-asian="FR"/>
    </style:style>
    <style:style style:name="T5299" style:parent-style-name="Policepardéfaut" style:family="text">
      <style:text-properties style:language-asian="fr" style:country-asian="FR"/>
    </style:style>
    <style:style style:name="T5300" style:parent-style-name="Policepardéfaut" style:family="text">
      <style:text-properties style:language-asian="fr" style:country-asian="FR"/>
    </style:style>
    <style:style style:name="T5301" style:parent-style-name="Policepardéfaut" style:family="text">
      <style:text-properties style:language-asian="fr" style:country-asian="FR"/>
    </style:style>
    <style:style style:name="T5302" style:parent-style-name="Policepardéfaut" style:family="text">
      <style:text-properties style:language-asian="fr" style:country-asian="FR"/>
    </style:style>
    <style:style style:name="T5303" style:parent-style-name="Policepardéfaut" style:family="text">
      <style:text-properties style:language-asian="fr" style:country-asian="FR"/>
    </style:style>
    <style:style style:name="T5304" style:parent-style-name="Policepardéfaut" style:family="text">
      <style:text-properties style:language-asian="fr" style:country-asian="FR"/>
    </style:style>
    <style:style style:name="T5305" style:parent-style-name="Policepardéfaut" style:family="text">
      <style:text-properties style:language-asian="fr" style:country-asian="FR"/>
    </style:style>
    <style:style style:name="T5306" style:parent-style-name="Policepardéfaut" style:family="text">
      <style:text-properties style:language-asian="fr" style:country-asian="FR"/>
    </style:style>
    <style:style style:name="T5307" style:parent-style-name="Policepardéfaut" style:family="text">
      <style:text-properties style:language-asian="fr" style:country-asian="FR"/>
    </style:style>
    <style:style style:name="T5308" style:parent-style-name="Policepardéfaut" style:family="text">
      <style:text-properties style:language-asian="fr" style:country-asian="FR"/>
    </style:style>
    <style:style style:name="T5309" style:parent-style-name="Policepardéfaut" style:family="text">
      <style:text-properties style:language-asian="fr" style:country-asian="FR"/>
    </style:style>
    <style:style style:name="T5310" style:parent-style-name="Policepardéfaut" style:family="text">
      <style:text-properties style:language-asian="fr" style:country-asian="FR"/>
    </style:style>
    <style:style style:name="T5311" style:parent-style-name="Policepardéfaut" style:family="text">
      <style:text-properties style:language-asian="fr" style:country-asian="FR"/>
    </style:style>
    <style:style style:name="T5312" style:parent-style-name="Policepardéfaut" style:family="text">
      <style:text-properties style:language-asian="fr" style:country-asian="FR"/>
    </style:style>
    <style:style style:name="T5313" style:parent-style-name="Policepardéfaut" style:family="text">
      <style:text-properties style:language-asian="fr" style:country-asian="FR"/>
    </style:style>
    <style:style style:name="T5314" style:parent-style-name="Policepardéfaut" style:family="text">
      <style:text-properties style:language-asian="fr" style:country-asian="FR"/>
    </style:style>
    <style:style style:name="T5315" style:parent-style-name="Policepardéfaut" style:family="text">
      <style:text-properties style:language-asian="fr" style:country-asian="FR"/>
    </style:style>
    <style:style style:name="T5316" style:parent-style-name="Policepardéfaut" style:family="text">
      <style:text-properties style:language-asian="fr" style:country-asian="FR"/>
    </style:style>
    <style:style style:name="T5317" style:parent-style-name="Policepardéfaut" style:family="text">
      <style:text-properties style:language-asian="fr" style:country-asian="FR"/>
    </style:style>
    <style:style style:name="T5318" style:parent-style-name="Policepardéfaut" style:family="text">
      <style:text-properties style:language-asian="fr" style:country-asian="FR"/>
    </style:style>
    <style:style style:name="T5319" style:parent-style-name="Policepardéfaut" style:family="text">
      <style:text-properties style:language-asian="fr" style:country-asian="FR"/>
    </style:style>
    <style:style style:name="T5320" style:parent-style-name="Policepardéfaut" style:family="text">
      <style:text-properties style:language-asian="fr" style:country-asian="FR"/>
    </style:style>
    <style:style style:name="T5321" style:parent-style-name="Policepardéfaut" style:family="text">
      <style:text-properties style:language-asian="fr" style:country-asian="FR"/>
    </style:style>
    <style:style style:name="T5322" style:parent-style-name="Policepardéfaut" style:family="text">
      <style:text-properties style:language-asian="fr" style:country-asian="FR"/>
    </style:style>
    <style:style style:name="T5323" style:parent-style-name="Policepardéfaut" style:family="text">
      <style:text-properties style:language-asian="fr" style:country-asian="FR"/>
    </style:style>
    <style:style style:name="T5324" style:parent-style-name="Policepardéfaut" style:family="text">
      <style:text-properties style:language-asian="fr" style:country-asian="FR"/>
    </style:style>
    <style:style style:name="T5325" style:parent-style-name="Policepardéfaut" style:family="text">
      <style:text-properties style:language-asian="fr" style:country-asian="FR"/>
    </style:style>
    <style:style style:name="T5326" style:parent-style-name="Policepardéfaut" style:family="text">
      <style:text-properties style:language-asian="fr" style:country-asian="FR"/>
    </style:style>
    <style:style style:name="T5327" style:parent-style-name="Policepardéfaut" style:family="text">
      <style:text-properties style:language-asian="fr" style:country-asian="FR"/>
    </style:style>
    <style:style style:name="T5328" style:parent-style-name="Policepardéfaut" style:family="text">
      <style:text-properties style:language-asian="fr" style:country-asian="FR"/>
    </style:style>
    <style:style style:name="T5329" style:parent-style-name="Policepardéfaut" style:family="text">
      <style:text-properties style:language-asian="fr" style:country-asian="FR"/>
    </style:style>
    <style:style style:name="T5330" style:parent-style-name="Policepardéfaut" style:family="text">
      <style:text-properties style:language-asian="fr" style:country-asian="FR"/>
    </style:style>
    <style:style style:name="T5331" style:parent-style-name="Policepardéfaut" style:family="text">
      <style:text-properties style:language-asian="fr" style:country-asian="FR"/>
    </style:style>
    <style:style style:name="T5332" style:parent-style-name="Policepardéfaut" style:family="text">
      <style:text-properties style:language-asian="fr" style:country-asian="FR"/>
    </style:style>
    <style:style style:name="T5333" style:parent-style-name="Policepardéfaut" style:family="text">
      <style:text-properties style:language-asian="fr" style:country-asian="FR"/>
    </style:style>
    <style:style style:name="T5334" style:parent-style-name="Policepardéfaut" style:family="text">
      <style:text-properties style:language-asian="fr" style:country-asian="FR"/>
    </style:style>
    <style:style style:name="T5335" style:parent-style-name="Policepardéfaut" style:family="text">
      <style:text-properties style:language-asian="fr" style:country-asian="FR"/>
    </style:style>
    <style:style style:name="T5336" style:parent-style-name="Policepardéfaut" style:family="text">
      <style:text-properties style:language-asian="fr" style:country-asian="FR"/>
    </style:style>
    <style:style style:name="T5337" style:parent-style-name="Policepardéfaut" style:family="text">
      <style:text-properties style:language-asian="fr" style:country-asian="FR"/>
    </style:style>
    <style:style style:name="T5338" style:parent-style-name="Policepardéfaut" style:family="text">
      <style:text-properties style:language-asian="fr" style:country-asian="FR"/>
    </style:style>
    <style:style style:name="T5339" style:parent-style-name="Policepardéfaut" style:family="text">
      <style:text-properties style:language-asian="fr" style:country-asian="FR"/>
    </style:style>
    <style:style style:name="T5340" style:parent-style-name="Policepardéfaut" style:family="text">
      <style:text-properties style:language-asian="fr" style:country-asian="FR"/>
    </style:style>
    <style:style style:name="T5341" style:parent-style-name="Policepardéfaut" style:family="text">
      <style:text-properties style:language-asian="fr" style:country-asian="FR"/>
    </style:style>
    <style:style style:name="T5342" style:parent-style-name="Policepardéfaut" style:family="text">
      <style:text-properties style:language-asian="fr" style:country-asian="FR"/>
    </style:style>
    <style:style style:name="T5343" style:parent-style-name="Policepardéfaut" style:family="text">
      <style:text-properties style:language-asian="fr" style:country-asian="FR"/>
    </style:style>
    <style:style style:name="T5344" style:parent-style-name="Policepardéfaut" style:family="text">
      <style:text-properties style:language-asian="fr" style:country-asian="FR"/>
    </style:style>
    <style:style style:name="T5345" style:parent-style-name="Policepardéfaut" style:family="text">
      <style:text-properties style:language-asian="fr" style:country-asian="FR"/>
    </style:style>
    <style:style style:name="T5346" style:parent-style-name="Policepardéfaut" style:family="text">
      <style:text-properties style:language-asian="fr" style:country-asian="FR"/>
    </style:style>
    <style:style style:name="T5347" style:parent-style-name="Policepardéfaut" style:family="text">
      <style:text-properties style:language-asian="fr" style:country-asian="FR"/>
    </style:style>
    <style:style style:name="T5348" style:parent-style-name="Policepardéfaut" style:family="text">
      <style:text-properties style:language-asian="fr" style:country-asian="FR"/>
    </style:style>
    <style:style style:name="T5349" style:parent-style-name="Policepardéfaut" style:family="text">
      <style:text-properties style:language-asian="fr" style:country-asian="FR"/>
    </style:style>
    <style:style style:name="T5350" style:parent-style-name="Policepardéfaut" style:family="text">
      <style:text-properties style:language-asian="fr" style:country-asian="FR"/>
    </style:style>
    <style:style style:name="T5351" style:parent-style-name="Policepardéfaut" style:family="text">
      <style:text-properties style:language-asian="fr" style:country-asian="FR"/>
    </style:style>
    <style:style style:name="T5352" style:parent-style-name="Policepardéfaut" style:family="text">
      <style:text-properties style:language-asian="fr" style:country-asian="FR"/>
    </style:style>
    <style:style style:name="T5353" style:parent-style-name="Policepardéfaut" style:family="text">
      <style:text-properties style:language-asian="fr" style:country-asian="FR"/>
    </style:style>
    <style:style style:name="T5354" style:parent-style-name="Policepardéfaut" style:family="text">
      <style:text-properties style:language-asian="fr" style:country-asian="FR"/>
    </style:style>
    <style:style style:name="T5355" style:parent-style-name="Policepardéfaut" style:family="text">
      <style:text-properties style:language-asian="fr" style:country-asian="FR"/>
    </style:style>
    <style:style style:name="T5356" style:parent-style-name="Policepardéfaut" style:family="text">
      <style:text-properties style:language-asian="fr" style:country-asian="FR"/>
    </style:style>
    <style:style style:name="T5357" style:parent-style-name="Policepardéfaut" style:family="text">
      <style:text-properties style:language-asian="fr" style:country-asian="FR"/>
    </style:style>
    <style:style style:name="T5358" style:parent-style-name="Policepardéfaut" style:family="text">
      <style:text-properties style:language-asian="fr" style:country-asian="FR"/>
    </style:style>
    <style:style style:name="T5359" style:parent-style-name="Policepardéfaut" style:family="text">
      <style:text-properties style:language-asian="fr" style:country-asian="FR"/>
    </style:style>
    <style:style style:name="T5360" style:parent-style-name="Policepardéfaut" style:family="text">
      <style:text-properties style:language-asian="fr" style:country-asian="FR"/>
    </style:style>
    <style:style style:name="T5361" style:parent-style-name="Policepardéfaut" style:family="text">
      <style:text-properties style:language-asian="fr" style:country-asian="FR"/>
    </style:style>
    <style:style style:name="T5362" style:parent-style-name="Policepardéfaut" style:family="text">
      <style:text-properties style:language-asian="fr" style:country-asian="FR"/>
    </style:style>
    <style:style style:name="T5363" style:parent-style-name="Policepardéfaut" style:family="text">
      <style:text-properties style:language-asian="fr" style:country-asian="FR"/>
    </style:style>
    <style:style style:name="T5364" style:parent-style-name="Policepardéfaut" style:family="text">
      <style:text-properties style:language-asian="fr" style:country-asian="FR"/>
    </style:style>
    <style:style style:name="T5365" style:parent-style-name="Policepardéfaut" style:family="text">
      <style:text-properties style:language-asian="fr" style:country-asian="FR"/>
    </style:style>
    <style:style style:name="T5366" style:parent-style-name="Policepardéfaut" style:family="text">
      <style:text-properties style:language-asian="fr" style:country-asian="FR"/>
    </style:style>
    <style:style style:name="T5367" style:parent-style-name="Policepardéfaut" style:family="text">
      <style:text-properties style:language-asian="fr" style:country-asian="FR"/>
    </style:style>
    <style:style style:name="T5368" style:parent-style-name="Policepardéfaut" style:family="text">
      <style:text-properties style:language-asian="fr" style:country-asian="FR"/>
    </style:style>
    <style:style style:name="T5369" style:parent-style-name="Policepardéfaut" style:family="text">
      <style:text-properties style:language-asian="fr" style:country-asian="FR"/>
    </style:style>
    <style:style style:name="T5370" style:parent-style-name="Policepardéfaut" style:family="text">
      <style:text-properties style:font-size-complex="12pt" style:language-asian="fr" style:country-asian="FR"/>
    </style:style>
    <style:style style:name="T5371" style:parent-style-name="Policepardéfaut" style:family="text">
      <style:text-properties style:language-asian="fr" style:country-asian="FR"/>
    </style:style>
    <style:style style:name="T5372" style:parent-style-name="Policepardéfaut" style:family="text">
      <style:text-properties style:language-asian="fr" style:country-asian="FR"/>
    </style:style>
    <style:style style:name="T5373" style:parent-style-name="Policepardéfaut" style:family="text">
      <style:text-properties style:language-asian="fr" style:country-asian="FR"/>
    </style:style>
    <style:style style:name="T5374" style:parent-style-name="Policepardéfaut" style:family="text">
      <style:text-properties style:language-asian="fr" style:country-asian="FR"/>
    </style:style>
    <style:style style:name="T5375" style:parent-style-name="Policepardéfaut" style:family="text">
      <style:text-properties style:language-asian="fr" style:country-asian="FR"/>
    </style:style>
    <style:style style:name="T5376" style:parent-style-name="Policepardéfaut" style:family="text">
      <style:text-properties style:language-asian="fr" style:country-asian="FR"/>
    </style:style>
    <style:style style:name="T5377" style:parent-style-name="Policepardéfaut" style:family="text">
      <style:text-properties style:language-asian="fr" style:country-asian="FR"/>
    </style:style>
    <style:style style:name="T5378" style:parent-style-name="Policepardéfaut" style:family="text">
      <style:text-properties style:language-asian="fr" style:country-asian="FR"/>
    </style:style>
    <style:style style:name="T5379" style:parent-style-name="Policepardéfaut" style:family="text">
      <style:text-properties style:language-asian="fr" style:country-asian="FR"/>
    </style:style>
    <style:style style:name="T5380" style:parent-style-name="Policepardéfaut" style:family="text">
      <style:text-properties style:language-asian="fr" style:country-asian="FR"/>
    </style:style>
    <style:style style:name="T5381" style:parent-style-name="Policepardéfaut" style:family="text">
      <style:text-properties style:language-asian="fr" style:country-asian="FR"/>
    </style:style>
    <style:style style:name="T5382" style:parent-style-name="Policepardéfaut" style:family="text">
      <style:text-properties style:language-asian="fr" style:country-asian="FR"/>
    </style:style>
    <style:style style:name="T5383" style:parent-style-name="Policepardéfaut" style:family="text">
      <style:text-properties style:language-asian="fr" style:country-asian="FR"/>
    </style:style>
    <style:style style:name="T5384" style:parent-style-name="Policepardéfaut" style:family="text">
      <style:text-properties style:language-asian="fr" style:country-asian="FR"/>
    </style:style>
    <style:style style:name="T5385" style:parent-style-name="Policepardéfaut" style:family="text">
      <style:text-properties style:language-asian="fr" style:country-asian="FR"/>
    </style:style>
    <style:style style:name="T5386" style:parent-style-name="Policepardéfaut" style:family="text">
      <style:text-properties style:language-asian="fr" style:country-asian="FR"/>
    </style:style>
    <style:style style:name="T5387" style:parent-style-name="Policepardéfaut" style:family="text">
      <style:text-properties style:language-asian="fr" style:country-asian="FR"/>
    </style:style>
    <style:style style:name="T5388" style:parent-style-name="Policepardéfaut" style:family="text">
      <style:text-properties style:language-asian="fr" style:country-asian="FR"/>
    </style:style>
    <style:style style:name="T5389" style:parent-style-name="Policepardéfaut" style:family="text">
      <style:text-properties style:language-asian="fr" style:country-asian="FR"/>
    </style:style>
    <style:style style:name="T5390" style:parent-style-name="Policepardéfaut" style:family="text">
      <style:text-properties style:language-asian="fr" style:country-asian="FR"/>
    </style:style>
    <style:style style:name="T5391" style:parent-style-name="Policepardéfaut" style:family="text">
      <style:text-properties style:language-asian="fr" style:country-asian="FR"/>
    </style:style>
    <style:style style:name="T5392" style:parent-style-name="Policepardéfaut" style:family="text">
      <style:text-properties style:language-asian="fr" style:country-asian="FR"/>
    </style:style>
    <style:style style:name="T5393" style:parent-style-name="Policepardéfaut" style:family="text">
      <style:text-properties style:language-asian="fr" style:country-asian="FR"/>
    </style:style>
    <style:style style:name="T5394" style:parent-style-name="Policepardéfaut" style:family="text">
      <style:text-properties style:language-asian="fr" style:country-asian="FR"/>
    </style:style>
    <style:style style:name="T5395" style:parent-style-name="Policepardéfaut" style:family="text">
      <style:text-properties style:language-asian="fr" style:country-asian="FR"/>
    </style:style>
    <style:style style:name="T5396" style:parent-style-name="Policepardéfaut" style:family="text">
      <style:text-properties style:language-asian="fr" style:country-asian="FR"/>
    </style:style>
    <style:style style:name="T5397" style:parent-style-name="Policepardéfaut" style:family="text">
      <style:text-properties style:language-asian="fr" style:country-asian="FR"/>
    </style:style>
    <style:style style:name="T5398" style:parent-style-name="Policepardéfaut" style:family="text">
      <style:text-properties style:language-asian="fr" style:country-asian="FR"/>
    </style:style>
    <style:style style:name="T5399" style:parent-style-name="Policepardéfaut" style:family="text">
      <style:text-properties style:language-asian="fr" style:country-asian="FR"/>
    </style:style>
    <style:style style:name="T5400" style:parent-style-name="Policepardéfaut" style:family="text">
      <style:text-properties style:language-asian="fr" style:country-asian="FR"/>
    </style:style>
    <style:style style:name="T5401" style:parent-style-name="Policepardéfaut" style:family="text">
      <style:text-properties style:language-asian="fr" style:country-asian="FR"/>
    </style:style>
    <style:style style:name="T5402" style:parent-style-name="Policepardéfaut" style:family="text">
      <style:text-properties style:language-asian="fr" style:country-asian="FR"/>
    </style:style>
    <style:style style:name="T5403" style:parent-style-name="Policepardéfaut" style:family="text">
      <style:text-properties style:language-asian="fr" style:country-asian="FR"/>
    </style:style>
    <style:style style:name="T5404" style:parent-style-name="Policepardéfaut" style:family="text">
      <style:text-properties style:language-asian="fr" style:country-asian="FR"/>
    </style:style>
    <style:style style:name="T5405" style:parent-style-name="Policepardéfaut" style:family="text">
      <style:text-properties style:language-asian="fr" style:country-asian="FR"/>
    </style:style>
    <style:style style:name="T5406" style:parent-style-name="Policepardéfaut" style:family="text">
      <style:text-properties style:language-asian="fr" style:country-asian="FR"/>
    </style:style>
    <style:style style:name="T5407" style:parent-style-name="Policepardéfaut" style:family="text">
      <style:text-properties style:language-asian="fr" style:country-asian="FR"/>
    </style:style>
    <style:style style:name="T5408" style:parent-style-name="Policepardéfaut" style:family="text">
      <style:text-properties style:language-asian="fr" style:country-asian="FR"/>
    </style:style>
    <style:style style:name="T5409" style:parent-style-name="Policepardéfaut" style:family="text">
      <style:text-properties style:language-asian="fr" style:country-asian="FR"/>
    </style:style>
    <style:style style:name="T5410" style:parent-style-name="Policepardéfaut" style:family="text">
      <style:text-properties style:language-asian="fr" style:country-asian="FR"/>
    </style:style>
    <style:style style:name="T5411" style:parent-style-name="Policepardéfaut" style:family="text">
      <style:text-properties fo:font-style="italic" style:font-style-asian="italic" style:font-style-complex="italic" style:language-asian="fr" style:country-asian="FR"/>
    </style:style>
    <style:style style:name="T5412" style:parent-style-name="Appelnotedebasdep." style:family="text">
      <style:text-properties style:language-asian="fr" style:country-asian="FR"/>
    </style:style>
    <style:style style:name="T5413" style:parent-style-name="Policepardéfaut" style:family="text">
      <style:text-properties fo:font-style="italic" style:font-style-asian="italic"/>
    </style:style>
    <style:style style:name="T5414" style:parent-style-name="Policepardéfaut" style:family="text">
      <style:text-properties style:language-asian="fr" style:country-asian="FR"/>
    </style:style>
    <style:style style:name="T5415" style:parent-style-name="Policepardéfaut" style:family="text">
      <style:text-properties style:language-asian="fr" style:country-asian="FR"/>
    </style:style>
    <style:style style:name="T5416" style:parent-style-name="Policepardéfaut" style:family="text">
      <style:text-properties style:language-asian="fr" style:country-asian="FR"/>
    </style:style>
    <style:style style:name="T5417" style:parent-style-name="Policepardéfaut" style:family="text">
      <style:text-properties style:language-asian="fr" style:country-asian="FR"/>
    </style:style>
    <style:style style:name="T5418" style:parent-style-name="Policepardéfaut" style:family="text">
      <style:text-properties style:language-asian="fr" style:country-asian="FR"/>
    </style:style>
    <style:style style:name="T5419" style:parent-style-name="Policepardéfaut" style:family="text">
      <style:text-properties style:language-asian="fr" style:country-asian="FR"/>
    </style:style>
    <style:style style:name="T5420" style:parent-style-name="Policepardéfaut" style:family="text">
      <style:text-properties style:language-asian="fr" style:country-asian="FR"/>
    </style:style>
    <style:style style:name="T5421" style:parent-style-name="Policepardéfaut" style:family="text">
      <style:text-properties style:language-asian="fr" style:country-asian="FR"/>
    </style:style>
    <style:style style:name="T5422" style:parent-style-name="Policepardéfaut" style:family="text">
      <style:text-properties style:language-asian="fr" style:country-asian="FR"/>
    </style:style>
    <style:style style:name="T5423" style:parent-style-name="Policepardéfaut" style:family="text">
      <style:text-properties style:language-asian="fr" style:country-asian="FR"/>
    </style:style>
    <style:style style:name="T5424" style:parent-style-name="Policepardéfaut" style:family="text">
      <style:text-properties style:language-asian="fr" style:country-asian="FR"/>
    </style:style>
    <style:style style:name="T5425" style:parent-style-name="Policepardéfaut" style:family="text">
      <style:text-properties style:language-asian="fr" style:country-asian="FR"/>
    </style:style>
    <style:style style:name="T5426" style:parent-style-name="Policepardéfaut" style:family="text">
      <style:text-properties style:language-asian="fr" style:country-asian="FR"/>
    </style:style>
    <style:style style:name="T5427" style:parent-style-name="Policepardéfaut" style:family="text">
      <style:text-properties style:language-asian="fr" style:country-asian="FR"/>
    </style:style>
    <style:style style:name="T5428" style:parent-style-name="Policepardéfaut" style:family="text">
      <style:text-properties style:language-asian="fr" style:country-asian="FR"/>
    </style:style>
    <style:style style:name="T5429" style:parent-style-name="Policepardéfaut" style:family="text">
      <style:text-properties style:language-asian="fr" style:country-asian="FR"/>
    </style:style>
    <style:style style:name="T5430" style:parent-style-name="Policepardéfaut" style:family="text">
      <style:text-properties style:language-asian="fr" style:country-asian="FR"/>
    </style:style>
    <style:style style:name="T5431" style:parent-style-name="Policepardéfaut" style:family="text">
      <style:text-properties style:language-asian="fr" style:country-asian="FR"/>
    </style:style>
    <style:style style:name="T5432" style:parent-style-name="Policepardéfaut" style:family="text">
      <style:text-properties style:language-asian="fr" style:country-asian="FR"/>
    </style:style>
    <style:style style:name="T5433" style:parent-style-name="Policepardéfaut" style:family="text">
      <style:text-properties style:language-asian="fr" style:country-asian="FR"/>
    </style:style>
    <style:style style:name="T5434" style:parent-style-name="Policepardéfaut" style:family="text">
      <style:text-properties style:language-asian="fr" style:country-asian="FR"/>
    </style:style>
    <style:style style:name="T5435" style:parent-style-name="Policepardéfaut" style:family="text">
      <style:text-properties style:language-asian="fr" style:country-asian="FR"/>
    </style:style>
    <style:style style:name="T5436" style:parent-style-name="Policepardéfaut" style:family="text">
      <style:text-properties style:language-asian="fr" style:country-asian="FR"/>
    </style:style>
    <style:style style:name="T5437" style:parent-style-name="Policepardéfaut" style:family="text">
      <style:text-properties style:language-asian="fr" style:country-asian="FR"/>
    </style:style>
    <style:style style:name="T5438" style:parent-style-name="Policepardéfaut" style:family="text">
      <style:text-properties style:language-asian="fr" style:country-asian="FR"/>
    </style:style>
    <style:style style:name="T5439" style:parent-style-name="Policepardéfaut" style:family="text">
      <style:text-properties style:language-asian="fr" style:country-asian="FR"/>
    </style:style>
    <style:style style:name="T5440" style:parent-style-name="Policepardéfaut" style:family="text">
      <style:text-properties style:language-asian="fr" style:country-asian="FR"/>
    </style:style>
    <style:style style:name="T5441" style:parent-style-name="Policepardéfaut" style:family="text">
      <style:text-properties style:language-asian="fr" style:country-asian="FR"/>
    </style:style>
    <style:style style:name="T5442" style:parent-style-name="Policepardéfaut" style:family="text">
      <style:text-properties style:language-asian="fr" style:country-asian="FR"/>
    </style:style>
    <style:style style:name="T5443" style:parent-style-name="Policepardéfaut" style:family="text">
      <style:text-properties style:language-asian="fr" style:country-asian="FR"/>
    </style:style>
    <style:style style:name="T5444" style:parent-style-name="Policepardéfaut" style:family="text">
      <style:text-properties style:language-asian="fr" style:country-asian="FR"/>
    </style:style>
    <style:style style:name="T5445" style:parent-style-name="Policepardéfaut" style:family="text">
      <style:text-properties style:language-asian="fr" style:country-asian="FR"/>
    </style:style>
    <style:style style:name="T5446" style:parent-style-name="Policepardéfaut" style:family="text">
      <style:text-properties style:language-asian="fr" style:country-asian="FR"/>
    </style:style>
    <style:style style:name="T5447" style:parent-style-name="Policepardéfaut" style:family="text">
      <style:text-properties style:language-asian="fr" style:country-asian="FR"/>
    </style:style>
    <style:style style:name="T5448" style:parent-style-name="Policepardéfaut" style:family="text">
      <style:text-properties style:language-asian="fr" style:country-asian="FR"/>
    </style:style>
    <style:style style:name="T5449" style:parent-style-name="Policepardéfaut" style:family="text">
      <style:text-properties style:language-asian="fr" style:country-asian="FR"/>
    </style:style>
    <style:style style:name="T5450" style:parent-style-name="Policepardéfaut" style:family="text">
      <style:text-properties style:language-asian="fr" style:country-asian="FR"/>
    </style:style>
    <style:style style:name="T5451" style:parent-style-name="Policepardéfaut" style:family="text">
      <style:text-properties style:language-asian="fr" style:country-asian="FR"/>
    </style:style>
    <style:style style:name="T5452" style:parent-style-name="Policepardéfaut" style:family="text">
      <style:text-properties style:language-asian="fr" style:country-asian="FR"/>
    </style:style>
    <style:style style:name="T5453" style:parent-style-name="Policepardéfaut" style:family="text">
      <style:text-properties style:language-asian="fr" style:country-asian="FR"/>
    </style:style>
    <style:style style:name="T5454" style:parent-style-name="Policepardéfaut" style:family="text">
      <style:text-properties style:language-asian="fr" style:country-asian="FR"/>
    </style:style>
    <style:style style:name="T5455" style:parent-style-name="Policepardéfaut" style:family="text">
      <style:text-properties style:language-asian="fr" style:country-asian="FR"/>
    </style:style>
    <style:style style:name="T5456" style:parent-style-name="Policepardéfaut" style:family="text">
      <style:text-properties fo:font-style="italic" style:font-style-asian="italic" style:font-style-complex="italic" style:language-asian="fr" style:country-asian="FR"/>
    </style:style>
    <style:style style:name="T5457" style:parent-style-name="Policepardéfaut" style:family="text">
      <style:text-properties style:font-style-complex="italic" style:language-asian="fr" style:country-asian="FR"/>
    </style:style>
    <style:style style:name="T5458" style:parent-style-name="Policepardéfaut" style:family="text">
      <style:text-properties style:font-size-complex="12pt" style:language-asian="fr" style:country-asian="FR"/>
    </style:style>
    <style:style style:name="T5459" style:parent-style-name="Policepardéfaut" style:family="text">
      <style:text-properties style:language-asian="fr" style:country-asian="FR"/>
    </style:style>
    <style:style style:name="T5460" style:parent-style-name="Policepardéfaut" style:family="text">
      <style:text-properties style:language-asian="fr" style:country-asian="FR"/>
    </style:style>
    <style:style style:name="T5461" style:parent-style-name="Policepardéfaut" style:family="text">
      <style:text-properties style:language-asian="fr" style:country-asian="FR"/>
    </style:style>
    <style:style style:name="T5462" style:parent-style-name="Policepardéfaut" style:family="text">
      <style:text-properties style:language-asian="fr" style:country-asian="FR"/>
    </style:style>
    <style:style style:name="T5463" style:parent-style-name="Policepardéfaut" style:family="text">
      <style:text-properties style:language-asian="fr" style:country-asian="FR"/>
    </style:style>
    <style:style style:name="T5464" style:parent-style-name="Policepardéfaut" style:family="text">
      <style:text-properties style:language-asian="fr" style:country-asian="FR"/>
    </style:style>
    <style:style style:name="T5465" style:parent-style-name="Policepardéfaut" style:family="text">
      <style:text-properties style:language-asian="fr" style:country-asian="FR"/>
    </style:style>
    <style:style style:name="T5466" style:parent-style-name="Policepardéfaut" style:family="text">
      <style:text-properties style:language-asian="fr" style:country-asian="FR"/>
    </style:style>
    <style:style style:name="T5467" style:parent-style-name="Policepardéfaut" style:family="text">
      <style:text-properties style:language-asian="fr" style:country-asian="FR"/>
    </style:style>
    <style:style style:name="T5468" style:parent-style-name="Policepardéfaut" style:family="text">
      <style:text-properties style:language-asian="fr" style:country-asian="FR"/>
    </style:style>
    <style:style style:name="T5469" style:parent-style-name="Policepardéfaut" style:family="text">
      <style:text-properties style:language-asian="fr" style:country-asian="FR"/>
    </style:style>
    <style:style style:name="T5470" style:parent-style-name="Policepardéfaut" style:family="text">
      <style:text-properties style:language-asian="fr" style:country-asian="FR"/>
    </style:style>
    <style:style style:name="T5471" style:parent-style-name="Policepardéfaut" style:family="text">
      <style:text-properties style:language-asian="fr" style:country-asian="FR"/>
    </style:style>
    <style:style style:name="T5472" style:parent-style-name="Policepardéfaut" style:family="text">
      <style:text-properties style:language-asian="fr" style:country-asian="FR"/>
    </style:style>
    <style:style style:name="T5473" style:parent-style-name="Policepardéfaut" style:family="text">
      <style:text-properties style:language-asian="fr" style:country-asian="FR"/>
    </style:style>
    <style:style style:name="T5474" style:parent-style-name="Policepardéfaut" style:family="text">
      <style:text-properties style:language-asian="fr" style:country-asian="FR"/>
    </style:style>
    <style:style style:name="T5475" style:parent-style-name="Appelnotedebasdep." style:family="text">
      <style:text-properties style:language-asian="fr" style:country-asian="FR"/>
    </style:style>
    <style:style style:name="T5476" style:parent-style-name="Policepardéfaut" style:family="text">
      <style:text-properties style:language-asian="fr" style:country-asian="FR"/>
    </style:style>
    <style:style style:name="T5477" style:parent-style-name="Policepardéfaut" style:family="text">
      <style:text-properties style:language-asian="fr" style:country-asian="FR"/>
    </style:style>
    <style:style style:name="T5478" style:parent-style-name="Policepardéfaut" style:family="text">
      <style:text-properties style:language-asian="fr" style:country-asian="FR"/>
    </style:style>
    <style:style style:name="T5479" style:parent-style-name="Policepardéfaut" style:family="text">
      <style:text-properties style:language-asian="fr" style:country-asian="FR"/>
    </style:style>
    <style:style style:name="T5480" style:parent-style-name="Policepardéfaut" style:family="text">
      <style:text-properties style:language-asian="fr" style:country-asian="FR"/>
    </style:style>
    <style:style style:name="T5481" style:parent-style-name="Policepardéfaut" style:family="text">
      <style:text-properties fo:font-style="italic" style:font-style-asian="italic" style:font-style-complex="italic" style:language-asian="fr" style:country-asian="FR"/>
    </style:style>
    <style:style style:name="T5482" style:parent-style-name="Policepardéfaut" style:family="text">
      <style:text-properties style:font-size-complex="12pt" style:language-asian="fr" style:country-asian="FR"/>
    </style:style>
    <style:style style:name="T5483" style:parent-style-name="Policepardéfaut" style:family="text">
      <style:text-properties style:language-asian="fr" style:country-asian="FR"/>
    </style:style>
    <style:style style:name="T5484" style:parent-style-name="Policepardéfaut" style:family="text">
      <style:text-properties style:language-asian="fr" style:country-asian="FR"/>
    </style:style>
    <style:style style:name="T5485" style:parent-style-name="Policepardéfaut" style:family="text">
      <style:text-properties style:language-asian="fr" style:country-asian="FR"/>
    </style:style>
    <style:style style:name="T5486" style:parent-style-name="Policepardéfaut" style:family="text">
      <style:text-properties fo:font-style="italic" style:font-style-asian="italic" style:font-style-complex="italic" style:language-asian="fr" style:country-asian="FR"/>
    </style:style>
    <style:style style:name="T5487" style:parent-style-name="Policepardéfaut" style:family="text">
      <style:text-properties style:font-style-complex="italic" style:language-asian="fr" style:country-asian="FR"/>
    </style:style>
    <style:style style:name="T5488" style:parent-style-name="Policepardéfaut" style:family="text">
      <style:text-properties style:font-size-complex="12pt" style:language-asian="fr" style:country-asian="FR"/>
    </style:style>
    <style:style style:name="T5489" style:parent-style-name="Policepardéfaut" style:family="text">
      <style:text-properties style:language-asian="fr" style:country-asian="FR"/>
    </style:style>
    <style:style style:name="T5490" style:parent-style-name="Policepardéfaut" style:family="text">
      <style:text-properties style:language-asian="fr" style:country-asian="FR"/>
    </style:style>
    <style:style style:name="T5491" style:parent-style-name="Policepardéfaut" style:family="text">
      <style:text-properties style:language-asian="fr" style:country-asian="FR"/>
    </style:style>
    <style:style style:name="T5492" style:parent-style-name="Policepardéfaut" style:family="text">
      <style:text-properties style:language-asian="fr" style:country-asian="FR"/>
    </style:style>
    <style:style style:name="T5493" style:parent-style-name="Policepardéfaut" style:family="text">
      <style:text-properties style:language-asian="fr" style:country-asian="FR"/>
    </style:style>
    <style:style style:name="T5494" style:parent-style-name="Policepardéfaut" style:family="text">
      <style:text-properties style:language-asian="fr" style:country-asian="FR"/>
    </style:style>
    <style:style style:name="T5495" style:parent-style-name="Policepardéfaut" style:family="text">
      <style:text-properties style:language-asian="fr" style:country-asian="FR"/>
    </style:style>
    <style:style style:name="T5496" style:parent-style-name="Policepardéfaut" style:family="text">
      <style:text-properties style:language-asian="fr" style:country-asian="FR"/>
    </style:style>
    <style:style style:name="T5497" style:parent-style-name="Policepardéfaut" style:family="text">
      <style:text-properties style:language-asian="fr" style:country-asian="FR"/>
    </style:style>
    <style:style style:name="T5498" style:parent-style-name="Policepardéfaut" style:family="text">
      <style:text-properties style:language-asian="fr" style:country-asian="FR"/>
    </style:style>
    <style:style style:name="T5499" style:parent-style-name="Policepardéfaut" style:family="text">
      <style:text-properties style:language-asian="fr" style:country-asian="FR"/>
    </style:style>
    <style:style style:name="T5500" style:parent-style-name="Policepardéfaut" style:family="text">
      <style:text-properties style:language-asian="fr" style:country-asian="FR"/>
    </style:style>
    <style:style style:name="T5501" style:parent-style-name="Policepardéfaut" style:family="text">
      <style:text-properties style:language-asian="fr" style:country-asian="FR"/>
    </style:style>
    <style:style style:name="T5502" style:parent-style-name="Policepardéfaut" style:family="text">
      <style:text-properties style:language-asian="fr" style:country-asian="FR"/>
    </style:style>
    <style:style style:name="T5503" style:parent-style-name="Policepardéfaut" style:family="text">
      <style:text-properties style:language-asian="fr" style:country-asian="FR"/>
    </style:style>
    <style:style style:name="T5504" style:parent-style-name="Policepardéfaut" style:family="text">
      <style:text-properties style:language-asian="fr" style:country-asian="FR"/>
    </style:style>
    <style:style style:name="T5505" style:parent-style-name="Policepardéfaut" style:family="text">
      <style:text-properties style:language-asian="fr" style:country-asian="FR"/>
    </style:style>
    <style:style style:name="T5506" style:parent-style-name="Policepardéfaut" style:family="text">
      <style:text-properties style:language-asian="fr" style:country-asian="FR"/>
    </style:style>
    <style:style style:name="T5507" style:parent-style-name="Policepardéfaut" style:family="text">
      <style:text-properties style:language-asian="fr" style:country-asian="FR"/>
    </style:style>
    <style:style style:name="T5508" style:parent-style-name="Policepardéfaut" style:family="text">
      <style:text-properties style:language-asian="fr" style:country-asian="FR"/>
    </style:style>
    <style:style style:name="T5509" style:parent-style-name="Policepardéfaut" style:family="text">
      <style:text-properties style:language-asian="fr" style:country-asian="FR"/>
    </style:style>
    <style:style style:name="T5510" style:parent-style-name="Policepardéfaut" style:family="text">
      <style:text-properties style:language-asian="fr" style:country-asian="FR"/>
    </style:style>
    <style:style style:name="T5511" style:parent-style-name="Policepardéfaut" style:family="text">
      <style:text-properties style:language-asian="fr" style:country-asian="FR"/>
    </style:style>
    <style:style style:name="T5512" style:parent-style-name="Policepardéfaut" style:family="text">
      <style:text-properties style:language-asian="fr" style:country-asian="FR"/>
    </style:style>
    <style:style style:name="T5513" style:parent-style-name="Policepardéfaut" style:family="text">
      <style:text-properties style:language-asian="fr" style:country-asian="FR"/>
    </style:style>
    <style:style style:name="T5514" style:parent-style-name="quote.c" style:family="text">
      <style:text-properties fo:font-style="italic" style:font-style-asian="italic"/>
    </style:style>
    <style:style style:name="T5515" style:parent-style-name="Policepardéfaut" style:family="text">
      <style:text-properties style:language-asian="fr" style:country-asian="FR"/>
    </style:style>
    <style:style style:name="T5516" style:parent-style-name="quote.c" style:family="text">
      <style:text-properties fo:font-style="italic" style:font-style-asian="italic"/>
    </style:style>
    <style:style style:name="T5517" style:parent-style-name="quote.c" style:family="text">
      <style:text-properties fo:font-style="italic" style:font-style-asian="italic"/>
    </style:style>
    <style:style style:name="T5518" style:parent-style-name="Policepardéfaut" style:family="text">
      <style:text-properties style:language-asian="fr" style:country-asian="FR"/>
    </style:style>
    <style:style style:name="T5519" style:parent-style-name="Policepardéfaut" style:family="text">
      <style:text-properties style:language-asian="fr" style:country-asian="FR"/>
    </style:style>
    <style:style style:name="T5520" style:parent-style-name="Policepardéfaut" style:family="text">
      <style:text-properties style:language-asian="fr" style:country-asian="FR"/>
    </style:style>
    <style:style style:name="T5521" style:parent-style-name="Policepardéfaut" style:family="text">
      <style:text-properties style:language-asian="fr" style:country-asian="FR"/>
    </style:style>
    <style:style style:name="T5522" style:parent-style-name="Policepardéfaut" style:family="text">
      <style:text-properties style:language-asian="fr" style:country-asian="FR"/>
    </style:style>
    <style:style style:name="T5523" style:parent-style-name="Policepardéfaut" style:family="text">
      <style:text-properties style:language-asian="fr" style:country-asian="FR"/>
    </style:style>
    <style:style style:name="T5524" style:parent-style-name="Policepardéfaut" style:family="text">
      <style:text-properties style:language-asian="fr" style:country-asian="FR"/>
    </style:style>
    <style:style style:name="T5525" style:parent-style-name="Policepardéfaut" style:family="text">
      <style:text-properties style:language-asian="fr" style:country-asian="FR"/>
    </style:style>
    <style:style style:name="T5526" style:parent-style-name="Policepardéfaut" style:family="text">
      <style:text-properties style:language-asian="fr" style:country-asian="FR"/>
    </style:style>
    <style:style style:name="T5527" style:parent-style-name="Policepardéfaut" style:family="text">
      <style:text-properties style:language-asian="fr" style:country-asian="FR"/>
    </style:style>
    <style:style style:name="T5528" style:parent-style-name="Policepardéfaut" style:family="text">
      <style:text-properties style:language-asian="fr" style:country-asian="FR"/>
    </style:style>
    <style:style style:name="T5529" style:parent-style-name="Policepardéfaut" style:family="text">
      <style:text-properties style:language-asian="fr" style:country-asian="FR"/>
    </style:style>
    <style:style style:name="T5530" style:parent-style-name="Policepardéfaut" style:family="text">
      <style:text-properties style:language-asian="fr" style:country-asian="FR"/>
    </style:style>
    <style:style style:name="T5531" style:parent-style-name="Policepardéfaut" style:family="text">
      <style:text-properties style:language-asian="fr" style:country-asian="FR"/>
    </style:style>
    <style:style style:name="T5532" style:parent-style-name="Policepardéfaut" style:family="text">
      <style:text-properties style:language-asian="fr" style:country-asian="FR"/>
    </style:style>
    <style:style style:name="T5533" style:parent-style-name="Policepardéfaut" style:family="text">
      <style:text-properties style:language-asian="fr" style:country-asian="FR"/>
    </style:style>
    <style:style style:name="T5534" style:parent-style-name="Policepardéfaut" style:family="text">
      <style:text-properties style:language-asian="fr" style:country-asian="FR"/>
    </style:style>
    <style:style style:name="T5535" style:parent-style-name="Policepardéfaut" style:family="text">
      <style:text-properties style:language-asian="fr" style:country-asian="FR"/>
    </style:style>
    <style:style style:name="T5536" style:parent-style-name="Policepardéfaut" style:family="text">
      <style:text-properties style:language-asian="fr" style:country-asian="FR"/>
    </style:style>
    <style:style style:name="T5537" style:parent-style-name="Policepardéfaut" style:family="text">
      <style:text-properties style:font-size-complex="12pt" style:language-asian="fr" style:country-asian="FR"/>
    </style:style>
    <style:style style:name="T5538" style:parent-style-name="Policepardéfaut" style:family="text">
      <style:text-properties style:language-asian="fr" style:country-asian="FR"/>
    </style:style>
    <style:style style:name="T5539" style:parent-style-name="Policepardéfaut" style:family="text">
      <style:text-properties style:language-asian="fr" style:country-asian="FR"/>
    </style:style>
    <style:style style:name="T5540" style:parent-style-name="Policepardéfaut" style:family="text">
      <style:text-properties style:language-asian="fr" style:country-asian="FR"/>
    </style:style>
    <style:style style:name="T5541" style:parent-style-name="Policepardéfaut" style:family="text">
      <style:text-properties style:language-asian="fr" style:country-asian="FR"/>
    </style:style>
    <style:style style:name="T5542" style:parent-style-name="Policepardéfaut" style:family="text">
      <style:text-properties style:language-asian="fr" style:country-asian="FR"/>
    </style:style>
    <style:style style:name="T5543" style:parent-style-name="Policepardéfaut" style:family="text">
      <style:text-properties fo:font-style="italic" style:font-style-asian="italic" style:font-style-complex="italic" style:language-asian="fr" style:country-asian="FR"/>
    </style:style>
    <style:style style:name="T5544" style:parent-style-name="Policepardéfaut" style:family="text">
      <style:text-properties fo:font-style="italic" style:font-style-asian="italic" style:font-style-complex="italic" style:language-asian="fr" style:country-asian="FR"/>
    </style:style>
    <style:style style:name="T5545" style:parent-style-name="Policepardéfaut" style:family="text">
      <style:text-properties fo:font-style="italic" style:font-style-asian="italic" style:font-style-complex="italic" style:language-asian="fr" style:country-asian="FR"/>
    </style:style>
    <style:style style:name="T5546" style:parent-style-name="Policepardéfaut" style:family="text">
      <style:text-properties fo:font-style="italic" style:font-style-asian="italic" style:font-style-complex="italic" style:language-asian="fr" style:country-asian="FR"/>
    </style:style>
    <style:style style:name="T5547" style:parent-style-name="Policepardéfaut" style:family="text">
      <style:text-properties fo:font-style="italic" style:font-style-asian="italic" style:font-style-complex="italic" style:language-asian="fr" style:country-asian="FR"/>
    </style:style>
    <style:style style:name="T5548" style:parent-style-name="Policepardéfaut" style:family="text">
      <style:text-properties fo:font-style="italic" style:font-style-asian="italic" style:font-style-complex="italic" style:language-asian="fr" style:country-asian="FR"/>
    </style:style>
    <style:style style:name="T5549" style:parent-style-name="Policepardéfaut" style:family="text">
      <style:text-properties style:language-asian="fr" style:country-asian="FR"/>
    </style:style>
    <style:style style:name="T5550" style:parent-style-name="Policepardéfaut" style:family="text">
      <style:text-properties style:language-asian="fr" style:country-asian="FR"/>
    </style:style>
    <style:style style:name="T5551" style:parent-style-name="Policepardéfaut" style:family="text">
      <style:text-properties style:language-asian="fr" style:country-asian="FR"/>
    </style:style>
    <style:style style:name="T5552" style:parent-style-name="Policepardéfaut" style:family="text">
      <style:text-properties style:language-asian="fr" style:country-asian="FR"/>
    </style:style>
    <style:style style:name="T5553" style:parent-style-name="Policepardéfaut" style:family="text">
      <style:text-properties style:language-asian="fr" style:country-asian="FR"/>
    </style:style>
    <style:style style:name="T5554" style:parent-style-name="Policepardéfaut" style:family="text">
      <style:text-properties style:language-asian="fr" style:country-asian="FR"/>
    </style:style>
    <style:style style:name="T5555" style:parent-style-name="Policepardéfaut" style:family="text">
      <style:text-properties style:language-asian="fr" style:country-asian="FR"/>
    </style:style>
    <style:style style:name="T5556" style:parent-style-name="Policepardéfaut" style:family="text">
      <style:text-properties style:language-asian="fr" style:country-asian="FR"/>
    </style:style>
    <style:style style:name="T5557" style:parent-style-name="Policepardéfaut" style:family="text">
      <style:text-properties style:language-asian="fr" style:country-asian="FR"/>
    </style:style>
    <style:style style:name="T5558" style:parent-style-name="Policepardéfaut" style:family="text">
      <style:text-properties style:language-asian="fr" style:country-asian="FR"/>
    </style:style>
    <style:style style:name="T5559" style:parent-style-name="Policepardéfaut" style:family="text">
      <style:text-properties style:language-asian="fr" style:country-asian="FR"/>
    </style:style>
    <style:style style:name="T5560" style:parent-style-name="Policepardéfaut" style:family="text">
      <style:text-properties style:language-asian="fr" style:country-asian="FR"/>
    </style:style>
    <style:style style:name="T5561" style:parent-style-name="Policepardéfaut" style:family="text">
      <style:text-properties style:language-asian="fr" style:country-asian="FR"/>
    </style:style>
    <style:style style:name="T5562" style:parent-style-name="Policepardéfaut" style:family="text">
      <style:text-properties style:language-asian="fr" style:country-asian="FR"/>
    </style:style>
    <style:style style:name="T5563" style:parent-style-name="Policepardéfaut" style:family="text">
      <style:text-properties style:language-asian="fr" style:country-asian="FR"/>
    </style:style>
    <style:style style:name="T5564" style:parent-style-name="Policepardéfaut" style:family="text">
      <style:text-properties style:language-asian="fr" style:country-asian="FR"/>
    </style:style>
    <style:style style:name="T5565" style:parent-style-name="Policepardéfaut" style:family="text">
      <style:text-properties style:language-asian="fr" style:country-asian="FR"/>
    </style:style>
    <style:style style:name="T5566" style:parent-style-name="Policepardéfaut" style:family="text">
      <style:text-properties style:language-asian="fr" style:country-asian="FR"/>
    </style:style>
    <style:style style:name="T5567" style:parent-style-name="Policepardéfaut" style:family="text">
      <style:text-properties style:language-asian="fr" style:country-asian="FR"/>
    </style:style>
    <style:style style:name="T5568" style:parent-style-name="Policepardéfaut" style:family="text">
      <style:text-properties style:language-asian="fr" style:country-asian="FR"/>
    </style:style>
    <style:style style:name="T5569" style:parent-style-name="Policepardéfaut" style:family="text">
      <style:text-properties style:language-asian="fr" style:country-asian="FR"/>
    </style:style>
    <style:style style:name="T5570" style:parent-style-name="Policepardéfaut" style:family="text">
      <style:text-properties style:language-asian="fr" style:country-asian="FR"/>
    </style:style>
    <style:style style:name="T5571" style:parent-style-name="Policepardéfaut" style:family="text">
      <style:text-properties style:language-asian="fr" style:country-asian="FR"/>
    </style:style>
    <style:style style:name="T5572" style:parent-style-name="Policepardéfaut" style:family="text">
      <style:text-properties style:language-asian="fr" style:country-asian="FR"/>
    </style:style>
    <style:style style:name="T5573" style:parent-style-name="Policepardéfaut" style:family="text">
      <style:text-properties style:language-asian="fr" style:country-asian="FR"/>
    </style:style>
    <style:style style:name="T5574" style:parent-style-name="Policepardéfaut" style:family="text">
      <style:text-properties style:language-asian="fr" style:country-asian="FR"/>
    </style:style>
    <style:style style:name="T5575" style:parent-style-name="Policepardéfaut" style:family="text">
      <style:text-properties style:language-asian="fr" style:country-asian="FR"/>
    </style:style>
    <style:style style:name="T5576" style:parent-style-name="Policepardéfaut" style:family="text">
      <style:text-properties style:language-asian="fr" style:country-asian="FR"/>
    </style:style>
    <style:style style:name="T5577" style:parent-style-name="Policepardéfaut" style:family="text">
      <style:text-properties style:language-asian="fr" style:country-asian="FR"/>
    </style:style>
    <style:style style:name="T5578" style:parent-style-name="Policepardéfaut" style:family="text">
      <style:text-properties style:language-asian="fr" style:country-asian="FR"/>
    </style:style>
    <style:style style:name="T5579" style:parent-style-name="Policepardéfaut" style:family="text">
      <style:text-properties style:language-asian="fr" style:country-asian="FR"/>
    </style:style>
    <style:style style:name="T5580" style:parent-style-name="Policepardéfaut" style:family="text">
      <style:text-properties style:language-asian="fr" style:country-asian="FR"/>
    </style:style>
    <style:style style:name="T5581" style:parent-style-name="Policepardéfaut" style:family="text">
      <style:text-properties style:language-asian="fr" style:country-asian="FR"/>
    </style:style>
    <style:style style:name="T5582" style:parent-style-name="Policepardéfaut" style:family="text">
      <style:text-properties style:language-asian="fr" style:country-asian="FR"/>
    </style:style>
    <style:style style:name="T5583" style:parent-style-name="Policepardéfaut" style:family="text">
      <style:text-properties style:language-asian="fr" style:country-asian="FR"/>
    </style:style>
    <style:style style:name="T5584" style:parent-style-name="Policepardéfaut" style:family="text">
      <style:text-properties style:language-asian="fr" style:country-asian="FR"/>
    </style:style>
    <style:style style:name="T5585" style:parent-style-name="Policepardéfaut" style:family="text">
      <style:text-properties style:language-asian="fr" style:country-asian="FR"/>
    </style:style>
    <style:style style:name="T5586" style:parent-style-name="Policepardéfaut" style:family="text">
      <style:text-properties style:language-asian="fr" style:country-asian="FR"/>
    </style:style>
    <style:style style:name="T5587" style:parent-style-name="Policepardéfaut" style:family="text">
      <style:text-properties style:language-asian="fr" style:country-asian="FR"/>
    </style:style>
    <style:style style:name="T5588" style:parent-style-name="Policepardéfaut" style:family="text">
      <style:text-properties style:language-asian="fr" style:country-asian="FR"/>
    </style:style>
    <style:style style:name="T5589" style:parent-style-name="Policepardéfaut" style:family="text">
      <style:text-properties style:language-asian="fr" style:country-asian="FR"/>
    </style:style>
    <style:style style:name="T5590" style:parent-style-name="Policepardéfaut" style:family="text">
      <style:text-properties style:language-asian="fr" style:country-asian="FR"/>
    </style:style>
    <style:style style:name="T5591" style:parent-style-name="Policepardéfaut" style:family="text">
      <style:text-properties style:language-asian="fr" style:country-asian="FR"/>
    </style:style>
    <style:style style:name="T5592" style:parent-style-name="Policepardéfaut" style:family="text">
      <style:text-properties style:language-asian="fr" style:country-asian="FR"/>
    </style:style>
    <style:style style:name="T5593" style:parent-style-name="Policepardéfaut" style:family="text">
      <style:text-properties style:language-asian="fr" style:country-asian="FR"/>
    </style:style>
    <style:style style:name="T5594" style:parent-style-name="Policepardéfaut" style:family="text">
      <style:text-properties style:language-asian="fr" style:country-asian="FR"/>
    </style:style>
    <style:style style:name="T5595" style:parent-style-name="Policepardéfaut" style:family="text">
      <style:text-properties style:language-asian="fr" style:country-asian="FR"/>
    </style:style>
    <style:style style:name="T5596" style:parent-style-name="Policepardéfaut" style:family="text">
      <style:text-properties style:language-asian="fr" style:country-asian="FR"/>
    </style:style>
    <style:style style:name="T5597" style:parent-style-name="Policepardéfaut" style:family="text">
      <style:text-properties style:language-asian="fr" style:country-asian="FR"/>
    </style:style>
    <style:style style:name="T5598" style:parent-style-name="Policepardéfaut" style:family="text">
      <style:text-properties style:language-asian="fr" style:country-asian="FR"/>
    </style:style>
    <style:style style:name="T5599" style:parent-style-name="Policepardéfaut" style:family="text">
      <style:text-properties style:language-asian="fr" style:country-asian="FR"/>
    </style:style>
    <style:style style:name="T5600" style:parent-style-name="Policepardéfaut" style:family="text">
      <style:text-properties style:language-asian="fr" style:country-asian="FR"/>
    </style:style>
    <style:style style:name="T5601" style:parent-style-name="Policepardéfaut" style:family="text">
      <style:text-properties style:language-asian="fr" style:country-asian="FR"/>
    </style:style>
    <style:style style:name="T5602" style:parent-style-name="Policepardéfaut" style:family="text">
      <style:text-properties style:language-asian="fr" style:country-asian="FR"/>
    </style:style>
    <style:style style:name="T5603" style:parent-style-name="Policepardéfaut" style:family="text">
      <style:text-properties style:language-asian="fr" style:country-asian="FR"/>
    </style:style>
    <style:style style:name="T5604" style:parent-style-name="Policepardéfaut" style:family="text">
      <style:text-properties style:language-asian="fr" style:country-asian="FR"/>
    </style:style>
    <style:style style:name="T5605" style:parent-style-name="Policepardéfaut" style:family="text">
      <style:text-properties style:language-asian="fr" style:country-asian="FR"/>
    </style:style>
    <style:style style:name="T5606" style:parent-style-name="Policepardéfaut" style:family="text">
      <style:text-properties style:language-asian="fr" style:country-asian="FR"/>
    </style:style>
    <style:style style:name="T5607" style:parent-style-name="Policepardéfaut" style:family="text">
      <style:text-properties style:language-asian="fr" style:country-asian="FR"/>
    </style:style>
    <style:style style:name="T5608" style:parent-style-name="Policepardéfaut" style:family="text">
      <style:text-properties style:language-asian="fr" style:country-asian="FR"/>
    </style:style>
    <style:style style:name="T5609" style:parent-style-name="Policepardéfaut" style:family="text">
      <style:text-properties style:language-asian="fr" style:country-asian="FR"/>
    </style:style>
    <style:style style:name="T5610" style:parent-style-name="Policepardéfaut" style:family="text">
      <style:text-properties style:language-asian="fr" style:country-asian="FR"/>
    </style:style>
    <style:style style:name="T5611" style:parent-style-name="Policepardéfaut" style:family="text">
      <style:text-properties style:language-asian="fr" style:country-asian="FR"/>
    </style:style>
    <style:style style:name="T5612" style:parent-style-name="Policepardéfaut" style:family="text">
      <style:text-properties style:language-asian="fr" style:country-asian="FR"/>
    </style:style>
    <style:style style:name="T5613" style:parent-style-name="quote.c" style:family="text">
      <style:text-properties fo:font-style="italic" style:font-style-asian="italic"/>
    </style:style>
    <style:style style:name="T5614" style:parent-style-name="quote.c" style:family="text">
      <style:text-properties fo:font-style="italic" style:font-style-asian="italic"/>
    </style:style>
    <style:style style:name="T5615" style:parent-style-name="Policepardéfaut" style:family="text">
      <style:text-properties style:language-asian="fr" style:country-asian="FR"/>
    </style:style>
    <style:style style:name="T5616" style:parent-style-name="Policepardéfaut" style:family="text">
      <style:text-properties style:language-asian="fr" style:country-asian="FR"/>
    </style:style>
    <style:style style:name="T5617" style:parent-style-name="Policepardéfaut" style:family="text">
      <style:text-properties style:language-asian="fr" style:country-asian="FR"/>
    </style:style>
    <style:style style:name="T5618" style:parent-style-name="Policepardéfaut" style:family="text">
      <style:text-properties style:language-asian="fr" style:country-asian="FR"/>
    </style:style>
    <style:style style:name="T5619" style:parent-style-name="Policepardéfaut" style:family="text">
      <style:text-properties style:language-asian="fr" style:country-asian="FR"/>
    </style:style>
    <style:style style:name="T5620" style:parent-style-name="Policepardéfaut" style:family="text">
      <style:text-properties style:language-asian="fr" style:country-asian="FR"/>
    </style:style>
    <style:style style:name="T5621" style:parent-style-name="Policepardéfaut" style:family="text">
      <style:text-properties style:language-asian="fr" style:country-asian="FR"/>
    </style:style>
    <style:style style:name="T5622" style:parent-style-name="Policepardéfaut" style:family="text">
      <style:text-properties style:language-asian="fr" style:country-asian="FR"/>
    </style:style>
    <style:style style:name="T5623" style:parent-style-name="Policepardéfaut" style:family="text">
      <style:text-properties style:language-asian="fr" style:country-asian="FR"/>
    </style:style>
    <style:style style:name="T5624" style:parent-style-name="Policepardéfaut" style:family="text">
      <style:text-properties style:language-asian="fr" style:country-asian="FR"/>
    </style:style>
    <style:style style:name="T5625" style:parent-style-name="quote.c" style:family="text">
      <style:text-properties fo:font-style="italic" style:font-style-asian="italic"/>
    </style:style>
    <style:style style:name="T5626" style:parent-style-name="quote.c" style:family="text">
      <style:text-properties fo:font-style="italic" style:font-style-asian="italic"/>
    </style:style>
    <style:style style:name="T5627" style:parent-style-name="Policepardéfaut" style:family="text">
      <style:text-properties style:language-asian="fr" style:country-asian="FR"/>
    </style:style>
    <style:style style:name="T5628" style:parent-style-name="Policepardéfaut" style:family="text">
      <style:text-properties style:language-asian="fr" style:country-asian="FR"/>
    </style:style>
    <style:style style:name="T5629" style:parent-style-name="Policepardéfaut" style:family="text">
      <style:text-properties style:language-asian="fr" style:country-asian="FR"/>
    </style:style>
    <style:style style:name="T5630" style:parent-style-name="Policepardéfaut" style:family="text">
      <style:text-properties style:language-asian="fr" style:country-asian="FR"/>
    </style:style>
    <style:style style:name="T5631" style:parent-style-name="Policepardéfaut" style:family="text">
      <style:text-properties style:language-asian="fr" style:country-asian="FR"/>
    </style:style>
    <style:style style:name="T5632" style:parent-style-name="Policepardéfaut" style:family="text">
      <style:text-properties style:language-asian="fr" style:country-asian="FR"/>
    </style:style>
    <style:style style:name="T5633" style:parent-style-name="Policepardéfaut" style:family="text">
      <style:text-properties style:language-asian="fr" style:country-asian="FR"/>
    </style:style>
    <style:style style:name="T5634" style:parent-style-name="Policepardéfaut" style:family="text">
      <style:text-properties style:language-asian="fr" style:country-asian="FR"/>
    </style:style>
    <style:style style:name="T5635" style:parent-style-name="Policepardéfaut" style:family="text">
      <style:text-properties style:language-asian="fr" style:country-asian="FR"/>
    </style:style>
    <style:style style:name="T5636" style:parent-style-name="Policepardéfaut" style:family="text">
      <style:text-properties style:language-asian="fr" style:country-asian="FR"/>
    </style:style>
    <style:style style:name="T5637" style:parent-style-name="Policepardéfaut" style:family="text">
      <style:text-properties style:language-asian="fr" style:country-asian="FR"/>
    </style:style>
    <style:style style:name="T5638" style:parent-style-name="Policepardéfaut" style:family="text">
      <style:text-properties style:language-asian="fr" style:country-asian="FR"/>
    </style:style>
    <style:style style:name="T5639" style:parent-style-name="Policepardéfaut" style:family="text">
      <style:text-properties style:language-asian="fr" style:country-asian="FR"/>
    </style:style>
    <style:style style:name="T5640" style:parent-style-name="Policepardéfaut" style:family="text">
      <style:text-properties style:language-asian="fr" style:country-asian="FR"/>
    </style:style>
    <style:style style:name="T5641" style:parent-style-name="Policepardéfaut" style:family="text">
      <style:text-properties style:language-asian="fr" style:country-asian="FR"/>
    </style:style>
    <style:style style:name="T5642" style:parent-style-name="Policepardéfaut" style:family="text">
      <style:text-properties style:language-asian="fr" style:country-asian="FR"/>
    </style:style>
    <style:style style:name="T5643" style:parent-style-name="Policepardéfaut" style:family="text">
      <style:text-properties style:language-asian="fr" style:country-asian="FR"/>
    </style:style>
    <style:style style:name="T5644" style:parent-style-name="Policepardéfaut" style:family="text">
      <style:text-properties style:language-asian="fr" style:country-asian="FR"/>
    </style:style>
    <style:style style:name="T5645" style:parent-style-name="Policepardéfaut" style:family="text">
      <style:text-properties style:language-asian="fr" style:country-asian="FR"/>
    </style:style>
    <style:style style:name="T5646" style:parent-style-name="Policepardéfaut" style:family="text">
      <style:text-properties style:language-asian="fr" style:country-asian="FR"/>
    </style:style>
    <style:style style:name="T5647" style:parent-style-name="Policepardéfaut" style:family="text">
      <style:text-properties style:language-asian="fr" style:country-asian="FR"/>
    </style:style>
    <style:style style:name="T5648" style:parent-style-name="Policepardéfaut" style:family="text">
      <style:text-properties style:language-asian="fr" style:country-asian="FR"/>
    </style:style>
    <style:style style:name="T5649" style:parent-style-name="Policepardéfaut" style:family="text">
      <style:text-properties style:language-asian="fr" style:country-asian="FR"/>
    </style:style>
    <style:style style:name="T5650" style:parent-style-name="Policepardéfaut" style:family="text">
      <style:text-properties style:language-asian="fr" style:country-asian="FR"/>
    </style:style>
    <style:style style:name="T5651" style:parent-style-name="Policepardéfaut" style:family="text">
      <style:text-properties style:language-asian="fr" style:country-asian="FR"/>
    </style:style>
    <style:style style:name="T5652" style:parent-style-name="Policepardéfaut" style:family="text">
      <style:text-properties style:language-asian="fr" style:country-asian="FR"/>
    </style:style>
    <style:style style:name="T5653" style:parent-style-name="Policepardéfaut" style:family="text">
      <style:text-properties style:language-asian="fr" style:country-asian="FR"/>
    </style:style>
    <style:style style:name="T5654" style:parent-style-name="Policepardéfaut" style:family="text">
      <style:text-properties style:language-asian="fr" style:country-asian="FR"/>
    </style:style>
    <style:style style:name="T5655" style:parent-style-name="Policepardéfaut" style:family="text">
      <style:text-properties style:language-asian="fr" style:country-asian="FR"/>
    </style:style>
    <style:style style:name="T5656" style:parent-style-name="Policepardéfaut" style:family="text">
      <style:text-properties style:language-asian="fr" style:country-asian="FR"/>
    </style:style>
    <style:style style:name="T5657" style:parent-style-name="Policepardéfaut" style:family="text">
      <style:text-properties style:language-asian="fr" style:country-asian="FR"/>
    </style:style>
    <style:style style:name="T5658" style:parent-style-name="Policepardéfaut" style:family="text">
      <style:text-properties style:language-asian="fr" style:country-asian="FR"/>
    </style:style>
    <style:style style:name="T5659" style:parent-style-name="Policepardéfaut" style:family="text">
      <style:text-properties style:language-asian="fr" style:country-asian="FR"/>
    </style:style>
    <style:style style:name="T5660" style:parent-style-name="Policepardéfaut" style:family="text">
      <style:text-properties style:language-asian="fr" style:country-asian="FR"/>
    </style:style>
    <style:style style:name="T5661" style:parent-style-name="Policepardéfaut" style:family="text">
      <style:text-properties style:language-asian="fr" style:country-asian="FR"/>
    </style:style>
    <style:style style:name="T5662" style:parent-style-name="Policepardéfaut" style:family="text">
      <style:text-properties style:language-asian="fr" style:country-asian="FR"/>
    </style:style>
    <style:style style:name="T5663" style:parent-style-name="Policepardéfaut" style:family="text">
      <style:text-properties fo:font-style="italic" style:font-style-asian="italic" style:font-style-complex="italic" style:language-asian="fr" style:country-asian="FR"/>
    </style:style>
    <style:style style:name="T5664" style:parent-style-name="Policepardéfaut" style:family="text">
      <style:text-properties style:font-size-complex="12pt" style:language-asian="fr" style:country-asian="FR"/>
    </style:style>
    <style:style style:name="T5665" style:parent-style-name="Policepardéfaut" style:family="text">
      <style:text-properties style:language-asian="fr" style:country-asian="FR"/>
    </style:style>
    <style:style style:name="T5666" style:parent-style-name="Policepardéfaut" style:family="text">
      <style:text-properties style:language-asian="fr" style:country-asian="FR"/>
    </style:style>
    <style:style style:name="T5667" style:parent-style-name="Policepardéfaut" style:family="text">
      <style:text-properties style:language-asian="fr" style:country-asian="FR"/>
    </style:style>
    <style:style style:name="T5668" style:parent-style-name="Policepardéfaut" style:family="text">
      <style:text-properties style:language-asian="fr" style:country-asian="FR"/>
    </style:style>
    <style:style style:name="T5669" style:parent-style-name="Policepardéfaut" style:family="text">
      <style:text-properties style:language-asian="fr" style:country-asian="FR"/>
    </style:style>
    <style:style style:name="T5670" style:parent-style-name="Policepardéfaut" style:family="text">
      <style:text-properties style:language-asian="fr" style:country-asian="FR"/>
    </style:style>
    <style:style style:name="T5671" style:parent-style-name="Policepardéfaut" style:family="text">
      <style:text-properties style:language-asian="fr" style:country-asian="FR"/>
    </style:style>
    <style:style style:name="T5672" style:parent-style-name="Policepardéfaut" style:family="text">
      <style:text-properties style:language-asian="fr" style:country-asian="FR"/>
    </style:style>
    <style:style style:name="T5673" style:parent-style-name="Policepardéfaut" style:family="text">
      <style:text-properties style:language-asian="fr" style:country-asian="FR"/>
    </style:style>
    <style:style style:name="T5674" style:parent-style-name="Policepardéfaut" style:family="text">
      <style:text-properties style:language-asian="fr" style:country-asian="FR"/>
    </style:style>
    <style:style style:name="T5675" style:parent-style-name="Policepardéfaut" style:family="text">
      <style:text-properties style:language-asian="fr" style:country-asian="FR"/>
    </style:style>
    <style:style style:name="T5676" style:parent-style-name="Appelnotedebasdep." style:family="text">
      <style:text-properties style:language-asian="fr" style:country-asian="FR"/>
    </style:style>
    <style:style style:name="T5677" style:parent-style-name="Policepardéfaut" style:family="text">
      <style:text-properties style:language-asian="fr" style:country-asian="FR"/>
    </style:style>
    <style:style style:name="T5678" style:parent-style-name="Policepardéfaut" style:family="text">
      <style:text-properties style:language-asian="fr" style:country-asian="FR"/>
    </style:style>
    <style:style style:name="T5679" style:parent-style-name="Policepardéfaut" style:family="text">
      <style:text-properties style:language-asian="fr" style:country-asian="FR"/>
    </style:style>
    <style:style style:name="T5680" style:parent-style-name="Policepardéfaut" style:family="text">
      <style:text-properties style:language-asian="fr" style:country-asian="FR"/>
    </style:style>
    <style:style style:name="T5681" style:parent-style-name="Policepardéfaut" style:family="text">
      <style:text-properties style:language-asian="fr" style:country-asian="FR"/>
    </style:style>
    <style:style style:name="T5682" style:parent-style-name="Policepardéfaut" style:family="text">
      <style:text-properties style:language-asian="fr" style:country-asian="FR"/>
    </style:style>
    <style:style style:name="T5683" style:parent-style-name="Policepardéfaut" style:family="text">
      <style:text-properties style:language-asian="fr" style:country-asian="FR"/>
    </style:style>
    <style:style style:name="T5684" style:parent-style-name="Policepardéfaut" style:family="text">
      <style:text-properties style:language-asian="fr" style:country-asian="FR"/>
    </style:style>
    <style:style style:name="T5685" style:parent-style-name="Policepardéfaut" style:family="text">
      <style:text-properties style:language-asian="fr" style:country-asian="FR"/>
    </style:style>
    <style:style style:name="T5686" style:parent-style-name="Policepardéfaut" style:family="text">
      <style:text-properties style:language-asian="fr" style:country-asian="FR"/>
    </style:style>
    <style:style style:name="T5687" style:parent-style-name="Policepardéfaut" style:family="text">
      <style:text-properties style:language-asian="fr" style:country-asian="FR"/>
    </style:style>
    <style:style style:name="T5688" style:parent-style-name="Policepardéfaut" style:family="text">
      <style:text-properties style:language-asian="fr" style:country-asian="FR"/>
    </style:style>
    <style:style style:name="T5689" style:parent-style-name="Policepardéfaut" style:family="text">
      <style:text-properties style:language-asian="fr" style:country-asian="FR"/>
    </style:style>
    <style:style style:name="T5690" style:parent-style-name="Policepardéfaut" style:family="text">
      <style:text-properties style:language-asian="fr" style:country-asian="FR"/>
    </style:style>
    <style:style style:name="T5691" style:parent-style-name="Policepardéfaut" style:family="text">
      <style:text-properties style:language-asian="fr" style:country-asian="FR"/>
    </style:style>
    <style:style style:name="T5692" style:parent-style-name="Policepardéfaut" style:family="text">
      <style:text-properties style:language-asian="fr" style:country-asian="FR"/>
    </style:style>
    <style:style style:name="T5693" style:parent-style-name="Policepardéfaut" style:family="text">
      <style:text-properties style:language-asian="fr" style:country-asian="FR"/>
    </style:style>
    <style:style style:name="T5694" style:parent-style-name="Policepardéfaut" style:family="text">
      <style:text-properties style:language-asian="fr" style:country-asian="FR"/>
    </style:style>
    <style:style style:name="T5695" style:parent-style-name="Policepardéfaut" style:family="text">
      <style:text-properties style:language-asian="fr" style:country-asian="FR"/>
    </style:style>
    <style:style style:name="T5696" style:parent-style-name="Policepardéfaut" style:family="text">
      <style:text-properties style:language-asian="fr" style:country-asian="FR"/>
    </style:style>
    <style:style style:name="T5697" style:parent-style-name="Policepardéfaut" style:family="text">
      <style:text-properties style:language-asian="fr" style:country-asian="FR"/>
    </style:style>
    <style:style style:name="T5698" style:parent-style-name="Policepardéfaut" style:family="text">
      <style:text-properties style:language-asian="fr" style:country-asian="FR"/>
    </style:style>
    <style:style style:name="T5699" style:parent-style-name="Policepardéfaut" style:family="text">
      <style:text-properties style:language-asian="fr" style:country-asian="FR"/>
    </style:style>
    <style:style style:name="T5700" style:parent-style-name="Policepardéfaut" style:family="text">
      <style:text-properties style:language-asian="fr" style:country-asian="FR"/>
    </style:style>
    <style:style style:name="T5701" style:parent-style-name="Policepardéfaut" style:family="text">
      <style:text-properties style:language-asian="fr" style:country-asian="FR"/>
    </style:style>
    <style:style style:name="T5702" style:parent-style-name="Policepardéfaut" style:family="text">
      <style:text-properties style:language-asian="fr" style:country-asian="FR"/>
    </style:style>
    <style:style style:name="T5703" style:parent-style-name="Policepardéfaut" style:family="text">
      <style:text-properties style:language-asian="fr" style:country-asian="FR"/>
    </style:style>
    <style:style style:name="T5704" style:parent-style-name="quote.c" style:family="text">
      <style:text-properties fo:font-style="italic" style:font-style-asian="italic"/>
    </style:style>
    <style:style style:name="T5705" style:parent-style-name="Policepardéfaut" style:family="text">
      <style:text-properties style:font-size-complex="12pt" style:language-asian="fr" style:country-asian="FR"/>
    </style:style>
    <style:style style:name="T5706" style:parent-style-name="Policepardéfaut" style:family="text">
      <style:text-properties style:language-asian="fr" style:country-asian="FR"/>
    </style:style>
    <style:style style:name="T5707" style:parent-style-name="Policepardéfaut" style:family="text">
      <style:text-properties style:language-asian="fr" style:country-asian="FR"/>
    </style:style>
    <style:style style:name="T5708" style:parent-style-name="Policepardéfaut" style:family="text">
      <style:text-properties style:language-asian="fr" style:country-asian="FR"/>
    </style:style>
    <style:style style:name="T5709" style:parent-style-name="Policepardéfaut" style:family="text">
      <style:text-properties style:language-asian="fr" style:country-asian="FR"/>
    </style:style>
    <style:style style:name="T5710" style:parent-style-name="Policepardéfaut" style:family="text">
      <style:text-properties style:language-asian="fr" style:country-asian="FR"/>
    </style:style>
    <style:style style:name="T5711" style:parent-style-name="Policepardéfaut" style:family="text">
      <style:text-properties style:language-asian="fr" style:country-asian="FR"/>
    </style:style>
    <style:style style:name="T5712" style:parent-style-name="Policepardéfaut" style:family="text">
      <style:text-properties style:language-asian="fr" style:country-asian="FR"/>
    </style:style>
    <style:style style:name="T5713" style:parent-style-name="Policepardéfaut" style:family="text">
      <style:text-properties style:language-asian="fr" style:country-asian="FR"/>
    </style:style>
    <style:style style:name="T5714" style:parent-style-name="Policepardéfaut" style:family="text">
      <style:text-properties style:language-asian="fr" style:country-asian="FR"/>
    </style:style>
    <style:style style:name="T5715" style:parent-style-name="Policepardéfaut" style:family="text">
      <style:text-properties style:language-asian="fr" style:country-asian="FR"/>
    </style:style>
    <style:style style:name="T5716" style:parent-style-name="Policepardéfaut" style:family="text">
      <style:text-properties style:language-asian="fr" style:country-asian="FR"/>
    </style:style>
    <style:style style:name="T5717" style:parent-style-name="Policepardéfaut" style:family="text">
      <style:text-properties style:language-asian="fr" style:country-asian="FR"/>
    </style:style>
    <style:style style:name="T5718" style:parent-style-name="Policepardéfaut" style:family="text">
      <style:text-properties style:language-asian="fr" style:country-asian="FR"/>
    </style:style>
    <style:style style:name="T5719" style:parent-style-name="Policepardéfaut" style:family="text">
      <style:text-properties style:language-asian="fr" style:country-asian="FR"/>
    </style:style>
    <style:style style:name="T5720" style:parent-style-name="Policepardéfaut" style:family="text">
      <style:text-properties style:language-asian="fr" style:country-asian="FR"/>
    </style:style>
    <style:style style:name="T5721" style:parent-style-name="Policepardéfaut" style:family="text">
      <style:text-properties style:language-asian="fr" style:country-asian="FR"/>
    </style:style>
    <style:style style:name="T5722" style:parent-style-name="Policepardéfaut" style:family="text">
      <style:text-properties style:language-asian="fr" style:country-asian="FR"/>
    </style:style>
    <style:style style:name="T5723" style:parent-style-name="Policepardéfaut" style:family="text">
      <style:text-properties style:language-asian="fr" style:country-asian="FR"/>
    </style:style>
    <style:style style:name="T5724" style:parent-style-name="Policepardéfaut" style:family="text">
      <style:text-properties style:language-asian="fr" style:country-asian="FR"/>
    </style:style>
    <style:style style:name="T5725" style:parent-style-name="Policepardéfaut" style:family="text">
      <style:text-properties style:language-asian="fr" style:country-asian="FR"/>
    </style:style>
    <style:style style:name="T5726" style:parent-style-name="Policepardéfaut" style:family="text">
      <style:text-properties style:language-asian="fr" style:country-asian="FR"/>
    </style:style>
    <style:style style:name="T5727" style:parent-style-name="Policepardéfaut" style:family="text">
      <style:text-properties style:language-asian="fr" style:country-asian="FR"/>
    </style:style>
    <style:style style:name="T5728" style:parent-style-name="Policepardéfaut" style:family="text">
      <style:text-properties style:language-asian="fr" style:country-asian="FR"/>
    </style:style>
    <style:style style:name="T5729" style:parent-style-name="Policepardéfaut" style:family="text">
      <style:text-properties style:language-asian="fr" style:country-asian="FR"/>
    </style:style>
    <style:style style:name="T5730" style:parent-style-name="Policepardéfaut" style:family="text">
      <style:text-properties style:language-asian="fr" style:country-asian="FR"/>
    </style:style>
    <style:style style:name="T5731" style:parent-style-name="Policepardéfaut" style:family="text">
      <style:text-properties style:language-asian="fr" style:country-asian="FR"/>
    </style:style>
    <style:style style:name="T5732" style:parent-style-name="Policepardéfaut" style:family="text">
      <style:text-properties style:language-asian="fr" style:country-asian="FR"/>
    </style:style>
    <style:style style:name="T5733" style:parent-style-name="Policepardéfaut" style:family="text">
      <style:text-properties style:language-asian="fr" style:country-asian="FR"/>
    </style:style>
    <style:style style:name="T5734" style:parent-style-name="Policepardéfaut" style:family="text">
      <style:text-properties style:language-asian="fr" style:country-asian="FR"/>
    </style:style>
    <style:style style:name="T5735" style:parent-style-name="Policepardéfaut" style:family="text">
      <style:text-properties style:language-asian="fr" style:country-asian="FR"/>
    </style:style>
    <style:style style:name="T5736" style:parent-style-name="Policepardéfaut" style:family="text">
      <style:text-properties style:language-asian="fr" style:country-asian="FR"/>
    </style:style>
    <style:style style:name="T5737" style:parent-style-name="Policepardéfaut" style:family="text">
      <style:text-properties style:language-asian="fr" style:country-asian="FR"/>
    </style:style>
    <style:style style:name="T5738" style:parent-style-name="Policepardéfaut" style:family="text">
      <style:text-properties style:language-asian="fr" style:country-asian="FR"/>
    </style:style>
    <style:style style:name="T5739" style:parent-style-name="Policepardéfaut" style:family="text">
      <style:text-properties style:language-asian="fr" style:country-asian="FR"/>
    </style:style>
    <style:style style:name="T5740" style:parent-style-name="Policepardéfaut" style:family="text">
      <style:text-properties style:language-asian="fr" style:country-asian="FR"/>
    </style:style>
    <style:style style:name="T5741" style:parent-style-name="Policepardéfaut" style:family="text">
      <style:text-properties style:language-asian="fr" style:country-asian="FR"/>
    </style:style>
    <style:style style:name="T5742" style:parent-style-name="Policepardéfaut" style:family="text">
      <style:text-properties style:language-asian="fr" style:country-asian="FR"/>
    </style:style>
    <style:style style:name="T5743" style:parent-style-name="Policepardéfaut" style:family="text">
      <style:text-properties style:language-asian="fr" style:country-asian="FR"/>
    </style:style>
    <style:style style:name="T5744" style:parent-style-name="Policepardéfaut" style:family="text">
      <style:text-properties style:language-asian="fr" style:country-asian="FR"/>
    </style:style>
    <style:style style:name="T5745" style:parent-style-name="Policepardéfaut" style:family="text">
      <style:text-properties style:language-asian="fr" style:country-asian="FR"/>
    </style:style>
    <style:style style:name="T5746" style:parent-style-name="Policepardéfaut" style:family="text">
      <style:text-properties style:language-asian="fr" style:country-asian="FR"/>
    </style:style>
    <style:style style:name="T5747" style:parent-style-name="Policepardéfaut" style:family="text">
      <style:text-properties style:language-asian="fr" style:country-asian="FR"/>
    </style:style>
    <style:style style:name="T5748" style:parent-style-name="Policepardéfaut" style:family="text">
      <style:text-properties style:language-asian="fr" style:country-asian="FR"/>
    </style:style>
    <style:style style:name="T5749" style:parent-style-name="Policepardéfaut" style:family="text">
      <style:text-properties style:language-asian="fr" style:country-asian="FR"/>
    </style:style>
    <style:style style:name="T5750" style:parent-style-name="Policepardéfaut" style:family="text">
      <style:text-properties style:language-asian="fr" style:country-asian="FR"/>
    </style:style>
    <style:style style:name="T5751" style:parent-style-name="Policepardéfaut" style:family="text">
      <style:text-properties style:language-asian="fr" style:country-asian="FR"/>
    </style:style>
    <style:style style:name="T5752" style:parent-style-name="Policepardéfaut" style:family="text">
      <style:text-properties style:language-asian="fr" style:country-asian="FR"/>
    </style:style>
    <style:style style:name="T5753" style:parent-style-name="Policepardéfaut" style:family="text">
      <style:text-properties style:language-asian="fr" style:country-asian="FR"/>
    </style:style>
    <style:style style:name="T5754" style:parent-style-name="Policepardéfaut" style:family="text">
      <style:text-properties style:language-asian="fr" style:country-asian="FR"/>
    </style:style>
    <style:style style:name="T5755" style:parent-style-name="Policepardéfaut" style:family="text">
      <style:text-properties style:language-asian="fr" style:country-asian="FR"/>
    </style:style>
    <style:style style:name="T5756" style:parent-style-name="Policepardéfaut" style:family="text">
      <style:text-properties style:language-asian="fr" style:country-asian="FR"/>
    </style:style>
    <style:style style:name="T5757" style:parent-style-name="Policepardéfaut" style:family="text">
      <style:text-properties style:language-asian="fr" style:country-asian="FR"/>
    </style:style>
    <style:style style:name="T5758" style:parent-style-name="Policepardéfaut" style:family="text">
      <style:text-properties style:language-asian="fr" style:country-asian="FR"/>
    </style:style>
    <style:style style:name="T5759" style:parent-style-name="Policepardéfaut" style:family="text">
      <style:text-properties style:language-asian="fr" style:country-asian="FR"/>
    </style:style>
    <style:style style:name="T5760" style:parent-style-name="Policepardéfaut" style:family="text">
      <style:text-properties style:language-asian="fr" style:country-asian="FR"/>
    </style:style>
    <style:style style:name="T5761" style:parent-style-name="Policepardéfaut" style:family="text">
      <style:text-properties style:language-asian="fr" style:country-asian="FR"/>
    </style:style>
    <style:style style:name="T5762" style:parent-style-name="Policepardéfaut" style:family="text">
      <style:text-properties style:language-asian="fr" style:country-asian="FR"/>
    </style:style>
    <style:style style:name="T5763" style:parent-style-name="Policepardéfaut" style:family="text">
      <style:text-properties style:language-asian="fr" style:country-asian="FR"/>
    </style:style>
    <style:style style:name="T5764" style:parent-style-name="Policepardéfaut" style:family="text">
      <style:text-properties style:language-asian="fr" style:country-asian="FR"/>
    </style:style>
    <style:style style:name="T5765" style:parent-style-name="Policepardéfaut" style:family="text">
      <style:text-properties style:language-asian="fr" style:country-asian="FR"/>
    </style:style>
    <style:style style:name="T5766" style:parent-style-name="Policepardéfaut" style:family="text">
      <style:text-properties style:language-asian="fr" style:country-asian="FR"/>
    </style:style>
    <style:style style:name="T5767" style:parent-style-name="Policepardéfaut" style:family="text">
      <style:text-properties style:language-asian="fr" style:country-asian="FR"/>
    </style:style>
    <style:style style:name="T5768" style:parent-style-name="Policepardéfaut" style:family="text">
      <style:text-properties style:language-asian="fr" style:country-asian="FR"/>
    </style:style>
    <style:style style:name="T5769" style:parent-style-name="Policepardéfaut" style:family="text">
      <style:text-properties style:language-asian="fr" style:country-asian="FR"/>
    </style:style>
    <style:style style:name="T5770" style:parent-style-name="Policepardéfaut" style:family="text">
      <style:text-properties style:language-asian="fr" style:country-asian="FR"/>
    </style:style>
    <style:style style:name="T5771" style:parent-style-name="Policepardéfaut" style:family="text">
      <style:text-properties style:language-asian="fr" style:country-asian="FR"/>
    </style:style>
    <style:style style:name="T5772" style:parent-style-name="Policepardéfaut" style:family="text">
      <style:text-properties style:language-asian="fr" style:country-asian="FR"/>
    </style:style>
    <style:style style:name="T5773" style:parent-style-name="Policepardéfaut" style:family="text">
      <style:text-properties style:language-asian="fr" style:country-asian="FR"/>
    </style:style>
    <style:style style:name="T5774" style:parent-style-name="Policepardéfaut" style:family="text">
      <style:text-properties style:language-asian="fr" style:country-asian="FR"/>
    </style:style>
    <style:style style:name="T5775" style:parent-style-name="Policepardéfaut" style:family="text">
      <style:text-properties style:language-asian="fr" style:country-asian="FR"/>
    </style:style>
    <style:style style:name="T5776" style:parent-style-name="Policepardéfaut" style:family="text">
      <style:text-properties style:language-asian="fr" style:country-asian="FR"/>
    </style:style>
    <style:style style:name="T5777" style:parent-style-name="Policepardéfaut" style:family="text">
      <style:text-properties style:language-asian="fr" style:country-asian="FR"/>
    </style:style>
    <style:style style:name="T5778" style:parent-style-name="Policepardéfaut" style:family="text">
      <style:text-properties style:language-asian="fr" style:country-asian="FR"/>
    </style:style>
    <style:style style:name="T5779" style:parent-style-name="Policepardéfaut" style:family="text">
      <style:text-properties style:language-asian="fr" style:country-asian="FR"/>
    </style:style>
    <style:style style:name="T5780" style:parent-style-name="Policepardéfaut" style:family="text">
      <style:text-properties style:font-size-complex="12pt" style:language-asian="fr" style:country-asian="FR"/>
    </style:style>
    <style:style style:name="T5781" style:parent-style-name="Policepardéfaut" style:family="text">
      <style:text-properties style:language-asian="fr" style:country-asian="FR"/>
    </style:style>
    <style:style style:name="T5782" style:parent-style-name="Policepardéfaut" style:family="text">
      <style:text-properties style:language-asian="fr" style:country-asian="FR"/>
    </style:style>
    <style:style style:name="T5783" style:parent-style-name="Policepardéfaut" style:family="text">
      <style:text-properties style:language-asian="fr" style:country-asian="FR"/>
    </style:style>
    <style:style style:name="T5784" style:parent-style-name="Policepardéfaut" style:family="text">
      <style:text-properties style:language-asian="fr" style:country-asian="FR"/>
    </style:style>
    <style:style style:name="T5785" style:parent-style-name="Policepardéfaut" style:family="text">
      <style:text-properties style:language-asian="fr" style:country-asian="FR"/>
    </style:style>
    <style:style style:name="T5786" style:parent-style-name="Policepardéfaut" style:family="text">
      <style:text-properties style:language-asian="fr" style:country-asian="FR"/>
    </style:style>
    <style:style style:name="T5787" style:parent-style-name="Policepardéfaut" style:family="text">
      <style:text-properties style:language-asian="fr" style:country-asian="FR"/>
    </style:style>
    <style:style style:name="T5788" style:parent-style-name="Policepardéfaut" style:family="text">
      <style:text-properties style:language-asian="fr" style:country-asian="FR"/>
    </style:style>
    <style:style style:name="T5789" style:parent-style-name="Policepardéfaut" style:family="text">
      <style:text-properties style:language-asian="fr" style:country-asian="FR"/>
    </style:style>
    <style:style style:name="T5790" style:parent-style-name="Policepardéfaut" style:family="text">
      <style:text-properties style:language-asian="fr" style:country-asian="FR"/>
    </style:style>
    <style:style style:name="T5791" style:parent-style-name="Policepardéfaut" style:family="text">
      <style:text-properties style:language-asian="fr" style:country-asian="FR"/>
    </style:style>
    <style:style style:name="T5792" style:parent-style-name="Policepardéfaut" style:family="text">
      <style:text-properties style:language-asian="fr" style:country-asian="FR"/>
    </style:style>
    <style:style style:name="T5793" style:parent-style-name="Policepardéfaut" style:family="text">
      <style:text-properties style:language-asian="fr" style:country-asian="FR"/>
    </style:style>
    <style:style style:name="T5794" style:parent-style-name="Policepardéfaut" style:family="text">
      <style:text-properties style:language-asian="fr" style:country-asian="FR"/>
    </style:style>
    <style:style style:name="T5795" style:parent-style-name="Policepardéfaut" style:family="text">
      <style:text-properties style:language-asian="fr" style:country-asian="FR"/>
    </style:style>
    <style:style style:name="T5796" style:parent-style-name="Policepardéfaut" style:family="text">
      <style:text-properties style:language-asian="fr" style:country-asian="FR"/>
    </style:style>
    <style:style style:name="T5797" style:parent-style-name="Policepardéfaut" style:family="text">
      <style:text-properties style:language-asian="fr" style:country-asian="FR"/>
    </style:style>
    <style:style style:name="T5798" style:parent-style-name="Policepardéfaut" style:family="text">
      <style:text-properties style:language-asian="fr" style:country-asian="FR"/>
    </style:style>
    <style:style style:name="T5799" style:parent-style-name="Policepardéfaut" style:family="text">
      <style:text-properties style:language-asian="fr" style:country-asian="FR"/>
    </style:style>
    <style:style style:name="T5800" style:parent-style-name="Policepardéfaut" style:family="text">
      <style:text-properties style:language-asian="fr" style:country-asian="FR"/>
    </style:style>
    <style:style style:name="T5801" style:parent-style-name="Policepardéfaut" style:family="text">
      <style:text-properties style:language-asian="fr" style:country-asian="FR"/>
    </style:style>
    <style:style style:name="T5802" style:parent-style-name="Policepardéfaut" style:family="text">
      <style:text-properties style:language-asian="fr" style:country-asian="FR"/>
    </style:style>
    <style:style style:name="T5803" style:parent-style-name="Policepardéfaut" style:family="text">
      <style:text-properties style:language-asian="fr" style:country-asian="FR"/>
    </style:style>
    <style:style style:name="T5804" style:parent-style-name="Policepardéfaut" style:family="text">
      <style:text-properties style:language-asian="fr" style:country-asian="FR"/>
    </style:style>
    <style:style style:name="T5805" style:parent-style-name="Policepardéfaut" style:family="text">
      <style:text-properties style:language-asian="fr" style:country-asian="FR"/>
    </style:style>
    <style:style style:name="T5806" style:parent-style-name="Policepardéfaut" style:family="text">
      <style:text-properties style:language-asian="fr" style:country-asian="FR"/>
    </style:style>
    <style:style style:name="T5807" style:parent-style-name="Policepardéfaut" style:family="text">
      <style:text-properties style:language-asian="fr" style:country-asian="FR"/>
    </style:style>
    <style:style style:name="T5808" style:parent-style-name="Policepardéfaut" style:family="text">
      <style:text-properties style:language-asian="fr" style:country-asian="FR"/>
    </style:style>
    <style:style style:name="T5809" style:parent-style-name="Policepardéfaut" style:family="text">
      <style:text-properties style:language-asian="fr" style:country-asian="FR"/>
    </style:style>
    <style:style style:name="T5810" style:parent-style-name="Policepardéfaut" style:family="text">
      <style:text-properties style:language-asian="fr" style:country-asian="FR"/>
    </style:style>
    <style:style style:name="T5811" style:parent-style-name="Policepardéfaut" style:family="text">
      <style:text-properties style:language-asian="fr" style:country-asian="FR"/>
    </style:style>
    <style:style style:name="T5812" style:parent-style-name="Policepardéfaut" style:family="text">
      <style:text-properties style:language-asian="fr" style:country-asian="FR"/>
    </style:style>
    <style:style style:name="T5813" style:parent-style-name="Policepardéfaut" style:family="text">
      <style:text-properties style:language-asian="fr" style:country-asian="FR"/>
    </style:style>
    <style:style style:name="T5814" style:parent-style-name="Policepardéfaut" style:family="text">
      <style:text-properties style:language-asian="fr" style:country-asian="FR"/>
    </style:style>
    <style:style style:name="T5815" style:parent-style-name="Policepardéfaut" style:family="text">
      <style:text-properties style:language-asian="fr" style:country-asian="FR"/>
    </style:style>
    <style:style style:name="T5816" style:parent-style-name="Policepardéfaut" style:family="text">
      <style:text-properties style:language-asian="fr" style:country-asian="FR"/>
    </style:style>
    <style:style style:name="T5817" style:parent-style-name="Policepardéfaut" style:family="text">
      <style:text-properties style:language-asian="fr" style:country-asian="FR"/>
    </style:style>
    <style:style style:name="T5818" style:parent-style-name="Policepardéfaut" style:family="text">
      <style:text-properties style:language-asian="fr" style:country-asian="FR"/>
    </style:style>
    <style:style style:name="T5819" style:parent-style-name="Policepardéfaut" style:family="text">
      <style:text-properties style:language-asian="fr" style:country-asian="FR"/>
    </style:style>
    <style:style style:name="T5820" style:parent-style-name="Policepardéfaut" style:family="text">
      <style:text-properties style:language-asian="fr" style:country-asian="FR"/>
    </style:style>
    <style:style style:name="T5821" style:parent-style-name="Policepardéfaut" style:family="text">
      <style:text-properties fo:font-style="italic" style:font-style-asian="italic" style:font-style-complex="italic" style:language-asian="fr" style:country-asian="FR"/>
    </style:style>
    <style:style style:name="T5822" style:parent-style-name="Policepardéfaut" style:family="text">
      <style:text-properties style:font-size-complex="12pt" style:language-asian="fr" style:country-asian="FR"/>
    </style:style>
    <style:style style:name="T5823" style:parent-style-name="Policepardéfaut" style:family="text">
      <style:text-properties style:language-asian="fr" style:country-asian="FR"/>
    </style:style>
    <style:style style:name="T5824" style:parent-style-name="Policepardéfaut" style:family="text">
      <style:text-properties style:language-asian="fr" style:country-asian="FR"/>
    </style:style>
    <style:style style:name="T5825" style:parent-style-name="Policepardéfaut" style:family="text">
      <style:text-properties fo:font-style="italic" style:font-style-asian="italic" style:font-style-complex="italic" style:language-asian="fr" style:country-asian="FR"/>
    </style:style>
    <style:style style:name="T5826" style:parent-style-name="Policepardéfaut" style:family="text">
      <style:text-properties style:font-size-complex="12pt" style:language-asian="fr" style:country-asian="FR"/>
    </style:style>
    <style:style style:name="T5827" style:parent-style-name="Policepardéfaut" style:family="text">
      <style:text-properties style:language-asian="fr" style:country-asian="FR"/>
    </style:style>
    <style:style style:name="T5828" style:parent-style-name="Policepardéfaut" style:family="text">
      <style:text-properties style:language-asian="fr" style:country-asian="FR"/>
    </style:style>
    <style:style style:name="T5829" style:parent-style-name="Policepardéfaut" style:family="text">
      <style:text-properties style:language-asian="fr" style:country-asian="FR"/>
    </style:style>
    <style:style style:name="T5830" style:parent-style-name="Policepardéfaut" style:family="text">
      <style:text-properties style:font-size-complex="12pt" style:language-asian="fr" style:country-asian="FR"/>
    </style:style>
    <style:style style:name="T5831" style:parent-style-name="Policepardéfaut" style:family="text">
      <style:text-properties style:language-asian="fr" style:country-asian="FR"/>
    </style:style>
    <style:style style:name="T5832" style:parent-style-name="Policepardéfaut" style:family="text">
      <style:text-properties style:language-asian="fr" style:country-asian="FR"/>
    </style:style>
    <style:style style:name="T5833" style:parent-style-name="Policepardéfaut" style:family="text">
      <style:text-properties style:language-asian="fr" style:country-asian="FR"/>
    </style:style>
    <style:style style:name="T5834" style:parent-style-name="Policepardéfaut" style:family="text">
      <style:text-properties style:language-asian="fr" style:country-asian="FR"/>
    </style:style>
    <style:style style:name="T5835" style:parent-style-name="Policepardéfaut" style:family="text">
      <style:text-properties style:language-asian="fr" style:country-asian="FR"/>
    </style:style>
    <style:style style:name="T5836" style:parent-style-name="Policepardéfaut" style:family="text">
      <style:text-properties style:font-size-complex="12pt" style:language-asian="fr" style:country-asian="FR"/>
    </style:style>
    <style:style style:name="T5837" style:parent-style-name="Policepardéfaut" style:family="text">
      <style:text-properties style:language-asian="fr" style:country-asian="FR"/>
    </style:style>
    <style:style style:name="T5838" style:parent-style-name="Policepardéfaut" style:family="text">
      <style:text-properties style:language-asian="fr" style:country-asian="FR"/>
    </style:style>
    <style:style style:name="T5839" style:parent-style-name="Policepardéfaut" style:family="text">
      <style:text-properties style:language-asian="fr" style:country-asian="FR"/>
    </style:style>
    <style:style style:name="T5840" style:parent-style-name="Policepardéfaut" style:family="text">
      <style:text-properties style:language-asian="fr" style:country-asian="FR"/>
    </style:style>
    <style:style style:name="T5841" style:parent-style-name="Policepardéfaut" style:family="text">
      <style:text-properties style:language-asian="fr" style:country-asian="FR"/>
    </style:style>
    <style:style style:name="T5842" style:parent-style-name="Policepardéfaut" style:family="text">
      <style:text-properties style:language-asian="fr" style:country-asian="FR"/>
    </style:style>
    <style:style style:name="T5843" style:parent-style-name="Policepardéfaut" style:family="text">
      <style:text-properties style:font-style-complex="italic" style:language-asian="fr" style:country-asian="FR"/>
    </style:style>
    <style:style style:name="P5844" style:parent-style-name="quote" style:family="paragraph">
      <style:text-properties style:language-asian="fr" style:country-asian="FR"/>
    </style:style>
    <style:style style:name="P5845" style:parent-style-name="quote" style:family="paragraph">
      <style:text-properties style:language-asian="fr" style:country-asian="FR"/>
    </style:style>
    <style:style style:name="P5846" style:parent-style-name="quote" style:family="paragraph">
      <style:text-properties style:language-asian="fr" style:country-asian="FR"/>
    </style:style>
    <style:style style:name="P5847" style:parent-style-name="quote" style:family="paragraph">
      <style:text-properties style:language-asian="fr" style:country-asian="FR"/>
    </style:style>
    <style:style style:name="T5848" style:parent-style-name="Policepardéfaut" style:family="text">
      <style:text-properties style:language-asian="fr" style:country-asian="FR"/>
    </style:style>
    <style:style style:name="T5849" style:parent-style-name="Policepardéfaut" style:family="text">
      <style:text-properties style:language-asian="fr" style:country-asian="FR"/>
    </style:style>
    <style:style style:name="T5850" style:parent-style-name="Policepardéfaut" style:family="text">
      <style:text-properties style:language-asian="fr" style:country-asian="FR"/>
    </style:style>
    <style:style style:name="T5851" style:parent-style-name="Policepardéfaut" style:family="text">
      <style:text-properties style:language-asian="fr" style:country-asian="FR"/>
    </style:style>
    <style:style style:name="T5852" style:parent-style-name="Policepardéfaut" style:family="text">
      <style:text-properties style:language-asian="fr" style:country-asian="FR"/>
    </style:style>
    <style:style style:name="T5853" style:parent-style-name="Policepardéfaut" style:family="text">
      <style:text-properties style:language-asian="fr" style:country-asian="FR"/>
    </style:style>
    <style:style style:name="T5854" style:parent-style-name="Policepardéfaut" style:family="text">
      <style:text-properties style:language-asian="fr" style:country-asian="FR"/>
    </style:style>
    <style:style style:name="T5855" style:parent-style-name="Policepardéfaut" style:family="text">
      <style:text-properties style:language-asian="fr" style:country-asian="FR"/>
    </style:style>
    <style:style style:name="T5856" style:parent-style-name="Policepardéfaut" style:family="text">
      <style:text-properties style:language-asian="fr" style:country-asian="FR"/>
    </style:style>
    <style:style style:name="T5857" style:parent-style-name="Policepardéfaut" style:family="text">
      <style:text-properties style:language-asian="fr" style:country-asian="FR"/>
    </style:style>
    <style:style style:name="T5858" style:parent-style-name="Policepardéfaut" style:family="text">
      <style:text-properties style:language-asian="fr" style:country-asian="FR"/>
    </style:style>
    <style:style style:name="T5859" style:parent-style-name="Policepardéfaut" style:family="text">
      <style:text-properties style:language-asian="fr" style:country-asian="FR"/>
    </style:style>
    <style:style style:name="T5860" style:parent-style-name="Policepardéfaut" style:family="text">
      <style:text-properties style:language-asian="fr" style:country-asian="FR"/>
    </style:style>
    <style:style style:name="T5861" style:parent-style-name="Policepardéfaut" style:family="text">
      <style:text-properties style:language-asian="fr" style:country-asian="FR"/>
    </style:style>
    <style:style style:name="T5862" style:parent-style-name="Policepardéfaut" style:family="text">
      <style:text-properties style:language-asian="fr" style:country-asian="FR"/>
    </style:style>
    <style:style style:name="T5863" style:parent-style-name="Policepardéfaut" style:family="text">
      <style:text-properties style:language-asian="fr" style:country-asian="FR"/>
    </style:style>
    <style:style style:name="T5864" style:parent-style-name="Policepardéfaut" style:family="text">
      <style:text-properties style:language-asian="fr" style:country-asian="FR"/>
    </style:style>
    <style:style style:name="T5865" style:parent-style-name="Policepardéfaut" style:family="text">
      <style:text-properties style:language-asian="fr" style:country-asian="FR"/>
    </style:style>
    <style:style style:name="T5866" style:parent-style-name="Policepardéfaut" style:family="text">
      <style:text-properties style:language-asian="fr" style:country-asian="FR"/>
    </style:style>
    <style:style style:name="T5867" style:parent-style-name="Policepardéfaut" style:family="text">
      <style:text-properties style:language-asian="fr" style:country-asian="FR"/>
    </style:style>
    <style:style style:name="T5868" style:parent-style-name="Policepardéfaut" style:family="text">
      <style:text-properties style:language-asian="fr" style:country-asian="FR"/>
    </style:style>
    <style:style style:name="T5869" style:parent-style-name="Policepardéfaut" style:family="text">
      <style:text-properties style:language-asian="fr" style:country-asian="FR"/>
    </style:style>
    <style:style style:name="T5870" style:parent-style-name="Policepardéfaut" style:family="text">
      <style:text-properties style:language-asian="fr" style:country-asian="FR"/>
    </style:style>
    <style:style style:name="T5871" style:parent-style-name="Policepardéfaut" style:family="text">
      <style:text-properties style:language-asian="fr" style:country-asian="FR"/>
    </style:style>
    <style:style style:name="T5872" style:parent-style-name="Policepardéfaut" style:family="text">
      <style:text-properties style:language-asian="fr" style:country-asian="FR"/>
    </style:style>
    <style:style style:name="T5873" style:parent-style-name="Policepardéfaut" style:family="text">
      <style:text-properties style:language-asian="fr" style:country-asian="FR"/>
    </style:style>
    <style:style style:name="T5874" style:parent-style-name="Policepardéfaut" style:family="text">
      <style:text-properties style:language-asian="fr" style:country-asian="FR"/>
    </style:style>
    <style:style style:name="T5875" style:parent-style-name="Policepardéfaut" style:family="text">
      <style:text-properties style:language-asian="fr" style:country-asian="FR"/>
    </style:style>
    <style:style style:name="T5876" style:parent-style-name="Policepardéfaut" style:family="text">
      <style:text-properties style:language-asian="fr" style:country-asian="FR"/>
    </style:style>
    <style:style style:name="T5877" style:parent-style-name="Policepardéfaut" style:family="text">
      <style:text-properties style:language-asian="fr" style:country-asian="FR"/>
    </style:style>
    <style:style style:name="T5878" style:parent-style-name="Policepardéfaut" style:family="text">
      <style:text-properties style:language-asian="fr" style:country-asian="FR"/>
    </style:style>
    <style:style style:name="T5879" style:parent-style-name="Policepardéfaut" style:family="text">
      <style:text-properties style:language-asian="fr" style:country-asian="FR"/>
    </style:style>
    <style:style style:name="T5880" style:parent-style-name="Policepardéfaut" style:family="text">
      <style:text-properties style:language-asian="fr" style:country-asian="FR"/>
    </style:style>
    <style:style style:name="T5881" style:parent-style-name="Policepardéfaut" style:family="text">
      <style:text-properties style:language-asian="fr" style:country-asian="FR"/>
    </style:style>
    <style:style style:name="T5882" style:parent-style-name="Policepardéfaut" style:family="text">
      <style:text-properties style:language-asian="fr" style:country-asian="FR"/>
    </style:style>
    <style:style style:name="T5883" style:parent-style-name="Policepardéfaut" style:family="text">
      <style:text-properties style:language-asian="fr" style:country-asian="FR"/>
    </style:style>
    <style:style style:name="T5884" style:parent-style-name="Policepardéfaut" style:family="text">
      <style:text-properties style:language-asian="fr" style:country-asian="FR"/>
    </style:style>
    <style:style style:name="T5885" style:parent-style-name="Policepardéfaut" style:family="text">
      <style:text-properties style:language-asian="fr" style:country-asian="FR"/>
    </style:style>
    <style:style style:name="T5886" style:parent-style-name="Policepardéfaut" style:family="text">
      <style:text-properties style:language-asian="fr" style:country-asian="FR"/>
    </style:style>
    <style:style style:name="T5887" style:parent-style-name="Policepardéfaut" style:family="text">
      <style:text-properties style:language-asian="fr" style:country-asian="FR"/>
    </style:style>
    <style:style style:name="T5888" style:parent-style-name="Policepardéfaut" style:family="text">
      <style:text-properties style:language-asian="fr" style:country-asian="FR"/>
    </style:style>
    <style:style style:name="P5889" style:parent-style-name="quote" style:family="paragraph">
      <style:text-properties style:language-asian="fr" style:country-asian="FR"/>
    </style:style>
    <style:style style:name="P5890" style:parent-style-name="byline" style:family="paragraph">
      <style:text-properties fo:font-style="italic" style:font-style-asian="italic"/>
    </style:style>
    <style:style style:name="T5891" style:parent-style-name="Policepardéfaut" style:family="text">
      <style:text-properties fo:font-style="italic" style:font-style-asian="italic" style:font-style-complex="italic" style:language-asian="fr" style:country-asian="FR"/>
    </style:style>
    <style:style style:name="T5892" style:parent-style-name="Policepardéfaut" style:family="text">
      <style:text-properties style:font-size-complex="12pt" style:language-asian="fr" style:country-asian="FR"/>
    </style:style>
    <style:style style:name="T5893" style:parent-style-name="Policepardéfaut" style:family="text">
      <style:text-properties style:language-asian="fr" style:country-asian="FR"/>
    </style:style>
    <style:style style:name="T5894" style:parent-style-name="Policepardéfaut" style:family="text">
      <style:text-properties style:font-size-complex="12pt" style:language-asian="fr" style:country-asian="FR"/>
    </style:style>
    <style:style style:name="T5895" style:parent-style-name="Policepardéfaut" style:family="text">
      <style:text-properties style:language-asian="fr" style:country-asian="FR"/>
    </style:style>
    <style:style style:name="T5896" style:parent-style-name="Policepardéfaut" style:family="text">
      <style:text-properties style:language-asian="fr" style:country-asian="FR"/>
    </style:style>
    <style:style style:name="T5897" style:parent-style-name="Policepardéfaut" style:family="text">
      <style:text-properties style:language-asian="fr" style:country-asian="FR"/>
    </style:style>
    <style:style style:name="T5898" style:parent-style-name="Policepardéfaut" style:family="text">
      <style:text-properties style:language-asian="fr" style:country-asian="FR"/>
    </style:style>
    <style:style style:name="T5899" style:parent-style-name="Policepardéfaut" style:family="text">
      <style:text-properties style:language-asian="fr" style:country-asian="FR"/>
    </style:style>
    <style:style style:name="T5900" style:parent-style-name="Policepardéfaut" style:family="text">
      <style:text-properties style:language-asian="fr" style:country-asian="FR"/>
    </style:style>
    <style:style style:name="T5901" style:parent-style-name="Policepardéfaut" style:family="text">
      <style:text-properties style:text-position="super 63.6%"/>
    </style:style>
    <style:style style:name="T5902" style:parent-style-name="Policepardéfaut" style:family="text">
      <style:text-properties style:language-asian="fr" style:country-asian="FR"/>
    </style:style>
    <style:style style:name="T5903" style:parent-style-name="Policepardéfaut" style:family="text">
      <style:text-properties style:language-asian="fr" style:country-asian="FR"/>
    </style:style>
    <style:style style:name="T5904" style:parent-style-name="Policepardéfaut" style:family="text">
      <style:text-properties style:language-asian="fr" style:country-asian="FR"/>
    </style:style>
    <style:style style:name="T5905" style:parent-style-name="Policepardéfaut" style:family="text">
      <style:text-properties style:language-asian="fr" style:country-asian="FR"/>
    </style:style>
    <style:style style:name="T5906" style:parent-style-name="Policepardéfaut" style:family="text">
      <style:text-properties style:language-asian="fr" style:country-asian="FR"/>
    </style:style>
    <style:style style:name="T5907" style:parent-style-name="Policepardéfaut" style:family="text">
      <style:text-properties style:language-asian="fr" style:country-asian="FR"/>
    </style:style>
    <style:style style:name="T5908" style:parent-style-name="Policepardéfaut" style:family="text">
      <style:text-properties style:language-asian="fr" style:country-asian="FR"/>
    </style:style>
    <style:style style:name="T5909" style:parent-style-name="Policepardéfaut" style:family="text">
      <style:text-properties style:language-asian="fr" style:country-asian="FR"/>
    </style:style>
    <style:style style:name="T5910" style:parent-style-name="Policepardéfaut" style:family="text">
      <style:text-properties style:language-asian="fr" style:country-asian="FR"/>
    </style:style>
    <style:style style:name="T5911" style:parent-style-name="Policepardéfaut" style:family="text">
      <style:text-properties style:language-asian="fr" style:country-asian="FR"/>
    </style:style>
    <style:style style:name="T5912" style:parent-style-name="Policepardéfaut" style:family="text">
      <style:text-properties style:language-asian="fr" style:country-asian="FR"/>
    </style:style>
    <style:style style:name="T5913" style:parent-style-name="Policepardéfaut" style:family="text">
      <style:text-properties style:language-asian="fr" style:country-asian="FR"/>
    </style:style>
    <style:style style:name="T5914" style:parent-style-name="Policepardéfaut" style:family="text">
      <style:text-properties style:language-asian="fr" style:country-asian="FR"/>
    </style:style>
    <style:style style:name="T5915" style:parent-style-name="Policepardéfaut" style:family="text">
      <style:text-properties style:language-asian="fr" style:country-asian="FR"/>
    </style:style>
    <style:style style:name="T5916" style:parent-style-name="Policepardéfaut" style:family="text">
      <style:text-properties style:language-asian="fr" style:country-asian="FR"/>
    </style:style>
    <style:style style:name="T5917" style:parent-style-name="Policepardéfaut" style:family="text">
      <style:text-properties style:language-asian="fr" style:country-asian="FR"/>
    </style:style>
    <style:style style:name="T5918" style:parent-style-name="Policepardéfaut" style:family="text">
      <style:text-properties style:language-asian="fr" style:country-asian="FR"/>
    </style:style>
    <style:style style:name="T5919" style:parent-style-name="Policepardéfaut" style:family="text">
      <style:text-properties style:language-asian="fr" style:country-asian="FR"/>
    </style:style>
    <style:style style:name="T5920" style:parent-style-name="Policepardéfaut" style:family="text">
      <style:text-properties style:language-asian="fr" style:country-asian="FR"/>
    </style:style>
    <style:style style:name="T5921" style:parent-style-name="Policepardéfaut" style:family="text">
      <style:text-properties style:language-asian="fr" style:country-asian="FR"/>
    </style:style>
    <style:style style:name="T5922" style:parent-style-name="Policepardéfaut" style:family="text">
      <style:text-properties style:language-asian="fr" style:country-asian="FR"/>
    </style:style>
    <style:style style:name="T5923" style:parent-style-name="Policepardéfaut" style:family="text">
      <style:text-properties style:language-asian="fr" style:country-asian="FR"/>
    </style:style>
    <style:style style:name="T5924" style:parent-style-name="Policepardéfaut" style:family="text">
      <style:text-properties style:language-asian="fr" style:country-asian="FR"/>
    </style:style>
    <style:style style:name="T5925" style:parent-style-name="Policepardéfaut" style:family="text">
      <style:text-properties style:language-asian="fr" style:country-asian="FR"/>
    </style:style>
    <style:style style:name="T5926" style:parent-style-name="Policepardéfaut" style:family="text">
      <style:text-properties style:language-asian="fr" style:country-asian="FR"/>
    </style:style>
    <style:style style:name="T5927" style:parent-style-name="Policepardéfaut" style:family="text">
      <style:text-properties style:language-asian="fr" style:country-asian="FR"/>
    </style:style>
    <style:style style:name="T5928" style:parent-style-name="Policepardéfaut" style:family="text">
      <style:text-properties style:language-asian="fr" style:country-asian="FR"/>
    </style:style>
    <style:style style:name="T5929" style:parent-style-name="Policepardéfaut" style:family="text">
      <style:text-properties style:language-asian="fr" style:country-asian="FR"/>
    </style:style>
    <style:style style:name="T5930" style:parent-style-name="Policepardéfaut" style:family="text">
      <style:text-properties style:language-asian="fr" style:country-asian="FR"/>
    </style:style>
    <style:style style:name="T5931" style:parent-style-name="Policepardéfaut" style:family="text">
      <style:text-properties style:language-asian="fr" style:country-asian="FR"/>
    </style:style>
    <style:style style:name="T5932" style:parent-style-name="Policepardéfaut" style:family="text">
      <style:text-properties style:language-asian="fr" style:country-asian="FR"/>
    </style:style>
    <style:style style:name="T5933" style:parent-style-name="Policepardéfaut" style:family="text">
      <style:text-properties style:language-asian="fr" style:country-asian="FR"/>
    </style:style>
    <style:style style:name="T5934" style:parent-style-name="Policepardéfaut" style:family="text">
      <style:text-properties style:language-asian="fr" style:country-asian="FR"/>
    </style:style>
    <style:style style:name="T5935" style:parent-style-name="Policepardéfaut" style:family="text">
      <style:text-properties style:language-asian="fr" style:country-asian="FR"/>
    </style:style>
    <style:style style:name="T5936" style:parent-style-name="Policepardéfaut" style:family="text">
      <style:text-properties style:language-asian="fr" style:country-asian="FR"/>
    </style:style>
    <style:style style:name="T5937" style:parent-style-name="Policepardéfaut" style:family="text">
      <style:text-properties style:language-asian="fr" style:country-asian="FR"/>
    </style:style>
    <style:style style:name="T5938" style:parent-style-name="Policepardéfaut" style:family="text">
      <style:text-properties style:language-asian="fr" style:country-asian="FR"/>
    </style:style>
    <style:style style:name="T5939" style:parent-style-name="Policepardéfaut" style:family="text">
      <style:text-properties style:language-asian="fr" style:country-asian="FR"/>
    </style:style>
    <style:style style:name="T5940" style:parent-style-name="Policepardéfaut" style:family="text">
      <style:text-properties style:language-asian="fr" style:country-asian="FR"/>
    </style:style>
    <style:style style:name="T5941" style:parent-style-name="Policepardéfaut" style:family="text">
      <style:text-properties style:language-asian="fr" style:country-asian="FR"/>
    </style:style>
    <style:style style:name="T5942" style:parent-style-name="Policepardéfaut" style:family="text">
      <style:text-properties style:language-asian="fr" style:country-asian="FR"/>
    </style:style>
    <style:style style:name="T5943" style:parent-style-name="Policepardéfaut" style:family="text">
      <style:text-properties style:language-asian="fr" style:country-asian="FR"/>
    </style:style>
    <style:style style:name="T5944" style:parent-style-name="Policepardéfaut" style:family="text">
      <style:text-properties style:language-asian="fr" style:country-asian="FR"/>
    </style:style>
    <style:style style:name="T5945" style:parent-style-name="Policepardéfaut" style:family="text">
      <style:text-properties style:language-asian="fr" style:country-asian="FR"/>
    </style:style>
    <style:style style:name="T5946" style:parent-style-name="Policepardéfaut" style:family="text">
      <style:text-properties style:language-asian="fr" style:country-asian="FR"/>
    </style:style>
    <style:style style:name="T5947" style:parent-style-name="Policepardéfaut" style:family="text">
      <style:text-properties style:language-asian="fr" style:country-asian="FR"/>
    </style:style>
    <style:style style:name="T5948" style:parent-style-name="Policepardéfaut" style:family="text">
      <style:text-properties style:language-asian="fr" style:country-asian="FR"/>
    </style:style>
    <style:style style:name="T5949" style:parent-style-name="Policepardéfaut" style:family="text">
      <style:text-properties style:language-asian="fr" style:country-asian="FR"/>
    </style:style>
    <style:style style:name="T5950" style:parent-style-name="Policepardéfaut" style:family="text">
      <style:text-properties style:language-asian="fr" style:country-asian="FR"/>
    </style:style>
    <style:style style:name="T5951" style:parent-style-name="Policepardéfaut" style:family="text">
      <style:text-properties style:language-asian="fr" style:country-asian="FR"/>
    </style:style>
    <style:style style:name="T5952" style:parent-style-name="Policepardéfaut" style:family="text">
      <style:text-properties style:language-asian="fr" style:country-asian="FR"/>
    </style:style>
    <style:style style:name="T5953" style:parent-style-name="Policepardéfaut" style:family="text">
      <style:text-properties style:language-asian="fr" style:country-asian="FR"/>
    </style:style>
    <style:style style:name="T5954" style:parent-style-name="Policepardéfaut" style:family="text">
      <style:text-properties style:language-asian="fr" style:country-asian="FR"/>
    </style:style>
    <style:style style:name="T5955" style:parent-style-name="Policepardéfaut" style:family="text">
      <style:text-properties style:language-asian="fr" style:country-asian="FR"/>
    </style:style>
    <style:style style:name="T5956" style:parent-style-name="Policepardéfaut" style:family="text">
      <style:text-properties style:language-asian="fr" style:country-asian="FR"/>
    </style:style>
    <style:style style:name="T5957" style:parent-style-name="Policepardéfaut" style:family="text">
      <style:text-properties style:language-asian="fr" style:country-asian="FR"/>
    </style:style>
    <style:style style:name="T5958" style:parent-style-name="Policepardéfaut" style:family="text">
      <style:text-properties style:language-asian="fr" style:country-asian="FR"/>
    </style:style>
    <style:style style:name="T5959" style:parent-style-name="Policepardéfaut" style:family="text">
      <style:text-properties style:language-asian="fr" style:country-asian="FR"/>
    </style:style>
    <style:style style:name="T5960" style:parent-style-name="Policepardéfaut" style:family="text">
      <style:text-properties style:language-asian="fr" style:country-asian="FR"/>
    </style:style>
    <style:style style:name="T5961" style:parent-style-name="Policepardéfaut" style:family="text">
      <style:text-properties style:language-asian="fr" style:country-asian="FR"/>
    </style:style>
    <style:style style:name="T5962" style:parent-style-name="Policepardéfaut" style:family="text">
      <style:text-properties style:language-asian="fr" style:country-asian="FR"/>
    </style:style>
    <style:style style:name="T5963" style:parent-style-name="Policepardéfaut" style:family="text">
      <style:text-properties style:language-asian="fr" style:country-asian="FR"/>
    </style:style>
    <style:style style:name="T5964" style:parent-style-name="Policepardéfaut" style:family="text">
      <style:text-properties style:language-asian="fr" style:country-asian="FR"/>
    </style:style>
    <style:style style:name="T5965" style:parent-style-name="Policepardéfaut" style:family="text">
      <style:text-properties style:language-asian="fr" style:country-asian="FR"/>
    </style:style>
    <style:style style:name="T5966" style:parent-style-name="Policepardéfaut" style:family="text">
      <style:text-properties style:language-asian="fr" style:country-asian="FR"/>
    </style:style>
    <style:style style:name="T5967" style:parent-style-name="Policepardéfaut" style:family="text">
      <style:text-properties style:language-asian="fr" style:country-asian="FR"/>
    </style:style>
    <style:style style:name="T5968" style:parent-style-name="Policepardéfaut" style:family="text">
      <style:text-properties style:language-asian="fr" style:country-asian="FR"/>
    </style:style>
    <style:style style:name="T5969" style:parent-style-name="Policepardéfaut" style:family="text">
      <style:text-properties style:language-asian="fr" style:country-asian="FR"/>
    </style:style>
    <style:style style:name="T5970" style:parent-style-name="Policepardéfaut" style:family="text">
      <style:text-properties style:language-asian="fr" style:country-asian="FR"/>
    </style:style>
    <style:style style:name="T5971" style:parent-style-name="Policepardéfaut" style:family="text">
      <style:text-properties style:language-asian="fr" style:country-asian="FR"/>
    </style:style>
    <style:style style:name="T5972" style:parent-style-name="Policepardéfaut" style:family="text">
      <style:text-properties style:language-asian="fr" style:country-asian="FR"/>
    </style:style>
    <style:style style:name="T5973" style:parent-style-name="Policepardéfaut" style:family="text">
      <style:text-properties style:language-asian="fr" style:country-asian="FR"/>
    </style:style>
    <style:style style:name="T5974" style:parent-style-name="Policepardéfaut" style:family="text">
      <style:text-properties style:language-asian="fr" style:country-asian="FR"/>
    </style:style>
    <style:style style:name="T5975" style:parent-style-name="Policepardéfaut" style:family="text">
      <style:text-properties style:language-asian="fr" style:country-asian="FR"/>
    </style:style>
    <style:style style:name="T5976" style:parent-style-name="Policepardéfaut" style:family="text">
      <style:text-properties style:language-asian="fr" style:country-asian="FR"/>
    </style:style>
    <style:style style:name="T5977" style:parent-style-name="Policepardéfaut" style:family="text">
      <style:text-properties style:language-asian="fr" style:country-asian="FR"/>
    </style:style>
    <style:style style:name="T5978" style:parent-style-name="Policepardéfaut" style:family="text">
      <style:text-properties style:language-asian="fr" style:country-asian="FR"/>
    </style:style>
    <style:style style:name="T5979" style:parent-style-name="Policepardéfaut" style:family="text">
      <style:text-properties style:language-asian="fr" style:country-asian="FR"/>
    </style:style>
    <style:style style:name="T5980" style:parent-style-name="Policepardéfaut" style:family="text">
      <style:text-properties style:language-asian="fr" style:country-asian="FR"/>
    </style:style>
    <style:style style:name="T5981" style:parent-style-name="Policepardéfaut" style:family="text">
      <style:text-properties style:language-asian="fr" style:country-asian="FR"/>
    </style:style>
    <style:style style:name="T5982" style:parent-style-name="Policepardéfaut" style:family="text">
      <style:text-properties style:language-asian="fr" style:country-asian="FR"/>
    </style:style>
    <style:style style:name="T5983" style:parent-style-name="Policepardéfaut" style:family="text">
      <style:text-properties style:language-asian="fr" style:country-asian="FR"/>
    </style:style>
    <style:style style:name="T5984" style:parent-style-name="Policepardéfaut" style:family="text">
      <style:text-properties style:language-asian="fr" style:country-asian="FR"/>
    </style:style>
    <style:style style:name="T5985" style:parent-style-name="Policepardéfaut" style:family="text">
      <style:text-properties style:language-asian="fr" style:country-asian="FR"/>
    </style:style>
    <style:style style:name="T5986" style:parent-style-name="Policepardéfaut" style:family="text">
      <style:text-properties style:language-asian="fr" style:country-asian="FR"/>
    </style:style>
    <style:style style:name="T5987" style:parent-style-name="Policepardéfaut" style:family="text">
      <style:text-properties style:language-asian="fr" style:country-asian="FR"/>
    </style:style>
    <style:style style:name="T5988" style:parent-style-name="Policepardéfaut" style:family="text">
      <style:text-properties style:language-asian="fr" style:country-asian="FR"/>
    </style:style>
    <style:style style:name="T5989" style:parent-style-name="Policepardéfaut" style:family="text">
      <style:text-properties style:language-asian="fr" style:country-asian="FR"/>
    </style:style>
    <style:style style:name="T5990" style:parent-style-name="Policepardéfaut" style:family="text">
      <style:text-properties style:language-asian="fr" style:country-asian="FR"/>
    </style:style>
    <style:style style:name="T5991" style:parent-style-name="Policepardéfaut" style:family="text">
      <style:text-properties style:language-asian="fr" style:country-asian="FR"/>
    </style:style>
    <style:style style:name="T5992" style:parent-style-name="Policepardéfaut" style:family="text">
      <style:text-properties style:language-asian="fr" style:country-asian="FR"/>
    </style:style>
    <style:style style:name="T5993" style:parent-style-name="Policepardéfaut" style:family="text">
      <style:text-properties style:language-asian="fr" style:country-asian="FR"/>
    </style:style>
    <style:style style:name="T5994" style:parent-style-name="Policepardéfaut" style:family="text">
      <style:text-properties style:language-asian="fr" style:country-asian="FR"/>
    </style:style>
    <style:style style:name="T5995" style:parent-style-name="Policepardéfaut" style:family="text">
      <style:text-properties style:language-asian="fr" style:country-asian="FR"/>
    </style:style>
    <style:style style:name="T5996" style:parent-style-name="Policepardéfaut" style:family="text">
      <style:text-properties style:language-asian="fr" style:country-asian="FR"/>
    </style:style>
    <style:style style:name="T5997" style:parent-style-name="Policepardéfaut" style:family="text">
      <style:text-properties style:language-asian="fr" style:country-asian="FR"/>
    </style:style>
    <style:style style:name="T5998" style:parent-style-name="Policepardéfaut" style:family="text">
      <style:text-properties style:language-asian="fr" style:country-asian="FR"/>
    </style:style>
    <style:style style:name="T5999" style:parent-style-name="Policepardéfaut" style:family="text">
      <style:text-properties style:language-asian="fr" style:country-asian="FR"/>
    </style:style>
    <style:style style:name="T6000" style:parent-style-name="Policepardéfaut" style:family="text">
      <style:text-properties style:language-asian="fr" style:country-asian="FR"/>
    </style:style>
    <style:style style:name="T6001" style:parent-style-name="Policepardéfaut" style:family="text">
      <style:text-properties style:language-asian="fr" style:country-asian="FR"/>
    </style:style>
    <style:style style:name="T6002" style:parent-style-name="Policepardéfaut" style:family="text">
      <style:text-properties style:language-asian="fr" style:country-asian="FR"/>
    </style:style>
    <style:style style:name="T6003" style:parent-style-name="Policepardéfaut" style:family="text">
      <style:text-properties style:language-asian="fr" style:country-asian="FR"/>
    </style:style>
    <style:style style:name="T6004" style:parent-style-name="Policepardéfaut" style:family="text">
      <style:text-properties style:language-asian="fr" style:country-asian="FR"/>
    </style:style>
    <style:style style:name="T6005" style:parent-style-name="Policepardéfaut" style:family="text">
      <style:text-properties style:language-asian="fr" style:country-asian="FR"/>
    </style:style>
    <style:style style:name="T6006" style:parent-style-name="Policepardéfaut" style:family="text">
      <style:text-properties style:language-asian="fr" style:country-asian="FR"/>
    </style:style>
    <style:style style:name="T6007" style:parent-style-name="Policepardéfaut" style:family="text">
      <style:text-properties style:language-asian="fr" style:country-asian="FR"/>
    </style:style>
    <style:style style:name="T6008" style:parent-style-name="Policepardéfaut" style:family="text">
      <style:text-properties style:language-asian="fr" style:country-asian="FR"/>
    </style:style>
    <style:style style:name="T6009" style:parent-style-name="Policepardéfaut" style:family="text">
      <style:text-properties style:language-asian="fr" style:country-asian="FR"/>
    </style:style>
    <style:style style:name="T6010" style:parent-style-name="Policepardéfaut" style:family="text">
      <style:text-properties style:language-asian="fr" style:country-asian="FR"/>
    </style:style>
    <style:style style:name="T6011" style:parent-style-name="Policepardéfaut" style:family="text">
      <style:text-properties style:language-asian="fr" style:country-asian="FR"/>
    </style:style>
    <style:style style:name="T6012" style:parent-style-name="Policepardéfaut" style:family="text">
      <style:text-properties style:language-asian="fr" style:country-asian="FR"/>
    </style:style>
    <style:style style:name="T6013" style:parent-style-name="Policepardéfaut" style:family="text">
      <style:text-properties style:language-asian="fr" style:country-asian="FR"/>
    </style:style>
    <style:style style:name="T6014" style:parent-style-name="Policepardéfaut" style:family="text">
      <style:text-properties style:language-asian="fr" style:country-asian="FR"/>
    </style:style>
    <style:style style:name="T6015" style:parent-style-name="Policepardéfaut" style:family="text">
      <style:text-properties style:language-asian="fr" style:country-asian="FR"/>
    </style:style>
    <style:style style:name="T6016" style:parent-style-name="Policepardéfaut" style:family="text">
      <style:text-properties style:language-asian="fr" style:country-asian="FR"/>
    </style:style>
    <style:style style:name="T6017" style:parent-style-name="Policepardéfaut" style:family="text">
      <style:text-properties style:font-size-complex="12pt" style:language-asian="fr" style:country-asian="FR"/>
    </style:style>
    <style:style style:name="T6018" style:parent-style-name="Policepardéfaut" style:family="text">
      <style:text-properties style:language-asian="fr" style:country-asian="FR"/>
    </style:style>
    <style:style style:name="T6019" style:parent-style-name="Policepardéfaut" style:family="text">
      <style:text-properties style:language-asian="fr" style:country-asian="FR"/>
    </style:style>
    <style:style style:name="T6020" style:parent-style-name="Policepardéfaut" style:family="text">
      <style:text-properties style:language-asian="fr" style:country-asian="FR"/>
    </style:style>
    <style:style style:name="T6021" style:parent-style-name="Policepardéfaut" style:family="text">
      <style:text-properties style:language-asian="fr" style:country-asian="FR"/>
    </style:style>
    <style:style style:name="T6022" style:parent-style-name="Policepardéfaut" style:family="text">
      <style:text-properties style:language-asian="fr" style:country-asian="FR"/>
    </style:style>
    <style:style style:name="T6023" style:parent-style-name="Policepardéfaut" style:family="text">
      <style:text-properties style:language-asian="fr" style:country-asian="FR"/>
    </style:style>
    <style:style style:name="T6024" style:parent-style-name="Policepardéfaut" style:family="text">
      <style:text-properties style:language-asian="fr" style:country-asian="FR"/>
    </style:style>
    <style:style style:name="T6025" style:parent-style-name="Policepardéfaut" style:family="text">
      <style:text-properties style:language-asian="fr" style:country-asian="FR"/>
    </style:style>
    <style:style style:name="T6026" style:parent-style-name="Policepardéfaut" style:family="text">
      <style:text-properties style:language-asian="fr" style:country-asian="FR"/>
    </style:style>
    <style:style style:name="T6027" style:parent-style-name="Policepardéfaut" style:family="text">
      <style:text-properties style:language-asian="fr" style:country-asian="FR"/>
    </style:style>
    <style:style style:name="T6028" style:parent-style-name="Policepardéfaut" style:family="text">
      <style:text-properties style:language-asian="fr" style:country-asian="FR"/>
    </style:style>
    <style:style style:name="T6029" style:parent-style-name="Policepardéfaut" style:family="text">
      <style:text-properties style:language-asian="fr" style:country-asian="FR"/>
    </style:style>
    <style:style style:name="T6030" style:parent-style-name="Policepardéfaut" style:family="text">
      <style:text-properties style:language-asian="fr" style:country-asian="FR"/>
    </style:style>
    <style:style style:name="T6031" style:parent-style-name="Policepardéfaut" style:family="text">
      <style:text-properties style:language-asian="fr" style:country-asian="FR"/>
    </style:style>
    <style:style style:name="T6032" style:parent-style-name="Policepardéfaut" style:family="text">
      <style:text-properties style:language-asian="fr" style:country-asian="FR"/>
    </style:style>
    <style:style style:name="T6033" style:parent-style-name="Policepardéfaut" style:family="text">
      <style:text-properties style:language-asian="fr" style:country-asian="FR"/>
    </style:style>
    <style:style style:name="T6034" style:parent-style-name="Policepardéfaut" style:family="text">
      <style:text-properties style:language-asian="fr" style:country-asian="FR"/>
    </style:style>
    <style:style style:name="T6035" style:parent-style-name="Policepardéfaut" style:family="text">
      <style:text-properties style:language-asian="fr" style:country-asian="FR"/>
    </style:style>
    <style:style style:name="T6036" style:parent-style-name="Policepardéfaut" style:family="text">
      <style:text-properties style:font-size-complex="12pt" style:language-asian="fr" style:country-asian="FR"/>
    </style:style>
    <style:style style:name="T6037" style:parent-style-name="Policepardéfaut" style:family="text">
      <style:text-properties style:language-asian="fr" style:country-asian="FR"/>
    </style:style>
    <style:style style:name="T6038" style:parent-style-name="Policepardéfaut" style:family="text">
      <style:text-properties style:language-asian="fr" style:country-asian="FR"/>
    </style:style>
    <style:style style:name="T6039" style:parent-style-name="Policepardéfaut" style:family="text">
      <style:text-properties style:language-asian="fr" style:country-asian="FR"/>
    </style:style>
    <style:style style:name="T6040" style:parent-style-name="Policepardéfaut" style:family="text">
      <style:text-properties style:language-asian="fr" style:country-asian="FR"/>
    </style:style>
    <style:style style:name="T6041" style:parent-style-name="Policepardéfaut" style:family="text">
      <style:text-properties style:language-asian="fr" style:country-asian="FR"/>
    </style:style>
    <style:style style:name="T6042" style:parent-style-name="Policepardéfaut" style:family="text">
      <style:text-properties style:language-asian="fr" style:country-asian="FR"/>
    </style:style>
    <style:style style:name="T6043" style:parent-style-name="Policepardéfaut" style:family="text">
      <style:text-properties style:language-asian="fr" style:country-asian="FR"/>
    </style:style>
    <style:style style:name="T6044" style:parent-style-name="Policepardéfaut" style:family="text">
      <style:text-properties style:language-asian="fr" style:country-asian="FR"/>
    </style:style>
    <style:style style:name="T6045" style:parent-style-name="Policepardéfaut" style:family="text">
      <style:text-properties style:font-style-complex="italic" style:language-asian="fr" style:country-asian="FR"/>
    </style:style>
    <style:style style:name="T6046" style:parent-style-name="Policepardéfaut" style:family="text">
      <style:text-properties style:font-size-complex="12pt" style:language-asian="fr" style:country-asian="FR"/>
    </style:style>
    <style:style style:name="T6047" style:parent-style-name="Policepardéfaut" style:family="text">
      <style:text-properties style:language-asian="fr" style:country-asian="FR"/>
    </style:style>
    <style:style style:name="T6048" style:parent-style-name="Policepardéfaut" style:family="text">
      <style:text-properties style:language-asian="fr" style:country-asian="FR"/>
    </style:style>
    <style:style style:name="T6049" style:parent-style-name="Policepardéfaut" style:family="text">
      <style:text-properties style:language-asian="fr" style:country-asian="FR"/>
    </style:style>
    <style:style style:name="T6050" style:parent-style-name="Policepardéfaut" style:family="text">
      <style:text-properties style:language-asian="fr" style:country-asian="FR"/>
    </style:style>
    <style:style style:name="T6051" style:parent-style-name="Policepardéfaut" style:family="text">
      <style:text-properties style:language-asian="fr" style:country-asian="FR"/>
    </style:style>
    <style:style style:name="T6052" style:parent-style-name="Policepardéfaut" style:family="text">
      <style:text-properties style:font-size-complex="12pt" style:language-asian="fr" style:country-asian="FR"/>
    </style:style>
    <style:style style:name="T6053" style:parent-style-name="Policepardéfaut" style:family="text">
      <style:text-properties style:language-asian="fr" style:country-asian="FR"/>
    </style:style>
    <style:style style:name="T6054" style:parent-style-name="Policepardéfaut" style:family="text">
      <style:text-properties fo:font-style="italic" style:font-style-asian="italic" style:font-style-complex="italic" style:language-asian="fr" style:country-asian="FR"/>
    </style:style>
    <style:style style:name="T6055" style:parent-style-name="Policepardéfaut" style:family="text">
      <style:text-properties style:font-size-complex="12pt" style:language-asian="fr" style:country-asian="FR"/>
    </style:style>
    <style:style style:name="T6056" style:parent-style-name="Policepardéfaut" style:family="text">
      <style:text-properties style:language-asian="fr" style:country-asian="FR"/>
    </style:style>
    <style:style style:name="T6057" style:parent-style-name="Policepardéfaut" style:family="text">
      <style:text-properties style:language-asian="fr" style:country-asian="FR"/>
    </style:style>
    <style:style style:name="T6058" style:parent-style-name="Policepardéfaut" style:family="text">
      <style:text-properties style:language-asian="fr" style:country-asian="FR"/>
    </style:style>
    <style:style style:name="T6059" style:parent-style-name="Policepardéfaut" style:family="text">
      <style:text-properties style:language-asian="fr" style:country-asian="FR"/>
    </style:style>
    <style:style style:name="T6060" style:parent-style-name="Policepardéfaut" style:family="text">
      <style:text-properties style:font-style-complex="italic" style:language-asian="fr" style:country-asian="FR"/>
    </style:style>
    <style:style style:name="T6061" style:parent-style-name="Policepardéfaut" style:family="text">
      <style:text-properties style:font-size-complex="12pt" style:language-asian="fr" style:country-asian="FR"/>
    </style:style>
    <style:style style:name="T6062" style:parent-style-name="Policepardéfaut" style:family="text">
      <style:text-properties style:language-asian="fr" style:country-asian="FR"/>
    </style:style>
    <style:style style:name="T6063" style:parent-style-name="Policepardéfaut" style:family="text">
      <style:text-properties style:language-asian="fr" style:country-asian="FR"/>
    </style:style>
    <style:style style:name="T6064" style:parent-style-name="Policepardéfaut" style:family="text">
      <style:text-properties style:language-asian="fr" style:country-asian="FR"/>
    </style:style>
    <style:style style:name="T6065" style:parent-style-name="Policepardéfaut" style:family="text">
      <style:text-properties style:language-asian="fr" style:country-asian="FR"/>
    </style:style>
    <style:style style:name="T6066" style:parent-style-name="Policepardéfaut" style:family="text">
      <style:text-properties style:language-asian="fr" style:country-asian="FR"/>
    </style:style>
    <style:style style:name="T6067" style:parent-style-name="Policepardéfaut" style:family="text">
      <style:text-properties style:language-asian="fr" style:country-asian="FR"/>
    </style:style>
    <style:style style:name="T6068" style:parent-style-name="Policepardéfaut" style:family="text">
      <style:text-properties style:language-asian="fr" style:country-asian="FR"/>
    </style:style>
    <style:style style:name="T6069" style:parent-style-name="Policepardéfaut" style:family="text">
      <style:text-properties style:language-asian="fr" style:country-asian="FR"/>
    </style:style>
    <style:style style:name="T6070" style:parent-style-name="Policepardéfaut" style:family="text">
      <style:text-properties style:language-asian="fr" style:country-asian="FR"/>
    </style:style>
    <style:style style:name="T6071" style:parent-style-name="Policepardéfaut" style:family="text">
      <style:text-properties style:language-asian="fr" style:country-asian="FR"/>
    </style:style>
    <style:style style:name="T6072" style:parent-style-name="Policepardéfaut" style:family="text">
      <style:text-properties style:font-size-complex="12pt" style:language-asian="fr" style:country-asian="FR"/>
    </style:style>
    <style:style style:name="T6073" style:parent-style-name="Policepardéfaut" style:family="text">
      <style:text-properties style:language-asian="fr" style:country-asian="FR"/>
    </style:style>
    <style:style style:name="T6074" style:parent-style-name="Policepardéfaut" style:family="text">
      <style:text-properties style:language-asian="fr" style:country-asian="FR"/>
    </style:style>
    <style:style style:name="T6075" style:parent-style-name="Policepardéfaut" style:family="text">
      <style:text-properties style:language-asian="fr" style:country-asian="FR"/>
    </style:style>
    <style:style style:name="T6076" style:parent-style-name="Policepardéfaut" style:family="text">
      <style:text-properties style:language-asian="fr" style:country-asian="FR"/>
    </style:style>
    <style:style style:name="T6077" style:parent-style-name="Policepardéfaut" style:family="text">
      <style:text-properties style:language-asian="fr" style:country-asian="FR"/>
    </style:style>
    <style:style style:name="T6078" style:parent-style-name="Policepardéfaut" style:family="text">
      <style:text-properties style:language-asian="fr" style:country-asian="FR"/>
    </style:style>
    <style:style style:name="T6079" style:parent-style-name="Policepardéfaut" style:family="text">
      <style:text-properties style:language-asian="fr" style:country-asian="FR"/>
    </style:style>
    <style:style style:name="T6080" style:parent-style-name="Policepardéfaut" style:family="text">
      <style:text-properties style:language-asian="fr" style:country-asian="FR"/>
    </style:style>
    <style:style style:name="T6081" style:parent-style-name="Policepardéfaut" style:family="text">
      <style:text-properties style:language-asian="fr" style:country-asian="FR"/>
    </style:style>
    <style:style style:name="T6082" style:parent-style-name="Policepardéfaut" style:family="text">
      <style:text-properties style:language-asian="fr" style:country-asian="FR"/>
    </style:style>
    <style:style style:name="T6083" style:parent-style-name="Policepardéfaut" style:family="text">
      <style:text-properties style:language-asian="fr" style:country-asian="FR"/>
    </style:style>
    <style:style style:name="T6084" style:parent-style-name="Policepardéfaut" style:family="text">
      <style:text-properties style:language-asian="fr" style:country-asian="FR"/>
    </style:style>
    <style:style style:name="T6085" style:parent-style-name="Policepardéfaut" style:family="text">
      <style:text-properties style:font-style-complex="italic" style:language-asian="fr" style:country-asian="FR"/>
    </style:style>
    <style:style style:name="T6086" style:parent-style-name="Policepardéfaut" style:family="text">
      <style:text-properties style:language-asian="fr" style:country-asian="FR"/>
    </style:style>
    <style:style style:name="T6087" style:parent-style-name="Policepardéfaut" style:family="text">
      <style:text-properties style:language-asian="fr" style:country-asian="FR"/>
    </style:style>
    <style:style style:name="T6088" style:parent-style-name="Policepardéfaut" style:family="text">
      <style:text-properties style:language-asian="fr" style:country-asian="FR"/>
    </style:style>
    <style:style style:name="T6089" style:parent-style-name="Policepardéfaut" style:family="text">
      <style:text-properties style:language-asian="fr" style:country-asian="FR"/>
    </style:style>
    <style:style style:name="T6090" style:parent-style-name="Policepardéfaut" style:family="text">
      <style:text-properties style:language-asian="fr" style:country-asian="FR"/>
    </style:style>
    <style:style style:name="T6091" style:parent-style-name="Policepardéfaut" style:family="text">
      <style:text-properties style:language-asian="fr" style:country-asian="FR"/>
    </style:style>
    <style:style style:name="T6092" style:parent-style-name="Policepardéfaut" style:family="text">
      <style:text-properties style:language-asian="fr" style:country-asian="FR"/>
    </style:style>
    <style:style style:name="T6093" style:parent-style-name="Policepardéfaut" style:family="text">
      <style:text-properties style:language-asian="fr" style:country-asian="FR"/>
    </style:style>
    <style:style style:name="T6094" style:parent-style-name="Policepardéfaut" style:family="text">
      <style:text-properties style:language-asian="fr" style:country-asian="FR"/>
    </style:style>
    <style:style style:name="T6095" style:parent-style-name="Policepardéfaut" style:family="text">
      <style:text-properties style:language-asian="fr" style:country-asian="FR"/>
    </style:style>
    <style:style style:name="T6096" style:parent-style-name="Policepardéfaut" style:family="text">
      <style:text-properties style:font-size-complex="12pt" style:language-asian="fr" style:country-asian="FR"/>
    </style:style>
    <style:style style:name="T6097" style:parent-style-name="Policepardéfaut" style:family="text">
      <style:text-properties style:language-asian="fr" style:country-asian="FR"/>
    </style:style>
    <style:style style:name="T6098" style:parent-style-name="Policepardéfaut" style:family="text">
      <style:text-properties style:language-asian="fr" style:country-asian="FR"/>
    </style:style>
    <style:style style:name="T6099" style:parent-style-name="Policepardéfaut" style:family="text">
      <style:text-properties style:language-asian="fr" style:country-asian="FR"/>
    </style:style>
    <style:style style:name="T6100" style:parent-style-name="Policepardéfaut" style:family="text">
      <style:text-properties style:language-asian="fr" style:country-asian="FR"/>
    </style:style>
    <style:style style:name="T6101" style:parent-style-name="Policepardéfaut" style:family="text">
      <style:text-properties style:language-asian="fr" style:country-asian="FR"/>
    </style:style>
    <style:style style:name="T6102" style:parent-style-name="Policepardéfaut" style:family="text">
      <style:text-properties style:language-asian="fr" style:country-asian="FR"/>
    </style:style>
    <style:style style:name="T6103" style:parent-style-name="Policepardéfaut" style:family="text">
      <style:text-properties style:font-size-complex="12pt" style:language-asian="fr" style:country-asian="FR"/>
    </style:style>
    <style:style style:name="T6104" style:parent-style-name="Policepardéfaut" style:family="text">
      <style:text-properties style:language-asian="fr" style:country-asian="FR"/>
    </style:style>
    <style:style style:name="T6105" style:parent-style-name="Policepardéfaut" style:family="text">
      <style:text-properties style:language-asian="fr" style:country-asian="FR"/>
    </style:style>
    <style:style style:name="T6106" style:parent-style-name="Policepardéfaut" style:family="text">
      <style:text-properties style:language-asian="fr" style:country-asian="FR"/>
    </style:style>
    <style:style style:name="T6107" style:parent-style-name="Policepardéfaut" style:family="text">
      <style:text-properties style:language-asian="fr" style:country-asian="FR"/>
    </style:style>
    <style:style style:name="T6108" style:parent-style-name="Policepardéfaut" style:family="text">
      <style:text-properties style:language-asian="fr" style:country-asian="FR"/>
    </style:style>
    <style:style style:name="T6109" style:parent-style-name="Policepardéfaut" style:family="text">
      <style:text-properties style:language-asian="fr" style:country-asian="FR"/>
    </style:style>
    <style:style style:name="T6110" style:parent-style-name="Policepardéfaut" style:family="text">
      <style:text-properties style:language-asian="fr" style:country-asian="FR"/>
    </style:style>
    <style:style style:name="T6111" style:parent-style-name="Policepardéfaut" style:family="text">
      <style:text-properties style:language-asian="fr" style:country-asian="FR"/>
    </style:style>
    <style:style style:name="T6112" style:parent-style-name="Policepardéfaut" style:family="text">
      <style:text-properties style:language-asian="fr" style:country-asian="FR"/>
    </style:style>
    <style:style style:name="T6113" style:parent-style-name="Policepardéfaut" style:family="text">
      <style:text-properties style:font-size-complex="12pt" style:language-asian="fr" style:country-asian="FR"/>
    </style:style>
    <style:style style:name="T6114" style:parent-style-name="Policepardéfaut" style:family="text">
      <style:text-properties style:language-asian="fr" style:country-asian="FR"/>
    </style:style>
    <style:style style:name="T6115" style:parent-style-name="Policepardéfaut" style:family="text">
      <style:text-properties style:language-asian="fr" style:country-asian="FR"/>
    </style:style>
    <style:style style:name="T6116" style:parent-style-name="Policepardéfaut" style:family="text">
      <style:text-properties style:language-asian="fr" style:country-asian="FR"/>
    </style:style>
    <style:style style:name="T6117" style:parent-style-name="Policepardéfaut" style:family="text">
      <style:text-properties style:language-asian="fr" style:country-asian="FR"/>
    </style:style>
    <style:style style:name="T6118" style:parent-style-name="Policepardéfaut" style:family="text">
      <style:text-properties style:language-asian="fr" style:country-asian="FR"/>
    </style:style>
    <style:style style:name="T6119" style:parent-style-name="Policepardéfaut" style:family="text">
      <style:text-properties style:language-asian="fr" style:country-asian="FR"/>
    </style:style>
    <style:style style:name="T6120" style:parent-style-name="Policepardéfaut" style:family="text">
      <style:text-properties style:language-asian="fr" style:country-asian="FR"/>
    </style:style>
    <style:style style:name="T6121" style:parent-style-name="Policepardéfaut" style:family="text">
      <style:text-properties style:language-asian="fr" style:country-asian="FR"/>
    </style:style>
    <style:style style:name="T6122" style:parent-style-name="Policepardéfaut" style:family="text">
      <style:text-properties style:language-asian="fr" style:country-asian="FR"/>
    </style:style>
    <style:style style:name="T6123" style:parent-style-name="Policepardéfaut" style:family="text">
      <style:text-properties style:language-asian="fr" style:country-asian="FR"/>
    </style:style>
    <style:style style:name="T6124" style:parent-style-name="Policepardéfaut" style:family="text">
      <style:text-properties style:language-asian="fr" style:country-asian="FR"/>
    </style:style>
    <style:style style:name="T6125" style:parent-style-name="Policepardéfaut" style:family="text">
      <style:text-properties style:language-asian="fr" style:country-asian="FR"/>
    </style:style>
    <style:style style:name="T6126" style:parent-style-name="Policepardéfaut" style:family="text">
      <style:text-properties style:language-asian="fr" style:country-asian="FR"/>
    </style:style>
    <style:style style:name="T6127" style:parent-style-name="Policepardéfaut" style:family="text">
      <style:text-properties style:language-asian="fr" style:country-asian="FR"/>
    </style:style>
    <style:style style:name="T6128" style:parent-style-name="Policepardéfaut" style:family="text">
      <style:text-properties style:language-asian="fr" style:country-asian="FR"/>
    </style:style>
    <style:style style:name="T6129" style:parent-style-name="Policepardéfaut" style:family="text">
      <style:text-properties style:language-asian="fr" style:country-asian="FR"/>
    </style:style>
    <style:style style:name="T6130" style:parent-style-name="Policepardéfaut" style:family="text">
      <style:text-properties style:language-asian="fr" style:country-asian="FR"/>
    </style:style>
    <style:style style:name="T6131" style:parent-style-name="Policepardéfaut" style:family="text">
      <style:text-properties style:language-asian="fr" style:country-asian="FR"/>
    </style:style>
    <style:style style:name="T6132" style:parent-style-name="Policepardéfaut" style:family="text">
      <style:text-properties style:language-asian="fr" style:country-asian="FR"/>
    </style:style>
    <style:style style:name="T6133" style:parent-style-name="Policepardéfaut" style:family="text">
      <style:text-properties style:language-asian="fr" style:country-asian="FR"/>
    </style:style>
    <style:style style:name="T6134" style:parent-style-name="Policepardéfaut" style:family="text">
      <style:text-properties style:language-asian="fr" style:country-asian="FR"/>
    </style:style>
    <style:style style:name="T6135" style:parent-style-name="Policepardéfaut" style:family="text">
      <style:text-properties style:language-asian="fr" style:country-asian="FR"/>
    </style:style>
    <style:style style:name="T6136" style:parent-style-name="Policepardéfaut" style:family="text">
      <style:text-properties style:language-asian="fr" style:country-asian="FR"/>
    </style:style>
    <style:style style:name="T6137" style:parent-style-name="Policepardéfaut" style:family="text">
      <style:text-properties style:language-asian="fr" style:country-asian="FR"/>
    </style:style>
    <style:style style:name="T6138" style:parent-style-name="Policepardéfaut" style:family="text">
      <style:text-properties style:language-asian="fr" style:country-asian="FR"/>
    </style:style>
    <style:style style:name="T6139" style:parent-style-name="Policepardéfaut" style:family="text">
      <style:text-properties style:language-asian="fr" style:country-asian="FR"/>
    </style:style>
    <style:style style:name="T6140" style:parent-style-name="Policepardéfaut" style:family="text">
      <style:text-properties style:font-style-complex="italic" style:font-size-complex="12pt" style:language-asian="fr" style:country-asian="FR"/>
    </style:style>
    <style:style style:name="T6141" style:parent-style-name="Policepardéfaut" style:family="text">
      <style:text-properties style:font-size-complex="12pt" style:language-asian="fr" style:country-asian="FR"/>
    </style:style>
    <style:style style:name="T6142" style:parent-style-name="Policepardéfaut" style:family="text">
      <style:text-properties style:language-asian="fr" style:country-asian="FR"/>
    </style:style>
    <style:style style:name="T6143" style:parent-style-name="Policepardéfaut" style:family="text">
      <style:text-properties style:language-asian="fr" style:country-asian="FR"/>
    </style:style>
    <style:style style:name="T6144" style:parent-style-name="Policepardéfaut" style:family="text">
      <style:text-properties style:language-asian="fr" style:country-asian="FR"/>
    </style:style>
    <style:style style:name="T6145" style:parent-style-name="Policepardéfaut" style:family="text">
      <style:text-properties style:language-asian="fr" style:country-asian="FR"/>
    </style:style>
    <style:style style:name="T6146" style:parent-style-name="Policepardéfaut" style:family="text">
      <style:text-properties style:language-asian="fr" style:country-asian="FR"/>
    </style:style>
    <style:style style:name="T6147" style:parent-style-name="Policepardéfaut" style:family="text">
      <style:text-properties style:language-asian="fr" style:country-asian="FR"/>
    </style:style>
    <style:style style:name="T6148" style:parent-style-name="Policepardéfaut" style:family="text">
      <style:text-properties style:language-asian="fr" style:country-asian="FR"/>
    </style:style>
    <style:style style:name="T6149" style:parent-style-name="Policepardéfaut" style:family="text">
      <style:text-properties style:language-asian="fr" style:country-asian="FR"/>
    </style:style>
    <style:style style:name="T6150" style:parent-style-name="Policepardéfaut" style:family="text">
      <style:text-properties style:language-asian="fr" style:country-asian="FR"/>
    </style:style>
    <style:style style:name="T6151" style:parent-style-name="Policepardéfaut" style:family="text">
      <style:text-properties style:language-asian="fr" style:country-asian="FR"/>
    </style:style>
    <style:style style:name="T6152" style:parent-style-name="Policepardéfaut" style:family="text">
      <style:text-properties style:language-asian="fr" style:country-asian="FR"/>
    </style:style>
    <style:style style:name="T6153" style:parent-style-name="Policepardéfaut" style:family="text">
      <style:text-properties style:language-asian="fr" style:country-asian="FR"/>
    </style:style>
    <style:style style:name="T6154" style:parent-style-name="Policepardéfaut" style:family="text">
      <style:text-properties style:language-asian="fr" style:country-asian="FR"/>
    </style:style>
    <style:style style:name="T6155" style:parent-style-name="Policepardéfaut" style:family="text">
      <style:text-properties style:language-asian="fr" style:country-asian="FR"/>
    </style:style>
    <style:style style:name="T6156" style:parent-style-name="Policepardéfaut" style:family="text">
      <style:text-properties style:language-asian="fr" style:country-asian="FR"/>
    </style:style>
    <style:style style:name="T6157" style:parent-style-name="Policepardéfaut" style:family="text">
      <style:text-properties style:language-asian="fr" style:country-asian="FR"/>
    </style:style>
    <style:style style:name="T6158" style:parent-style-name="Policepardéfaut" style:family="text">
      <style:text-properties style:language-asian="fr" style:country-asian="FR"/>
    </style:style>
    <style:style style:name="T6159" style:parent-style-name="Policepardéfaut" style:family="text">
      <style:text-properties style:language-asian="fr" style:country-asian="FR"/>
    </style:style>
    <style:style style:name="T6160" style:parent-style-name="Policepardéfaut" style:family="text">
      <style:text-properties style:language-asian="fr" style:country-asian="FR"/>
    </style:style>
    <style:style style:name="T6161" style:parent-style-name="Policepardéfaut" style:family="text">
      <style:text-properties style:language-asian="fr" style:country-asian="FR"/>
    </style:style>
    <style:style style:name="T6162" style:parent-style-name="Policepardéfaut" style:family="text">
      <style:text-properties style:language-asian="fr" style:country-asian="FR"/>
    </style:style>
    <style:style style:name="T6163" style:parent-style-name="Policepardéfaut" style:family="text">
      <style:text-properties style:language-asian="fr" style:country-asian="FR"/>
    </style:style>
    <style:style style:name="T6164" style:parent-style-name="Policepardéfaut" style:family="text">
      <style:text-properties style:font-size-complex="12pt" style:language-asian="fr" style:country-asian="FR"/>
    </style:style>
    <style:style style:name="T6165" style:parent-style-name="Policepardéfaut" style:family="text">
      <style:text-properties style:language-asian="fr" style:country-asian="FR"/>
    </style:style>
    <style:style style:name="T6166" style:parent-style-name="Policepardéfaut" style:family="text">
      <style:text-properties style:language-asian="fr" style:country-asian="FR"/>
    </style:style>
    <style:style style:name="T6167" style:parent-style-name="Policepardéfaut" style:family="text">
      <style:text-properties style:language-asian="fr" style:country-asian="FR"/>
    </style:style>
    <style:style style:name="T6168" style:parent-style-name="Policepardéfaut" style:family="text">
      <style:text-properties style:language-asian="fr" style:country-asian="FR"/>
    </style:style>
    <style:style style:name="T6169" style:parent-style-name="Policepardéfaut" style:family="text">
      <style:text-properties style:language-asian="fr" style:country-asian="FR"/>
    </style:style>
    <style:style style:name="T6170" style:parent-style-name="Policepardéfaut" style:family="text">
      <style:text-properties style:language-asian="fr" style:country-asian="FR"/>
    </style:style>
    <style:style style:name="T6171" style:parent-style-name="Policepardéfaut" style:family="text">
      <style:text-properties style:language-asian="fr" style:country-asian="FR"/>
    </style:style>
    <style:style style:name="T6172" style:parent-style-name="Policepardéfaut" style:family="text">
      <style:text-properties style:language-asian="fr" style:country-asian="FR"/>
    </style:style>
    <style:style style:name="T6173" style:parent-style-name="Policepardéfaut" style:family="text">
      <style:text-properties style:language-asian="fr" style:country-asian="FR"/>
    </style:style>
    <style:style style:name="T6174" style:parent-style-name="Policepardéfaut" style:family="text">
      <style:text-properties style:language-asian="fr" style:country-asian="FR"/>
    </style:style>
    <style:style style:name="T6175" style:parent-style-name="Policepardéfaut" style:family="text">
      <style:text-properties style:language-asian="fr" style:country-asian="FR"/>
    </style:style>
    <style:style style:name="T6176" style:parent-style-name="Policepardéfaut" style:family="text">
      <style:text-properties style:language-asian="fr" style:country-asian="FR"/>
    </style:style>
    <style:style style:name="T6177" style:parent-style-name="Policepardéfaut" style:family="text">
      <style:text-properties style:language-asian="fr" style:country-asian="FR"/>
    </style:style>
    <style:style style:name="T6178" style:parent-style-name="Policepardéfaut" style:family="text">
      <style:text-properties style:language-asian="fr" style:country-asian="FR"/>
    </style:style>
    <style:style style:name="T6179" style:parent-style-name="Policepardéfaut" style:family="text">
      <style:text-properties style:language-asian="fr" style:country-asian="FR"/>
    </style:style>
    <style:style style:name="T6180" style:parent-style-name="Policepardéfaut" style:family="text">
      <style:text-properties style:language-asian="fr" style:country-asian="FR"/>
    </style:style>
    <style:style style:name="T6181" style:parent-style-name="Policepardéfaut" style:family="text">
      <style:text-properties style:language-asian="fr" style:country-asian="FR"/>
    </style:style>
    <style:style style:name="T6182" style:parent-style-name="Policepardéfaut" style:family="text">
      <style:text-properties style:language-asian="fr" style:country-asian="FR"/>
    </style:style>
    <style:style style:name="T6183" style:parent-style-name="Policepardéfaut" style:family="text">
      <style:text-properties style:language-asian="fr" style:country-asian="FR"/>
    </style:style>
    <style:style style:name="T6184" style:parent-style-name="Policepardéfaut" style:family="text">
      <style:text-properties style:language-asian="fr" style:country-asian="FR"/>
    </style:style>
    <style:style style:name="T6185" style:parent-style-name="Policepardéfaut" style:family="text">
      <style:text-properties style:language-asian="fr" style:country-asian="FR"/>
    </style:style>
    <style:style style:name="T6186" style:parent-style-name="Policepardéfaut" style:family="text">
      <style:text-properties style:language-asian="fr" style:country-asian="FR"/>
    </style:style>
    <style:style style:name="T6187" style:parent-style-name="Policepardéfaut" style:family="text">
      <style:text-properties style:language-asian="fr" style:country-asian="FR"/>
    </style:style>
    <style:style style:name="T6188" style:parent-style-name="Policepardéfaut" style:family="text">
      <style:text-properties style:language-asian="fr" style:country-asian="FR"/>
    </style:style>
    <style:style style:name="T6189" style:parent-style-name="Policepardéfaut" style:family="text">
      <style:text-properties style:language-asian="fr" style:country-asian="FR"/>
    </style:style>
    <style:style style:name="T6190" style:parent-style-name="Policepardéfaut" style:family="text">
      <style:text-properties style:language-asian="fr" style:country-asian="FR"/>
    </style:style>
    <style:style style:name="T6191" style:parent-style-name="Policepardéfaut" style:family="text">
      <style:text-properties style:language-asian="fr" style:country-asian="FR"/>
    </style:style>
    <style:style style:name="T6192" style:parent-style-name="Policepardéfaut" style:family="text">
      <style:text-properties style:language-asian="fr" style:country-asian="FR"/>
    </style:style>
    <style:style style:name="T6193" style:parent-style-name="Policepardéfaut" style:family="text">
      <style:text-properties style:language-asian="fr" style:country-asian="FR"/>
    </style:style>
    <style:style style:name="T6194" style:parent-style-name="Policepardéfaut" style:family="text">
      <style:text-properties style:language-asian="fr" style:country-asian="FR"/>
    </style:style>
    <style:style style:name="T6195" style:parent-style-name="Policepardéfaut" style:family="text">
      <style:text-properties style:language-asian="fr" style:country-asian="FR"/>
    </style:style>
    <style:style style:name="T6196" style:parent-style-name="Policepardéfaut" style:family="text">
      <style:text-properties style:language-asian="fr" style:country-asian="FR"/>
    </style:style>
    <style:style style:name="T6197" style:parent-style-name="Policepardéfaut" style:family="text">
      <style:text-properties style:language-asian="fr" style:country-asian="FR"/>
    </style:style>
    <style:style style:name="T6198" style:parent-style-name="Policepardéfaut" style:family="text">
      <style:text-properties style:font-style-complex="italic" style:language-asian="fr" style:country-asian="FR"/>
    </style:style>
    <style:style style:name="T6199" style:parent-style-name="Policepardéfaut" style:family="text">
      <style:text-properties style:font-size-complex="12pt" style:language-asian="fr" style:country-asian="FR"/>
    </style:style>
    <style:style style:name="T6200" style:parent-style-name="Policepardéfaut" style:family="text">
      <style:text-properties style:language-asian="fr" style:country-asian="FR"/>
    </style:style>
    <style:style style:name="T6201" style:parent-style-name="Policepardéfaut" style:family="text">
      <style:text-properties style:language-asian="fr" style:country-asian="FR"/>
    </style:style>
    <style:style style:name="T6202" style:parent-style-name="Policepardéfaut" style:family="text">
      <style:text-properties style:language-asian="fr" style:country-asian="FR"/>
    </style:style>
    <style:style style:name="T6203" style:parent-style-name="Policepardéfaut" style:family="text">
      <style:text-properties style:font-size-complex="12pt" style:language-asian="fr" style:country-asian="FR"/>
    </style:style>
    <style:style style:name="T6204" style:parent-style-name="Policepardéfaut" style:family="text">
      <style:text-properties style:language-asian="fr" style:country-asian="FR"/>
    </style:style>
    <style:style style:name="T6205" style:parent-style-name="Policepardéfaut" style:family="text">
      <style:text-properties style:font-style-complex="italic" style:language-asian="fr" style:country-asian="FR"/>
    </style:style>
    <style:style style:name="T6206" style:parent-style-name="Policepardéfaut" style:family="text">
      <style:text-properties style:font-style-complex="italic" style:language-asian="fr" style:country-asian="FR"/>
    </style:style>
    <style:style style:name="T6207" style:parent-style-name="Policepardéfaut" style:family="text">
      <style:text-properties style:font-style-complex="italic" style:language-asian="fr" style:country-asian="FR"/>
    </style:style>
    <style:style style:name="T6208" style:parent-style-name="Policepardéfaut" style:family="text">
      <style:text-properties style:font-size-complex="12pt" style:language-asian="fr" style:country-asian="FR"/>
    </style:style>
    <style:style style:name="T6209" style:parent-style-name="Policepardéfaut" style:family="text">
      <style:text-properties style:language-asian="fr" style:country-asian="FR"/>
    </style:style>
    <style:style style:name="T6210" style:parent-style-name="Policepardéfaut" style:family="text">
      <style:text-properties style:language-asian="fr" style:country-asian="FR"/>
    </style:style>
    <style:style style:name="T6211" style:parent-style-name="Policepardéfaut" style:family="text">
      <style:text-properties style:language-asian="fr" style:country-asian="FR"/>
    </style:style>
    <style:style style:name="T6212" style:parent-style-name="Policepardéfaut" style:family="text">
      <style:text-properties style:language-asian="fr" style:country-asian="FR"/>
    </style:style>
    <style:style style:name="T6213" style:parent-style-name="Policepardéfaut" style:family="text">
      <style:text-properties style:language-asian="fr" style:country-asian="FR"/>
    </style:style>
    <style:style style:name="T6214" style:parent-style-name="Policepardéfaut" style:family="text">
      <style:text-properties style:language-asian="fr" style:country-asian="FR"/>
    </style:style>
    <style:style style:name="T6215" style:parent-style-name="Policepardéfaut" style:family="text">
      <style:text-properties style:language-asian="fr" style:country-asian="FR"/>
    </style:style>
    <style:style style:name="T6216" style:parent-style-name="Policepardéfaut" style:family="text">
      <style:text-properties style:language-asian="fr" style:country-asian="FR"/>
    </style:style>
    <style:style style:name="T6217" style:parent-style-name="Policepardéfaut" style:family="text">
      <style:text-properties style:language-asian="fr" style:country-asian="FR"/>
    </style:style>
    <style:style style:name="T6218" style:parent-style-name="Policepardéfaut" style:family="text">
      <style:text-properties style:language-asian="fr" style:country-asian="FR"/>
    </style:style>
    <style:style style:name="T6219" style:parent-style-name="Policepardéfaut" style:family="text">
      <style:text-properties style:language-asian="fr" style:country-asian="FR"/>
    </style:style>
    <style:style style:name="T6220" style:parent-style-name="Policepardéfaut" style:family="text">
      <style:text-properties style:language-asian="fr" style:country-asian="FR"/>
    </style:style>
    <style:style style:name="T6221" style:parent-style-name="Policepardéfaut" style:family="text">
      <style:text-properties style:font-style-complex="italic" style:language-asian="fr" style:country-asian="FR"/>
    </style:style>
    <style:style style:name="T6222" style:parent-style-name="Policepardéfaut" style:family="text">
      <style:text-properties style:font-size-complex="12pt" style:language-asian="fr" style:country-asian="FR"/>
    </style:style>
    <style:style style:name="T6223" style:parent-style-name="Policepardéfaut" style:family="text">
      <style:text-properties style:language-asian="fr" style:country-asian="FR"/>
    </style:style>
    <style:style style:name="T6224" style:parent-style-name="Policepardéfaut" style:family="text">
      <style:text-properties style:font-size-complex="12pt" style:language-asian="fr" style:country-asian="FR"/>
    </style:style>
    <style:style style:name="T6225" style:parent-style-name="Policepardéfaut" style:family="text">
      <style:text-properties style:language-asian="fr" style:country-asian="FR"/>
    </style:style>
    <style:style style:name="T6226" style:parent-style-name="Policepardéfaut" style:family="text">
      <style:text-properties style:language-asian="fr" style:country-asian="FR"/>
    </style:style>
    <style:style style:name="T6227" style:parent-style-name="Policepardéfaut" style:family="text">
      <style:text-properties style:language-asian="fr" style:country-asian="FR"/>
    </style:style>
    <style:style style:name="T6228" style:parent-style-name="Policepardéfaut" style:family="text">
      <style:text-properties style:language-asian="fr" style:country-asian="FR"/>
    </style:style>
    <style:style style:name="T6229" style:parent-style-name="Policepardéfaut" style:family="text">
      <style:text-properties style:language-asian="fr" style:country-asian="FR"/>
    </style:style>
    <style:style style:name="T6230" style:parent-style-name="Policepardéfaut" style:family="text">
      <style:text-properties style:language-asian="fr" style:country-asian="FR"/>
    </style:style>
    <style:style style:name="T6231" style:parent-style-name="Policepardéfaut" style:family="text">
      <style:text-properties style:language-asian="fr" style:country-asian="FR"/>
    </style:style>
    <style:style style:name="T6232" style:parent-style-name="Policepardéfaut" style:family="text">
      <style:text-properties style:language-asian="fr" style:country-asian="FR"/>
    </style:style>
    <style:style style:name="T6233" style:parent-style-name="Policepardéfaut" style:family="text">
      <style:text-properties style:language-asian="fr" style:country-asian="FR"/>
    </style:style>
    <style:style style:name="T6234" style:parent-style-name="Policepardéfaut" style:family="text">
      <style:text-properties style:language-asian="fr" style:country-asian="FR"/>
    </style:style>
    <style:style style:name="T6235" style:parent-style-name="Policepardéfaut" style:family="text">
      <style:text-properties style:language-asian="fr" style:country-asian="FR"/>
    </style:style>
    <style:style style:name="T6236" style:parent-style-name="Policepardéfaut" style:family="text">
      <style:text-properties style:language-asian="fr" style:country-asian="FR"/>
    </style:style>
    <style:style style:name="T6237" style:parent-style-name="Policepardéfaut" style:family="text">
      <style:text-properties fo:font-style="italic" style:font-style-asian="italic" style:font-style-complex="italic" style:language-asian="fr" style:country-asian="FR"/>
    </style:style>
    <style:style style:name="T6238" style:parent-style-name="Policepardéfaut" style:family="text">
      <style:text-properties style:font-style-complex="italic" style:language-asian="fr" style:country-asian="FR"/>
    </style:style>
    <style:style style:name="T6239" style:parent-style-name="Policepardéfaut" style:family="text">
      <style:text-properties style:font-size-complex="12pt" style:language-asian="fr" style:country-asian="FR"/>
    </style:style>
    <style:style style:name="T6240" style:parent-style-name="Policepardéfaut" style:family="text">
      <style:text-properties style:language-asian="fr" style:country-asian="FR"/>
    </style:style>
    <style:style style:name="T6241" style:parent-style-name="Policepardéfaut" style:family="text">
      <style:text-properties style:language-asian="fr" style:country-asian="FR"/>
    </style:style>
    <style:style style:name="T6242" style:parent-style-name="Policepardéfaut" style:family="text">
      <style:text-properties style:language-asian="fr" style:country-asian="FR"/>
    </style:style>
    <style:style style:name="T6243" style:parent-style-name="Policepardéfaut" style:family="text">
      <style:text-properties fo:font-style="italic" style:font-style-asian="italic" style:font-style-complex="italic" style:language-asian="fr" style:country-asian="FR"/>
    </style:style>
    <style:style style:name="T6244" style:parent-style-name="Policepardéfaut" style:family="text">
      <style:text-properties style:font-size-complex="12pt" style:language-asian="fr" style:country-asian="FR"/>
    </style:style>
    <style:style style:name="T6245" style:parent-style-name="Policepardéfaut" style:family="text">
      <style:text-properties style:language-asian="fr" style:country-asian="FR"/>
    </style:style>
    <style:style style:name="T6246" style:parent-style-name="Policepardéfaut" style:family="text">
      <style:text-properties style:language-asian="fr" style:country-asian="FR"/>
    </style:style>
    <style:style style:name="T6247" style:parent-style-name="Policepardéfaut" style:family="text">
      <style:text-properties style:language-asian="fr" style:country-asian="FR"/>
    </style:style>
    <style:style style:name="T6248" style:parent-style-name="Policepardéfaut" style:family="text">
      <style:text-properties style:language-asian="fr" style:country-asian="FR"/>
    </style:style>
    <style:style style:name="T6249" style:parent-style-name="Policepardéfaut" style:family="text">
      <style:text-properties style:language-asian="fr" style:country-asian="FR"/>
    </style:style>
    <style:style style:name="T6250" style:parent-style-name="Policepardéfaut" style:family="text">
      <style:text-properties style:language-asian="fr" style:country-asian="FR"/>
    </style:style>
    <style:style style:name="T6251" style:parent-style-name="Policepardéfaut" style:family="text">
      <style:text-properties style:language-asian="fr" style:country-asian="FR"/>
    </style:style>
    <style:style style:name="T6252" style:parent-style-name="Policepardéfaut" style:family="text">
      <style:text-properties style:language-asian="fr" style:country-asian="FR"/>
    </style:style>
    <style:style style:name="T6253" style:parent-style-name="Policepardéfaut" style:family="text">
      <style:text-properties style:language-asian="fr" style:country-asian="FR"/>
    </style:style>
    <style:style style:name="T6254" style:parent-style-name="Policepardéfaut" style:family="text">
      <style:text-properties style:language-asian="fr" style:country-asian="FR"/>
    </style:style>
    <style:style style:name="T6255" style:parent-style-name="Policepardéfaut" style:family="text">
      <style:text-properties style:language-asian="fr" style:country-asian="FR"/>
    </style:style>
    <style:style style:name="T6256" style:parent-style-name="Policepardéfaut" style:family="text">
      <style:text-properties style:language-asian="fr" style:country-asian="FR"/>
    </style:style>
    <style:style style:name="T6257" style:parent-style-name="Policepardéfaut" style:family="text">
      <style:text-properties style:language-asian="fr" style:country-asian="FR"/>
    </style:style>
    <style:style style:name="T6258" style:parent-style-name="Policepardéfaut" style:family="text">
      <style:text-properties style:language-asian="fr" style:country-asian="FR"/>
    </style:style>
    <style:style style:name="T6259" style:parent-style-name="Policepardéfaut" style:family="text">
      <style:text-properties style:language-asian="fr" style:country-asian="FR"/>
    </style:style>
    <style:style style:name="T6260" style:parent-style-name="Policepardéfaut" style:family="text">
      <style:text-properties style:language-asian="fr" style:country-asian="FR"/>
    </style:style>
    <style:style style:name="T6261" style:parent-style-name="Policepardéfaut" style:family="text">
      <style:text-properties style:language-asian="fr" style:country-asian="FR"/>
    </style:style>
    <style:style style:name="T6262" style:parent-style-name="Policepardéfaut" style:family="text">
      <style:text-properties style:language-asian="fr" style:country-asian="FR"/>
    </style:style>
    <style:style style:name="T6263" style:parent-style-name="Policepardéfaut" style:family="text">
      <style:text-properties style:language-asian="fr" style:country-asian="FR"/>
    </style:style>
    <style:style style:name="T6264" style:parent-style-name="Policepardéfaut" style:family="text">
      <style:text-properties style:language-asian="fr" style:country-asian="FR"/>
    </style:style>
    <style:style style:name="T6265" style:parent-style-name="Policepardéfaut" style:family="text">
      <style:text-properties style:language-asian="fr" style:country-asian="FR"/>
    </style:style>
    <style:style style:name="T6266" style:parent-style-name="Policepardéfaut" style:family="text">
      <style:text-properties style:language-asian="fr" style:country-asian="FR"/>
    </style:style>
    <style:style style:name="T6267" style:parent-style-name="Policepardéfaut" style:family="text">
      <style:text-properties style:language-asian="fr" style:country-asian="FR"/>
    </style:style>
    <style:style style:name="T6268" style:parent-style-name="Policepardéfaut" style:family="text">
      <style:text-properties style:language-asian="fr" style:country-asian="FR"/>
    </style:style>
    <style:style style:name="T6269" style:parent-style-name="Policepardéfaut" style:family="text">
      <style:text-properties style:language-asian="fr" style:country-asian="FR"/>
    </style:style>
    <style:style style:name="T6270" style:parent-style-name="Policepardéfaut" style:family="text">
      <style:text-properties style:language-asian="fr" style:country-asian="FR"/>
    </style:style>
    <style:style style:name="T6271" style:parent-style-name="Policepardéfaut" style:family="text">
      <style:text-properties style:language-asian="fr" style:country-asian="FR"/>
    </style:style>
    <style:style style:name="T6272" style:parent-style-name="Policepardéfaut" style:family="text">
      <style:text-properties style:language-asian="fr" style:country-asian="FR"/>
    </style:style>
    <style:style style:name="T6273" style:parent-style-name="Policepardéfaut" style:family="text">
      <style:text-properties style:language-asian="fr" style:country-asian="FR"/>
    </style:style>
    <style:style style:name="T6274" style:parent-style-name="Policepardéfaut" style:family="text">
      <style:text-properties style:language-asian="fr" style:country-asian="FR"/>
    </style:style>
    <style:style style:name="T6275" style:parent-style-name="Policepardéfaut" style:family="text">
      <style:text-properties style:language-asian="fr" style:country-asian="FR"/>
    </style:style>
    <style:style style:name="T6276" style:parent-style-name="Policepardéfaut" style:family="text">
      <style:text-properties style:language-asian="fr" style:country-asian="FR"/>
    </style:style>
    <style:style style:name="T6277" style:parent-style-name="Policepardéfaut" style:family="text">
      <style:text-properties style:font-style-complex="italic" style:language-asian="fr" style:country-asian="FR"/>
    </style:style>
    <style:style style:name="T6278" style:parent-style-name="Policepardéfaut" style:family="text">
      <style:text-properties style:language-asian="fr" style:country-asian="FR"/>
    </style:style>
    <style:style style:name="T6279" style:parent-style-name="Policepardéfaut" style:family="text">
      <style:text-properties style:font-size-complex="12pt" style:language-asian="fr" style:country-asian="FR"/>
    </style:style>
    <style:style style:name="T6280" style:parent-style-name="Policepardéfaut" style:family="text">
      <style:text-properties style:language-asian="fr" style:country-asian="FR"/>
    </style:style>
    <style:style style:name="T6281" style:parent-style-name="Policepardéfaut" style:family="text">
      <style:text-properties style:language-asian="fr" style:country-asian="FR"/>
    </style:style>
    <style:style style:name="T6282" style:parent-style-name="Policepardéfaut" style:family="text">
      <style:text-properties style:language-asian="fr" style:country-asian="FR"/>
    </style:style>
    <style:style style:name="T6283" style:parent-style-name="Policepardéfaut" style:family="text">
      <style:text-properties style:language-asian="fr" style:country-asian="FR"/>
    </style:style>
    <style:style style:name="T6284" style:parent-style-name="Policepardéfaut" style:family="text">
      <style:text-properties style:language-asian="fr" style:country-asian="FR"/>
    </style:style>
    <style:style style:name="T6285" style:parent-style-name="Policepardéfaut" style:family="text">
      <style:text-properties style:language-asian="fr" style:country-asian="FR"/>
    </style:style>
    <style:style style:name="T6286" style:parent-style-name="Policepardéfaut" style:family="text">
      <style:text-properties style:language-asian="fr" style:country-asian="FR"/>
    </style:style>
    <style:style style:name="T6287" style:parent-style-name="Policepardéfaut" style:family="text">
      <style:text-properties style:language-asian="fr" style:country-asian="FR"/>
    </style:style>
    <style:style style:name="T6288" style:parent-style-name="Policepardéfaut" style:family="text">
      <style:text-properties style:language-asian="fr" style:country-asian="FR"/>
    </style:style>
    <style:style style:name="T6289" style:parent-style-name="Policepardéfaut" style:family="text">
      <style:text-properties style:language-asian="fr" style:country-asian="FR"/>
    </style:style>
    <style:style style:name="T6290" style:parent-style-name="Policepardéfaut" style:family="text">
      <style:text-properties style:language-asian="fr" style:country-asian="FR"/>
    </style:style>
    <style:style style:name="T6291" style:parent-style-name="Policepardéfaut" style:family="text">
      <style:text-properties style:language-asian="fr" style:country-asian="FR"/>
    </style:style>
    <style:style style:name="T6292" style:parent-style-name="Policepardéfaut" style:family="text">
      <style:text-properties style:language-asian="fr" style:country-asian="FR"/>
    </style:style>
    <style:style style:name="T6293" style:parent-style-name="Policepardéfaut" style:family="text">
      <style:text-properties style:language-asian="fr" style:country-asian="FR"/>
    </style:style>
    <style:style style:name="T6294" style:parent-style-name="Policepardéfaut" style:family="text">
      <style:text-properties style:language-asian="fr" style:country-asian="FR"/>
    </style:style>
    <style:style style:name="T6295" style:parent-style-name="Policepardéfaut" style:family="text">
      <style:text-properties style:language-asian="fr" style:country-asian="FR"/>
    </style:style>
    <style:style style:name="T6296" style:parent-style-name="Policepardéfaut" style:family="text">
      <style:text-properties style:language-asian="fr" style:country-asian="FR"/>
    </style:style>
    <style:style style:name="T6297" style:parent-style-name="Policepardéfaut" style:family="text">
      <style:text-properties style:language-asian="fr" style:country-asian="FR"/>
    </style:style>
    <style:style style:name="T6298" style:parent-style-name="Policepardéfaut" style:family="text">
      <style:text-properties style:language-asian="fr" style:country-asian="FR"/>
    </style:style>
    <style:style style:name="T6299" style:parent-style-name="Policepardéfaut" style:family="text">
      <style:text-properties style:language-asian="fr" style:country-asian="FR"/>
    </style:style>
    <style:style style:name="T6300" style:parent-style-name="Policepardéfaut" style:family="text">
      <style:text-properties style:language-asian="fr" style:country-asian="FR"/>
    </style:style>
    <style:style style:name="T6301" style:parent-style-name="Policepardéfaut" style:family="text">
      <style:text-properties style:language-asian="fr" style:country-asian="FR"/>
    </style:style>
    <style:style style:name="T6302" style:parent-style-name="Policepardéfaut" style:family="text">
      <style:text-properties style:language-asian="fr" style:country-asian="FR"/>
    </style:style>
    <style:style style:name="T6303" style:parent-style-name="Policepardéfaut" style:family="text">
      <style:text-properties style:language-asian="fr" style:country-asian="FR"/>
    </style:style>
    <style:style style:name="T6304" style:parent-style-name="Policepardéfaut" style:family="text">
      <style:text-properties style:language-asian="fr" style:country-asian="FR"/>
    </style:style>
    <style:style style:name="T6305" style:parent-style-name="Policepardéfaut" style:family="text">
      <style:text-properties style:language-asian="fr" style:country-asian="FR"/>
    </style:style>
    <style:style style:name="T6306" style:parent-style-name="Policepardéfaut" style:family="text">
      <style:text-properties style:language-asian="fr" style:country-asian="FR"/>
    </style:style>
    <style:style style:name="T6307" style:parent-style-name="Policepardéfaut" style:family="text">
      <style:text-properties style:language-asian="fr" style:country-asian="FR"/>
    </style:style>
    <style:style style:name="T6308" style:parent-style-name="Policepardéfaut" style:family="text">
      <style:text-properties style:language-asian="fr" style:country-asian="FR"/>
    </style:style>
    <style:style style:name="T6309" style:parent-style-name="Policepardéfaut" style:family="text">
      <style:text-properties style:language-asian="fr" style:country-asian="FR"/>
    </style:style>
    <style:style style:name="T6310" style:parent-style-name="Policepardéfaut" style:family="text">
      <style:text-properties style:language-asian="fr" style:country-asian="FR"/>
    </style:style>
    <style:style style:name="T6311" style:parent-style-name="Policepardéfaut" style:family="text">
      <style:text-properties style:language-asian="fr" style:country-asian="FR"/>
    </style:style>
    <style:style style:name="T6312" style:parent-style-name="Policepardéfaut" style:family="text">
      <style:text-properties style:language-asian="fr" style:country-asian="FR"/>
    </style:style>
    <style:style style:name="T6313" style:parent-style-name="Policepardéfaut" style:family="text">
      <style:text-properties style:language-asian="fr" style:country-asian="FR"/>
    </style:style>
    <style:style style:name="T6314" style:parent-style-name="Policepardéfaut" style:family="text">
      <style:text-properties style:language-asian="fr" style:country-asian="FR"/>
    </style:style>
    <style:style style:name="T6315" style:parent-style-name="Policepardéfaut" style:family="text">
      <style:text-properties style:language-asian="fr" style:country-asian="FR"/>
    </style:style>
    <style:style style:name="T6316" style:parent-style-name="Policepardéfaut" style:family="text">
      <style:text-properties style:language-asian="fr" style:country-asian="FR"/>
    </style:style>
    <style:style style:name="T6317" style:parent-style-name="Policepardéfaut" style:family="text">
      <style:text-properties style:language-asian="fr" style:country-asian="FR"/>
    </style:style>
    <style:style style:name="T6318" style:parent-style-name="Policepardéfaut" style:family="text">
      <style:text-properties style:language-asian="fr" style:country-asian="FR"/>
    </style:style>
    <style:style style:name="T6319" style:parent-style-name="Policepardéfaut" style:family="text">
      <style:text-properties style:language-asian="fr" style:country-asian="FR"/>
    </style:style>
    <style:style style:name="T6320" style:parent-style-name="Policepardéfaut" style:family="text">
      <style:text-properties style:language-asian="fr" style:country-asian="FR"/>
    </style:style>
    <style:style style:name="T6321" style:parent-style-name="Policepardéfaut" style:family="text">
      <style:text-properties style:language-asian="fr" style:country-asian="FR"/>
    </style:style>
    <style:style style:name="T6322" style:parent-style-name="Policepardéfaut" style:family="text">
      <style:text-properties style:language-asian="fr" style:country-asian="FR"/>
    </style:style>
    <style:style style:name="T6323" style:parent-style-name="Policepardéfaut" style:family="text">
      <style:text-properties fo:font-style="italic" style:font-style-asian="italic" style:font-style-complex="italic" style:language-asian="fr" style:country-asian="FR"/>
    </style:style>
    <style:style style:name="T6324" style:parent-style-name="Policepardéfaut" style:family="text">
      <style:text-properties style:font-size-complex="12pt" style:language-asian="fr" style:country-asian="FR"/>
    </style:style>
    <style:style style:name="T6325" style:parent-style-name="Policepardéfaut" style:family="text">
      <style:text-properties style:language-asian="fr" style:country-asian="FR"/>
    </style:style>
    <style:style style:name="T6326" style:parent-style-name="Policepardéfaut" style:family="text">
      <style:text-properties style:language-asian="fr" style:country-asian="FR"/>
    </style:style>
    <style:style style:name="T6327" style:parent-style-name="Policepardéfaut" style:family="text">
      <style:text-properties style:language-asian="fr" style:country-asian="FR"/>
    </style:style>
    <style:style style:name="T6328" style:parent-style-name="Policepardéfaut" style:family="text">
      <style:text-properties fo:font-style="italic" style:font-style-asian="italic" style:font-style-complex="italic" style:language-asian="fr" style:country-asian="FR"/>
    </style:style>
    <style:style style:name="T6329" style:parent-style-name="Policepardéfaut" style:family="text">
      <style:text-properties fo:font-style="italic" style:font-style-asian="italic" style:font-style-complex="italic" style:language-asian="fr" style:country-asian="FR"/>
    </style:style>
    <style:style style:name="T6330" style:parent-style-name="Policepardéfaut" style:family="text">
      <style:text-properties style:language-asian="fr" style:country-asian="FR"/>
    </style:style>
    <style:style style:name="T6331" style:parent-style-name="Policepardéfaut" style:family="text">
      <style:text-properties style:language-asian="fr" style:country-asian="FR"/>
    </style:style>
    <style:style style:name="T6332" style:parent-style-name="Policepardéfaut" style:family="text">
      <style:text-properties style:language-asian="fr" style:country-asian="FR"/>
    </style:style>
    <style:style style:name="T6333" style:parent-style-name="Policepardéfaut" style:family="text">
      <style:text-properties style:language-asian="fr" style:country-asian="FR"/>
    </style:style>
    <style:style style:name="T6334" style:parent-style-name="Policepardéfaut" style:family="text">
      <style:text-properties style:language-asian="fr" style:country-asian="FR"/>
    </style:style>
    <style:style style:name="T6335" style:parent-style-name="Policepardéfaut" style:family="text">
      <style:text-properties style:language-asian="fr" style:country-asian="FR"/>
    </style:style>
    <style:style style:name="T6336" style:parent-style-name="Policepardéfaut" style:family="text">
      <style:text-properties style:language-asian="fr" style:country-asian="FR"/>
    </style:style>
    <style:style style:name="T6337" style:parent-style-name="Policepardéfaut" style:family="text">
      <style:text-properties style:language-asian="fr" style:country-asian="FR"/>
    </style:style>
    <style:style style:name="T6338" style:parent-style-name="Policepardéfaut" style:family="text">
      <style:text-properties style:language-asian="fr" style:country-asian="FR"/>
    </style:style>
    <style:style style:name="T6339" style:parent-style-name="Policepardéfaut" style:family="text">
      <style:text-properties style:language-asian="fr" style:country-asian="FR"/>
    </style:style>
    <style:style style:name="T6340" style:parent-style-name="Policepardéfaut" style:family="text">
      <style:text-properties style:language-asian="fr" style:country-asian="FR"/>
    </style:style>
    <style:style style:name="T6341" style:parent-style-name="Policepardéfaut" style:family="text">
      <style:text-properties style:language-asian="fr" style:country-asian="FR"/>
    </style:style>
    <style:style style:name="T6342" style:parent-style-name="Policepardéfaut" style:family="text">
      <style:text-properties style:language-asian="fr" style:country-asian="FR"/>
    </style:style>
    <style:style style:name="T6343" style:parent-style-name="Policepardéfaut" style:family="text">
      <style:text-properties style:language-asian="fr" style:country-asian="FR"/>
    </style:style>
    <style:style style:name="T6344" style:parent-style-name="Policepardéfaut" style:family="text">
      <style:text-properties style:language-asian="fr" style:country-asian="FR"/>
    </style:style>
    <style:style style:name="T6345" style:parent-style-name="Policepardéfaut" style:family="text">
      <style:text-properties style:language-asian="fr" style:country-asian="FR"/>
    </style:style>
    <style:style style:name="T6346" style:parent-style-name="Policepardéfaut" style:family="text">
      <style:text-properties style:language-asian="fr" style:country-asian="FR"/>
    </style:style>
    <style:style style:name="T6347" style:parent-style-name="Policepardéfaut" style:family="text">
      <style:text-properties fo:font-style="italic" style:font-style-asian="italic" style:font-style-complex="italic" style:language-asian="fr" style:country-asian="FR"/>
    </style:style>
    <style:style style:name="T6348" style:parent-style-name="Policepardéfaut" style:family="text">
      <style:text-properties style:font-style-complex="italic" style:language-asian="fr" style:country-asian="FR"/>
    </style:style>
    <style:style style:name="T6349" style:parent-style-name="Policepardéfaut" style:family="text">
      <style:text-properties style:font-size-complex="12pt" style:language-asian="fr" style:country-asian="FR"/>
    </style:style>
    <style:style style:name="T6350" style:parent-style-name="Policepardéfaut" style:family="text">
      <style:text-properties style:language-asian="fr" style:country-asian="FR"/>
    </style:style>
    <style:style style:name="T6351" style:parent-style-name="Policepardéfaut" style:family="text">
      <style:text-properties fo:font-style="italic" style:font-style-asian="italic" style:font-style-complex="italic" style:language-asian="fr" style:country-asian="FR"/>
    </style:style>
    <style:style style:name="T6352" style:parent-style-name="Policepardéfaut" style:family="text">
      <style:text-properties style:font-size-complex="12pt" style:language-asian="fr" style:country-asian="FR"/>
    </style:style>
    <style:style style:name="T6353" style:parent-style-name="Policepardéfaut" style:family="text">
      <style:text-properties style:language-asian="fr" style:country-asian="FR"/>
    </style:style>
    <style:style style:name="T6354" style:parent-style-name="Policepardéfaut" style:family="text">
      <style:text-properties style:language-asian="fr" style:country-asian="FR"/>
    </style:style>
    <style:style style:name="T6355" style:parent-style-name="Policepardéfaut" style:family="text">
      <style:text-properties style:language-asian="fr" style:country-asian="FR"/>
    </style:style>
    <style:style style:name="T6356" style:parent-style-name="Policepardéfaut" style:family="text">
      <style:text-properties style:language-asian="fr" style:country-asian="FR"/>
    </style:style>
    <style:style style:name="T6357" style:parent-style-name="Policepardéfaut" style:family="text">
      <style:text-properties style:language-asian="fr" style:country-asian="FR"/>
    </style:style>
    <style:style style:name="T6358" style:parent-style-name="Policepardéfaut" style:family="text">
      <style:text-properties style:language-asian="fr" style:country-asian="FR"/>
    </style:style>
    <style:style style:name="T6359" style:parent-style-name="Policepardéfaut" style:family="text">
      <style:text-properties style:language-asian="fr" style:country-asian="FR"/>
    </style:style>
    <style:style style:name="T6360" style:parent-style-name="Policepardéfaut" style:family="text">
      <style:text-properties style:language-asian="fr" style:country-asian="FR"/>
    </style:style>
    <style:style style:name="T6361" style:parent-style-name="Policepardéfaut" style:family="text">
      <style:text-properties style:language-asian="fr" style:country-asian="FR"/>
    </style:style>
    <style:style style:name="T6362" style:parent-style-name="Policepardéfaut" style:family="text">
      <style:text-properties style:language-asian="fr" style:country-asian="FR"/>
    </style:style>
    <style:style style:name="T6363" style:parent-style-name="Policepardéfaut" style:family="text">
      <style:text-properties style:language-asian="fr" style:country-asian="FR"/>
    </style:style>
    <style:style style:name="T6364" style:parent-style-name="Policepardéfaut" style:family="text">
      <style:text-properties style:language-asian="fr" style:country-asian="FR"/>
    </style:style>
    <style:style style:name="T6365" style:parent-style-name="Policepardéfaut" style:family="text">
      <style:text-properties style:language-asian="fr" style:country-asian="FR"/>
    </style:style>
    <style:style style:name="T6366" style:parent-style-name="Policepardéfaut" style:family="text">
      <style:text-properties style:language-asian="fr" style:country-asian="FR"/>
    </style:style>
    <style:style style:name="T6367" style:parent-style-name="Policepardéfaut" style:family="text">
      <style:text-properties style:language-asian="fr" style:country-asian="FR"/>
    </style:style>
    <style:style style:name="T6368" style:parent-style-name="Policepardéfaut" style:family="text">
      <style:text-properties style:language-asian="fr" style:country-asian="FR"/>
    </style:style>
    <style:style style:name="T6369" style:parent-style-name="Policepardéfaut" style:family="text">
      <style:text-properties style:language-asian="fr" style:country-asian="FR"/>
    </style:style>
    <style:style style:name="T6370" style:parent-style-name="Policepardéfaut" style:family="text">
      <style:text-properties style:language-asian="fr" style:country-asian="FR"/>
    </style:style>
    <style:style style:name="T6371" style:parent-style-name="Policepardéfaut" style:family="text">
      <style:text-properties style:language-asian="fr" style:country-asian="FR"/>
    </style:style>
    <style:style style:name="T6372" style:parent-style-name="Policepardéfaut" style:family="text">
      <style:text-properties style:language-asian="fr" style:country-asian="FR"/>
    </style:style>
    <style:style style:name="T6373" style:parent-style-name="Policepardéfaut" style:family="text">
      <style:text-properties style:language-asian="fr" style:country-asian="FR"/>
    </style:style>
    <style:style style:name="T6374" style:parent-style-name="Policepardéfaut" style:family="text">
      <style:text-properties style:language-asian="fr" style:country-asian="FR"/>
    </style:style>
    <style:style style:name="T6375" style:parent-style-name="Policepardéfaut" style:family="text">
      <style:text-properties style:language-asian="fr" style:country-asian="FR"/>
    </style:style>
    <style:style style:name="T6376" style:parent-style-name="Policepardéfaut" style:family="text">
      <style:text-properties style:language-asian="fr" style:country-asian="FR"/>
    </style:style>
    <style:style style:name="T6377" style:parent-style-name="Policepardéfaut" style:family="text">
      <style:text-properties style:language-asian="fr" style:country-asian="FR"/>
    </style:style>
    <style:style style:name="T6378" style:parent-style-name="Policepardéfaut" style:family="text">
      <style:text-properties style:language-asian="fr" style:country-asian="FR"/>
    </style:style>
    <style:style style:name="T6379" style:parent-style-name="Policepardéfaut" style:family="text">
      <style:text-properties style:language-asian="fr" style:country-asian="FR"/>
    </style:style>
    <style:style style:name="T6380" style:parent-style-name="Policepardéfaut" style:family="text">
      <style:text-properties style:language-asian="fr" style:country-asian="FR"/>
    </style:style>
    <style:style style:name="T6381" style:parent-style-name="Policepardéfaut" style:family="text">
      <style:text-properties style:language-asian="fr" style:country-asian="FR"/>
    </style:style>
    <style:style style:name="T6382" style:parent-style-name="Policepardéfaut" style:family="text">
      <style:text-properties style:language-asian="fr" style:country-asian="FR"/>
    </style:style>
    <style:style style:name="T6383" style:parent-style-name="Policepardéfaut" style:family="text">
      <style:text-properties style:language-asian="fr" style:country-asian="FR"/>
    </style:style>
    <style:style style:name="T6384" style:parent-style-name="Policepardéfaut" style:family="text">
      <style:text-properties style:language-asian="fr" style:country-asian="FR"/>
    </style:style>
    <style:style style:name="T6385" style:parent-style-name="Policepardéfaut" style:family="text">
      <style:text-properties style:language-asian="fr" style:country-asian="FR"/>
    </style:style>
    <style:style style:name="T6386" style:parent-style-name="Policepardéfaut" style:family="text">
      <style:text-properties style:language-asian="fr" style:country-asian="FR"/>
    </style:style>
    <style:style style:name="T6387" style:parent-style-name="Policepardéfaut" style:family="text">
      <style:text-properties style:language-asian="fr" style:country-asian="FR"/>
    </style:style>
    <style:style style:name="T6388" style:parent-style-name="Policepardéfaut" style:family="text">
      <style:text-properties style:language-asian="fr" style:country-asian="FR"/>
    </style:style>
    <style:style style:name="T6389" style:parent-style-name="Policepardéfaut" style:family="text">
      <style:text-properties style:language-asian="fr" style:country-asian="FR"/>
    </style:style>
    <style:style style:name="T6390" style:parent-style-name="Policepardéfaut" style:family="text">
      <style:text-properties style:language-asian="fr" style:country-asian="FR"/>
    </style:style>
    <style:style style:name="T6391" style:parent-style-name="Policepardéfaut" style:family="text">
      <style:text-properties style:language-asian="fr" style:country-asian="FR"/>
    </style:style>
    <style:style style:name="T6392" style:parent-style-name="Policepardéfaut" style:family="text">
      <style:text-properties style:language-asian="fr" style:country-asian="FR"/>
    </style:style>
    <style:style style:name="T6393" style:parent-style-name="Policepardéfaut" style:family="text">
      <style:text-properties style:language-asian="fr" style:country-asian="FR"/>
    </style:style>
    <style:style style:name="T6394" style:parent-style-name="Policepardéfaut" style:family="text">
      <style:text-properties style:language-asian="fr" style:country-asian="FR"/>
    </style:style>
    <style:style style:name="T6395" style:parent-style-name="Policepardéfaut" style:family="text">
      <style:text-properties style:language-asian="fr" style:country-asian="FR"/>
    </style:style>
    <style:style style:name="T6396" style:parent-style-name="Policepardéfaut" style:family="text">
      <style:text-properties style:language-asian="fr" style:country-asian="FR"/>
    </style:style>
    <style:style style:name="T6397" style:parent-style-name="Policepardéfaut" style:family="text">
      <style:text-properties style:language-asian="fr" style:country-asian="FR"/>
    </style:style>
    <style:style style:name="T6398" style:parent-style-name="Policepardéfaut" style:family="text">
      <style:text-properties style:language-asian="fr" style:country-asian="FR"/>
    </style:style>
    <style:style style:name="T6399" style:parent-style-name="Policepardéfaut" style:family="text">
      <style:text-properties style:language-asian="fr" style:country-asian="FR"/>
    </style:style>
    <style:style style:name="T6400" style:parent-style-name="Policepardéfaut" style:family="text">
      <style:text-properties style:language-asian="fr" style:country-asian="FR"/>
    </style:style>
    <style:style style:name="T6401" style:parent-style-name="Policepardéfaut" style:family="text">
      <style:text-properties style:language-asian="fr" style:country-asian="FR"/>
    </style:style>
    <style:style style:name="T6402" style:parent-style-name="Policepardéfaut" style:family="text">
      <style:text-properties style:font-size-complex="12pt" style:language-asian="fr" style:country-asian="FR"/>
    </style:style>
    <style:style style:name="T6403" style:parent-style-name="Policepardéfaut" style:family="text">
      <style:text-properties style:language-asian="fr" style:country-asian="FR"/>
    </style:style>
    <style:style style:name="T6404" style:parent-style-name="Policepardéfaut" style:family="text">
      <style:text-properties style:language-asian="fr" style:country-asian="FR"/>
    </style:style>
    <style:style style:name="T6405" style:parent-style-name="Policepardéfaut" style:family="text">
      <style:text-properties style:language-asian="fr" style:country-asian="FR"/>
    </style:style>
    <style:style style:name="T6406" style:parent-style-name="Policepardéfaut" style:family="text">
      <style:text-properties style:language-asian="fr" style:country-asian="FR"/>
    </style:style>
    <style:style style:name="T6407" style:parent-style-name="Policepardéfaut" style:family="text">
      <style:text-properties style:language-asian="fr" style:country-asian="FR"/>
    </style:style>
    <style:style style:name="T6408" style:parent-style-name="Policepardéfaut" style:family="text">
      <style:text-properties style:language-asian="fr" style:country-asian="FR"/>
    </style:style>
    <style:style style:name="T6409" style:parent-style-name="Policepardéfaut" style:family="text">
      <style:text-properties style:language-asian="fr" style:country-asian="FR"/>
    </style:style>
    <style:style style:name="T6410" style:parent-style-name="Policepardéfaut" style:family="text">
      <style:text-properties style:language-asian="fr" style:country-asian="FR"/>
    </style:style>
    <style:style style:name="T6411" style:parent-style-name="Policepardéfaut" style:family="text">
      <style:text-properties style:language-asian="fr" style:country-asian="FR"/>
    </style:style>
    <style:style style:name="T6412" style:parent-style-name="Policepardéfaut" style:family="text">
      <style:text-properties style:language-asian="fr" style:country-asian="FR"/>
    </style:style>
    <style:style style:name="T6413" style:parent-style-name="Policepardéfaut" style:family="text">
      <style:text-properties style:language-asian="fr" style:country-asian="FR"/>
    </style:style>
    <style:style style:name="T6414" style:parent-style-name="Policepardéfaut" style:family="text">
      <style:text-properties style:language-asian="fr" style:country-asian="FR"/>
    </style:style>
    <style:style style:name="T6415" style:parent-style-name="Policepardéfaut" style:family="text">
      <style:text-properties style:language-asian="fr" style:country-asian="FR"/>
    </style:style>
    <style:style style:name="T6416" style:parent-style-name="Policepardéfaut" style:family="text">
      <style:text-properties style:language-asian="fr" style:country-asian="FR"/>
    </style:style>
    <style:style style:name="T6417" style:parent-style-name="Policepardéfaut" style:family="text">
      <style:text-properties style:language-asian="fr" style:country-asian="FR"/>
    </style:style>
    <style:style style:name="T6418" style:parent-style-name="Policepardéfaut" style:family="text">
      <style:text-properties style:language-asian="fr" style:country-asian="FR"/>
    </style:style>
    <style:style style:name="T6419" style:parent-style-name="Policepardéfaut" style:family="text">
      <style:text-properties style:language-asian="fr" style:country-asian="FR"/>
    </style:style>
    <style:style style:name="T6420" style:parent-style-name="Policepardéfaut" style:family="text">
      <style:text-properties style:language-asian="fr" style:country-asian="FR"/>
    </style:style>
    <style:style style:name="T6421" style:parent-style-name="Policepardéfaut" style:family="text">
      <style:text-properties style:language-asian="fr" style:country-asian="FR"/>
    </style:style>
    <style:style style:name="T6422" style:parent-style-name="Policepardéfaut" style:family="text">
      <style:text-properties style:language-asian="fr" style:country-asian="FR"/>
    </style:style>
    <style:style style:name="T6423" style:parent-style-name="Policepardéfaut" style:family="text">
      <style:text-properties style:language-asian="fr" style:country-asian="FR"/>
    </style:style>
    <style:style style:name="T6424" style:parent-style-name="Policepardéfaut" style:family="text">
      <style:text-properties style:language-asian="fr" style:country-asian="FR"/>
    </style:style>
    <style:style style:name="T6425" style:parent-style-name="Policepardéfaut" style:family="text">
      <style:text-properties style:language-asian="fr" style:country-asian="FR"/>
    </style:style>
    <style:style style:name="T6426" style:parent-style-name="Policepardéfaut" style:family="text">
      <style:text-properties style:language-asian="fr" style:country-asian="FR"/>
    </style:style>
    <style:style style:name="T6427" style:parent-style-name="Policepardéfaut" style:family="text">
      <style:text-properties style:language-asian="fr" style:country-asian="FR"/>
    </style:style>
    <style:style style:name="T6428" style:parent-style-name="Policepardéfaut" style:family="text">
      <style:text-properties style:language-asian="fr" style:country-asian="FR"/>
    </style:style>
    <style:style style:name="T6429" style:parent-style-name="Policepardéfaut" style:family="text">
      <style:text-properties style:language-asian="fr" style:country-asian="FR"/>
    </style:style>
    <style:style style:name="T6430" style:parent-style-name="Policepardéfaut" style:family="text">
      <style:text-properties style:language-asian="fr" style:country-asian="FR"/>
    </style:style>
    <style:style style:name="T6431" style:parent-style-name="quote.c" style:family="text">
      <style:text-properties fo:font-style="italic" style:font-style-asian="italic"/>
    </style:style>
    <style:style style:name="T6432" style:parent-style-name="Policepardéfaut" style:family="text">
      <style:text-properties style:language-asian="fr" style:country-asian="FR"/>
    </style:style>
    <style:style style:name="T6433" style:parent-style-name="Policepardéfaut" style:family="text">
      <style:text-properties style:font-size-complex="12pt" style:language-asian="fr" style:country-asian="FR"/>
    </style:style>
    <style:style style:name="T6434" style:parent-style-name="Policepardéfaut" style:family="text">
      <style:text-properties style:language-asian="fr" style:country-asian="FR"/>
    </style:style>
    <style:style style:name="T6435" style:parent-style-name="Policepardéfaut" style:family="text">
      <style:text-properties style:language-asian="fr" style:country-asian="FR"/>
    </style:style>
    <style:style style:name="T6436" style:parent-style-name="Policepardéfaut" style:family="text">
      <style:text-properties style:language-asian="fr" style:country-asian="FR"/>
    </style:style>
    <style:style style:name="T6437" style:parent-style-name="Policepardéfaut" style:family="text">
      <style:text-properties style:language-asian="fr" style:country-asian="FR"/>
    </style:style>
    <style:style style:name="T6438" style:parent-style-name="Policepardéfaut" style:family="text">
      <style:text-properties style:language-asian="fr" style:country-asian="FR"/>
    </style:style>
    <style:style style:name="T6439" style:parent-style-name="Policepardéfaut" style:family="text">
      <style:text-properties style:font-size-complex="12pt" style:language-asian="fr" style:country-asian="FR"/>
    </style:style>
    <style:style style:name="T6440" style:parent-style-name="Policepardéfaut" style:family="text">
      <style:text-properties style:language-asian="fr" style:country-asian="FR"/>
    </style:style>
    <style:style style:name="T6441" style:parent-style-name="Policepardéfaut" style:family="text">
      <style:text-properties style:language-asian="fr" style:country-asian="FR"/>
    </style:style>
    <style:style style:name="T6442" style:parent-style-name="Policepardéfaut" style:family="text">
      <style:text-properties style:language-asian="fr" style:country-asian="FR"/>
    </style:style>
    <style:style style:name="T6443" style:parent-style-name="Policepardéfaut" style:family="text">
      <style:text-properties style:language-asian="fr" style:country-asian="FR"/>
    </style:style>
    <style:style style:name="T6444" style:parent-style-name="Policepardéfaut" style:family="text">
      <style:text-properties style:language-asian="fr" style:country-asian="FR"/>
    </style:style>
    <style:style style:name="T6445" style:parent-style-name="Policepardéfaut" style:family="text">
      <style:text-properties style:font-size-complex="12pt" style:language-asian="fr" style:country-asian="FR"/>
    </style:style>
    <style:style style:name="T6446" style:parent-style-name="Policepardéfaut" style:family="text">
      <style:text-properties style:language-asian="fr" style:country-asian="FR"/>
    </style:style>
    <style:style style:name="T6447" style:parent-style-name="Policepardéfaut" style:family="text">
      <style:text-properties style:language-asian="fr" style:country-asian="FR"/>
    </style:style>
    <style:style style:name="T6448" style:parent-style-name="Policepardéfaut" style:family="text">
      <style:text-properties style:language-asian="fr" style:country-asian="FR"/>
    </style:style>
    <style:style style:name="T6449" style:parent-style-name="Policepardéfaut" style:family="text">
      <style:text-properties style:font-style-complex="italic" style:language-asian="fr" style:country-asian="FR"/>
    </style:style>
    <style:style style:name="T6450" style:parent-style-name="Policepardéfaut" style:family="text">
      <style:text-properties style:language-asian="fr" style:country-asian="FR"/>
    </style:style>
    <style:style style:name="T6451" style:parent-style-name="quote.c" style:family="text">
      <style:text-properties fo:font-style="italic" style:font-style-asian="italic"/>
    </style:style>
    <style:style style:name="T6452" style:parent-style-name="quote.c" style:family="text">
      <style:text-properties fo:font-style="italic" style:font-style-asian="italic"/>
    </style:style>
    <style:style style:name="T6453" style:parent-style-name="quote.c" style:family="text">
      <style:text-properties fo:font-style="italic" style:font-style-asian="italic"/>
    </style:style>
    <style:style style:name="T6454" style:parent-style-name="quote.c" style:family="text">
      <style:text-properties fo:font-style="italic" style:font-style-asian="italic"/>
    </style:style>
    <style:style style:name="T6455" style:parent-style-name="quote.c" style:family="text">
      <style:text-properties fo:font-style="italic" style:font-style-asian="italic"/>
    </style:style>
    <style:style style:name="T6456" style:parent-style-name="Policepardéfaut" style:family="text">
      <style:text-properties style:language-asian="fr" style:country-asian="FR"/>
    </style:style>
    <style:style style:name="T6457" style:parent-style-name="Policepardéfaut" style:family="text">
      <style:text-properties style:font-size-complex="12pt" style:language-asian="fr" style:country-asian="FR"/>
    </style:style>
    <style:style style:name="T6458" style:parent-style-name="Policepardéfaut" style:family="text">
      <style:text-properties style:language-asian="fr" style:country-asian="FR"/>
    </style:style>
    <style:style style:name="T6459" style:parent-style-name="quote.c" style:family="text">
      <style:text-properties style:text-position="super 66.6%"/>
    </style:style>
    <style:style style:name="T6460" style:parent-style-name="quote.c" style:family="text">
      <style:text-properties style:text-position="super 66.6%"/>
    </style:style>
    <style:style style:name="T6461" style:parent-style-name="Policepardéfaut" style:family="text">
      <style:text-properties style:language-asian="fr" style:country-asian="FR"/>
    </style:style>
    <style:style style:name="T6462" style:parent-style-name="Policepardéfaut" style:family="text">
      <style:text-properties style:language-asian="fr" style:country-asian="FR"/>
    </style:style>
    <style:style style:name="T6463" style:parent-style-name="Policepardéfaut" style:family="text">
      <style:text-properties style:language-asian="fr" style:country-asian="FR"/>
    </style:style>
    <style:style style:name="T6464" style:parent-style-name="Policepardéfaut" style:family="text">
      <style:text-properties style:language-asian="fr" style:country-asian="FR"/>
    </style:style>
    <style:style style:name="T6465" style:parent-style-name="Policepardéfaut" style:family="text">
      <style:text-properties style:language-asian="fr" style:country-asian="FR"/>
    </style:style>
    <style:style style:name="T6466" style:parent-style-name="Policepardéfaut" style:family="text">
      <style:text-properties style:font-size-complex="12pt" style:language-asian="fr" style:country-asian="FR"/>
    </style:style>
    <style:style style:name="P6467" style:parent-style-name="byline" style:family="paragraph">
      <style:text-properties fo:font-style="italic" style:font-style-asian="italic"/>
    </style:style>
    <style:style style:name="T6468" style:parent-style-name="Policepardéfaut" style:family="text">
      <style:text-properties fo:font-style="italic" style:font-style-asian="italic" style:font-style-complex="italic" style:language-asian="fr" style:country-asian="FR"/>
    </style:style>
    <style:style style:name="T6469" style:parent-style-name="Policepardéfaut" style:family="text">
      <style:text-properties fo:font-style="italic" style:font-style-asian="italic" style:font-style-complex="italic" style:language-asian="fr" style:country-asian="FR"/>
    </style:style>
    <style:style style:name="T6470" style:parent-style-name="Policepardéfaut" style:family="text">
      <style:text-properties fo:font-style="italic" style:font-style-asian="italic" style:font-style-complex="italic" style:language-asian="fr" style:country-asian="FR"/>
    </style:style>
    <style:style style:name="T6471" style:parent-style-name="Policepardéfaut" style:family="text">
      <style:text-properties fo:font-style="italic" style:font-style-asian="italic" style:language-asian="fr" style:country-asian="FR"/>
    </style:style>
    <style:style style:name="T6472" style:parent-style-name="Policepardéfaut" style:family="text">
      <style:text-properties style:language-asian="fr" style:country-asian="FR"/>
    </style:style>
    <style:style style:name="T6473" style:parent-style-name="Policepardéfaut" style:family="text">
      <style:text-properties style:language-asian="fr" style:country-asian="FR"/>
    </style:style>
    <style:style style:name="T6474" style:parent-style-name="Policepardéfaut" style:family="text">
      <style:text-properties style:language-asian="fr" style:country-asian="FR"/>
    </style:style>
    <style:style style:name="T6475" style:parent-style-name="Policepardéfaut" style:family="text">
      <style:text-properties style:language-asian="fr" style:country-asian="FR"/>
    </style:style>
    <style:style style:name="T6476" style:parent-style-name="Policepardéfaut" style:family="text">
      <style:text-properties style:language-asian="fr" style:country-asian="FR"/>
    </style:style>
    <style:style style:name="T6477" style:parent-style-name="Policepardéfaut" style:family="text">
      <style:text-properties style:language-asian="fr" style:country-asian="FR"/>
    </style:style>
    <style:style style:name="T6478" style:parent-style-name="Policepardéfaut" style:family="text">
      <style:text-properties style:language-asian="fr" style:country-asian="FR"/>
    </style:style>
    <style:style style:name="T6479" style:parent-style-name="Policepardéfaut" style:family="text">
      <style:text-properties style:language-asian="fr" style:country-asian="FR"/>
    </style:style>
    <style:style style:name="T6480" style:parent-style-name="Policepardéfaut" style:family="text">
      <style:text-properties style:language-asian="fr" style:country-asian="FR"/>
    </style:style>
    <style:style style:name="T6481" style:parent-style-name="Policepardéfaut" style:family="text">
      <style:text-properties style:language-asian="fr" style:country-asian="FR"/>
    </style:style>
    <style:style style:name="T6482" style:parent-style-name="Policepardéfaut" style:family="text">
      <style:text-properties style:language-asian="fr" style:country-asian="FR"/>
    </style:style>
    <style:style style:name="T6483" style:parent-style-name="Policepardéfaut" style:family="text">
      <style:text-properties style:language-asian="fr" style:country-asian="FR"/>
    </style:style>
    <style:style style:name="T6484" style:parent-style-name="Policepardéfaut" style:family="text">
      <style:text-properties style:language-asian="fr" style:country-asian="FR"/>
    </style:style>
    <style:style style:name="T6485" style:parent-style-name="Policepardéfaut" style:family="text">
      <style:text-properties style:language-asian="fr" style:country-asian="FR"/>
    </style:style>
    <style:style style:name="T6486" style:parent-style-name="Policepardéfaut" style:family="text">
      <style:text-properties style:language-asian="fr" style:country-asian="FR"/>
    </style:style>
    <style:style style:name="T6487" style:parent-style-name="Policepardéfaut" style:family="text">
      <style:text-properties style:language-asian="fr" style:country-asian="FR"/>
    </style:style>
    <style:style style:name="T6488" style:parent-style-name="Policepardéfaut" style:family="text">
      <style:text-properties style:language-asian="fr" style:country-asian="FR"/>
    </style:style>
    <style:style style:name="T6489" style:parent-style-name="Policepardéfaut" style:family="text">
      <style:text-properties style:language-asian="fr" style:country-asian="FR"/>
    </style:style>
    <style:style style:name="T6490" style:parent-style-name="Policepardéfaut" style:family="text">
      <style:text-properties style:language-asian="fr" style:country-asian="FR"/>
    </style:style>
    <style:style style:name="T6491" style:parent-style-name="Policepardéfaut" style:family="text">
      <style:text-properties style:language-asian="fr" style:country-asian="FR"/>
    </style:style>
    <style:style style:name="T6492" style:parent-style-name="Policepardéfaut" style:family="text">
      <style:text-properties style:language-asian="fr" style:country-asian="FR"/>
    </style:style>
    <style:style style:name="T6493" style:parent-style-name="Policepardéfaut" style:family="text">
      <style:text-properties style:language-asian="fr" style:country-asian="FR"/>
    </style:style>
    <style:style style:name="T6494" style:parent-style-name="Policepardéfaut" style:family="text">
      <style:text-properties style:language-asian="fr" style:country-asian="FR"/>
    </style:style>
    <style:style style:name="T6495" style:parent-style-name="Policepardéfaut" style:family="text">
      <style:text-properties style:language-asian="fr" style:country-asian="FR"/>
    </style:style>
    <style:style style:name="T6496" style:parent-style-name="Policepardéfaut" style:family="text">
      <style:text-properties style:language-asian="fr" style:country-asian="FR"/>
    </style:style>
    <style:style style:name="T6497" style:parent-style-name="Policepardéfaut" style:family="text">
      <style:text-properties style:language-asian="fr" style:country-asian="FR"/>
    </style:style>
    <style:style style:name="T6498" style:parent-style-name="Policepardéfaut" style:family="text">
      <style:text-properties style:language-asian="fr" style:country-asian="FR"/>
    </style:style>
    <style:style style:name="T6499" style:parent-style-name="Policepardéfaut" style:family="text">
      <style:text-properties style:language-asian="fr" style:country-asian="FR"/>
    </style:style>
    <style:style style:name="T6500" style:parent-style-name="Policepardéfaut" style:family="text">
      <style:text-properties style:language-asian="fr" style:country-asian="FR"/>
    </style:style>
    <style:style style:name="T6501" style:parent-style-name="Policepardéfaut" style:family="text">
      <style:text-properties style:language-asian="fr" style:country-asian="FR"/>
    </style:style>
    <style:style style:name="T6502" style:parent-style-name="Policepardéfaut" style:family="text">
      <style:text-properties style:language-asian="fr" style:country-asian="FR"/>
    </style:style>
    <style:style style:name="T6503" style:parent-style-name="Policepardéfaut" style:family="text">
      <style:text-properties style:language-asian="fr" style:country-asian="FR"/>
    </style:style>
    <style:style style:name="T6504" style:parent-style-name="Policepardéfaut" style:family="text">
      <style:text-properties style:language-asian="fr" style:country-asian="FR"/>
    </style:style>
    <style:style style:name="T6505" style:parent-style-name="Policepardéfaut" style:family="text">
      <style:text-properties style:language-asian="fr" style:country-asian="FR"/>
    </style:style>
    <style:style style:name="T6506" style:parent-style-name="Policepardéfaut" style:family="text">
      <style:text-properties style:language-asian="fr" style:country-asian="FR"/>
    </style:style>
    <style:style style:name="T6507" style:parent-style-name="Policepardéfaut" style:family="text">
      <style:text-properties style:language-asian="fr" style:country-asian="FR"/>
    </style:style>
    <style:style style:name="T6508" style:parent-style-name="Policepardéfaut" style:family="text">
      <style:text-properties style:language-asian="fr" style:country-asian="FR"/>
    </style:style>
    <style:style style:name="T6509" style:parent-style-name="Policepardéfaut" style:family="text">
      <style:text-properties style:language-asian="fr" style:country-asian="FR"/>
    </style:style>
    <style:style style:name="T6510" style:parent-style-name="Policepardéfaut" style:family="text">
      <style:text-properties style:language-asian="fr" style:country-asian="FR"/>
    </style:style>
    <style:style style:name="T6511" style:parent-style-name="Policepardéfaut" style:family="text">
      <style:text-properties style:language-asian="fr" style:country-asian="FR"/>
    </style:style>
    <style:style style:name="T6512" style:parent-style-name="Policepardéfaut" style:family="text">
      <style:text-properties style:language-asian="fr" style:country-asian="FR"/>
    </style:style>
    <style:style style:name="T6513" style:parent-style-name="Policepardéfaut" style:family="text">
      <style:text-properties style:language-asian="fr" style:country-asian="FR"/>
    </style:style>
    <style:style style:name="T6514" style:parent-style-name="Policepardéfaut" style:family="text">
      <style:text-properties style:language-asian="fr" style:country-asian="FR"/>
    </style:style>
    <style:style style:name="T6515" style:parent-style-name="Policepardéfaut" style:family="text">
      <style:text-properties style:language-asian="fr" style:country-asian="FR"/>
    </style:style>
    <style:style style:name="T6516" style:parent-style-name="Policepardéfaut" style:family="text">
      <style:text-properties style:language-asian="fr" style:country-asian="FR"/>
    </style:style>
    <style:style style:name="T6517" style:parent-style-name="Policepardéfaut" style:family="text">
      <style:text-properties style:language-asian="fr" style:country-asian="FR"/>
    </style:style>
    <style:style style:name="T6518" style:parent-style-name="Policepardéfaut" style:family="text">
      <style:text-properties style:language-asian="fr" style:country-asian="FR"/>
    </style:style>
    <style:style style:name="T6519" style:parent-style-name="Policepardéfaut" style:family="text">
      <style:text-properties style:language-asian="fr" style:country-asian="FR"/>
    </style:style>
    <style:style style:name="T6520" style:parent-style-name="Policepardéfaut" style:family="text">
      <style:text-properties style:language-asian="fr" style:country-asian="FR"/>
    </style:style>
    <style:style style:name="T6521" style:parent-style-name="Policepardéfaut" style:family="text">
      <style:text-properties style:language-asian="fr" style:country-asian="FR"/>
    </style:style>
    <style:style style:name="T6522" style:parent-style-name="Policepardéfaut" style:family="text">
      <style:text-properties style:language-asian="fr" style:country-asian="FR"/>
    </style:style>
    <style:style style:name="T6523" style:parent-style-name="Policepardéfaut" style:family="text">
      <style:text-properties style:language-asian="fr" style:country-asian="FR"/>
    </style:style>
    <style:style style:name="T6524" style:parent-style-name="Policepardéfaut" style:family="text">
      <style:text-properties style:language-asian="fr" style:country-asian="FR"/>
    </style:style>
    <style:style style:name="T6525" style:parent-style-name="Policepardéfaut" style:family="text">
      <style:text-properties style:language-asian="fr" style:country-asian="FR"/>
    </style:style>
    <style:style style:name="T6526" style:parent-style-name="Policepardéfaut" style:family="text">
      <style:text-properties style:language-asian="fr" style:country-asian="FR"/>
    </style:style>
    <style:style style:name="T6527" style:parent-style-name="Policepardéfaut" style:family="text">
      <style:text-properties style:language-asian="fr" style:country-asian="FR"/>
    </style:style>
    <style:style style:name="T6528" style:parent-style-name="Policepardéfaut" style:family="text">
      <style:text-properties style:language-asian="fr" style:country-asian="FR"/>
    </style:style>
    <style:style style:name="T6529" style:parent-style-name="Policepardéfaut" style:family="text">
      <style:text-properties style:language-asian="fr" style:country-asian="FR"/>
    </style:style>
    <style:style style:name="T6530" style:parent-style-name="Policepardéfaut" style:family="text">
      <style:text-properties style:language-asian="fr" style:country-asian="FR"/>
    </style:style>
    <style:style style:name="T6531" style:parent-style-name="Policepardéfaut" style:family="text">
      <style:text-properties style:language-asian="fr" style:country-asian="FR"/>
    </style:style>
    <style:style style:name="T6532" style:parent-style-name="Policepardéfaut" style:family="text">
      <style:text-properties style:language-asian="fr" style:country-asian="FR"/>
    </style:style>
    <style:style style:name="T6533" style:parent-style-name="Policepardéfaut" style:family="text">
      <style:text-properties style:language-asian="fr" style:country-asian="FR"/>
    </style:style>
    <style:style style:name="T6534" style:parent-style-name="Policepardéfaut" style:family="text">
      <style:text-properties style:language-asian="fr" style:country-asian="FR"/>
    </style:style>
    <style:style style:name="T6535" style:parent-style-name="Policepardéfaut" style:family="text">
      <style:text-properties style:language-asian="fr" style:country-asian="FR"/>
    </style:style>
    <style:style style:name="T6536" style:parent-style-name="Policepardéfaut" style:family="text">
      <style:text-properties style:language-asian="fr" style:country-asian="FR"/>
    </style:style>
    <style:style style:name="T6537" style:parent-style-name="Policepardéfaut" style:family="text">
      <style:text-properties style:language-asian="fr" style:country-asian="FR"/>
    </style:style>
    <style:style style:name="T6538" style:parent-style-name="Policepardéfaut" style:family="text">
      <style:text-properties style:language-asian="fr" style:country-asian="FR"/>
    </style:style>
    <style:style style:name="T6539" style:parent-style-name="Policepardéfaut" style:family="text">
      <style:text-properties style:language-asian="fr" style:country-asian="FR"/>
    </style:style>
    <style:style style:name="T6540" style:parent-style-name="Policepardéfaut" style:family="text">
      <style:text-properties style:language-asian="fr" style:country-asian="FR"/>
    </style:style>
    <style:style style:name="T6541" style:parent-style-name="Policepardéfaut" style:family="text">
      <style:text-properties style:language-asian="fr" style:country-asian="FR"/>
    </style:style>
    <style:style style:name="T6542" style:parent-style-name="Policepardéfaut" style:family="text">
      <style:text-properties style:language-asian="fr" style:country-asian="FR"/>
    </style:style>
    <style:style style:name="T6543" style:parent-style-name="Policepardéfaut" style:family="text">
      <style:text-properties style:language-asian="fr" style:country-asian="FR"/>
    </style:style>
    <style:style style:name="T6544" style:parent-style-name="Policepardéfaut" style:family="text">
      <style:text-properties style:language-asian="fr" style:country-asian="FR"/>
    </style:style>
    <style:style style:name="T6545" style:parent-style-name="Policepardéfaut" style:family="text">
      <style:text-properties style:language-asian="fr" style:country-asian="FR"/>
    </style:style>
    <style:style style:name="T6546" style:parent-style-name="Policepardéfaut" style:family="text">
      <style:text-properties style:language-asian="fr" style:country-asian="FR"/>
    </style:style>
    <style:style style:name="T6547" style:parent-style-name="Policepardéfaut" style:family="text">
      <style:text-properties style:language-asian="fr" style:country-asian="FR"/>
    </style:style>
    <style:style style:name="T6548" style:parent-style-name="Policepardéfaut" style:family="text">
      <style:text-properties style:language-asian="fr" style:country-asian="FR"/>
    </style:style>
    <style:style style:name="T6549" style:parent-style-name="Policepardéfaut" style:family="text">
      <style:text-properties style:language-asian="fr" style:country-asian="FR"/>
    </style:style>
    <style:style style:name="T6550" style:parent-style-name="Policepardéfaut" style:family="text">
      <style:text-properties style:language-asian="fr" style:country-asian="FR"/>
    </style:style>
    <style:style style:name="T6551" style:parent-style-name="Policepardéfaut" style:family="text">
      <style:text-properties style:language-asian="fr" style:country-asian="FR"/>
    </style:style>
    <style:style style:name="T6552" style:parent-style-name="Policepardéfaut" style:family="text">
      <style:text-properties style:language-asian="fr" style:country-asian="FR"/>
    </style:style>
    <style:style style:name="T6553" style:parent-style-name="Policepardéfaut" style:family="text">
      <style:text-properties style:language-asian="fr" style:country-asian="FR"/>
    </style:style>
    <style:style style:name="T6554" style:parent-style-name="Policepardéfaut" style:family="text">
      <style:text-properties style:language-asian="fr" style:country-asian="FR"/>
    </style:style>
    <style:style style:name="T6555" style:parent-style-name="Policepardéfaut" style:family="text">
      <style:text-properties style:language-asian="fr" style:country-asian="FR"/>
    </style:style>
    <style:style style:name="T6556" style:parent-style-name="Policepardéfaut" style:family="text">
      <style:text-properties style:language-asian="fr" style:country-asian="FR"/>
    </style:style>
    <style:style style:name="T6557" style:parent-style-name="Policepardéfaut" style:family="text">
      <style:text-properties style:language-asian="fr" style:country-asian="FR"/>
    </style:style>
    <style:style style:name="T6558" style:parent-style-name="Policepardéfaut" style:family="text">
      <style:text-properties style:language-asian="fr" style:country-asian="FR"/>
    </style:style>
    <style:style style:name="T6559" style:parent-style-name="Policepardéfaut" style:family="text">
      <style:text-properties style:language-asian="fr" style:country-asian="FR"/>
    </style:style>
    <style:style style:name="T6560" style:parent-style-name="Policepardéfaut" style:family="text">
      <style:text-properties style:language-asian="fr" style:country-asian="FR"/>
    </style:style>
    <style:style style:name="T6561" style:parent-style-name="Policepardéfaut" style:family="text">
      <style:text-properties style:language-asian="fr" style:country-asian="FR"/>
    </style:style>
    <style:style style:name="T6562" style:parent-style-name="Policepardéfaut" style:family="text">
      <style:text-properties style:language-asian="fr" style:country-asian="FR"/>
    </style:style>
    <style:style style:name="T6563" style:parent-style-name="Policepardéfaut" style:family="text">
      <style:text-properties style:language-asian="fr" style:country-asian="FR"/>
    </style:style>
    <style:style style:name="T6564" style:parent-style-name="Policepardéfaut" style:family="text">
      <style:text-properties style:language-asian="fr" style:country-asian="FR"/>
    </style:style>
    <style:style style:name="T6565" style:parent-style-name="Policepardéfaut" style:family="text">
      <style:text-properties style:language-asian="fr" style:country-asian="FR"/>
    </style:style>
    <style:style style:name="T6566" style:parent-style-name="Policepardéfaut" style:family="text">
      <style:text-properties style:language-asian="fr" style:country-asian="FR"/>
    </style:style>
    <style:style style:name="T6567" style:parent-style-name="Policepardéfaut" style:family="text">
      <style:text-properties style:language-asian="fr" style:country-asian="FR"/>
    </style:style>
    <style:style style:name="T6568" style:parent-style-name="Policepardéfaut" style:family="text">
      <style:text-properties style:language-asian="fr" style:country-asian="FR"/>
    </style:style>
    <style:style style:name="T6569" style:parent-style-name="Policepardéfaut" style:family="text">
      <style:text-properties style:language-asian="fr" style:country-asian="FR"/>
    </style:style>
    <style:style style:name="T6570" style:parent-style-name="Policepardéfaut" style:family="text">
      <style:text-properties style:language-asian="fr" style:country-asian="FR"/>
    </style:style>
    <style:style style:name="T6571" style:parent-style-name="Policepardéfaut" style:family="text">
      <style:text-properties style:language-asian="fr" style:country-asian="FR"/>
    </style:style>
    <style:style style:name="T6572" style:parent-style-name="Policepardéfaut" style:family="text">
      <style:text-properties style:language-asian="fr" style:country-asian="FR"/>
    </style:style>
    <style:style style:name="T6573" style:parent-style-name="Policepardéfaut" style:family="text">
      <style:text-properties style:language-asian="fr" style:country-asian="FR"/>
    </style:style>
    <style:style style:name="T6574" style:parent-style-name="Policepardéfaut" style:family="text">
      <style:text-properties style:language-asian="fr" style:country-asian="FR"/>
    </style:style>
    <style:style style:name="T6575" style:parent-style-name="Policepardéfaut" style:family="text">
      <style:text-properties style:language-asian="fr" style:country-asian="FR"/>
    </style:style>
    <style:style style:name="T6576" style:parent-style-name="Policepardéfaut" style:family="text">
      <style:text-properties style:language-asian="fr" style:country-asian="FR"/>
    </style:style>
    <style:style style:name="T6577" style:parent-style-name="Policepardéfaut" style:family="text">
      <style:text-properties style:language-asian="fr" style:country-asian="FR"/>
    </style:style>
    <style:style style:name="T6578" style:parent-style-name="Policepardéfaut" style:family="text">
      <style:text-properties style:language-asian="fr" style:country-asian="FR"/>
    </style:style>
    <style:style style:name="T6579" style:parent-style-name="Policepardéfaut" style:family="text">
      <style:text-properties style:language-asian="fr" style:country-asian="FR"/>
    </style:style>
    <style:style style:name="T6580" style:parent-style-name="Policepardéfaut" style:family="text">
      <style:text-properties style:language-asian="fr" style:country-asian="FR"/>
    </style:style>
    <style:style style:name="T6581" style:parent-style-name="Policepardéfaut" style:family="text">
      <style:text-properties style:language-asian="fr" style:country-asian="FR"/>
    </style:style>
    <style:style style:name="T6582" style:parent-style-name="Policepardéfaut" style:family="text">
      <style:text-properties style:language-asian="fr" style:country-asian="FR"/>
    </style:style>
    <style:style style:name="T6583" style:parent-style-name="Policepardéfaut" style:family="text">
      <style:text-properties style:language-asian="fr" style:country-asian="FR"/>
    </style:style>
    <style:style style:name="T6584" style:parent-style-name="Policepardéfaut" style:family="text">
      <style:text-properties style:language-asian="fr" style:country-asian="FR"/>
    </style:style>
    <style:style style:name="T6585" style:parent-style-name="Policepardéfaut" style:family="text">
      <style:text-properties style:language-asian="fr" style:country-asian="FR"/>
    </style:style>
    <style:style style:name="T6586" style:parent-style-name="Policepardéfaut" style:family="text">
      <style:text-properties style:language-asian="fr" style:country-asian="FR"/>
    </style:style>
    <style:style style:name="T6587" style:parent-style-name="Policepardéfaut" style:family="text">
      <style:text-properties style:language-asian="fr" style:country-asian="FR"/>
    </style:style>
    <style:style style:name="T6588" style:parent-style-name="Policepardéfaut" style:family="text">
      <style:text-properties style:language-asian="fr" style:country-asian="FR"/>
    </style:style>
    <style:style style:name="T6589" style:parent-style-name="Policepardéfaut" style:family="text">
      <style:text-properties style:language-asian="fr" style:country-asian="FR"/>
    </style:style>
    <style:style style:name="T6590" style:parent-style-name="Policepardéfaut" style:family="text">
      <style:text-properties style:language-asian="fr" style:country-asian="FR"/>
    </style:style>
    <style:style style:name="T6591" style:parent-style-name="Policepardéfaut" style:family="text">
      <style:text-properties style:language-asian="fr" style:country-asian="FR"/>
    </style:style>
    <style:style style:name="T6592" style:parent-style-name="Policepardéfaut" style:family="text">
      <style:text-properties style:language-asian="fr" style:country-asian="FR"/>
    </style:style>
    <style:style style:name="T6593" style:parent-style-name="Policepardéfaut" style:family="text">
      <style:text-properties style:language-asian="fr" style:country-asian="FR"/>
    </style:style>
    <style:style style:name="T6594" style:parent-style-name="Policepardéfaut" style:family="text">
      <style:text-properties style:language-asian="fr" style:country-asian="FR"/>
    </style:style>
    <style:style style:name="T6595" style:parent-style-name="Policepardéfaut" style:family="text">
      <style:text-properties style:language-asian="fr" style:country-asian="FR"/>
    </style:style>
    <style:style style:name="T6596" style:parent-style-name="Policepardéfaut" style:family="text">
      <style:text-properties style:language-asian="fr" style:country-asian="FR"/>
    </style:style>
    <style:style style:name="T6597" style:parent-style-name="Policepardéfaut" style:family="text">
      <style:text-properties style:language-asian="fr" style:country-asian="FR"/>
    </style:style>
    <style:style style:name="T6598" style:parent-style-name="Policepardéfaut" style:family="text">
      <style:text-properties style:language-asian="fr" style:country-asian="FR"/>
    </style:style>
    <style:style style:name="T6599" style:parent-style-name="Policepardéfaut" style:family="text">
      <style:text-properties style:language-asian="fr" style:country-asian="FR"/>
    </style:style>
    <style:style style:name="T6600" style:parent-style-name="Policepardéfaut" style:family="text">
      <style:text-properties style:language-asian="fr" style:country-asian="FR"/>
    </style:style>
    <style:style style:name="T6601" style:parent-style-name="Policepardéfaut" style:family="text">
      <style:text-properties style:language-asian="fr" style:country-asian="FR"/>
    </style:style>
    <style:style style:name="T6602" style:parent-style-name="Policepardéfaut" style:family="text">
      <style:text-properties style:language-asian="fr" style:country-asian="FR"/>
    </style:style>
    <style:style style:name="T6603" style:parent-style-name="Policepardéfaut" style:family="text">
      <style:text-properties style:language-asian="fr" style:country-asian="FR"/>
    </style:style>
    <style:style style:name="T6604" style:parent-style-name="Policepardéfaut" style:family="text">
      <style:text-properties style:language-asian="fr" style:country-asian="FR"/>
    </style:style>
    <style:style style:name="T6605" style:parent-style-name="Policepardéfaut" style:family="text">
      <style:text-properties style:language-asian="fr" style:country-asian="FR"/>
    </style:style>
    <style:style style:name="T6606" style:parent-style-name="Policepardéfaut" style:family="text">
      <style:text-properties style:language-asian="fr" style:country-asian="FR"/>
    </style:style>
    <style:style style:name="T6607" style:parent-style-name="Policepardéfaut" style:family="text">
      <style:text-properties style:language-asian="fr" style:country-asian="FR"/>
    </style:style>
    <style:style style:name="T6608" style:parent-style-name="Policepardéfaut" style:family="text">
      <style:text-properties style:language-asian="fr" style:country-asian="FR"/>
    </style:style>
    <style:style style:name="T6609" style:parent-style-name="Policepardéfaut" style:family="text">
      <style:text-properties style:language-asian="fr" style:country-asian="FR"/>
    </style:style>
    <style:style style:name="T6610" style:parent-style-name="Policepardéfaut" style:family="text">
      <style:text-properties style:language-asian="fr" style:country-asian="FR"/>
    </style:style>
    <style:style style:name="T6611" style:parent-style-name="Policepardéfaut" style:family="text">
      <style:text-properties style:language-asian="fr" style:country-asian="FR"/>
    </style:style>
    <style:style style:name="T6612" style:parent-style-name="Policepardéfaut" style:family="text">
      <style:text-properties style:language-asian="fr" style:country-asian="FR"/>
    </style:style>
    <style:style style:name="T6613" style:parent-style-name="Policepardéfaut" style:family="text">
      <style:text-properties style:language-asian="fr" style:country-asian="FR"/>
    </style:style>
    <style:style style:name="T6614" style:parent-style-name="Policepardéfaut" style:family="text">
      <style:text-properties style:language-asian="fr" style:country-asian="FR"/>
    </style:style>
    <style:style style:name="T6615" style:parent-style-name="Policepardéfaut" style:family="text">
      <style:text-properties style:language-asian="fr" style:country-asian="FR"/>
    </style:style>
    <style:style style:name="T6616" style:parent-style-name="Policepardéfaut" style:family="text">
      <style:text-properties style:language-asian="fr" style:country-asian="FR"/>
    </style:style>
    <style:style style:name="T6617" style:parent-style-name="Policepardéfaut" style:family="text">
      <style:text-properties style:language-asian="fr" style:country-asian="FR"/>
    </style:style>
    <style:style style:name="T6618" style:parent-style-name="Policepardéfaut" style:family="text">
      <style:text-properties style:language-asian="fr" style:country-asian="FR"/>
    </style:style>
    <style:style style:name="T6619" style:parent-style-name="Policepardéfaut" style:family="text">
      <style:text-properties style:language-asian="fr" style:country-asian="FR"/>
    </style:style>
    <style:style style:name="T6620" style:parent-style-name="Policepardéfaut" style:family="text">
      <style:text-properties style:language-asian="fr" style:country-asian="FR"/>
    </style:style>
    <style:style style:name="T6621" style:parent-style-name="Policepardéfaut" style:family="text">
      <style:text-properties style:language-asian="fr" style:country-asian="FR"/>
    </style:style>
    <style:style style:name="T6622" style:parent-style-name="Policepardéfaut" style:family="text">
      <style:text-properties style:language-asian="fr" style:country-asian="FR"/>
    </style:style>
    <style:style style:name="T6623" style:parent-style-name="Policepardéfaut" style:family="text">
      <style:text-properties style:language-asian="fr" style:country-asian="FR"/>
    </style:style>
    <style:style style:name="T6624" style:parent-style-name="Policepardéfaut" style:family="text">
      <style:text-properties style:language-asian="fr" style:country-asian="FR"/>
    </style:style>
    <style:style style:name="T6625" style:parent-style-name="Policepardéfaut" style:family="text">
      <style:text-properties style:language-asian="fr" style:country-asian="FR"/>
    </style:style>
    <style:style style:name="T6626" style:parent-style-name="Policepardéfaut" style:family="text">
      <style:text-properties style:language-asian="fr" style:country-asian="FR"/>
    </style:style>
    <style:style style:name="T6627" style:parent-style-name="Policepardéfaut" style:family="text">
      <style:text-properties style:language-asian="fr" style:country-asian="FR"/>
    </style:style>
    <style:style style:name="T6628" style:parent-style-name="Policepardéfaut" style:family="text">
      <style:text-properties style:language-asian="fr" style:country-asian="FR"/>
    </style:style>
    <style:style style:name="T6629" style:parent-style-name="Policepardéfaut" style:family="text">
      <style:text-properties style:language-asian="fr" style:country-asian="FR"/>
    </style:style>
    <style:style style:name="T6630" style:parent-style-name="Policepardéfaut" style:family="text">
      <style:text-properties style:language-asian="fr" style:country-asian="FR"/>
    </style:style>
    <style:style style:name="T6631" style:parent-style-name="Policepardéfaut" style:family="text">
      <style:text-properties style:language-asian="fr" style:country-asian="FR"/>
    </style:style>
    <style:style style:name="T6632" style:parent-style-name="Policepardéfaut" style:family="text">
      <style:text-properties style:language-asian="fr" style:country-asian="FR"/>
    </style:style>
    <style:style style:name="T6633" style:parent-style-name="Policepardéfaut" style:family="text">
      <style:text-properties style:language-asian="fr" style:country-asian="FR"/>
    </style:style>
    <style:style style:name="T6634" style:parent-style-name="Policepardéfaut" style:family="text">
      <style:text-properties style:language-asian="fr" style:country-asian="FR"/>
    </style:style>
    <style:style style:name="T6635" style:parent-style-name="Policepardéfaut" style:family="text">
      <style:text-properties style:language-asian="fr" style:country-asian="FR"/>
    </style:style>
    <style:style style:name="T6636" style:parent-style-name="Policepardéfaut" style:family="text">
      <style:text-properties style:language-asian="fr" style:country-asian="FR"/>
    </style:style>
    <style:style style:name="T6637" style:parent-style-name="Policepardéfaut" style:family="text">
      <style:text-properties style:language-asian="fr" style:country-asian="FR"/>
    </style:style>
    <style:style style:name="T6638" style:parent-style-name="Policepardéfaut" style:family="text">
      <style:text-properties style:language-asian="fr" style:country-asian="FR"/>
    </style:style>
    <style:style style:name="T6639" style:parent-style-name="Policepardéfaut" style:family="text">
      <style:text-properties style:language-asian="fr" style:country-asian="FR"/>
    </style:style>
    <style:style style:name="T6640" style:parent-style-name="Policepardéfaut" style:family="text">
      <style:text-properties style:language-asian="fr" style:country-asian="FR"/>
    </style:style>
    <style:style style:name="T6641" style:parent-style-name="Policepardéfaut" style:family="text">
      <style:text-properties style:language-asian="fr" style:country-asian="FR"/>
    </style:style>
    <style:style style:name="T6642" style:parent-style-name="Policepardéfaut" style:family="text">
      <style:text-properties style:language-asian="fr" style:country-asian="FR"/>
    </style:style>
    <style:style style:name="T6643" style:parent-style-name="Policepardéfaut" style:family="text">
      <style:text-properties style:language-asian="fr" style:country-asian="FR"/>
    </style:style>
    <style:style style:name="T6644" style:parent-style-name="Policepardéfaut" style:family="text">
      <style:text-properties style:language-asian="fr" style:country-asian="FR"/>
    </style:style>
    <style:style style:name="T6645" style:parent-style-name="Policepardéfaut" style:family="text">
      <style:text-properties style:language-asian="fr" style:country-asian="FR"/>
    </style:style>
    <style:style style:name="T6646" style:parent-style-name="Policepardéfaut" style:family="text">
      <style:text-properties style:language-asian="fr" style:country-asian="FR"/>
    </style:style>
    <style:style style:name="T6647" style:parent-style-name="Policepardéfaut" style:family="text">
      <style:text-properties style:language-asian="fr" style:country-asian="FR"/>
    </style:style>
    <style:style style:name="T6648" style:parent-style-name="Policepardéfaut" style:family="text">
      <style:text-properties style:language-asian="fr" style:country-asian="FR"/>
    </style:style>
    <style:style style:name="T6649" style:parent-style-name="Policepardéfaut" style:family="text">
      <style:text-properties style:language-asian="fr" style:country-asian="FR"/>
    </style:style>
    <style:style style:name="T6650" style:parent-style-name="Policepardéfaut" style:family="text">
      <style:text-properties style:language-asian="fr" style:country-asian="FR"/>
    </style:style>
    <style:style style:name="T6651" style:parent-style-name="Policepardéfaut" style:family="text">
      <style:text-properties style:language-asian="fr" style:country-asian="FR"/>
    </style:style>
    <style:style style:name="T6652" style:parent-style-name="Policepardéfaut" style:family="text">
      <style:text-properties style:language-asian="fr" style:country-asian="FR"/>
    </style:style>
    <style:style style:name="T6653" style:parent-style-name="Policepardéfaut" style:family="text">
      <style:text-properties style:language-asian="fr" style:country-asian="FR"/>
    </style:style>
    <style:style style:name="T6654" style:parent-style-name="Policepardéfaut" style:family="text">
      <style:text-properties style:language-asian="fr" style:country-asian="FR"/>
    </style:style>
    <style:style style:name="T6655" style:parent-style-name="Policepardéfaut" style:family="text">
      <style:text-properties style:language-asian="fr" style:country-asian="FR"/>
    </style:style>
    <style:style style:name="T6656" style:parent-style-name="Policepardéfaut" style:family="text">
      <style:text-properties style:language-asian="fr" style:country-asian="FR"/>
    </style:style>
    <style:style style:name="T6657" style:parent-style-name="Policepardéfaut" style:family="text">
      <style:text-properties style:language-asian="fr" style:country-asian="FR"/>
    </style:style>
    <style:style style:name="T6658" style:parent-style-name="Policepardéfaut" style:family="text">
      <style:text-properties style:language-asian="fr" style:country-asian="FR"/>
    </style:style>
    <style:style style:name="T6659" style:parent-style-name="Policepardéfaut" style:family="text">
      <style:text-properties style:language-asian="fr" style:country-asian="FR"/>
    </style:style>
    <style:style style:name="T6660" style:parent-style-name="Policepardéfaut" style:family="text">
      <style:text-properties style:language-asian="fr" style:country-asian="FR"/>
    </style:style>
    <style:style style:name="T6661" style:parent-style-name="Policepardéfaut" style:family="text">
      <style:text-properties style:language-asian="fr" style:country-asian="FR"/>
    </style:style>
    <style:style style:name="T6662" style:parent-style-name="Policepardéfaut" style:family="text">
      <style:text-properties style:language-asian="fr" style:country-asian="FR"/>
    </style:style>
    <style:style style:name="T6663" style:parent-style-name="Policepardéfaut" style:family="text">
      <style:text-properties style:language-asian="fr" style:country-asian="FR"/>
    </style:style>
    <style:style style:name="T6664" style:parent-style-name="Policepardéfaut" style:family="text">
      <style:text-properties style:language-asian="fr" style:country-asian="FR"/>
    </style:style>
    <style:style style:name="T6665" style:parent-style-name="Policepardéfaut" style:family="text">
      <style:text-properties style:language-asian="fr" style:country-asian="FR"/>
    </style:style>
    <style:style style:name="T6666" style:parent-style-name="Policepardéfaut" style:family="text">
      <style:text-properties style:language-asian="fr" style:country-asian="FR"/>
    </style:style>
    <style:style style:name="T6667" style:parent-style-name="Policepardéfaut" style:family="text">
      <style:text-properties style:language-asian="fr" style:country-asian="FR"/>
    </style:style>
    <style:style style:name="T6668" style:parent-style-name="Policepardéfaut" style:family="text">
      <style:text-properties style:language-asian="fr" style:country-asian="FR"/>
    </style:style>
    <style:style style:name="T6669" style:parent-style-name="Appelnotedebasdep." style:family="text">
      <style:text-properties style:language-asian="fr" style:country-asian="FR"/>
    </style:style>
    <style:style style:name="T6670" style:parent-style-name="Policepardéfaut" style:family="text">
      <style:text-properties style:text-position="super 65%"/>
    </style:style>
    <style:style style:name="T6671" style:parent-style-name="Policepardéfaut" style:family="text">
      <style:text-properties style:text-position="super 65%"/>
    </style:style>
    <style:style style:name="T6672" style:parent-style-name="Lienhypertexte" style:family="text">
      <style:text-properties style:font-name-asian="HG Mincho Light J"/>
    </style:style>
    <style:style style:name="P6673" style:parent-style-name="salute" style:family="paragraph">
      <style:paragraph-properties fo:border="0.0069in solid #000000" fo:padding-top="0.0138in" fo:padding-left="0.0555in" fo:padding-bottom="0.0138in" fo:padding-right="0.0555in" style:shadow="none"/>
    </style:style>
    <style:style style:name="P6674" style:parent-style-name="Corpsdetexte" style:family="paragraph">
      <style:paragraph-properties fo:border="0.0069in solid #000000" fo:padding-top="0.0138in" fo:padding-left="0.0555in" fo:padding-bottom="0.0138in" fo:padding-right="0.0555in" style:shadow="none"/>
    </style:style>
    <style:style style:name="T6675" style:parent-style-name="Policepardéfaut" style:family="text">
      <style:text-properties style:language-asian="fr" style:country-asian="FR"/>
    </style:style>
    <style:style style:name="T6676" style:parent-style-name="Policepardéfaut" style:family="text">
      <style:text-properties style:language-asian="fr" style:country-asian="FR"/>
    </style:style>
    <style:style style:name="T6677" style:parent-style-name="Policepardéfaut" style:family="text">
      <style:text-properties style:language-asian="fr" style:country-asian="FR"/>
    </style:style>
    <style:style style:name="T6678" style:parent-style-name="Policepardéfaut" style:family="text">
      <style:text-properties style:language-asian="fr" style:country-asian="FR"/>
    </style:style>
    <style:style style:name="T6679" style:parent-style-name="Policepardéfaut" style:family="text">
      <style:text-properties style:language-asian="fr" style:country-asian="FR"/>
    </style:style>
    <style:style style:name="T6680" style:parent-style-name="Policepardéfaut" style:family="text">
      <style:text-properties style:language-asian="fr" style:country-asian="FR"/>
    </style:style>
    <style:style style:name="T6681" style:parent-style-name="Policepardéfaut" style:family="text">
      <style:text-properties style:language-asian="fr" style:country-asian="FR"/>
    </style:style>
    <style:style style:name="T6682" style:parent-style-name="Policepardéfaut" style:family="text">
      <style:text-properties style:language-asian="fr" style:country-asian="FR"/>
    </style:style>
    <style:style style:name="T6683" style:parent-style-name="Policepardéfaut" style:family="text">
      <style:text-properties style:language-asian="fr" style:country-asian="FR"/>
    </style:style>
    <style:style style:name="T6684" style:parent-style-name="Policepardéfaut" style:family="text">
      <style:text-properties style:language-asian="fr" style:country-asian="FR"/>
    </style:style>
    <style:style style:name="T6685" style:parent-style-name="Policepardéfaut" style:family="text">
      <style:text-properties style:language-asian="fr" style:country-asian="FR"/>
    </style:style>
    <style:style style:name="T6686" style:parent-style-name="Policepardéfaut" style:family="text">
      <style:text-properties style:language-asian="fr" style:country-asian="FR"/>
    </style:style>
    <style:style style:name="T6687" style:parent-style-name="Policepardéfaut" style:family="text">
      <style:text-properties style:language-asian="fr" style:country-asian="FR"/>
    </style:style>
    <style:style style:name="T6688" style:parent-style-name="Policepardéfaut" style:family="text">
      <style:text-properties style:language-asian="fr" style:country-asian="FR"/>
    </style:style>
    <style:style style:name="T6689" style:parent-style-name="Policepardéfaut" style:family="text">
      <style:text-properties style:language-asian="fr" style:country-asian="FR"/>
    </style:style>
    <style:style style:name="T6690" style:parent-style-name="Policepardéfaut" style:family="text">
      <style:text-properties style:language-asian="fr" style:country-asian="FR"/>
    </style:style>
    <style:style style:name="T6691" style:parent-style-name="Policepardéfaut" style:family="text">
      <style:text-properties style:language-asian="fr" style:country-asian="FR"/>
    </style:style>
    <style:style style:name="T6692" style:parent-style-name="Policepardéfaut" style:family="text">
      <style:text-properties style:language-asian="fr" style:country-asian="FR"/>
    </style:style>
    <style:style style:name="T6693" style:parent-style-name="Policepardéfaut" style:family="text">
      <style:text-properties style:language-asian="fr" style:country-asian="FR"/>
    </style:style>
    <style:style style:name="P6694" style:parent-style-name="salute" style:family="paragraph">
      <style:paragraph-properties fo:border="0.0069in solid #000000" fo:padding-top="0.0138in" fo:padding-left="0.0555in" fo:padding-bottom="0.0138in" fo:padding-right="0.0555in" style:shadow="none"/>
    </style:style>
    <style:style style:name="P6695" style:parent-style-name="signed" style:family="paragraph">
      <style:paragraph-properties fo:border="0.0069in solid #000000" fo:padding-top="0.0138in" fo:padding-left="0.0555in" fo:padding-bottom="0.0138in" fo:padding-right="0.0555in" style:shadow="none"/>
    </style:style>
    <style:style style:name="T6696" style:parent-style-name="Policepardéfaut" style:family="text">
      <style:text-properties fo:font-style="italic" style:font-style-asian="italic" style:language-asian="fr" style:country-asian="FR"/>
    </style:style>
    <style:style style:name="T6697" style:parent-style-name="Policepardéfaut" style:family="text">
      <style:text-properties style:language-asian="fr" style:country-asian="FR"/>
    </style:style>
    <style:style style:name="T6698" style:parent-style-name="Policepardéfaut" style:family="text">
      <style:text-properties style:language-asian="fr" style:country-asian="FR"/>
    </style:style>
    <style:style style:name="T6699" style:parent-style-name="Policepardéfaut" style:family="text">
      <style:text-properties style:language-asian="fr" style:country-asian="FR"/>
    </style:style>
    <style:style style:name="T6700" style:parent-style-name="Policepardéfaut" style:family="text">
      <style:text-properties style:language-asian="fr" style:country-asian="FR"/>
    </style:style>
    <style:style style:name="T6701" style:parent-style-name="Policepardéfaut" style:family="text">
      <style:text-properties style:language-asian="fr" style:country-asian="FR"/>
    </style:style>
    <style:style style:name="T6702" style:parent-style-name="Policepardéfaut" style:family="text">
      <style:text-properties style:language-asian="fr" style:country-asian="FR"/>
    </style:style>
    <style:style style:name="T6703" style:parent-style-name="Policepardéfaut" style:family="text">
      <style:text-properties style:language-asian="fr" style:country-asian="FR"/>
    </style:style>
    <style:style style:name="T6704" style:parent-style-name="Policepardéfaut" style:family="text">
      <style:text-properties style:language-asian="fr" style:country-asian="FR"/>
    </style:style>
    <style:style style:name="T6705" style:parent-style-name="Policepardéfaut" style:family="text">
      <style:text-properties style:language-asian="fr" style:country-asian="FR"/>
    </style:style>
    <style:style style:name="T6706" style:parent-style-name="Policepardéfaut" style:family="text">
      <style:text-properties style:language-asian="fr" style:country-asian="FR"/>
    </style:style>
    <style:style style:name="T6707" style:parent-style-name="Policepardéfaut" style:family="text">
      <style:text-properties style:language-asian="fr" style:country-asian="FR"/>
    </style:style>
    <style:style style:name="T6708" style:parent-style-name="Policepardéfaut" style:family="text">
      <style:text-properties style:language-asian="fr" style:country-asian="FR"/>
    </style:style>
    <style:style style:name="T6709" style:parent-style-name="Policepardéfaut" style:family="text">
      <style:text-properties style:font-style-complex="italic" style:language-asian="fr" style:country-asian="FR"/>
    </style:style>
    <style:style style:name="T6710" style:parent-style-name="Policepardéfaut" style:family="text">
      <style:text-properties style:font-style-complex="italic" style:language-asian="fr" style:country-asian="FR"/>
    </style:style>
    <style:style style:name="T6711" style:parent-style-name="Policepardéfaut" style:family="text">
      <style:text-properties style:font-style-complex="italic" style:language-asian="fr" style:country-asian="FR"/>
    </style:style>
    <style:style style:name="T6712" style:parent-style-name="Policepardéfaut" style:family="text">
      <style:text-properties style:language-asian="fr" style:country-asian="FR"/>
    </style:style>
    <style:style style:name="T6713" style:parent-style-name="Policepardéfaut" style:family="text">
      <style:text-properties style:language-asian="fr" style:country-asian="FR"/>
    </style:style>
    <style:style style:name="T6714" style:parent-style-name="Policepardéfaut" style:family="text">
      <style:text-properties style:language-asian="fr" style:country-asian="FR"/>
    </style:style>
    <style:style style:name="T6715" style:parent-style-name="Policepardéfaut" style:family="text">
      <style:text-properties style:language-asian="fr" style:country-asian="FR"/>
    </style:style>
    <style:style style:name="T6716" style:parent-style-name="Policepardéfaut" style:family="text">
      <style:text-properties style:language-asian="fr" style:country-asian="FR"/>
    </style:style>
    <style:style style:name="T6717" style:parent-style-name="Policepardéfaut" style:family="text">
      <style:text-properties style:language-asian="fr" style:country-asian="FR"/>
    </style:style>
    <style:style style:name="T6718" style:parent-style-name="Policepardéfaut" style:family="text">
      <style:text-properties style:language-asian="fr" style:country-asian="FR"/>
    </style:style>
    <style:style style:name="T6719" style:parent-style-name="Policepardéfaut" style:family="text">
      <style:text-properties style:language-asian="fr" style:country-asian="FR"/>
    </style:style>
    <style:style style:name="T6720" style:parent-style-name="Policepardéfaut" style:family="text">
      <style:text-properties style:language-asian="fr" style:country-asian="FR"/>
    </style:style>
    <style:style style:name="T6721" style:parent-style-name="Policepardéfaut" style:family="text">
      <style:text-properties style:language-asian="fr" style:country-asian="FR"/>
    </style:style>
    <style:style style:name="T6722" style:parent-style-name="Policepardéfaut" style:family="text">
      <style:text-properties style:language-asian="fr" style:country-asian="FR"/>
    </style:style>
    <style:style style:name="T6723" style:parent-style-name="Policepardéfaut" style:family="text">
      <style:text-properties style:language-asian="fr" style:country-asian="FR"/>
    </style:style>
    <style:style style:name="T6724" style:parent-style-name="Policepardéfaut" style:family="text">
      <style:text-properties style:language-asian="fr" style:country-asian="FR"/>
    </style:style>
    <style:style style:name="T6725" style:parent-style-name="Policepardéfaut" style:family="text">
      <style:text-properties style:language-asian="fr" style:country-asian="FR"/>
    </style:style>
    <style:style style:name="T6726" style:parent-style-name="Policepardéfaut" style:family="text">
      <style:text-properties style:language-asian="fr" style:country-asian="FR"/>
    </style:style>
    <style:style style:name="T6727" style:parent-style-name="Policepardéfaut" style:family="text">
      <style:text-properties style:language-asian="fr" style:country-asian="FR"/>
    </style:style>
    <style:style style:name="T6728" style:parent-style-name="Policepardéfaut" style:family="text">
      <style:text-properties style:language-asian="fr" style:country-asian="FR"/>
    </style:style>
    <style:style style:name="T6729" style:parent-style-name="Policepardéfaut" style:family="text">
      <style:text-properties style:language-asian="fr" style:country-asian="FR"/>
    </style:style>
    <style:style style:name="T6730" style:parent-style-name="Policepardéfaut" style:family="text">
      <style:text-properties style:language-asian="fr" style:country-asian="FR"/>
    </style:style>
    <style:style style:name="T6731" style:parent-style-name="Policepardéfaut" style:family="text">
      <style:text-properties style:language-asian="fr" style:country-asian="FR"/>
    </style:style>
    <style:style style:name="T6732" style:parent-style-name="Policepardéfaut" style:family="text">
      <style:text-properties style:language-asian="fr" style:country-asian="FR"/>
    </style:style>
    <style:style style:name="T6733" style:parent-style-name="Policepardéfaut" style:family="text">
      <style:text-properties style:language-asian="fr" style:country-asian="FR"/>
    </style:style>
    <style:style style:name="T6734" style:parent-style-name="Policepardéfaut" style:family="text">
      <style:text-properties style:language-asian="fr" style:country-asian="FR"/>
    </style:style>
    <style:style style:name="T6735" style:parent-style-name="Policepardéfaut" style:family="text">
      <style:text-properties style:language-asian="fr" style:country-asian="FR"/>
    </style:style>
    <style:style style:name="T6736" style:parent-style-name="Policepardéfaut" style:family="text">
      <style:text-properties style:language-asian="fr" style:country-asian="FR"/>
    </style:style>
    <style:style style:name="T6737" style:parent-style-name="Policepardéfaut" style:family="text">
      <style:text-properties style:language-asian="fr" style:country-asian="FR"/>
    </style:style>
    <style:style style:name="T6738" style:parent-style-name="Policepardéfaut" style:family="text">
      <style:text-properties style:language-asian="fr" style:country-asian="FR"/>
    </style:style>
    <style:style style:name="T6739" style:parent-style-name="Policepardéfaut" style:family="text">
      <style:text-properties style:language-asian="fr" style:country-asian="FR"/>
    </style:style>
    <style:style style:name="T6740" style:parent-style-name="Policepardéfaut" style:family="text">
      <style:text-properties style:language-asian="fr" style:country-asian="FR"/>
    </style:style>
    <style:style style:name="T6741" style:parent-style-name="Policepardéfaut" style:family="text">
      <style:text-properties style:language-asian="fr" style:country-asian="FR"/>
    </style:style>
    <style:style style:name="T6742" style:parent-style-name="Policepardéfaut" style:family="text">
      <style:text-properties style:language-asian="fr" style:country-asian="FR"/>
    </style:style>
    <style:style style:name="T6743" style:parent-style-name="Policepardéfaut" style:family="text">
      <style:text-properties style:language-asian="fr" style:country-asian="FR"/>
    </style:style>
    <style:style style:name="T6744" style:parent-style-name="Policepardéfaut" style:family="text">
      <style:text-properties style:language-asian="fr" style:country-asian="FR"/>
    </style:style>
    <style:style style:name="T6745" style:parent-style-name="Policepardéfaut" style:family="text">
      <style:text-properties style:language-asian="fr" style:country-asian="FR"/>
    </style:style>
    <style:style style:name="T6746" style:parent-style-name="Policepardéfaut" style:family="text">
      <style:text-properties style:language-asian="fr" style:country-asian="FR"/>
    </style:style>
    <style:style style:name="T6747" style:parent-style-name="Policepardéfaut" style:family="text">
      <style:text-properties style:language-asian="fr" style:country-asian="FR"/>
    </style:style>
    <style:style style:name="T6748" style:parent-style-name="Policepardéfaut" style:family="text">
      <style:text-properties style:language-asian="fr" style:country-asian="FR"/>
    </style:style>
    <style:style style:name="T6749" style:parent-style-name="Policepardéfaut" style:family="text">
      <style:text-properties style:language-asian="fr" style:country-asian="FR"/>
    </style:style>
    <style:style style:name="T6750" style:parent-style-name="Policepardéfaut" style:family="text">
      <style:text-properties style:language-asian="fr" style:country-asian="FR"/>
    </style:style>
    <style:style style:name="T6751" style:parent-style-name="Policepardéfaut" style:family="text">
      <style:text-properties style:font-size-complex="12pt" style:language-asian="fr" style:country-asian="FR"/>
    </style:style>
    <style:style style:name="T6752" style:parent-style-name="Policepardéfaut" style:family="text">
      <style:text-properties style:language-asian="fr" style:country-asian="FR"/>
    </style:style>
    <style:style style:name="T6753" style:parent-style-name="Policepardéfaut" style:family="text">
      <style:text-properties style:language-asian="fr" style:country-asian="FR"/>
    </style:style>
    <style:style style:name="T6754" style:parent-style-name="Policepardéfaut" style:family="text">
      <style:text-properties style:language-asian="fr" style:country-asian="FR"/>
    </style:style>
    <style:style style:name="T6755" style:parent-style-name="Policepardéfaut" style:family="text">
      <style:text-properties style:language-asian="fr" style:country-asian="FR"/>
    </style:style>
    <style:style style:name="T6756" style:parent-style-name="Policepardéfaut" style:family="text">
      <style:text-properties style:language-asian="fr" style:country-asian="FR"/>
    </style:style>
    <style:style style:name="T6757" style:parent-style-name="Policepardéfaut" style:family="text">
      <style:text-properties style:language-asian="fr" style:country-asian="FR"/>
    </style:style>
    <style:style style:name="T6758" style:parent-style-name="Policepardéfaut" style:family="text">
      <style:text-properties style:language-asian="fr" style:country-asian="FR"/>
    </style:style>
    <style:style style:name="T6759" style:parent-style-name="Policepardéfaut" style:family="text">
      <style:text-properties style:language-asian="fr" style:country-asian="FR"/>
    </style:style>
    <style:style style:name="T6760" style:parent-style-name="Policepardéfaut" style:family="text">
      <style:text-properties style:language-asian="fr" style:country-asian="FR"/>
    </style:style>
    <style:style style:name="T6761" style:parent-style-name="Policepardéfaut" style:family="text">
      <style:text-properties style:language-asian="fr" style:country-asian="FR"/>
    </style:style>
    <style:style style:name="T6762" style:parent-style-name="Policepardéfaut" style:family="text">
      <style:text-properties style:language-asian="fr" style:country-asian="FR"/>
    </style:style>
    <style:style style:name="T6763" style:parent-style-name="Policepardéfaut" style:family="text">
      <style:text-properties style:language-asian="fr" style:country-asian="FR"/>
    </style:style>
    <style:style style:name="T6764" style:parent-style-name="Policepardéfaut" style:family="text">
      <style:text-properties style:language-asian="fr" style:country-asian="FR"/>
    </style:style>
    <style:style style:name="T6765" style:parent-style-name="Policepardéfaut" style:family="text">
      <style:text-properties style:language-asian="fr" style:country-asian="FR"/>
    </style:style>
    <style:style style:name="T6766" style:parent-style-name="Policepardéfaut" style:family="text">
      <style:text-properties style:language-asian="fr" style:country-asian="FR"/>
    </style:style>
    <style:style style:name="T6767" style:parent-style-name="Policepardéfaut" style:family="text">
      <style:text-properties style:language-asian="fr" style:country-asian="FR"/>
    </style:style>
    <style:style style:name="T6768" style:parent-style-name="Policepardéfaut" style:family="text">
      <style:text-properties style:language-asian="fr" style:country-asian="FR"/>
    </style:style>
    <style:style style:name="T6769" style:parent-style-name="Policepardéfaut" style:family="text">
      <style:text-properties style:language-asian="fr" style:country-asian="FR"/>
    </style:style>
    <style:style style:name="T6770" style:parent-style-name="Policepardéfaut" style:family="text">
      <style:text-properties style:language-asian="fr" style:country-asian="FR"/>
    </style:style>
    <style:style style:name="T6771" style:parent-style-name="Policepardéfaut" style:family="text">
      <style:text-properties style:language-asian="fr" style:country-asian="FR"/>
    </style:style>
    <style:style style:name="T6772" style:parent-style-name="Policepardéfaut" style:family="text">
      <style:text-properties style:language-asian="fr" style:country-asian="FR"/>
    </style:style>
    <style:style style:name="T6773" style:parent-style-name="Policepardéfaut" style:family="text">
      <style:text-properties style:language-asian="fr" style:country-asian="FR"/>
    </style:style>
    <style:style style:name="T6774" style:parent-style-name="Policepardéfaut" style:family="text">
      <style:text-properties style:language-asian="fr" style:country-asian="FR"/>
    </style:style>
    <style:style style:name="T6775" style:parent-style-name="Policepardéfaut" style:family="text">
      <style:text-properties style:language-asian="fr" style:country-asian="FR"/>
    </style:style>
    <style:style style:name="T6776" style:parent-style-name="Policepardéfaut" style:family="text">
      <style:text-properties style:language-asian="fr" style:country-asian="FR"/>
    </style:style>
    <style:style style:name="T6777" style:parent-style-name="Policepardéfaut" style:family="text">
      <style:text-properties style:language-asian="fr" style:country-asian="FR"/>
    </style:style>
    <style:style style:name="T6778" style:parent-style-name="Policepardéfaut" style:family="text">
      <style:text-properties style:language-asian="fr" style:country-asian="FR"/>
    </style:style>
    <style:style style:name="T6779" style:parent-style-name="Policepardéfaut" style:family="text">
      <style:text-properties style:language-asian="fr" style:country-asian="FR"/>
    </style:style>
    <style:style style:name="T6780" style:parent-style-name="Policepardéfaut" style:family="text">
      <style:text-properties style:language-asian="fr" style:country-asian="FR"/>
    </style:style>
    <style:style style:name="T6781" style:parent-style-name="Policepardéfaut" style:family="text">
      <style:text-properties style:language-asian="fr" style:country-asian="FR"/>
    </style:style>
    <style:style style:name="T6782" style:parent-style-name="Policepardéfaut" style:family="text">
      <style:text-properties style:language-asian="fr" style:country-asian="FR"/>
    </style:style>
    <style:style style:name="T6783" style:parent-style-name="Policepardéfaut" style:family="text">
      <style:text-properties style:language-asian="fr" style:country-asian="FR"/>
    </style:style>
    <style:style style:name="T6784" style:parent-style-name="Policepardéfaut" style:family="text">
      <style:text-properties style:language-asian="fr" style:country-asian="FR"/>
    </style:style>
    <style:style style:name="T6785" style:parent-style-name="Policepardéfaut" style:family="text">
      <style:text-properties style:language-asian="fr" style:country-asian="FR"/>
    </style:style>
    <style:style style:name="T6786" style:parent-style-name="Policepardéfaut" style:family="text">
      <style:text-properties style:language-asian="fr" style:country-asian="FR"/>
    </style:style>
    <style:style style:name="T6787" style:parent-style-name="Policepardéfaut" style:family="text">
      <style:text-properties style:language-asian="fr" style:country-asian="FR"/>
    </style:style>
    <style:style style:name="T6788" style:parent-style-name="Policepardéfaut" style:family="text">
      <style:text-properties style:language-asian="fr" style:country-asian="FR"/>
    </style:style>
    <style:style style:name="T6789" style:parent-style-name="Policepardéfaut" style:family="text">
      <style:text-properties style:language-asian="fr" style:country-asian="FR"/>
    </style:style>
    <style:style style:name="T6790" style:parent-style-name="Policepardéfaut" style:family="text">
      <style:text-properties style:language-asian="fr" style:country-asian="FR"/>
    </style:style>
    <style:style style:name="T6791" style:parent-style-name="Policepardéfaut" style:family="text">
      <style:text-properties style:language-asian="fr" style:country-asian="FR"/>
    </style:style>
    <style:style style:name="T6792" style:parent-style-name="Policepardéfaut" style:family="text">
      <style:text-properties style:language-asian="fr" style:country-asian="FR"/>
    </style:style>
    <style:style style:name="T6793" style:parent-style-name="Policepardéfaut" style:family="text">
      <style:text-properties style:language-asian="fr" style:country-asian="FR"/>
    </style:style>
    <style:style style:name="T6794" style:parent-style-name="Policepardéfaut" style:family="text">
      <style:text-properties style:language-asian="fr" style:country-asian="FR"/>
    </style:style>
    <style:style style:name="T6795" style:parent-style-name="Policepardéfaut" style:family="text">
      <style:text-properties style:language-asian="fr" style:country-asian="FR"/>
    </style:style>
    <style:style style:name="T6796" style:parent-style-name="Policepardéfaut" style:family="text">
      <style:text-properties style:language-asian="fr" style:country-asian="FR"/>
    </style:style>
    <style:style style:name="T6797" style:parent-style-name="Policepardéfaut" style:family="text">
      <style:text-properties style:language-asian="fr" style:country-asian="FR"/>
    </style:style>
    <style:style style:name="T6798" style:parent-style-name="Policepardéfaut" style:family="text">
      <style:text-properties style:language-asian="fr" style:country-asian="FR"/>
    </style:style>
    <style:style style:name="T6799" style:parent-style-name="Policepardéfaut" style:family="text">
      <style:text-properties style:language-asian="fr" style:country-asian="FR"/>
    </style:style>
    <style:style style:name="T6800" style:parent-style-name="Policepardéfaut" style:family="text">
      <style:text-properties style:language-asian="fr" style:country-asian="FR"/>
    </style:style>
    <style:style style:name="T6801" style:parent-style-name="Policepardéfaut" style:family="text">
      <style:text-properties style:language-asian="fr" style:country-asian="FR"/>
    </style:style>
    <style:style style:name="T6802" style:parent-style-name="Policepardéfaut" style:family="text">
      <style:text-properties style:language-asian="fr" style:country-asian="FR"/>
    </style:style>
    <style:style style:name="T6803" style:parent-style-name="Policepardéfaut" style:family="text">
      <style:text-properties style:language-asian="fr" style:country-asian="FR"/>
    </style:style>
    <style:style style:name="T6804" style:parent-style-name="Policepardéfaut" style:family="text">
      <style:text-properties style:language-asian="fr" style:country-asian="FR"/>
    </style:style>
    <style:style style:name="T6805" style:parent-style-name="Policepardéfaut" style:family="text">
      <style:text-properties style:language-asian="fr" style:country-asian="FR"/>
    </style:style>
    <style:style style:name="T6806" style:parent-style-name="Policepardéfaut" style:family="text">
      <style:text-properties style:language-asian="fr" style:country-asian="FR"/>
    </style:style>
    <style:style style:name="T6807" style:parent-style-name="Policepardéfaut" style:family="text">
      <style:text-properties style:language-asian="fr" style:country-asian="FR"/>
    </style:style>
    <style:style style:name="T6808" style:parent-style-name="Policepardéfaut" style:family="text">
      <style:text-properties style:language-asian="fr" style:country-asian="FR"/>
    </style:style>
    <style:style style:name="T6809" style:parent-style-name="Policepardéfaut" style:family="text">
      <style:text-properties style:language-asian="fr" style:country-asian="FR"/>
    </style:style>
    <style:style style:name="T6810" style:parent-style-name="Policepardéfaut" style:family="text">
      <style:text-properties style:language-asian="fr" style:country-asian="FR"/>
    </style:style>
    <style:style style:name="T6811" style:parent-style-name="Policepardéfaut" style:family="text">
      <style:text-properties style:language-asian="fr" style:country-asian="FR"/>
    </style:style>
    <style:style style:name="T6812" style:parent-style-name="Policepardéfaut" style:family="text">
      <style:text-properties style:language-asian="fr" style:country-asian="FR"/>
    </style:style>
    <style:style style:name="T6813" style:parent-style-name="Policepardéfaut" style:family="text">
      <style:text-properties style:language-asian="fr" style:country-asian="FR"/>
    </style:style>
    <style:style style:name="T6814" style:parent-style-name="Policepardéfaut" style:family="text">
      <style:text-properties style:language-asian="fr" style:country-asian="FR"/>
    </style:style>
    <style:style style:name="T6815" style:parent-style-name="Policepardéfaut" style:family="text">
      <style:text-properties style:language-asian="fr" style:country-asian="FR"/>
    </style:style>
    <style:style style:name="T6816" style:parent-style-name="Policepardéfaut" style:family="text">
      <style:text-properties style:language-asian="fr" style:country-asian="FR"/>
    </style:style>
    <style:style style:name="T6817" style:parent-style-name="Policepardéfaut" style:family="text">
      <style:text-properties style:language-asian="fr" style:country-asian="FR"/>
    </style:style>
    <style:style style:name="T6818" style:parent-style-name="Policepardéfaut" style:family="text">
      <style:text-properties style:language-asian="fr" style:country-asian="FR"/>
    </style:style>
    <style:style style:name="T6819" style:parent-style-name="Policepardéfaut" style:family="text">
      <style:text-properties style:language-asian="fr" style:country-asian="FR"/>
    </style:style>
    <style:style style:name="T6820" style:parent-style-name="Policepardéfaut" style:family="text">
      <style:text-properties style:language-asian="fr" style:country-asian="FR"/>
    </style:style>
    <style:style style:name="T6821" style:parent-style-name="Policepardéfaut" style:family="text">
      <style:text-properties style:font-size-complex="12pt" style:language-asian="fr" style:country-asian="FR"/>
    </style:style>
    <style:style style:name="T6822" style:parent-style-name="Policepardéfaut" style:family="text">
      <style:text-properties style:language-asian="fr" style:country-asian="FR"/>
    </style:style>
    <style:style style:name="T6823" style:parent-style-name="Policepardéfaut" style:family="text">
      <style:text-properties style:language-asian="fr" style:country-asian="FR"/>
    </style:style>
    <style:style style:name="T6824" style:parent-style-name="Policepardéfaut" style:family="text">
      <style:text-properties style:language-asian="fr" style:country-asian="FR"/>
    </style:style>
    <style:style style:name="T6825" style:parent-style-name="Policepardéfaut" style:family="text">
      <style:text-properties style:language-asian="fr" style:country-asian="FR"/>
    </style:style>
    <style:style style:name="T6826" style:parent-style-name="Policepardéfaut" style:family="text">
      <style:text-properties style:language-asian="fr" style:country-asian="FR"/>
    </style:style>
    <style:style style:name="T6827" style:parent-style-name="Policepardéfaut" style:family="text">
      <style:text-properties style:language-asian="fr" style:country-asian="FR"/>
    </style:style>
    <style:style style:name="T6828" style:parent-style-name="Policepardéfaut" style:family="text">
      <style:text-properties style:language-asian="fr" style:country-asian="FR"/>
    </style:style>
    <style:style style:name="T6829" style:parent-style-name="Policepardéfaut" style:family="text">
      <style:text-properties style:language-asian="fr" style:country-asian="FR"/>
    </style:style>
    <style:style style:name="T6830" style:parent-style-name="Policepardéfaut" style:family="text">
      <style:text-properties style:language-asian="fr" style:country-asian="FR"/>
    </style:style>
    <style:style style:name="T6831" style:parent-style-name="Policepardéfaut" style:family="text">
      <style:text-properties style:language-asian="fr" style:country-asian="FR"/>
    </style:style>
    <style:style style:name="T6832" style:parent-style-name="Policepardéfaut" style:family="text">
      <style:text-properties style:language-asian="fr" style:country-asian="FR"/>
    </style:style>
    <style:style style:name="T6833" style:parent-style-name="Policepardéfaut" style:family="text">
      <style:text-properties style:language-asian="fr" style:country-asian="FR"/>
    </style:style>
    <style:style style:name="T6834" style:parent-style-name="Appelnotedebasdep." style:family="text">
      <style:text-properties style:language-asian="fr" style:country-asian="FR"/>
    </style:style>
    <style:style style:name="T6835" style:parent-style-name="CorpsdetexteCar" style:family="text">
      <style:text-properties style:font-name-asian="Arial Unicode MS" fo:font-size="10pt" style:font-size-asian="10pt"/>
    </style:style>
    <style:style style:name="T6836" style:parent-style-name="CorpsdetexteCar" style:family="text">
      <style:text-properties style:font-name-asian="Arial Unicode MS" fo:font-size="10pt" style:font-size-asian="10pt"/>
    </style:style>
    <style:style style:name="T6837" style:parent-style-name="CorpsdetexteCar" style:family="text">
      <style:text-properties style:font-name-asian="Arial Unicode MS" fo:font-size="10pt" style:font-size-asian="10pt"/>
    </style:style>
    <style:style style:name="T6838" style:parent-style-name="CorpsdetexteCar" style:family="text">
      <style:text-properties style:font-name-asian="Arial Unicode MS" fo:font-style="italic" style:font-style-asian="italic" fo:font-size="10pt" style:font-size-asian="10pt"/>
    </style:style>
    <style:style style:name="T6839" style:parent-style-name="CorpsdetexteCar" style:family="text">
      <style:text-properties style:font-name-asian="Arial Unicode MS" fo:font-size="10pt" style:font-size-asian="10pt"/>
    </style:style>
    <style:style style:name="T6840" style:parent-style-name="Policepardéfaut" style:family="text">
      <style:text-properties style:language-asian="fr" style:country-asian="FR"/>
    </style:style>
    <style:style style:name="T6841" style:parent-style-name="CorpsdetexteCar" style:family="text">
      <style:text-properties style:font-name-asian="Arial Unicode MS" fo:font-size="10pt" style:font-size-asian="10pt"/>
    </style:style>
    <style:style style:name="T6842" style:parent-style-name="CorpsdetexteCar" style:family="text">
      <style:text-properties style:font-name-asian="Arial Unicode MS" fo:font-size="10pt" style:font-size-asian="10pt"/>
    </style:style>
    <style:style style:name="T6843" style:parent-style-name="CorpsdetexteCar" style:family="text">
      <style:text-properties style:font-name-asian="Arial Unicode MS" fo:font-size="10pt" style:font-size-asian="10pt"/>
    </style:style>
    <style:style style:name="T6844" style:parent-style-name="CorpsdetexteCar" style:family="text">
      <style:text-properties style:font-name-asian="Arial Unicode MS" fo:font-size="10pt" style:font-size-asian="10pt"/>
    </style:style>
    <style:style style:name="T6845" style:parent-style-name="CorpsdetexteCar" style:family="text">
      <style:text-properties style:font-name-asian="Arial Unicode MS" fo:font-size="10pt" style:font-size-asian="10pt"/>
    </style:style>
    <style:style style:name="T6846" style:parent-style-name="CorpsdetexteCar" style:family="text">
      <style:text-properties style:font-name-asian="Arial Unicode MS" fo:font-style="italic" style:font-style-asian="italic" fo:font-size="10pt" style:font-size-asian="10pt"/>
    </style:style>
    <style:style style:name="T6847" style:parent-style-name="CorpsdetexteCar" style:family="text">
      <style:text-properties style:font-name-asian="Arial Unicode MS" fo:font-size="10pt" style:font-size-asian="10pt"/>
    </style:style>
    <style:style style:name="T6848" style:parent-style-name="Policepardéfaut" style:family="text">
      <style:text-properties style:language-asian="fr" style:country-asian="FR"/>
    </style:style>
    <style:style style:name="T6849" style:parent-style-name="CorpsdetexteCar" style:family="text">
      <style:text-properties style:font-name-asian="Arial Unicode MS" fo:font-size="10pt" style:font-size-asian="10pt"/>
    </style:style>
    <style:style style:name="T6850" style:parent-style-name="CorpsdetexteCar" style:family="text">
      <style:text-properties style:font-name-asian="Arial Unicode MS" style:font-name-complex="Arial Unicode MS" fo:font-size="10pt" style:font-size-asian="10pt" style:language-asian="hi" style:country-asian="IN"/>
    </style:style>
    <style:style style:name="T6851" style:parent-style-name="CorpsdetexteCar" style:family="text">
      <style:text-properties style:font-name-asian="Arial Unicode MS" fo:font-size="10pt" style:font-size-asian="10pt"/>
    </style:style>
    <style:style style:name="T6852" style:parent-style-name="CorpsdetexteCar" style:family="text">
      <style:text-properties style:font-name-asian="Arial Unicode MS" fo:font-size="10pt" style:font-size-asian="10pt"/>
    </style:style>
    <style:style style:name="T6853" style:parent-style-name="CorpsdetexteCar" style:family="text">
      <style:text-properties style:font-name-asian="Arial Unicode MS" fo:font-size="10pt" style:font-size-asian="10pt"/>
    </style:style>
    <style:style style:name="T6854" style:parent-style-name="CorpsdetexteCar" style:family="text">
      <style:text-properties style:font-name-asian="Arial Unicode MS" fo:font-size="10pt" style:font-size-asian="10pt"/>
    </style:style>
    <style:style style:name="T6855" style:parent-style-name="CorpsdetexteCar" style:family="text">
      <style:text-properties style:font-name-asian="Arial Unicode MS" fo:font-size="10pt" style:font-size-asian="10pt"/>
    </style:style>
    <style:style style:name="T6856" style:parent-style-name="CorpsdetexteCar" style:family="text">
      <style:text-properties style:font-name-asian="Arial Unicode MS" fo:font-style="italic" style:font-style-asian="italic" fo:font-size="10pt" style:font-size-asian="10pt"/>
    </style:style>
    <style:style style:name="T6857" style:parent-style-name="CorpsdetexteCar" style:family="text">
      <style:text-properties style:font-name-asian="Arial Unicode MS" fo:font-size="10pt" style:font-size-asian="10pt"/>
    </style:style>
    <style:style style:name="T6858" style:parent-style-name="Policepardéfaut" style:family="text">
      <style:text-properties style:language-asian="fr" style:country-asian="FR"/>
    </style:style>
    <style:style style:name="T6859" style:parent-style-name="Policepardéfaut" style:family="text">
      <style:text-properties style:language-asian="fr" style:country-asian="FR"/>
    </style:style>
    <style:style style:name="T6860" style:parent-style-name="Policepardéfaut" style:family="text">
      <style:text-properties style:language-asian="fr" style:country-asian="FR"/>
    </style:style>
    <style:style style:name="T6861" style:parent-style-name="Policepardéfaut" style:family="text">
      <style:text-properties style:language-asian="fr" style:country-asian="FR"/>
    </style:style>
    <style:style style:name="T6862" style:parent-style-name="Policepardéfaut" style:family="text">
      <style:text-properties style:language-asian="fr" style:country-asian="FR"/>
    </style:style>
    <style:style style:name="T6863" style:parent-style-name="Policepardéfaut" style:family="text">
      <style:text-properties style:language-asian="fr" style:country-asian="FR"/>
    </style:style>
    <style:style style:name="T6864" style:parent-style-name="Policepardéfaut" style:family="text">
      <style:text-properties style:language-asian="fr" style:country-asian="FR"/>
    </style:style>
    <style:style style:name="T6865" style:parent-style-name="Policepardéfaut" style:family="text">
      <style:text-properties style:language-asian="fr" style:country-asian="FR"/>
    </style:style>
    <style:style style:name="T6866" style:parent-style-name="Policepardéfaut" style:family="text">
      <style:text-properties style:language-asian="fr" style:country-asian="FR"/>
    </style:style>
    <style:style style:name="T6867" style:parent-style-name="Policepardéfaut" style:family="text">
      <style:text-properties style:language-asian="fr" style:country-asian="FR"/>
    </style:style>
    <style:style style:name="T6868" style:parent-style-name="Policepardéfaut" style:family="text">
      <style:text-properties style:language-asian="fr" style:country-asian="FR"/>
    </style:style>
    <style:style style:name="T6869" style:parent-style-name="Policepardéfaut" style:family="text">
      <style:text-properties style:language-asian="fr" style:country-asian="FR"/>
    </style:style>
    <style:style style:name="T6870" style:parent-style-name="Policepardéfaut" style:family="text">
      <style:text-properties style:font-style-complex="italic" style:language-asian="fr" style:country-asian="FR"/>
    </style:style>
    <style:style style:name="T6871" style:parent-style-name="Policepardéfaut" style:family="text">
      <style:text-properties style:font-style-complex="italic" style:language-asian="fr" style:country-asian="FR"/>
    </style:style>
    <style:style style:name="T6872" style:parent-style-name="Policepardéfaut" style:family="text">
      <style:text-properties style:language-asian="fr" style:country-asian="FR"/>
    </style:style>
    <style:style style:name="T6873" style:parent-style-name="Policepardéfaut" style:family="text">
      <style:text-properties style:language-asian="fr" style:country-asian="FR"/>
    </style:style>
    <style:style style:name="T6874" style:parent-style-name="Policepardéfaut" style:family="text">
      <style:text-properties style:language-asian="fr" style:country-asian="FR"/>
    </style:style>
    <style:style style:name="T6875" style:parent-style-name="Policepardéfaut" style:family="text">
      <style:text-properties style:language-asian="fr" style:country-asian="FR"/>
    </style:style>
    <style:style style:name="T6876" style:parent-style-name="Policepardéfaut" style:family="text">
      <style:text-properties style:language-asian="fr" style:country-asian="FR"/>
    </style:style>
    <style:style style:name="T6877" style:parent-style-name="Policepardéfaut" style:family="text">
      <style:text-properties style:language-asian="fr" style:country-asian="FR"/>
    </style:style>
    <style:style style:name="T6878" style:parent-style-name="Policepardéfaut" style:family="text">
      <style:text-properties style:language-asian="fr" style:country-asian="FR"/>
    </style:style>
    <style:style style:name="T6879" style:parent-style-name="Policepardéfaut" style:family="text">
      <style:text-properties style:language-asian="fr" style:country-asian="FR"/>
    </style:style>
    <style:style style:name="T6880" style:parent-style-name="Policepardéfaut" style:family="text">
      <style:text-properties style:language-asian="fr" style:country-asian="FR"/>
    </style:style>
    <style:style style:name="T6881" style:parent-style-name="Policepardéfaut" style:family="text">
      <style:text-properties style:language-asian="fr" style:country-asian="FR"/>
    </style:style>
    <style:style style:name="T6882" style:parent-style-name="Policepardéfaut" style:family="text">
      <style:text-properties style:language-asian="fr" style:country-asian="FR"/>
    </style:style>
    <style:style style:name="T6883" style:parent-style-name="Policepardéfaut" style:family="text">
      <style:text-properties style:language-asian="fr" style:country-asian="FR"/>
    </style:style>
    <style:style style:name="T6884" style:parent-style-name="Policepardéfaut" style:family="text">
      <style:text-properties style:language-asian="fr" style:country-asian="FR"/>
    </style:style>
    <style:style style:name="T6885" style:parent-style-name="Policepardéfaut" style:family="text">
      <style:text-properties style:language-asian="fr" style:country-asian="FR"/>
    </style:style>
    <style:style style:name="T6886" style:parent-style-name="Policepardéfaut" style:family="text">
      <style:text-properties style:language-asian="fr" style:country-asian="FR"/>
    </style:style>
    <style:style style:name="T6887" style:parent-style-name="Policepardéfaut" style:family="text">
      <style:text-properties style:language-asian="fr" style:country-asian="FR"/>
    </style:style>
    <style:style style:name="T6888" style:parent-style-name="Policepardéfaut" style:family="text">
      <style:text-properties style:language-asian="fr" style:country-asian="FR"/>
    </style:style>
    <style:style style:name="T6889" style:parent-style-name="Policepardéfaut" style:family="text">
      <style:text-properties style:language-asian="fr" style:country-asian="FR"/>
    </style:style>
    <style:style style:name="T6890" style:parent-style-name="Policepardéfaut" style:family="text">
      <style:text-properties style:language-asian="fr" style:country-asian="FR"/>
    </style:style>
    <style:style style:name="T6891" style:parent-style-name="Policepardéfaut" style:family="text">
      <style:text-properties style:language-asian="fr" style:country-asian="FR"/>
    </style:style>
    <style:style style:name="T6892" style:parent-style-name="Policepardéfaut" style:family="text">
      <style:text-properties style:language-asian="fr" style:country-asian="FR"/>
    </style:style>
    <style:style style:name="T6893" style:parent-style-name="Policepardéfaut" style:family="text">
      <style:text-properties style:language-asian="fr" style:country-asian="FR"/>
    </style:style>
    <style:style style:name="T6894" style:parent-style-name="Policepardéfaut" style:family="text">
      <style:text-properties style:language-asian="fr" style:country-asian="FR"/>
    </style:style>
    <style:style style:name="T6895" style:parent-style-name="Policepardéfaut" style:family="text">
      <style:text-properties style:language-asian="fr" style:country-asian="FR"/>
    </style:style>
    <style:style style:name="T6896" style:parent-style-name="Policepardéfaut" style:family="text">
      <style:text-properties style:font-style-complex="italic" style:language-asian="fr" style:country-asian="FR"/>
    </style:style>
    <style:style style:name="T6897" style:parent-style-name="Policepardéfaut" style:family="text">
      <style:text-properties style:font-size-complex="12pt" style:language-asian="fr" style:country-asian="FR"/>
    </style:style>
    <style:style style:name="T6898" style:parent-style-name="Policepardéfaut" style:family="text">
      <style:text-properties style:language-asian="fr" style:country-asian="FR"/>
    </style:style>
    <style:style style:name="T6899" style:parent-style-name="Policepardéfaut" style:family="text">
      <style:text-properties style:language-asian="fr" style:country-asian="FR"/>
    </style:style>
    <style:style style:name="T6900" style:parent-style-name="Policepardéfaut" style:family="text">
      <style:text-properties style:language-asian="fr" style:country-asian="FR"/>
    </style:style>
    <style:style style:name="T6901" style:parent-style-name="Policepardéfaut" style:family="text">
      <style:text-properties style:language-asian="fr" style:country-asian="FR"/>
    </style:style>
    <style:style style:name="T6902" style:parent-style-name="Policepardéfaut" style:family="text">
      <style:text-properties style:language-asian="fr" style:country-asian="FR"/>
    </style:style>
    <style:style style:name="T6903" style:parent-style-name="Policepardéfaut" style:family="text">
      <style:text-properties style:language-asian="fr" style:country-asian="FR"/>
    </style:style>
    <style:style style:name="T6904" style:parent-style-name="Policepardéfaut" style:family="text">
      <style:text-properties style:language-asian="fr" style:country-asian="FR"/>
    </style:style>
    <style:style style:name="T6905" style:parent-style-name="Policepardéfaut" style:family="text">
      <style:text-properties style:language-asian="fr" style:country-asian="FR"/>
    </style:style>
    <style:style style:name="T6906" style:parent-style-name="Policepardéfaut" style:family="text">
      <style:text-properties style:language-asian="fr" style:country-asian="FR"/>
    </style:style>
    <style:style style:name="T6907" style:parent-style-name="Policepardéfaut" style:family="text">
      <style:text-properties style:language-asian="fr" style:country-asian="FR"/>
    </style:style>
    <style:style style:name="T6908" style:parent-style-name="Policepardéfaut" style:family="text">
      <style:text-properties style:language-asian="fr" style:country-asian="FR"/>
    </style:style>
    <style:style style:name="T6909" style:parent-style-name="Policepardéfaut" style:family="text">
      <style:text-properties style:language-asian="fr" style:country-asian="FR"/>
    </style:style>
    <style:style style:name="T6910" style:parent-style-name="Policepardéfaut" style:family="text">
      <style:text-properties style:language-asian="fr" style:country-asian="FR"/>
    </style:style>
    <style:style style:name="T6911" style:parent-style-name="Policepardéfaut" style:family="text">
      <style:text-properties style:language-asian="fr" style:country-asian="FR"/>
    </style:style>
    <style:style style:name="T6912" style:parent-style-name="Policepardéfaut" style:family="text">
      <style:text-properties style:language-asian="fr" style:country-asian="FR"/>
    </style:style>
    <style:style style:name="T6913" style:parent-style-name="Policepardéfaut" style:family="text">
      <style:text-properties style:language-asian="fr" style:country-asian="FR"/>
    </style:style>
    <style:style style:name="T6914" style:parent-style-name="Policepardéfaut" style:family="text">
      <style:text-properties style:language-asian="fr" style:country-asian="FR"/>
    </style:style>
    <style:style style:name="T6915" style:parent-style-name="Policepardéfaut" style:family="text">
      <style:text-properties style:language-asian="fr" style:country-asian="FR"/>
    </style:style>
    <style:style style:name="T6916" style:parent-style-name="Policepardéfaut" style:family="text">
      <style:text-properties style:language-asian="fr" style:country-asian="FR"/>
    </style:style>
    <style:style style:name="T6917" style:parent-style-name="Policepardéfaut" style:family="text">
      <style:text-properties style:language-asian="fr" style:country-asian="FR"/>
    </style:style>
    <style:style style:name="T6918" style:parent-style-name="Policepardéfaut" style:family="text">
      <style:text-properties style:language-asian="fr" style:country-asian="FR"/>
    </style:style>
    <style:style style:name="T6919" style:parent-style-name="Policepardéfaut" style:family="text">
      <style:text-properties style:language-asian="fr" style:country-asian="FR"/>
    </style:style>
    <style:style style:name="T6920" style:parent-style-name="Policepardéfaut" style:family="text">
      <style:text-properties style:language-asian="fr" style:country-asian="FR"/>
    </style:style>
    <style:style style:name="T6921" style:parent-style-name="Policepardéfaut" style:family="text">
      <style:text-properties style:language-asian="fr" style:country-asian="FR"/>
    </style:style>
    <style:style style:name="T6922" style:parent-style-name="Policepardéfaut" style:family="text">
      <style:text-properties style:language-asian="fr" style:country-asian="FR"/>
    </style:style>
    <style:style style:name="T6923" style:parent-style-name="Policepardéfaut" style:family="text">
      <style:text-properties style:language-asian="fr" style:country-asian="FR"/>
    </style:style>
    <style:style style:name="T6924" style:parent-style-name="Policepardéfaut" style:family="text">
      <style:text-properties style:language-asian="fr" style:country-asian="FR"/>
    </style:style>
    <style:style style:name="T6925" style:parent-style-name="Policepardéfaut" style:family="text">
      <style:text-properties style:language-asian="fr" style:country-asian="FR"/>
    </style:style>
    <style:style style:name="T6926" style:parent-style-name="Policepardéfaut" style:family="text">
      <style:text-properties style:language-asian="fr" style:country-asian="FR"/>
    </style:style>
    <style:style style:name="T6927" style:parent-style-name="Policepardéfaut" style:family="text">
      <style:text-properties style:language-asian="fr" style:country-asian="FR"/>
    </style:style>
    <style:style style:name="T6928" style:parent-style-name="Policepardéfaut" style:family="text">
      <style:text-properties style:language-asian="fr" style:country-asian="FR"/>
    </style:style>
    <style:style style:name="T6929" style:parent-style-name="Policepardéfaut" style:family="text">
      <style:text-properties style:language-asian="fr" style:country-asian="FR"/>
    </style:style>
    <style:style style:name="T6930" style:parent-style-name="Policepardéfaut" style:family="text">
      <style:text-properties style:language-asian="fr" style:country-asian="FR"/>
    </style:style>
    <style:style style:name="T6931" style:parent-style-name="Policepardéfaut" style:family="text">
      <style:text-properties style:language-asian="fr" style:country-asian="FR"/>
    </style:style>
    <style:style style:name="T6932" style:parent-style-name="Policepardéfaut" style:family="text">
      <style:text-properties style:language-asian="fr" style:country-asian="FR"/>
    </style:style>
    <style:style style:name="T6933" style:parent-style-name="Policepardéfaut" style:family="text">
      <style:text-properties style:language-asian="fr" style:country-asian="FR"/>
    </style:style>
    <style:style style:name="T6934" style:parent-style-name="Policepardéfaut" style:family="text">
      <style:text-properties style:language-asian="fr" style:country-asian="FR"/>
    </style:style>
    <style:style style:name="T6935" style:parent-style-name="Policepardéfaut" style:family="text">
      <style:text-properties style:language-asian="fr" style:country-asian="FR"/>
    </style:style>
    <style:style style:name="T6936" style:parent-style-name="Policepardéfaut" style:family="text">
      <style:text-properties style:language-asian="fr" style:country-asian="FR"/>
    </style:style>
    <style:style style:name="T6937" style:parent-style-name="Policepardéfaut" style:family="text">
      <style:text-properties style:language-asian="fr" style:country-asian="FR"/>
    </style:style>
    <style:style style:name="T6938" style:parent-style-name="Policepardéfaut" style:family="text">
      <style:text-properties style:language-asian="fr" style:country-asian="FR"/>
    </style:style>
    <style:style style:name="T6939" style:parent-style-name="Policepardéfaut" style:family="text">
      <style:text-properties style:language-asian="fr" style:country-asian="FR"/>
    </style:style>
    <style:style style:name="T6940" style:parent-style-name="Policepardéfaut" style:family="text">
      <style:text-properties style:language-asian="fr" style:country-asian="FR"/>
    </style:style>
    <style:style style:name="T6941" style:parent-style-name="Policepardéfaut" style:family="text">
      <style:text-properties style:language-asian="fr" style:country-asian="FR"/>
    </style:style>
    <style:style style:name="T6942" style:parent-style-name="Policepardéfaut" style:family="text">
      <style:text-properties style:language-asian="fr" style:country-asian="FR"/>
    </style:style>
    <style:style style:name="T6943" style:parent-style-name="Policepardéfaut" style:family="text">
      <style:text-properties style:language-asian="fr" style:country-asian="FR"/>
    </style:style>
    <style:style style:name="T6944" style:parent-style-name="Policepardéfaut" style:family="text">
      <style:text-properties style:language-asian="fr" style:country-asian="FR"/>
    </style:style>
    <style:style style:name="T6945" style:parent-style-name="Policepardéfaut" style:family="text">
      <style:text-properties style:language-asian="fr" style:country-asian="FR"/>
    </style:style>
    <style:style style:name="T6946" style:parent-style-name="Policepardéfaut" style:family="text">
      <style:text-properties style:language-asian="fr" style:country-asian="FR"/>
    </style:style>
    <style:style style:name="T6947" style:parent-style-name="Policepardéfaut" style:family="text">
      <style:text-properties style:language-asian="fr" style:country-asian="FR"/>
    </style:style>
    <style:style style:name="T6948" style:parent-style-name="Policepardéfaut" style:family="text">
      <style:text-properties style:language-asian="fr" style:country-asian="FR"/>
    </style:style>
    <style:style style:name="T6949" style:parent-style-name="Policepardéfaut" style:family="text">
      <style:text-properties style:language-asian="fr" style:country-asian="FR"/>
    </style:style>
    <style:style style:name="T6950" style:parent-style-name="Policepardéfaut" style:family="text">
      <style:text-properties style:language-asian="fr" style:country-asian="FR"/>
    </style:style>
    <style:style style:name="T6951" style:parent-style-name="Policepardéfaut" style:family="text">
      <style:text-properties style:language-asian="fr" style:country-asian="FR"/>
    </style:style>
    <style:style style:name="T6952" style:parent-style-name="Policepardéfaut" style:family="text">
      <style:text-properties style:language-asian="fr" style:country-asian="FR"/>
    </style:style>
    <style:style style:name="T6953" style:parent-style-name="Policepardéfaut" style:family="text">
      <style:text-properties style:language-asian="fr" style:country-asian="FR"/>
    </style:style>
    <style:style style:name="T6954" style:parent-style-name="Policepardéfaut" style:family="text">
      <style:text-properties style:language-asian="fr" style:country-asian="FR"/>
    </style:style>
    <style:style style:name="T6955" style:parent-style-name="Policepardéfaut" style:family="text">
      <style:text-properties style:language-asian="fr" style:country-asian="FR"/>
    </style:style>
    <style:style style:name="T6956" style:parent-style-name="Policepardéfaut" style:family="text">
      <style:text-properties style:language-asian="fr" style:country-asian="FR"/>
    </style:style>
    <style:style style:name="T6957" style:parent-style-name="Policepardéfaut" style:family="text">
      <style:text-properties style:language-asian="fr" style:country-asian="FR"/>
    </style:style>
    <style:style style:name="T6958" style:parent-style-name="Policepardéfaut" style:family="text">
      <style:text-properties style:language-asian="fr" style:country-asian="FR"/>
    </style:style>
    <style:style style:name="T6959" style:parent-style-name="Policepardéfaut" style:family="text">
      <style:text-properties style:language-asian="fr" style:country-asian="FR"/>
    </style:style>
    <style:style style:name="T6960" style:parent-style-name="Policepardéfaut" style:family="text">
      <style:text-properties style:language-asian="fr" style:country-asian="FR"/>
    </style:style>
    <style:style style:name="T6961" style:parent-style-name="Policepardéfaut" style:family="text">
      <style:text-properties style:language-asian="fr" style:country-asian="FR"/>
    </style:style>
    <style:style style:name="T6962" style:parent-style-name="Policepardéfaut" style:family="text">
      <style:text-properties style:language-asian="fr" style:country-asian="FR"/>
    </style:style>
    <style:style style:name="T6963" style:parent-style-name="Policepardéfaut" style:family="text">
      <style:text-properties style:language-asian="fr" style:country-asian="FR"/>
    </style:style>
    <style:style style:name="T6964" style:parent-style-name="Policepardéfaut" style:family="text">
      <style:text-properties style:language-asian="fr" style:country-asian="FR"/>
    </style:style>
    <style:style style:name="T6965" style:parent-style-name="Policepardéfaut" style:family="text">
      <style:text-properties style:language-asian="fr" style:country-asian="FR"/>
    </style:style>
    <style:style style:name="T6966" style:parent-style-name="Policepardéfaut" style:family="text">
      <style:text-properties style:language-asian="fr" style:country-asian="FR"/>
    </style:style>
    <style:style style:name="T6967" style:parent-style-name="Policepardéfaut" style:family="text">
      <style:text-properties style:language-asian="fr" style:country-asian="FR"/>
    </style:style>
    <style:style style:name="T6968" style:parent-style-name="Policepardéfaut" style:family="text">
      <style:text-properties style:language-asian="fr" style:country-asian="FR"/>
    </style:style>
    <style:style style:name="T6969" style:parent-style-name="Policepardéfaut" style:family="text">
      <style:text-properties style:language-asian="fr" style:country-asian="FR"/>
    </style:style>
    <style:style style:name="T6970" style:parent-style-name="Policepardéfaut" style:family="text">
      <style:text-properties style:language-asian="fr" style:country-asian="FR"/>
    </style:style>
    <style:style style:name="T6971" style:parent-style-name="Policepardéfaut" style:family="text">
      <style:text-properties style:language-asian="fr" style:country-asian="FR"/>
    </style:style>
    <style:style style:name="T6972" style:parent-style-name="Policepardéfaut" style:family="text">
      <style:text-properties style:language-asian="fr" style:country-asian="FR"/>
    </style:style>
    <style:style style:name="T6973" style:parent-style-name="Policepardéfaut" style:family="text">
      <style:text-properties style:language-asian="fr" style:country-asian="FR"/>
    </style:style>
    <style:style style:name="T6974" style:parent-style-name="Policepardéfaut" style:family="text">
      <style:text-properties style:language-asian="fr" style:country-asian="FR"/>
    </style:style>
    <style:style style:name="T6975" style:parent-style-name="Policepardéfaut" style:family="text">
      <style:text-properties style:language-asian="fr" style:country-asian="FR"/>
    </style:style>
    <style:style style:name="T6976" style:parent-style-name="Policepardéfaut" style:family="text">
      <style:text-properties style:language-asian="fr" style:country-asian="FR"/>
    </style:style>
    <style:style style:name="T6977" style:parent-style-name="Policepardéfaut" style:family="text">
      <style:text-properties style:language-asian="fr" style:country-asian="FR"/>
    </style:style>
    <style:style style:name="T6978" style:parent-style-name="Policepardéfaut" style:family="text">
      <style:text-properties style:language-asian="fr" style:country-asian="FR"/>
    </style:style>
    <style:style style:name="T6979" style:parent-style-name="Policepardéfaut" style:family="text">
      <style:text-properties style:language-asian="fr" style:country-asian="FR"/>
    </style:style>
    <style:style style:name="T6980" style:parent-style-name="Policepardéfaut" style:family="text">
      <style:text-properties style:language-asian="fr" style:country-asian="FR"/>
    </style:style>
    <style:style style:name="T6981" style:parent-style-name="Policepardéfaut" style:family="text">
      <style:text-properties style:language-asian="fr" style:country-asian="FR"/>
    </style:style>
    <style:style style:name="T6982" style:parent-style-name="Policepardéfaut" style:family="text">
      <style:text-properties style:language-asian="fr" style:country-asian="FR"/>
    </style:style>
    <style:style style:name="T6983" style:parent-style-name="Policepardéfaut" style:family="text">
      <style:text-properties style:language-asian="fr" style:country-asian="FR"/>
    </style:style>
    <style:style style:name="T6984" style:parent-style-name="Policepardéfaut" style:family="text">
      <style:text-properties style:language-asian="fr" style:country-asian="FR"/>
    </style:style>
    <style:style style:name="T6985" style:parent-style-name="Policepardéfaut" style:family="text">
      <style:text-properties style:language-asian="fr" style:country-asian="FR"/>
    </style:style>
    <style:style style:name="T6986" style:parent-style-name="Policepardéfaut" style:family="text">
      <style:text-properties style:language-asian="fr" style:country-asian="FR"/>
    </style:style>
    <style:style style:name="T6987" style:parent-style-name="Policepardéfaut" style:family="text">
      <style:text-properties style:language-asian="fr" style:country-asian="FR"/>
    </style:style>
    <style:style style:name="T6988" style:parent-style-name="Policepardéfaut" style:family="text">
      <style:text-properties style:language-asian="fr" style:country-asian="FR"/>
    </style:style>
    <style:style style:name="T6989" style:parent-style-name="Policepardéfaut" style:family="text">
      <style:text-properties style:language-asian="fr" style:country-asian="FR"/>
    </style:style>
    <style:style style:name="T6990" style:parent-style-name="Policepardéfaut" style:family="text">
      <style:text-properties style:language-asian="fr" style:country-asian="FR"/>
    </style:style>
    <style:style style:name="T6991" style:parent-style-name="Policepardéfaut" style:family="text">
      <style:text-properties style:language-asian="fr" style:country-asian="FR"/>
    </style:style>
    <style:style style:name="T6992" style:parent-style-name="Policepardéfaut" style:family="text">
      <style:text-properties style:language-asian="fr" style:country-asian="FR"/>
    </style:style>
    <style:style style:name="T6993" style:parent-style-name="Policepardéfaut" style:family="text">
      <style:text-properties style:language-asian="fr" style:country-asian="FR"/>
    </style:style>
    <style:style style:name="T6994" style:parent-style-name="Policepardéfaut" style:family="text">
      <style:text-properties style:language-asian="fr" style:country-asian="FR"/>
    </style:style>
    <style:style style:name="T6995" style:parent-style-name="Policepardéfaut" style:family="text">
      <style:text-properties style:language-asian="fr" style:country-asian="FR"/>
    </style:style>
    <style:style style:name="T6996" style:parent-style-name="Policepardéfaut" style:family="text">
      <style:text-properties style:language-asian="fr" style:country-asian="FR"/>
    </style:style>
    <style:style style:name="T6997" style:parent-style-name="Policepardéfaut" style:family="text">
      <style:text-properties style:language-asian="fr" style:country-asian="FR"/>
    </style:style>
    <style:style style:name="T6998" style:parent-style-name="Policepardéfaut" style:family="text">
      <style:text-properties style:language-asian="fr" style:country-asian="FR"/>
    </style:style>
    <style:style style:name="T6999" style:parent-style-name="Policepardéfaut" style:family="text">
      <style:text-properties style:language-asian="fr" style:country-asian="FR"/>
    </style:style>
    <style:style style:name="T7000" style:parent-style-name="Policepardéfaut" style:family="text">
      <style:text-properties style:language-asian="fr" style:country-asian="FR"/>
    </style:style>
    <style:style style:name="T7001" style:parent-style-name="Policepardéfaut" style:family="text">
      <style:text-properties style:language-asian="fr" style:country-asian="FR"/>
    </style:style>
    <style:style style:name="T7002" style:parent-style-name="Policepardéfaut" style:family="text">
      <style:text-properties style:language-asian="fr" style:country-asian="FR"/>
    </style:style>
    <style:style style:name="T7003" style:parent-style-name="Policepardéfaut" style:family="text">
      <style:text-properties style:language-asian="fr" style:country-asian="FR"/>
    </style:style>
    <style:style style:name="T7004" style:parent-style-name="Policepardéfaut" style:family="text">
      <style:text-properties style:language-asian="fr" style:country-asian="FR"/>
    </style:style>
    <style:style style:name="T7005" style:parent-style-name="Policepardéfaut" style:family="text">
      <style:text-properties style:language-asian="fr" style:country-asian="FR"/>
    </style:style>
    <style:style style:name="T7006" style:parent-style-name="Policepardéfaut" style:family="text">
      <style:text-properties style:language-asian="fr" style:country-asian="FR"/>
    </style:style>
    <style:style style:name="T7007" style:parent-style-name="Policepardéfaut" style:family="text">
      <style:text-properties style:language-asian="fr" style:country-asian="FR"/>
    </style:style>
    <style:style style:name="T7008" style:parent-style-name="Policepardéfaut" style:family="text">
      <style:text-properties style:language-asian="fr" style:country-asian="FR"/>
    </style:style>
    <style:style style:name="T7009" style:parent-style-name="Policepardéfaut" style:family="text">
      <style:text-properties style:language-asian="fr" style:country-asian="FR"/>
    </style:style>
    <style:style style:name="T7010" style:parent-style-name="Policepardéfaut" style:family="text">
      <style:text-properties style:language-asian="fr" style:country-asian="FR"/>
    </style:style>
    <style:style style:name="T7011" style:parent-style-name="Policepardéfaut" style:family="text">
      <style:text-properties style:language-asian="fr" style:country-asian="FR"/>
    </style:style>
    <style:style style:name="T7012" style:parent-style-name="Policepardéfaut" style:family="text">
      <style:text-properties style:language-asian="fr" style:country-asian="FR"/>
    </style:style>
    <style:style style:name="T7013" style:parent-style-name="Policepardéfaut" style:family="text">
      <style:text-properties style:language-asian="fr" style:country-asian="FR"/>
    </style:style>
    <style:style style:name="T7014" style:parent-style-name="Policepardéfaut" style:family="text">
      <style:text-properties style:language-asian="fr" style:country-asian="FR"/>
    </style:style>
    <style:style style:name="T7015" style:parent-style-name="Policepardéfaut" style:family="text">
      <style:text-properties style:language-asian="fr" style:country-asian="FR"/>
    </style:style>
    <style:style style:name="T7016" style:parent-style-name="Policepardéfaut" style:family="text">
      <style:text-properties style:language-asian="fr" style:country-asian="FR"/>
    </style:style>
    <style:style style:name="T7017" style:parent-style-name="Policepardéfaut" style:family="text">
      <style:text-properties style:language-asian="fr" style:country-asian="FR"/>
    </style:style>
    <style:style style:name="T7018" style:parent-style-name="Policepardéfaut" style:family="text">
      <style:text-properties style:language-asian="fr" style:country-asian="FR"/>
    </style:style>
    <style:style style:name="T7019" style:parent-style-name="Policepardéfaut" style:family="text">
      <style:text-properties style:language-asian="fr" style:country-asian="FR"/>
    </style:style>
    <style:style style:name="T7020" style:parent-style-name="Policepardéfaut" style:family="text">
      <style:text-properties style:language-asian="fr" style:country-asian="FR"/>
    </style:style>
    <style:style style:name="T7021" style:parent-style-name="Policepardéfaut" style:family="text">
      <style:text-properties style:language-asian="fr" style:country-asian="FR"/>
    </style:style>
    <style:style style:name="T7022" style:parent-style-name="Policepardéfaut" style:family="text">
      <style:text-properties style:language-asian="fr" style:country-asian="FR"/>
    </style:style>
    <style:style style:name="T7023" style:parent-style-name="Policepardéfaut" style:family="text">
      <style:text-properties style:language-asian="fr" style:country-asian="FR"/>
    </style:style>
    <style:style style:name="T7024" style:parent-style-name="Policepardéfaut" style:family="text">
      <style:text-properties style:language-asian="fr" style:country-asian="FR"/>
    </style:style>
    <style:style style:name="T7025" style:parent-style-name="Policepardéfaut" style:family="text">
      <style:text-properties style:language-asian="fr" style:country-asian="FR"/>
    </style:style>
    <style:style style:name="T7026" style:parent-style-name="Policepardéfaut" style:family="text">
      <style:text-properties style:language-asian="fr" style:country-asian="FR"/>
    </style:style>
    <style:style style:name="T7027" style:parent-style-name="Policepardéfaut" style:family="text">
      <style:text-properties style:language-asian="fr" style:country-asian="FR"/>
    </style:style>
    <style:style style:name="T7028" style:parent-style-name="Policepardéfaut" style:family="text">
      <style:text-properties style:language-asian="fr" style:country-asian="FR"/>
    </style:style>
    <style:style style:name="T7029" style:parent-style-name="Policepardéfaut" style:family="text">
      <style:text-properties style:language-asian="fr" style:country-asian="FR"/>
    </style:style>
    <style:style style:name="T7030" style:parent-style-name="Policepardéfaut" style:family="text">
      <style:text-properties style:language-asian="fr" style:country-asian="FR"/>
    </style:style>
    <style:style style:name="T7031" style:parent-style-name="Policepardéfaut" style:family="text">
      <style:text-properties style:language-asian="fr" style:country-asian="FR"/>
    </style:style>
    <style:style style:name="T7032" style:parent-style-name="Policepardéfaut" style:family="text">
      <style:text-properties style:language-asian="fr" style:country-asian="FR"/>
    </style:style>
    <style:style style:name="T7033" style:parent-style-name="Policepardéfaut" style:family="text">
      <style:text-properties style:language-asian="fr" style:country-asian="FR"/>
    </style:style>
    <style:style style:name="T7034" style:parent-style-name="Policepardéfaut" style:family="text">
      <style:text-properties style:language-asian="fr" style:country-asian="FR"/>
    </style:style>
    <style:style style:name="T7035" style:parent-style-name="Policepardéfaut" style:family="text">
      <style:text-properties style:language-asian="fr" style:country-asian="FR"/>
    </style:style>
    <style:style style:name="T7036" style:parent-style-name="Policepardéfaut" style:family="text">
      <style:text-properties fo:font-style="italic" style:font-style-asian="italic" style:font-style-complex="italic" style:language-asian="fr" style:country-asian="FR"/>
    </style:style>
    <style:style style:name="T7037" style:parent-style-name="Policepardéfaut" style:family="text">
      <style:text-properties style:font-size-complex="12pt" style:language-asian="fr" style:country-asian="FR"/>
    </style:style>
    <style:style style:name="T7038" style:parent-style-name="Policepardéfaut" style:family="text">
      <style:text-properties style:language-asian="fr" style:country-asian="FR"/>
    </style:style>
    <style:style style:name="T7039" style:parent-style-name="Policepardéfaut" style:family="text">
      <style:text-properties style:language-asian="fr" style:country-asian="FR"/>
    </style:style>
    <style:style style:name="T7040" style:parent-style-name="Policepardéfaut" style:family="text">
      <style:text-properties style:language-asian="fr" style:country-asian="FR"/>
    </style:style>
    <style:style style:name="T7041" style:parent-style-name="Policepardéfaut" style:family="text">
      <style:text-properties style:language-asian="fr" style:country-asian="FR"/>
    </style:style>
    <style:style style:name="T7042" style:parent-style-name="Policepardéfaut" style:family="text">
      <style:text-properties style:language-asian="fr" style:country-asian="FR"/>
    </style:style>
    <style:style style:name="T7043" style:parent-style-name="Policepardéfaut" style:family="text">
      <style:text-properties style:language-asian="fr" style:country-asian="FR"/>
    </style:style>
    <style:style style:name="T7044" style:parent-style-name="Policepardéfaut" style:family="text">
      <style:text-properties style:language-asian="fr" style:country-asian="FR"/>
    </style:style>
    <style:style style:name="T7045" style:parent-style-name="Policepardéfaut" style:family="text">
      <style:text-properties style:language-asian="fr" style:country-asian="FR"/>
    </style:style>
    <style:style style:name="T7046" style:parent-style-name="Policepardéfaut" style:family="text">
      <style:text-properties style:language-asian="fr" style:country-asian="FR"/>
    </style:style>
    <style:style style:name="T7047" style:parent-style-name="Policepardéfaut" style:family="text">
      <style:text-properties style:language-asian="fr" style:country-asian="FR"/>
    </style:style>
    <style:style style:name="T7048" style:parent-style-name="Policepardéfaut" style:family="text">
      <style:text-properties style:language-asian="fr" style:country-asian="FR"/>
    </style:style>
    <style:style style:name="T7049" style:parent-style-name="Policepardéfaut" style:family="text">
      <style:text-properties style:language-asian="fr" style:country-asian="FR"/>
    </style:style>
    <style:style style:name="T7050" style:parent-style-name="Policepardéfaut" style:family="text">
      <style:text-properties style:language-asian="fr" style:country-asian="FR"/>
    </style:style>
    <style:style style:name="T7051" style:parent-style-name="Policepardéfaut" style:family="text">
      <style:text-properties style:language-asian="fr" style:country-asian="FR"/>
    </style:style>
    <style:style style:name="T7052" style:parent-style-name="Policepardéfaut" style:family="text">
      <style:text-properties style:language-asian="fr" style:country-asian="FR"/>
    </style:style>
    <style:style style:name="T7053" style:parent-style-name="Policepardéfaut" style:family="text">
      <style:text-properties style:language-asian="fr" style:country-asian="FR"/>
    </style:style>
    <style:style style:name="T7054" style:parent-style-name="Policepardéfaut" style:family="text">
      <style:text-properties style:language-asian="fr" style:country-asian="FR"/>
    </style:style>
    <style:style style:name="T7055" style:parent-style-name="Policepardéfaut" style:family="text">
      <style:text-properties style:language-asian="fr" style:country-asian="FR"/>
    </style:style>
    <style:style style:name="T7056" style:parent-style-name="Policepardéfaut" style:family="text">
      <style:text-properties style:language-asian="fr" style:country-asian="FR"/>
    </style:style>
    <style:style style:name="T7057" style:parent-style-name="Policepardéfaut" style:family="text">
      <style:text-properties style:language-asian="fr" style:country-asian="FR"/>
    </style:style>
    <style:style style:name="T7058" style:parent-style-name="Policepardéfaut" style:family="text">
      <style:text-properties style:language-asian="fr" style:country-asian="FR"/>
    </style:style>
    <style:style style:name="T7059" style:parent-style-name="Policepardéfaut" style:family="text">
      <style:text-properties style:language-asian="fr" style:country-asian="FR"/>
    </style:style>
    <style:style style:name="T7060" style:parent-style-name="Policepardéfaut" style:family="text">
      <style:text-properties style:language-asian="fr" style:country-asian="FR"/>
    </style:style>
    <style:style style:name="T7061" style:parent-style-name="Policepardéfaut" style:family="text">
      <style:text-properties style:language-asian="fr" style:country-asian="FR"/>
    </style:style>
    <style:style style:name="T7062" style:parent-style-name="Policepardéfaut" style:family="text">
      <style:text-properties style:language-asian="fr" style:country-asian="FR"/>
    </style:style>
    <style:style style:name="T7063" style:parent-style-name="Policepardéfaut" style:family="text">
      <style:text-properties style:language-asian="fr" style:country-asian="FR"/>
    </style:style>
    <style:style style:name="T7064" style:parent-style-name="Policepardéfaut" style:family="text">
      <style:text-properties style:language-asian="fr" style:country-asian="FR"/>
    </style:style>
    <style:style style:name="T7065" style:parent-style-name="Policepardéfaut" style:family="text">
      <style:text-properties style:language-asian="fr" style:country-asian="FR"/>
    </style:style>
    <style:style style:name="T7066" style:parent-style-name="Policepardéfaut" style:family="text">
      <style:text-properties style:language-asian="fr" style:country-asian="FR"/>
    </style:style>
    <style:style style:name="T7067" style:parent-style-name="Policepardéfaut" style:family="text">
      <style:text-properties style:language-asian="fr" style:country-asian="FR"/>
    </style:style>
    <style:style style:name="T7068" style:parent-style-name="Policepardéfaut" style:family="text">
      <style:text-properties style:language-asian="fr" style:country-asian="FR"/>
    </style:style>
    <style:style style:name="T7069" style:parent-style-name="Policepardéfaut" style:family="text">
      <style:text-properties style:language-asian="fr" style:country-asian="FR"/>
    </style:style>
    <style:style style:name="T7070" style:parent-style-name="Policepardéfaut" style:family="text">
      <style:text-properties style:language-asian="fr" style:country-asian="FR"/>
    </style:style>
    <style:style style:name="T7071" style:parent-style-name="Policepardéfaut" style:family="text">
      <style:text-properties style:language-asian="fr" style:country-asian="FR"/>
    </style:style>
    <style:style style:name="T7072" style:parent-style-name="Policepardéfaut" style:family="text">
      <style:text-properties style:language-asian="fr" style:country-asian="FR"/>
    </style:style>
    <style:style style:name="T7073" style:parent-style-name="Policepardéfaut" style:family="text">
      <style:text-properties style:language-asian="fr" style:country-asian="FR"/>
    </style:style>
    <style:style style:name="T7074" style:parent-style-name="Policepardéfaut" style:family="text">
      <style:text-properties style:language-asian="fr" style:country-asian="FR"/>
    </style:style>
    <style:style style:name="T7075" style:parent-style-name="Policepardéfaut" style:family="text">
      <style:text-properties style:language-asian="fr" style:country-asian="FR"/>
    </style:style>
    <style:style style:name="T7076" style:parent-style-name="Policepardéfaut" style:family="text">
      <style:text-properties style:language-asian="fr" style:country-asian="FR"/>
    </style:style>
    <style:style style:name="T7077" style:parent-style-name="Policepardéfaut" style:family="text">
      <style:text-properties style:language-asian="fr" style:country-asian="FR"/>
    </style:style>
    <style:style style:name="T7078" style:parent-style-name="Policepardéfaut" style:family="text">
      <style:text-properties style:language-asian="fr" style:country-asian="FR"/>
    </style:style>
    <style:style style:name="T7079" style:parent-style-name="Policepardéfaut" style:family="text">
      <style:text-properties style:language-asian="fr" style:country-asian="FR"/>
    </style:style>
    <style:style style:name="T7080" style:parent-style-name="Policepardéfaut" style:family="text">
      <style:text-properties style:language-asian="fr" style:country-asian="FR"/>
    </style:style>
    <style:style style:name="T7081" style:parent-style-name="Policepardéfaut" style:family="text">
      <style:text-properties style:language-asian="fr" style:country-asian="FR"/>
    </style:style>
    <style:style style:name="T7082" style:parent-style-name="Policepardéfaut" style:family="text">
      <style:text-properties style:language-asian="fr" style:country-asian="FR"/>
    </style:style>
    <style:style style:name="T7083" style:parent-style-name="Policepardéfaut" style:family="text">
      <style:text-properties style:language-asian="fr" style:country-asian="FR"/>
    </style:style>
    <style:style style:name="T7084" style:parent-style-name="Policepardéfaut" style:family="text">
      <style:text-properties style:language-asian="fr" style:country-asian="FR"/>
    </style:style>
    <style:style style:name="T7085" style:parent-style-name="Policepardéfaut" style:family="text">
      <style:text-properties style:language-asian="fr" style:country-asian="FR"/>
    </style:style>
    <style:style style:name="T7086" style:parent-style-name="Policepardéfaut" style:family="text">
      <style:text-properties style:language-asian="fr" style:country-asian="FR"/>
    </style:style>
    <style:style style:name="T7087" style:parent-style-name="Policepardéfaut" style:family="text">
      <style:text-properties style:language-asian="fr" style:country-asian="FR"/>
    </style:style>
    <style:style style:name="T7088" style:parent-style-name="Policepardéfaut" style:family="text">
      <style:text-properties style:language-asian="fr" style:country-asian="FR"/>
    </style:style>
    <style:style style:name="T7089" style:parent-style-name="Policepardéfaut" style:family="text">
      <style:text-properties style:language-asian="fr" style:country-asian="FR"/>
    </style:style>
    <style:style style:name="T7090" style:parent-style-name="Policepardéfaut" style:family="text">
      <style:text-properties style:language-asian="fr" style:country-asian="FR"/>
    </style:style>
    <style:style style:name="T7091" style:parent-style-name="Policepardéfaut" style:family="text">
      <style:text-properties style:language-asian="fr" style:country-asian="FR"/>
    </style:style>
    <style:style style:name="T7092" style:parent-style-name="Policepardéfaut" style:family="text">
      <style:text-properties style:language-asian="fr" style:country-asian="FR"/>
    </style:style>
    <style:style style:name="T7093" style:parent-style-name="Policepardéfaut" style:family="text">
      <style:text-properties style:language-asian="fr" style:country-asian="FR"/>
    </style:style>
    <style:style style:name="T7094" style:parent-style-name="Policepardéfaut" style:family="text">
      <style:text-properties style:language-asian="fr" style:country-asian="FR"/>
    </style:style>
    <style:style style:name="T7095" style:parent-style-name="Policepardéfaut" style:family="text">
      <style:text-properties style:language-asian="fr" style:country-asian="FR"/>
    </style:style>
    <style:style style:name="T7096" style:parent-style-name="Policepardéfaut" style:family="text">
      <style:text-properties style:language-asian="fr" style:country-asian="FR"/>
    </style:style>
    <style:style style:name="T7097" style:parent-style-name="Policepardéfaut" style:family="text">
      <style:text-properties style:language-asian="fr" style:country-asian="FR"/>
    </style:style>
    <style:style style:name="T7098" style:parent-style-name="Policepardéfaut" style:family="text">
      <style:text-properties style:language-asian="fr" style:country-asian="FR"/>
    </style:style>
    <style:style style:name="T7099" style:parent-style-name="Policepardéfaut" style:family="text">
      <style:text-properties style:language-asian="fr" style:country-asian="FR"/>
    </style:style>
    <style:style style:name="T7100" style:parent-style-name="Policepardéfaut" style:family="text">
      <style:text-properties style:language-asian="fr" style:country-asian="FR"/>
    </style:style>
    <style:style style:name="T7101" style:parent-style-name="Policepardéfaut" style:family="text">
      <style:text-properties style:language-asian="fr" style:country-asian="FR"/>
    </style:style>
    <style:style style:name="T7102" style:parent-style-name="Policepardéfaut" style:family="text">
      <style:text-properties style:language-asian="fr" style:country-asian="FR"/>
    </style:style>
    <style:style style:name="T7103" style:parent-style-name="Policepardéfaut" style:family="text">
      <style:text-properties style:language-asian="fr" style:country-asian="FR"/>
    </style:style>
    <style:style style:name="T7104" style:parent-style-name="Policepardéfaut" style:family="text">
      <style:text-properties style:language-asian="fr" style:country-asian="FR"/>
    </style:style>
    <style:style style:name="T7105" style:parent-style-name="Policepardéfaut" style:family="text">
      <style:text-properties style:language-asian="fr" style:country-asian="FR"/>
    </style:style>
    <style:style style:name="T7106" style:parent-style-name="Policepardéfaut" style:family="text">
      <style:text-properties style:language-asian="fr" style:country-asian="FR"/>
    </style:style>
    <style:style style:name="T7107" style:parent-style-name="Policepardéfaut" style:family="text">
      <style:text-properties style:language-asian="fr" style:country-asian="FR"/>
    </style:style>
    <style:style style:name="T7108" style:parent-style-name="Policepardéfaut" style:family="text">
      <style:text-properties style:font-size-complex="12pt" style:language-asian="fr" style:country-asian="FR"/>
    </style:style>
    <style:style style:name="T7109" style:parent-style-name="Policepardéfaut" style:family="text">
      <style:text-properties style:language-asian="fr" style:country-asian="FR"/>
    </style:style>
    <style:style style:name="T7110" style:parent-style-name="Policepardéfaut" style:family="text">
      <style:text-properties style:language-asian="fr" style:country-asian="FR"/>
    </style:style>
    <style:style style:name="T7111" style:parent-style-name="Policepardéfaut" style:family="text">
      <style:text-properties style:language-asian="fr" style:country-asian="FR"/>
    </style:style>
    <style:style style:name="T7112" style:parent-style-name="Policepardéfaut" style:family="text">
      <style:text-properties style:language-asian="fr" style:country-asian="FR"/>
    </style:style>
    <style:style style:name="T7113" style:parent-style-name="Policepardéfaut" style:family="text">
      <style:text-properties style:language-asian="fr" style:country-asian="FR"/>
    </style:style>
    <style:style style:name="T7114" style:parent-style-name="Policepardéfaut" style:family="text">
      <style:text-properties style:language-asian="fr" style:country-asian="FR"/>
    </style:style>
    <style:style style:name="T7115" style:parent-style-name="Policepardéfaut" style:family="text">
      <style:text-properties style:language-asian="fr" style:country-asian="FR"/>
    </style:style>
    <style:style style:name="T7116" style:parent-style-name="Policepardéfaut" style:family="text">
      <style:text-properties style:language-asian="fr" style:country-asian="FR"/>
    </style:style>
    <style:style style:name="T7117" style:parent-style-name="Policepardéfaut" style:family="text">
      <style:text-properties style:language-asian="fr" style:country-asian="FR"/>
    </style:style>
    <style:style style:name="T7118" style:parent-style-name="Policepardéfaut" style:family="text">
      <style:text-properties style:language-asian="fr" style:country-asian="FR"/>
    </style:style>
    <style:style style:name="T7119" style:parent-style-name="Policepardéfaut" style:family="text">
      <style:text-properties style:language-asian="fr" style:country-asian="FR"/>
    </style:style>
    <style:style style:name="T7120" style:parent-style-name="Policepardéfaut" style:family="text">
      <style:text-properties style:language-asian="fr" style:country-asian="FR"/>
    </style:style>
    <style:style style:name="T7121" style:parent-style-name="Policepardéfaut" style:family="text">
      <style:text-properties style:language-asian="fr" style:country-asian="FR"/>
    </style:style>
    <style:style style:name="T7122" style:parent-style-name="Policepardéfaut" style:family="text">
      <style:text-properties style:language-asian="fr" style:country-asian="FR"/>
    </style:style>
    <style:style style:name="T7123" style:parent-style-name="Policepardéfaut" style:family="text">
      <style:text-properties style:language-asian="fr" style:country-asian="FR"/>
    </style:style>
    <style:style style:name="T7124" style:parent-style-name="Policepardéfaut" style:family="text">
      <style:text-properties style:language-asian="fr" style:country-asian="FR"/>
    </style:style>
    <style:style style:name="T7125" style:parent-style-name="Policepardéfaut" style:family="text">
      <style:text-properties style:language-asian="fr" style:country-asian="FR"/>
    </style:style>
    <style:style style:name="T7126" style:parent-style-name="Policepardéfaut" style:family="text">
      <style:text-properties style:language-asian="fr" style:country-asian="FR"/>
    </style:style>
    <style:style style:name="T7127" style:parent-style-name="Policepardéfaut" style:family="text">
      <style:text-properties style:language-asian="fr" style:country-asian="FR"/>
    </style:style>
    <style:style style:name="T7128" style:parent-style-name="Policepardéfaut" style:family="text">
      <style:text-properties style:language-asian="fr" style:country-asian="FR"/>
    </style:style>
    <style:style style:name="T7129" style:parent-style-name="Policepardéfaut" style:family="text">
      <style:text-properties style:language-asian="fr" style:country-asian="FR"/>
    </style:style>
    <style:style style:name="T7130" style:parent-style-name="Policepardéfaut" style:family="text">
      <style:text-properties style:language-asian="fr" style:country-asian="FR"/>
    </style:style>
    <style:style style:name="T7131" style:parent-style-name="Policepardéfaut" style:family="text">
      <style:text-properties style:language-asian="fr" style:country-asian="FR"/>
    </style:style>
    <style:style style:name="T7132" style:parent-style-name="Policepardéfaut" style:family="text">
      <style:text-properties style:language-asian="fr" style:country-asian="FR"/>
    </style:style>
    <style:style style:name="T7133" style:parent-style-name="Policepardéfaut" style:family="text">
      <style:text-properties style:language-asian="fr" style:country-asian="FR"/>
    </style:style>
    <style:style style:name="T7134" style:parent-style-name="Policepardéfaut" style:family="text">
      <style:text-properties style:language-asian="fr" style:country-asian="FR"/>
    </style:style>
    <style:style style:name="T7135" style:parent-style-name="Policepardéfaut" style:family="text">
      <style:text-properties style:language-asian="fr" style:country-asian="FR"/>
    </style:style>
    <style:style style:name="T7136" style:parent-style-name="Policepardéfaut" style:family="text">
      <style:text-properties style:language-asian="fr" style:country-asian="FR"/>
    </style:style>
    <style:style style:name="T7137" style:parent-style-name="Policepardéfaut" style:family="text">
      <style:text-properties style:language-asian="fr" style:country-asian="FR"/>
    </style:style>
    <style:style style:name="T7138" style:parent-style-name="Policepardéfaut" style:family="text">
      <style:text-properties style:language-asian="fr" style:country-asian="FR"/>
    </style:style>
    <style:style style:name="T7139" style:parent-style-name="Policepardéfaut" style:family="text">
      <style:text-properties style:language-asian="fr" style:country-asian="FR"/>
    </style:style>
    <style:style style:name="T7140" style:parent-style-name="Policepardéfaut" style:family="text">
      <style:text-properties style:language-asian="fr" style:country-asian="FR"/>
    </style:style>
    <style:style style:name="T7141" style:parent-style-name="Policepardéfaut" style:family="text">
      <style:text-properties style:language-asian="fr" style:country-asian="FR"/>
    </style:style>
    <style:style style:name="T7142" style:parent-style-name="Policepardéfaut" style:family="text">
      <style:text-properties style:language-asian="fr" style:country-asian="FR"/>
    </style:style>
    <style:style style:name="T7143" style:parent-style-name="Policepardéfaut" style:family="text">
      <style:text-properties style:language-asian="fr" style:country-asian="FR"/>
    </style:style>
    <style:style style:name="T7144" style:parent-style-name="Policepardéfaut" style:family="text">
      <style:text-properties style:language-asian="fr" style:country-asian="FR"/>
    </style:style>
    <style:style style:name="T7145" style:parent-style-name="Policepardéfaut" style:family="text">
      <style:text-properties style:language-asian="fr" style:country-asian="FR"/>
    </style:style>
    <style:style style:name="T7146" style:parent-style-name="Policepardéfaut" style:family="text">
      <style:text-properties style:language-asian="fr" style:country-asian="FR"/>
    </style:style>
    <style:style style:name="T7147" style:parent-style-name="Policepardéfaut" style:family="text">
      <style:text-properties style:language-asian="fr" style:country-asian="FR"/>
    </style:style>
    <style:style style:name="T7148" style:parent-style-name="Policepardéfaut" style:family="text">
      <style:text-properties style:language-asian="fr" style:country-asian="FR"/>
    </style:style>
    <style:style style:name="T7149" style:parent-style-name="Policepardéfaut" style:family="text">
      <style:text-properties style:language-asian="fr" style:country-asian="FR"/>
    </style:style>
    <style:style style:name="T7150" style:parent-style-name="Policepardéfaut" style:family="text">
      <style:text-properties style:language-asian="fr" style:country-asian="FR"/>
    </style:style>
    <style:style style:name="T7151" style:parent-style-name="Policepardéfaut" style:family="text">
      <style:text-properties style:language-asian="fr" style:country-asian="FR"/>
    </style:style>
    <style:style style:name="T7152" style:parent-style-name="Policepardéfaut" style:family="text">
      <style:text-properties style:language-asian="fr" style:country-asian="FR"/>
    </style:style>
    <style:style style:name="T7153" style:parent-style-name="Policepardéfaut" style:family="text">
      <style:text-properties style:language-asian="fr" style:country-asian="FR"/>
    </style:style>
    <style:style style:name="T7154" style:parent-style-name="Policepardéfaut" style:family="text">
      <style:text-properties style:language-asian="fr" style:country-asian="FR"/>
    </style:style>
    <style:style style:name="T7155" style:parent-style-name="Policepardéfaut" style:family="text">
      <style:text-properties style:language-asian="fr" style:country-asian="FR"/>
    </style:style>
    <style:style style:name="T7156" style:parent-style-name="Policepardéfaut" style:family="text">
      <style:text-properties style:language-asian="fr" style:country-asian="FR"/>
    </style:style>
    <style:style style:name="T7157" style:parent-style-name="Policepardéfaut" style:family="text">
      <style:text-properties style:language-asian="fr" style:country-asian="FR"/>
    </style:style>
    <style:style style:name="T7158" style:parent-style-name="Policepardéfaut" style:family="text">
      <style:text-properties style:language-asian="fr" style:country-asian="FR"/>
    </style:style>
    <style:style style:name="T7159" style:parent-style-name="Policepardéfaut" style:family="text">
      <style:text-properties style:language-asian="fr" style:country-asian="FR"/>
    </style:style>
    <style:style style:name="T7160" style:parent-style-name="Policepardéfaut" style:family="text">
      <style:text-properties style:language-asian="fr" style:country-asian="FR"/>
    </style:style>
    <style:style style:name="T7161" style:parent-style-name="Policepardéfaut" style:family="text">
      <style:text-properties style:language-asian="fr" style:country-asian="FR"/>
    </style:style>
    <style:style style:name="T7162" style:parent-style-name="Policepardéfaut" style:family="text">
      <style:text-properties style:language-asian="fr" style:country-asian="FR"/>
    </style:style>
    <style:style style:name="T7163" style:parent-style-name="Policepardéfaut" style:family="text">
      <style:text-properties style:language-asian="fr" style:country-asian="FR"/>
    </style:style>
    <style:style style:name="T7164" style:parent-style-name="Policepardéfaut" style:family="text">
      <style:text-properties style:language-asian="fr" style:country-asian="FR"/>
    </style:style>
    <style:style style:name="T7165" style:parent-style-name="Policepardéfaut" style:family="text">
      <style:text-properties style:language-asian="fr" style:country-asian="FR"/>
    </style:style>
    <style:style style:name="T7166" style:parent-style-name="Policepardéfaut" style:family="text">
      <style:text-properties style:language-asian="fr" style:country-asian="FR"/>
    </style:style>
    <style:style style:name="T7167" style:parent-style-name="Policepardéfaut" style:family="text">
      <style:text-properties style:language-asian="fr" style:country-asian="FR"/>
    </style:style>
    <style:style style:name="T7168" style:parent-style-name="Policepardéfaut" style:family="text">
      <style:text-properties style:language-asian="fr" style:country-asian="FR"/>
    </style:style>
    <style:style style:name="T7169" style:parent-style-name="Policepardéfaut" style:family="text">
      <style:text-properties style:language-asian="fr" style:country-asian="FR"/>
    </style:style>
    <style:style style:name="T7170" style:parent-style-name="Policepardéfaut" style:family="text">
      <style:text-properties style:language-asian="fr" style:country-asian="FR"/>
    </style:style>
    <style:style style:name="T7171" style:parent-style-name="Policepardéfaut" style:family="text">
      <style:text-properties style:language-asian="fr" style:country-asian="FR"/>
    </style:style>
    <style:style style:name="T7172" style:parent-style-name="Policepardéfaut" style:family="text">
      <style:text-properties style:language-asian="fr" style:country-asian="FR"/>
    </style:style>
    <style:style style:name="T7173" style:parent-style-name="Policepardéfaut" style:family="text">
      <style:text-properties style:language-asian="fr" style:country-asian="FR"/>
    </style:style>
    <style:style style:name="T7174" style:parent-style-name="Policepardéfaut" style:family="text">
      <style:text-properties style:language-asian="fr" style:country-asian="FR"/>
    </style:style>
    <style:style style:name="T7175" style:parent-style-name="Policepardéfaut" style:family="text">
      <style:text-properties style:language-asian="fr" style:country-asian="FR"/>
    </style:style>
    <style:style style:name="T7176" style:parent-style-name="Policepardéfaut" style:family="text">
      <style:text-properties style:language-asian="fr" style:country-asian="FR"/>
    </style:style>
    <style:style style:name="T7177" style:parent-style-name="Policepardéfaut" style:family="text">
      <style:text-properties style:language-asian="fr" style:country-asian="FR"/>
    </style:style>
    <style:style style:name="T7178" style:parent-style-name="Policepardéfaut" style:family="text">
      <style:text-properties style:language-asian="fr" style:country-asian="FR"/>
    </style:style>
    <style:style style:name="T7179" style:parent-style-name="Policepardéfaut" style:family="text">
      <style:text-properties style:font-style-complex="italic" style:language-asian="fr" style:country-asian="FR"/>
    </style:style>
    <style:style style:name="T7180" style:parent-style-name="Policepardéfaut" style:family="text">
      <style:text-properties style:font-size-complex="12pt" style:language-asian="fr" style:country-asian="FR"/>
    </style:style>
    <style:style style:name="T7181" style:parent-style-name="Policepardéfaut" style:family="text">
      <style:text-properties style:language-asian="fr" style:country-asian="FR"/>
    </style:style>
    <style:style style:name="T7182" style:parent-style-name="Policepardéfaut" style:family="text">
      <style:text-properties style:language-asian="fr" style:country-asian="FR"/>
    </style:style>
    <style:style style:name="T7183" style:parent-style-name="Policepardéfaut" style:family="text">
      <style:text-properties style:language-asian="fr" style:country-asian="FR"/>
    </style:style>
    <style:style style:name="T7184" style:parent-style-name="Policepardéfaut" style:family="text">
      <style:text-properties style:language-asian="fr" style:country-asian="FR"/>
    </style:style>
    <style:style style:name="T7185" style:parent-style-name="Policepardéfaut" style:family="text">
      <style:text-properties style:language-asian="fr" style:country-asian="FR"/>
    </style:style>
    <style:style style:name="T7186" style:parent-style-name="Policepardéfaut" style:family="text">
      <style:text-properties style:language-asian="fr" style:country-asian="FR"/>
    </style:style>
    <style:style style:name="T7187" style:parent-style-name="Policepardéfaut" style:family="text">
      <style:text-properties style:language-asian="fr" style:country-asian="FR"/>
    </style:style>
    <style:style style:name="T7188" style:parent-style-name="Policepardéfaut" style:family="text">
      <style:text-properties style:language-asian="fr" style:country-asian="FR"/>
    </style:style>
    <style:style style:name="T7189" style:parent-style-name="Policepardéfaut" style:family="text">
      <style:text-properties style:language-asian="fr" style:country-asian="FR"/>
    </style:style>
    <style:style style:name="T7190" style:parent-style-name="Policepardéfaut" style:family="text">
      <style:text-properties style:language-asian="fr" style:country-asian="FR"/>
    </style:style>
    <style:style style:name="T7191" style:parent-style-name="Policepardéfaut" style:family="text">
      <style:text-properties style:language-asian="fr" style:country-asian="FR"/>
    </style:style>
    <style:style style:name="T7192" style:parent-style-name="Policepardéfaut" style:family="text">
      <style:text-properties style:language-asian="fr" style:country-asian="FR"/>
    </style:style>
    <style:style style:name="T7193" style:parent-style-name="Policepardéfaut" style:family="text">
      <style:text-properties style:language-asian="fr" style:country-asian="FR"/>
    </style:style>
    <style:style style:name="T7194" style:parent-style-name="Policepardéfaut" style:family="text">
      <style:text-properties style:language-asian="fr" style:country-asian="FR"/>
    </style:style>
    <style:style style:name="T7195" style:parent-style-name="Policepardéfaut" style:family="text">
      <style:text-properties style:language-asian="fr" style:country-asian="FR"/>
    </style:style>
    <style:style style:name="T7196" style:parent-style-name="Policepardéfaut" style:family="text">
      <style:text-properties style:language-asian="fr" style:country-asian="FR"/>
    </style:style>
    <style:style style:name="T7197" style:parent-style-name="Policepardéfaut" style:family="text">
      <style:text-properties style:language-asian="fr" style:country-asian="FR"/>
    </style:style>
    <style:style style:name="T7198" style:parent-style-name="Policepardéfaut" style:family="text">
      <style:text-properties style:language-asian="fr" style:country-asian="FR"/>
    </style:style>
    <style:style style:name="T7199" style:parent-style-name="Policepardéfaut" style:family="text">
      <style:text-properties style:language-asian="fr" style:country-asian="FR"/>
    </style:style>
    <style:style style:name="T7200" style:parent-style-name="Policepardéfaut" style:family="text">
      <style:text-properties style:language-asian="fr" style:country-asian="FR"/>
    </style:style>
    <style:style style:name="T7201" style:parent-style-name="Policepardéfaut" style:family="text">
      <style:text-properties style:language-asian="fr" style:country-asian="FR"/>
    </style:style>
    <style:style style:name="T7202" style:parent-style-name="Policepardéfaut" style:family="text">
      <style:text-properties style:language-asian="fr" style:country-asian="FR"/>
    </style:style>
    <style:style style:name="T7203" style:parent-style-name="Policepardéfaut" style:family="text">
      <style:text-properties style:language-asian="fr" style:country-asian="FR"/>
    </style:style>
    <style:style style:name="T7204" style:parent-style-name="Policepardéfaut" style:family="text">
      <style:text-properties style:language-asian="fr" style:country-asian="FR"/>
    </style:style>
    <style:style style:name="T7205" style:parent-style-name="Policepardéfaut" style:family="text">
      <style:text-properties style:language-asian="fr" style:country-asian="FR"/>
    </style:style>
    <style:style style:name="T7206" style:parent-style-name="Policepardéfaut" style:family="text">
      <style:text-properties style:language-asian="fr" style:country-asian="FR"/>
    </style:style>
    <style:style style:name="T7207" style:parent-style-name="Policepardéfaut" style:family="text">
      <style:text-properties style:language-asian="fr" style:country-asian="FR"/>
    </style:style>
    <style:style style:name="T7208" style:parent-style-name="Policepardéfaut" style:family="text">
      <style:text-properties style:language-asian="fr" style:country-asian="FR"/>
    </style:style>
    <style:style style:name="T7209" style:parent-style-name="Policepardéfaut" style:family="text">
      <style:text-properties style:language-asian="fr" style:country-asian="FR"/>
    </style:style>
    <style:style style:name="T7210" style:parent-style-name="Policepardéfaut" style:family="text">
      <style:text-properties style:language-asian="fr" style:country-asian="FR"/>
    </style:style>
    <style:style style:name="T7211" style:parent-style-name="Policepardéfaut" style:family="text">
      <style:text-properties style:language-asian="fr" style:country-asian="FR"/>
    </style:style>
    <style:style style:name="T7212" style:parent-style-name="Policepardéfaut" style:family="text">
      <style:text-properties style:language-asian="fr" style:country-asian="FR"/>
    </style:style>
    <style:style style:name="T7213" style:parent-style-name="Policepardéfaut" style:family="text">
      <style:text-properties style:language-asian="fr" style:country-asian="FR"/>
    </style:style>
    <style:style style:name="T7214" style:parent-style-name="Policepardéfaut" style:family="text">
      <style:text-properties style:language-asian="fr" style:country-asian="FR"/>
    </style:style>
    <style:style style:name="T7215" style:parent-style-name="Policepardéfaut" style:family="text">
      <style:text-properties style:language-asian="fr" style:country-asian="FR"/>
    </style:style>
    <style:style style:name="T7216" style:parent-style-name="Policepardéfaut" style:family="text">
      <style:text-properties style:language-asian="fr" style:country-asian="FR"/>
    </style:style>
    <style:style style:name="T7217" style:parent-style-name="Policepardéfaut" style:family="text">
      <style:text-properties style:language-asian="fr" style:country-asian="FR"/>
    </style:style>
    <style:style style:name="T7218" style:parent-style-name="Policepardéfaut" style:family="text">
      <style:text-properties style:language-asian="fr" style:country-asian="FR"/>
    </style:style>
    <style:style style:name="T7219" style:parent-style-name="Policepardéfaut" style:family="text">
      <style:text-properties style:language-asian="fr" style:country-asian="FR"/>
    </style:style>
    <style:style style:name="T7220" style:parent-style-name="Policepardéfaut" style:family="text">
      <style:text-properties style:language-asian="fr" style:country-asian="FR"/>
    </style:style>
    <style:style style:name="T7221" style:parent-style-name="Policepardéfaut" style:family="text">
      <style:text-properties style:language-asian="fr" style:country-asian="FR"/>
    </style:style>
    <style:style style:name="T7222" style:parent-style-name="Policepardéfaut" style:family="text">
      <style:text-properties style:language-asian="fr" style:country-asian="FR"/>
    </style:style>
    <style:style style:name="T7223" style:parent-style-name="Policepardéfaut" style:family="text">
      <style:text-properties style:language-asian="fr" style:country-asian="FR"/>
    </style:style>
    <style:style style:name="T7224" style:parent-style-name="Policepardéfaut" style:family="text">
      <style:text-properties style:language-asian="fr" style:country-asian="FR"/>
    </style:style>
    <style:style style:name="T7225" style:parent-style-name="Policepardéfaut" style:family="text">
      <style:text-properties style:language-asian="fr" style:country-asian="FR"/>
    </style:style>
    <style:style style:name="T7226" style:parent-style-name="Policepardéfaut" style:family="text">
      <style:text-properties style:language-asian="fr" style:country-asian="FR"/>
    </style:style>
    <style:style style:name="T7227" style:parent-style-name="Policepardéfaut" style:family="text">
      <style:text-properties style:language-asian="fr" style:country-asian="FR"/>
    </style:style>
    <style:style style:name="T7228" style:parent-style-name="Policepardéfaut" style:family="text">
      <style:text-properties style:language-asian="fr" style:country-asian="FR"/>
    </style:style>
    <style:style style:name="T7229" style:parent-style-name="Policepardéfaut" style:family="text">
      <style:text-properties style:language-asian="fr" style:country-asian="FR"/>
    </style:style>
    <style:style style:name="T7230" style:parent-style-name="Policepardéfaut" style:family="text">
      <style:text-properties style:language-asian="fr" style:country-asian="FR"/>
    </style:style>
    <style:style style:name="T7231" style:parent-style-name="Policepardéfaut" style:family="text">
      <style:text-properties style:language-asian="fr" style:country-asian="FR"/>
    </style:style>
    <style:style style:name="T7232" style:parent-style-name="Policepardéfaut" style:family="text">
      <style:text-properties style:language-asian="fr" style:country-asian="FR"/>
    </style:style>
    <style:style style:name="T7233" style:parent-style-name="Policepardéfaut" style:family="text">
      <style:text-properties style:language-asian="fr" style:country-asian="FR"/>
    </style:style>
    <style:style style:name="T7234" style:parent-style-name="Policepardéfaut" style:family="text">
      <style:text-properties style:language-asian="fr" style:country-asian="FR"/>
    </style:style>
    <style:style style:name="T7235" style:parent-style-name="Policepardéfaut" style:family="text">
      <style:text-properties style:language-asian="fr" style:country-asian="FR"/>
    </style:style>
    <style:style style:name="T7236" style:parent-style-name="Policepardéfaut" style:family="text">
      <style:text-properties style:language-asian="fr" style:country-asian="FR"/>
    </style:style>
    <style:style style:name="T7237" style:parent-style-name="Policepardéfaut" style:family="text">
      <style:text-properties style:language-asian="fr" style:country-asian="FR"/>
    </style:style>
    <style:style style:name="T7238" style:parent-style-name="Policepardéfaut" style:family="text">
      <style:text-properties style:language-asian="fr" style:country-asian="FR"/>
    </style:style>
    <style:style style:name="T7239" style:parent-style-name="Policepardéfaut" style:family="text">
      <style:text-properties style:language-asian="fr" style:country-asian="FR"/>
    </style:style>
    <style:style style:name="T7240" style:parent-style-name="Policepardéfaut" style:family="text">
      <style:text-properties style:language-asian="fr" style:country-asian="FR"/>
    </style:style>
    <style:style style:name="T7241" style:parent-style-name="Policepardéfaut" style:family="text">
      <style:text-properties style:language-asian="fr" style:country-asian="FR"/>
    </style:style>
    <style:style style:name="T7242" style:parent-style-name="Policepardéfaut" style:family="text">
      <style:text-properties style:language-asian="fr" style:country-asian="FR"/>
    </style:style>
    <style:style style:name="T7243" style:parent-style-name="Policepardéfaut" style:family="text">
      <style:text-properties style:language-asian="fr" style:country-asian="FR"/>
    </style:style>
    <style:style style:name="T7244" style:parent-style-name="Policepardéfaut" style:family="text">
      <style:text-properties style:language-asian="fr" style:country-asian="FR"/>
    </style:style>
    <style:style style:name="T7245" style:parent-style-name="Policepardéfaut" style:family="text">
      <style:text-properties style:language-asian="fr" style:country-asian="FR"/>
    </style:style>
    <style:style style:name="T7246" style:parent-style-name="Policepardéfaut" style:family="text">
      <style:text-properties style:language-asian="fr" style:country-asian="FR"/>
    </style:style>
    <style:style style:name="T7247" style:parent-style-name="Policepardéfaut" style:family="text">
      <style:text-properties style:language-asian="fr" style:country-asian="FR"/>
    </style:style>
    <style:style style:name="T7248" style:parent-style-name="Policepardéfaut" style:family="text">
      <style:text-properties style:language-asian="fr" style:country-asian="FR"/>
    </style:style>
    <style:style style:name="T7249" style:parent-style-name="Policepardéfaut" style:family="text">
      <style:text-properties style:language-asian="fr" style:country-asian="FR"/>
    </style:style>
    <style:style style:name="T7250" style:parent-style-name="Policepardéfaut" style:family="text">
      <style:text-properties style:language-asian="fr" style:country-asian="FR"/>
    </style:style>
    <style:style style:name="T7251" style:parent-style-name="Policepardéfaut" style:family="text">
      <style:text-properties style:language-asian="fr" style:country-asian="FR"/>
    </style:style>
    <style:style style:name="T7252" style:parent-style-name="Policepardéfaut" style:family="text">
      <style:text-properties style:language-asian="fr" style:country-asian="FR"/>
    </style:style>
    <style:style style:name="T7253" style:parent-style-name="Policepardéfaut" style:family="text">
      <style:text-properties style:language-asian="fr" style:country-asian="FR"/>
    </style:style>
    <style:style style:name="T7254" style:parent-style-name="Policepardéfaut" style:family="text">
      <style:text-properties style:language-asian="fr" style:country-asian="FR"/>
    </style:style>
    <style:style style:name="T7255" style:parent-style-name="Policepardéfaut" style:family="text">
      <style:text-properties style:language-asian="fr" style:country-asian="FR"/>
    </style:style>
    <style:style style:name="T7256" style:parent-style-name="Policepardéfaut" style:family="text">
      <style:text-properties style:language-asian="fr" style:country-asian="FR"/>
    </style:style>
    <style:style style:name="T7257" style:parent-style-name="Policepardéfaut" style:family="text">
      <style:text-properties style:language-asian="fr" style:country-asian="FR"/>
    </style:style>
    <style:style style:name="T7258" style:parent-style-name="Policepardéfaut" style:family="text">
      <style:text-properties style:language-asian="fr" style:country-asian="FR"/>
    </style:style>
    <style:style style:name="T7259" style:parent-style-name="Policepardéfaut" style:family="text">
      <style:text-properties style:language-asian="fr" style:country-asian="FR"/>
    </style:style>
    <style:style style:name="T7260" style:parent-style-name="Policepardéfaut" style:family="text">
      <style:text-properties style:language-asian="fr" style:country-asian="FR"/>
    </style:style>
    <style:style style:name="T7261" style:parent-style-name="Policepardéfaut" style:family="text">
      <style:text-properties style:language-asian="fr" style:country-asian="FR"/>
    </style:style>
    <style:style style:name="T7262" style:parent-style-name="Policepardéfaut" style:family="text">
      <style:text-properties style:language-asian="fr" style:country-asian="FR"/>
    </style:style>
    <style:style style:name="T7263" style:parent-style-name="Policepardéfaut" style:family="text">
      <style:text-properties style:language-asian="fr" style:country-asian="FR"/>
    </style:style>
    <style:style style:name="T7264" style:parent-style-name="Policepardéfaut" style:family="text">
      <style:text-properties style:language-asian="fr" style:country-asian="FR"/>
    </style:style>
    <style:style style:name="T7265" style:parent-style-name="Policepardéfaut" style:family="text">
      <style:text-properties style:language-asian="fr" style:country-asian="FR"/>
    </style:style>
    <style:style style:name="T7266" style:parent-style-name="Policepardéfaut" style:family="text">
      <style:text-properties style:language-asian="fr" style:country-asian="FR"/>
    </style:style>
    <style:style style:name="T7267" style:parent-style-name="Policepardéfaut" style:family="text">
      <style:text-properties style:language-asian="fr" style:country-asian="FR"/>
    </style:style>
    <style:style style:name="T7268" style:parent-style-name="Policepardéfaut" style:family="text">
      <style:text-properties style:language-asian="fr" style:country-asian="FR"/>
    </style:style>
    <style:style style:name="T7269" style:parent-style-name="Policepardéfaut" style:family="text">
      <style:text-properties style:language-asian="fr" style:country-asian="FR"/>
    </style:style>
    <style:style style:name="T7270" style:parent-style-name="Policepardéfaut" style:family="text">
      <style:text-properties style:language-asian="fr" style:country-asian="FR"/>
    </style:style>
    <style:style style:name="T7271" style:parent-style-name="Policepardéfaut" style:family="text">
      <style:text-properties style:language-asian="fr" style:country-asian="FR"/>
    </style:style>
    <style:style style:name="T7272" style:parent-style-name="Policepardéfaut" style:family="text">
      <style:text-properties style:language-asian="fr" style:country-asian="FR"/>
    </style:style>
    <style:style style:name="T7273" style:parent-style-name="Policepardéfaut" style:family="text">
      <style:text-properties style:language-asian="fr" style:country-asian="FR"/>
    </style:style>
    <style:style style:name="T7274" style:parent-style-name="Policepardéfaut" style:family="text">
      <style:text-properties style:language-asian="fr" style:country-asian="FR"/>
    </style:style>
    <style:style style:name="T7275" style:parent-style-name="Policepardéfaut" style:family="text">
      <style:text-properties style:language-asian="fr" style:country-asian="FR"/>
    </style:style>
    <style:style style:name="T7276" style:parent-style-name="Policepardéfaut" style:family="text">
      <style:text-properties style:language-asian="fr" style:country-asian="FR"/>
    </style:style>
    <style:style style:name="T7277" style:parent-style-name="Policepardéfaut" style:family="text">
      <style:text-properties style:language-asian="fr" style:country-asian="FR"/>
    </style:style>
    <style:style style:name="T7278" style:parent-style-name="Policepardéfaut" style:family="text">
      <style:text-properties style:language-asian="fr" style:country-asian="FR"/>
    </style:style>
    <style:style style:name="T7279" style:parent-style-name="Policepardéfaut" style:family="text">
      <style:text-properties style:language-asian="fr" style:country-asian="FR"/>
    </style:style>
    <style:style style:name="T7280" style:parent-style-name="Policepardéfaut" style:family="text">
      <style:text-properties style:language-asian="fr" style:country-asian="FR"/>
    </style:style>
    <style:style style:name="T7281" style:parent-style-name="Policepardéfaut" style:family="text">
      <style:text-properties style:language-asian="fr" style:country-asian="FR"/>
    </style:style>
    <style:style style:name="T7282" style:parent-style-name="Policepardéfaut" style:family="text">
      <style:text-properties style:language-asian="fr" style:country-asian="FR"/>
    </style:style>
    <style:style style:name="T7283" style:parent-style-name="Policepardéfaut" style:family="text">
      <style:text-properties style:language-asian="fr" style:country-asian="FR"/>
    </style:style>
    <style:style style:name="T7284" style:parent-style-name="Policepardéfaut" style:family="text">
      <style:text-properties style:language-asian="fr" style:country-asian="FR"/>
    </style:style>
    <style:style style:name="T7285" style:parent-style-name="Policepardéfaut" style:family="text">
      <style:text-properties style:language-asian="fr" style:country-asian="FR"/>
    </style:style>
    <style:style style:name="T7286" style:parent-style-name="Policepardéfaut" style:family="text">
      <style:text-properties style:language-asian="fr" style:country-asian="FR"/>
    </style:style>
    <style:style style:name="T7287" style:parent-style-name="Policepardéfaut" style:family="text">
      <style:text-properties style:language-asian="fr" style:country-asian="FR"/>
    </style:style>
    <style:style style:name="T7288" style:parent-style-name="Policepardéfaut" style:family="text">
      <style:text-properties style:language-asian="fr" style:country-asian="FR"/>
    </style:style>
    <style:style style:name="T7289" style:parent-style-name="Policepardéfaut" style:family="text">
      <style:text-properties style:language-asian="fr" style:country-asian="FR"/>
    </style:style>
    <style:style style:name="T7290" style:parent-style-name="Policepardéfaut" style:family="text">
      <style:text-properties style:language-asian="fr" style:country-asian="FR"/>
    </style:style>
    <style:style style:name="T7291" style:parent-style-name="Policepardéfaut" style:family="text">
      <style:text-properties style:language-asian="fr" style:country-asian="FR"/>
    </style:style>
    <style:style style:name="T7292" style:parent-style-name="Policepardéfaut" style:family="text">
      <style:text-properties style:language-asian="fr" style:country-asian="FR"/>
    </style:style>
    <style:style style:name="T7293" style:parent-style-name="Policepardéfaut" style:family="text">
      <style:text-properties style:language-asian="fr" style:country-asian="FR"/>
    </style:style>
    <style:style style:name="T7294" style:parent-style-name="Policepardéfaut" style:family="text">
      <style:text-properties style:language-asian="fr" style:country-asian="FR"/>
    </style:style>
    <style:style style:name="T7295" style:parent-style-name="Policepardéfaut" style:family="text">
      <style:text-properties style:language-asian="fr" style:country-asian="FR"/>
    </style:style>
    <style:style style:name="T7296" style:parent-style-name="Policepardéfaut" style:family="text">
      <style:text-properties style:language-asian="fr" style:country-asian="FR"/>
    </style:style>
    <style:style style:name="T7297" style:parent-style-name="Policepardéfaut" style:family="text">
      <style:text-properties style:language-asian="fr" style:country-asian="FR"/>
    </style:style>
    <style:style style:name="T7298" style:parent-style-name="Policepardéfaut" style:family="text">
      <style:text-properties style:language-asian="fr" style:country-asian="FR"/>
    </style:style>
    <style:style style:name="T7299" style:parent-style-name="Policepardéfaut" style:family="text">
      <style:text-properties style:language-asian="fr" style:country-asian="FR"/>
    </style:style>
    <style:style style:name="T7300" style:parent-style-name="Policepardéfaut" style:family="text">
      <style:text-properties style:language-asian="fr" style:country-asian="FR"/>
    </style:style>
    <style:style style:name="T7301" style:parent-style-name="Policepardéfaut" style:family="text">
      <style:text-properties style:language-asian="fr" style:country-asian="FR"/>
    </style:style>
    <style:style style:name="T7302" style:parent-style-name="Policepardéfaut" style:family="text">
      <style:text-properties style:language-asian="fr" style:country-asian="FR"/>
    </style:style>
    <style:style style:name="T7303" style:parent-style-name="Policepardéfaut" style:family="text">
      <style:text-properties style:language-asian="fr" style:country-asian="FR"/>
    </style:style>
    <style:style style:name="T7304" style:parent-style-name="Policepardéfaut" style:family="text">
      <style:text-properties style:language-asian="fr" style:country-asian="FR"/>
    </style:style>
    <style:style style:name="T7305" style:parent-style-name="Policepardéfaut" style:family="text">
      <style:text-properties style:language-asian="fr" style:country-asian="FR"/>
    </style:style>
    <style:style style:name="T7306" style:parent-style-name="Policepardéfaut" style:family="text">
      <style:text-properties style:language-asian="fr" style:country-asian="FR"/>
    </style:style>
    <style:style style:name="T7307" style:parent-style-name="Policepardéfaut" style:family="text">
      <style:text-properties style:language-asian="fr" style:country-asian="FR"/>
    </style:style>
    <style:style style:name="T7308" style:parent-style-name="Policepardéfaut" style:family="text">
      <style:text-properties style:language-asian="fr" style:country-asian="FR"/>
    </style:style>
    <style:style style:name="T7309" style:parent-style-name="Policepardéfaut" style:family="text">
      <style:text-properties style:language-asian="fr" style:country-asian="FR"/>
    </style:style>
    <style:style style:name="T7310" style:parent-style-name="Policepardéfaut" style:family="text">
      <style:text-properties style:language-asian="fr" style:country-asian="FR"/>
    </style:style>
    <style:style style:name="T7311" style:parent-style-name="Policepardéfaut" style:family="text">
      <style:text-properties style:language-asian="fr" style:country-asian="FR"/>
    </style:style>
    <style:style style:name="T7312" style:parent-style-name="Policepardéfaut" style:family="text">
      <style:text-properties style:language-asian="fr" style:country-asian="FR"/>
    </style:style>
    <style:style style:name="T7313" style:parent-style-name="Policepardéfaut" style:family="text">
      <style:text-properties style:language-asian="fr" style:country-asian="FR"/>
    </style:style>
    <style:style style:name="T7314" style:parent-style-name="Policepardéfaut" style:family="text">
      <style:text-properties style:language-asian="fr" style:country-asian="FR"/>
    </style:style>
    <style:style style:name="T7315" style:parent-style-name="Policepardéfaut" style:family="text">
      <style:text-properties style:language-asian="fr" style:country-asian="FR"/>
    </style:style>
    <style:style style:name="T7316" style:parent-style-name="Policepardéfaut" style:family="text">
      <style:text-properties style:language-asian="fr" style:country-asian="FR"/>
    </style:style>
    <style:style style:name="T7317" style:parent-style-name="Policepardéfaut" style:family="text">
      <style:text-properties style:language-asian="fr" style:country-asian="FR"/>
    </style:style>
    <style:style style:name="T7318" style:parent-style-name="Policepardéfaut" style:family="text">
      <style:text-properties style:language-asian="fr" style:country-asian="FR"/>
    </style:style>
    <style:style style:name="T7319" style:parent-style-name="Policepardéfaut" style:family="text">
      <style:text-properties style:language-asian="fr" style:country-asian="FR"/>
    </style:style>
    <style:style style:name="T7320" style:parent-style-name="Policepardéfaut" style:family="text">
      <style:text-properties style:language-asian="fr" style:country-asian="FR"/>
    </style:style>
    <style:style style:name="T7321" style:parent-style-name="Policepardéfaut" style:family="text">
      <style:text-properties style:language-asian="fr" style:country-asian="FR"/>
    </style:style>
    <style:style style:name="T7322" style:parent-style-name="Policepardéfaut" style:family="text">
      <style:text-properties style:language-asian="fr" style:country-asian="FR"/>
    </style:style>
    <style:style style:name="T7323" style:parent-style-name="Policepardéfaut" style:family="text">
      <style:text-properties style:language-asian="fr" style:country-asian="FR"/>
    </style:style>
    <style:style style:name="T7324" style:parent-style-name="Policepardéfaut" style:family="text">
      <style:text-properties style:language-asian="fr" style:country-asian="FR"/>
    </style:style>
    <style:style style:name="T7325" style:parent-style-name="Policepardéfaut" style:family="text">
      <style:text-properties style:language-asian="fr" style:country-asian="FR"/>
    </style:style>
    <style:style style:name="T7326" style:parent-style-name="Policepardéfaut" style:family="text">
      <style:text-properties style:language-asian="fr" style:country-asian="FR"/>
    </style:style>
    <style:style style:name="T7327" style:parent-style-name="Policepardéfaut" style:family="text">
      <style:text-properties style:language-asian="fr" style:country-asian="FR"/>
    </style:style>
    <style:style style:name="T7328" style:parent-style-name="Policepardéfaut" style:family="text">
      <style:text-properties style:language-asian="fr" style:country-asian="FR"/>
    </style:style>
    <style:style style:name="T7329" style:parent-style-name="Policepardéfaut" style:family="text">
      <style:text-properties style:language-asian="fr" style:country-asian="FR"/>
    </style:style>
    <style:style style:name="T7330" style:parent-style-name="Policepardéfaut" style:family="text">
      <style:text-properties style:language-asian="fr" style:country-asian="FR"/>
    </style:style>
    <style:style style:name="T7331" style:parent-style-name="Policepardéfaut" style:family="text">
      <style:text-properties style:language-asian="fr" style:country-asian="FR"/>
    </style:style>
    <style:style style:name="T7332" style:parent-style-name="Policepardéfaut" style:family="text">
      <style:text-properties style:language-asian="fr" style:country-asian="FR"/>
    </style:style>
    <style:style style:name="T7333" style:parent-style-name="Policepardéfaut" style:family="text">
      <style:text-properties style:language-asian="fr" style:country-asian="FR"/>
    </style:style>
    <style:style style:name="T7334" style:parent-style-name="Policepardéfaut" style:family="text">
      <style:text-properties style:language-asian="fr" style:country-asian="FR"/>
    </style:style>
    <style:style style:name="T7335" style:parent-style-name="Policepardéfaut" style:family="text">
      <style:text-properties style:language-asian="fr" style:country-asian="FR"/>
    </style:style>
    <style:style style:name="T7336" style:parent-style-name="Policepardéfaut" style:family="text">
      <style:text-properties style:language-asian="fr" style:country-asian="FR"/>
    </style:style>
    <style:style style:name="T7337" style:parent-style-name="Policepardéfaut" style:family="text">
      <style:text-properties style:language-asian="fr" style:country-asian="FR"/>
    </style:style>
    <style:style style:name="T7338" style:parent-style-name="Policepardéfaut" style:family="text">
      <style:text-properties style:language-asian="fr" style:country-asian="FR"/>
    </style:style>
    <style:style style:name="T7339" style:parent-style-name="Policepardéfaut" style:family="text">
      <style:text-properties style:language-asian="fr" style:country-asian="FR"/>
    </style:style>
    <style:style style:name="T7340" style:parent-style-name="Policepardéfaut" style:family="text">
      <style:text-properties style:language-asian="fr" style:country-asian="FR"/>
    </style:style>
    <style:style style:name="T7341" style:parent-style-name="Policepardéfaut" style:family="text">
      <style:text-properties style:language-asian="fr" style:country-asian="FR"/>
    </style:style>
    <style:style style:name="T7342" style:parent-style-name="Policepardéfaut" style:family="text">
      <style:text-properties style:language-asian="fr" style:country-asian="FR"/>
    </style:style>
    <style:style style:name="T7343" style:parent-style-name="Policepardéfaut" style:family="text">
      <style:text-properties style:language-asian="fr" style:country-asian="FR"/>
    </style:style>
    <style:style style:name="T7344" style:parent-style-name="Policepardéfaut" style:family="text">
      <style:text-properties style:language-asian="fr" style:country-asian="FR"/>
    </style:style>
    <style:style style:name="T7345" style:parent-style-name="Policepardéfaut" style:family="text">
      <style:text-properties style:language-asian="fr" style:country-asian="FR"/>
    </style:style>
    <style:style style:name="T7346" style:parent-style-name="Policepardéfaut" style:family="text">
      <style:text-properties style:language-asian="fr" style:country-asian="FR"/>
    </style:style>
    <style:style style:name="T7347" style:parent-style-name="Policepardéfaut" style:family="text">
      <style:text-properties style:language-asian="fr" style:country-asian="FR"/>
    </style:style>
    <style:style style:name="T7348" style:parent-style-name="Policepardéfaut" style:family="text">
      <style:text-properties style:language-asian="fr" style:country-asian="FR"/>
    </style:style>
    <style:style style:name="T7349" style:parent-style-name="Policepardéfaut" style:family="text">
      <style:text-properties style:language-asian="fr" style:country-asian="FR"/>
    </style:style>
    <style:style style:name="T7350" style:parent-style-name="Policepardéfaut" style:family="text">
      <style:text-properties style:language-asian="fr" style:country-asian="FR"/>
    </style:style>
    <style:style style:name="T7351" style:parent-style-name="Policepardéfaut" style:family="text">
      <style:text-properties style:language-asian="fr" style:country-asian="FR"/>
    </style:style>
    <style:style style:name="T7352" style:parent-style-name="Policepardéfaut" style:family="text">
      <style:text-properties style:language-asian="fr" style:country-asian="FR"/>
    </style:style>
    <style:style style:name="T7353" style:parent-style-name="Policepardéfaut" style:family="text">
      <style:text-properties style:language-asian="fr" style:country-asian="FR"/>
    </style:style>
    <style:style style:name="T7354" style:parent-style-name="Policepardéfaut" style:family="text">
      <style:text-properties style:language-asian="fr" style:country-asian="FR"/>
    </style:style>
    <style:style style:name="T7355" style:parent-style-name="Policepardéfaut" style:family="text">
      <style:text-properties style:language-asian="fr" style:country-asian="FR"/>
    </style:style>
    <style:style style:name="T7356" style:parent-style-name="Policepardéfaut" style:family="text">
      <style:text-properties style:language-asian="fr" style:country-asian="FR"/>
    </style:style>
    <style:style style:name="T7357" style:parent-style-name="Policepardéfaut" style:family="text">
      <style:text-properties style:language-asian="fr" style:country-asian="FR"/>
    </style:style>
    <style:style style:name="T7358" style:parent-style-name="Policepardéfaut" style:family="text">
      <style:text-properties style:language-asian="fr" style:country-asian="FR"/>
    </style:style>
    <style:style style:name="T7359" style:parent-style-name="Policepardéfaut" style:family="text">
      <style:text-properties style:language-asian="fr" style:country-asian="FR"/>
    </style:style>
    <style:style style:name="T7360" style:parent-style-name="Policepardéfaut" style:family="text">
      <style:text-properties style:language-asian="fr" style:country-asian="FR"/>
    </style:style>
    <style:style style:name="T7361" style:parent-style-name="Policepardéfaut" style:family="text">
      <style:text-properties style:language-asian="fr" style:country-asian="FR"/>
    </style:style>
    <style:style style:name="T7362" style:parent-style-name="Policepardéfaut" style:family="text">
      <style:text-properties style:language-asian="fr" style:country-asian="FR"/>
    </style:style>
    <style:style style:name="T7363" style:parent-style-name="Policepardéfaut" style:family="text">
      <style:text-properties style:language-asian="fr" style:country-asian="FR"/>
    </style:style>
    <style:style style:name="T7364" style:parent-style-name="Policepardéfaut" style:family="text">
      <style:text-properties style:language-asian="fr" style:country-asian="FR"/>
    </style:style>
    <style:style style:name="T7365" style:parent-style-name="Policepardéfaut" style:family="text">
      <style:text-properties style:language-asian="fr" style:country-asian="FR"/>
    </style:style>
    <style:style style:name="T7366" style:parent-style-name="Policepardéfaut" style:family="text">
      <style:text-properties style:language-asian="fr" style:country-asian="FR"/>
    </style:style>
    <style:style style:name="T7367" style:parent-style-name="Policepardéfaut" style:family="text">
      <style:text-properties style:language-asian="fr" style:country-asian="FR"/>
    </style:style>
    <style:style style:name="T7368" style:parent-style-name="Policepardéfaut" style:family="text">
      <style:text-properties style:language-asian="fr" style:country-asian="FR"/>
    </style:style>
    <style:style style:name="T7369" style:parent-style-name="Policepardéfaut" style:family="text">
      <style:text-properties style:language-asian="fr" style:country-asian="FR"/>
    </style:style>
    <style:style style:name="T7370" style:parent-style-name="Policepardéfaut" style:family="text">
      <style:text-properties style:language-asian="fr" style:country-asian="FR"/>
    </style:style>
    <style:style style:name="T7371" style:parent-style-name="Policepardéfaut" style:family="text">
      <style:text-properties style:language-asian="fr" style:country-asian="FR"/>
    </style:style>
    <style:style style:name="T7372" style:parent-style-name="Policepardéfaut" style:family="text">
      <style:text-properties style:language-asian="fr" style:country-asian="FR"/>
    </style:style>
    <style:style style:name="T7373" style:parent-style-name="Policepardéfaut" style:family="text">
      <style:text-properties style:language-asian="fr" style:country-asian="FR"/>
    </style:style>
    <style:style style:name="T7374" style:parent-style-name="Policepardéfaut" style:family="text">
      <style:text-properties style:language-asian="fr" style:country-asian="FR"/>
    </style:style>
    <style:style style:name="T7375" style:parent-style-name="Policepardéfaut" style:family="text">
      <style:text-properties style:language-asian="fr" style:country-asian="FR"/>
    </style:style>
    <style:style style:name="T7376" style:parent-style-name="Policepardéfaut" style:family="text">
      <style:text-properties style:language-asian="fr" style:country-asian="FR"/>
    </style:style>
    <style:style style:name="T7377" style:parent-style-name="Policepardéfaut" style:family="text">
      <style:text-properties style:language-asian="fr" style:country-asian="FR"/>
    </style:style>
    <style:style style:name="T7378" style:parent-style-name="Policepardéfaut" style:family="text">
      <style:text-properties style:language-asian="fr" style:country-asian="FR"/>
    </style:style>
    <style:style style:name="T7379" style:parent-style-name="Policepardéfaut" style:family="text">
      <style:text-properties style:language-asian="fr" style:country-asian="FR"/>
    </style:style>
    <style:style style:name="T7380" style:parent-style-name="Policepardéfaut" style:family="text">
      <style:text-properties style:language-asian="fr" style:country-asian="FR"/>
    </style:style>
    <style:style style:name="T7381" style:parent-style-name="Policepardéfaut" style:family="text">
      <style:text-properties style:language-asian="fr" style:country-asian="FR"/>
    </style:style>
    <style:style style:name="T7382" style:parent-style-name="Policepardéfaut" style:family="text">
      <style:text-properties style:language-asian="fr" style:country-asian="FR"/>
    </style:style>
    <style:style style:name="T7383" style:parent-style-name="Policepardéfaut" style:family="text">
      <style:text-properties style:language-asian="fr" style:country-asian="FR"/>
    </style:style>
    <style:style style:name="T7384" style:parent-style-name="Policepardéfaut" style:family="text">
      <style:text-properties style:language-asian="fr" style:country-asian="FR"/>
    </style:style>
    <style:style style:name="T7385" style:parent-style-name="Policepardéfaut" style:family="text">
      <style:text-properties style:language-asian="fr" style:country-asian="FR"/>
    </style:style>
    <style:style style:name="T7386" style:parent-style-name="Policepardéfaut" style:family="text">
      <style:text-properties style:language-asian="fr" style:country-asian="FR"/>
    </style:style>
    <style:style style:name="T7387" style:parent-style-name="Policepardéfaut" style:family="text">
      <style:text-properties style:text-position="super 66.6%" style:language-asian="fr" style:country-asian="FR"/>
    </style:style>
    <style:style style:name="T7388" style:parent-style-name="Policepardéfaut" style:family="text">
      <style:text-properties style:language-asian="fr" style:country-asian="FR"/>
    </style:style>
    <style:style style:name="T7389" style:parent-style-name="Policepardéfaut" style:family="text">
      <style:text-properties style:language-asian="fr" style:country-asian="FR"/>
    </style:style>
    <style:style style:name="T7390" style:parent-style-name="Policepardéfaut" style:family="text">
      <style:text-properties style:language-asian="fr" style:country-asian="FR"/>
    </style:style>
    <style:style style:name="T7391" style:parent-style-name="Policepardéfaut" style:family="text">
      <style:text-properties style:language-asian="fr" style:country-asian="FR"/>
    </style:style>
    <style:style style:name="T7392" style:parent-style-name="Policepardéfaut" style:family="text">
      <style:text-properties style:language-asian="fr" style:country-asian="FR"/>
    </style:style>
    <style:style style:name="T7393" style:parent-style-name="Policepardéfaut" style:family="text">
      <style:text-properties style:language-asian="fr" style:country-asian="FR"/>
    </style:style>
    <style:style style:name="T7394" style:parent-style-name="Policepardéfaut" style:family="text">
      <style:text-properties style:language-asian="fr" style:country-asian="FR"/>
    </style:style>
    <style:style style:name="T7395" style:parent-style-name="Policepardéfaut" style:family="text">
      <style:text-properties style:language-asian="fr" style:country-asian="FR"/>
    </style:style>
    <style:style style:name="T7396" style:parent-style-name="Policepardéfaut" style:family="text">
      <style:text-properties style:language-asian="fr" style:country-asian="FR"/>
    </style:style>
    <style:style style:name="T7397" style:parent-style-name="Policepardéfaut" style:family="text">
      <style:text-properties style:language-asian="fr" style:country-asian="FR"/>
    </style:style>
    <style:style style:name="T7398" style:parent-style-name="Policepardéfaut" style:family="text">
      <style:text-properties style:language-asian="fr" style:country-asian="FR"/>
    </style:style>
    <style:style style:name="T7399" style:parent-style-name="Policepardéfaut" style:family="text">
      <style:text-properties style:language-asian="fr" style:country-asian="FR"/>
    </style:style>
    <style:style style:name="T7400" style:parent-style-name="Policepardéfaut" style:family="text">
      <style:text-properties style:language-asian="fr" style:country-asian="FR"/>
    </style:style>
    <style:style style:name="T7401" style:parent-style-name="Policepardéfaut" style:family="text">
      <style:text-properties style:language-asian="fr" style:country-asian="FR"/>
    </style:style>
    <style:style style:name="T7402" style:parent-style-name="Policepardéfaut" style:family="text">
      <style:text-properties style:language-asian="fr" style:country-asian="FR"/>
    </style:style>
    <style:style style:name="T7403" style:parent-style-name="Policepardéfaut" style:family="text">
      <style:text-properties style:language-asian="fr" style:country-asian="FR"/>
    </style:style>
    <style:style style:name="T7404" style:parent-style-name="Policepardéfaut" style:family="text">
      <style:text-properties style:language-asian="fr" style:country-asian="FR"/>
    </style:style>
    <style:style style:name="T7405" style:parent-style-name="Policepardéfaut" style:family="text">
      <style:text-properties style:language-asian="fr" style:country-asian="FR"/>
    </style:style>
    <style:style style:name="T7406" style:parent-style-name="Policepardéfaut" style:family="text">
      <style:text-properties style:language-asian="fr" style:country-asian="FR"/>
    </style:style>
    <style:style style:name="T7407" style:parent-style-name="Policepardéfaut" style:family="text">
      <style:text-properties style:language-asian="fr" style:country-asian="FR"/>
    </style:style>
    <style:style style:name="T7408" style:parent-style-name="Policepardéfaut" style:family="text">
      <style:text-properties style:language-asian="fr" style:country-asian="FR"/>
    </style:style>
    <style:style style:name="P7409" style:parent-style-name="byline" style:family="paragraph">
      <style:text-properties fo:font-style="italic" style:font-style-asian="italic"/>
    </style:style>
    <style:style style:name="T7410" style:parent-style-name="Policepardéfaut" style:family="text">
      <style:text-properties fo:font-style="italic" style:font-style-asian="italic" style:font-style-complex="italic" style:language-asian="fr" style:country-asian="FR"/>
    </style:style>
    <style:style style:name="T7411" style:parent-style-name="Policepardéfaut" style:family="text">
      <style:text-properties style:font-size-complex="12pt" style:language-asian="fr" style:country-asian="FR"/>
    </style:style>
    <style:style style:name="T7412" style:parent-style-name="Policepardéfaut" style:family="text">
      <style:text-properties style:language-asian="fr" style:country-asian="FR"/>
    </style:style>
    <style:style style:name="T7413" style:parent-style-name="Policepardéfaut" style:family="text">
      <style:text-properties style:font-size-complex="12pt" style:language-asian="fr" style:country-asian="FR"/>
    </style:style>
    <style:style style:name="T7414" style:parent-style-name="Policepardéfaut" style:family="text">
      <style:text-properties style:language-asian="fr" style:country-asian="FR"/>
    </style:style>
    <style:style style:name="T7415" style:parent-style-name="Policepardéfaut" style:family="text">
      <style:text-properties style:language-asian="fr" style:country-asian="FR"/>
    </style:style>
    <style:style style:name="T7416" style:parent-style-name="Policepardéfaut" style:family="text">
      <style:text-properties style:language-asian="fr" style:country-asian="FR"/>
    </style:style>
    <style:style style:name="T7417" style:parent-style-name="Policepardéfaut" style:family="text">
      <style:text-properties style:language-asian="fr" style:country-asian="FR"/>
    </style:style>
    <style:style style:name="T7418" style:parent-style-name="Policepardéfaut" style:family="text">
      <style:text-properties style:language-asian="fr" style:country-asian="FR"/>
    </style:style>
    <style:style style:name="T7419" style:parent-style-name="Policepardéfaut" style:family="text">
      <style:text-properties style:language-asian="fr" style:country-asian="FR"/>
    </style:style>
    <style:style style:name="T7420" style:parent-style-name="Policepardéfaut" style:family="text">
      <style:text-properties style:language-asian="fr" style:country-asian="FR"/>
    </style:style>
    <style:style style:name="T7421" style:parent-style-name="Policepardéfaut" style:family="text">
      <style:text-properties style:language-asian="fr" style:country-asian="FR"/>
    </style:style>
    <style:style style:name="T7422" style:parent-style-name="Policepardéfaut" style:family="text">
      <style:text-properties style:language-asian="fr" style:country-asian="FR"/>
    </style:style>
    <style:style style:name="T7423" style:parent-style-name="Policepardéfaut" style:family="text">
      <style:text-properties style:text-position="super 65.9%" style:language-asian="fr" style:country-asian="FR"/>
    </style:style>
    <style:style style:name="T7424" style:parent-style-name="Policepardéfaut" style:family="text">
      <style:text-properties style:language-asian="fr" style:country-asian="FR"/>
    </style:style>
    <style:style style:name="T7425" style:parent-style-name="Policepardéfaut" style:family="text">
      <style:text-properties style:text-position="super 63.6%"/>
    </style:style>
    <style:style style:name="T7426" style:parent-style-name="title" style:family="text">
      <style:text-properties fo:font-weight="bold" style:font-weight-asian="bold" fo:font-style="normal" style:font-style-asian="normal"/>
    </style:style>
    <style:style style:name="T7427" style:parent-style-name="title" style:family="text">
      <style:text-properties fo:font-weight="bold" style:font-weight-asian="bold" fo:font-style="normal" style:font-style-asian="normal"/>
    </style:style>
    <style:style style:name="T7428" style:parent-style-name="title" style:family="text">
      <style:text-properties fo:font-weight="bold" style:font-weight-asian="bold" fo:font-style="normal" style:font-style-asian="normal"/>
    </style:style>
    <style:style style:name="T7429" style:parent-style-name="Policepardéfaut" style:family="text">
      <style:text-properties style:font-size-complex="12pt"/>
    </style:style>
    <style:style style:name="T7430" style:parent-style-name="Policepardéfaut" style:family="text">
      <style:text-properties fo:font-variant="small-caps"/>
    </style:style>
    <style:style style:name="T7431" style:parent-style-name="Policepardéfaut" style:family="text">
      <style:text-properties fo:font-variant="small-caps"/>
    </style:style>
    <style:style style:name="T7432" style:parent-style-name="Policepardéfaut" style:family="text">
      <style:text-properties fo:font-style="italic" style:font-style-asian="italic"/>
    </style:style>
    <style:style style:name="T7433" style:parent-style-name="Policepardéfaut" style:family="text">
      <style:text-properties fo:font-style="italic" style:font-style-asian="italic" fo:font-variant="small-caps"/>
    </style:style>
    <style:style style:name="T7434" style:parent-style-name="Policepardéfaut" style:family="text">
      <style:text-properties fo:font-style="italic" style:font-style-asian="italic"/>
    </style:style>
    <style:style style:name="T7435" style:parent-style-name="CorpsdetexteCar" style:family="text">
      <style:text-properties style:language-asian="fr" style:country-asian="FR"/>
    </style:style>
    <style:style style:name="T7436" style:parent-style-name="CorpsdetexteCar" style:family="text">
      <style:text-properties style:language-asian="fr" style:country-asian="FR"/>
    </style:style>
    <style:style style:name="T7437" style:parent-style-name="CorpsdetexteCar" style:family="text">
      <style:text-properties style:language-asian="fr" style:country-asian="FR"/>
    </style:style>
    <style:style style:name="T7438" style:parent-style-name="CorpsdetexteCar" style:family="text">
      <style:text-properties style:language-asian="fr" style:country-asian="FR"/>
    </style:style>
    <style:style style:name="T7439" style:parent-style-name="CorpsdetexteCar" style:family="text">
      <style:text-properties style:language-asian="fr" style:country-asian="FR"/>
    </style:style>
    <style:style style:name="T7440" style:parent-style-name="CorpsdetexteCar" style:family="text">
      <style:text-properties style:language-asian="fr" style:country-asian="FR"/>
    </style:style>
    <style:style style:name="T7441" style:parent-style-name="CorpsdetexteCar" style:family="text">
      <style:text-properties style:language-asian="fr" style:country-asian="FR"/>
    </style:style>
    <style:style style:name="T7442" style:parent-style-name="CorpsdetexteCar" style:family="text">
      <style:text-properties style:language-asian="fr" style:country-asian="FR"/>
    </style:style>
    <style:style style:name="T7443" style:parent-style-name="CorpsdetexteCar" style:family="text">
      <style:text-properties style:language-asian="fr" style:country-asian="FR"/>
    </style:style>
    <style:style style:name="T7444" style:parent-style-name="CorpsdetexteCar" style:family="text">
      <style:text-properties style:language-asian="fr" style:country-asian="FR"/>
    </style:style>
    <style:style style:name="T7445" style:parent-style-name="CorpsdetexteCar" style:family="text">
      <style:text-properties style:font-size-complex="12pt" style:language-asian="fr" style:country-asian="FR"/>
    </style:style>
    <style:style style:name="T7446" style:parent-style-name="CorpsdetexteCar" style:family="text">
      <style:text-properties style:font-size-complex="12pt" style:language-asian="fr" style:country-asian="FR"/>
    </style:style>
    <style:style style:name="T7447" style:parent-style-name="CorpsdetexteCar" style:family="text">
      <style:text-properties style:font-size-complex="12pt" style:language-asian="fr" style:country-asian="FR"/>
    </style:style>
    <style:style style:name="T7448" style:parent-style-name="Policepardéfaut" style:family="text">
      <style:text-properties style:font-size-complex="12pt" style:language-asian="fr" style:country-asian="FR"/>
    </style:style>
    <style:style style:name="T7449" style:parent-style-name="Policepardéfaut" style:family="text">
      <style:text-properties style:font-size-complex="12pt" style:language-asian="fr" style:country-asian="FR"/>
    </style:style>
    <style:style style:name="T7450" style:parent-style-name="Policepardéfaut" style:family="text">
      <style:text-properties style:font-size-complex="12pt" style:language-asian="fr" style:country-asian="FR"/>
    </style:style>
    <style:style style:name="T7451" style:parent-style-name="Policepardéfaut" style:family="text">
      <style:text-properties style:font-size-complex="12pt" style:language-asian="fr" style:country-asian="FR"/>
    </style:style>
    <style:style style:name="T7452" style:parent-style-name="Policepardéfaut" style:family="text">
      <style:text-properties style:font-size-complex="12pt" style:language-asian="fr" style:country-asian="FR"/>
    </style:style>
    <style:style style:name="T7453" style:parent-style-name="Policepardéfaut" style:family="text">
      <style:text-properties style:font-size-complex="12pt" style:language-asian="fr" style:country-asian="FR"/>
    </style:style>
    <style:style style:name="T7454" style:parent-style-name="Policepardéfaut" style:family="text">
      <style:text-properties style:font-size-complex="12pt" style:language-asian="fr" style:country-asian="FR"/>
    </style:style>
    <style:style style:name="T7455" style:parent-style-name="Policepardéfaut" style:family="text">
      <style:text-properties style:font-size-complex="12pt" style:language-asian="fr" style:country-asian="FR"/>
    </style:style>
    <style:style style:name="P7456" style:parent-style-name="quote.l" style:family="paragraph">
      <style:text-properties style:language-asian="fr" style:country-asian="FR"/>
    </style:style>
    <style:style style:name="P7457" style:parent-style-name="quote.l" style:family="paragraph">
      <style:text-properties style:language-asian="fr" style:country-asian="FR"/>
    </style:style>
    <style:style style:name="T7458" style:parent-style-name="Policepardéfaut" style:family="text">
      <style:text-properties style:language-asian="fr" style:country-asian="FR"/>
    </style:style>
    <style:style style:name="T7459" style:parent-style-name="Policepardéfaut" style:family="text">
      <style:text-properties style:language-asian="fr" style:country-asian="FR"/>
    </style:style>
    <style:style style:name="T7460" style:parent-style-name="Policepardéfaut" style:family="text">
      <style:text-properties style:language-asian="fr" style:country-asian="FR"/>
    </style:style>
    <style:style style:name="T7461" style:parent-style-name="Policepardéfaut" style:family="text">
      <style:text-properties style:language-asian="fr" style:country-asian="FR"/>
    </style:style>
    <style:style style:name="T7462" style:parent-style-name="Policepardéfaut" style:family="text">
      <style:text-properties style:language-asian="fr" style:country-asian="FR"/>
    </style:style>
    <style:style style:name="T7463" style:parent-style-name="Policepardéfaut" style:family="text">
      <style:text-properties style:language-asian="fr" style:country-asian="FR"/>
    </style:style>
    <style:style style:name="T7464" style:parent-style-name="Policepardéfaut" style:family="text">
      <style:text-properties style:language-asian="fr" style:country-asian="FR"/>
    </style:style>
    <style:style style:name="T7465" style:parent-style-name="Policepardéfaut" style:family="text">
      <style:text-properties style:language-asian="fr" style:country-asian="FR"/>
    </style:style>
    <style:style style:name="T7466" style:parent-style-name="Policepardéfaut" style:family="text">
      <style:text-properties style:language-asian="fr" style:country-asian="FR"/>
    </style:style>
    <style:style style:name="T7467" style:parent-style-name="Policepardéfaut" style:family="text">
      <style:text-properties style:language-asian="fr" style:country-asian="FR"/>
    </style:style>
    <style:style style:name="T7468" style:parent-style-name="Policepardéfaut" style:family="text">
      <style:text-properties style:language-asian="fr" style:country-asian="FR"/>
    </style:style>
    <style:style style:name="T7469" style:parent-style-name="Policepardéfaut" style:family="text">
      <style:text-properties style:language-asian="fr" style:country-asian="FR"/>
    </style:style>
    <style:style style:name="T7470" style:parent-style-name="Policepardéfaut" style:family="text">
      <style:text-properties style:language-asian="fr" style:country-asian="FR"/>
    </style:style>
    <style:style style:name="T7471" style:parent-style-name="Policepardéfaut" style:family="text">
      <style:text-properties style:language-asian="fr" style:country-asian="FR"/>
    </style:style>
    <style:style style:name="T7472" style:parent-style-name="Policepardéfaut" style:family="text">
      <style:text-properties style:language-asian="fr" style:country-asian="FR"/>
    </style:style>
    <style:style style:name="T7473" style:parent-style-name="Policepardéfaut" style:family="text">
      <style:text-properties style:language-asian="fr" style:country-asian="FR"/>
    </style:style>
    <style:style style:name="T7474" style:parent-style-name="Policepardéfaut" style:family="text">
      <style:text-properties style:language-asian="fr" style:country-asian="FR"/>
    </style:style>
    <style:style style:name="T7475" style:parent-style-name="Policepardéfaut" style:family="text">
      <style:text-properties style:language-asian="fr" style:country-asian="FR"/>
    </style:style>
    <style:style style:name="T7476" style:parent-style-name="Policepardéfaut" style:family="text">
      <style:text-properties style:language-asian="fr" style:country-asian="FR"/>
    </style:style>
    <style:style style:name="T7477" style:parent-style-name="Policepardéfaut" style:family="text">
      <style:text-properties style:language-asian="fr" style:country-asian="FR"/>
    </style:style>
    <style:style style:name="T7478" style:parent-style-name="Policepardéfaut" style:family="text">
      <style:text-properties style:language-asian="fr" style:country-asian="FR"/>
    </style:style>
    <style:style style:name="T7479" style:parent-style-name="Policepardéfaut" style:family="text">
      <style:text-properties style:language-asian="fr" style:country-asian="FR"/>
    </style:style>
    <style:style style:name="T7480" style:parent-style-name="Policepardéfaut" style:family="text">
      <style:text-properties style:language-asian="fr" style:country-asian="FR"/>
    </style:style>
    <style:style style:name="T7481" style:parent-style-name="Policepardéfaut" style:family="text">
      <style:text-properties fo:font-style="italic" style:font-style-asian="italic" style:font-style-complex="italic" style:language-asian="fr" style:country-asian="FR"/>
    </style:style>
    <style:style style:name="T7482" style:parent-style-name="Policepardéfaut" style:family="text">
      <style:text-properties style:language-asian="fr" style:country-asian="FR"/>
    </style:style>
    <style:style style:name="T7483" style:parent-style-name="Policepardéfaut" style:family="text">
      <style:text-properties style:language-asian="fr" style:country-asian="FR"/>
    </style:style>
    <style:style style:name="T7484" style:parent-style-name="Policepardéfaut" style:family="text">
      <style:text-properties style:language-asian="fr" style:country-asian="FR"/>
    </style:style>
    <style:style style:name="T7485" style:parent-style-name="Policepardéfaut" style:family="text">
      <style:text-properties style:language-asian="fr" style:country-asian="FR"/>
    </style:style>
    <style:style style:name="T7486" style:parent-style-name="Policepardéfaut" style:family="text">
      <style:text-properties style:language-asian="fr" style:country-asian="FR"/>
    </style:style>
    <style:style style:name="T7487" style:parent-style-name="Policepardéfaut" style:family="text">
      <style:text-properties style:language-asian="fr" style:country-asian="FR"/>
    </style:style>
    <style:style style:name="T7488" style:parent-style-name="Policepardéfaut" style:family="text">
      <style:text-properties style:language-asian="fr" style:country-asian="FR"/>
    </style:style>
    <style:style style:name="T7489" style:parent-style-name="Policepardéfaut" style:family="text">
      <style:text-properties style:language-asian="fr" style:country-asian="FR"/>
    </style:style>
    <style:style style:name="T7490" style:parent-style-name="Policepardéfaut" style:family="text">
      <style:text-properties style:language-asian="fr" style:country-asian="FR"/>
    </style:style>
    <style:style style:name="T7491" style:parent-style-name="Policepardéfaut" style:family="text">
      <style:text-properties style:language-asian="fr" style:country-asian="FR"/>
    </style:style>
    <style:style style:name="T7492" style:parent-style-name="Policepardéfaut" style:family="text">
      <style:text-properties style:language-asian="fr" style:country-asian="FR"/>
    </style:style>
    <style:style style:name="P7493" style:parent-style-name="Corpsdetexte" style:family="paragraph">
      <style:text-properties style:language-asian="fr" style:country-asian="FR"/>
    </style:style>
    <style:style style:name="T7494" style:parent-style-name="title" style:family="text">
      <style:text-properties fo:font-weight="bold" style:font-weight-asian="bold" fo:font-style="normal" style:font-style-asian="normal"/>
    </style:style>
    <style:style style:name="T7495" style:parent-style-name="Policepardéfaut" style:family="text">
      <style:text-properties style:language-asian="fr" style:country-asian="FR"/>
    </style:style>
    <style:style style:name="T7496" style:parent-style-name="Policepardéfaut" style:family="text">
      <style:text-properties fo:font-variant="small-caps" style:language-asian="fr" style:country-asian="FR"/>
    </style:style>
    <style:style style:name="T7497" style:parent-style-name="Policepardéfaut" style:family="text">
      <style:text-properties style:language-asian="fr" style:country-asian="FR"/>
    </style:style>
    <style:style style:name="T7498" style:parent-style-name="Policepardéfaut" style:family="text">
      <style:text-properties fo:font-style="italic" style:font-style-asian="italic" fo:font-variant="small-caps" style:language-asian="fr" style:country-asian="FR"/>
    </style:style>
    <style:style style:name="T7499" style:parent-style-name="Policepardéfaut" style:family="text">
      <style:text-properties fo:font-style="italic" style:font-style-asian="italic" style:language-asian="fr" style:country-asian="FR"/>
    </style:style>
    <style:style style:name="T7500" style:parent-style-name="Policepardéfaut" style:family="text">
      <style:text-properties fo:font-style="italic" style:font-style-asian="italic" style:font-style-complex="italic" style:language-asian="fr" style:country-asian="FR"/>
    </style:style>
    <style:style style:name="T7501" style:parent-style-name="Policepardéfaut" style:family="text">
      <style:text-properties fo:font-style="italic" style:font-style-asian="italic" style:language-asian="fr" style:country-asian="FR"/>
    </style:style>
    <style:style style:name="T7502" style:parent-style-name="Policepardéfaut" style:family="text">
      <style:text-properties fo:font-style="italic" style:font-style-asian="italic" style:font-style-complex="italic" style:language-asian="fr" style:country-asian="FR"/>
    </style:style>
    <style:style style:name="T7503" style:parent-style-name="Policepardéfaut" style:family="text">
      <style:text-properties fo:font-style="italic" style:font-style-asian="italic" style:language-asian="fr" style:country-asian="FR"/>
    </style:style>
    <style:style style:name="T7504" style:parent-style-name="Policepardéfaut" style:family="text">
      <style:text-properties style:language-asian="fr" style:country-asian="FR"/>
    </style:style>
    <style:style style:name="T7505" style:parent-style-name="Policepardéfaut" style:family="text">
      <style:text-properties style:language-asian="fr" style:country-asian="FR"/>
    </style:style>
    <style:style style:name="T7506" style:parent-style-name="Policepardéfaut" style:family="text">
      <style:text-properties style:language-asian="fr" style:country-asian="FR"/>
    </style:style>
    <style:style style:name="T7507" style:parent-style-name="Policepardéfaut" style:family="text">
      <style:text-properties style:language-asian="fr" style:country-asian="FR"/>
    </style:style>
    <style:style style:name="T7508" style:parent-style-name="Policepardéfaut" style:family="text">
      <style:text-properties style:language-asian="fr" style:country-asian="FR"/>
    </style:style>
    <style:style style:name="T7509" style:parent-style-name="Policepardéfaut" style:family="text">
      <style:text-properties style:language-asian="fr" style:country-asian="FR"/>
    </style:style>
    <style:style style:name="T7510" style:parent-style-name="Policepardéfaut" style:family="text">
      <style:text-properties style:language-asian="fr" style:country-asian="FR"/>
    </style:style>
    <style:style style:name="T7511" style:parent-style-name="Policepardéfaut" style:family="text">
      <style:text-properties style:language-asian="fr" style:country-asian="FR"/>
    </style:style>
    <style:style style:name="T7512" style:parent-style-name="Policepardéfaut" style:family="text">
      <style:text-properties style:language-asian="fr" style:country-asian="FR"/>
    </style:style>
    <style:style style:name="T7513" style:parent-style-name="Policepardéfaut" style:family="text">
      <style:text-properties style:language-asian="fr" style:country-asian="FR"/>
    </style:style>
    <style:style style:name="T7514" style:parent-style-name="Policepardéfaut" style:family="text">
      <style:text-properties style:language-asian="fr" style:country-asian="FR"/>
    </style:style>
    <style:style style:name="T7515" style:parent-style-name="Policepardéfaut" style:family="text">
      <style:text-properties style:language-asian="fr" style:country-asian="FR"/>
    </style:style>
    <style:style style:name="T7516" style:parent-style-name="Policepardéfaut" style:family="text">
      <style:text-properties style:language-asian="fr" style:country-asian="FR"/>
    </style:style>
    <style:style style:name="T7517" style:parent-style-name="Policepardéfaut" style:family="text">
      <style:text-properties style:language-asian="fr" style:country-asian="FR"/>
    </style:style>
    <style:style style:name="T7518" style:parent-style-name="Policepardéfaut" style:family="text">
      <style:text-properties style:language-asian="fr" style:country-asian="FR"/>
    </style:style>
    <style:style style:name="T7519" style:parent-style-name="Policepardéfaut" style:family="text">
      <style:text-properties style:font-style-complex="italic" style:language-asian="fr" style:country-asian="FR"/>
    </style:style>
    <style:style style:name="T7520" style:parent-style-name="Policepardéfaut" style:family="text">
      <style:text-properties style:font-style-complex="italic" style:language-asian="fr" style:country-asian="FR"/>
    </style:style>
    <style:style style:name="T7521" style:parent-style-name="Policepardéfaut" style:family="text">
      <style:text-properties style:language-asian="fr" style:country-asian="FR"/>
    </style:style>
    <style:style style:name="T7522" style:parent-style-name="Policepardéfaut" style:family="text">
      <style:text-properties style:language-asian="fr" style:country-asian="FR"/>
    </style:style>
    <style:style style:name="T7523" style:parent-style-name="Policepardéfaut" style:family="text">
      <style:text-properties style:language-asian="fr" style:country-asian="FR"/>
    </style:style>
    <style:style style:name="T7524" style:parent-style-name="Policepardéfaut" style:family="text">
      <style:text-properties style:language-asian="fr" style:country-asian="FR"/>
    </style:style>
    <style:style style:name="T7525" style:parent-style-name="Policepardéfaut" style:family="text">
      <style:text-properties style:language-asian="fr" style:country-asian="FR"/>
    </style:style>
    <style:style style:name="T7526" style:parent-style-name="Policepardéfaut" style:family="text">
      <style:text-properties style:language-asian="fr" style:country-asian="FR"/>
    </style:style>
    <style:style style:name="T7527" style:parent-style-name="Policepardéfaut" style:family="text">
      <style:text-properties style:language-asian="fr" style:country-asian="FR"/>
    </style:style>
    <style:style style:name="P7528" style:parent-style-name="quote.l" style:family="paragraph">
      <style:text-properties style:language-asian="fr" style:country-asian="FR"/>
    </style:style>
    <style:style style:name="P7529" style:parent-style-name="quote.l" style:family="paragraph">
      <style:text-properties style:language-asian="fr" style:country-asian="FR"/>
    </style:style>
    <style:style style:name="P7530" style:parent-style-name="quote.l" style:family="paragraph">
      <style:text-properties style:language-asian="fr" style:country-asian="FR"/>
    </style:style>
    <style:style style:name="P7531" style:parent-style-name="quote.l" style:family="paragraph">
      <style:text-properties style:language-asian="fr" style:country-asian="FR"/>
    </style:style>
    <style:style style:name="P7532" style:parent-style-name="Corpsdetexte" style:family="paragraph">
      <style:text-properties style:language-asian="fr" style:country-asian="FR"/>
    </style:style>
    <style:style style:name="P7533" style:parent-style-name="Corpsdetexte" style:family="paragraph">
      <style:text-properties style:language-asian="fr" style:country-asian="FR"/>
    </style:style>
    <style:style style:name="T7534" style:parent-style-name="title" style:family="text">
      <style:text-properties fo:font-weight="bold" style:font-weight-asian="bold" fo:font-style="normal" style:font-style-asian="normal"/>
    </style:style>
    <style:style style:name="T7535" style:parent-style-name="Policepardéfaut" style:family="text">
      <style:text-properties style:language-asian="fr" style:country-asian="FR"/>
    </style:style>
    <style:style style:name="T7536" style:parent-style-name="Policepardéfaut" style:family="text">
      <style:text-properties style:font-style-complex="italic" style:language-asian="fr" style:country-asian="FR"/>
    </style:style>
    <style:style style:name="T7537" style:parent-style-name="Policepardéfaut" style:family="text">
      <style:text-properties fo:font-style="italic" style:font-style-asian="italic" style:font-style-complex="italic" style:language-asian="fr" style:country-asian="FR"/>
    </style:style>
    <style:style style:name="T7538" style:parent-style-name="Policepardéfaut" style:family="text">
      <style:text-properties fo:font-style="italic" style:font-style-asian="italic" style:font-style-complex="italic" style:language-asian="fr" style:country-asian="FR"/>
    </style:style>
    <style:style style:name="T7539" style:parent-style-name="Policepardéfaut" style:family="text">
      <style:text-properties fo:font-style="italic" style:font-style-asian="italic" style:font-style-complex="italic" style:language-asian="fr" style:country-asian="FR"/>
    </style:style>
    <style:style style:name="T7540" style:parent-style-name="Policepardéfaut" style:family="text">
      <style:text-properties style:language-asian="fr" style:country-asian="FR"/>
    </style:style>
    <style:style style:name="T7541" style:parent-style-name="Policepardéfaut" style:family="text">
      <style:text-properties fo:font-variant="small-caps" style:language-asian="fr" style:country-asian="FR"/>
    </style:style>
    <style:style style:name="T7542" style:parent-style-name="Policepardéfaut" style:family="text">
      <style:text-properties style:language-asian="fr" style:country-asian="FR"/>
    </style:style>
    <style:style style:name="T7543" style:parent-style-name="Policepardéfaut" style:family="text">
      <style:text-properties fo:font-variant="small-caps" style:language-asian="fr" style:country-asian="FR"/>
    </style:style>
    <style:style style:name="T7544" style:parent-style-name="Policepardéfaut" style:family="text">
      <style:text-properties style:language-asian="fr" style:country-asian="FR"/>
    </style:style>
    <style:style style:name="T7545" style:parent-style-name="Policepardéfaut" style:family="text">
      <style:text-properties fo:font-style="italic" style:font-style-asian="italic" fo:font-variant="small-caps" style:language-asian="fr" style:country-asian="FR"/>
    </style:style>
    <style:style style:name="T7546" style:parent-style-name="Policepardéfaut" style:family="text">
      <style:text-properties fo:font-style="italic" style:font-style-asian="italic" style:language-asian="fr" style:country-asian="FR"/>
    </style:style>
    <style:style style:name="T7547" style:parent-style-name="Policepardéfaut" style:family="text">
      <style:text-properties fo:font-style="italic" style:font-style-asian="italic" style:font-style-complex="italic" style:language-asian="fr" style:country-asian="FR"/>
    </style:style>
    <style:style style:name="T7548" style:parent-style-name="Policepardéfaut" style:family="text">
      <style:text-properties fo:font-style="italic" style:font-style-asian="italic" style:language-asian="fr" style:country-asian="FR"/>
    </style:style>
    <style:style style:name="T7549" style:parent-style-name="Policepardéfaut" style:family="text">
      <style:text-properties style:language-asian="fr" style:country-asian="FR"/>
    </style:style>
    <style:style style:name="T7550" style:parent-style-name="Policepardéfaut" style:family="text">
      <style:text-properties style:language-asian="fr" style:country-asian="FR"/>
    </style:style>
    <style:style style:name="T7551" style:parent-style-name="Policepardéfaut" style:family="text">
      <style:text-properties style:language-asian="fr" style:country-asian="FR"/>
    </style:style>
    <style:style style:name="T7552" style:parent-style-name="Policepardéfaut" style:family="text">
      <style:text-properties style:language-asian="fr" style:country-asian="FR"/>
    </style:style>
    <style:style style:name="T7553" style:parent-style-name="Policepardéfaut" style:family="text">
      <style:text-properties style:language-asian="fr" style:country-asian="FR"/>
    </style:style>
    <style:style style:name="T7554" style:parent-style-name="Policepardéfaut" style:family="text">
      <style:text-properties style:language-asian="fr" style:country-asian="FR"/>
    </style:style>
    <style:style style:name="T7555" style:parent-style-name="Policepardéfaut" style:family="text">
      <style:text-properties style:font-style-complex="italic" style:language-asian="fr" style:country-asian="FR"/>
    </style:style>
    <style:style style:name="T7556" style:parent-style-name="Policepardéfaut" style:family="text">
      <style:text-properties style:language-asian="fr" style:country-asian="FR"/>
    </style:style>
    <style:style style:name="T7557" style:parent-style-name="Policepardéfaut" style:family="text">
      <style:text-properties style:language-asian="fr" style:country-asian="FR"/>
    </style:style>
    <style:style style:name="T7558" style:parent-style-name="Policepardéfaut" style:family="text">
      <style:text-properties style:language-asian="fr" style:country-asian="FR"/>
    </style:style>
    <style:style style:name="T7559" style:parent-style-name="Policepardéfaut" style:family="text">
      <style:text-properties style:language-asian="fr" style:country-asian="FR"/>
    </style:style>
    <style:style style:name="T7560" style:parent-style-name="Policepardéfaut" style:family="text">
      <style:text-properties style:language-asian="fr" style:country-asian="FR"/>
    </style:style>
    <style:style style:name="T7561" style:parent-style-name="Policepardéfaut" style:family="text">
      <style:text-properties style:language-asian="fr" style:country-asian="FR"/>
    </style:style>
    <style:style style:name="T7562" style:parent-style-name="Policepardéfaut" style:family="text">
      <style:text-properties style:language-asian="fr" style:country-asian="FR"/>
    </style:style>
    <style:style style:name="T7563" style:parent-style-name="Policepardéfaut" style:family="text">
      <style:text-properties style:language-asian="fr" style:country-asian="FR"/>
    </style:style>
    <style:style style:name="T7564" style:parent-style-name="Policepardéfaut" style:family="text">
      <style:text-properties style:language-asian="fr" style:country-asian="FR"/>
    </style:style>
    <style:style style:name="T7565" style:parent-style-name="Policepardéfaut" style:family="text">
      <style:text-properties style:language-asian="fr" style:country-asian="FR"/>
    </style:style>
    <style:style style:name="T7566" style:parent-style-name="Policepardéfaut" style:family="text">
      <style:text-properties style:language-asian="fr" style:country-asian="FR"/>
    </style:style>
    <style:style style:name="T7567" style:parent-style-name="Policepardéfaut" style:family="text">
      <style:text-properties style:language-asian="fr" style:country-asian="FR"/>
    </style:style>
    <style:style style:name="T7568" style:parent-style-name="Policepardéfaut" style:family="text">
      <style:text-properties style:language-asian="fr" style:country-asian="FR"/>
    </style:style>
    <style:style style:name="T7569" style:parent-style-name="Policepardéfaut" style:family="text">
      <style:text-properties style:language-asian="fr" style:country-asian="FR"/>
    </style:style>
    <style:style style:name="T7570" style:parent-style-name="Policepardéfaut" style:family="text">
      <style:text-properties style:language-asian="fr" style:country-asian="FR"/>
    </style:style>
    <style:style style:name="T7571" style:parent-style-name="Policepardéfaut" style:family="text">
      <style:text-properties style:language-asian="fr" style:country-asian="FR"/>
    </style:style>
    <style:style style:name="T7572" style:parent-style-name="Policepardéfaut" style:family="text">
      <style:text-properties style:language-asian="fr" style:country-asian="FR"/>
    </style:style>
    <style:style style:name="T7573" style:parent-style-name="Policepardéfaut" style:family="text">
      <style:text-properties style:language-asian="fr" style:country-asian="FR"/>
    </style:style>
    <style:style style:name="T7574" style:parent-style-name="Policepardéfaut" style:family="text">
      <style:text-properties style:language-asian="fr" style:country-asian="FR"/>
    </style:style>
    <style:style style:name="T7575" style:parent-style-name="Policepardéfaut" style:family="text">
      <style:text-properties style:language-asian="fr" style:country-asian="FR"/>
    </style:style>
    <style:style style:name="T7576" style:parent-style-name="Policepardéfaut" style:family="text">
      <style:text-properties style:language-asian="fr" style:country-asian="FR"/>
    </style:style>
    <style:style style:name="T7577" style:parent-style-name="Policepardéfaut" style:family="text">
      <style:text-properties style:language-asian="fr" style:country-asian="FR"/>
    </style:style>
    <style:style style:name="T7578" style:parent-style-name="Policepardéfaut" style:family="text">
      <style:text-properties style:language-asian="fr" style:country-asian="FR"/>
    </style:style>
    <style:style style:name="T7579" style:parent-style-name="Policepardéfaut" style:family="text">
      <style:text-properties style:language-asian="fr" style:country-asian="FR"/>
    </style:style>
    <style:style style:name="T7580" style:parent-style-name="Policepardéfaut" style:family="text">
      <style:text-properties fo:font-style="italic" style:font-style-asian="italic" style:font-style-complex="italic" style:language-asian="fr" style:country-asian="FR"/>
    </style:style>
    <style:style style:name="T7581" style:parent-style-name="Policepardéfaut" style:family="text">
      <style:text-properties fo:font-style="italic" style:font-style-asian="italic" style:font-style-complex="italic" style:language-asian="fr" style:country-asian="FR"/>
    </style:style>
    <style:style style:name="T7582" style:parent-style-name="Policepardéfaut" style:family="text">
      <style:text-properties fo:font-style="italic" style:font-style-asian="italic" style:font-style-complex="italic" style:language-asian="fr" style:country-asian="FR"/>
    </style:style>
    <style:style style:name="T7583" style:parent-style-name="Policepardéfaut" style:family="text">
      <style:text-properties style:language-asian="fr" style:country-asian="FR"/>
    </style:style>
    <style:style style:name="T7584" style:parent-style-name="Policepardéfaut" style:family="text">
      <style:text-properties style:language-asian="fr" style:country-asian="FR"/>
    </style:style>
    <style:style style:name="T7585" style:parent-style-name="Policepardéfaut" style:family="text">
      <style:text-properties style:language-asian="fr" style:country-asian="FR"/>
    </style:style>
    <style:style style:name="T7586" style:parent-style-name="Policepardéfaut" style:family="text">
      <style:text-properties style:language-asian="fr" style:country-asian="FR"/>
    </style:style>
    <style:style style:name="T7587" style:parent-style-name="Policepardéfaut" style:family="text">
      <style:text-properties style:language-asian="fr" style:country-asian="FR"/>
    </style:style>
    <style:style style:name="T7588" style:parent-style-name="Policepardéfaut" style:family="text">
      <style:text-properties style:language-asian="fr" style:country-asian="FR"/>
    </style:style>
    <style:style style:name="T7589" style:parent-style-name="Policepardéfaut" style:family="text">
      <style:text-properties style:language-asian="fr" style:country-asian="FR"/>
    </style:style>
    <style:style style:name="T7590" style:parent-style-name="Policepardéfaut" style:family="text">
      <style:text-properties style:language-asian="fr" style:country-asian="FR"/>
    </style:style>
    <style:style style:name="T7591" style:parent-style-name="Policepardéfaut" style:family="text">
      <style:text-properties style:language-asian="fr" style:country-asian="FR"/>
    </style:style>
    <style:style style:name="T7592" style:parent-style-name="Policepardéfaut" style:family="text">
      <style:text-properties style:language-asian="fr" style:country-asian="FR"/>
    </style:style>
    <style:style style:name="T7593" style:parent-style-name="Policepardéfaut" style:family="text">
      <style:text-properties style:language-asian="fr" style:country-asian="FR"/>
    </style:style>
    <style:style style:name="T7594" style:parent-style-name="Policepardéfaut" style:family="text">
      <style:text-properties style:language-asian="fr" style:country-asian="FR"/>
    </style:style>
    <style:style style:name="T7595" style:parent-style-name="Policepardéfaut" style:family="text">
      <style:text-properties style:language-asian="fr" style:country-asian="FR"/>
    </style:style>
    <style:style style:name="T7596" style:parent-style-name="Policepardéfaut" style:family="text">
      <style:text-properties style:language-asian="fr" style:country-asian="FR"/>
    </style:style>
    <style:style style:name="T7597" style:parent-style-name="Policepardéfaut" style:family="text">
      <style:text-properties style:language-asian="fr" style:country-asian="FR"/>
    </style:style>
    <style:style style:name="T7598" style:parent-style-name="Policepardéfaut" style:family="text">
      <style:text-properties style:language-asian="fr" style:country-asian="FR"/>
    </style:style>
    <style:style style:name="T7599" style:parent-style-name="Policepardéfaut" style:family="text">
      <style:text-properties style:language-asian="fr" style:country-asian="FR"/>
    </style:style>
    <style:style style:name="T7600" style:parent-style-name="Policepardéfaut" style:family="text">
      <style:text-properties style:language-asian="fr" style:country-asian="FR"/>
    </style:style>
    <style:style style:name="P7601" style:parent-style-name="Corpsdetexte" style:family="paragraph">
      <style:text-properties style:language-asian="fr" style:country-asian="FR"/>
    </style:style>
    <style:style style:name="T7602" style:parent-style-name="title" style:family="text">
      <style:text-properties fo:font-weight="bold" style:font-weight-asian="bold" fo:font-style="normal" style:font-style-asian="normal"/>
    </style:style>
    <style:style style:name="T7603" style:parent-style-name="Policepardéfaut" style:family="text">
      <style:text-properties style:language-asian="fr" style:country-asian="FR"/>
    </style:style>
    <style:style style:name="T7604" style:parent-style-name="Policepardéfaut" style:family="text">
      <style:text-properties fo:font-variant="small-caps" style:language-asian="fr" style:country-asian="FR"/>
    </style:style>
    <style:style style:name="T7605" style:parent-style-name="Policepardéfaut" style:family="text">
      <style:text-properties style:language-asian="fr" style:country-asian="FR"/>
    </style:style>
    <style:style style:name="T7606" style:parent-style-name="Policepardéfaut" style:family="text">
      <style:text-properties style:font-style-complex="italic" style:language-asian="fr" style:country-asian="FR"/>
    </style:style>
    <style:style style:name="T7607" style:parent-style-name="Policepardéfaut" style:family="text">
      <style:text-properties fo:font-style="italic" style:font-style-asian="italic" style:font-style-complex="italic" fo:font-variant="small-caps" style:language-asian="fr" style:country-asian="FR"/>
    </style:style>
    <style:style style:name="T7608" style:parent-style-name="Policepardéfaut" style:family="text">
      <style:text-properties fo:font-style="italic" style:font-style-asian="italic" style:font-style-complex="italic" style:language-asian="fr" style:country-asian="FR"/>
    </style:style>
    <style:style style:name="T7609" style:parent-style-name="Policepardéfaut" style:family="text">
      <style:text-properties fo:font-style="italic" style:font-style-asian="italic" style:language-asian="fr" style:country-asian="FR"/>
    </style:style>
    <style:style style:name="T7610" style:parent-style-name="Policepardéfaut" style:family="text">
      <style:text-properties fo:font-style="italic" style:font-style-asian="italic" style:font-style-complex="italic" style:language-asian="fr" style:country-asian="FR"/>
    </style:style>
    <style:style style:name="T7611" style:parent-style-name="Policepardéfaut" style:family="text">
      <style:text-properties style:font-style-complex="italic" style:language-asian="fr" style:country-asian="FR"/>
    </style:style>
    <style:style style:name="T7612" style:parent-style-name="Policepardéfaut" style:family="text">
      <style:text-properties style:language-asian="fr" style:country-asian="FR"/>
    </style:style>
    <style:style style:name="T7613" style:parent-style-name="Policepardéfaut" style:family="text">
      <style:text-properties style:language-asian="fr" style:country-asian="FR"/>
    </style:style>
    <style:style style:name="T7614" style:parent-style-name="Policepardéfaut" style:family="text">
      <style:text-properties style:language-asian="fr" style:country-asian="FR"/>
    </style:style>
    <style:style style:name="T7615" style:parent-style-name="Policepardéfaut" style:family="text">
      <style:text-properties style:language-asian="fr" style:country-asian="FR"/>
    </style:style>
    <style:style style:name="T7616" style:parent-style-name="Policepardéfaut" style:family="text">
      <style:text-properties style:language-asian="fr" style:country-asian="FR"/>
    </style:style>
    <style:style style:name="T7617" style:parent-style-name="Policepardéfaut" style:family="text">
      <style:text-properties style:font-style-complex="italic" style:language-asian="fr" style:country-asian="FR"/>
    </style:style>
    <style:style style:name="T7618" style:parent-style-name="Policepardéfaut" style:family="text">
      <style:text-properties style:language-asian="fr" style:country-asian="FR"/>
    </style:style>
    <style:style style:name="T7619" style:parent-style-name="Policepardéfaut" style:family="text">
      <style:text-properties style:language-asian="fr" style:country-asian="FR"/>
    </style:style>
    <style:style style:name="T7620" style:parent-style-name="Policepardéfaut" style:family="text">
      <style:text-properties style:language-asian="fr" style:country-asian="FR"/>
    </style:style>
    <style:style style:name="T7621" style:parent-style-name="Policepardéfaut" style:family="text">
      <style:text-properties style:language-asian="fr" style:country-asian="FR"/>
    </style:style>
    <style:style style:name="T7622" style:parent-style-name="Policepardéfaut" style:family="text">
      <style:text-properties style:language-asian="fr" style:country-asian="FR"/>
    </style:style>
    <style:style style:name="T7623" style:parent-style-name="Policepardéfaut" style:family="text">
      <style:text-properties style:language-asian="fr" style:country-asian="FR"/>
    </style:style>
    <style:style style:name="T7624" style:parent-style-name="Policepardéfaut" style:family="text">
      <style:text-properties style:language-asian="fr" style:country-asian="FR"/>
    </style:style>
    <style:style style:name="T7625" style:parent-style-name="Policepardéfaut" style:family="text">
      <style:text-properties style:language-asian="fr" style:country-asian="FR"/>
    </style:style>
    <style:style style:name="T7626" style:parent-style-name="Policepardéfaut" style:family="text">
      <style:text-properties style:language-asian="fr" style:country-asian="FR"/>
    </style:style>
    <style:style style:name="T7627" style:parent-style-name="Policepardéfaut" style:family="text">
      <style:text-properties style:language-asian="fr" style:country-asian="FR"/>
    </style:style>
    <style:style style:name="T7628" style:parent-style-name="Policepardéfaut" style:family="text">
      <style:text-properties style:font-size-complex="12pt" style:language-asian="fr" style:country-asian="FR"/>
    </style:style>
    <style:style style:name="T7629" style:parent-style-name="Policepardéfaut" style:family="text">
      <style:text-properties style:font-size-complex="12pt" style:language-asian="fr" style:country-asian="FR"/>
    </style:style>
    <style:style style:name="T7630" style:parent-style-name="Policepardéfaut" style:family="text">
      <style:text-properties style:font-size-complex="12pt" style:language-asian="fr" style:country-asian="FR"/>
    </style:style>
    <style:style style:name="T7631" style:parent-style-name="Policepardéfaut" style:family="text">
      <style:text-properties style:font-size-complex="12pt" style:language-asian="fr" style:country-asian="FR"/>
    </style:style>
    <style:style style:name="T7632" style:parent-style-name="Policepardéfaut" style:family="text">
      <style:text-properties style:font-size-complex="12pt" style:language-asian="fr" style:country-asian="FR"/>
    </style:style>
    <style:style style:name="T7633" style:parent-style-name="Policepardéfaut" style:family="text">
      <style:text-properties style:font-size-complex="12pt" style:language-asian="fr" style:country-asian="FR"/>
    </style:style>
    <style:style style:name="T7634" style:parent-style-name="Policepardéfaut" style:family="text">
      <style:text-properties style:font-size-complex="12pt" style:language-asian="fr" style:country-asian="FR"/>
    </style:style>
    <style:style style:name="T7635" style:parent-style-name="Policepardéfaut" style:family="text">
      <style:text-properties style:font-size-complex="12pt" style:language-asian="fr" style:country-asian="FR"/>
    </style:style>
    <style:style style:name="T7636" style:parent-style-name="Policepardéfaut" style:family="text">
      <style:text-properties style:font-size-complex="12pt" style:language-asian="fr" style:country-asian="FR"/>
    </style:style>
    <style:style style:name="T7637" style:parent-style-name="Policepardéfaut" style:family="text">
      <style:text-properties style:font-size-complex="12pt" style:language-asian="fr" style:country-asian="FR"/>
    </style:style>
    <style:style style:name="T7638" style:parent-style-name="Policepardéfaut" style:family="text">
      <style:text-properties style:font-size-complex="12pt" style:language-asian="fr" style:country-asian="FR"/>
    </style:style>
    <style:style style:name="T7639" style:parent-style-name="Policepardéfaut" style:family="text">
      <style:text-properties style:font-size-complex="12pt" style:language-asian="fr" style:country-asian="FR"/>
    </style:style>
    <style:style style:name="T7640" style:parent-style-name="Policepardéfaut" style:family="text">
      <style:text-properties style:font-size-complex="12pt" style:language-asian="fr" style:country-asian="FR"/>
    </style:style>
    <style:style style:name="T7641" style:parent-style-name="Policepardéfaut" style:family="text">
      <style:text-properties style:font-style-complex="italic" style:font-size-complex="12pt" style:language-asian="fr" style:country-asian="FR"/>
    </style:style>
    <style:style style:name="T7642" style:parent-style-name="Policepardéfaut" style:family="text">
      <style:text-properties fo:font-style="italic" style:font-style-asian="italic" style:font-style-complex="italic" style:font-size-complex="12pt" style:language-asian="fr" style:country-asian="FR"/>
    </style:style>
    <style:style style:name="T7643" style:parent-style-name="Policepardéfaut" style:family="text">
      <style:text-properties style:font-size-complex="12pt" style:language-asian="fr" style:country-asian="FR"/>
    </style:style>
    <style:style style:name="T7644" style:parent-style-name="Policepardéfaut" style:family="text">
      <style:text-properties style:font-size-complex="12pt" style:language-asian="fr" style:country-asian="FR"/>
    </style:style>
    <style:style style:name="T7645" style:parent-style-name="Policepardéfaut" style:family="text">
      <style:text-properties style:font-size-complex="12pt" style:language-asian="fr" style:country-asian="FR"/>
    </style:style>
    <style:style style:name="T7646" style:parent-style-name="Policepardéfaut" style:family="text">
      <style:text-properties style:font-size-complex="12pt" style:language-asian="fr" style:country-asian="FR"/>
    </style:style>
    <style:style style:name="T7647" style:parent-style-name="Policepardéfaut" style:family="text">
      <style:text-properties style:font-size-complex="12pt" style:language-asian="fr" style:country-asian="FR"/>
    </style:style>
    <style:style style:name="T7648" style:parent-style-name="Policepardéfaut" style:family="text">
      <style:text-properties style:font-size-complex="12pt" style:language-asian="fr" style:country-asian="FR"/>
    </style:style>
    <style:style style:name="T7649" style:parent-style-name="Policepardéfaut" style:family="text">
      <style:text-properties style:language-asian="fr" style:country-asian="FR"/>
    </style:style>
    <style:style style:name="T7650" style:parent-style-name="Policepardéfaut" style:family="text">
      <style:text-properties style:font-size-complex="12pt" style:language-asian="fr" style:country-asian="FR"/>
    </style:style>
    <style:style style:name="T7651" style:parent-style-name="Policepardéfaut" style:family="text">
      <style:text-properties style:font-size-complex="12pt" style:language-asian="fr" style:country-asian="FR"/>
    </style:style>
    <style:style style:name="T7652" style:parent-style-name="Policepardéfaut" style:family="text">
      <style:text-properties style:font-size-complex="12pt" style:language-asian="fr" style:country-asian="FR"/>
    </style:style>
    <style:style style:name="T7653" style:parent-style-name="Policepardéfaut" style:family="text">
      <style:text-properties style:font-size-complex="12pt" style:language-asian="fr" style:country-asian="FR"/>
    </style:style>
    <style:style style:name="T7654" style:parent-style-name="Policepardéfaut" style:family="text">
      <style:text-properties style:font-size-complex="12pt" style:language-asian="fr" style:country-asian="FR"/>
    </style:style>
    <style:style style:name="T7655" style:parent-style-name="Policepardéfaut" style:family="text">
      <style:text-properties style:font-size-complex="12pt" style:language-asian="fr" style:country-asian="FR"/>
    </style:style>
    <style:style style:name="T7656" style:parent-style-name="Policepardéfaut" style:family="text">
      <style:text-properties style:font-size-complex="12pt" style:language-asian="fr" style:country-asian="FR"/>
    </style:style>
    <style:style style:name="T7657" style:parent-style-name="Policepardéfaut" style:family="text">
      <style:text-properties style:font-size-complex="12pt" style:language-asian="fr" style:country-asian="FR"/>
    </style:style>
    <style:style style:name="T7658" style:parent-style-name="Policepardéfaut" style:family="text">
      <style:text-properties style:font-size-complex="12pt" style:language-asian="fr" style:country-asian="FR"/>
    </style:style>
    <style:style style:name="T7659" style:parent-style-name="Policepardéfaut" style:family="text">
      <style:text-properties style:font-size-complex="12pt" style:language-asian="fr" style:country-asian="FR"/>
    </style:style>
    <style:style style:name="T7660" style:parent-style-name="Policepardéfaut" style:family="text">
      <style:text-properties style:font-size-complex="12pt" style:language-asian="fr" style:country-asian="FR"/>
    </style:style>
    <style:style style:name="T7661" style:parent-style-name="Policepardéfaut" style:family="text">
      <style:text-properties style:font-size-complex="12pt" style:language-asian="fr" style:country-asian="FR"/>
    </style:style>
    <style:style style:name="T7662" style:parent-style-name="Policepardéfaut" style:family="text">
      <style:text-properties style:font-size-complex="12pt" style:language-asian="fr" style:country-asian="FR"/>
    </style:style>
    <style:style style:name="T7663" style:parent-style-name="Policepardéfaut" style:family="text">
      <style:text-properties style:font-size-complex="12pt" style:language-asian="fr" style:country-asian="FR"/>
    </style:style>
    <style:style style:name="T7664" style:parent-style-name="Policepardéfaut" style:family="text">
      <style:text-properties style:font-size-complex="12pt" style:language-asian="fr" style:country-asian="FR"/>
    </style:style>
    <style:style style:name="T7665" style:parent-style-name="Policepardéfaut" style:family="text">
      <style:text-properties style:font-size-complex="12pt" style:language-asian="fr" style:country-asian="FR"/>
    </style:style>
    <style:style style:name="T7666" style:parent-style-name="Policepardéfaut" style:family="text">
      <style:text-properties style:font-size-complex="12pt" style:language-asian="fr" style:country-asian="FR"/>
    </style:style>
    <style:style style:name="T7667" style:parent-style-name="Policepardéfaut" style:family="text">
      <style:text-properties style:font-size-complex="12pt" style:language-asian="fr" style:country-asian="FR"/>
    </style:style>
    <style:style style:name="T7668" style:parent-style-name="Policepardéfaut" style:family="text">
      <style:text-properties style:font-size-complex="12pt" style:language-asian="fr" style:country-asian="FR"/>
    </style:style>
    <style:style style:name="T7669" style:parent-style-name="Policepardéfaut" style:family="text">
      <style:text-properties style:font-size-complex="12pt" style:language-asian="fr" style:country-asian="FR"/>
    </style:style>
    <style:style style:name="T7670" style:parent-style-name="Policepardéfaut" style:family="text">
      <style:text-properties style:font-size-complex="12pt" style:language-asian="fr" style:country-asian="FR"/>
    </style:style>
    <style:style style:name="T7671" style:parent-style-name="Policepardéfaut" style:family="text">
      <style:text-properties style:font-size-complex="12pt" style:language-asian="fr" style:country-asian="FR"/>
    </style:style>
    <style:style style:name="T7672" style:parent-style-name="Policepardéfaut" style:family="text">
      <style:text-properties style:font-size-complex="12pt" style:language-asian="fr" style:country-asian="FR"/>
    </style:style>
    <style:style style:name="T7673" style:parent-style-name="Policepardéfaut" style:family="text">
      <style:text-properties style:font-size-complex="12pt" style:language-asian="fr" style:country-asian="FR"/>
    </style:style>
    <style:style style:name="T7674" style:parent-style-name="Policepardéfaut" style:family="text">
      <style:text-properties style:font-style-complex="italic" style:language-asian="fr" style:country-asian="FR"/>
    </style:style>
    <style:style style:name="T7675" style:parent-style-name="Policepardéfaut" style:family="text">
      <style:text-properties fo:font-style="italic" style:font-style-asian="italic" style:font-style-complex="italic" style:language-asian="fr" style:country-asian="FR"/>
    </style:style>
    <style:style style:name="T7676" style:parent-style-name="Policepardéfaut" style:family="text">
      <style:text-properties fo:font-style="italic" style:font-style-asian="italic" style:language-asian="fr" style:country-asian="FR"/>
    </style:style>
    <style:style style:name="T7677" style:parent-style-name="Policepardéfaut" style:family="text">
      <style:text-properties fo:font-style="italic" style:font-style-asian="italic" style:language-asian="fr" style:country-asian="FR"/>
    </style:style>
    <style:style style:name="T7678" style:parent-style-name="title" style:family="text">
      <style:text-properties fo:font-weight="bold" style:font-weight-asian="bold" fo:font-style="normal" style:font-style-asian="normal"/>
    </style:style>
    <style:style style:name="T7679" style:parent-style-name="title" style:family="text">
      <style:text-properties fo:font-weight="bold" style:font-weight-asian="bold" fo:font-style="normal" style:font-style-asian="normal"/>
    </style:style>
    <style:style style:name="T7680" style:parent-style-name="Policepardéfaut" style:family="text">
      <style:text-properties style:language-asian="fr" style:country-asian="FR"/>
    </style:style>
    <style:style style:name="T7681" style:parent-style-name="Policepardéfaut" style:family="text">
      <style:text-properties fo:font-variant="small-caps" style:language-asian="fr" style:country-asian="FR"/>
    </style:style>
    <style:style style:name="T7682" style:parent-style-name="Policepardéfaut" style:family="text">
      <style:text-properties style:language-asian="fr" style:country-asian="FR"/>
    </style:style>
    <style:style style:name="T7683" style:parent-style-name="Policepardéfaut" style:family="text">
      <style:text-properties style:font-style-complex="italic" style:language-asian="fr" style:country-asian="FR"/>
    </style:style>
    <style:style style:name="T7684" style:parent-style-name="Policepardéfaut" style:family="text">
      <style:text-properties fo:font-style="italic" style:font-style-asian="italic" style:font-style-complex="italic" fo:font-variant="small-caps" style:language-asian="fr" style:country-asian="FR"/>
    </style:style>
    <style:style style:name="T7685" style:parent-style-name="Policepardéfaut" style:family="text">
      <style:text-properties fo:font-style="italic" style:font-style-asian="italic" style:font-style-complex="italic" style:language-asian="fr" style:country-asian="FR"/>
    </style:style>
    <style:style style:name="T7686" style:parent-style-name="Policepardéfaut" style:family="text">
      <style:text-properties fo:font-style="italic" style:font-style-asian="italic" style:font-style-complex="italic" style:language-asian="fr" style:country-asian="FR"/>
    </style:style>
    <style:style style:name="T7687" style:parent-style-name="Policepardéfaut" style:family="text">
      <style:text-properties fo:font-style="italic" style:font-style-asian="italic" style:font-style-complex="italic" style:language-asian="fr" style:country-asian="FR"/>
    </style:style>
    <style:style style:name="T7688" style:parent-style-name="Policepardéfaut" style:family="text">
      <style:text-properties fo:font-style="italic" style:font-style-asian="italic" style:font-style-complex="italic" style:language-asian="fr" style:country-asian="FR"/>
    </style:style>
    <style:style style:name="T7689" style:parent-style-name="Policepardéfaut" style:family="text">
      <style:text-properties fo:font-style="italic" style:font-style-asian="italic" style:font-style-complex="italic" style:language-asian="fr" style:country-asian="FR"/>
    </style:style>
    <style:style style:name="T7690" style:parent-style-name="Policepardéfaut" style:family="text">
      <style:text-properties fo:font-style="italic" style:font-style-asian="italic" style:font-style-complex="italic" style:language-asian="fr" style:country-asian="FR"/>
    </style:style>
    <style:style style:name="T7691" style:parent-style-name="Policepardéfaut" style:family="text">
      <style:text-properties fo:font-style="italic" style:font-style-asian="italic" style:language-asian="fr" style:country-asian="FR"/>
    </style:style>
    <style:style style:name="T7692" style:parent-style-name="Policepardéfaut" style:family="text">
      <style:text-properties style:language-asian="fr" style:country-asian="FR"/>
    </style:style>
    <style:style style:name="T7693" style:parent-style-name="Policepardéfaut" style:family="text">
      <style:text-properties style:language-asian="fr" style:country-asian="FR"/>
    </style:style>
    <style:style style:name="T7694" style:parent-style-name="Policepardéfaut" style:family="text">
      <style:text-properties style:language-asian="fr" style:country-asian="FR"/>
    </style:style>
    <style:style style:name="T7695" style:parent-style-name="Policepardéfaut" style:family="text">
      <style:text-properties style:language-asian="fr" style:country-asian="FR"/>
    </style:style>
    <style:style style:name="T7696" style:parent-style-name="Policepardéfaut" style:family="text">
      <style:text-properties style:text-position="super 66.6%" style:language-asian="fr" style:country-asian="FR"/>
    </style:style>
    <style:style style:name="T7697" style:parent-style-name="Policepardéfaut" style:family="text">
      <style:text-properties style:language-asian="fr" style:country-asian="FR"/>
    </style:style>
    <style:style style:name="T7698" style:parent-style-name="Policepardéfaut" style:family="text">
      <style:text-properties style:language-asian="fr" style:country-asian="FR"/>
    </style:style>
    <style:style style:name="T7699" style:parent-style-name="Policepardéfaut" style:family="text">
      <style:text-properties style:language-asian="fr" style:country-asian="FR"/>
    </style:style>
    <style:style style:name="T7700" style:parent-style-name="Policepardéfaut" style:family="text">
      <style:text-properties style:language-asian="fr" style:country-asian="FR"/>
    </style:style>
    <style:style style:name="T7701" style:parent-style-name="Policepardéfaut" style:family="text">
      <style:text-properties style:language-asian="fr" style:country-asian="FR"/>
    </style:style>
    <style:style style:name="T7702" style:parent-style-name="Policepardéfaut" style:family="text">
      <style:text-properties style:language-asian="fr" style:country-asian="FR"/>
    </style:style>
    <style:style style:name="T7703" style:parent-style-name="Policepardéfaut" style:family="text">
      <style:text-properties style:language-asian="fr" style:country-asian="FR"/>
    </style:style>
    <style:style style:name="T7704" style:parent-style-name="Policepardéfaut" style:family="text">
      <style:text-properties style:language-asian="fr" style:country-asian="FR"/>
    </style:style>
    <style:style style:name="T7705" style:parent-style-name="Policepardéfaut" style:family="text">
      <style:text-properties style:language-asian="fr" style:country-asian="FR"/>
    </style:style>
    <style:style style:name="T7706" style:parent-style-name="Policepardéfaut" style:family="text">
      <style:text-properties style:language-asian="fr" style:country-asian="FR"/>
    </style:style>
    <style:style style:name="T7707" style:parent-style-name="Policepardéfaut" style:family="text">
      <style:text-properties style:language-asian="fr" style:country-asian="FR"/>
    </style:style>
    <style:style style:name="T7708" style:parent-style-name="Policepardéfaut" style:family="text">
      <style:text-properties style:language-asian="fr" style:country-asian="FR"/>
    </style:style>
    <style:style style:name="T7709" style:parent-style-name="Policepardéfaut" style:family="text">
      <style:text-properties style:text-position="super 66.6%" style:language-asian="fr" style:country-asian="FR"/>
    </style:style>
    <style:style style:name="T7710" style:parent-style-name="Policepardéfaut" style:family="text">
      <style:text-properties style:text-position="super 66.6%" style:language-asian="fr" style:country-asian="FR"/>
    </style:style>
    <style:style style:name="T7711" style:parent-style-name="Policepardéfaut" style:family="text">
      <style:text-properties style:language-asian="fr" style:country-asian="FR"/>
    </style:style>
    <style:style style:name="T7712" style:parent-style-name="Policepardéfaut" style:family="text">
      <style:text-properties style:language-asian="fr" style:country-asian="FR"/>
    </style:style>
    <style:style style:name="T7713" style:parent-style-name="Policepardéfaut" style:family="text">
      <style:text-properties style:language-asian="fr" style:country-asian="FR"/>
    </style:style>
    <style:style style:name="T7714" style:parent-style-name="Policepardéfaut" style:family="text">
      <style:text-properties style:language-asian="fr" style:country-asian="FR"/>
    </style:style>
    <style:style style:name="T7715" style:parent-style-name="Policepardéfaut" style:family="text">
      <style:text-properties style:language-asian="fr" style:country-asian="FR"/>
    </style:style>
    <style:style style:name="T7716" style:parent-style-name="Policepardéfaut" style:family="text">
      <style:text-properties style:language-asian="fr" style:country-asian="FR"/>
    </style:style>
    <style:style style:name="T7717" style:parent-style-name="Policepardéfaut" style:family="text">
      <style:text-properties style:language-asian="fr" style:country-asian="FR"/>
    </style:style>
    <style:style style:name="T7718" style:parent-style-name="Policepardéfaut" style:family="text">
      <style:text-properties style:language-asian="fr" style:country-asian="FR"/>
    </style:style>
    <style:style style:name="T7719" style:parent-style-name="Policepardéfaut" style:family="text">
      <style:text-properties style:language-asian="fr" style:country-asian="FR"/>
    </style:style>
    <style:style style:name="T7720" style:parent-style-name="Policepardéfaut" style:family="text">
      <style:text-properties style:text-position="super 66.6%" style:language-asian="fr" style:country-asian="FR"/>
    </style:style>
    <style:style style:name="T7721" style:parent-style-name="Policepardéfaut" style:family="text">
      <style:text-properties style:language-asian="fr" style:country-asian="FR"/>
    </style:style>
    <style:style style:name="T7722" style:parent-style-name="Policepardéfaut" style:family="text">
      <style:text-properties fo:font-style="italic" style:font-style-asian="italic" style:font-style-complex="italic" style:language-asian="fr" style:country-asian="FR"/>
    </style:style>
    <style:style style:name="T7723" style:parent-style-name="Policepardéfaut" style:family="text">
      <style:text-properties style:language-asian="fr" style:country-asian="FR"/>
    </style:style>
    <style:style style:name="T7724" style:parent-style-name="Policepardéfaut" style:family="text">
      <style:text-properties style:language-asian="fr" style:country-asian="FR"/>
    </style:style>
    <style:style style:name="T7725" style:parent-style-name="Policepardéfaut" style:family="text">
      <style:text-properties style:language-asian="fr" style:country-asian="FR"/>
    </style:style>
    <style:style style:name="T7726" style:parent-style-name="Policepardéfaut" style:family="text">
      <style:text-properties style:language-asian="fr" style:country-asian="FR"/>
    </style:style>
    <style:style style:name="T7727" style:parent-style-name="Policepardéfaut" style:family="text">
      <style:text-properties style:language-asian="fr" style:country-asian="FR"/>
    </style:style>
    <style:style style:name="T7728" style:parent-style-name="Policepardéfaut" style:family="text">
      <style:text-properties fo:font-style="italic" style:font-style-asian="italic" style:font-style-complex="italic" style:language-asian="fr" style:country-asian="FR"/>
    </style:style>
    <style:style style:name="T7729" style:parent-style-name="Policepardéfaut" style:family="text">
      <style:text-properties style:language-asian="fr" style:country-asian="FR"/>
    </style:style>
    <style:style style:name="T7730" style:parent-style-name="Policepardéfaut" style:family="text">
      <style:text-properties style:language-asian="fr" style:country-asian="FR"/>
    </style:style>
    <style:style style:name="T7731" style:parent-style-name="Policepardéfaut" style:family="text">
      <style:text-properties style:language-asian="fr" style:country-asian="FR"/>
    </style:style>
    <style:style style:name="T7732" style:parent-style-name="Policepardéfaut" style:family="text">
      <style:text-properties style:language-asian="fr" style:country-asian="FR"/>
    </style:style>
    <style:style style:name="T7733" style:parent-style-name="Policepardéfaut" style:family="text">
      <style:text-properties style:language-asian="fr" style:country-asian="FR"/>
    </style:style>
    <style:style style:name="T7734" style:parent-style-name="Policepardéfaut" style:family="text">
      <style:text-properties style:language-asian="fr" style:country-asian="FR"/>
    </style:style>
    <style:style style:name="T7735" style:parent-style-name="Policepardéfaut" style:family="text">
      <style:text-properties style:language-asian="fr" style:country-asian="FR"/>
    </style:style>
    <style:style style:name="T7736" style:parent-style-name="Policepardéfaut" style:family="text">
      <style:text-properties style:language-asian="fr" style:country-asian="FR"/>
    </style:style>
    <style:style style:name="T7737" style:parent-style-name="Policepardéfaut" style:family="text">
      <style:text-properties style:language-asian="fr" style:country-asian="FR"/>
    </style:style>
    <style:style style:name="T7738" style:parent-style-name="Policepardéfaut" style:family="text">
      <style:text-properties style:language-asian="fr" style:country-asian="FR"/>
    </style:style>
    <style:style style:name="T7739" style:parent-style-name="Policepardéfaut" style:family="text">
      <style:text-properties style:language-asian="fr" style:country-asian="FR"/>
    </style:style>
    <style:style style:name="T7740" style:parent-style-name="Policepardéfaut" style:family="text">
      <style:text-properties style:language-asian="fr" style:country-asian="FR"/>
    </style:style>
    <style:style style:name="T7741" style:parent-style-name="Policepardéfaut" style:family="text">
      <style:text-properties style:language-asian="fr" style:country-asian="FR"/>
    </style:style>
    <style:style style:name="T7742" style:parent-style-name="Policepardéfaut" style:family="text">
      <style:text-properties style:text-position="super 66.6%" style:language-asian="fr" style:country-asian="FR"/>
    </style:style>
    <style:style style:name="T7743" style:parent-style-name="Policepardéfaut" style:family="text">
      <style:text-properties style:language-asian="fr" style:country-asian="FR"/>
    </style:style>
    <style:style style:name="T7744" style:parent-style-name="Policepardéfaut" style:family="text">
      <style:text-properties style:language-asian="fr" style:country-asian="FR"/>
    </style:style>
    <style:style style:name="T7745" style:parent-style-name="Policepardéfaut" style:family="text">
      <style:text-properties fo:font-style="italic" style:font-style-asian="italic" style:font-style-complex="italic" style:language-asian="fr" style:country-asian="FR"/>
    </style:style>
    <style:style style:name="T7746" style:parent-style-name="Policepardéfaut" style:family="text">
      <style:text-properties style:language-asian="fr" style:country-asian="FR"/>
    </style:style>
    <style:style style:name="T7747" style:parent-style-name="Policepardéfaut" style:family="text">
      <style:text-properties style:language-asian="fr" style:country-asian="FR"/>
    </style:style>
    <style:style style:name="T7748" style:parent-style-name="Policepardéfaut" style:family="text">
      <style:text-properties style:language-asian="fr" style:country-asian="FR"/>
    </style:style>
    <style:style style:name="T7749" style:parent-style-name="Policepardéfaut" style:family="text">
      <style:text-properties style:language-asian="fr" style:country-asian="FR"/>
    </style:style>
    <style:style style:name="T7750" style:parent-style-name="Policepardéfaut" style:family="text">
      <style:text-properties style:language-asian="fr" style:country-asian="FR"/>
    </style:style>
    <style:style style:name="T7751" style:parent-style-name="Policepardéfaut" style:family="text">
      <style:text-properties style:language-asian="fr" style:country-asian="FR"/>
    </style:style>
    <style:style style:name="T7752" style:parent-style-name="Policepardéfaut" style:family="text">
      <style:text-properties style:language-asian="fr" style:country-asian="FR"/>
    </style:style>
    <style:style style:name="T7753" style:parent-style-name="Policepardéfaut" style:family="text">
      <style:text-properties style:language-asian="fr" style:country-asian="FR"/>
    </style:style>
    <style:style style:name="T7754" style:parent-style-name="Policepardéfaut" style:family="text">
      <style:text-properties style:language-asian="fr" style:country-asian="FR"/>
    </style:style>
    <style:style style:name="T7755" style:parent-style-name="Policepardéfaut" style:family="text">
      <style:text-properties style:language-asian="fr" style:country-asian="FR"/>
    </style:style>
    <style:style style:name="T7756" style:parent-style-name="Policepardéfaut" style:family="text">
      <style:text-properties style:language-asian="fr" style:country-asian="FR"/>
    </style:style>
    <style:style style:name="T7757" style:parent-style-name="Policepardéfaut" style:family="text">
      <style:text-properties style:language-asian="fr" style:country-asian="FR"/>
    </style:style>
    <style:style style:name="T7758" style:parent-style-name="Policepardéfaut" style:family="text">
      <style:text-properties style:language-asian="fr" style:country-asian="FR"/>
    </style:style>
    <style:style style:name="T7759" style:parent-style-name="Policepardéfaut" style:family="text">
      <style:text-properties style:language-asian="fr" style:country-asian="FR"/>
    </style:style>
    <style:style style:name="T7760" style:parent-style-name="Policepardéfaut" style:family="text">
      <style:text-properties style:language-asian="fr" style:country-asian="FR"/>
    </style:style>
    <style:style style:name="T7761" style:parent-style-name="Policepardéfaut" style:family="text">
      <style:text-properties style:language-asian="fr" style:country-asian="FR"/>
    </style:style>
    <style:style style:name="T7762" style:parent-style-name="Policepardéfaut" style:family="text">
      <style:text-properties style:language-asian="fr" style:country-asian="FR"/>
    </style:style>
    <style:style style:name="P7763" style:parent-style-name="byline" style:family="paragraph">
      <style:text-properties fo:font-style="italic" style:font-style-asian="italic"/>
    </style:style>
    <style:style style:name="T7764" style:parent-style-name="Policepardéfaut" style:family="text">
      <style:text-properties style:language-asian="fr" style:country-asian="FR"/>
    </style:style>
    <style:style style:name="T7765" style:parent-style-name="Policepardéfaut" style:family="text">
      <style:text-properties style:text-position="super 65.9%" style:language-asian="fr" style:country-asian="FR"/>
    </style:style>
    <style:style style:name="T7766" style:parent-style-name="Policepardéfaut" style:family="text">
      <style:text-properties style:language-asian="fr" style:country-asian="FR"/>
    </style:style>
    <style:style style:name="T7767" style:parent-style-name="Policepardéfaut" style:family="text">
      <style:text-properties style:text-position="super 63.6%"/>
    </style:style>
    <style:style style:name="T7768" style:parent-style-name="Policepardéfaut" style:family="text">
      <style:text-properties fo:font-style="italic" style:font-style-asian="italic"/>
    </style:style>
    <style:style style:name="T7769" style:parent-style-name="Policepardéfaut" style:family="text">
      <style:text-properties style:language-asian="fr" style:country-asian="FR"/>
    </style:style>
    <style:style style:name="T7770" style:parent-style-name="Policepardéfaut" style:family="text">
      <style:text-properties style:language-asian="fr" style:country-asian="FR"/>
    </style:style>
    <style:style style:name="T7771" style:parent-style-name="title" style:family="text">
      <style:text-properties fo:font-weight="bold" style:font-weight-asian="bold" fo:font-style="normal" style:font-style-asian="normal"/>
    </style:style>
    <style:style style:name="T7772" style:parent-style-name="title" style:family="text">
      <style:text-properties fo:font-weight="bold" style:font-weight-asian="bold" fo:font-style="normal" style:font-style-asian="normal"/>
    </style:style>
    <style:style style:name="T7773" style:parent-style-name="title" style:family="text">
      <style:text-properties fo:font-weight="bold" style:font-weight-asian="bold" fo:font-style="normal" style:font-style-asian="normal"/>
    </style:style>
    <style:style style:name="T7774" style:parent-style-name="Policepardéfaut" style:family="text">
      <style:text-properties style:font-size-complex="12pt" style:language-asian="fr" style:country-asian="FR"/>
    </style:style>
    <style:style style:name="T7775" style:parent-style-name="Policepardéfaut" style:family="text">
      <style:text-properties fo:font-variant="small-caps" style:font-size-complex="12pt" style:language-asian="fr" style:country-asian="FR"/>
    </style:style>
    <style:style style:name="T7776" style:parent-style-name="Policepardéfaut" style:family="text">
      <style:text-properties style:font-size-complex="12pt" style:language-asian="fr" style:country-asian="FR"/>
    </style:style>
    <style:style style:name="T7777" style:parent-style-name="Policepardéfaut" style:family="text">
      <style:text-properties style:font-size-complex="12pt" style:language-asian="fr" style:country-asian="FR"/>
    </style:style>
    <style:style style:name="T7778" style:parent-style-name="Policepardéfaut" style:family="text">
      <style:text-properties fo:font-style="italic" style:font-style-asian="italic" style:font-style-complex="italic" style:font-size-complex="12pt" style:language-asian="fr" style:country-asian="FR"/>
    </style:style>
    <style:style style:name="T7779" style:parent-style-name="Policepardéfaut" style:family="text">
      <style:text-properties style:font-size-complex="12pt" style:language-asian="fr" style:country-asian="FR"/>
    </style:style>
    <style:style style:name="T7780" style:parent-style-name="Policepardéfaut" style:family="text">
      <style:text-properties style:font-size-complex="12pt" style:language-asian="fr" style:country-asian="FR"/>
    </style:style>
    <style:style style:name="T7781" style:parent-style-name="Policepardéfaut" style:family="text">
      <style:text-properties style:font-size-complex="12pt" style:language-asian="fr" style:country-asian="FR"/>
    </style:style>
    <style:style style:name="T7782" style:parent-style-name="Policepardéfaut" style:family="text">
      <style:text-properties style:font-size-complex="12pt" style:language-asian="fr" style:country-asian="FR"/>
    </style:style>
    <style:style style:name="T7783" style:parent-style-name="Policepardéfaut" style:family="text">
      <style:text-properties style:font-size-complex="12pt" style:language-asian="fr" style:country-asian="FR"/>
    </style:style>
    <style:style style:name="T7784" style:parent-style-name="Policepardéfaut" style:family="text">
      <style:text-properties style:font-size-complex="12pt" style:language-asian="fr" style:country-asian="FR"/>
    </style:style>
    <style:style style:name="T7785" style:parent-style-name="Policepardéfaut" style:family="text">
      <style:text-properties style:font-size-complex="12pt" style:language-asian="fr" style:country-asian="FR"/>
    </style:style>
    <style:style style:name="T7786" style:parent-style-name="Policepardéfaut" style:family="text">
      <style:text-properties style:font-size-complex="12pt" style:language-asian="fr" style:country-asian="FR"/>
    </style:style>
    <style:style style:name="T7787" style:parent-style-name="Policepardéfaut" style:family="text">
      <style:text-properties style:font-size-complex="12pt" style:language-asian="fr" style:country-asian="FR"/>
    </style:style>
    <style:style style:name="T7788" style:parent-style-name="Policepardéfaut" style:family="text">
      <style:text-properties style:font-size-complex="12pt" style:language-asian="fr" style:country-asian="FR"/>
    </style:style>
    <style:style style:name="T7789" style:parent-style-name="Policepardéfaut" style:family="text">
      <style:text-properties style:font-size-complex="12pt" style:language-asian="fr" style:country-asian="FR"/>
    </style:style>
    <style:style style:name="T7790" style:parent-style-name="Policepardéfaut" style:family="text">
      <style:text-properties style:font-size-complex="12pt" style:language-asian="fr" style:country-asian="FR"/>
    </style:style>
    <style:style style:name="T7791" style:parent-style-name="Policepardéfaut" style:family="text">
      <style:text-properties style:font-size-complex="12pt" style:language-asian="fr" style:country-asian="FR"/>
    </style:style>
    <style:style style:name="T7792" style:parent-style-name="Policepardéfaut" style:family="text">
      <style:text-properties style:font-size-complex="12pt" style:language-asian="fr" style:country-asian="FR"/>
    </style:style>
    <style:style style:name="T7793" style:parent-style-name="Policepardéfaut" style:family="text">
      <style:text-properties style:font-size-complex="12pt" style:language-asian="fr" style:country-asian="FR"/>
    </style:style>
    <style:style style:name="T7794" style:parent-style-name="Policepardéfaut" style:family="text">
      <style:text-properties style:font-size-complex="12pt" style:language-asian="fr" style:country-asian="FR"/>
    </style:style>
    <style:style style:name="T7795" style:parent-style-name="Policepardéfaut" style:family="text">
      <style:text-properties style:font-size-complex="12pt" style:language-asian="fr" style:country-asian="FR"/>
    </style:style>
    <style:style style:name="T7796" style:parent-style-name="Policepardéfaut" style:family="text">
      <style:text-properties style:font-size-complex="12pt" style:language-asian="fr" style:country-asian="FR"/>
    </style:style>
    <style:style style:name="T7797" style:parent-style-name="Policepardéfaut" style:family="text">
      <style:text-properties style:font-size-complex="12pt" style:language-asian="fr" style:country-asian="FR"/>
    </style:style>
    <style:style style:name="T7798" style:parent-style-name="Policepardéfaut" style:family="text">
      <style:text-properties style:font-size-complex="12pt" style:language-asian="fr" style:country-asian="FR"/>
    </style:style>
    <style:style style:name="T7799" style:parent-style-name="Policepardéfaut" style:family="text">
      <style:text-properties style:font-size-complex="12pt" style:language-asian="fr" style:country-asian="FR"/>
    </style:style>
    <style:style style:name="T7800" style:parent-style-name="Policepardéfaut" style:family="text">
      <style:text-properties style:font-size-complex="12pt" style:language-asian="fr" style:country-asian="FR"/>
    </style:style>
    <style:style style:name="T7801" style:parent-style-name="Policepardéfaut" style:family="text">
      <style:text-properties style:font-size-complex="12pt" style:language-asian="fr" style:country-asian="FR"/>
    </style:style>
    <style:style style:name="T7802" style:parent-style-name="Policepardéfaut" style:family="text">
      <style:text-properties style:font-size-complex="12pt" style:language-asian="fr" style:country-asian="FR"/>
    </style:style>
    <style:style style:name="T7803" style:parent-style-name="Policepardéfaut" style:family="text">
      <style:text-properties style:font-size-complex="12pt" style:language-asian="fr" style:country-asian="FR"/>
    </style:style>
    <style:style style:name="T7804" style:parent-style-name="Policepardéfaut" style:family="text">
      <style:text-properties style:font-size-complex="12pt" style:language-asian="fr" style:country-asian="FR"/>
    </style:style>
    <style:style style:name="T7805" style:parent-style-name="Policepardéfaut" style:family="text">
      <style:text-properties style:font-size-complex="12pt" style:language-asian="fr" style:country-asian="FR"/>
    </style:style>
    <style:style style:name="T7806" style:parent-style-name="Policepardéfaut" style:family="text">
      <style:text-properties style:font-size-complex="12pt" style:language-asian="fr" style:country-asian="FR"/>
    </style:style>
    <style:style style:name="T7807" style:parent-style-name="Policepardéfaut" style:family="text">
      <style:text-properties style:font-size-complex="12pt" style:language-asian="fr" style:country-asian="FR"/>
    </style:style>
    <style:style style:name="T7808" style:parent-style-name="Policepardéfaut" style:family="text">
      <style:text-properties style:font-size-complex="12pt" style:language-asian="fr" style:country-asian="FR"/>
    </style:style>
    <style:style style:name="T7809" style:parent-style-name="Policepardéfaut" style:family="text">
      <style:text-properties style:font-size-complex="12pt" style:language-asian="fr" style:country-asian="FR"/>
    </style:style>
    <style:style style:name="T7810" style:parent-style-name="Policepardéfaut" style:family="text">
      <style:text-properties style:font-size-complex="12pt" style:language-asian="fr" style:country-asian="FR"/>
    </style:style>
    <style:style style:name="T7811" style:parent-style-name="Policepardéfaut" style:family="text">
      <style:text-properties style:font-size-complex="12pt" style:language-asian="fr" style:country-asian="FR"/>
    </style:style>
    <style:style style:name="T7812" style:parent-style-name="Policepardéfaut" style:family="text">
      <style:text-properties style:font-size-complex="12pt" style:language-asian="fr" style:country-asian="FR"/>
    </style:style>
    <style:style style:name="T7813" style:parent-style-name="Policepardéfaut" style:family="text">
      <style:text-properties style:font-size-complex="12pt" style:language-asian="fr" style:country-asian="FR"/>
    </style:style>
    <style:style style:name="T7814" style:parent-style-name="Policepardéfaut" style:family="text">
      <style:text-properties style:font-size-complex="12pt" style:language-asian="fr" style:country-asian="FR"/>
    </style:style>
    <style:style style:name="T7815" style:parent-style-name="Policepardéfaut" style:family="text">
      <style:text-properties style:font-size-complex="12pt" style:language-asian="fr" style:country-asian="FR"/>
    </style:style>
    <style:style style:name="T7816" style:parent-style-name="Policepardéfaut" style:family="text">
      <style:text-properties style:font-size-complex="12pt" style:language-asian="fr" style:country-asian="FR"/>
    </style:style>
    <style:style style:name="T7817" style:parent-style-name="Policepardéfaut" style:family="text">
      <style:text-properties style:font-size-complex="12pt" style:language-asian="fr" style:country-asian="FR"/>
    </style:style>
    <style:style style:name="T7818" style:parent-style-name="Policepardéfaut" style:family="text">
      <style:text-properties style:font-size-complex="12pt" style:language-asian="fr" style:country-asian="FR"/>
    </style:style>
    <style:style style:name="T7819" style:parent-style-name="Policepardéfaut" style:family="text">
      <style:text-properties style:font-size-complex="12pt" style:language-asian="fr" style:country-asian="FR"/>
    </style:style>
    <style:style style:name="T7820" style:parent-style-name="Policepardéfaut" style:family="text">
      <style:text-properties style:font-size-complex="12pt" style:language-asian="fr" style:country-asian="FR"/>
    </style:style>
    <style:style style:name="T7821" style:parent-style-name="Policepardéfaut" style:family="text">
      <style:text-properties style:font-size-complex="12pt" style:language-asian="fr" style:country-asian="FR"/>
    </style:style>
    <style:style style:name="T7822" style:parent-style-name="Policepardéfaut" style:family="text">
      <style:text-properties style:font-size-complex="12pt" style:language-asian="fr" style:country-asian="FR"/>
    </style:style>
    <style:style style:name="T7823" style:parent-style-name="Policepardéfaut" style:family="text">
      <style:text-properties style:font-size-complex="12pt" style:language-asian="fr" style:country-asian="FR"/>
    </style:style>
    <style:style style:name="T7824" style:parent-style-name="Policepardéfaut" style:family="text">
      <style:text-properties style:font-size-complex="12pt" style:language-asian="fr" style:country-asian="FR"/>
    </style:style>
    <style:style style:name="T7825" style:parent-style-name="Policepardéfaut" style:family="text">
      <style:text-properties style:font-size-complex="12pt" style:language-asian="fr" style:country-asian="FR"/>
    </style:style>
    <style:style style:name="P7826" style:parent-style-name="Corpsdetexte" style:family="paragraph">
      <style:text-properties style:font-size-complex="12pt" style:language-asian="fr" style:country-asian="FR"/>
    </style:style>
    <style:style style:name="T7827" style:parent-style-name="title" style:family="text">
      <style:text-properties fo:font-weight="bold" style:font-weight-asian="bold" fo:font-style="normal" style:font-style-asian="normal"/>
    </style:style>
    <style:style style:name="T7828" style:parent-style-name="Policepardéfaut" style:family="text">
      <style:text-properties style:font-size-complex="12pt" style:language-asian="fr" style:country-asian="FR"/>
    </style:style>
    <style:style style:name="T7829" style:parent-style-name="Policepardéfaut" style:family="text">
      <style:text-properties fo:font-variant="small-caps" style:font-size-complex="12pt" style:language-asian="fr" style:country-asian="FR"/>
    </style:style>
    <style:style style:name="T7830" style:parent-style-name="Policepardéfaut" style:family="text">
      <style:text-properties style:font-size-complex="12pt" style:language-asian="fr" style:country-asian="FR"/>
    </style:style>
    <style:style style:name="T7831" style:parent-style-name="Policepardéfaut" style:family="text">
      <style:text-properties style:font-size-complex="12pt" style:language-asian="fr" style:country-asian="FR"/>
    </style:style>
    <style:style style:name="T7832" style:parent-style-name="Policepardéfaut" style:family="text">
      <style:text-properties fo:font-style="italic" style:font-style-asian="italic" style:font-style-complex="italic" style:font-size-complex="12pt" style:language-asian="fr" style:country-asian="FR"/>
    </style:style>
    <style:style style:name="T7833" style:parent-style-name="Policepardéfaut" style:family="text">
      <style:text-properties fo:font-style="italic" style:font-style-asian="italic" style:font-style-complex="italic" style:font-size-complex="12pt" style:language-asian="fr" style:country-asian="FR"/>
    </style:style>
    <style:style style:name="T7834" style:parent-style-name="Policepardéfaut" style:family="text">
      <style:text-properties style:font-style-complex="italic" style:font-size-complex="12pt" style:language-asian="fr" style:country-asian="FR"/>
    </style:style>
    <style:style style:name="T7835" style:parent-style-name="Policepardéfaut" style:family="text">
      <style:text-properties fo:font-style="italic" style:font-style-asian="italic" style:font-style-complex="italic" style:font-size-complex="12pt" style:language-asian="fr" style:country-asian="FR"/>
    </style:style>
    <style:style style:name="T7836" style:parent-style-name="Policepardéfaut" style:family="text">
      <style:text-properties style:font-size-complex="12pt" style:language-asian="fr" style:country-asian="FR"/>
    </style:style>
    <style:style style:name="T7837" style:parent-style-name="Policepardéfaut" style:family="text">
      <style:text-properties style:font-size-complex="12pt" style:language-asian="fr" style:country-asian="FR"/>
    </style:style>
    <style:style style:name="T7838" style:parent-style-name="Policepardéfaut" style:family="text">
      <style:text-properties style:font-size-complex="12pt" style:language-asian="fr" style:country-asian="FR"/>
    </style:style>
    <style:style style:name="T7839" style:parent-style-name="Policepardéfaut" style:family="text">
      <style:text-properties style:font-size-complex="12pt" style:language-asian="fr" style:country-asian="FR"/>
    </style:style>
    <style:style style:name="T7840" style:parent-style-name="Policepardéfaut" style:family="text">
      <style:text-properties style:font-size-complex="12pt" style:language-asian="fr" style:country-asian="FR"/>
    </style:style>
    <style:style style:name="T7841" style:parent-style-name="Policepardéfaut" style:family="text">
      <style:text-properties style:font-style-complex="italic" style:font-size-complex="12pt" style:language-asian="fr" style:country-asian="FR"/>
    </style:style>
    <style:style style:name="T7842" style:parent-style-name="Policepardéfaut" style:family="text">
      <style:text-properties style:font-size-complex="12pt" style:language-asian="fr" style:country-asian="FR"/>
    </style:style>
    <style:style style:name="T7843" style:parent-style-name="Policepardéfaut" style:family="text">
      <style:text-properties style:font-size-complex="12pt" style:language-asian="fr" style:country-asian="FR"/>
    </style:style>
    <style:style style:name="T7844" style:parent-style-name="Policepardéfaut" style:family="text">
      <style:text-properties style:font-style-complex="italic" style:font-size-complex="12pt" style:language-asian="fr" style:country-asian="FR"/>
    </style:style>
    <style:style style:name="T7845" style:parent-style-name="Policepardéfaut" style:family="text">
      <style:text-properties style:font-size-complex="12pt" style:language-asian="fr" style:country-asian="FR"/>
    </style:style>
    <style:style style:name="T7846" style:parent-style-name="Policepardéfaut" style:family="text">
      <style:text-properties style:font-size-complex="12pt" style:language-asian="fr" style:country-asian="FR"/>
    </style:style>
    <style:style style:name="T7847" style:parent-style-name="Policepardéfaut" style:family="text">
      <style:text-properties style:font-size-complex="12pt" style:language-asian="fr" style:country-asian="FR"/>
    </style:style>
    <style:style style:name="T7848" style:parent-style-name="Policepardéfaut" style:family="text">
      <style:text-properties style:font-size-complex="12pt" style:language-asian="fr" style:country-asian="FR"/>
    </style:style>
    <style:style style:name="T7849" style:parent-style-name="Policepardéfaut" style:family="text">
      <style:text-properties style:font-size-complex="12pt" style:language-asian="fr" style:country-asian="FR"/>
    </style:style>
    <style:style style:name="T7850" style:parent-style-name="Policepardéfaut" style:family="text">
      <style:text-properties style:font-size-complex="12pt" style:language-asian="fr" style:country-asian="FR"/>
    </style:style>
    <style:style style:name="T7851" style:parent-style-name="Policepardéfaut" style:family="text">
      <style:text-properties style:font-size-complex="12pt" style:language-asian="fr" style:country-asian="FR"/>
    </style:style>
    <style:style style:name="T7852" style:parent-style-name="Policepardéfaut" style:family="text">
      <style:text-properties style:font-size-complex="12pt" style:language-asian="fr" style:country-asian="FR"/>
    </style:style>
    <style:style style:name="T7853" style:parent-style-name="Policepardéfaut" style:family="text">
      <style:text-properties style:font-size-complex="12pt" style:language-asian="fr" style:country-asian="FR"/>
    </style:style>
    <style:style style:name="T7854" style:parent-style-name="Policepardéfaut" style:family="text">
      <style:text-properties style:font-size-complex="12pt" style:language-asian="fr" style:country-asian="FR"/>
    </style:style>
    <style:style style:name="T7855" style:parent-style-name="Policepardéfaut" style:family="text">
      <style:text-properties style:font-size-complex="12pt" style:language-asian="fr" style:country-asian="FR"/>
    </style:style>
    <style:style style:name="T7856" style:parent-style-name="Policepardéfaut" style:family="text">
      <style:text-properties fo:font-style="italic" style:font-style-asian="italic" style:font-style-complex="italic" style:font-size-complex="12pt" style:language-asian="fr" style:country-asian="FR"/>
    </style:style>
    <style:style style:name="T7857" style:parent-style-name="Policepardéfaut" style:family="text">
      <style:text-properties style:font-size-complex="12pt" style:language-asian="fr" style:country-asian="FR"/>
    </style:style>
    <style:style style:name="T7858" style:parent-style-name="Policepardéfaut" style:family="text">
      <style:text-properties style:font-size-complex="12pt" style:language-asian="fr" style:country-asian="FR"/>
    </style:style>
    <style:style style:name="T7859" style:parent-style-name="Policepardéfaut" style:family="text">
      <style:text-properties style:font-style-complex="italic" style:font-size-complex="12pt" style:language-asian="fr" style:country-asian="FR"/>
    </style:style>
    <style:style style:name="T7860" style:parent-style-name="Policepardéfaut" style:family="text">
      <style:text-properties style:font-style-complex="italic" style:font-size-complex="12pt" style:language-asian="fr" style:country-asian="FR"/>
    </style:style>
    <style:style style:name="T7861" style:parent-style-name="Policepardéfaut" style:family="text">
      <style:text-properties style:font-style-complex="italic" style:font-size-complex="12pt" style:language-asian="fr" style:country-asian="FR"/>
    </style:style>
    <style:style style:name="T7862" style:parent-style-name="Policepardéfaut" style:family="text">
      <style:text-properties style:font-size-complex="12pt" style:language-asian="fr" style:country-asian="FR"/>
    </style:style>
    <style:style style:name="T7863" style:parent-style-name="Policepardéfaut" style:family="text">
      <style:text-properties style:font-size-complex="12pt" style:language-asian="fr" style:country-asian="FR"/>
    </style:style>
    <style:style style:name="T7864" style:parent-style-name="Policepardéfaut" style:family="text">
      <style:text-properties style:font-size-complex="12pt" style:language-asian="fr" style:country-asian="FR"/>
    </style:style>
    <style:style style:name="T7865" style:parent-style-name="Policepardéfaut" style:family="text">
      <style:text-properties style:font-size-complex="12pt" style:language-asian="fr" style:country-asian="FR"/>
    </style:style>
    <style:style style:name="T7866" style:parent-style-name="Policepardéfaut" style:family="text">
      <style:text-properties style:font-size-complex="12pt" style:language-asian="fr" style:country-asian="FR"/>
    </style:style>
    <style:style style:name="T7867" style:parent-style-name="Policepardéfaut" style:family="text">
      <style:text-properties style:font-size-complex="12pt" style:language-asian="fr" style:country-asian="FR"/>
    </style:style>
    <style:style style:name="T7868" style:parent-style-name="Policepardéfaut" style:family="text">
      <style:text-properties style:font-size-complex="12pt" style:language-asian="fr" style:country-asian="FR"/>
    </style:style>
    <style:style style:name="T7869" style:parent-style-name="Policepardéfaut" style:family="text">
      <style:text-properties style:font-size-complex="12pt" style:language-asian="fr" style:country-asian="FR"/>
    </style:style>
    <style:style style:name="T7870" style:parent-style-name="Policepardéfaut" style:family="text">
      <style:text-properties style:font-size-complex="12pt" style:language-asian="fr" style:country-asian="FR"/>
    </style:style>
    <style:style style:name="T7871" style:parent-style-name="Policepardéfaut" style:family="text">
      <style:text-properties style:font-size-complex="12pt" style:language-asian="fr" style:country-asian="FR"/>
    </style:style>
    <style:style style:name="T7872" style:parent-style-name="Policepardéfaut" style:family="text">
      <style:text-properties style:font-size-complex="12pt" style:language-asian="fr" style:country-asian="FR"/>
    </style:style>
    <style:style style:name="T7873" style:parent-style-name="Policepardéfaut" style:family="text">
      <style:text-properties style:font-size-complex="12pt" style:language-asian="fr" style:country-asian="FR"/>
    </style:style>
    <style:style style:name="T7874" style:parent-style-name="Policepardéfaut" style:family="text">
      <style:text-properties style:font-size-complex="12pt" style:language-asian="fr" style:country-asian="FR"/>
    </style:style>
    <style:style style:name="T7875" style:parent-style-name="Policepardéfaut" style:family="text">
      <style:text-properties style:font-size-complex="12pt" style:language-asian="fr" style:country-asian="FR"/>
    </style:style>
    <style:style style:name="P7876" style:parent-style-name="Corpsdetexte" style:family="paragraph">
      <style:text-properties style:font-size-complex="12pt" style:language-asian="fr" style:country-asian="FR"/>
    </style:style>
    <style:style style:name="T7877" style:parent-style-name="title" style:family="text">
      <style:text-properties fo:font-weight="bold" style:font-weight-asian="bold" fo:font-style="normal" style:font-style-asian="normal"/>
    </style:style>
    <style:style style:name="T7878" style:parent-style-name="Policepardéfaut" style:family="text">
      <style:text-properties style:font-size-complex="12pt" style:language-asian="fr" style:country-asian="FR"/>
    </style:style>
    <style:style style:name="T7879" style:parent-style-name="Policepardéfaut" style:family="text">
      <style:text-properties fo:font-variant="small-caps" style:font-size-complex="12pt" style:language-asian="fr" style:country-asian="FR"/>
    </style:style>
    <style:style style:name="T7880" style:parent-style-name="Policepardéfaut" style:family="text">
      <style:text-properties style:font-size-complex="12pt" style:language-asian="fr" style:country-asian="FR"/>
    </style:style>
    <style:style style:name="T7881" style:parent-style-name="Policepardéfaut" style:family="text">
      <style:text-properties style:font-size-complex="12pt" style:language-asian="fr" style:country-asian="FR"/>
    </style:style>
    <style:style style:name="T7882" style:parent-style-name="Policepardéfaut" style:family="text">
      <style:text-properties fo:font-style="italic" style:font-style-asian="italic" style:font-style-complex="italic" style:font-size-complex="12pt" style:language-asian="fr" style:country-asian="FR"/>
    </style:style>
    <style:style style:name="T7883" style:parent-style-name="Policepardéfaut" style:family="text">
      <style:text-properties fo:font-style="italic" style:font-style-asian="italic" style:font-style-complex="italic" style:font-size-complex="12pt" style:language-asian="fr" style:country-asian="FR"/>
    </style:style>
    <style:style style:name="T7884" style:parent-style-name="Policepardéfaut" style:family="text">
      <style:text-properties style:font-size-complex="12pt" style:language-asian="fr" style:country-asian="FR"/>
    </style:style>
    <style:style style:name="T7885" style:parent-style-name="Policepardéfaut" style:family="text">
      <style:text-properties style:font-size-complex="12pt" style:language-asian="fr" style:country-asian="FR"/>
    </style:style>
    <style:style style:name="T7886" style:parent-style-name="Policepardéfaut" style:family="text">
      <style:text-properties style:font-size-complex="12pt" style:language-asian="fr" style:country-asian="FR"/>
    </style:style>
    <style:style style:name="T7887" style:parent-style-name="Policepardéfaut" style:family="text">
      <style:text-properties style:font-size-complex="12pt" style:language-asian="fr" style:country-asian="FR"/>
    </style:style>
    <style:style style:name="T7888" style:parent-style-name="Policepardéfaut" style:family="text">
      <style:text-properties style:font-size-complex="12pt" style:language-asian="fr" style:country-asian="FR"/>
    </style:style>
    <style:style style:name="T7889" style:parent-style-name="Policepardéfaut" style:family="text">
      <style:text-properties style:font-size-complex="12pt" style:language-asian="fr" style:country-asian="FR"/>
    </style:style>
    <style:style style:name="T7890" style:parent-style-name="Policepardéfaut" style:family="text">
      <style:text-properties style:font-size-complex="12pt" style:language-asian="fr" style:country-asian="FR"/>
    </style:style>
    <style:style style:name="T7891" style:parent-style-name="Policepardéfaut" style:family="text">
      <style:text-properties style:font-size-complex="12pt" style:language-asian="fr" style:country-asian="FR"/>
    </style:style>
    <style:style style:name="T7892" style:parent-style-name="Policepardéfaut" style:family="text">
      <style:text-properties style:font-size-complex="12pt" style:language-asian="fr" style:country-asian="FR"/>
    </style:style>
    <style:style style:name="T7893" style:parent-style-name="Policepardéfaut" style:family="text">
      <style:text-properties style:font-size-complex="12pt" style:language-asian="fr" style:country-asian="FR"/>
    </style:style>
    <style:style style:name="T7894" style:parent-style-name="Policepardéfaut" style:family="text">
      <style:text-properties style:font-size-complex="12pt" style:language-asian="fr" style:country-asian="FR"/>
    </style:style>
    <style:style style:name="T7895" style:parent-style-name="Policepardéfaut" style:family="text">
      <style:text-properties style:font-size-complex="12pt" style:language-asian="fr" style:country-asian="FR"/>
    </style:style>
    <style:style style:name="T7896" style:parent-style-name="Policepardéfaut" style:family="text">
      <style:text-properties style:font-size-complex="12pt" style:language-asian="fr" style:country-asian="FR"/>
    </style:style>
    <style:style style:name="T7897" style:parent-style-name="Policepardéfaut" style:family="text">
      <style:text-properties style:font-size-complex="12pt" style:language-asian="fr" style:country-asian="FR"/>
    </style:style>
    <style:style style:name="T7898" style:parent-style-name="Policepardéfaut" style:family="text">
      <style:text-properties style:font-size-complex="12pt" style:language-asian="fr" style:country-asian="FR"/>
    </style:style>
    <style:style style:name="T7899" style:parent-style-name="Policepardéfaut" style:family="text">
      <style:text-properties style:font-size-complex="12pt" style:language-asian="fr" style:country-asian="FR"/>
    </style:style>
    <style:style style:name="T7900" style:parent-style-name="Policepardéfaut" style:family="text">
      <style:text-properties style:font-size-complex="12pt" style:language-asian="fr" style:country-asian="FR"/>
    </style:style>
    <style:style style:name="T7901" style:parent-style-name="Policepardéfaut" style:family="text">
      <style:text-properties style:font-size-complex="12pt" style:language-asian="fr" style:country-asian="FR"/>
    </style:style>
    <style:style style:name="T7902" style:parent-style-name="Policepardéfaut" style:family="text">
      <style:text-properties style:font-size-complex="12pt" style:language-asian="fr" style:country-asian="FR"/>
    </style:style>
    <style:style style:name="T7903" style:parent-style-name="Policepardéfaut" style:family="text">
      <style:text-properties style:font-size-complex="12pt" style:language-asian="fr" style:country-asian="FR"/>
    </style:style>
    <style:style style:name="T7904" style:parent-style-name="Policepardéfaut" style:family="text">
      <style:text-properties style:font-size-complex="12pt" style:language-asian="fr" style:country-asian="FR"/>
    </style:style>
    <style:style style:name="T7905" style:parent-style-name="Policepardéfaut" style:family="text">
      <style:text-properties style:font-size-complex="12pt" style:language-asian="fr" style:country-asian="FR"/>
    </style:style>
    <style:style style:name="T7906" style:parent-style-name="Policepardéfaut" style:family="text">
      <style:text-properties style:language-asian="fr" style:country-asian="FR"/>
    </style:style>
    <style:style style:name="T7907" style:parent-style-name="Policepardéfaut" style:family="text">
      <style:text-properties style:language-asian="fr" style:country-asian="FR"/>
    </style:style>
    <style:style style:name="T7908" style:parent-style-name="Policepardéfaut" style:family="text">
      <style:text-properties style:language-asian="fr" style:country-asian="FR"/>
    </style:style>
    <style:style style:name="T7909" style:parent-style-name="Policepardéfaut" style:family="text">
      <style:text-properties style:language-asian="fr" style:country-asian="FR"/>
    </style:style>
    <style:style style:name="T7910" style:parent-style-name="Policepardéfaut" style:family="text">
      <style:text-properties style:language-asian="fr" style:country-asian="FR"/>
    </style:style>
    <style:style style:name="T7911" style:parent-style-name="Policepardéfaut" style:family="text">
      <style:text-properties style:language-asian="fr" style:country-asian="FR"/>
    </style:style>
    <style:style style:name="T7912" style:parent-style-name="Policepardéfaut" style:family="text">
      <style:text-properties style:language-asian="fr" style:country-asian="FR"/>
    </style:style>
    <style:style style:name="T7913" style:parent-style-name="Policepardéfaut" style:family="text">
      <style:text-properties style:language-asian="fr" style:country-asian="FR"/>
    </style:style>
    <style:style style:name="T7914" style:parent-style-name="Policepardéfaut" style:family="text">
      <style:text-properties style:language-asian="fr" style:country-asian="FR"/>
    </style:style>
    <style:style style:name="T7915" style:parent-style-name="Policepardéfaut" style:family="text">
      <style:text-properties style:language-asian="fr" style:country-asian="FR"/>
    </style:style>
    <style:style style:name="T7916" style:parent-style-name="Policepardéfaut" style:family="text">
      <style:text-properties style:language-asian="fr" style:country-asian="FR"/>
    </style:style>
    <style:style style:name="T7917" style:parent-style-name="Policepardéfaut" style:family="text">
      <style:text-properties style:language-asian="fr" style:country-asian="FR"/>
    </style:style>
    <style:style style:name="T7918" style:parent-style-name="Policepardéfaut" style:family="text">
      <style:text-properties style:language-asian="fr" style:country-asian="FR"/>
    </style:style>
    <style:style style:name="T7919" style:parent-style-name="Policepardéfaut" style:family="text">
      <style:text-properties style:language-asian="fr" style:country-asian="FR"/>
    </style:style>
    <style:style style:name="T7920" style:parent-style-name="Policepardéfaut" style:family="text">
      <style:text-properties style:language-asian="fr" style:country-asian="FR"/>
    </style:style>
    <style:style style:name="T7921" style:parent-style-name="Policepardéfaut" style:family="text">
      <style:text-properties style:language-asian="fr" style:country-asian="FR"/>
    </style:style>
    <style:style style:name="T7922" style:parent-style-name="Policepardéfaut" style:family="text">
      <style:text-properties style:language-asian="fr" style:country-asian="FR"/>
    </style:style>
    <style:style style:name="T7923" style:parent-style-name="Policepardéfaut" style:family="text">
      <style:text-properties style:language-asian="fr" style:country-asian="FR"/>
    </style:style>
    <style:style style:name="T7924" style:parent-style-name="Policepardéfaut" style:family="text">
      <style:text-properties style:language-asian="fr" style:country-asian="FR"/>
    </style:style>
    <style:style style:name="T7925" style:parent-style-name="Policepardéfaut" style:family="text">
      <style:text-properties style:language-asian="fr" style:country-asian="FR"/>
    </style:style>
    <style:style style:name="T7926" style:parent-style-name="Policepardéfaut" style:family="text">
      <style:text-properties style:language-asian="fr" style:country-asian="FR"/>
    </style:style>
    <style:style style:name="T7927" style:parent-style-name="Policepardéfaut" style:family="text">
      <style:text-properties style:language-asian="fr" style:country-asian="FR"/>
    </style:style>
    <style:style style:name="T7928" style:parent-style-name="Policepardéfaut" style:family="text">
      <style:text-properties style:language-asian="fr" style:country-asian="FR"/>
    </style:style>
    <style:style style:name="T7929" style:parent-style-name="Policepardéfaut" style:family="text">
      <style:text-properties style:language-asian="fr" style:country-asian="FR"/>
    </style:style>
    <style:style style:name="T7930" style:parent-style-name="Policepardéfaut" style:family="text">
      <style:text-properties style:language-asian="fr" style:country-asian="FR"/>
    </style:style>
    <style:style style:name="T7931" style:parent-style-name="Policepardéfaut" style:family="text">
      <style:text-properties style:language-asian="fr" style:country-asian="FR"/>
    </style:style>
    <style:style style:name="T7932" style:parent-style-name="Policepardéfaut" style:family="text">
      <style:text-properties style:language-asian="fr" style:country-asian="FR"/>
    </style:style>
    <style:style style:name="T7933" style:parent-style-name="Policepardéfaut" style:family="text">
      <style:text-properties style:language-asian="fr" style:country-asian="FR"/>
    </style:style>
    <style:style style:name="T7934" style:parent-style-name="Policepardéfaut" style:family="text">
      <style:text-properties style:language-asian="fr" style:country-asian="FR"/>
    </style:style>
    <style:style style:name="T7935" style:parent-style-name="Policepardéfaut" style:family="text">
      <style:text-properties style:language-asian="fr" style:country-asian="FR"/>
    </style:style>
    <style:style style:name="T7936" style:parent-style-name="Policepardéfaut" style:family="text">
      <style:text-properties style:language-asian="fr" style:country-asian="FR"/>
    </style:style>
    <style:style style:name="T7937" style:parent-style-name="Policepardéfaut" style:family="text">
      <style:text-properties style:language-asian="fr" style:country-asian="FR"/>
    </style:style>
    <style:style style:name="T7938" style:parent-style-name="Policepardéfaut" style:family="text">
      <style:text-properties style:language-asian="fr" style:country-asian="FR"/>
    </style:style>
    <style:style style:name="T7939" style:parent-style-name="Policepardéfaut" style:family="text">
      <style:text-properties style:language-asian="fr" style:country-asian="FR"/>
    </style:style>
    <style:style style:name="T7940" style:parent-style-name="Policepardéfaut" style:family="text">
      <style:text-properties style:language-asian="fr" style:country-asian="FR"/>
    </style:style>
    <style:style style:name="T7941" style:parent-style-name="Policepardéfaut" style:family="text">
      <style:text-properties style:language-asian="fr" style:country-asian="FR"/>
    </style:style>
    <style:style style:name="T7942" style:parent-style-name="Policepardéfaut" style:family="text">
      <style:text-properties style:language-asian="fr" style:country-asian="FR"/>
    </style:style>
    <style:style style:name="P7943" style:parent-style-name="Corpsdetexte" style:family="paragraph">
      <style:text-properties style:font-size-complex="12pt" style:language-asian="fr" style:country-asian="FR"/>
    </style:style>
    <style:style style:name="T7944" style:parent-style-name="title" style:family="text">
      <style:text-properties fo:font-weight="bold" style:font-weight-asian="bold" fo:font-style="normal" style:font-style-asian="normal"/>
    </style:style>
    <style:style style:name="T7945" style:parent-style-name="Policepardéfaut" style:family="text">
      <style:text-properties style:font-size-complex="12pt" style:language-asian="fr" style:country-asian="FR"/>
    </style:style>
    <style:style style:name="T7946" style:parent-style-name="Policepardéfaut" style:family="text">
      <style:text-properties style:language-asian="fr" style:country-asian="FR"/>
    </style:style>
    <style:style style:name="T7947" style:parent-style-name="Policepardéfaut" style:family="text">
      <style:text-properties fo:font-variant="small-caps" style:font-size-complex="12pt" style:language-asian="fr" style:country-asian="FR"/>
    </style:style>
    <style:style style:name="T7948" style:parent-style-name="Policepardéfaut" style:family="text">
      <style:text-properties style:font-size-complex="12pt" style:language-asian="fr" style:country-asian="FR"/>
    </style:style>
    <style:style style:name="T7949" style:parent-style-name="Policepardéfaut" style:family="text">
      <style:text-properties style:language-asian="fr" style:country-asian="FR"/>
    </style:style>
    <style:style style:name="T7950" style:parent-style-name="Policepardéfaut" style:family="text">
      <style:text-properties fo:font-style="italic" style:font-style-asian="italic" style:font-style-complex="italic" style:language-asian="fr" style:country-asian="FR"/>
    </style:style>
    <style:style style:name="T7951" style:parent-style-name="Policepardéfaut" style:family="text">
      <style:text-properties fo:font-style="italic" style:font-style-asian="italic" style:font-style-complex="italic" style:language-asian="fr" style:country-asian="FR"/>
    </style:style>
    <style:style style:name="T7952" style:parent-style-name="Policepardéfaut" style:family="text">
      <style:text-properties fo:font-style="italic" style:font-style-asian="italic" style:font-style-complex="italic" style:language-asian="fr" style:country-asian="FR"/>
    </style:style>
    <style:style style:name="T7953" style:parent-style-name="Policepardéfaut" style:family="text">
      <style:text-properties style:font-style-complex="italic" style:language-asian="fr" style:country-asian="FR"/>
    </style:style>
    <style:style style:name="T7954" style:parent-style-name="Policepardéfaut" style:family="text">
      <style:text-properties style:font-size-complex="12pt" style:language-asian="fr" style:country-asian="FR"/>
    </style:style>
    <style:style style:name="T7955" style:parent-style-name="Policepardéfaut" style:family="text">
      <style:text-properties style:font-size-complex="12pt" style:language-asian="fr" style:country-asian="FR"/>
    </style:style>
    <style:style style:name="T7956" style:parent-style-name="Policepardéfaut" style:family="text">
      <style:text-properties style:language-asian="fr" style:country-asian="FR"/>
    </style:style>
    <style:style style:name="T7957" style:parent-style-name="Policepardéfaut" style:family="text">
      <style:text-properties style:language-asian="fr" style:country-asian="FR"/>
    </style:style>
    <style:style style:name="T7958" style:parent-style-name="Policepardéfaut" style:family="text">
      <style:text-properties style:language-asian="fr" style:country-asian="FR"/>
    </style:style>
    <style:style style:name="T7959" style:parent-style-name="Policepardéfaut" style:family="text">
      <style:text-properties style:font-size-complex="12pt" style:language-asian="fr" style:country-asian="FR"/>
    </style:style>
    <style:style style:name="T7960" style:parent-style-name="Policepardéfaut" style:family="text">
      <style:text-properties style:language-asian="fr" style:country-asian="FR"/>
    </style:style>
    <style:style style:name="T7961" style:parent-style-name="Policepardéfaut" style:family="text">
      <style:text-properties style:language-asian="fr" style:country-asian="FR"/>
    </style:style>
    <style:style style:name="T7962" style:parent-style-name="Policepardéfaut" style:family="text">
      <style:text-properties style:language-asian="fr" style:country-asian="FR"/>
    </style:style>
    <style:style style:name="T7963" style:parent-style-name="Policepardéfaut" style:family="text">
      <style:text-properties style:language-asian="fr" style:country-asian="FR"/>
    </style:style>
    <style:style style:name="T7964" style:parent-style-name="Policepardéfaut" style:family="text">
      <style:text-properties style:language-asian="fr" style:country-asian="FR"/>
    </style:style>
    <style:style style:name="T7965" style:parent-style-name="Policepardéfaut" style:family="text">
      <style:text-properties style:language-asian="fr" style:country-asian="FR"/>
    </style:style>
    <style:style style:name="T7966" style:parent-style-name="Policepardéfaut" style:family="text">
      <style:text-properties style:language-asian="fr" style:country-asian="FR"/>
    </style:style>
    <style:style style:name="T7967" style:parent-style-name="Policepardéfaut" style:family="text">
      <style:text-properties style:language-asian="fr" style:country-asian="FR"/>
    </style:style>
    <style:style style:name="T7968" style:parent-style-name="Policepardéfaut" style:family="text">
      <style:text-properties style:language-asian="fr" style:country-asian="FR"/>
    </style:style>
    <style:style style:name="T7969" style:parent-style-name="Policepardéfaut" style:family="text">
      <style:text-properties style:language-asian="fr" style:country-asian="FR"/>
    </style:style>
    <style:style style:name="T7970" style:parent-style-name="Policepardéfaut" style:family="text">
      <style:text-properties style:language-asian="fr" style:country-asian="FR"/>
    </style:style>
    <style:style style:name="T7971" style:parent-style-name="Policepardéfaut" style:family="text">
      <style:text-properties style:language-asian="fr" style:country-asian="FR"/>
    </style:style>
    <style:style style:name="T7972" style:parent-style-name="Policepardéfaut" style:family="text">
      <style:text-properties style:language-asian="fr" style:country-asian="FR"/>
    </style:style>
    <style:style style:name="T7973" style:parent-style-name="Policepardéfaut" style:family="text">
      <style:text-properties style:language-asian="fr" style:country-asian="FR"/>
    </style:style>
    <style:style style:name="T7974" style:parent-style-name="Policepardéfaut" style:family="text">
      <style:text-properties style:language-asian="fr" style:country-asian="FR"/>
    </style:style>
    <style:style style:name="T7975" style:parent-style-name="Policepardéfaut" style:family="text">
      <style:text-properties style:language-asian="fr" style:country-asian="FR"/>
    </style:style>
    <style:style style:name="T7976" style:parent-style-name="Policepardéfaut" style:family="text">
      <style:text-properties style:font-style-complex="italic" style:language-asian="fr" style:country-asian="FR"/>
    </style:style>
    <style:style style:name="P7977" style:parent-style-name="quote.l" style:family="paragraph">
      <style:text-properties style:language-asian="fr" style:country-asian="FR"/>
    </style:style>
    <style:style style:name="T7978" style:parent-style-name="Policepardéfaut" style:family="text">
      <style:text-properties style:language-asian="fr" style:country-asian="FR"/>
    </style:style>
    <style:style style:name="T7979" style:parent-style-name="Policepardéfaut" style:family="text">
      <style:text-properties style:language-asian="fr" style:country-asian="FR"/>
    </style:style>
    <style:style style:name="T7980" style:parent-style-name="Policepardéfaut" style:family="text">
      <style:text-properties style:language-asian="fr" style:country-asian="FR"/>
    </style:style>
    <style:style style:name="T7981" style:parent-style-name="Policepardéfaut" style:family="text">
      <style:text-properties style:font-size-complex="12pt" style:language-asian="fr" style:country-asian="FR"/>
    </style:style>
    <style:style style:name="T7982" style:parent-style-name="Policepardéfaut" style:family="text">
      <style:text-properties style:language-asian="fr" style:country-asian="FR"/>
    </style:style>
    <style:style style:name="T7983" style:parent-style-name="Policepardéfaut" style:family="text">
      <style:text-properties style:font-style-complex="italic" style:language-asian="fr" style:country-asian="FR"/>
    </style:style>
    <style:style style:name="T7984" style:parent-style-name="Policepardéfaut" style:family="text">
      <style:text-properties style:font-size-complex="12pt" style:language-asian="fr" style:country-asian="FR"/>
    </style:style>
    <style:style style:name="T7985" style:parent-style-name="Policepardéfaut" style:family="text">
      <style:text-properties style:language-asian="fr" style:country-asian="FR"/>
    </style:style>
    <style:style style:name="T7986" style:parent-style-name="Policepardéfaut" style:family="text">
      <style:text-properties style:language-asian="fr" style:country-asian="FR"/>
    </style:style>
    <style:style style:name="T7987" style:parent-style-name="Policepardéfaut" style:family="text">
      <style:text-properties style:language-asian="fr" style:country-asian="FR"/>
    </style:style>
    <style:style style:name="T7988" style:parent-style-name="Policepardéfaut" style:family="text">
      <style:text-properties style:language-asian="fr" style:country-asian="FR"/>
    </style:style>
    <style:style style:name="T7989" style:parent-style-name="Policepardéfaut" style:family="text">
      <style:text-properties style:language-asian="fr" style:country-asian="FR"/>
    </style:style>
    <style:style style:name="T7990" style:parent-style-name="Policepardéfaut" style:family="text">
      <style:text-properties style:language-asian="fr" style:country-asian="FR"/>
    </style:style>
    <style:style style:name="T7991" style:parent-style-name="Policepardéfaut" style:family="text">
      <style:text-properties style:language-asian="fr" style:country-asian="FR"/>
    </style:style>
    <style:style style:name="T7992" style:parent-style-name="Policepardéfaut" style:family="text">
      <style:text-properties style:language-asian="fr" style:country-asian="FR"/>
    </style:style>
    <style:style style:name="T7993" style:parent-style-name="Policepardéfaut" style:family="text">
      <style:text-properties style:language-asian="fr" style:country-asian="FR"/>
    </style:style>
    <style:style style:name="P7994" style:parent-style-name="byline" style:family="paragraph">
      <style:text-properties fo:font-style="italic" style:font-style-asian="italic" style:font-style-complex="italic"/>
    </style:style>
    <style:style style:name="T7995" style:parent-style-name="Policepardéfaut" style:family="text">
      <style:text-properties style:language-asian="fr" style:country-asian="FR"/>
    </style:style>
    <style:style style:name="T7996" style:parent-style-name="Policepardéfaut" style:family="text">
      <style:text-properties style:language-asian="fr" style:country-asian="FR"/>
    </style:style>
    <style:style style:name="T7997" style:parent-style-name="Policepardéfaut" style:family="text">
      <style:text-properties style:text-position="super 65.9%" style:language-asian="fr" style:country-asian="FR"/>
    </style:style>
    <style:style style:name="T7998" style:parent-style-name="Policepardéfaut" style:family="text">
      <style:text-properties style:language-asian="fr" style:country-asian="FR"/>
    </style:style>
    <style:style style:name="T7999" style:parent-style-name="Policepardéfaut" style:family="text">
      <style:text-properties style:text-position="super 63.6%"/>
    </style:style>
    <style:style style:name="T8000" style:parent-style-name="title" style:family="text">
      <style:text-properties fo:font-weight="bold" style:font-weight-asian="bold" fo:font-style="normal" style:font-style-asian="normal"/>
    </style:style>
    <style:style style:name="T8001" style:parent-style-name="Policepardéfaut" style:family="text">
      <style:text-properties fo:font-variant="small-caps"/>
    </style:style>
    <style:style style:name="T8002" style:parent-style-name="Policepardéfaut" style:family="text">
      <style:text-properties fo:font-style="italic" style:font-style-asian="italic" style:font-style-complex="italic"/>
    </style:style>
    <style:style style:name="T8003" style:parent-style-name="Policepardéfaut" style:family="text">
      <style:text-properties style:font-style-complex="italic"/>
    </style:style>
    <style:style style:name="P8004" style:parent-style-name="byline" style:family="paragraph">
      <style:text-properties fo:font-style="italic" style:font-style-asian="italic" style:font-style-complex="italic"/>
    </style:style>
    <style:style style:name="T8005" style:parent-style-name="Policepardéfaut" style:family="text">
      <style:text-properties style:language-asian="fr" style:country-asian="FR"/>
    </style:style>
    <style:style style:name="T8006" style:parent-style-name="Policepardéfaut" style:family="text">
      <style:text-properties style:language-asian="fr" style:country-asian="FR"/>
    </style:style>
    <style:style style:name="T8007" style:parent-style-name="title" style:family="text">
      <style:text-properties fo:font-weight="bold" style:font-weight-asian="bold" fo:font-style="normal" style:font-style-asian="normal"/>
    </style:style>
    <style:style style:name="T8008" style:parent-style-name="Policepardéfaut" style:family="text">
      <style:text-properties fo:font-variant="small-caps"/>
    </style:style>
    <style:style style:name="T8009" style:parent-style-name="Policepardéfaut" style:family="text">
      <style:text-properties style:font-style-complex="italic"/>
    </style:style>
    <style:style style:name="T8010" style:parent-style-name="Policepardéfaut" style:family="text">
      <style:text-properties fo:font-style="italic" style:font-style-asian="italic" style:font-style-complex="italic"/>
    </style:style>
    <style:style style:name="T8011" style:parent-style-name="Policepardéfaut" style:family="text">
      <style:text-properties fo:font-style="italic" style:font-style-asian="italic" style:font-style-complex="italic"/>
    </style:style>
    <style:style style:name="T8012" style:parent-style-name="Policepardéfaut" style:family="text">
      <style:text-properties style:font-style-complex="italic"/>
    </style:style>
    <style:style style:name="T8013" style:parent-style-name="Policepardéfaut" style:family="text">
      <style:text-properties style:font-style-complex="italic"/>
    </style:style>
    <style:style style:name="T8014" style:parent-style-name="Policepardéfaut" style:family="text">
      <style:text-properties style:font-style-complex="italic"/>
    </style:style>
    <style:style style:name="T8015" style:parent-style-name="Policepardéfaut" style:family="text">
      <style:text-properties style:font-style-complex="italic"/>
    </style:style>
    <style:style style:name="T8016" style:parent-style-name="Policepardéfaut" style:family="text">
      <style:text-properties fo:font-style="italic" style:font-style-asian="italic" style:font-style-complex="italic"/>
    </style:style>
    <style:style style:name="T8017" style:parent-style-name="Policepardéfaut" style:family="text">
      <style:text-properties style:font-style-complex="italic"/>
    </style:style>
    <style:style style:name="T8018" style:parent-style-name="title" style:family="text">
      <style:text-properties fo:font-weight="bold" style:font-weight-asian="bold" fo:font-style="normal" style:font-style-asian="normal"/>
    </style:style>
    <style:style style:name="T8019" style:parent-style-name="Policepardéfaut" style:family="text">
      <style:text-properties fo:font-variant="small-caps"/>
    </style:style>
    <style:style style:name="T8020" style:parent-style-name="Policepardéfaut" style:family="text">
      <style:text-properties fo:font-style="italic" style:font-style-asian="italic" style:font-style-complex="italic"/>
    </style:style>
    <style:style style:name="T8021" style:parent-style-name="Policepardéfaut" style:family="text">
      <style:text-properties style:font-style-complex="italic"/>
    </style:style>
    <style:style style:name="T8022" style:parent-style-name="Policepardéfaut" style:family="text">
      <style:text-properties style:font-style-complex="italic"/>
    </style:style>
    <style:style style:name="T8023" style:parent-style-name="Policepardéfaut" style:family="text">
      <style:text-properties fo:font-style="italic" style:font-style-asian="italic" style:font-style-complex="italic"/>
    </style:style>
    <style:style style:name="T8024" style:parent-style-name="title" style:family="text">
      <style:text-properties fo:font-weight="bold" style:font-weight-asian="bold" fo:font-style="normal" style:font-style-asian="normal"/>
    </style:style>
    <style:style style:name="T8025" style:parent-style-name="Policepardéfaut" style:family="text">
      <style:text-properties fo:font-variant="small-caps"/>
    </style:style>
    <style:style style:name="T8026" style:parent-style-name="Policepardéfaut" style:family="text">
      <style:text-properties fo:font-style="italic" style:font-style-asian="italic" style:font-style-complex="italic"/>
    </style:style>
    <style:style style:name="T8027" style:parent-style-name="title" style:family="text">
      <style:text-properties fo:font-weight="bold" style:font-weight-asian="bold" fo:font-style="normal" style:font-style-asian="normal"/>
    </style:style>
    <style:style style:name="T8028" style:parent-style-name="title" style:family="text">
      <style:text-properties fo:font-weight="bold" style:font-weight-asian="bold" fo:font-style="normal" style:font-style-asian="normal"/>
    </style:style>
    <style:style style:name="T8029" style:parent-style-name="title" style:family="text">
      <style:text-properties fo:font-weight="bold" style:font-weight-asian="bold" fo:font-style="normal" style:font-style-asian="normal"/>
    </style:style>
    <style:style style:name="T8030" style:parent-style-name="Policepardéfaut" style:family="text">
      <style:text-properties fo:font-variant="small-caps"/>
    </style:style>
    <style:style style:name="T8031" style:parent-style-name="Policepardéfaut" style:family="text">
      <style:text-properties fo:font-style="italic" style:font-style-asian="italic" style:font-style-complex="italic"/>
    </style:style>
    <style:style style:name="T8032" style:parent-style-name="Policepardéfaut" style:family="text">
      <style:text-properties style:font-style-complex="italic"/>
    </style:style>
    <style:style style:name="T8033" style:parent-style-name="title" style:family="text">
      <style:text-properties fo:font-weight="bold" style:font-weight-asian="bold" fo:font-style="normal" style:font-style-asian="normal"/>
    </style:style>
    <style:style style:name="T8034" style:parent-style-name="title" style:family="text">
      <style:text-properties fo:font-weight="bold" style:font-weight-asian="bold" fo:font-style="normal" style:font-style-asian="normal"/>
    </style:style>
    <style:style style:name="T8035" style:parent-style-name="title" style:family="text">
      <style:text-properties fo:font-weight="bold" style:font-weight-asian="bold" fo:font-style="normal" style:font-style-asian="normal"/>
    </style:style>
    <style:style style:name="T8036" style:parent-style-name="title" style:family="text">
      <style:text-properties fo:font-weight="bold" style:font-weight-asian="bold" fo:font-style="normal" style:font-style-asian="normal"/>
    </style:style>
    <style:style style:name="T8037" style:parent-style-name="Policepardéfaut" style:family="text">
      <style:text-properties fo:font-variant="small-caps"/>
    </style:style>
    <style:style style:name="T8038" style:parent-style-name="Policepardéfaut" style:family="text">
      <style:text-properties fo:font-style="italic" style:font-style-asian="italic" style:font-style-complex="italic"/>
    </style:style>
    <style:style style:name="T8039" style:parent-style-name="Policepardéfaut" style:family="text">
      <style:text-properties style:font-style-complex="italic"/>
    </style:style>
    <style:style style:name="T8040" style:parent-style-name="Policepardéfaut" style:family="text">
      <style:text-properties style:font-style-complex="italic"/>
    </style:style>
    <style:style style:name="T8041" style:parent-style-name="Policepardéfaut" style:family="text">
      <style:text-properties style:font-style-complex="italic"/>
    </style:style>
    <style:style style:name="T8042" style:parent-style-name="Policepardéfaut" style:family="text">
      <style:text-properties style:font-style-complex="italic"/>
    </style:style>
    <style:style style:name="T8043" style:parent-style-name="title" style:family="text">
      <style:text-properties fo:font-weight="bold" style:font-weight-asian="bold" fo:font-style="normal" style:font-style-asian="normal"/>
    </style:style>
    <style:style style:name="T8044" style:parent-style-name="Policepardéfaut" style:family="text">
      <style:text-properties fo:font-variant="small-caps"/>
    </style:style>
    <style:style style:name="T8045" style:parent-style-name="Policepardéfaut" style:family="text">
      <style:text-properties fo:font-style="italic" style:font-style-asian="italic"/>
    </style:style>
    <style:style style:name="T8046" style:parent-style-name="title" style:family="text">
      <style:text-properties fo:font-weight="bold" style:font-weight-asian="bold" fo:font-style="normal" style:font-style-asian="normal"/>
    </style:style>
    <style:style style:name="T8047" style:parent-style-name="title" style:family="text">
      <style:text-properties fo:font-weight="bold" style:font-weight-asian="bold" fo:font-style="normal" style:font-style-asian="normal"/>
    </style:style>
    <style:style style:name="T8048" style:parent-style-name="title" style:family="text">
      <style:text-properties fo:font-weight="bold" style:font-weight-asian="bold" fo:font-style="normal" style:font-style-asian="normal"/>
    </style:style>
    <style:style style:name="T8049" style:parent-style-name="title" style:family="text">
      <style:text-properties fo:font-weight="bold" style:font-weight-asian="bold" fo:font-style="normal" style:font-style-asian="normal"/>
    </style:style>
    <style:style style:name="T8050" style:parent-style-name="title" style:family="text">
      <style:text-properties fo:font-weight="bold" style:font-weight-asian="bold" fo:font-style="normal" style:font-style-asian="normal"/>
    </style:style>
    <style:style style:name="T8051" style:parent-style-name="Policepardéfaut" style:family="text">
      <style:text-properties fo:font-variant="small-caps"/>
    </style:style>
    <style:style style:name="T8052" style:parent-style-name="Policepardéfaut" style:family="text">
      <style:text-properties fo:font-style="italic" style:font-style-asian="italic" style:font-style-complex="italic"/>
    </style:style>
    <style:style style:name="T8053" style:parent-style-name="title" style:family="text">
      <style:text-properties fo:font-weight="bold" style:font-weight-asian="bold" fo:font-style="normal" style:font-style-asian="normal"/>
    </style:style>
    <style:style style:name="T8054" style:parent-style-name="Policepardéfaut" style:family="text">
      <style:text-properties fo:font-style="italic" style:font-style-asian="italic" style:font-style-complex="italic"/>
    </style:style>
    <style:style style:name="T8055" style:parent-style-name="Policepardéfaut" style:family="text">
      <style:text-properties style:font-style-complex="italic"/>
    </style:style>
    <style:style style:name="T8056" style:parent-style-name="Policepardéfaut" style:family="text">
      <style:text-properties style:font-style-complex="italic"/>
    </style:style>
    <style:style style:name="T8057" style:parent-style-name="Policepardéfaut" style:family="text">
      <style:text-properties style:font-style-complex="italic"/>
    </style:style>
    <style:style style:name="T8058" style:parent-style-name="Policepardéfaut" style:family="text">
      <style:text-properties style:font-style-complex="italic"/>
    </style:style>
    <style:style style:name="T8059" style:parent-style-name="title" style:family="text">
      <style:text-properties fo:font-weight="bold" style:font-weight-asian="bold" fo:font-style="normal" style:font-style-asian="normal"/>
    </style:style>
    <style:style style:name="T8060" style:parent-style-name="Policepardéfaut" style:family="text">
      <style:text-properties fo:font-variant="small-caps"/>
    </style:style>
    <style:style style:name="T8061" style:parent-style-name="Policepardéfaut" style:family="text">
      <style:text-properties fo:font-style="italic" style:font-style-asian="italic" style:font-style-complex="italic"/>
    </style:style>
    <style:style style:name="T8062" style:parent-style-name="title" style:family="text">
      <style:text-properties fo:font-weight="bold" style:font-weight-asian="bold" fo:font-style="normal" style:font-style-asian="normal"/>
    </style:style>
    <style:style style:name="T8063" style:parent-style-name="Policepardéfaut" style:family="text">
      <style:text-properties fo:font-style="italic" style:font-style-asian="italic"/>
    </style:style>
    <style:style style:name="T8064" style:parent-style-name="Policepardéfaut" style:family="text">
      <style:text-properties fo:font-style="italic" style:font-style-asian="italic" style:font-style-complex="italic"/>
    </style:style>
    <style:style style:name="T8065" style:parent-style-name="Policepardéfaut" style:family="text">
      <style:text-properties fo:font-style="italic" style:font-style-asian="italic" style:font-style-complex="italic"/>
    </style:style>
    <style:style style:name="T8066" style:parent-style-name="Policepardéfaut" style:family="text">
      <style:text-properties fo:font-style="italic" style:font-style-asian="italic" style:font-style-complex="italic"/>
    </style:style>
    <style:style style:name="T8067" style:parent-style-name="Policepardéfaut" style:family="text">
      <style:text-properties fo:font-style="italic" style:font-style-asian="italic" style:font-style-complex="italic"/>
    </style:style>
    <style:style style:name="T8068" style:parent-style-name="Policepardéfaut" style:family="text">
      <style:text-properties fo:color="#000000"/>
    </style:style>
    <style:style style:name="T8069" style:parent-style-name="Policepardéfaut" style:family="text">
      <style:text-properties fo:color="#000000"/>
    </style:style>
    <style:style style:name="T8070" style:parent-style-name="Policepardéfaut" style:family="text">
      <style:text-properties fo:color="#000000"/>
    </style:style>
    <style:style style:name="T8071" style:parent-style-name="Policepardéfaut" style:family="text">
      <style:text-properties fo:color="#000000"/>
    </style:style>
    <style:style style:name="T8072" style:parent-style-name="Policepardéfaut" style:family="text">
      <style:text-properties fo:color="#000000"/>
    </style:style>
    <style:style style:name="T8073" style:parent-style-name="Policepardéfaut" style:family="text">
      <style:text-properties fo:color="#000000"/>
    </style:style>
    <style:style style:name="T8074" style:parent-style-name="Policepardéfaut" style:family="text">
      <style:text-properties fo:color="#000000"/>
    </style:style>
    <style:style style:name="T8075" style:parent-style-name="Policepardéfaut" style:family="text">
      <style:text-properties fo:color="#000000"/>
    </style:style>
    <style:style style:name="T8076" style:parent-style-name="Policepardéfaut" style:family="text">
      <style:text-properties fo:color="#000000"/>
    </style:style>
    <style:style style:name="T8077" style:parent-style-name="Policepardéfaut" style:family="text">
      <style:text-properties fo:font-style="italic" style:font-style-asian="italic" style:font-style-complex="italic" fo:color="#000000"/>
    </style:style>
    <style:style style:name="T8078" style:parent-style-name="Policepardéfaut" style:family="text">
      <style:text-properties fo:font-style="italic" style:font-style-asian="italic" style:font-style-complex="italic" fo:color="#000000"/>
    </style:style>
    <style:style style:name="T8079" style:parent-style-name="Policepardéfaut" style:family="text">
      <style:text-properties fo:font-style="italic" style:font-style-asian="italic" style:font-style-complex="italic" fo:color="#000000"/>
    </style:style>
    <style:style style:name="T8080" style:parent-style-name="Policepardéfaut" style:family="text">
      <style:text-properties fo:font-style="italic" style:font-style-asian="italic" style:font-style-complex="italic" fo:color="#000000"/>
    </style:style>
    <style:style style:name="T8081" style:parent-style-name="Policepardéfaut" style:family="text">
      <style:text-properties fo:font-style="italic" style:font-style-asian="italic" style:font-style-complex="italic" fo:color="#000000"/>
    </style:style>
    <style:style style:name="T8082" style:parent-style-name="Policepardéfaut" style:family="text">
      <style:text-properties fo:color="#000000"/>
    </style:style>
    <style:style style:name="T8083" style:parent-style-name="Policepardéfaut" style:family="text">
      <style:text-properties fo:color="#000000"/>
    </style:style>
    <style:style style:name="T8084" style:parent-style-name="Policepardéfaut" style:family="text">
      <style:text-properties fo:color="#000000"/>
    </style:style>
    <style:style style:name="T8085" style:parent-style-name="Policepardéfaut" style:family="text">
      <style:text-properties fo:color="#000000"/>
    </style:style>
    <style:style style:name="T8086" style:parent-style-name="Policepardéfaut" style:family="text">
      <style:text-properties fo:color="#000000"/>
    </style:style>
    <style:style style:name="T8087" style:parent-style-name="Policepardéfaut" style:family="text">
      <style:text-properties fo:color="#000000"/>
    </style:style>
    <style:style style:name="T8088" style:parent-style-name="Policepardéfaut" style:family="text">
      <style:text-properties fo:color="#000000"/>
    </style:style>
    <style:style style:name="T8089" style:parent-style-name="Policepardéfaut" style:family="text">
      <style:text-properties fo:color="#000000"/>
    </style:style>
    <style:style style:name="T8090" style:parent-style-name="Policepardéfaut" style:family="text">
      <style:text-properties fo:color="#000000"/>
    </style:style>
    <style:style style:name="T8091" style:parent-style-name="Policepardéfaut" style:family="text">
      <style:text-properties fo:font-style="italic" style:font-style-asian="italic" style:font-style-complex="italic" fo:color="#000000"/>
    </style:style>
    <style:style style:name="T8092" style:parent-style-name="Policepardéfaut" style:family="text">
      <style:text-properties style:font-style-complex="italic" fo:color="#000000"/>
    </style:style>
    <style:style style:name="T8093" style:parent-style-name="Policepardéfaut" style:family="text">
      <style:text-properties style:font-style-complex="italic" fo:color="#000000"/>
    </style:style>
    <style:style style:name="T8094" style:parent-style-name="Policepardéfaut" style:family="text">
      <style:text-properties fo:color="#000000"/>
    </style:style>
    <style:style style:name="T8095" style:parent-style-name="Policepardéfaut" style:family="text">
      <style:text-properties fo:color="#000000"/>
    </style:style>
    <style:style style:name="T8096" style:parent-style-name="Policepardéfaut" style:family="text">
      <style:text-properties fo:color="#000000"/>
    </style:style>
    <style:style style:name="T8097" style:parent-style-name="Policepardéfaut" style:family="text">
      <style:text-properties fo:color="#000000"/>
    </style:style>
    <style:style style:name="T8098" style:parent-style-name="Policepardéfaut" style:family="text">
      <style:text-properties fo:color="#000000"/>
    </style:style>
    <style:style style:name="T8099" style:parent-style-name="Policepardéfaut" style:family="text">
      <style:text-properties fo:color="#000000"/>
    </style:style>
    <style:style style:name="T8100" style:parent-style-name="Policepardéfaut" style:family="text">
      <style:text-properties fo:color="#000000"/>
    </style:style>
    <style:style style:name="T8101" style:parent-style-name="Policepardéfaut" style:family="text">
      <style:text-properties fo:color="#000000"/>
    </style:style>
    <style:style style:name="T8102" style:parent-style-name="Policepardéfaut" style:family="text">
      <style:text-properties fo:color="#000000"/>
    </style:style>
    <style:style style:name="T8103" style:parent-style-name="Policepardéfaut" style:family="text">
      <style:text-properties fo:color="#000000"/>
    </style:style>
    <style:style style:name="T8104" style:parent-style-name="Policepardéfaut" style:family="text">
      <style:text-properties fo:color="#000000"/>
    </style:style>
    <style:style style:name="T8105" style:parent-style-name="Policepardéfaut" style:family="text">
      <style:text-properties fo:color="#000000"/>
    </style:style>
    <style:style style:name="T8106" style:parent-style-name="Policepardéfaut" style:family="text">
      <style:text-properties fo:color="#000000"/>
    </style:style>
    <style:style style:name="T8107" style:parent-style-name="Policepardéfaut" style:family="text">
      <style:text-properties fo:color="#000000"/>
    </style:style>
    <style:style style:name="T8108" style:parent-style-name="Policepardéfaut" style:family="text">
      <style:text-properties fo:color="#000000"/>
    </style:style>
    <style:style style:name="T8109" style:parent-style-name="Policepardéfaut" style:family="text">
      <style:text-properties fo:color="#000000"/>
    </style:style>
    <style:style style:name="T8110" style:parent-style-name="Policepardéfaut" style:family="text">
      <style:text-properties fo:color="#000000"/>
    </style:style>
    <style:style style:name="T8111" style:parent-style-name="Policepardéfaut" style:family="text">
      <style:text-properties fo:color="#000000"/>
    </style:style>
    <style:style style:name="T8112" style:parent-style-name="Policepardéfaut" style:family="text">
      <style:text-properties fo:color="#000000"/>
    </style:style>
    <style:style style:name="T8113" style:parent-style-name="Policepardéfaut" style:family="text">
      <style:text-properties fo:color="#000000"/>
    </style:style>
    <style:style style:name="T8114" style:parent-style-name="Policepardéfaut" style:family="text">
      <style:text-properties fo:color="#000000"/>
    </style:style>
    <style:style style:name="T8115" style:parent-style-name="Policepardéfaut" style:family="text">
      <style:text-properties fo:color="#000000"/>
    </style:style>
    <style:style style:name="T8116" style:parent-style-name="Policepardéfaut" style:family="text">
      <style:text-properties fo:color="#000000"/>
    </style:style>
    <style:style style:name="T8117" style:parent-style-name="Policepardéfaut" style:family="text">
      <style:text-properties fo:color="#000000"/>
    </style:style>
    <style:style style:name="T8118" style:parent-style-name="Policepardéfaut" style:family="text">
      <style:text-properties fo:color="#000000"/>
    </style:style>
    <style:style style:name="T8119" style:parent-style-name="Policepardéfaut" style:family="text">
      <style:text-properties fo:color="#000000"/>
    </style:style>
    <style:style style:name="T8120" style:parent-style-name="Policepardéfaut" style:family="text">
      <style:text-properties fo:color="#000000"/>
    </style:style>
    <style:style style:name="T8121" style:parent-style-name="Policepardéfaut" style:family="text">
      <style:text-properties fo:color="#000000"/>
    </style:style>
    <style:style style:name="T8122" style:parent-style-name="Policepardéfaut" style:family="text">
      <style:text-properties fo:color="#000000"/>
    </style:style>
    <style:style style:name="T8123" style:parent-style-name="Policepardéfaut" style:family="text">
      <style:text-properties fo:color="#000000"/>
    </style:style>
    <style:style style:name="T8124" style:parent-style-name="Policepardéfaut" style:family="text">
      <style:text-properties fo:color="#000000"/>
    </style:style>
    <style:style style:name="T8125" style:parent-style-name="Policepardéfaut" style:family="text">
      <style:text-properties fo:color="#000000"/>
    </style:style>
    <style:style style:name="T8126" style:parent-style-name="Policepardéfaut" style:family="text">
      <style:text-properties fo:color="#000000"/>
    </style:style>
    <style:style style:name="T8127" style:parent-style-name="Policepardéfaut" style:family="text">
      <style:text-properties fo:color="#000000"/>
    </style:style>
    <style:style style:name="T8128" style:parent-style-name="Policepardéfaut" style:family="text">
      <style:text-properties fo:color="#000000"/>
    </style:style>
    <style:style style:name="T8129" style:parent-style-name="Policepardéfaut" style:family="text">
      <style:text-properties fo:color="#000000"/>
    </style:style>
    <style:style style:name="T8130" style:parent-style-name="Policepardéfaut" style:family="text">
      <style:text-properties fo:color="#000000"/>
    </style:style>
    <style:style style:name="T8131" style:parent-style-name="Policepardéfaut" style:family="text">
      <style:text-properties fo:color="#000000"/>
    </style:style>
    <style:style style:name="T8132" style:parent-style-name="Policepardéfaut" style:family="text">
      <style:text-properties fo:color="#000000"/>
    </style:style>
    <style:style style:name="T8133" style:parent-style-name="Policepardéfaut" style:family="text">
      <style:text-properties fo:color="#000000"/>
    </style:style>
    <style:style style:name="T8134" style:parent-style-name="Policepardéfaut" style:family="text">
      <style:text-properties fo:color="#000000"/>
    </style:style>
    <style:style style:name="T8135" style:parent-style-name="Policepardéfaut" style:family="text">
      <style:text-properties fo:color="#000000"/>
    </style:style>
    <style:style style:name="T8136" style:parent-style-name="Policepardéfaut" style:family="text">
      <style:text-properties fo:color="#000000"/>
    </style:style>
    <style:style style:name="T8137" style:parent-style-name="Policepardéfaut" style:family="text">
      <style:text-properties fo:color="#000000"/>
    </style:style>
    <style:style style:name="T8138" style:parent-style-name="Policepardéfaut" style:family="text">
      <style:text-properties fo:color="#000000"/>
    </style:style>
    <style:style style:name="T8139" style:parent-style-name="Policepardéfaut" style:family="text">
      <style:text-properties fo:color="#000000"/>
    </style:style>
    <style:style style:name="T8140" style:parent-style-name="Policepardéfaut" style:family="text">
      <style:text-properties fo:color="#000000"/>
    </style:style>
    <style:style style:name="T8141" style:parent-style-name="Policepardéfaut" style:family="text">
      <style:text-properties fo:color="#000000"/>
    </style:style>
    <style:style style:name="T8142" style:parent-style-name="Policepardéfaut" style:family="text">
      <style:text-properties fo:color="#000000"/>
    </style:style>
    <style:style style:name="T8143" style:parent-style-name="Policepardéfaut" style:family="text">
      <style:text-properties fo:color="#000000"/>
    </style:style>
    <style:style style:name="T8144" style:parent-style-name="Policepardéfaut" style:family="text">
      <style:text-properties fo:color="#000000"/>
    </style:style>
    <style:style style:name="T8145" style:parent-style-name="Policepardéfaut" style:family="text">
      <style:text-properties fo:color="#000000"/>
    </style:style>
    <style:style style:name="T8146" style:parent-style-name="Policepardéfaut" style:family="text">
      <style:text-properties fo:color="#000000"/>
    </style:style>
    <style:style style:name="T8147" style:parent-style-name="Policepardéfaut" style:family="text">
      <style:text-properties fo:color="#000000"/>
    </style:style>
    <style:style style:name="T8148" style:parent-style-name="Policepardéfaut" style:family="text">
      <style:text-properties fo:color="#000000"/>
    </style:style>
    <style:style style:name="T8149" style:parent-style-name="Policepardéfaut" style:family="text">
      <style:text-properties fo:color="#000000"/>
    </style:style>
    <style:style style:name="T8150" style:parent-style-name="Policepardéfaut" style:family="text">
      <style:text-properties fo:color="#000000"/>
    </style:style>
    <style:style style:name="T8151" style:parent-style-name="Policepardéfaut" style:family="text">
      <style:text-properties fo:color="#000000"/>
    </style:style>
    <style:style style:name="T8152" style:parent-style-name="Policepardéfaut" style:family="text">
      <style:text-properties fo:color="#000000"/>
    </style:style>
    <style:style style:name="T8153" style:parent-style-name="Policepardéfaut" style:family="text">
      <style:text-properties fo:color="#000000"/>
    </style:style>
    <style:style style:name="T8154" style:parent-style-name="Policepardéfaut" style:family="text">
      <style:text-properties fo:color="#000000"/>
    </style:style>
    <style:style style:name="T8155" style:parent-style-name="Policepardéfaut" style:family="text">
      <style:text-properties fo:color="#000000"/>
    </style:style>
    <style:style style:name="T8156" style:parent-style-name="Policepardéfaut" style:family="text">
      <style:text-properties fo:color="#000000"/>
    </style:style>
    <style:style style:name="T8157" style:parent-style-name="Policepardéfaut" style:family="text">
      <style:text-properties fo:color="#000000"/>
    </style:style>
    <style:style style:name="T8158" style:parent-style-name="Policepardéfaut" style:family="text">
      <style:text-properties fo:color="#000000"/>
    </style:style>
    <style:style style:name="T8159" style:parent-style-name="Policepardéfaut" style:family="text">
      <style:text-properties fo:color="#000000"/>
    </style:style>
    <style:style style:name="T8160" style:parent-style-name="Policepardéfaut" style:family="text">
      <style:text-properties fo:color="#000000"/>
    </style:style>
    <style:style style:name="T8161" style:parent-style-name="Policepardéfaut" style:family="text">
      <style:text-properties fo:color="#000000"/>
    </style:style>
    <style:style style:name="T8162" style:parent-style-name="Policepardéfaut" style:family="text">
      <style:text-properties fo:color="#000000"/>
    </style:style>
    <style:style style:name="T8163" style:parent-style-name="Policepardéfaut" style:family="text">
      <style:text-properties fo:color="#000000"/>
    </style:style>
    <style:style style:name="T8164" style:parent-style-name="Policepardéfaut" style:family="text">
      <style:text-properties fo:color="#000000"/>
    </style:style>
    <style:style style:name="T8165" style:parent-style-name="Policepardéfaut" style:family="text">
      <style:text-properties fo:color="#000000"/>
    </style:style>
    <style:style style:name="T8166" style:parent-style-name="Policepardéfaut" style:family="text">
      <style:text-properties fo:color="#000000"/>
    </style:style>
    <style:style style:name="T8167" style:parent-style-name="Policepardéfaut" style:family="text">
      <style:text-properties fo:color="#000000"/>
    </style:style>
    <style:style style:name="T8168" style:parent-style-name="Policepardéfaut" style:family="text">
      <style:text-properties fo:color="#000000"/>
    </style:style>
    <style:style style:name="T8169" style:parent-style-name="Policepardéfaut" style:family="text">
      <style:text-properties fo:color="#000000"/>
    </style:style>
    <style:style style:name="T8170" style:parent-style-name="Policepardéfaut" style:family="text">
      <style:text-properties fo:color="#000000"/>
    </style:style>
    <style:style style:name="T8171" style:parent-style-name="Policepardéfaut" style:family="text">
      <style:text-properties fo:color="#000000"/>
    </style:style>
    <style:style style:name="T8172" style:parent-style-name="Policepardéfaut" style:family="text">
      <style:text-properties fo:color="#000000"/>
    </style:style>
    <style:style style:name="T8173" style:parent-style-name="Policepardéfaut" style:family="text">
      <style:text-properties fo:color="#000000"/>
    </style:style>
    <style:style style:name="T8174" style:parent-style-name="Policepardéfaut" style:family="text">
      <style:text-properties fo:color="#000000"/>
    </style:style>
    <style:style style:name="T8175" style:parent-style-name="Policepardéfaut" style:family="text">
      <style:text-properties fo:color="#000000"/>
    </style:style>
    <style:style style:name="T8176" style:parent-style-name="Policepardéfaut" style:family="text">
      <style:text-properties fo:color="#000000"/>
    </style:style>
    <style:style style:name="T8177" style:parent-style-name="Policepardéfaut" style:family="text">
      <style:text-properties fo:color="#000000"/>
    </style:style>
    <style:style style:name="T8178" style:parent-style-name="Policepardéfaut" style:family="text">
      <style:text-properties fo:color="#000000"/>
    </style:style>
    <style:style style:name="T8179" style:parent-style-name="Policepardéfaut" style:family="text">
      <style:text-properties fo:color="#000000"/>
    </style:style>
    <style:style style:name="T8180" style:parent-style-name="Policepardéfaut" style:family="text">
      <style:text-properties fo:color="#000000"/>
    </style:style>
    <style:style style:name="P8181" style:parent-style-name="byline" style:family="paragraph">
      <style:text-properties fo:font-style="italic" style:font-style-asian="italic" style:font-style-complex="italic"/>
    </style:style>
    <style:style style:name="T8182" style:parent-style-name="Policepardéfaut" style:family="text">
      <style:text-properties style:language-asian="fr" style:country-asian="FR"/>
    </style:style>
    <style:style style:name="T8183" style:parent-style-name="Policepardéfaut" style:family="text">
      <style:text-properties style:language-asian="fr" style:country-asian="FR"/>
    </style:style>
    <style:style style:name="T8184" style:parent-style-name="Policepardéfaut" style:family="text">
      <style:text-properties style:text-position="super 65%"/>
    </style:style>
    <style:style style:name="T8185" style:parent-style-name="Policepardéfaut" style:family="text">
      <style:text-properties style:text-position="super 65%"/>
    </style:style>
    <style:style style:name="T8186" style:parent-style-name="Policepardéfaut" style:family="text">
      <style:text-properties style:text-position="super 65%"/>
    </style:style>
    <style:style style:name="T8187" style:parent-style-name="Lienhypertexte" style:family="text">
      <style:text-properties style:font-name-asian="HG Mincho Light J"/>
    </style:style>
    <style:style style:name="T8188" style:parent-style-name="CorpsdetexteCar" style:family="text">
      <style:text-properties style:font-name-asian="SimSun" fo:font-size="11pt" style:font-size-asian="11pt" style:font-size-complex="12pt"/>
    </style:style>
    <style:style style:name="T8189" style:parent-style-name="CorpsdetexteCar" style:family="text">
      <style:text-properties style:font-name-asian="SimSun" fo:font-size="11pt" style:font-size-asian="11pt" style:font-size-complex="12pt"/>
    </style:style>
    <style:style style:name="T8190" style:parent-style-name="CorpsdetexteCar" style:family="text">
      <style:text-properties style:font-name-asian="SimSun" fo:font-size="11pt" style:font-size-asian="11pt" style:font-size-complex="12pt"/>
    </style:style>
    <style:style style:name="P8191" style:parent-style-name="quote" style:family="paragraph">
      <style:text-properties style:language-asian="fr" style:country-asian="FR"/>
    </style:style>
    <style:style style:name="P8192" style:parent-style-name="quote" style:family="paragraph">
      <style:text-properties style:language-asian="fr" style:country-asian="FR"/>
    </style:style>
    <style:style style:name="P8193" style:parent-style-name="quote" style:family="paragraph">
      <style:text-properties style:language-asian="fr" style:country-asian="FR"/>
    </style:style>
    <style:style style:name="T8194" style:parent-style-name="CorpsdetexteCar" style:family="text">
      <style:text-properties fo:font-style="italic" style:font-style-asian="italic"/>
    </style:style>
    <style:style style:name="T8195" style:parent-style-name="Policepardéfaut" style:family="text">
      <style:text-properties style:font-size-complex="12pt" style:language-asian="fr" style:country-asian="FR"/>
    </style:style>
    <style:style style:name="T8196" style:parent-style-name="Policepardéfaut" style:family="text">
      <style:text-properties fo:font-style="italic" style:font-style-asian="italic"/>
    </style:style>
    <style:style style:name="T8197" style:parent-style-name="Policepardéfaut" style:family="text">
      <style:text-properties style:font-size-complex="12pt" style:language-asian="fr" style:country-asian="FR"/>
    </style:style>
    <style:style style:name="T8198" style:parent-style-name="Policepardéfaut" style:family="text">
      <style:text-properties style:font-size-complex="12pt" style:language-asian="fr" style:country-asian="FR"/>
    </style:style>
    <style:style style:name="T8199" style:parent-style-name="Policepardéfaut" style:family="text">
      <style:text-properties style:font-size-complex="12pt" style:language-asian="fr" style:country-asian="FR"/>
    </style:style>
    <style:style style:name="T8200" style:parent-style-name="Policepardéfaut" style:family="text">
      <style:text-properties style:font-size-complex="12pt" style:language-asian="fr" style:country-asian="FR"/>
    </style:style>
    <style:style style:name="T8201" style:parent-style-name="Policepardéfaut" style:family="text">
      <style:text-properties fo:font-style="italic" style:font-style-asian="italic"/>
    </style:style>
    <style:style style:name="T8202" style:parent-style-name="Policepardéfaut" style:family="text">
      <style:text-properties style:font-size-complex="12pt" style:language-asian="fr" style:country-asian="FR"/>
    </style:style>
    <style:style style:name="T8203" style:parent-style-name="Policepardéfaut" style:family="text">
      <style:text-properties style:font-size-complex="12pt" style:language-asian="fr" style:country-asian="FR"/>
    </style:style>
    <style:style style:name="T8204" style:parent-style-name="CorpsdetexteCar" style:family="text">
      <style:text-properties fo:font-style="italic" style:font-style-asian="italic"/>
    </style:style>
    <style:style style:name="T8205" style:parent-style-name="CorpsdetexteCar" style:family="text">
      <style:text-properties fo:font-style="italic" style:font-style-asian="italic"/>
    </style:style>
    <style:style style:name="T8206" style:parent-style-name="Policepardéfaut" style:family="text">
      <style:text-properties style:language-asian="fr" style:country-asian="FR"/>
    </style:style>
    <style:style style:name="T8207" style:parent-style-name="Policepardéfaut" style:family="text">
      <style:text-properties style:language-asian="fr" style:country-asian="FR"/>
    </style:style>
    <style:style style:name="T8208" style:parent-style-name="Policepardéfaut" style:family="text">
      <style:text-properties style:text-position="super 65.9%" style:language-asian="fr" style:country-asian="FR"/>
    </style:style>
    <style:style style:name="T8209" style:parent-style-name="Policepardéfaut" style:family="text">
      <style:text-properties style:language-asian="fr" style:country-asian="FR"/>
    </style:style>
    <style:style style:name="T8210" style:parent-style-name="Policepardéfaut" style:family="text">
      <style:text-properties style:text-position="super 63.6%"/>
    </style:style>
    <style:style style:name="T8211" style:parent-style-name="Policepardéfaut" style:family="text">
      <style:text-properties style:text-position="super 66.6%"/>
    </style:style>
    <style:style style:name="P8212" style:parent-style-name="signed" style:family="paragraph">
      <style:text-properties fo:font-style="italic" style:font-style-asian="italic"/>
    </style:style>
    <style:style style:name="T8213" style:parent-style-name="Policepardéfaut" style:family="text">
      <style:text-properties style:language-asian="fr" style:country-asian="FR"/>
    </style:style>
    <style:style style:name="T8214" style:parent-style-name="Policepardéfaut" style:family="text">
      <style:text-properties style:language-asian="fr" style:country-asian="FR"/>
    </style:style>
    <style:style style:name="T8215" style:parent-style-name="title" style:family="text">
      <style:text-properties fo:font-weight="bold" style:font-weight-asian="bold" fo:font-style="normal" style:font-style-asian="normal"/>
    </style:style>
    <style:style style:name="T8216" style:parent-style-name="Policepardéfaut" style:family="text">
      <style:text-properties fo:font-variant="small-caps"/>
    </style:style>
    <style:style style:name="T8217" style:parent-style-name="Policepardéfaut" style:family="text">
      <style:text-properties fo:font-style="italic" style:font-style-asian="italic" style:font-style-complex="italic"/>
    </style:style>
    <style:style style:name="T8218" style:parent-style-name="Policepardéfaut" style:family="text">
      <style:text-properties style:font-style-complex="italic"/>
    </style:style>
    <style:style style:name="T8219" style:parent-style-name="Policepardéfaut" style:family="text">
      <style:text-properties style:font-style-complex="italic"/>
    </style:style>
    <style:style style:name="T8220" style:parent-style-name="Policepardéfaut" style:family="text">
      <style:text-properties fo:font-style="italic" style:font-style-asian="italic" style:font-style-complex="italic"/>
    </style:style>
    <style:style style:name="T8221" style:parent-style-name="Policepardéfaut" style:family="text">
      <style:text-properties style:font-style-complex="italic"/>
    </style:style>
    <style:style style:name="T8222" style:parent-style-name="Policepardéfaut" style:family="text">
      <style:text-properties style:font-style-complex="italic"/>
    </style:style>
    <style:style style:name="T8223" style:parent-style-name="title" style:family="text">
      <style:text-properties fo:font-weight="bold" style:font-weight-asian="bold" fo:font-style="normal" style:font-style-asian="normal"/>
    </style:style>
    <style:style style:name="T8224" style:parent-style-name="Policepardéfaut" style:family="text">
      <style:text-properties fo:font-variant="small-caps"/>
    </style:style>
    <style:style style:name="T8225" style:parent-style-name="Policepardéfaut" style:family="text">
      <style:text-properties fo:font-style="italic" style:font-style-asian="italic" style:font-style-complex="italic"/>
    </style:style>
    <style:style style:name="T8226" style:parent-style-name="Policepardéfaut" style:family="text">
      <style:text-properties style:font-style-complex="italic"/>
    </style:style>
    <style:style style:name="T8227" style:parent-style-name="Policepardéfaut" style:family="text">
      <style:text-properties style:font-style-complex="italic"/>
    </style:style>
    <style:style style:name="T8228" style:parent-style-name="Policepardéfaut" style:family="text">
      <style:text-properties style:font-style-complex="italic"/>
    </style:style>
    <style:style style:name="T8229" style:parent-style-name="Policepardéfaut" style:family="text">
      <style:text-properties style:font-style-complex="italic"/>
    </style:style>
    <style:style style:name="T8230" style:parent-style-name="Policepardéfaut" style:family="text">
      <style:text-properties style:font-style-complex="italic"/>
    </style:style>
    <style:style style:name="T8231" style:parent-style-name="Policepardéfaut" style:family="text">
      <style:text-properties fo:font-style="italic" style:font-style-asian="italic" style:font-style-complex="italic"/>
    </style:style>
    <style:style style:name="T8232" style:parent-style-name="Policepardéfaut" style:family="text">
      <style:text-properties fo:font-style="italic" style:font-style-asian="italic" style:font-style-complex="italic"/>
    </style:style>
    <style:style style:name="T8233" style:parent-style-name="Policepardéfaut" style:family="text">
      <style:text-properties fo:font-style="italic" style:font-style-asian="italic" style:font-style-complex="italic"/>
    </style:style>
    <style:style style:name="T8234" style:parent-style-name="Policepardéfaut" style:family="text">
      <style:text-properties style:font-style-complex="italic"/>
    </style:style>
    <style:style style:name="T8235" style:parent-style-name="Policepardéfaut" style:family="text">
      <style:text-properties fo:font-style="italic" style:font-style-asian="italic" style:font-style-complex="italic"/>
    </style:style>
    <style:style style:name="T8236" style:parent-style-name="Policepardéfaut" style:family="text">
      <style:text-properties style:font-style-complex="italic"/>
    </style:style>
    <style:style style:name="T8237" style:parent-style-name="Policepardéfaut" style:family="text">
      <style:text-properties fo:color="#000000"/>
    </style:style>
    <style:style style:name="T8238" style:parent-style-name="Policepardéfaut" style:family="text">
      <style:text-properties fo:color="#000000"/>
    </style:style>
    <style:style style:name="T8239" style:parent-style-name="Policepardéfaut" style:family="text">
      <style:text-properties fo:font-style="italic" style:font-style-asian="italic" style:font-style-complex="italic"/>
    </style:style>
  </office:automatic-styles>
  <office:body>
    <office:text text:use-soft-page-breaks="true">
      <text:p text:style-name="P1">title : Articles de<text:s/><text:span text:style-name="T2">La Plume</text:span>, année 1898</text:p>
      <text:p text:style-name="P3"><text:span text:style-name="T4">creator :<text:s/></text:span>Louis de Saint-Jacques</text:p>
      <text:p text:style-name="P5">copyeditor : Éric Thiébaud (OCR, XML-TEI)</text:p>
      <text:p text:style-name="P6">publisher : Sorbonne Université, LABEX OBVIL</text:p>
      <text:p text:style-name="P7">issued : 2018</text:p>
      <text:p text:style-name="P8">idno : http ://obvil.paris-sorbonne.fr/corpus/critique/saint-jacques_articles-plume_1898</text:p>
      <text:p text:style-name="P9">source : Louis de Saint-Jacques, articles parus dans<text:s/><text:span text:style-name="T10">La Plume</text:span>, année 1898 : « Expertises. XXI. “Poèmes” de M. Stuart Merrill. — “Églé” de M. Saint-Georges de Bouhélier »,<text:s/><text:span text:style-name="T11">La Plume : littéraire</text:span>,<text:s/><text:span text:style-name="T12">artistique</text:span>,<text:s/><text:span text:style-name="T13">sociale</text:span>, 10<text:span text:style-name="T14">e</text:span> année, n<text:span text:style-name="T15">o</text:span> 209, 1<text:span text:style-name="T16">er</text:span> janvier 1898, p. 18-22 (<text:a xlink:href="https://gallica.bnf.fr/ark:/12148/bpt6k15602q/f21" office:target-frame-name="_top" xlink:show="replace"><text:span text:style-name="T17">Gallica</text:span></text:a>) ; « Expertises. XXII. Les “Déracinés” de M. Maurice Barrès », n<text:span text:style-name="T18">o</text:span> 210, 15 janvier 1898, p. 46-51 (<text:a xlink:href="https://gallica.bnf.fr/ark:/12148/bpt6k15602q/f49" office:target-frame-name="_top" xlink:show="replace"><text:span text:style-name="T19">Gallica</text:span></text:a>) ;<text:s/>« Expertises. XXIII », n<text:span text:style-name="T20">o</text:span> 211, 1<text:span text:style-name="T21">er</text:span> février 1898, p. 74-77 (<text:a xlink:href="https://gallica.bnf.fr/ark:/12148/bpt6k15602q/f77" office:target-frame-name="_top" xlink:show="replace"><text:span text:style-name="T22">Gallica</text:span></text:a>) ;<text:s/>« Expertises. XXIV », n<text:span text:style-name="T23">o</text:span> 212, 15 février 1898, p. 109-112 (<text:a xlink:href="https://gallica.bnf.fr/ark:/12148/bpt6k15602q/f112" office:target-frame-name="_top" xlink:show="replace"><text:span text:style-name="T24">Gallica</text:span></text:a>) ;<text:s/>« Expertises. XXV », n<text:span text:style-name="T25">o</text:span> 213, 1<text:span text:style-name="T26">er</text:span> mars 1898, p. 146-149 (<text:a xlink:href="https://gallica.bnf.fr/ark:/12148/bpt6k15602q/f149" office:target-frame-name="_top" xlink:show="replace"><text:span text:style-name="T27">Gallica</text:span></text:a>) ;<text:s/>« Expertises. XXVI. “Treize idylles diaboliques” de M. Adolphe Retté », n<text:span text:style-name="T28">o</text:span> 214, 15 mars 1898, p. 172-175 (<text:a xlink:href="https://gallica.bnf.fr/ark:/12148/bpt6k15602q/f175" office:target-frame-name="_top" xlink:show="replace"><text:span text:style-name="T29">Gallica</text:span></text:a>) ;<text:s/>« Expertises. XXVII. Les “Œuvres et les Hommes : Portraits politiques et littéraires” de Jules Barbet d’Aurevilly », n<text:span text:style-name="T30">o</text:span> 215, 1<text:span text:style-name="T31">er</text:span> avril 1898, p. 207-210 (<text:a xlink:href="https://gallica.bnf.fr/ark:/12148/bpt6k15602q/f210" office:target-frame-name="_top" xlink:show="replace"><text:span text:style-name="T32">Gallica</text:span></text:a>) ;<text:s/>« Expertises. XXVIII. L’expert dépose son rapport », n<text:span text:style-name="T33">o</text:span> 216, 15 avril 1898, p. 244-247 (<text:a xlink:href="https://gallica.bnf.fr/ark:/12148/bpt6k15602q/f247" office:target-frame-name="_top" xlink:show="replace"><text:span text:style-name="T34">Gallica</text:span></text:a>) ;<text:s/>« Bibliographie », n<text:span text:style-name="T35">o</text:span> 217, 1<text:span text:style-name="T36">er</text:span> mai 1898, p. 278-279 (<text:a xlink:href="https://gallica.bnf.fr/ark:/12148/bpt6k15602q/f281" office:target-frame-name="_top" xlink:show="replace"><text:span text:style-name="T37">Gallica</text:span></text:a>) ;<text:s/>« Bibliographie », n<text:span text:style-name="T38">o</text:span> 218, 15 mai 1898, p. 302 (<text:a xlink:href="https://gallica.bnf.fr/ark:/12148/bpt6k15602q/f305" office:target-frame-name="_top" xlink:show="replace"><text:span text:style-name="T39">Gallica</text:span></text:a>) ;<text:s/>« Bibliographie », n<text:span text:style-name="T40">o</text:span> 223, 1<text:span text:style-name="T41">er</text:span> août 1898, p. 477 (<text:a xlink:href="https://gallica.bnf.fr/ark:/12148/bpt6k15602q/f480" office:target-frame-name="_top" xlink:show="replace"><text:span text:style-name="T42">Gallica</text:span></text:a>) ;<text:s/>« Bibliographie », n<text:span text:style-name="T43">o</text:span> 224, 15 août 1898, p. 505-509 (<text:a xlink:href="https://gallica.bnf.fr/ark:/12148/bpt6k15602q/f508" office:target-frame-name="_top" xlink:show="replace"><text:span text:style-name="T44">Gallica</text:span></text:a>) ;<text:s/>« Bibliographie », n<text:span text:style-name="T45">o</text:span> 232, 15 décembre 1898, p. 775 (<text:a xlink:href="https://gallica.bnf.fr/ark:/12148/bpt6k15602q/f778" office:target-frame-name="_top" xlink:show="replace"><text:span text:style-name="T46">Gallica</text:span></text:a>). Annexes : Louis de Saint-Jacques, « Tribune libre », n<text:span text:style-name="T47">o</text:span> 217, 1<text:span text:style-name="T48">er</text:span> mai 1898, p. 287 (<text:a xlink:href="https://gallica.bnf.fr/ark:/12148/bpt6k15602q/f290" office:target-frame-name="_top" xlink:show="replace"><text:span text:style-name="T49">Gallica</text:span></text:a>) ; Paul Redonnel (1860-1935), « Pro Domo », n<text:span text:style-name="T50">o</text:span> 223, 1<text:span text:style-name="T51">er</text:span> août 1898, p. 479 (<text:a xlink:href="https://gallica.bnf.fr/ark:/12148/bpt6k15602q/f482" office:target-frame-name="_top" xlink:show="replace"><text:span text:style-name="T52">Gallica</text:span></text:a>) ; Louis de Saint-Jacques, « Tribune libre », n<text:span text:style-name="T53">o</text:span> 224, 15 août 1898, p. 511 (<text:a xlink:href="https://gallica.bnf.fr/ark:/12148/bpt6k15602q/f514" office:target-frame-name="_top" xlink:show="replace"><text:span text:style-name="T54">Gallica</text:span></text:a>) ; Louis de Saint-Jacques, « Tribune libre », n<text:span text:style-name="T55">o</text:span> 227, 1<text:span text:style-name="T56">er</text:span> octobre 1898, p. 607 (<text:a xlink:href="https://gallica.bnf.fr/ark:/12148/bpt6k15602q/f610" office:target-frame-name="_top" xlink:show="replace"><text:span text:style-name="T57">Gallica</text:span></text:a>).</text:p>
      <text:p text:style-name="P58">created : 1897</text:p>
      <text:p text:style-name="P59">language : fre</text:p>
      <text:h text:style-name="Titre1" text:outline-level="1"><text:bookmark-start text:name="bookmark12"/><text:bookmark-start text:name="bookmark13"/><text:bookmark-end text:name="bookmark12"/><text:bookmark-end text:name="bookmark13"/><text:span text:style-name="pb">[p.<text:s/></text:span><text:span text:style-name="pb">18</text:span><text:span text:style-name="pb">]<text:s/></text:span>Expertises<text:s/><text:span text:style-name="T60">XXI</text:span><text:span text:style-name="T61">.<text:s/></text:span><text:span text:style-name="T62"><text:line-break/></text:span><text:span text:style-name="T63">Poèmes</text:span>, de<text:s/>M. <text:span text:style-name="T64">Stuart Merrill. —<text:s/></text:span><text:span text:style-name="T65">Églé</text:span><text:span text:style-name="T66">, de M. </text:span><text:span text:style-name="T67">Saint-Georges de Bouhélier</text:span></text:h>
      <text:p text:style-name="dateline">1<text:span text:style-name="T68">er</text:span> janvier 1898.</text:p>
      <text:p text:style-name="Corpsdetexte"><text:span text:style-name="T69">Non seulement M</text:span><text:span text:style-name="T70">M. </text:span><text:span text:style-name="T71">Merrill et Saint-Georges de Bouhélier sont deux poètes sympathiques,</text:span><text:span text:style-name="T72"><text:s/>mais encore ils ont pour eux d</text:span><text:span text:style-name="T73">’</text:span><text:span text:style-name="T74">être fort intéressants. Ils manifestent deux époques dont l</text:span><text:span text:style-name="T75">’</text:span><text:span text:style-name="T76">une meurt, tandis que l</text:span><text:span text:style-name="T77">’</text:span><text:span text:style-name="T78">autre naît à peine.<text:s/></text:span><text:span text:style-name="T79">Symbolisme ici, naturisme là, c</text:span><text:span text:style-name="T80">’</text:span><text:span text:style-name="T81">est une sorte de diptyque que leurs œuvres, rapprochées, composent. C</text:span><text:span text:style-name="T82">haque panneau porte sa date : 1887, l</text:span><text:span text:style-name="T83">’</text:span><text:span text:style-name="T84">année des<text:s/></text:span><text:span text:style-name="title">Gammes</text:span><text:span text:style-name="T85">,</text:span><text:span text:style-name="T86"><text:s/></text:span><text:span text:style-name="T87">1897 celle<text:s/></text:span><text:span text:style-name="T88">d</text:span><text:span text:style-name="T89">’</text:span><text:span text:style-name="title">Églé</text:span><text:span text:style-name="T90">.</text:span><text:span text:style-name="T91"><text:s/></text:span><text:span text:style-name="T92">Les examiner tous deux, c</text:span><text:span text:style-name="T93">’</text:span><text:span text:style-name="T94">est un pass</text:span><text:span text:style-name="T95">e-temps très<text:s/></text:span><text:span text:style-name="T96">agréable. Passons donc, sans plus tarder, aux<text:s/></text:span><text:span text:style-name="title">Poèmes</text:span><text:span text:style-name="T97"><text:s/></text:span><text:span text:style-name="T98">que<text:s/></text:span><text:span text:style-name="T99">M. </text:span><text:span text:style-name="T100">Merrill nous donne, puis, nous irons aux<text:s/></text:span><text:span text:style-name="title">Concerts c</text:span><text:span text:style-name="title">hampêtres</text:span><text:span text:style-name="T101"><text:s/></text:span><text:span text:style-name="T102">de<text:s/></text:span><text:span text:style-name="T103">M. </text:span><text:span text:style-name="T104">Saint-Georges de Bouhélier.</text:span></text:p>
      <text:p text:style-name="Corpsdetexte"><text:span text:style-name="T105">Le volume de</text:span><text:span text:style-name="T106"><text:s/>M. </text:span><text:span text:style-name="T107">Merrill (première constatation à<text:s/></text:span><text:span text:style-name="T108">faire</text:span><text:span text:style-name="T109">) est comme une liquidation générale<text:s/></text:span><text:soft-page-break/><text:span text:style-name="T110">de vieux articles en magasin. Rien de nouveau ne nous retient, pas même<text:s/></text:span><text:span text:style-name="T111">le</text:span><text:span text:style-name="title"><text:s/>Jeu des Épées</text:span><text:span text:style-name="T112"><text:s/></text:span><text:span text:style-name="T113">qui l</text:span><text:span text:style-name="T114">e termine</text:span><text:span text:style-name="T115"> :</text:span><text:span text:style-name="T116"><text:s/>cette partie est inédite, et pourtant tout nous rappelle du déjà vu et de l</text:span><text:span text:style-name="T117">’</text:span><text:span text:style-name="T118">archi-connu. Serait-ce que<text:s/></text:span><text:span text:style-name="T119">M. </text:span><text:span text:style-name="T120">Merrill, décidé à se transformer, voudrait, une bonne fois, se débarrasser de ses joujoux symboliques</text:span><text:span text:style-name="T121"> ?</text:span><text:span text:style-name="T122"><text:s/>Aurait-il l</text:span><text:span text:style-name="T123">’</text:span><text:span text:style-name="T124">intention de changer d</text:span><text:span text:style-name="T125">’</text:span><text:span text:style-name="T126">industrie</text:span><text:span text:style-name="T127"> ?</text:span><text:span text:style-name="T128"><text:s/>Ah</text:span><text:span text:style-name="T129"> !</text:span><text:span text:style-name="T130"><text:s/>qu</text:span><text:span text:style-name="T131">’</text:span><text:span text:style-name="T132">il aurait raison</text:span><text:span text:style-name="T133"> !</text:span><text:span text:style-name="T134"><text:s/>Elle finissait par être lassante, et lui-même ne devait plus y trouver de plaisir. Fignolés à la japonaise, constamment harmonisés selon les mêmes notes, bien qu</text:span><text:span text:style-name="T135">’</text:span><text:span text:style-name="T136">ils fussent d</text:span><text:span text:style-name="T137">’</text:span><text:span text:style-name="T138">une jolie grâce et d</text:span><text:span text:style-name="T139">’</text:span><text:span text:style-name="T140">un sentiment délicat, malgré leurs élégances et leurs afféteries, ces poèmes fatiguaient à la longue autant que les airs d</text:span><text:span text:style-name="T141">’</text:span><text:span text:style-name="T142">une boîte à musique entendus mainte fois et toujours ressassés. Quand parurent ses<text:s/></text:span><text:span text:style-name="title">Petits poèmes d</text:span><text:span text:style-name="title">’</text:span><text:span text:style-name="title">automne</text:span><text:span text:style-name="T143">,<text:s/></text:span><text:span text:style-name="T144">j</text:span><text:span text:style-name="T145">’</text:span><text:span text:style-name="T146">en fis, s</text:span><text:span text:style-name="T147">’</text:span><text:span text:style-name="T148">il m</text:span><text:span text:style-name="T149">’</text:span><text:span text:style-name="T150">en souvient, un éloge que les collectionneurs de la<text:s/></text:span><text:span text:style-name="title">Plume</text:span><text:span text:style-name="T151"><text:s/></text:span><text:span text:style-name="T152">pourront aisément retrouver</text:span><text:span text:style-name="T153"> ; mais, au lieu de le relire, j</text:span><text:span text:style-name="T154">’</text:span><text:span text:style-name="T155">ai préféré parcourir le nouveau livre où le poète, en un seul recueil et suivant l</text:span><text:span text:style-name="T156">’</text:span><text:span text:style-name="T157">ordre chronologique, a réuni tout ce qu</text:span><text:span text:style-name="T158">’</text:span><text:span text:style-name="T159">il avait déjà publié. Ainsi j</text:span><text:span text:style-name="T160">’</text:span><text:span text:style-name="T161">y ai revu, à sa date, 1895, les<text:s/></text:span><text:span text:style-name="title">Petits Poèmes</text:span><text:span text:style-name="T162"> ;</text:span><text:span text:style-name="T163"><text:s/></text:span><text:span text:style-name="T164">les<text:s/></text:span><text:span text:style-name="title">Gammes</text:span><text:span text:style-name="T165"><text:s/></text:span><text:span text:style-name="T166">et les<text:s/></text:span><text:span text:style-name="title">Fastes</text:span><text:span text:style-name="T167"><text:s/></text:span><text:span text:style-name="T168">les précédent, 1887 et 1891</text:span><text:span text:style-name="T169"> ; l</text:span><text:span text:style-name="T170">e<text:s/></text:span><text:span text:style-name="title">Jeu des Épées</text:span><text:span text:style-name="T171"><text:s/></text:span><text:span text:style-name="T172">les suit, 1897. C</text:span><text:span text:style-name="T173">’</text:span><text:span text:style-name="T174">est, en somme, une période de dix ans, sur laquelle<text:s/></text:span><text:span text:style-name="T175">M. </text:span><text:span text:style-name="T176">Merrill nous convie à porter un jugement d</text:span><text:span text:style-name="T177">’</text:span><text:span text:style-name="T178">ensemble. J</text:span><text:span text:style-name="T179">’</text:span><text:span text:style-name="T180">aime cette manière</text:span><text:span text:style-name="T181"> :</text:span><text:span text:style-name="T182"><text:s/>elle est loyale. Et<text:s/></text:span><text:span text:style-name="T183">M. </text:span><text:span text:style-name="T184">Merrill pouvait d</text:span><text:span text:style-name="T185">’</text:span><text:span text:style-name="T186">autant plus facilement l</text:span><text:span text:style-name="T187">’</text:span><text:span text:style-name="T188">employer que son œuvre, pour tant de temps, est, à parler franc, bien peu considérable, puisqu</text:span><text:span text:style-name="T189">’</text:span><text:span text:style-name="T190">elle tient toute en deux cents pages, soit une moyenne de vingt par an.</text:span></text:p>
      <text:p text:style-name="Corpsdetexte"><text:span text:style-name="T191">Le plus grand défaut de<text:s/></text:span><text:span text:style-name="T192">M. </text:span><text:span text:style-name="T193">Merrill n</text:span><text:span text:style-name="T194">’</text:span><text:span text:style-name="T195">est donc pas la prolixité. Il est loin d</text:span><text:span text:style-name="T196">’</text:span><text:span text:style-name="T197">être abondant et pécherait plutôt par excès contraire, si réellement en l</text:span><text:span text:style-name="T198">’</text:span><text:span text:style-name="T199">affaire l</text:span><text:span text:style-name="T200">’</text:span><text:span text:style-name="T201">excès cont</text:span><text:span text:style-name="T202">raire était un péché. Je prie q</text:span><text:span text:style-name="T203">u</text:span><text:span text:style-name="T204">’</text:span><text:span text:style-name="T205">on ne me prê</text:span><text:span text:style-name="T206">te pas une pareille niaiserie. À</text:span><text:span text:style-name="T207"><text:s/>celui qui, pour produire beaucoup, n</text:span><text:span text:style-name="T208">’</text:span><text:span text:style-name="T209">accouche jamais que d</text:span><text:span text:style-name="T210">’</text:span><text:span text:style-name="T211">œuvres mé</text:span><text:span text:style-name="T212">diocres, je préfère mille fois celui qui peinera sa vie entière à ciseler un simple quatrain, pourvu, encore, que ce quatrain soit bon</text:span><text:span text:style-name="T213"> !</text:span><text:span text:style-name="T214"><text:s/>De même que la puissance virile diffère d</text:span><text:span text:style-name="T215">’</text:span><text:span text:style-name="T216">homme à homme, la puissance de conception n</text:span><text:span text:style-name="T217">’</text:span><text:span text:style-name="T218">est pas la même chez tous les poètes. Cela d</text:span><text:span text:style-name="T219">’</text:span><text:span text:style-name="T220">ailleurs est sans importance. Car si nous admirons en Victor Hugo un génie de fécondité prodigieuse, nous ne dédaignerons pas cependant un Baudelaire parce qu</text:span><text:span text:style-name="T221">’</text:span><text:span text:style-name="T222">il n</text:span><text:span text:style-name="T223">’</text:span><text:span text:style-name="T224">aura fait que les<text:s/></text:span><text:span text:style-name="title">Fleurs du Mal</text:span><text:span text:style-name="T225">,<text:s/></text:span><text:span text:style-name="T226">lui seul ayant été capable d</text:span><text:span text:style-name="T227">’</text:span><text:span text:style-name="T228">en fixer les parfums. Il suffît que chacun agisse et crée de la beauté selon son propre tempérament. Il n</text:span><text:span text:style-name="T229">’</text:span><text:span text:style-name="T230">y a pas à exiger davantage, p</text:span><text:span text:style-name="T231">ar suite il est bien entendu que je ne fais pas un grief à<text:s/></text:span><text:span text:style-name="T232">M. </text:span><text:span text:style-name="T233">Merrill d</text:span><text:span text:style-name="T234">’</text:span><text:span text:style-name="T235">avo</text:span><text:span text:style-name="T236">ir le souffle court, je le note seulement. Il ne pourra déchaîner ni des orages ni des tempêtes, il ne bouleversera pas, il n</text:span><text:span text:style-name="T237">’</text:span><text:span text:style-name="T238">aura rien d</text:span><text:span text:style-name="T239">’</text:span><text:span text:style-name="T240">impétueux ni de lyrique. Mais les souffles courts peuvent plaire, si l</text:span><text:span text:style-name="T241">’</text:span><text:span text:style-name="T242">on</text:span><text:span text:style-name="T243"><text:s/>sait en tirer parti. On les modulera en soupirs, qui ne sont pas sans charme, en mélodies tendres, en plaintes frêles. Et ce seront alors des chansons douces, comme d</text:span><text:span text:style-name="T244">’</text:span><text:span text:style-name="T245">une<text:s/></text:span><text:soft-page-break/><text:span text:style-name="T246">teinte effacée, des ballets de Lulli où sourient de mièvres marquises, des brises ailées et des caresses, toute une savante combinaison de syllabes fondues, atténuées, prolongées ou redoublées, des divertissements verbaux exécutés par un rêveur légèrement triste qui fermerait les yeux pou</text:span><text:span text:style-name="T247">r ne pas être distrait par les c</text:span><text:span text:style-name="T248">hoses réelles et mieux rêver les rêves qu</text:span><text:span text:style-name="T249">’</text:span><text:span text:style-name="T250">il a élus. Non content de ces variations souvent exquises,<text:s/></text:span><text:span text:style-name="T251">M. </text:span><text:span text:style-name="T252">Merrill donne parfois de la trompette. Mais il s</text:span><text:span text:style-name="T253">’</text:span><text:span text:style-name="T254">y essouffle vite</text:span><text:span text:style-name="T255"> :</text:span><text:span text:style-name="T256"><text:s/>le temps d</text:span><text:span text:style-name="T257">’</text:span><text:span text:style-name="T258">un sonnet héroïque ou de quelques strophes éclatantes, et c</text:span><text:span text:style-name="T259">’</text:span><text:span text:style-name="T260">est tout. Que ce soit pour les<text:s/></text:span><text:span text:style-name="title">Gammes</text:span><text:span text:style-name="T261">,<text:s/></text:span><text:span text:style-name="T262">les<text:s/></text:span><text:span text:style-name="title">Fastes</text:span><text:span text:style-name="T263">,</text:span><text:span text:style-name="T264"><text:s/></text:span><text:span text:style-name="T265">les<text:s/></text:span><text:span text:style-name="title">Poèmes d</text:span><text:span text:style-name="title">’</text:span><text:span text:style-name="title">automne</text:span><text:span text:style-name="T266"><text:s/></text:span><text:span text:style-name="T267">ou le<text:s/></text:span><text:span text:style-name="title">Jeu des Épées</text:span><text:span text:style-name="T268">,</text:span><text:span text:style-name="T269"><text:s/></text:span><text:span text:style-name="T270">invariablement il procède de façon qu</text:span><text:span text:style-name="T271">’</text:span><text:span text:style-name="T272">en chacun de ces recueils la pièce terminale soit la plus longue</text:span><text:span text:style-name="T273"> :</text:span><text:span text:style-name="T274"><text:s/>or elles ne le sont jamais beaucoup. On y sent vite que<text:s/></text:span><text:span text:style-name="T275">M. </text:span><text:span text:style-name="T276">Merrill ne saurait aller très loin et que bientôt l</text:span><text:span text:style-name="T277">’</text:span><text:span text:style-name="T278">essoufflement lui serrera la gorge, et cela ne manque jamais.</text:span></text:p>
      <text:p text:style-name="Corpsdetexte"><text:span text:style-name="T279">Car le souffle dépend de l</text:span><text:span text:style-name="T280">’</text:span><text:span text:style-name="T281">inspiration, et il n</text:span><text:span text:style-name="T282">’</text:span><text:span text:style-name="T283">est court que par</text:span><text:span text:style-name="T284">ce qu</text:span><text:span text:style-name="T285">’</text:span><text:span text:style-name="T286">elle l</text:span><text:span text:style-name="T287">’</text:span><text:span text:style-name="T288">est. Mais pourquoi l</text:span><text:span text:style-name="T289">’</text:span><text:span text:style-name="T290">es</text:span><text:span text:style-name="T291">t-elle</text:span><text:span text:style-name="T292"> ?</text:span><text:span text:style-name="T293"><text:s/>Voilà, certes, qui est plus grave. Je n</text:span><text:span text:style-name="T294">’</text:span><text:span text:style-name="T295">en vois, pour moi, d</text:span><text:span text:style-name="T296">’</text:span><text:span text:style-name="T297">autre cause que la base artificielle de cette poésie, et son procès se confond avec celui du symbolisme. Donner de ce terme une définition précise, contenue dans une phrase unique, pédantesque et didactique, je ne l</text:span><text:span text:style-name="T298">’</text:span><text:span text:style-name="T299">essaierai pas</text:span><text:span text:style-name="T300"> :</text:span><text:span text:style-name="T301"><text:s/></text:span><text:span text:style-name="T302">l</text:span><text:span text:style-name="T303">’</text:span><text:span text:style-name="T304">absurdité de cette tentative équivaudrait à celle de<text:s/></text:span><text:span text:style-name="pb">[p.<text:s/></text:span><text:span text:style-name="pb">19</text:span><text:span text:style-name="pb">]<text:s/></text:span><text:span text:style-name="T305">définir tout autre des nombreux<text:s/></text:span><text:span text:style-name="T306">ismes</text:span><text:span text:style-name="T307"><text:s/></text:span><text:span text:style-name="T308">que l</text:span><text:span text:style-name="T309">’</text:span><text:span text:style-name="T310">on heurte à chaque tournant de notre littérature, par exemple le romantisme, ce vocable fameux qui a tant fait couler d</text:span><text:span text:style-name="T311">’</text:span><text:span text:style-name="T312">encre, que Chénier employa avant Gautier et dont Rousseau usa avant Chénier lui-même. Les<text:s/></text:span><text:span text:style-name="T313">ismes</text:span><text:span text:style-name="T314"><text:s/></text:span><text:span text:style-name="T315">de ce genre sont indéfinissables</text:span><text:span text:style-name="T316"> :</text:span><text:span text:style-name="T317"><text:s/>on ne peut que les décrire, en dégager le sens d</text:span><text:span text:style-name="T318">’</text:span><text:span text:style-name="T319">un ensemble de petits faits qui les expliquent</text:span><text:span text:style-name="T320"> ;</text:span><text:span text:style-name="T321"><text:s/>car, après tout, il</text:span><text:span text:style-name="T322">s sont de l</text:span><text:span text:style-name="T323">’</text:span><text:span text:style-name="T324">histoire, et il n</text:span><text:span text:style-name="T325">’</text:span><text:span text:style-name="T326">y a que cette méthode, l</text:span><text:span text:style-name="T327">’</text:span><text:span text:style-name="T328">historique, qui puisse</text:span><text:span text:style-name="T329"><text:s/>leur<text:s/></text:span>convenir.<text:s/><text:span text:style-name="T330">Ainsi examiné à la lumière de l</text:span><text:span text:style-name="T331">’</text:span><text:span text:style-name="T332">histoire, le symbolisme s</text:span><text:span text:style-name="T333">’</text:span><text:span text:style-name="T334">éclaire prodigieusement. On en par</text:span><text:span text:style-name="T335">la à peu près huit ans, de 1884</text:span><text:span text:style-name="T336"><text:s/>à 1892</text:span><text:span text:style-name="T337">,</text:span><text:span text:style-name="T338"><text:s/>période paroxystique où les jeunes contre les vieux lançaient des manifestes, fondaient des revues, comme, à la guerre, on fondrait des balles et des canons, exaltaient leurs génies ignorés dans des banquets apologétiques et faisaient, pour tout dire, le plus de bruit possible pour attirer sur eux l</text:span><text:span text:style-name="T339">’</text:span><text:span text:style-name="T340">attention. Ils criaient qu</text:span><text:span text:style-name="T341">’</text:span><text:span text:style-name="T342">ils étaient dégoûtés du naturalisme et que le parnasse les écœurait, ils se présentaient go</text:span><text:span text:style-name="T343">nflés de théories merveilleuses qui devaient ressusciter l</text:span><text:span text:style-name="T344">’</text:span><text:span text:style-name="T345">Art.<text:s/></text:span><text:span text:style-name="T346">M. </text:span><text:span text:style-name="T347">Vanor les exposa, et<text:s/></text:span><text:span text:style-name="T348">M. </text:span><text:span text:style-name="T349">Moréas</text:span><text:span text:style-name="T350"> ;</text:span><text:span text:style-name="T351"><text:s/>l</text:span><text:span text:style-name="T352">’</text:span><text:span text:style-name="T353">exhilarant Baju trouva le moyen de les rendre risibles en les codifiant sans les comprendre. C</text:span><text:span text:style-name="T354">’</text:span><text:span text:style-name="T355">était le temps où<text:s/></text:span><text:span text:style-name="T356">M. </text:span><text:span text:style-name="T357">Paul Adam voyait<text:s/></text:span><text:span text:style-name="quote.c">« </text:span><text:span text:style-name="quote.c">aux rosaces des tapis de cycloï</text:span><text:span text:style-name="quote.c">des bigarrures »</text:span><text:span text:style-name="T358">. On se perdait à la poursuite des nomades palais de<text:s/></text:span><text:span text:style-name="T359">M. </text:span><text:span text:style-name="T360">Gustave Kahn.<text:s/></text:span><text:span text:style-name="T361">M. </text:span><text:span text:style-name="T362">Morice théorisait,<text:s/></text:span><text:span text:style-name="T363">M. de </text:span><text:span text:style-name="T364">Wy</text:span><text:span text:style-name="T365">zewa traduisait<text:s/></text:span><text:span text:style-name="T366">M. </text:span><text:span text:style-name="T367">Mallarmé aux profanes, et sur les boulevards circulaient des ho</text:span><text:span text:style-name="T368">mmes-</text:span><text:span text:style-name="T369">sandwichs dont les pancartes affirmaient que Morin, tué par M</text:span><text:span text:style-name="T370">m</text:span><text:span text:style-name="T371">e</text:span><text:span text:style-name="T372"> </text:span><text:span text:style-name="T373">Clovis Hugues, ne lirait plus les<text:s/></text:span><text:span text:style-name="title">Taches d</text:span><text:span text:style-name="title">’</text:span><text:span text:style-name="title">encre</text:span><text:span text:style-name="T374"><text:s/></text:span><text:span text:style-name="T375">de<text:s/></text:span><text:span text:style-name="T376">M. </text:span><text:span text:style-name="T377">Barrès !</text:span><text:span text:style-name="T378"><text:s/>En ces<text:s/></text:span><text:soft-page-break/><text:span text:style-name="T379">années mémorables, tout débutant ès lettres fut plus ou moins symboliste, parce qu</text:span><text:span text:style-name="T380">’</text:span><text:span text:style-name="T381">il fallait être quelque chose, n</text:span><text:span text:style-name="T382">’</text:span><text:span text:style-name="T383">importe quoi, pour s</text:span><text:span text:style-name="T384">’</text:span><text:span text:style-name="T385">affirmer. La j</text:span><text:span text:style-name="T386">eunesse a toujours reproché à l</text:span><text:span text:style-name="T387">’</text:span><text:span text:style-name="T388">âge qui ne l</text:span><text:span text:style-name="T389">’</text:span><text:span text:style-name="T390">est plus de lui barrer les voies, de se</text:span><text:span text:style-name="T391"><text:s/></text:span><text:span text:style-name="T392">liguer contre elle pour l</text:span><text:span text:style-name="T393">’</text:span><text:span text:style-name="T394">empêcher de parvenir. Qu</text:span><text:span text:style-name="T395">’</text:span><text:span text:style-name="T396">on se figure donc un certain nombre de jeunes gens de vingt à vingt-cinq ans qui arrivent dans la vie pour y faire de la littérature et qui voient les issues bouchées, toutes les places occupées, et leurs aînés jaloux de ces intrus qu</text:span><text:span text:style-name="T397">i les dérangent, inquiets et mal</text:span><text:span text:style-name="T398"><text:s/>disposés à les accueillir. Nos jeunes gens se grouperont pour que l</text:span><text:span text:style-name="T399">’</text:span><text:span text:style-name="T400">assaut qu</text:span><text:span text:style-name="T401">’</text:span><text:span text:style-name="T402">ils vont</text:span><text:span text:style-name="T403"><text:s/>donner soit plus impétueux, part</text:span><text:span text:style-name="T404">ant plus efficace. Ils se rallieront à un mot qui sera leur cri de guerre. Ils grossiront ce mot d</text:span><text:span text:style-name="T405">’</text:span><text:span text:style-name="T406">idées vagues et inconsistantes. Et tout cela ne sera que la répétition de ce qui s</text:span><text:span text:style-name="T407">’</text:span><text:span text:style-name="T408">est toujours fait à l</text:span><text:span text:style-name="T409">’</text:span><text:span text:style-name="T410">origine de toutes les écoles. T</text:span><text:span text:style-name="T411">outes furent des réactions, et l</text:span><text:span text:style-name="T412">e symbolisme n</text:span><text:span text:style-name="T413">’</text:span><text:span text:style-name="T414">a pas été autre chose, une réaction inévitable contre la littérature d</text:span><text:span text:style-name="T415">’</text:span><text:span text:style-name="T416">observation dont<text:s/></text:span><text:span text:style-name="T417">M. </text:span><text:span text:style-name="T418">Zola était le plus célèbre représentant en prose et<text:s/></text:span><text:span text:style-name="T419">M. </text:span><text:span text:style-name="T420">Coppée le plus extraordinaire protagoniste en poésie. J</text:span><text:span text:style-name="T421">’</text:span><text:span text:style-name="T422">ai déjà raconté cette histoire désopilante au commencement de l</text:span><text:span text:style-name="T423">’</text:span><text:span text:style-name="T424">année dernière, à propos de<text:s/></text:span><text:span text:style-name="T425">M. </text:span><text:span text:style-name="T426">Mallarmé. Répétant ce que j</text:span><text:span text:style-name="T427">’</text:span><text:span text:style-name="T428">indiquais alors, je rappelle qu</text:span><text:span text:style-name="T429">’</text:span><text:span text:style-name="T430">à<text:s/></text:span><text:span text:style-name="T431">M. </text:span><text:span text:style-name="T432">Zola on opposa Villiers de l</text:span><text:span text:style-name="T433">’</text:span><text:span text:style-name="T434">Isle-Adam, et à Coppée l</text:span><text:span text:style-name="T435">’</text:span><text:span text:style-name="T436">auteur des</text:span><text:span text:style-name="T437"><text:s/></text:span><text:span text:style-name="title">Divagations</text:span><text:span text:style-name="T438">. Pour le rendre plus solide, on étaya ce dernier de deux poètes, Verlaine et Baudelaire. Puis, l</text:span><text:span text:style-name="T439">’</text:span><text:span text:style-name="T440">on partit en guerre. Certainement cet appareil, cet armement et ces manœuvres ne furent pas conçus et combinés d</text:span><text:span text:style-name="T441">’</text:span><text:span text:style-name="T442">abord, ensuite mis en pratique. La campagne<text:s/></text:span><text:span text:style-name="T443">fut menée sans plan déterminé d</text:span><text:span text:style-name="T444">’</text:span><text:span text:style-name="T445">avance.</text:span><text:span text:style-name="T446"><text:s/></text:span><text:span text:style-name="T447">Les assaillants, pour la plupart, furent inconscients. Mais aujourd</text:span><text:span text:style-name="T448">’</text:span><text:span text:style-name="T449">hui que l</text:span><text:span text:style-name="T450">’</text:span><text:span text:style-name="T451">on s</text:span><text:span text:style-name="T452">’</text:span><text:span text:style-name="T453">est éloigné de ces choses et que le tumulte des symbolistes s</text:span><text:span text:style-name="T454">’</text:span><text:span text:style-name="T455">est englouti dans le puits du silence, il est permis de simplif</text:span><text:span text:style-name="T456">ier le tracé de leur lutte sous</text:span><text:span text:style-name="T457"><text:s/>cette forme sché</text:span><text:span text:style-name="T458">matique, et il ne reste plus qu</text:span><text:span text:style-name="T459">’</text:span><text:span text:style-name="T460">à</text:span><text:span text:style-name="T461"><text:s/>rechercher ce qu</text:span><text:span text:style-name="T462">’</text:span><text:span text:style-name="T463">elle a produit.</text:span></text:p>
      <text:p text:style-name="Corpsdetexte"><text:span text:style-name="T464">Ce qu</text:span><text:span text:style-name="T465">’</text:span><text:span text:style-name="T466">elle a produit, cette lutte des symbolistes</text:span><text:span text:style-name="T467"> ?</text:span><text:span text:style-name="T468"><text:s/>Oh</text:span><text:span text:style-name="T469"> !</text:span><text:span text:style-name="T470"><text:s/>nous le savons tous, nous qui en fûmes les spectateurs et qui en connaissons les divers épisodes. Ceux qui avaient réellement une personnalité, comme Barrès, Retté et Vielé-Griffin, se sauvèrent en s</text:span><text:span text:style-name="T471">’</text:span><text:span text:style-name="T472">en dégageant au plus vite,<text:s/></text:span><text:span text:style-name="T473">ou<text:s/></text:span><text:span text:style-name="T474">y</text:span><text:span text:style-name="T475"><text:s/></text:span><text:span text:style-name="T476">périrent</text:span><text:span text:style-name="T477"><text:s/>comme Laforgue, Dubus et d</text:span><text:span text:style-name="T478">’</text:span><text:span text:style-name="T479">autres moindres qui ne purent ou ne surent s</text:span><text:span text:style-name="T480">’</text:span><text:span text:style-name="T481">en évader à temps. Mai</text:span><text:span text:style-name="T482">s les autres, demandez à<text:s/></text:span><text:span text:style-name="T483">M. </text:span><text:span text:style-name="T484">Mauclair ce qu</text:span><text:span text:style-name="T485">’</text:span><text:span text:style-name="T486">ils ont fait, ce qu</text:span><text:span text:style-name="T487">’</text:span><text:span text:style-name="T488">ils sont devenus, prenez le<text:s/></text:span><text:span text:style-name="title">Mercure de France</text:span><text:span text:style-name="T489"><text:s/></text:span><text:span text:style-name="T490">de novembre passé, lisez l</text:span><text:span text:style-name="T491">’</text:span><text:span text:style-name="T492">article intitulé</text:span><text:span text:style-name="T493"> :</text:span><text:span text:style-name="T494"><text:s/></text:span><text:span text:style-name="title">Réflexions sur les directions contemporaines</text:span><text:span text:style-name="T495">, et vous serez édifiés</text:span><text:span text:style-name="T496"> :</text:span><text:span text:style-name="T497"><text:s/>car jamais je n</text:span><text:span text:style-name="T498">’</text:span><text:span text:style-name="T499">ai rien lu de plus instructif. Un symboliste nous y parle de ses frères et les étrangle sous nos yeux à l</text:span><text:span text:style-name="T500">’</text:span><text:span text:style-name="T501">aide de la corde impitoyable qu</text:span><text:span text:style-name="T502">’</text:span><text:span text:style-name="T503">il emprunta, sans le dire, à<text:s/></text:span><text:span text:style-name="T504">M. </text:span><text:span text:style-name="T505">Eugène Montfort. Remarquez que j</text:span><text:span text:style-name="T506">’</text:span><text:span text:style-name="T507">appelle<text:s/></text:span><text:span text:style-name="T508">M. </text:span><text:span text:style-name="T509">Mauclair un symboliste et non pas un ex-symboliste, malgré que, d</text:span><text:span text:style-name="T510">’</text:span><text:span text:style-name="T511">un air las, il nous déclare avoir renoncé au symbole. Je ne crois pas jusqu</text:span><text:span text:style-name="T512">’</text:span><text:span text:style-name="T513">à présent à la conversion<text:s/></text:span><text:soft-page-break/><text:span text:style-name="T514">de<text:s/></text:span><text:span text:style-name="T515">M. </text:span><text:span text:style-name="T516">Mauclair, parce qu</text:span><text:span text:style-name="T517">’</text:span><text:span text:style-name="T518">il a un peu trop pris l</text:span><text:span text:style-name="T519">’</text:span><text:span text:style-name="T520">habitude de se convertir tous les trois mois. Mais je retiens ses<text:s/></text:span><text:span text:style-name="title">Réflexions</text:span><text:span text:style-name="T521"><text:s/></text:span><text:span text:style-name="T522">parce qu</text:span><text:span text:style-name="T523">’</text:span><text:span text:style-name="T524">elles sont d</text:span><text:span text:style-name="T525">’</text:span><text:span text:style-name="T526">autant plus justes qu</text:span><text:span text:style-name="T527">’</text:span><text:span text:style-name="T528">elles ne lui appartiennent pas, tout en étant signées de son nom. Or voici ce qu</text:span><text:span text:style-name="T529">’</text:span><text:span text:style-name="T530">elles constatent</text:span><text:span text:style-name="T531"> :</text:span><text:span text:style-name="T532"><text:s/></text:span><text:span text:style-name="T533">le<text:s/></text:span><text:span text:style-name="T534">symbolisme ne nous a pas menés à</text:span><text:span text:style-name="T535"><text:s/>grand</text:span><text:span text:style-name="T536">-</text:span><text:span text:style-name="T537">chos</text:span><text:span text:style-name="T538">e !</text:span><text:span text:style-name="T539"><text:s/>Et c</text:span><text:span text:style-name="T540">’</text:span><text:span text:style-name="T541">est vrai, il était le vide et il a conduit les symbolistes au néant. Par réaction contre le naturalisme, ils ont préféré, au lieu d</text:span><text:span text:style-name="T542">’</text:span><text:span text:style-name="T543">observer la nature, s</text:span><text:span text:style-name="T544">’</text:span><text:span text:style-name="T545">intoxiquer d</text:span><text:span text:style-name="T546">’</text:span><text:span text:style-name="T547">artificiel. Leurs facultés critiques se sont réduites à n</text:span><text:span text:style-name="T548">’</text:span><text:span text:style-name="T549">examiner et discut</text:span><text:span text:style-name="T550">er que des mots et des formes. À la suite de<text:s/></text:span><text:span text:style-name="T551">M. de </text:span><text:span text:style-name="T552">Gourmont,</text:span><text:span text:style-name="T553"><text:s/>ils<text:s/></text:span><text:span text:style-name="T554">ont chanté, prôné et senti l</text:span><text:span text:style-name="T555">’</text:span><text:span text:style-name="T556">ivresse verbale.<text:s/></text:span><text:span text:style-name="T557">M. </text:span><text:span text:style-name="T558">Mallarmé les a entretenus dans cette maladie qu</text:span><text:span text:style-name="T559">’</text:span><text:span text:style-name="T560">il a même aggravée en la poussant à l</text:span><text:span text:style-name="T561">’</text:span><text:span text:style-name="T562">extrême. Il</text:span><text:span text:style-name="T563"><text:s/>en est sorti des instrumentistes escortant en cortège<text:s/></text:span><text:span text:style-name="T564">M. </text:span><text:span text:style-name="T565">René Ghil et son<text:s/></text:span><text:span text:style-name="title">Geste ingénu</text:span><text:span text:style-name="T566">,</text:span><text:span text:style-name="T567"><text:s/></text:span><text:span text:style-name="T568">des romans ronsardisant sous le monocle autoritaire de<text:s/></text:span><text:span text:style-name="T569">M. </text:span><text:span text:style-name="T570">Moréas</text:span><text:span text:style-name="T571"> ;</text:span><text:span text:style-name="T572"><text:s/>d</text:span><text:span text:style-name="T573">’</text:span><text:span text:style-name="T574">autres se sont fabriqué une mythologie en carton pierre ou un semblant de moyen âge en croquante</text:span><text:span text:style-name="T575"> :</text:span><text:span text:style-name="T576"><text:s/>tous firent de la littérature et s</text:span><text:span text:style-name="T577">’</text:span><text:span text:style-name="T578">usèrent<text:s/></text:span><text:span text:style-name="pb">[p.<text:s/></text:span><text:span text:style-name="pb">20</text:span><text:span text:style-name="pb">]<text:s/></text:span><text:span text:style-name="T579">à des jeux de style. Certains les pimentèrent d</text:span><text:span text:style-name="T580">’</text:span><text:span text:style-name="T581">un soi-disant mysticisme qui prouvait seulement leur ignorance philosophique et la faiblesse de leur raison, mysticisme en dehors de toute religion, par suite indigeste et creux comme une écorce de noisette. Quelques-uns s</text:span><text:span text:style-name="T582">’</text:span><text:span text:style-name="T583">ibseni</text:span><text:span text:style-name="T584">sèrent, ou, imitant<text:s/></text:span><text:span text:style-name="T585">M. </text:span><text:span text:style-name="T586">Maeterlinck</text:span><text:span text:style-name="T587"><text:note text:note-class="footnote" text:id="_ftn0"><text:note-citation>1</text:note-citation><text:note-body><text:p text:style-name="Notedebasdepage"><text:s/>[NdE] Orthographié Maeterlinck.</text:p></text:note-body></text:note></text:span><text:span text:style-name="T588">, prirent des airs mystérieux pour nous dire qu</text:span><text:span text:style-name="T589">’</text:span><text:span text:style-name="T590">il fallait fermer la porte ou qu</text:span><text:span text:style-name="T591">’</text:span><text:span text:style-name="T592">il y avait de l</text:span><text:span text:style-name="T593">’</text:span><text:span text:style-name="T594">eau dans le bassin</text:span><text:span text:style-name="T595"> !</text:span><text:span text:style-name="T596"><text:s/>On fut aussi très riche en ce temps-là</text:span><text:span text:style-name="T597"> :</text:span><text:span text:style-name="T598"><text:s/>on ne parlait que de palais, de métaux précieux, de pierreries, de parcs et de terrasses. Les poètes volontiers se comparaient à des rois, ne s</text:span><text:span text:style-name="T599">’</text:span><text:span text:style-name="T600">adressaient qu</text:span><text:span text:style-name="T601">’</text:span><text:span text:style-name="T602">à des princesses, pleuraient sur d</text:span><text:span text:style-name="T603">’</text:span><text:span text:style-name="T604">inconnus désastres, et n</text:span><text:span text:style-name="T605">’</text:span><text:span text:style-name="T606">admettaient, en fait d</text:span><text:span text:style-name="T607">’</text:span><text:span text:style-name="T608">oiseaux, que les paons et les cygnes, rarement les pauvres colombes et quelquefois le gerfaut.<text:s/></text:span><text:span text:style-name="T609">M. </text:span><text:span text:style-name="T610">Stuart Merrill, notamment, commit ce ridicule. Lui et les autres ne virent pas que sous ces mots il n</text:span><text:span text:style-name="T611">’</text:span><text:span text:style-name="T612">y avait rien de tout ce qu</text:span><text:span text:style-name="T613">’</text:span><text:span text:style-name="T614">ils croyaient y mettre. Le comble fut que, tout en jonglant avec ces images royales, sceptres, couronnes et glaives, ils se proclamaient anarchistes et glorifiaient Ravachol</text:span><text:span text:style-name="T615"> !</text:span><text:span text:style-name="T616"><text:s/>Ces contradictions ahurissantes démontrent bien que Messieurs les symbolistes ne savaient au juste ce qu</text:span><text:span text:style-name="T617">’</text:span><text:span text:style-name="T618">ils faisaient, que leur seul but était de se composer des attitudes. Ils fure</text:span><text:span text:style-name="T619">nt des cabotins à la recherche d</text:span><text:span text:style-name="T620">e parades. Enfants orgueilleux, ils pensèrent que leurs imaginations étaient assez puissantes pour n</text:span><text:span text:style-name="T621">’</text:span><text:span text:style-name="T622">avoir rien à acquérir du dehors. Mais elles furent vite à bout de leurs ressources. Alors commença pour ces jeunes gens l</text:span><text:span text:style-name="T623">a sénile période du rabâchage. À</text:span><text:span text:style-name="T624"><text:s/>satiété, et<text:s/></text:span><text:span text:style-name="T625">au-delà</text:span><text:span text:style-name="T626">, ils se contèrent des contes à eux-mêmes. Le résultat est qu</text:span><text:span text:style-name="T627">’</text:span><text:span text:style-name="T628">aujourd</text:span><text:span text:style-name="T629">’</text:span><text:span text:style-name="T630">hui on les abandonne à leurs radotages. Ils n</text:span><text:span text:style-name="T631">’</text:span><text:span text:style-name="T632">ont pas quarante ans, ils sont au plus beau moment de l</text:span><text:span text:style-name="T633">’</text:span><text:span text:style-name="T634">existence et déjà ils sont pour nous des fossiles</text:span><text:span text:style-name="T635"> :</text:span><text:span text:style-name="T636"><text:s/>leurs œuvres sont pétrifiées.</text:span></text:p>
      <text:soft-page-break/>
      <text:p text:style-name="Corpsdetexte"><text:span text:style-name="T637">Certes il serait injuste d</text:span><text:span text:style-name="T638">’</text:span><text:span text:style-name="T639">appliquer à<text:s/></text:span><text:span text:style-name="T640">M. </text:span><text:span text:style-name="T641">Merrill tous les traits de ce tableau. Si les uns le concernent, les autres lui sont étrangers.<text:s/></text:span><text:span text:style-name="T642">M. </text:span><text:span text:style-name="T643">Merrill est venu à une mauvaise époque et il en a subi l</text:span><text:span text:style-name="T644">’</text:span><text:span text:style-name="T645">influence. Plus tôt, il aurait été un Parnassien de la bonne manière</text:span><text:span text:style-name="T646"> ;</text:span><text:span text:style-name="T647"><text:s/>plus tard, il se serait intéressé à la vie. Quelques-uns de ses poèmes ont échappé à la p</text:span><text:span text:style-name="T648">étrification du symbolisme et ré</text:span><text:span text:style-name="T649">vèlent une émotion vraie. Ils font regretter davantage que les autres ne soient pas ainsi, et ils indiquent ce dont<text:s/></text:span><text:span text:style-name="T650">M. </text:span><text:span text:style-name="T651">Merrill eût été capable s</text:span><text:span text:style-name="T652">’</text:span><text:span text:style-name="T653">il n</text:span><text:span text:style-name="T654">’</text:span><text:span text:style-name="T655">avait pas été faussé par son entourage et s</text:span><text:span text:style-name="T656">’</text:span><text:span text:style-name="T657">était contenté de chanter naturellement selon l</text:span><text:span text:style-name="T658">’</text:span><text:span text:style-name="T659">âme charmante et sentimentale qui est en lui et qui est lui. Son malheur aura été de n</text:span><text:span text:style-name="T660">’</text:span><text:span text:style-name="T661">avoir pas eu une énergie suffisante pour briser avec les factices, comme l</text:span><text:span text:style-name="T662">’</text:span><text:span text:style-name="T663">a fait, par exemple,<text:s/></text:span><text:span text:style-name="T664">M. </text:span><text:span text:style-name="T665">Retté dès qu</text:span><text:span text:style-name="T666">’</text:span><text:span text:style-name="T667">il se vit en péril. Maintenant, s</text:span><text:span text:style-name="T668">’</text:span><text:span text:style-name="T669">il n</text:span><text:span text:style-name="T670">’</text:span><text:span text:style-name="T671">est pas trop tard, il est bien tard.</text:span></text:p>
      <text:p text:style-name="Corpsdetexte"><text:span text:style-name="T672">Par contre, examinons l</text:span><text:span text:style-name="T673">’</text:span><text:span text:style-name="T674">autre panneau du diptyque que<text:s/></text:span><text:span text:style-name="T675">je me suis offert pour ce 1</text:span><text:span text:style-name="T676">er</text:span><text:span text:style-name="T677"> </text:span><text:span text:style-name="T678">janvier</text:span><text:span text:style-name="T679"> :</text:span><text:span text:style-name="T680"><text:s/>il saute aux yeux que<text:s/></text:span><text:span text:style-name="T681">M. de Bouh</text:span><text:span text:style-name="T682">élier a été plus favorisé que<text:s/></text:span><text:span text:style-name="T683">M. </text:span><text:span text:style-name="T684">Merrill. L</text:span><text:span text:style-name="T685">’</text:span><text:span text:style-name="T686">auteur<text:s/></text:span><text:span text:style-name="T687">d</text:span><text:span text:style-name="T688">’</text:span><text:span text:style-name="title">Égl</text:span><text:span text:style-name="title">é</text:span><text:span text:style-name="T689">,</text:span><text:span text:style-name="T690"><text:s/></text:span><text:span text:style-name="T691">et ses camarades, ont eu la chance de naître à la littérature à l</text:span><text:span text:style-name="T692">’</text:span><text:span text:style-name="T693">instant précis où</text:span><text:span text:style-name="T694"><text:s/>le<text:s/></text:span><text:span text:style-name="T695">symbolisme commençait à en sortir. Ils ont eu la bonne fortune d</text:span><text:span text:style-name="T696">’</text:span><text:span text:style-name="T697">entrer dans un chemin dont M</text:span><text:span text:style-name="T698">M. </text:span><text:span text:style-name="T699">Retté et Vielé-Griffin avaient déblayé l</text:span><text:span text:style-name="T700">’</text:span><text:span text:style-name="T701">accès.<text:s/></text:span><text:span text:style-name="T702">M. </text:span><text:span text:style-name="T703">Maurice<text:s/></text:span><text:span text:style-name="T704">Le Blond</text:span><text:span text:style-name="T705">, du reste, avec une grande justice, l</text:span><text:span text:style-name="T706">’</text:span><text:span text:style-name="T707">a implicitement reconnu</text:span><text:span text:style-name="T708"><text:note text:note-class="footnote" text:id="_ftn1"><text:note-citation>2</text:note-citation><text:note-body><text:p text:style-name="Notedebasdepage"><text:s/><text:span text:style-name="title">La Plume</text:span>, 1<text:span text:style-name="T709">er</text:span> novembre 1897.</text:p></text:note-body></text:note></text:span><text:span text:style-name="T710">. Il est évident, en effet, que les Naturistes ne peuvent pas avoir été les enfants du miracle</text:span><text:span text:style-name="T711"> :</text:span><text:span text:style-name="T712"><text:s/>nul d</text:span><text:span text:style-name="T713">’</text:span><text:span text:style-name="T714">entre eux, n</text:span><text:span text:style-name="T715">’</text:span><text:span text:style-name="T716">est-ce pas</text:span><text:span text:style-name="T717"> ?</text:span><text:span text:style-name="T718"><text:s/>n</text:span><text:span text:style-name="T719">’</text:span><text:span text:style-name="T720">admettrait l</text:span><text:span text:style-name="T721">’</text:span><text:span text:style-name="T722">étonnante merveille, fût-ce même à leur profit, d</text:span><text:span text:style-name="T723">’</text:span><text:span text:style-name="T724">une création<text:s/></text:span><text:span text:style-name="T725">ex nihilo</text:span><text:span text:style-name="T726">. Les idées qu</text:span><text:span text:style-name="T727">’</text:span><text:span text:style-name="T728">ils ont adoptées, il faut forcément qu</text:span><text:span text:style-name="T729">’</text:span><text:span text:style-name="T730">ils les aient rencontrées quelque part. Le désir de retourner à la sincérité et à une saine expression des choses, tout cela qui les attire et leur a fait admirer<text:s/></text:span><text:span text:style-name="title">Clarté de vie</text:span><text:span text:style-name="T731"><text:s/></text:span><text:span text:style-name="T732">et<text:s/></text:span><text:span text:style-name="title">Campagne première</text:span><text:span text:style-name="T733">,</text:span><text:span text:style-name="T734"><text:s/></text:span><text:span text:style-name="T735">les deux seuls livres de l</text:span><text:span text:style-name="T736">’</text:span><text:span text:style-name="T737">an dernier où il y ait eu une pénétration profonde de la nature, il est nécessaire que nous en découvrions l</text:span><text:span text:style-name="T738">’</text:span><text:span text:style-name="T739">indication précise a</text:span><text:span text:style-name="T740">vant leur formation en groupe. À</text:span><text:span text:style-name="T741"><text:s/>ce simple point de vue la préface et l</text:span><text:span text:style-name="T742">’</text:span><text:span text:style-name="T743">épilogue de<text:s/></text:span><text:span text:style-name="T744">l</text:span><text:span text:style-name="T745">’</text:span><text:span text:style-name="title">Archipel en fleurs</text:span><text:span text:style-name="T746"><text:s/></text:span><text:span text:style-name="T747">ne sont pas à oublier. Le mouvement actuel y retrouve ses origines, et je suis sûr que les naturistes, pour ne point cesser d</text:span><text:span text:style-name="T748">’</text:span><text:span text:style-name="T749">être équitables, seront les premiers à le déclarer. Ils conviendront ainsi sans peine de la priorité de</text:span><text:span text:style-name="T750"><text:s/></text:span><text:span text:style-name="T751">M. </text:span><text:span text:style-name="T752">Retté et de son travail tout seul dans le sens nature bien lo</text:span><text:span text:style-name="T753">ngtemps avant tout naturisme</text:span><text:span text:style-name="T754"><text:note text:note-class="footnote" text:id="_ftn2"><text:note-citation>3</text:note-citation><text:note-body><text:p text:style-name="Notedebasdepage"><text:s/><text:span text:style-name="T755">La préface de<text:s/></text:span><text:span text:style-name="T756">l’</text:span><text:span text:style-name="title">Archipel en Fleurs</text:span><text:span text:style-name="T757"><text:s/></text:span><text:span text:style-name="T758">a été<text:s/></text:span>publiée<text:span text:style-name="T759"><text:s/>pour la première fois<text:s/></text:span><text:span text:style-name="T760">en juillet 1893</text:span>, le<text:span text:style-name="T761"><text:s/></text:span><text:span text:style-name="T762">l</text:span><text:span text:style-name="T763">ivre même, en 1</text:span><text:span text:style-name="T764">895.</text:span></text:p></text:note-body></text:note></text:span><text:span text:style-name="T765">. D</text:span><text:span text:style-name="T766">’</text:span><text:span text:style-name="T767">ailleurs, pourquoi parl</text:span><text:span text:style-name="T768">er au futur</text:span><text:span text:style-name="T769"> ?</text:span><text:span text:style-name="T770"><text:s/>Ils l</text:span><text:span text:style-name="T771">’</text:span><text:span text:style-name="T772">ont déjà déclaré, entre autres<text:s/></text:span><text:span text:style-name="T773">M. </text:span><text:span text:style-name="T774">Viollis, et en cela ils ont eu raison. Si<text:s/></text:span><text:span text:style-name="T775">M. </text:span><text:span text:style-name="T776">Retté n</text:span><text:span text:style-name="T777">’</text:span><text:span text:style-name="T778">avait lutté, comme il</text:span><text:span text:style-name="T779"><text:s/>le<text:s/></text:span><text:span text:style-name="T780">fit, contre le Mallarmisme et ses succédanés<text:s/></text:span><text:span text:style-name="T781">longtemps tout seul</text:span><text:span text:style-name="T782">,</text:span><text:span text:style-name="T783"><text:s/>je le répète, la renaissance qui s</text:span><text:span text:style-name="T784">’</text:span><text:span text:style-name="T785">indique aujourd</text:span><text:span text:style-name="T786">’</text:span><text:span text:style-name="T787">hui n</text:span><text:span text:style-name="T788">’</text:span><text:span text:style-name="T789">aurait pas eu la partie aussi belle. Toutefois, en admettant que le naturisme soit une école, ce que les naturistes, je l</text:span><text:span text:style-name="T790">’</text:span><text:span text:style-name="T791">espère, auront le bon sens de ne pas vouloir, il est certain que<text:s/></text:span><text:span text:style-name="T792">M. </text:span><text:span text:style-name="T793">Retté ne doit pas plus être classé<text:s/></text:span><text:soft-page-break/><text:span text:style-name="T794">dans cette école que dans toute autre.<text:s/></text:span><text:span text:style-name="T795">Il est lui,</text:span><text:span text:style-name="T796"><text:s/>et je sa</text:span><text:span text:style-name="T797">is trop son horreur de tout ce q</text:span><text:span text:style-name="T798">ui ressemble à un embrigadement pour croire qu</text:span><text:span text:style-name="T799">’</text:span><text:span text:style-name="T800">il n</text:span><text:span text:style-name="T801">’</text:span><text:span text:style-name="T802">acceptera jamais aucun rôle dans un bataillon quel qu</text:span><text:span text:style-name="T803">’</text:span><text:span text:style-name="T804">il soit et qu</text:span><text:span text:style-name="T805">’</text:span><text:span text:style-name="T806">il consentira à</text:span><text:span text:style-name="T807"><text:s/>vendre sa liberté même contre le titre de chef.</text:span><text:span text:style-name="T808"><text:s/></text:span><text:span text:style-name="T809">N</text:span><text:span text:style-name="T810">’</text:span><text:span text:style-name="T811">insistant pas davantage, il reste donc acquis que les tendances naturistes n</text:span><text:span text:style-name="T812">’</text:span><text:span text:style-name="T813">ont pas trouvé uniquement en<text:s/></text:span><text:span text:style-name="T814">M. de </text:span><text:span text:style-name="T815">Bouhélier leur premier interprète. Cela, toutefois, ne lui enlève aucun de ses mérites. Et</text:span><text:span text:style-name="T816"><text:s/></text:span><text:span text:style-name="T817">certes il y en a bien peu de son âge qui puisse</text:span><text:span text:style-name="T818">nt</text:span><text:span text:style-name="T819"><text:s/>se targuer d</text:span><text:span text:style-name="T820">’</text:span><text:span text:style-name="T821">en avoir autant.</text:span></text:p>
      <text:p text:style-name="Corpsdetexte"><text:span text:style-name="T822">Car, je l</text:span><text:span text:style-name="T823">’</text:span><text:span text:style-name="T824">ai dit au début de cette Expertise</text:span><text:span text:style-name="T825"> :</text:span><text:span text:style-name="T826"><text:s/></text:span><text:span text:style-name="T827">M. de </text:span><text:span text:style-name="T828">Bouhélier est non seulement sympathique mais encore fort intéressant. Comme<text:s/></text:span><text:span text:style-name="T829">M. </text:span><text:span text:style-name="T830">Merrill, n</text:span><text:span text:style-name="T831">ous l</text:span><text:span text:style-name="T832">’</text:span><text:span text:style-name="T833">aimons et il retient notre attention, mais pour des raisons bien différentes. Nous avons regretté pour l</text:span><text:span text:style-name="T834">’</text:span><text:span text:style-name="T835">auteur des<text:s/></text:span><text:span text:style-name="title">Fastes</text:span><text:span text:style-name="T836"><text:s/></text:span><text:span text:style-name="T837">qu</text:span><text:span text:style-name="T838">’</text:span><text:span text:style-name="T839">il ait paru à une heure qui ne pouvait lui convenir. Au contraire nous voyons le poète<text:s/></text:span><text:span text:style-name="T840">d</text:span><text:span text:style-name="T841">’</text:span><text:span text:style-name="title">É</text:span><text:span text:style-name="title">glé</text:span><text:span text:style-name="T842"><text:s/></text:span><text:span text:style-name="T843">se montrer, par bonheur, à l</text:span><text:span text:style-name="T844">’</text:span><text:span text:style-name="T845">instant qu</text:span><text:span text:style-name="T846">’</text:span><text:span text:style-name="T847">il lui fau</text:span><text:span text:style-name="T848">t. Ses qualités lyriques font ir</text:span><text:span text:style-name="T849">ruption en ce jour, plein de promesses, où les sources d</text:span><text:span text:style-name="T850">’</text:span><text:span text:style-name="T851">inspiration qu</text:span><text:span text:style-name="T852">’</text:span><text:span text:style-name="T853">avait gelées</text:span><text:span text:style-name="T854"><text:s/>le<text:s/></text:span><text:span text:style-name="T855">symbolisme, recommencent de bondir, de chanter et de briller. Il fait partie d</text:span><text:span text:style-name="T856">’</text:span><text:span text:style-name="T857">une génération brûlante d</text:span><text:span text:style-name="T858">’</text:span><text:span text:style-name="T859">amour et de jeunesse, dévorée d</text:span><text:span text:style-name="T860">’</text:span><text:span text:style-name="T861">enthousiasmes sincères et désireuse de se répandre en actes d</text:span><text:span text:style-name="T862">’</text:span><text:span text:style-name="T863">énergie et de beauté. Elle et lui, se découvrent des aspirations identiques. Et ces adolescents qui n</text:span><text:span text:style-name="T864">’</text:span><text:span text:style-name="T865">ont pas encore eu le temps de se gâter au contact des misères et des bassesses professionnelles, au lieu de faire la courbette devant les Manitous qu</text:span><text:span text:style-name="T866">’</text:span><text:span text:style-name="T867">il est habile d</text:span><text:span text:style-name="T868">’</text:span><text:span text:style-name="T869">adorer, s</text:span><text:span text:style-name="T870">’</text:span><text:span text:style-name="T871">unissent pour les dédaigner ou les jeter à bas de leurs socles. On les raille. Ils ne se découragent pas. Ils se soutiennent mutuellement, ils s</text:span><text:span text:style-name="T872">’</text:span><text:span text:style-name="T873">exaltent les uns les autres. Dans l</text:span><text:span text:style-name="T874">’</text:span><text:span text:style-name="T875">ardeur qui les transporte, chacun se persuade et proclame que son frère est un génie. Mais ces exagérations, tout ce côté exubérant est loin, d</text:span><text:span text:style-name="T876">’</text:span><text:span text:style-name="T877">après eux, d</text:span><text:span text:style-name="T878">’</text:span><text:span text:style-name="T879">être blâmable. Ils l</text:span><text:span text:style-name="T880">’</text:span><text:span text:style-name="T881">estiment sans doute une façon de s</text:span><text:span text:style-name="T882">’</text:span><text:span text:style-name="T883">exciter et d</text:span><text:span text:style-name="T884">’</text:span><text:span text:style-name="T885">appeler à soi la victoire. Et lorsqu</text:span><text:span text:style-name="T886">’</text:span><text:span text:style-name="T887">on sera demeuré maître du champ de bataille, on aura tout loisir alors pour se calmer. Avant cette heure, ce qu</text:span><text:span text:style-name="T888">’</text:span><text:span text:style-name="T889">il faut surtout, c</text:span><text:span text:style-name="T890">’</text:span><text:span text:style-name="T891">est d</text:span><text:span text:style-name="T892">’</text:span><text:span text:style-name="T893">avoir de la fougue. Plus la charge sera impétueuse, mieux elle balayera les obstacles. Et, s</text:span><text:span text:style-name="T894">’</text:span><text:span text:style-name="T895">il ne se produit aucune défaillance, ni désertion, ni catastrophe, surtout si la direction reste droite, la réussite sera au bout.</text:span></text:p>
      <text:p text:style-name="Corpsdetexte"><text:span text:style-name="T896">Pour moi qu</text:span><text:span text:style-name="T897">’</text:span><text:span text:style-name="T898">une étiquette a toujours laissé froid et qui me contente de voir dans les naturistes des jeunes gens sur qui on est en droit de compter, je voudrais, à propos de<text:s/></text:span><text:span text:style-name="T899">M. de </text:span><text:span text:style-name="T900">Bouhélier et de son dernier livre, très amicalement<text:s/></text:span><text:span text:style-name="T901">leur confier quelques petites ré</text:span><text:span text:style-name="T902">flexions.</text:span></text:p>
      <text:p text:style-name="Corpsdetexte"><text:span text:style-name="T903">Eh bien</text:span><text:span text:style-name="T904"> !</text:span><text:span text:style-name="T905"><text:s/>à mon avis, je crois qu</text:span><text:span text:style-name="T906">’</text:span><text:span text:style-name="T907">ils ont fait actuellement, et bien fait leur trouée. Du fond du cœur je les en félicite. Mais j</text:span><text:span text:style-name="T908">’</text:span><text:span text:style-name="T909">ajoute que cette situation nouvelle n</text:span><text:span text:style-name="T910">’</text:span><text:span text:style-name="T911">est pas sans leur créer de nouvelles obligations. La plus importante me paraît encore l</text:span><text:span text:style-name="T912">’</text:span><text:span text:style-name="T913">acquisition au plus vite de<text:s/></text:span><text:soft-page-break/><text:span text:style-name="T914">cette sorte de juste mesure qui, jusqu</text:span><text:span text:style-name="T915">’</text:span><text:span text:style-name="T916">à présent, leur manque, ainsi qu</text:span><text:span text:style-name="T917">’</text:span><text:span text:style-name="T918">ils viennent d</text:span><text:span text:style-name="T919">’</text:span><text:span text:style-name="T920">en fournir la preuve dans leurs récents éloges de<text:s/></text:span><text:span text:style-name="T921">M. de </text:span><text:span text:style-name="T922">Bouhélier. Ce sont là des enfantillages dont il leur serait si facile de se débarrasser</text:span><text:span text:style-name="T923"> !</text:span><text:span text:style-name="T924"><text:s/>Et qu</text:span><text:span text:style-name="T925">’</text:span><text:span text:style-name="T926">on ne m</text:span><text:span text:style-name="T927">’</text:span><text:span text:style-name="T928">accuse pas d</text:span><text:span text:style-name="T929">’</text:span><text:span text:style-name="T930">être l</text:span><text:span text:style-name="T931">’</text:span><text:span text:style-name="T932">idiot monsieur qui critique quand même. Quand j</text:span><text:span text:style-name="T933">’</text:span><text:span text:style-name="T934">entends<text:s/></text:span><text:span text:style-name="T935">M. </text:span><text:span text:style-name="T936">Maurice<text:s/></text:span><text:span text:style-name="T937">Le Blond</text:span><text:span text:style-name="T938"><text:s/>déclarer que<text:s/></text:span><text:span text:style-name="quote.c">« Darwin amoureux, s</text:span><text:span text:style-name="quote.c">’</text:span><text:span text:style-name="quote.c">il avait été poète, eût pu très bien écrire<text:s/></text:span><text:span text:style-name="quote.c">l</text:span><text:span text:style-name="quote.c">’</text:span><text:span text:style-name="title">É</text:span><text:span text:style-name="title">pithalame</text:span><text:span text:style-name="quote.c"> »</text:span><text:span text:style-name="T939"><text:s/>qui fait suite à<text:s/></text:span><text:span text:style-name="title">É</text:span><text:span text:style-name="title">glé</text:span><text:span text:style-name="T940">,</text:span><text:span text:style-name="T941"><text:s/></text:span><text:span text:style-name="T942">je me demande avec anxiété si cette phrase, par hasard, ne serait pas excessive</text:span><text:span text:style-name="T943"> !</text:span><text:span text:style-name="T944"><text:s/>Quand, immédiatement après,<text:s/></text:span><text:span text:style-name="quote.c">« ces magnifiques chants »</text:span><text:span text:style-name="T945"><text:s/></text:span><text:span text:style-name="T946">sont égalés<text:s/></text:span><text:span text:style-name="quote.c">« aux lyriques flammes du<text:s/></text:span><text:span text:style-name="title">Cantique des Cantiques</text:span><text:span text:style-name="quote.c"><text:s/>et des</text:span><text:span text:style-name="quote.c"><text:s/></text:span><text:span text:style-name="pb">[p.<text:s/></text:span><text:span text:style-name="pb">21</text:span><text:span text:style-name="pb">]<text:s/></text:span><text:span text:style-name="title">Hymnes des Védas</text:span><text:span text:style-name="quote.c"> »</text:span><text:span text:style-name="T947">,<text:s/></text:span><text:span text:style-name="T948">je doute de mon existence. Mais</text:span><text:span text:style-name="T949"><text:s/>q</text:span><text:span text:style-name="T950">uand je lis à la fin de cette apologie que<text:s/></text:span><text:span text:style-name="quote.c">« M. Saint-</text:span><text:span text:style-name="quote.c">Georges de Bouhél</text:span><text:span text:style-name="quote.c">ier, désormais</text:span><text:span text:style-name="quote.c">…</text:span><text:span text:style-name="quote.c"><text:s/>considère Dieu face à face »</text:span><text:span text:style-name="T951">, je n</text:span><text:span text:style-name="T952">’</text:span><text:span text:style-name="T953">ai plus à douter, car je n</text:span><text:span text:style-name="T954">’</text:span><text:span text:style-name="T955">existe plus.</text:span></text:p>
      <text:p text:style-name="Corpsdetexte"><text:span text:style-name="T956">Pourtant,<text:s/></text:span><text:span text:style-name="T957">M. </text:span><text:span text:style-name="T958">Le Blond</text:span><text:span text:style-name="T959"><text:s/>est une belle intelligence qui juge d</text:span><text:span text:style-name="T960">’</text:span><text:span text:style-name="T961">ordi</text:span><text:span text:style-name="T962">naire avec sagacité. Seulement, ayant à apprécier un de ses frères d</text:span><text:span text:style-name="T963">’</text:span><text:span text:style-name="T964">armes, il a été ébloui, tout comme<text:s/></text:span><text:span text:style-name="T965">M. </text:span><text:span text:style-name="T966">Mon</text:span><text:span text:style-name="T967">t</text:span><text:span text:style-name="T968">fort, qui ne craint pas d</text:span><text:span text:style-name="T969">’</text:span><text:span text:style-name="T970">écrire au sujet des<text:s/></text:span><text:span text:style-name="title">Concerts champêtres</text:span><text:span text:style-name="T971"> :</text:span><text:span text:style-name="T972"><text:s/></text:span><text:span text:style-name="quote.c">« C</text:span><text:span text:style-name="quote.c">’</text:span><text:span text:style-name="quote.c">est un univers, c</text:span><text:span text:style-name="quote.c">’</text:span><text:span text:style-name="quote.c">est un monde véritable qu</text:span><text:span text:style-name="quote.c">’</text:span><text:span text:style-name="quote.c">une des plus vastes sensibilités de ce temps avait porté â la lumière. »</text:span><text:span text:style-name="T973"><text:s/>De pareils dithyrambes, s</text:span><text:span text:style-name="T974">’</text:span><text:span text:style-name="T975">ils n</text:span><text:span text:style-name="T976">’</text:span><text:span text:style-name="T977">étaient qu</text:span><text:span text:style-name="T978">’</text:span><text:span text:style-name="T979">en passant, seraient inof</text:span><text:span text:style-name="T980">f</text:span><text:span text:style-name="T981">ensifs et ne feraient de tort à personne. Malheureusement ils se répètent avec une fréquence dont je tiens, parce que je les aime, à signaler aux naturistes les dangers. Le moindre est que bientôt ils auront épuisé les plus tonitruants éloges et qu</text:span><text:span text:style-name="T982">’</text:span><text:span text:style-name="T983">il leur sera impossible d</text:span><text:span text:style-name="T984">’</text:span><text:span text:style-name="T985">en inventer de nouveaux. Le</text:span><text:span text:style-name="T986"><text:s/>p</text:span><text:span text:style-name="T987">ire, c</text:span><text:span text:style-name="T988">’</text:span><text:span text:style-name="T989">est le risque de finir à la longue par les prendre à a lettre</text:span><text:span text:style-name="T990"> :</text:span><text:span text:style-name="T991"><text:s/>d</text:span><text:span text:style-name="T992">’</text:span><text:span text:style-name="T993">où il suit que, d</text:span><text:span text:style-name="T994">’</text:span><text:span text:style-name="T995">un côté, ils se rendraient ridicules, et que de l</text:span><text:span text:style-name="T996">’</text:span><text:span text:style-name="T997">autre, s</text:span><text:span text:style-name="T998">’</text:span><text:span text:style-name="T999">imaginant n</text:span><text:span text:style-name="T1000">’</text:span><text:span text:style-name="T1001">avoir plus rien à apprendre, ils cesseraient de se perfectionner. Or pour tous ce serait dommage, à plus forte raison pour<text:s/></text:span><text:span text:style-name="T1002">M. de Bouhé</text:span><text:span text:style-name="T1003">lier.</text:span><text:span text:style-name="T1004"><text:s/></text:span><text:span text:style-name="T1005">Je vois en ce jeune homme une personnalité. N</text:span><text:span text:style-name="T1006">’</text:span><text:span text:style-name="T1007">aurait-il aucun talent, ce qui n</text:span><text:span text:style-name="T1008">’</text:span><text:span text:style-name="T1009">est pas, il dem</text:span><text:span text:style-name="T1010">eurerait toujours étonnant par le fait seul qu</text:span><text:span text:style-name="T1011">’</text:span><text:span text:style-name="T1012">à son âge il a déjà onze volumes qui portent son nom, sans compter la revue qu</text:span><text:span text:style-name="T1013">’</text:span><text:span text:style-name="T1014">il a fondée et qu</text:span><text:span text:style-name="T1015">’</text:span><text:span text:style-name="T1016">il dirige, les œuvres qu</text:span><text:span text:style-name="T1017">’</text:span><text:span text:style-name="T1018">il prépare et les nombreux articles qu</text:span><text:span text:style-name="T1019">’</text:span><text:span text:style-name="T1020">il a donnés et donne aux journaux. Une telle fécondité dénote forcément du labeur. Sans avoir rien lu de<text:s/></text:span><text:span text:style-name="T1021">M. de </text:span><text:span text:style-name="T1022">Bou</text:span><text:span text:style-name="T1023">hél</text:span><text:span text:style-name="T1024">ier, ses plus féroces détracteurs doivent au moins reconnaître, devant cette production merveilleuse, un admirable tempérament de travailleur. Ses amis y ajoutent tous les dons du génie. Mais à raisonner plus sérieusement, et sans parti pris, ni pour ni contre, celui qui ne sait rien de l</text:span><text:span text:style-name="T1025">’</text:span><text:span text:style-name="T1026">œuvre de M.</text:span><text:span text:style-name="T1027"> </text:span><text:span text:style-name="T1028">d</text:span><text:span text:style-name="T1029">e Bouhél</text:span><text:span text:style-name="T1030">ier sentira cependant quelque appréhension. Il redoutera que cette abondance ne lui soit préjudiciable, que la quantité ne nuise à la qualité. Il lui paraîtra bien difficile, à cause de la jeunesse de l</text:span><text:span text:style-name="T1031">’</text:span><text:span text:style-name="T1032">auteur, qu</text:span><text:span text:style-name="T1033">’</text:span><text:span text:style-name="T1034">il ait un acquis suffisant pour pouvoir subvenir à une dépense aussi formidable. Sa réserve s</text:span><text:span text:style-name="T1035">’</text:span><text:span text:style-name="T1036">épuisera s</text:span><text:span text:style-name="T1037">’</text:span><text:span text:style-name="T1038">il n</text:span><text:span text:style-name="T1039">’</text:span><text:span text:style-name="T1040">y prend garde. Enfin, faute de temps encore, il<text:s/></text:span><text:soft-page-break/><text:span text:style-name="T1041">ne pourra rien achever. Je veux dire par là qu</text:span><text:span text:style-name="T1042">’</text:span><text:span text:style-name="T1043">il y aura, selon toute vraisemblance, des insuffisances dans la forme et au fond, au lieu de ce dernier coup de pouce qui fait les<text:s/></text:span><text:span text:style-name="T1044">œuvres parfaitement belles et q</text:span><text:span text:style-name="T1045">ui répugne à toute improvisation. Et, toutes ces réflexions faites, si notre critique lit ensuite<text:s/></text:span><text:span text:style-name="title">Églé</text:span><text:span text:style-name="title"><text:s/>ou les Concerts champêtres, suivi d</text:span><text:span text:style-name="title">’</text:span><text:span text:style-name="title">un Épi</text:span><text:span text:style-name="title">thalam</text:span><text:span text:style-name="title">e</text:span><text:span text:style-name="T1046">,</text:span><text:span text:style-name="T1047"><text:s/></text:span><text:span text:style-name="T1048">il risque fort de constater qu</text:span><text:span text:style-name="T1049">’</text:span><text:span text:style-name="T1050">il avait eu raison de craindre, et que si ces poèmes sont dignes d</text:span><text:span text:style-name="T1051">’</text:span><text:span text:style-name="T1052">éloges, il y a lieu toutefois de ne pas exagérer. C</text:span><text:span text:style-name="T1053">’</text:span><text:span text:style-name="T1054">est pourquoi, puisque les vers de<text:s/></text:span><text:span text:style-name="T1055">M. de </text:span><text:span text:style-name="T1056">Bouhél</text:span><text:span text:style-name="T1057">ier ont été élevés jusqu</text:span><text:span text:style-name="T1058">’</text:span><text:span text:style-name="T1059">aux nues par tous les naturistes, j</text:span><text:span text:style-name="T1060">’</text:span><text:span text:style-name="T1061">ai pensé qu</text:span><text:span text:style-name="T1062">’</text:span><text:span text:style-name="T1063">il convenait peut-être de les ramener un peu sur la terre dans l</text:span><text:span text:style-name="T1064">’</text:span><text:span text:style-name="T1065">intérêt même de ces jeunes gens sur qui tout l</text:span><text:span text:style-name="T1066">’</text:span><text:span text:style-name="T1067">avenir repose, et je me suis imposé d</text:span><text:span text:style-name="T1068">’</text:span><text:span text:style-name="T1069">être sévère uniquement parce que je leur veux du bien.</text:span></text:p>
      <text:p text:style-name="Corpsdetexte"><text:span text:style-name="T1070">Voici donc ce que je reproche au volume de M.</text:span><text:span text:style-name="T1071"> de Bou</text:span><text:span text:style-name="T1072">hélier</text:span><text:span text:style-name="T1073"> :</text:span></text:p>
      <text:p text:style-name="Corpsdetexte"><text:span text:style-name="T1074">Tout d</text:span><text:span text:style-name="T1075">’</text:span><text:span text:style-name="T1076">abord, à ne considérer que la forme, il ne me paraît pas du tout comme à<text:s/></text:span><text:span text:style-name="T1077">M. </text:span><text:span text:style-name="T1078">Montfort que<text:s/></text:span><text:span text:style-name="quote.c">« </text:span><text:span text:style-name="quote.c">son vers soit<text:s/></text:span><text:span text:style-name="quote.c">classique et que ses strophes soient sonnantes et bien assurées »</text:span><text:span text:style-name="T1079">. Tout au contraire,<text:s/></text:span><text:span text:style-name="T1080">M. de </text:span><text:span text:style-name="T1081">Bouhél</text:span><text:span text:style-name="T1082">ier me semble à chaque instant commettre des erreurs de technique ou montrer une pénible gaucherie comme quelqu</text:span><text:span text:style-name="T1083">’</text:span><text:span text:style-name="T1084">un qui n</text:span><text:span text:style-name="T1085">’</text:span><text:span text:style-name="T1086">a pas encore toute l</text:span><text:span text:style-name="T1087">’</text:span><text:span text:style-name="T1088">habitude du vers et qui tâtonne, n</text:span><text:span text:style-name="T1089">’</text:span><text:span text:style-name="T1090">en sachant point les ressources. Il ne sait pas orchestrer ses poèmes. D</text:span><text:span text:style-name="T1091">’</text:span><text:span text:style-name="T1092">ordinaire il part bien, mais trop souvent il finit mal. La pièce suivante (</text:span><text:span text:style-name="title">Souvenir</text:span><text:span text:style-name="T1093">, p. </text:span><text:span text:style-name="T1094">247) est un modèle du genre</text:span><text:span text:style-name="T1095"> :</text:span></text:p>
      <text:p text:style-name="quote.l"><text:span text:style-name="T1096">Te souviens-tu de la vallée où nous allâmes,</text:span></text:p>
      <text:p text:style-name="quote.l"><text:span text:style-name="T1097">Quand le zéphir épris sifflait dans l</text:span><text:span text:style-name="T1098">’</text:span><text:span text:style-name="T1099">or des flûtes.</text:span></text:p>
      <text:p text:style-name="quote.l"><text:span text:style-name="T1100">Ta beauté étonna la paix des solitudes,</text:span></text:p>
      <text:p text:style-name="quote.l"><text:span text:style-name="T1101">Quel amour tout-à-coup s</text:span><text:span text:style-name="T1102">’</text:span><text:span text:style-name="T1103">éveilla dans mon âme</text:span><text:span text:style-name="T1104"> ?</text:span></text:p>
      <text:p text:style-name="P1105">Sur nos pas, pour nous ombrager, les blancs bouleaux</text:p>
      <text:p text:style-name="quote.l"><text:span text:style-name="T1106">Ont répandu tout le torrent de leurs feuillages.</text:span></text:p>
      <text:p text:style-name="quote.l"><text:span text:style-name="T1107">Le grondement des bois emplit l</text:span><text:span text:style-name="T1108">’</text:span><text:span text:style-name="T1109">azur sauvage.</text:span></text:p>
      <text:p text:style-name="quote.l"><text:span text:style-name="T1110">Et nous marchions bercés par</text:span><text:span text:style-name="T1111"><text:s/>le<text:s/></text:span><text:span text:style-name="T1112">vent des rameaux.</text:span></text:p>
      <text:p text:style-name="quote.l"><text:span text:style-name="T1113">Ô mon Amour, je t</text:span><text:span text:style-name="T1114">’</text:span><text:span text:style-name="T1115">ai possédée, et tu fus</text:span></text:p>
      <text:p text:style-name="quote.l"><text:span text:style-name="T1116">Près de moi, comme une É</text:span><text:span text:style-name="T1117">pousée inaltérable.</text:span></text:p>
      <text:p text:style-name="quote.l"><text:span text:style-name="T1118">Un sourire a suffi pour unir nos deux âmes.</text:span></text:p>
      <text:p text:style-name="quote.l"><text:span text:style-name="T1119">Tu soupiras, étant d</text:span><text:span text:style-name="T1120">’</text:span><text:span text:style-name="T1121">une blancheur émue.</text:span></text:p>
      <text:p text:style-name="Corpsdetexte"><text:span text:style-name="T1122">Le début de cette pièce est d</text:span><text:span text:style-name="T1123">’</text:span><text:span text:style-name="T1124">un joli mouvement. Mais que dire du dernier vers et de la maladroite incidente qui le termine</text:span><text:span text:style-name="T1125"> ?</text:span><text:span text:style-name="T1126"><text:s/>De telles faiblesses, et elles sont nombreuses chez<text:s/></text:span><text:span text:style-name="T1127">M. de </text:span><text:span text:style-name="T1128">Bouhél</text:span><text:span text:style-name="T1129">ier, détruisent toute harmonie. De plus, qui ne voit dans ses trois<text:s/></text:span><text:span text:style-name="T1130">strophes un autre motif grave d</text:span><text:span text:style-name="T1131">’</text:span><text:span text:style-name="T1132">ê</text:span><text:span text:style-name="T1133">tre choqué</text:span><text:span text:style-name="T1134"> ?</text:span><text:span text:style-name="T1135"><text:s/>Examinez la deuxième, vous verrez sans peine que ce n</text:span><text:span text:style-name="T1136">’</text:span><text:span text:style-name="T1137">est<text:s/></text:span><text:soft-page-break/><text:span text:style-name="T1138">pas du Bouhél</text:span><text:span text:style-name="T1139">ier, mais du Michel Abadie. En effet, non seulement le rythme de<text:s/></text:span><text:span text:style-name="T1140">M. de </text:span><text:span text:style-name="T1141">Bouhélier</text:span><text:span text:style-name="T1142"><text:s/>manque d</text:span><text:span text:style-name="T1143">’</text:span><text:span text:style-name="T1144">assurance, mais encore parfois il ne lui appartient pas. Magre, Viollis, Signoret et surtout Abadie ont énormément servi à l</text:span><text:span text:style-name="T1145">’</text:span><text:span text:style-name="T1146">auteur d</text:span><text:span text:style-name="T1147">’</text:span><text:span text:style-name="title">É</text:span><text:span text:style-name="title">glé</text:span><text:span text:style-name="T1148">.</text:span><text:span text:style-name="T1149"><text:s/></text:span><text:span text:style-name="T1150">Il leur emprunte, à chacun, la qualité particulière de leur lyrisme, voire même des expressions qui leur</text:span><text:span text:style-name="T1151"><text:s/>sont propres, au point q</text:span><text:span text:style-name="T1152">ue, par exemple, lue isolément, la strophe que je signale serait attribuée au poète des<text:s/></text:span><text:span text:style-name="title">Voix de la Montagne</text:span><text:span text:style-name="T1153">. Ces imitations, pour ê</text:span><text:span text:style-name="T1154">tre fortuites, n</text:span><text:span text:style-name="T1155">’</text:span><text:span text:style-name="T1156">en sont pas moins fâcheuses. À la page </text:span><text:span text:style-name="T1157">52, on trouvera un<text:s/></text:span><text:span text:style-name="quote.c">« lierre au feuillage verni »</text:span><text:span text:style-name="T1158"><text:s/>qui est de Verlaine</text:span><text:span text:style-name="T1159"> ;</text:span><text:span text:style-name="T1160"><text:s/>à la page </text:span><text:span text:style-name="T1161">62 et à la 85 on découvrira une aurore que nous avait déjà fournie Rimbaud. Dans la<text:s/></text:span><text:span text:style-name="title">Ronde des É</text:span><text:span text:style-name="title">toiles</text:span><text:span text:style-name="T1162">,<text:s/></text:span><text:span text:style-name="quote.c">« taisez tout espoir</text:span><text:span text:style-name="quote.c">…</text:span><text:span text:style-name="quote.c"><text:s/>Donnez tout chagrin »</text:span><text:span text:style-name="T1163"><text:s/>me font souvenir de<text:s/></text:span><text:span text:style-name="title">Sagesse</text:span><text:span text:style-name="T1164">.</text:span><text:span text:style-name="T1165"><text:s/></text:span><text:span text:style-name="T1166">Les<text:s/></text:span><text:span text:style-name="T1167">cailles dans le thym de la page 2</text:span><text:span text:style-name="T1168">38 se sont envolées de<text:s/></text:span><text:span text:style-name="title">La Bonne Chanson</text:span><text:span text:style-name="T1169">. Et ce vers de la page 249,</text:span><text:span text:style-name="T1170"><text:s/></text:span><text:span text:style-name="quote.c">« En moi monta bientôt la tristesse des mers »</text:span><text:span text:style-name="T1171">, n</text:span><text:span text:style-name="T1172">’</text:span><text:span text:style-name="T1173">est-ce pas celui de Baudelaire</text:span><text:span text:style-name="T1174"> :</text:span><text:span text:style-name="T1175"><text:s/></text:span><text:span text:style-name="quote.c">« Et la tristesse en moi monte comme la mer »</text:span><text:span text:style-name="T1176"> ?</text:span><text:span text:style-name="T1177"><text:s/>— </text:span><text:span text:style-name="T1178">Les influences contradictoires qui se révèlent chez<text:s/></text:span><text:span text:style-name="T1179">M. de </text:span><text:span text:style-name="T1180">Bouhélier</text:span><text:span text:style-name="T1181">, nous prouvent que son talent ne se possède pas encore, que, malgré lui, il dépend de ceux qui l</text:span><text:span text:style-name="T1182">’</text:span><text:span text:style-name="T1183">initièrent, et qu</text:span><text:span text:style-name="T1184">’</text:span><text:span text:style-name="T1185">il lui reste à les oublier.</text:span></text:p>
      <text:p text:style-name="Corpsdetexte"><text:span text:style-name="T1186">Continuant à éplucher<text:s/></text:span><text:span text:style-name="title">É</text:span><text:span text:style-name="title">glé</text:span><text:span text:style-name="T1187">,<text:s/></text:span><text:span text:style-name="T1188">j</text:span><text:span text:style-name="T1189">e passe à la syntaxe, et, entre autres négligences, je cueille ces deux-ci</text:span><text:span text:style-name="T1190"> :</text:span></text:p>
      <text:p text:style-name="P1191">Si tu ne fus pas épris de ses délices,</text:p>
      <text:p text:style-name="quote.l"><text:span text:style-name="T1192">J</text:span><text:span text:style-name="T1193">’</text:span><text:span text:style-name="T1194">e</text:span><text:span text:style-name="T1195">us</text:span><text:s/><text:span text:style-name="T1196">fait de ton épouse une sainte déesse</text:span><text:span text:style-name="T1197"><text:s/></text:span><text:span text:style-name="T1198">(234)</text:span></text:p>
      <text:p text:style-name="noindent"><text:span text:style-name="T1199">et</text:span><text:span text:style-name="T1200"> :</text:span></text:p>
      <text:p text:style-name="quote.l"><text:span text:style-name="T1201">                                </text:span><text:span text:style-name="T1202">Pardonne-moi</text:span></text:p>
      <text:p text:style-name="quote.l"><text:span text:style-name="T1203">Quoique je<text:s/></text:span><text:span text:style-name="T1204">t</text:span><text:span text:style-name="T1205">’</text:span><text:span text:style-name="T1206">attendis</text:span><text:s/><text:span text:style-name="T1207">depuis des jours sans nombre (258)</text:span></text:p>
      <text:p text:style-name="noindent"><text:span text:style-name="pb">[p.<text:s/></text:span><text:span text:style-name="pb">22</text:span><text:span text:style-name="pb">]<text:s/></text:span><text:span text:style-name="T1208">au lieu d</text:span><text:span text:style-name="T1209">e<text:s/></text:span><text:span text:style-name="T1210">eusse</text:span><text:span text:style-name="T1211"><text:s/></text:span><text:span text:style-name="T1212">et<text:s/></text:span><text:span text:style-name="T1213">attendisse</text:span><text:span text:style-name="T1214">.</text:span><text:span text:style-name="T1215"><text:s/></text:span><text:span text:style-name="T1216">N</text:span><text:span text:style-name="T1217">’</text:span><text:span text:style-name="T1218">est-ce point à une composition trop hâtive qu</text:span><text:span text:style-name="T1219">’</text:span><text:span text:style-name="T1220">il faut s</text:span><text:span text:style-name="T1221">’</text:span><text:span text:style-name="T1222">en prendre</text:span><text:span text:style-name="T1223"> ?</text:span><text:span text:style-name="T1224"><text:s/></text:span><text:span text:style-name="T1225">M. de </text:span><text:span text:style-name="T1226">Bouhélier a écrit trop vite et ne s</text:span><text:span text:style-name="T1227">’</text:span><text:span text:style-name="T1228">est pas relu. Cette précipitation lui fait perdre de vue non seulement la grammaire mais encore la logique, toujours si nécess</text:span><text:span text:style-name="T1229">aire dans le style figuré. Page </text:span><text:span text:style-name="T1230">62, la même maison qui est d</text:span><text:span text:style-name="T1231">’</text:span><text:span text:style-name="T1232">abord bleue, devient bl</text:span><text:span text:style-name="T1233">anch</text:span><text:span text:style-name="T1234">e cinq strophes plus loin. Page </text:span><text:span text:style-name="T1235">173, les compagnes d</text:span><text:span text:style-name="T1236">’</text:span><text:span text:style-name="T1237">É</text:span><text:span text:style-name="T1238">glé font des voûtes<text:s/></text:span><text:span text:style-name="T1239">d</text:span><text:span text:style-name="T1240">’</text:span><text:span text:style-name="T1241">or</text:span><text:span text:style-name="T1242"><text:s/></text:span><text:span text:style-name="T1243">de leurs bras<text:s/></text:span><text:span text:style-name="T1244">blancs</text:span><text:span text:style-name="T1245"><text:s/></text:span><text:span text:style-name="T1246">qui se déploient,<text:s/></text:span><text:span text:style-name="T1247">éblouis</text:span><text:span text:style-name="T1248"><text:s/></text:span><text:span text:style-name="T1249">de myrtes. Page</text:span><text:span text:style-name="T1250"> </text:span><text:span text:style-name="T1251">181</text:span><text:span text:style-name="T1252">,</text:span><text:span text:style-name="T1253"><text:s/></text:span><text:span text:style-name="T1254">l</text:span><text:span text:style-name="T1255">’</text:span><text:span text:style-name="T1256">harmonie des flûtes coule et<text:s/></text:span><text:span text:style-name="T1257">emporte</text:span><text:span text:style-name="T1258"><text:s/></text:span><text:span text:style-name="T1259">au ras des champs le groupe<text:s/></text:span><text:span text:style-name="T1260">immobile</text:span><text:span text:style-name="T1261"><text:s/></text:span><text:span text:style-name="T1262">des nues. Page </text:span><text:span text:style-name="T1263">202, des toiles<text:s/></text:span><text:span text:style-name="T1264">d</text:span><text:span text:style-name="T1265">’</text:span><text:span text:style-name="T1266">or</text:span><text:span text:style-name="T1267"><text:s/></text:span><text:span text:style-name="T1268">ont des feux<text:s/></text:span><text:span text:style-name="T1269">bleus</text:span><text:span text:style-name="T1270">,</text:span><text:span text:style-name="T1271"><text:s/></text:span><text:span text:style-name="T1272">et l</text:span><text:span text:style-name="T1273">’</text:span><text:span text:style-name="T1274">on nous parl</text:span><text:span text:style-name="T1275">e d</text:span><text:span text:style-name="T1276">’</text:span><text:span text:style-name="T1277">un regard<text:s/></text:span><text:span text:style-name="T1278">torrentie</text:span><text:span text:style-name="T1279">l</text:span><text:span text:style-name="T1280">.<text:s/></text:span><text:span text:style-name="T1281">Page </text:span><text:span text:style-name="T1282">259, de<text:s/></text:span><text:span text:style-name="T1283">verts</text:span><text:span text:style-name="T1284"><text:s/></text:span><text:span text:style-name="T1285">arceaux sont déployés en voûtes<text:s/></text:span><text:span text:style-name="T1286">d</text:span><text:span text:style-name="T1287">’</text:span><text:span text:style-name="T1288">or</text:span><text:span text:style-name="T1289">.</text:span><text:span text:style-name="T1290"><text:s/></text:span><text:span text:style-name="T1291">Mais le style figuré de<text:s/></text:span><text:span text:style-name="T1292">M. </text:span><text:span text:style-name="T1293">Bouhéli</text:span><text:span text:style-name="T1294">er est plein de surprises plus étranges. Je ne m</text:span><text:span text:style-name="T1295">’</text:span><text:span text:style-name="T1296">arrête pas aux pommes qui sont<text:s/></text:span><text:span text:style-name="T1297">profondes</text:span><text:span text:style-name="T1298">, aux fruits qui<text:s/></text:span><text:span text:style-name="T1299">bourdonnent<text:s/></text:span><text:span text:style-name="T1300">ou qui<text:s/></text:span><text:span text:style-name="T1301">grondent</text:span><text:span text:style-name="T1302">, aux fleurs qui<text:s/></text:span><text:soft-page-break/><text:span text:style-name="T1303">ruissellent</text:span><text:span text:style-name="T1304">, aux lilas qui, par<text:s/></text:span><text:span text:style-name="T1305">torrents</text:span><text:span text:style-name="T1306">, ont ravagé l</text:span><text:span text:style-name="T1307">e parc</text:span><text:span text:style-name="T1308"> ;</text:span><text:span text:style-name="T1309"><text:s/>j</text:span><text:span text:style-name="T1310">’</text:span><text:span text:style-name="T1311">y remarque<text:s/></text:span><text:span text:style-name="T1312">une chose curieuse, un procédé f</text:span><text:span text:style-name="T1313">amilier à<text:s/></text:span><text:span text:style-name="T1314">M. de </text:span><text:span text:style-name="T1315">Bouhélier, mais qui produit un effet comme tous les procédés, désagréable, et qui consiste à vouloir rendre une sensation visuelle par un mot se rapportant à une sensation auditive.<text:s/></text:span><text:span text:style-name="T1316">Il<text:s/></text:span><text:span text:style-name="T1317">dira</text:span><text:span text:style-name="T1318"> :</text:span><text:span text:style-name="T1319"><text:s/></text:span><text:span text:style-name="quote.c">« </text:span><text:span text:style-name="quote.c">É</text:span><text:span text:style-name="quote.c">coute le doux chant des roses reposées »</text:span><text:span text:style-name="T1320"><text:s/>(233). Il parlera d</text:span><text:span text:style-name="T1321">’</text:span><text:span text:style-name="T1322">un frais<text:s/></text:span><text:span text:style-name="T1323">bruit</text:span><text:span text:style-name="T1324"><text:s/></text:span><text:span text:style-name="T1325">d</text:span><text:span text:style-name="T1326">’</text:span><text:span text:style-name="T1327">ombre,</text:span><text:span text:style-name="T1328"><text:s/></text:span><text:span text:style-name="T1329">du sourd<text:s/></text:span><text:span text:style-name="T1330">grondement</text:span><text:span text:style-name="T1331"><text:s/></text:span><text:span text:style-name="T1332">de la pelouse et d</text:span><text:span text:style-name="T1333">’</text:span><text:span text:style-name="T1334">une<text:s/></text:span><text:span text:style-name="T1335">rumeur</text:span><text:span text:style-name="T1336"><text:s/></text:span><text:span text:style-name="T1337">de roses (103)</text:span><text:span text:style-name="T1338"><text:note text:note-class="footnote" text:id="_ftn3"><text:note-citation>4</text:note-citation><text:note-body><text:p text:style-name="Notedebasdepage"><text:s/><text:span text:style-name="T1339">Voici une liste de mots que<text:s/></text:span><text:span text:style-name="T1340">M. de </text:span><text:span text:style-name="T1341">Bouhélier joint au verbe<text:s/></text:span><text:span text:style-name="T1342">gronder</text:span><text:span text:style-name="T1343"> :</text:span><text:span text:style-name="T1344"><text:s/></text:span><text:span text:style-name="T1345">moissons, tilleuls, fruits, pommes, bruyères, vins, ivresse, églantines, carreaux</text:span><text:span text:style-name="T1346">.</text:span></text:p></text:note-body></text:note></text:span><text:span text:style-name="T1347">. Bien mieux, les murs<text:s/></text:span><text:span text:style-name="T1348">tonnent</text:span><text:span text:style-name="T1349"> !</text:span><text:span text:style-name="T1350"><text:s/></text:span><text:span text:style-name="T1351">et les couronnes font<text:s/></text:span><text:span text:style-name="T1352">retentir</text:span><text:span text:style-name="T1353"><text:s/></text:span><text:span text:style-name="T1354">les voûtes.</text:span></text:p>
      <text:p text:style-name="Corpsdetexte"><text:span text:style-name="T1355">Enfin,<text:s/></text:span><text:span text:style-name="T1356">M. de </text:span><text:span text:style-name="T1357">Bouhé</text:span><text:span text:style-name="T1358">lier n</text:span><text:span text:style-name="T1359">’</text:span><text:span text:style-name="T1360">a qu</text:span><text:span text:style-name="T1361">’</text:span><text:span text:style-name="T1362">un choix très restreint d</text:span><text:span text:style-name="T1363">’</text:span><text:span text:style-name="T1364">épithètes, et, chose répréhensible, il le</text:span><text:span text:style-name="T1365">s emploie trop souvent à<text:s/></text:span><text:span text:style-name="T1366">contresens</text:span><text:span text:style-name="T1367">. P</text:span><text:span text:style-name="T1368">our lui tout est<text:s/></text:span><text:span text:style-name="T1369">bleu</text:span><text:span text:style-name="T1370">,<text:s/></text:span><text:span text:style-name="T1371">écarlate</text:span><text:span text:style-name="T1372">,<text:s/></text:span><text:span text:style-name="T1373">vert</text:span><text:span text:style-name="T1374">,<text:s/></text:span><text:span text:style-name="T1375">rose</text:span><text:span text:style-name="T1376">,<text:s/></text:span><text:span text:style-name="T1377">d</text:span><text:span text:style-name="T1378">’</text:span><text:span text:style-name="T1379">or</text:span><text:span text:style-name="T1380"><text:s/></text:span><text:span text:style-name="T1381">ou<text:s/></text:span><text:span text:style-name="T1382">d</text:span><text:span text:style-name="T1383">’</text:span><text:span text:style-name="T1384">azur</text:span><text:span text:style-name="T1385">,<text:s/></text:span><text:span text:style-name="T1386">profond</text:span><text:span text:style-name="T1387">,<text:s/></text:span><text:span text:style-name="T1388">antique</text:span><text:span text:style-name="T1389"><text:s/></text:span><text:span text:style-name="T1390">ou</text:span><text:span text:style-name="T1391"><text:s/></text:span><text:span text:style-name="T1392">bucolique</text:span><text:span text:style-name="T1393">. À</text:span><text:span text:style-name="T1394"><text:s/>force de venir et de revenir, ces épithètes sont on ne pe</text:span><text:span text:style-name="T1395">ut plus fatigantes. Mais cette fa</text:span><text:span text:style-name="T1396">tigue ne serait<text:s/></text:span><text:span text:style-name="T1397">q</text:span><text:span text:style-name="T1398">u</text:span><text:span text:style-name="T1399">’</text:span><text:span text:style-name="T1400">un demi-mal si elle n</text:span><text:span text:style-name="T1401">’</text:span><text:span text:style-name="T1402">était accrue par les sursauts e stupéfaction que<text:s/></text:span><text:span text:style-name="quote.c">produisent « les plaintes des feuilles<text:s/></text:span><text:span text:style-name="T1403">bleues</text:span><text:span text:style-name="quote.c">, les pâtres<text:s/></text:span><text:span text:style-name="T1404">bleus</text:span><text:span text:style-name="quote.c">, les odeurs<text:s/></text:span><text:span text:style-name="T1405">bleues</text:span><text:span text:style-name="quote.c">, les croisées<text:s/></text:span><text:span text:style-name="T1406">bucoliques</text:span><text:span text:style-name="quote.c">, les caresses<text:s/></text:span><text:span text:style-name="T1407">d</text:span><text:span text:style-name="T1408">’</text:span><text:span text:style-name="T1409">or</text:span><text:span text:style-name="quote.c">, les fleurs<text:s/></text:span><text:span text:style-name="T1410">d</text:span><text:span text:style-name="T1411">’</text:span><text:span text:style-name="T1412">azur</text:span><text:span text:style-name="quote.c">, les pigeons<text:s/></text:span><text:span text:style-name="T1413">écarlates</text:span><text:span text:style-name="quote.c">, et les oiseaux<text:s/></text:span><text:span text:style-name="T1414">en pleurs</text:span><text:span text:style-name="quote.c"><text:s/>et<text:s/></text:span><text:span text:style-name="T1415">graves</text:span><text:span text:style-name="quote.c"><text:s/>qui sont luisants et bleus »</text:span><text:span text:style-name="T1416"> !</text:span><text:span text:style-name="T1417"><text:s/>Ce sont là des étrangetés qu</text:span><text:span text:style-name="T1418">’</text:span><text:span text:style-name="T1419">aucun lyrisme n</text:span><text:span text:style-name="T1420">’</text:span><text:span text:style-name="T1421">excuse. Elles proviennent d</text:span><text:span text:style-name="T1422">’</text:span><text:span text:style-name="T1423">un oubli ou plutôt, ce qui est pis, d</text:span><text:span text:style-name="T1424">’</text:span><text:span text:style-name="T1425">un dédain complet de cette règle absolue pour moi</text:span><text:span text:style-name="T1426"> :</text:span><text:span text:style-name="T1427"><text:s/>que toute figure, métaphore ou épithète, n</text:span><text:span text:style-name="T1428">’</text:span><text:span text:style-name="T1429">éveillera dans l</text:span><text:span text:style-name="T1430">’</text:span><text:span text:style-name="T1431">esprit du lecteur une idée que si elle est juste. Faire fi de cette règle, c</text:span><text:span text:style-name="T1432">’</text:span><text:span text:style-name="T1433">est peut-être se délivrer de ce qu</text:span><text:span text:style-name="T1434">’</text:span><text:span text:style-name="T1435">il y a de plus difficile dans</text:span><text:span text:style-name="T1436"><text:s/>le<text:s/></text:span><text:span text:style-name="T1437">style figuré</text:span><text:span text:style-name="T1438"> :</text:span><text:span text:style-name="T1439"><text:s/>par contre, c</text:span><text:span text:style-name="T1440">’</text:span><text:span text:style-name="T1441">est aussi se priver de toute mesure et de tout moyen de contrôle. Le lyrisme a beau être impétueux, il procède toujours d</text:span><text:span text:style-name="T1442">’</text:span><text:span text:style-name="T1443">une façon logique et saine. Et de cel</text:span><text:span text:style-name="T1444">a, il faut toujours se souvenir.</text:span></text:p>
      <text:p text:style-name="Corpsdetexte"><text:span text:style-name="T1445">Que<text:s/></text:span><text:span text:style-name="T1446">M. </text:span><text:span text:style-name="T1447">Bouhélier accepte, sans se fâcher, ces observations sur la forme de son livre. J</text:span><text:span text:style-name="T1448">’</text:span><text:span text:style-name="T1449">aurais pu les rendre moins<text:s/></text:span><text:span text:style-name="T1450">aigres en les trempant de louang</text:span><text:span text:style-name="T1451">es. Mais déjà ses amis</text:span><text:span text:style-name="T1452"><text:s/>ont rempli cette tâch</text:span><text:span text:style-name="T1453">e</text:span><text:span text:style-name="T1454"><text:s/></text:span><text:span text:style-name="T1455">qui m</text:span><text:span text:style-name="T1456">’</text:span><text:span text:style-name="T1457">eût été, pourtant, comme à eux, agréable. Les critiques qu</text:span><text:span text:style-name="T1458">’</text:span><text:span text:style-name="T1459">ils ont préféré laisser dans l</text:span><text:span text:style-name="T1460">’</text:span><text:span text:style-name="T1461">ombre, j</text:span><text:span text:style-name="T1462">’</text:span><text:span text:style-name="T1463">ai pensé que mon rôle serait de les exposer à<text:s/></text:span><text:span text:style-name="T1464">M. de </text:span><text:span text:style-name="T1465">Bouh</text:span><text:span text:style-name="T1466">élier et qu</text:span><text:span text:style-name="T1467">’</text:span><text:span text:style-name="T1468">elles lui serviraient au moins autant que leurs admirations. Je les ai accompagnées d</text:span><text:span text:style-name="T1469">’</text:span><text:span text:style-name="T1470">exemples qu</text:span><text:span text:style-name="T1471">’</text:span><text:span text:style-name="T1472">il m</text:span><text:span text:style-name="T1473">’</text:span><text:span text:style-name="T1474">eût été facile de rendre plus nombreux. Si je n</text:span><text:span text:style-name="T1475">’</text:span><text:span text:style-name="T1476">ai pas tout cité, la</text:span><text:span text:style-name="T1477"><text:s/>peur de trop appuy</text:span><text:span text:style-name="T1478">er fut mon excuse.</text:span></text:p>
      <text:p text:style-name="Corpsdetexte"><text:span text:style-name="T1479">C</text:span><text:span text:style-name="T1480">ependant, avant de prendre congé de<text:s/></text:span><text:span text:style-name="T1481">M. de </text:span><text:span text:style-name="T1482">Bouhél</text:span><text:span text:style-name="T1483">ier, si je jette sur<text:s/></text:span><text:span text:style-name="title">Égl</text:span><text:span text:style-name="title">é</text:span><text:span text:style-name="T1484"><text:s/></text:span><text:span text:style-name="T1485">un dernier coup d</text:span><text:span text:style-name="T1486">’</text:span><text:span text:style-name="T1487">œil, je m</text:span><text:span text:style-name="T1488">’</text:span><text:span text:style-name="T1489">aperçois que je n</text:span><text:span text:style-name="T1490">’</text:span><text:span text:style-name="T1491">ai pas tout dit. Et maintenant, je me</text:span><text:span text:style-name="T1492"><text:s/></text:span><text:span text:style-name="T1493">demande, puisque j</text:span><text:span text:style-name="T1494">’</text:span><text:span text:style-name="T1495">ai montré les fautes en quelque sorte extérieures, s</text:span><text:span text:style-name="T1496">’</text:span><text:span text:style-name="T1497">il ne convient pas d</text:span><text:span text:style-name="T1498">’</text:span><text:span text:style-name="T1499">achever ma besogne par l</text:span><text:span text:style-name="T1500">’</text:span><text:span text:style-name="T1501">examen de l</text:span><text:span text:style-name="T1502">’</text:span><text:span text:style-name="T1503">intérieu</text:span><text:span text:style-name="T1504">r. Oui, cela convient. Car je m</text:span><text:span text:style-name="T1505">’</text:span><text:span text:style-name="T1506">en voudrais de n</text:span><text:span text:style-name="T1507">’</text:span><text:span text:style-name="T1508">être pas allé jusqu</text:span><text:span text:style-name="T1509">’</text:span><text:span text:style-name="T1510">au bout. Du moment que j</text:span><text:span text:style-name="T1511">’</text:span><text:span text:style-name="T1512">ai entrepris d</text:span><text:span text:style-name="T1513">’</text:span><text:span text:style-name="T1514">expertiser<text:s/></text:span><text:span text:style-name="T1515">M. de </text:span><text:span text:style-name="T1516">Bouhélier, il est de mon devoir que<text:s/></text:span><text:soft-page-break/><text:span text:style-name="T1517">mon expertise so</text:span><text:span text:style-name="T1518">it complète et que j</text:span><text:span text:style-name="T1519">e ne lui cache rien de mon sentiment. Or, l</text:span><text:span text:style-name="T1520">’</text:span><text:span text:style-name="T1521">intérieur d</text:span><text:span text:style-name="T1522">’</text:span><text:span text:style-name="title">Églé</text:span><text:span text:style-name="T1523">,<text:s/></text:span><text:span text:style-name="T1524">c</text:span><text:span text:style-name="T1525">’</text:span><text:span text:style-name="T1526">est-à-dire son inspiration, voici exactement ce que j</text:span><text:span text:style-name="T1527">’</text:span><text:span text:style-name="T1528">en pense</text:span><text:span text:style-name="T1529"> :</text:span><text:span text:style-name="T1530"><text:s/>il y a dans ces poèmes le désir de la nature, il n</text:span><text:span text:style-name="T1531">’</text:span><text:span text:style-name="T1532">y en a point la pénétration. Isis est jalouse. Elle se l</text:span><text:span text:style-name="T1533">ivre<text:s/></text:span><text:span text:style-name="T1534">seulement à ceux qui l</text:span><text:span text:style-name="T1535">’</text:span><text:span text:style-name="T1536">aiment directement et se refuse aux autres qui, pour s</text:span><text:span text:style-name="T1537">’</text:span><text:span text:style-name="T1538">approcher d</text:span><text:span text:style-name="T1539">’</text:span><text:span text:style-name="T1540">elle, ont besoin d</text:span><text:span text:style-name="T1541">’</text:span><text:span text:style-name="T1542">un intermédiaire ou d</text:span><text:span text:style-name="T1543">’</text:span><text:span text:style-name="T1544">un moyen détourné. L</text:span><text:span text:style-name="T1545">’</text:span><text:span text:style-name="T1546">obstacle qui sépare<text:s/></text:span><text:span text:style-name="T1547">M. de </text:span><text:span text:style-name="T1548">Bouhélier de la nature, c</text:span><text:span text:style-name="T1549">’</text:span><text:span text:style-name="T1550">est cette tradition des Bernardin et du Jean-Jacques à laquelle il est dommage qu</text:span><text:span text:style-name="T1551">’</text:span><text:span text:style-name="T1552">il veuille se rattacher, école de sensiblerie</text:span><text:span text:style-name="T1553"><text:s/></text:span>p<text:span text:style-name="T1554">leurnicharde et factice qui n</text:span><text:span text:style-name="T1555">’</text:span><text:span text:style-name="T1556">enseigne absolument rien à</text:span><text:span text:style-name="T1557"><text:s/>la vraie sensibilité. Nous ne sommes vraiment émus que lorsqu</text:span><text:span text:style-name="T1558">’</text:span><text:span text:style-name="T1559">il y a contact entre l</text:span><text:span text:style-name="T1560">’</text:span><text:span text:style-name="T1561">objet, cause de notre émotion, et nous-mêmes, les sujets. Mais si nous empêchons ce contact par l</text:span><text:span text:style-name="T1562">’</text:span><text:span text:style-name="T1563">interposition d</text:span><text:span text:style-name="T1564">’</text:span><text:span text:style-name="T1565">une formule littéraire, nous ne recevrons plus que des émotions affaiblies, la formule seule nous fera vibrer, bien plus que l</text:span><text:span text:style-name="T1566">’</text:span><text:span text:style-name="T1567">objet même, et la nature, effarouchée de toute cette littérature, derrière elle se dérobera à notre étreinte.</text:span></text:p>
      <text:p text:style-name="Corpsdetexte"><text:span text:style-name="T1568">La meilleure preuve que Rousseau et toute sa famille du siècle dernier n</text:span><text:span text:style-name="T1569">’</text:span><text:span text:style-name="T1570">avaient qu</text:span><text:span text:style-name="T1571">’</text:span><text:span text:style-name="T1572">une sensiblerie de commande, c</text:span><text:span text:style-name="T1573">’</text:span><text:span text:style-name="T1574">est que cette sensibleri</text:span><text:span text:style-name="T1575">e chez tous revêt la même forme ;</text:span><text:span text:style-name="T1576"><text:s/>elle n</text:span><text:span text:style-name="T1577">’</text:span><text:span text:style-name="T1578">est que l</text:span><text:span text:style-name="T1579">’</text:span><text:span text:style-name="T1580">application d</text:span><text:span text:style-name="T1581">’</text:span><text:span text:style-name="T1582">un même procédé littéraire. Ils parlent un jargon identique, il semble que leurs pleurs coulent d</text:span><text:span text:style-name="T1583">’</text:span><text:span text:style-name="T1584">un robinet unique, ils se copient les uns les autres. Mais cette nature sur laquelle ils s</text:span><text:span text:style-name="T1585">’</text:span><text:span text:style-name="T1586">attendrissent, ils ne vont pas à elle, et ils préfèrent parader.<text:s/></text:span><text:span text:style-name="T1587">S</text:span><text:span text:style-name="T1588">’</text:span><text:span text:style-name="T1589">ils l</text:span><text:span text:style-name="T1590">’</text:span><text:span text:style-name="T1591">avaient a</text:span><text:span text:style-name="T1592">imée réellement</text:span><text:span text:style-name="T1593">,<text:s/></text:span><text:span text:style-name="T1594">ils l</text:span><text:span text:style-name="T1595">’</text:span><text:span text:style-name="T1596">auraient</text:span><text:span text:style-name="T1597"><text:s/></text:span><text:span text:style-name="T1598">aimée diversement</text:span><text:span text:style-name="T1599"> ;</text:span><text:span text:style-name="T1600"><text:s/></text:span><text:span text:style-name="T1601">chacun se serait efforcé de l</text:span><text:span text:style-name="T1602">’</text:span><text:span text:style-name="T1603">interpréter à sa manière, c</text:span><text:span text:style-name="T1604">’</text:span><text:span text:style-name="T1605">est-à-dire selon sa personnalité. Chacun l</text:span><text:span text:style-name="T1606">’</text:span><text:span text:style-name="T1607">aurait colorée à sa nuance. Et ils ne nous auraient pas laissé les œuvres les plus incolores que notre histoire littéraire ait eu à déplorer. Quand donc<text:s/></text:span><text:span text:style-name="T1608">M. de </text:span><text:span text:style-name="T1609">Bouhélier s</text:span><text:span text:style-name="T1610">’</text:span><text:span text:style-name="T1611">inspire de cette fausse sensibilité, il se fourvoie et ferait mieux de vibr</text:span><text:span text:style-name="T1612">er selon son être. Du coup il ne</text:span><text:span text:style-name="T1613"><text:s/>songerait plus à imiter tel ou tel. Il s</text:span><text:span text:style-name="T1614">’</text:span><text:span text:style-name="T1615">affranchirait des influences qui pèsent sur lui à cette heure. Il redresserait ses épithètes, il assainirait les<text:s/></text:span><text:span text:style-name="T1616">figures de son style. En un mo</text:span><text:span text:style-name="T1617">t, il deviendrait naturel, et, immédiatement alors, la nature serait<text:s/></text:span><text:span text:style-name="T1618">à<text:s/></text:span><text:span text:style-name="T1619">lui. Aujourd</text:span><text:span text:style-name="T1620">’</text:span><text:span text:style-name="T1621">hui, il n</text:span><text:span text:style-name="T1622">’</text:span><text:span text:style-name="T1623">en est point encore ainsi. Et si<text:s/></text:span><text:span text:style-name="title">Églé</text:span><text:span text:style-name="T1624"><text:s/></text:span><text:span text:style-name="T1625">contient de très belles choses, j</text:span><text:span text:style-name="T1626">’</text:span><text:span text:style-name="T1627">y vois aussi un pêle-mêle chaotique d</text:span><text:span text:style-name="T1628">’</text:span><text:span text:style-name="T1629">où</text:span><text:span text:style-name="T1630"><text:s/>le<text:s/></text:span><text:span text:style-name="T1631">médiocre et le mauvais ne sont point malheureusement absents. C</text:span><text:span text:style-name="T1632">’</text:span><text:span text:style-name="T1633">est le tohu-bohu qui précède de très peu l</text:span><text:span text:style-name="T1634">’</text:span><text:span text:style-name="T1635">apparition de la lumière, la clarification de l</text:span><text:span text:style-name="T1636">’</text:span><text:span text:style-name="T1637">univers que<text:s/></text:span>M. de <text:span text:style-name="T1638">Bouhélier porte en son âme et qui sera certainement splendide si, lui,<text:s/></text:span><text:span text:style-name="T1639">M. de </text:span><text:span text:style-name="T1640">Bouhélier, se détermine à en être seul le créateur.</text:span></text:p>
      <text:p text:style-name="P1641"><text:bookmark-start text:name="bookmark14"/><text:bookmark-end text:name="bookmark14"/>LOUIS DE SAINT-JACQUES.</text:p>
      <text:p text:style-name="postscript"><text:span text:style-name="T1642">P.-S.</text:span><text:span text:style-name="T1643"><text:s/>— </text:span><text:span text:style-name="T1644">Dans ma prochaine<text:s/></text:span>expertise<text:span text:style-name="T1645">,</text:span><text:span text:style-name="T1646"><text:s/></text:span><text:span text:style-name="T1647">les<text:s/></text:span><text:span text:style-name="title">Déracinés</text:span><text:span text:style-name="T1648">, de<text:s/></text:span><text:span text:style-name="T1649">M. </text:span><text:span text:style-name="T1650">Barrès.</text:span></text:p>
      <text:h text:style-name="Titre1" text:outline-level="1"><text:bookmark-start text:name="bookmark15"/><text:bookmark-start text:name="bookmark19"/><text:bookmark-start text:name="bookmark21"/><text:bookmark-end text:name="bookmark15"/><text:bookmark-end text:name="bookmark19"/><text:bookmark-end text:name="bookmark21"/><text:soft-page-break/><text:span text:style-name="pb">[p.<text:s/></text:span><text:span text:style-name="pb">46</text:span><text:span text:style-name="pb">]<text:s/></text:span>Expertises<text:s/><text:span text:style-name="T1651">XXII</text:span><text:span text:style-name="T1652">.<text:s/></text:span><text:span text:style-name="T1653"><text:line-break/></text:span>Les<text:s/><text:span text:style-name="title">Déracinés</text:span><text:s/>de M. Maurice Barrès</text:h>
      <text:p text:style-name="dateline">15 janvier 1898.</text:p>
      <text:p text:style-name="Corpsdetexte"><text:span text:style-name="T1654">Au moment d</text:span><text:span text:style-name="T1655">’</text:span><text:span text:style-name="T1656">examiner le nouveau livre de<text:s/></text:span><text:span text:style-name="T1657">M. </text:span><text:span text:style-name="T1658">Maurice Barrès, je dois avouer mon embarras extrême et l</text:span><text:span text:style-name="T1659">’</text:span><text:span text:style-name="T1660">énorme gêne que je ressens. Ce roman est si touffu, la thèse qu</text:span><text:span text:style-name="T1661">’</text:span><text:span text:style-name="T1662">il présente est si intéressante, il attire la discussion sur tant de points importants, qu</text:span><text:span text:style-name="T1663">’</text:span><text:span text:style-name="T1664">il faudrai</text:span><text:span text:style-name="T1665">t (je n</text:span><text:span text:style-name="T1666">’</text:span><text:span text:style-name="T1667">exagère pas) des volumes entiers pour le considérer seulement sous quelques-unes de ses faces. Une foule d</text:span><text:span text:style-name="T1668">’</text:span><text:span text:style-name="T1669">idées s</text:span><text:span text:style-name="T1670">’</text:span><text:span text:style-name="T1671">y pressent et s</text:span><text:span text:style-name="T1672">’</text:span><text:span text:style-name="T1673">y heurtent, tout un régime, l</text:span><text:span text:style-name="T1674">’</text:span><text:span text:style-name="T1675">actuel, y est analysé dans ses faiblesses ou dans ses vices. Or, pour savoir si<text:s/></text:span><text:span text:style-name="T1676">M. </text:span><text:span text:style-name="T1677">Barrès a tort ou s</text:span><text:span text:style-name="T1678">’</text:span><text:span text:style-name="T1679">il a raison, ou du</text:span><text:span text:style-name="T1680"><text:s/>moins, pour l</text:span><text:span text:style-name="T1681">’</text:span><text:span text:style-name="T1682">indiquer aux autres, selon cette manie pointilleuse qui est la mienne et qui déplaît à<text:s/></text:span><text:span text:style-name="T1683">M. de </text:span><text:span text:style-name="T1684">Régnier, il se trouve malheureusement que je ne dispose que d</text:span><text:span text:style-name="T1685">’</text:span><text:span text:style-name="T1686">une place restreinte, et d</text:span><text:span text:style-name="T1687">’</text:span><text:span text:style-name="T1688">avance je vois que je serai incomplet.</text:span></text:p>
      <text:p text:style-name="Corpsdetexte"><text:span text:style-name="T1689">D</text:span><text:span text:style-name="T1690">’</text:span><text:span text:style-name="T1691">autant plus que, pour aborder les<text:s/></text:span><text:span text:style-name="title">Déracinés</text:span><text:span text:style-name="T1692"><text:s/></text:span><text:span text:style-name="T1693">et les étudier avec le pl</text:span><text:span text:style-name="T1694">us de conscience possible, il conviendrait de bien montrer ce que fut<text:s/></text:span><text:span text:style-name="T1695">M. </text:span><text:span text:style-name="T1696">Barrès jusqu</text:span><text:span text:style-name="T1697">’</text:span><text:span text:style-name="T1698">ici. Rapprochée de ce dernier ouvrage, son œuvre antérieure prendrait ainsi un sens qu</text:span><text:span text:style-name="T1699">’</text:span><text:span text:style-name="T1700">aucun critique n</text:span><text:span text:style-name="T1701">’</text:span><text:span text:style-name="T1702">a dégagé encore, et, tandis que l</text:span><text:span text:style-name="T1703">’</text:span><text:span text:style-name="T1704">on reproche à l</text:span><text:span text:style-name="T1705">’</text:span><text:span text:style-name="T1706">actuel roman de<text:s/></text:span><text:span text:style-name="T1707">M. </text:span><text:span text:style-name="T1708">Barrès de contredire ses précédents, on<text:s/></text:span><text:span text:style-name="T1709">p</text:span><text:span text:style-name="T1710">rouverait aisément qu</text:span><text:span text:style-name="T1711">’</text:span><text:span text:style-name="T1712">il n</text:span><text:span text:style-name="T1713">’</text:span><text:span text:style-name="T1714">y eut rien que de logique<text:s/></text:span><text:span text:style-name="T1715">d</text:span><text:span text:style-name="T1716">ans son évolution, qu</text:span><text:span text:style-name="T1717">’</text:span><text:span text:style-name="T1718">il n</text:span><text:span text:style-name="T1719">’</text:span><text:span text:style-name="T1720">a rien renié de ses premiers principes, mais qu</text:span><text:span text:style-name="T1721">’</text:span><text:span text:style-name="T1722">il les a, au contraire, très bellement développés, en sorte que du roman métaphysique il devait aboutir au roman social et du<text:s/></text:span><text:span text:style-name="T1723">culte au moi à celui du non-moi. — </text:span><text:span text:style-name="T1724">Ces choses seraient indispensables à dire, et je</text:span><text:span text:style-name="T1725"><text:s/>ne puis que les noter à la hâte</text:span><text:span text:style-name="T1726">. Par bonheur,<text:s/></text:span><text:span text:style-name="T1727">M. </text:span><text:span text:style-name="T1728">Barrès me vient en aide et facilite ma besogne, grâce au soin qu</text:span><text:span text:style-name="T1729">’</text:span><text:span text:style-name="T1730">il a pris lui-même d</text:span><text:span text:style-name="T1731">’</text:span><text:span text:style-name="T1732">écrire<text:s/></text:span><text:span text:style-name="T1733">un résumé de ses idéologies</text:span><text:span text:style-name="T1734"><text:note text:note-class="footnote" text:id="_ftn4"><text:note-citation>5</text:note-citation><text:note-body><text:p text:style-name="Notedebasdepage"><text:s/><text:span text:style-name="title">Examen de trois Idéologies</text:span><text:span text:style-name="T1735">.</text:span><text:span text:style-name="T1736"><text:s/></text:span>Perrin<text:span text:style-name="T1737">, 1892.</text:span></text:p></text:note-body></text:note></text:span><text:span text:style-name="T1738">. M</text:span><text:span text:style-name="T1739">’</text:span><text:span text:style-name="T1740">y tenant, je constate que dans ses</text:span><text:span text:style-name="T1741"><text:s/>trois premiers livres, il ne fi</text:span><text:span text:style-name="T1742">t pas de psychologie à la f</text:span><text:span text:style-name="T1743">açon de Taine et de Bourget (p. </text:span><text:span text:style-name="T1744">9), mais bien de l</text:span><text:span text:style-name="T1745">’</text:span><text:span text:style-name="T1746">idéologie passionnée (p. </text:span><text:span text:style-name="T1747">13). Sa préoccupation d</text:span><text:span text:style-name="T1748">’</text:span><text:span text:style-name="T1749">analyse s</text:span><text:span text:style-name="T1750">’</text:span><text:span text:style-name="T1751">arrête à donner une description minutieuse, émouvante et contagieuse des état d</text:span><text:span text:style-name="T1752">’</text:span><text:span text:style-name="T1753">âme qu</text:span><text:span text:style-name="T1754">’</text:span><text:span text:style-name="T1755">il s</text:span><text:span text:style-name="T1756">’</text:span><text:span text:style-name="T1757">était proposés (p. 10</text:span><text:span text:style-name="T1758">), et il voulait qu</text:span><text:span text:style-name="T1759">’</text:span><text:span text:style-name="T1760">ils en fournissent des<text:s/></text:span><text:span text:style-name="T1761">formules</text:span><text:span text:style-name="T1762">,<text:s/></text:span><text:span text:style-name="T1763">en même temps qu</text:span><text:span text:style-name="T1764">’</text:span><text:span text:style-name="T1765">on pût y voir un<text:s/></text:span><text:span text:style-name="T1766">renseignement</text:span><text:span text:style-name="T1767"><text:s/></text:span><text:span text:style-name="T1768">et un<text:s/></text:span><text:span text:style-name="T1769">enseignement</text:span><text:span text:style-name="T1770">. Ce qu</text:span><text:span text:style-name="T1771">’</text:span><text:span text:style-name="T1772">il pose avant tout, c</text:span><text:span text:style-name="T1773">’</text:span><text:span text:style-name="T1774">est qu</text:span><text:span text:style-name="T1775">’</text:span><text:span text:style-name="T1776">il faut exister.<text:s/></text:span><text:span text:style-name="quote.c">« Quand les jeunes gens se sentiront assez forts et possesseurs de leur âme, qu</text:span><text:span text:style-name="quote.c">’</text:span><text:span text:style-name="quote.c">ils regardent alors l</text:span><text:span text:style-name="quote.c">’</text:span><text:span text:style-name="quote.c">humanité et cherchent une voie commune où s</text:span><text:span text:style-name="quote.c">’</text:span><text:span text:style-name="quote.c">harmoniser »</text:span><text:span text:style-name="T1777"><text:s/>(p. </text:span><text:span text:style-name="T1778">21). Les barbares s</text:span><text:span text:style-name="T1779">’</text:span><text:span text:style-name="T1780">y opposeront, mais contre e</text:span><text:span text:style-name="T1781">ux nous nous affirmerons des hommes libres et nous serons vraiment tels quand nous nous posséderons en main. Philippe s</text:span><text:span text:style-name="T1782">’</text:span><text:span text:style-name="T1783">y efforce. Il comprend qu</text:span><text:span text:style-name="T1784">’</text:span><text:span text:style-name="T1785">il<text:s/></text:span><text:soft-page-break/><text:span text:style-name="T1786">souffre de s</text:span><text:span text:style-name="T1787">’</text:span><text:span text:style-name="T1788">agite</text:span><text:span text:style-name="T1789">r</text:span><text:span text:style-name="T1790"><text:s/>sans tradition dans le pa</text:span><text:span text:style-name="T1791">ssé et tout consacré à une œuvre<text:s/></text:span><text:span text:style-name="pb">[p.<text:s/></text:span><text:span text:style-name="pb">47</text:span><text:span text:style-name="pb">]<text:s/></text:span><text:span text:style-name="T1792">viagère (p. </text:span><text:span text:style-name="T1793">32). Lassé de sa solitude, de son dilettantisme contemplatif et de tant d</text:span><text:span text:style-name="T1794">’</text:span><text:span text:style-name="T1795">expériences menues, aux dernières pages d</text:span><text:span text:style-name="T1796">’</text:span><text:span text:style-name="title">Un homme libre</text:span><text:span text:style-name="T1797">,</text:span><text:span text:style-name="T1798"><text:s/></text:span><text:span text:style-name="T1799">Philippe est prêt pour l</text:span><text:span text:style-name="T1800">’</text:span><text:span text:style-name="T1801">action (p. </text:span><text:span text:style-name="T1802">35). Et c</text:span><text:span text:style-name="T1803">’</text:span><text:span text:style-name="T1804">est alors que le<text:s/></text:span><text:span text:style-name="title">Jardin de Bérénice</text:span><text:span text:style-name="T1805"><text:s/></text:span><text:span text:style-name="T1806">raconte une campagne électorale. D</text:span><text:span text:style-name="T1807">’</text:span><text:span text:style-name="T1808">où, cette conclusion</text:span><text:span text:style-name="T1809"> :</text:span><text:span text:style-name="T1810"><text:s/>le Moi découvre une harmonie universelle à mesure qu</text:span><text:span text:style-name="T1811">’</text:span><text:span text:style-name="T1812">il prend du monde une conscience plus la</text:span><text:span text:style-name="T1813">rge et plus sincère (p. </text:span><text:span text:style-name="T1814">38).</text:span></text:p>
      <text:p text:style-name="Corpsdetexte"><text:span text:style-name="T1815">Ainsi Barrès, ayant d</text:span><text:span text:style-name="T1816">’</text:span><text:span text:style-name="T1817">abord pris conscience de lui-même, s</text:span><text:span text:style-name="T1818">’</text:span><text:span text:style-name="T1819">élève plus haut, et, finies ses idéologies, se connaissant et assuré de son existence, il étend le champ de sa vision, et maintenant, avec les<text:s/></text:span><text:span text:style-name="title">Déracinés</text:span><text:span text:style-name="T1820">, il veut prendre conscience de la F</text:span><text:span text:style-name="T1821">rance. — </text:span><text:span text:style-name="T1822">Son moi dégagé, il a voulu agir d</text:span><text:span text:style-name="T1823">’</text:span><text:span text:style-name="T1824">une façon plus<text:s/></text:span><text:span text:style-name="T1825">extérieure</text:span><text:span text:style-name="T1826">. Candidat à la députation, député, directeur de la<text:s/></text:span><text:span text:style-name="title">Cocarde</text:span><text:span text:style-name="T1827">,</text:span><text:span text:style-name="T1828"><text:s/></text:span><text:span text:style-name="T1829">conférencier, voyageur, journaliste, il s</text:span><text:span text:style-name="T1830">’</text:span><text:span text:style-name="T1831">est rapproché de l</text:span><text:span text:style-name="T1832">’</text:span><text:span text:style-name="T1833">âme du peuple. Il a su s</text:span><text:span text:style-name="T1834">’</text:span><text:span text:style-name="T1835">organiser, il désire aujourd</text:span><text:span text:style-name="T1836">’</text:span><text:span text:style-name="T1837">hui qu</text:span><text:span text:style-name="T1838">’</text:span><text:span text:style-name="T1839">un plus vaste individu, la nation elle-même, s</text:span><text:span text:style-name="T1840">’</text:span><text:span text:style-name="T1841">organise. Constatant notre déplorable décadence, il s</text:span><text:span text:style-name="T1842">’</text:span><text:span text:style-name="T1843">est efforcé d</text:span><text:span text:style-name="T1844">’</text:span><text:span text:style-name="T1845">y découvrir un remède.</text:span><text:span text:style-name="T1846"><text:s/>De septembre 1894 à mars </text:span><text:span text:style-name="T1847">1895, pendant qu</text:span><text:span text:style-name="T1848">’</text:span><text:span text:style-name="T1849">il dirigeait la<text:s/></text:span><text:span text:style-name="title">Cocarde</text:span><text:span text:style-name="T1850">,</text:span><text:span text:style-name="T1851"><text:s/></text:span><text:span text:style-name="T1852">il déclara qu</text:span><text:span text:style-name="T1853">’</text:span><text:span text:style-name="T1854">il le tenait. Dans son<text:s/></text:span><text:span text:style-name="T1855">discours de Bordeaux</text:span><text:span text:style-name="T1856"><text:note text:note-class="footnote" text:id="_ftn5"><text:note-citation>6</text:note-citation><text:note-body><text:p text:style-name="Notedebasdepage"><text:s/><text:span text:style-name="T1857">Publié par la<text:s/></text:span><text:span text:style-name="title">Revue Socialiste</text:span><text:span text:style-name="T1858">, en brochure, sous ce titre</text:span><text:span text:style-name="T1859"> :</text:span><text:span text:style-name="T1860"><text:s/></text:span><text:span text:style-name="title">Association et fédéralisme</text:span><text:span text:style-name="T1861">.</text:span><text:span text:style-name="T1862"><text:s/></text:span><text:span text:style-name="T1863">1895.</text:span></text:p></text:note-body></text:note></text:span><text:span text:style-name="T1864">, du 29 juin 1895, il</text:span><text:span text:style-name="T1865"><text:s/></text:span><text:span text:style-name="T1866">le<text:s/></text:span><text:span text:style-name="T1867">présenta comme la panacée infaillible. Et actuellement il se sert des<text:s/></text:span><text:span text:style-name="title">Déracinés</text:span><text:span text:style-name="T1868"><text:s/></text:span><text:span text:style-name="T1869">pour le présenter sous une autre forme et le faire accepter par ceux qui préfèrent aux discours ou aux articles des intrigues de romans. Ce remède, c</text:span><text:span text:style-name="T1870">’</text:span><text:span text:style-name="T1871">est le fédéralisme, qu</text:span><text:span text:style-name="T1872">’</text:span><text:span text:style-name="T1873">il oppose aux centralisme dont la France, d</text:span><text:span text:style-name="T1874">’</text:span><text:span text:style-name="T1875">après lui, se meurt. La centralisation,</text:span><text:span text:style-name="T1876"><text:s/>disait-il à B</text:span><text:span text:style-name="T1877">ordeaux, amène la corruption des mœurs et empêche le peuple d</text:span><text:span text:style-name="T1878">’</text:span><text:span text:style-name="T1879">améliorer ses rapports avec le capital. Et il ajoutait</text:span><text:span text:style-name="T1880"> :</text:span><text:span text:style-name="T1881"><text:s/></text:span><text:span text:style-name="quote.c">« Dans la doctrine républicaine, qui fut toujours comprise comme un acheminement vers le gouvernement direct, le système centraliste est un<text:s/></text:span><text:span text:style-name="quote.c">contresens</text:span><text:span text:style-name="quote.c"><text:s/>que le petit groupe gambettiste maintient simplement à cause des singulières facilités qu</text:span><text:span text:style-name="quote.c">’</text:span><text:span text:style-name="quote.c">il offre pour la domination et l</text:span><text:span text:style-name="quote.c">’</text:span><text:span text:style-name="quote.c">exploitation réglée et systématique des majorités par une minorité. »</text:span></text:p>
      <text:p text:style-name="Corpsdetexte"><text:span text:style-name="T1882">Montrant la France ané</text:span><text:span text:style-name="T1883">miée dans tous ses membres et ne possédant plus d</text:span><text:span text:style-name="T1884">’</text:span><text:span text:style-name="T1885">individus ni</text:span><text:span text:style-name="T1886"><text:s/></text:span><text:span text:style-name="T1887">de groupements, il s</text:span><text:span text:style-name="T1888">’</text:span><text:span text:style-name="T1889">attachait à prouver que, par le fédéralisme, on maintiendrait les éléments de la race française tout en aidant à la transformation de notre civilisation. Car, selon les fédéralistes, la nationalité française est faite des nationalités provinciales, et, si l</text:span><text:span text:style-name="T1890">’</text:span><text:span text:style-name="T1891">une de celles-ci fait défaut, le caractère fra</text:span><text:span text:style-name="T1892">nçais perd un de ses éléments. Il</text:span><text:span text:style-name="T1893"><text:s/>proclamait que le fédéralisme, ainsi envisagé, est conforme à la tradition profonde de la France et à celle de la Révolution</text:span><text:span text:style-name="T1894"> ;</text:span><text:span text:style-name="T1895"><text:s/>et il concluait que, par lui seul, on arriverait à réaliser les deux seuls ordres de groupements qui soient les plus avantageux à l</text:span><text:span text:style-name="T1896">’</text:span><text:span text:style-name="T1897">homme</text:span><text:span text:style-name="T1898"> :</text:span><text:span text:style-name="T1899"><text:s/></text:span><text:span text:style-name="T1900">i</text:span><text:span text:style-name="T1901">o</text:span><text:span text:style-name="T1902"><text:s/>le groupe moral, grâce à la liberté<text:s/></text:span><text:soft-page-break/><text:span text:style-name="T1903">absolue d</text:span><text:span text:style-name="T1904">’</text:span><text:span text:style-name="T1905">association, 2</text:span><text:span text:style-name="T1906">o</text:span><text:span text:style-name="T1907"><text:s/>le groupe local, en attribuant à la commune les intérêts communaux, à la région les intérêts régionaux, à la nation les intérêts nationaux.</text:span></text:p>
      <text:p text:style-name="Corpsdetexte"><text:span text:style-name="T1908">Pour mieux appuyer cette thèse,<text:s/></text:span><text:span text:style-name="T1909">M. </text:span><text:span text:style-name="T1910">Barrès l</text:span><text:span text:style-name="T1911">’</text:span><text:span text:style-name="T1912">a fait suivre d</text:span><text:span text:style-name="T1913">’</text:span><text:span text:style-name="T1914">un exemple<text:s/></text:span><text:span text:style-name="T1915">à contrario</text:span><text:span text:style-name="T1916">.</text:span><text:span text:style-name="T1917"><text:s/></text:span><text:span text:style-name="T1918">Les<text:s/></text:span><text:span text:style-name="title">Déracinés</text:span><text:span text:style-name="T1919">, en effet, n</text:span><text:span text:style-name="T1920">’</text:span><text:span text:style-name="T1921">en sont qu</text:span><text:span text:style-name="T1922">’</text:span><text:span text:style-name="T1923">une<text:s/></text:span><text:span text:style-name="T1924">démonstration illustrée</text:span><text:span text:style-name="T1925">. La plupart s</text:span><text:span text:style-name="T1926">’</text:span><text:span text:style-name="T1927">étonnèrent et ne surent que penser. Ils s</text:span><text:span text:style-name="T1928">’</text:span><text:span text:style-name="T1929">étaient habitués à ne priser chez<text:s/></text:span><text:span text:style-name="T1930">M. </text:span><text:span text:style-name="T1931">Barrès qu</text:span><text:span text:style-name="T1932">’</text:span><text:span text:style-name="T1933">un jeu d</text:span><text:span text:style-name="T1934">’</text:span><text:span text:style-name="T1935">ironies faciles ou</text:span><text:span text:style-name="T1936"><text:s/>d</text:span><text:span text:style-name="T1937">’</text:span><text:span text:style-name="T1938">imaginations sensuelles qui les pinçaient au bon endroit ou les chatouillaient en sourdine. Mais le sérieux qui se cachait sous tous ces badinages, bien peu s</text:span><text:span text:style-name="T1939">’</text:span><text:span text:style-name="T1940">en aperçurent. À</text:span><text:span text:style-name="T1941"><text:s/>lire les<text:s/></text:span><text:span text:style-name="title">Déracinés</text:span><text:span text:style-name="T1942">, presque<text:s/></text:span><text:span text:style-name="T1943">tous ont éprouvé une étrange déception. Cette aventure de sept Lorrains qui ont quitté leur province, et avec elle, leurs familles</text:span><text:span text:style-name="T1944">,</text:span><text:span text:style-name="T1945"><text:s/>toutes leurs traditions, pour aller vivre à Paris et s</text:span><text:span text:style-name="T1946">’</text:span><text:span text:style-name="T1947">y<text:s/></text:span><text:span text:style-name="T1948">p</text:span><text:span text:style-name="T1949">erdre</text:span><text:span text:style-name="T1950">,</text:span><text:span text:style-name="T1951"><text:s/>cette histoire si banale en apparence, les arracha<text:s/></text:span><text:span text:style-name="T1952">b</text:span><text:span text:style-name="T1953">rutalement des bras de Bérénice dans l</text:span><text:span text:style-name="T1954">’</text:span><text:span text:style-name="T1955">étreinte desquels ils s</text:span><text:span text:style-name="T1956">’</text:span><text:span text:style-name="T1957">étaient assoupis. Ce Barrès der</text:span><text:span text:style-name="T1958">nière manière les ennuya à en bâ</text:span><text:span text:style-name="T1959">iller. Ils le décrétèrent illisible. Ils pleurèrent la mort de l</text:span><text:span text:style-name="T1960">’</text:span><text:span text:style-name="T1961">ancien, si gracieux. Il leur parut que subitement il avait fait peau neuve, et que, chose triste pour lui, il avait tout perdu, à cette métamorphose. Hébétés, ils ne comprirent pas, et les plus sages furent encore ceux qui gardèrent sur les<text:s/></text:span><text:span text:style-name="title">Déracinés</text:span><text:span text:style-name="T1962"><text:s/></text:span><text:span text:style-name="T1963">le silence. Pour se rendre compte de la portée de cette œuvre et en saisir toute la signification, il fallait d</text:span><text:span text:style-name="T1964">’</text:span><text:span text:style-name="T1965">autres gens. La juste appréciation n</text:span><text:span text:style-name="T1966">’</text:span><text:span text:style-name="T1967">appartiendra jamais à ceux-là qui, dans Barrès, n</text:span><text:span text:style-name="T1968">’</text:span><text:span text:style-name="T1969">ont distingué que des surfaces. Le vrai Barrès est plus profond. Il nous révèle une intelligence d</text:span><text:span text:style-name="T1970">’</text:span><text:span text:style-name="T1971">une lucidité et d</text:span><text:span text:style-name="T1972">’</text:span><text:span text:style-name="T1973">une unité admirables. Ceux qui l</text:span><text:span text:style-name="T1974">’</text:span><text:span text:style-name="T1975">ont pénétrée savent combien elle fut constante dans son développement et par quels solides chaînons les<text:s/></text:span><text:span text:style-name="title">Déracinés<text:s/></text:span><text:span text:style-name="T1976">se relient à<text:s/></text:span><text:span text:style-name="title">Sous l</text:span><text:span text:style-name="title">’</text:span><text:span text:style-name="title">œil des Barbares</text:span><text:span text:style-name="T1977">. De ses idéologies à son roman social, l</text:span><text:span text:style-name="T1978">’</text:span><text:span text:style-name="T1979">intelligence de Barrès a grandi et s</text:span><text:span text:style-name="T1980">’</text:span><text:span text:style-name="T1981">est affermie comme un bel arbre, tirant toute sa force et sa puissance de son obéissance à croître selon sa loi.</text:span><text:span text:style-name="T1982"><text:s/></text:span><text:span text:style-name="pb">[p.<text:s/></text:span><text:span text:style-name="pb">48</text:span><text:span text:style-name="pb">]<text:s/></text:span><text:span text:style-name="T1983">Il écrivait, dans son<text:s/></text:span><text:span text:style-name="title">Examen</text:span><text:span text:style-name="T1984"> :</text:span><text:span text:style-name="T1985"><text:s/></text:span><text:span text:style-name="quote.c">« Le mieux où l</text:span><text:span text:style-name="quote.c">’</text:span><text:span text:style-name="quote.c">on peut prétendre, c</text:span><text:span text:style-name="quote.c">’</text:span><text:span text:style-name="quote.c">est à combiner les intérêts des hommes de telle façon que l</text:span><text:span text:style-name="quote.c">’</text:span><text:span text:style-name="quote.c">intérêt particulier et l</text:span><text:span text:style-name="quote.c">’</text:span><text:span text:style-name="quote.c">intérêt général soient dans une commune direction</text:span><text:span text:style-name="quote.c"> »</text:span><text:span text:style-name="T1986"><text:s/>(p. 20). Or n</text:span><text:span text:style-name="T1987">’</text:span><text:span text:style-name="T1988">est-ce point à cela qu</text:span><text:span text:style-name="T1989">’</text:span><text:span text:style-name="T1990">il voudrait appliquer</text:span><text:span text:style-name="T1991"><text:s/>le<text:s/></text:span><text:span text:style-name="T1992">fédéralisme</text:span><text:span text:style-name="T1993"> ?</text:span><text:span text:style-name="T1994"><text:s/>C</text:span><text:span text:style-name="T1995">’</text:span><text:span text:style-name="T1996">est ainsi que les<text:s/></text:span><text:span text:style-name="title">Déracinés</text:span><text:span text:style-name="T1997"><text:s/></text:span><text:span text:style-name="T1998">se trouvent être parfaitement à leur place dans son œuvre</text:span><text:span text:style-name="T1999"> ;</text:span><text:span text:style-name="T2000"><text:s/>et ils correspondent exactement au point où les idées de<text:s/></text:span><text:span text:style-name="T2001">M. </text:span><text:span text:style-name="T2002">Barrès se trouvent être de leur évolution. Ils viennent à leur heure après la campagne de la<text:s/></text:span><text:span text:style-name="title">Cocarde</text:span><text:span text:style-name="T2003"><text:s/></text:span><text:span text:style-name="T2004">et le discours de Bordeaux, de même que ce discours et cette campagne dérivent directement de la petite Bérénice, et celle-ci de tout ce qui la précéda.</text:span></text:p>
      <text:p text:style-name="Corpsdetexte"><text:span text:style-name="T2005">Je ne m</text:span><text:span text:style-name="T2006">’</text:span><text:span text:style-name="T2007">arrêterai pas à en détailler par le menu l</text:span><text:span text:style-name="T2008">’</text:span><text:span text:style-name="T2009">intrigue. Elle tient en six années, d</text:span><text:span text:style-name="T2010">’</text:span><text:span text:style-name="T2011">octobre 1879 à octobre 188</text:span><text:span text:style-name="T2012">5. Elle débute par le c</text:span><text:span text:style-name="T2013">ours de philosophie que Bouteil</text:span><text:span text:style-name="T2014">ler, professeur gambettiste et kantien, fait à sept jeunes gens du lycée de Nancy, se continue par<text:s/></text:span><text:soft-page-break/><text:span text:style-name="T2015">l</text:span><text:span text:style-name="T2016">’</text:span><text:span text:style-name="T2017">exode</text:span><text:span text:style-name="T2018"><text:s/>de tout ce groupe à Paris et s</text:span><text:span text:style-name="T2019">’</text:span><text:span text:style-name="T2020">achève au point de départ, à Nan</text:span><text:span text:style-name="T2021">cy même, dans un banquet offert<text:s/></text:span><text:span text:style-name="T2022">à Bouteiller fraîchement promu à la députation. Dans l</text:span><text:span text:style-name="T2023">’</text:span><text:span text:style-name="T2024">intervalle, et durant leur séjour à Paris, un de nos jeunes gens se promène avec Taine, un autre flirte avec<text:s/></text:span><text:span text:style-name="T2025">l</text:span><text:span text:style-name="T2026">’</text:span><text:span text:style-name="T2027">arménienne Astiné. Tous sept, ils vont ensemble présenter leurs hommages au tombeau de Napoléon. Un journal est fondé par le</text:span><text:span text:style-name="T2028"><text:s/>p</text:span><text:span text:style-name="T2029">lus pauvre, à peu de chose prè</text:span><text:span text:style-name="T2030">s, de la bande. Ce malh</text:span><text:span text:style-name="T2031">eureux Racadot y mange sa maigre fortune. Alors ses camarades le lâchent, après avoir profité de lui.<text:s/></text:span><text:span text:style-name="T2032">Il tue Astiné pour la voler et f</text:span><text:span text:style-name="T2033">aire vivre son journal, et il est guillotiné, cependant que Victor Hugo meurt. Les sept Lorrains ne sont donc plus que six, à la fin du volume. De ces six, un est revenu en Lorraine, le sympathique Saint-Phlin</text:span><text:span text:style-name="T2034"> ;</text:span><text:span text:style-name="T2035"><text:s/>un autre, Monchefrin, fut le complice de Racadot et est à jamais dévoyé, ayant évité la guillotine</text:span><text:span text:style-name="T2036"> ;</text:span><text:span text:style-name="T2037"><text:s/>pour Renaudin, ce n</text:span><text:span text:style-name="T2038">’</text:span><text:span text:style-name="T2039">est plus qu</text:span><text:span text:style-name="T2040">’</text:span><text:span text:style-name="T2041">un journaliste crapuleux</text:span><text:span text:style-name="T2042"> ;</text:span><text:span text:style-name="T2043"><text:s/>Suret-Lefort s</text:span><text:span text:style-name="T2044">’</text:span><text:span text:style-name="T2045">achemine vers le</text:span><text:span text:style-name="T2046"><text:s/></text:span><text:span text:style-name="T2047">parlementarisme</text:span><text:span text:style-name="T2048"> ;</text:span><text:span text:style-name="T2049"><text:s/>seuls, Sture</text:span><text:span text:style-name="T2050">l</text:span><text:span text:style-name="T2051"><text:s/>et Rœmerspacher tiennent encore le coup, mais qu</text:span><text:span text:style-name="T2052">’</text:span><text:span text:style-name="T2053">ils songent peu à la Lorraine</text:span><text:span text:style-name="T2054"> !</text:span><text:span text:style-name="T2055"><text:s/>Voilà nos lycé</text:span><text:span text:style-name="T2056">ens de Nancy, après trois ans de Paris, déracinés.</text:span></text:p>
      <text:p text:style-name="Corpsdetexte"><text:span text:style-name="T2057">Or,<text:s/></text:span><text:span text:style-name="T2058">M. </text:span><text:span text:style-name="T2059">Barrès, fédéraliste, ne veut pas que nous nous déracinions, et, pour nous persuader, il procède à la façon des prédicateurs qui dépeignent l</text:span><text:span text:style-name="T2060">’</text:span><text:span text:style-name="T2061">enfer pour faire désirer le ciel. Comme la thèse de son livre est, en somme, ce qui importe le plus, je crois bon de négliger les autres questions plus accessoires et me borne à discuter celle-là,.</text:span></text:p>
      <text:p text:style-name="Corpsdetexte"><text:span text:style-name="T2062">Tout d</text:span><text:span text:style-name="T2063">’</text:span><text:span text:style-name="T2064">abord une remarque s</text:span><text:span text:style-name="T2065">’</text:span><text:span text:style-name="T2066">impose, c</text:span><text:span text:style-name="T2067">’</text:span><text:span text:style-name="T2068">est que le roman de<text:s/></text:span><text:span text:style-name="T2069">M. </text:span><text:span text:style-name="T2070">Barrès étant écrit en vue de confirmer une idée<text:s/></text:span><text:span text:style-name="T2071">p</text:span><text:span text:style-name="T2072">réconçue, l</text:span><text:span text:style-name="T2073">’</text:span><text:span text:style-name="T2074">intrigue, nécessairement, a été arrangée et<text:s/></text:span><text:span text:style-name="T2075">d</text:span><text:span text:style-name="T2076">isposée de manière à vérifier cette idée. Je veux dire par là qu</text:span><text:span text:style-name="T2077">’</text:span><text:span text:style-name="T2078">un centraliste pourrait très bien, à l</text:span><text:span text:style-name="T2079">’</text:span><text:span text:style-name="T2080">aide des mêmes personnages et des mêmes événements, prouver contre<text:s/></text:span><text:span text:style-name="T2081">M. </text:span><text:span text:style-name="T2082">Barrès la beauté et la bonté du centralisme. D</text:span><text:span text:style-name="T2083">’</text:span><text:span text:style-name="T2084">où il suit que pour démontrer ce qu</text:span><text:span text:style-name="T2085">’</text:span><text:span text:style-name="T2086">on croit la vérité, la forme du roman est assez inférieure</text:span><text:span text:style-name="T2087"> :</text:span><text:span text:style-name="T2088"><text:s/>car, pouvant tout prouver, elle ne prouve rien. Tel est, à mon avis,</text:span><text:span text:style-name="T2089"><text:s/>le<text:s/></text:span><text:span text:style-name="T2090">défaut essentiel de tout roman à thèse, et celui qui suffit à en condamner le genre. Quand<text:s/></text:span><text:span text:style-name="T2091">M. </text:span><text:span text:style-name="T2092">Barrès nous avertit dans ses<text:s/></text:span><text:span text:style-name="title">Déracinés</text:span><text:span text:style-name="T2093"> :</text:span><text:span text:style-name="T2094"><text:s/></text:span><text:span text:style-name="quote.c">« Nous sommes des botanistes qui observons sept à huit plantes transplantées et leurs efforts pour reprendre racine</text:span><text:span text:style-name="quote.c"> »</text:span><text:span text:style-name="T2095"><text:s/>(p. </text:span><text:span text:style-name="T2096">408)</text:span><text:span text:style-name="T2097"> ;</text:span><text:span text:style-name="T2098"><text:s/>quand, à<text:s/></text:span><text:span text:style-name="T2099">propos du meurtre de cette oisel</text:span><text:span text:style-name="T2100">le d</text:span><text:span text:style-name="T2101">’</text:span><text:span text:style-name="T2102">Astiné, il dit</text:span><text:span text:style-name="T2103"> :</text:span><text:span text:style-name="T2104"><text:s/></text:span><text:span text:style-name="quote.c">« Un grand problème, et proprement le nôtre, c</text:span><text:span text:style-name="quote.c">’</text:span><text:span text:style-name="quote.c">est de savoir si l</text:span><text:span text:style-name="quote.c">’</text:span><text:span text:style-name="quote.c">édu</text:span><text:span text:style-name="quote.c">cateur Bouteiller et, comme y comptait Challemel-Lacour,<text:s/></text:span><text:span text:style-name="quote.c">“</text:span><text:span text:style-name="quote.c">l</text:span><text:span text:style-name="quote.c">’</text:span><text:span text:style-name="quote.c">esprit de la société où ils vécurent</text:span><text:span text:style-name="quote.c">”</text:span><text:span text:style-name="quote.c">, pouvaient faire que Racadot et Monchefrin ne préférassent pas un crime à l</text:span><text:span text:style-name="quote.c">’</text:span><text:span text:style-name="quote.c">effondrement de leur ambitions</text:span><text:span text:style-name="quote.c"> »</text:span><text:span text:style-name="T2105"><text:s/>(p. </text:span><text:span text:style-name="T2106">409), je pense qu</text:span><text:span text:style-name="T2107">’</text:span><text:span text:style-name="T2108">un autre, à ce moment, pourrait me déclarer le contraire, et, au lieu des épisodes d</text:span><text:span text:style-name="T2109">’</text:span><text:span text:style-name="T2110">un roman, je rêve, pour être convaincu, d</text:span><text:span text:style-name="T2111">’</text:span><text:span text:style-name="T2112">arguments plus décisifs. Parce que sept jeunes Lorrains se seront égarés à Paris, cela empêchera-t-il sept autres d</text:span><text:span text:style-name="T2113">’</text:span><text:span text:style-name="T2114">y puiser une vie supérieure à celle de leur province</text:span><text:span text:style-name="T2115"> ?</text:span><text:span text:style-name="T2116"><text:s/>Ces<text:s/></text:span><text:soft-page-break/><text:span text:style-name="T2117">malheureux déracinés, s</text:span><text:span text:style-name="T2118">’</text:span><text:span text:style-name="T2119">ils étaient restés chez eux, se seraient-ils mieux développés qu</text:span><text:span text:style-name="T2120">’</text:span><text:span text:style-name="T2121">en quittant leur département</text:span><text:span text:style-name="T2122"> ?</text:span><text:span text:style-name="T2123"><text:s/>Pour moi, je sais des provinciaux dont Paris</text:span><text:span text:style-name="T2124"><text:s/>a fait des hommes superbes et d</text:span><text:span text:style-name="T2125">’</text:span><text:span text:style-name="T2126">autres qui, dans leurs trous, se sont crétinisés. En réalité, il en est des systèmes sociaux comme des remèdes</text:span><text:span text:style-name="T2127"> :</text:span><text:span text:style-name="T2128"><text:s/>aucun n</text:span><text:span text:style-name="T2129">’</text:span><text:span text:style-name="T2130">est absolument bon et ne doit être d</text:span><text:span text:style-name="T2131">’</text:span><text:span text:style-name="T2132">une application<text:s/></text:span><text:span text:style-name="T2133">absolue. Tel réussirait à celui-ci qui nuirait à celui-là. Les Lorrains de<text:s/></text:span><text:span text:style-name="T2134">M. </text:span><text:span text:style-name="T2135">Barrès ont pâti de la centralisation actuelle. Mais j</text:span><text:span text:style-name="T2136">’</text:span><text:span text:style-name="T2137">en connais qui y ont gagné, ne serait-ce que<text:s/></text:span><text:span text:style-name="T2138">M. </text:span><text:span text:style-name="T2139">Barrès. — Je ne croi</text:span><text:span text:style-name="T2140">s pas que nos racines puissent être assimilées à celles des plantes. Tant que nous sommes inconscients, nous végétons dans une<text:s/></text:span><text:span text:style-name="T2141">terre d</text:span><text:span text:style-name="T2142">’</text:span><text:span text:style-name="T2143">attente</text:span><text:span text:style-name="T2144"><text:s/>que nous font nos parents, nos mœurs locales et nos instituteurs. Mais lorsque nous sommes parvenus à nous connaître, c</text:span><text:span text:style-name="T2145">’</text:span><text:span text:style-name="T2146">est à nous de chercher si cette terre d</text:span><text:span text:style-name="T2147">’</text:span><text:span text:style-name="T2148">attente doit être modifiée, ou rejetée et remplacée par une autre, ou s</text:span><text:span text:style-name="T2149">’</text:span><text:span text:style-name="T2150">il ne nous convient pas mieux de nous transplanter ailleurs. La conscience et l</text:span><text:span text:style-name="T2151">’</text:span><text:span text:style-name="T2152">expérience nous apprennent la culture et le sol les plus favorables. Vraie pour les individus, cette loi est également vraie pour les p</text:span><text:span text:style-name="T2153">euples. Les grandes migrations, les invasions de b</text:span><text:span text:style-name="T2154">arbares se sont produites pour cette raison que, volontaire</text:span><text:span text:style-name="T2155">ment, ils se sont</text:span><text:span text:style-name="T2156"><text:s/>déracinés de leurs patries pour aller s</text:span><text:span text:style-name="T2157">’</text:span><text:span text:style-name="T2158">enraciner ailleurs, dans l</text:span><text:span text:style-name="T2159">’</text:span><text:span text:style-name="T2160">espoir de s</text:span><text:span text:style-name="T2161">’</text:span><text:span text:style-name="T2162">y trouver mieux. Si une nation se soulève contre le gouvernement qui la régit<text:s/></text:span><text:span text:style-name="T2163">ou la religion qui la dirige, c</text:span><text:span text:style-name="T2164">’</text:span><text:span text:style-name="T2165">e</text:span><text:span text:style-name="T2166">st qu</text:span><text:span text:style-name="T2167">’</text:span><text:span text:style-name="T2168">elle aspire à se revivifier dans un nouveau terreau social ou moral. Et si des Français aujourd</text:span><text:span text:style-name="T2169">’</text:span><text:span text:style-name="T2170">hui se sentent des âmes fédéralistes, c</text:span><text:span text:style-name="T2171">’</text:span><text:span text:style-name="T2172">est simplement que le centralisme n</text:span><text:span text:style-name="T2173">’</text:span><text:span text:style-name="T2174">a plus l</text:span><text:span text:style-name="T2175">’</text:span><text:span text:style-name="T2176">heur de contenter tout le monde, mais cela n</text:span><text:span text:style-name="T2177">’</text:span><text:span text:style-name="T2178">atteste pas qu</text:span><text:span text:style-name="T2179">’</text:span><text:span text:style-name="T2180">en soi</text:span><text:span text:style-name="T2181"><text:s/>le centralisme soit mauvais.</text:span></text:p>
      <text:p text:style-name="Corpsdetexte"><text:span text:style-name="T2182">Il ne faut pas oublier, en effet, que rien n</text:span><text:span text:style-name="T2183">’</text:span><text:span text:style-name="T2184">est permanent, de l</text:span><text:span text:style-name="T2185">’</text:span><text:span text:style-name="T2186">homme et de ses institutions, et que, pour lui et pour elles, s</text:span><text:span text:style-name="T2187">’</text:span><text:span text:style-name="T2188">enraciner c</text:span><text:span text:style-name="T2189">’</text:span><text:span text:style-name="T2190">est, selon une expression triviale, presque toujours s</text:span><text:span text:style-name="T2191">’</text:span><text:span text:style-name="T2192">encroûter</text:span><text:span text:style-name="T2193"> :</text:span><text:span text:style-name="T2194"><text:s/>voyez, par exemple, la Chine. Une condition de notre progrès, social ou individuel, est de laisser à nos racines, mobiles comme tout ce qui est vivant, la liberté de se mouvoir. Si chacune de nos provinces possède son caractère, chose contestable d</text:span><text:span text:style-name="T2195">’</text:span><text:span text:style-name="T2196">ailleurs (car chez elles le caractère n</text:span><text:span text:style-name="T2197">’</text:span><text:span text:style-name="T2198">est guère, comme leur langage, qu</text:span><text:span text:style-name="T2199">’</text:span><text:span text:style-name="T2200">un<text:s/></text:span><text:span text:style-name="T2201">accent</text:span><text:span text:style-name="T2202"><text:s/>du caractère national), il est juste de se rappeler comment se sont formées ces provinces elles-mêmes, et d</text:span><text:span text:style-name="T2203">’</text:span><text:span text:style-name="T2204">observer que sans les déracinés qui sont venus y prendre racine, elles n</text:span><text:span text:style-name="T2205">’</text:span><text:span text:style-name="T2206">existeraient pas. Mais ces caractères locaux, par la force de l</text:span><text:span text:style-name="T2207">’</text:span><text:span text:style-name="T2208">évolution incess</text:span><text:span text:style-name="T2209">ante, tendent à se transformer,<text:s/></text:span><text:span text:style-name="T2210">sinon à s</text:span><text:span text:style-name="T2211">’</text:span><text:span text:style-name="T2212">amoindrir ou à disparaître.<text:s/></text:span><text:span text:style-name="T2213">M. </text:span><text:span text:style-name="T2214">Barrès qui plaide en 1897 en faveur de l</text:span><text:span text:style-name="T2215">’</text:span><text:span text:style-name="T2216">âme lorraine, était pourtant le premier, en 1889, à constater et déplorer sa mo</text:span><text:span text:style-name="T2217">rt. Bien plus, il démontrait</text:span><text:span text:style-name="T2218"><text:note text:note-class="footnote" text:id="_ftn6"><text:note-citation>7</text:note-citation><text:note-body><text:p text:style-name="Notedebasdepage"><text:s/><text:span text:style-name="title">Un homme libre</text:span>, chez Perrin, 1889.</text:p></text:note-body></text:note></text:span><text:span text:style-name="T2219"><text:s/>qu</text:span><text:span text:style-name="T2220">’</text:span><text:span text:style-name="T2221">elle n</text:span><text:span text:style-name="T2222">’</text:span><text:span text:style-name="T2223">avait jamais existé.<text:s/></text:span><text:span text:style-name="T2224">« </text:span><text:span text:style-name="quote.c">Cette race hésitait à affirmer sa personnalité : chaque génération reniait la précédente, sacrifiant les œuvres de la veille à la mode de l</text:span><text:span text:style-name="quote.c">’</text:span><text:span text:style-name="quote.c">étranger</text:span><text:span text:style-name="T2225"><text:s/></text:span><text:span text:style-name="T2226">(p. </text:span><text:span text:style-name="T2227">133).<text:s/></text:span><text:span text:style-name="quote.c">En rien<text:s/></text:span><text:soft-page-break/><text:span text:style-name="quote.c">elle n</text:span><text:span text:style-name="quote.c">’</text:span><text:span text:style-name="quote.c">a poussé au type</text:span><text:span text:style-name="T2228"><text:s/></text:span><text:span text:style-name="T2229">(p. </text:span><text:span text:style-name="T2230">148).<text:s/></text:span><text:span text:style-name="quote.c">Elle ne sut se développer</text:span><text:span text:style-name="T2231"><text:s/></text:span><text:span text:style-name="T2232">(p. </text:span><text:span text:style-name="T2233">157).<text:s/></text:span><text:span text:style-name="quote.c">Elle est morte de sécheresse</text:span><text:span text:style-name="T2234"><text:s/></text:span><text:span text:style-name="T2235">(p. </text:span><text:span text:style-name="T2236">157).<text:s/></text:span><text:span text:style-name="quote.c">Elle n</text:span><text:span text:style-name="quote.c">’</text:span><text:span text:style-name="quote.c">a pas abouti</text:span><text:span text:style-name="T2237"><text:s/></text:span><text:span text:style-name="T2238">(p. </text:span><text:span text:style-name="T2239">167).<text:s/></text:span><text:span text:style-name="quote.c">Et tout en elle a avorté, hormis le sentiment du devoir que les circonstances lui ont fait témoigner sous la forme de bravoure militaire</text:span><text:span text:style-name="T2240"><text:s/></text:span><text:span text:style-name="T2241">(p. </text:span><text:span text:style-name="T2242">168)</text:span><text:span text:style-name="T2243"> »</text:span><text:span text:style-name="T2244">. Disons donc, à la décharge des sept Lorrains de<text:s/></text:span><text:span text:style-name="T2245">M. </text:span><text:span text:style-name="T2246">Barrès, que, de l</text:span><text:span text:style-name="T2247">’</text:span><text:span text:style-name="T2248">aveu même de leur auteur, ils avaient bien peu à perdre de leur âme lorraine, puisque cette âme non seulement n</text:span><text:span text:style-name="T2249">’</text:span><text:span text:style-name="T2250">existe plus mais encore n</text:span><text:span text:style-name="T2251">’</text:span><text:span text:style-name="T2252">a jamais existé. Et ainsi la thèse s</text:span><text:span text:style-name="T2253">’</text:span><text:span text:style-name="T2254">infirme du mauvais choix de tels provinciaux.</text:span></text:p>
      <text:p text:style-name="Corpsdetexte"><text:span text:style-name="T2255">Admettons cependant que la Lorraine ait vraiment une âme et voyons plus en détail comment il est arrivé que sept lycéens l</text:span><text:span text:style-name="T2256">’</text:span><text:span text:style-name="T2257">ont perdue et que, conséquence directe, ils aient été entraînés vers Paris.<text:s/></text:span><text:span text:style-name="T2258">M. </text:span><text:span text:style-name="T2259">Barrès n</text:span><text:span text:style-name="T2260">’</text:span><text:span text:style-name="T2261">hésite pas, et pour lui il y a deux coupables</text:span><text:span text:style-name="T2262"> :</text:span><text:span text:style-name="T2263"><text:s/>le lycée et Bouteiller. Au lycée on apprend, dit-il, la haine de la discipline et l</text:span><text:span text:style-name="T2264">’</text:span><text:span text:style-name="T2265">ignoranc</text:span><text:span text:style-name="T2266">e des réalités. Isolés de leurs groupes de naissance, dressés seulement à concourir entre eux, les lycéens prennent de la vie, de ses conditions et de son but la plus pitoyable intelligence.<text:s/></text:span><text:span text:style-name="quote.c">« On élève les jeunes Français comme s</text:span><text:span text:style-name="quote.c">’</text:span><text:span text:style-name="quote.c">ils devaient un jour se passer de la Patrie, On craint qu</text:span><text:span text:style-name="quote.c">’</text:span><text:span text:style-name="quote.c">elle leur soit indispensable. Tout jeunes, on brise leurs attaches locales</text:span><text:span text:style-name="quote.c"> »</text:span><text:span text:style-name="T2267"><text:s/></text:span><text:span text:style-name="T2268">(p. </text:span><text:span text:style-name="T2269">82). C</text:span><text:span text:style-name="T2270">’</text:span><text:span text:style-name="T2271">est pourquoi lorsqu</text:span><text:span text:style-name="T2272">’</text:span><text:span text:style-name="T2273">ils désirent jouer un rôle, ils s</text:span><text:span text:style-name="T2274">’</text:span><text:span text:style-name="T2275">aperçoivent qu</text:span><text:span text:style-name="T2276">’</text:span><text:span text:style-name="T2277">ils ne sont reliés à aucune des grandes forces du pays.<text:s/></text:span><text:span text:style-name="quote.c">« On les a dressés pour l</text:span><text:span text:style-name="quote.c">’</text:span><text:span text:style-name="quote.c">émulation, mais sans leur i</text:span><text:span text:style-name="quote.c">nculquer une idée religieuse, — </text:span><text:span text:style-name="quote.c">religion révélée ou idéal</text:span><text:span text:style-name="quote.c"><text:s/></text:span><text:span text:style-name="pb">[p.<text:s/></text:span><text:span text:style-name="pb">50</text:span><text:span text:style-name="pb">]<text:s/></text:span><text:span text:style-name="quote.c">scientifique, </text:span><text:span text:style-name="quote.c">— qui leur fournirait un lien social</text:span><text:span text:style-name="quote.c"> »</text:span><text:span text:style-name="T2278"><text:s/></text:span><text:span text:style-name="T2279">(p. </text:span><text:span text:style-name="T2280">240).<text:s/></text:span><text:span text:style-name="quote.c">« Accepter, voilà ce que n</text:span><text:span text:style-name="quote.c">’</text:span><text:span text:style-name="quote.c">enseigne pas l</text:span><text:span text:style-name="quote.c">’</text:span><text:span text:style-name="quote.c">Université</text:span><text:span text:style-name="quote.c"> »</text:span><text:span text:style-name="T2281"><text:s/></text:span><text:span text:style-name="T2282">(p. </text:span><text:span text:style-name="T2283">144),<text:s/></text:span><text:span text:style-name="T2284">et elle suggère de</text:span><text:span text:style-name="T2285">s rêves de domination aux</text:span><text:span text:style-name="T2286">quels</text:span><text:span text:style-name="T2287"><text:s/>b</text:span><text:span text:style-name="T2288">ien peu ont</text:span><text:span text:style-name="T2289"><text:s/>le<text:s/></text:span><text:span text:style-name="T2290">bon sens de renoncer. Par suite elle broie les pauvres et crée un prolétariat de bacheliers et de filles, et c</text:span><text:span text:style-name="T2291">’</text:span><text:span text:style-name="T2292">est à qui luttera pour soi-même sans souci des faibles qu</text:span><text:span text:style-name="T2293">’</text:span><text:span text:style-name="T2294">il écrase.<text:s/></text:span><text:span text:style-name="quote.c">« Mes parents, ma petite enfance ! s</text:span><text:span text:style-name="quote.c">’</text:span><text:span text:style-name="quote.c">écrie Racadot après son crime, je ne me rappelle rien au-delà du Lycée, et le Lycée, ce n</text:span><text:span text:style-name="quote.c">’</text:span><text:span text:style-name="quote.c">est ni Virgile, ni Bossuet, c</text:span><text:span text:style-name="quote.c">’</text:span><text:span text:style-name="quote.c">est Bouteiller, c</text:span><text:span text:style-name="quote.c">’</text:span><text:span text:style-name="quote.c">est vous tous. Qu</text:span><text:span text:style-name="quote.c">’</text:span><text:span text:style-name="quote.c">est-ce<text:s/></text:span><text:span text:style-name="quote.c">q</text:span><text:span text:style-name="quote.c">ue vous m</text:span><text:span text:style-name="quote.c">’</text:span><text:span text:style-name="quote.c">enseignez ? Que chacun, pour son compte, se<text:s/></text:span><text:span text:style-name="quote.c">d</text:span><text:span text:style-name="quote.c">oit tirer d</text:span><text:span text:style-name="quote.c">’</text:span><text:span text:style-name="quote.c">affaire ! et que, si l</text:span><text:span text:style-name="quote.c">’</text:span><text:span text:style-name="quote.c">on a des rentes, on ne les partage pas avec moi !</text:span><text:span text:style-name="quote.c"> »</text:span><text:span text:style-name="T2295"><text:s/></text:span><text:span text:style-name="T2296">(p. </text:span><text:span text:style-name="T2297">424).<text:s/></text:span><text:span text:style-name="T2298">Intoxiqués de ces dangereux principes, que deviendront nos lycéens avec un Bouteiller comme professeur de<text:s/></text:span><text:span text:style-name="T2299">philosophie</text:span><text:span text:style-name="T2300"> ? Il leur faudrait des certitudes, e</text:span><text:span text:style-name="T2301">t Bouteiller, kantien et gambet</text:span><text:span text:style-name="T2302">tiste, au nom de l</text:span><text:span text:style-name="T2303">’</text:span><text:span text:style-name="T2304">Université qu</text:span><text:span text:style-name="T2305">’</text:span><text:span text:style-name="T2306">il représente, enseigne à ces enfants<text:s/></text:span><text:span text:style-name="quote.c">« </text:span><text:span text:style-name="quote.c">que le monde n</text:span><text:span text:style-name="quote.c">’</text:span><text:span text:style-name="quote.c">est qu</text:span><text:span text:style-name="quote.c">’</text:span><text:span text:style-name="quote.c">une cire à laquelle notre esprit, comme un cachet, impose son empreinte</text:span><text:span text:style-name="quote.c"> »</text:span><text:span text:style-name="T2307"><text:s/></text:span><text:span text:style-name="T2308">(p. </text:span><text:span text:style-name="T2309">14).<text:s/></text:span><text:span text:style-name="quote.c">« Dans l</text:span><text:span text:style-name="quote.c">’</text:span><text:span text:style-name="quote.c">âge où il serait bon d</text:span><text:span text:style-name="quote.c">’</text:span><text:span text:style-name="quote.c">adopter les raisons d</text:span><text:span text:style-name="quote.c">’</text:span><text:span text:style-name="quote.c">agir les plus simples et les plus nettes, il leur propose toutes les antinomies</text:span><text:span text:style-name="quote.c"> »</text:span><text:span text:style-name="T2310"><text:s/></text:span><text:span text:style-name="T2311">(p. </text:span><text:span text:style-name="T2312">15).<text:s/></text:span><text:span text:style-name="quote.c">« Il comptait ensuite avec Kant et par l</text:span><text:span text:style-name="quote.c">’</text:span><text:span text:style-name="quote.c">appel au cœur reconstituer à ses élèves la catégorie de la moralité et un ensemble de certitudes. Ils ne le suivirent pas. Il croit soumettre ses élèves à la notion du devoir et ne fait que les jeter plus<text:s/></text:span><text:soft-page-break/><text:span text:style-name="quote.c">ardents dans la voie commune aux jeunes Français modernes : l</text:span><text:span text:style-name="quote.c">’</text:span><text:span text:style-name="quote.c">ambition mêlée à la mé</text:span><text:span text:style-name="quote.c">lancolie romanesque</text:span><text:span text:style-name="quote.c"> »</text:span><text:span text:style-name="T2313"><text:s/></text:span><text:span text:style-name="T2314">(p. </text:span><text:span text:style-name="T2315">17). Comme tous les professeurs universitaires, ses collègues,<text:s/></text:span><text:span text:style-name="quote.c">« Bouteiller sème la graine sans se soucier de ce qu</text:span><text:span text:style-name="quote.c">’</text:span><text:span text:style-name="quote.c">elle devient. Il ignore ce que sont ces Lorrains et ce qu</text:span><text:span text:style-name="quote.c">’</text:span><text:span text:style-name="quote.c">il leur faut. Il ne songe pas à connaître et à ménager leurs tendances naturelles</text:span><text:span text:style-name="quote.c">…</text:span><text:span text:style-name="quote.c"><text:s/>Il tient son rôle strictement comme une consigne reçue de l</text:span><text:span text:style-name="quote.c">’</text:span><text:span text:style-name="quote.c">État</text:span><text:span text:style-name="quote.c">. Ses cahiers de cours une fois préparés, il les débitera partout où il sera, sans se préoccuper de les modifier selon ses divers auditoires »</text:span><text:span text:style-name="T2316">.</text:span></text:p>
      <text:p text:style-name="Corpsdetexte"><text:span text:style-name="T2317">Certainement ces critiques sont fondées en tous points, et la morale universitaire, telle qu</text:span><text:span text:style-name="T2318">’</text:span><text:span text:style-name="T2319">on la professe dans les lycées, est d</text:span><text:span text:style-name="T2320">’</text:span><text:span text:style-name="T2321">une écœurante stérilité.</text:span><text:span text:style-name="T2322"><text:s/></text:span><text:span text:style-name="T2323">Récemment, M. </text:span><text:span text:style-name="T2324">Evellin</text:span><text:span text:style-name="T2325">, inspecteur d</text:span><text:span text:style-name="T2326">’</text:span><text:span text:style-name="T2327">académie, le constatait dans le rapport qu</text:span><text:span text:style-name="T2328">’</text:span><text:span text:style-name="T2329">il avait été chargé de rédiger par M. Gréard sur l</text:span><text:span text:style-name="T2330">’</text:span><text:span text:style-name="T2331">enseignement de la morale dans les écoles primaires de Paris. Il y remarque<text:s/></text:span><text:span text:style-name="quote.c">« qu</text:span><text:span text:style-name="quote.c">’</text:span><text:span text:style-name="quote.c">à mesure que le sentiment religieux perd de sa vitalité dans les foules, l</text:span><text:span text:style-name="quote.c">’</text:span><text:span text:style-name="quote.c">écart se fait de plus en plus sensible entre les leçons des maîtres et les résultats obtenus et constatés »</text:span><text:span text:style-name="T2332">. Et, pour remplacer le dogme religieux, notre fonctionnaire propose de fonder, dès le plus jeune âge, l</text:span><text:span text:style-name="T2333">’</text:span><text:span text:style-name="T2334">amour de la beauté morale, sur tout ce qui en enferme la plus vive expression soit dans les récits les plus émouvants de l</text:span><text:span text:style-name="T2335">’</text:span><text:span text:style-name="T2336">histoire, soit dans les plus nobles pages de nos orateurs et de nos poètes. Il faut, en effet, que cet amour soit assez puissant pour résister, l</text:span><text:span text:style-name="T2337">’</text:span><text:span text:style-name="T2338">heure venue, à toutes les sollicitations du caractère et du milieu. Mais, même cette soi-disant morale, M. Evellin ne veut pas qu</text:span><text:span text:style-name="T2339">’</text:span><text:span text:style-name="T2340">elle soit dogmatique, et il émet le désir que l</text:span><text:span text:style-name="T2341">’</text:span><text:span text:style-name="T2342">enfant<text:s/></text:span><text:span text:style-name="quote.c">« s</text:span><text:span text:style-name="quote.c">’</text:span><text:span text:style-name="quote.c">habitue d</text:span><text:span text:style-name="quote.c">’</text:span><text:span text:style-name="quote.c">abord à suspendre son jugement, puis qu</text:span><text:span text:style-name="quote.c">’</text:span><text:span text:style-name="quote.c">il n</text:span><text:span text:style-name="quote.c">’</text:span><text:span text:style-name="quote.c">affirme qu</text:span><text:span text:style-name="quote.c">’</text:span><text:span text:style-name="quote.c">après avoir entendu et pesé</text:span><text:span text:style-name="quote.c">, en chaque question, le pour et le contre ! »</text:span><text:span text:style-name="T2343">. Or le résultat de cette belle éducation morale, c</text:span><text:span text:style-name="T2344">’</text:span><text:span text:style-name="T2345">est que l</text:span><text:span text:style-name="T2346">’</text:span><text:span text:style-name="T2347">enfant n</text:span><text:span text:style-name="T2348">’</text:span><text:span text:style-name="T2349">aura d</text:span><text:span text:style-name="T2350">’</text:span><text:span text:style-name="T2351">autre morale que celle qui lui fera plaisir. C</text:span><text:span text:style-name="T2352">’</text:span><text:span text:style-name="T2353">est pourquoi les lycéens de M. Barrès profiteront de Racadot, tant qu</text:span><text:span text:style-name="T2354">’</text:span><text:span text:style-name="T2355">il aura de l</text:span><text:span text:style-name="T2356">’</text:span><text:span text:style-name="T2357">argent, pour é</text:span><text:span text:style-name="T2358">crire dans son journal ; puis ils l</text:span><text:span text:style-name="T2359">’</text:span><text:span text:style-name="T2360">abandonneront quand il ne leur sera plus utile et que la ruine l</text:span><text:span text:style-name="T2361">’</text:span><text:span text:style-name="T2362">aura accablé. Cette morale, également, sera la principale cause du meurtre d</text:span><text:span text:style-name="T2363">’</text:span><text:span text:style-name="T2364">Astiné. Et si tous ces<text:s/></text:span><text:span text:style-name="title">Déracinés</text:span><text:span text:style-name="T2365"><text:s/>sont plus ou moins en décadence, la raison en est, au fond, qu</text:span><text:span text:style-name="T2366">’</text:span><text:span text:style-name="T2367">on ne leur a pas appris de catéchisme. Avec un catéchisme pour règle obligatoire, la notion du devoir qu</text:span><text:span text:style-name="T2368">’</text:span><text:span text:style-name="T2369">ils auraient eue aurait été un peu moins élastique que celle paraphrasée par l</text:span><text:span text:style-name="T2370">’</text:span><text:span text:style-name="T2371">ignoble Bouteiller. Forcément ils auraient été honnêtes, se seraient soutenus et protégés, et la société n</text:span><text:span text:style-name="T2372">’</text:span><text:span text:style-name="T2373">aurait pas à se méfier d</text:span><text:span text:style-name="T2374">’</text:span><text:span text:style-name="T2375">eux. Mais ces solutions les plus simples sont celles qui répugnent le plus à notre infâme criticisme. Reconnaissons donc que l</text:span><text:span text:style-name="T2376">’</text:span><text:span text:style-name="T2377">Université, en tant qu</text:span><text:span text:style-name="T2378">’</text:span><text:span text:style-name="T2379">éduca</text:span><text:span text:style-name="T2380">trice</text:span><text:span text:style-name="T2381"><text:s/></text:span><text:span text:style-name="T2382">morale, est responsable des malheurs qui frappent nos</text:span><text:span text:style-name="T2383"><text:s/></text:span><text:span text:style-name="T2384">Lorrains. Seulement n</text:span><text:span text:style-name="T2385">’</text:span><text:span text:style-name="T2386">exagérons pas, et lavons, en particulier, Bouteiller de l</text:span><text:span text:style-name="T2387">’</text:span><text:span text:style-name="T2388">accusation que M. Barrès dirige contre lui. L</text:span><text:span text:style-name="T2389">’</text:span><text:span text:style-name="T2390">unique influence qu</text:span><text:span text:style-name="T2391">’</text:span><text:span text:style-name="T2392">il ait eue sur<text:s/></text:span><text:soft-page-break/><text:span text:style-name="T2393">ses élèves, c</text:span><text:span text:style-name="T2394">’</text:span><text:span text:style-name="T2395">est celle que lui confère son esprit universitaire. Mais, personnellement, il n</text:span><text:span text:style-name="T2396">’</text:span><text:span text:style-name="T2397">agit pas sur eux. La preuve en est que ses anciens élèves, malgré ses leçons professées, manifestent, chacun, au cours de leur existence à Paris et notamment lors de leur visite au tombeau de Napoléon, une conception différente de l</text:span><text:span text:style-name="T2398">’</text:span><text:span text:style-name="T2399">univers et des rapports qu</text:span><text:span text:style-name="T2400">’</text:span><text:span text:style-name="T2401">il faut avoir avec lui. Chacun d</text:span><text:span text:style-name="T2402">’</text:span><text:span text:style-name="T2403">eux, de son cours, n</text:span><text:span text:style-name="T2404">’</text:span><text:span text:style-name="T2405">a recueilli q</text:span><text:span text:style-name="T2406">ue ce qui lui convenait. N</text:span><text:span text:style-name="T2407">’</text:span><text:span text:style-name="T2408">est-ce point le meilleur indice qu</text:span><text:span text:style-name="T2409">’</text:span><text:span text:style-name="T2410">il ne les convainquit jamais ? Une année entière il leur prêcha sur</text:span><text:span text:style-name="T2411"><text:s/>le<text:s/></text:span><text:span text:style-name="T2412">devoir, mais ce mot abstrait ne pouvait les retenir, et ils ne comprirent qu</text:span><text:span text:style-name="T2413">’</text:span><text:span text:style-name="T2414">une chose, c</text:span><text:span text:style-name="T2415">’</text:span><text:span text:style-name="T2416">est que rien n</text:span><text:span text:style-name="T2417">’</text:span><text:span text:style-name="T2418">est certain et que nous formons nous-mêmes notre morale et notre vérité. Si Bouteiller leur inculque ces principes, c</text:span><text:span text:style-name="T2419">’</text:span><text:span text:style-name="T2420">est que l</text:span><text:span text:style-name="T2421">’</text:span><text:span text:style-name="T2422">Université lui en a donné la charge. Et voilà ce qui atténue les torts du professeur pour augmenter ceux de l</text:span><text:span text:style-name="T2423">’</text:span><text:span text:style-name="T2424">enseignement officiel que, ne l</text:span><text:span text:style-name="T2425">’</text:span><text:span text:style-name="T2426">aurait-il pas voulu, il était quand même<text:s/></text:span><text:span text:style-name="T2427">obligé</text:span><text:span text:style-name="T2428"><text:s/></text:span><text:span text:style-name="T2429">de leur dispenser.</text:span></text:p>
      <text:p text:style-name="Corpsdetexte"><text:span text:style-name="T2430">Mais si l</text:span><text:span text:style-name="T2431">’</text:span><text:span text:style-name="T2432">Université est coupable en ce sens que ses nourrissons en sortent sans direction morale, ne disons pas qu</text:span><text:span text:style-name="T2433">’</text:span><text:span text:style-name="T2434">elle est la cause du départ de Racadot et consorts pour Paris. Allons plus loin : le centralisme n</text:span><text:span text:style-name="T2435">’</text:span><text:span text:style-name="T2436">y est pour rien. Ils sont allés à Paris pour des raisons de convenance pe</text:span><text:span text:style-name="T2437">rsonnelle ou de famil</text:span><text:span text:style-name="T2438">le : Renaudin, parce qu</text:span><text:span text:style-name="T2439">’</text:span><text:span text:style-name="T2440">on lui avait offert d</text:span><text:span text:style-name="T2441">’</text:span><text:span text:style-name="T2442">être secrétaire de Portalis ; Mouchefrin, parce que sa famille pense qu</text:span><text:span text:style-name="T2443">’</text:span><text:span text:style-name="T2444">il trouvera dans la capitale une situation moelleuse ;</text:span><text:span text:style-name="T2445"><text:s/></text:span><text:span text:style-name="T2446">Racadot, parce que son père voulait l</text:span><text:span text:style-name="T2447">’</text:span><text:span text:style-name="T2448">éloigner pour ne pas lui<text:s/></text:span><text:span text:style-name="T2449">rendre les 40 000 </text:span><text:span text:style-name="T2450">francs qu</text:span><text:span text:style-name="T2451">’</text:span><text:span text:style-name="T2452">il avait hérités de sa mère ; Saint-Phlin, parce que sa grand</text:span><text:span text:style-name="T2453">-</text:span><text:span text:style-name="T2454">mère, pour remédier à sa naïveté, juge Paris nécessaire ; Suret-Lefort, parce que son père ne rêve que de l</text:span><text:span text:style-name="T2455">’</text:span><text:span text:style-name="T2456">envoyer à Paris où l</text:span><text:span text:style-name="T2457">’</text:span><text:span text:style-name="T2458">on échappe au petit aspect et à la tyrannie de la province ; Sturel, parce qu</text:span><text:span text:style-name="T2459">’</text:span><text:span text:style-name="T2460">il y est poussé</text:span><text:span text:style-name="T2461"><text:s/>par le tempérament affiné et de grande ville qu</text:span><text:span text:style-name="T2462">’</text:span><text:span text:style-name="T2463">il tient de sa mère et que celle-ci l</text:span><text:span text:style-name="T2464">’</text:span><text:span text:style-name="T2465">y engage ;</text:span><text:span text:style-name="T2466"><text:s/>Rœmerspacher</text:span><text:span text:style-name="T2467"><text:s/>enfin parce qu</text:span><text:span text:style-name="T2468">’</text:span><text:span text:style-name="T2469">il veut faire de sérieuses études médicales et qu</text:span><text:span text:style-name="T2470">’</text:span><text:span text:style-name="T2471">elles ne seront jamais meilleures que là. Les<text:s/></text:span><text:span text:style-name="T2472">aurait-on exhortés, au lycé</text:span><text:span text:style-name="T2473">e, à rester en Lorraine, que ces exhortations auraient ét</text:span><text:span text:style-name="T2474">é vaines, la famille les contre</text:span><text:span text:style-name="T2475">balançant. C</text:span><text:span text:style-name="T2476">’</text:span><text:span text:style-name="T2477">est la famille agissant directement par ses conseils ou indirectement par hérédité, qui les a fait partir. Quant à Bouteiller, n</text:span><text:span text:style-name="T2478">’</text:span><text:span text:style-name="T2479">est-il point vrai, au contraire, que, sans qu</text:span><text:span text:style-name="T2480">’</text:span><text:span text:style-name="T2481">il s</text:span><text:span text:style-name="T2482">’</text:span><text:span text:style-name="T2483">en doutât, il eût dû plutôt les enraciner par ces perpétuelles apologies du devoir dont il embellissait son cours ? Le devoir, en effet, d</text:span><text:span text:style-name="T2484">’</text:span><text:span text:style-name="T2485">après M. Barrès lui-même, est le seul sentiment qui ait abouti en Lorraine. Et il se trouve justement que Bouteiller ne parle que du devoir. Il agissait ainsi, pour ces Lorrains, dans le sens fédéraliste ; et, avec lui par sa bouche, l</text:span><text:span text:style-name="T2486">’</text:span><text:span text:style-name="T2487">Université. Lui et elle n</text:span><text:span text:style-name="T2488">’</text:span><text:span text:style-name="T2489">ont pas réussi parce que la famille fut plus f</text:span><text:span text:style-name="T2490">orte. Pour que la France se fédé</text:span><text:span text:style-name="T2491">ralise, la conclusion est donc qu</text:span><text:span text:style-name="T2492">’</text:span><text:span text:style-name="T2493">il importe surtout aux fédéralistes de transformer les idées qui, à la longue, et contrairement à ce que croit M. Barrès, sont devenues traditionnelles, bien plus que de<text:s/></text:span><text:soft-page-break/><text:span text:style-name="T2494">transformer l</text:span><text:span text:style-name="T2495">’</text:span><text:span text:style-name="T2496">enseignement universitaire sur ce point. L</text:span><text:span text:style-name="T2497">’</text:span><text:span text:style-name="T2498">enfant, comme</text:span><text:span text:style-name="T2499"><text:s/>le<text:s/></text:span><text:span text:style-name="T2500">montre M. Barrès dans les<text:s/></text:span><text:span text:style-name="title">Déracinés</text:span><text:span text:style-name="T2501">, apprend de ses professeurs ce qui lui assurera ses diplômes plutôt qu</text:span><text:span text:style-name="T2502">’</text:span><text:span text:style-name="T2503">il ne leur prend de quoi se guider dans la vie. Mais sa ligne de conduite, ce sont ses parents qui, même sans qu</text:span><text:span text:style-name="T2504">’</text:span><text:span text:style-name="T2505">ils s</text:span><text:span text:style-name="T2506">’</text:span><text:span text:style-name="T2507">en aperçoivent, la lui tracent, fût-il interne dans un lycée toute l</text:span><text:span text:style-name="T2508">’</text:span><text:span text:style-name="T2509">année. Les lettres, les visites et les deux mois de vacances conservent à la famille tout son pouvoir.</text:span></text:p>
      <text:p text:style-name="Corpsdetexte"><text:span text:style-name="T2510">En résumé, j</text:span><text:span text:style-name="T2511">’</text:span><text:span text:style-name="T2512">estime que le livre de M. Barrès ne doit gagner personne (de ceux qui réfléchissent) à la cause fédéraliste parce qu</text:span><text:span text:style-name="T2513">’</text:span><text:span text:style-name="T2514">il ne confirme aucune raison probante en ce sens. En tant que roman à thèse, ce roman est donc manqué. J</text:span><text:span text:style-name="T2515">’</text:span><text:span text:style-name="T2516">ajoute qu</text:span><text:span text:style-name="T2517">’</text:span><text:span text:style-name="T2518">il l</text:span><text:span text:style-name="T2519">’</text:span><text:span text:style-name="T2520">est encore en tant que roman en général. Les<text:s/></text:span><text:span text:style-name="title">Déracinés</text:span><text:span text:style-name="T2521"><text:s/></text:span><text:span text:style-name="T2522">sont mal construits, embarrassés qu</text:span><text:span text:style-name="T2523">’</text:span><text:span text:style-name="T2524">ils sont de hors-d</text:span><text:span text:style-name="T2525">’</text:span><text:span text:style-name="T2526">œuvre, fort intéressants, il est vrai, mais inutiles et nuisibles à la vivacité de l</text:span><text:span text:style-name="T2527">’</text:span><text:span text:style-name="T2528">action : tels le récit d</text:span><text:span text:style-name="T2529">’</text:span><text:span text:style-name="T2530">Astiné Aravian, le chapitre sur la France dissociée et décérébrée, la vie de Napoléon, professeur d</text:span><text:span text:style-name="T2531">’</text:span><text:span text:style-name="T2532">énergies, la description d</text:span><text:span text:style-name="T2533">’</text:span><text:span text:style-name="T2534">un grand journaliste<text:s/></text:span><text:span text:style-name="pb">[p.<text:s/></text:span><text:span text:style-name="pb">51</text:span><text:span text:style-name="pb">]<text:s/></text:span><text:span text:style-name="T2535">parlementaire, et même cette admirable visite de Taine qui, déjà, est devenue classique, comme aussi ces merveilleuses funérailles de Victor Hugo.</text:span></text:p>
      <text:p text:style-name="Corpsdetexte"><text:span text:style-name="T2536">Et pourtant, malgré ces<text:s/></text:span><text:span text:style-name="T2537">énormes</text:span><text:span text:style-name="T2538"><text:s/>défauts dont le moindre suffirait à détruire une œuvre, le livre de M. </text:span>Barrès<text:s/><text:span text:style-name="T2539">est d</text:span><text:span text:style-name="T2540">’</text:span><text:span text:style-name="T2541">une exceptionnelle beauté, II est un formidable soufflet donné<text:s/></text:span>à<text:s/><text:span text:style-name="T2542">nos institutions et<text:s/></text:span>à<text:s/><text:span text:style-name="T2543">nos mœurs liquéfiées en pourriture. Les politiciens, les journalistes, les banquiers,<text:s/></text:span>les<text:s/><text:span text:style-name="T2544">universitaires y sont enterrés dans leurs ordures de façon<text:s/></text:span>à<text:s/><text:span text:style-name="T2545">réjouir le cœur de tous ceux qui désirent l</text:span><text:span text:style-name="T2546">’</text:span><text:span text:style-name="T2547">assainissement de notre pays. Et comme ces quatre ordres de gens créent l</text:span><text:span text:style-name="T2548">’</text:span><text:span text:style-name="T2549">opinion publique et l</text:span><text:span text:style-name="T2550">’</text:span><text:span text:style-name="T2551">entretiennent, il n</text:span><text:span text:style-name="T2552">’</text:span><text:span text:style-name="T2553">est point étonnant que M. Barrès ait été vilipendé par la plupart des revues et des journaux, à cause de ces pages où il fustigeait de main de maître ceux de qui ces mêmes revues et journaux tirent leur vie et leurs moyens d</text:span><text:span text:style-name="T2554">’</text:span><text:span text:style-name="T2555">existence. Mais les indépendants se doivent de<text:s/></text:span><text:span text:style-name="T2556">l</text:span><text:span text:style-name="T2557">’</text:span><text:span text:style-name="T2558">applaudir et de l</text:span><text:span text:style-name="T2559">’</text:span><text:span text:style-name="T2560">encourager. Les<text:s/></text:span><text:span text:style-name="title">Déracinés</text:span><text:span text:style-name="T2561"><text:s/></text:span><text:span text:style-name="T2562">ne sont que la première partie d</text:span><text:span text:style-name="T2563">’</text:span><text:span text:style-name="T2564">une trilogie, trilogie sociale que j</text:span><text:span text:style-name="T2565">’</text:span><text:span text:style-name="T2566">ai montrée étroitement unie à la trilogie métaphysique antérieure. Toutes les qualités de M. Barrès s</text:span><text:span text:style-name="T2567">’</text:span><text:span text:style-name="T2568">y retrouvent, notamment<text:s/></text:span><text:span text:style-name="quote.c">« cette vive allure et ces élégants raccourcis »</text:span><text:span text:style-name="T2569"><text:s/>auxquels, dans son<text:s/></text:span><text:span text:style-name="title">Examen</text:span><text:span text:style-name="T2570">, il déclara se plaire et que toujours nous avons aimés chez lui. On peut n</text:span><text:span text:style-name="T2571">’</text:span><text:span text:style-name="T2572">admettre aucune de ses idées, mais on est obligé de reconnaître que son livre en déborde et que M. Barrès est au moins quelqu</text:span><text:span text:style-name="T2573">’</text:span><text:span text:style-name="T2574">un avec qui on ait du plaisir<text:s/></text:span>à<text:s/><text:span text:style-name="T2575">discuter. Il sait manier les idées générales et les présenter selon leurs formules les plus claires. Il abonde en aphorismes précieux et d</text:span><text:span text:style-name="T2576">’</text:span><text:span text:style-name="T2577">un tour imprévu qu</text:span><text:span text:style-name="T2578">’</text:span><text:span text:style-name="T2579">une ironie voilée parfois pimente. Je vois en lui un écrivain favorisé de tous les dons qui constituent l</text:span><text:span text:style-name="T2580">’</text:span><text:span text:style-name="T2581">esprit français. Je suis persuadé que la suite de sa trilogie ne démentira pas les<text:s/></text:span><text:span text:style-name="T2582">espérances que nous en avons, d</text:span><text:span text:style-name="T2583">’</text:span><text:span text:style-name="T2584">après ces<text:s/></text:span><text:span text:style-name="title">Déracinés</text:span><text:span text:style-name="T2585"><text:s/></text:span><text:span text:style-name="T2586">si puissants<text:s/></text:span><text:soft-page-break/><text:span text:style-name="T2587">de facture et si vrais d</text:span><text:span text:style-name="T2588">’</text:span><text:span text:style-name="T2589">observation. Mieux que l</text:span><text:span text:style-name="T2590">’</text:span><text:span text:style-name="T2591">œuvre de M. Zola, ces trois livres vont résumer la situation intellectuelle et morale de la France<text:s/></text:span>à<text:s/><text:span text:style-name="T2592">la fin du<text:s/></text:span><text:span text:style-name="T2593">xix</text:span><text:span text:style-name="T2594">e</text:span> <text:span text:style-name="T2595">siècle. Ils en stigmatiseront les turpitudes. Et, qui plus est, ils resteront comme le plus beau témoignage de l</text:span><text:span text:style-name="T2596">’</text:span><text:span text:style-name="T2597">indépendance de M. Barrès<text:s/></text:span>à<text:s/><text:span text:style-name="T2598">les écrire, et du courage qu</text:span><text:span text:style-name="T2599">’</text:span><text:span text:style-name="T2600">il<text:s/></text:span>a<text:s/><text:span text:style-name="T2601">eu de les écrire jusqu</text:span><text:span text:style-name="T2602">’</text:span><text:span text:style-name="T2603">au bout.</text:span></text:p>
      <text:p text:style-name="P2604">LOUIS DE SAINT-JACQUES.</text:p>
      <text:p text:style-name="postscript"><text:span text:style-name="T2605">P.-S.</text:span><text:span text:style-name="T2606"><text:s/>— </text:span><text:span text:style-name="T2607">Dans ma prochaine<text:s/></text:span>expertise<text:span text:style-name="T2608">,<text:s/></text:span><text:span text:style-name="T2609">quelques poè</text:span><text:span text:style-name="T2610">tes</text:span><text:span text:style-name="T2611">.</text:span></text:p>
      <text:h text:style-name="Titre1" text:outline-level="1"><text:bookmark-start text:name="bookmark22"/><text:bookmark-end text:name="bookmark22"/><text:span text:style-name="pb">[p.<text:s/></text:span><text:span text:style-name="pb">74</text:span><text:span text:style-name="pb">]<text:s/></text:span>Expertises<text:s/><text:span text:style-name="T2612">XXIII</text:span></text:h>
      <text:p text:style-name="dateline">1<text:span text:style-name="T2613">er</text:span> février 1898.</text:p>
      <text:p text:style-name="argument"><text:span text:style-name="T2614">À</text:span><text:span text:style-name="T2615"><text:s/>propos de M. Stuart Merrill</text:span><text:span text:style-name="T2616">.</text:span><text:span text:style-name="T2617"><text:s/></text:span><text:span text:style-name="T2618">— </text:span><text:span text:style-name="T2619">Achille Maffre<text:s/></text:span><text:span text:style-name="T2620">de Baugé</text:span><text:span text:style-name="T2621"> </text:span><text:span text:style-name="T2622">:<text:s/></text:span><text:span text:style-name="title">Molière et le Régionalisme</text:span><text:span text:style-name="T2623"> ;<text:s/></text:span><text:span text:style-name="title">les Gants blanc</text:span><text:span text:style-name="title">s</text:span><text:span text:style-name="T2624">.<text:s/></text:span><text:span text:style-name="T2625">— </text:span><text:span text:style-name="title">Les Poèmes des Mois</text:span><text:span text:style-name="T2626">, par les poètes de<text:s/></text:span><text:span text:style-name="T2627">l</text:span><text:span text:style-name="T2628">’</text:span><text:span text:style-name="T2629">Effort</text:span><text:span text:style-name="T2630">. —</text:span><text:span text:style-name="T2631"> </text:span><text:span text:style-name="T2632">G. Vaudan</text:span><text:span text:style-name="T2633"> </text:span><text:span text:style-name="T2634">:</text:span><text:span text:style-name="T2635"><text:s/></text:span><text:span text:style-name="title">Sonnets d</text:span><text:span text:style-name="title">’</text:span><text:span text:style-name="title">Auvergne</text:span><text:span text:style-name="T2636">.</text:span><text:span text:style-name="T2637"><text:s/>— </text:span><text:span text:style-name="T2638">Paul Pin</text:span><text:span text:style-name="T2639">asseau</text:span><text:span text:style-name="T2640"> :<text:s/></text:span><text:span text:style-name="title">Tailles-d</text:span><text:span text:style-name="title">ouces</text:span><text:span text:style-name="T2641">. — </text:span><text:span text:style-name="T2642">Frédéric Berthold</text:span><text:span text:style-name="T2643"> :<text:s/></text:span><text:span text:style-name="title">Nos aïeux</text:span><text:span text:style-name="T2644">. — </text:span><text:span text:style-name="T2645">Ch.<text:s/></text:span><text:span text:style-name="T2646">de Saint-Cyr</text:span><text:span text:style-name="T2647"> </text:span><text:span text:style-name="T2648">:<text:s/></text:span><text:span text:style-name="title">les Frissons</text:span><text:span text:style-name="T2649">. — </text:span><text:span text:style-name="T2650">Jacques Turbin</text:span><text:span text:style-name="T2651"> :<text:s/></text:span><text:span text:style-name="title">Du fer</text:span><text:span text:style-name="T2652"><text:s/>— </text:span><text:span text:style-name="T2653">Achille Segard</text:span><text:span text:style-name="T2654"> :<text:s/></text:span><text:span text:style-name="title">le Départ à</text:span><text:span text:style-name="title"><text:s/></text:span><text:span text:style-name="title">l</text:span><text:span text:style-name="title">’</text:span><text:span text:style-name="title">aventure</text:span><text:span text:style-name="T2655">.</text:span></text:p>
      <text:p text:style-name="Corpsdetexte"><text:span text:style-name="T2656">On m</text:span><text:span text:style-name="T2657">’</text:span><text:span text:style-name="T2658">a reproché d</text:span><text:span text:style-name="T2659">’</text:span><text:span text:style-name="T2660">avoir été trop dur envers M. Stuart Merrill et de n</text:span><text:span text:style-name="T2661">’</text:span><text:span text:style-name="T2662">avoir pas mis en lumière les beaux côtés de son talent. Certes, les intentions de mes correspondants furent louables, puisqu</text:span><text:span text:style-name="T2663">’</text:span><text:span text:style-name="T2664">ils tenaient à me signaler l</text:span><text:span text:style-name="T2665">’</text:span><text:span text:style-name="T2666">injustice que, d</text:span><text:span text:style-name="T2667">’</text:span><text:span text:style-name="T2668">après eux, j</text:span><text:span text:style-name="T2669">’</text:span><text:span text:style-name="T2670">aurais commise. Mais je crains qu</text:span><text:span text:style-name="T2671">’</text:span><text:span text:style-name="T2672">ils ne m</text:span><text:span text:style-name="T2673">’</text:span><text:span text:style-name="T2674">aient pas compris et n</text:span><text:span text:style-name="T2675">’</text:span><text:span text:style-name="T2676">aient pas vu ce que j</text:span><text:span text:style-name="T2677">’</text:span><text:span text:style-name="T2678">ai voulu faire lorsque j</text:span><text:span text:style-name="T2679">’</text:span><text:span text:style-name="T2680">accolai, dans une même chronique, l</text:span><text:span text:style-name="T2681">’</text:span><text:span text:style-name="T2682">auteur des<text:s/></text:span><text:span text:style-name="title">Gammes</text:span><text:span text:style-name="T2683"><text:s/></text:span><text:span text:style-name="T2684">à l</text:span><text:span text:style-name="T2685">’</text:span><text:span text:style-name="T2686">auteur<text:s/></text:span><text:span text:style-name="T2687">d</text:span><text:span text:style-name="T2688">’</text:span><text:span text:style-name="title">É</text:span><text:span text:style-name="title">glé</text:span><text:span text:style-name="T2689">.</text:span><text:span text:style-name="T2690"><text:s/></text:span><text:span text:style-name="T2691">Ayant déjà parlé de M. Merrill, il<text:s/></text:span><text:span text:style-name="T2692">y a deux ans, je crois, pour le<text:s/></text:span><text:span text:style-name="T2693">féliciter de ce que j</text:span><text:span text:style-name="T2694">’</text:span><text:span text:style-name="T2695">aimais en ses poèmes, je n</text:span><text:span text:style-name="T2696">’</text:span><text:span text:style-name="T2697">avais pas à revenir, à propos de ces mêmes poèmes, sur ce que j</text:span><text:span text:style-name="T2698">’</text:span><text:span text:style-name="T2699">avais déjà dit. I</text:span><text:span text:style-name="T2700">l m</text:span><text:span text:style-name="T2701">’</text:span><text:span text:style-name="T2702">importait plutôt de compléter ces. notes anciennes et de montrer, après l</text:span><text:span text:style-name="T2703">’</text:span><text:span text:style-name="T2704">éloge, l</text:span><text:span text:style-name="T2705">’</text:span><text:span text:style-name="T2706">influence pernicieuse que le<text:s/></text:span><text:span text:style-name="T2707">symbolisme avait eue sur lui. J</text:span><text:span text:style-name="T2708">’</text:span><text:span text:style-name="T2709">avais, du<text:s/></text:span><text:span text:style-name="pb">[p.<text:s/></text:span><text:span text:style-name="pb">75</text:span><text:span text:style-name="pb">]<text:s/></text:span><text:span text:style-name="T2710">reste, pris le soin d</text:span><text:span text:style-name="T2711">’</text:span><text:span text:style-name="T2712">avertir que mes critiques à l</text:span><text:span text:style-name="T2713">’</text:span><text:span text:style-name="T2714">adresse de cette formule ne s</text:span><text:span text:style-name="T2715">’</text:span><text:span text:style-name="T2716">appliquaient pas toutes à M. Merrill, et j</text:span><text:span text:style-name="T2717">’</text:span><text:span text:style-name="T2718">avais incidemment rappelé les qualités qu</text:span><text:span text:style-name="T2719">’</text:span><text:span text:style-name="T2720">il a conservées malgré elle. On trouve que j</text:span><text:span text:style-name="T2721">’</text:span><text:span text:style-name="T2722">aurais dû insister davantage. Cela prouve bien que M. Merrill est, comme je l</text:span><text:span text:style-name="T2723">’</text:span><text:span text:style-name="T2724">écrivais, sympathique. J</text:span><text:span text:style-name="T2725">’</text:span><text:span text:style-name="T2726">en suis heureux pour lui. Mais je persiste à penser que, s</text:span><text:span text:style-name="T2727">’</text:span><text:span text:style-name="T2728">il réédite, ce n</text:span><text:span text:style-name="T2729">’</text:span><text:span text:style-name="T2730">est pas une raison nécessaire pour que je réédite à mon tour.</text:span></text:p>
      <text:p text:style-name="Corpsdetexte"><text:span text:style-name="T2731">Aujourd</text:span><text:span text:style-name="T2732">’</text:span><text:span text:style-name="T2733">hui voici encore des poètes, et je n</text:span><text:span text:style-name="T2734">’</text:span><text:span text:style-name="T2735">en suis pas fâché, s</text:span><text:span text:style-name="T2736">’</text:span><text:span text:style-name="T2737">ils sont intéressants. J</text:span><text:span text:style-name="T2738">’</text:span><text:span text:style-name="T2739">aperçois tout d</text:span><text:span text:style-name="T2740">’</text:span><text:span text:style-name="T2741">abord que M. Maffre de Baugé arrive bien à point, après M. Barrès : son discours sur<text:s/></text:span><text:span text:style-name="title">le Régionalisme</text:span><text:span text:style-name="T2742"><text:s/>est en quelque sorte un appendice des<text:s/></text:span><text:span text:style-name="title">D</text:span><text:span text:style-name="title">éracinés</text:span><text:span text:style-name="T2743">.</text:span><text:span text:style-name="T2744"><text:s/>Il s</text:span><text:span text:style-name="T2745">’</text:span><text:span text:style-name="T2746">y joint d</text:span><text:span text:style-name="T2747">’</text:span><text:span text:style-name="T2748">autant plus qu</text:span><text:span text:style-name="T2749">’</text:span><text:span text:style-name="T2750">il ne convainc pas davantage. Il persuade même moins, puisque M. Barrès s</text:span><text:span text:style-name="T2751">’</text:span><text:span text:style-name="T2752">efforce de nous donner quelques raisons du fédéralisme, tandis que<text:s/></text:span><text:span text:style-name="T2753">M. de </text:span><text:span text:style-name="T2754">Baugé se contente d</text:span><text:span text:style-name="T2755">’</text:span><text:span text:style-name="T2756">affirmer. D</text:span><text:span text:style-name="T2757">’</text:span><text:span text:style-name="T2758">après lui, les citadins se déforment, au contraire des campagnards chez qui les<text:s/></text:span><text:soft-page-break/><text:span text:style-name="T2759">passions se maintiennent intenses ; il faut établir<text:s/></text:span><text:span text:style-name="quote.c">«</text:span><text:span text:style-name="quote.c"> </text:span><text:span text:style-name="quote.c">le<text:s/></text:span><text:span text:style-name="quote.c">parallèle et mutuel enseignement des Français d</text:span><text:span text:style-name="quote.c">’</text:span><text:span text:style-name="quote.c">Oïl et d</text:span><text:span text:style-name="quote.c">’</text:span><text:span text:style-name="quote.c">Oc dans nos écoles »</text:span><text:span text:style-name="T2760"> ; les provinces veulent redevenir indépendantes, et notre devoir est de favoriser ce mouvement :<text:s/></text:span><text:span text:style-name="quote.c">« car c</text:span><text:span text:style-name="quote.c">’</text:span><text:span text:style-name="quote.c">est en devenant de plus en plus confessionnels de notre terre que nous trouverons</text:span><text:span text:style-name="quote.c"><text:s/>le<text:s/></text:span><text:span text:style-name="quote.c">sens et les ressorts de nos activités extensives : parentés ethniques, intérêts directs, héritages d</text:span><text:span text:style-name="quote.c">’</text:span><text:span text:style-name="quote.c">idées. Les héritages surtout, nul ne peut les répudier ;</text:span><text:span text:style-name="quote.c"><text:s/>ils composent notre idiosyncrasie,</text:span><text:span text:style-name="quote.c"><text:s/>que la durée, la douceur ou la violence des régimes ne pourrons jamais atténuer »</text:span><text:span text:style-name="T2761">.</text:span></text:p>
      <text:p text:style-name="Corpsdetexte">Il<text:s/><text:span text:style-name="T2762">sied de re</text:span><text:span text:style-name="T2763">ndre justice à M. Maffre de Baugé : les sentiments que son discours exprime sont bien les siens depuis longtemps ; et dans son recueil de poèmes,<text:s/></text:span><text:span text:style-name="title">les Gants blancs</text:span><text:span text:style-name="T2764">,</text:span><text:span text:style-name="T2765"><text:s/>il les manifestait déjà, comme le montre le Sirvente qu</text:span><text:span text:style-name="T2766">’</text:span><text:span text:style-name="T2767">il dédiait à Auguste Fourès. Sa poésie est l</text:span><text:span text:style-name="T2768">’</text:span><text:span text:style-name="T2769">exact reflet de son tempérament ardent de toutes les belles ardeurs : elle ne recule devant aucune exagération, devant aucun gongorisme. Puis elle est d</text:span><text:span text:style-name="T2770">’</text:span><text:span text:style-name="T2771">une allure si bon enfant, si franche, qu</text:span><text:span text:style-name="T2772">’</text:span><text:span text:style-name="T2773">on lui pardonne volontiers des erreurs de goût. L</text:span><text:span text:style-name="T2774">’</text:span><text:span text:style-name="T2775">avouerai-je, du reste, M. Maffre de Baugé ne parviendra jamais à être un poète, au sens de perfection que le mot sous-entend. Mais il possède cette imagination qui</text:span><text:span text:style-name="T2776"><text:s/>fait les orateurs populaires. À</text:span><text:span text:style-name="T2777"><text:s/>ses poèmes, je préfère donc son discours, et je suis persuadé que dans les réunions publiques il soulèvera toujours plus d</text:span><text:span text:style-name="T2778">’</text:span><text:span text:style-name="T2779">enthousiasme que dans les cénacles parnassiens, symbolistes ou naturistes, voire même indépendants.</text:span></text:p>
      <text:p text:style-name="Corpsdetexte"><text:span text:style-name="T2780">De ce même Midi de la France pour lequel<text:s/></text:span><text:span text:style-name="T2781">M. de </text:span><text:span text:style-name="T2782">Baugé combat contre le Nord, un joli almanach arrive qui est une œuvre de décentralisation. Les poètes de<text:s/></text:span>l’<text:span text:style-name="title">Effort</text:span><text:span text:style-name="T2783"><text:s/>s</text:span><text:span text:style-name="T2784">’</text:span><text:span text:style-name="T2785">y</text:span><text:span text:style-name="T2786"><text:s/>trouvent gentiment groupés pour célébrer<text:s/></text:span><text:span text:style-name="title">les Mois</text:span><text:span text:style-name="T2787"> </text:span><text:span text:style-name="T2788">;</text:span><text:span text:style-name="T2789"><text:s/></text:span><text:span text:style-name="T2790">à Toulouse on est ainsi, on ne craint pas de concurrencer l</text:span><text:span text:style-name="T2791">’</text:span><text:span text:style-name="T2792">a</text:span><text:span text:style-name="T2793">l</text:span><text:span text:style-name="T2794">manach que pendant deux ans édita le<text:s/></text:span><text:span text:style-name="title">Mercure</text:span><text:span text:style-name="T2795">.</text:span><text:span text:style-name="T2796"><text:s/>Mais si l</text:span><text:span text:style-name="T2797">’</text:span><text:span text:style-name="T2798">idée ne leur appartient pas de ce fait même qu</text:span><text:span text:style-name="T2799">’</text:span><text:span text:style-name="T2800">ils ont eu des prédécesseurs en ce genre, félicitons les jeunes gens de<text:s/></text:span><text:span text:style-name="T2801">l</text:span><text:span text:style-name="T2802">’</text:span><text:span text:style-name="title">Effort</text:span><text:span text:style-name="T2803"><text:s/>d</text:span><text:span text:style-name="T2804">’</text:span><text:span text:style-name="T2805">avoir su réaliser, avec leurs seuls talents, une plaquette harmonieuse, d</text:span><text:span text:style-name="T2806">’</text:span><text:span text:style-name="T2807">un format agréable et d</text:span><text:span text:style-name="T2808">’</text:span><text:span text:style-name="T2809">une impression très soignée. Elle s</text:span><text:span text:style-name="T2810">’</text:span><text:span text:style-name="T2811">ouvre sur un beau poème de Maurice Magre,<text:s/></text:span><text:span text:style-name="title">la Pauvreté</text:span><text:span text:style-name="T2812">, dont je donnerai quelques strophes, avec le regret de n</text:span><text:span text:style-name="T2813">’</text:span><text:span text:style-name="T2814">avoir pas assez de place pour citer les poèmes suivants : la Pauvreté parle :</text:span></text:p>
      <text:p text:style-name="P2815">Je sais qu’un vent amer courbe les fronts<text:s/>qui pensent</text:p>
      <text:p text:style-name="quote.l"><text:span text:style-name="T2816">Dans des chambres sans feu de rêveurs inconnus ;</text:span></text:p>
      <text:p text:style-name="quote.l"><text:span text:style-name="T2817">Ma chétive ombre tourne au tremblement des lampes</text:span><text:span text:style-name="T2818">…</text:span></text:p>
      <text:p text:style-name="quote.l"><text:span text:style-name="T2819">Ma face est sombre et belle au pied des grands murs nus</text:span><text:span text:style-name="T2820">…</text:span></text:p>
      <text:p text:style-name="quote.l">£</text:p>
      <text:p text:style-name="quote.l"><text:span text:style-name="T2821">Je dis : « Laisse ton c</text:span><text:span text:style-name="T2822">œur, comme un oiseau qui saigne,</text:span></text:p>
      <text:soft-page-break/>
      <text:p text:style-name="quote.l"><text:span text:style-name="T2823">Pauvre artiste invaincu, monter en vain au ciel.</text:span></text:p>
      <text:p text:style-name="P2824">Oublie l’or, les chansons, les bouches qui s’étreignent</text:p>
      <text:p text:style-name="P2825">Pour ajouter un rêve aux rêves éternels.</text:p>
      <text:p text:style-name="P2826">£</text:p>
      <text:p text:style-name="quote.l"><text:span text:style-name="T2827">Là-bas, les amoureux cheminent sous les chênes,</text:span></text:p>
      <text:p text:style-name="quote.l"><text:span text:style-name="T2828">Les fêtes de la vie chantent dans les maisons.</text:span></text:p>
      <text:p text:style-name="P2829">Demeure l’exilé des mansardes hautaines</text:p>
      <text:p text:style-name="quote.l"><text:span text:style-name="T2830">Où je viens t</text:span><text:span text:style-name="T2831">’</text:span><text:span text:style-name="T2832">enseigner le désir d</text:span><text:span text:style-name="T2833">’</text:span><text:span text:style-name="T2834">être bon.</text:span></text:p>
      <text:p text:style-name="quote.l">£</text:p>
      <text:p text:style-name="quote.l"><text:span text:style-name="T2835">Dors, chercheur d</text:span><text:span text:style-name="T2836">’</text:span><text:span text:style-name="T2837">idéal, la tête sur ma robe,</text:span></text:p>
      <text:p text:style-name="quote.l"><text:span text:style-name="T2838">Je suis la grave amie des justes et des forts :</text:span></text:p>
      <text:p text:style-name="P2839">Je mets le noir laurier au front des jeunes hommes</text:p>
      <text:p text:style-name="quote.l"><text:span text:style-name="T2840">Et le dernier baiser sur la bouche des morts</text:span><text:span text:style-name="T2841">…</text:span></text:p>
      <text:p text:style-name="Corpsdetexte"><text:span text:style-name="T2842">M. Maurice Magre a le don du Lyrisme, et il est sage de rester à Toulouse : le ciel du Midi fera de lui un très grand poète, au lieu que celui du Nord le rendrait à jamais grelottant. Il est de ceux qui ne doivent point se déraciner.</text:span></text:p>
      <text:p text:style-name="Corpsdetexte"><text:span text:style-name="T2843">Par contre, je crois qu</text:span><text:span text:style-name="T2844">’</text:span><text:span text:style-name="T2845">à d</text:span><text:span text:style-name="T2846">’</text:span><text:span text:style-name="T2847">autres poètes la transplantation conviendrait, en ce sens que, transportés dans les cercles littéraires de Paris, ils prendraient tout au moins l</text:span><text:span text:style-name="T2848">’</text:span><text:span text:style-name="T2849">horreur de la littérature et se résigneraient plus volontiers à revenir dans leurs terres semer du blé ou élever des bestiaux. Tout le monde y gagnerait :</text:span><text:span text:style-name="T2850"><text:s/>le<text:s/></text:span><text:span text:style-name="T2851">pays, par un accroissement de ses richesses foncières, l</text:span><text:span text:style-name="T2852">’</text:span><text:span text:style-name="T2853">Art par une diminution de mauvais livres. Pourquoi donc cette rage que le moindre poète de la moindre ville a « de se faire imprimer » ? Par exemple, M. </text:span><text:span text:style-name="T2854">G. </text:span><text:span text:style-name="T2855">Vaudan n</text:span><text:span text:style-name="T2856">’</text:span><text:span text:style-name="T2857">aurait-il pas</text:span><text:span text:style-name="T2858"><text:s/>pu<text:s/></text:span><text:span text:style-name="T2859">laisser manuscrits<text:s/></text:span><text:span text:style-name="T2860">ses</text:span><text:s/><text:span text:style-name="title">Sonnets d</text:span><text:span text:style-name="title">’</text:span><text:span text:style-name="title">Auvergne</text:span><text:span text:style-name="T2861"> ?</text:span><text:span text:style-name="T2862"><text:s/></text:span><text:span text:style-name="T2863">Je sais qu</text:span><text:span text:style-name="T2864">’</text:span><text:span text:style-name="T2865">il<text:s/></text:span><text:span text:style-name="T2866">l</text:span><text:span text:style-name="T2867">es publie sans prétention aucune, mais cela n</text:span><text:span text:style-name="T2868">’</text:span><text:span text:style-name="T2869">est pas une raison suffisante. Et quand il dit<text:s/></text:span><text:span text:style-name="title">Au lecteur</text:span><text:span text:style-name="T2870"> </text:span><text:span text:style-name="T2871">:</text:span></text:p>
      <text:p text:style-name="quote.l"><text:span text:style-name="T2872">Je t</text:span><text:span text:style-name="T2873">’</text:span><text:span text:style-name="T2874">offre, ces vers, sans façon ;</text:span></text:p>
      <text:p text:style-name="quote.l"><text:span text:style-name="T2875">Ils sont écrits sans élégance,</text:span></text:p>
      <text:p text:style-name="noindent"><text:span text:style-name="T2876">il me semble que le donataire serait en droit de lui répondre :</text:span><text:span text:style-name="T2877"><text:s/>Alors, pourquoi me les offrir</text:span><text:span text:style-name="T2878"> ?</text:span><text:span text:style-name="T2879"><text:s/>Il</text:span><text:span text:style-name="T2880"><text:s/>n</text:span><text:span text:style-name="T2881">’</text:span><text:span text:style-name="T2882">est permit d</text:span><text:span text:style-name="T2883">’</text:span><text:span text:style-name="T2884">ê</text:span><text:span text:style-name="T2885">tre sans façon qu</text:span><text:span text:style-name="T2886">’</text:span><text:span text:style-name="T2887">avec ses intimes. Mais un auteur ne sait pas d</text:span><text:span text:style-name="T2888">’</text:span><text:span text:style-name="T2889">avance quels seront ses lecteurs ; il conviens donc, lorsqu</text:span><text:span text:style-name="T2890">’</text:span><text:span text:style-name="T2891">il va à des inconnus, qu</text:span><text:span text:style-name="T2892">’</text:span><text:span text:style-name="T2893">il conserve des soucis d</text:span><text:span text:style-name="T2894">’</text:span><text:span text:style-name="T2895">élégance. Pour une première visite,</text:span><text:span text:style-name="T2896"><text:s/>le<text:s/></text:span><text:span text:style-name="T2897">débraillé est inadmissible. Après, cela dépend !</text:span><text:span text:style-name="T2898">…</text:span></text:p>
      <text:p text:style-name="Corpsdetexte"><text:span text:style-name="T2899">Néanmoins</text:span><text:span text:style-name="T2900"><text:s/></text:span><text:span text:style-name="T2901">j</text:span><text:span text:style-name="T2902">’</text:span><text:span text:style-name="T2903">aime fort que l</text:span><text:span text:style-name="T2904">’</text:span><text:span text:style-name="T2905">on ait assez de confiance</text:span><text:span text:style-name="T2906"><text:s/>en soi-même pour ne pas craindre de se présenter tout seul : cela revient à répéter ce que je disais, l</text:span><text:span text:style-name="T2907">’</text:span><text:span text:style-name="T2908">année dernière, contre les préfaces qu</text:span><text:span text:style-name="T2909">’</text:span><text:span text:style-name="T2910">un écrivain obtient de ses confrères. Ces derniers, évidemment, ne peuvent que<text:s/></text:span><text:soft-page-break/><text:span text:style-name="T2911">l</text:span><text:span text:style-name="T2912">’</text:span><text:span text:style-name="T2913">accabler d</text:span><text:span text:style-name="T2914">’</text:span><text:span text:style-name="T2915">éloges nécessités par leur bienveillance ou par leur amitié. Et comme il n</text:span><text:span text:style-name="T2916">’</text:span><text:span text:style-name="T2917">est pas d</text:span><text:span text:style-name="T2918">’</text:span><text:span text:style-name="T2919">ouvrage parfait, ces grâces presque toujours portent tort à l</text:span><text:span text:style-name="T2920">’</text:span><text:span text:style-name="T2921">écrivain :</text:span><text:span text:style-name="T2922"><text:s/>le pré</text:span><text:span text:style-name="T2923">facier annonçait de l</text:span><text:span text:style-name="T2924">’</text:span><text:span text:style-name="T2925">exquis, et trop souvent on ne rencontre que de l</text:span><text:span text:style-name="T2926">’</text:span><text:span text:style-name="T2927">ordinaire. P</text:span><text:span text:style-name="T2928">uis il est à remarquer que ces préfaces ont l</text:span><text:span text:style-name="T2929">’</text:span><text:span text:style-name="T2930">habitude de ressembler au bon cheveu qui flotterait sur une soupe : elles sont superflues et n</text:span><text:span text:style-name="T2931">’</text:span><text:span text:style-name="T2932">ont aucun rapport avec le livre, ce potage d</text:span><text:span text:style-name="T2933">’</text:span><text:span text:style-name="T2934">idées plus ou moins succulentes. Pour toutes ces raisons, les<text:s/></text:span><text:span text:style-name="title">Tailles-douces</text:span><text:span text:style-name="T2935"><text:s/></text:span><text:span text:style-name="T2936">de M. Paul Pinasseau ne perdraient rien à être allégées des pages de M. </text:span><text:span text:style-name="T2937">Mé</text:span><text:span text:style-name="T2938">riot qui les précèdent. Elles se suffisent d</text:span><text:span text:style-name="T2939">’</text:span><text:span text:style-name="T2940">autant plus que sur la couverture leur titre reçoit son explication.<text:s/></text:span><text:span text:style-name="T2941">Nous<text:s/></text:span><text:span text:style-name="T2942">y</text:span><text:span text:style-name="T2943"><text:s/></text:span><text:span text:style-name="T2944">voyons</text:span><text:span text:style-name="T2945"><text:s/>qu</text:span><text:span text:style-name="T2946">’</text:span><text:span text:style-name="T2947">elles se rapportent au « </text:span><text:span text:style-name="title">Théâtre</text:span><text:span text:style-name="T2948"><text:s/></text:span><text:span text:style-name="T2949">de François Coppée, de l</text:span><text:span text:style-name="T2950">’</text:span><text:span text:style-name="T2951">Académie française » ; qu</text:span><text:span text:style-name="T2952">’</text:span><text:span text:style-name="T2953">avons-nous alors besoin d</text:span><text:span text:style-name="T2954">’</text:span><text:span text:style-name="T2955">en savoir davantage ? Si nous sommes fanatiques du Théâtre de M. Coppée, avant même que nous les ayons lues, les poésies de</text:span><text:span text:style-name="T2956"><text:s/></text:span><text:span text:style-name="T2957">M. Pinasseau nous intéresseront ; si nous estimons M. Coppée médiocre dramaturge, nous n</text:span><text:span text:style-name="T2958">’</text:span><text:span text:style-name="T2959">aurons guère envie de les connaître, et de toutes les façons, nous ne nous arrêterons pas aux appréciations qu</text:span><text:span text:style-name="T2960">’</text:span><text:span text:style-name="T2961">en porte M. </text:span><text:span text:style-name="T2962">Henry Mé</text:span><text:span text:style-name="T2963">riot. M. Pinasseau admire l</text:span><text:span text:style-name="T2964">’</text:span><text:span text:style-name="T2965">œuvre théâtrale de M. Coppée et, patiemment, il a chanté les héros de ses drames en une suite de sonnets. L</text:span><text:span text:style-name="T2966">’</text:span><text:span text:style-name="T2967">idée est ingénieuse. Elle s</text:span><text:span text:style-name="T2968">’</text:span><text:span text:style-name="T2969">incarne en une plaquette très agréable à l</text:span><text:span text:style-name="T2970">’</text:span><text:span text:style-name="T2971">œil. Pour chacun des personnages, une note rappelle le comédien qui l</text:span><text:span text:style-name="T2972">’</text:span><text:span text:style-name="T2973">a créé. D</text:span><text:span text:style-name="T2974">’</text:span><text:span text:style-name="T2975">où, un attrait docu</text:span><text:span text:style-name="T2976">mentaire que je signale aux Cop</text:span><text:span text:style-name="T2977">péiste</text:span><text:span text:style-name="T2978">s. Nous avons tous notre grand homme. À</text:span><text:span text:style-name="T2979"><text:s/>ceux qui auraient choisi pour tel l</text:span><text:span text:style-name="T2980">’</text:span><text:span text:style-name="T2981">auteur des<text:s/></text:span><text:span text:style-name="title">Jacobites</text:span><text:span text:style-name="T2982">,</text:span><text:span text:style-name="T2983"><text:s/></text:span><text:span text:style-name="T2984">il importe qu</text:span><text:span text:style-name="T2985">’</text:span><text:span text:style-name="T2986">ils possèdent les<text:s/></text:span><text:span text:style-name="title">Tailles-douces</text:span><text:span text:style-name="T2987"><text:s/></text:span><text:span text:style-name="T2988">de M. Pinasseau : elles en sont le curieux commentaire.</text:span></text:p>
      <text:p text:style-name="Corpsdetexte"><text:span text:style-name="T2989">Quant à<text:s/></text:span><text:span text:style-name="title">Nos Aïeux</text:span><text:span text:style-name="T2990">, de M. Frédéric Berthold, ils plairaient plutôt aux paléontologues, ces poésies nous reculant aux origines du monde et de l</text:span><text:span text:style-name="T2991">’</text:span><text:span text:style-name="T2992">humanité. L</text:span><text:span text:style-name="T2993">’</text:span><text:span text:style-name="T2994">homme des cavernes, l</text:span><text:span text:style-name="T2995">es peuplades lacustres, les anciennes tribus gauloises, les druides, inspirent notre poète, tout au moins dans la première partie de sa brochure. Mais s</text:span><text:span text:style-name="T2996">’</text:span><text:span text:style-name="T2997">il me fallait choisir, sans hés</text:span><text:span text:style-name="T2998">iter je préférerais la seconde,</text:span><text:span text:style-name="T2999"><text:s/>plus moderne ; l</text:span><text:span text:style-name="T3000">’</text:span><text:span text:style-name="T3001">âge de la pierre polie est, pour moi, périmé, j</text:span><text:span text:style-name="T3002">’</text:span><text:span text:style-name="T3003">igno</text:span><text:span text:style-name="T3004">re si les primitives chasses à l</text:span><text:span text:style-name="T3005">’</text:span><text:span text:style-name="T3006">ours se passaient comme M. Berthold nous les raconte, et il m</text:span><text:span text:style-name="T3007">’</text:span><text:span text:style-name="T3008">est actuellement plus fraternel quand il me décrit le<text:s/></text:span><text:span text:style-name="title">Crépuscule à Venise</text:span><text:span text:style-name="T3009"> ;</text:span><text:span text:style-name="T3010"><text:s/></text:span><text:span text:style-name="T3011">je me dis que sa rêverie dans cette ville<text:s/></text:span><text:span text:style-name="pb">[p.<text:s/></text:span><text:span text:style-name="pb">76</text:span><text:span text:style-name="pb">]<text:s/></text:span><text:span text:style-name="T3012">nostalgique a plus de chances d</text:span><text:span text:style-name="T3013">’</text:span><text:span text:style-name="T3014">être sincère et d</text:span><text:span text:style-name="T3015">’</text:span><text:span text:style-name="T3016">avoir été vécue que sa reconstitution de l</text:span><text:span text:style-name="T3017">’</text:span><text:span text:style-name="T3018">époque quaternaire. M. Berthold, du reste, ne connaît pas encore très bien</text:span><text:span text:style-name="T3019"><text:s/>toutes les ressources de son art</text:span><text:span text:style-name="T3020">. Et si je l</text:span><text:span text:style-name="T3021">’</text:span><text:span text:style-name="T3022">aime d</text:span><text:span text:style-name="T3023">’</text:span><text:span text:style-name="T3024">aimer Venise à l</text:span><text:span text:style-name="T3025">’</text:span><text:span text:style-name="T3026">heure incertaine du jour qui meurt</text:span></text:p>
      <text:p text:style-name="quote.l"><text:span text:style-name="T3027">Lorsque, la caressant de ses baisers amers,</text:span></text:p>
      <text:p text:style-name="quote.l"><text:span text:style-name="T3028">L</text:span><text:span text:style-name="T3029">’</text:span><text:span text:style-name="T3030">âpre vent de la nuit surgit soudain des mers,</text:span></text:p>
      <text:soft-page-break/>
      <text:p text:style-name="noindent"><text:span text:style-name="T3031">Si je lui donne raison quand il dit à la délaissée :</text:span></text:p>
      <text:p text:style-name="quote.l"><text:span text:style-name="T3032">Toi qui régnais jadis sur l</text:span><text:span text:style-name="T3033">’</text:span><text:span text:style-name="T3034">antique Italie,</text:span></text:p>
      <text:p text:style-name="quote.l"><text:span text:style-name="T3035">Le soleil ne sied plus à ta mélancolie,</text:span></text:p>
      <text:p text:style-name="quote.l"><text:span text:style-name="T3036">Ton ancienne splendeur est au fond d</text:span><text:span text:style-name="T3037">’</text:span><text:span text:style-name="T3038">un cercueil,</text:span></text:p>
      <text:p text:style-name="P3039">Et la gondole même est couverte de deuil.</text:p>
      <text:p text:style-name="noindent"><text:span text:style-name="T3040">Je le blâme, au contraire, d</text:span><text:span text:style-name="T3041">’</text:span><text:span text:style-name="T3042">avoir écrit</text:span><text:span text:style-name="T3043"> :</text:span></text:p>
      <text:p text:style-name="quote.l"><text:span text:style-name="T3044">Azur, divin azur, je te dédie une ode,</text:span></text:p>
      <text:p text:style-name="quote.l"><text:span text:style-name="T3045">Laisse-moi te chanter sur mon luth de rhapsode,</text:span></text:p>
      <text:p text:style-name="quote.l"><text:span text:style-name="T3046">Azur, divin azur, je te dédie une ode.</text:span></text:p>
      <text:p text:style-name="Corpsdetexte"><text:span text:style-name="T3047">Il y a là une phraséologie fâcheuse qui empêche l</text:span><text:span text:style-name="T3048">’</text:span><text:span text:style-name="T3049">émotion d</text:span><text:span text:style-name="T3050">e s</text:span><text:span text:style-name="T3051">’</text:span><text:span text:style-name="T3052">exprimer.</text:span></text:p>
      <text:p text:style-name="Corpsdetexte"><text:span text:style-name="T3053">L</text:span><text:span text:style-name="T3054">’</text:span><text:span text:style-name="T3055">émotion s</text:span><text:span text:style-name="T3056">’</text:span><text:span text:style-name="T3057">exprimera d</text:span><text:span text:style-name="T3058">’</text:span><text:span text:style-name="T3059">autant mieux que l</text:span><text:span text:style-name="T3060">’</text:span><text:span text:style-name="T3061">on aura choisi, pour la rendre, les mots qui, par leur sens, représentent le mieux les éléments qui la composent. Il y a là tout un travail, délicat à l</text:span><text:span text:style-name="T3062">’</text:span><text:span text:style-name="T3063">extrême, qui exige du poète une profonde expérience et les ressources indispensables d</text:span><text:span text:style-name="T3064">’</text:span><text:span text:style-name="T3065">une subtile analyse, en plus de ces secrets de technique que l</text:span><text:span text:style-name="T3066">’</text:span><text:span text:style-name="T3067">on apprend dans les prosodies. Un jeune homme a donc des chances sérieuses de débuter dans les lettres par des poèmes de qualité inférieure, bien qu</text:span><text:span text:style-name="T3068">’</text:span><text:span text:style-name="T3069">il soit à l</text:span><text:span text:style-name="T3070">’</text:span><text:span text:style-name="T3071">âge où, d</text:span><text:span text:style-name="T3072">’</text:span><text:span text:style-name="T3073">ordinaire, l</text:span><text:span text:style-name="T3074">’</text:span><text:span text:style-name="T3075">on ressent le plus vivement. Ses sensations seront intenses, mais, faute de savoir les analyser, à cause de l</text:span><text:span text:style-name="T3076">’</text:span><text:span text:style-name="T3077">inexpérience qu</text:span><text:span text:style-name="T3078">’</text:span><text:span text:style-name="T3079">il tient de sa jeunesse même, il ignorera le moyen de les reconstituer par les mots, il se trompera ou commettra des fautes de goût. Cette loi, fatale en quelque sorte, à de rares exceptions près, M. Charles de Saint-Cyr n</text:span><text:span text:style-name="T3080">’</text:span><text:span text:style-name="T3081">a pu, comme tant d</text:span><text:span text:style-name="T3082">’</text:span><text:span text:style-name="T3083">autres, s</text:span><text:span text:style-name="T3084">’</text:span><text:span text:style-name="T3085">y soustraire, et malgré une bonne volonté indéniable, illuminée d</text:span><text:span text:style-name="T3086">’</text:span><text:span text:style-name="T3087">éclairs de talent, il nous choque, dans ses<text:s/></text:span><text:span text:style-name="title">Frissons</text:span><text:span text:style-name="T3088">,</text:span><text:span text:style-name="T3089"><text:s/></text:span><text:span text:style-name="T3090">par des maladresses étranges et d</text:span><text:span text:style-name="T3091">e trop nombreuses gaucheries. Il<text:s/></text:span><text:span text:style-name="T3092">a beau nous prévenir :</text:span></text:p>
      <text:p text:style-name="P3093">Les pensers longs-voilés que mes vers vont chantant</text:p>
      <text:p text:style-name="quote.l"><text:span text:style-name="T3094">Paraîtront à beaucoup des pensers de mystère.</text:span></text:p>
      <text:p text:style-name="Corpsdetexte"><text:span text:style-name="T3095">Il<text:s/></text:span><text:span text:style-name="T3096">a beau ajouter :</text:span></text:p>
      <text:p text:style-name="quote.l"><text:span text:style-name="T3097">Mais moi je resterai seul dans ma solitude,</text:span></text:p>
      <text:p text:style-name="quote.l"><text:span text:style-name="T3098">Nul n</text:span><text:span text:style-name="T3099">’</text:span><text:span text:style-name="T3100">escaladera le roc de mon dédain,</text:span></text:p>
      <text:p text:style-name="quote.l"><text:span text:style-name="T3101">Et, fier d</text:span><text:span text:style-name="T3102">’</text:span><text:span text:style-name="T3103">être incompris, je me ris de</text:span><text:span text:style-name="T3104"><text:s/>le<text:s/></text:span><text:span text:style-name="T3105">dire</text:span><text:span text:style-name="T3106">…</text:span></text:p>
      <text:p text:style-name="noindent"><text:span text:style-name="T3107">cette attitude se rapproche trop de celle qu</text:span><text:span text:style-name="T3108">’</text:span><text:span text:style-name="T3109">a arborée M. Mallarmé sous le prétexte fallacieux<text:s/></text:span><text:soft-page-break/><text:span text:style-name="T3110">de nous imposer ses ténèbres, pour que, au nom du simple bon sens, je ne proteste pas contre elle. Il est facile de dédaigner, il suffit de nous abandonner à la vanité qui nous pousse. Mais sait-on<text:s/></text:span><text:span text:style-name="T3111">qui</text:span><text:span text:style-name="T3112"><text:s/></text:span><text:span text:style-name="T3113">l</text:span><text:span text:style-name="T3114">’</text:span><text:span text:style-name="T3115">on dédaigne, et si on en a le<text:s/></text:span><text:span text:style-name="T3116">droit</text:span><text:span text:style-name="T3117"> ?</text:span><text:span text:style-name="T3118"><text:s/></text:span><text:span text:style-name="T3119">Il faudrait, pour cela, être sûr de la bêtise des autres et ne point douter de son propre génie ; et qui osera se targuer d</text:span><text:span text:style-name="T3120">’</text:span><text:span text:style-name="T3121">une telle clairvoyance. Souvent l</text:span><text:span text:style-name="T3122">’</text:span><text:span text:style-name="T3123">on se cuirasse de dédain, faute d</text:span><text:span text:style-name="T3124">’</text:span><text:span text:style-name="T3125">une arme meilleure. Certains croient par cette affectation éviter de répondre ou de se justifier. D</text:span><text:span text:style-name="T3126">’</text:span><text:span text:style-name="T3127">eux-mêmes, ils se proclament supérieurs à leurs juges, pour n</text:span><text:span text:style-name="T3128">’</text:span><text:span text:style-name="T3129">avoir pas à accepter leur sentenc</text:span><text:span text:style-name="T3130">e, et ce serait un ingénieux sub</text:span><text:span text:style-name="T3131">terfuge, si l</text:span><text:span text:style-name="T3132">’</text:span><text:span text:style-name="T3133">on ne commençait enfin à sourire de ce jeu un peu trop démodé. C</text:span><text:span text:style-name="T3134">’</text:span><text:span text:style-name="T3135">est pourquoi, malgré son dédain, j</text:span><text:span text:style-name="T3136">’</text:span><text:span text:style-name="T3137">expertiserai<text:s/></text:span><text:span text:style-name="T3138">M. de </text:span><text:span text:style-name="T3139">Saint-Cyr. Ses<text:s/></text:span><text:span text:style-name="title">Frissons</text:span><text:span text:style-name="T3140"><text:s/></text:span><text:span text:style-name="T3141">forment une œuvre bizarrement disparate où des prières se heurtent à des cris de doute, se mêlent à des sonnets sur le Mexique, où l</text:span><text:span text:style-name="T3142">’</text:span><text:span text:style-name="T3143">amour divin fait place aux tendresses humaines, où des récits historiques succèdent à des élans d</text:span><text:span text:style-name="T3144">’</text:span><text:span text:style-name="T3145">âme, où tout est</text:span><text:span text:style-name="T3146"><text:s/>mélangé d</text:span><text:span text:style-name="T3147">’</text:span><text:span text:style-name="T3148">une manière déconcertante. Le vers est classique, amorphe, ou disloqué à la Verlaine. Ici des mièvreries entortillées, là des accents énergiques. On trouve<text:s/></text:span><text:span text:style-name="T3149">M. de </text:span><text:span text:style-name="T3150">Saint-Cyr insupportable, quand il écrit :</text:span></text:p>
      <text:p text:style-name="P3151">Je voudrais de tout moi faire comme un bouquet</text:p>
      <text:p text:style-name="P3152">Dont monterait vers toi le caresseur parfum</text:p>
      <text:p text:style-name="quote.l"><text:span text:style-name="T3153">En effluves d</text:span><text:span text:style-name="T3154">’</text:span><text:span text:style-name="T3155">amour,<text:s/></text:span><text:span text:style-name="T3156">lesquelles</text:span><text:s/><text:span text:style-name="T3157">cœur ancien</text:span></text:p>
      <text:p text:style-name="quote.l"><text:span text:style-name="T3158">Ne put ceindre jamais en aimant corselet :</text:span></text:p>
      <text:p text:style-name="noindent"><text:span text:style-name="T3159">ou quand il chante :</text:span></text:p>
      <text:p text:style-name="quote.l"><text:span text:style-name="T3160">Si pure, Marie.</text:span></text:p>
      <text:p text:style-name="quote.l"><text:span text:style-name="T3161">Magdalène en pleurs</text:span><text:span text:style-name="T3162">…</text:span></text:p>
      <text:p text:style-name="quote.l"><text:span text:style-name="T3163">Le cœur plein de fleurs,</text:span></text:p>
      <text:p text:style-name="P3164">Croyante, Ève prie.</text:p>
      <text:p text:style-name="P3165">£</text:p>
      <text:p text:style-name="P3166">La grivèlerie</text:p>
      <text:p text:style-name="P3167">Des marchands hâbleurs</text:p>
      <text:p text:style-name="P3168">Entre deux voleurs</text:p>
      <text:p text:style-name="quote.l"><text:span text:style-name="T3169">Met l</text:span><text:span text:style-name="T3170">’</text:span><text:span text:style-name="T3171">âme chérie.</text:span></text:p>
      <text:p text:style-name="Corpsdetexte"><text:span text:style-name="T3172">Mais on le loue quand il se décide à sonner des sonnets aussi charmants que celui-ci :</text:span></text:p>
      <text:p text:style-name="quote.l"><text:span text:style-name="T3173">Les yeux baissés, parmi Florence entière en fête,</text:span></text:p>
      <text:p text:style-name="quote.l"><text:span text:style-name="T3174">Il marche sourd aux cris : « Durante Alighieri,</text:span></text:p>
      <text:p text:style-name="P3175">Vois<text:s/>le<text:s/>bonheur de tous, car nos condottieri</text:p>
      <text:soft-page-break/>
      <text:p text:style-name="quote.l"><text:span text:style-name="T3176">É</text:span><text:span text:style-name="T3177">crivent aujourd</text:span><text:span text:style-name="T3178">’</text:span><text:span text:style-name="T3179">hui que la victoire est prête. »</text:span></text:p>
      <text:p text:style-name="quote.l">£</text:p>
      <text:p text:style-name="P3180">Mais lui n’écoute pas ;<text:s/>et dans son cœur meurtri</text:p>
      <text:p text:style-name="P3181">Rien ne s’éveille plus au bruit de la conquête.</text:p>
      <text:p text:style-name="quote.l"><text:span text:style-name="T3182">Oublieux de ses jours de lutte et de tempête,</text:span></text:p>
      <text:p text:style-name="P3183">Il songe en larmes que Béatrice a péri.</text:p>
      <text:p text:style-name="P3184">£</text:p>
      <text:p text:style-name="P3185">Tout un passé d’enfance et de jeunesse tendre</text:p>
      <text:p text:style-name="quote.l"><text:span text:style-name="T3186">Pleure en sa mémoire ; et, ravivant sa douleur,</text:span></text:p>
      <text:p text:style-name="quote.l"><text:span text:style-name="T3187">Il retient son souffle et ses sanglots pour l</text:span><text:span text:style-name="T3188">’</text:span><text:span text:style-name="T3189">entendre.</text:span></text:p>
      <text:p text:style-name="quote.l">£</text:p>
      <text:p text:style-name="quote.l"><text:span text:style-name="T3190">« </text:span><text:span text:style-name="T3191">Du jour de Mai lointain, où</text:span><text:span text:style-name="T3192">, telle qu</text:span><text:span text:style-name="T3193">’</text:span><text:span text:style-name="T3194">une fleur,</text:span></text:p>
      <text:p text:style-name="quote.l"><text:span text:style-name="T3195">Tu m</text:span><text:span text:style-name="T3196">’</text:span><text:span text:style-name="T3197">apparus, au ciel, t</text:span><text:span text:style-name="T3198">’</text:span><text:span text:style-name="T3199">en souvient-il encor ?</text:span></text:p>
      <text:p text:style-name="quote.l"><text:span text:style-name="T3200">Dis-moi, t</text:span><text:span text:style-name="T3201">’</text:span><text:span text:style-name="T3202">en souvient-il de notre heureuse aurore ? »</text:span></text:p>
      <text:p text:style-name="Corpsdetexte"><text:span text:style-name="T3203">En somme, cela est vrai de tous les recueils de poèmes, il y a dans les<text:s/></text:span><text:span text:style-name="title">Frissons</text:span><text:span text:style-name="T3204"><text:s/></text:span><text:span text:style-name="T3205">à prendre et à laisser ; tout n</text:span><text:span text:style-name="T3206">’</text:span><text:span text:style-name="T3207">y est pas bon et tout n</text:span><text:span text:style-name="T3208">’</text:span><text:span text:style-name="T3209">y est pas mauvais. Mais pourquoi en avoir imprimé le texte en caractères microscopiques ? Je n</text:span><text:span text:style-name="T3210">’</text:span><text:span text:style-name="T3211">oublierai pas la fatigue que ma vue en a subie. Aussi, quel soulagement ensuite de parcourir le livre de M. </text:span><text:span text:style-name="T3212">Jacques Turbin !</text:span><text:span text:style-name="T3213"><text:s/></text:span><text:span text:style-name="title">Du Fer</text:span><text:span text:style-name="T3214"><text:s/></text:span><text:span text:style-name="T3215">se lit sans aucune peine, grâce à son<text:s/></text:span><text:span text:style-name="T3216">œil</text:span><text:span text:style-name="T3217"><text:s/></text:span><text:span text:style-name="T3218">qui convient aux nôtres ! Pour le texte même, je ferai des réserves, étant donnés les sujets traités. M. Turbin chante ses regrets de l</text:span><text:span text:style-name="T3219">’</text:span><text:span text:style-name="T3220">Alsace-Lorraine, sa haine de l</text:span><text:span text:style-name="T3221">’</text:span><text:span text:style-name="T3222">Allemand, son espoir de la revanche. Il célèbre l</text:span><text:span text:style-name="T3223">’</text:span><text:span text:style-name="T3224">alliance internationale des travailleurs contre les exploiteurs et les capitalistes. Il fraternise avec les communards de 1870 et les libertaires de nos jours. Il raille le catholicisme et mange du<text:s/></text:span><text:span text:style-name="T3225">curé. Il tonne contre le Moyen-Â</text:span><text:span text:style-name="T3226">ge. Tous les lieux communs des réunions populaires y passent, ave</text:span><text:span text:style-name="T3227">c ces vagues idées de liberté, d</text:span><text:span text:style-name="T3228">’</text:span><text:span text:style-name="T3229">égalité</text:span><text:span text:style-name="T3230"><text:s/>et de fraternité dont la classe ouvrière se leurre pour le plus grand profit des meneurs genre Jaurès. M. Turbin n</text:span><text:span text:style-name="T3231">’</text:span><text:span text:style-name="T3232">est pas un meneur et je suis sûr qu</text:span><text:span text:style-name="T3233">’</text:span><text:span text:style-name="T3234">il est sincère. Mais s</text:span><text:span text:style-name="T3235">’</text:span><text:span text:style-name="T3236">il plaît par sa foi enthousiaste, son<text:s/></text:span><text:span text:style-name="T3237">éloquence</text:span><text:span text:style-name="T3238"><text:s/>et sa mâle vigueur, il m</text:span><text:span text:style-name="T3239">’</text:span><text:span text:style-name="T3240">est impossible pourtant<text:s/></text:span><text:span text:style-name="T3241">d</text:span><text:span text:style-name="T3242">e l</text:span><text:span text:style-name="T3243">’</text:span><text:span text:style-name="T3244">applaudir : ses pensées ne sont point assez les miennes. Je n</text:span><text:span text:style-name="T3245">’</text:span><text:span text:style-name="T3246">admets chez lui que son désir d</text:span><text:span text:style-name="T3247">’</text:span><text:span text:style-name="T3248">un monde meilleur, parce que le monde deviendrait meilleur si, comme lui, tout le monde en avait le désir. Mais que dire de ces strophes<text:s/></text:span><text:span text:style-name="T3249">à</text:span><text:span text:style-name="T3250"><text:s/>la Déroulède :</text:span></text:p>
      <text:p text:style-name="P3251">La pensée indignée</text:p>
      <text:p text:style-name="P3252">N’admet pas un moment</text:p>
      <text:p text:style-name="P3253">La France résignée</text:p>
      <text:p text:style-name="P3254">À<text:s/>l’amoindrissement.</text:p>
      <text:soft-page-break/>
      <text:p text:style-name="P3255">£</text:p>
      <text:p text:style-name="P3256">La France, — mais, c’est l’arche</text:p>
      <text:p text:style-name="P3257">Sainte du genre humain !</text:p>
      <text:p text:style-name="P3258">C’est le génie en marche</text:p>
      <text:p text:style-name="quote.l"><text:span text:style-name="T3259">Vers l</text:span><text:span text:style-name="T3260">’</text:span><text:span text:style-name="T3261">éternel demain, etc., etc</text:span><text:span text:style-name="T3262">.</text:span></text:p>
      <text:p text:style-name="Corpsdetexte"><text:span text:style-name="T3263">Je lui préfère cette fin d</text:span><text:span text:style-name="T3264">’</text:span><text:span text:style-name="T3265">un poème sur le<text:s/></text:span><text:span text:style-name="title">Rire des Philistins</text:span><text:span text:style-name="T3266"> :</text:span></text:p>
      <text:p text:style-name="quote.l"><text:span text:style-name="T3267">…</text:span><text:span text:style-name="T3268"><text:s/></text:span><text:span text:style-name="T3269">On entendit un jour des hommes dire :</text:span></text:p>
      <text:p text:style-name="quote.l"><text:span text:style-name="T3270">« </text:span><text:span text:style-name="T3271">Faites venir Samson pour qu</text:span><text:span text:style-name="T3272">’</text:span><text:span text:style-name="T3273">il nous fasse rir</text:span><text:span text:style-name="T3274">e.</text:span> <text:span text:style-name="T3275">»</text:span></text:p>
      <text:p text:style-name="quote.l"><text:span text:style-name="T3276">Et quand l</text:span><text:span text:style-name="T3277">’</text:span><text:span text:style-name="T3278">aveugle fut dans la salle,<text:s/></text:span><text:span text:style-name="T3279">il jouait</text:span></text:p>
      <text:p text:style-name="quote.l"><text:span text:style-name="T3280">Devant eux</text:span><text:span text:style-name="T3281">, et le rire éclatant secouait</text:span></text:p>
      <text:p text:style-name="quote.l"><text:span text:style-name="T3282">Leur gorge, et résonnait dans la haute demeure.</text:span></text:p>
      <text:p text:style-name="quote.l"><text:span text:style-name="T3283">Ils étaient là trois mille assemblés : « </text:span><text:span text:style-name="T3284">Que je meure</text:span></text:p>
      <text:p text:style-name="quote.l"><text:span text:style-name="T3285">Avec les Philistins !</text:span> <text:span text:style-name="T3286">» dit tout à coup Samson,</text:span></text:p>
      <text:p text:style-name="P3287">Étreignant les piliers qui portaient la maison.</text:p>
      <text:p text:style-name="quote.l"><text:span text:style-name="T3288">—</text:span><text:span text:style-name="T3289"> </text:span><text:span text:style-name="T3290">Et, rassemblant d</text:span><text:span text:style-name="T3291">’</text:span><text:span text:style-name="T3292">un jet sa force recouvrée,</text:span></text:p>
      <text:p text:style-name="quote.l"><text:span text:style-name="T3293">Il fi</text:span><text:span text:style-name="T3294">t crouler le toit sur la race abhorrée.</text:span></text:p>
      <text:p text:style-name="Corpsdetexte"><text:span text:style-name="T3295">Ainsi que le montre ce fragment, entre tous ses prédécesseurs en poésie, M. Turbin a dû surtout étudier Victor Hugo. Combien il serait utile à beaucoup d</text:span><text:span text:style-name="T3296">’</text:span><text:span text:style-name="T3297">autres<text:s/></text:span><text:span text:style-name="pb">[p.<text:s/></text:span><text:span text:style-name="pb">77</text:span><text:span text:style-name="pb">]<text:s/></text:span><text:span text:style-name="T3298">d</text:span><text:span text:style-name="T3299">’</text:span><text:span text:style-name="T3300">en faire autant ! Nous aurions peut-être moins de fabricants de vers libres. Mais d</text:span><text:span text:style-name="T3301">’</text:span><text:span text:style-name="T3302">incontestables avantages couvriraient ce léger inconvénient.</text:span></text:p>
      <text:p text:style-name="Corpsdetexte"><text:span text:style-name="T3303">Bien entendu, on peut être poète sans être, pour cela, obligé de recopier la<text:s/></text:span><text:span text:style-name="title">Légende des Siècles</text:span><text:span text:style-name="T3304">.</text:span><text:span text:style-name="T3305"><text:s/></text:span><text:span text:style-name="T3306">On risque même beaucoup plus de l</text:span><text:span text:style-name="T3307">’</text:span><text:span text:style-name="T3308">être en n</text:span><text:span text:style-name="T3309">’</text:span><text:span text:style-name="T3310">imitant per</text:span><text:span text:style-name="T3311">sonne, selon la méthode de M. Se</text:span><text:span text:style-name="T3312">gard, dans<text:s/></text:span><text:span text:style-name="title">le Départ à l</text:span><text:span text:style-name="title">’</text:span><text:span text:style-name="title">Aven</text:span><text:span text:style-name="title">ture</text:span><text:span text:style-name="T3313">.</text:span><text:span text:style-name="T3314"><text:s/></text:span><text:span text:style-name="T3315">M. Segard, dont nous connaissions déjà les<text:s/></text:span><text:span text:style-name="title">Hymnes profanes</text:span><text:span text:style-name="T3316">, me paraît être en grand progrès. Sa nature sentimentale et douce, affermie maintenant, n</text:span><text:span text:style-name="T3317">’</text:span><text:span text:style-name="T3318">a plus besoin de personne. Par sa tournure d</text:span><text:span text:style-name="T3319">’</text:span><text:span text:style-name="T3320">esprit classique, son goût de l</text:span><text:span text:style-name="T3321">’</text:span><text:span text:style-name="T3322">ordre, sa mélancolie tendre et passionnée à la lois, il est le frère d</text:span><text:span text:style-name="T3323">’</text:span><text:span text:style-name="T3324">Albert Samain, frère plus frêle, il est vrai, que cet aîné prestigieux, frère à un degré lointain, si l</text:span><text:span text:style-name="T3325">’</text:span><text:span text:style-name="T3326">on me permet cette expression, en apparence seulement, déconcertante ; mais frère malgré toutes les dissemblances, au point que des poésies telles que cette<text:s/></text:span><text:span text:style-name="title">Villa Borghèse</text:span><text:span text:style-name="T3327">, du<text:s/></text:span><text:span text:style-name="title">Départ à l</text:span><text:span text:style-name="title">’</text:span><text:span text:style-name="title">Aventure</text:span><text:span text:style-name="T3328">, semblent détachées du<text:s/></text:span><text:span text:style-name="title">Jardin de l</text:span><text:span text:style-name="title">’</text:span><text:span text:style-name="title">Infante</text:span><text:span text:style-name="T3329"> :</text:span></text:p>
      <text:p text:style-name="P3330">Mon Royaume est un parc silencieux et sombre</text:p>
      <text:p text:style-name="quote.l"><text:span text:style-name="T3331">Que le soleil d</text:span><text:span text:style-name="T3332">’</text:span><text:span text:style-name="T3333">octobre a déjà délaissé,</text:span></text:p>
      <text:p text:style-name="P3334">Mais où les vals flétris et les chemins pleins d’ombre</text:p>
      <text:soft-page-break/>
      <text:p text:style-name="quote.l"><text:span text:style-name="T3335">Brillent encor de l</text:span><text:span text:style-name="T3336">’</text:span><text:span text:style-name="T3337">or par l</text:span><text:span text:style-name="T3338">’</text:span><text:span text:style-name="T3339">automne amassé.</text:span></text:p>
      <text:p text:style-name="quote.l">£</text:p>
      <text:p text:style-name="P3340">Comme un<text:s/>souffle léger presque spirituel</text:p>
      <text:p text:style-name="quote.l"><text:span text:style-name="T3341">Se déroule aux lointains une spirale blonde,</text:span></text:p>
      <text:p text:style-name="P3342">Et c’est l’heure<text:s/>discrète et confuse où le ciel</text:p>
      <text:p text:style-name="quote.l"><text:span text:style-name="T3343">Est d</text:span><text:span text:style-name="T3344">’</text:span><text:span text:style-name="T3345">une transparence indécise et profonde ;</text:span></text:p>
      <text:p text:style-name="quote.l">£</text:p>
      <text:p text:style-name="quote.l"><text:span text:style-name="T3346">Voici le calme pur de l</text:span><text:span text:style-name="T3347">’</text:span><text:span text:style-name="T3348">arrière-saison.</text:span></text:p>
      <text:p text:style-name="quote.l"><text:span text:style-name="T3349">Le soir donne aux objets sa douceur attendrie.</text:span></text:p>
      <text:p text:style-name="P3350">Et les pins,<text:s/>piliers nus aux cimes arrondies</text:p>
      <text:p text:style-name="quote.l"><text:span text:style-name="T3351">De leurs troncs jalonnés découpent l</text:span><text:span text:style-name="T3352">’</text:span><text:span text:style-name="T3353">horizon.</text:span></text:p>
      <text:p text:style-name="quote.l">£</text:p>
      <text:p text:style-name="quote.l"><text:span text:style-name="T3354">Un peu de rêve encor flotte dans les allées.</text:span></text:p>
      <text:p text:style-name="P3355">Des feuilles tournoyant tombent dans les bassins</text:p>
      <text:p text:style-name="P3356">Et sous les rayons blancs de la lune<text:s/>soudain</text:p>
      <text:p text:style-name="quote.l"><text:span text:style-name="T3357">Le parc semble pleurer ses roses en allées</text:span><text:span text:style-name="T3358">…</text:span></text:p>
      <text:p text:style-name="Corpsdetexte"><text:span text:style-name="T3359">M. Segard excelle, en ces tableautins, à fixer l</text:span><text:span text:style-name="T3360">’</text:span><text:span text:style-name="T3361">âme des paysages. Ils constituent, à mon avis, le meilleur de son livre, et c</text:span><text:span text:style-name="T3362">’</text:span><text:span text:style-name="T3363">est pourquoi j</text:span><text:span text:style-name="T3364">’</text:span><text:span text:style-name="T3365">en préfère les<text:s/></text:span><text:span text:style-name="title">Jardins abandonnés</text:span><text:span text:style-name="T3366"><text:s/></text:span><text:span text:style-name="T3367">et les<text:s/></text:span><text:span text:style-name="title">Heures de rêve</text:span><text:span text:style-name="T3368"><text:s/></text:span><text:span text:style-name="T3369">où il les a réunis, à tout le reste. Voici<text:s/></text:span><text:span text:style-name="title">Versailles</text:span><text:span text:style-name="T3370"> !</text:span></text:p>
      <text:p text:style-name="P3371">Dans le bois que le vent d’automne métallisé,</text:p>
      <text:p text:style-name="quote.l"><text:span text:style-name="T3372">Le jour qui va mourir se teinte d</text:span><text:span text:style-name="T3373">’</text:span><text:span text:style-name="T3374">or pâli,</text:span></text:p>
      <text:p text:style-name="quote.l"><text:span text:style-name="T3375">Et le lac se recueille en un songe d</text:span><text:span text:style-name="T3376">’</text:span><text:span text:style-name="T3377">oubli,</text:span></text:p>
      <text:p text:style-name="quote.l"><text:span text:style-name="T3378">Où</text:span><text:span text:style-name="T3379"><text:s/>le ciel obscurci déjà s</text:span><text:span text:style-name="T3380">’</text:span><text:span text:style-name="T3381">immobilise.</text:span></text:p>
      <text:p text:style-name="quote.l">£</text:p>
      <text:p text:style-name="P3382">Les marbres que le soir flottant<text:s/>idéalise</text:p>
      <text:p text:style-name="quote.l"><text:span text:style-name="T3383">Mirent dans les bassins leur reflet affaibli,</text:span></text:p>
      <text:p text:style-name="P3384">Un peu de pourpre encore au couchant s’abolit</text:p>
      <text:p text:style-name="quote.l"><text:span text:style-name="T3385">Et le brouillard d</text:span><text:span text:style-name="T3386">’</text:span><text:span text:style-name="T3387">encens se spiritualise.</text:span></text:p>
      <text:p text:style-name="quote.l">£</text:p>
      <text:p text:style-name="quote.l"><text:span text:style-name="T3388">Mon âme en ce décor imprécis et charmant,</text:span></text:p>
      <text:p text:style-name="P3389">Se revêt<text:s/>de blancheur et passe gravement</text:p>
      <text:p text:style-name="quote.l"><text:span text:style-name="T3390">En écoutant pleurer des musiques lointaines.</text:span></text:p>
      <text:p text:style-name="quote.l">£</text:p>
      <text:p text:style-name="quote.l"><text:span text:style-name="T3391">Et, ses pas la menant aux sources de l</text:span><text:span text:style-name="T3392">’</text:span><text:span text:style-name="T3393">étang,</text:span></text:p>
      <text:p text:style-name="quote.l"><text:span text:style-name="T3394">Anxieuse d</text:span><text:span text:style-name="T3395">’</text:span><text:span text:style-name="T3396">espoir chimérique, elle attend</text:span></text:p>
      <text:soft-page-break/>
      <text:p text:style-name="quote.l"><text:span text:style-name="T3397">Que sa sœur transparaisse aux vasques des fontaines.</text:span></text:p>
      <text:p text:style-name="Corpsdetexte"><text:span text:style-name="T3398">Et, pour finir, que direz-vous de cet antique ravi au<text:s/></text:span><text:span text:style-name="title">Musée du Capitole</text:span><text:span text:style-name="T3399"> </text:span><text:span text:style-name="T3400">?</text:span></text:p>
      <text:p text:style-name="P3401">Belle petite morte au squelette exigu</text:p>
      <text:p text:style-name="quote.l"><text:span text:style-name="T3402">Qui sans doute mourus au début de ton âge,</text:span></text:p>
      <text:p text:style-name="P3403">Tes jeunes os<text:s/>couchés dans ce beau sarcophage</text:p>
      <text:p text:style-name="quote.l"><text:span text:style-name="T3404">Gardent le geste encor d</text:span><text:span text:style-name="T3405">’</text:span><text:span text:style-name="T3406">un sommeil ingénu.</text:span></text:p>
      <text:p text:style-name="quote.l">£</text:p>
      <text:p text:style-name="P3407">Nul de ceux qui t’aimaient, hélas ! n’avait prévu</text:p>
      <text:p text:style-name="quote.l"><text:span text:style-name="T3408">De tes restes charmants le profane étalage,</text:span></text:p>
      <text:p text:style-name="quote.l"><text:span text:style-name="T3409">Et pour parer un peu ton suprême voyage,</text:span></text:p>
      <text:p text:style-name="quote.l"><text:span text:style-name="T3410">Près de toi</text:span><text:span text:style-name="T3411">, dans la tombe, ils avaient maintenu</text:span></text:p>
      <text:p text:style-name="quote.l">£</text:p>
      <text:p text:style-name="quote.l"><text:span text:style-name="T3412">Cette rose dont l</text:span><text:span text:style-name="T3413">’</text:span><text:span text:style-name="T3414">or est presque de la cendre,</text:span></text:p>
      <text:p text:style-name="quote.l"><text:span text:style-name="T3415">Cet anneau qui peut-être était un gage tendre,</text:span></text:p>
      <text:p text:style-name="quote.l"><text:span text:style-name="T3416">Cette poupé</text:span><text:span text:style-name="T3417">e et ces menus objets d</text:span><text:span text:style-name="T3418">’</text:span><text:span text:style-name="T3419">enfant.</text:span></text:p>
      <text:p text:style-name="quote.l">£</text:p>
      <text:p text:style-name="quote.l"><text:span text:style-name="T3420">Petite, il est encor quelques âmes pieuses,</text:span></text:p>
      <text:p text:style-name="P3421">Ton ombre peut dormir, je lui fais lentement</text:p>
      <text:p text:style-name="quote.l"><text:span text:style-name="T3422">Une libation de larmes amoureuses.</text:span></text:p>
      <text:p text:style-name="Corpsdetexte"><text:span text:style-name="T3423">Que M. Segard nous donne encore d</text:span><text:span text:style-name="T3424">’</text:span><text:span text:style-name="T3425">autres poèmes d</text:span><text:span text:style-name="T3426">’</text:span><text:span text:style-name="T3427">un sentiment aussi pénétrant, et la sympathie que l</text:span><text:span text:style-name="T3428">’</text:span><text:span text:style-name="T3429">on a déjà pour lui ne fera que s</text:span><text:span text:style-name="T3430">’</text:span><text:span text:style-name="T3431">accroître. Les<text:s/></text:span><text:span text:style-name="title">Hymnes profanes</text:span><text:span text:style-name="T3432"><text:s/></text:span><text:span text:style-name="T3433">n</text:span><text:span text:style-name="T3434">’</text:span><text:span text:style-name="T3435">étaient qu</text:span><text:span text:style-name="T3436">’</text:span><text:span text:style-name="T3437">une promesse. Mais le<text:s/></text:span><text:span text:style-name="title">Départ à l</text:span><text:span text:style-name="title">’</text:span><text:span text:style-name="title">Aventure</text:span><text:span text:style-name="T3438"><text:s/></text:span><text:span text:style-name="T3439">est presque une réalisation. Si tout n</text:span><text:span text:style-name="T3440">’</text:span><text:span text:style-name="T3441">y est pas parfait, rien pourtant n</text:span><text:span text:style-name="T3442">’</text:span><text:span text:style-name="T3443">y est banal. Est-il beaucoup de poètes, je le demande, qui, dès leur second livre, obtiennent un résultat pareil ?</text:span></text:p>
      <text:p text:style-name="P3444">LOUIS DE SAINT-JACQUES.</text:p>
      <text:p text:style-name="postscript"><text:span text:style-name="T3445">P.-S.</text:span><text:span text:style-name="T3446"><text:s/></text:span><text:span text:style-name="T3447">Dans ma prochaine<text:s/></text:span>expertise<text:span text:style-name="T3448">, des œuvres en</text:span><text:span text:style-name="T3449"><text:s/>p</text:span><text:span text:style-name="T3450">rose de MM. Ado</text:span><text:span text:style-name="T3451">lphe Retté, Victor Mauroy, Max L</text:span><text:span text:style-name="T3452">yan, Joseph L</text:span><text:span text:style-name="T3453">’</text:span><text:span text:style-name="T3454">Hôpital, Paul Lafond, Paul André et Demeure de Beaumont.</text:span></text:p>
      <text:h text:style-name="Titre1" text:outline-level="1"><text:bookmark-start text:name="bookmark29"/><text:bookmark-start text:name="bookmark32"/><text:bookmark-start text:name="bookmark35"/><text:bookmark-end text:name="bookmark29"/><text:bookmark-end text:name="bookmark32"/><text:bookmark-end text:name="bookmark35"/><text:span text:style-name="pb">[p.<text:s/></text:span><text:span text:style-name="pb">109</text:span><text:span text:style-name="pb">]<text:s/></text:span>Expertises<text:s/><text:span text:style-name="T3455">XXIV</text:span></text:h>
      <text:p text:style-name="dateline">15 février 1898.</text:p>
      <text:p text:style-name="argument"><text:span text:style-name="T3456">Victor Mauroy</text:span><text:span text:style-name="T3457"> :<text:s/></text:span><text:span text:style-name="title">l</text:span><text:span text:style-name="title">e Fils de Dieu</text:span><text:span text:style-name="T3458">.</text:span><text:s/>— <text:span text:style-name="T3459">Paul Lafond</text:span><text:span text:style-name="T3460"> :<text:s/></text:span><text:span text:style-name="title">Alfred de Vigny en Béarn</text:span><text:span text:style-name="T3461">. — </text:span><text:span text:style-name="T3462">A. Demeure de Beaumont</text:span><text:span text:style-name="T3463"> </text:span><text:span text:style-name="T3464">:<text:s/></text:span><text:span text:style-name="title">l</text:span><text:span text:style-name="title">’</text:span><text:span text:style-name="title">Affiche belge</text:span><text:span text:style-name="T3465">. — </text:span><text:span text:style-name="T3466">Paul André</text:span><text:span text:style-name="T3467"> :<text:s/></text:span><text:span text:style-name="title">l</text:span><text:span text:style-name="title">’</text:span><text:span text:style-name="title">Habit d</text:span><text:span text:style-name="title">’</text:span><text:span text:style-name="title">Arlequin</text:span><text:span text:style-name="T3468">.</text:span><text:s/>—<text:soft-page-break/> <text:span text:style-name="T3469">Max Lyan</text:span><text:span text:style-name="T3470"> :<text:s/></text:span><text:span text:style-name="title">Cœur d</text:span><text:span text:style-name="title">’</text:span><text:span text:style-name="title">enfant</text:span><text:span text:style-name="T3471">.</text:span><text:s/>— <text:span text:style-name="T3472">Joseph L</text:span><text:span text:style-name="T3473">’</text:span><text:span text:style-name="T3474">H</text:span><text:span text:style-name="T3475">ôpital</text:span><text:span text:style-name="T3476"> :<text:s/></text:span><text:span text:style-name="title">Rêve d</text:span><text:span text:style-name="title">’</text:span><text:span text:style-name="title">enfants</text:span><text:span text:style-name="T3477">.</text:span><text:s/>— <text:span text:style-name="T3478">Adolphe Retté</text:span><text:span text:style-name="T3479"> :<text:s/></text:span><text:span text:style-name="title">Œuvres complètes</text:span><text:span text:style-name="T3480">, prose,<text:s/></text:span><text:span text:style-name="T3481">tome premier</text:span><text:span text:style-name="T3482">.</text:span></text:p>
      <text:p text:style-name="Corpsdetexte"><text:span text:style-name="T3483">Un peu mêlée, cette expertise. Mais qu</text:span><text:span text:style-name="T3484">’</text:span><text:span text:style-name="T3485">y faire ? Comme tous ces auteurs m</text:span><text:span text:style-name="T3486">’</text:span><text:span text:style-name="T3487">ont adressé leurs livres, il faut bien que j</text:span><text:span text:style-name="T3488">’</text:span><text:span text:style-name="T3489">en parle ; et je ne veux p</text:span><text:span text:style-name="T3490">as qu</text:span><text:span text:style-name="T3491">’</text:span><text:span text:style-name="T3492">aucun d</text:span><text:span text:style-name="T3493">’</text:span><text:span text:style-name="T3494">eux m</text:span><text:span text:style-name="T3495">’</text:span><text:span text:style-name="T3496">accuse de l</text:span><text:span text:style-name="T3497">’</text:span><text:span text:style-name="T3498">avoir mis méchamment de côté.</text:span></text:p>
      <text:p text:style-name="Corpsdetexte"><text:span text:style-name="T3499">À</text:span><text:span text:style-name="T3500"><text:s/>tout seigneur, tout honneur : je commencerai par Dieu. M. Victor Mauroy s</text:span><text:span text:style-name="T3501">’</text:span><text:span text:style-name="T3502">en occupe en la personne de Jésus-Christ, mais à un point de vue qui n</text:span><text:span text:style-name="T3503">’</text:span><text:span text:style-name="T3504">est pas précisément le catholique, puisqu</text:span><text:span text:style-name="T3505">’</text:span><text:span text:style-name="T3506">il vise à enlever au Fils de Dieu sa nature d</text:span><text:span text:style-name="T3507">’</text:span><text:span text:style-name="T3508">être tel. Ce titre, qui est aussi celui de son livre, lui paraît n</text:span><text:span text:style-name="T3509">’</text:span><text:span text:style-name="T3510">avoir qu</text:span><text:span text:style-name="T3511">’</text:span><text:span text:style-name="T3512">une valeur purement mythique, et c</text:span><text:span text:style-name="T3513">’</text:span><text:span text:style-name="T3514">est en s</text:span><text:span text:style-name="T3515">’</text:span><text:span text:style-name="T3516">appu</text:span><text:span text:style-name="T3517">yant sur les seuls Évangiles qu</text:span><text:span text:style-name="T3518">’</text:span><text:span text:style-name="T3519">il s</text:span><text:span text:style-name="T3520">’</text:span><text:span text:style-name="T3521">efforce d</text:span><text:span text:style-name="T3522">’</text:span><text:span text:style-name="T3523">en démontrer l</text:span><text:span text:style-name="T3524">’</text:span><text:span text:style-name="T3525">inanité. En 1896, M. Mauroy avait donné un premier volume,<text:s/></text:span><text:span text:style-name="title">Dieu et les Universaux</text:span><text:span text:style-name="T3526">, où il affirmait avoir été favorisé de révélations. Il s</text:span><text:span text:style-name="T3527">’</text:span><text:span text:style-name="T3528">y posait en fondateur d</text:span><text:span text:style-name="T3529">’</text:span><text:span text:style-name="T3530">une religion inédite, ou, du moins, il y énonçait une théorie, à lui particulière, de la divinité.<text:s/></text:span><text:span text:style-name="title">Le Fils de Dieu</text:span><text:span text:style-name="T3531">, son récent ouvrage, n</text:span><text:span text:style-name="T3532">’</text:span><text:span text:style-name="T3533">est qu</text:span><text:span text:style-name="T3534">’</text:span><text:span text:style-name="T3535">une suite de cet exposé qu</text:span><text:span text:style-name="T3536">’</text:span><text:span text:style-name="T3537">il complète et précise en une de ses partie</text:span><text:span text:style-name="T3538">s. Il y avance tout d</text:span><text:span text:style-name="T3539">’</text:span><text:span text:style-name="T3540">abord :<text:s/></text:span><text:span text:style-name="T3541">i</text:span><text:span text:style-name="T3542">o</text:span><text:span text:style-name="T3543"><text:s/>que Jésus-Christ n</text:span><text:span text:style-name="T3544">’</text:span><text:span text:style-name="T3545">est point le Fils unique de Dieu ;<text:s/></text:span><text:span text:style-name="T3546">2</text:span><text:span text:style-name="T3547">o</text:span><text:span text:style-name="T3548"><text:s/></text:span><text:span text:style-name="T3549">que Jésus-Christ n</text:span><text:span text:style-name="T3550">’</text:span><text:span text:style-name="T3551">est point le Fils unique de Marie ; 3</text:span><text:span text:style-name="T3552">o</text:span><text:span text:style-name="T3553"><text:s/>que la théodicée de l</text:span><text:span text:style-name="T3554">’</text:span><text:span text:style-name="T3555">É</text:span><text:span text:style-name="T3556">glise apostolique n</text:span><text:span text:style-name="T3557">’</text:span><text:span text:style-name="T3558">est pas le fait d</text:span><text:span text:style-name="T3559">’</text:span><text:span text:style-name="T3560">une Révélat</text:span><text:span text:style-name="T3561">ion spéciale et divine, et qu</text:span><text:span text:style-name="T3562">’</text:span><text:span text:style-name="T3563">elle est le fruit de tou</text:span><text:span text:style-name="T3564">te la philosophie humaine antérieure. Puis il appelle les Évangélistes à confirmer ces propositions, et il tire les conclusions<text:s/></text:span><text:span text:style-name="T3565">suivantes de leurs récits :<text:s/></text:span><text:span text:style-name="T3566">i</text:span><text:span text:style-name="T3567">o</text:span><text:span text:style-name="T3568"><text:s/>le témoignage des<text:s/></text:span><text:span text:style-name="pb">[p.<text:s/></text:span><text:span text:style-name="pb">110</text:span><text:span text:style-name="pb">]<text:s/></text:span><text:span text:style-name="T3569">apôtres est non recevable ;<text:s/></text:span><text:span text:style-name="T3570">2</text:span><text:span text:style-name="T3571">o</text:span><text:span text:style-name="T3572"><text:s/></text:span><text:span text:style-name="T3573">les miracles de Jésus ne sont ni</text:span><text:span text:style-name="T3574"><text:s/>incontestables ni probants ; 3</text:span><text:span text:style-name="T3575">o</text:span><text:span text:style-name="T3576"><text:s/>Joseph n</text:span><text:span text:style-name="T3577">’</text:span><text:span text:style-name="T3578">a point attesté la divinité de Jésus ; 4</text:span><text:span text:style-name="T3579">o</text:span><text:span text:style-name="T3580"><text:s/>non plus Marie ; 5</text:span><text:span text:style-name="T3581">o</text:span><text:span text:style-name="T3582"><text:s/>non</text:span><text:span text:style-name="T3583"><text:s/>plus Jésus-Christ lui-même ; 6</text:span><text:span text:style-name="T3584">o</text:span><text:span text:style-name="T3585"><text:s/>au regard de l</text:span><text:span text:style-name="T3586">’</text:span><text:span text:style-name="T3587">univers, de<text:s/></text:span><text:span text:style-name="T3588">l</text:span><text:span text:style-name="T3589">a science, et de la dignité de Dieu, ce</text:span><text:span text:style-name="T3590">tte légende est inadmissible. — </text:span><text:span text:style-name="T3591">Je crois sincèrement en la bonne foi de M. Mauroy. Néanmoins je ne puis dire qu</text:span><text:span text:style-name="T3592">’</text:span><text:span text:style-name="T3593">il m</text:span><text:span text:style-name="T3594">’</text:span><text:span text:style-name="T3595">ait en rien convaincu. Il<text:s/></text:span><text:span text:style-name="T3596">me semble, comme à M. l</text:span><text:span text:style-name="T3597">’</text:span><text:span text:style-name="T3598">abbé G. N., à q</text:span><text:span text:style-name="T3599">ui le livre est dédié, que M. Mauroy manque de connaissances théologiques. Et si je rends volontiers hommage à sa modération et à sa courtoisie, je suis pourtant obligé de dire que son exégèse ne satisfait pas et que je lui préfère celle de M. Fillon, un spécialiste des Évangiles. Le plus grand tort de M. Mauroy est de n</text:span><text:span text:style-name="T3600">’</text:span><text:span text:style-name="T3601">apporter en faveur de s</text:span><text:span text:style-name="T3602">a thèse que des arguments archi-</text:span><text:span text:style-name="T3603">usés et totalement démodés. Son<text:s/></text:span><text:span text:style-name="title">Fils de Dieu</text:span><text:span text:style-name="T3604"><text:s/></text:span><text:span text:style-name="T3605">me fait penser au<text:s/></text:span><text:span text:style-name="title">Citateur</text:span><text:span text:style-name="T3606"><text:s/></text:span><text:span text:style-name="T3607">de Pigault-</text:span><text:span text:style-name="T3608">Lebrun, avec le ton respectueux en plus et l</text:span><text:span text:style-name="T3609">’</text:span><text:span text:style-name="T3610">ordu</text:span><text:span text:style-name="T3611">re licencieuse en moins. La méth</text:span><text:span text:style-name="T3612">ode est à peu près la même et se borne à jouer sur les mots, en restreignant leurs s</text:span><text:span text:style-name="T3613">ens ou les élargissant au gré d</text:span><text:span text:style-name="T3614">’</text:span><text:span text:style-name="T3615">une fantaisie plutôt paradoxale. M. Mauroy croit, en procéd</text:span><text:span text:style-name="T3616">ant ainsi, ne rien ajouter aux É</text:span><text:span text:style-name="T3617">vangiles et s</text:span><text:span text:style-name="T3618">’</text:span><text:span text:style-name="T3619">en tenir honnêtement et purement à la lettre. Avec ce système on prétendrait tout aussi bien que M. Eiffel a travaillé tout seul et de ses propres mains au montage de sa tour, en commentant littéralement cette phrase :<text:s/></text:span><text:soft-page-break/><text:span text:style-name="T3620">« M. Eiffel a<text:s/></text:span><text:span text:style-name="T3621">construit</text:span><text:span text:style-name="T3622"><text:s/></text:span><text:span text:style-name="T3623">la tour de 300 mètres que l</text:span><text:span text:style-name="T3624">’</text:span><text:span text:style-name="T3625">on voit au Champ-de-</text:span><text:span text:style-name="T3626">Mars, à Paris ». J</text:span><text:span text:style-name="T3627">’</text:span><text:span text:style-name="T3628">aurais aimé trouver chez<text:s/></text:span><text:span text:style-name="T3629">M. </text:span><text:span text:style-name="T3630">Mauroy des arguments d</text:span><text:span text:style-name="T3631">’</text:span><text:span text:style-name="T3632">un autre genre. Cette étude qu</text:span><text:span text:style-name="T3633">’</text:span><text:span text:style-name="T3634">il a voulu faire sur<text:s/></text:span><text:span text:style-name="title">le Fils de Dieu</text:span><text:span text:style-name="T3635"><text:s/></text:span><text:span text:style-name="T3636">est trop superficielle pour qu</text:span><text:span text:style-name="T3637">’</text:span><text:span text:style-name="T3638">on puisse voir en elle quelque valeur documentaire. Les adversaires du catholici</text:span><text:span text:style-name="T3639">sme n</text:span><text:span text:style-name="T3640">’</text:span><text:span text:style-name="T3641">y découvriront pas grand-c</text:span><text:span text:style-name="T3642">hose à glaner. Les chrétiens, après l</text:span><text:span text:style-name="T3643">’</text:span><text:span text:style-name="T3644">avoir lue, ne perdront pas un atome de leur foi.</text:span></text:p>
      <text:p text:style-name="Corpsdetexte"><text:span text:style-name="T3645">M. Mauroy a donc manqué son but. Il aurait fallu que son livre fût très renseigné, et il ne l</text:span><text:span text:style-name="T3646">’</text:span><text:span text:style-name="T3647">est pas. Chez M. Paul Lafond, au contraire, dans son<text:s/></text:span><text:span text:style-name="title">Alfred de Vigny en Bé</text:span><text:span text:style-name="title">arn</text:span><text:span text:style-name="T3648">,<text:s/></text:span><text:span text:style-name="T3649">les renseignements abondent, et sa brochure satisfait les chercheurs de détails pittoresques et précis. La vie militaire de Vigny, son mariage, son attitude envers sa femme, sont expliqués en certains points. La physionomie du poète s</text:span><text:span text:style-name="T3650">’</text:span><text:span text:style-name="T3651">en dégagé. Des portraits et des dessins ajoutent à cette plaquette un curieux intérêt. Tout cela, besogne d</text:span><text:span text:style-name="T3652">’</text:span><text:span text:style-name="T3653">archiviste ou de bibliothécaire, sans doute ; c</text:span><text:span text:style-name="T3654">’</text:span><text:span text:style-name="T3655">est-à-dire notice traitée avec lourdeur et sans grande élégance. Mais qu</text:span><text:span text:style-name="T3656">’</text:span><text:span text:style-name="T3657">importe, vraiment ? M. Lafond veut surtout nous apporter des documents. Nous n</text:span><text:span text:style-name="T3658">’</text:span><text:span text:style-name="T3659">avons pas à exiger de lui davantage. Et, en l</text:span><text:span text:style-name="T3660">’</text:span><text:span text:style-name="T3661">espèce, les jeux de style auraient, du reste, été déplacés.</text:span></text:p>
      <text:p text:style-name="Corpsdetexte"><text:span text:style-name="T3662">Qu</text:span><text:span text:style-name="T3663">’</text:span><text:span text:style-name="T3664">un biographe soit exact, et tout le reste n</text:span><text:span text:style-name="T3665">’</text:span><text:span text:style-name="T3666">est qu</text:span><text:span text:style-name="T3667">’</text:span><text:span text:style-name="T3668">accessoire. S</text:span><text:span text:style-name="T3669">’</text:span><text:span text:style-name="T3670">il</text:span><text:span text:style-name="T3671"><text:s/>n</text:span><text:span text:style-name="T3672">’</text:span><text:span text:style-name="T3673">a pas ce « tout le reste », comme M. Lafond, le mal n</text:span><text:span text:style-name="T3674">’</text:span><text:span text:style-name="T3675">est pas énorme. Par contre, s</text:span><text:span text:style-name="T3676">’</text:span><text:span text:style-name="T3677">il le possède, comme M. Demeure de Beaumont, il y a lieu, sans contredit, de l</text:span><text:span text:style-name="T3678">’</text:span><text:span text:style-name="T3679">en féliciter. J</text:span><text:span text:style-name="T3680">’</text:span><text:span text:style-name="T3681">admire le courage qu</text:span><text:span text:style-name="T3682">’</text:span><text:span text:style-name="T3683">a eu<text:s/></text:span><text:span text:style-name="T3684">M. de </text:span><text:span text:style-name="T3685">Beaumont. Sans quitter Toulouse, il réussit à composer un livre qui n</text:span><text:span text:style-name="T3686">’</text:span><text:span text:style-name="T3687">a rien de toulousain. Mais que de peine il a dû prendre pour en rassembler les divers éléments ! Cet essai critique sur<text:s/></text:span><text:span text:style-name="T3688">l</text:span><text:span text:style-name="T3689">’</text:span><text:span text:style-name="title">Affiche belge</text:span><text:span text:style-name="T3690">,</text:span><text:span text:style-name="T3691"><text:s/></text:span><text:span text:style-name="T3692">suivi d</text:span><text:span text:style-name="T3693">’</text:span><text:span text:style-name="T3694">une biographie des artistes, orné de dessins originaux et accompagné d</text:span><text:span text:style-name="T3695">’</text:span><text:span text:style-name="T3696">un album, est parfait d</text:span><text:span text:style-name="T3697">’</text:span><text:span text:style-name="T3698">exécution. Ni trop de texte, ni trop peu ; de très nombreuses reproductions d</text:span><text:span text:style-name="T3699">’</text:span><text:span text:style-name="T3700">affiches, des portraits : voilà,</text:span><text:span text:style-name="T3701"><text:s/>pour le collectionneur,</text:span><text:span text:style-name="T3702"><text:s/>un ouvrage indispensable, bondé</text:span><text:span text:style-name="T3703"><text:s/>d</text:span><text:span text:style-name="T3704">’</text:span><text:span text:style-name="T3705">indications utiles, et très commode à feuilleter.<text:s/></text:span><text:span text:style-name="T3706">L</text:span><text:span text:style-name="T3707">’</text:span><text:span text:style-name="title">Affiche belge</text:span><text:span text:style-name="T3708"><text:s/></text:span><text:span text:style-name="T3709">sera suivie d</text:span><text:span text:style-name="T3710">’</text:span><text:span text:style-name="T3711">autres monographies de l</text:span><text:span text:style-name="T3712">’</text:span><text:span text:style-name="T3713">Affiche en Angleterre, en Amérique et ailleurs.</text:span><text:span text:style-name="T3714"><text:s/>Il</text:span><text:span text:style-name="T3715"><text:s/>y a là toute une mine<text:s/></text:span><text:span text:style-name="T3716">inépuisable, si riche que l</text:span><text:span text:style-name="T3717">’</text:span><text:span text:style-name="T3718">emb</text:span><text:span text:style-name="T3719">arras doit être de faire un choix au milieu de ces innombrables matériaux. Le commerce, en se développant, a<text:s/></text:span><text:span text:style-name="T3720">f</text:span><text:span text:style-name="T3721">ait naître la con</text:span><text:span text:style-name="T3722">currence ; la concurrence, la ré</text:span><text:span text:style-name="T3723">clame ;<text:s/></text:span><text:span text:style-name="T3724">l</text:span><text:span text:style-name="T3725">a réclame, l</text:span><text:span text:style-name="T3726">’</text:span><text:span text:style-name="T3727">affiche. D</text:span><text:span text:style-name="T3728">’</text:span><text:span text:style-name="T3729">imprimées qu</text:span><text:span text:style-name="T3730">’</text:span><text:span text:style-name="T3731">elles étaient tout d</text:span><text:span text:style-name="T3732">’</text:span><text:span text:style-name="T3733">abord, les affiches, à leur tour, se sont concurrencées entre elles. Actuellement, c</text:span><text:span text:style-name="T3734">’</text:span><text:span text:style-name="T3735">est l</text:span><text:span text:style-name="T3736">’</text:span><text:span text:style-name="T3737">affiche illustrée qui l</text:span><text:span text:style-name="T3738">’</text:span><text:span text:style-name="T3739">emporte sur ses rivales. Mais plus tard, ou même bientôt, ne fera-t-on pas mieux encore ? Je rêve de<text:s/></text:span><text:span text:style-name="T3740">statues dressées à la gloire d</text:span><text:span text:style-name="T3741">’</text:span><text:span text:style-name="T3742">un chocolat, d</text:span><text:span text:style-name="T3743">’</text:span><text:span text:style-name="T3744">un savon ou d</text:span><text:span text:style-name="T3745">’</text:span><text:span text:style-name="T3746">un sirop. Les jardins de nos villes s</text:span><text:span text:style-name="T3747">’</text:span><text:span text:style-name="T3748">embelliraient ainsi, à peu de frais pour les contribuables, de bronzes sévères ou de marbres radieux. Les industriels seraient nos Mécènes, et l</text:span><text:span text:style-name="T3749">’</text:span><text:span text:style-name="T3750">intérêt qu</text:span><text:span text:style-name="T3751">’</text:span><text:span text:style-name="T3752">ils y auraient ne nous empêcherait pas cependant de leur en être reconnaissants. Grâce à eux, déjà,<text:s/></text:span><text:soft-page-break/><text:span text:style-name="T3753">nous avons l</text:span><text:span text:style-name="T3754">’</text:span><text:span text:style-name="T3755">affiche illustrée, ce sourire de soleil dont s</text:span><text:span text:style-name="T3756">’</text:span><text:span text:style-name="T3757">illuminent nos murailles.<text:s/></text:span><text:span text:style-name="T3758">M. de </text:span><text:span text:style-name="T3759">Beaumont en dégage la philosophie, puis il l</text:span><text:span text:style-name="T3760">’</text:span><text:span text:style-name="T3761">étudie en Belgique. Il évite le pédantisme et la sécheresse des nomenclatures. Il nous montre que l</text:span><text:span text:style-name="T3762">’</text:span><text:span text:style-name="T3763">affiche belge tend à s</text:span><text:span text:style-name="T3764">’</text:span><text:span text:style-name="T3765">écarter de l</text:span><text:span text:style-name="T3766">’</text:span><text:span text:style-name="T3767">art japonais, à abandonner l</text:span><text:span text:style-name="T3768">’</text:span><text:span text:style-name="T3769">al</text:span><text:span text:style-name="T3770">légorie pour la représentation d</text:span><text:span text:style-name="T3771">e la vie courante et à traiter la femme, non<text:s/></text:span><text:span text:style-name="T3772">plus en poupée dé</text:span><text:span text:style-name="T3773">sarticulée, mais en être magnifique de santé et de simplicité. Enfin si on peut reprocher à l</text:span><text:span text:style-name="T3774">’</text:span><text:span text:style-name="T3775">affiche belge de n</text:span><text:span text:style-name="T3776">’</text:span><text:span text:style-name="T3777">être pas toujours originale, d</text:span><text:span text:style-name="T3778">’</text:span><text:span text:style-name="T3779">être pesante et terne, il nous donne la raison de ces maladresses en nous faisant remarquer que les artistes belges, pour la plupart, ne sont pas des professionnels de l</text:span><text:span text:style-name="T3780">’</text:span><text:span text:style-name="T3781">affiche, mais des affichiers d</text:span><text:span text:style-name="T3782">’</text:span><text:span text:style-name="T3783">occasion. D</text:span><text:span text:style-name="T3784">’</text:span><text:span text:style-name="T3785">où il suit qu</text:span><text:span text:style-name="T3786">’</text:span><text:span text:style-name="T3787">ils ne possède</text:span><text:span text:style-name="T3788">nt pas une technique suffisante.</text:span><text:span text:style-name="T3789"><text:s/>Toutes ces choses sont gentiment dites.<text:s/></text:span><text:span text:style-name="T3790">M. de </text:span><text:span text:style-name="T3791">Beaumont préfère se taire plutôt que de trop blâmer. Tout à la joie de regarder, il n</text:span><text:span text:style-name="T3792">’</text:span><text:span text:style-name="T3793">a pas le temps de formuler des reproches. Sa phrase est alerte comme il convient.<text:s/></text:span><text:span text:style-name="T3794">Il<text:s/></text:span><text:span text:style-name="T3795">ne s</text:span><text:span text:style-name="T3796">’</text:span><text:span text:style-name="T3797">arrête que rarement, et c</text:span><text:span text:style-name="T3798">’</text:span><text:span text:style-name="T3799">est pour prendre de nécessaires vues d</text:span><text:span text:style-name="T3800">’</text:span><text:span text:style-name="T3801">ensemble. Ainsi, ce joli croquis de la femme dans l</text:span><text:span text:style-name="T3802">’</text:span><text:span text:style-name="T3803">affiche française où elle règne en souveraine maîtresse pour le plus grand bonheur de nos yeux :<text:s/></text:span><text:span text:style-name="quote.c">« Mystique et sen</text:span><text:span text:style-name="quote.c">timentale ave Grasset, vicieuse<text:s/></text:span><text:span text:style-name="quote.c">avec Willette et Lautrec, (le vice jeune et encore vibrant chez Willette, le vice vieilli et fatigué chez Lautrec), ce n</text:span><text:span text:style-name="quote.c">’</text:span><text:span text:style-name="quote.c">est plus avec Chéret qu</text:span><text:span text:style-name="quote.c">’</text:span><text:span text:style-name="quote.c">un sexe en mouvement, sorte de poupée mécanique répétant</text:span><text:span text:style-name="quote.c">, sans comprendre, des gestes d</text:span><text:span text:style-name="quote.c">’</text:span><text:span text:style-name="quote.c">hérédité ; petit être malfaisant, désagréable, capricieux, fantasque, importun, hypocrite qui, au lieu de</text:span><text:span text:style-name="quote.c"><text:s/>visage, a une frimousse comme l</text:span><text:span text:style-name="quote.c">es singes ou un minois comme les chats, et qui, n</text:span><text:span text:style-name="quote.c">’</text:span><text:span text:style-name="quote.c">ayant pas de corps, se console en se disant toute nerfs. La tête est petite, les bras menus et tout juste assez grands pour enlacer ; les mains se ferment volontiers pour saisir ; mais les jambes démesurées révèlent les courses nocturnes, et ainsi se vérifie une fois de plus la loi : la fonction fait l</text:span><text:span text:style-name="quote.c">’</text:span><text:span text:style-name="quote.c">organe. »</text:span></text:p>
      <text:p text:style-name="Corpsdetexte"><text:span text:style-name="T3804">D</text:span><text:span text:style-name="T3805">’</text:span><text:span text:style-name="T3806">ailleurs, cette manière d</text:span><text:span text:style-name="T3807">’</text:span><text:span text:style-name="T3808">envisager la femme n</text:span><text:span text:style-name="T3809">’</text:span><text:span text:style-name="T3810">est point spéciale à nos affichiers. Elle sévit dans les lettres, et, puisque nous parlons de la Belgique, disons même que ce pays étiquette de son nom certaine littérature où la femme est encore moins que cela. Bien entendu, ne sont pas tels tous les livres édités en Belgique, de même que tous les Français n</text:span><text:span text:style-name="T3811">’</text:span><text:span text:style-name="T3812">ont pas</text:span><text:span text:style-name="T3813"><text:s/>le<text:s/></text:span><text:span text:style-name="T3814">mal français. Et si M. Paul André a exhibé<text:s/></text:span><text:span text:style-name="T3815">l</text:span><text:span text:style-name="T3816">’</text:span><text:span text:style-name="title">Habit d</text:span><text:span text:style-name="title">’</text:span><text:span text:style-name="title">A</text:span><text:span text:style-name="title">rlequin</text:span><text:span text:style-name="T3817"><text:s/></text:span><text:span text:style-name="T3818">à Bruxelles, il demeure néanmoins, sans être vierge, fort « convenable », et son<text:s/></text:span><text:span text:style-name="title">Habit</text:span><text:span text:style-name="T3819"><text:s/></text:span><text:span text:style-name="T3820">n</text:span><text:span text:style-name="T3821">’</text:span><text:span text:style-name="T3822">exige pas d</text:span><text:span text:style-name="T3823">’</text:span><text:span text:style-name="T3824">être caché sous le manteau. Le titre est bien choisi : c</text:span><text:span text:style-name="T3825">’</text:span><text:span text:style-name="T3826">est un assemblage de petites nouvelles, assez disparates, ma foi, les unes écrites plutôt po</text:span><text:span text:style-name="T3827">ur les élèves officiers de l</text:span><text:span text:style-name="T3828">’</text:span><text:span text:style-name="T3829">É</text:span><text:span text:style-name="T3830">cole militaire, les autres destinées à tout le monde, ou d</text:span><text:span text:style-name="T3831">’</text:span><text:span text:style-name="T3832">autres encore pour les enfants. Sans hésiter, je préférerai ces dernières à toutes celles qui les escortent. Elles me figurent ces jolies images à l</text:span><text:span text:style-name="T3833">’</text:span><text:span text:style-name="T3834">usage des bébés, trop fines peut-être, trop bien dessinées, mais si proprettes, dont la maison Quantin a fait paraître<text:s/></text:span><text:soft-page-break/><text:span text:style-name="T3835">plusieurs albums. Je ne ferai à M. Paul André qu</text:span><text:span text:style-name="T3836">’</text:span><text:span text:style-name="T3837">une seule observation : pourquoi donc a-t-il demandé à M. Paul Adam une préface ? et pourquoi, l</text:span><text:span text:style-name="T3838">’</text:span><text:span text:style-name="T3839">ayant obt</text:span><text:span text:style-name="T3840">enue, en a-t-il toléré l</text:span><text:span text:style-name="T3841">’</text:span><text:span text:style-name="T3842">im</text:span><text:span text:style-name="T3843">pression ? Elle est parfaitement nulle, et l</text:span><text:span text:style-name="T3844">’</text:span><text:span text:style-name="T3845">on ne peut que rire de voir, à propos d</text:span><text:span text:style-name="T3846">’</text:span><text:span text:style-name="T3847">historiettes, M. Adam évoquer tous les littérateurs belges et nous affirmer que<text:s/></text:span><text:span text:style-name="quote.c">« tous accolèrent les lèvres métaphysiques du septentrion à la b</text:span><text:span text:style-name="quote.c">ouche pimentée de l</text:span><text:span text:style-name="quote.c">’</text:span><text:span text:style-name="quote.c">I</text:span><text:span text:style-name="quote.c">ntelligence Latine, pour des créations parfaites »</text:span><text:span text:style-name="T3848">. Cette enflure détone, rapprochée des<text:s/></text:span><text:span text:style-name="title">Rondes</text:span><text:span text:style-name="T3849"><text:s/></text:span><text:span text:style-name="T3850">de M. Paul André. À</text:span><text:span text:style-name="T3851"><text:s/>la place de M. Adam, je n</text:span><text:span text:style-name="T3852">’</text:span><text:span text:style-name="T3853">aurais songé qu</text:span><text:span text:style-name="T3854">’</text:span><text:span text:style-name="T3855">à ces scènes enfantines et je n</text:span><text:span text:style-name="T3856">’</text:span><text:span text:style-name="T3857">aurais parlé que des enfants.</text:span></text:p>
      <text:p text:style-name="Corpsdetexte"><text:span text:style-name="T3858">Car les enfants, cela vaut mieux que les hommes, et, sans renouveler l</text:span><text:span text:style-name="T3859">’</text:span><text:span text:style-name="T3860">Art d</text:span><text:span text:style-name="T3861">’</text:span><text:span text:style-name="T3862">être grand-père, il convient de leur reconnaître une sincérité et une vivacité d</text:span><text:span text:style-name="T3863">’</text:span><text:span text:style-name="T3864">émotion que nous n</text:span><text:span text:style-name="T3865">’</text:span><text:span text:style-name="T3866">avons plus. Par leurs gestes, par leurs paroles, ils expriment toutes les grâces de la nature spontanée. Ils nous enseignent en cette sorte et nous invitent à recouvrer ce qu</text:span><text:span text:style-name="T3867">’</text:span><text:span text:style-name="T3868">en vivant nous avons perdu. On berce les enfants de légendes, on leur fait des récits, dont<text:s/></text:span><text:span text:style-name="pb">[p.<text:s/></text:span><text:span text:style-name="pb">111</text:span><text:span text:style-name="pb">]<text:s/></text:span><text:span text:style-name="T3869">les héros presque jamais ne sont des enfants comme eux, et</text:span><text:span text:style-name="T3870"><text:s/>ils<text:s/></text:span><text:span text:style-name="T3871">en sont ravis, ils s</text:span><text:span text:style-name="T3872">’</text:span><text:span text:style-name="T3873">intéressent à leurs aventures. Serait-il plus merveilleux que nous autres, « grandes personnes », nous prissions un vrai plaisir à des histoires d</text:span><text:span text:style-name="T3874">’</text:span><text:span text:style-name="T3875">enfants, je veux dire à des livres dont les personnages seraient les bambins que nous fûmes et nous reporteraient à des jours si lointains ? Pour moi, j</text:span><text:span text:style-name="T3876">’</text:span><text:span text:style-name="T3877">en serais enchanté : cela nous reposerait des viols et des adultères. Mais combien, de mon avis ? S</text:span><text:span text:style-name="T3878">’</text:span><text:span text:style-name="T3879">il en est,</text:span><text:span text:style-name="T3880"><text:s/></text:span><text:span text:style-name="T3881">qu</text:span><text:span text:style-name="T3882">’</text:span><text:span text:style-name="T3883">ils lisent<text:s/></text:span><text:span text:style-name="title">Cœur d</text:span><text:span text:style-name="title">’</text:span><text:span text:style-name="title">Enfant</text:span><text:span text:style-name="T3884">,<text:s/></text:span><text:span text:style-name="T3885">de<text:s/></text:span><text:span text:style-name="T3886">M</text:span><text:span text:style-name="T3887">m</text:span><text:span text:style-name="T3888">e</text:span><text:span text:style-name="T3889"> </text:span><text:span text:style-name="T3890">Max Lyan</text:span><text:span text:style-name="T3891">, et je les dé</text:span><text:span text:style-name="T3892">fie de n</text:span><text:span text:style-name="T3893">e pas être profondément émus. Il</text:span><text:span text:style-name="T3894"><text:s/>ne s</text:span><text:span text:style-name="T3895">’</text:span><text:span text:style-name="T3896">agit pas ici de jeux plus ou moins verbaux,<text:s/></text:span><text:span text:style-name="T3897">mais d</text:span><text:span text:style-name="T3898">’</text:span><text:span text:style-name="T3899">une âme de petite fille d</text:span><text:span text:style-name="T3900">’</text:span><text:span text:style-name="T3901">une douceur délicieuse et d</text:span><text:span text:style-name="T3902">’</text:span><text:span text:style-name="T3903">une profo</text:span><text:span text:style-name="T3904">nde sensibilité, frêle enfant q</text:span><text:span text:style-name="T3905">ue tout blesse et qu</text:span><text:span text:style-name="T3906">’</text:span><text:span text:style-name="T3907">un rien rend heureuse ; il s</text:span><text:span text:style-name="T3908">’</text:span><text:span text:style-name="T3909">agit</text:span><text:span text:style-name="T3910"><text:s/>d</text:span><text:span text:style-name="T3911">’</text:span><text:span text:style-name="T3912">un petit cœur qui tremble devant la vie. Et tous ces menus événements, ces insignifiants épisodes, ces bagatelles, ces riens dont l</text:span><text:span text:style-name="T3913">’</text:span><text:span text:style-name="T3914">ensemble constitue cette existence de fillette,<text:s/></text:span><text:span text:style-name="T3915">loin de fatiguer le lecteur, 1</text:span><text:span text:style-name="T3916">’</text:span><text:span text:style-name="T3917">« empoignent » complètement. Il s</text:span><text:span text:style-name="T3918">’</text:span><text:span text:style-name="T3919">intéresse aux premières années de Geneviève au village, à son amourette avec un gamin de son âge, à son entrée en pension, aux souffrances que lui font endurer ses compagnes ; et quand elle les laisse, lorsqu</text:span><text:span text:style-name="T3920">’</text:span><text:span text:style-name="T3921">elle quitte le couvent, le livr</text:span><text:span text:style-name="T3922">e est terminé, mais malgré soi, l</text:span><text:span text:style-name="T3923">’</text:span><text:span text:style-name="T3924">on pense toujours à la petite conventine. C</text:span><text:span text:style-name="T3925">ar l</text:span><text:span text:style-name="T3926">’</text:span><text:span text:style-name="T3927">histoire, on le comprend, a</text:span><text:span text:style-name="T3928"><text:s/>dû se continuer depuis. Et seule, M</text:span><text:span text:style-name="T3929">m</text:span><text:span text:style-name="T3930">e</text:span><text:span text:style-name="T3931"> </text:span><text:span text:style-name="T3932">Lyan pourrait nous la dire, s</text:span><text:span text:style-name="T3933">’</text:span><text:span text:style-name="T3934">il est vrai, comme je le suppose, que Geneviève soit bien plus qu</text:span><text:span text:style-name="T3935">’</text:span><text:span text:style-name="T3936">une imagination, mais une fillette qui, depuis, doit être devenue grande, qui a vécu et qui vit encore,</text:span><text:span text:style-name="T3937"><text:s/>et qui do</text:span><text:span text:style-name="T3938">it</text:span><text:span text:style-name="T3939"><text:s/></text:span><text:span text:style-name="T3940">être restée exquise si son âme n</text:span><text:span text:style-name="T3941">’</text:span><text:span text:style-name="T3942">a pas changé.</text:span></text:p>
      <text:p text:style-name="Corpsdetexte"><text:span text:style-name="T3943">S</text:span><text:span text:style-name="T3944">’</text:span><text:span text:style-name="T3945">effarera-t-on de ces louanges ?<text:s/></text:span><text:span text:style-name="T3946">Il<text:s/></text:span><text:span text:style-name="T3947">est certain que, d</text:span><text:span text:style-name="T3948">’</text:span><text:span text:style-name="T3949">ordinaire, je n</text:span><text:span text:style-name="T3950">’</text:span><text:span text:style-name="T3951">en suis pas prodigue. C</text:span><text:span text:style-name="T3952">’</text:span><text:span text:style-name="T3953">est pourquoi, en grande hât</text:span><text:span text:style-name="T3954">e, je me reprends devant M. L</text:span><text:span text:style-name="T3955">’</text:span><text:span text:style-name="T3956">Hô</text:span><text:span text:style-name="T3957">pital. Non pas que son<text:s/></text:span><text:span text:style-name="title">Rêve<text:s/></text:span><text:soft-page-break/><text:span text:style-name="title">d</text:span><text:span text:style-name="title">’</text:span><text:span text:style-name="title">Enfants</text:span><text:span text:style-name="T3958"><text:s/></text:span><text:span text:style-name="T3959">(encore des enf</text:span><text:span text:style-name="T3960">ants, mais plus au figuré que d</text:span><text:span text:style-name="T3961">’</text:span><text:span text:style-name="T3962">âge) soit un roman plus mauvais que les romans habituels. Mais les éloges m</text:span><text:span text:style-name="T3963">’</text:span><text:span text:style-name="T3964">ont épuisé et j</text:span><text:span text:style-name="T3965">’</text:span><text:span text:style-name="T3966">ai perdu haleine</text:span><text:span text:style-name="T3967">…</text:span><text:span text:style-name="T3968"><text:s/>Ah ! elle revient un peu. J</text:span><text:span text:style-name="T3969">’</text:span><text:span text:style-name="T3970">en profite immédiatem</text:span><text:span text:style-name="T3971">ent pour ne pas cacher à M. L</text:span><text:span text:style-name="T3972">’</text:span><text:span text:style-name="T3973">Hô</text:span><text:span text:style-name="T3974">pital que son livre a cela de bon, qu</text:span><text:span text:style-name="T3975">’</text:span><text:span text:style-name="T3976">il peut être lu par tout le monde, mais que pourtant il n</text:span><text:span text:style-name="T3977">’</text:span><text:span text:style-name="T3978">aurait point dû se contenter d</text:span><text:span text:style-name="T3979">’</text:span><text:span text:style-name="T3980">être moral. Cet amour sentimental d</text:span><text:span text:style-name="T3981">’</text:span><text:span text:style-name="T3982">un engagé conditionnel pour une fille d</text:span><text:span text:style-name="T3983">’</text:span><text:span text:style-name="T3984">auberge, et l</text:span><text:span text:style-name="T3985">’</text:span><text:span text:style-name="T3986">idéale passion de celle-ci pour celui-là, ne m</text:span><text:span text:style-name="T3987">’</text:span><text:span text:style-name="T3988">enthousiasment pas outre mesure : il est des sujets plus curieux.<text:s/></text:span><text:span text:style-name="T3989">Si j</text:span><text:span text:style-name="T3990">’</text:span><text:span text:style-name="T3991">ai passé par le régiment, j</text:span><text:span text:style-name="T3992">e ne veux plus m</text:span><text:span text:style-name="T3993">’</text:span><text:span text:style-name="T3994">en souvenir, et je sais mauvais gré à l</text:span><text:span text:style-name="T3995">’</text:span><text:span text:style-name="T3996">auteur qui m</text:span><text:span text:style-name="T3997">’</text:span><text:span text:style-name="T3998">y ramène malgré moi. Voilà, en somme, ce que j</text:span><text:span text:style-name="T3999">’</text:span><text:span text:style-name="T4000">ai retenu de plus clair de son<text:s/></text:span><text:span text:style-name="title">Rêve d</text:span><text:span text:style-name="title">’</text:span><text:span text:style-name="title">Enfants</text:span><text:span text:style-name="T4001">.<text:s/></text:span><text:span text:style-name="T4002">Quant à l</text:span><text:span text:style-name="T4003">’</text:span><text:span text:style-name="T4004">étude psychologique dont il a eu<text:s/></text:span><text:span text:style-name="T4005">l</text:span><text:span text:style-name="T4006">’</text:span><text:span text:style-name="T4007">intention, elle n</text:span><text:span text:style-name="T4008">’</text:span><text:span text:style-name="T4009">a pas semblé</text:span><text:span text:style-name="T4010"><text:s/>devoir révolutionner les cœurs : un tourlourou amoureux, par le fait même de son uniforme, ne peut qu</text:span><text:span text:style-name="T4011">’</text:span><text:span text:style-name="T4012">être grotesque, et<text:s/></text:span><text:span text:style-name="T4013">une laveuse de vaisselle, si enflammé</text:span><text:span text:style-name="T4014">e soit-elle, ne me paraît que d</text:span><text:span text:style-name="T4015">’</text:span><text:span text:style-name="T4016">un attrait relatif. Que sera-ce alors des deux réunis ? Je ne me les figure pas naviguant sur le fleuve du Tendre, s</text:span><text:span text:style-name="T4017">’</text:span><text:span text:style-name="T4018">analysant et dissertant sur leur inclination réciproque. Les soldats que j</text:span><text:span text:style-name="T4019">’</text:span><text:span text:style-name="T4020">ai connus couraient au plus pressé et s</text:span><text:span text:style-name="T4021">’</text:span><text:span text:style-name="T4022">exemptaient de platonisme. Les souillons qu</text:span><text:span text:style-name="T4023">’</text:span><text:span text:style-name="T4024">ils fréquentaient les y aidaient de leur mieux. Ni les uns ni les autres n</text:span><text:span text:style-name="T4025">’</text:span><text:span text:style-name="T4026">étaient des anges. Ils n</text:span><text:span text:style-name="T4027">’</text:span><text:span text:style-name="T4028">avaient pas assez d</text:span><text:span text:style-name="T4029">’</text:span><text:span text:style-name="T4030">esprit pour y songer.</text:span></text:p>
      <text:p text:style-name="Corpsdetexte"><text:span text:style-name="T4031">Cependant je préfère cent fois la façon plutôt candide dont les enfants de M. L</text:span><text:span text:style-name="T4032">’</text:span><text:span text:style-name="T4033">Hô</text:span><text:span text:style-name="T4034">pital conçoivent et rêvent l</text:span><text:span text:style-name="T4035">’</text:span><text:span text:style-name="T4036">amour à celle qui est en usag</text:span><text:span text:style-name="T4037">e chez nos glorieux troupiers. À</text:span><text:span text:style-name="T4038"><text:s/>mon goût, cette dernière est par trop rudimentaire, e</text:span><text:span text:style-name="T4039">t il n</text:span><text:span text:style-name="T4040">’</text:span><text:span text:style-name="T4041">y a pas identité entre l</text:span><text:span text:style-name="T4042">’</text:span><text:span text:style-name="T4043">amou</text:span><text:span text:style-name="T4044">r et le coït. Je m</text:span><text:span text:style-name="T4045">’</text:span><text:span text:style-name="T4046">étonne donc que M. Retté veuille réduire l</text:span><text:span text:style-name="T4047">’</text:span><text:span text:style-name="T4048">amour à l</text:span><text:span text:style-name="T4049">’</text:span><text:span text:style-name="T4050">acte sexuel. Cette simplification me répugne, et j</text:span><text:span text:style-name="T4051">’</text:span><text:span text:style-name="T4052">ai beau lire ce tome premier de ses<text:s/></text:span><text:span text:style-name="title">Œuvres en prose</text:span><text:span text:style-name="T4053">, où il l</text:span><text:span text:style-name="T4054">’</text:span><text:span text:style-name="T4055">expose, je n</text:span><text:span text:style-name="T4056">’</text:span><text:span text:style-name="T4057">en deviens pas plus convaincu. Voici réunies, en vue de cette démonstration qui, pour moi, est encore à faire, des œuvres déjà connues, en dehors de la préface sur les<text:s/></text:span><text:span text:style-name="title">Rapports sexuels</text:span><text:span text:style-name="T4058">,</text:span><text:span text:style-name="T4059"><text:s/></text:span><text:span text:style-name="T4060">des<text:s/></text:span><text:span text:style-name="title">Lettres d</text:span><text:span text:style-name="title">’</text:span><text:span text:style-name="title">Albert et de Théodore</text:span><text:span text:style-name="T4061"><text:s/></text:span><text:span text:style-name="T4062">et de la nouvelle<text:s/></text:span><text:span text:style-name="title">Un Assassin</text:span><text:span text:style-name="T4063">,</text:span><text:span text:style-name="T4064"><text:s/></text:span><text:span text:style-name="T4065">trois choses inédites ; le tout forme un ensemble dont M. Retté lui-même nous donne l</text:span><text:span text:style-name="T4066">’</text:span><text:span text:style-name="T4067">explication :<text:s/></text:span><text:span text:style-name="quote.c">« </text:span><text:span text:style-name="title">Passantes</text:span><text:span text:style-name="quote.c">, nous dit-il, raconte les émotions de sentimentaux mal cuirassés</text:span><text:span text:style-name="quote.c"><text:s/>d</text:span><text:span text:style-name="quote.c">’</text:span><text:span text:style-name="quote.c">ironie. La<text:s/></text:span><text:span text:style-name="title">Philosophie du Pauvr</text:span><text:span text:style-name="title">e</text:span><text:span text:style-name="quote.c"><text:s/>y expose une tentative</text:span><text:span text:style-name="quote.c"><text:s/>pour hausser l</text:span><text:span text:style-name="quote.c">’</text:span><text:span text:style-name="quote.c">amour jusqu</text:span><text:span text:style-name="quote.c">’</text:span><text:span text:style-name="quote.c">à l</text:span><text:span text:style-name="quote.c">’</text:span><text:span text:style-name="quote.c">idée pure, tentative qui échoue,</text:span><text:span text:style-name="quote.c"><text:s/>— </text:span><text:span text:style-name="quote.c">ainsi qu</text:span><text:span text:style-name="quote.c">’</text:span><text:span text:style-name="quote.c">il sied. Les interlocuteurs du<text:s/></text:span><text:span text:style-name="title">Paradoxe sur l</text:span><text:span text:style-name="title">’</text:span><text:span text:style-name="title">A</text:span><text:span text:style-name="title">mour</text:span><text:span text:style-name="quote.c"><text:s/>sont des sadiques doublés de chrétiens sacrilèges. Dans<text:s/></text:span><text:span text:style-name="title">Trois Dialogues nocturnes</text:span><text:span text:style-name="quote.c">, on trouvera le sentimental qui sut s</text:span><text:span text:style-name="quote.c">’</text:span><text:span text:style-name="quote.c">instruire par sa souffrance et qui se garde de la passion comme d</text:span><text:span text:style-name="quote.c">’</text:span><text:span text:style-name="quote.c">une maladie infectieuse</text:span><text:span text:style-name="quote.c">…</text:span><text:span text:style-name="quote.c"><text:s/>Enfin<text:s/></text:span><text:span text:style-name="title">Un Assassin</text:span><text:span text:style-name="quote.c"><text:s/>décrit un cas de possession amoureuse d</text:span><text:span text:style-name="quote.c">’</text:span><text:span text:style-name="quote.c">un homme du peuple par un fantôme. »</text:span><text:span text:style-name="T4068"><text:s/>Plus haut il écrit :<text:s/></text:span><text:span text:style-name="quote.c">« Ce livre ne se propose point d</text:span><text:span text:style-name="quote.c">’</text:span><text:span text:style-name="quote.c">étudier la question sexuelle au point de vue social. J</text:span><text:span text:style-name="quote.c">’</text:span><text:span text:style-name="quote.c">y ai rassemblé seulement quelques renseignements sur la façon dont l</text:span><text:span text:style-name="quote.c">’</text:span><text:span text:style-name="quote.c">instinct de<text:s/></text:span><text:soft-page-break/><text:span text:style-name="quote.c">reproduction se<text:s/></text:span><text:span text:style-name="T4069">déforme</text:span><text:span text:style-name="quote.c"><text:s/>dans certains cerveaux</text:span><text:span text:style-name="quote.c"><text:s/>à la fin du<text:s/></text:span><text:span text:style-name="T4070">xix</text:span><text:span text:style-name="T4071">e</text:span><text:span text:style-name="quote.c"> </text:span><text:span text:style-name="quote.c">siècle. »</text:span><text:span text:style-name="T4072"><text:s/>Quant à sa manière de comprendre l</text:span><text:span text:style-name="T4073">’</text:span><text:span text:style-name="T4074">amour, il ne s</text:span><text:span text:style-name="T4075">’</text:span><text:span text:style-name="T4076">en cache pas :<text:s/></text:span><text:span text:style-name="quote.c">« Si l</text:span><text:span text:style-name="quote.c">’</text:span><text:span text:style-name="quote.c">on voulait</text:span><text:span text:style-name="quote.c"><text:s/>se rendre compte que le coït — </text:span><text:span text:style-name="quote.c">acte agréable, nullemen</text:span><text:span text:style-name="quote.c">t obscène et souvent hygiénique </text:span><text:span text:style-name="quote.c">— ne comporte ni péché, ni joies surhumaines, si, lorsque</text:span><text:span text:style-name="quote.c"><text:s/>le<text:s/></text:span><text:span text:style-name="quote.c">besoin s</text:span><text:span text:style-name="quote.c">’</text:span><text:span text:style-name="quote.c">en fait sentir, on s</text:span><text:span text:style-name="quote.c">’</text:span><text:span text:style-name="quote.c">y livrait de la même façon qu</text:span><text:span text:style-name="quote.c">’</text:span><text:span text:style-name="quote.c">on déguste un repas succulent pourvu qu</text:span><text:span text:style-name="quote.c">’</text:span><text:span text:style-name="quote.c">on ait de l</text:span><text:span text:style-name="quote.c">’</text:span><text:span text:style-name="quote.c">appétit, l</text:span><text:span text:style-name="quote.c">’</text:span><text:span text:style-name="quote.c">amour ne serait pas cette frénésie qui rend les hommes plus semblables à des chiens au pourchas d</text:span><text:span text:style-name="quote.c">’</text:span><text:span text:style-name="quote.c">une chienne en chaleur qu</text:span><text:span text:style-name="quote.c">’</text:span><text:span text:style-name="quote.c">à ces troubadours héroïques dont les romances et les romans mondains ne cessent de nous offrir la plate légende</text:span><text:span text:style-name="quote.c">…</text:span><text:span text:style-name="quote.c"> »</text:span><text:span text:style-name="T4077"><text:s/>Et confirmant cette théorie,</text:span><text:span text:style-name="T4078"><text:s/></text:span><text:span text:style-name="T4079">au cours des<text:s/></text:span><text:span text:style-name="title">Trois Dialogues nocturnes</text:span><text:span text:style-name="T4080">, Théodore, très nettement, déclare à M</text:span><text:span text:style-name="T4081">lle</text:span><text:span text:style-name="T4082"> </text:span><text:span text:style-name="T4083">Fleur :<text:s/></text:span><text:span text:style-name="quote.c">« Le sentiment est un associé maladroit qui .exagère</text:span><text:span text:style-name="quote.c"><text:s/>le<text:s/></text:span><text:span text:style-name="quote.c">bilan des ennuis et fausse au moins le bilan des joies. Il passe ses erreurs au compte du cœur, viscère innocent et méconnu. Le tout de bonne foi</text:span><text:span text:style-name="quote.c">…</text:span><text:span text:style-name="quote.c"><text:s/>Nous, nous avons tenu le sentiment à l</text:span><text:span text:style-name="quote.c">’</text:span><text:span text:style-name="quote.c">écart de nos relations, C</text:span><text:span text:style-name="quote.c">’</text:span><text:span text:style-name="quote.c">est pourquoi nous sommes heureux, ne nous étant pas fixé un idéal d</text:span><text:span text:style-name="quote.c">’</text:span><text:span text:style-name="quote.c">extase. »</text:span></text:p>
      <text:p text:style-name="Corpsdetexte"><text:span text:style-name="T4084">N</text:span><text:span text:style-name="T4085">’</text:span><text:span text:style-name="T4086">en déplaise à M. Retté, je crois que sur ce point il se trompe, et Théodore avec lui : inconsciemment ou non, nous nous fixons toujours un idéal d</text:span><text:span text:style-name="T4087">’</text:span><text:span text:style-name="T4088">extase, et c</text:span><text:span text:style-name="T4089">’</text:span><text:span text:style-name="T4090">est toujours lui qui nous dirige, qu</text:span><text:span text:style-name="T4091">’</text:span><text:span text:style-name="T4092">il s</text:span><text:span text:style-name="T4093">’</text:span><text:span text:style-name="T4094">agisse d</text:span><text:span text:style-name="T4095">’</text:span><text:span text:style-name="T4096">amour ou de coït. La preuve ? elle est très simple et s</text:span><text:span text:style-name="T4097">’</text:span><text:span text:style-name="T4098">induit de ce fait<text:s/></text:span><text:span text:style-name="T4099">d</text:span><text:span text:style-name="T4100">’</text:span><text:span text:style-name="T4101">expérience que, dans l</text:span><text:span text:style-name="T4102">’</text:span><text:span text:style-name="T4103">un ou l</text:span><text:span text:style-name="T4104">’</text:span><text:span text:style-name="T4105">autre cas, nous<text:s/></text:span><text:span text:style-name="T4106">choisissons</text:span><text:span text:style-name="T4107"><text:s/></text:span><text:span text:style-name="T4108">toujours. Ce choix nécessairement implique des motifs de notre préférence qui le déterminent, et c</text:span><text:span text:style-name="T4109">’</text:span><text:span text:style-name="T4110">est l</text:span><text:span text:style-name="T4111">’</text:span><text:span text:style-name="T4112">ensemble de ces motifs qui, pour chacun de nous, forme notre idéal. Telle chair nous est exquise et telle autre nous répugne, parce que notre idéal de la beauté charnelle se satisfait avec telle femme et s</text:span><text:span text:style-name="T4113">’</text:span><text:span text:style-name="T4114">écœure avec telle autre. De même, notre idéal de la beauté sentimentale se réalisera dans cette passante, et non pas dans celle-là. L</text:span><text:span text:style-name="T4115">’</text:span><text:span text:style-name="T4116">instinct de reproduction a donc son idéal d</text:span><text:span text:style-name="T4117">’</text:span><text:span text:style-name="T4118">extase, tout aussi bien que le sentiment seul. Et ce double idéal résulte non seulement de notre tempérament physique mais encore de notre race et de notre éducation. Si notre sensualité se plaît chez une femme en même temps que notre sentiment, nous éprouverons auprès d</text:span><text:span text:style-name="T4119">’</text:span><text:span text:style-name="T4120">elle la plus grande des jouissances puisqu</text:span><text:span text:style-name="T4121">’</text:span><text:span text:style-name="T4122">elle sera sous sa double forme d</text:span><text:span text:style-name="T4123">’</text:span><text:span text:style-name="T4124">amour et de coït. Mais même si nous ne le recherchons que dans un but sexuel, l</text:span><text:span text:style-name="T4125">’</text:span><text:span text:style-name="T4126">impérieuse impulsion qui nous fera agir, toujours s</text:span><text:span text:style-name="T4127">’</text:span><text:span text:style-name="T4128">accompagnera d</text:span><text:span text:style-name="T4129">’</text:span><text:span text:style-name="T4130">autres impulsions plus ou moins secondaires : les animaux eux-mêmes y obéissent, je ne vois pas pourquoi il conviendrait que nous leur fussions inférieurs. Puis, une fois que</text:span><text:span text:style-name="T4131"><text:s/>le<text:s/></text:span><text:span text:style-name="T4132">mâle a possédé sa femelle, il ne cesse pas de s</text:span><text:span text:style-name="T4133">’</text:span><text:span text:style-name="T4134">en considérer comme le possesseur. Pour telle femelle donnée, il y a compétition entre les divers mâles. Mais les rivalités ne prennent point terme après le triomphe d</text:span><text:span text:style-name="T4135">’</text:span><text:span text:style-name="T4136">un des rivaux. Ce que la brute fait instinctivement, l</text:span><text:span text:style-name="T4137">’</text:span><text:span text:style-name="T4138">homme le fait aussi, et, malgré tout son talent, M. Retté ne pourra nous<text:s/></text:span><text:soft-page-break/><text:span text:style-name="T4139">en empêcher.</text:span></text:p>
      <text:p text:style-name="Corpsdetexte"><text:span text:style-name="T4140">D</text:span><text:span text:style-name="T4141">’</text:span><text:span text:style-name="T4142">ailleurs, et en dépit de sa théorie qui v</text:span><text:span text:style-name="T4143">eut être simple, M. Retté lui-mê</text:span><text:span text:style-name="T4144">me est obligé de</text:span><text:span text:style-name="T4145"><text:s/>conve</text:span><text:span text:style-name="T4146">nir qu</text:span><text:span text:style-name="T4147">’</text:span><text:span text:style-name="T4148">il y a des difficultés :<text:s/></text:span><text:span text:style-name="quote.c">« Je n</text:span><text:span text:style-name="quote.c">’</text:span><text:span text:style-name="quote.c">ai</text:span><text:span text:style-name="quote.c"><text:s/>pas eu la prétention, nous con</text:span><text:span text:style-name="quote.c">fesse-t-il, de résumer dans ce volume toute la passion. L</text:span><text:span text:style-name="quote.c">’</text:span><text:span text:style-name="quote.c">amour étant un des mystères les plus complexes parmi ceux dont la vie nous environne, j</text:span><text:span text:style-name="quote.c">’</text:span><text:span text:style-name="quote.c">ai seulement voulu exposer en clarté quelques-uns de ses aspects. »</text:span><text:span text:style-name="T4149"><text:s/>— </text:span><text:span text:style-name="T4150">Eh ! oui, l</text:span><text:span text:style-name="T4151">’</text:span><text:span text:style-name="T4152">amour est un myst</text:span><text:span text:style-name="T4153">è</text:span><text:span text:style-name="T4154">re, et parce que sa cause est dans la vie, nul ne pourra en donner la raison d</text:span><text:span text:style-name="T4155">’</text:span><text:span text:style-name="T4156">ê</text:span><text:span text:style-name="T4157">tre, s</text:span><text:span text:style-name="T4158">’</text:span><text:span text:style-name="T4159">il ne donne, auparavant, la raison d</text:span><text:span text:style-name="T4160">’</text:span><text:span text:style-name="T4161">être de la vie. Mais, bien qu</text:span><text:span text:style-name="T4162">’</text:span><text:span text:style-name="T4163">il soit un mystère, il plaît à chacun de nous de tenter de l</text:span><text:span text:style-name="T4164">’</text:span><text:span text:style-name="T4165">expliquer. M. Retté a fait comme les autres. Qui plus est, il a oint à sa théorie des exemples. La</text:span><text:span text:style-name="T4166"><text:s/></text:span><text:span text:style-name="pb">[p.<text:s/></text:span><text:span text:style-name="pb">112</text:span><text:span text:style-name="pb">]<text:s/></text:span><text:span text:style-name="T4167">théo</text:span><text:span text:style-name="T4168">rie me paraît insuffisante, et cependant j</text:span><text:span text:style-name="T4169">’</text:span><text:span text:style-name="T4170">aime fort les</text:span><text:span text:style-name="T4171"><text:s/>exemples. Ils embrassent une pé</text:span><text:span text:style-name="T4172">riode de sept ans, de 1890</text:span><text:span text:style-name="T4173"><text:s/>à 1897, et, comme pour le tome </text:span><text:span text:style-name="T4174">I</text:span><text:span text:style-name="T4175">er</text:span><text:span text:style-name="T4176"><text:s/>des<text:s/></text:span><text:span text:style-name="title">Poésies complètes</text:span><text:span text:style-name="T4177">,<text:s/></text:span><text:span text:style-name="T4178">ils permettent de constater le chemin parcouru. Nuageuse avec les<text:s/></text:span><text:span text:style-name="title">Passantes</text:span><text:span text:style-name="T4179">, ces pages de<text:s/></text:span><text:span text:style-name="title">Thulé</text:span><text:span text:style-name="title"><text:s/>des brumes</text:span><text:span text:style-name="T4180">, la langue de M. Retté peu à peu s</text:span><text:span text:style-name="T4181">’</text:span><text:span text:style-name="T4182">éclaire ; les images deviennent d</text:span><text:span text:style-name="T4183">’</text:span><text:span text:style-name="T4184">autant plus fortes qu</text:span><text:span text:style-name="T4185">’</text:span><text:span text:style-name="T4186">elle sont mieux ordonnées : la précision des termes s</text:span><text:span text:style-name="T4187">’</text:span><text:span text:style-name="T4188">ajoute enfin à la vigueur des pensées, et M. Retté aboutit aujourd</text:span><text:span text:style-name="T4189">’</text:span><text:span text:style-name="T4190">hui à la phrase très nette des<text:s/></text:span><text:span text:style-name="title">Rapports sexuels</text:span><text:span text:style-name="T4191">.</text:span><text:span text:style-name="T4192"><text:s/>Estimera-t-on bizarre que l</text:span><text:span text:style-name="T4193">’</text:span><text:span text:style-name="T4194">auteur ait conservé, dans cette réédition, des proses dont l</text:span><text:span text:style-name="T4195">’</text:span><text:span text:style-name="T4196">esprit n</text:span><text:span text:style-name="T4197">’</text:span><text:span text:style-name="T4198">existe plus en lui ? Pour moi, je n</text:span><text:span text:style-name="T4199">’</text:span><text:span text:style-name="T4200">y vois rien que de très naturel. Ces choses, désormais défuntes, pendant un temps existèrent : elles nous aident à comprendre l</text:span><text:span text:style-name="T4201">’</text:span><text:span text:style-name="T4202">évolution de M. Retté. Publiées chacune à part, à des dates successives, examinées alors par moi dans cette revue même à mesure qu</text:span><text:span text:style-name="T4203">’</text:span><text:span text:style-name="T4204">elles paraissaient, elles n</text:span><text:span text:style-name="T4205">’</text:span><text:span text:style-name="T4206">ont plus besoin de nouveaux commentaires et je n</text:span><text:span text:style-name="T4207">’</text:span><text:span text:style-name="T4208">en parlerai pas plus longtemps. Une rectification cependant : ce n</text:span><text:span text:style-name="T4209">’</text:span><text:span text:style-name="T4210">est pas dans la<text:s/></text:span><text:span text:style-name="title">Plume</text:span><text:span text:style-name="T4211"><text:s/>que je me suis exprimé sur<text:s/></text:span><text:span text:style-name="title">Thulé d</text:span><text:span text:style-name="title">es brumes</text:span><text:span text:style-name="T4212">, et je ne crois pas que l</text:span><text:span text:style-name="T4213">’</text:span><text:span text:style-name="T4214">on retrouve la chronique que je fis à cette occasion. Mais, moi, je ne l</text:span><text:span text:style-name="T4215">’</text:span><text:span text:style-name="T4216">ai pas oubl</text:span><text:span text:style-name="T4217">iée, car elle fut suivie, le 14 janvier </text:span><text:span text:style-name="T4218">1892, de la première lettre que<text:s/></text:span><text:span text:style-name="T4219">M. </text:span><text:span text:style-name="T4220">Retté m</text:span><text:span text:style-name="T4221">’</text:span><text:span text:style-name="T4222">ait écrite. Insignifiante pour tout le monde cette note est pour moi intéressante, et je suis sûr que M. Retté en aura quelque plaisir. Elle nous servira plus tard, si l</text:span><text:span text:style-name="T4223">’</text:span><text:span text:style-name="T4224">idée nous vient jamais d</text:span><text:span text:style-name="T4225">’</text:span><text:span text:style-name="T4226">élaborer nos Mémoires. Tout au moins elle a</text:span><text:span text:style-name="T4227">idera nos biographes futurs !!</text:span><text:span text:style-name="T4228">!</text:span></text:p>
      <text:p text:style-name="P4229">LOUIS DE SAINT-JACQUES.</text:p>
      <text:p text:style-name="postscript"><text:span text:style-name="T4230">P</text:span><text:span text:style-name="T4231">.</text:span><text:span text:style-name="T4232">-S</text:span><text:span text:style-name="T4233">.</text:span><text:span text:style-name="T4234"><text:s/>— Dans ma prochaine<text:s/></text:span>expertise<text:span text:style-name="T4235">,<text:s/></text:span><text:span text:style-name="T4236">quelques poètes</text:span><text:span text:style-name="T4237">.</text:span></text:p>
      <text:p text:style-name="postscript"><text:span text:style-name="T4238">M. Saint-Georges de Bouhélier s</text:span><text:span text:style-name="T4239">’</text:span><text:span text:style-name="T4240">indigne</text:span><text:span text:style-name="T4241"><text:s/>de la</text:span><text:span text:style-name="T4242"><text:s/>critique que je fis de ses vers. Ma</text:span><text:span text:style-name="T4243">is il se garde bien de les réfu</text:span><text:span text:style-name="T4244">ter. En effet, un jeune homme qui<text:s/></text:span><text:span text:style-name="quote.c">« considère Dieu face à face »</text:span><text:span text:style-name="T4245"><text:s/>ne peut s</text:span><text:span text:style-name="T4246">’</text:span><text:span text:style-name="T4247">abaisser à de telles misères. Je m</text:span><text:span text:style-name="T4248">’</text:span><text:span text:style-name="T4249">en tiendrai donc à ce que j</text:span><text:span text:style-name="T4250">’</text:span><text:span text:style-name="T4251">ai dit de lui sans commentaires nouveaux. Je répète simplement qu</text:span><text:span text:style-name="T4252">’</text:span><text:span text:style-name="T4253">il m</text:span><text:span text:style-name="T4254">’</text:span><text:span text:style-name="T4255">est toujours très sympathique et que son indignation<text:s/></text:span><text:soft-page-break/><text:span text:style-name="T4256">à mon encontre me le rend encore plus intéressant !</text:span></text:p>
      <text:h text:style-name="Titre1" text:outline-level="1"><text:bookmark-start text:name="bookmark36"/><text:bookmark-start text:name="bookmark45"/><text:bookmark-start text:name="bookmark46"/><text:bookmark-end text:name="bookmark36"/><text:bookmark-end text:name="bookmark45"/><text:bookmark-end text:name="bookmark46"/><text:span text:style-name="pb">[p.<text:s/></text:span><text:span text:style-name="pb">146</text:span><text:span text:style-name="pb">]<text:s/></text:span>Expertises<text:s/><text:span text:style-name="T4257">XXV</text:span></text:h>
      <text:p text:style-name="dateline">1<text:span text:style-name="T4258">er</text:span> mars 1898.</text:p>
      <text:p text:style-name="argument"><text:span text:style-name="T4259">Robert de Souz</text:span><text:span text:style-name="T4260">a</text:span><text:span text:style-name="T4261"> :<text:s/></text:span><text:span text:style-name="title">Sources vers le Fleuve</text:span><text:span text:style-name="T4262">.</text:span><text:span text:style-name="T4263"><text:s/>—</text:span><text:span text:style-name="T4264"> </text:span><text:span text:style-name="T4265">Manuel<text:s/></text:span><text:span text:style-name="T4266">Devaldès</text:span><text:span text:style-name="T4267"> </text:span><text:span text:style-name="T4268">:<text:s/></text:span><text:span text:style-name="title">Hurles de haine et</text:span><text:span text:style-name="title"><text:s/>d</text:span><text:span text:style-name="title">’</text:span><text:span text:style-name="title">amour</text:span><text:span text:style-name="T4269">.</text:span><text:span text:style-name="T4270"><text:s/>—</text:span><text:span text:style-name="T4271"> </text:span><text:span text:style-name="T4272">Albert Fleury</text:span><text:span text:style-name="T4273"> :<text:s/></text:span><text:span text:style-name="title">Impressions grises</text:span><text:span text:style-name="T4274">. —</text:span><text:span text:style-name="T4275"> </text:span><text:span text:style-name="T4276">Sébastien-Charles</text:span><text:span text:style-name="T4277"><text:s/>Leconte</text:span><text:span text:style-name="T4278"> :<text:s/></text:span><text:span text:style-name="title">le Bouclier d</text:span><text:span text:style-name="title">’</text:span><text:span text:style-name="title">A</text:span><text:span text:style-name="title">rès</text:span><text:span text:style-name="T4279">.</text:span></text:p>
      <text:p text:style-name="Corpsdetexte"><text:span text:style-name="T4280">Affligé d</text:span><text:span text:style-name="T4281">’</text:span><text:span text:style-name="T4282">une inconcevable inintelligence ; si fermé à toute beauté que la splendeur d</text:span><text:span text:style-name="T4283">’</text:span><text:span text:style-name="title">É</text:span><text:span text:style-name="title">glé</text:span><text:span text:style-name="T4284"><text:s/></text:span><text:span text:style-name="T4285">n</text:span><text:span text:style-name="T4286">’</text:span><text:span text:style-name="T4287">a pu venir jusqu</text:span><text:span text:style-name="T4288">’</text:span><text:span text:style-name="T4289">à mon cœur ; si petit que<text:s/></text:span><text:span text:style-name="T4290">M. de </text:span><text:span text:style-name="T4291">Bouhélier auprès de</text:span><text:span text:style-name="T4292"><text:s/>moi est un géant ; si jeunet qu</text:span><text:span text:style-name="T4293">e le même en devient un vieillard, n</text:span><text:span text:style-name="T4294">’</text:span><text:span text:style-name="T4295">avant à mon passif aucun<text:s/></text:span><text:span text:style-name="title">Concert champêtre</text:span><text:span text:style-name="T4296">,<text:s/></text:span><text:span text:style-name="T4297">je devrais, j</text:span><text:span text:style-name="T4298">e le sens bien, résigner, sans plus tarder, mes fonctions de critique, si j</text:span><text:span text:style-name="T4299">’</text:span><text:span text:style-name="T4300">avais la moindre idée de la pudeur. Malheureusement, hélas ! ma vanité s</text:span><text:span text:style-name="T4301">’</text:span><text:span text:style-name="T4302">est figurée que ma besace n</text:span><text:span text:style-name="T4303">’</text:span><text:span text:style-name="T4304">était pas encore tout à fait vide. Voici plus d</text:span><text:span text:style-name="T4305">’</text:span><text:span text:style-name="T4306">un an que j</text:span><text:span text:style-name="T4307">’</text:span><text:span text:style-name="T4308">y puise, et il me semble qu</text:span><text:span text:style-name="T4309">’</text:span><text:span text:style-name="T4310">elle ne s</text:span><text:span text:style-name="T4311">’</text:span><text:span text:style-name="T4312">allège pas. En attendant qu</text:span><text:span text:style-name="T4313">’</text:span><text:span text:style-name="T4314">un jour j</text:span><text:span text:style-name="T4315">’</text:span><text:span text:style-name="T4316">abandonne cette besogne (quel jour ? on le verra ; peut-être bientôt</text:span><text:span text:style-name="T4317">…</text:span><text:span text:style-name="T4318"><text:s/>qui sait expertisons, expertisons ! À ton travail, esclave. Tourne ta meule, voici des poètes : fais-en de la farine</text:span><text:span text:style-name="T4319"><text:s/>p</text:span><text:span text:style-name="T4320">our en remplir ton sac.<text:s/></text:span><text:span text:style-name="T4321">Au premier qui se présente ! All</text:span><text:span text:style-name="T4322">ons, c</text:span><text:span text:style-name="T4323">’</text:span><text:span text:style-name="T4324">est<text:s/></text:span><text:span text:style-name="T4325">M. de </text:span><text:span text:style-name="T4326">Souza. La couverture de son livre est d</text:span><text:span text:style-name="T4327">’</text:span><text:span text:style-name="T4328">un vert fort mélancolique. En est-il autant à l</text:span><text:span text:style-name="T4329">’</text:span><text:span text:style-name="T4330">intérieur ?</text:span></text:p>
      <text:p text:style-name="Corpsdetexte"><text:span text:style-name="T4331">À</text:span><text:span text:style-name="T4332"><text:s/>parler franc, je ne crois pas qu</text:span><text:span text:style-name="T4333">’</text:span><text:span text:style-name="T4334">un oui ou un non suffise. C</text:span><text:span text:style-name="T4335">’</text:span><text:span text:style-name="T4336">est pourquoi, pour ne pas me tromper, je préfère dire oui et non à la fois. Il y a plusieurs hommes chez<text:s/></text:span><text:span text:style-name="T4337">M. de </text:span><text:span text:style-name="T4338">Souza, comme chez nous tous d</text:span><text:span text:style-name="T4339">’</text:span><text:span text:style-name="T4340">ailleurs. On y trouve un technicien qui m</text:span><text:span text:style-name="T4341">’</text:span><text:span text:style-name="T4342">intéressa avec son<text:s/></text:span><text:span text:style-name="title">Rythme poétique</text:span><text:span text:style-name="T4343">,<text:s/></text:span><text:span text:style-name="T4344">un critique inhabile qui ne sut me répondre à propos de M. Mallarmé, un chroniqueur qui me plaît</text:span><text:span text:style-name="T4345">…</text:span><text:span text:style-name="T4346"><text:s/>lorsqu</text:span><text:span text:style-name="T4347">’</text:span><text:span text:style-name="T4348">il me cite, mais surtout, on y voit un versificateur détestable, le seul<text:s/></text:span><text:span text:style-name="T4349">M. de </text:span><text:span text:style-name="T4350">Souza qu</text:span><text:span text:style-name="T4351">’</text:span><text:span text:style-name="T4352">à présent j</text:span><text:span text:style-name="T4353">’</text:span><text:span text:style-name="T4354">aie à considérer. Déjà ses<text:s/></text:span><text:span text:style-name="title">Fumerolles</text:span><text:span text:style-name="T4355"><text:s/></text:span><text:span text:style-name="T4356">m</text:span><text:span text:style-name="T4357">’</text:span><text:span text:style-name="T4358">avaient fait penser que<text:s/></text:span><text:span text:style-name="T4359">M. de </text:span><text:span text:style-name="T4360">Souza n</text:span><text:span text:style-name="T4361">’</text:span><text:span text:style-name="T4362">était pas un poète : je suis heureux que ses<text:s/></text:span><text:span text:style-name="title">Sources vers le Fleuve</text:span><text:span text:style-name="T4363"><text:s/></text:span><text:span text:style-name="T4364">me permettent maintenant de ne plus en douter. Toute opinion que l</text:span><text:span text:style-name="T4365">’</text:span><text:span text:style-name="T4366">on se fait est une inquiétude dont on se délivre. Me voilà donc débarrassé d</text:span><text:span text:style-name="T4367">’</text:span><text:span text:style-name="T4368">un souci très pesant ; je tiens une certitude et ne la lâche plus, à moins que<text:s/></text:span><text:span text:style-name="T4369">M. de </text:span><text:span text:style-name="T4370">Souza ne se transforme. Il n</text:span><text:span text:style-name="T4371">’</text:span><text:span text:style-name="T4372">est pas poète, parce que, selon l</text:span><text:span text:style-name="T4373">’</text:span><text:span text:style-name="T4374">exacte critique que M. Pierre Quillard a faite de son livre,<text:s/></text:span><text:span text:style-name="quote.c">« le don verbal lui fut refusé, et que chaque strophe, chaque phrase trahit l</text:span><text:span text:style-name="quote.c">’</text:span><text:span text:style-name="quote.c">application d</text:span><text:span text:style-name="quote.c">’</text:span><text:span text:style-name="quote.c">une méthode : la langue des vers ne lui est point native et naturelle ; il la parle comme on parle les langues étrangères, avec recherche et gauchement, sans saisir</text:span><text:span text:style-name="quote.c"><text:s/>le<text:s/></text:span><text:span text:style-name="quote.c">sens intime et familier. i</text:span><text:span text:style-name="quote.c">l croit outre mesure à la vertu efficace des recettes et des procédés</text:span><text:span text:style-name="quote.c">…</text:span><text:span text:style-name="quote.c"><text:s/>la tension pénible gâte ses plus<text:s/></text:span><text:soft-page-break/><text:span text:style-name="quote.c">heureuses trouvailles</text:span><text:span text:style-name="quote.c">…</text:span><text:span text:style-name="quote.c"><text:s/>Il compose plutôt des poèmes du genre démonstratif et d</text:span><text:span text:style-name="quote.c">’</text:span><text:span text:style-name="quote.c">où, trop souvent, la beauté même est absente. Il faut au poème pour qu</text:span><text:span text:style-name="quote.c">’</text:span><text:span text:style-name="quote.c">il soit organique et durable, un élément de beauté spontanée, pathétique et imaginative. Cet élément fait défaut presque toujours chez<text:s/></text:span><text:span text:style-name="quote.c">M. de </text:span><text:span text:style-name="quote.c">Souza »</text:span><text:span text:style-name="T4375">. Qu</text:span><text:span text:style-name="T4376">’</text:span><text:span text:style-name="T4377">ajouterai-je, après une pareille exécution ? En transcrivant<text:s/></text:span><text:span text:style-name="T4378">les propres termes de M. </text:span><text:span text:style-name="T4379">Pierre Quillard parce qu</text:span><text:span text:style-name="T4380">’</text:span><text:span text:style-name="T4381">ils expriment toute ma pensée, j</text:span><text:span text:style-name="T4382">’</text:span><text:span text:style-name="T4383">échappe ainsi à l</text:span><text:span text:style-name="T4384">’</text:span><text:span text:style-name="T4385">ennui d</text:span><text:span text:style-name="T4386">’</text:span><text:span text:style-name="T4387">en chercher de nouveaux pour affirmer les mêmes choses et je m</text:span><text:span text:style-name="T4388">’</text:span><text:span text:style-name="T4389">abrite contre l</text:span><text:span text:style-name="T4390">’</text:span><text:span text:style-name="T4391">accusation possible d</text:span><text:span text:style-name="T4392">’</text:span><text:span text:style-name="T4393">avoir voulu « éreinter »<text:s/></text:span><text:span text:style-name="T4394">M. de </text:span><text:span text:style-name="T4395">Souza. Est-il besoin d</text:span><text:span text:style-name="T4396">’</text:span><text:span text:style-name="T4397">appuyer d</text:span><text:span text:style-name="T4398">’</text:span><text:span text:style-name="T4399">exemples ces appréciations ? Je n</text:span><text:span text:style-name="T4400">’</text:span><text:span text:style-name="T4401">en citerai que deux assez réjouissants. C</text:span><text:span text:style-name="T4402">’</text:span><text:span text:style-name="T4403">est d</text:span><text:span text:style-name="T4404">’</text:span><text:span text:style-name="T4405">abord un officier de dragons qui jette son casque dans un bassin plein de cygnes, et</text:span><text:span text:style-name="T4406"><text:s/>p</text:span><text:span text:style-name="T4407">our nous décrire ce fait héroïque, le poète dépasse les<text:s/></text:span><text:span text:style-name="T4408">b</text:span><text:span text:style-name="T4409">ouffonneries les plus extraordinaires de Franc-Nohain :</text:span></text:p>
      <text:p text:style-name="quote.l">Vaisseau de guerre</text:p>
      <text:p text:style-name="quote.l">Effaçant la flottille à voiles des<text:s/>volatiles,</text:p>
      <text:p text:style-name="quote.l">Mon<text:s/>casque avait à demi</text:p>
      <text:p text:style-name="quote.l">Glissé dans l’eau vaseuse du bord, et<text:s/><text:span text:style-name="T4410">son plumet</text:span></text:p>
      <text:p text:style-name="quote.l"><text:span text:style-name="T4411">Suivait, en petit frère qui se souvient, le</text:span><text:span text:style-name="T4412">s cygnes</text:span><text:s/>(!!!)</text:p>
      <text:p text:style-name="P4413">Et c’est un ballet d’abeilles, ces chères abeilles si sororales à<text:s/>M. de Souza :</text:p>
      <text:p text:style-name="P4414">Déjà les abeilles et les mouches ballerines</text:p>
      <text:p text:style-name="P4415">Butinent,</text:p>
      <text:p text:style-name="quote.l"><text:span text:style-name="T4416">—</text:span><text:span text:style-name="T4417"> É</text:span><text:span text:style-name="T4418">clairs, nuées</text:span><text:span text:style-name="T4419"> !</text:span> —</text:p>
      <text:p text:style-name="quote.l"><text:span text:style-name="T4420">Lutinent</text:span><text:span text:style-name="T4421">…</text:span></text:p>
      <text:p text:style-name="quote.l">£</text:p>
      <text:p text:style-name="P4422">Prestes rayons d’or, piqués</text:p>
      <text:p text:style-name="quote.l"><text:span text:style-name="T4423">Au fin bout des tiges, fleuri,</text:span></text:p>
      <text:p text:style-name="quote.l"><text:span text:style-name="T4424">Jetés-battus, pointes, lumières,</text:span></text:p>
      <text:p text:style-name="quote.l"><text:span text:style-name="T4425">É</text:span><text:span text:style-name="T4426">clairs !</text:span><text:span text:style-name="T4427">…</text:span></text:p>
      <text:p text:style-name="quote.l">£</text:p>
      <text:p text:style-name="quote.l"><text:span text:style-name="T4428">V</text:span><text:span text:style-name="T4429">oltes de pattes déprises,</text:span></text:p>
      <text:p text:style-name="quote.l"><text:span text:style-name="T4430">Tours et</text:span><text:span text:style-name="T4431"><text:s/>retours, fuites ? oublis</text:span><text:span text:style-name="T4432">…</text:span></text:p>
      <text:p text:style-name="quote.l"><text:span text:style-name="T4433">Voltes d</text:span><text:span text:style-name="T4434">’</text:span><text:span text:style-name="T4435">ailes fines et de brises,</text:span></text:p>
      <text:p text:style-name="quote.l"><text:span text:style-name="T4436">Tiges et antennes,</text:span></text:p>
      <text:p text:style-name="quote.l"><text:span text:style-name="T4437">Vertiges !</text:span></text:p>
      <text:p text:style-name="quote.l"><text:span text:style-name="T4438">Gazes et pollens, fumées,</text:span></text:p>
      <text:p text:style-name="quote.l"><text:span text:style-name="T4439">Nuées…</text:span></text:p>
      <text:soft-page-break/>
      <text:p text:style-name="P4440">Quelle prestesse ! et quelles grâces ! Ne semble-t-il pas que ces délicates abeilles ont des poids de mille kilos à leurs ailes et à leurs pattes ?<text:s/>M. de Souza a beau réduire ses vers, jusqu’à les rendre dissyllabiques, il ne parvient pas à les alléger. Puis il s’embourbe dans un jargon qui n’est point fait pour lui venir en aide. Il s’obstine au patois des mauvais jours du symbolisme ; et de même que le plumet de son<text:s/>casque est le petit frère des cygnes, n’est-il point, dans la strophe suivante, prise au hasard de bien d’autres semblables, le petit frère de M. Kahn ?</text:p>
      <text:p text:style-name="quote.l"><text:span text:style-name="T4441">Sources profondes ! au long de votre course, descendent,</text:span></text:p>
      <text:p text:style-name="quote.l"><text:span text:style-name="T4442">Sans qu</text:span><text:span text:style-name="T4443">’</text:span><text:span text:style-name="T4444">un fil se rompe vers un plus vaste avenir,</text:span></text:p>
      <text:p text:style-name="quote.l"><text:span text:style-name="T4445">Les liens dénoués, qui traînent, des légendes ;</text:span></text:p>
      <text:p text:style-name="P4446">Et dans un<text:s/>sillon d’avoines et de couleurs</text:p>
      <text:p text:style-name="quote.l"><text:span text:style-name="T4447">Qui<text:s/></text:span><text:span text:style-name="T4448">porte, sans l</text:span><text:span text:style-name="T4449">’</text:span><text:span text:style-name="T4450">assoupir jamais, l</text:span><text:span text:style-name="T4451">’</text:span><text:span text:style-name="T4452">éveil du désir,</text:span></text:p>
      <text:p text:style-name="quote.l"><text:span text:style-name="T4453">Descendent les saisons au long de la fuite des rivages ;</text:span></text:p>
      <text:p text:style-name="P4454">Et les renouveaux suivant le croisement des sillages</text:p>
      <text:p text:style-name="quote.l"><text:span text:style-name="T4455">Qui descendent, de toutes les hardiesses qui meurent,</text:span></text:p>
      <text:p text:style-name="P4456">S’unir vers un plus large espoir, quand même, de vie,</text:p>
      <text:p text:style-name="quote.l"><text:span text:style-name="T4457">Descendent tous les vaisseaux le Fleuve, vers l</text:span><text:span text:style-name="T4458">’</text:span><text:span text:style-name="T4459">infini</text:span><text:span text:style-name="T4460">…</text:span></text:p>
      <text:p text:style-name="Corpsdetexte"><text:span text:style-name="T4461">Ouf ! — </text:span><text:span text:style-name="T4462">Si, comme nous</text:span><text:span text:style-name="T4463"><text:s/>le<text:s/></text:span><text:span text:style-name="T4464">déclare M. Manuel De</text:span><text:span text:style-name="T4465">valdès, la poésie est</text:span><text:span text:style-name="T4466"><text:s/>le<text:s/></text:span><text:span text:style-name="T4467">miroir d</text:span><text:span text:style-name="T4468">’</text:span><text:span text:style-name="T4469">un tempérament, que devons-nous penser de celui de M. Robert de Souza ? Ne serait-il pas mieux de laisser la question sans réponse et de voir si M. Devaldès lui-même manifeste<text:s/></text:span><text:span text:style-name="T4470">dans</text:span><text:span text:style-name="T4471"><text:s/>ses<text:s/></text:span><text:span text:style-name="T4472">p</text:span><text:span text:style-name="T4473">oèmes so</text:span><text:span text:style-name="T4474">n propre tempérament ? Je le crois, en effet. S</text:span><text:span text:style-name="T4475">es<text:s/></text:span><text:span text:style-name="title">Hurles d</text:span><text:span text:style-name="title">e haine et</text:span><text:span text:style-name="title"><text:s/>d</text:span><text:span text:style-name="title">’</text:span><text:span text:style-name="title">amour</text:span><text:span text:style-name="T4476"><text:s/>sont bien des hurlements et dérivent de<text:s/></text:span><text:span text:style-name="quote.c">« cette idée très calme »</text:span><text:span text:style-name="T4477"><text:s/>qu</text:span><text:span text:style-name="T4478">’</text:span><text:span text:style-name="T4479">il s</text:span><text:span text:style-name="T4480">’</text:span><text:span text:style-name="T4481">est faite de la poésie.<text:s/></text:span><text:span text:style-name="quote.c">« Elle doit être, nous dit-il, l</text:span><text:span text:style-name="quote.c">’</text:span><text:span text:style-name="quote.c">extériorisation du sentiment d</text:span><text:span text:style-name="quote.c">’</text:span><text:span text:style-name="quote.c">un individu, un jaillissement spontané de l</text:span><text:span text:style-name="quote.c">’</text:span><text:span text:style-name="quote.c">âme, un chant, un cri</text:span><text:span text:style-name="quote.c">…</text:span><text:span text:style-name="quote.c"><text:s/>d</text:span><text:span text:style-name="quote.c">’</text:span><text:span text:style-name="quote.c">émerveillement, d</text:span><text:span text:style-name="quote.c">’</text:span><text:span text:style-name="quote.c">amour ou de haine devant une chose, un acte, une idée</text:span><text:span text:style-name="quote.c">.</text:span><text:span text:style-name="quote.c"> »</text:span></text:p>
      <text:p text:style-name="Corpsdetexte"><text:span text:style-name="T4482">Or dans son recueil,<text:s/></text:span><text:span text:style-name="quote.c">« reliquaire de quelques-uns de ses états d</text:span><text:span text:style-name="quote.c">’</text:span><text:span text:style-name="quote.c">âme »</text:span><text:span text:style-name="T4483">, il est certain que son<text:s/></text:span><text:span text:style-name="quote.c">« tempérament véhément »</text:span><text:span text:style-name="T4484"><text:s/>se donne librement carrière. Pour que rien ne le gêne, pour que son émotion se déchaîne, jaillisse dans toute sa spontanéité, il a renoncé à cette prétendue<text:s/></text:span><text:span text:style-name="quote.c">« poésie régulière gui n</text:span><text:span text:style-name="quote.c">’</text:span><text:span text:style-name="quote.c">est qu</text:span><text:span text:style-name="quote.c">’</text:span><text:span text:style-name="quote.c">un truc de métier »</text:span><text:span text:style-name="T4485">, et ses strophes se déploient, affranchies de toute contrainte. Il excitera les Pa</text:span><text:span text:style-name="T4486">uvres contre les Riches, fouail</text:span><text:span text:style-name="T4487">lera ses défaillances, crispera ses ennuis, brandira ses espoirs, glorifiera la vie bonne, célébrera la joie des sens</text:span><text:span text:style-name="T4488">.</text:span><text:span text:style-name="T4489"><text:s/>Mais toutes ces violences sont un tant soit peu chaotiques, et M. Devaldès s</text:span><text:span text:style-name="T4490">’</text:span><text:span text:style-name="T4491">exprime si mal ; sa force ignore l</text:span><text:span text:style-name="T4492">’</text:span><text:span text:style-name="T4493">art des gestes bellement ordonnés, en sorte que son vers a beau être lib</text:span><text:span text:style-name="T4494">re, il se traîne<text:s/></text:span><text:soft-page-break/><text:span text:style-name="T4495">lourdement au l</text:span><text:span text:style-name="T4496">ieu de bondir, et son rythme trop souvent ne correspond pas à l</text:span><text:span text:style-name="T4497">’</text:span><text:span text:style-name="T4498">agitation intérieure du poète. Ainsi ce poème en l</text:span><text:span text:style-name="T4499">’</text:span><text:span text:style-name="T4500">honneur du Rut, n</text:span><text:span text:style-name="T4501">’</text:span><text:span text:style-name="T4502">est-il point fait, au contraire, pour refroidir les plus brûlantes ardeurs :</text:span></text:p>
      <text:p text:style-name="quote.l"><text:span text:style-name="T4503">Ô</text:span><text:span text:style-name="T4504"><text:s/>Rut, triomphe de l</text:span><text:span text:style-name="T4505">’</text:span><text:span text:style-name="T4506">instinct primordial,</text:span></text:p>
      <text:p text:style-name="quote.l"><text:span text:style-name="T4507">Sublime présence de l</text:span><text:span text:style-name="T4508">’</text:span><text:span text:style-name="T4509">innocence savante et natale.</text:span></text:p>
      <text:p text:style-name="quote.l"><text:span text:style-name="T4510">Je t</text:span><text:span text:style-name="T4511">’</text:span><text:span text:style-name="T4512">admire, des hommes acte suprême,</text:span></text:p>
      <text:p text:style-name="quote.l"><text:span text:style-name="T4513">Parce que tu enflammes la réalité blême</text:span></text:p>
      <text:p text:style-name="quote.l"><text:span text:style-name="T4514">De ta splendeur, ô Coït odorant mieux que la tubéreuse</text:span></text:p>
      <text:p text:style-name="quote.l"><text:span text:style-name="T4515">Et plantureuse plus que des orchidées mystérieuses,</text:span></text:p>
      <text:p text:style-name="quote.l"><text:span text:style-name="T4516">Quand sous l</text:span><text:span text:style-name="T4517">a poussée créatrice des Mondes,</text:span></text:p>
      <text:p text:style-name="P4518">L’Humanité pour obéir<text:s/>à ta loi s’émonde</text:p>
      <text:p text:style-name="quote.l"><text:span text:style-name="T4519">Du laid et du faible parce qu</text:span><text:span text:style-name="T4520">’</text:span><text:span text:style-name="T4521">immondes, etc., etc.</text:span></text:p>
      <text:p text:style-name="Corpsdetexte"><text:span text:style-name="pb">[p.<text:s/></text:span><text:span text:style-name="pb">148</text:span><text:span text:style-name="pb">]<text:s/></text:span><text:span text:style-name="T4522">De même, dans<text:s/></text:span><text:span text:style-name="title">le Sadique</text:span><text:span text:style-name="T4523">, M. Devaldès veut être terrifiant de luxure, et ce n</text:span><text:span text:style-name="T4524">’</text:span><text:span text:style-name="T4525">est point du tout cette impression qu</text:span><text:span text:style-name="T4526">’</text:span><text:span text:style-name="T4527">il fait naître. On rit, au lieu de trembler, devant de pareils vers :</text:span></text:p>
      <text:p text:style-name="quote.l"><text:span text:style-name="T4528">J</text:span><text:span text:style-name="T4529">’</text:span><text:span text:style-name="T4530">ouvrirai de mes doigts acérés sa jeune chair,</text:span></text:p>
      <text:p text:style-name="quote.l"><text:span text:style-name="T4531">Et dans un spasme d</text:span><text:span text:style-name="T4532">’</text:span><text:span text:style-name="T4533">ultime jouissance,</text:span></text:p>
      <text:p text:style-name="quote.l"><text:span text:style-name="T4534">À</text:span><text:span text:style-name="T4535"><text:s/>la musique de ses plaintes en errance,</text:span></text:p>
      <text:p text:style-name="P4536">Je tirerai, victorieux, de son sein haletant</text:p>
      <text:p text:style-name="quote.l"><text:span text:style-name="T4537">Son cœur que je mangerai fumant et sanglant,</text:span></text:p>
      <text:p text:style-name="quote.l"><text:span text:style-name="T4538">Et peut-être, heureux, tomberai-je,</text:span></text:p>
      <text:p text:style-name="quote.l"><text:span text:style-name="T4539">Pâmé sur son sexe pantelant.</text:span></text:p>
      <text:p text:style-name="P4540">Car je suis le monstre hideux</text:p>
      <text:p text:style-name="quote.l"><text:span text:style-name="T4541">Aux amours sanglantes et mortelles.</text:span></text:p>
      <text:p text:style-name="Corpsdetexte"><text:span text:style-name="T4542">Oui, mais un monstre fort drôle. Il semble que M. Devaldès veuille nous traiter en petits enfants et nous fasse les gros yeux pour nous faire peur. Or ces airs de croquemitaine nous touchent peu, à notre âge, et puis nous en avons vu bien d</text:span><text:span text:style-name="T4543">’</text:span><text:span text:style-name="T4544">autres. Je crains que M. Devaldès n</text:span><text:span text:style-name="T4545">’</text:span><text:span text:style-name="T4546">ait trop lu Verhaeren et que certains côtés de ce très haut talent ne l</text:span><text:span text:style-name="T4547">’</text:span><text:span text:style-name="T4548">aient hypnotisé. Et pourtant M. Devaldès montre aussi qu</text:span><text:span text:style-name="T4549">’</text:span><text:span text:style-name="T4550">il a en lui de quoi être très personnel. Ses<text:s/></text:span><text:span text:style-name="title">Hurles de haine et d</text:span><text:span text:style-name="title">’</text:span><text:span text:style-name="title">amour</text:span><text:span text:style-name="T4551"><text:s/></text:span><text:span text:style-name="T4552">ne sauraient me satisfaire ; mais ce jugement, comme tous ceux que je porte, ne provient que de moi seul et n</text:span><text:span text:style-name="T4553">’</text:span><text:span text:style-name="T4554">engage que moi. J</text:span><text:span text:style-name="T4555">’</text:span><text:span text:style-name="T4556">ajoute, pour le compléter, que si ces poèmes sont mal habiles, ils laissent supposer cependant que les prochains le seront moins et nous feront apprécier davantage leur auteur.</text:span></text:p>
      <text:soft-page-break/>
      <text:p text:style-name="Corpsdetexte"><text:span text:style-name="T4557">Car, malgré tout, ce poète est vigoureux ; et c</text:span><text:span text:style-name="T4558">’</text:span><text:span text:style-name="T4559">est là une qualité à la fois si magnifique et si rare aujourd</text:span><text:span text:style-name="T4560">’</text:span><text:span text:style-name="T4561">hui, qu</text:span><text:span text:style-name="T4562">’</text:span><text:span text:style-name="T4563">elle ferait pardonner les plus épouvantables défauts. La vigueur</text:span><text:span text:style-name="T4564"><text:s/>d</text:span><text:span text:style-name="T4565">’</text:span><text:span text:style-name="T4566">abord, avant toutes choses ! La littérature après, s</text:span><text:span text:style-name="T4567">’</text:span><text:span text:style-name="T4568">il y a lieu. Mais les jeunes poètes, hélas ! par je ne sais quelle aberration, s</text:span><text:span text:style-name="T4569">’</text:span><text:span text:style-name="T4570">imaginent souvent qu</text:span><text:span text:style-name="T4571">’</text:span><text:span text:style-name="T4572">il leur vaut mieux de renverser les termes et, au lieu de cultiver leurs muscles, cho</text:span><text:span text:style-name="T4573">isissent de noircir du papier. Il</text:span><text:span text:style-name="T4574">s ont tort, surtout s</text:span><text:span text:style-name="T4575">’</text:span><text:span text:style-name="T4576">ils se disent naturistes, car la nature ne consent pas à se laisser emprisonner dans un cabinet de travail. Voici M. Albert Fleury. Je crois qu</text:span><text:span text:style-name="T4577">’</text:span><text:span text:style-name="T4578">il a le bonheur d</text:span><text:span text:style-name="T4579">’</text:span><text:span text:style-name="T4580">être en pleine jeunesse. Pourquoi donc cette jeunesse, en ce qu</text:span><text:span text:style-name="T4581">’</text:span><text:span text:style-name="T4582">elle a de vibrant, de sain et de lumineux, n</text:span><text:span text:style-name="T4583">’</text:span><text:span text:style-name="T4584">est-elle point dans ses vers ? Ses<text:s/></text:span><text:span text:style-name="title">Impressions grises</text:span><text:span text:style-name="T4585"><text:s/></text:span><text:span text:style-name="T4586">portent trop bien leur titre : elles ne conviennent pas à son âge. Il est triste. Il se</text:span><text:span text:style-name="T4587"><text:s/>plaint. Il gémit. Il pleure. Il aspire à la mort. Q</text:span><text:span text:style-name="T4588">ue sera-ce donc plus tard, si la vie lui pèse déjà au point de s</text:span><text:span text:style-name="T4589">’</text:span><text:span text:style-name="T4590">écrier :</text:span></text:p>
      <text:p text:style-name="quote.l"><text:span text:style-name="T4591">Faudra-t-il donc longtemps encor croire ces choses ?</text:span></text:p>
      <text:p text:style-name="P4592">Le silence en<text:s/>notre âme et la foule qui hurle</text:p>
      <text:p text:style-name="P4593">Font la nuit, gouffre noir du béant horizon</text:p>
      <text:p text:style-name="quote.l"><text:span text:style-name="T4594">Sur nos domaines de songe altier.</text:span></text:p>
      <text:p text:style-name="quote.l"><text:span text:style-name="T4595">Soleils sanglants, pourpres de gloire,</text:span></text:p>
      <text:p text:style-name="quote.l"><text:span text:style-name="T4596">Oh ! mourir, un soir lent, dans l</text:span><text:span text:style-name="T4597">’</text:span><text:span text:style-name="T4598">ombre</text:span><text:span text:style-name="T4599">…</text:span></text:p>
      <text:p text:style-name="P4600">Il va même jusqu’à blasphémer l’existence :</text:p>
      <text:p text:style-name="quote.l"><text:span text:style-name="T4601">Nous avons trop souffert, que vienne le néant !</text:span></text:p>
      <text:p text:style-name="Corpsdetexte"><text:span text:style-name="T4602">M. Fleury a tort : à quoi cela sert-il ? Nos lamentations nous enlèvent le peu de courage que nous avons. Il est parfaitement inutile de se ronger le cœur, quand déjà on en souffre. Le plus sage est de ne pas y penser, si nous sommes<text:s/></text:span><text:span text:style-name="T4603">incapables de nous guérir. La mé</text:span><text:span text:style-name="T4604">decine des âmes est comme celle des corps : il ne faut pas entretenir le mal, en dehors du cas peu ordinaire où l</text:span><text:span text:style-name="T4605">’</text:span><text:span text:style-name="T4606">on cherche à en éviter un pire. Si M. Fleury est dans ces conditions, je retire mes reproches et l</text:span><text:span text:style-name="T4607">’</text:span><text:span text:style-name="T4608">excuse, tout en regrettant, pour lui, son affaissement et sa dépression. Leur résultat le plus fâcheux est de retarder le moment où M. Fleury sera lui-même et de le maintenir sous des influences qui se traduisent dans ses vers par des imitations. Ainsi, dans ses<text:s/></text:span><text:span text:style-name="title">Impressions grises</text:span><text:span text:style-name="T4609">,<text:s/></text:span><text:span text:style-name="T4610">le poète se souvient trop du Verlaine des<text:s/></text:span><text:span text:style-name="title">Romances sans paroles</text:span><text:span text:style-name="T4611">, et cela m</text:span><text:span text:style-name="T4612">’</text:span><text:span text:style-name="T4613">empêche de goûter pleinement des vers qui seraient charmants si ma mémoire n</text:span><text:span text:style-name="T4614">’</text:span><text:span text:style-name="T4615">était pas là p</text:span><text:span text:style-name="T4616">our me rappeler que le pauvre Lé</text:span><text:span text:style-name="T4617">lian</text:span><text:span text:style-name="T4618"><text:note text:note-class="footnote" text:id="_ftn7"><text:note-citation>8</text:note-citation><text:note-body><text:p text:style-name="Notedebasdepage"><text:s/>[NdE] Orthographié Lelian.</text:p></text:note-body></text:note></text:span><text:span text:style-name="T4619"><text:s/>en monta la gamme avant lui :</text:span></text:p>
      <text:soft-page-break/>
      <text:p text:style-name="quote.l"><text:span text:style-name="T4620">Ci</text:span><text:span text:style-name="T4621">el gris et morne,</text:span></text:p>
      <text:p text:style-name="P4622">Comme on s’ennuie !</text:p>
      <text:p text:style-name="P4623">Dans l’air atone</text:p>
      <text:p text:style-name="quote.l"><text:span text:style-name="T4624">Filtre une pluie.</text:span></text:p>
      <text:p text:style-name="quote.l">£</text:p>
      <text:p text:style-name="P4625">Le fleuve roule</text:p>
      <text:p text:style-name="quote.l"><text:span text:style-name="T4626">Une eau jaunâtre,</text:span></text:p>
      <text:p text:style-name="P4627">On rêve en foule</text:p>
      <text:p text:style-name="quote.l"><text:span text:style-name="T4628">Au coin de l</text:span><text:span text:style-name="T4629">’</text:span><text:span text:style-name="T4630">âtre.</text:span></text:p>
      <text:p text:style-name="quote.l">£</text:p>
      <text:p text:style-name="P4631">Tout l’or des feuilles</text:p>
      <text:p text:style-name="quote.l"><text:span text:style-name="T4632">S</text:span><text:span text:style-name="T4633">’</text:span><text:span text:style-name="T4634">éplore en danse,</text:span></text:p>
      <text:p text:style-name="P4635">L’âme est en deuil</text:p>
      <text:p text:style-name="quote.l"><text:span text:style-name="T4636">D</text:span><text:span text:style-name="T4637">’</text:span><text:span text:style-name="T4638">un songe immense</text:span></text:p>
      <text:p text:style-name="quote.l">£</text:p>
      <text:p text:style-name="quote.l"><text:span text:style-name="T4639">Pour quelle crainte,</text:span></text:p>
      <text:p text:style-name="quote.l"><text:span text:style-name="T4640">Pauvre vieille âme,</text:span></text:p>
      <text:p text:style-name="quote.l"><text:span text:style-name="T4641">Pleurer ta plainte,</text:span></text:p>
      <text:p text:style-name="quote.l"><text:span text:style-name="T4642">Ultime flamme</text:span></text:p>
      <text:p text:style-name="quote.l">£</text:p>
      <text:p text:style-name="quote.l"><text:span text:style-name="T4643">Si monotone ?</text:span></text:p>
      <text:p text:style-name="quote.l"><text:span text:style-name="T4644">Automne, automne…</text:span></text:p>
      <text:p text:style-name="P4645">Et pour ceux-ci, n’en est-il pas de même ?</text:p>
      <text:p text:style-name="P4646">Le crépuscule au<text:s/>loin s’est empourpré de flamme</text:p>
      <text:p text:style-name="quote.l"><text:span text:style-name="T4647">          </text:span><text:span text:style-name="T4648">Et tout le soleil en flamboie</text:span><text:span text:style-name="T4649">…</text:span></text:p>
      <text:p text:style-name="quote.l"><text:span text:style-name="T4650">Turpitudes, folies de rêve, ô mon âme,</text:span></text:p>
      <text:p text:style-name="quote.l"><text:span text:style-name="T4651">          </text:span><text:span text:style-name="T4652">Qu</text:span><text:span text:style-name="T4653">’</text:span><text:span text:style-name="T4654">as-tu fait de ta calme joie ?</text:span></text:p>
      <text:p text:style-name="quote.l">£</text:p>
      <text:p text:style-name="quote.l"><text:span text:style-name="T4655">Les ombres tombent lourdes, lentes, du ciel noir.</text:span></text:p>
      <text:p text:style-name="quote.l"><text:span text:style-name="T4656">          </text:span><text:span text:style-name="T4657">L</text:span><text:span text:style-name="T4658">’</text:span><text:span text:style-name="T4659">ombre elle-même se fait peur.</text:span></text:p>
      <text:p text:style-name="quote.l"><text:span text:style-name="T4660">Le remords pleure en toi l</text:span><text:span text:style-name="T4661">’</text:span><text:span text:style-name="T4662">appel du triste soir,</text:span></text:p>
      <text:p text:style-name="quote.l"><text:span text:style-name="T4663">          </text:span><text:span text:style-name="T4664">Pauvre âme, quelle est ta douleur ?</text:span></text:p>
      <text:p text:style-name="quote.l">£</text:p>
      <text:p text:style-name="quote.l"><text:span text:style-name="T4665">Toute plainte est lointaine à toute oreille humaine,</text:span></text:p>
      <text:p text:style-name="quote.l"><text:span text:style-name="T4666">          </text:span><text:span text:style-name="T4667">L</text:span><text:span text:style-name="T4668">’</text:span><text:span text:style-name="T4669">effroi plane d</text:span><text:span text:style-name="T4670">’</text:span><text:span text:style-name="T4671">un disque blême,</text:span></text:p>
      <text:soft-page-break/>
      <text:p text:style-name="P4672">Ce que tu pleures, pauvre âme en pleurs, ô ta peine</text:p>
      <text:p text:style-name="quote.l"><text:span text:style-name="T4673">          </text:span><text:span text:style-name="T4674">Ne l</text:span><text:span text:style-name="T4675">’</text:span><text:span text:style-name="T4676">as-tu pas voulue toi-même ?</text:span></text:p>
      <text:p text:style-name="Corpsdetexte"><text:span text:style-name="T4677">M. Albert Fleury n</text:span><text:span text:style-name="T4678">’</text:span><text:span text:style-name="T4679">emploie pas toujours des strophes régulières comme ces deux citations pourraient le laisser supposer. Loin de là, les vers libres forment la plus grande partie des<text:s/></text:span><text:span text:style-name="title">Impressions grises</text:span><text:span text:style-name="T4680">.</text:span><text:span text:style-name="T4681"><text:s/></text:span><text:span text:style-name="T4682">Ce mélange des deux procédés est même assez désagréable et nuit à l</text:span><text:span text:style-name="T4683">’</text:span><text:span text:style-name="T4684">homogénéité du livre. D</text:span><text:span text:style-name="T4685">’</text:span><text:span text:style-name="T4686">autant plus que les vers libres de M. Fleury me paraissent manquer de consistance, de cette harmonie intérieure qui leur est indispensable encore plus qu</text:span><text:span text:style-name="T4687">’</text:span><text:span text:style-name="T4688">aux vers réguliers. Je préfère d</text:span><text:span text:style-name="T4689">onc ces derniers, et de beaucoup. Aussi ne puis-je résister au plaisir d</text:span><text:span text:style-name="T4690">’</text:span><text:span text:style-name="T4691">en citer encore, tel ce court poème, un peu grêle, un peu mièvre, mais qui donne</text:span><text:span text:style-name="T4692"><text:s/>une idée très juste du talent d</text:span><text:span text:style-name="T4693">e M. Fleury :</text:span></text:p>
      <text:p text:style-name="quote.l"><text:span text:style-name="T4694">Ce petit pays est blême,</text:span></text:p>
      <text:p text:style-name="quote.l"><text:span text:style-name="T4695">Blême et noi</text:span><text:span text:style-name="T4696">r atrocement :</text:span></text:p>
      <text:p text:style-name="P4697">Où donc me mirer moi-même</text:p>
      <text:p text:style-name="quote.l"><text:span text:style-name="T4698">En un pareil dénûment ?</text:span></text:p>
      <text:p text:style-name="quote.l">£</text:p>
      <text:p text:style-name="P4699">Il faudrait si peu de chose</text:p>
      <text:p text:style-name="quote.l"><text:span text:style-name="T4700">Pour mon pauvre cœur souffrant,</text:span></text:p>
      <text:p text:style-name="quote.l"><text:span text:style-name="T4701">Mais tout pleure, si morose,</text:span></text:p>
      <text:p text:style-name="quote.l"><text:span text:style-name="T4702">En un deuil si déchirant,</text:span></text:p>
      <text:p text:style-name="quote.l">£</text:p>
      <text:p text:style-name="P4703">Que j’ai l’effroi de mon âme</text:p>
      <text:p text:style-name="quote.l"><text:span text:style-name="T4704">Parmi tant de calme lourd.</text:span></text:p>
      <text:p text:style-name="quote.l"><text:span text:style-name="T4705">Où</text:span><text:span text:style-name="T4706"><text:s/>sont mes soleils de flamme ?</text:span></text:p>
      <text:p text:style-name="quote.l"><text:span text:style-name="T4707">Ô</text:span><text:span text:style-name="T4708"><text:s/>mon ciel, êtes-vous sourd ?</text:span></text:p>
      <text:p text:style-name="quote.l">£</text:p>
      <text:p text:style-name="P4709">Tout<text:s/>s’enfuit, tout meurt et pleure</text:p>
      <text:p text:style-name="quote.l"><text:span text:style-name="T4710">Rien ne surv</text:span><text:span text:style-name="T4711">it plus en moi ;</text:span></text:p>
      <text:p text:style-name="P4712">Ma vie fut peut-être un leurre</text:p>
      <text:p text:style-name="quote.l"><text:span text:style-name="T4713">En cette espèce d</text:span><text:span text:style-name="T4714">’</text:span><text:span text:style-name="T4715">émoi.</text:span></text:p>
      <text:p text:style-name="quote.l">£</text:p>
      <text:p text:style-name="quote.l"><text:span text:style-name="T4716">Et les fenêtres sont closes,</text:span></text:p>
      <text:p text:style-name="quote.l"><text:span text:style-name="T4717">Farouches devant mes pas,</text:span></text:p>
      <text:p text:style-name="P4718">Ô mon âme blanche et rose</text:p>
      <text:p text:style-name="quote.l"><text:span text:style-name="T4719">Qui m</text:span><text:span text:style-name="T4720">’</text:span><text:span text:style-name="T4721">attend là-bas, là-bas</text:span><text:span text:style-name="T4722">…</text:span></text:p>
      <text:soft-page-break/>
      <text:p text:style-name="Corpsdetexte"><text:span text:style-name="T4723">Cette note frêle et maladive est intéressante, à la condition qu</text:span><text:span text:style-name="T4724">’</text:span><text:span text:style-name="T4725">elle ne se répète pas trop : je serais heureux que M. Fleury maintenan</text:span><text:span text:style-name="T4726">t renforçât son clavier et changeât de thème. Il</text:span><text:span text:style-name="T4727"><text:s/>es</text:span><text:span text:style-name="T4728">t de ceux qui le peuvent s</text:span><text:span text:style-name="T4729">’</text:span><text:span text:style-name="T4730">ils l</text:span><text:span text:style-name="T4731">e veulent. Il lui suffirait de moins regarder dans son âme et<text:s/></text:span><text:span text:style-name="T4732">de regarder un peu plus autour d</text:span><text:span text:style-name="T4733">e lui. Du coup il serait moins triste, et nous autres aussi, ses amis.</text:span></text:p>
      <text:p text:style-name="Corpsdetexte"><text:span text:style-name="T4734">J</text:span><text:span text:style-name="T4735">’</text:span><text:span text:style-name="T4736">arrive maintenant à M. </text:span><text:span text:style-name="T4737">Sébastien-Charles</text:span><text:span text:style-name="T4738"><text:s/>Leconte. J</text:span><text:span text:style-name="T4739">’</text:span><text:span text:style-name="T4740">ai son<text:s/></text:span><text:span text:style-name="title">Bouclier d</text:span><text:span text:style-name="title">’</text:span><text:span text:style-name="title">Arès</text:span><text:span text:style-name="T4741">, et la stricte justice m</text:span><text:span text:style-name="T4742">’</text:span><text:span text:style-name="T4743">oblige à reconnaître qu</text:span><text:span text:style-name="T4744">’</text:span><text:span text:style-name="T4745">il a droit de ma part à une réparation. Il<text:s/></text:span><text:span text:style-name="T4746">y a six mois environ, à propos d</text:span><text:span text:style-name="T4747">e<text:s/></text:span><text:span text:style-name="T4748">M. de </text:span><text:span text:style-name="T4749">Régnier et de sa soi-disant critique de la<text:s/></text:span><text:span text:style-name="title">Forêt bruissante</text:span><text:span text:style-name="T4750">,</text:span><text:span text:style-name="T4751"><text:s/></text:span><text:span text:style-name="T4752">j</text:span><text:span text:style-name="T4753">’</text:span><text:span text:style-name="T4754">ai parlé de M. Leconte et de son livre,<text:s/></text:span><text:span text:style-name="T4755">l</text:span><text:span text:style-name="T4756">’</text:span><text:span text:style-name="title">Esprit qui passe</text:span><text:span text:style-name="T4757">, en termes que je n</text:span><text:span text:style-name="T4758">’</text:span><text:span text:style-name="T4759">admets plus. L</text:span><text:span text:style-name="T4760">’</text:span><text:span text:style-name="T4761">indignation que m</text:span><text:span text:style-name="T4762">’</text:span><text:span text:style-name="T4763">avait causée<text:s/></text:span><text:span text:style-name="pb">[p.<text:s/></text:span><text:span text:style-name="pb">148</text:span><text:span text:style-name="pb">]<text:s/></text:span><text:span text:style-name="T4764">l</text:span><text:span text:style-name="T4765">’</text:span><text:span text:style-name="T4766">auteur<text:s/></text:span><text:span text:style-name="T4767">d</text:span><text:span text:style-name="T4768">’</text:span><text:span text:style-name="title">Aréthuse</text:span><text:span text:style-name="T4769"><text:s/>ne saurait m</text:span><text:span text:style-name="T4770">’</text:span><text:span text:style-name="T4771">excuser de mon acrimonie à l</text:span><text:span text:style-name="T4772">’</text:span><text:span text:style-name="T4773">encontre d</text:span><text:span text:style-name="T4774">’</text:span><text:span text:style-name="T4775">un poète étranger à cet incident. Qu</text:span><text:span text:style-name="T4776">’</text:span><text:span text:style-name="T4777">il en reçoive donc ici tous mes regrets : mon orgueil, si j</text:span><text:span text:style-name="T4778">’</text:span><text:span text:style-name="T4779">ai</text:span><text:span text:style-name="T4780"><text:s/>des torts, est de les avouer. À ce moment, je n</text:span><text:span text:style-name="T4781">’</text:span><text:span text:style-name="T4782">avais f</text:span><text:span text:style-name="T4783">ait que parcourir<text:s/></text:span><text:span text:style-name="T4784">l</text:span><text:span text:style-name="T4785">’</text:span><text:span text:style-name="title">Esprit qui passe</text:span><text:span text:style-name="T4786">, depuis lors, je l</text:span><text:span text:style-name="T4787">’</text:span><text:span text:style-name="T4788">ai lu très attentivement d</text:span><text:span text:style-name="T4789">’</text:span><text:span text:style-name="T4790">un bout à l</text:span><text:span text:style-name="T4791">’</text:span><text:span text:style-name="T4792">autre, et je suis revenu en partie sur l</text:span><text:span text:style-name="T4793">’</text:span><text:span text:style-name="T4794">opinion que j</text:span><text:span text:style-name="T4795">’</text:span><text:span text:style-name="T4796">avais émise et qui était trop précipitée. Je continue à ne pas aimer ce poème de M. Leconte, qui est tout à la fois trop long et trop fragmenté ; son architecture également me paraît déplaisante : c</text:span><text:span text:style-name="T4797">’</text:span><text:span text:style-name="T4798">est une scène de théâtre où, de façon trop uniforme, des personnages se succèdent pour débiter, chacun, leur monologue. Mais l</text:span><text:span text:style-name="T4799">’</text:span><text:span text:style-name="T4800">idée qui s</text:span><text:span text:style-name="T4801">’</text:span><text:span text:style-name="T4802">en dégage est grandiose, et les beaux vers y sont nombreux. C</text:span><text:span text:style-name="T4803">’</text:span><text:span text:style-name="T4804">est pourquoi je me suis tr</text:span><text:span text:style-name="T4805">ompé en traitant M. Leconte de rimaill</text:span><text:span text:style-name="T4806">eur in-octavo, d</text:span><text:span text:style-name="T4807">’</text:span><text:span text:style-name="T4808">autant plus que l</text:span><text:span text:style-name="T4809">’</text:span><text:span text:style-name="T4810">in-octavo n</text:span><text:span text:style-name="T4811">’</text:span><text:span text:style-name="T4812">est pas le format de<text:s/></text:span><text:span text:style-name="T4813">l</text:span><text:span text:style-name="T4814">’</text:span><text:span text:style-name="title">Esprit qui passe</text:span><text:span text:style-name="T4815">, mais que cette œuvre d</text:span><text:span text:style-name="T4816">’</text:span><text:span text:style-name="T4817">un noble poète se présente à merveille en édition in-4</text:span><text:span text:style-name="T4818">o</text:span><text:span text:style-name="T4819"><text:s/>co</text:span><text:span text:style-name="T4820">uronne, telle que nul auteur, fû</text:span><text:span text:style-name="T4821">t-il encore plus difficile, ne saurait guère rêver mieux. — Le<text:s/></text:span><text:span text:style-name="title">Bouclier<text:s/></text:span><text:span text:style-name="title">d</text:span><text:span text:style-name="title">’</text:span><text:span text:style-name="title">Arès</text:span><text:span text:style-name="T4822">, au point de vue livresque, est dans l</text:span><text:span text:style-name="T4823">es mêmes conditions. Mais cet in</text:span><text:span text:style-name="T4824">-4</text:span><text:span text:style-name="T4825">o</text:span><text:span text:style-name="T4826"><text:s/>inaugure une nouvelle série : il fait partie des<text:s/></text:span><text:span text:style-name="title">Livres d</text:span><text:span text:style-name="title">’</text:span><text:span text:style-name="title">études</text:span><text:span text:style-name="T4827">, tandis que le premier était de<text:s/></text:span><text:span text:style-name="T4828">l</text:span><text:span text:style-name="T4829">’</text:span><text:span text:style-name="title">Œuvre définitive</text:span><text:span text:style-name="T4830">. Que M. Leconte ait jugé bon d</text:span><text:span text:style-name="T4831">’</text:span><text:span text:style-name="T4832">établir cette distinction entre ses divers poèmes, je</text:span><text:span text:style-name="T4833"><text:s/>le<text:s/></text:span><text:span text:style-name="T4834">crois, puisqu</text:span><text:span text:style-name="T4835">’</text:span><text:span text:style-name="T4836">i</text:span><text:span text:style-name="T4837">l l</text:span><text:span text:style-name="T4838">’</text:span><text:span text:style-name="T4839">a faite et que personne ne l</text:span><text:span text:style-name="T4840">’</text:span><text:span text:style-name="T4841">y forçait. Toutefois le lecteur ne doit pas supposer que<text:s/></text:span><text:span text:style-name="T4842">l</text:span><text:span text:style-name="T4843">e poète ait « travaillé » moins les uns et plus les autres.<text:s/></text:span><text:span text:style-name="T4844">P</text:span><text:span text:style-name="T4845">our tous, indistinctement, il a voulu la perfection, et s</text:span><text:span text:style-name="T4846">’</text:span><text:span text:style-name="T4847">il me fallait indiquer en quoi<text:s/></text:span><text:span text:style-name="title">l</text:span><text:span text:style-name="title">’</text:span><text:span text:style-name="title">Esprit qui passe</text:span><text:span text:style-name="T4848"><text:s/>se distingue du<text:s/></text:span><text:span text:style-name="title">Bouclier d</text:span><text:span text:style-name="title">’</text:span><text:span text:style-name="title">Arès</text:span><text:span text:style-name="T4849">,</text:span><text:span text:style-name="T4850"><text:s/>je</text:span><text:span text:style-name="T4851"><text:s/>n</text:span><text:span text:style-name="T4852">’</text:span><text:span text:style-name="T4853">aurais à relever que cette différence : le premier volume tendait à la démonstration d</text:span><text:span text:style-name="T4854">’</text:span><text:span text:style-name="T4855">une idée générale par une sorte de poème cyclique où elle se développe, le second est un recueil d</text:span><text:span text:style-name="T4856">’</text:span><text:span text:style-name="T4857">épisodes antiques sans lien aucun entre eux. Mais ceux-ci comme ceux-là ne sont que des applications de la formule parnassienne avec de bien timides licences, ou plutôt négligences, qui ne suffisent pas à la modifier : coupes de vers audacieuses, telles que</text:span></text:p>
      <text:soft-page-break/>
      <text:p text:style-name="P4858">Autour<text:s/>du Roc vénérable, trois arcs d’airain<text:s/>(p. 11).</text:p>
      <text:p text:style-name="P4859">vers de treize pieds pris pour douze :</text:p>
      <text:p text:style-name="P4860">Dédaignés par l’Esprit des exterminations<text:s/>(p. 68).</text:p>
      <text:p text:style-name="P4861">rimes inexistantes (au point de vue parnassien, s’entend) :</text:p>
      <text:p text:style-name="quote.l"><text:span text:style-name="T4862">Mais Shin-Akhé-Iri</text:span><text:span text:style-name="T4863">b fait un signe, et,<text:s/></text:span><text:span text:style-name="T4864">muet</text:span></text:p>
      <text:p text:style-name="quote.l"><text:span text:style-name="T4865">Sur sa face de pierre où rien n</text:span><text:span text:style-name="T4866">’</text:span><text:span text:style-name="T4867">a<text:s/></text:span><text:span text:style-name="T4868">remué</text:span><text:span text:style-name="T4869"><text:s/></text:span><text:span text:style-name="T4870">(p. </text:span><text:span text:style-name="T4871">82).</text:span></text:p>
      <text:p text:style-name="noindent"><text:span text:style-name="T4872">et, page </text:span><text:span text:style-name="T4873">119,<text:s/></text:span><text:span text:style-name="T4874">entremêlés</text:span><text:span text:style-name="T4875"><text:s/></text:span><text:span text:style-name="T4876">accouplé à<text:s/></text:span><text:span text:style-name="T4877">violets</text:span><text:span text:style-name="T4878">, ou, page </text:span><text:span text:style-name="T4879">145,<text:s/></text:span><text:span text:style-name="T4880">agrès</text:span><text:span text:style-name="T4881"><text:s/></text:span><text:span text:style-name="T4882">avec<text:s/></text:span><text:span text:style-name="T4883">mitré</text:span><text:span text:style-name="T4884">s</text:span><text:span text:style-name="T4885">.</text:span></text:p>
      <text:p text:style-name="Corpsdetexte"><text:span text:style-name="T4886">M. </text:span><text:span text:style-name="T4887">Sébastien-Charles</text:span><text:span text:style-name="T4888"><text:s/>Leconte est le disciple direct de Leconte de Lisle. Il a des expressions toutes faites qui proviennent de c</text:span><text:span text:style-name="T4889">e poète, comme page </text:span><text:span text:style-name="T4890">168, par exemple :</text:span></text:p>
      <text:p text:style-name="quote.l"><text:span text:style-name="T4891">Où sa chair de douleur<text:s/></text:span><text:span text:style-name="T4892">rentre au néant divin</text:span></text:p>
      <text:p text:style-name="Corpsdetexte"><text:span text:style-name="T4893">Il</text:span><text:span text:style-name="T4894"><text:s/>use volontiers de la cé</text:span><text:span text:style-name="T4895">lèbre strophe, si vigoureuse, q</text:span><text:span text:style-name="T4896">ui donne à<text:s/></text:span><text:span text:style-name="title">Qaïn</text:span><text:span text:style-name="T4897"><text:s/></text:span><text:span text:style-name="T4898">tant de beauté, des descriptions, des énumérations en longues périodes à rimes plates qu</text:span><text:span text:style-name="T4899">’</text:span><text:span text:style-name="T4900">affectionnait son maître. Comme lui, il respecte l</text:span><text:span text:style-name="T4901">’</text:span><text:span text:style-name="T4902">orthographe antique des noms propres, exagérant même cette prétention, assez puérile du reste, jusqu</text:span><text:span text:style-name="T4903">’</text:span><text:span text:style-name="T4904">à l</text:span><text:span text:style-name="T4905">’</text:span><text:span text:style-name="T4906">étendre aux noms communs, au point d</text:span><text:span text:style-name="T4907">’</text:span><text:span text:style-name="T4908">écrire<text:s/></text:span><text:span text:style-name="T4909">th</text:span><text:span text:style-name="T4910">rône</text:span><text:span text:style-name="T4911">,<text:s/></text:span><text:span text:style-name="T4912">sépulch</text:span><text:span text:style-name="T4913">re</text:span><text:span text:style-name="T4914">.</text:span><text:span text:style-name="T4915"><text:s/></text:span><text:span text:style-name="T4916">Il aime aussi les vocables plus connus des archéologues que des lettrés et nous laisse le soin d</text:span><text:span text:style-name="T4917">’</text:span><text:span text:style-name="T4918">en chercher le sens dans les dictionnaires spéciaux. Malgré tout cet ap</text:span><text:span text:style-name="T4919">p</text:span><text:span text:style-name="T4920">areil, sa science en ces matières est pareille à celle de Leconte de Lisle, c</text:span><text:span text:style-name="T4921">’</text:span><text:span text:style-name="T4922">est-à-dire superficielle : ainsi il ne saura pas au juste ce que signifie<text:s/></text:span><text:span text:style-name="T4923">Elohim</text:span><text:span text:style-name="T4924">,</text:span><text:span text:style-name="T4925"><text:s/></text:span><text:span text:style-name="T4926">en fera un singulier, page 75 et page 91, puis un pluriel, page </text:span><text:span text:style-name="T4927">99, alors qu</text:span><text:span text:style-name="T4928">’</text:span><text:span text:style-name="T4929">en réalité ce mot est un pluriel d</text:span><text:span text:style-name="T4930">’</text:span><text:span text:style-name="T4931">excellence particulier à la langue hébraïque et presque intraduisible en français. Enfin les sujets de ses poèmes sont précisément ceux que chérissait son maître, c</text:span><text:span text:style-name="T4932">’</text:span><text:span text:style-name="T4933">est-à-dire que, comme lui,<text:s/></text:span><text:span text:style-name="T4934">il les emprunte aux siècles abolis. Sur un point, cependant, son œuvre, jusqu</text:span><text:span text:style-name="T4935">’</text:span><text:span text:style-name="T4936">à ce jour,<text:s/></text:span>dépasse celle de Leconte de Lisle : c’est qu’il n’y exprime aucun sentiment person<text:span text:style-name="T4937">nel. Leconte de Lisle a eu beau s</text:span><text:span text:style-name="T4938">’</text:span><text:span text:style-name="T4939">efforcer d</text:span><text:span text:style-name="T4940">’</text:span><text:span text:style-name="T4941">être impersonnel, sa nature était telle qu</text:span><text:span text:style-name="T4942">’</text:span><text:span text:style-name="T4943">elle n</text:span><text:span text:style-name="T4944">’</text:span><text:span text:style-name="T4945">a pu se résoudre à paraître impassible et qu</text:span><text:span text:style-name="T4946">’</text:span><text:span text:style-name="T4947">elle se montre à nous</text:span><text:span text:style-name="T4948"><text:s/>avec ses enthousiasmes et ses h</text:span><text:span text:style-name="T4949">aines en dépit du moule parnassien qui, si elle était moins forte, aurait dû la comprimer. Chez M. </text:span><text:span text:style-name="T4950">Sébastien-Charles</text:span><text:span text:style-name="T4951"><text:s/>Leconte,<text:s/></text:span><text:span text:style-name="T4952">j</text:span><text:span text:style-name="T4953">e n</text:span><text:span text:style-name="T4954">’</text:span><text:span text:style-name="T4955">entends aucun cri qui nous révèle l</text:span><text:span text:style-name="T4956">’</text:span><text:span text:style-name="T4957">homme, sauf dans une très courte pièce,<text:s/></text:span><text:span text:style-name="title">le Tombeau</text:span><text:span text:style-name="T4958">, qui termine<text:s/></text:span><text:span text:style-name="title">Le Bouclier d</text:span><text:span text:style-name="title">’</text:span><text:span text:style-name="title">A</text:span><text:span text:style-name="title">rès</text:span><text:span text:style-name="T4959"> :</text:span><text:span text:style-name="T4960"><text:s/></text:span><text:span text:style-name="T4961">encore y est-il paralysé par un souci de l</text:span><text:span text:style-name="T4962">’</text:span><text:span text:style-name="T4963">attitude et du décor.</text:span></text:p>
      <text:soft-page-break/>
      <text:p text:style-name="Corpsdetexte"><text:span text:style-name="T4964">Fils de Leconte de Lisle, M. Leconte, cependant, a voulu dédier son volume aux mânes d</text:span><text:span text:style-name="T4965">’</text:span><text:span text:style-name="T4966">André de Chénier : c</text:span><text:span text:style-name="T4967">’</text:span><text:span text:style-name="T4968">est un peu renier son père et se choisir une parenté assez discutable, ma foi, à moins que M. Leconte n</text:span><text:span text:style-name="T4969">’</text:span><text:span text:style-name="T4970">ait vu en Chénier le générateur de Leconte de Lisle, par suite son propre grand-père à lui. Même ainsi rectifiée, cette dédicace est inadmissible, car si Chénier a composé des idylles et des élégies imitées du grec ou du latin, il ne s</text:span><text:span text:style-name="T4971">’</text:span><text:span text:style-name="T4972">est<text:s/></text:span><text:span text:style-name="T4973">pas occupé de l</text:span><text:span text:style-name="T4974">’</text:span><text:span text:style-name="T4975">Assyrie, comme M. </text:span><text:span text:style-name="T4976">Sébastien-Charles</text:span><text:span text:style-name="T4977"><text:s/>Leconte, et<text:s/></text:span><text:span text:style-name="title">la Gloir</text:span><text:span text:style-name="title">e de Shin-Akh</text:span><text:span text:style-name="title">é-Irib</text:span><text:span text:style-name="T4978">, le principal poème du<text:s/></text:span><text:span text:style-name="title">Bouclier d</text:span><text:span text:style-name="title">’</text:span><text:span text:style-name="title">Arès</text:span><text:span text:style-name="T4979">,</text:span><text:span text:style-name="T4980"><text:s/>exciterait vivement sa surprise, s</text:span><text:span text:style-name="T4981">’</text:span><text:span text:style-name="T4982">il revivait.</text:span></text:p>
      <text:p text:style-name="Corpsdetexte"><text:span text:style-name="T4983">Débarrassé de ces observations que je tenais à faire à M. Leconte, je suis tout prêt à admirer. Je ne parlerai point de<text:s/></text:span><text:span text:style-name="title">Salamine</text:span><text:span text:style-name="T4984">, dont la facture rappelle celle si monotone de<text:s/></text:span><text:span text:style-name="title">l</text:span><text:span text:style-name="title">’</text:span><text:span text:style-name="title">Esprit qui passe</text:span><text:span text:style-name="T4985"><text:s/>où chacun déclame à son tour, devoir de concours académique à l</text:span><text:span text:style-name="T4986">’</text:span><text:span text:style-name="T4987">emphase agaçante, poème au sujet imposé d</text:span><text:span text:style-name="T4988">’</text:span><text:span text:style-name="T4989">avance par notre docte Corporation Nationale, en un mot pièce de commande où tout est commandé, même l</text:span><text:span text:style-name="T4990">’</text:span><text:span text:style-name="T4991">inspiration. Je rejetterai aussi le poème initial et<text:s/></text:span><text:span text:style-name="title">le Sacrifice d</text:span><text:span text:style-name="title">’</text:span><text:span text:style-name="title">Hamilcar</text:span><text:span text:style-name="T4992"><text:s/>embarrassés et lourds. Mais je louerai presque sans réserve<text:s/></text:span><text:span text:style-name="title">la</text:span><text:span text:style-name="title"><text:s/>Gloire de Shin-Akhé-Iri</text:span><text:span text:style-name="title">b</text:span><text:span text:style-name="T4993">,<text:s/></text:span><text:span text:style-name="title">la Tête de Kyros</text:span><text:span text:style-name="T4994"><text:s/>et<text:s/></text:span><text:span text:style-name="title">le Tombeau</text:span><text:span text:style-name="T4995">. D</text:span><text:span text:style-name="T4996">ans le premier des trois, les<text:s/></text:span><text:span text:style-name="title">Paroles du Prophète</text:span><text:span text:style-name="T4997"><text:s/>sont très belles et font oublier<text:s/></text:span><text:span text:style-name="title">l</text:span><text:span text:style-name="title">’</text:span><text:span text:style-name="title">Acclamation des armées</text:span><text:span text:style-name="T4998"><text:s/>d</text:span><text:span text:style-name="T4999">’</text:span><text:span text:style-name="T5000">une rhétorique très inférieure. Ces<text:s/></text:span><text:span text:style-name="title">Paroles</text:span><text:span text:style-name="T5001">, d</text:span><text:span text:style-name="T5002">’</text:span><text:span text:style-name="T5003">ailleurs, sont la clef de voûte du poème ; elles en sont le<text:s/></text:span><text:span text:style-name="T5004">tragique spirituel</text:span><text:span text:style-name="T5005">, qui vient accroître et dominer</text:span><text:span text:style-name="T5006"><text:s/>le<text:s/></text:span><text:span text:style-name="T5007">tragique matériel</text:span><text:span text:style-name="T5008"><text:s/>des supplices dont la description précède. M. Leconte nous les transcrit en grand poète et nous fournit ainsi lui-même la meilleure des preuves que la beauté de l</text:span><text:span text:style-name="T5009">’</text:span><text:span text:style-name="T5010">idée est supérieure à celle des ornements et des parades :</text:span></text:p>
      <text:p text:style-name="quote.l"><text:span text:style-name="T5011">Tu sais que tu mourras, Dominateur du monde !</text:span></text:p>
      <text:p text:style-name="quote.l"><text:span text:style-name="T5012">Et que tes ouvriers, d</text:span><text:span text:style-name="T5013">’</text:span><text:span text:style-name="T5014">un compas assuré,</text:span></text:p>
      <text:p text:style-name="P5015">Dans la crypte royale ont déjà mesuré</text:p>
      <text:p text:style-name="quote.l"><text:span text:style-name="T5016">Quelques pieds où tiendra, parmi la nuit profonde,</text:span></text:p>
      <text:p text:style-name="quote.l"><text:span text:style-name="T5017">Ton cadavre pourri dans ton caveau muré.</text:span></text:p>
      <text:p text:style-name="quote.l">£</text:p>
      <text:p text:style-name="P5018">Tu sais que sur<text:s/>ton front repoussant et livide</text:p>
      <text:p text:style-name="quote.l"><text:span text:style-name="T5019">Les hommes à venir se pencheront un jour,</text:span></text:p>
      <text:p text:style-name="quote.l"><text:span text:style-name="T5020">Et, frissonnants, avec un balbutiement sourd,</text:span></text:p>
      <text:p text:style-name="quote.l"><text:span text:style-name="T5021">Murmureront devant ton sarcophage vide :</text:span></text:p>
      <text:p text:style-name="quote.l"><text:span text:style-name="T5022">« Où donc est le Géant qui régnait dans Asshour ?</text:span></text:p>
      <text:p text:style-name="quote.l">£</text:p>
      <text:p text:style-name="P5023">Où donc le conquérant que précédaient naguères</text:p>
      <text:p text:style-name="quote.l"><text:span text:style-name="T5024">Les chars de bronze et les étendards chevelus ?</text:span></text:p>
      <text:soft-page-break/>
      <text:p text:style-name="quote.l"><text:span text:style-name="T5025">Après les jours, les ans, les siècles révolus,</text:span></text:p>
      <text:p text:style-name="P5026">Comme il faut peu de<text:s/>place à l’oiseleur des guerres</text:p>
      <text:p text:style-name="quote.l"><text:span text:style-name="T5027">Qui de son lourd sommeil ne s</text:span><text:span text:style-name="T5028">’</text:span><text:span text:style-name="T5029">éveillera plus !</text:span></text:p>
      <text:p text:style-name="quote.l">£</text:p>
      <text:p text:style-name="P5030">………………………………………………………</text:p>
      <text:p text:style-name="P5031">£</text:p>
      <text:p text:style-name="P5032">Retenez votre<text:s/>voix, car les faibles haleines</text:p>
      <text:p text:style-name="quote.l"><text:span text:style-name="T5033">De vos lèvres pourraient,</text:span><text:span text:style-name="T5034"><text:s/>aux poudres du chemin,</text:span></text:p>
      <text:p text:style-name="quote.l"><text:span text:style-name="T5035">Disperser ce qui fut le héros surhumain,</text:span></text:p>
      <text:p text:style-name="quote.l"><text:span text:style-name="T5036">Et son talon de fer, qui<text:s/></text:span>fit<text:s/><text:span text:style-name="T5037">trembler les plaines.</text:span></text:p>
      <text:p text:style-name="quote.l"><text:span text:style-name="T5038">Est comme un peu de</text:span><text:span text:style-name="T5039"><text:s/>rouille au creux de votre main,</text:span></text:p>
      <text:p text:style-name="quote.l">£</text:p>
      <text:p text:style-name="quote.l"><text:span text:style-name="T5040">Éteignez la lueur des torches enflammées :</text:span></text:p>
      <text:p text:style-name="quote.l"><text:span text:style-name="T5041">Ouvrez la porte grande aux rayons de l</text:span><text:span text:style-name="T5042">’</text:span><text:span text:style-name="T5043">azur,</text:span></text:p>
      <text:p text:style-name="quote.l"><text:span text:style-name="T5044">Car le maître est tombé dans le Shéol obscur ;</text:span></text:p>
      <text:p text:style-name="P5045">Ne craignez plus, vivants ! car le Roi des Armées</text:p>
      <text:p text:style-name="quote.l"><text:span text:style-name="T5046">Ne peut</text:span><text:span text:style-name="T5047"><text:s/>plus même faire une ombre sur le mur. »</text:span></text:p>
      <text:p text:style-name="Corpsdetexte"><text:span text:style-name="T5048">Et pourtant, malgré que son corps disparaisse, et que plus tard, son royaume avec ses monuments n</text:span><text:span text:style-name="T5049">’</text:span><text:span text:style-name="T5050">existent<text:s/></text:span><text:span text:style-name="T5051">plus, Shin-Akhé-I</text:span><text:span text:style-name="T5052">ri</text:span><text:span text:style-name="T5053">b demeurera dans la mémoire des h</text:span><text:span text:style-name="T5054">ommes parce que la tribu du prophète aura inscrit son nom dans le livre qu</text:span><text:span text:style-name="T5055">’</text:span><text:span text:style-name="T5056">elle n</text:span><text:span text:style-name="T5057">’</text:span><text:span text:style-name="T5058">a pas cessé d</text:span><text:span text:style-name="T5059">’</text:span><text:span text:style-name="T5060">écrire depuis</text:span><text:span text:style-name="T5061"><text:s/></text:span><text:span text:style-name="pb">[p.<text:s/></text:span><text:span text:style-name="pb">149</text:span><text:span text:style-name="pb">]<text:s/></text:span><text:span text:style-name="T5062">l</text:span><text:span text:style-name="T5063">’</text:span><text:span text:style-name="T5064">origine</text:span><text:span text:style-name="T5065"><text:s/></text:span><text:span text:style-name="T5066">des âges et que<text:s/></text:span><text:span text:style-name="quote.c">« le<text:s/></text:span><text:span text:style-name="T5067">livre</text:span><text:span text:style-name="quote.c">, n</text:span><text:span text:style-name="quote.c">’</text:span><text:span text:style-name="quote.c">étant pas de matière est en dehors des temps</text:span><text:span text:style-name="quote.c"> »</text:span><text:span text:style-name="T5068">.</text:span></text:p>
      <text:p text:style-name="Corpsdetexte"><text:span text:style-name="T5069">Les quelques vers que j</text:span><text:span text:style-name="T5070">’</text:span><text:span text:style-name="T5071">ai cités, mieux que les meilleures analyses, montrent les b</text:span><text:span text:style-name="T5072">eaux cô</text:span><text:span text:style-name="T5073">tés du talent de M. Leconte. Langue sonore et riche, strophes éclatantes, harmonies pleines, sens très pur de la tradition classique, M. Leconte a tous ces dons, avec, en plus, une mâle austérité qu</text:span><text:span text:style-name="T5074">’</text:span><text:span text:style-name="T5075">aujourd</text:span><text:span text:style-name="T5076">’</text:span><text:span text:style-name="T5077">hui nos poétereaux ignorent, pour cette bonne raison qu</text:span><text:span text:style-name="T5078">’</text:span><text:span text:style-name="T5079">ils en sont impuissants.<text:s/></text:span>Mais<text:s/><text:span text:style-name="T5080">comme je désirerais voir M. Leconte s</text:span><text:span text:style-name="T5081">’</text:span><text:span text:style-name="T5082">évader de ses poèmes historiques et, cessant ce labeur de bibliothécaire, consentir à revêtir une apparence plus<text:s/></text:span><text:span text:style-name="T5083">humaine et pleurer, rire, crier,</text:span><text:span text:style-name="T5084"><text:s/>vibrer selon son âme au lieu de chanter selon des papyrus ! Votre âme, M. Leconte, je veux votre âme. Car le rôle du poète est d</text:span><text:span text:style-name="T5085">’</text:span><text:span text:style-name="T5086">incarner en lui-même toute la nature et de s</text:span><text:span text:style-name="T5087">’</text:span><text:span text:style-name="T5088">exprimer ensuite lui-même en l</text:span><text:span text:style-name="T5089">’</text:span><text:span text:style-name="T5090">exprimant. Lui-même, il est la vie de ses poèmes, puisqu</text:span><text:span text:style-name="T5091">’</text:span><text:span text:style-name="T5092">il en est le créateur. Mais s</text:span><text:span text:style-name="T5093">’</text:span><text:span text:style-name="T5094">il essaie de s</text:span><text:span text:style-name="T5095">’</text:span><text:span text:style-name="T5096">en abstraire, il ris</text:span><text:span text:style-name="T5097">que de tuer son œuvre. Et nous<text:s/></text:span><text:span text:style-name="T5098">n</text:span><text:span text:style-name="T5099">’</text:span><text:span text:style-name="T5100">aurons plus sous les yeux qu</text:span><text:span text:style-name="T5101">’</text:span><text:span text:style-name="T5102">un cadavre glacé, aux<text:s/></text:span><text:span text:style-name="T5103">f</text:span><text:span text:style-name="T5104">ormes peut-être admirables mais raidies, au lieu de la beauté belle de toute vie ardente que nous aurions préféré contempler.</text:span></text:p>
      <text:p text:style-name="P5105">LOUIS DE SAINT-JACQUES.</text:p>
      <text:soft-page-break/>
      <text:p text:style-name="postscript"><text:span text:style-name="T5106">P</text:span><text:span text:style-name="T5107">.-</text:span><text:span text:style-name="T5108">S.</text:span><text:s/>— Dans ma prochaine expertise,<text:s/><text:span text:style-name="title">XIII </text:span><text:span text:style-name="title">Idylles diaboliques</text:span><text:span text:style-name="T5109">,</text:span><text:s/>de M. Adolphe Retté.</text:p>
      <text:h text:style-name="Titre1" text:outline-level="1"><text:bookmark-start text:name="bookmark53"/><text:bookmark-end text:name="bookmark53"/><text:span text:style-name="pb">[p.<text:s/></text:span><text:span text:style-name="pb">172</text:span><text:span text:style-name="pb">]<text:s/></text:span>Expertises<text:s/><text:span text:style-name="T5110">XXVI</text:span><text:span text:style-name="T5111">.<text:s/></text:span><text:span text:style-name="T5112"><text:line-break/></text:span><text:span text:style-name="title">Treize idylles diaboliques</text:span><text:span text:style-name="T5113"><text:s/>de<text:s/></text:span><text:span text:style-name="T5114">M. </text:span><text:span text:style-name="T5115">Adolphe</text:span><text:span text:style-name="T5116"><text:s/></text:span><text:span text:style-name="T5117">Retté</text:span></text:h>
      <text:p text:style-name="dateline">15 mars 1898.</text:p>
      <text:p text:style-name="Corpsdetexte"><text:span text:style-name="T5118">Les personnes qui n</text:span><text:span text:style-name="T5119">’</text:span><text:span text:style-name="T5120">aiment pas M. </text:span><text:span text:style-name="T5121">Retté vont sans doute me reprocher de parler encore de lui à l</text:span><text:span text:style-name="T5122">’</text:span><text:span text:style-name="T5123">occasion de son nouveau livre. Si j</text:span><text:span text:style-name="T5124">’</text:span><text:span text:style-name="T5125">en suis fâché pour elles, par contre, je crois faire<text:s/></text:span><text:span text:style-name="T5126">plaisir à tous les autres qui l</text:span><text:span text:style-name="T5127">’</text:span><text:span text:style-name="T5128">estiment, et<text:s/></text:span>pour lesquels<text:s/><text:span text:style-name="T5129">il a écrit.<text:s/></text:span>Les premiers<text:s/><text:span text:style-name="T5130">n</text:span><text:span text:style-name="T5131">’</text:span><text:span text:style-name="T5132">ont qu</text:span><text:span text:style-name="T5133">’</text:span><text:span text:style-name="T5134">à laisser ces pages : elles ne les concernen</text:span><text:span text:style-name="T5135">t pas. Elles s</text:span><text:span text:style-name="T5136">’</text:span><text:span text:style-name="T5137">adressent aux esprits libres qui trouvent un certain goût à la sincérité, aux indépendants qui admettent que chacun a le droit de penser selon soi-même ; mais tous les gens du parti adverse n</text:span><text:span text:style-name="T5138">’</text:span><text:span text:style-name="T5139">y gagneront que des fureurs. Or les fureurs sont inutiles : elles angoissent les digestions et provoquent sans profit des troubles vaso-moteurs. Elles empêchent, par-dessus tout, les esprits d</text:span><text:span text:style-name="T5140">’</text:span><text:span text:style-name="T5141">être lucides et leur enlèvent la faculté de juger.<text:s/></text:span>Les<text:s/><text:span text:style-name="title">Idyl</text:span><text:span text:style-name="title">les diaboliques</text:span><text:span text:style-name="T5142"><text:s/></text:span><text:span text:style-name="T5143">exigent donc que l</text:span><text:span text:style-name="T5144">’</text:span><text:span text:style-name="T5145">on soit calme ou que l</text:span><text:span text:style-name="T5146">’</text:span><text:span text:style-name="T5147">on pense en tout comme M. Retté. De ces deux conditions, la dernièr</text:span><text:span text:style-name="T5148">e ne saurait me convenir, mais j</text:span><text:span text:style-name="T5149">e crois avoir au moins la première, et, par ainsi, j</text:span><text:span text:style-name="T5150">’</text:span><text:span text:style-name="T5151">ai le droit d</text:span><text:span text:style-name="T5152">’</text:span><text:span text:style-name="T5153">expertiser cette œuvre. Si je me trompe, mon insuffisance en sera cause ; assurément, ce ne sera pas la passion.</text:span></text:p>
      <text:p text:style-name="Corpsdetexte"><text:span text:style-name="T5154">Je suppose un jeune homme de<text:s/></text:span>vingt<text:s/><text:span text:style-name="T5155">ans<text:s/></text:span>qui n’aurait<text:s/><text:span text:style-name="T5156">pas lu un vers de<text:s/></text:span><text:span text:style-name="title">Campagne première</text:span><text:span text:style-name="T5157">, ni une ligne des<text:s/></text:span><text:span text:style-name="title">Aspects</text:span><text:span text:style-name="T5158">, ni rien de leur auteur, et qui viendrait me consulter à son sujet. Je l</text:span><text:span text:style-name="T5159">’</text:span><text:span text:style-name="T5160">engagerais, sans hésiter, à commencer avant tout par les<text:s/></text:span><text:span text:style-name="title">Idylles diaboliques</text:span><text:span text:style-name="T5161">. Et la raison, s</text:span><text:span text:style-name="T5162">’</text:span><text:span text:style-name="T5163">il la demande, je la lui donnerai, car elle est infiniment simple : c</text:span><text:span text:style-name="T5164">’</text:span><text:span text:style-name="T5165">est que ce livre, à lui seul, est la clef de tous les autres qu</text:span><text:span text:style-name="T5166">’</text:span><text:span text:style-name="T5167">a écrits M. Retté et qu</text:span><text:span text:style-name="T5168">’</text:span><text:span text:style-name="T5169">on y trouve l</text:span><text:span text:style-name="T5170">’</text:span><text:span text:style-name="T5171">explication ou plutôt le résumé de la doctrine pour laquelle il a lutté et lutte encore ; par suite, si mon jeune nomme le déclare à son goût, je lui dirai qu</text:span><text:span text:style-name="T5172">’</text:span><text:span text:style-name="T5173">il peut se payer tout le reste. Mais qu</text:span><text:span text:style-name="T5174">’</text:span><text:span text:style-name="T5175">il s</text:span><text:span text:style-name="T5176">’</text:span><text:span text:style-name="T5177">en tienne là, si cette épreuve lui fut pénible : moi-même, très vivement, je</text:span><text:span text:style-name="T5178"><text:s/>le<text:s/></text:span><text:span text:style-name="T5179">prierai de renoncer. — </text:span><text:span text:style-name="T5180">J</text:span><text:span text:style-name="T5181">’</text:span><text:span text:style-name="T5182">aime bien qu</text:span><text:span text:style-name="T5183">’</text:span><text:span text:style-name="T5184">un écrivain nous fournisse les moyens d</text:span><text:span text:style-name="T5185">’</text:span><text:span text:style-name="T5186">une expérience aussi décisive. Non seulement c</text:span><text:span text:style-name="T5187">’</text:span><text:span text:style-name="T5188">est fort honnête, mais c</text:span><text:span text:style-name="T5189">’</text:span><text:span text:style-name="T5190">est, de plus, très naturel. La probité consiste à s</text:span><text:span text:style-name="T5191">’</text:span><text:span text:style-name="T5192">affirmer à nous to</text:span><text:span text:style-name="T5193">ut entier en une fois ; et quant</text:span><text:span text:style-name="T5194"><text:s/>au<text:s/></text:span><text:span text:style-name="T5195">naturel</text:span><text:span text:style-name="T5196"><text:s/></text:span><text:span text:style-name="T5197">de ce fait, il devrait être admis sans conteste : pour plus de clarté, pourtant, je veux y insister.</text:span></text:p>
      <text:p text:style-name="Corpsdetexte"><text:span text:style-name="T5198">L</text:span><text:span text:style-name="T5199">’</text:span><text:span text:style-name="T5200">enfant, tant qu</text:span><text:span text:style-name="T5201">’</text:span><text:span text:style-name="T5202">il est enfant, ne pense pas par lui-même : il reçoit des pensées toutes faites, déjà mâchées par<text:s/></text:span><text:span text:style-name="T5203">ses éducateurs. Ces derniers, — professeurs et famille, </text:span><text:span text:style-name="T5204">— le<text:s/></text:span><text:soft-page-break/><text:span text:style-name="T5205">contraignent à absorber les notions qu</text:span><text:span text:style-name="T5206">’</text:span><text:span text:style-name="T5207">ils ont élues pour leur propre nourriture, s</text:span><text:span text:style-name="T5208">’</text:span><text:span text:style-name="T5209">efforcent de</text:span><text:span text:style-name="T5210"><text:s/>le<text:s/></text:span><text:span text:style-name="T5211">façonner à leur guise. Puis l</text:span><text:span text:style-name="T5212">’</text:span><text:span text:style-name="T5213">enfance cesse, l</text:span><text:span text:style-name="T5214">’</text:span><text:span text:style-name="T5215">enfant devient adolescent, son intelligence, se développe ; dès ce moment il contrôle et compare avant d</text:span><text:span text:style-name="T5216">’</text:span><text:span text:style-name="T5217">a</text:span><text:span text:style-name="T5218">ccepter ce qui lui est offert. À</text:span><text:span text:style-name="T5219"><text:s/>son tour, il veut penser et se libérer de ses maîtres. Seulement, inhabile encore, devant toutes les routes qui se présentent, il ne sait laquelle choisir. Il errera quelquefois, reculera souvent. Mais même ces insuccès ne seront pas regrettables ; ils donneront à son esprit la vigueur nécessaire ; et quand l</text:span><text:span text:style-name="T5220">’</text:span><text:span text:style-name="T5221">adolescent sera homme, s</text:span><text:span text:style-name="T5222">’</text:span><text:span text:style-name="T5223">il est allé jusq</text:span><text:span text:style-name="T5224">u</text:span><text:span text:style-name="T5225">’</text:span><text:span text:style-name="T5226">au bo</text:span><text:span text:style-name="T5227">ut sans lâchet</text:span><text:span text:style-name="T5228">é et sans défaillances, sa pensé</text:span><text:span text:style-name="T5229">e lui appartiendra et, à son tour, il aura le droit d</text:span><text:span text:style-name="T5230">’</text:span><text:span text:style-name="T5231">enseigner les vérités qu</text:span><text:span text:style-name="T5232">’</text:span><text:span text:style-name="T5233">il aura cru découvrir. — Cette loi</text:span><text:span text:style-name="T5234"><text:s/>n</text:span><text:span text:style-name="T5235">’</text:span><text:span text:style-name="T5236">est qu</text:span><text:span text:style-name="T5237">’</text:span><text:span text:style-name="T5238">un corollaire de la loi plus générale de tout développement ; elle nous est imposée par notre nature</text:span><text:span text:style-name="T5239">, et sauf de rares génies, parmi lesquels certains Naturistes !</text:span><text:span text:style-name="T5240"><text:s/>personne de nous n</text:span><text:span text:style-name="T5241">’</text:span><text:span text:style-name="T5242">y échappe et<text:s/></text:span><text:span text:style-name="T5243">nous y sommes tous astreints. — </text:span><text:span text:style-name="T5244">N</text:span><text:span text:style-name="T5245">’</text:span><text:span text:style-name="T5246">ayant jamais prétendu aux fonctions d</text:span><text:span text:style-name="T5247">’</text:span><text:span text:style-name="T5248">illuminé, M. Retté s</text:span><text:span text:style-name="T5249">’</text:span><text:span text:style-name="T5250">est contenté, avec plus de sagesse, de faire com</text:span><text:span text:style-name="T5251">me nous tous. Que ce fût en mét</text:span><text:span text:style-name="T5252">aphysique, en art ou en éthique, il a cherché ce qu</text:span><text:span text:style-name="T5253">’</text:span><text:span text:style-name="T5254">il devait croire. Et il<text:s/></text:span><text:span text:style-name="T5255">est maintenant à cette période de la vie qui est celle de</text:span><text:span text:style-name="T5256">s certitudes et qui, logiquement, succède à<text:s/></text:span><text:span text:style-name="T5257">l</text:span><text:span text:style-name="T5258">’</text:span><text:span text:style-name="T5259">ère des tâtonnements. Les convic</text:span><text:span text:style-name="T5260">tions auxquelles il a été conduit, par étapes successives que nous avait marquées chacun de ses précédents ouvrages, il les réunit aujourd</text:span><text:span text:style-name="T5261">’</text:span><text:span text:style-name="T5262">hui en ce faisceau de<text:s/></text:span><text:span text:style-name="title">Treize Idylles</text:span><text:span text:style-name="T5263"><text:s/></text:span><text:span text:style-name="T5264">dont, en dépit de leur diabolisme, il ne faut pas avoir peur : leur publication dans cette Revue a dû déjà familiariser avec elles les moins hardis et les plus craintifs ; et ils n</text:span><text:span text:style-name="T5265">’</text:span><text:span text:style-name="T5266">auront plus d</text:span><text:span text:style-name="T5267">’</text:span><text:span text:style-name="T5268">appréhension à les examiner toutes ensemble, les ayant vues à longs intervalles chacune en particulier.</text:span></text:p>
      <text:p text:style-name="Corpsdetexte"><text:span text:style-name="T5269">Pour moi, à parler franc, je n</text:span><text:span text:style-name="T5270">’</text:span><text:span text:style-name="T5271">ai pas aimé ce morcellement, durant toute l</text:span><text:span text:style-name="T5272">’</text:span><text:span text:style-name="T5273">année dernière, d</text:span><text:span text:style-name="T5274">’</text:span><text:span text:style-name="T5275">un livre qui exige d</text:span><text:span text:style-name="T5276">’</text:span><text:span text:style-name="T5277">être lu tout d</text:span><text:span text:style-name="T5278">’</text:span><text:span text:style-name="T5279">une fois. Chaque idylle porte bien sur un sujet déterminé</text:span><text:span text:style-name="T5280"><text:s/></text:span><text:span text:style-name="T5281">et forme un tout en son genre. Néanmoins elles ne sont pas indépendantes entre elles. Elles se pénètrent, se complètent, s</text:span><text:span text:style-name="T5282">’</text:span><text:span text:style-name="T5283">aident réciproquement ; elles s</text:span><text:span text:style-name="T5284">’</text:span><text:span text:style-name="T5285">agglutinent par groupes qui, eux-mêmes,</text:span><text:span text:style-name="T5286"><text:s/>ne sont pas libres, et elles s</text:span><text:span text:style-name="T5287">’</text:span><text:span text:style-name="T5288">éclairent de part et d</text:span><text:span text:style-name="T5289">’</text:span><text:span text:style-name="T5290">autre de nécessaire façon. Cette unité générale qui embrasse toutes ces unités partielles et en est composée, était difficile à percevoir lorsque les<text:s/></text:span><text:span text:style-name="title">Treize Idylles</text:span><text:span text:style-name="T5291"><text:s/></text:span><text:span text:style-name="T5292">étaient débitée</text:span><text:span text:style-name="T5293">s par tranches. De leur réunion, au contraire, une profonde harmonie se dégage, harmonie d</text:span><text:span text:style-name="T5294">’</text:span><text:span text:style-name="T5295">autant plus grande qu</text:span><text:span text:style-name="T5296">’</text:span><text:span text:style-name="T5297">à l</text:span><text:span text:style-name="T5298">’</text:span><text:span text:style-name="T5299">unité se joint une é</text:span><text:span text:style-name="T5300">clatante diversité, de sorte qu</text:span><text:span text:style-name="T5301">’</text:span><text:span text:style-name="T5302">elle n</text:span><text:span text:style-name="T5303">’</text:span><text:span text:style-name="T5304">est jamais monotone : les mêmes idées y apparaissent sous leurs multiples facettes et so</text:span><text:span text:style-name="T5305">us les angles les plus variés. À</text:span><text:span text:style-name="T5306"><text:s/>l</text:span><text:span text:style-name="T5307">’</text:span><text:span text:style-name="T5308">analyse, il est aisé d</text:span><text:span text:style-name="T5309">’</text:span><text:span text:style-name="T5310">en faire un classement. Chacun est libre de l</text:span><text:span text:style-name="T5311">’</text:span><text:span text:style-name="T5312">opérer à sa guise. Toutefois le mien est si logique que, sans attendre celui des autres, je m</text:span><text:span text:style-name="T5313">’</text:span><text:span text:style-name="T5314">y tiens et ne cherche plus : je divise les<text:s/></text:span><text:span text:style-name="title">Idylles</text:span><text:span text:style-name="T5315"><text:s/>en quatre catégories, de trois chacune, la treizième restant à part et les résumant toute</text:span><text:span text:style-name="T5316">s,<text:s/></text:span><text:soft-page-break/><text:span text:style-name="T5317">et à chacune des catégories j</text:span><text:span text:style-name="T5318">’</text:span><text:span text:style-name="T5319">attribue un ordre d</text:span><text:span text:style-name="T5320">’</text:span><text:span text:style-name="T5321">idées. J</text:span><text:span text:style-name="T5322">’</text:span><text:span text:style-name="T5323">arrive ainsi au tableau suivant :</text:span></text:p>
      <text:p text:style-name="Corpsdetexte"><text:span text:style-name="T5324">I, II, IV. — </text:span><text:span text:style-name="T5325">De la volonté (sous ses trois formes : droite, faussée, indécise).</text:span></text:p>
      <text:p text:style-name="Corpsdetexte"><text:span text:style-name="T5326">III, VII, VIII. — Du po</text:span><text:span text:style-name="T5327">ète (ce qu</text:span><text:span text:style-name="T5328">’</text:span><text:span text:style-name="T5329">il doit être et ce qu</text:span><text:span text:style-name="T5330">’</text:span><text:span text:style-name="T5331">il ne doit pas être.)</text:span></text:p>
      <text:p text:style-name="Corpsdetexte"><text:span text:style-name="T5332">V, VI, XI. — </text:span><text:span text:style-name="T5333">De l</text:span><text:span text:style-name="T5334">’</text:span><text:span text:style-name="T5335">homme libre (deux formes de l</text:span><text:span text:style-name="T5336">’</text:span><text:span text:style-name="T5337">homme libre, et péril à l</text:span><text:span text:style-name="T5338">’</text:span><text:span text:style-name="T5339">être).</text:span></text:p>
      <text:p text:style-name="Corpsdetexte"><text:span text:style-name="T5340">IX, X, XII. — De l</text:span><text:span text:style-name="T5341">’</text:span><text:span text:style-name="T5342">Ê</text:span><text:span text:style-name="T5343">tre (système ontologique opposé au système catholique).</text:span></text:p>
      <text:p text:style-name="Corpsdetexte"><text:span text:style-name="T5344">XIII. — </text:span><text:span text:style-name="T5345">Synthèse et résumé.</text:span></text:p>
      <text:p text:style-name="Corpsdetexte"><text:span text:style-name="pb">[p.<text:s/></text:span><text:span text:style-name="pb">173</text:span><text:span text:style-name="pb">]<text:s/></text:span><text:span text:style-name="T5346">De ces quatre catégories, la plus importante est donc la quatrième, puisqu</text:span><text:span text:style-name="T5347">’</text:span><text:span text:style-name="T5348">elle est la plus générale et qu</text:span><text:span text:style-name="T5349">’</text:span><text:span text:style-name="T5350">elle pose les premiers principes</text:span><text:span text:style-name="T5351"><text:s/>en s</text:span><text:span text:style-name="T5352">’</text:span><text:span text:style-name="T5353">efforçant de nous donner l</text:span><text:span text:style-name="T5354">a raison d</text:span><text:span text:style-name="T5355">’</text:span><text:span text:style-name="T5356">être de l</text:span><text:span text:style-name="T5357">’</text:span><text:span text:style-name="T5358">univers</text:span><text:span text:style-name="T5359">. À<text:s/></text:span><text:span text:style-name="T5360">ne considérer que les numéros de ses trois idylles, il semble alors que M. Retté ait commis une faute en reléguant aux dernières pages l</text:span><text:span text:style-name="T5361">’</text:span><text:span text:style-name="T5362">exposé de sa métaphysique au lieu de l</text:span><text:span text:style-name="T5363">’</text:span><text:span text:style-name="T5364">affirmer dès</text:span><text:span text:style-name="T5365"><text:s/>le<text:s/></text:span><text:span text:style-name="T5366">début. Cependant il</text:span><text:span text:style-name="T5367"><text:s/>n</text:span><text:span text:style-name="T5368">’</text:span><text:span text:style-name="T5369">en est rien. En effet, les<text:s/></text:span><text:span text:style-name="title">Treize Idylles</text:span><text:span text:style-name="T5370"><text:s/></text:span><text:span text:style-name="T5371">ne sont point un ouvrage strictement construit en vue d</text:span><text:span text:style-name="T5372">’</text:span><text:span text:style-name="T5373">un enseignement dogmatique ; les divisions que j</text:span><text:span text:style-name="T5374">’</text:span><text:span text:style-name="T5375">en ai tracées ne proviennent que de mon fait et servent uniquement à me fournir des facilités de lecture ; il ne faut les considérer que comme des points de repère, des cadres commodes pour la réflexion. En réalité, si M. Retté avait eu l</text:span><text:span text:style-name="T5376">’</text:span><text:span text:style-name="T5377">intention de nous décrire sa philosophie, il aurait sûrement choisi une forme plus méthodique que celle du dialogue. La rigueur d</text:span><text:span text:style-name="T5378">’</text:span><text:span text:style-name="T5379">une démonstration géométrique lui aurait paru indispensable, et il eût jugé inu</text:span><text:span text:style-name="T5380">tile la peine, qu</text:span><text:span text:style-name="T5381">’</text:span><text:span text:style-name="T5382">il a prise, d</text:span><text:span text:style-name="T5383">e c</text:span><text:span text:style-name="T5384">réer des personnages et de les fa</text:span><text:span text:style-name="T5385">ire s</text:span><text:span text:style-name="T5386">’</text:span><text:span text:style-name="T5387">agiter dans le seul but de proférer des abstractions. Je vais même plus loin : il ne désire pas du tout nous faire conna</text:span><text:span text:style-name="T5388">ître sa métaphysique, et, s</text:span><text:span text:style-name="T5389">’</text:span><text:span text:style-name="T5390">il nous en parle, c</text:span><text:span text:style-name="T5391">’</text:span><text:span text:style-name="T5392">est à regret, dirions-nous, et parce qu</text:span><text:span text:style-name="T5393">’</text:span><text:span text:style-name="T5394">il ne peut pas faire autrement. Le but de ses idylles est plutôt de nous exhorter à être des hommes. Elles visent à une application pratique et immédiate, la métaphysique n</text:span><text:span text:style-name="T5395">’</text:span><text:span text:style-name="T5396">est là que par-dessous, pour donner un brin de satisfaction aux<text:s/></text:span><text:span text:style-name="T5397">g</text:span><text:span text:style-name="T5398">ens trop curieux qui demanderaient à l</text:span><text:span text:style-name="T5399">’</text:span><text:span text:style-name="T5400">auteur la raison<text:s/></text:span><text:span text:style-name="T5401">de ses conseils. À</text:span><text:span text:style-name="T5402"><text:s/>ceux-là il indique, sans trop s</text:span><text:span text:style-name="T5403">’</text:span><text:span text:style-name="T5404">étendre ni préciser, une sorte de dynamisme teinte de manichéisme et d</text:span><text:span text:style-name="T5405">’</text:span><text:span text:style-name="T5406">évolutio</text:span><text:span text:style-name="T5407">n</text:span><text:span text:style-name="T5408">nisme qu</text:span><text:span text:style-name="T5409">’</text:span><text:span text:style-name="T5410">ils pourront étudier si le cœur leur en dit et si tous ces<text:s/></text:span><text:span text:style-name="T5411">ismes</text:span><text:span text:style-name="T5412"><text:note text:note-class="footnote" text:id="_ftn8"><text:note-citation>9</text:note-citation><text:note-body><text:p text:style-name="Notedebasdepage"><text:s/>M. Retté n’emploie aucun de ces<text:s/><text:span text:style-name="T5413">ismes</text:span>. C’est moi qui crois les discerner chez lui, et les tirer de ses explications incomplètes. Ils ne valent donc que sauf erreur de ma part.</text:p></text:note-body></text:note></text:span><text:span text:style-name="T5414"><text:s/>ne les découragent pas. Quant à moi, craignant de me tromper, je n</text:span><text:span text:style-name="T5415">’</text:span><text:span text:style-name="T5416">entreprendrai point cette besogne. Elle dépasserait, d</text:span><text:span text:style-name="T5417">’</text:span><text:span text:style-name="T5418">ailleurs, les limites de cette Expertise et elle ferait bâiller tous ceux aux cervelles frivoles qui n</text:span><text:span text:style-name="T5419">’</text:span><text:span text:style-name="T5420">ont pas de ces préoccupations. Puis, pour comprendre les<text:s/></text:span><text:span text:style-name="title">Idylles</text:span><text:span text:style-name="T5421">, nous n</text:span><text:span text:style-name="T5422">’</text:span><text:span text:style-name="T5423">en aurons nullement besoin. M. Retté ne s</text:span><text:span text:style-name="T5424">’</text:span><text:span text:style-name="T5425">adresse qu</text:span><text:span text:style-name="T5426">’</text:span><text:span text:style-name="T5427">à notre bonne volonté. Disputer sur l</text:span><text:span text:style-name="T5428">’</text:span><text:span text:style-name="T5429">univers est l</text:span><text:span text:style-name="T5430">’</text:span><text:span text:style-name="T5431">affaire des savants qui, d</text:span><text:span text:style-name="T5432">’</text:span><text:span text:style-name="T5433">ailleu</text:span><text:span text:style-name="T5434">rs, n</text:span><text:span text:style-name="T5435">’</text:span><text:span text:style-name="T5436">y<text:s/></text:span><text:soft-page-break/><text:span text:style-name="T5437">entendent pas grand-</text:span><text:span text:style-name="T5438">chose. Mais vivre vraiment en hommes, cela nous intéresse tous. Car il y va pour nous de notre bonheur.</text:span></text:p>
      <text:p text:style-name="Corpsdetexte"><text:span text:style-name="T5439">C</text:span><text:span text:style-name="T5440">’</text:span><text:span text:style-name="T5441">est pourquoi Maître Phantasm nous appelle à le suivre dans sa tournée d</text:span><text:span text:style-name="T5442">’</text:span><text:span text:style-name="T5443">aventures quand, dans l</text:span><text:span text:style-name="T5444">’</text:span><text:span text:style-name="T5445">Idylle </text:span><text:span text:style-name="T5446">I, il dit à Grymalkin :<text:s/></text:span><text:span text:style-name="quote.c">« Allons parmi les hommes qui veulent vivre. Allons aussi vers ceux qui crachent sur la vie. Nous demanderons aux uns</text:span><text:span text:style-name="quote.c"><text:s/>le<text:s/></text:span><text:span text:style-name="quote.c">secret de leur joie, aux autres la raison de leur désespérance. Nous saurons l</text:span><text:span text:style-name="quote.c">’</text:span><text:span text:style-name="quote.c">illusion qui les mène, et nous leur apprendrons t le mystère de l</text:span><text:span text:style-name="quote.c">’</text:span><text:span text:style-name="quote.c">amour et de la mort</text:span><text:span text:style-name="quote.c">…</text:span><text:span text:style-name="quote.c"><text:s/>Je les veux tous interroger. Je veux m</text:span><text:span text:style-name="quote.c">’</text:span><text:span text:style-name="quote.c">augmenter de la sagesse des uns et m</text:span><text:span text:style-name="quote.c">’</text:span><text:span text:style-name="quote.c">instruire par la folie des autres. Puis, maître du secret qui les fait vouloir, je les dominerai</text:span><text:span text:style-name="quote.c">…</text:span><text:span text:style-name="quote.c"> »</text:span></text:p>
      <text:p text:style-name="Corpsdetexte"><text:span text:style-name="T5447">Maître Phantasm, c</text:span><text:span text:style-name="T5448">’</text:span><text:span text:style-name="T5449">est le poète qui désire<text:s/></text:span><text:span text:style-name="T5450">être un homme libre et qui l</text:span><text:span text:style-name="T5451">e devient à la fin, malgré ses hésitations et malgré ses erreurs, parce qu</text:span><text:span text:style-name="T5452">’</text:span><text:span text:style-name="T5453">il veut et qu</text:span><text:span text:style-name="T5454">’</text:span><text:span text:style-name="T5455">il est sincère. Grymalkin est une part de sa conscience. Salamandre en mission sur la terre, il est le petit-fils de Satan. Il se nomme lui-même la<text:s/></text:span><text:span text:style-name="T5456">Force de la terre</text:span><text:span text:style-name="T5457">,</text:span><text:span text:style-name="T5458"><text:s/></text:span><text:span text:style-name="T5459">et<text:s/></text:span><text:span text:style-name="quote.c">« parmi les archanges qui secondent le Prince de la Nature, il est peut-être le plus actif. L</text:span><text:span text:style-name="quote.c">’</text:span><text:span text:style-name="quote.c">humanité lui doit beaucoup. Si elle augmente con</text:span><text:span text:style-name="quote.c">stamment sa conscience d</text:span><text:span text:style-name="quote.c">’</text:span><text:span text:style-name="quote.c">elle-mê</text:span><text:span text:style-name="quote.c">me, c</text:span><text:span text:style-name="quote.c">’</text:span><text:span text:style-name="quote.c">est surtout grâce aux enseignements de Grymalkin »</text:span><text:span text:style-name="T5460">. C</text:span><text:span text:style-name="T5461">’</text:span><text:span text:style-name="T5462">est lui qui développe chez les volontaires l</text:span><text:span text:style-name="T5463">’</text:span><text:span text:style-name="T5464">amour conscient de la vie, la volonté de vivre.<text:s/></text:span><text:span text:style-name="quote.c">« Mais pourquoi cette volonté de vivre ? Afin que les volontaires fournissent à la vie des types où l</text:span><text:span text:style-name="quote.c">’</text:span><text:span text:style-name="quote.c">espèce humaine s</text:span><text:span text:style-name="quote.c">’</text:span><text:span text:style-name="quote.c">affirme en beauté, afin que l</text:span><text:span text:style-name="quote.c">’</text:span><text:span text:style-name="quote.c">homme parti de l</text:span><text:span text:style-name="quote.c">’</text:span><text:span text:style-name="quote.c">animalité pure se perfectionne, se complète par le désir de l</text:span><text:span text:style-name="quote.c">’</text:span><text:span text:style-name="quote.c">idéal jamais atteint et prépare ainsi un être supérieur, celui qui nous dominera en vertu d</text:span><text:span text:style-name="quote.c">’</text:span><text:span text:style-name="quote.c">illusions plus hautes que les nôtres. »</text:span><text:span text:style-name="T5465"><text:s/>Si donc Grymalkin mène Maître Phantasm auprès de l</text:span><text:span text:style-name="T5466">’</text:span><text:span text:style-name="T5467">Ermite (Idylle </text:span><text:span text:style-name="T5468">II), c</text:span><text:span text:style-name="T5469">’</text:span><text:span text:style-name="T5470">est pour lui montrer</text:span><text:span text:style-name="T5471"><text:s/></text:span><text:span text:style-name="quote.c">« un de ces braves qui n</text:span><text:span text:style-name="quote.c">’</text:span><text:span text:style-name="quote.c">osent approfondir leur croyance et qui emploient leur volonté à ne plus vouloir »</text:span><text:span text:style-name="T5472"><text:s/>au point de</text:span><text:span text:style-name="T5473"><text:s/>renoncer à la<text:s/></text:span><text:span text:style-name="T5474">vie et de crier vive la mort</text:span><text:span text:style-name="T5475"><text:note text:note-class="footnote" text:id="_ftn9"><text:note-citation>10</text:note-citation><text:note-body><text:p text:style-name="Notedebasdepage"><text:s/><text:span text:style-name="T5476">Cette critique du catholicisme est fort inexacte et ne vaut pas comme telle mais seulement comme critique d</text:span><text:span text:style-name="T5477">’</text:span><text:span text:style-name="T5478">un état d</text:span><text:span text:style-name="T5479">’</text:span><text:span text:style-name="T5480">esprit particulier. Le chrétien, en effet, veut<text:s/></text:span><text:span text:style-name="T5481">selon</text:span><text:span text:style-name="T5482"><text:s/></text:span><text:span text:style-name="T5483">sa croyance, et il approfondit celle-ci jusqu</text:span><text:span text:style-name="T5484">’</text:span><text:span text:style-name="T5485">au<text:s/></text:span><text:span text:style-name="T5486">mystère</text:span><text:span text:style-name="T5487">,</text:span><text:span text:style-name="T5488"><text:s/></text:span><text:span text:style-name="T5489">là où nous nous arrêtons tous. En outre jamais un chrétien ne criera vive la mort ! puisqu</text:span><text:span text:style-name="T5490">’</text:span><text:span text:style-name="T5491">il agit toujours en vue de la Vie, de la Vie éternelle, en agissait en vue de Dieu qui est la Vie. De même, il n</text:span><text:span text:style-name="T5492">’</text:span><text:span text:style-name="T5493">accepte pas la souffrance pour elle-même, mais comme un moyen de perfection pour en tirer le bien.</text:span></text:p></text:note-body></text:note></text:span><text:span text:style-name="T5494"> ! Ces hommes sont à plaindre, parce qu</text:span><text:span text:style-name="T5495">’</text:span><text:span text:style-name="T5496">ils sont de bonne foi et qu</text:span><text:span text:style-name="T5497">’</text:span><text:span text:style-name="T5498">ils croient en des erreurs (erreurs, d</text:span><text:span text:style-name="T5499">’</text:span><text:span text:style-name="T5500">après M. Retté), sans s</text:span><text:span text:style-name="T5501">’</text:span><text:span text:style-name="T5502">en douter. Mais il faut s</text:span><text:span text:style-name="T5503">’</text:span><text:span text:style-name="T5504">écarter</text:span><text:span text:style-name="T5505"><text:s/>d</text:span><text:span text:style-name="T5506">’</text:span><text:span text:style-name="T5507">eux, de même qu</text:span><text:span text:style-name="T5508">’</text:span><text:span text:style-name="T5509">il faut rejeter les indécis, ceux qui demeurent fantômes, ayant été incapables de s</text:span><text:span text:style-name="T5510">’</text:span><text:span text:style-name="T5511">ét</text:span><text:span text:style-name="T5512">ablir une raison de vie (Idylle </text:span><text:span text:style-name="T5513">IV). Car<text:s/></text:span><text:span text:style-name="quote.c">« il ne suffit pas, pour être fort, de s</text:span><text:span text:style-name="quote.c">’</text:span><text:span text:style-name="quote.c">élever jusqu</text:span><text:span text:style-name="quote.c">’</text:span><text:span text:style-name="quote.c">à la notion<text:s/></text:span><text:span text:style-name="T5514">idéale</text:span><text:span text:style-name="quote.c"><text:s/>de l</text:span><text:span text:style-name="quote.c">’</text:span><text:span text:style-name="quote.c">unité de vie »</text:span><text:span text:style-name="T5515">) mais il importe<text:s/></text:span><text:span text:style-name="quote.c">« que la volonté établisse en soi, par la lutte, l</text:span><text:span text:style-name="quote.c">’</text:span><text:span text:style-name="quote.c">équilibre des contraires dont se constitue</text:span><text:span text:style-name="quote.c">nt ses rapports avec l</text:span><text:span text:style-name="quote.c">’</text:span><text:span text:style-name="quote.c">unité, — </text:span><text:span text:style-name="quote.c">équilibre grâce auquel, déjà munie d</text:span><text:span text:style-name="quote.c">’</text:span><text:span text:style-name="quote.c">un<text:s/></text:span><text:span text:style-name="T5516">idéal</text:span><text:span text:style-name="quote.c">, la volonté arrive à se réaliser<text:s/></text:span><text:span text:style-name="T5517">pratiquement</text:span><text:span text:style-name="quote.c"><text:s/>par l</text:span><text:span text:style-name="quote.c">’</text:span><text:span text:style-name="quote.c">action. Dès lors, elle se prouve<text:s/></text:span><text:soft-page-break/><text:span text:style-name="quote.c">complète</text:span><text:span text:style-name="quote.c"> »</text:span><text:span text:style-name="T5518">.</text:span><text:span text:style-name="T5519"><text:s/>Par l</text:span><text:span text:style-name="T5520">’</text:span><text:span text:style-name="T5521">amour elle arrive à l</text:span><text:span text:style-name="T5522">’</text:span><text:span text:style-name="T5523">idéal, par la lutte elle réalise cet idéal<text:s/></text:span><text:span text:style-name="T5524">pratiquement</text:span><text:span text:style-name="T5525">. Ceux qui sont tout à l</text:span><text:span text:style-name="T5526">’</text:span><text:span text:style-name="T5527">amour ou tout à la lutte sont des sectaires. Les faibles sont ceux qui hésitent entre les deux. Mais les forts sont ceux qui,<text:s/></text:span><text:span text:style-name="quote.c">« une fois brisées toutes les chaînes, conçoivent l</text:span><text:span text:style-name="quote.c">’</text:span><text:span text:style-name="quote.c">idéal par l</text:span><text:span text:style-name="quote.c">’</text:span><text:span text:style-name="quote.c">accord de la lutte et de l</text:span><text:span text:style-name="quote.c">’</text:span><text:span text:style-name="quote.c">amour</text:span><text:span text:style-name="quote.c"> »</text:span><text:span text:style-name="T5528">. Jacques (Idylle V), Protée (Idylle XI), et Tranquille (Idylle VII</text:span>),<text:s/><text:span text:style-name="T5529">sont, en ce</text:span><text:span text:style-name="T5530"><text:s/>g</text:span><text:span text:style-name="T5531">enre les trois exemples que Grymalkin propos</text:span><text:span text:style-name="T5532">e à Maître P</text:span><text:span text:style-name="T5533">hantasm, Les deux premiers sont deux aspects du Révolutionnaire, le troisième est le Poète, et Maître Phantasm, à la fin des<text:s/></text:span><text:span text:style-name="title">Idylles</text:span><text:span text:style-name="T5534">, les réunira en lui-même tous les trois.</text:span></text:p>
      <text:p text:style-name="Corpsdetexte"><text:span text:style-name="T5535">Jacques a retrouvé en son être<text:s/></text:span><text:span text:style-name="quote.c">« les rythmes faussés selon lesquels notre race court à sa destruction. Il les a redressés, non sans souffrir beaucoup, puis il a regardé autour de lui</text:span><text:span text:style-name="quote.c"> »</text:span><text:span text:style-name="T5536">.</text:span><text:span text:style-name="T5537"><text:s/></text:span><text:span text:style-name="T5538">Alors il s</text:span><text:span text:style-name="T5539">’</text:span><text:span text:style-name="T5540">est vu seul, et, plein d</text:span><text:span text:style-name="T5541">’</text:span><text:span text:style-name="T5542">orgueil, il se glorifiait de sa solitude. Mais il a compris qu</text:span><text:span text:style-name="T5543">’</text:span><text:span text:style-name="T5544">il n</text:span><text:span text:style-name="T5545">’</text:span><text:span text:style-name="T5546">est pas bon que l</text:span><text:span text:style-name="T5547">’</text:span><text:span text:style-name="T5548">homme soit seul</text:span><text:span text:style-name="T5549">.<text:s/></text:span><text:span text:style-name="quote.c">« La lutte et l</text:span><text:span text:style-name="quote.c">’</text:span><text:span text:style-name="quote.c">amour en dehors de soi sont exigés par la vie afin que l</text:span><text:span text:style-name="quote.c">’</text:span><text:span text:style-name="quote.c">individu se développe en beauté à son propre bénéfice et au bénéfice de l</text:span><text:span text:style-name="quote.c">’</text:span><text:span text:style-name="quote.c">espèce. L</text:span><text:span text:style-name="quote.c">’</text:span><text:span text:style-name="quote.c">homme tout seul est stérile</text:span><text:span text:style-name="quote.c">.</text:span><text:span text:style-name="quote.c"> »</text:span><text:span text:style-name="T5550"><text:s/>Il ne faut pas se contenter de rendre coup pour coup à ses adversaires, c</text:span><text:span text:style-name="T5551">’</text:span><text:span text:style-name="T5552">est-à-dire de la lutte ; il faut encore arriver à la conscience des rapports désirables entre individus de la même espèce, c</text:span><text:span text:style-name="T5553">’</text:span><text:span text:style-name="T5554">est-à-dire à l</text:span><text:span text:style-name="T5555">’</text:span><text:span text:style-name="T5556">amour. Notre action sur eux provoque, en effet, une réaction d</text:span><text:span text:style-name="T5557">’</text:span><text:span text:style-name="T5558">eux sur nous, et nous nous servons ainsi mutuellement. En élevant l</text:span><text:span text:style-name="T5559">’</text:span><text:span text:style-name="T5560">espèce, on s</text:span><text:span text:style-name="T5561">’</text:span><text:span text:style-name="T5562">augmente soi-</text:span><text:span text:style-name="T5563">même et l</text:span><text:span text:style-name="T5564">’</text:span><text:span text:style-name="T5565">on monte plus haut. — </text:span><text:span text:style-name="T5566">Si Jacques combat les dirigeants, c</text:span><text:span text:style-name="T5567">’</text:span><text:span text:style-name="T5568">est parce qu</text:span><text:span text:style-name="T5569">’</text:span><text:span text:style-name="T5570">ils sont les élus du plus grand nombre, et, par là même, des plus médiocres. II serait oiseux de tenter la rénovation de ces derniers composés exclusivement de Mous et de Régressifs. Jacques agit autrement. Tout en luttant contre les Médiocrates, il s</text:span><text:span text:style-name="T5571">’</text:span><text:span text:style-name="T5572">efforce<text:s/></text:span><text:span text:style-name="quote.c">« </text:span><text:span text:style-name="quote.c">d</text:span><text:span text:style-name="quote.c">’</text:span><text:span text:style-name="quote.c">éveiller chez les jeunes gens, les seuls qui soient encore capables d</text:span><text:span text:style-name="quote.c">’</text:span><text:span text:style-name="quote.c">un élan vers la beauté, une conscience nouvelle de la vie »</text:span><text:span text:style-name="T5573">. Ainsi, en épandant la semence de révolte, sans découragement, et malgré les insultes et les haines, il élabore le milieu sain où la race pourra se repr</text:span><text:span text:style-name="T5574">endre et rehausser son idéal. — </text:span><text:span text:style-name="T5575">Quant à Protée, il se rapproche de Jacques, en ce sens que, maître d</text:span><text:span text:style-name="T5576">e lui, il contribue à préparer l</text:span><text:span text:style-name="T5577">e renversement de la société actuelle, et qu</text:span><text:span text:style-name="T5578">’</text:span><text:span text:style-name="T5579">il est un des promoteurs du rythme de destruction. Comme Jacques, il est d</text:span><text:span text:style-name="T5580">’</text:span><text:span text:style-name="T5581">avis<text:s/></text:span><text:span text:style-name="quote.c">« qu</text:span><text:span text:style-name="quote.c">’</text:span><text:span text:style-name="quote.c">il faut frapper ceux qui mentent, ceux qui se prosternen</text:span><text:span text:style-name="quote.c">t et ceux qui se vendent, et qu</text:span><text:span text:style-name="quote.c">’</text:span><text:span text:style-name="quote.c">il faut aimer les sincères, ceux qui ont tué l</text:span><text:span text:style-name="quote.c">’</text:span><text:span text:style-name="quote.c">ange servile pour être des hommes »</text:span><text:span text:style-name="T5582">. Mais il opère différemment. Tandis que Jacques se déclare ouvertement l</text:span><text:span text:style-name="T5583">’</text:span><text:span text:style-name="T5584">adversaire du présent régime, Protée va « dans le monde » pour en surprendre les faiblesses et les vices. Il vit chez l</text:span><text:span text:style-name="T5585">’</text:span><text:span text:style-name="T5586">ennemi et montre à Jacques là où il doit frapper,<text:s/></text:span><text:span text:style-name="quote.c">« de telle sorte que lorsque l</text:span><text:span text:style-name="quote.c">’</text:span><text:span text:style-name="quote.c">édifice vermoulu où grouille la société actuelle s</text:span><text:span text:style-name="quote.c">’</text:span><text:span text:style-name="quote.c">écroulera, ceux qui élaborent</text:span><text:span text:style-name="quote.c">, en beauté, l</text:span><text:span text:style-name="quote.c">’</text:span><text:span text:style-name="quote.c">homme futur</text:span><text:span text:style-name="quote.c">,<text:s/></text:span><text:span text:style-name="pb">[p.<text:s/></text:span><text:span text:style-name="pb">174</text:span><text:span text:style-name="pb">]<text:s/></text:span><text:span text:style-name="quote.c">sau</text:span><text:span text:style-name="quote.c">ront ainsi<text:s/></text:span><text:soft-page-break/><text:span text:style-name="quote.c">comment arracher leurs armes aux puissances avachies sous lesquelles notre race agonise</text:span><text:span text:style-name="quote.c"> »</text:span><text:span text:style-name="T5587">.</text:span><text:span text:style-name="T5588"><text:s/>Les deux types se complètent, et l</text:span><text:span text:style-name="T5589">’</text:span><text:span text:style-name="T5590">un et l</text:span><text:span text:style-name="T5591">’</text:span><text:span text:style-name="T5592">autre sont des courageux qu</text:span><text:span text:style-name="T5593">i travaillent pour la Justice. Ce cour</text:span><text:span text:style-name="T5594">age indispensable au Révolutionnaire, Grymalkin en donne un exemple</text:span><text:span text:style-name="T5595"><text:s/>à Maître Phantasm (Idylle </text:span><text:span text:style-name="T5596">VI). Avec une grandeur tragique, il lui fait voir les cinq de Barcelone et ce qu</text:span><text:span text:style-name="T5597">’</text:span><text:span text:style-name="T5598">ils</text:span><text:span text:style-name="T5599"><text:s/>ont souffert pour le triomphe de l</text:span><text:span text:style-name="T5600">’</text:span><text:span text:style-name="T5601">Idée. Ils racontent leurs supplices. Maître Phantasm se récrie d</text:span><text:span text:style-name="T5602">’</text:span><text:span text:style-name="T5603">horreur. Mais son<text:s/></text:span><text:span text:style-name="T5604">guide</text:span><text:span text:style-name="T5605"><text:s/>lui évoque l</text:span><text:span text:style-name="T5606">’</text:span><text:span text:style-name="T5607">incendie du bazar de la Charité : ceci a vengé cela.</text:span></text:p>
      <text:p text:style-name="Corpsdetexte"><text:span text:style-name="T5608">Maintenant, M</text:span><text:span text:style-name="T5609">aître Phantasm pourra être un homme libre. Mais, en même temps que son éducation se poursuivait en ce sens, Grymalkin lui enseignait la véritable mission du poète.<text:s/></text:span><text:span text:style-name="quote.c">« Le poète est celui qui exprime<text:s/></text:span><text:span text:style-name="quote.c">l</text:span><text:span text:style-name="quote.c">’</text:span><text:span text:style-name="quote.c">univers selon</text:span><text:span text:style-name="quote.c"><text:s/>son âme et qui l</text:span><text:span text:style-name="quote.c">’</text:span><text:span text:style-name="quote.c">exprime d</text:span><text:span text:style-name="quote.c">’</text:span><text:span text:style-name="quote.c">autant mieux qu</text:span><text:span text:style-name="quote.c">’</text:span><text:span text:style-name="quote.c">il en devine l</text:span><text:span text:style-name="quote.c">’</text:span><text:span text:style-name="quote.c">harmonie</text:span><text:span text:style-name="quote.c">…</text:span><text:span text:style-name="quote.c"><text:s/>Il est un phare à feu tournant qui reflète tour à tour la mer dévorante des apparences et la nuit étoilée des essences</text:span><text:span text:style-name="quote.c">…</text:span><text:span text:style-name="quote.c"><text:s/>Et l</text:span><text:span text:style-name="quote.c">’</text:span><text:span text:style-name="quote.c">expérience prouve que malgré leurs contradicti</text:span><text:span text:style-name="quote.c">ons, les poètes servent l</text:span><text:span text:style-name="quote.c">’</text:span><text:span text:style-name="quote.c">espèce en lui infusant la beauté</text:span><text:span text:style-name="quote.c">. »</text:span><text:span text:style-name="T5610"><text:s/>Les faux poètes sont ceux qui se gardent d</text:span><text:span text:style-name="T5611">’</text:span><text:span text:style-name="T5612">être sincères avec eux-mêmes et de conformer leurs actes à leurs pensées.<text:s/></text:span><text:span text:style-name="quote.c">« Ils<text:s/></text:span><text:span text:style-name="T5613">rêvent</text:span><text:span text:style-name="quote.c"><text:s/>une chose et en<text:s/></text:span><text:span text:style-name="T5614">veulent</text:span><text:span text:style-name="quote.c"><text:s/>une autre. Leur nostalgie de la beauté se tourne en faiblesse</text:span><text:span text:style-name="quote.c">…</text:span><text:span text:style-name="quote.c"><text:s/>Ils ont vaguement conscience de leur lâcheté, et c</text:span><text:span text:style-name="quote.c">’</text:span><text:span text:style-name="quote.c">est ce qui les rend hargneux</text:span><text:span text:style-name="quote.c">…</text:span><text:span text:style-name="quote.c"><text:s/>Leur aberration provient de ce fait qu</text:span><text:span text:style-name="quote.c">’</text:span><text:span text:style-name="quote.c">ils sont devenus aveugles à la vie</text:span><text:span text:style-name="quote.c">…</text:span><text:span text:style-name="quote.c"><text:s/>L</text:span><text:span text:style-name="quote.c">’</text:span><text:span text:style-name="quote.c">art n</text:span><text:span text:style-name="quote.c">’</text:span><text:span text:style-name="quote.c">est p</text:span><text:span text:style-name="quote.c">lus pour eux qu</text:span><text:span text:style-name="quote.c">’</text:span><text:span text:style-name="quote.c">une sorte d</text:span><text:span text:style-name="quote.c">’</text:span><text:span text:style-name="quote.c">amu</text:span><text:span text:style-name="quote.c">sette destinée à leur faire oublier l</text:span><text:span text:style-name="quote.c">’</text:span><text:span text:style-name="quote.c">existence. Et c</text:span><text:span text:style-name="quote.c">’</text:span><text:span text:style-name="quote.c">est là que gît justement l</text:span><text:span text:style-name="quote.c">’</text:span><text:span text:style-name="quote.c">erreur mortelle qui les voue</text:span><text:span text:style-name="quote.c"><text:s/>au néant. Ils repoussent cette<text:s/></text:span><text:span text:style-name="quote.c">notion vitale : l</text:span><text:span text:style-name="quote.c">’</text:span><text:span text:style-name="quote.c">art n</text:span><text:span text:style-name="quote.c">’</text:span><text:span text:style-name="quote.c">est pas un absolu se suffisant à soi-même hormis toutes contingences. Il est un des modes d</text:span><text:span text:style-name="quote.c">’</text:span><text:span text:style-name="quote.c">expression de notre espèce au même titre que la science par exemple. Comme elle, il dépend de toutes les forces extérieures à nous qui nous déterminent vers un idéal de bien-être et de beauté, idéal tenté par cent voies, toujours changeant, jamais atteint »</text:span><text:span text:style-name="T5615"><text:s/>(Idylle </text:span><text:span text:style-name="T5616">III). Le vrai poète est à la joie d</text:span><text:span text:style-name="T5617">’</text:span><text:span text:style-name="T5618">œuvrer selon le rythm</text:span><text:span text:style-name="T5619">e de la vie. Tranquille (Idylle </text:span><text:span text:style-name="T5620">VII) est un de ses élus, et Maître Phantasm, auprès de lui, s</text:span><text:span text:style-name="T5621">’</text:span><text:span text:style-name="T5622">instruit pour être comme lui. Tranquille lui dit comment il parvient à rendre ses ve</text:span><text:span text:style-name="T5623">rs si radieux et si pénétrants :</text:span><text:span text:style-name="T5624"><text:s/></text:span><text:span text:style-name="quote.c">« De tout</text:span><text:span text:style-name="quote.c"><text:s/>le paysage qui m</text:span><text:span text:style-name="quote.c">’</text:span><text:span text:style-name="quote.c">entoure, j</text:span><text:span text:style-name="quote.c">e tire les<text:s/></text:span><text:span text:style-name="T5625">éléments</text:span><text:span text:style-name="quote.c"><text:s/>de la joie chantée par mes poèmes</text:span><text:span text:style-name="quote.c">…</text:span><text:span text:style-name="quote.c"><text:s/>Mais, je le répète, ce ne sont là que les éléments de l</text:span><text:span text:style-name="quote.c">’</text:span><text:span text:style-name="quote.c">œuvre : le splendide apport de l</text:span><text:span text:style-name="quote.c">’</text:span><text:span text:style-name="quote.c">Inconscient. Je me garde bien de les assembler pêle-mêle. Je fais un choix entre tant d</text:span><text:span text:style-name="quote.c">’</text:span><text:span text:style-name="quote.c">émotions, et je</text:span><text:span text:style-name="quote.c"><text:s/>n</text:span><text:span text:style-name="quote.c">’</text:span><text:span text:style-name="quote.c">élis, selon leur affinité, que les plus significatives. Ici la volonté intervient. C</text:span><text:span text:style-name="quote.c">’</text:span><text:span text:style-name="quote.c">est alors tout un travail de c</text:span><text:span text:style-name="quote.c">omposition, puis de retouches, et l</text:span><text:span text:style-name="quote.c">’</text:span><text:span text:style-name="quote.c">œuvre, — fruit de ma patience, </text:span><text:span text:style-name="quote.c">— apparaît, grâce au sortilège de l</text:span><text:span text:style-name="quote.c">’</text:span><text:span text:style-name="quote.c">art,<text:s/></text:span><text:span text:style-name="T5626">spontanée</text:span><text:span text:style-name="quote.c">…</text:span><text:span text:style-name="quote.c"><text:s/>Si je laisse parfois reposer en moi la puissance lyrique, c</text:span><text:span text:style-name="quote.c">’</text:span><text:span text:style-name="quote.c">est pour m</text:span><text:span text:style-name="quote.c">’</text:span><text:span text:style-name="quote.c">instruire par l</text:span><text:span text:style-name="quote.c">’</text:span><text:span text:style-name="quote.c">étude des maîtres. Un livre à la main, je fais de longues courses à travers la campagne</text:span><text:span text:style-name="quote.c">…</text:span><text:span text:style-name="quote.c"> »</text:span><text:span text:style-name="T5627"><text:s/></text:span><text:soft-page-break/><text:span text:style-name="T5628">— </text:span><text:span text:style-name="T5629">Quant au faux poète, Maître Phantasm a le loisir d</text:span><text:span text:style-name="T5630">’</text:span><text:span text:style-name="T5631">en admirer un délicieux spécimen dans ce jeune</text:span><text:span text:style-name="T5632"><text:s/>homme à la grosse tête (Idylle </text:span><text:span text:style-name="T5633">VIII) d</text:span><text:span text:style-name="T5634">’</text:span><text:span text:style-name="T5635">un comique parfait. Ce grotesque se targue d</text:span><text:span text:style-name="T5636">’</text:span><text:span text:style-name="T5637">appartenir à la caste des Intellectuels, et sa bêtise solennelle s</text:span><text:span text:style-name="T5638">’</text:span><text:span text:style-name="T5639">allie admirablement à la laideur de son corps. Après s</text:span><text:span text:style-name="T5640">’</text:span><text:span text:style-name="T5641">en être amusé comme un cha</text:span><text:span text:style-name="T5642">t d</text:span><text:span text:style-name="T5643">’</text:span><text:span text:style-name="T5644">une souris, M</text:span><text:span text:style-name="T5645">aître Phantasm, qui est bon et ne veut pas le manger, le lâche et le renvoie à ses pareils :</text:span><text:span text:style-name="T5646"><text:s/></text:span><text:span text:style-name="quote.c">« Va retrouver l</text:span><text:span text:style-name="quote.c">es tiens. Retourne chez les factices, et apprends-leur que ni les menaces, ni les outrages, ni les mensonges, ni cette rage humiliée qu</text:span><text:span text:style-name="quote.c">’</text:span><text:span text:style-name="quote.c">ils appellent leur mépris, n</text:span><text:span text:style-name="quote.c">’</text:span><text:span text:style-name="quote.c">empêcheront celui qui marche avec la vie de les rejeter aux ténèbres. — Disparais : le temps des fantômes est passé. »</text:span></text:p>
      <text:p text:style-name="Corpsdetexte"><text:span text:style-name="T5647">Mais lassé de toutes ces courses, ébloui de la métaphysique dont Grymalkin a fait miroiter quelques lueurs à ses yeux, maître Phantasm ressent une profonde tristesse, et sa pensée titube comme ce</text:span><text:span text:style-name="T5648">lle d</text:span><text:span text:style-name="T5649">’</text:span><text:span text:style-name="T5650">un homme ivre (Idylle XII)</text:span><text:span text:style-name="T5651">. Grymalkin voit son abattement. Il le réconforte et lui redonne tout son courage en lui rappelant le chemin parcouru. Puis il conclut en prédisant le règne de la science, qui assurera sur la terre le bonheur universel. Ce sont les forts qui l</text:span><text:span text:style-name="T5652">’</text:span><text:span text:style-name="T5653">établiront, et<text:s/></text:span><text:span text:style-name="quote.c">« c</text:span><text:span text:style-name="quote.c">’</text:span><text:span text:style-name="quote.c">est alors que se réalisera,</text:span><text:span text:style-name="quote.c"><text:s/>selon la beauté, la formule d</text:span><text:span text:style-name="quote.c">’</text:span><text:span text:style-name="quote.c">Ê</text:span><text:span text:style-name="quote.c">tre : se conserver, se développer, se reproduire, se transformer. Combattre pour cet idéal, telle est la tâche qu</text:span><text:span text:style-name="quote.c">’</text:span><text:span text:style-name="quote.c">il faut poursuivre</text:span><text:span text:style-name="quote.c"> »</text:span><text:span text:style-name="T5654">.</text:span><text:span text:style-name="T5655"><text:s/>D</text:span><text:span text:style-name="T5656">’</text:span><text:span text:style-name="T5657">ailleurs, dit Grymalkin à Maître Phantasm,<text:s/></text:span><text:span text:style-name="quote.c">« malgré les déviations qu</text:span><text:span text:style-name="quote.c">’</text:span><text:span text:style-name="quote.c">entraîne ta sensibilité toujours tressaillante, tu<text:s/></text:span><text:span text:style-name="quote.c">fais ton devoir dans ce sens. — Moi ! Je n</text:span><text:span text:style-name="quote.c">’</text:span><text:span text:style-name="quote.c">ose le croire. — </text:span><text:span text:style-name="quote.c">Toi-même. Je t</text:span><text:span text:style-name="quote.c">’</text:span><text:span text:style-name="quote.c">ai dit naguère que nous visiterions quatre sains parmi ceux dont j</text:span><text:span text:style-name="quote.c">’</text:span><text:span text:style-name="quote.c">entrepris de développer la volonté. Eh bien, tu as vu</text:span><text:span text:style-name="quote.c"><text:s/>Jacques, Tranquille, Protée, — le plus vaillant de tous. — </text:span><text:span text:style-name="quote.c">Tu es le quatrième. »</text:span><text:span text:style-name="T5658"><text:s/>— Cependant, en Esprit charmant qu</text:span><text:span text:style-name="T5659">’</text:span><text:span text:style-name="T5660">il est, Grymalkin s</text:span><text:span text:style-name="T5661">’</text:span><text:span text:style-name="T5662">interdit de quitter Maître Phantasm brusquement, et, avant de retourner chez les salamandres, au sein du feu originel, il lui offre le<text:s/></text:span><text:span text:style-name="T5663">Banquet</text:span><text:span text:style-name="T5664"><text:s/></text:span><text:span text:style-name="T5665">des adieux (Idylle </text:span><text:span text:style-name="T5666">XIII). qui rassemble autour d</text:span><text:span text:style-name="T5667">’</text:span><text:span text:style-name="T5668">une même table tous les personnages des douze précéde</text:span><text:span text:style-name="T5669">ntes idylles avec, en plus, Malbard</text:span><text:span text:style-name="T5670">é,</text:span><text:span text:style-name="T5671"><text:s/>le<text:s/></text:span><text:span text:style-name="T5672">poète abscons ; Huysmans, le Hollandais névropathe ; Homais, le plat bourgeois : Ghetto,</text:span><text:span text:style-name="T5673"><text:s/>le<text:s/></text:span><text:span text:style-name="T5674">financier sans scrupules, et Franck Gaillard, le journaliste véreux. Dans cette idylle, très importante et la plus longu</text:span><text:span text:style-name="T5675">e de toutes</text:span><text:span text:style-name="T5676"><text:note text:note-class="footnote" text:id="_ftn10"><text:note-citation>11</text:note-citation><text:note-body><text:p text:style-name="Notedebasdepage"><text:s/><text:span text:style-name="title">La Plume</text:span><text:s/>ne l’a pas donnée et le texte en est demeuré inédit jusqu’à son apparition en volume.</text:p></text:note-body></text:note></text:span><text:span text:style-name="T5677">, Grymalkin se propose de synthétiser ses enseignements :<text:s/></text:span><text:span text:style-name="quote.c">« Les yeux de Maître Phantasm se sont ouverts à la Réalité, il affronte les deux faces de la Vie, il connaît la sagesse : j</text:span><text:span text:style-name="quote.c">’</text:span><text:span text:style-name="quote.c">ai donc confiance en lui. Mais ces initiations successives, je les lui résume, aujourd</text:span><text:span text:style-name="quote.c">’</text:span><text:span text:style-name="quote.c">hui, en une initiation suprême, d</text:span><text:span text:style-name="quote.c">’</text:span><text:span text:style-name="quote.c">où il doit sortir définitivement trempé pour la lutte au nom de l</text:span><text:span text:style-name="quote.c">’</text:span><text:span text:style-name="quote.c">Idéal qu</text:span><text:span text:style-name="quote.c">’</text:span><text:span text:style-name="quote.c">il conçut. »</text:span><text:span text:style-name="T5678"><text:s/>Ce banquet oppose la face bonne de la Vie représentée par les quatre sains à la face mauvaise de la Vie que</text:span><text:span text:style-name="T5679"><text:s/>sont les<text:s/></text:span><text:soft-page-break/><text:span text:style-name="T5680">autres. Le talent de</text:span><text:span text:style-name="T5681"><text:s/>M. Retté y déploie toutes ses ressources. Les affirmations et les critiques ant</text:span><text:span text:style-name="T5682">érieures y sont de nouveau pré*</text:span><text:span text:style-name="T5683">sentées, de manière qu</text:span><text:span text:style-name="T5684">’</text:span><text:span text:style-name="T5685">on en ait une vue d</text:span><text:span text:style-name="T5686">’</text:span><text:span text:style-name="T5687">e</text:span><text:span text:style-name="T5688">nsemble et qu</text:span><text:span text:style-name="T5689">’</text:span><text:span text:style-name="T5690">on puisse fermer l</text:span><text:span text:style-name="T5691">e livre sans en rien oublier. Il y avait là de très grandes difficultés de composition à vaincre, soit à cause du nombre des interlocuteurs, soit à cause des idées si diverses que chacun, suivant son rôle, émet. Toutefois je ne m</text:span><text:span text:style-name="T5692">’</text:span><text:span text:style-name="T5693">y étendrai pas, étant donné qu</text:span><text:span text:style-name="T5694">’</text:span><text:span text:style-name="T5695">elles confirment simplement tout ce que je viens d</text:span><text:span text:style-name="T5696">’</text:span><text:span text:style-name="T5697">en dire, je noterai seulement la théorie d</text:span><text:span text:style-name="T5698">’</text:span><text:span text:style-name="T5699">art que formule Tranquille, parce qu</text:span><text:span text:style-name="T5700">’</text:span><text:span text:style-name="T5701">elle e</text:span><text:span text:style-name="T5702">st absolument conforme à celle q</text:span><text:span text:style-name="T5703">ue pratique M. Retté :<text:s/></text:span><text:span text:style-name="quote.c">« Je tâche, déclare-t-il, d</text:span><text:span text:style-name="quote.c">’</text:span><text:span text:style-name="quote.c">exprimer des sentiments simples, tels que je les ressens. Mes méditati</text:span><text:span text:style-name="quote.c">ons devant la nature m</text:span><text:span text:style-name="quote.c">’</text:span><text:span text:style-name="quote.c">en avaien</text:span><text:span text:style-name="quote.c">t fait concevoir toutes les splendeurs, je m</text:span><text:span text:style-name="quote.c">’</text:span><text:span text:style-name="quote.c">efforce de les traduire dans mes vers, car je crois que l</text:span><text:span text:style-name="quote.c">’</text:span><text:span text:style-name="quote.c">art doit fournir à tous les hommes des exemples de beauté afin de les rendre meilleurs</text:span><text:span text:style-name="quote.c">…</text:span><text:span text:style-name="quote.c"><text:s/>Je sais qu</text:span><text:span text:style-name="quote.c">’</text:span><text:span text:style-name="quote.c">il est en moi d</text:span><text:span text:style-name="quote.c">’</text:span><text:span text:style-name="quote.c">aimer nos semblables, de les considérer comme des frères à qui je<text:s/></text:span><text:span text:style-name="T5704">dois</text:span><text:span text:style-name="quote.c"><text:s/>des joies, et à qui j</text:span><text:span text:style-name="quote.c">’</text:span><text:span text:style-name="quote.c">essaie, en toute clarté, d</text:span><text:span text:style-name="quote.c">’</text:span><text:span text:style-name="quote.c">en donner d</text:span><text:span text:style-name="quote.c">’</text:span><text:span text:style-name="quote.c">équivalentes. »</text:span><text:span text:style-name="T5705"><text:s/></text:span><text:span text:style-name="T5706">L</text:span><text:span text:style-name="T5707">’</text:span><text:span text:style-name="T5708">art, en effet, ne doit pas être</text:span><text:span text:style-name="T5709"><text:s/>le<text:s/></text:span><text:span text:style-name="T5710">plaisir égoïste et stérile que préconisent certains dévoyés. Sa fonction est de servir à l</text:span><text:span text:style-name="T5711">’</text:span><text:span text:style-name="T5712">amélioration de l</text:span><text:span text:style-name="T5713">’</text:span><text:span text:style-name="T5714">espèce, tout autant que la science, et il doit resserrer les liens qui nous unissent les uns aux autres en nous faisant tous vibrer ensemble<text:s/></text:span><text:span text:style-name="T5715">vers un idéal de beauté. Le Mal</text:span><text:span text:style-name="T5716">bardé qui s</text:span><text:span text:style-name="T5717">’</text:span><text:span text:style-name="T5718">isole et incite à l</text:span><text:span text:style-name="T5719">’</text:span><text:span text:style-name="T5720">isolement joue un rôle funeste. Dans l</text:span><text:span text:style-name="T5721">’</text:span><text:span text:style-name="T5722">harmonie universelle, i</text:span><text:span text:style-name="T5723">l est une dissonance, et on ne o</text:span><text:span text:style-name="T5724">eut le considérer que co</text:span><text:span text:style-name="T5725">mme un cas pathologique dont l</text:span><text:span text:style-name="T5726">’</text:span><text:span text:style-name="T5727">étude sans doute intéres</text:span><text:span text:style-name="T5728">se les spécialistes, mais dont l</text:span><text:span text:style-name="T5729">’</text:span><text:span text:style-name="T5730">exemple n</text:span><text:span text:style-name="T5731">’</text:span><text:span text:style-name="T5732">est point .à suivre parce qu</text:span><text:span text:style-name="T5733">’</text:span><text:span text:style-name="T5734">il est un danger. Sa seule utilité, si c</text:span><text:span text:style-name="T5735">’</text:span><text:span text:style-name="T5736">en est une, est celle de l</text:span><text:span text:style-name="T5737">’</text:span><text:span text:style-name="T5738">erreur vis-à-vis de la vérité. Mais s</text:span><text:span text:style-name="T5739">’</text:span><text:span text:style-name="T5740">il est exact de dire que la vérité est prouvée par l</text:span><text:span text:style-name="T5741">’</text:span><text:span text:style-name="T5742">erreur, il est, quand même, déplorable que l</text:span><text:span text:style-name="T5743">’</text:span><text:span text:style-name="T5744">erreur existe. Et de même que le médecin, tout en observant une névrose, a pour devoir de la faire disparaître, le devoir du critique, tout en examinant le malbardisme, est de le signaler et de le combattre comme un péril.</text:span></text:p>
      <text:p text:style-name="Corpsdetexte"><text:span text:style-name="T5745">Ce noble souci de la vérité constitue à mes yeux toute la valeur des<text:s/></text:span><text:span text:style-name="title">Idylles</text:span><text:span text:style-name="T5746">, en dehors même des convictions qui y sont exprimées. Plus que bien d</text:span><text:span text:style-name="T5747">’</text:span><text:span text:style-name="T5748">autres, certes, j</text:span><text:span text:style-name="T5749">’</text:span><text:span text:style-name="T5750">ai le droit de dire ces choses, étant donné le profond abîme qui, au point de vue idé</text:span><text:span text:style-name="T5751">ologique, me sépare de M. Retté.<text:s/></text:span><text:span text:style-name="pb">[p.<text:s/></text:span><text:span text:style-name="pb">175</text:span><text:span text:style-name="pb">]<text:s/></text:span><text:span text:style-name="T5752">Ma conception métaphysique du monde, de l</text:span><text:span text:style-name="T5753">’</text:span><text:span text:style-name="T5754">être et de ses destinées, n</text:span><text:span text:style-name="T5755">’</text:span><text:span text:style-name="T5756">est point du tout la sienne. Sa sociologie est sans rapports, ou presque, avec celle que je me suis formée. Mais ces divergences considérab</text:span><text:span text:style-name="T5757">les ne m</text:span><text:span text:style-name="T5758">’</text:span><text:span text:style-name="T5759">empêchent point de rec</text:span><text:span text:style-name="T5760">onnaître en lui l</text:span><text:span text:style-name="T5761">’</text:span><text:span text:style-name="T5762">homme qui est sincère, même quand il ne pense pas comme moi. Par contre, quand sa pensée es</text:span><text:span text:style-name="T5763">t conforme à la mienne, comme j</text:span><text:span text:style-name="T5764">’</text:span><text:span text:style-name="T5765">en suis heureux ! et quel plaisir j</text:span><text:span text:style-name="T5766">’</text:span><text:span text:style-name="T5767">éprouve de voir en lui un allié ! Car le métier de critique ne consiste pas seulement à disséquer des livres, mais encore à les utiliser,<text:s/></text:span><text:soft-page-break/><text:span text:style-name="T5768">autant qu</text:span><text:span text:style-name="T5769">’</text:span><text:span text:style-name="T5770">il est possible, au service de ses propres idées. Voilà ce que j</text:span><text:span text:style-name="T5771">’</text:span><text:span text:style-name="T5772">ai tâché de faire en parlant des<text:s/></text:span><text:span text:style-name="title">Idylles</text:span><text:span text:style-name="T5773">. J</text:span><text:span text:style-name="T5774">’</text:span><text:span text:style-name="T5775">en ai tiré tout ce qui corrobore ma doctrine personnelle, celle qui m</text:span><text:span text:style-name="T5776">’</text:span><text:span text:style-name="T5777">a guidé jusqu</text:span><text:span text:style-name="T5778">’</text:span><text:span text:style-name="T5779">à présent dans mes<text:s/></text:span><text:span text:style-name="title">Expertises</text:span><text:span text:style-name="T5780"><text:s/></text:span><text:span text:style-name="T5781">et dont je ne crois pas être près d</text:span><text:span text:style-name="T5782">e changer. Au lieu de citer M. R</text:span><text:span text:style-name="T5783">etté, j</text:span><text:span text:style-name="T5784">’</text:span><text:span text:style-name="T5785">aurais pu me livrer à des variations plus ou moins ingénieuses sur les thèmes que son livre avait bien voulu me fournir. J</text:span><text:span text:style-name="T5786">’</text:span><text:span text:style-name="T5787">ai préféré m</text:span><text:span text:style-name="T5788">’</text:span><text:span text:style-name="T5789">effacer, et, par M. Retté lui-même, mettre en lumière ses enseignements, ou du moins ceux que j</text:span><text:span text:style-name="T5790">’</text:span><text:span text:style-name="T5791">approuve et pour lesquels je suis avec lui. Retenons-en que la Vie exige que nous soyons vivants, c</text:span><text:span text:style-name="T5792">’</text:span><text:span text:style-name="T5793">est-à-dire que loin de nous nous rejetions tout ce qui est fantôme, tout ce qui est ruine, tout ce qui est mort. Rappelons-nous aussi que la nature veut que nous nous conformions à notre loi naturelle, c</text:span><text:span text:style-name="T5794">’</text:span><text:span text:style-name="T5795">est-à-dire que nous soyons nous-mêmes, et que selon nous-mêmes, nous nous exprimions. Du même coup le mensonge et le factice d</text:span><text:span text:style-name="T5796">isparaîtront, non seulement de l</text:span><text:span text:style-name="T5797">’</text:span><text:span text:style-name="T5798">art mais encore de nos rapports avec nos frères, les autres hommes. Puis, dans un même amour de la Vérité, nous nous aimerons les uns les autres, et nous réaliseron</text:span><text:span text:style-name="T5799">s sur cette terre le bonheur. — </text:span><text:span text:style-name="T5800">Chimères, n</text:span><text:span text:style-name="T5801">’</text:span><text:span text:style-name="T5802">est-ce pas, ces aspirations ? Je l</text:span><text:span text:style-name="T5803">’</text:span><text:span text:style-name="T5804">accorde. Mais l</text:span><text:span text:style-name="T5805">’</text:span><text:span text:style-name="T5806">Illusion a tout au moins cela de bon qu</text:span><text:span text:style-name="T5807">’</text:span><text:span text:style-name="T5808">elle nous aide à vivre. Grâce à elle les tristes laideurs au présent s</text:span><text:span text:style-name="T5809">’</text:span><text:span text:style-name="T5810">effacent, et dans l</text:span><text:span text:style-name="T5811">’</text:span><text:span text:style-name="T5812">espoir d</text:span><text:span text:style-name="T5813">’</text:span><text:span text:style-name="T5814">un avenir moins sombre, nous puisons de nouv</text:span><text:span text:style-name="T5815">elles forces pour le travail. Il faut avoir d</text:span><text:span text:style-name="T5816">e ces enthousiasmes parce qu</text:span><text:span text:style-name="T5817">’</text:span><text:span text:style-name="T5818">il est indispensable, pour que la Vie soit belle, de mettre du lyrisme dans notre vie, ce qui revient à exalter les forces qui sont en nous et qui, autour de nous, s</text:span><text:span text:style-name="T5819">’</text:span><text:span text:style-name="T5820">agitent, à les magnifier selon leurs rythmes, à en<text:s/></text:span><text:span text:style-name="T5821">comprendre</text:span><text:span text:style-name="T5822"><text:s/></text:span><text:span text:style-name="T5823">toute la beauté.</text:span></text:p>
      <text:p text:style-name="Corpsdetexte"><text:span text:style-name="T5824">Me trouvera-t-on exagéré, si je soutiens que M. Retté est un de ceux très rares, qui possèdent ce don du lyrisme ? Pour moi, celui qui a<text:s/></text:span><text:span text:style-name="T5825">ressenti</text:span><text:span text:style-name="T5826"><text:s/></text:span><text:span text:style-name="T5827">puis écrit<text:s/></text:span><text:span text:style-name="title">le Poète<text:s/></text:span><text:span text:style-name="T5828">(Idylle III</text:span><text:span text:style-name="T5829">),<text:s/></text:span><text:span text:style-name="title">Tranquille</text:span><text:span text:style-name="T5830"><text:s/></text:span><text:span text:style-name="T5831">(Idylle </text:span><text:span text:style-name="T5832">VII),<text:s/></text:span><text:span text:style-name="title">Grymalkin nocturne<text:s/></text:span><text:span text:style-name="T5833">(I</text:span><text:span text:style-name="T5834">dylle </text:span><text:span text:style-name="T5835">X),<text:s/></text:span><text:span text:style-name="title">la Tristesse</text:span><text:span text:style-name="title"><text:s/></text:span><text:span text:style-name="title">de Maître Phantasm</text:span><text:span text:style-name="T5836"><text:s/></text:span><text:span text:style-name="T5837">(Idylle </text:span><text:span text:style-name="T5838">XII), est nécessairement un lyrique. Et n</text:span><text:span text:style-name="T5839">’</text:span><text:span text:style-name="T5840">est-il point aussi d</text:span><text:span text:style-name="T5841">’</text:span><text:span text:style-name="T5842">un lyrique, le toast de Maître Phantasm dans le<text:s/></text:span><text:span text:style-name="title">Banquet</text:span><text:span text:style-name="T5843"> :</text:span></text:p>
      <text:p text:style-name="P5844">« Je bois au Désir, fils de l’Amour et de la Lutte, au Désir qui meut les sphères, au Désir qui guide l’homme vers la Beauté, au Désir qui mêle les âmes du feu, du fluide, de l’effluve, du souffle et du flot et qui les irradie à travers l’Astral pour la formation de l’Autre-Adam dans l’Autre-Matière.</text:p>
      <text:p text:style-name="P5845">« Je bois à l’Illusion, compagne du Désir, reine des mondes, inspiratrice du poète, du savant, du réformateur, créatrice des Daïmons souverains.</text:p>
      <text:p text:style-name="P5846">« Je bois à Notre-Terre, part intégrante de l’infini, à la planète maternelle qui élut l’espèce pour chanter et décrire sa splendeur.</text:p>
      <text:p text:style-name="P5847">« Je bois aux métaux et aux pierres, aux plantes et<text:s/>aux arbres, aux animaux et à l’homme, à tout ce qui respire, aime et raisonne, autour de nous et en nous.</text:p>
      <text:soft-page-break/>
      <text:p text:style-name="quote"><text:span text:style-name="T5848">« Je bois à la Nature-Panthée, à la sainte Volonté-de-Vivre, à l</text:span><text:span text:style-name="T5849">’</text:span><text:span text:style-name="T5850">intelligence des Forts en communion avec les soleils et l</text:span><text:span text:style-name="T5851">’</text:span><text:span text:style-name="T5852">éther.</text:span></text:p>
      <text:p text:style-name="quote"><text:span text:style-name="T5853">« Je bois aux destinées mystérieuses de l</text:span><text:span text:style-name="T5854">’</text:span><text:span text:style-name="T5855">Être. »</text:span></text:p>
      <text:p text:style-name="Corpsdetexte"><text:span text:style-name="T5856">Ce que je loue dans le lyrisme de M. Retté, c</text:span><text:span text:style-name="T5857">’</text:span><text:span text:style-name="T5858">est encore plus le sentiment que la forme, bien que cette dernière soit très pure, ainsi qu</text:span><text:span text:style-name="T5859">’</text:span><text:span text:style-name="T5860">on peut le constater. Mais la forme est chose facile, comparée au sentiment. Celle-là s</text:span><text:span text:style-name="T5861">’</text:span><text:span text:style-name="T5862">acquiert au besoin après quelque apprentissage. Celui-ci ne s</text:span><text:span text:style-name="T5863">’</text:span><text:span text:style-name="T5864">acquiert pas : on l</text:span><text:span text:style-name="T5865">’</text:span><text:span text:style-name="T5866">a ou on ne l</text:span><text:span text:style-name="T5867">’</text:span><text:span text:style-name="T5868">a pas. Et c</text:span><text:span text:style-name="T5869">’</text:span><text:span text:style-name="T5870">est tout différent. Il y a peu de privilégiés qui aient ce don d</text:span><text:span text:style-name="T5871">’</text:span><text:span text:style-name="T5872">être émus. Or il se trouve que Retté le possède, et c</text:span><text:span text:style-name="T5873">’</text:span><text:span text:style-name="T5874">est ce que beaucoup, moins fortunés que lui en ce genre, lui envient secrètement et ne lui pardonnent pas. Pour exaspérer un peu plus ces sournois,</text:span><text:span text:style-name="T5875"><text:s/></text:span><text:span text:style-name="T5876">je me fais donc une obli</text:span><text:span text:style-name="T5877">gation de le leur répéter : M. R</text:span><text:span text:style-name="T5878">etté a de l</text:span><text:span text:style-name="T5879">’</text:span><text:span text:style-name="T5880">enthousiasme, et vous, vous</text:span><text:span text:style-name="T5881"><text:s/>n</text:span><text:span text:style-name="T5882">’</text:span><text:span text:style-name="T5883">en avez pas. Et, m</text:span><text:span text:style-name="T5884">’</text:span><text:span text:style-name="T5885">adressant à l</text:span><text:span text:style-name="T5886">’</text:span><text:span text:style-name="T5887">auteur des<text:s/></text:span><text:span text:style-name="title">Idylles</text:span><text:span text:style-name="T5888"><text:s/>une dernière fois, en terminant, je lui dirai ce que Tranquille dit à Maître Phantasm, sans en changer un mot :</text:span></text:p>
      <text:p text:style-name="P5889">« Je t’aime bien, car tu me rajeunis par ton enthousiasme vers tout ce qui est harmonieux. Précieuse vertu, cher ami, force qu’il me plaît de trouver toujours vivante en toi malgré les rires et les grognements envieux des impuissants et des égoïstes imbéciles que tu flagelles. »</text:p>
      <text:p text:style-name="P5890">LOUIS DE SAINT-JACQUES.</text:p>
      <text:p text:style-name="postscript"><text:span text:style-name="T5891">P.-S.</text:span><text:span text:style-name="T5892"><text:s/>— </text:span><text:span text:style-name="T5893">Dans ma vingt-septième expertise,<text:s/></text:span><text:span text:style-name="title">les Œuvres et les Hommes</text:span><text:span text:style-name="T5894">, de<text:s/></text:span><text:span text:style-name="T5895">J. </text:span><text:span text:style-name="T5896">Barbey d</text:span><text:span text:style-name="T5897">’</text:span><text:span text:style-name="T5898">Aurevilly. Et dans la vingt-huitième, l</text:span><text:span text:style-name="T5899">’</text:span><text:span text:style-name="T5900">Expert déposera son rapport.</text:span></text:p>
      <text:h text:style-name="Titre1" text:outline-level="1"><text:bookmark-start text:name="bookmark55"/><text:bookmark-start text:name="bookmark61"/><text:bookmark-end text:name="bookmark55"/><text:bookmark-end text:name="bookmark61"/><text:span text:style-name="pb">[p.<text:s/></text:span><text:span text:style-name="pb">207</text:span><text:span text:style-name="pb">]<text:s/></text:span>Expertises<text:s/>XXVII.<text:s/><text:line-break/>Les<text:s/><text:span text:style-name="title">Œuvres et les Hommes : Portraits politiques et littéraires</text:span><text:s/>de Jules Barbey<text:s/>d’Aurevilly</text:h>
      <text:p text:style-name="dateline">1<text:span text:style-name="T5901">er</text:span> avril 1898.</text:p>
      <text:p text:style-name="Corpsdetexte"><text:span text:style-name="T5902">Pour la deuxième fois depuis que j</text:span><text:span text:style-name="T5903">’</text:span><text:span text:style-name="T5904">ai entrepris ces Expertises, je veux parler de Jules Barbey d</text:span><text:span text:style-name="T5905">’</text:span><text:span text:style-name="T5906">Aurevilly. Mais si l</text:span><text:span text:style-name="T5907">’</text:span><text:span text:style-name="T5908">on s</text:span><text:span text:style-name="T5909">’</text:span><text:span text:style-name="T5910">étonne de l</text:span><text:span text:style-name="T5911">’</text:span><text:span text:style-name="T5912">attention que j</text:span><text:span text:style-name="T5913">’</text:span><text:span text:style-name="T5914">apporte à ces publications posthumes, je répondrai que mon devoir m</text:span><text:span text:style-name="T5915">’</text:span><text:span text:style-name="T5916">a paru m</text:span><text:span text:style-name="T5917">’</text:span><text:span text:style-name="T5918">y obliger, à c</text:span><text:span text:style-name="T5919">ause du silence dont « les Jeune</text:span><text:span text:style-name="T5920">s » d</text:span><text:span text:style-name="T5921">’</text:span><text:span text:style-name="T5922">il y a vingt ans persistent à recouvrir cette survie d</text:span><text:span text:style-name="T5923">’</text:span><text:span text:style-name="T5924">un homme qui les aida autrefois dans leurs premières luttes et qu</text:span><text:span text:style-name="T5925">’</text:span><text:span text:style-name="T5926">ils oublient, maintenant q</text:span><text:span text:style-name="T5927">u</text:span><text:span text:style-name="T5928">’</text:span><text:span text:style-name="T5929">il ne peut plus leur servir.<text:s/></text:span><text:span text:style-name="T5930">Sans doute ils pensent que les vivants sont en bien trop grand nombre pour qu</text:span><text:span text:style-name="T5931">’</text:span><text:span text:style-name="T5932">ils aient le temps de<text:s/></text:span><text:soft-page-break/><text:span text:style-name="T5933">songer à des morts, même à ceux qui leur témoignèrent de l</text:span><text:span text:style-name="T5934">’</text:span><text:span text:style-name="T5935">intérêt et de la bonté. Ils jugent cette reconnaissance inutile, et lorsque Barbey d</text:span><text:span text:style-name="T5936">’</text:span><text:span text:style-name="T5937">Aurevilly eut disparu de l</text:span><text:span text:style-name="T5938">’</text:span><text:span text:style-name="T5939">existence, ils enterrèrent leur gratitude avec lui. Leur mémoire ne se souvient plus du jour où, la plupart échappés de leurs provinces, ils coururent<text:s/></text:span><text:span text:style-name="T5940">vers Paris, frapper à sa porte h</text:span><text:span text:style-name="T5941">ospit</text:span><text:span text:style-name="T5942">alière et solliciter de sa bien</text:span><text:span text:style-name="T5943">veillance un encouragement à leurs espoirs. Il leur était un merveilleux exemple d</text:span><text:span text:style-name="T5944">’</text:span><text:span text:style-name="T5945">indépendance, fière de tou</text:span><text:span text:style-name="T5946">te sa solitude et de toute sa p</text:span><text:span text:style-name="T5947">auvreté. Il était celui qui n</text:span><text:span text:style-name="T5948">’</text:span><text:span text:style-name="T5949">abdiqua jamais une seule de ses convictions en ce siècle où vraiment, ainsi qu</text:span><text:span text:style-name="T5950">’</text:span><text:span text:style-name="T5951">il le disait, il était venu trop tard, lui, l</text:span><text:span text:style-name="T5952">’</text:span><text:span text:style-name="T5953">homme de foi et d</text:span><text:span text:style-name="T5954">’</text:span><text:span text:style-name="T5955">héroïsme en une époque de veulerie et de scepticisme, intrépide chevalier de ses croyances, debout jusqu</text:span><text:span text:style-name="T5956">’</text:span><text:span text:style-name="T5957">à la fin pour les défendre avec le glaive de son esprit qui était terrible et la cuirasse de son mépris que les plus atroces injustices ne parvinrent pas à entamer. Combien de ses admirateurs fraîchement débarqués au royaume des lettres, après avoir importuné les dernières années de sa vieillesse, ont persisté</text:span><text:span text:style-name="T5958"><text:s/>à lui rester fidèles ? Combien</text:span><text:span text:style-name="T5959"><text:s/>en voyons-nous veiller à l</text:span><text:span text:style-name="T5960">’</text:span><text:span text:style-name="T5961">entretien pieux de quelques fleurs autour de sa tombe et rappeler celui qu</text:span><text:span text:style-name="T5962">’</text:span><text:span text:style-name="T5963">ils saluaient du titre de Maître au souvenir de ceux qui l</text:span><text:span text:style-name="T5964">’</text:span><text:span text:style-name="T5965">auraient oublié ? Et certes, l</text:span><text:span text:style-name="T5966">’</text:span><text:span text:style-name="T5967">occasion leur serait si facile, puisque, depuis sa mort, il n</text:span><text:span text:style-name="T5968">’</text:span><text:span text:style-name="T5969">est pas d</text:span><text:span text:style-name="T5970">’</text:span><text:span text:style-name="T5971">année où n</text:span><text:span text:style-name="T5972">’</text:span><text:span text:style-name="T5973">ait paru un livre signé de son nom ! Grâce aux soins de cette amie qui veut rester cachée et qui, elle, se souvient, la mort ne semble point avoir brisé sa plume, et pendant longtemps encore il en sera ainsi de Barbey d</text:span><text:span text:style-name="T5974">’</text:span><text:span text:style-name="T5975">Aurevilly comme depuis 1884 il en est de Victor Hugo. Toutefois entre eux deux il y a une énorme différence. Les œuvres que Victor Hugo laissa à publier ne nous font rien connaître de sa physionomie que nous n</text:span><text:span text:style-name="T5976">’</text:span><text:span text:style-name="T5977">ayons déjà connu d</text:span><text:span text:style-name="T5978">’</text:span><text:span text:style-name="T5979">après ses œuvres antérieures : elles n</text:span><text:span text:style-name="T5980">’</text:span><text:span text:style-name="T5981">y ajoutent rien et ne modifient en aucun point l</text:span><text:span text:style-name="T5982">’</text:span><text:span text:style-name="T5983">idée que nous nous en étions formée. Chez Barbey d</text:span><text:span text:style-name="T5984">’</text:span><text:span text:style-name="T5985">Aurevilly, au contraire, tout l</text:span><text:span text:style-name="T5986">’</text:span><text:span text:style-name="T5987">inédit qu</text:span><text:span text:style-name="T5988">’</text:span><text:span text:style-name="T5989">on nous apporte achève de préciser certains côtés de ce talent que l</text:span><text:span text:style-name="T5990">’</text:span><text:span text:style-name="T5991">on réduit d</text:span><text:span text:style-name="T5992">’</text:span><text:span text:style-name="T5993">habitude à un travail de romancier, au lieu qu</text:span><text:span text:style-name="T5994">’</text:span><text:span text:style-name="T5995">il fut cela et autre chose, et peut-être encore plus autre chose que cela. Déjà l</text:span><text:span text:style-name="T5996">’</text:span><text:span text:style-name="T5997">année dernière, on nous avait montré le poète que, vivant, il dérobait soigneusement à tous les regards. Plus tard nous aurons l</text:span><text:span text:style-name="T5998">’</text:span><text:span text:style-name="T5999">épistolier par son admi</text:span><text:span text:style-name="T6000">rable correspondance avec G.-S. </text:span><text:span text:style-name="T6001">Trébutien. Mais dépassant l</text:span><text:span text:style-name="T6002">’</text:span><text:span text:style-name="T6003">épistolier, le romancier et le poète, en Barbey d</text:span><text:span text:style-name="T6004">’</text:span><text:span text:style-name="T6005">Aurevilly, avant tout et par-dessus tout, il y a le Juge, c</text:span><text:span text:style-name="T6006">’</text:span><text:span text:style-name="T6007">est-à-dire l</text:span><text:span text:style-name="T6008">’</text:span><text:span text:style-name="T6009">homme qui a une doctrine, qui vit pour elle et par elle, et qui la met, contre l</text:span><text:span text:style-name="T6010">’</text:span><text:span text:style-name="T6011">erreur, au service de la vérité.</text:span></text:p>
      <text:p text:style-name="Corpsdetexte"><text:span text:style-name="T6012">Je suis heureux qu</text:span><text:span text:style-name="T6013">’</text:span><text:span text:style-name="T6014">à l</text:span><text:span text:style-name="T6015">’</text:span><text:span text:style-name="T6016">occasion des<text:s/></text:span><text:span text:style-name="title">Œuvres et des Hommes</text:span><text:span text:style-name="T6017">,<text:s/></text:span><text:span text:style-name="T6018">il me soit permis d</text:span><text:span text:style-name="T6019">’</text:span><text:span text:style-name="T6020">insister sur un Barbey d</text:span><text:span text:style-name="T6021">’</text:span><text:span text:style-name="T6022">Aurevilly ignoré du plus grand nombre et d</text:span><text:span text:style-name="T6023">’</text:span><text:span text:style-name="T6024">affirmer très haut qu</text:span><text:span text:style-name="T6025">’</text:span><text:span text:style-name="T6026">il n</text:span><text:span text:style-name="T6027">’</text:span><text:span text:style-name="T6028">est point uniquement l</text:span><text:span text:style-name="T6029">’</text:span><text:span text:style-name="T6030">auteur des<text:s/></text:span><text:span text:style-name="title">Diaboliques<text:s/></text:span><text:span text:style-name="T6031">que se figurent d</text:span><text:span text:style-name="T6032">’</text:span><text:span text:style-name="T6033">honnêtes personnes trop portées à simplifier. Je ne parlerai point de ses<text:s/></text:span><text:span text:style-name="title">Quarante médaillons de l’</text:span><text:span text:style-name="title">Académie française</text:span><text:span text:style-name="T6034">, cette<text:s/></text:span><text:soft-page-break/><text:span text:style-name="T6035">illustre ménagerie dont il disait que le talent même y disparaît quand il en fait partie, ni des<text:s/></text:span><text:span text:style-name="title">Prophètes du passé</text:span><text:span text:style-name="T6036"><text:s/></text:span><text:span text:style-name="T6037">qui, dès 1846, voulurent mettre la France en garde contre l</text:span><text:span text:style-name="T6038">’</text:span><text:span text:style-name="T6039">esprit démagogique et dont rien n</text:span><text:span text:style-name="T6040">’</text:span><text:span text:style-name="T6041">a vieilli même aujou</text:span><text:span text:style-name="T6042">rd</text:span><text:span text:style-name="T6043">’</text:span><text:span text:style-name="T6044">hui, ni de<text:s/></text:span><text:span text:style-name="title">Goe</text:span><text:span text:style-name="title">the et Diderot</text:span><text:span text:style-name="T6045">,</text:span><text:span text:style-name="T6046"><text:s/></text:span><text:span text:style-name="T6047">ce parallèle étourdissant de verve et d</text:span><text:span text:style-name="T6048">’</text:span><text:span text:style-name="T6049">aperçus profonds qui mit toute l</text:span><text:span text:style-name="T6050">’</text:span><text:span text:style-name="T6051">Allemagne en fureur, ni des cinq volumes sur le<text:s/></text:span><text:span text:style-name="title">Théâtre contemporain</text:span><text:span text:style-name="T6052"><text:s/></text:span><text:span text:style-name="T6053">ou plutôt<text:s/></text:span><text:span text:style-name="T6054">contre</text:span><text:span text:style-name="T6055"><text:s/></text:span><text:span text:style-name="T6056">ce théâtre, dont il démontre l</text:span><text:span text:style-name="T6057">’</text:span><text:span text:style-name="T6058">infériorité, ni des<text:s/></text:span><text:span text:style-name="title">Vieilles actrices</text:span><text:span text:style-name="T6059">, ni des<text:s/></text:span><text:span text:style-name="title">Ridicules du temps</text:span><text:span text:style-name="T6060">,</text:span><text:span text:style-name="T6061"><text:s/></text:span><text:span text:style-name="T6062">ridicules de nos mœurs et ridicules littéraires : ces dix volumes ne sont que des appendices d</text:span><text:span text:style-name="T6063">’</text:span><text:span text:style-name="T6064">un ouvrage autrement considérable,<text:s/></text:span><text:span text:style-name="title">les Œuvres et les Hommes</text:span><text:span text:style-name="T6065">, dont seize volumes ont déjà paru, et dont dix encore, sinon plus, demeurent à paraître. Certes, ils ne sont point négligeables et il n</text:span><text:span text:style-name="T6066">’</text:span><text:span text:style-name="T6067">en est pas un seul où Barbey d</text:span><text:span text:style-name="T6068">’</text:span><text:span text:style-name="T6069">Aurevilly ne se montre le juge impitoyable dont la sévérité même est belle, parce qu</text:span><text:span text:style-name="T6070">’</text:span><text:span text:style-name="T6071">elle se base sur la justice malgré tout. Mais<text:s/></text:span><text:span text:style-name="title">les Œuvres et les Hommes</text:span><text:span text:style-name="T6072"><text:s/></text:span><text:span text:style-name="T6073">sont une armée, comparés à ces simples détachements</text:span><text:span text:style-name="T6074">. À<text:s/></text:span><text:span text:style-name="T6075">la former, Barbey d</text:span><text:span text:style-name="T6076">’</text:span><text:span text:style-name="T6077">Aurevilly a dépensé d</text:span><text:span text:style-name="T6078">’</text:span><text:span text:style-name="T6079">incomparables trésors. Sachant ce qu</text:span><text:span text:style-name="T6080">’</text:span><text:span text:style-name="T6081">elle lui coûtait et combien elle usait ses forces, il se sentait pour elle une dilection particulière. Bien mieux, quand, vers la fin<text:s/></text:span><text:span text:style-name="pb">[p.<text:s/></text:span><text:span text:style-name="pb">208</text:span><text:span text:style-name="pb">]<text:s/></text:span><text:span text:style-name="T6082">de sa vie, il s</text:span><text:span text:style-name="T6083">’</text:span><text:span text:style-name="T6084">interrogeait sur toute la besogne faite, il avait coutume de dire que<text:s/></text:span><text:span text:style-name="title">les<text:s/></text:span><text:span text:style-name="title">Œuvres et l</text:span><text:span text:style-name="title">es Hommes</text:span><text:span text:style-name="T6085"><text:s/></text:span><text:span text:style-name="T6086">seraient « son Monument », entendant ainsi que son nom, s</text:span><text:span text:style-name="T6087">’</text:span><text:span text:style-name="T6088">il devait être mémorable, le serait par cette œuvre. Elle le signale en effet, comme la pierre du tombeau indique le corps qu</text:span><text:span text:style-name="T6089">’</text:span><text:span text:style-name="T6090">elle recouvre. Là, j</text:span><text:span text:style-name="T6091">alousement gardé par ces pages q</text:span><text:span text:style-name="T6092">ue si peu ont la curiosité d</text:span><text:span text:style-name="T6093">’</text:span><text:span text:style-name="T6094">ouvrir, une magnifique intelligence repose ; ou plutôt elle y vit, en dépit de la mort, de cette intense vie toujours ardente qui était toute son âme et le fonds même de son grand esprit passionné.</text:span></text:p>
      <text:p text:style-name="Corpsdetexte"><text:span text:style-name="T6095">Le premier volume des<text:s/></text:span><text:span text:style-name="title">Œuvres et des Hommes</text:span><text:span text:style-name="T6096"><text:s/></text:span><text:span text:style-name="T6097">parut en 1860 ; l</text:span><text:span text:style-name="T6098">e seizième, le mois dernier, soit trente-huit ans après. Cet ensemble se divise en deux séries, terminées, de huit volumes chacune. Cinq éditeurs, successivement, ont eu à s</text:span><text:span text:style-name="T6099">’</text:span><text:span text:style-name="T6100">en occuper : Amyot, Palmé, Quantin, Frinzine et maintenant Lemerre. Des seize tomes publiés, les cinq premiers sont de format in-18, les cinq suivants de format in-8, et les six autres tout à la fois in-18 et in-8. Hormis ces six derniers que l</text:span><text:span text:style-name="T6101">’</text:span><text:span text:style-name="T6102">on se procure sans peine, les tomes de<text:s/></text:span>I<text:span text:style-name="T6103"><text:s/></text:span><text:span text:style-name="T6104">à X sont épuisés et introuvables ; mais une réédition nous est promise, à moins de contrariétés o</text:span><text:span text:style-name="T6105">u d</text:span><text:span text:style-name="T6106">’</text:span><text:span text:style-name="T6107">impossibilités imprévues. — </text:span><text:span text:style-name="T6108">Comme l</text:span><text:span text:style-name="T6109">’</text:span><text:span text:style-name="T6110">on peut s</text:span><text:span text:style-name="T6111">’</text:span><text:span text:style-name="T6112">en rendre compte par ce bref historique, la publication des<text:s/></text:span><text:span text:style-name="title">Œuvres et des Hommes</text:span><text:span text:style-name="T6113"><text:s/></text:span><text:span text:style-name="T6114">s</text:span><text:span text:style-name="T6115">’</text:span><text:span text:style-name="T6116">est heurtée à des obstacles de tout genre. Au point de vue commercial, c</text:span><text:span text:style-name="T6117">’</text:span><text:span text:style-name="T6118">était loin d</text:span><text:span text:style-name="T6119">’</text:span><text:span text:style-name="T6120">être « une affaire », et les édite</text:span><text:span text:style-name="T6121">urs qui s</text:span><text:span text:style-name="T6122">’</text:span><text:span text:style-name="T6123">en chargèrent, ne voya</text:span><text:span text:style-name="T6124">nt pas arriver les bénéfices convoités, les uns après les autres y renoncèrent ; parfois même il y eut des cabales pour empêcher l</text:span><text:span text:style-name="T6125">’</text:span><text:span text:style-name="T6126">entreprise de se poursuivre.</text:span></text:p>
      <text:p text:style-name="Corpsdetexte"><text:span text:style-name="T6127">Barbey d</text:span><text:span text:style-name="T6128">’</text:span><text:span text:style-name="T6129">Aurevilly cependant ne</text:span><text:span text:style-name="T6130"><text:s/>désespéra jamais.</text:span></text:p>
      <text:soft-page-break/>
      <text:p text:style-name="Corpsdetexte"><text:span text:style-name="T6131">C</text:span><text:span text:style-name="T6132">’</text:span><text:span text:style-name="T6133">est ainsi</text:span><text:span text:style-name="T6134"><text:s/>qu</text:span><text:span text:style-name="T6135">’</text:span><text:span text:style-name="T6136">après et malgré l</text:span><text:span text:style-name="T6137">’</text:span><text:span text:style-name="T6138">éclatant s</text:span><text:span text:style-name="T6139">uccès des<text:s/></text:span><text:span text:style-name="title">B</text:span><text:span text:style-name="title">as-Bleus</text:span><text:span text:style-name="T6140">,</text:span><text:span text:style-name="T6141"><text:s/></text:span><text:span text:style-name="T6142">publié chez Palmé en 1878, il lui fallut attendre jusqu</text:span><text:span text:style-name="T6143">’</text:span><text:span text:style-name="T6144">en 1885 le bon vouloir de la librairie Frinzine. Enfin l</text:span><text:span text:style-name="T6145">’</text:span><text:span text:style-name="T6146">amitié lui vint en aide, et c</text:span><text:span text:style-name="T6147">’</text:span><text:span text:style-name="T6148">est elle qui, aujourd</text:span><text:span text:style-name="T6149">’</text:span><text:span text:style-name="T6150">h</text:span><text:span text:style-name="T6151">ui, nous permet d</text:span><text:span text:style-name="T6152">’</text:span><text:span text:style-name="T6153">être assurés<text:s/></text:span><text:span text:style-name="T6154">que le « Monument » sera construit en toutes ses parties, sans qu</text:span><text:span text:style-name="T6155">’</text:span><text:span text:style-name="T6156">il en manque une pierre. De telles amitiés sont si belles et si rares que, lorsque l</text:span><text:span text:style-name="T6157">’</text:span><text:span text:style-name="T6158">une d</text:span><text:span text:style-name="T6159">’</text:span><text:span text:style-name="T6160">elles se présente, il est bon tout au moins d</text:span><text:span text:style-name="T6161">’</text:span><text:span text:style-name="T6162">avoir le plaisir de la signaler.</text:span></text:p>
      <text:p text:style-name="Corpsdetexte"><text:span text:style-name="title">Les Œuvres et les Hommes<text:s/></text:span><text:span text:style-name="T6163">sont une sorte de<text:s/></text:span><text:span text:style-name="title">Comédie humaine</text:span><text:span text:style-name="T6164"><text:s/></text:span><text:span text:style-name="T6165">où figurent tous ceux qui, dans ce siècle, ont eu quelque renom d</text:span><text:span text:style-name="T6166">’</text:span><text:span text:style-name="T6167">écrivain. Sur la scène se tient Barbey d</text:span><text:span text:style-name="T6168">’</text:span><text:span text:style-name="T6169">Aurevilly, qui les touche de sa baguette et les arrête, à mesure qu</text:span><text:span text:style-name="T6170">’</text:span><text:span text:style-name="T6171">ils passent, pour vérifier leurs bagages, les interroger et voir au juste ce qu</text:span><text:span text:style-name="T6172">’</text:span><text:span text:style-name="T6173">ils valent, dressant ainsi l</text:span><text:span text:style-name="T6174">’</text:span><text:span text:style-name="T6175">inventaire intellectuel de son époque et renvoyant avec éloges ou condamnant en termes nets ces candidats à l</text:span><text:span text:style-name="T6176">’</text:span><text:span text:style-name="T6177">immortalité. Sous le titre général qu</text:span><text:span text:style-name="T6178">’</text:span><text:span text:style-name="T6179">a choisi leur juge seront r</text:span><text:span text:style-name="T6180">assemblées toutes ses décisions. Or la masse en est prodig</text:span><text:span text:style-name="T6181">ieuse, étant donné qu</text:span><text:span text:style-name="T6182">’</text:span><text:span text:style-name="T6183">elle doit comprendr</text:span><text:span text:style-name="T6184">e les innomb</text:span><text:span text:style-name="T6185">rables articles que Barbey d</text:span><text:span text:style-name="T6186">’</text:span><text:span text:style-name="T6187">Aurevilly, au cours de sa longue existence, a semés à profusion dans les journaux et les revues</text:span><text:span text:style-name="T6188">. À<text:s/></text:span><text:span text:style-name="T6189">cette besogne du journaliste que la médiocrité de ses ressources lui rendait nécessaire et même indispensable, il sacrifia trop d</text:span><text:span text:style-name="T6190">’</text:span><text:span text:style-name="T6191">heures et trop de soins pour qu</text:span><text:span text:style-name="T6192">’</text:span><text:span text:style-name="T6193">ensuite elle ne lui</text:span><text:span text:style-name="T6194"><text:s/>fut pas précieuse. Veut-on se fa</text:span><text:span text:style-name="T6195">ire une idée du temps qu</text:span><text:span text:style-name="T6196">’</text:span><text:span text:style-name="T6197">il y donna ? Sans parler du<text:s/></text:span><text:span text:style-name="title">Constitutionnel</text:span><text:span text:style-name="T6198">,</text:span><text:span text:style-name="T6199"><text:s/></text:span><text:span text:style-name="T6200">où il remplaça Sainte-Beuve, et qu</text:span><text:span text:style-name="T6201">’</text:span><text:span text:style-name="T6202">il quitta seulement quelque temps avant de mourir, il suffit de rappeler que pendant dix ans, de 1852 à 1863, il ne publia aucun roman et travailla dans le<text:s/></text:span><text:span text:style-name="title">Pays</text:span><text:span text:style-name="T6203"><text:s/></text:span><text:span text:style-name="T6204">à donner sans lassitude un article par semaine. Et faut-il mentionner<text:s/></text:span><text:span text:style-name="title">le Nain Jaune</text:span><text:span text:style-name="T6205">,<text:s/></text:span><text:span text:style-name="title">le Figaro</text:span><text:span text:style-name="T6206">,<text:s/></text:span><text:span text:style-name="title">Paris-</text:span><text:span text:style-name="title">Journal</text:span><text:span text:style-name="T6207">,</text:span><text:span text:style-name="T6208"><text:s/></text:span><text:span text:style-name="T6209">et tant d</text:span><text:span text:style-name="T6210">’</text:span><text:span text:style-name="T6211">autres feuilles qui subsistent encore ou qui n</text:span><text:span text:style-name="T6212">’</text:span><text:span text:style-name="T6213">ont pas duré ?<text:s/></text:span><text:span text:style-name="title">Les Œuvres et les Hommes</text:span><text:span text:style-name="T6214">, avec leurs seize volumes actuellement publiés, n</text:span><text:span text:style-name="T6215">’</text:span><text:span text:style-name="T6216">ont pas épuisé de moitié cette considérable matière. Quand donc je dis que c</text:span><text:span text:style-name="T6217">’</text:span><text:span text:style-name="T6218">est là que vit Barbey d</text:span><text:span text:style-name="T6219">’</text:span><text:span text:style-name="T6220">Aurevilly bien plus que dans ses romans ou dans ses<text:s/></text:span><text:span text:style-name="title">Diaboliques</text:span><text:span text:style-name="T6221">,</text:span><text:span text:style-name="T6222"><text:s/></text:span><text:span text:style-name="T6223">je ne prétends nullement soutenir un paradoxe : car le critique, en critiquant, se révèle par ses haines comme par se</text:span>s<text:span text:style-name="T6224"><text:s/></text:span><text:span text:style-name="T6225">amours et en discutant les idées des autres, manifeste forcément les siennes. La critique impersonnelle, autrement dite scientifi</text:span><text:span text:style-name="T6226">que, est une monstruosité dont É</text:span><text:span text:style-name="T6227">mile Hennequin, son inventeur, a é</text:span><text:span text:style-name="T6228">té la première victime. Barbey d</text:span><text:span text:style-name="T6229">’</text:span><text:span text:style-name="T6230">Aurevilly s</text:span><text:span text:style-name="T6231">’</text:span><text:span text:style-name="T6232">y opposa</text:span><text:span text:style-name="T6233"><text:s/></text:span><text:span text:style-name="pb">[p.<text:s/></text:span><text:span text:style-name="pb">209</text:span><text:span text:style-name="pb">]<text:s/></text:span><text:span text:style-name="T6234">toujours. Quand il critique, on sait que c</text:span><text:span text:style-name="T6235">’</text:span><text:span text:style-name="T6236">est<text:s/></text:span><text:span text:style-name="T6237">lui</text:span><text:span text:style-name="T6238">,</text:span><text:span text:style-name="T6239"><text:s/></text:span><text:span text:style-name="T6240">Barbey d</text:span><text:span text:style-name="T6241">’</text:span><text:span text:style-name="T6242">Aurevilly, qui critique, et il montre<text:s/></text:span><text:span text:style-name="T6243">quel</text:span><text:span text:style-name="T6244"><text:s/></text:span><text:span text:style-name="T6245">est celui qu</text:span><text:span text:style-name="T6246">’</text:span><text:span text:style-name="T6247">il exécute ou glorifie. Voilà pourquoi, malgré qu</text:span><text:span text:style-name="T6248">’</text:span><text:span text:style-name="T6249">ils commencent en partie à être de dates anciennes, ses feuilletons littéraires ont conservé toute la vie qu</text:span><text:span text:style-name="T6250">’</text:span><text:span text:style-name="T6251">il leur avait infusée.<text:s/></text:span><text:span text:style-name="quote.c">« L</text:span><text:span text:style-name="quote.c">’</text:span><text:span text:style-name="quote.c">auteur, disait-il de lui-même dans la préface des<text:s/></text:span><text:span text:style-name="title">Œuvres et des Hommes</text:span><text:span text:style-name="quote.c">, ne croit qu</text:span><text:span text:style-name="quote.c">’</text:span><text:span text:style-name="quote.c">à la critique personnelle, irrévérente et indiscrète, qui ne s</text:span><text:span text:style-name="quote.c">’</text:span><text:span text:style-name="quote.c">arrête pas à faire de l</text:span><text:span text:style-name="quote.c">’</text:span><text:span text:style-name="quote.c">esthétique<text:s/></text:span><text:soft-page-break/><text:span text:style-name="quote.c">frivole ou imbécile à la porte de la conscience de l</text:span><text:span text:style-name="quote.c">’</text:span><text:span text:style-name="quote.c">écrivain, dont elle examine l</text:span><text:span text:style-name="quote.c">’</text:span><text:span text:style-name="quote.c">œuvre, mais qui y pénètre, et quelquefois le fouet à la main, pour voir ce qu</text:span><text:span text:style-name="quote.c">’</text:span><text:span text:style-name="quote.c">il y a dedans</text:span><text:span text:style-name="quote.c">…</text:span><text:span text:style-name="quote.c"><text:s/>Il ne pense pas qu</text:span><text:span text:style-name="quote.c">’</text:span><text:span text:style-name="quote.c">il y ait plus à se vanter d</text:span><text:span text:style-name="quote.c">’</text:span><text:span text:style-name="quote.c">être imp</text:span><text:span text:style-name="quote.c">ersonnel que d</text:span><text:span text:style-name="quote.c">’</text:span><text:span text:style-name="quote.c">être incolore, — </text:span><text:span text:style-name="quote.c">deux qualités aussi vivantes l</text:span><text:span text:style-name="quote.c">’</text:span><text:span text:style-name="quote.c">une que l</text:span><text:span text:style-name="quote.c">’</text:span><text:span text:style-name="quote.c">autre, et qu</text:span><text:span text:style-name="quote.c">’</text:span><text:span text:style-name="quote.c">en littérature il faut songer aux albinos ! Enfin, il n</text:span><text:span text:style-name="quote.c">’</text:span><text:span text:style-name="quote.c">a, certes ! pas intitulé son livre<text:s/></text:span><text:span text:style-name="title">les Œuvres et les Hommes</text:span><text:span text:style-name="quote.c"><text:s/>pour parler des œuvres et laisser les hommes de côté. Et d</text:span><text:span text:style-name="quote.c">’</text:span><text:span text:style-name="quote.c">ailleurs, il n</text:span><text:span text:style-name="quote.c">’</text:span><text:span text:style-name="quote.c">imagine pas que cela soit possible. Tout livre est l</text:span><text:span text:style-name="quote.c">’</text:span><text:span text:style-name="quote.c">homme qui l</text:span><text:span text:style-name="quote.c">’</text:span><text:span text:style-name="quote.c">a écrit, tête, cœur, foie et entrailles. Le critique doit donc traverser le livre pour arriver à l</text:span><text:span text:style-name="quote.c">’</text:span><text:span text:style-name="quote.c">homme ou l</text:span><text:span text:style-name="quote.c">’</text:span><text:span text:style-name="quote.c">homme pour arriver au livre, et clouer toujours l</text:span><text:span text:style-name="quote.c">’</text:span><text:span text:style-name="quote.c">un sur l</text:span><text:span text:style-name="quote.c">’</text:span><text:span text:style-name="quote.c">autre</text:span><text:span text:style-name="quote.c">…</text:span><text:span text:style-name="quote.c"><text:s/>ou bien c</text:span><text:span text:style-name="quote.c">’</text:span><text:span text:style-name="quote.c">est</text:span><text:span text:style-name="quote.c">…</text:span><text:span text:style-name="quote.c"><text:s/>qu</text:span><text:span text:style-name="quote.c">’</text:span><text:span text:style-name="quote.c">elle manquerait de clous ! »</text:span></text:p>
      <text:p text:style-name="Corpsdetexte"><text:span text:style-name="T6252">Cette façon de comprendre la critique ne peut être que d</text:span><text:span text:style-name="T6253">’</text:span><text:span text:style-name="T6254">un courageux et d</text:span><text:span text:style-name="T6255">’</text:span><text:span text:style-name="T6256">un sincère. Il déclarait qu</text:span><text:span text:style-name="T6257">’</text:span><text:span text:style-name="T6258">il mouvait se tromper, mais<text:s/></text:span><text:span text:style-name="T6259">que du moins il ne tromperait pas. I</text:span><text:span text:style-name="T6260">l donnait pour blaso</text:span><text:span text:style-name="T6261">n à la critique la croix, la bal</text:span><text:span text:style-name="T6262">ance et le glaive. Il s</text:span><text:span text:style-name="T6263">’</text:span><text:span text:style-name="T6264">imposait<text:s/></text:span><text:span text:style-name="quote.c">« d</text:span><text:span text:style-name="quote.c">’</text:span><text:span text:style-name="quote.c">être le juge intellectuel de ce qui fait la beauté ou la laideur des œuvres humaines</text:span><text:span text:style-name="quote.c"> »</text:span><text:span text:style-name="T6265">. Et il proclamait<text:s/></text:span><text:span text:style-name="quote.c">« qu</text:span><text:span text:style-name="quote.c">’</text:span><text:span text:style-name="quote.c">on doit couper la main à ce</text:span><text:span text:style-name="quote.c">ux, qui, ayant la vérité dans la</text:span><text:span text:style-name="quote.c"><text:s/>main, la ferment</text:span><text:span text:style-name="quote.c"> »</text:span><text:span text:style-name="T6266">.</text:span></text:p>
      <text:p text:style-name="Corpsdetexte"><text:span text:style-name="T6267">M. Charles Buet le résume fort bien :<text:s/></text:span><text:span text:style-name="quote.c">« L</text:span><text:span text:style-name="quote.c">’</text:span><text:span text:style-name="quote.c">unique base<text:s/></text:span><text:span text:style-name="quote.c">q</text:span><text:span text:style-name="quote.c">u</text:span><text:span text:style-name="quote.c">’</text:span><text:span text:style-name="quote.c">il voulait prendre pour soutenir ses arrêts, c</text:span><text:span text:style-name="quote.c">’</text:span><text:span text:style-name="quote.c">était la<text:s/></text:span><text:span text:style-name="quote.c">doctrine de l</text:span><text:span text:style-name="quote.c">’</text:span><text:span text:style-name="quote.c">É</text:span><text:span text:style-name="quote.c">glise catholique, en morale et en esthétique. Il condamnait ce qui allait à l</text:span><text:span text:style-name="quote.c">’</text:span><text:span text:style-name="quote.c">encontre du dogme, et se montrait indulgent à l</text:span><text:span text:style-name="quote.c">’</text:span><text:span text:style-name="quote.c">œuvre dont l</text:span><text:span text:style-name="quote.c">’</text:span><text:span text:style-name="quote.c">influence pouvait être bienfaisante. Il se déclarait volontiers le plus intolérant des catholiques, et toute sa critique prouve qu</text:span><text:span text:style-name="quote.c">’</text:span><text:span text:style-name="quote.c">il le fut avec une extrême sincérité et la plus entière bonne foi. Cette sincérité dans la critique fit souvent accuser M. d</text:span><text:span text:style-name="quote.c">’</text:span><text:span text:style-name="quote.c">Aurevilly d</text:span><text:span text:style-name="quote.c">’</text:span><text:span text:style-name="quote.c">être un homme de parti pris ; et certes il le fut, car il avait pris parti pour l</text:span><text:span text:style-name="quote.c">’</text:span><text:span text:style-name="quote.c">Église contre la Révolution, c</text:span><text:span text:style-name="quote.c">’</text:span><text:span text:style-name="quote.c">est-à-dir</text:span><text:span text:style-name="quote.c">e pour la foi contre le ratio</text:span><text:span text:style-name="quote.c">nalisme, pour le<text:s/></text:span><text:span text:style-name="quote.c">dogme contre l</text:span><text:span text:style-name="quote.c">e libre</text:span><text:span text:style-name="quote.c"><text:s/>examen. L</text:span><text:span text:style-name="quote.c">’</text:span><text:span text:style-name="quote.c">évêque de Tulle, Mgr </text:span><text:span text:style-name="quote.c">Berthaud, l</text:span><text:span text:style-name="quote.c">’</text:span><text:span text:style-name="quote.c">appelait un théologien naturel, parce qu</text:span><text:span text:style-name="quote.c">’</text:span><text:span text:style-name="quote.c">il n</text:span><text:span text:style-name="quote.c">’</text:span><text:span text:style-name="quote.c">avait jamais erré en matière théologique</text:span><text:span text:style-name="quote.c">…</text:span><text:span text:style-name="quote.c"><text:s/>Il a la haine de la Réforme…</text:span><text:span text:style-name="quote.c"><text:s/>Sa philosophie a pour point de départ la révélation</text:span><text:span text:style-name="quote.c">…</text:span><text:span text:style-name="quote.c"><text:s/>Autoritaire, absolutiste, il était en politique un césarien. Il n</text:span><text:span text:style-name="quote.c">’</text:span><text:span text:style-name="quote.c">aimait pas les compromissions, les intrigues du régime parlementaire, le jeu des majorités, mais il n</text:span><text:span text:style-name="quote.c">’</text:span><text:span text:style-name="quote.c">adressait d</text:span><text:span text:style-name="quote.c">’</text:span><text:span text:style-name="quote.c">hommage à aucune souveraineté dans l</text:span><text:span text:style-name="quote.c">’</text:span><text:span text:style-name="quote.c">exil. »</text:span></text:p>
      <text:p text:style-name="Corpsdetexte"><text:span text:style-name="T6268">D</text:span><text:span text:style-name="T6269">’</text:span><text:span text:style-name="T6270">après cette esquisse rapide, on ne doutera pas des colères que Barbey d</text:span><text:span text:style-name="T6271">’</text:span><text:span text:style-name="T6272">A</text:span><text:span text:style-name="T6273">urevilly déchaîna contre lui. Il</text:span><text:span text:style-name="T6274"><text:s/>tint tête aux railleries comme aux insultes. Ce fut un superbe lutteur. Il allait au-devant des coups sans les craindre, confiant dans la Justice au nom de laquelle il combattait. Du reste, sa force était redoutable, cette force du mot qu</text:span><text:span text:style-name="T6275">’</text:span><text:span text:style-name="T6276">il maniait comme une pierre avec la fronde de son esprit, et dont il sut frapper tous ceux qui ne lui plaisaient pas, de ses contemporains ou des hommes du passé. Dans chacun des volumes des<text:s/></text:span><text:span text:style-name="title">Œuvres et des<text:s/></text:span><text:soft-page-break/><text:span text:style-name="title">Hommes</text:span><text:span text:style-name="T6277">,<text:s/></text:span><text:span text:style-name="T6278">il nous apparaît tel, avec son admirable intransigeance et toutes les rutilances de son talent. Même en me bornant aux<text:s/></text:span><text:span text:style-name="title">Portraits politiques et littéraires</text:span><text:span text:style-name="T6279"><text:s/></text:span><text:span text:style-name="T6280">qui composent le seizième, je serais fort embarrassé s</text:span><text:span text:style-name="T6281">’</text:span><text:span text:style-name="T6282">il me fallait citer tout ce qui mérite de l</text:span><text:span text:style-name="T6283">’</text:span><text:span text:style-name="T6284">être. Maximes, définitions, traits, théories, images, réflexions, Barbey d</text:span><text:span text:style-name="T6285">’</text:span><text:span text:style-name="T6286">Aurevilly prodigue, sans compter, ses richesses. Les trois cents pages de ce livre n</text:span><text:span text:style-name="T6287">’</text:span><text:span text:style-name="T6288">en contiennent ni plus ni moins que les p</text:span><text:span text:style-name="T6289">récédentes des quinze autres. Il</text:span><text:span text:style-name="T6290"><text:s/>n</text:span><text:span text:style-name="T6291">’</text:span><text:span text:style-name="T6292">y a qu</text:span><text:span text:style-name="T6293">’</text:span><text:span text:style-name="T6294">à les ouvrir et à glaner.</text:span></text:p>
      <text:p text:style-name="Corpsdetexte"><text:span text:style-name="T6295">Il y a là dix-neuf portraits, soit politiques, soit littéraires, écrits de 1853 à 1885, et contribuant, par leur variété même, à nous faire connaître Barbey d</text:span><text:span text:style-name="T6296">’</text:span><text:span text:style-name="T6297">Aurevilly sous ses aspects les plus divers. Mais,</text:span><text:span text:style-name="T6298"><text:s/>d</text:span><text:span text:style-name="T6299">’</text:span><text:span text:style-name="T6300">ordinaire, néanmoins, il procède selon une méthode constante que l</text:span><text:span text:style-name="T6301">’</text:span><text:span text:style-name="T6302">on pourrait formuler ainsi : définir, à propos d</text:span><text:span text:style-name="T6303">’</text:span><text:span text:style-name="T6304">une œuvre, l</text:span><text:span text:style-name="T6305">’</text:span><text:span text:style-name="T6306">auteur de cette œuvre, et juger la manière dont elle a été traitée en la comparant à celle que l</text:span><text:span text:style-name="T6307">’</text:span><text:span text:style-name="T6308">on aurait employée so</text:span><text:span text:style-name="T6309">i-même si on avait été amené à l</text:span><text:span text:style-name="T6310">a traiter ; d</text:span><text:span text:style-name="T6311">’</text:span><text:span text:style-name="T6312">où un double jugement sur l</text:span><text:span text:style-name="T6313">’</text:span><text:span text:style-name="T6314">auteur et sur l</text:span><text:span text:style-name="T6315">’</text:span><text:span text:style-name="T6316">œuvre, dérivant, toujours, des inflexibles principes auxquels on a, une fois pour toutes, accorde l</text:span><text:span text:style-name="T6317">’</text:span><text:span text:style-name="T6318">assentiment de sa raison. Cela revient à dire que Barbey d</text:span><text:span text:style-name="T6319">’</text:span><text:span text:style-name="T6320">Aurevilly ne juge jamais en dilettante. Ses décisio</text:span><text:span text:style-name="T6321">ns l</text:span><text:span text:style-name="T6322">ui sont impérieusement<text:s/></text:span><text:span text:style-name="T6323">dictées</text:span><text:span text:style-name="T6324"><text:s/></text:span><text:span text:style-name="T6325">par ses convictions. Elles sont le critérium de sa critique, et il se garde bien de chercher ailleurs : en quoi je suis absolument de son avis. Il en est qui se rient de ce qu</text:span><text:span text:style-name="T6326">’</text:span><text:span text:style-name="T6327">ils appellent les<text:s/></text:span><text:span text:style-name="T6328">hommes à<text:s/></text:span><text:span text:style-name="T6329">principes</text:span><text:span text:style-name="T6330">. Ils leur reprochent avec dédain et compassion parfois, de manquer d</text:span><text:span text:style-name="T6331">’</text:span><text:span text:style-name="T6332">élégance, et de ce charme qui,</text:span><text:span text:style-name="T6333"><text:s/>p</text:span><text:span text:style-name="T6334">our eux, se dégage des esprits flottants sans direction.<text:s/></text:span><text:span text:style-name="T6335">J</text:span><text:span text:style-name="T6336">e les plains. Comme la trajectoire d</text:span><text:span text:style-name="T6337">’</text:span><text:span text:style-name="T6338">un mobile est déterminée par<text:s/></text:span><text:span text:style-name="T6339">les forces qui le mettent en m</text:span><text:span text:style-name="T6340">ouvement, la vie d</text:span><text:span text:style-name="T6341">’</text:span><text:span text:style-name="T6342">un homme, qui est sa trajectoire dans le temps, est déterminée par les principes auxquels il s</text:span><text:span text:style-name="T6343">’</text:span><text:span text:style-name="T6344">est soumis. Les principes, ce sont des idées générales, mais des idées générales d</text:span><text:span text:style-name="T6345">’</text:span><text:span text:style-name="T6346">un genre particulier, celles que nous avons faites nos<text:s/></text:span><text:span text:style-name="T6347">directrices</text:span><text:span text:style-name="T6348">,</text:span><text:span text:style-name="T6349"><text:s/></text:span><text:span text:style-name="T6350">parce que nous avons vu en elles les<text:s/></text:span><text:span text:style-name="T6351">raisons</text:span><text:span text:style-name="T6352"><text:s/></text:span><text:span text:style-name="T6353">de notre vie. Ainsi l</text:span><text:span text:style-name="T6354">’</text:span><text:span text:style-name="T6355">être sans principes</text:span><text:span text:style-name="T6356"><text:s/></text:span><text:span text:style-name="pb">[p.<text:s/></text:span><text:span text:style-name="pb">210</text:span><text:span text:style-name="pb">]<text:s/></text:span><text:span text:style-name="T6357">est celui qui, entre toutes les idées générales, offertes à son élection, a été incapable de faire son choix et de trouver ses directrices. Jouet des influences errantes, la moindre qui le rencontre le désorbité. Ne sachant comment se conduire, il ne sait, au juste, où il va. Assurément ce fantoche ne sera jamais un critique, car, faute de principes, il n</text:span><text:span text:style-name="T6358">’</text:span><text:span text:style-name="T6359">aura aucune base sur laquelle asseoir ses jugements.</text:span></text:p>
      <text:p text:style-name="Corpsdetexte"><text:span text:style-name="quote.c">« Les esprits superficiels, dit Barbey d</text:span><text:span text:style-name="quote.c">’</text:span><text:span text:style-name="quote.c">Aurevilly, doivent saisir facilement ce qui se ressemble ; mais il n</text:span><text:span text:style-name="quote.c">’</text:span><text:span text:style-name="quote.c">y a que les esprits profonds qui voient où ce qui se ressemble va tout à coup différer. »</text:span><text:span text:style-name="T6360"><text:s/>Or la profondeur de l</text:span><text:span text:style-name="T6361">’</text:span><text:span text:style-name="T6362">esprit est en raison directe des idées générales qu</text:span><text:span text:style-name="T6363">’</text:span><text:span text:style-name="T6364">il acquiert.<text:s/></text:span><text:span text:style-name="quote.c">« Les idées générales, dit-il encore en<text:s/></text:span><text:span text:style-name="quote.c">ce sens, dans tout être organisé</text:span><text:span text:style-name="quote.c">, sont le sang artériel de l</text:span><text:span text:style-name="quote.c">’</text:span><text:span text:style-name="quote.c">intelligence</text:span><text:span text:style-name="quote.c">.</text:span><text:span text:style-name="quote.c"> »</text:span><text:span text:style-name="T6365"><text:s/>E</text:span><text:span text:style-name="T6366">t, logique avec lui-même, il revient, plus loin, sur cette idée, en la<text:s/></text:span><text:soft-page-break/><text:span text:style-name="T6367">développant selon ses convictions :<text:s/></text:span><text:span text:style-name="quote.c">« Le besoin d</text:span><text:span text:style-name="quote.c">’</text:span><text:span text:style-name="quote.c">une philosophie générale est la nécessité des grands esprits, et cette philosophie générale, pour les esprits non pas seulement grands mais bien faits, ne peut être jamais que le Catholicisme</text:span><text:span text:style-name="quote.c">.</text:span><text:span text:style-name="quote.c"> »</text:span></text:p>
      <text:p text:style-name="Corpsdetexte"><text:span text:style-name="T6368">Ce qui fait la beauté d</text:span><text:span text:style-name="T6369">’</text:span><text:span text:style-name="T6370">un homme, c</text:span><text:span text:style-name="T6371">’</text:span><text:span text:style-name="T6372">est l</text:span><text:span text:style-name="T6373">’</text:span><text:span text:style-name="T6374">unité de sa vie. Il s</text:span><text:span text:style-name="T6375">’</text:span><text:span text:style-name="T6376">agit seulement, pour que nous l</text:span><text:span text:style-name="T6377">’</text:span><text:span text:style-name="T6378">obtenions, de persévérer dans nos principes, de conformer à ces derniers nos actes, en un mot de nous exalter par eux. Exaltés, nous serons plus forts parce que notre foi sera plus grande, et plus notre force sera puissante, plus nous serons à même de pousser nos principes jusqu</text:span><text:span text:style-name="T6379">’</text:span><text:span text:style-name="T6380">à leurs plus extrêmes conséquences, et par suite de les réaliser en toute leur perfection. Par sa fidélité inaltérable à des principes que sa raison avait pesés et</text:span><text:span text:style-name="T6381"><text:s/>acceptés, Barbey d</text:span><text:span text:style-name="T6382">’</text:span><text:span text:style-name="T6383">Aurevilly in</text:span><text:span text:style-name="T6384">troduisit et maintint l</text:span><text:span text:style-name="T6385">’</text:span><text:span text:style-name="T6386">unité dans son existence morale. Les anticatholiques eux-mêmes, s</text:span><text:span text:style-name="T6387">’</text:span><text:span text:style-name="T6388">ils sont de bonne foi, seront contraints de reconnaître la beauté qui s</text:span><text:span text:style-name="T6389">’</text:span><text:span text:style-name="T6390">en dégage. S</text:span><text:span text:style-name="T6391">’</text:span><text:span text:style-name="T6392">ils prétendent que le chrétien est un être lâche et mou, qui se dérobe à la vie et souhaite la mort, je leur jetterai à la face les seize volumes des<text:s/></text:span><text:span text:style-name="title">Œuvres et des Hommes</text:span><text:span text:style-name="T6393">. Il y en aura, je crois, assez pour leur fermer la bouche et leur prouver que d</text:span><text:span text:style-name="T6394">’</text:span><text:span text:style-name="T6395">Aurevilly le catholique fut un homme, et qu</text:span><text:span text:style-name="T6396">’</text:span><text:span text:style-name="T6397">il le fut sans une seule défaillance durant toute sa longue vie. Il fut tellement un homme et tellement un catholique</text:span><text:span text:style-name="T6398"><text:s/>q</text:span><text:span text:style-name="CorpsdetexteCar">ue chez lui ces deux termes s</text:span><text:span text:style-name="CorpsdetexteCar">’</text:span><text:span text:style-name="CorpsdetexteCar">expliquent l</text:span><text:span text:style-name="CorpsdetexteCar">’</text:span><text:span text:style-name="CorpsdetexteCar">un par l</text:span><text:span text:style-name="CorpsdetexteCar">’</text:span><text:span text:style-name="CorpsdetexteCar">autre, et homme ne pouvait être que ce catholique, et ce catholique ne pouvait être que cet homme. Voilà ce que je voudrais faire comprendre ; mais si déjà du temps des Apôtres les Juifs avaient la tête dure, je connais des sectaires qui ne sont point catholiques et qui ont la tête plus dure que les Juifs.</text:span></text:p>
      <text:p text:style-name="Corpsdetexte"><text:span text:style-name="T6399">Mon expertise est achevée, ou presque, et je n</text:span><text:span text:style-name="T6400">’</text:span><text:span text:style-name="T6401">ai rien dit encore de ces<text:s/></text:span><text:span text:style-name="title">Portraits politiques et littéraires</text:span><text:span text:style-name="T6402"><text:s/></text:span><text:span text:style-name="T6403">qui, semblait-il, devaient en être le sujet. Ce n</text:span><text:span text:style-name="T6404">’</text:span><text:span text:style-name="T6405">est point là un oubli ni une faute. Mais j</text:span><text:span text:style-name="T6406">’</text:span><text:span text:style-name="T6407">ai pensé qu</text:span><text:span text:style-name="T6408">’</text:span><text:span text:style-name="T6409">il valait mieux donner, à leur occasion, une idée d</text:span><text:span text:style-name="T6410">’</text:span><text:span text:style-name="T6411">ensemble de tout l</text:span><text:span text:style-name="T6412">’</text:span><text:span text:style-name="T6413">ouvrage pour en établir l</text:span><text:span text:style-name="T6414">’</text:span><text:span text:style-name="T6415">importance et y attir</text:span><text:span text:style-name="T6416">er l</text:span><text:span text:style-name="T6417">’</text:span><text:span text:style-name="T6418">attention. — </text:span><text:span text:style-name="T6419">Une derni</text:span><text:span text:style-name="T6420">ère remarque : je m</text:span><text:span text:style-name="T6421">’</text:span><text:span text:style-name="T6422">étonne que l</text:span><text:span text:style-name="T6423">’</text:span><text:span text:style-name="T6424">on n</text:span><text:span text:style-name="T6425">’</text:span><text:span text:style-name="T6426">ait pas songé à faire pour Barbey d</text:span><text:span text:style-name="T6427">’</text:span><text:span text:style-name="T6428">Aurevilly ce qu</text:span><text:span text:style-name="T6429">’</text:span><text:span text:style-name="T6430">il voulait faire pour Balzac.<text:s/></text:span><text:span text:style-name="quote.c">« L</text:span><text:span text:style-name="quote.c">’</text:span><text:span text:style-name="quote.c">auteur des<text:s/></text:span><text:span text:style-name="title">Œuvres et d</text:span><text:span text:style-name="title">es Hommes</text:span><text:span text:style-name="quote.c"><text:s/>fut chargé, dans l</text:span><text:span text:style-name="quote.c">’</text:span><text:span text:style-name="quote.c">intérêt d</text:span><text:span text:style-name="quote.c">’</text:span><text:span text:style-name="quote.c">une publication à laquelle on a malheureusement renoncé (cette publication devait s</text:span><text:span text:style-name="quote.c">’</text:span><text:span text:style-name="quote.c">appeler<text:s/></text:span><text:span text:style-name="quote.c">l</text:span><text:span text:style-name="quote.c">’</text:span><text:span text:style-name="title">Esprit de Balzac</text:span><text:span text:style-name="quote.c">), de tirer dans les œuvres complètes de Balzac tout ce qui ressemblait à une pensée qu</text:span><text:span text:style-name="quote.c">’</text:span><text:span text:style-name="quote.c">on pouvait mettre entre deux chiffres, comme<text:s/></text:span><text:span text:style-name="title">les Maximes</text:span><text:span text:style-name="quote.c"><text:s/>de La Rochefoucauld, et, le croira-t-on ? il en trouva<text:s/></text:span><text:span text:style-name="T6431">plusieurs milliers</text:span><text:span text:style-name="quote.c"><text:s/>qui pouvaient supporter l</text:span><text:span text:style-name="quote.c">’</text:span><text:span text:style-name="quote.c">épreuve de l</text:span><text:span text:style-name="quote.c">’</text:span><text:span text:style-name="quote.c">entre-deux des chiffres. Il fut ébloui. C</text:span><text:span text:style-name="quote.c">’</text:span><text:span text:style-name="quote.c">était un Oural de diamants</text:span><text:span text:style-name="quote.c">.</text:span><text:span text:style-name="quote.c"> »</text:span><text:span text:style-name="T6432"><text:s/>Eh bien ! cet<text:s/></text:span><text:span text:style-name="title">Esprit de Balzac</text:span><text:span text:style-name="T6433"><text:s/></text:span><text:span text:style-name="T6434">que l</text:span><text:span text:style-name="T6435">’</text:span><text:span text:style-name="T6436">on avait eu le projet d</text:span><text:span text:style-name="T6437">’</text:span><text:span text:style-name="T6438">extraire de la<text:s/></text:span><text:span text:style-name="title">Comédie humaine</text:span><text:span text:style-name="T6439"><text:s/></text:span><text:span text:style-name="T6440">n</text:span><text:span text:style-name="T6441">’</text:span><text:span text:style-name="T6442">aurait pas été plus considérable que<text:s/></text:span><text:span text:style-name="T6443">l</text:span><text:span text:style-name="T6444">’</text:span><text:span text:style-name="title">Esprit de Barbey</text:span><text:span text:style-name="title"><text:s/>d</text:span><text:span text:style-name="title">’</text:span><text:span text:style-name="title">Aurevilly</text:span><text:span text:style-name="T6445">,<text:s/></text:span><text:span text:style-name="T6446">cet esprit répandu à profusion dans<text:s/></text:span><text:span text:style-name="title">les Œuvres et</text:span><text:span text:style-name="title"><text:s/>les Hommes</text:span><text:span text:style-name="T6447">.<text:s/></text:span><text:soft-page-break/><text:span text:style-name="T6448">En veut-on quelques exemples ? Je les prends des<text:s/></text:span><text:span text:style-name="title">Portraits</text:span><text:span text:style-name="T6449">,<text:s/></text:span><text:span text:style-name="T6450">au hasard, comme ils viennent :<text:s/></text:span><text:span text:style-name="quote.c">« Les grands hommes, comme les grands esprits, appartiennent à tous<text:s/></text:span><text:span text:style-name="quote.c">ceux qui savent parler d</text:span><text:span text:style-name="quote.c">’</text:span><text:span text:style-name="quote.c">eux. — </text:span><text:span text:style-name="quote.c">Qui raconte grandement l</text:span><text:span text:style-name="quote.c">’</text:span><text:span text:style-name="quote.c">histoire, l</text:span><text:span text:style-name="quote.c">’</text:span><text:span text:style-name="quote.c">aurait faite, et, réciproquement, qui<text:s/></text:span><text:span text:style-name="quote.c">l</text:span><text:span text:style-name="quote.c">’</text:span><text:span text:style-name="quote.c">a faite eût pu la raconter. — </text:span><text:span text:style-name="quote.c">Si les batailles gagnées sont les batailles qu</text:span><text:span text:style-name="quote.c">’</text:span><text:span text:style-name="quote.c">on croit gagnées, les hommes supérieurs et décisifs en politique sont peut-être aussi les homm</text:span><text:span text:style-name="quote.c">es que l</text:span><text:span text:style-name="quote.c">’</text:span><text:span text:style-name="quote.c">on croit supérieurs. — </text:span><text:span text:style-name="quote.c">Le génie est toujours</text:span><text:span text:style-name="quote.c"><text:s/>un obstacle à la popularité. — </text:span><text:span text:style-name="quote.c">Les vertus acquises ne changent pas la nature de nos âmes et ne leur apportent pas la volonté qu</text:span><text:span text:style-name="quote.c">’</text:span><text:span text:style-name="quote.c">elles n</text:span><text:span text:style-name="quote.c">’</text:span><text:span text:style-name="quote.c">auront jamais ou qu</text:span><text:span text:style-name="quote.c">’</text:span><text:span text:style-name="quote.c">elles n</text:span><text:span text:style-name="quote.c">’</text:span><text:span text:style-name="quote.c">ont</text:span><text:span text:style-name="quote.c"><text:s/>plus. — </text:span><text:span text:style-name="quote.c">Qui vit trop de la vie de son époque, la</text:span><text:span text:style-name="quote.c"><text:s/>partage, et passe avec elle. — </text:span><text:span text:style-name="quote.c">Quand l</text:span><text:span text:style-name="quote.c">’</text:span><text:span text:style-name="quote.c">âme d</text:span><text:span text:style-name="quote.c">’</text:span><text:span text:style-name="quote.c">un homme est l</text:span><text:span text:style-name="quote.c">’</text:span><text:span text:style-name="quote.c">égale de son esprit, elle lui est supérieure,<text:s/></text:span><text:span text:style-name="T6451">parce qu</text:span><text:span text:style-name="T6452">’</text:span><text:span text:style-name="T6453">ell</text:span><text:span text:style-name="T6454">e est</text:span><text:span text:style-name="quote.c"><text:s/></text:span><text:span text:style-name="quote.c">une âme</text:span><text:span text:style-name="quote.c">. — </text:span><text:span text:style-name="quote.c">Le Christianisme n</text:span><text:span text:style-name="quote.c">’</text:span><text:span text:style-name="quote.c">est doux à la femme que quand il l</text:span><text:span text:style-name="quote.c">’</text:span><text:span text:style-name="quote.c">a<text:s/></text:span><text:span text:style-name="T6455">surnaturalisée</text:span><text:span text:style-name="quote.c">.</text:span><text:span text:style-name="quote.c"><text:s/>— </text:span><text:span text:style-name="quote.c">L</text:span><text:span text:style-name="quote.c">’</text:span><text:span text:style-name="quote.c">inégalité de la femme vis-à-vis de l</text:span><text:span text:style-name="quote.c">’</text:span><text:span text:style-name="quote.c">homme est d</text:span><text:span text:style-name="quote.c">’</text:span><text:span text:style-name="quote.c">institution divine, et sa fonction</text:span><text:span text:style-name="quote.c"><text:s/>est de sacrifice et d</text:span><text:span text:style-name="quote.c">’</text:span><text:span text:style-name="quote.c">amour. — </text:span><text:span text:style-name="quote.c">De tous les genres d</text:span><text:span text:style-name="quote.c">’</text:span><text:span text:style-name="quote.c">esprit, le plus interdit à la femme est le discernement critique. Elles nous entraînent, mais elles ne savent pas n</text:span><text:span text:style-name="quote.c">ous juger. — </text:span><text:span text:style-name="quote.c">C</text:span><text:span text:style-name="quote.c">’</text:span><text:span text:style-name="quote.c">est toujours l</text:span><text:span text:style-name="quote.c">’</text:span><text:span text:style-name="quote.c">imagination qui fait la gloire. — La fatuité, c</text:span><text:span text:style-name="quote.c">’</text:span><text:span text:style-name="quote.c">est le rayonnement du bonheur</text:span><text:span text:style-name="quote.c">…</text:span><text:span text:style-name="quote.c"><text:s/>le rayonnement de notre bonheur</text:span><text:span text:style-name="quote.c">. »</text:span><text:span text:style-name="T6456"><text:s/>Voici sur la littérature :<text:s/></text:span><text:span text:style-name="quote.c">« L</text:span><text:span text:style-name="quote.c">’</text:span><text:span text:style-name="quote.c">auteur n</text:span><text:span text:style-name="quote.c">’</text:span><text:span text:style-name="quote.c">est jamais qu</text:span><text:span text:style-name="quote.c">’</text:span><text:span text:style-name="quote.c">une superposition à l</text:span><text:span text:style-name="quote.c">’</text:span><text:span text:style-name="quote.c">homme. — </text:span><text:span text:style-name="quote.c">Sans passion, après tout, il n</text:span><text:span text:style-name="quote.c">’</text:span><text:span text:style-name="quote.c">y</text:span><text:span text:style-name="quote.c"><text:s/>a pas d</text:span><text:span text:style-name="quote.c">’</text:span><text:span text:style-name="quote.c">écrivains de génie. — Il y a d</text:span><text:span text:style-name="quote.c">eux faux goûts, et non un seul : il y a l</text:span><text:span text:style-name="quote.c">’</text:span><text:span text:style-name="quote.c">exagéré et le timide. Une exagération en deçà aussi bien qu</text:span><text:span text:style-name="quote.c">’</text:span><text:span text:style-name="quote.c">au-delà</text:span><text:span text:style-name="quote.c">, et que ce soit en avant ou en arrière que l</text:span><text:span text:style-name="quote.c">’</text:span><text:span text:style-name="quote.c">on<text:s/></text:span><text:span text:style-name="quote.c">tombe, c</text:span><text:span text:style-name="quote.c">’</text:span><text:span text:style-name="quote.c">est toujours tomber. — </text:span><text:span text:style-name="quote.c">La grossièreté empêche</text:span><text:span text:style-name="quote.c"><text:s/>le chef-d</text:span><text:span text:style-name="quote.c">’</text:span><text:span text:style-name="quote.c">œuvre. — </text:span><text:span text:style-name="quote.c">En thèse absolue, pour qu</text:span><text:span text:style-name="quote.c">’</text:span><text:span text:style-name="quote.c">il y ait un chef-d</text:span><text:span text:style-name="quote.c">’</text:span><text:span text:style-name="quote.c">œuvre en littérature, il faut deux qualités indispensables : l</text:span><text:span text:style-name="quote.c">’</text:span><text:span text:style-name="quote.c">élévation, et la délicatesse, cette fleur martyre d</text:span><text:span text:style-name="quote.c">’</text:span><text:span text:style-name="quote.c">une âme choisie qui, plus el</text:span><text:span text:style-name="quote.c">le saigne, plus elle parfume. — </text:span><text:span text:style-name="quote.c">L</text:span><text:span text:style-name="quote.c">’</text:span><text:span text:style-name="quote.c">illusion dans les arts est la vérité de l</text:span><text:span text:style-name="quote.c">’</text:span><text:span text:style-name="quote.c">art même, tandis que l</text:span><text:span text:style-name="quote.c">’</text:span><text:span text:style-name="quote.c">illusion dan</text:span><text:span text:style-name="quote.c">s l</text:span><text:span text:style-name="quote.c">’</text:span><text:span text:style-name="quote.c">histoire, c</text:span><text:span text:style-name="quote.c">’</text:span><text:span text:style-name="quote.c">est l</text:span><text:span text:style-name="quote.c">’</text:span><text:span text:style-name="quote.c">erreur. — </text:span><text:span text:style-name="quote.c">Les écoles, en littérature, ne sont jamais qu</text:span><text:span text:style-name="quote.c">’</text:span><text:span text:style-name="quote.c">une manifestation de la servilité i</text:span><text:span text:style-name="quote.c">mitatrice de l</text:span><text:span text:style-name="quote.c">’</text:span><text:span text:style-name="quote.c">esprit humain. — </text:span><text:span text:style-name="quote.c">Le critique est l</text:span><text:span text:style-name="quote.c">’</text:span><text:span text:style-name="quote.c">anatomiste sur le vif du génie des autres. — Le rôle de la critique est de séparer la Beauté de la Fausseté, avec laque</text:span><text:span text:style-name="quote.c">lle, souvent, elle s</text:span><text:span text:style-name="quote.c">’</text:span><text:span text:style-name="quote.c">acoquine.— </text:span><text:span text:style-name="quote.c">Le critique n</text:span><text:span text:style-name="quote.c">’</text:span><text:span text:style-name="quote.c">a pas le droit de publier, après la mort d</text:span><text:span text:style-name="quote.c">’</text:span><text:span text:style-name="quote.c">un homme, un livre que cet homme, de son vivant, n</text:span><text:span text:style-name="quote.c">’</text:span><text:span text:style-name="quote.c">a jamais voulu publier</text:span><text:span text:style-name="quote.c">.</text:span><text:span text:style-name="quote.c"> »</text:span><text:span text:style-name="quote.c"><text:s/></text:span>— Quant aux jugements-images qu’affectionnait Barbey<text:s/>d’Aurevilly, ils foisonnent :<text:s/><text:span text:style-name="quote.c">« </text:span><text:span text:style-name="quote.c">Notre Shakesp</text:span><text:span text:style-name="quote.c">eare en France, c</text:span><text:span text:style-name="quote.c">’</text:span><text:span text:style-name="quote.c">est Balzac. — </text:span><text:span text:style-name="quote.c">Le cardinal Maury : un Mascarille parvenu.</text:span><text:span text:style-name="quote.c"><text:s/></text:span><text:span text:style-name="quote.c">—</text:span><text:span text:style-name="quote.c"> </text:span><text:span text:style-name="quote.c">Machiavel, ce n</text:span><text:span text:style-name="quote.c">’</text:span><text:span text:style-name="quote.c">était qu</text:span><text:span text:style-name="quote.c">’</text:span><text:span text:style-name="quote.c">un Satan en bonnet de coton.</text:span><text:span text:style-name="quote.c"><text:s/>— Anacharsi</text:span><text:span text:style-name="quote.c">s Cloots : Jocr</text:span><text:span text:style-name="quote.c">isse prussien. — </text:span><text:span text:style-name="quote.c">Berryer, avocat posthume d</text:span><text:span text:style-name="quote.c">’</text:span><text:span text:style-name="quote.c">une cause depuis longtemps perdue, et pour qui la monarchie n</text:span><text:span text:style-name="quote.c">’</text:span><text:span text:style-name="quote.c">est plus que le dossier privé d</text:span><text:span text:style-name="quote.c">’</text:span><text:span text:style-name="quote.c">un prince : du duc de Bordeaux ! Il n</text:span><text:span text:style-name="quote.c">’</text:span><text:span text:style-name="quote.c">a été qu</text:span><text:span text:style-name="quote.c">’</text:span><text:span text:style-name="quote.c">une voix, et ses travaux oratoires n</text:span><text:span text:style-name="quote.c">’</text:span><text:span text:style-name="quote.c">ont duré que le temps qu</text:span><text:span text:style-name="quote.c">’</text:span><text:span text:style-name="quote.c">il parla.</text:span><text:span text:style-name="quote.c"><text:s/>— </text:span><text:span text:style-name="quote.c">Jules Favre, petite hydre à deux têtes : celle de la vipère politique et celle de</text:span><text:span text:style-name="quote.c"><text:s/>la grenouillette littéraire. — </text:span><text:span text:style-name="quote.c">Benjamin Constant : un chapon, soprano de la chapelle Sixt</text:span><text:span text:style-name="quote.c">ine,<text:s/></text:span><text:soft-page-break/><text:span text:style-name="quote.c">appliqué à la politique. — </text:span><text:span text:style-name="quote.c">Paul de Molènes, chevalier du<text:s/></text:span><text:span text:style-name="quote.c">Moyen-Âge</text:span><text:span text:style-name="quote.c"><text:s/>tombé dans</text:span><text:span text:style-name="quote.c"><text:s/>notre temps. — </text:span><text:span text:style-name="quote.c">L</text:span><text:span text:style-name="quote.c">’</text:span><text:span text:style-name="quote.c">importance du duc de Saint-Simon n</text:span><text:span text:style-name="quote.c">’</text:span><text:span text:style-name="quote.c">est, après tout, qu</text:span><text:span text:style-name="quote.c">’</text:span><text:span text:style-name="quote.c">une importance littéraire. »</text:span><text:span text:style-name="T6457"><text:s/></text:span><text:span text:style-name="T6458">Et cette perle :<text:s/></text:span><text:span text:style-name="quote.c">« Dans le ciel de l</text:span><text:span text:style-name="quote.c">’</text:span><text:span text:style-name="quote.c">histoire, il n</text:span><text:span text:style-name="quote.c">’</text:span><text:span text:style-name="quote.c">y a que des étoiles fixes, et M</text:span><text:span text:style-name="T6459">m</text:span><text:span text:style-name="T6460">e</text:span><text:span text:style-name="quote.c"> des </text:span><text:span text:style-name="quote.c">Ursins est une étoile qui depuis longtemps a filé</text:span><text:span text:style-name="quote.c">.</text:span><text:span text:style-name="quote.c"> »</text:span></text:p>
      <text:p text:style-name="Corpsdetexte"><text:span text:style-name="T6461">Et cette autre :<text:s/></text:span><text:span text:style-name="quote.c">« Pel</text:span><text:span text:style-name="quote.c">lisson</text:span><text:span text:style-name="Appelnotedebasdep."><text:note text:note-class="footnote" text:id="_ftn11"><text:note-citation>12</text:note-citation><text:note-body><text:p text:style-name="Notedebasdepage"><text:s/>[NdE] Orthographié Pélisson.</text:p></text:note-body></text:note></text:span><text:span text:style-name="quote.c"><text:s/>est un nom surnageant sur des œuvres qui ont sombré. »</text:span><text:span text:style-name="T6462"><text:s/>Et cette définition amusante, mais si vraie :<text:s/></text:span><text:span text:style-name="quote.c">« La biographie est la chiffonnière de l</text:span><text:span text:style-name="quote.c">’</text:span><text:span text:style-name="quote.c">histoire. »</text:span><text:span text:style-name="T6463"><text:s/>Enfin, pour terminer, cette remarque qu</text:span><text:span text:style-name="T6464">’</text:span><text:span text:style-name="T6465">on voudra bien appliquer à mon expertise :<text:s/></text:span><text:span text:style-name="quote.c">« Un article de journal sur un livre ne peut jamais être qu</text:span><text:span text:style-name="quote.c">’</text:span><text:span text:style-name="quote.c">un index tendu vers ce livre. »</text:span></text:p>
      <text:p text:style-name="Corpsdetexte">Eh ! oui, je n’ai pas fait autre chose : j’ai tendu mon index vers les<text:s/><text:span text:style-name="title">Œuvres et les Hommes</text:span><text:span text:style-name="T6466"><text:s/></text:span>de Barbey d’Aurevilly afin d’y amener<text:s/>le<text:s/>plus de monde possible. Mais si personne n’y vient, peu m’importe ! J’aurai rempli mon devoir de critique, ce devoir qui ne va pas jusqu’à pousser les lecteurs par leurs épaules, mais qui, puisque nous parlons d’index, consiste, je puis bien le dire, à donner des indications utiles et à prier les gens de les suivre, sans pouvoir cependant les y forcer !</text:p>
      <text:p text:style-name="P6467">LOUIS DE-SAINT-JACQUES.</text:p>
      <text:p text:style-name="postscript"><text:span text:style-name="T6468">P</text:span><text:span text:style-name="T6469">.-</text:span><text:span text:style-name="T6470">S</text:span><text:span text:style-name="T6471">.</text:span><text:span text:style-name="T6472"><text:s/>— </text:span><text:span text:style-name="T6473">Dans ma vingt-huitième Expertise, dépôt de mon rapport.</text:span></text:p>
      <text:h text:style-name="Titre1" text:outline-level="1"><text:bookmark-start text:name="bookmark65"/><text:bookmark-start text:name="bookmark66"/><text:bookmark-end text:name="bookmark65"/><text:bookmark-end text:name="bookmark66"/><text:span text:style-name="pb">[p.<text:s/></text:span><text:span text:style-name="pb">244</text:span><text:span text:style-name="pb">]<text:s/></text:span>Expertises<text:s/><text:span text:style-name="T6474">XXVIII</text:span><text:span text:style-name="T6475">.<text:s/></text:span><text:span text:style-name="T6476"><text:line-break/></text:span>L’expert dépose son rapport</text:h>
      <text:p text:style-name="dateline">15 avril 1898.</text:p>
      <text:p text:style-name="Corpsdetexte"><text:span text:style-name="T6477">Me sera-t-il permis, après quatre septaines d</text:span><text:span text:style-name="T6478">’</text:span><text:span text:style-name="T6479">Expertises, de prendre quelque repos, c</text:span><text:span text:style-name="T6480">’</text:span><text:span text:style-name="T6481">est-à-dire d</text:span><text:span text:style-name="T6482">’</text:span><text:span text:style-name="T6483">un peu moins m</text:span><text:span text:style-name="T6484">’</text:span><text:span text:style-name="T6485">occuper de ce que font les autres et de songer un brin à moi ? Toute charge, même d</text:span><text:span text:style-name="T6486">’</text:span><text:span text:style-name="T6487">expert, n</text:span><text:span text:style-name="T6488">’</text:span><text:span text:style-name="T6489">est pas éternelle, et celui gui l</text:span><text:span text:style-name="T6490">’</text:span><text:span text:style-name="T6491">accepte sait fort bien que ce ne sera pas pour toujours : la</text:span><text:span text:style-name="T6492"><text:s/>critique est un bagne où l</text:span><text:span text:style-name="T6493">’</text:span><text:span text:style-name="T6494">on d</text:span><text:span text:style-name="T6495">oit pénétrer librement et d</text:span><text:span text:style-name="T6496">’</text:span><text:span text:style-name="T6497">où l</text:span><text:span text:style-name="T6498">’</text:span><text:span text:style-name="T6499">on doit pouvoir sortir de même, et il serait plus que barbare d</text:span><text:span text:style-name="T6500">’</text:span><text:span text:style-name="T6501">imposer à ces travaux qui, par essence, sont à temps, l</text:span><text:span text:style-name="T6502">’</text:span><text:span text:style-name="T6503">inhumaine rigueur de la perpétuité</text:span><text:span text:style-name="T6504">. À<text:s/></text:span><text:span text:style-name="T6505">défaut d</text:span><text:span text:style-name="T6506">’</text:span><text:span text:style-name="T6507">autres motifs, ne fût-ce que</text:span><text:span text:style-name="T6508"><text:s/>p</text:span><text:span text:style-name="T6509">our celui d</text:span><text:span text:style-name="T6510">’</text:span><text:span text:style-name="T6511">affirmer mon indépendance, il m</text:span><text:span text:style-name="T6512">’</text:span><text:span text:style-name="T6513">importait<text:s/></text:span><text:span text:style-name="T6514">d</text:span><text:span text:style-name="T6515">e m</text:span><text:span text:style-name="T6516">’</text:span><text:span text:style-name="T6517">arrêter au moment précis qui me paraîtrait convenable. L</text:span><text:span text:style-name="T6518">’</text:span><text:span text:style-name="T6519">instant étant venu, je n</text:span><text:span text:style-name="T6520">’</text:span><text:span text:style-name="T6521">hésite pas : Messieurs les faiseurs de livres, vous n</text:span><text:span text:style-name="T6522">’</text:span><text:span text:style-name="T6523">avez plus d</text:span><text:span text:style-name="T6524">’</text:span><text:span text:style-name="T6525">expert, soyez-en tristes. Ces p</text:span><text:span text:style-name="T6526">ages sont<text:s/></text:span><text:span text:style-name="T6527">mes adieux, méditez-les. Puis j</text:span><text:span text:style-name="T6528">’</text:span><text:span text:style-name="T6529">irai m</text:span><text:span text:style-name="T6530">e replonger dans la vaste foule anonyme, et désormais, moi<text:s/></text:span><text:span text:style-name="T6531">disparu, vous resterez seuls à<text:s/></text:span><text:soft-page-break/><text:span text:style-name="T6532">d</text:span><text:span text:style-name="T6533">ire que vos volumes sont des chefs-d</text:span><text:span text:style-name="T6534">’</text:span><text:span text:style-name="T6535">œuvre et que, si vous</text:span><text:span text:style-name="T6536"><text:s/>n</text:span><text:span text:style-name="T6537">’</text:span><text:span text:style-name="T6538">êtes pas tous infiniment sublimes, il n</text:span><text:span text:style-name="T6539">’</text:span><text:span text:style-name="T6540">est pas un de vous au moins qui ne déborde de génie ?</text:span></text:p>
      <text:p text:style-name="Corpsdetexte"><text:span text:style-name="T6541">Cependant, avant de déposer les armes, je tiens, pour ma satisfaction personnelle, à voir<text:s/></text:span><text:span text:style-name="T6542">comment je m</text:span><text:span text:style-name="T6543">’</text:span><text:span text:style-name="T6544">en suis servi. En d</text:span><text:span text:style-name="T6545">’</text:span><text:span text:style-name="T6546">autres termes, il s</text:span><text:span text:style-name="T6547">’</text:span><text:span text:style-name="T6548">agit pour l</text:span><text:span text:style-name="T6549">’</text:span><text:span text:style-name="T6550">expert d</text:span><text:span text:style-name="T6551">’</text:span><text:span text:style-name="T6552">essayer sur lui-même sa dernière expertise, et d</text:span><text:span text:style-name="T6553">’</text:span><text:span text:style-name="T6554">user sans fausse honte, du droit de ne pas s</text:span><text:span text:style-name="T6555">’</text:span><text:span text:style-name="T6556">oublier. Ce droit, de plus, est un devoir. Je dois à ceux qui m</text:span><text:span text:style-name="T6557">’</text:span><text:span text:style-name="T6558">ont suivi de leur dire qui je suis et de leur expliquer pourquoi j</text:span><text:span text:style-name="T6559">’</text:span><text:span text:style-name="T6560">ai fait ce que j</text:span><text:span text:style-name="T6561">’</text:span><text:span text:style-name="T6562">ai fait. De modestie, je</text:span><text:span text:style-name="T6563"><text:s/>n</text:span><text:span text:style-name="T6564">’</text:span><text:span text:style-name="T6565">en ai pas ; de vanité, non plus. Je désire simplement fournir sur moi et ma conduite un certain nombre d</text:span><text:span text:style-name="T6566">’</text:span><text:span text:style-name="T6567">idées nettes, afin que tout ce qui me concerne soit en lumière et qu</text:span><text:span text:style-name="T6568">’</text:span><text:span text:style-name="T6569">on ne puisse pas me reprocher de m</text:span><text:span text:style-name="T6570">’</text:span><text:span text:style-name="T6571">être dérobé.</text:span></text:p>
      <text:p text:style-name="Corpsdetexte"><text:span text:style-name="T6572">Tout d</text:span><text:span text:style-name="T6573">’</text:span><text:span text:style-name="T6574">abord, je le déclare, je ne suis pas un littérateur. J</text:span><text:span text:style-name="T6575">’</text:span><text:span text:style-name="T6576">entends par là que, jusqu</text:span><text:span text:style-name="T6577">’</text:span><text:span text:style-name="T6578">à présent du moins, je n</text:span><text:span text:style-name="T6579">’</text:span><text:span text:style-name="T6580">ai pas essayé de trouver dans la littérature un moyen de gagner de l</text:span><text:span text:style-name="T6581">’</text:span><text:span text:style-name="T6582">argent ; bien plus, je ne me suis pas encore fait imprimer à mes frais ! On ne peut donc me ranger ni parmi les professionnels ni parmi les amateurs, et l</text:span><text:span text:style-name="T6583">’</text:span><text:span text:style-name="T6584">inventeur malheureux de cette classification baroque devrait imaginer, pour me l</text:span><text:span text:style-name="T6585">’</text:span><text:span text:style-name="T6586">appliquer, un troisième genre qu</text:span><text:span text:style-name="T6587">’</text:span><text:span text:style-name="T6588">il</text:span><text:span text:style-name="T6589"><text:s/>n</text:span><text:span text:style-name="T6590">’</text:span><text:span text:style-name="T6591">a pas prévu. Car, ni professionnel ni amateur, je suis celui qui aime les lettres, qualité qui manque souvent non seulement aux amateurs mais encore aux professionnels. Je ne veux pas m</text:span><text:span text:style-name="T6592">’</text:span><text:span text:style-name="T6593">en vanter, mais, en somme, l</text:span><text:span text:style-name="T6594">’</text:span><text:span text:style-name="T6595">ami des lettres est plus qu</text:span><text:span text:style-name="T6596">’</text:span><text:span text:style-name="T6597">un artisan de la plume, que ce dernier écrive par gloriole ou par stricte nécessité. Ce mot dépasse, en effet, celui-ci et celui-là parce qu</text:span><text:span text:style-name="T6598">’</text:span><text:span text:style-name="T6599">il est d</text:span><text:span text:style-name="T6600">’</text:span><text:span text:style-name="T6601">une signification plus large et que de toutes les façons il indique plus de désintéressement. Pour être l</text:span><text:span text:style-name="T6602">’</text:span><text:span text:style-name="T6603">ami des lettres, il n</text:span><text:span text:style-name="T6604">’</text:span><text:span text:style-name="T6605">est nullement besoin d</text:span><text:span text:style-name="T6606">’</text:span><text:span text:style-name="T6607">écrire ; il le faut, au contraire, pour être un écrivain, professionnel ou amateur. L</text:span><text:span text:style-name="T6608">’</text:span><text:span text:style-name="T6609">ami des lettres n</text:span><text:span text:style-name="T6610">’</text:span><text:span text:style-name="T6611">a en vue que la recherche de la beauté, son plaisir le plus cher est d</text:span><text:span text:style-name="T6612">’</text:span><text:span text:style-name="T6613">admirer réalisé son idéal esthétique, au lieu que trop souvent professionnels et amateurs se passent d</text:span><text:span text:style-name="T6614">’</text:span><text:span text:style-name="T6615">avoir de tels besoins. Enfin, suprême différence : si l</text:span><text:span text:style-name="T6616">’</text:span><text:span text:style-name="T6617">amateur et le professionnel ne sont pas amis des lettres, jamais ils ne le deviendront, tandis que l</text:span><text:span text:style-name="T6618">’</text:span><text:span text:style-name="T6619">ami des lettres qui n</text:span><text:span text:style-name="T6620">’</text:span><text:span text:style-name="T6621">écrit pas, s</text:span><text:span text:style-name="T6622">’</text:span><text:span text:style-name="T6623">il veut écrire, pourra toujours s</text:span><text:span text:style-name="T6624">’</text:span><text:span text:style-name="T6625">exprimer.</text:span></text:p>
      <text:p text:style-name="Corpsdetexte"><text:span text:style-name="T6626">Je puis dire que j</text:span><text:span text:style-name="T6627">’</text:span><text:span text:style-name="T6628">ai aimé les lettres dès le jour où ma raison commença à prendre conscience d</text:span><text:span text:style-name="T6629">’</text:span><text:span text:style-name="T6630">elle-même. Au début, bien entendu, je dus aller à l</text:span><text:span text:style-name="T6631">’</text:span><text:span text:style-name="T6632">aventure. Enfant, des influences d</text:span><text:span text:style-name="T6633">’</text:span><text:span text:style-name="T6634">éducation ou de milieu m</text:span><text:span text:style-name="T6635">’</text:span><text:span text:style-name="T6636">entravèrent ; mais, en me développant, je parvins à réagir. Peu à peu je découvris en moi et autour de moi quelles devaient être mes certitudes ; j</text:span><text:span text:style-name="T6637">’</text:span><text:span text:style-name="T6638">en formai l</text:span><text:span text:style-name="T6639">’</text:span><text:span text:style-name="T6640">ensemble de mes convictions littéraires ; je devins maître de ma doctrine ; et grâce à elle, je fus et suis à même de juger ce que valent un livre et l</text:span><text:span text:style-name="T6641">’</text:span><text:span text:style-name="T6642">écrivain qui l</text:span><text:span text:style-name="T6643">’</text:span><text:span text:style-name="T6644">écrivit. Je ne me pose pas en phénomène exceptionnel. Tout cela est normal, et il n</text:span><text:span text:style-name="T6645">’</text:span><text:span text:style-name="T6646">est pas un ami des<text:s/></text:span><text:soft-page-break/><text:span text:style-name="T6647">lettres qui n</text:span><text:span text:style-name="T6648">’</text:span><text:span text:style-name="T6649">ait évolué comme moi. Nous peinons jusqu</text:span><text:span text:style-name="T6650">’</text:span><text:span text:style-name="T6651">au moment où nous comprenons clairement quel doit être notre idéal esthétique, et une fois que nous le savons, quand nous l</text:span><text:span text:style-name="T6652">’</text:span><text:span text:style-name="T6653">avons conçu, nous sommes, par le fait même, autorisés à dire que telle<text:s/></text:span><text:span text:style-name="T6654">œuvre</text:span><text:span text:style-name="T6655"><text:s/>le réalise et que telle autre lui est opposée : c</text:span><text:span text:style-name="T6656">’</text:span><text:span text:style-name="T6657">est-à-dire que sans avoir griffonné une seule ligne, plus que tous écrivains amateurs ou professionnels qui n</text:span><text:span text:style-name="T6658">’</text:span><text:span text:style-name="T6659">auraient pas d</text:span><text:span text:style-name="T6660">’</text:span><text:span text:style-name="T6661">idéal esthétique, nous autres, amis des lettres, nous avons le droit de critiquer. Mais réserver ce privilège aux seuls professionnels dans le cercle de leur profession, prétendre qu</text:span><text:span text:style-name="T6662">’</text:span><text:span text:style-name="T6663">un poète ne doit être jugé que par un poète, un romancier par un romancier, un dramaturge par un dramaturge, quelle erreur enfantine et ridicule ! et que j</text:span><text:span text:style-name="T6664">’</text:span><text:span text:style-name="T6665">ai plaint M. Saint-Georges de Bouhélier<text:s/></text:span><text:span text:style-name="T6666">de l</text:span><text:span text:style-name="T6667">’</text:span><text:span text:style-name="T6668">avoir empruntée à Edgar Poe</text:span><text:span text:style-name="T6669"><text:note text:note-class="footnote" text:id="_ftn12"><text:note-citation>13</text:note-citation><text:note-body><text:p text:style-name="Notedebasdepage"><text:s/>[NdE] Orthographié Poë. Cf. « Tribune libre », n<text:span text:style-name="T6670">o</text:span> 217, 1<text:span text:style-name="T6671">er</text:span> mai 1898, p. 287 (<text:a xlink:href="https://gallica.bnf.fr/ark:/12148/bpt6k15602q/f290" office:target-frame-name="_top" xlink:show="replace"><text:span text:style-name="T6672">Gallica</text:span></text:a>) :</text:p><text:p text:style-name="P6673">Mon cher Deschamps,</text:p><text:p text:style-name="P6674"><text:span text:style-name="T6675">Qu</text:span><text:span text:style-name="T6676">’</text:span><text:span text:style-name="T6677">ai-je fait aux typographes, et pourquoi s</text:span><text:span text:style-name="T6678">’</text:span><text:span text:style-name="T6679">obstinent- ils à<text:s/></text:span><text:span text:style-name="T6680">vouloir qu’Edgar Poe soit coiffé d’un tréma ? Malgré moi, ils me l’</text:span><text:span text:style-name="T6681">avaient glissé en épreuves de ma dernière Expertise, et ils l</text:span><text:span text:style-name="T6682">’</text:span><text:span text:style-name="T6683">ont ma</text:span><text:span text:style-name="T6684">intenu encore malgré mes corrections </text:span><text:span text:style-name="T6685">: voyez pag</text:span><text:span text:style-name="T6686">e 244, deuxième colonne, lignes 52 et 54 </text:span><text:span text:style-name="T6687">! Je tiens cependant à avoir l</text:span><text:span text:style-name="T6688">e dernier mot. Permettez-</text:span><text:span text:style-name="T6689">moi donc de leur écrire, e</text:span><text:span text:style-name="T6690">n lettres majuscules cette fois </text:span><text:span text:style-name="T6691">: EDGAR POE NE PORTE POINT DE TRÉMA. Et laissez-moi dénier toute responsabilité pour tous ceux dont ils l</text:span><text:span text:style-name="T6692">’</text:span><text:span text:style-name="T6693">affligeraient dorénavant.</text:span></text:p><text:p text:style-name="P6694">Cordialement à vous,</text:p><text:p text:style-name="P6695"><text:span text:style-name="T6696">LOUIS DE SAINT-JACQUES.</text:span></text:p></text:note-body></text:note></text:span><text:span text:style-name="T6697"><text:s/>pour essayer de m</text:span><text:span text:style-name="T6698">’</text:span><text:span text:style-name="T6699">en accabler et d</text:span><text:span text:style-name="T6700">’</text:span><text:span text:style-name="T6701">en tirer comme une preuve de mon incompétence absolue. Ce qui chez Edgar Poe n</text:span><text:span text:style-name="T6702">’</text:span><text:span text:style-name="T6703">était qu</text:span><text:span text:style-name="T6704">’</text:span><text:span text:style-name="T6705">un ingénieux paradoxe, a paru prendre chez l</text:span><text:span text:style-name="T6706">’</text:span><text:span text:style-name="T6707">auteur</text:span><text:span text:style-name="T6708"><text:s/></text:span><text:span text:style-name="T6709">d</text:span><text:span text:style-name="T6710">’</text:span><text:span text:style-name="title">Égl</text:span><text:span text:style-name="title">é</text:span><text:span text:style-name="T6711"><text:s/></text:span><text:span text:style-name="T6712">les proportions d</text:span><text:span text:style-name="T6713">’</text:span><text:span text:style-name="T6714">une théorie. Elle conduirait à décider qu</text:span><text:span text:style-name="T6715">’</text:span><text:span text:style-name="T6716">à personne de nous il n</text:span><text:span text:style-name="T6717">’</text:span><text:span text:style-name="T6718">est permis de célébrer la mer, les champs et le soleil parce que tout cela, cette nature qui nous a précédés dans</text:span><text:span text:style-name="T6719"><text:s/>le<text:s/></text:span><text:span text:style-name="T6720">temps et qui nous survivra, nous ne l</text:span><text:span text:style-name="T6721">’</text:span><text:span text:style-name="T6722">avons pas faite ; que notre tailleur pourrait nous dire, si nous trouvions qu</text:span><text:span text:style-name="T6723">’</text:span><text:span text:style-name="T6724">il nous habille mal : « Cela ne vous regarde pas, vous êtes incompétent, puisque vous n</text:span><text:span text:style-name="T6725">’</text:span><text:span text:style-name="T6726">êt</text:span><text:span text:style-name="T6727">es pas un professionnel » ; qu</text:span><text:span text:style-name="T6728">’</text:span><text:span text:style-name="T6729">il</text:span><text:span text:style-name="T6730"><text:s/>en serait de même de notre bottier, de notre chemisier, de tous nos fournisseurs, de tous ceux qui nous entourent, et, chose plus grave pour<text:s/></text:span><text:span text:style-name="T6731">M. de </text:span><text:span text:style-name="T6732">Bouhélier, il en résulterait qu</text:span><text:span text:style-name="T6733">’</text:span><text:span text:style-name="T6734">il devrait dénier à plusieu</text:span><text:span text:style-name="T6735">rs de ses fidèles le droit de l</text:span><text:span text:style-name="T6736">’</text:span><text:span text:style-name="T6737">admirer, et repousser, par exemple, les éloges de MM. </text:span><text:span text:style-name="T6738">Le Blond</text:span><text:span text:style-name="T6739"><text:s/>et Montfort pour la même raison qui lui fait repousser mes critiques, puisque, n</text:span><text:span text:style-name="T6740">’</text:span><text:span text:style-name="T6741">ayant pas fait de vers, ils sont vis-à-vis de<text:s/></text:span><text:span text:style-name="T6742">M. de </text:span><text:span text:style-name="T6743">Bouhéli</text:span><text:span text:style-name="T6744">er</text:span><text:span text:style-name="T6745"><text:s/></text:span><text:span text:style-name="T6746">dans cette même situation dont sa superbe me fait un grief. De telles absurdités sont forcément inadmissibles et j</text:span><text:span text:style-name="T6747">’</text:span><text:span text:style-name="T6748">aurais regretté d</text:span><text:span text:style-name="T6749">’</text:span><text:span text:style-name="T6750">avoir clôturé mes<text:s/></text:span><text:span text:style-name="title">Expertises</text:span><text:span text:style-name="T6751"><text:s/></text:span><text:span text:style-name="T6752">sans en avoir dit quelques mots. Si moi, ami des<text:s/></text:span><text:soft-page-break/><text:span text:style-name="T6753">lettres, j</text:span><text:span text:style-name="T6754">’</text:span><text:span text:style-name="T6755">ai accepté de critiquer les ouvri</text:span><text:span text:style-name="T6756">ers amateurs ou professionnels des lettres, c</text:span><text:span text:style-name="T6757">’</text:span><text:span text:style-name="T6758">est uniquement parce que j</text:span><text:span text:style-name="T6759">’</text:span><text:span text:style-name="T6760">avais la conviction que je le pouvais ; et si j</text:span><text:span text:style-name="T6761">’</text:span><text:span text:style-name="T6762">avais eu<text:s/></text:span><text:span text:style-name="pb">[p.<text:s/></text:span><text:span text:style-name="pb">245</text:span><text:span text:style-name="pb">]<text:s/></text:span><text:span text:style-name="T6763">le sentiment contraire, certainement je me serais récusé. Un jeune homme parvenu à</text:span><text:span text:style-name="T6764"><text:s/></text:span><text:span text:style-name="T6765">sa trentième année, qui,</text:span><text:span text:style-name="T6766"><text:s/></text:span><text:span text:style-name="T6767">depuis plus de quinze ans, par une sorte de tendance n</text:span><text:span text:style-name="T6768">aturelle d</text:span><text:span text:style-name="T6769">’</text:span><text:span text:style-name="T6770">abord, puis de façon<text:s/></text:span><text:span text:style-name="T6771">réfléchie, s</text:span><text:span text:style-name="T6772">’</text:span><text:span text:style-name="T6773">intéresse à la littérature, tout en n</text:span><text:span text:style-name="T6774">’</text:span><text:span text:style-name="T6775">ayant jamais quitté la ville où il est né ; ayant, de plus, toujours évité de se créer des relations parmi les écrivains, tout cela afin de conserver son indépendance et de n</text:span><text:span text:style-name="T6776">’</text:span><text:span text:style-name="T6777">être gêné en rien dans ses jugements, ni par des influences de camaraderie ni par d</text:span><text:span text:style-name="T6778">es pressions de coterie ; un jeu</text:span><text:span text:style-name="T6779">ne homme solitaire et rendu avisé par sa solitude, informé des menus faits de la vie littéraire par les revues et les journaux, lisant assidûment ce qui mérite d</text:span><text:span text:style-name="T6780">’</text:span><text:span text:style-name="T6781">être lu et se formant ses opinions lui-même, bien à</text:span><text:span text:style-name="T6782"><text:s/></text:span><text:span text:style-name="T6783">l</text:span><text:span text:style-name="T6784">’</text:span><text:span text:style-name="T6785">abri : qui osera soutenir que ce jeune homm</text:span><text:span text:style-name="T6786">e, pas plus bête qu</text:span><text:span text:style-name="T6787">’</text:span><text:span text:style-name="T6788">un autre (il</text:span><text:span text:style-name="T6789"><text:s/>est juste de l</text:span><text:span text:style-name="T6790">’</text:span><text:span text:style-name="T6791">ajouter), n</text:span><text:span text:style-name="T6792">’</text:span><text:span text:style-name="T6793">ait pas enfin acquis le droit d</text:span><text:span text:style-name="T6794">’</text:span><text:span text:style-name="T6795">avoir des certitudes, au moins autant que l</text:span><text:span text:style-name="T6796">’</text:span><text:span text:style-name="T6797">enfant de vingt ans qui s</text:span><text:span text:style-name="T6798">’</text:span><text:span text:style-name="T6799">imagine n</text:span><text:span text:style-name="T6800">’</text:span><text:span text:style-name="T6801">avoir plus rien à apprendre parce qu</text:span><text:span text:style-name="T6802">’</text:span><text:span text:style-name="T6803">il s</text:span><text:span text:style-name="T6804">’</text:span><text:span text:style-name="T6805">est attribué le monopole du génie ?</text:span></text:p>
      <text:p text:style-name="Corpsdetexte"><text:span text:style-name="T6806">Je n</text:span><text:span text:style-name="T6807">’</text:span><text:span text:style-name="T6808">ai pas de génie et j</text:span><text:span text:style-name="T6809">’</text:span><text:span text:style-name="T6810">ignore si j</text:span><text:span text:style-name="T6811">’</text:span><text:span text:style-name="T6812">en aurai un jour. Mais je sais que je possède un idéal esthétique que seize mois d</text:span><text:span text:style-name="T6813">’</text:span><text:span text:style-name="T6814">expertises m</text:span><text:span text:style-name="T6815">’</text:span><text:span text:style-name="T6816">ont donné le</text:span><text:span text:style-name="T6817"><text:s/>moyen d</text:span><text:span text:style-name="T6818">’</text:span><text:span text:style-name="T6819">affirmer. Lorsque M. Ad</text:span><text:span text:style-name="T6820">olphe Retté mit fin à ses<text:s/></text:span><text:span text:style-name="title">Aspects</text:span><text:span text:style-name="T6821"><text:s/></text:span><text:span text:style-name="T6822">et que le siège de critique qu</text:span><text:span text:style-name="T6823">’</text:span><text:span text:style-name="T6824">il occupait ici fut devenu vacant, malgré mon inexpérience « professionnelle » et le peu de loisir que me laissaient d</text:span><text:span text:style-name="T6825">’</text:span><text:span text:style-name="T6826">autres travaux, je n</text:span><text:span text:style-name="T6827">’</text:span><text:span text:style-name="T6828">hésitai pas à le remplacer dans sa charge : j</text:span><text:span text:style-name="T6829">’</text:span><text:span text:style-name="T6830">y vi</text:span><text:span text:style-name="T6831">s tout à la fois une obligation</text:span><text:span text:style-name="T6832"><text:s/>et un plaisir. Au nom de la sincérité et de la vie, il avait lutté, sans se lasser, contre tous les mensonge</text:span><text:span text:style-name="T6833">s et contre toutes les morts</text:span><text:span text:style-name="T6834"><text:note text:note-class="footnote" text:id="_ftn13"><text:note-citation>14</text:note-citation><text:note-body><text:p text:style-name="Notedebasdepage"><text:s/><text:span text:style-name="T6835">Il ne s</text:span><text:span text:style-name="T6836">’</text:span><text:span text:style-name="T6837">agit, bien entendu, ici, comme dans tout ce qui va suivre, à propos de M. Retté, que de M. Retté<text:s/></text:span><text:span text:style-name="T6838">critique littéraire</text:span><text:span text:style-name="T6839">,</text:span><text:span text:style-name="T6840"><text:s/></text:span><text:span text:style-name="T6841">le seul critique qu</text:span><text:span text:style-name="T6842">’</text:span><text:span text:style-name="T6843">en lui j</text:span><text:span text:style-name="T6844">’</text:span><text:span text:style-name="T6845">admette absolument ; quant au<text:s/></text:span><text:span text:style-name="T6846">critique anti-catholique</text:span><text:span text:style-name="T6847">,</text:span><text:span text:style-name="T6848"><text:s/></text:span><text:span text:style-name="T6849">je le<text:s/></text:span><text:span text:style-name="T6850">réprouve</text:span><text:span text:style-name="T6851"> ; et je n</text:span><text:span text:style-name="T6852">’</text:span><text:span text:style-name="T6853">accepte qu</text:span><text:span text:style-name="T6854">’</text:span><text:span text:style-name="T6855">en partie le<text:s/></text:span><text:span text:style-name="T6856">critique social</text:span><text:span text:style-name="T6857">.</text:span></text:p></text:note-body></text:note></text:span><text:span text:style-name="T6858">. Dans cette courageuse campagne, je l</text:span><text:span text:style-name="T6859">’</text:span><text:span text:style-name="T6860">avais suivi et applaudi de loin, j</text:span><text:span text:style-name="T6861">’</text:span><text:span text:style-name="T6862">avais vu que son idée de la beauté était identique, ou presque, à la mienne, et j</text:span><text:span text:style-name="T6863">’</text:span><text:span text:style-name="T6864">avais constaté avec une joie véritable que la plupart de ses principes étaient ceux que j</text:span><text:span text:style-name="T6865">’</text:span><text:span text:style-name="T6866">aurais développés moi-même si, sur le</text:span><text:span text:style-name="T6867">s mêmes sujets que les siens, j</text:span><text:span text:style-name="T6868">’</text:span><text:span text:style-name="T6869">avais, comme lui, noté mes<text:s/></text:span><text:span text:style-name="title">Aspects</text:span><text:span text:style-name="T6870">.</text:span><text:span text:style-name="T6871"><text:s/></text:span><text:span text:style-name="T6872">Or voici qu</text:span><text:span text:style-name="T6873">’</text:span><text:span text:style-name="T6874">il s</text:span><text:span text:style-name="T6875">’</text:span><text:span text:style-name="T6876">arrêtait volontairement pour chanter la vierge Nature qui l</text:span><text:span text:style-name="T6877">’</text:span><text:span text:style-name="T6878">avait soutenu contre tous et consolé de toutes les haines ; il importait qu</text:span><text:span text:style-name="T6879">’</text:span><text:span text:style-name="T6880">un autre lui succédât, épris de la même esthétique, pour que</text:span><text:span text:style-name="T6881"><text:s/>les mêmes affirmations ne cessa</text:span><text:span text:style-name="T6882">ssent pas un instant de se faire entendre ; et comme je pensais que je pouvais être cet autre, je<text:s/></text:span><text:span text:style-name="T6883">me dis que mon devoir était de l</text:span><text:span text:style-name="T6884">’</text:span><text:span text:style-name="T6885">être, et aussitôt je le fus</text:span><text:span text:style-name="T6886">. À<text:s/></text:span><text:span text:style-name="T6887">cette obligation morale que j</text:span><text:span text:style-name="T6888">’</text:span><text:span text:style-name="T6889">assumais ainsi s</text:span><text:span text:style-name="T6890">’</text:span><text:span text:style-name="T6891">ajoutait assurément le plaisir pour moi de me mêler à mon tour à la bataille. Ce contentement d</text:span><text:span text:style-name="T6892">’</text:span><text:span text:style-name="T6893">un genre tout particulier, je l</text:span><text:span text:style-name="T6894">’</text:span><text:span text:style-name="T6895">exprimai dans ma<text:s/></text:span><text:span text:style-name="title">Déclaration préliminaire</text:span><text:span text:style-name="T6896">.</text:span><text:span text:style-name="T6897"><text:s/></text:span><text:span text:style-name="T6898">M. André Gide s</text:span><text:span text:style-name="T6899">’</text:span><text:span text:style-name="T6900">en indigna, et je me réjouis de sa candeur. Certes, si je n</text:span><text:span text:style-name="T6901">’</text:span><text:span text:style-name="T6902">avais pas appartenu à cette classe<text:s/></text:span><text:soft-page-break/><text:span text:style-name="T6903">d</text:span><text:span text:style-name="T6904">’</text:span><text:span text:style-name="T6905">esprits que j</text:span><text:span text:style-name="T6906">’</text:span><text:span text:style-name="T6907">ai nommés les amis des lettres, mon impudence eût été sans égale, et je serais le premier à en convenir. Seulement, avant de me lancer dans une pareille entreprise, j</text:span><text:span text:style-name="T6908">’</text:span><text:span text:style-name="T6909">avais inventorié mes bagages et mes armes, et, à moins d</text:span><text:span text:style-name="T6910">’</text:span><text:span text:style-name="T6911">une extraordinaire mauvaise chance, je m</text:span><text:span text:style-name="T6912">’</text:span><text:span text:style-name="T6913">étais estimé suffisamment pourvu. Le temps que d</text:span><text:span text:style-name="T6914">’</text:span><text:span text:style-name="T6915">autres jeunes gens</text:span><text:span text:style-name="T6916"><text:s/>de mon âge avaient gaspillé à é</text:span><text:span text:style-name="T6917">crire des nouvelles à</text:span><text:span text:style-name="T6918"><text:s/></text:span><text:span text:style-name="T6919">la main ou des chroniques, je l</text:span><text:span text:style-name="T6920">’</text:span><text:span text:style-name="T6921">avais employé à augmenter mes connaissances, épurer mon goût et fortifier mon jugement. Si, contrairement à eux, il me manquait l</text:span><text:span text:style-name="T6922">’</text:span><text:span text:style-name="T6923">art d</text:span><text:span text:style-name="T6924">’</text:span><text:span text:style-name="T6925">arranger gentiment des phrases à la file les unes des autres, j</text:span><text:span text:style-name="T6926">’</text:span><text:span text:style-name="T6927">étais sûr que mes idées, mûries par une longue culture, vaudraient les leurs que leurs besognes ne leur avaient pas permis de soigner. La forme me viendr</text:span><text:span text:style-name="T6928">ait, ou je m</text:span><text:span text:style-name="T6929">’</text:span><text:span text:style-name="T6930">en dispenserais ; l</text:span><text:span text:style-name="T6931">es idées, je les avais déjà, et c</text:span><text:span text:style-name="T6932">’</text:span><text:span text:style-name="T6933">était un énorme avantage. C</text:span><text:span text:style-name="T6934">’</text:span><text:span text:style-name="T6935">est pourquoi, sans trembler, ma résolution fut pri</text:span><text:span text:style-name="T6936">se, et je n</text:span><text:span text:style-name="T6937">’</text:span><text:span text:style-name="T6938">ai pas eu à m</text:span><text:span text:style-name="T6939">’</text:span><text:span text:style-name="T6940">en re</text:span><text:span text:style-name="T6941">pentir. En entrant dans cette Revue, je trouvais un</text:span><text:span text:style-name="T6942"><text:s/>d</text:span><text:span text:style-name="T6943">irecteur qui s</text:span><text:span text:style-name="T6944">’</text:span><text:span text:style-name="T6945">engageait à me laisser libre de mes paroles et de mes actes et qui a tenu sa parole en homme de courage et d</text:span><text:span text:style-name="T6946">’</text:span><text:span text:style-name="T6947">honneur. Qu</text:span><text:span text:style-name="T6948">’</text:span><text:span text:style-name="T6949">il en reçoive ici tous mes remerciements. Grâce à cette liberté dont j</text:span><text:span text:style-name="T6950">’</text:span><text:span text:style-name="T6951">ai eu le plein usage,</text:span><text:span text:style-name="T6952"><text:s/></text:span><text:span text:style-name="T6953">ma tâche devint singulièrement facile. N</text:span><text:span text:style-name="T6954">’</text:span><text:span text:style-name="T6955">ayant pas à m</text:span><text:span text:style-name="T6956">’</text:span><text:span text:style-name="T6957">inquiéter d</text:span><text:span text:style-name="T6958">’</text:span><text:span text:style-name="T6959">un règlement intérieur, j</text:span><text:span text:style-name="T6960">’</text:span><text:span text:style-name="T6961">avais toute faculté d</text:span><text:span text:style-name="T6962">’</text:span><text:span text:style-name="T6963">agir, et je ne m</text:span><text:span text:style-name="T6964">’</text:span><text:span text:style-name="T6965">en fis pas faute. Maintenant que j</text:span><text:span text:style-name="T6966">’</text:span><text:span text:style-name="T6967">ai fini, je m</text:span><text:span text:style-name="T6968">’</text:span><text:span text:style-name="T6969">empresse de témoigner à M. Léon Deschamps ma profonde reconnaissance : le peu de bien que j</text:span><text:span text:style-name="T6970">’</text:span><text:span text:style-name="T6971">ai pu faire doit nécessairement remonter jusqu</text:span><text:span text:style-name="T6972">’</text:span><text:span text:style-name="T6973">à lui. Une autre partie également doit en revenir à M. Retté : il avait déblayé le terrain dont j</text:span><text:span text:style-name="T6974">’</text:span><text:span text:style-name="T6975">avais à prendre possession, il réduisait ainsi ma charge au seul souci de veiller à l</text:span><text:span text:style-name="T6976">’</text:span><text:span text:style-name="T6977">entretien des solides ouvrages qu</text:span><text:span text:style-name="T6978">’</text:span><text:span text:style-name="T6979">il avait établis. Mon rôle fut celui d</text:span><text:span text:style-name="T6980">’</text:span><text:span text:style-name="T6981">un continuateur.<text:s/></text:span><text:span text:style-name="T6982">Par suite il fut modeste et je<text:s/></text:span><text:span text:style-name="T6983">n</text:span><text:span text:style-name="T6984">’</text:span><text:span text:style-name="T6985">ai pas à m</text:span><text:span text:style-name="T6986">’</text:span><text:span text:style-name="T6987">en exagérer l</text:span><text:span text:style-name="T6988">’</text:span><text:span text:style-name="T6989">importance. J</text:span><text:span text:style-name="T6990">’</text:span><text:span text:style-name="T6991">ai répété ce qu</text:span><text:span text:style-name="T6992">’</text:span><text:span text:style-name="T6993">il avait dit parce que ce qu</text:span><text:span text:style-name="T6994">’</text:span><text:span text:style-name="T6995">il avait dit était ce que je pensais moi-même. Mais le mouvement qu</text:span><text:span text:style-name="T6996">’</text:span><text:span text:style-name="T6997">il avait créé en faveur de ces mêmes idées, je n</text:span><text:span text:style-name="T6998">’</text:span><text:span text:style-name="T6999">ai pas eu la peine de le produire, les clameurs qu</text:span><text:span text:style-name="T7000">’</text:span><text:span text:style-name="T7001">il avait soulevées, je n</text:span><text:span text:style-name="T7002">’</text:span><text:span text:style-name="T7003">en ai eu que des échos ; tout cela m</text:span><text:span text:style-name="T7004">’</text:span><text:span text:style-name="T7005">a aidé puissamment : ce me fut une économie de mes forces, et je n</text:span><text:span text:style-name="T7006">’</text:span><text:span text:style-name="T7007">ai pas été longtemps sans m</text:span><text:span text:style-name="T7008">’</text:span><text:span text:style-name="T7009">en apercevoir. N</text:span><text:span text:style-name="T7010">’</text:span><text:span text:style-name="T7011">ayant pas à m</text:span><text:span text:style-name="T7012">’</text:span><text:span text:style-name="T7013">occuper de ces différents obstacles, je pus mieux à mon aise, tout en affirmant à la face de tous les principes que je tiens pour les vrais principes de Beauté, observer les bonnes gens qui leur étaient contraires et me rendre compte de leurs mœurs. Or, j</text:span><text:span text:style-name="T7014">’</text:span><text:span text:style-name="T7015">avouerai, en confidence, qu</text:span><text:span text:style-name="T7016">’</text:span><text:span text:style-name="T7017">elles m</text:span><text:span text:style-name="T7018">’</text:span><text:span text:style-name="T7019">ont plutôt paru étranges et que jamais je n</text:span><text:span text:style-name="T7020">’</text:span><text:span text:style-name="T7021">ai pu les admettre, me jugeant, en ce qui est d</text:span><text:span text:style-name="T7022">’</text:span><text:span text:style-name="T7023">elles, trop peu intel</text:span><text:span text:style-name="T7024">lectuel ! Comme je l</text:span><text:span text:style-name="T7025">’</text:span><text:span text:style-name="T7026">écrivais, j</text:span><text:span text:style-name="T7027">e n</text:span><text:span text:style-name="T7028">’</text:span><text:span text:style-name="T7029">ai jamais eu l</text:span><text:span text:style-name="T7030">’</text:span><text:span text:style-name="T7031">outrecuidance de me croire impeccable, et toujours j</text:span><text:span text:style-name="T7032">’</text:span><text:span text:style-name="T7033">ai désiré que, lorsque ma critique serait fautive, on me rendît le service de relever mes erreurs. Eh ! bien, si je refais le chemin parcouru, il me faut constater qu</text:span><text:span text:style-name="T7034">’</text:span><text:span text:style-name="T7035">en fait de rectifications,<text:s/></text:span><text:span text:style-name="T7036">une seule</text:span><text:span text:style-name="T7037"><text:s/></text:span><text:span text:style-name="T7038">est intervenue, et encore venait-elle d</text:span><text:span text:style-name="T7039">’</text:span><text:span text:style-name="T7040">une femme qui n</text:span><text:span text:style-name="T7041">’</text:span><text:span text:style-name="T7042">était pas même une femme de lettres : ce fut au sujet des poésies de Barbey d</text:span><text:span text:style-name="T7043">’</text:span><text:span text:style-name="T7044">Aurevilly ;<text:s/></text:span><text:soft-page-break/><text:span text:style-name="T7045">tandis que de mon côté au contraire j</text:span><text:span text:style-name="T7046">’</text:span><text:span text:style-name="T7047">ai dû rectifier plusieurs fois ceux qui dénaturaient le sens de mes critiques, et même me rectifier moi-même, comme pour M. </text:span><text:span text:style-name="T7048">Sébastien-Charles</text:span><text:span text:style-name="T7049"><text:s/>Leconte, quand je me suis aperçu que je m</text:span><text:span text:style-name="T7050">’</text:span><text:span text:style-name="T7051">étais trompé.</text:span></text:p>
      <text:p text:style-name="Corpsdetexte"><text:span text:style-name="T7052">Dois-je en déduire que je fus infaillible ? Non ; mais, plutôt, que je déplus à certa</text:span><text:span text:style-name="T7053">ine gent de lettres, parce que j</text:span><text:span text:style-name="T7054">e continuais dans ma critique la saine conduite que M. Retté avait montrée dans ses<text:s/></text:span><text:span text:style-name="title">Aspects</text:span><text:span text:style-name="T7055">. Inconnu et nouveau venu, j</text:span><text:span text:style-name="T7056">’</text:span><text:span text:style-name="T7057">avais l</text:span><text:span text:style-name="T7058">’</text:span><text:span text:style-name="T7059">audace de vouloir ne faire partie d</text:span><text:span text:style-name="T7060">’</text:span><text:span text:style-name="T7061">aucun cénacle, j</text:span><text:span text:style-name="T7062">’</text:span><text:span text:style-name="T7063">avais osé m</text:span><text:span text:style-name="T7064">’</text:span><text:span text:style-name="T7065">insurger contre des adorations de commande, et surtout j</text:span><text:span text:style-name="T7066">’</text:span><text:span text:style-name="T7067">avais contre moi cette imagination erronée que je m</text:span><text:span text:style-name="T7068">’</text:span><text:span text:style-name="T7069">attaquais à des hommes alors que je ne luttais que contre des idées. Ces sentiments me furent prêtés par ceux qui les avaient. Ils ne comprirent pas, par exemple, que M. Mallarmé en tant<text:s/></text:span><text:span text:style-name="T7070">q</text:span><text:span text:style-name="T7071">u</text:span><text:span text:style-name="T7072">’</text:span><text:span text:style-name="T7073">homme m</text:span><text:span text:style-name="T7074">’</text:span><text:span text:style-name="T7075">était égal, puisque jamais je n</text:span><text:span text:style-name="T7076">’</text:span><text:span text:style-name="T7077">ai aperçu sa<text:s/></text:span><text:span text:style-name="T7078">fi</text:span><text:span text:style-name="T7079">gure, et qu</text:span><text:span text:style-name="T7080">’</text:span><text:span text:style-name="T7081">en allant contre lui je ne suis jamais allé que contre ses théories. Ils soupçonnèrent des calculs là où ma bonne foi était entière, et cette séparation que j</text:span><text:span text:style-name="T7082">’</text:span><text:span text:style-name="T7083">ai posée constamment entre un écrivain et son œuvre, bien qu</text:span><text:span text:style-name="T7084">’</text:span><text:span text:style-name="T7085">elle ne fût pas très subtile, dépassa leur intellect. Pourtant, c</text:span><text:span text:style-name="T7086">’</text:span><text:span text:style-name="T7087">est elle seule qui me permit de louer M.</text:span><text:span text:style-name="T7088"> </text:span><text:span text:style-name="T7089">Vielé-Griffin poète, malgré que je lui eusse reproché des injustices envers M. Retté, et c</text:span><text:span text:style-name="T7090">’</text:span><text:span text:style-name="T7091">est elle qui m</text:span><text:span text:style-name="T7092">’</text:span><text:span text:style-name="T7093">a amené à critiquer M. Bois féministe, malgré toute l</text:span><text:span text:style-name="T7094">’</text:span><text:span text:style-name="T7095">estime personnelle que je n</text:span><text:span text:style-name="T7096">’</text:span><text:span text:style-name="T7097">ai pas cessé d</text:span><text:span text:style-name="T7098">’</text:span><text:span text:style-name="T7099">avoir pour lui. Les Naturistes furent dans la même erreur. Les ayant défendus contre M. Paul Adam que j</text:span><text:span text:style-name="T7100">’</text:span><text:span text:style-name="T7101">avais défendu lui-même contre l</text:span><text:span text:style-name="T7102">’</text:span><text:span text:style-name="T7103">indifférence du public, ayant aimé des qualités réelles chez MM. Viollis et Michel Abadie, je passais déjà pour être inféodé à leur groupe, et celui qui se dit leur chef, comme les autres, le croyait aussi, puisqu</text:span><text:span text:style-name="T7104">’</text:span><text:span text:style-name="T7105">il m</text:span><text:span text:style-name="T7106">’</text:span><text:span text:style-name="T7107">adressa son<text:s/></text:span><text:span text:style-name="title">É</text:span><text:span text:style-name="title">glé</text:span><text:span text:style-name="T7108"><text:s/></text:span><text:span text:style-name="quote.c">« en toute sympathie d</text:span><text:span text:style-name="quote.c">’</text:span><text:span text:style-name="quote.c">art »</text:span><text:span text:style-name="T7109">, dédicace fort aimable, mais qui ne m</text:span><text:span text:style-name="T7110">’</text:span><text:span text:style-name="T7111">empêcha pas de dire ce que je pensais de ses vers. En cette occasion, plus que dans toutes les précédentes, se révéla l</text:span><text:span text:style-name="T7112">’</text:span><text:span text:style-name="T7113">existence d</text:span><text:span text:style-name="T7114">’</text:span><text:span text:style-name="T7115">un défaut d</text:span><text:span text:style-name="T7116">’</text:span><text:span text:style-name="T7117">ailleurs commun à presque tous les écrivains. Si l</text:span><text:span text:style-name="T7118">’</text:span><text:span text:style-name="T7119">on discute leurs œuvres, ils s</text:span><text:span text:style-name="T7120">’</text:span><text:span text:style-name="T7121">imaginent qu</text:span><text:span text:style-name="T7122">’</text:span><text:span text:style-name="T7123">on les insulte, eux les auteurs, et s</text:span><text:span text:style-name="T7124">’</text:span><text:span text:style-name="T7125">en offensent. Ils oublient que ces œuvres, dès qu</text:span><text:span text:style-name="T7126">’</text:span><text:span text:style-name="T7127">ils les livrent au public, le public a le droit de les apprécier, et que ces appréciations ne les concernent pas. Ils oublient encore que s</text:span><text:span text:style-name="T7128">’</text:span><text:span text:style-name="T7129">ils ne veulent pas donner prise à</text:span><text:span text:style-name="T7130"><text:s/></text:span><text:span text:style-name="T7131">la critique<text:s/></text:span><text:span text:style-name="pb">[p.<text:s/></text:span><text:span text:style-name="pb">246</text:span><text:span text:style-name="pb">]<text:s/></text:span><text:span text:style-name="T7132">le mieux pour eux serait de rester in</text:span><text:span text:style-name="T7133">édits. M. Saint-Georges de Bouhé</text:span><text:span text:style-name="T7134">lier s</text:span><text:span text:style-name="T7135">’</text:span><text:span text:style-name="T7136">est donc offensé à tort des observations fort amicales<text:s/></text:span><text:span text:style-name="T7137">qu</text:span><text:span text:style-name="T7138">e je lui avais faites. Et il a cru devoir prendre à partie M. Retté en disant que celui-ci avait fait jadis son éloge et que sans doute il recommencerait. La chose est fort possible, car M. Retté s</text:span><text:span text:style-name="T7139">’</text:span><text:span text:style-name="T7140">est toujours montré très favorable aux Naturistes, tout en critiquant ce qu</text:span><text:span text:style-name="T7141">’</text:span><text:span text:style-name="T7142">il jugeait défectueux dans leur doctrine et dans leurs écrits. M</text:span><text:span text:style-name="T7143">. Retté ne s</text:span><text:span text:style-name="T7144">’</text:span><text:span text:style-name="T7145">est posé ni en chef</text:span><text:span text:style-name="T7146"><text:s/>d</text:span><text:span text:style-name="T7147">’</text:span><text:span text:style-name="T7148">école ni en Mentor. Il a exprimé des opinions exactement conformes à la conception d</text:span><text:span text:style-name="T7149">’</text:span><text:span text:style-name="T7150">art et de vie qu</text:span><text:span text:style-name="T7151">’</text:span><text:span text:style-name="T7152">il développe depuis plusieurs années. Il n</text:span><text:span text:style-name="T7153">’</text:span><text:span text:style-name="T7154">y avait donc pas<text:s/></text:span><text:soft-page-break/><text:span text:style-name="T7155">lieu de récriminer contre lui à propos de critiques dont je suis seul responsable, et vis-à-vis de ces critiques mêmes il aurait été plus convenable de me rectifier si j</text:span><text:span text:style-name="T7156">’</text:span><text:span text:style-name="T7157">avais tort au lieu de parler, à propos d</text:span><text:span text:style-name="T7158">’</text:span><text:span text:style-name="T7159">elles, d</text:span><text:span text:style-name="T7160">’</text:span><text:span text:style-name="T7161">autres choses fantaisistes qui n</text:span><text:span text:style-name="T7162">’</text:span><text:span text:style-name="T7163">avaient avec elles aucun rapport.</text:span></text:p>
      <text:p text:style-name="Corpsdetexte"><text:span text:style-name="T7164">Mais un auteur, s</text:span><text:span text:style-name="T7165">’</text:span><text:span text:style-name="T7166">il est gonflé de vanité et pratique l</text:span><text:span text:style-name="T7167">’</text:span><text:span text:style-name="T7168">autolâtrie avec une ferveur que rien ne décourage, est incapable de supporter les remarques les plus justes et les observations les mieux fondées. Quelquefois il a beau jeu, lorsque son déplaisant critiqu</text:span><text:span text:style-name="T7169">e a négligé d</text:span><text:span text:style-name="T7170">’</text:span><text:span text:style-name="T7171">indiquer pour quell</text:span><text:span text:style-name="T7172">es raisons précises tel livre examiné ne lui agréait pas. On répond d</text:span><text:span text:style-name="T7173">’</text:span><text:span text:style-name="T7174">ordinaire à ce pauvre importun : « Vous ne m</text:span><text:span text:style-name="T7175">’</text:span><text:span text:style-name="T7176">avez pas lu, vous pérorez d</text:span><text:span text:style-name="T7177">’</text:span><text:span text:style-name="T7178">abondance, à quoi donc se rapporte ce que vous me reprochez ? </text:span><text:span text:style-name="T7179">»</text:span><text:span text:style-name="T7180"><text:s/></text:span><text:span text:style-name="T7181">Malheureusement pour l</text:span><text:span text:style-name="T7182">’</text:span><text:span text:style-name="T7183">auteur, si, prévoyant ce grief, le critique n</text:span><text:span text:style-name="T7184">’</text:span><text:span text:style-name="T7185">a rien dit qu</text:span><text:span text:style-name="T7186">’</text:span><text:span text:style-name="T7187">il n</text:span><text:span text:style-name="T7188">’</text:span><text:span text:style-name="T7189">ait rapporté à son livre, il n</text:span><text:span text:style-name="T7190">’</text:span><text:span text:style-name="T7191">y<text:s/></text:span><text:span text:style-name="T7192">aura plus moyen d</text:span><text:span text:style-name="T7193">’</text:span><text:span text:style-name="T7194">invoquer une fin de non-</text:span><text:span text:style-name="T7195">recevoir rendue inadmissible, et l</text:span><text:span text:style-name="T7196">’</text:span><text:span text:style-name="T7197">écrivain mécontent devra forcément se rabattre sur des facéties à côté. Or cette précaution de n</text:span><text:span text:style-name="T7198">’</text:span><text:span text:style-name="T7199">avancer la moindre critique qu</text:span><text:span text:style-name="T7200">’</text:span><text:span text:style-name="T7201">en l</text:span><text:span text:style-name="T7202">’</text:span><text:span text:style-name="T7203">appuyant d</text:span><text:span text:style-name="T7204">’</text:span><text:span text:style-name="T7205">exemples irréfutables, je n</text:span><text:span text:style-name="T7206">’</text:span><text:span text:style-name="T7207">ai pas une fois cesse de l</text:span><text:span text:style-name="T7208">’</text:span><text:span text:style-name="T7209">employer dans mes Expertises, et je l</text:span><text:span text:style-name="T7210">’</text:span><text:span text:style-name="T7211">emploierais encore<text:s/></text:span><text:span text:style-name="T7212">si j</text:span><text:span text:style-name="T7213">’</text:span><text:span text:style-name="T7214">en avais encore l</text:span><text:span text:style-name="T7215">’</text:span><text:span text:style-name="T7216">occasion.</text:span><text:span text:style-name="T7217"><text:s/>Non seulement elle prouvait qu</text:span><text:span text:style-name="T7218">e j</text:span><text:span text:style-name="T7219">’</text:span><text:span text:style-name="T7220">avais lu le livre dont j</text:span><text:span text:style-name="T7221">e voulais rendre compte, mais ell</text:span><text:span text:style-name="T7222">e limitait la discussion et déterminait</text:span><text:span text:style-name="T7223"><text:s/>le<text:s/></text:span><text:span text:style-name="T7224">terrain sur lequel devaient porter les réponses si l</text:span><text:span text:style-name="T7225">’</text:span><text:span text:style-name="T7226">idée venait de me répondre et d</text:span><text:span text:style-name="T7227">’</text:span><text:span text:style-name="T7228">essayer de me réfuter. Fort de cette méthode, je vis dans quel embarras elle mettait mes contradicteurs. Selon l</text:span><text:span text:style-name="T7229">’</text:span><text:span text:style-name="T7230">expression vulgaire, tous s</text:span><text:span text:style-name="T7231">’</text:span><text:span text:style-name="T7232">échappèrent par la tangente ; M. Robert de Souza, surtout, plus que tous fut admirable quand il fit semblant de me combattre au sujet de M. Mallarmé et de ses funèbres<text:s/></text:span><text:span text:style-name="title">Divagations</text:span><text:span text:style-name="T7233">. D</text:span><text:span text:style-name="T7234">’</text:span><text:span text:style-name="T7235">autres encore, sans se risquer à déformer mes objections, et ne pouvant pas dire que je ne le</text:span><text:span text:style-name="T7236">s avais pas lus, prétendirent s</text:span><text:span text:style-name="T7237">’</text:span><text:span text:style-name="T7238">en tirer par un reproche très bizarre et m</text:span><text:span text:style-name="T7239">’</text:span><text:span text:style-name="T7240">accusèrent de minutie, comme si cette minutie n</text:span><text:span text:style-name="T7241">’</text:span><text:span text:style-name="T7242">était pas pour moi un mérite et ne témoignait pas de mon désir de comprendre et d</text:span><text:span text:style-name="T7243">’</text:span><text:span text:style-name="T7244">expliquer mes h</text:span><text:span text:style-name="T7245">onorables expertisés. Lorsque<text:s/></text:span><text:span text:style-name="T7246">Pasteur démontra par ses expériences précises que la génération spontanée est une hypothèse absurde, les savants qui tenaient pour cette impossibilité scientifique, ou bien se désistèrent, ou bien réclamèrent un supplément de preuves ; mais personne ne songea à dire que Pasteur avait été trop minutieux. Il faut être minutieux, si l</text:span><text:span text:style-name="T7247">’</text:span><text:span text:style-name="T7248">on veut être exact. Sans être Pasteur, comme lui j</text:span><text:span text:style-name="T7249">’</text:span><text:span text:style-name="T7250">ai tenu à l</text:span><text:span text:style-name="T7251">’</text:span><text:span text:style-name="T7252">exactitude, et je suis sûr maintenant de ne pas m</text:span><text:span text:style-name="T7253">’</text:span><text:span text:style-name="T7254">en être écarté puisqu</text:span><text:span text:style-name="T7255">’</text:span><text:span text:style-name="T7256">on m</text:span><text:span text:style-name="T7257">’</text:span><text:span text:style-name="T7258">oppose ma minutie sans me montrer aucune erreur.</text:span></text:p>
      <text:p text:style-name="Corpsdetexte"><text:span text:style-name="T7259">En résumé, mes Expertises m</text:span><text:span text:style-name="T7260">’</text:span><text:span text:style-name="T7261">ont permis de me renseigner sur la psychologie la plus fréquente de nos littérateurs : elle est assez curieuse pour mériter d</text:span><text:span text:style-name="T7262">’</text:span><text:span text:style-name="T7263">être notée</text:span><text:span text:style-name="T7264">. À<text:s/></text:span><text:span text:style-name="T7265">part de rares solitaires qui ne font partie d</text:span><text:span text:style-name="T7266">’</text:span><text:span text:style-name="T7267">aucune caste et sont vraiment des hommes libres, la masse des gens de lettres se fractionne en petits troupeaux ayant chacun leur chef de file, divisés les uns<text:s/></text:span><text:soft-page-break/><text:span text:style-name="T7268">contre les autres ; chaque chef se croit supérieur à son groupe ; chaque membre du groupe se croit supérieur aux autres membres ; chaque groupe se croit supéri</text:span><text:span text:style-name="T7269">eur aux groupes adverses ; et l</text:span><text:span text:style-name="T7270">’</text:span><text:span text:style-name="T7271">ensemble des groupes se croit supérieur à ce qu</text:span><text:span text:style-name="T7272">’</text:span><text:span text:style-name="T7273">ils appellent le public, c</text:span><text:span text:style-name="T7274">’</text:span><text:span text:style-name="T7275">est-à-dire à leurs lecteurs. Il existe ainsi chez eux une sorte de hiérarchie d</text:span><text:span text:style-name="T7276">’</text:span><text:span text:style-name="T7277">infatuations dont les Revues diverses nous fournissent des indices et qui nous apparaît d</text:span><text:span text:style-name="T7278">’</text:span><text:span text:style-name="T7279">autant plus clairement qu</text:span><text:span text:style-name="T7280">’</text:span><text:span text:style-name="T7281">on s</text:span><text:span text:style-name="T7282">’</text:span><text:span text:style-name="T7283">approche d</text:span><text:span text:style-name="T7284">’</text:span><text:span text:style-name="T7285">eux de plus près. L</text:span><text:span text:style-name="T7286">’</text:span><text:span text:style-name="T7287">écrivain, pour eux, a dans le monde une mission pour ainsi dire providentielle. C</text:span><text:span text:style-name="T7288">’</text:span><text:span text:style-name="T7289">est pourquoi il leur suffit d</text:span><text:span text:style-name="T7290">’</text:span><text:span text:style-name="T7291">écrire pour s</text:span><text:span text:style-name="T7292">’</text:span><text:span text:style-name="T7293">imaginer être des Messies. Comment donc ces Messies admettront-ils qu</text:span><text:span text:style-name="T7294">’</text:span><text:span text:style-name="T7295">ils se sont trompés, s</text:span><text:span text:style-name="T7296">’</text:span><text:span text:style-name="T7297">ils sont réellement persuadés que la divinité est en eux ? Bien peu ne conse</text:span><text:span text:style-name="T7298">ntiront à ne voir dans leurs fon</text:span><text:span text:style-name="T7299">ctions que des fonctions, et pas autre chose. Au contra</text:span><text:span text:style-name="T7300">ire, ils applaudiront si quelqu</text:span><text:span text:style-name="T7301">’</text:span><text:span text:style-name="T7302">un d</text:span><text:span text:style-name="T7303">’</text:span><text:span text:style-name="T7304">eux solennellement déclare que le monde doit aboutir à un beau livre, chacun étant p</text:span><text:span text:style-name="T7305">ersuadé que c</text:span><text:span text:style-name="T7306">’</text:span><text:span text:style-name="T7307">est lui-même qui l</text:span><text:span text:style-name="T7308">’</text:span><text:span text:style-name="T7309">a fait.</text:span></text:p>
      <text:p text:style-name="Corpsdetexte"><text:span text:style-name="T7310">Non ! le monde ne doit pas aboutir à un beau livre, pas plus qu</text:span><text:span text:style-name="T7311">’</text:span><text:span text:style-name="T7312">il ne doit aboutir à une belle bicyclette, à un bel arrosoir ou à un beau chapeau. Le monde doit aboutir à la fin du monde, pour ceux qui croient à la fin du monde ; ou bien il doit ne pas aboutir du tout, pour ceux qui croient qu</text:span><text:span text:style-name="T7313">’</text:span><text:span text:style-name="T7314">il ne doit pas finir. Quant aux livres, ils n</text:span><text:span text:style-name="T7315">’</text:span><text:span text:style-name="T7316">existeraient pas que les astres n</text:span><text:span text:style-name="T7317">’</text:span><text:span text:style-name="T7318">en interrompraient pas leurs courses et que la terre ne cesserait pas de tourner. L</text:span><text:span text:style-name="T7319">’</text:span><text:span text:style-name="T7320">écrivain n</text:span><text:span text:style-name="T7321">’</text:span><text:span text:style-name="T7322">est q</text:span><text:span text:style-name="T7323">u</text:span><text:span text:style-name="T7324">’</text:span><text:span text:style-name="T7325">un homme, et il ne vaut pas plus qu</text:span><text:span text:style-name="T7326">’</text:span><text:span text:style-name="T7327">un homme, et je préfère à un mauvais livre l</text:span><text:span text:style-name="T7328">’</text:span><text:span text:style-name="T7329">harmonieux et puissant labeur d</text:span><text:span text:style-name="T7330">’</text:span><text:span text:style-name="T7331">un coltineur sur les quais. Pourvu que nous nous réalisions en beauté, peu importe la matière que nous aurons choisie pour la pétrir selon notre rêve. Le geste large et lent du semeur sous le soleil est d</text:span><text:span text:style-name="T7332">’</text:span><text:span text:style-name="T7333">un rythme plus pur que celui de bien des strophes. La mer qui chante est plus qu</text:span><text:span text:style-name="T7334">’</text:span><text:span text:style-name="T7335">un poème, et le vent dans les arbres ne le cède en grandeur à aucune symphonie. Que les livres sont peu de chose, comparés à celui que nous offre la Nature ! Créatrice inépuisable, chaque jour, à chaque heure, elle nous renouvelle ses charmes : quel écrivain serait capable de nous donner la moindre de ses splendeurs ? Et voici les conclusions que m</text:span><text:span text:style-name="T7336">’</text:span><text:span text:style-name="T7337">inspirent ces seize mois dépensés à disséquer des auteurs et leurs volumes : La Nature l</text:span><text:span text:style-name="T7338">’</text:span><text:span text:style-name="T7339">emporte en beauté sur la plus sublim</text:span><text:span text:style-name="T7340">e des littératures, et ses enseig</text:span><text:span text:style-name="T7341">nements dépassent ceux de quelques feuilles de papier</text:span><text:span text:style-name="T7342">.</text:span><text:span text:style-name="T7343"><text:s/></text:span><text:span text:style-name="T7344">S</text:span><text:span text:style-name="T7345">i tous les écrivains étaient de cet avis, bon nombre d</text:span><text:span text:style-name="T7346">’</text:span><text:span text:style-name="T7347">eux immédiatement renonceraient à écrire. Quant à ceux qui s</text:span><text:span text:style-name="T7348">’</text:span><text:span text:style-name="T7349">obstineraient, ils se rendraient plus attentifs à la Voix Universelle qui célèbre autour d</text:span><text:span text:style-name="T7350">’</text:span><text:span text:style-name="T7351">eux la gloire de la Beauté Vivante. Ils s</text:span><text:span text:style-name="T7352">’</text:span><text:span text:style-name="T7353">efforceraient davantage de la fixer dans leurs œuvres. Leurs efforts les rendraient modestes : ils sauraient vraiment ce qu</text:span><text:span text:style-name="T7354">’</text:span><text:span text:style-name="T7355">ils valent et par là même viseraient à tr</text:span><text:span text:style-name="T7356">availler toujours plus dans le b</text:span><text:span text:style-name="T7357">ut de valoir toujours mieux.</text:span></text:p>
      <text:soft-page-break/>
      <text:p text:style-name="Corpsdetexte"><text:span text:style-name="T7358">Pour moi, ma besogne est finie. Je l</text:span><text:span text:style-name="T7359">’</text:span><text:span text:style-name="T7360">ai menée sans défaillance. J</text:span><text:span text:style-name="T7361">’</text:span><text:span text:style-name="T7362">en ai extrait les éléments d</text:span><text:span text:style-name="T7363">’</text:span><text:span text:style-name="T7364">une instruction particulière qui me manquait encore. Mais l</text:span><text:span text:style-name="T7365">’</text:span><text:span text:style-name="T7366">expérience est suffisante. Je me retire sans un regret. Si j</text:span><text:span text:style-name="T7367">’</text:span><text:span text:style-name="T7368">ai soulevé contre moi quelques colères ou des haines, je me suis fait, en compensation, des amis par ma franchise. Il existe heureusement, même dans notre temps, des gens qui trouvent du prix aux paroles sincères. Ils estimèrent que les miennes étaient telles, et, devant ma conscience, j</text:span><text:span text:style-name="T7369">’</text:span><text:span text:style-name="T7370">ai ressenti quelque fierté. Cet idéal esthétique que je m</text:span><text:span text:style-name="T7371">’</text:span><text:span text:style-name="T7372">étais formé dans le silence et la solitude, je constate avec joie que dans mes Expertises je lui suis resté constamment fidèle. Grâce à lui, j</text:span><text:span text:style-name="T7373">’</text:span><text:span text:style-name="T7374">ai pu porter des jugements que je crois justes. En les parco</text:span><text:span text:style-name="T7375">urant aujourd</text:span><text:span text:style-name="T7376">’</text:span><text:span text:style-name="T7377">hui une dernière f</text:span><text:span text:style-name="T7378">ois, je vois que tout en demeure et que tous ont été conformes à mes plus intimes convictions. L</text:span><text:span text:style-name="T7379">’</text:span><text:span text:style-name="T7380">obligation où j</text:span><text:span text:style-name="T7381">’</text:span><text:span text:style-name="T7382">ai été de les formuler par écrit ne m</text:span><text:span text:style-name="T7383">’</text:span><text:span text:style-name="T7384">a pas été, non plus, tout à fait sans profit. Elle m</text:span><text:span text:style-name="T7385">’</text:span><text:span text:style-name="T7386">a conduit à les exprimer le plus nettement possible, à les développer jusqu</text:span><text:span text:style-name="T7387">’</text:span><text:span text:style-name="T7388">à leurs conséquences, par suite à les mieux connaître et à les mieux aimer. Ami des lettres quand j</text:span><text:span text:style-name="T7389">’</text:span><text:span text:style-name="T7390">acceptai de me charger de ces Expertises, je le suis donc plus encore maintenant que je les termine. Je souhaite aux professionnels, comme à tous les amateurs, d</text:span><text:span text:style-name="T7391">’</text:span><text:span text:style-name="T7392">avoir pour la Beauté le culte que j</text:span><text:span text:style-name="T7393">’</text:span><text:span text:style-name="T7394">ai pour elle. Persuadé que cette Beauté éternelle et resplendissante aide, console et fortifie, je leur dis : Aimez-la par-dessus toutes les écoles, par-dessus toutes les rivalités, par-dessus toutes les ambitions. Aimez-la surtout par-dessus tout</text:span><text:span text:style-name="T7395">e littérature. Un livre n</text:span><text:span text:style-name="T7396">’</text:span><text:span text:style-name="T7397">est qu</text:span><text:span text:style-name="T7398">’</text:span><text:span text:style-name="T7399">un moyen infime de la manifester ; la Nature nous en fournit mille autres plus grandioses et plus sublimes. Elle existait avant le livre, elle persistera après lui ! Ne<text:s/></text:span><text:span text:style-name="pb">[p.<text:s/></text:span><text:span text:style-name="pb">247</text:span><text:span text:style-name="pb">]<text:s/></text:span><text:span text:style-name="T7400">fermons pas les yeux à ses merveilles, écoutons-la ; alors nous découvrirons toute la Beauté qui est en elle, nous pourrons la montrer à ceux qui, moins heureux que nous, peinent encore à sa recherche, nous aurons contribué, chacun selon nos facultés, au perfectionnement de l</text:span><text:span text:style-name="T7401">’</text:span><text:span text:style-name="T7402">espèce ; notre vie n</text:span><text:span text:style-name="T7403">’</text:span><text:span text:style-name="T7404">aura pas été inutile. Et quand il</text:span><text:span text:style-name="T7405"><text:s/>le<text:s/></text:span><text:span text:style-name="T7406">faudra, volontiers nous partirons et céderons la place à d</text:span><text:span text:style-name="T7407">’</text:span><text:span text:style-name="T7408">autres, en leur répétant ce qui fait la force de tous les hommes qui sont vraiment des hommes :<text:s/></text:span>PAR L’AMOUR DE LA VÉRITÉ À LA NATURE, ET PAR LA NATURE À<text:s/>LA BEAUTÉ.</text:p>
      <text:p text:style-name="P7409">LOUIS<text:s/>DE SAINT-JACQUES.</text:p>
      <text:p text:style-name="postscript"><text:span text:style-name="T7410">P.-S.</text:span><text:span text:style-name="T7411"><text:s/></text:span><text:span text:style-name="T7412">Sous la rubrique<text:s/></text:span><text:span text:style-name="title">Bibliographie</text:span><text:span text:style-name="T7413"><text:s/></text:span><text:span text:style-name="T7414">déjà existante, je continuerai à rendre compte de tous les livres par moi reçus dont je n</text:span><text:span text:style-name="T7415">’</text:span><text:span text:style-name="T7416">ai pu encore parler et de tous ceux qu</text:span><text:span text:style-name="T7417">’</text:span><text:span text:style-name="T7418">on voudra bien me faire parvenir ou qu</text:span><text:span text:style-name="T7419">’</text:span><text:span text:style-name="T7420">il me plaira de signaler.</text:span></text:p>
      <text:h text:style-name="Titre1" text:outline-level="1"><text:bookmark-start text:name="bookmark68"/><text:bookmark-start text:name="bookmark72"/><text:bookmark-start text:name="bookmark74"/><text:bookmark-start text:name="bookmark75"/><text:bookmark-start text:name="bookmark79"/><text:bookmark-start text:name="bookmark81"/><text:bookmark-end text:name="bookmark68"/><text:bookmark-end text:name="bookmark72"/><text:bookmark-end text:name="bookmark74"/><text:bookmark-end text:name="bookmark75"/><text:bookmark-end text:name="bookmark79"/><text:bookmark-end text:name="bookmark81"/><text:soft-page-break/><text:span text:style-name="pb">[p.<text:s/></text:span><text:span text:style-name="pb">278</text:span><text:span text:style-name="pb">]<text:s/></text:span><text:span text:style-name="T7421">Bibliographie<text:s/></text:span><text:span text:style-name="T7422">du 1</text:span><text:span text:style-name="T7423">er</text:span><text:span text:style-name="T7424"> mai 1898</text:span></text:h>
      <text:p text:style-name="dateline">1<text:span text:style-name="T7425">er</text:span> mai 1898.</text:p>
      <text:p text:style-name="Corpsdetexte"><text:span text:style-name="T7426">Chant d</text:span><text:span text:style-name="T7427">’</text:span><text:span text:style-name="T7428">amour</text:span><text:span text:style-name="T7429">,<text:s/></text:span>par<text:s/><text:span text:style-name="T7430">Albert J. </text:span><text:span text:style-name="T7431">Brandenburg</text:span>.<text:s/><text:span text:style-name="T7432">(</text:span><text:span text:style-name="T7433">i</text:span><text:span text:style-name="T7434"> vol., librairie Marpon et Flammarion, Marseille.)</text:span><text:s/>— M. Brandenburg ne publie pas des « recueils de poésies ». Il fait mieux : les poèmes qu’il compose, il les édite isolément. Cette manière est excellente, en ce qu’elle ne disperse pas notre attention. Chaque poème formant un volume, chaque volume possède ainsi une unité parfaite et non plus cette unité fragmentée de la plupart des livres de vers. En outre, d’un poème à l’autre, nous pouvons mieux apprécier si le poète est en progrès ou en décadence, nous le suivons plus facilement dans son évolution. J’ajoute immédiatement que, pour M. Brandenburg, cette évolution est réelle et dénote un talent qui marche<text:s/><text:span text:style-name="pb">[p.<text:s/></text:span><text:span text:style-name="pb">279</text:span><text:span text:style-name="pb">]<text:s/></text:span><text:span text:style-name="T7435">vers son développement intégral. Son premier poème,<text:s/></text:span><text:span text:style-name="title">Euphorion</text:span><text:span text:style-name="T7436">, m</text:span><text:span text:style-name="T7437">’</text:span><text:span text:style-name="T7438">obligea plutôt à des sévérités, son deuxième,<text:s/></text:span><text:span text:style-name="title">Chant d</text:span><text:span text:style-name="title">’</text:span><text:span text:style-name="title">amour</text:span><text:span text:style-name="T7439">, m</text:span><text:span text:style-name="T7440">’</text:span><text:span text:style-name="T7441">en dispenserait presque, ce q</text:span><text:span text:style-name="T7442">ui revient à dire évidemment qu</text:span><text:span text:style-name="T7443">’</text:span><text:span text:style-name="T7444">il y a amélioration. Les pensées, étant<text:s/></text:span><text:span text:style-name="T7445">plus nettes, ont gagné en beauté. Les expressions sont encore trop vagues, et le rythme trop uniforme. Mais l</text:span><text:span text:style-name="T7446">’</text:span><text:span text:style-name="T7447">idée qui se dégage<text:s/></text:span><text:span text:style-name="T7448">de ce<text:s/></text:span><text:span text:style-name="title">Chant</text:span><text:span text:style-name="T7449"><text:s/>est bien trop celle que je n</text:span><text:span text:style-name="T7450">’</text:span><text:span text:style-name="T7451">ai jamais cessé de défendre et de répandre pour ne je ne m</text:span><text:span text:style-name="T7452">’</text:span><text:span text:style-name="T7453">empresse pas d</text:span><text:span text:style-name="T7454">’</text:span><text:span text:style-name="T7455">y applaudir. Ces deux vers du poème la résument fort bien :</text:span></text:p>
      <text:p text:style-name="P7456">Je sais que malgré<text:s/>tout l’amour seul est vainqueur ;</text:p>
      <text:p text:style-name="P7457">La vie est là qui chante, et les douleurs sont vaines.</text:p>
      <text:p text:style-name="Corpsdetexte"><text:span text:style-name="T7458">M. </text:span><text:span text:style-name="T7459">Brandenburg a le tempérament lyrique, ce qui est toujours très bie</text:span><text:span text:style-name="T7460">n, dût-on cependant constater q</text:span><text:span text:style-name="T7461">u</text:span><text:span text:style-name="T7462">’</text:span><text:span text:style-name="T7463">il ne le possède pas complètement encore. Je veux dire qu</text:span><text:span text:style-name="T7464">’</text:span><text:span text:style-name="T7465">il n</text:span><text:span text:style-name="T7466">’</text:span><text:span text:style-name="T7467">en est pas encore entièrement le maître et n</text:span><text:span text:style-name="T7468">’</text:span><text:span text:style-name="T7469">en sait</text:span><text:span text:style-name="T7470"><text:s/>p</text:span><text:span text:style-name="T7471">as toutes les ressources. Il en est à ce premier degré où<text:s/></text:span><text:span text:style-name="T7472">l</text:span><text:span text:style-name="T7473">e poète s</text:span><text:span text:style-name="T7474">’</text:span><text:span text:style-name="T7475">abandonne à son lyrisme</text:span><text:span text:style-name="T7476"> </text:span><text:span text:style-name="T7477">; il lui manque<text:s/></text:span><text:span text:style-name="T7478">de s</text:span><text:span text:style-name="T7479">’</text:span><text:span text:style-name="T7480">y abandonner,<text:s/></text:span><text:span text:style-name="T7481">tout en le dirigeant</text:span><text:span text:style-name="T7482">.</text:span><text:span text:style-name="T7483"><text:s/>Mais ce n</text:span><text:span text:style-name="T7484">’</text:span><text:span text:style-name="T7485">est là qu</text:span><text:span text:style-name="T7486">’</text:span><text:span text:style-name="T7487">une affaire d</text:span><text:span text:style-name="T7488">’</text:span><text:span text:style-name="T7489">expérience, et M. </text:span><text:span text:style-name="T7490">Brandenburg a tout ce qu</text:span><text:span text:style-name="T7491">’</text:span><text:span text:style-name="T7492">il faut pour pouvoir sans peine y parvenir.</text:span></text:p>
      <text:p text:style-name="P7493">£</text:p>
      <text:p text:style-name="Corpsdetexte"><text:span text:style-name="T7494">Verbes mauves</text:span><text:span text:style-name="T7495">, par<text:s/></text:span><text:span text:style-name="T7496">Paul Hubert</text:span><text:span text:style-name="T7497">. (</text:span><text:span text:style-name="T7498">i</text:span><text:span text:style-name="T7499"> </text:span><text:span text:style-name="T7500">vol., F. Clerget</text:span><text:span text:style-name="T7501">,<text:s/></text:span><text:span text:style-name="T7502">libraire-éditeur</text:span><text:span text:style-name="T7503">.</text:span><text:span text:style-name="T7504">) — M. </text:span><text:span text:style-name="T7505">Pa</text:span><text:span text:style-name="T7506">ul Hubert dédie ses poèmes à M. </text:span><text:span text:style-name="T7507">Jean Lorrain, je</text:span><text:span text:style-name="T7508"><text:s/>ne sais trop vraiment pourquoi : M. </text:span><text:span text:style-name="T7509">Lorrain, en effet, n</text:span><text:span text:style-name="T7510">’</text:span><text:span text:style-name="T7511">est pas un maître</text:span><text:span text:style-name="T7512">, et il n</text:span><text:span text:style-name="T7513">’</text:span><text:span text:style-name="T7514">y a que les maîtres, à mon avis, à qui l</text:span><text:span text:style-name="T7515">’</text:span><text:span text:style-name="T7516">on doive dédier. Ser</text:span><text:span text:style-name="T7517">ait-ce, peut-être, parce que M. </text:span><text:span text:style-name="T7518">Hubert chante les<text:s/></text:span><text:span text:style-name="title">Féminités</text:span><text:span text:style-name="T7519"> </text:span><text:span text:style-name="T7520">?</text:span><text:span text:style-name="T7521"><text:s/>Je n</text:span><text:span text:style-name="T7522">’</text:span><text:span text:style-name="T7523">en suis pas encore très sûr. En somme, des vers mauvais, qui, pa</text:span><text:span text:style-name="T7524">rfois, veulent être pervers (oh ! cette perversité </text:span><text:span text:style-name="T7525">!) et qui ne sont que ridicules, un fatras de mots prétentieux,<text:s/></text:span><text:span text:style-name="T7526">et une déplorable absence de musique </text:span><text:span text:style-name="T7527">:</text:span></text:p>
      <text:soft-page-break/>
      <text:p text:style-name="P7528">L’errance lourde et somptueuse des parfums</text:p>
      <text:p text:style-name="P7529">Se meurt au friselis onduleur du satin</text:p>
      <text:p text:style-name="P7530">Que mitige l’argent clair qui tintinnabule</text:p>
      <text:p text:style-name="P7531">Emmy l’or des grelots appendus dans les tulles.</text:p>
      <text:p text:style-name="P7532">Inutile, n’est-ce pas, de continuer les citations?</text:p>
      <text:p text:style-name="P7533">£</text:p>
      <text:p text:style-name="Corpsdetexte"><text:span text:style-name="T7534">Le Tournoiement</text:span><text:span text:style-name="T7535"><text:s/></text:span><text:span text:style-name="T7536">(</text:span><text:span text:style-name="T7537">théorie d</text:span><text:span text:style-name="T7538">’</text:span><text:span text:style-name="T7539">art</text:span><text:span text:style-name="T7540">), par<text:s/></text:span><text:span text:style-name="T7541">Paul Rey</text:span><text:span text:style-name="T7542">.</text:span><text:span text:style-name="T7543"><text:s/></text:span><text:span text:style-name="T7544">(</text:span><text:span text:style-name="T7545">i</text:span><text:span text:style-name="T7546"> </text:span><text:span text:style-name="T7547">broch., Paris, Bibliothèque Occitane</text:span><text:span text:style-name="T7548">.</text:span><text:span text:style-name="T7549">) — Sous ce titre, M. </text:span><text:span text:style-name="T7550">Paul Rey nous donne, en une élégante brochure, la théorie d</text:span><text:span text:style-name="T7551">’</text:span><text:span text:style-name="T7552">art qu</text:span><text:span text:style-name="T7553">’</text:span><text:span text:style-name="T7554">il avait développée ces temps derniers dans<text:s/></text:span><text:span text:style-name="title">la Plume</text:span><text:span text:style-name="T7555">.</text:span><text:span text:style-name="T7556"><text:s/>Cette t</text:span><text:span text:style-name="T7557">héorie manque d</text:span><text:span text:style-name="T7558">’</text:span><text:span text:style-name="T7559">avoir été déter</text:span><text:span text:style-name="T7560">minée avec pré</text:span><text:span text:style-name="T7561">cision, et la définition que M. </text:span><text:span text:style-name="T7562">Rey apporte du Tournoiement est loin d</text:span><text:span text:style-name="T7563">’</text:span><text:span text:style-name="T7564">être satisfaisante:<text:s/></text:span><text:span text:style-name="quote.c">« Dans toute œuvre, on reconnaît le Tournoiement lorsque, d</text:span><text:span text:style-name="quote.c">’</text:span><text:span text:style-name="quote.c">elle, se dégagent, spontanément, aux sens de compréhension, les ondes de vertige absolu évocatrices d</text:span><text:span text:style-name="quote.c">’</text:span><text:span text:style-name="quote.c">infini, de tournoyantes étendues imbornées, de vie intense, prodigieuse, soudaine. »</text:span><text:span text:style-name="T7565"><text:s/>Plus loin, il ajoute :<text:s/></text:span><text:span text:style-name="quote.c">« Le tournoiement n</text:span><text:span text:style-name="quote.c">’</text:span><text:span text:style-name="quote.c">existe dans une œuvre que lorsque toutes les conditions de perfectibilité secondaire ont été observées dans la création de cette œuvre. Le tournoiement est le suprême vêtement de Vie. »</text:span><text:span text:style-name="T7566"><text:s/>Et, plus loin encore :<text:s/></text:span><text:span text:style-name="quote.c">« La loi de tournoiement n</text:span><text:span text:style-name="quote.c">’</text:span><text:span text:style-name="quote.c">admet aucune entrave réglementatrice : elle est Liberté, et celui qui la conquiert possède l</text:span><text:span text:style-name="quote.c">’</text:span><text:span text:style-name="quote.c">Allégresse éternelle de Création. »</text:span><text:span text:style-name="T7567"><text:s/>Mai</text:span><text:span text:style-name="T7568">s dans tous les exemples que M. </text:span><text:span text:style-name="T7569">Rey nous f</text:span><text:span text:style-name="T7570">ournit à l</text:span><text:span text:style-name="T7571">’</text:span><text:span text:style-name="T7572">appui de sa thèse, j</text:span><text:span text:style-name="T7573">’</text:span><text:span text:style-name="T7574">avoue que l</text:span><text:span text:style-name="T7575">e tournoiement ne m</text:span><text:span text:style-name="T7576">’</text:span><text:span text:style-name="T7577">est pas apparu, et j</text:span><text:span text:style-name="T7578">’</text:span><text:span text:style-name="T7579">ai constaté simplement des<text:s/></text:span><text:span text:style-name="T7580">émotions exprim</text:span><text:span text:style-name="T7581">é</text:span><text:span text:style-name="T7582">es</text:span><text:span text:style-name="T7583">. M. </text:span><text:span text:style-name="T7584">Rey me répondra sans doute que c</text:span><text:span text:style-name="T7585">’</text:span><text:span text:style-name="T7586">est justement cela, des émotions, que doit causer le tournoiement. Néanmoins</text:span><text:span text:style-name="T7587"><text:s/>j</text:span><text:span text:style-name="T7588">’</text:span><text:span text:style-name="T7589">aurais désiré plus d</text:span><text:span text:style-name="T7590">’</text:span><text:span text:style-name="T7591">explica</text:span><text:span text:style-name="T7592">tions, afin d</text:span><text:span text:style-name="T7593">’</text:span><text:span text:style-name="T7594">être mieux à même d</text:span><text:span text:style-name="T7595">’</text:span><text:span text:style-name="T7596">apprécier sa théorie. Le vague que je lui reproche s</text:span><text:span text:style-name="T7597">’</text:span><text:span text:style-name="T7598">obscurcit, en outre, de la langue pénible qu</text:span><text:span text:style-name="T7599">’</text:span><text:span text:style-name="T7600">il emploie.</text:span></text:p>
      <text:p text:style-name="P7601">£</text:p>
      <text:p text:style-name="Corpsdetexte"><text:span text:style-name="T7602">Les Pierres qui pleurent</text:span><text:span text:style-name="T7603">, roman, par<text:s/></text:span><text:span text:style-name="T7604">Henry Bourgerel</text:span><text:span text:style-name="T7605"><text:s/></text:span><text:span text:style-name="T7606">(</text:span><text:span text:style-name="T7607">i</text:span><text:span text:style-name="T7608"> vol</text:span><text:span text:style-name="T7609">,<text:s/></text:span><text:span text:style-name="T7610">Société du Mercure de France</text:span><text:span text:style-name="T7611">).</text:span><text:span text:style-name="T7612"><text:s/></text:span><text:span text:style-name="T7613">— </text:span><text:span text:style-name="T7614">Première partie d</text:span><text:span text:style-name="T7615">’</text:span><text:span text:style-name="T7616">une trilogie à paraître sous ce titre général :<text:s/></text:span><text:span text:style-name="title">les Suppliants</text:span><text:span text:style-name="T7617">,<text:s/></text:span><text:span text:style-name="T7618">le roman de M. Bourgerel est</text:span><text:span text:style-name="T7619"><text:s/>une œuvre de début, péni</text:span><text:span text:style-name="T7620">ble à lire, mais une œuvre intéressante cependant. L</text:span><text:span text:style-name="T7621">’</text:span><text:span text:style-name="T7622">intrigue n</text:span><text:span text:style-name="T7623">’</text:span><text:span text:style-name="T7624">est pas menée, selon le mode ordinaire, à l</text:span><text:span text:style-name="T7625">’</text:span><text:span text:style-name="T7626">aide<text:s/></text:span><text:span text:style-name="T7627">de tableaux reliés par des tran</text:span><text:span text:style-name="T7628">sitions. Ici les tableaux existent et<text:s/></text:span><text:span text:style-name="T7629">les transitions sont supprimées </text:span><text:span text:style-name="T7630">: je n</text:span><text:span text:style-name="T7631">’</text:span><text:span text:style-name="T7632">aime pas ce p</text:span><text:span text:style-name="T7633">rocédé. Quelquefois, pour</text:span><text:span text:style-name="T7634">tant, plus que tout autre, il<text:s/></text:span><text:span text:style-name="T7635">réussit à rendre l</text:span><text:span text:style-name="T7636">’</text:span><text:span text:style-name="T7637">action drama</text:span><text:span text:style-name="T7638">tique ; le ro</text:span><text:span text:style-name="T7639">man le serait tout à fait si M. </text:span><text:span text:style-name="T7640">Bourgerel avait un style moins lâche et un vocabulaire moins abstrait. Sa phrase lui porte le plus grand tort. Elle empêche ses héros d</text:span><text:span text:style-name="T7641">’</text:span><text:span text:style-name="T7642">être en relief</text:span><text:span text:style-name="T7643"><text:s/>et les<text:s/></text:span><text:soft-page-break/><text:span text:style-name="T7644">enveloppe de brume, en sorte que ce qu</text:span><text:span text:style-name="T7645">’</text:span><text:span text:style-name="T7646">ils ont d</text:span><text:span text:style-name="T7647">’</text:span><text:span text:style-name="T7648">étrange ne ressort pas assez. Puis, trop de théories esthétiques, sociales et morales viennent alourdir ce livre bien inutilement.<text:s/></text:span><text:span text:style-name="T7649">Il</text:span><text:span text:style-name="T7650"><text:s/>manque à M. </text:span><text:span text:style-name="T7651">Bourgerel le sens exact des proportion</text:span><text:span text:style-name="T7652">s ; il ne sait pas encore compo</text:span><text:span text:style-name="T7653">ser. Quoiqu</text:span><text:span text:style-name="T7654">’</text:span><text:span text:style-name="T7655">il en soit, les<text:s/></text:span><text:span text:style-name="title">Pierres qui pleurent</text:span><text:span text:style-name="T7656"><text:s/>s</text:span><text:span text:style-name="T7657">ont d</text:span><text:span text:style-name="T7658">’</text:span><text:span text:style-name="T7659">un très noble caractère. M. </text:span><text:span text:style-name="T7660">Bourgerel n</text:span><text:span text:style-name="T7661">’</text:span><text:span text:style-name="T7662">a point voulu que son roman fût un roman comme les autr</text:span><text:span text:style-name="T7663">es, c</text:span><text:span text:style-name="T7664">’</text:span><text:span text:style-name="T7665">est-à-dire vide et banal ;</text:span><text:span text:style-name="T7666"><text:s/>il y a mis de la pensée, et de belles idées</text:span><text:span text:style-name="T7667"> </text:span><text:span text:style-name="T7668">; ce qui est chose peu commune. Un tel effort devient si rare qu</text:span><text:span text:style-name="T7669">’</text:span><text:span text:style-name="T7670">il est bon de le<text:s/></text:span><text:span text:style-name="T7671">signaler et, par-dessus tout, d</text:span><text:span text:style-name="T7672">’</text:span><text:span text:style-name="T7673">y applaudir.</text:span></text:p>
      <text:p text:style-name="ab"><text:span text:style-name="T7674">*</text:span><text:span text:style-name="T7675"><text:line-break/></text:span><text:span text:style-name="T7676">*   </text:span><text:span text:style-name="T7677">*</text:span></text:p>
      <text:p text:style-name="Corpsdetexte"><text:span text:style-name="T7678">Napoléon </text:span><text:span text:style-name="T7679">III</text:span><text:span text:style-name="T7680">, par<text:s/></text:span><text:span text:style-name="T7681">Sylvain Blot</text:span><text:span text:style-name="T7682"><text:s/></text:span><text:span text:style-name="T7683">(</text:span><text:span text:style-name="T7684">i</text:span><text:span text:style-name="T7685"> vol. Société d</text:span><text:span text:style-name="T7686">’</text:span><text:span text:style-name="T7687">Édi</text:span><text:span text:style-name="T7688">tions scientifiques</text:span><text:span text:style-name="T7689">, l</text:span><text:span text:style-name="T7690">ibraire-éditeur</text:span><text:span text:style-name="T7691">.</text:span><text:span text:style-name="T7692">) — Napoléon </text:span><text:span text:style-name="T7693">III<text:s/></text:span><text:span text:style-name="T7694">fonda son Empire comme Napoléon </text:span><text:span text:style-name="T7695">I</text:span><text:span text:style-name="T7696">er</text:span><text:span text:style-name="T7697"><text:s/>le sien ; il le perdit pour les mêmes raisons. Tous</text:span><text:span text:style-name="T7698"><text:s/>deux, après avoir juré fidé</text:span><text:span text:style-name="T7699">lité à la République, trahir</text:span><text:span text:style-name="T7700">ent leur serment par un coup d</text:span><text:span text:style-name="T7701">’</text:span><text:span text:style-name="T7702">État. En acceptant ces par</text:span><text:span text:style-name="T7703">jures pour maîtres, la France a accepté une part de leur châtim</text:span><text:span text:style-name="T7704">ent. Par les traités de 1815, l</text:span><text:span text:style-name="T7705">’</text:span><text:span text:style-name="T7706">Europe ramena nos frontières en-deçà des limite</text:span><text:span text:style-name="T7707">s où Napoléon </text:span><text:span text:style-name="T7708">I</text:span><text:span text:style-name="T7709">e</text:span><text:span text:style-name="T7710">r</text:span><text:span text:style-name="T7711"><text:s/>les avait trouvées en 1799</text:span><text:span text:style-name="T7712"> ; par le traité définitif du 10 mai </text:span><text:span text:style-name="T7713">1871, l</text:span><text:span text:style-name="T7714">’</text:span><text:span text:style-name="T7715">Allemagne nous arracha l</text:span><text:span text:style-name="T7716">’</text:span><text:span text:style-name="T7717">Alsace-Lorraine e</text:span><text:span text:style-name="T7718">t nous diminua de nouveau. Napoléon </text:span><text:span text:style-name="T7719">I</text:span><text:span text:style-name="T7720">er</text:span><text:span text:style-name="T7721"><text:s/>augmenta notre Dette publique de<text:s/></text:span><text:span text:style-name="T7722">un milliard neuf cent vingt millions</text:span><text:span text:style-name="T7723"><text:s/>en capital</text:span><text:span text:style-name="T7724"> </text:span><text:span text:style-name="T7725">; Na</text:span><text:span text:style-name="T7726">poléon </text:span><text:span text:style-name="T7727">III, plus magnifique, de<text:s/></text:span><text:span text:style-name="T7728">quatorze milliards</text:span><text:span text:style-name="T7729"><text:s/>environ. Mais où le désastre de Sedan dépasse celui de Waterloo, c</text:span><text:span text:style-name="T7730">’</text:span><text:span text:style-name="T7731">est qu</text:span><text:span text:style-name="T7732">’</text:span><text:span text:style-name="T7733">il a obligé l</text:span><text:span text:style-name="T7734">’</text:span><text:span text:style-name="T7735">Europe entière<text:s/></text:span><text:span text:style-name="T7736">à se transformer en camp retranché, tandis qu</text:span><text:span text:style-name="T7737">’</text:span><text:span text:style-name="T7738">après 181</text:span><text:span text:style-name="T7739">5, la France seule était atteinte. Au contrair</text:span><text:span text:style-name="T7740">e de la défaite de Napoléon </text:span><text:span text:style-name="T7741">I</text:span><text:span text:style-name="T7742">er</text:span><text:span text:style-name="T7743">, la défaite de Napoléon </text:span><text:span text:style-name="T7744">III a donc eu et a encore des conséquences<text:s/></text:span><text:span text:style-name="T7745">continentales</text:span><text:span text:style-name="T7746">, et la ruine de la France cause actuellement celle des autres nations.<text:s/></text:span><text:span text:style-name="T7747">Tout bien pesé, l</text:span><text:span text:style-name="T7748">’</text:span><text:span text:style-name="T7749">homme du 2 dé</text:span><text:span text:style-name="T7750">cembre nous a donc été plus funeste que<text:s/></text:span><text:span text:style-name="T7751">celui du 19 brumaire. Le livre de M. Blot nous le démontre d</text:span><text:span text:style-name="T7752">’</text:span><text:span text:style-name="T7753">une façon précise </text:span><text:span text:style-name="T7754">; il nous rappelle des faits que déjà nous ne savons plus. Il est écrit avec méthode, il est sobre, et, chose rare toutes les fois qu</text:span><text:span text:style-name="T7755">’</text:span><text:span text:style-name="T7756">il s</text:span><text:span text:style-name="T7757">’</text:span><text:span text:style-name="T7758">agit</text:span><text:span text:style-name="T7759"><text:s/>d</text:span><text:span text:style-name="T7760">’</text:span><text:span text:style-name="T7761">apprécier des événements con</text:span><text:span text:style-name="T7762">temporains, il est presque impartial.</text:span></text:p>
      <text:p text:style-name="P7763">L. de S.</text:p>
      <text:h text:style-name="Titre1" text:outline-level="1"><text:span text:style-name="pb">[p.<text:s/></text:span><text:span text:style-name="pb">287</text:span><text:span text:style-name="pb">]<text:s/></text:span><text:span text:style-name="T7764">Tribune libre du 1</text:span><text:span text:style-name="T7765">er</text:span><text:span text:style-name="T7766"> mai 1898</text:span></text:h>
      <text:p text:style-name="dateline">1<text:span text:style-name="T7767">er</text:span> mai 1898.</text:p>
      <text:p text:style-name="salute">Mon cher Deschamps,</text:p>
      <text:p text:style-name="Corpsdetexte">Qu’ai-je fait aux typographes, et pourquoi s’obstinent-ils à vouloir qu’Edgar Poe soit coiffé<text:s/><text:soft-page-break/>d’un tréma ? Malgré moi, ils me l’avaient glissé en épreuves de ma dernière Expertise, et ils l’ont maintenu encore malgré mes corrections : voyez page 244, deuxième colonne, lignes 52 et 54 ! Je tiens cependant à avoir le dernier mot. Permettez-moi donc de leur écrire, en lettres majuscules cette fois : EDGAR POE NE PORTE POINT DE TRÉMA. Et laissez-moi dénier toute responsabilité pour tous ceux dont ils l’affligeraient dorénavant.</text:p>
      <text:p text:style-name="salute">Cordialement à vous,</text:p>
      <text:p text:style-name="signed"><text:span text:style-name="T7768">LOUIS DE SAINT-JACQUES.</text:span></text:p>
      <text:h text:style-name="Titre1" text:outline-level="1"><text:span text:style-name="pb"><text:s/>[p.<text:s/></text:span><text:span text:style-name="pb">302</text:span><text:span text:style-name="pb">]<text:s/></text:span><text:span text:style-name="T7769">Bibliographie<text:s/></text:span><text:span text:style-name="T7770">du 15 mai 1898</text:span></text:h>
      <text:p text:style-name="dateline">15 mai 1898.</text:p>
      <text:p text:style-name="Corpsdetexte"><text:span text:style-name="T7771">Chants de l</text:span><text:span text:style-name="T7772">’</text:span><text:span text:style-name="T7773">Amour et de la Mort</text:span><text:span text:style-name="T7774">, par<text:s/></text:span><text:span text:style-name="T7775">André Avèze</text:span><text:span text:style-name="T7776"><text:s/></text:span><text:span text:style-name="T7777">(</text:span><text:span text:style-name="T7778">chez Lemerre</text:span><text:span text:style-name="T7779">). — </text:span><text:span text:style-name="quote.c">« Voici réunis des poèmes qui ne sont que de</text:span><text:span text:style-name="quote.c">s frissons de chair à peine notés.</text:span><text:span text:style-name="quote.c"> »</text:span><text:span text:style-name="T7780"><text:s/>C</text:span><text:span text:style-name="T7781">’</text:span><text:span text:style-name="T7782">est ainsi que M. Avèze nous présente ses premiers vers,</text:span><text:span text:style-name="T7783"><text:s/>et il ajoute :<text:s/></text:span><text:span text:style-name="quote.c">« Je n</text:span><text:span text:style-name="quote.c">’</text:span><text:span text:style-name="quote.c">ai fait que balbutier.</text:span><text:span text:style-name="quote.c"> »</text:span><text:span text:style-name="T7784"><text:s/>L</text:span><text:span text:style-name="T7785">’</text:span><text:span text:style-name="T7786">aveu est sincère et vrai : le recueil de M. Avèze révèle une grande inexpérience et rien n</text:span><text:span text:style-name="T7787">’</text:span><text:span text:style-name="T7788">y est absolument parfait. Quelques marivaudages sont jolis et l</text:span><text:span text:style-name="T7789">’</text:span><text:span text:style-name="T7790">influence de Verlaine s</text:span><text:span text:style-name="T7791">’</text:span><text:span text:style-name="T7792">y manifeste, comme aussi celle de Baudelaire en d</text:span><text:span text:style-name="T7793">’</text:span><text:span text:style-name="T7794">autres pièces plus ou moins macabres ou faisandées. Plus tard, M. Avèze sera plus sain, et son talent plus homogène : la fin de sa</text:span><text:span text:style-name="T7795"><text:s/></text:span><text:span text:style-name="T7796">préface semble nous le p</text:span><text:span text:style-name="T7797">romettre ; réservons donc pour l</text:span><text:span text:style-name="T7798">’</text:span><text:span text:style-name="T7799">œuvre à venir nos éloges.<text:s/></text:span><text:span text:style-name="T7800">M. </text:span><text:span text:style-name="T7801">Avèze ne nous pardonnerait pas, sans doute, d</text:span><text:span text:style-name="T7802">’</text:span><text:span text:style-name="T7803">attacher à ses poèmes actuels plus d</text:span><text:span text:style-name="T7804">’</text:span><text:span text:style-name="T7805">importance qu</text:span><text:span text:style-name="T7806">’</text:span><text:span text:style-name="T7807">ils n</text:span><text:span text:style-name="T7808">’</text:span><text:span text:style-name="T7809">en méritent, puisque lui-même, trop durement peut-être, les qualifie de « légers ». Néanmoins une telle<text:s/></text:span><text:span text:style-name="T7810">modestie est si rare qu</text:span><text:span text:style-name="T7811">’</text:span><text:span text:style-name="T7812">il est b</text:span><text:span text:style-name="T7813">on de l</text:span><text:span text:style-name="T7814">’</text:span><text:span text:style-name="T7815">en féliciter. Nos poètes aujourd</text:span><text:span text:style-name="T7816">’</text:span><text:span text:style-name="T7817">hui sont plutôt présomptueux. Par cela seul qu</text:span><text:span text:style-name="T7818">’</text:span><text:span text:style-name="T7819">il ne l</text:span><text:span text:style-name="T7820">’</text:span><text:span text:style-name="T7821">est pas, M. Avèze rompt avec ses confrères : il n</text:span><text:span text:style-name="T7822">’</text:span><text:span text:style-name="T7823">aura, certes, qu</text:span><text:span text:style-name="T7824">’</text:span><text:span text:style-name="T7825">à y gagner.</text:span></text:p>
      <text:p text:style-name="P7826">£</text:p>
      <text:p text:style-name="Corpsdetexte"><text:span text:style-name="T7827">Rivaux</text:span><text:span text:style-name="T7828">, par<text:s/></text:span><text:span text:style-name="T7829">Frédéric Berthold</text:span><text:span text:style-name="T7830"><text:s/></text:span><text:span text:style-name="T7831">(</text:span><text:span text:style-name="T7832">chez F</text:span><text:span text:style-name="T7833">.</text:span><text:span text:style-name="T7834"> </text:span><text:span text:style-name="T7835">Clerget</text:span><text:span text:style-name="T7836">).</text:span><text:span text:style-name="T7837"><text:s/>— </text:span><text:span text:style-name="T7838">J</text:span><text:span text:style-name="T7839">’</text:span><text:span text:style-name="T7840">ai déjà parlé de M. Berthold à propos de ses poésies,<text:s/></text:span><text:span text:style-name="title">Nos aïeux</text:span><text:span text:style-name="T7841"> ;</text:span><text:span text:style-name="T7842"><text:s/></text:span><text:span text:style-name="T7843">avec<text:s/></text:span><text:span text:style-name="title">Rivaux</text:span><text:span text:style-name="T7844">,</text:span><text:span text:style-name="T7845"><text:s/>M. Berthold fait maintenant œuv</text:span><text:span text:style-name="T7846">re de romancier. Une jeune maniaq</text:span><text:span text:style-name="T7847">ue de littérature épouse un écrivain célèbr</text:span><text:span text:style-name="T7848">e dans le seul but d</text:span><text:span text:style-name="T7849">’</text:span><text:span text:style-name="T7850">être « lancé</text:span><text:span text:style-name="T7851">e » par lui et de profiter de sa renommée pour en acquérir elle-même. Mais dès son premier livre</text:span><text:span text:style-name="T7852">, elle échoue piteusement, d</text:span><text:span text:style-name="T7853">’</text:span><text:span text:style-name="T7854">où</text:span><text:span text:style-name="T7855"><text:s/>une jalousie folle contre son mari. Ce<text:s/></text:span><text:span text:style-name="T7856">rival</text:span><text:span text:style-name="T7857"><text:s/>ès-lettres la gêne. Elle essaie de lui nuire, et,</text:span><text:span text:style-name="T7858"><text:s/></text:span><text:span text:style-name="T7859">n</text:span><text:span text:style-name="T7860">’</text:span><text:span text:style-name="T7861">y<text:s/></text:span><text:span text:style-name="T7862">parvenant pas, se résout à divorcer. Cette histoire, qui pourrait être intéressante, est assez mal menée. M. Berthold,<text:s/></text:span><text:span text:style-name="T7863">on le sent bien, n</text:span><text:span text:style-name="T7864">’</text:span><text:span text:style-name="T7865">a pas<text:s/></text:span><text:span text:style-name="T7866">l</text:span><text:span text:style-name="T7867">’</text:span><text:span text:style-name="T7868">habitude du roman. Il ignore l</text:span><text:span text:style-name="T7869">’</text:span><text:span text:style-name="T7870">art de faire mouvoir ses personnages ; l</text:span><text:span text:style-name="T7871">’</text:span><text:span text:style-name="T7872">analyse de leurs<text:s/></text:span><text:soft-page-break/><text:span text:style-name="T7873">caractères lui échappe ainsi que les motifs de leurs actions. Il ne connaît pas toutes les ressources du style, ni toute la valeur des mots. Je signale à M. Berthold ces négligences, et serais très heureux si, dans son prochain livre, il s</text:span><text:span text:style-name="T7874">’</text:span><text:span text:style-name="T7875">en affranchissait entièrement.</text:span></text:p>
      <text:p text:style-name="P7876">£</text:p>
      <text:p text:style-name="Corpsdetexte"><text:span text:style-name="T7877">Devant la vie</text:span><text:span text:style-name="T7878">, par<text:s/></text:span><text:span text:style-name="T7879">Charles Max</text:span><text:span text:style-name="T7880"><text:s/></text:span><text:span text:style-name="T7881">(</text:span><text:span text:style-name="T7882">B</text:span><text:span text:style-name="T7883">ibliothèque artistique et littéraire</text:span><text:span text:style-name="T7884">). — </text:span><text:span text:style-name="T7885">Le livre de M. Max nous montre une</text:span><text:span text:style-name="T7886"><text:s/></text:span><text:span text:style-name="T7887">inspiration généreuse, une âme jeune et qui veut vivre, un esprit enthousiaste d</text:span><text:span text:style-name="T7888">’</text:span><text:span text:style-name="T7889">harmonie et de beauté. Il aime les parias et les maudits.<text:s/></text:span><text:span text:style-name="quote.c">« Ma joie, dit-il, s</text:span><text:span text:style-name="quote.c">’</text:span><text:span text:style-name="quote.c">en va vers eux, et je voudrais les réconforter à la flamme de ma pensée, à la chaleur de mon sang, à mon énergie croissante, à mon exaltation</text:span><text:span text:style-name="quote.c"><text:s/>surhumaine. Mais, tristesse ! j</text:span><text:span text:style-name="quote.c">e ne puis pour eux que des phrases, et c</text:span><text:span text:style-name="quote.c">’</text:span><text:span text:style-name="quote.c">est la partie de néant que comporte toute œuvre</text:span><text:span text:style-name="quote.c">.</text:span><text:span text:style-name="quote.c"> »</text:span><text:span text:style-name="T7890"><text:s/>— </text:span><text:span text:style-name="T7891">Je ne suis pas de l</text:span><text:span text:style-name="T7892">’</text:span><text:span text:style-name="T7893">avis de M. Max et n</text:span><text:span text:style-name="T7894">’</text:span><text:span text:style-name="T7895">estime point du tout que la phrase soit inutile lorsque l</text:span><text:span text:style-name="T7896">’</text:span><text:span text:style-name="T7897">on veut vraiment œuvrer. Je crois tout au contraire qu</text:span><text:span text:style-name="T7898">’</text:span><text:span text:style-name="T7899">elle est indispensable : car elle sert à répandre l</text:span><text:span text:style-name="T7900">’</text:span><text:span text:style-name="T7901">idée que l</text:span><text:span text:style-name="T7902">’</text:span><text:span text:style-name="T7903">œuvre cherche à réaliser. Ce qui est vain, c</text:span><text:span text:style-name="T7904">’</text:span><text:span text:style-name="T7905">est la phrase vaine. Mais</text:span><text:span text:style-name="T7906"><text:s/>toutes les phrases ne le sont pas. La puissance du mot est réelle, pourvu que celui qui le prononce soit lui-même puissant. Si donc M. Max manque de force, il</text:span><text:span text:style-name="T7907"><text:s/>est certain que son livre n</text:span><text:span text:style-name="T7908">’</text:span><text:span text:style-name="T7909">en</text:span><text:span text:style-name="T7910">traînera pas les foules. Seulement, qu</text:span><text:span text:style-name="T7911">’</text:span><text:span text:style-name="T7912">il n</text:span><text:span text:style-name="T7913">’</text:span><text:span text:style-name="T7914">en accuse pas le Livre en général, qu</text:span><text:span text:style-name="T7915">’</text:span><text:span text:style-name="T7916">il ne s</text:span><text:span text:style-name="T7917">’</text:span><text:span text:style-name="T7918">en prenne qu</text:span><text:span text:style-name="T7919">’</text:span><text:span text:style-name="T7920">à sa propre faiblesse, et qu</text:span><text:span text:style-name="T7921">’</text:span><text:span text:style-name="T7922">il tâche de faire mieux dans l</text:span><text:span text:style-name="T7923">’</text:span><text:span text:style-name="T7924">avenir. Il ne suffit pas, en effet, d</text:span><text:span text:style-name="T7925">’</text:span><text:span text:style-name="T7926">aspirer, comme<text:s/></text:span><text:span text:style-name="T7927">M. </text:span><text:span text:style-name="T7928">Max, à des siècles meilleurs. Il faut encore indiquer d</text:span><text:span text:style-name="T7929">’</text:span><text:span text:style-name="T7930">une façon précise comment on pourra y arriver : et c</text:span><text:span text:style-name="T7931">’</text:span><text:span text:style-name="T7932">est ce que l</text:span><text:span text:style-name="T7933">’</text:span><text:span text:style-name="T7934">auteur ne fait que très i</text:span><text:span text:style-name="T7935">mparfa</text:span><text:span text:style-name="T7936">itement. Aussi M. Louis Lumet nous déclare dans la préface dont il a fait précéder l</text:span><text:span text:style-name="T7937">’</text:span><text:span text:style-name="T7938">œuvre de M. Max :<text:s/></text:span><text:span text:style-name="quote.c">« La lecture de son livre vous paraîtra sans doute un peu pénible, vous serez dérouté par des soubresauts, des crevasses, car les idées et les sensations ne se suivent pas toujours avec méthode. »</text:span><text:span text:style-name="T7939"><text:s/>Mais j</text:span><text:span text:style-name="T7940">’</text:span><text:span text:style-name="T7941">ajoute, pour être juste, que je souscris de grand cœur aux éloges dont M. Lumet<text:s/></text:span><text:span text:style-name="T7942">fait suivre cette critique :<text:s/></text:span><text:span text:style-name="quote.c">« À</text:span><text:span text:style-name="quote.c"><text:s/>chaque page, vous sentirez un cœur valeureux, un cerveau inquiet qui cherche la lumière, un homme juste et bon. Volontiers, je</text:span><text:span text:style-name="quote.c"><text:s/>comparerai la sève qui agite Ch</text:span><text:span text:style-name="quote.c">arles Max au vin nouveau qui fermente, enivre, trouble, mais qu</text:span><text:span text:style-name="quote.c">’</text:span><text:span text:style-name="quote.c">on devine devoir être plus tard une liqueur savoureuse et forte. »</text:span></text:p>
      <text:p text:style-name="P7943">£</text:p>
      <text:p text:style-name="Corpsdetexte"><text:span text:style-name="T7944">Images de Dieu</text:span><text:span text:style-name="T7945">,<text:s/></text:span><text:span text:style-name="T7946">par<text:s/></text:span><text:span text:style-name="T7947">Arthur Toisoul</text:span><text:span text:style-name="T7948"><text:s/></text:span><text:span text:style-name="T7949">(</text:span><text:span text:style-name="T7950">Georges Balat, éditeu</text:span><text:span text:style-name="T7951">r, à</text:span><text:span text:style-name="T7952"><text:s/>Bruxelles</text:span><text:span text:style-name="T7953">).</text:span><text:span text:style-name="T7954"><text:s/></text:span><text:span text:style-name="T7955">— </text:span><text:span text:style-name="T7956">Précédées d</text:span><text:span text:style-name="T7957">’</text:span><text:span text:style-name="T7958">une page de Camille Lemonnier, les<text:s/></text:span><text:span text:style-name="title">Images de Dieu</text:span><text:span text:style-name="T7959"><text:s/></text:span><text:span text:style-name="T7960">sont un livret très agréable, tan</text:span><text:span text:style-name="T7961">t par sa typographie élégante q</text:span><text:span text:style-name="T7962">ue par ses poèmes charmants. Une grâce joyeuse les anime, un resplendissant soleil les éclaire. M. Toisoul<text:s/></text:span><text:span text:style-name="T7963">a fui les brumes du Nord, et il est allé</text:span><text:span text:style-name="T7964"><text:s/></text:span><text:span text:style-name="quote.c">« </text:span><text:span text:style-name="quote.c">vers les pays merveilleux où la gentille cigale se fait entendre, vers des rivages au pur azur »</text:span><text:span text:style-name="T7965">. — </text:span><text:span text:style-name="quote.c">« Et<text:s/></text:span><text:soft-page-break/><text:span text:style-name="quote.c">là, dit-il, j</text:span><text:span text:style-name="quote.c">’</text:span><text:span text:style-name="quote.c">ai vu des filles heureuses parmi des troupeaux et des fleurs ; elles m</text:span><text:span text:style-name="quote.c">’</text:span><text:span text:style-name="quote.c">ont dit leurs noms, doux comme le miel, et ceux de leurs amants. Et j</text:span><text:span text:style-name="quote.c">’</text:span><text:span text:style-name="quote.c">ai vécu parmi elles en leur disant des paroles simples, à l</text:span><text:span text:style-name="quote.c">’</text:span><text:span text:style-name="quote.c">ombre des feuillages odorants</text:span><text:span text:style-name="quote.c">. »</text:span><text:span text:style-name="T7966"><text:s/>— </text:span><text:span text:style-name="T7967">Des paroles simples, voilà, en effet,</text:span><text:span text:style-name="T7968"><text:s/>le<text:s/></text:span><text:span text:style-name="T7969">grand mérite de M. Toisoul. Avec raison il s</text:span><text:span text:style-name="T7970">’</text:span><text:span text:style-name="T7971">écarte de tout impressionnisme et préfère la ligne à la couleur, réduisant cette dernière au strict nécessaire, à ce qu</text:span><text:span text:style-name="T7972">’</text:span><text:span text:style-name="T7973">il en faut pour composer l</text:span><text:span text:style-name="T7974">’</text:span><text:span text:style-name="T7975">atmosphère et marquer les décors légers où se meuvent ses nymphes nues. Voyez<text:s/></text:span><text:span text:style-name="title">la Mort d</text:span><text:span text:style-name="title">’</text:span><text:span text:style-name="title">u</text:span><text:span text:style-name="title">ne chose</text:span><text:span text:style-name="T7976"> :</text:span></text:p>
      <text:p text:style-name="P7977">Mélitéossa est morte de soleil,</text:p>
      <text:p text:style-name="quote.l">Sur le sable d’or de la grève</text:p>
      <text:p text:style-name="quote.l">Aux coquillages éblouissants,</text:p>
      <text:p text:style-name="quote.l">Elle s’était endormie, et la mer</text:p>
      <text:p text:style-name="quote.l">N’est pas venue la réveiller.</text:p>
      <text:p text:style-name="quote.l">Hélas ! son amant pleura</text:p>
      <text:p text:style-name="quote.l">Bien des jours et des nuits !</text:p>
      <text:p text:style-name="quote.l">Mélitéossa est morte de soleil</text:p>
      <text:p text:style-name="quote.l">Tandis que des filles heureuses</text:p>
      <text:p text:style-name="quote.l">Chantaient gaiement au loin,</text:p>
      <text:p text:style-name="quote.l">Et les vagues marines à ses pieds.</text:p>
      <text:p text:style-name="Corpsdetexte"><text:span text:style-name="T7978">Ainsi, dans son livre, tout apparaît à M. Toisoul avec cette netteté de contours dont seuls peuvent se rendre compte les voyageurs venus au pays du Midi. La sécheresse des profils s</text:span><text:span text:style-name="T7979">’</text:span><text:span text:style-name="T7980">y exagère avec un charme étrange. Mais je crains bien<text:s/></text:span><text:span text:style-name="T7981">que<text:s/></text:span><text:span text:style-name="T7982">les gens du Nord ne comprennent point ces<text:s/></text:span><text:span text:style-name="title">Images</text:span><text:span text:style-name="T7983"> :</text:span><text:span text:style-name="T7984"><text:s/></text:span><text:span text:style-name="T7985">elles sont si peu fa</text:span><text:span text:style-name="T7986">ites pour eux ! Quant à moi, n</text:span><text:span text:style-name="T7987">’</text:span><text:span text:style-name="T7988">é</text:span><text:span text:style-name="T7989">tant pas du Nord, je les comprends sans aucune peine, et j</text:span><text:span text:style-name="T7990">’</text:span><text:span text:style-name="T7991">en demande d</text:span><text:span text:style-name="T7992">’</text:span><text:span text:style-name="T7993">autres à M. Toisoul.</text:span></text:p>
      <text:p text:style-name="P7994">L. de S.</text:p>
      <text:h text:style-name="Titre1" text:outline-level="1"><text:bookmark-start text:name="bookmark82"/><text:bookmark-start text:name="bookmark86"/><text:bookmark-start text:name="bookmark89"/><text:bookmark-start text:name="bookmark90"/><text:bookmark-start text:name="bookmark108"/><text:bookmark-start text:name="bookmark109"/><text:bookmark-start text:name="bookmark113"/><text:bookmark-start text:name="bookmark117"/><text:bookmark-start text:name="bookmark118"/><text:bookmark-start text:name="bookmark130"/><text:bookmark-start text:name="bookmark133"/><text:bookmark-start text:name="bookmark134"/><text:bookmark-end text:name="bookmark82"/><text:bookmark-end text:name="bookmark86"/><text:bookmark-end text:name="bookmark89"/><text:bookmark-end text:name="bookmark90"/><text:bookmark-end text:name="bookmark108"/><text:bookmark-end text:name="bookmark109"/><text:bookmark-end text:name="bookmark113"/><text:bookmark-end text:name="bookmark117"/><text:bookmark-end text:name="bookmark118"/><text:bookmark-end text:name="bookmark130"/><text:bookmark-end text:name="bookmark133"/><text:bookmark-end text:name="bookmark134"/><text:span text:style-name="pb">[p.<text:s/></text:span><text:span text:style-name="pb">477</text:span><text:span text:style-name="pb">]<text:s/></text:span><text:span text:style-name="T7995">Bibliographie<text:s/></text:span><text:span text:style-name="T7996">du 1</text:span><text:span text:style-name="T7997">er</text:span><text:span text:style-name="T7998"> août 1898</text:span></text:h>
      <text:p text:style-name="dateline">1<text:span text:style-name="T7999">er</text:span> août 1898.</text:p>
      <text:p text:style-name="Corpsdetexte"><text:bookmark-start text:name="bookmark0"/><text:bookmark-end text:name="bookmark0"/><text:span text:style-name="T8000">Les Dents de Georgette</text:span>, par<text:s/><text:span text:style-name="T8001">M.-C. Poinsot</text:span><text:s/>(<text:span text:style-name="T8002">Ollendorff</text:span><text:span text:style-name="T8003">).</text:span><text:s/>— M. Poinsot est catholique et ne s’en cache pas. Beaucoup d’autres sont comme lui, qui se dérobent. Il a donc ce double mérite de posséder la Vérité et de l’affirmer nettement. Littérature mise à part, je ne lui en demande pas davantage. J’aime qu’un écrivain se présente à moi sans aucun masque, afin de n’avoir pas à chercher avec qui j’ai affaire. M. Poinsot est de ce nombre : sa figure est<text:s/><text:soft-page-break/>découverte. Pour prendre position, il n’a point attendu d’être célèbre. Il déclare sa foi dès ce roman qui est son premier livre. Il manque tout à fait du sens de l’arrivisme. Car s’il n’avait écouté que son seul intérêt, il se serait préoccupé tout d’abord de savoir d’où venait le vent pour<text:s/>se laisser pousser par lui, au<text:s/>lieu que, évidemment, il va contre la forte brise qui fait tourner presque<text:s/>toutes les têtes de la jeunesse<text:s/>littéraire actuelle. Nos petits panthéistes le trouveront bien rétrograde, et je crois même qu’il fera rire la cohorte sacrée de nos païens innocents. Après tout, tant pis pour eux. Rira bien qui rira le<text:s/>dernier, et qui d’eux ou de M. Poinsot aura eu raison ?<text:s/>Nous le verrons bien… après la mort. M. Poinsot se sert des<text:s/><text:span text:style-name="title">Dents de Georgette</text:span><text:s/>pour mordre les indifférents en matière de religion ; c’est l’un deux<text:s/>qu’il met en scène, à l’occasion d’un amour dont, faute<text:s/>de principes, il ne peut se défaire et qui le mène peu à peu jusqu’à l’avachissement. En ce qui est du genre roman à thèse, je renouvelle contre<text:s/>M. Poinsot les reproches qu’à diverses reprises j’ai adressés à ce procédé. J’ajoute<text:s/>que, sous<text:s/><text:span text:style-name="title">les Dents de Georgette</text:span>, la thèse n’apparaît pas assez clairement. Elle n’arrive, semble-t-il, que par surcroît au lieu qu’elle devrait dominer tout le livre. J’attends mieux de l’auteur dans ses prochains ouvrages. La phrase gagnera à être moins lourde. Souvent ses expressions sont inexactes et ses épisodes auraient besoin d’être conduits avec plus d’art. C’est du métier à acquérir, rien de plus.</text:p>
      <text:p text:style-name="P8004">L. de S.</text:p>
      <text:h text:style-name="Titre1" text:outline-level="1"><text:bookmark-start text:name="bookmark1"/><text:bookmark-end text:name="bookmark1"/><text:span text:style-name="pb">[p.<text:s/></text:span><text:span text:style-name="pb">505</text:span><text:span text:style-name="pb">]<text:s/></text:span><text:span text:style-name="T8005">Bibliographie<text:s/></text:span><text:span text:style-name="T8006">du 15 août 1898</text:span></text:h>
      <text:p text:style-name="dateline">15 août 1898.</text:p>
      <text:p text:style-name="Corpsdetexte"><text:span text:style-name="T8007">Aux Indes</text:span>, par<text:s/><text:span text:style-name="T8008">Georges Noblemaire</text:span><text:s/><text:span text:style-name="T8009">(</text:span><text:span text:style-name="T8010">H</text:span><text:span text:style-name="T8011">achette</text:span><text:span text:style-name="T8012">).</text:span><text:span text:style-name="T8013"><text:s/></text:span><text:span text:style-name="T8014">—</text:span><text:span text:style-name="T8015"> </text:span>Il ne suffit pas à M. Noblemaire d’aimer les voyages : il<text:s/>lui plaît encore de narrer ceux qu’il a faits. Après l’Égypte, Ceylan, et le sud de l’Inde, il nous mène à Madras, dans le Nizam, au Cashmire et au Bengale, partout enfin où il a passé ; et le suivre n’est pas difficile, si on sait lire et s’imaginer. Je recommande aussi son livre à ceux qui désireraient en vérifier l’exactitude<text:s/><text:span text:style-name="T8016">de visu</text:span><text:span text:style-name="T8017">.</text:span><text:s/>M. Noblemaire leur indique les meilleures maisons où descendre ; et il ne tiendra qu’à eux d’y être reçus s’ils ont les mêmes références que lui. Le souci du confort s’allie chez M. Noblemaire à la passion d’excursionner. Je suis de son avis et n’admets les voyages qu’à ce prix…<text:s/>souvent très cher.</text:p>
      <text:p text:style-name="Corpsdetexte">£</text:p>
      <text:p text:style-name="Corpsdetexte"><text:span text:style-name="T8018">La Fièvre</text:span>, par<text:s/><text:span text:style-name="T8019">Louis Lumet</text:span><text:s/>(<text:span text:style-name="T8020">Stock</text:span><text:span text:style-name="T8021">,</text:span><text:s/>éditeur). — Sous le titre général<text:s/>d’<text:span text:style-name="title">Un Jeune Homme dans la Société</text:span>, M. Lumet a projeté un grand roman cyclique qui promet d’être intéressant,<text:s/><text:soft-page-break/>s’il s’agit vraiment d’un jeune homme et de ses rapports avec la société.<text:s/><text:span text:style-name="title">La Fièvre</text:span><text:s/>n’est, en somme, qu’un chapitre de cette œuvre, et il en reste<text:s/>encore trois autres pour que « l’histoire » soit achevée. J’aurais dû, en bonne règle, attendre cet achèvement pour me former une vue de l’ensemble, si je n’avais craint de perdre patience et de ne plus retrouver l’occasion. En critique prudent, je ne tarderai pas; et bien que l’anticléricalisme de M. Louis Lumet, tel qu’il le manifeste, me paraisse assez naïf et pas trop M. Homais, je n’aurais garde d’hésiter à le louer de son style et de la sincérité qu’il apporte à soutenir ses opinions. Le héros de<text:s/><text:span text:style-name="title">la Fièvre</text:span><text:span text:style-name="T8022"><text:s/></text:span>prend peu à peu en horreur la petite ville qu’il habite et s’en évade, à la fin du livre, pour s’enfuir vers Paris. Tout ce qui pouvait le retenir au sol natal, sa famille, un amour, sa foi religieuse, ses convictions politiques, de malheureux événements l’en détachent ; c’est, en un mot, un<text:s/><text:span text:style-name="T8023">déraciné</text:span><text:s/>que créent des circonstances, et c’est ce déracinement qui nous est raconté. M. Barrès avait résumé ce même sujet en quelques pages des aventures de ses Lorrains ; M. Lumet a préféré le développer en un volume, et j’estime qu’il a bien fait : car nous pourrons ainsi mieux suivre l’évolution de son personnage et vérifier si l’auteur plus tard ne nous escamotera ou ne nous altérera aucune de ses transformations. Cette<text:s/>façon de ne rien cacher des conditions du problème est<text:s/>ainsi une honnêteté de sa part : Tous les écrivains ne l’ont pas ; quelques-uns seulement l’affectent. Mais peu s’y astreignent : M. Lumet est de ceux-là. Ajoutez à cette probité indéniable un dégoût profond pour notre organisation politique à cause des trafics ignobles auxquels elle oblige à la fois mandataires et mandants. L’institution du suffrage universel a été plus fatale à la France que les excès de ses plus mauvais rois ; car elle a dégradé le caractère national. M. Lumet voit ce mal, et son héros en souffre. Certainement son livre ne changera rien et n’améliorera pas grand-chose. Il est toujours bon néanmoins qu’on nous montre les abus de notre machine gouvernementale : c’est un brevet de lucidité et de raison que l’auteur s’accorde au milieu d’un peuple aveugle et fou. Et il se l’accorde en toute justice, et moi, lecteur qui pense comme lui, je ne crois pas être orgueilleux le moins du monde en en prenant aussi ma part.</text:p>
      <text:p text:style-name="Corpsdetexte">£</text:p>
      <text:p text:style-name="Corpsdetexte"><text:span text:style-name="T8024">Edmond Picard</text:span>, par<text:s/><text:span text:style-name="T8025">Achille Segard</text:span><text:s/>(<text:span text:style-name="T8026">Nouvelle Revue Parisienne</text:span>). La brochure de M. Segard est plus qu’une biographie ordinaire : par cela seul qu’elle s’occupe de M. Edmond Picard, elle prend toute l’importance d’un véritable document. C’est de lui, en effet, et de M. Lemonnier que date pour la Belgique un renouveau littéraire et artistique. La connaissance de sa vie sera donc indispensable à tous ceux qui désireront s’occuper de ce mouvement. Doué d’une activité prodigieuse, d’un parti pris constant contre les idées anciennes pour les<text:s/><text:soft-page-break/>idées nouvelles, M. Picard aura toujours été un révolutionnaire parce qu’il est né avec un tempérament de lutteur. S’il se trouve qu’actuellement il n’est plus à l’avant-garde comme autrefois, s’il est indéniable qu’aujourd’hui, dans le domaine des lettres et des arts, on parle moins de lui que jadis, c’est que ses idées qui paraissaient, il y a vingt ans, subversives, sont devenues maintenant les idées de tout le monde ; c’est aussi que la politique l’a absorbé complètement : car M. Picard ne<text:s/>veut pas seulement se contenter de concourir à l’évolution du monde, il se plaît encore à évoluer lui-même. Son existence, peut-on dire, aura été multiple, en sorte que, tout en lui accordant une mention importante dans l’histoire de la littérature belge, on ne saurait prétendre qu’il fût un littérateur…<text:s/>Il<text:s/>y eut en lui cet homme et plusieurs autres encore : un matelot, un voyageur, un avocat, un sénateur, un philosophe, un pamphlétaire ; il y eut même chez lui un paléontologue ! Il a touché<text:s/>à tout ou presque. Beaucoup de ses efforts sans doute n’auront pas abouti : ils s’éparpillèrent trop pour être partout efficaces. Mais il en restera assez pour que le nom de M. Picard demeure et que son souvenir plus tard ne soit pas effacé. — M. Segard a mis en parfaite lumière la<text:s/>personnalité étonnamment complexe de M. Picard. Sa<text:s/>brochure est d’une lecture très attachante. Exacte et substantielle, elle est écrite d’un style clair et<text:s/>rapide, et surtout, qualité rare, sans aucune prétention.</text:p>
      <text:p text:style-name="Corpsdetexte">£</text:p>
      <text:p text:style-name="Corpsdetexte"><text:span text:style-name="T8027">Les Colombes d</text:span><text:span text:style-name="T8028">’</text:span><text:span text:style-name="T8029">Aphrodite</text:span>, par<text:s/><text:span text:style-name="T8030">Lionel des Rieux</text:span><text:s/>(<text:span text:style-name="T8031">Mercure de France</text:span>). M. des Rieux est presque un poète de l’école romane, mais il n’en est pas un tout à fait. S’il s’en rapproche par son goût pour la mythologie et le paganisme, il s’en écarte par son vocabulaire et sa syntaxe,<text:s/>qui procèdent de Parny bien plus que de Ronsard. Il s’essaye bien de temps en temps à des tours archaïques, mais ils sont rares et il y est malhabile, et je préfère l’entendre quand il nous conte ses petites aventures païennes dans une langue plus<text:s/>près de nous. Le recueil de M. des Rieux rassemble cinq courts poèmes dont l’un donne son nom à tout le livre. Chacun d’eux est suivi de trois épigrammes imitées de l’antique. Le tout est précédé d’un sonnet liminaire, appelé un peu prétentieusement<text:s/><text:span text:style-name="title">Parode</text:span><text:s/>et achevé par un autre sonnet qui prend le nom<text:s/>d’<text:span text:style-name="title">Exode</text:span><text:span text:style-name="T8032">,</text:span><text:s/>avec quelque prétention toujours. Si je m’attarde à cette description, c’est pour montrer que M. des Rieux est un poète méthodique et<text:s/>que son livre est bien ordonné. Il en est de même de ses poésies. J’y reconnais l’influence et la marque de<text:s/>ce que Désiré Nisard aurait appelé l’esprit classique.<text:s/>Cet esprit classique est une fort bonne chose et me permet d’apprécier des vers qu’il sauve de la banalité. Car la mythologie dont ils nous entretiennent, je l’avoue, ne m’intéresse plus guère. Nous ne pouvons plus parler des dieux que d’une<text:s/><text:soft-page-break/>manière conventionnelle, et il y a maintenant<text:s/><text:span text:style-name="pb">[p.<text:s/></text:span><text:span text:style-name="pb">506</text:span><text:span text:style-name="pb">]<text:s/></text:span>une recette pour les poèmes mythologiques comme il y en a<text:s/>pour les discours à<text:s/>prononcer, dans les académies. À<text:s/>tenter une forme d’art périmée, il convient de la rajeunir si on veut la faire revivre. Et les<text:s/><text:span text:style-name="title">Colombes d’</text:span><text:span text:style-name="title">Aphrodite</text:span><text:s/>ont le grand tort de ne rien innover.</text:p>
      <text:p text:style-name="Corpsdetexte">£</text:p>
      <text:p text:style-name="Corpsdetexte"><text:span text:style-name="T8033">La Solitude de l</text:span><text:span text:style-name="T8034">’</text:span><text:span text:style-name="T8035">É</text:span><text:span text:style-name="T8036">té</text:span>, par<text:s/><text:span text:style-name="T8037">Henri Ghéon</text:span><text:s/>(<text:span text:style-name="T8038">Mercure de France</text:span>).<text:s/><text:span text:style-name="quote.c">« </text:span><text:span text:style-name="title">La Solitude d</text:span><text:span text:style-name="title">e l</text:span><text:span text:style-name="title">’</text:span><text:span text:style-name="title">É</text:span><text:span text:style-name="title">té</text:span><text:span text:style-name="quote.c"><text:s/>est le premier volume d</text:span><text:span text:style-name="quote.c">’</text:span><text:span text:style-name="quote.c">une s</text:span><text:span text:style-name="quote.c">érie portant pour titre général </text:span><text:span text:style-name="quote.c">:<text:s/></text:span><text:span text:style-name="title">les Campagnes simples</text:span><text:span text:style-name="quote.c">…</text:span><text:span text:style-name="quote.c"><text:s/>sorte d</text:span><text:span text:style-name="quote.c">’</text:span><text:span text:style-name="quote.c">épopée familière et morcelée ou seraient esquissés les rapports de l</text:span><text:span text:style-name="quote.c">’</text:span><text:span text:style-name="quote.c">homme et des choses. Dans la<text:s/></text:span><text:span text:style-name="title">Solitude de l’É</text:span><text:span text:style-name="title">té</text:span><text:span text:style-name="quote.c">, la matière écrase l</text:span><text:span text:style-name="quote.c">’</text:span><text:span text:style-name="quote.c">homme, ou, simplement, le diminue parmi la splendeur de ses floraisons</text:span><text:span text:style-name="quote.c">…</text:span><text:span text:style-name="quote.c"><text:s/>A</text:span><text:span text:style-name="quote.c">yant voulu chanter les choses “seules”</text:span><text:span text:style-name="quote.c"><text:s/>à l</text:span><text:span text:style-name="quote.c">’</text:span><text:span text:style-name="quote.c">exclusion de l</text:span><text:span text:style-name="quote.c">’</text:span><text:span text:style-name="quote.c">homme, il fallait aller jusqu</text:span><text:span text:style-name="quote.c">’</text:span><text:span text:style-name="quote.c">au bout de cette idée, sans craindre même l</text:span><text:span text:style-name="quote.c">’</text:span><text:span text:style-name="quote.c">excès. Mais on n</text:span><text:span text:style-name="quote.c">’</text:span><text:span text:style-name="quote.c">aura d</text:span><text:span text:style-name="quote.c">’</text:span><text:span text:style-name="quote.c">abord abaissé l</text:span><text:span text:style-name="quote.c">’</text:span><text:span text:style-name="quote.c">homme que pour mieux l</text:span><text:span text:style-name="quote.c">’</text:span><text:span text:style-name="quote.c">élever plus tard. </text:span><text:span text:style-name="quote.c">»</text:span><text:s/>J’extrais ces lignes de l’avant-propos que M. Ghéon a placé en tête de ses poèmes, parce qu’elles indiquent très nettement le but qu’il s’est proposé, et que, comme il le dit lui-même, elles empêcheront<text:s/><text:span text:style-name="quote.c">« </text:span><text:span text:style-name="quote.c">de prêter à l</text:span><text:span text:style-name="quote.c">’</text:span><text:span text:style-name="quote.c">auteur des théories matérialistes qui sont bien loin de sa pensée et que ces prochains livres<text:s/></text:span><text:span text:style-name="quote.c">viendront démentir à leur heure </text:span><text:span text:style-name="quote.c">»</text:span>. Il est toujours bon, en effet, de prendre de pareilles précautions, car beaucoup ne comprendront pas, par exemple, que M. Ghéon ait pu chanter la lessive du village, les porcs, le dépotoir, le fumier et autres choses analogues. Pourtant ils auront tort, et de même que Baudelaire<text:s/><text:span text:style-name="quote.c">« </text:span><text:span text:style-name="quote.c">a pris de la boue de Paris pour en faire de l</text:span><text:span text:style-name="quote.c">’</text:span><text:span text:style-name="quote.c">or </text:span><text:span text:style-name="quote.c">»</text:span>, on peut et l’on doit même, si on est vraiment poète, trouver en tout de<text:s/>la<text:s/>beauté, par suite<text:s/>matière à poésie. Du reste, M. Ghéon, à de rares exceptions près, ne nous montre jamais que ce que tout le monde à l’habitude d’admirer : les fleurs, les plaines, les foins, les moissons, les villages,<text:s/>les eaux calmes ou courantes, le<text:s/>ciel, les arbres, les troupeaux.<text:s/>La nature ne lui apparaît pas méchante ou maléficiée comme à Émile Verhaeren, mais puissante et sereine comme à Francis Vielé-Griffin. Et il se rapprocherait de ce dernier à ce point de vue, si de profondes différences ne venaient point l’en séparer. Elles<text:s/>se résument en ceci : que M. Vielé-Griffin possède une ardeur de lyrisme qui manque à M. Ghéon. Je vois dans<text:s/><text:span text:style-name="title">Clarté de v</text:span><text:span text:style-name="title">ie</text:span><text:s/>des poèmes descriptifs, mais, en plus de la description il y a autre chose, cette exaltation passionnée qui la rehausse et la transforme en un chant. Mais dans<text:s/><text:span text:style-name="title">la Solitude de l’É</text:span><text:span text:style-name="title">té</text:span><text:span text:style-name="T8039">,</text:span><text:s/>ce n’est plus un musicien qui chante, c’est un peintre qui fixe des couleurs. M. Ghéon rassemble les images pour elles-mêmes en tant qu’images, sans nous communiquer ce que j’appellerais le frisson musical. Ses images sont souvent très belles et très heureuses. Malheureusement on finit par demander un peu plus et s’impatienter de n’avoir pas davantage. Et un<text:s/>peu plus est<text:s/><text:soft-page-break/>justement ce que nous<text:s/>offre M. Vielé-Griffin. De toute la<text:s/><text:span text:style-name="title">Solitude d</text:span><text:span text:style-name="title">’</text:span><text:span text:style-name="title">Été</text:span><text:span text:style-name="T8040">,</text:span><text:s/>je préfère les<text:s/><text:span text:style-name="title">Poèmes de la plaine au soleil</text:span><text:span text:style-name="T8041">,</text:span><text:s/>et de tous ces poèmes, je préfère<text:s/><text:span text:style-name="title">les Foins</text:span><text:span text:style-name="T8042">.</text:span><text:s/>Cela ne fait pas qu’il n’y en ait pas plusieurs autres que j’aimerais encore citer : ceux où M. Ghéon est plus particulièrement lyrique et où le rythme est plus perceptible. Le défaut d’une imagination trop exclusivement visuelle est qu’elle néglige cette musique sans laquelle le vers ne saurait subsister. M. Ghéon, sous ce rapport, a donc besoin d’exercer ses facultés poétiques et de faire, notamment, plus souvent miséricorde à la rime qu’il extermine vraiment avec trop de rigueur. Car le vers libre a<text:s/>beau être libre, il ne saurait se passer absolument de la rime, parce qu’elle est un élément de musique et qu’aucun élément de musique ne doit être négligé ni surtout dédaigné. Après avoir essayé de s’en passer, M. Vielé-Griffin est revenu à la pauvre abandonnée. M. Ghéon fera de même, ou, du moins, je le souhaite pour lui.</text:p>
      <text:p text:style-name="Corpsdetexte">£</text:p>
      <text:p text:style-name="Corpsdetexte"><text:span text:style-name="T8043">Poésies</text:span>, par<text:s/><text:span text:style-name="T8044">Eutrope Lambert</text:span><text:s/>(<text:span text:style-name="T8045">Vanier</text:span>). — Vers retrouvés de la prime jeunesse, vers de l’âge mûr et<text:s/>derniers vers, le livret de M. Lambert est cette gerbe morne et mélancolique que tout poète, une suprême fois, recueille, lorsqu’il voit que sa journée est faite et qu’il n’a plus à chanter. De ces courtes poésies, je préfère, sans hésiter, celles qui sont groupées sous le titre<text:s/>d’<text:span text:style-name="title">Anniversaires</text:span><text:s/>et qui, d’après l’auteur lui-même, constituent son testament.<text:s/><text:span text:style-name="quote.c">« </text:span><text:span text:style-name="quote.c">Cher et pauvre testament, qui traduit des impressions douloureuses, des regrets profonds, et où l</text:span><text:span text:style-name="quote.c">’</text:span><text:span text:style-name="quote.c">amertume de la pensée jette pêle-mêle les résignations et les murmures, les espérances et les blasphèmes</text:span><text:span text:style-name="quote.c">. »</text:span></text:p>
      <text:p text:style-name="quote.l">L’ombre efface, le temps emporte :</text:p>
      <text:p text:style-name="quote.l">Et pourtant, dans mon cœur glacé,</text:p>
      <text:p text:style-name="quote.l">Comme il demeure, ineffacé,</text:p>
      <text:p text:style-name="quote.l">Ton souvenir, ô chère morte !</text:p>
      <text:p text:style-name="Corpsdetexte">Et depuis que sa fille n’est plus, chaque année le poète a marqué le triste anniversaire de brèves strophes en souvenir de celle qu’il n’a point cessé de pleurer. De tels sentiments émeuvent plus que toute littérature. Et devant la douleur de M. Lambert,<text:s/>je me dois d’écarter toute critique. Ici un témoignage de sympathie<text:s/>est seul à sa place. Je prie M. Lambert de l’accepter.</text:p>
      <text:p text:style-name="Corpsdetexte">£</text:p>
      <text:p text:style-name="Corpsdetexte"><text:span text:style-name="T8046">Les Soirs d</text:span><text:span text:style-name="T8047">’</text:span><text:span text:style-name="T8048">ombre et d</text:span><text:span text:style-name="T8049">’</text:span><text:span text:style-name="T8050">or</text:span>, par<text:s/><text:span text:style-name="T8051">Frédéric Saisset</text:span><text:s/>(<text:span text:style-name="T8052">Édition du Mercure de France</text:span>). — M. Saisset a déjà du talent, et<text:s/>plus tard il en aura davantage : son livre vaut plus qu’une promesse ; il est presque une réalisation. Je ne veux en retenir que la première partie où sont<text:s/><text:soft-page-break/>réunis les poèmes ; quant à la seconde, composée de proses rythmées, j’estime que M. Saisset en a manqué l’exécution : nuisant à l’unité du livre, elles auraient dû former un recueil absolument distinct. Cette réserve faite, d’une façon générale, j’aime les vers de M. Saisset, mises à<text:s/>part quelques piécettes qu’il lui aurait convenu de sacrifier. S’il n’a pas encore la force, il en a au moins le désir et, tout en s’y efforçant, manifeste déjà de précieux dons de sentiment. Il témoigne d’une jeunesse un peu frêle mais éprise de pures beautés. Et s’il me fallait l’apparenter, je serais porté à lui donner pour frères Maurice Magre et Fernand Séverin. Comme eux, il sait être ému dans son cœur, et ses paroles sont ingénues ; ainsi, dans cette poésie, comme dans plusieurs autres du même accent :</text:p>
      <text:p text:style-name="quote.l">Je sens s’ouvrir mon cœur aux gloires du soleil…</text:p>
      <text:p text:style-name="quote.l">Par cette après-midi d’été, je me sens vivre.</text:p>
      <text:p text:style-name="quote.l">Ô mon Dieu ! si j’ai fui la hantise du livre</text:p>
      <text:p text:style-name="quote.l">C’était pour le bonheur d’un rustique réveil !</text:p>
      <text:p text:style-name="quote.l">Réveil<text:s/>voluptueux de mon âme enfantine !</text:p>
      <text:p text:style-name="quote.l">La campagne étincelle et celle qui m’attend</text:p>
      <text:p text:style-name="quote.l">Rit d’avoir accueilli le retour de l’enfant</text:p>
      <text:p text:style-name="quote.l">Aux yeux remplis du rêve enchanté des collines ?</text:p>
      <text:p text:style-name="quote.l">Et celle qui m’attend a des parfums puissants</text:p>
      <text:p text:style-name="quote.l">Dans ses cheveux épars, de genêts et de rose.</text:p>
      <text:p text:style-name="quote.l">Mon cœur s’enorgueillit de sa métamorphose.,.</text:p>
      <text:p text:style-name="quote.l">Ô<text:s/>grande paix universelle, en moi descends !</text:p>
      <text:p text:style-name="quote.l">Tout le ciel se déploie au vent, vaste oriflamme !</text:p>
      <text:p text:style-name="quote.l">Dans ses plis somptueux flotte mon rêve nu ;</text:p>
      <text:p text:style-name="quote.l">Et je connais, mon Dieu, que vous êtes venu.</text:p>
      <text:p text:style-name="quote.l">À<text:s/>ce fleuve de paix qui traverse mon âme.</text:p>
      <text:p text:style-name="Corpsdetexte"><text:span text:style-name="title">Les Soirs d</text:span><text:span text:style-name="title">’</text:span><text:span text:style-name="title">ombre et d</text:span><text:span text:style-name="title">’</text:span><text:span text:style-name="title">or</text:span><text:s/>ont, en outre, cela pour eux, de nous être présentés en un format de très bel effet. Il faut au vers le grand papier pour qu’il puisse s’y éployer tout à son aise en pleine page. Les poètes, d’ordinaire, ne se soucient pas assez de ces questions matérielles pourtant si importantes. Plus difficile qu’eux, M. Saisset n’a point voulu surveiller uniquement l’esthétique de ses poèmes. Comme M. Sébastien-Charles Leconte, il s’est aussi préoccupé de l’esthétique du livre, et il a eu parfaitement raison.</text:p>
      <text:p text:style-name="Corpsdetexte">£</text:p>
      <text:p text:style-name="Corpsdetexte"><text:span text:style-name="T8053">Renaissance</text:span>, par Édouard Ducoté<text:s/>(<text:span text:style-name="T8054">Édition du Mercure de France</text:span>).<text:s/>— Il ne faut pas<text:s/><text:soft-page-break/>demander à M. Édouard Ducoté les grands élans de passion, un fougueux lyrisme ni cette force merveilleuse que montrent seuls, et rarement, des êtres d’exception. La poésie de M. Ducoté habite les régions moyennes et ne s’écarte jamais des climats tempérés. Elle a, de plus, le souci des élégances discrètes : toute vulgarité lui fait horreur, et toute trivialité aussi ; elle fuit les parures tapageuses, elle abhorre le clinquant ; sa mise, pour être sobre, évite cependant d’être fautive ou négligée. Si elle accepte de s’habiller à la dernière mode, qui est celle du vers libre, elle se gardera des extravagances, et, se souvenant qu’elle est française, elle demeurera strictement classique, soit dans les termes,<text:s/><text:span text:style-name="pb">[p.<text:s/></text:span><text:span text:style-name="pb">507</text:span><text:span text:style-name="pb">]<text:s/></text:span>simples à dessein, soit dans les rythmes gracieux et clairs. Toutes ces qualités se retrouvent dans<text:s/><text:span text:style-name="title">Renaissance</text:span>. Je remarque également une bonne humeur constante et cet équilibre que donne la pleine santé morale. En lisant ces poèmes,<text:s/>on constate avec plaisir que M. Ducoté doit être un homme heureux. Chez lui, en effet, point de jérémiades lassantes, de plaintes ou de sanglots. La vie lui a été bienveillante et particulièrement douce : c’est pourquoi il jouit d’elle et lui est reconnaissant. Mais sa reconnaissance ne se dépense pas en transports éclatants : les charmes que la vie lui offre en souriant, il les accueille en souriant lui-même, il les savoure, et je ne dirai pas que<text:s/>dans ses poèmes il les célèbre ; non, plus simplement, il les note, bien plus pour empêcher qu’ils ne s’effacent<text:s/>que pour nous en faire part, car M. Ducoté, en définitive, est un voluptueux : s’il ne recherche pas la vigueur, c’est qu’il a peur qu’elle ne le fatigue ; s’il écrit, c’est pour se rappeler les jours de joie qu’il a vécus ; je le soupçonne d’épicurisme. et cela m’explique qu’Ausone l’ait séduit. — <text:span text:style-name="title">Renaissance</text:span><text:s/>se compose a une suite de pièces portant ce titre, qui furent inspirées par un voyage en Italie ; d’une légende,<text:s/><text:span text:style-name="title">la Navigation miraculeuse,</text:span><text:s/>et de deux<text:s/><text:span text:style-name="title">Épîtres</text:span><text:span text:style-name="T8055"> ;<text:s/></text:span>du<text:s/><text:span text:style-name="title">Songe d’Homère</text:span><text:span text:style-name="T8056">,</text:span><text:s/>long poème, et de<text:s/><text:span text:style-name="title">Simplice</text:span><text:span text:style-name="T8057">,</text:span><text:s/>poème plus court, réunissant quatre épisodes ; le tout précédé d’une<text:s/><text:span text:style-name="title">Dédicace</text:span><text:span text:style-name="T8058">.</text:span><text:s/>Je n’ai rien à ajouter aux observations que voilà. Ceux qui voudront juger de leur exactitude, n’auront qu’à faire comme moi : il leur suffira de prendre le livre et de le lire ; et comme cette lecture est agréable, comme moi encore ils n’auront pas à s’en repentir.</text:p>
      <text:p text:style-name="Corpsdetexte">£</text:p>
      <text:p text:style-name="Corpsdetexte"><text:span text:style-name="T8059">Un poème de l’âme</text:span>, par<text:s/><text:span text:style-name="T8060">Albert Keim</text:span><text:s/>(<text:span text:style-name="T8061">Librairie Delaunay</text:span>). — M. Keim prie ses lecteurs de considérer son œuvre dans son ensemble. Ce désir me paraît conforme à celui de tous les auteurs; et comme pour tous, je m’y suis tenu. M. Keim peut être assuré non seulement que j’ai lu son livre, mais encore que j’ai voulu retirer de cette lecture une impression générale : elle est simple et<text:s/>se borne à ceci, que le poète me semble<text:s/>avoir composé ses poèmes, ainsi qu’il le dit lui-même de sa foi,</text:p>
      <text:soft-page-break/>
      <text:p text:style-name="quote.l">Par nature ou bien par caprice,</text:p>
      <text:p text:style-name="quote.l">Par dilettantisme ou par jeu.</text:p>
      <text:p text:style-name="Corpsdetexte">D’où cette conséquence très logique et très vraie qu’il est nécessairement inégal. De ses quatre motifs d’inspiration, il y en a, en effet, au moins trois que je réprouve et qui n’ont jamais pu rien produire : le caprice, le dilettantisme et le jeu. Quant au quatrième, la nature, je ne l’admets que si le poète est réellement conscient de sa propre nature. Mais alors faut-il encore qu’il ne réduise pas la poésie au rôle d’un passe-temps verbal, qu’il se garde d’être dilettante et qu’il évite d’être capricieux. À<text:s/>ce<text:s/>triple point de vue, M. Keim est imparfait. Parce qu’il ne connaît pas complètement sa nature, il manque de naturel trop souvent. C’est pourquoi il nous faut attendre son prochain volume pour le juger sans nous tromper, c’est-à-dire pour savoir s’il persistera dans ses fausses attitudes ou s’il les abandonnera pour n’être que lui, et lui seul. Dans son<text:s/><text:span text:style-name="title">Poème d</text:span><text:span text:style-name="title">’</text:span><text:span text:style-name="title">âme</text:span><text:s/>il y a cependant des promesses, je me souviens de vers qui me plurent, et volontiers je citerai cette courte pièce,<text:s/><text:span text:style-name="title">D</text:span><text:span text:style-name="title">’</text:span><text:span text:style-name="title">après une médaille</text:span>, choisie entre d’autres que j’ai notées :</text:p>
      <text:p text:style-name="quote.l">Au rythme coupable de l’Heure,</text:p>
      <text:p text:style-name="quote.l">Voici l’eau jaillir sur la vasque :</text:p>
      <text:p text:style-name="quote.l">Elle chante, et même elle pleure :</text:p>
      <text:p text:style-name="quote.l">Le petit Éros rit, fantasque.</text:p>
      <text:p text:style-name="quote.l">£</text:p>
      <text:p text:style-name="quote.l">Jamais un doute ne l’effleure,</text:p>
      <text:p text:style-name="quote.l">La gaîté fleurit sur son masque :</text:p>
      <text:p text:style-name="quote.l">Au rythme coupable de l’Heure,</text:p>
      <text:p text:style-name="quote.l">Le petit Éros rit,<text:s/>fantasque.</text:p>
      <text:p text:style-name="quote.l">£</text:p>
      <text:p text:style-name="quote.l">Car il sait que l’Amour demeure</text:p>
      <text:p text:style-name="quote.l">Immortel parmi la bourrasque :</text:p>
      <text:p text:style-name="quote.l">L’eau sur la vasque chante et pleure,</text:p>
      <text:p text:style-name="quote.l">— Le petit Éros rit, fantasque…</text:p>
      <text:p text:style-name="quote.l">£</text:p>
      <text:p text:style-name="Corpsdetexte"><text:span text:style-name="pb">[p.<text:s/></text:span><text:span text:style-name="pb">508</text:span><text:span text:style-name="pb">]<text:s/></text:span><text:span text:style-name="T8062">Lettre à un Catholique</text:span>, par Hugues Rebell<text:s/>(<text:span text:style-name="T8063">A</text:span><text:span text:style-name="T8064">. </text:span><text:span text:style-name="T8065">C</text:span><text:span text:style-name="T8066">harles</text:span>,<text:s/><text:span text:style-name="T8067">libraire</text:span>).<text:s/>— Quel est ce<text:s/>catholique, et qui<text:s/><text:span text:style-name="T8068">donc lui écrit? Il nous faut, de nécessité, li</text:span><text:span text:style-name="T8069">re toute la lettre pour nous en rendre compte ; M. </text:span><text:span text:style-name="T8070">Rebell n</text:span><text:span text:style-name="T8071">’</text:span><text:span text:style-name="T8072">a point donné à sa brochure le seul titre précis qui lui aurait convenu, et nous voyons qu</text:span><text:span text:style-name="T8073">’</text:span><text:span text:style-name="T8074">il aurait dû être</text:span><text:span text:style-name="T8075"> </text:span><text:span text:style-name="T8076">:<text:s/></text:span><text:span text:style-name="T8077">Lettre d</text:span><text:span text:style-name="T8078">’</text:span><text:span text:style-name="T8079">un monarchiste à un catholique rallié à</text:span><text:span text:style-name="T8080"><text:s/></text:span><text:soft-page-break/><text:span text:style-name="T8081">la République pour lui reprocher son ralliement</text:span><text:span text:style-name="T8082">. D</text:span><text:span text:style-name="T8083">’</text:span><text:span text:style-name="T8084">après M. </text:span><text:span text:style-name="T8085">Rebell, en effet, ce ralliement est absolument illogique, pour cette double<text:s/></text:span><text:span text:style-name="T8086">raison que la forme républicaine est de toutes les formes de gouvernement la plus contraire à la société et la plus hostile à la religion. Il est certain qu’en appuyant cette proposition sur l’exemple que nous donne la Ré</text:span><text:span text:style-name="T8087">publique française actuelle, M. </text:span><text:span text:style-name="T8088">Rebell</text:span><text:span text:style-name="T8089"><text:s/></text:span><text:span text:style-name="T8090">a raison sur les deux points. Mais il se trompe tout à fait quand il semble avancer que le catholique rallié, en acceptant la République, l’accepte<text:s/></text:span><text:span text:style-name="T8091">telle qu’elle est</text:span><text:span text:style-name="T8092"> </text:span><text:span text:style-name="T8093">:</text:span><text:span text:style-name="T8094"><text:s/>s’il en était ainsi</text:span><text:span text:style-name="T8095">, le cath</text:span><text:span text:style-name="T8096">olique, en se ralliant, renoncerait à être catholique, puisqu’il adopt</text:span><text:span text:style-name="T8097">er</text:span><text:span text:style-name="T8098">ait l’</text:span><text:span text:style-name="T8099">ensemble des « </text:span><text:span text:style-name="T8100">lois scélérates</text:span> »<text:s/><text:span text:style-name="T8101">dont le seul but est de nous déchristianiser. Or il n’en est rien</text:span><text:span text:style-name="T8102"> </text:span><text:span text:style-name="T8103">; et, se conformant aux enseignements de l’</text:span><text:span text:style-name="T8104">Église, l</text:span><text:span text:style-name="T8105">e catholique dit simplement en se ralliant</text:span><text:span text:style-name="T8106"> </text:span><text:span text:style-name="T8107">: ce qui importe dans un gouvernement, ce n’est point sa forme, c’est le fonds religieux des hommes au pouvoir. Plus les gouvernements seront chrétiens,</text:span><text:span text:style-name="T8108"><text:s/>plus les peuples l</text:span><text:span text:style-name="T8109">e seront, et les sociétés deviendront meilleures</text:span><text:span text:style-name="T8110"> </text:span><text:span text:style-name="T8111">: un État serait parfait s</text:span><text:span text:style-name="T8112">’</text:span><text:span text:style-name="T8113">il n</text:span><text:span text:style-name="T8114">’</text:span><text:span text:style-name="T8115">était composé q</text:span><text:span text:style-name="T8116">ue de saints. Par contre, tout É</text:span><text:span text:style-name="T8117">tat, qu</text:span><text:span text:style-name="T8118">’</text:span><text:span text:style-name="T8119">il soit républicain ou monarchique, fera faillite si la religion n</text:span><text:span text:style-name="T8120">’</text:span><text:span text:style-name="T8121">y est pas au premier rang. Si les mœurs ont décliné en France, depuis qu</text:span><text:span text:style-name="T8122">’</text:span><text:span text:style-name="T8123">elle est en République, ce n</text:span><text:span text:style-name="T8124">’</text:span><text:span text:style-name="T8125">est point parce qu’</text:span><text:span text:style-name="T8126">elle est en République, mais parce que les Républicains qui l</text:span><text:span text:style-name="T8127">’</text:span><text:span text:style-name="T8128">administrent ont prétendu administrer en se passant de la religion. Le catholique qui a vu le mal, et qui l</text:span><text:span text:style-name="T8129">’</text:span><text:span text:style-name="T8130">a compris, ne se rallie à la République que pour réagir et transformer ce qui est en train de perdre la France pour en tirer, au contraire, un moyen de salut. Car il est catholique avant d</text:span><text:span text:style-name="T8131">’</text:span><text:span text:style-name="T8132">être monarchiste, impérialiste ou quoi q</text:span><text:span text:style-name="T8133">ue ce soit, et du moment que M. </text:span><text:span text:style-name="T8134">Rebell reconnaît lui-même l</text:span><text:span text:style-name="T8135">’</text:span><text:span text:style-name="T8136">évolution de la République en France depuis les vingt-huit ans qu</text:span><text:span text:style-name="T8137">’</text:span><text:span text:style-name="T8138">elle existe, l</text:span><text:span text:style-name="T8139">e catholique rallié a le droit d</text:span><text:span text:style-name="T8140">’</text:span><text:span text:style-name="T8141">espérer qu</text:span><text:span text:style-name="T8142">’</text:span><text:span text:style-name="T8143">elle changera encore, et le devoir d</text:span><text:span text:style-name="T8144">’</text:span><text:span text:style-name="T8145">essayer de la diriger vers le catholicisme</text:span><text:span text:style-name="T8146"> </text:span><text:span text:style-name="T8147">; et s</text:span><text:span text:style-name="T8148">’</text:span><text:span text:style-name="T8149">il entre aujourd</text:span><text:span text:style-name="T8150">’</text:span><text:span text:style-name="T8151">hui dans une République athée, ce n</text:span><text:span text:style-name="T8152">’</text:span><text:span text:style-name="T8153">est pas pour qu</text:span><text:span text:style-name="T8154">’</text:span><text:span text:style-name="T8155">elle demeure telle, mais pour qu</text:span><text:span text:style-name="T8156">’</text:span><text:span text:style-name="T8157">elle devienne catholiq</text:span><text:span text:style-name="T8158">ue, tout en conservant sa forme républica</text:span><text:span text:style-name="T8159">ine. En somme la brochure de M. </text:span><text:span text:style-name="T8160">Rebell ne porte pas sur ce qu</text:span><text:span text:style-name="T8161">’</text:span><text:span text:style-name="T8162">il subordonne la religion à la politique, alors que, pour tout catholique, le point de vue contraire est le seul vrai. Une</text:span><text:span text:style-name="T8163"><text:s/></text:span><text:span text:style-name="pb">[p.<text:s/></text:span><text:span text:style-name="pb">509</text:span><text:span text:style-name="pb">]<text:s/></text:span><text:span text:style-name="T8164">preuve en est dans ce fait, qu</text:span><text:span text:style-name="T8165">’</text:span><text:span text:style-name="T8166">il y a des catholiques partout, sous tous les cli</text:span><text:span text:style-name="T8167">mats, chez toutes les races et d</text:span><text:span text:style-name="T8168">ans tous les gouvernements. La question politique pour un catholiqu</text:span><text:span text:style-name="T8169">e est donc fort secondaire. Et j</text:span><text:span text:style-name="T8170">e ne vois pas pourquoi la France cesserait d</text:span><text:span text:style-name="T8171">’</text:span><text:span text:style-name="T8172">être républicaine du jour où tous les Français redeviendraient chrétiens. De même je ne vois pas ce que les catholiques français gagneraient si de la forme républicaine ils passaient à la monarchique avec un roi athée pour les gouverner. Tout est là</text:span><text:span text:style-name="T8173"> </text:span><text:span text:style-name="T8174">: le catholique demande un gouvernement catholique, et s</text:span><text:span text:style-name="T8175">’</text:span><text:span text:style-name="T8176">il se rallie, c</text:span><text:span text:style-name="T8177">’</text:span><text:span text:style-name="T8178">est pour l</text:span><text:span text:style-name="T8179">’</text:span><text:span text:style-name="T8180">avoir.</text:span></text:p>
      <text:p text:style-name="P8181">L. de S.</text:p>
      <text:soft-page-break/>
      <text:h text:style-name="Titre1" text:outline-level="1"><text:span text:style-name="pb">[p. 511]<text:s/></text:span><text:span text:style-name="T8182">Tribune libre<text:s/></text:span><text:span text:style-name="T8183">du 15 août 1898</text:span></text:h>
      <text:p text:style-name="dateline">15 août 1898.</text:p>
      <text:p text:style-name="salute">Mon cher Deschamps,</text:p>
      <text:p text:style-name="Corpsdetexte">Je regrette que M. Paul Redonnel ne m’ait point prévenu des bruits qui circulaient sur son compte et que sa note peu explicite<text:s/><text:span text:style-name="title">Pro Domo</text:span><text:span text:style-name="Appelnotedebasdep."><text:note text:note-class="footnote" text:id="_ftn14"><text:note-citation>15</text:note-citation><text:note-body><text:p text:style-name="Notedebasdepage"><text:s/>[NdE] « Pro Domo »,<text:s/><text:span text:style-name="title">La Plume</text:span>, 10<text:span text:style-name="T8184">e</text:span> année,<text:s/>n<text:span text:style-name="T8185">o</text:span> 223, 1<text:span text:style-name="T8186">er</text:span> août 1898, p. 479 (<text:a xlink:href="https://gallica.bnf.fr/ark:/12148/bpt6k15602q/f482" office:target-frame-name="_top" xlink:show="replace"><text:span text:style-name="T8187">Gallica</text:span></text:a>) :</text:p><text:p text:style-name="quote"><text:span text:style-name="T8188">Il me revient, de divers côtés, que certains auteurs s’entraînent dans un exercice fâcheux. Leur mauvaise humeur contre M. Louis de Saint-Jacques qui a « expertisé » dans la<text:s/></text:span><text:span text:style-name="title">Plume</text:span><text:span text:style-name="T8189">,</text:span><text:s/><text:span text:style-name="T8190">librement, se manifeste, paraît-il, contre moi : j’aurais pesé sur l’esprit de l’expert.</text:span></text:p><text:p text:style-name="P8191">Je n’ai jamais vu M. Louis de Saint-Jacques ; je n’ai pas à l’approuver ni à le désapprouver. J’ai mes haines et cela me suffit ; je les garde précieusement ; je les cultive avec joie. Dans mon jardin il y a de l’ombre, mais je refuse à quiconque le droit d’y ajouter ou d’en distraire.</text:p><text:p text:style-name="P8192">Ce pauvre M. Louis de Saint-Jacques n’a pas de veine. On a ait qu’il n’existait point, puis que c’était M. Adolphe Retté. Voilà maintenant qu’on m’en attribue les proses.</text:p><text:p text:style-name="P8193">Est-il bien sûr d’être matérialisé, M. Louis de Saint-Jacques ?</text:p><text:p text:style-name="signed"><text:span text:style-name="T8194">PAUL REDONNEL</text:span><text:span text:style-name="CorpsdetexteCar">.</text:span></text:p></text:note-body></text:note></text:span><text:span text:style-name="T8195"><text:s/></text:span>rappelle tout en m’empêchant d’y couper court. J’aurais voulu savoir, en effet,<text:s/><text:span text:style-name="T8196">quels</text:span><text:span text:style-name="T8197"><text:s/></text:span>étaient ces « certains auteurs » dont il parle, pour avoir le plaisir de les éclairer moi-même en leur prouvant non seulement que j’existe, mais encore que je ne suis ni M. Retté, ni le poète des<text:s/><text:span text:style-name="title">Chansons éternelles</text:span>,<text:span text:style-name="T8198"><text:s/></text:span>et que mes défuntes<text:s/><text:span text:style-name="title">Expertises</text:span><text:span text:style-name="T8199"><text:s/></text:span>n’eurent jamais d’autre père que moi. Néanmoins, si<text:s/>ces mêmes « certains auteurs »<text:s/>ne répugnent pas à se faire connaître, je ne tiens nullement, de mon côté, â me dérober. Ils n’auront qu’à m’écrire à<text:s/><text:span text:style-name="title">la Plume</text:span><text:span text:style-name="T8200"><text:s/></text:span>d’où leurs lettres me seront<text:s/>transmises, je lirai leurs doléances et je leur répondrai. En outre, mon cher Deschamps, si, dans le cours de l’hiver prochain, je pousse une pointe jusqu’à Paris, je me propose d’ores et déjà d’en avertir par la voie des journaux, des affiches et des hommes-sandwichs tous ceux que mon<text:s/><text:span text:style-name="T8201">mythicisme</text:span><text:span text:style-name="T8202"><text:s/></text:span>intéresse. Ils pourront alors, de telle heure à telle heure, en un endroit déterminé, vérifier si j’ai l’air d’un fantôme ou si réellement je suis en chair et en os. Enfin, dernière idée : ne pourriez-vous pas destiner un numéro de<text:s/><text:span text:style-name="title">la Plume</text:span><text:span text:style-name="T8203"><text:s/></text:span>à ka question Louis de Saint-Jacques ? Ce serait le complément utile de votre prochain fascicule relatif à la question Louis XVII.</text:p>
      <text:p text:style-name="salute">Cordialement à vous, cher ami.</text:p>
      <text:soft-page-break/>
      <text:p text:style-name="signed"><text:span text:style-name="T8204">LOUIS DE<text:s/></text:span><text:span text:style-name="T8205">SAINT-JACQUES</text:span><text:span text:style-name="CorpsdetexteCar">.</text:span><text:bookmark-start text:name="bookmark162"/><text:bookmark-start text:name="bookmark165"/><text:bookmark-start text:name="bookmark168"/><text:bookmark-start text:name="bookmark170"/><text:bookmark-start text:name="bookmark171"/><text:bookmark-start text:name="bookmark173"/><text:bookmark-start text:name="bookmark190"/><text:bookmark-start text:name="bookmark193"/><text:bookmark-start text:name="bookmark195"/><text:bookmark-start text:name="bookmark196"/><text:bookmark-start text:name="bookmark198"/><text:bookmark-start text:name="bookmark200"/><text:bookmark-start text:name="bookmark202"/><text:bookmark-start text:name="bookmark217"/><text:bookmark-end text:name="bookmark162"/><text:bookmark-end text:name="bookmark165"/><text:bookmark-end text:name="bookmark168"/><text:bookmark-end text:name="bookmark170"/><text:bookmark-end text:name="bookmark171"/><text:bookmark-end text:name="bookmark173"/><text:bookmark-end text:name="bookmark190"/><text:bookmark-end text:name="bookmark193"/><text:bookmark-end text:name="bookmark195"/><text:bookmark-end text:name="bookmark196"/><text:bookmark-end text:name="bookmark198"/><text:bookmark-end text:name="bookmark200"/><text:bookmark-end text:name="bookmark202"/><text:bookmark-end text:name="bookmark217"/></text:p>
      <text:h text:style-name="Titre1" text:outline-level="1"><text:bookmark-start text:name="bookmark135"/><text:bookmark-start text:name="bookmark136"/><text:bookmark-start text:name="bookmark138"/><text:bookmark-start text:name="bookmark139"/><text:bookmark-end text:name="bookmark135"/><text:bookmark-end text:name="bookmark136"/><text:bookmark-end text:name="bookmark138"/><text:bookmark-end text:name="bookmark139"/><text:span text:style-name="pb">[p.<text:s/></text:span><text:span text:style-name="pb">607</text:span><text:span text:style-name="pb">]<text:s/></text:span><text:span text:style-name="T8206">Tribune libre<text:s/></text:span><text:span text:style-name="T8207">du 1</text:span><text:span text:style-name="T8208">er</text:span><text:span text:style-name="T8209"> octobre 1898</text:span></text:h>
      <text:p text:style-name="dateline">1<text:span text:style-name="T8210">er</text:span> octobre 1898.</text:p>
      <text:p text:style-name="salute">Mon cher Deschamps,</text:p>
      <text:p text:style-name="Corpsdetexte">Je vous prie de présenter mes excuses aux auteurs qui m’avaient envoyé leurs ouvrages avant le 1<text:span text:style-name="T8211">er</text:span> septembre. Je comptais les remercier par des bibliographies. Ces bibliographies ont été faites. Je vous les ai expédiées. Mais j’apprends aujourd’hui qu’elles ne vous sont point parvenues. Comme je ne recopie jamais mes<text:s/>articles, cette perte est, je ne dirai pas irréparable (ce serait prétentieux), mais bien définitive.</text:p>
      <text:p text:style-name="Corpsdetexte">Je le regrette sincèrement.</text:p>
      <text:p text:style-name="salute">Cordialement à vous, cher ami.</text:p>
      <text:p text:style-name="P8212">LOUIS DE SAINT-JACQUES.</text:p>
      <text:p text:style-name="dateline">15 septembre 1898.</text:p>
      <text:h text:style-name="Titre1" text:outline-level="1"><text:span text:style-name="pb">[p.<text:s/></text:span><text:span text:style-name="pb">775</text:span><text:span text:style-name="pb">]<text:s/></text:span><text:span text:style-name="T8213">Bibliographie<text:s/></text:span><text:span text:style-name="T8214">du 15 décembre 1898</text:span></text:h>
      <text:p text:style-name="dateline">15 décembre 1898.</text:p>
      <text:p text:style-name="Corpsdetexte"><text:span text:style-name="T8215">Les Aubes et les Soirs</text:span>, par<text:s/><text:span text:style-name="T8216">Louis Didier</text:span>,<text:s/><text:span text:style-name="T8217">Edmond Girard éditeur</text:span>.<text:s/>— Il n’y a pas dans ce volume de poèmes, à mon avis du moins, une seule poésie absolument parfaite, mais il s’y trouve par contre un nombre assez considérable de jolis vers, de quoi en<text:s/>composer un petit florilège. M. Louis Didier dérive d’Albert Samain, et me semble avoir un peu trop lu<text:s/><text:span text:style-name="title">le Jardin de l’Infante</text:span><text:span text:style-name="T8218"> </text:span><text:span text:style-name="T8219">:</text:span><text:s/>son recueil m’en présente de nombreuses réminiscences. Mais il se peut aussi que je me trompe. Dans tous les cas, M. Didier me paraît tâtonner encore à la recherche de sa voie. Dans son livre, les sujets les plus divers se coudoient. Il a bien essayé de les classer par catégories. Cet effort est louable. Mais il ne fait point disparaître le décousu de la composition. M. Didier fera mieux plus tard. Je regrette pour lui les poèmes qu’il a réunis<text:s/><text:span text:style-name="T8220">in fine</text:span><text:span text:style-name="T8221"><text:s/></text:span>sous le titre<text:s/><text:span text:style-name="T8222">d’</text:span><text:span text:style-name="title">Amours antiques</text:span><text:s/>et qui célèbrent tous des passions contre nature.<text:s/>Ces petites saletés étaient-elles bien nécessaires ?<text:s/><text:span text:style-name="title">Les Aubes et les Soirs</text:span><text:s/>auraient gagné à leur suppression. Même l’éloge de ces vices est devenu banal aujourd’hui. Certains écrivains des plus connus s’en sont fait<text:s/>une spécialité malsaine. Que M. Louis Didier la leur laisse au lieu de les imiter.</text:p>
      <text:p text:style-name="Corpsdetexte">£</text:p>
      <text:soft-page-break/>
      <text:p text:style-name="Corpsdetexte"><text:span text:style-name="T8223">Pierrot</text:span>, par<text:s/><text:span text:style-name="T8224">Albert Fleury</text:span>,<text:s/><text:span text:style-name="T8225">Mercure de France</text:span>. — J’avais indiqué, dans mes<text:s/><text:span text:style-name="title">Expertises,</text:span><text:s/>combien<text:s/><text:span text:style-name="T8226">les</text:span><text:span text:style-name="T8227"><text:s/></text:span><text:span text:style-name="title">Impressions grises</text:span><text:s/>de M. Fleury étaient intéressantes. Aujourd’hui je signale avec autant de plaisir le<text:s/><text:span text:style-name="title">Pierrot</text:span><text:s/>du même poète, et mes éloges seront les mêmes et mes critiques seront les mêmes aussi : influence de Verlaine trop manifeste, comme par exemple dans le poème de la page 36 ; lassitude trop précoce ; emploi simultané, par suite choquant, du vers libre et du vers classique, d’autant plus choquant que le vers classique de M. Fleury est<text:s/>bien supérieur à son vers libre ; conception un peu trop artificielle de la vie ; mais, par contre, note sentimentale très fine et très sincère ; langue presque toujours très pure ; une certaine aristocratie d’allures qui, actuellement, devient fort rare, par<text:s/>suite louable d’autant plus. M. Fleury est un talent particulièrement sympathique. Loin de procéder comme plusieurs de sa génération par des réclames, des manifestes, des déclamations ou des prophéties, il préfère travailler à l’écart et améliorer chaque jour sa besogne. Et il l’améliore. C’est un fait. Car si mes anciennes critiques subsistent, elles subsistent avec moins de force, et si mes anciennes louanges demeurent, elles demeurent avec plus d’éclat. Ainsi il y a dans<text:s/><text:span text:style-name="title">Pierrot</text:span><text:s/>quatre poèmes en vers libres qui remportent de beaucoup sur tous ceux<text:s/>d’<text:span text:style-name="title">Impressions grises</text:span><text:span text:style-name="T8228"> </text:span><text:span text:style-name="T8229">:<text:s/></text:span><text:span text:style-name="title">On bat le briquet…</text:span>, d’un rythme amusant et d’un joli pittoresque ;<text:s/><text:span text:style-name="title">Par-dessus le pont des Tournelles</text:span><text:span text:style-name="T8230">,</text:span><text:s/>sorte de chanson un peu trop Klingsor peut-être, et dans laquelle si<text:s/><text:span text:style-name="T8231">le vent a cassé mon rêve</text:span>, mon rêve n’a pu<text:s/><text:span text:style-name="T8232">s’en</text:span><text:span text:style-name="T8233">voler</text:span><text:span text:style-name="T8234">,</text:span><text:s/>comme le prétend M. Fleury, mais chanson agréable quand même ;<text:span text:style-name="title"><text:s/>Il y a des jours où l’on n’</text:span><text:span text:style-name="title">entend pas de bruit</text:span>, d’un ennui de petite ville<text:s/>très réel et très bien exprimé : et le<text:s/><text:span text:style-name="title">Finale</text:span><text:s/>enfin, nerveux<text:s/>et crispé comme il convient. — Quant aux poèmes classiques, je veux en citer deux qui me plaisent. C’est d’abord ce portrait d’Arlequin :</text:p>
      <text:p text:style-name="quote.l">L’autre, en rouge, en or, en vert,</text:p>
      <text:p text:style-name="quote.l">Masque noir aux yeux pervers,</text:p>
      <text:p text:style-name="quote.l">Prend des poses écarlates</text:p>
      <text:p text:style-name="quote.l">En faisant claquer sa batte.</text:p>
      <text:p text:style-name="quote.l">Satisfait et souriant,</text:p>
      <text:p text:style-name="quote.l">Fardé, charmant, éclatant,</text:p>
      <text:p text:style-name="quote.l">II fredonne à chaque fille</text:p>
      <text:p text:style-name="quote.l">Son désir de joyeux drille.</text:p>
      <text:p text:style-name="quote.l">Torse cambré, gras et fort</text:p>
      <text:p text:style-name="quote.l">Et souple sans nul effort,</text:p>
      <text:p text:style-name="quote.l">Il éclate en chants, et saute</text:p>
      <text:p text:style-name="quote.l">Et parle à voix ferme, haute.</text:p>
      <text:p text:style-name="quote.l">Insolent, railleur, son verbe</text:p>
      <text:soft-page-break/>
      <text:p text:style-name="quote.l">Claironne, vanité superbe,</text:p>
      <text:p text:style-name="quote.l">Tous ses triomphes d’amant,</text:p>
      <text:p text:style-name="quote.l">Et dans son rire qui ment.</text:p>
      <text:p text:style-name="quote.l">Tu peux voir, ô Pierrot blême,</text:p>
      <text:p text:style-name="quote.l">L’insulte pour ce qu’il aime,</text:p>
      <text:p text:style-name="quote.l">Pauvre rêveur en émoi,</text:p>
      <text:p text:style-name="quote.l">Et qu’il se moque de toi.</text:p>
      <text:p text:style-name="Corpsdetexte">Et c’est ensuite ce paysage gris, trop vrai pour n’avoir pas été<text:s/><text:span text:style-name="T8235">vécu</text:span><text:span text:style-name="T8236"> :</text:span></text:p>
      <text:p text:style-name="quote.l">Une ville avec des<text:s/>rappels de cloches si profonds</text:p>
      <text:p text:style-name="quote.l">Qu’on entend pleurer l’heure au tond du crépuscule,</text:p>
      <text:p text:style-name="quote.l">De la fumée et du brouillard où tout se fond,</text:p>
      <text:p text:style-name="quote.l">Un horizon où l’espoir meurt, tant il recule.</text:p>
      <text:p text:style-name="quote.l">La rue est calme, et le silence des maisons</text:p>
      <text:p text:style-name="quote.l">Plombe sur les passants un lourd manteau de songe.</text:p>
      <text:p text:style-name="quote.l">Les gens sont en estompe, on sent un long frisson</text:p>
      <text:p text:style-name="quote.l">D’automne échevelé, frileux. Le soir prolonge</text:p>
      <text:p text:style-name="quote.l">Infiniment sa teinte aux arbres du chemin,</text:p>
      <text:p text:style-name="quote.l">Des lueurs çà et là piquent d’or les fenêtres,</text:p>
      <text:p text:style-name="quote.l">On dirait<text:s/>qu’il ne sera pas de lendemain</text:p>
      <text:p text:style-name="quote.l">À<text:s/>ce jour qui s’éteint si triste et qui semble être</text:p>
      <text:p text:style-name="quote.l">Éternel de douceur paisible, un soir qui ment</text:p>
      <text:p text:style-name="quote.l">Mais si triste que toute l’âme en est éprise,</text:p>
      <text:p text:style-name="quote.l">Et l’heure, en sanglotant, silencieusement,</text:p>
      <text:p text:style-name="quote.l">Se meurt en la tranquillité des chose grises…</text:p>
      <text:p text:style-name="NormalWeb"><text:span text:style-name="T8237">M. </text:span><text:span text:style-name="T8238">Albert Fleury est un très bon poète et nous sommes en droit de compter sur lui.</text:span></text:p>
      <text:p text:style-name="signed"><text:span text:style-name="T8239">L. DE 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style:font-name-asian="Times New Roman" style:font-name-complex="Times New Roman"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style:font-name-asian="Times New Roman" style:font-name-complex="Times New Roman"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style:font-name-complex="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Corpsdetexte" style:display-name="Corps de texte" style:family="paragraph" style:parent-style-name="Normal">
      <style:paragraph-properties fo:text-align="justify" fo:margin-bottom="0.0833in" fo:line-height="150%"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Notedebasdepage" style:display-name="Note de bas de page" style:family="paragraph" style:parent-style-name="Normal">
      <style:paragraph-properties fo:text-align="justify" fo:text-indent="0.1388in"/>
      <style:text-properties fo:language="fr" fo:country="FR"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language="fr" fo:country="FR"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hyphenate="false"/>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language-asian="zh" style:country-asian="CN"/>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term" style:display-name="term" style:family="paragraph" style:parent-style-name="Normal">
      <style:paragraph-properties fo:widows="2" fo:orphans="2" style:text-autospace="ideograph-alpha" style:vertical-align="baseline" fo:margin-top="0.0694in" fo:margin-bottom="0.0694in"/>
      <style:text-properties fo:font-size="12pt" style:font-size-asian="12pt" style:font-size-complex="12pt" fo:language="fr" fo:country="FR" style:language-asian="fr" style:country-asian="FR" fo:hyphenate="false"/>
    </style:style>
    <style:style style:name="title" style:display-name="&lt;title&gt;" style:family="text" style:parent-style-name="Policepardéfaut">
      <style:text-properties fo:font-style="italic" style:font-style-asian="italic"/>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4T09:41:00Z</meta:creation-date>
    <dc:date>2018-12-14T09:41:00Z</dc:date>
    <meta:template xlink:href="Normal.dotm" xlink:type="simple"/>
    <meta:editing-cycles>2</meta:editing-cycles>
    <meta:editing-duration>PT0S</meta:editing-duration>
    <meta:document-statistic meta:page-count="94" meta:paragraph-count="490" meta:word-count="37818" meta:character-count="245332" meta:row-count="1733" meta:non-whitespace-character-count="208004"/>
  </office:meta>
</office:document-meta>
</file>